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.74pt"/>
    </style:style>
    <style:style style:name="co3" style:family="table-column">
      <style:table-column-properties fo:break-before="auto" style:column-width="104.14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00.69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18.06pt"/>
    </style:style>
    <style:style style:name="co8" style:family="table-column">
      <style:table-column-properties fo:break-before="auto" style:column-width="47.96pt"/>
    </style:style>
    <style:style style:name="co9" style:family="table-column">
      <style:table-column-properties fo:break-before="auto" style:column-width="34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ummary_20_-_20_Returns">
      <style:table-properties table:display="true" style:writing-mode="lr-tb"/>
    </style:style>
    <style:style style:name="ta2" style:family="table" style:master-page-name="PageStyle_5f_Data-Input_20_-_20_Absolute_20_Values">
      <style:table-properties table:display="true" style:writing-mode="lr-tb"/>
    </style:style>
    <style:style style:name="ta3" style:family="table" style:master-page-name="PageStyle_5f_Portfoli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2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fo:background-color="#fff5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 style:data-style-name="N3">
      <style:table-cell-properties fo:background-color="#fff5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9" style:family="table-cell" style:parent-style-name="Default" style:data-style-name="N126">
      <style:table-cell-properties fo:background-color="#fff5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1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8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19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 - Retur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>
          <table:table-cell table:style-name="ce1"/>
          <table:table-cell table:style-name="ce6" office:value-type="string" calcext:value-type="string">
            <text:p>Microsoft</text:p>
          </table:table-cell>
          <table:table-cell table:style-name="ce6" office:value-type="string" calcext:value-type="string">
            <text:p>JP Morgan</text:p>
          </table:table-cell>
          <table:table-cell table:style-name="ce6" office:value-type="string" calcext:value-type="string">
            <text:p>Toyota</text:p>
          </table:table-cell>
          <table:table-cell table:style-name="ce6" office:value-type="string" calcext:value-type="string">
            <text:p>AXA</text:p>
          </table:table-cell>
          <table:table-cell table:style-name="ce6" office:value-type="string" calcext:value-type="string">
            <text:p>Siemens-Bond</text:p>
          </table:table-cell>
          <table:table-cell table:style-name="ce6" office:value-type="string" calcext:value-type="string">
            <text:p>Microsoft Bond</text:p>
          </table:table-cell>
          <table:table-cell table:style-name="ce6" office:value-type="string" calcext:value-type="string">
            <text:p>ExxonMobil Bond</text:p>
          </table:table-cell>
          <table:table-cell table:style-name="ce6" office:value-type="string" calcext:value-type="string">
            <text:p>Germany Bond</text:p>
          </table:table-cell>
          <table:table-cell table:style-name="ce6" office:value-type="string" calcext:value-type="string">
            <text:p>Bitcoin</text:p>
          </table:table-cell>
          <table:table-cell table:style-name="ce6" office:value-type="string" calcext:value-type="string">
            <text:p>Ethereum</text:p>
          </table:table-cell>
          <table:table-cell table:style-name="ce6" office:value-type="string" calcext:value-type="string">
            <text:p>Cardano</text:p>
          </table:table-cell>
          <table:table-cell table:style-name="ce6" office:value-type="string" calcext:value-type="string">
            <text:p>Litecoin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7" table:formula="of:=AVERAGE([.B36:.B260])" office:value-type="float" office:value="0.00508023209013555" calcext:value-type="float">
            <text:p>0.00508</text:p>
          </table:table-cell>
          <table:table-cell table:style-name="ce7" table:formula="of:=AVERAGE([.C36:.C260])" office:value-type="float" office:value="0.00191417024172445" calcext:value-type="float">
            <text:p>0.00191</text:p>
          </table:table-cell>
          <table:table-cell table:style-name="ce7" table:formula="of:=AVERAGE([.D36:.D260])" office:value-type="float" office:value="0.00236830029611067" calcext:value-type="float">
            <text:p>0.00237</text:p>
          </table:table-cell>
          <table:table-cell table:style-name="ce7" table:formula="of:=AVERAGE([.E36:.E260])" office:value-type="float" office:value="0.00135761668747556" calcext:value-type="float">
            <text:p>0.00136</text:p>
          </table:table-cell>
          <table:table-cell table:style-name="ce7" table:formula="of:=AVERAGE([.F36:.F260])" office:value-type="float" office:value="-0.0015647765720047" calcext:value-type="float">
            <text:p>-0.00156</text:p>
          </table:table-cell>
          <table:table-cell table:style-name="ce7" table:formula="of:=AVERAGE([.G36:.G260])" office:value-type="float" office:value="-0.00104965538012418" calcext:value-type="float">
            <text:p>-0.00105</text:p>
          </table:table-cell>
          <table:table-cell table:style-name="ce7" table:formula="of:=AVERAGE([.H36:.H260])" office:value-type="float" office:value="-0.000283967823933822" calcext:value-type="float">
            <text:p>-0.00028</text:p>
          </table:table-cell>
          <table:table-cell table:style-name="ce7" table:formula="of:=AVERAGE([.I36:.I260])" office:value-type="float" office:value="-0.0025913585744566" calcext:value-type="float">
            <text:p>-0.00259</text:p>
          </table:table-cell>
          <table:table-cell table:style-name="ce7" table:formula="of:=AVERAGE([.J36:.J260])" office:value-type="float" office:value="0.00667672974478667" calcext:value-type="float">
            <text:p>0.00668</text:p>
          </table:table-cell>
          <table:table-cell table:style-name="ce7" table:formula="of:=AVERAGE([.K36:.K260])" office:value-type="float" office:value="0.0116677651568916" calcext:value-type="float">
            <text:p>0.01167</text:p>
          </table:table-cell>
          <table:table-cell table:style-name="ce7" table:formula="of:=AVERAGE([.L36:.L260])" office:value-type="float" office:value="0.0106918101243862" calcext:value-type="float">
            <text:p>0.01069</text:p>
          </table:table-cell>
          <table:table-cell table:style-name="ce7" table:formula="of:=AVERAGE([.M36:.M260])" office:value-type="float" office:value="-0.0000337206277044454" calcext:value-type="float">
            <text:p>-0.0000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Volatility</text:p>
          </table:table-cell>
          <table:table-cell table:style-name="ce7" table:formula="of:=STDEV([.B36:.B260])" office:value-type="float" office:value="0.0342018875375493" calcext:value-type="float">
            <text:p>0.03420</text:p>
          </table:table-cell>
          <table:table-cell table:style-name="ce7" table:formula="of:=STDEV([.C36:.C260])" office:value-type="float" office:value="0.0381153913753739" calcext:value-type="float">
            <text:p>0.03812</text:p>
          </table:table-cell>
          <table:table-cell table:style-name="ce7" table:formula="of:=STDEV([.D36:.D260])" office:value-type="float" office:value="0.03321755025228" calcext:value-type="float">
            <text:p>0.03322</text:p>
          </table:table-cell>
          <table:table-cell table:style-name="ce7" table:formula="of:=STDEV([.E36:.E260])" office:value-type="float" office:value="0.0450054505295761" calcext:value-type="float">
            <text:p>0.04501</text:p>
          </table:table-cell>
          <table:table-cell table:style-name="ce7" table:formula="of:=STDEV([.F36:.F260])" office:value-type="float" office:value="0.0238986162075681" calcext:value-type="float">
            <text:p>0.02390</text:p>
          </table:table-cell>
          <table:table-cell table:style-name="ce7" table:formula="of:=STDEV([.G36:.G260])" office:value-type="float" office:value="0.0179116773374912" calcext:value-type="float">
            <text:p>0.01791</text:p>
          </table:table-cell>
          <table:table-cell table:style-name="ce7" table:formula="of:=STDEV([.H36:.H260])" office:value-type="float" office:value="0.00661453975608472" calcext:value-type="float">
            <text:p>0.00661</text:p>
          </table:table-cell>
          <table:table-cell table:style-name="ce7" table:formula="of:=STDEV([.I36:.I260])" office:value-type="float" office:value="0.0300484980972095" calcext:value-type="float">
            <text:p>0.03005</text:p>
          </table:table-cell>
          <table:table-cell table:style-name="ce7" table:formula="of:=STDEV([.J36:.J260])" office:value-type="float" office:value="0.0948382485355029" calcext:value-type="float">
            <text:p>0.09484</text:p>
          </table:table-cell>
          <table:table-cell table:style-name="ce7" table:formula="of:=STDEV([.K36:.K260])" office:value-type="float" office:value="0.116869115675763" calcext:value-type="float">
            <text:p>0.11687</text:p>
          </table:table-cell>
          <table:table-cell table:style-name="ce7" table:formula="of:=STDEV([.L36:.L260])" office:value-type="float" office:value="0.126961345639951" calcext:value-type="float">
            <text:p>0.12696</text:p>
          </table:table-cell>
          <table:table-cell table:style-name="ce7" table:formula="of:=STDEV([.M36:.M260])" office:value-type="float" office:value="0.122274392866412" calcext:value-type="float">
            <text:p>0.1222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Skewness</text:p>
          </table:table-cell>
          <table:table-cell table:style-name="ce7" table:formula="of:=SKEW([.B36:.B260])" office:value-type="float" office:value="-0.414485862016842" calcext:value-type="float">
            <text:p>-0.41449</text:p>
          </table:table-cell>
          <table:table-cell table:style-name="ce7" table:formula="of:=SKEW([.C36:.C260])" office:value-type="float" office:value="-0.585208522339034" calcext:value-type="float">
            <text:p>-0.58521</text:p>
          </table:table-cell>
          <table:table-cell table:style-name="ce7" table:formula="of:=SKEW([.D36:.D260])" office:value-type="float" office:value="0.163298622206774" calcext:value-type="float">
            <text:p>0.16330</text:p>
          </table:table-cell>
          <table:table-cell table:style-name="ce7" table:formula="of:=SKEW([.E36:.E260])" office:value-type="float" office:value="-0.900745318790172" calcext:value-type="float">
            <text:p>-0.90075</text:p>
          </table:table-cell>
          <table:table-cell table:style-name="ce7" table:formula="of:=SKEW([.F36:.F260])" office:value-type="float" office:value="-0.40278104153001" calcext:value-type="float">
            <text:p>-0.40278</text:p>
          </table:table-cell>
          <table:table-cell table:style-name="ce7" table:formula="of:=SKEW([.G36:.G260])" office:value-type="float" office:value="-0.331632358938504" calcext:value-type="float">
            <text:p>-0.33163</text:p>
          </table:table-cell>
          <table:table-cell table:style-name="ce7" table:formula="of:=SKEW([.H36:.H260])" office:value-type="float" office:value="0.0552393393019429" calcext:value-type="float">
            <text:p>0.05524</text:p>
          </table:table-cell>
          <table:table-cell table:style-name="ce7" table:formula="of:=SKEW([.I36:.I260])" office:value-type="float" office:value="-0.169254937092558" calcext:value-type="float">
            <text:p>-0.16925</text:p>
          </table:table-cell>
          <table:table-cell table:style-name="ce7" table:formula="of:=SKEW([.J36:.J260])" office:value-type="float" office:value="-0.000888200096281771" calcext:value-type="float">
            <text:p>-0.00089</text:p>
          </table:table-cell>
          <table:table-cell table:style-name="ce7" table:formula="of:=SKEW([.K36:.K260])" office:value-type="float" office:value="-0.269233143465905" calcext:value-type="float">
            <text:p>-0.26923</text:p>
          </table:table-cell>
          <table:table-cell table:style-name="ce7" table:formula="of:=SKEW([.L36:.L260])" office:value-type="float" office:value="0.788074786542804" calcext:value-type="float">
            <text:p>0.78807</text:p>
          </table:table-cell>
          <table:table-cell table:style-name="ce7" table:formula="of:=SKEW([.M36:.M260])" office:value-type="float" office:value="-0.306855774549534" calcext:value-type="float">
            <text:p>-0.3068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Kurtosis</text:p>
          </table:table-cell>
          <table:table-cell table:style-name="ce7" table:formula="of:=KURT([.B36:.B260])" office:value-type="float" office:value="0.468010124588173" calcext:value-type="float">
            <text:p>0.46801</text:p>
          </table:table-cell>
          <table:table-cell table:style-name="ce7" table:formula="of:=KURT([.C36:.C260])" office:value-type="float" office:value="3.32636292444385" calcext:value-type="float">
            <text:p>3.32636</text:p>
          </table:table-cell>
          <table:table-cell table:style-name="ce7" table:formula="of:=KURT([.D36:.D260])" office:value-type="float" office:value="0.16829415007452" calcext:value-type="float">
            <text:p>0.16829</text:p>
          </table:table-cell>
          <table:table-cell table:style-name="ce7" table:formula="of:=KURT([.E36:.E260])" office:value-type="float" office:value="9.29220759610846" calcext:value-type="float">
            <text:p>9.29221</text:p>
          </table:table-cell>
          <table:table-cell table:style-name="ce7" table:formula="of:=KURT([.F36:.F260])" office:value-type="float" office:value="4.49686274651434" calcext:value-type="float">
            <text:p>4.49686</text:p>
          </table:table-cell>
          <table:table-cell table:style-name="ce7" table:formula="of:=KURT([.G36:.G260])" office:value-type="float" office:value="6.59192270876304" calcext:value-type="float">
            <text:p>6.59192</text:p>
          </table:table-cell>
          <table:table-cell table:style-name="ce7" table:formula="of:=KURT([.H36:.H260])" office:value-type="float" office:value="5.76503563847557" calcext:value-type="float">
            <text:p>5.76504</text:p>
          </table:table-cell>
          <table:table-cell table:style-name="ce7" table:formula="of:=KURT([.I36:.I260])" office:value-type="float" office:value="1.27286894229198" calcext:value-type="float">
            <text:p>1.27287</text:p>
          </table:table-cell>
          <table:table-cell table:style-name="ce7" table:formula="of:=KURT([.J36:.J260])" office:value-type="float" office:value="2.30508832394359" calcext:value-type="float">
            <text:p>2.30509</text:p>
          </table:table-cell>
          <table:table-cell table:style-name="ce7" table:formula="of:=KURT([.K36:.K260])" office:value-type="float" office:value="3.53713315514612" calcext:value-type="float">
            <text:p>3.53713</text:p>
          </table:table-cell>
          <table:table-cell table:style-name="ce7" table:formula="of:=KURT([.L36:.L260])" office:value-type="float" office:value="4.90135421239177" calcext:value-type="float">
            <text:p>4.90135</text:p>
          </table:table-cell>
          <table:table-cell table:style-name="ce7" table:formula="of:=KURT([.M36:.M260])" office:value-type="float" office:value="1.40424508172508" calcext:value-type="float">
            <text:p>1.4042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1" table:number-columns-repeated="13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Microsoft</text:p>
          </table:table-cell>
          <table:table-cell table:style-name="ce6" office:value-type="string" calcext:value-type="string">
            <text:p>JP Morgan</text:p>
          </table:table-cell>
          <table:table-cell table:style-name="ce6" office:value-type="string" calcext:value-type="string">
            <text:p>Toyota</text:p>
          </table:table-cell>
          <table:table-cell table:style-name="ce6" office:value-type="string" calcext:value-type="string">
            <text:p>AXA</text:p>
          </table:table-cell>
          <table:table-cell table:style-name="ce6" office:value-type="string" calcext:value-type="string">
            <text:p>Siemens-Bond</text:p>
          </table:table-cell>
          <table:table-cell table:style-name="ce6" office:value-type="string" calcext:value-type="string">
            <text:p>Microsoft Bond</text:p>
          </table:table-cell>
          <table:table-cell table:style-name="ce6" office:value-type="string" calcext:value-type="string">
            <text:p>ExxonMobil Bond</text:p>
          </table:table-cell>
          <table:table-cell table:style-name="ce6" office:value-type="string" calcext:value-type="string">
            <text:p>Germany Bond</text:p>
          </table:table-cell>
          <table:table-cell table:style-name="ce6" office:value-type="string" calcext:value-type="string">
            <text:p>Bitcoin</text:p>
          </table:table-cell>
          <table:table-cell table:style-name="ce6" office:value-type="string" calcext:value-type="string">
            <text:p>Ethereum</text:p>
          </table:table-cell>
          <table:table-cell table:style-name="ce6" office:value-type="string" calcext:value-type="string">
            <text:p>Cardano</text:p>
          </table:table-cell>
          <table:table-cell table:style-name="ce6" office:value-type="string" calcext:value-type="string">
            <text:p>Litecoin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Microsoft</text:p>
          </table:table-cell>
          <table:table-cell table:style-name="ce8" table:formula="of:=CORREL([.B$36:.B$260];[.B$36:.B$260])" office:value-type="float" office:value="1" calcext:value-type="float">
            <text:p>1</text:p>
          </table:table-cell>
          <table:table-cell table:style-name="ce9" table:formula="of:=CORREL([.B$36:.B$260];[.C$36:.C$260])" office:value-type="float" office:value="0.1525918856" calcext:value-type="float">
            <text:p>0.152592</text:p>
          </table:table-cell>
          <table:table-cell table:style-name="ce9" table:formula="of:=CORREL([.B$36:.B$260];[.D$36:.D$260])" office:value-type="float" office:value="0.2390798302" calcext:value-type="float">
            <text:p>0.239080</text:p>
          </table:table-cell>
          <table:table-cell table:style-name="ce9" table:formula="of:=CORREL([.B$36:.B$260];[.E$36:.E$260])" office:value-type="float" office:value="0.2209030076" calcext:value-type="float">
            <text:p>0.220903</text:p>
          </table:table-cell>
          <table:table-cell table:style-name="ce9" table:formula="of:=CORREL([.B$36:.B$260];[.F$36:.F$260])" office:value-type="float" office:value="0.2128637767" calcext:value-type="float">
            <text:p>0.212864</text:p>
          </table:table-cell>
          <table:table-cell table:style-name="ce9" table:formula="of:=CORREL([.B$36:.B$260];[.G$36:.G$260])" office:value-type="float" office:value="0.2152584518" calcext:value-type="float">
            <text:p>0.215258</text:p>
          </table:table-cell>
          <table:table-cell table:style-name="ce9" table:formula="of:=CORREL([.B$36:.B$260];[.H$36:.H$260])" office:value-type="float" office:value="0.1864609561" calcext:value-type="float">
            <text:p>0.186461</text:p>
          </table:table-cell>
          <table:table-cell table:style-name="ce9" table:formula="of:=CORREL([.B$36:.B$260];[.I$36:.I$260])" office:value-type="float" office:value="0.1591710645" calcext:value-type="float">
            <text:p>0.159171</text:p>
          </table:table-cell>
          <table:table-cell table:style-name="ce9" table:formula="of:=CORREL([.B$36:.B$260];[.J$36:.J$260])" office:value-type="float" office:value="0.2573921474" calcext:value-type="float">
            <text:p>0.257392</text:p>
          </table:table-cell>
          <table:table-cell table:style-name="ce9" table:formula="of:=CORREL([.B$36:.B$260];[.K$36:.K$260])" office:value-type="float" office:value="0.2621132445" calcext:value-type="float">
            <text:p>0.262113</text:p>
          </table:table-cell>
          <table:table-cell table:style-name="ce9" table:formula="of:=CORREL([.B$36:.B$260];[.L$36:.L$260])" office:value-type="float" office:value="0.194529165" calcext:value-type="float">
            <text:p>0.194529</text:p>
          </table:table-cell>
          <table:table-cell table:style-name="ce9" table:formula="of:=CORREL([.B$36:.B$260];[.M$36:.M$260])" office:value-type="float" office:value="0.2214413005" calcext:value-type="float">
            <text:p>0.22144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JP Morgan</text:p>
          </table:table-cell>
          <table:table-cell table:style-name="ce9" table:formula="of:=CORREL([.B$36:.B$260];[.C$36:.C$260])" office:value-type="float" office:value="0.1525918856" calcext:value-type="float">
            <text:p>0.152592</text:p>
          </table:table-cell>
          <table:table-cell table:style-name="ce9" table:formula="of:=CORREL([.C$36:.C$260];[.C$36:.C$260])" office:value-type="float" office:value="1" calcext:value-type="float">
            <text:p>1.000000</text:p>
          </table:table-cell>
          <table:table-cell table:style-name="ce9" table:formula="of:=CORREL([.C$36:.C$260];[.D$36:.D$260])" office:value-type="float" office:value="0.3569021116" calcext:value-type="float">
            <text:p>0.356902</text:p>
          </table:table-cell>
          <table:table-cell table:style-name="ce9" table:formula="of:=CORREL([.C$36:.C$260];[.E$36:.E$260])" office:value-type="float" office:value="0.6237556826" calcext:value-type="float">
            <text:p>0.623756</text:p>
          </table:table-cell>
          <table:table-cell table:style-name="ce9" table:formula="of:=CORREL([.C$36:.C$260];[.F$36:.F$260])" office:value-type="float" office:value="0.1284910588" calcext:value-type="float">
            <text:p>0.128491</text:p>
          </table:table-cell>
          <table:table-cell table:style-name="ce9" table:formula="of:=CORREL([.C$36:.C$260];[.G$36:.G$260])" office:value-type="float" office:value="-0.03698724779" calcext:value-type="float">
            <text:p>-0.036987</text:p>
          </table:table-cell>
          <table:table-cell table:style-name="ce9" table:formula="of:=CORREL([.C$36:.C$260];[.H$36:.H$260])" office:value-type="float" office:value="0.06264286635" calcext:value-type="float">
            <text:p>0.062643</text:p>
          </table:table-cell>
          <table:table-cell table:style-name="ce9" table:formula="of:=CORREL([.C$36:.C$260];[.I$36:.I$260])" office:value-type="float" office:value="-0.1982139506" calcext:value-type="float">
            <text:p>-0.198214</text:p>
          </table:table-cell>
          <table:table-cell table:style-name="ce9" table:formula="of:=CORREL([.C$36:.C$260];[.J$36:.J$260])" office:value-type="float" office:value="0.2483569162" calcext:value-type="float">
            <text:p>0.248357</text:p>
          </table:table-cell>
          <table:table-cell table:style-name="ce9" table:formula="of:=CORREL([.C$36:.C$260];[.K$36:.K$260])" office:value-type="float" office:value="0.3087357413" calcext:value-type="float">
            <text:p>0.308736</text:p>
          </table:table-cell>
          <table:table-cell table:style-name="ce9" table:formula="of:=CORREL([.C$36:.C$260];[.L$36:.L$260])" office:value-type="float" office:value="0.3289590913" calcext:value-type="float">
            <text:p>0.328959</text:p>
          </table:table-cell>
          <table:table-cell table:style-name="ce9" table:formula="of:=CORREL([.C$36:.C$260];[.M$36:.M$260])" office:value-type="float" office:value="0.2707968345" calcext:value-type="float">
            <text:p>0.27079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9" table:formula="of:=CORREL([.B$36:.B$260];[.D$36:.D$260])" office:value-type="float" office:value="0.2390798302" calcext:value-type="float">
            <text:p>0.239080</text:p>
          </table:table-cell>
          <table:table-cell table:style-name="ce9" table:formula="of:=CORREL([.C$36:.C$260];[.D$36:.D$260])" office:value-type="float" office:value="0.3569021116" calcext:value-type="float">
            <text:p>0.356902</text:p>
          </table:table-cell>
          <table:table-cell table:style-name="ce9" table:formula="of:=CORREL([.D$36:.D$260];[.D$36:.D$260])" office:value-type="float" office:value="1" calcext:value-type="float">
            <text:p>1.000000</text:p>
          </table:table-cell>
          <table:table-cell table:style-name="ce9" table:formula="of:=CORREL([.D$36:.D$260];[.E$36:.E$260])" office:value-type="float" office:value="0.2341643716" calcext:value-type="float">
            <text:p>0.234164</text:p>
          </table:table-cell>
          <table:table-cell table:style-name="ce9" table:formula="of:=CORREL([.D$36:.D$260];[.F$36:.F$260])" office:value-type="float" office:value="0.1789367312" calcext:value-type="float">
            <text:p>0.178937</text:p>
          </table:table-cell>
          <table:table-cell table:style-name="ce9" table:formula="of:=CORREL([.D$36:.D$260];[.G$36:.G$260])" office:value-type="float" office:value="0.09387214298" calcext:value-type="float">
            <text:p>0.093872</text:p>
          </table:table-cell>
          <table:table-cell table:style-name="ce9" table:formula="of:=CORREL([.D$36:.D$260];[.H$36:.H$260])" office:value-type="float" office:value="0.1044362643" calcext:value-type="float">
            <text:p>0.104436</text:p>
          </table:table-cell>
          <table:table-cell table:style-name="ce9" table:formula="of:=CORREL([.D$36:.D$260];[.I$36:.I$260])" office:value-type="float" office:value="-0.02743364545" calcext:value-type="float">
            <text:p>-0.027434</text:p>
          </table:table-cell>
          <table:table-cell table:style-name="ce9" table:formula="of:=CORREL([.D$36:.D$260];[.J$36:.J$260])" office:value-type="float" office:value="0.03020781585" calcext:value-type="float">
            <text:p>0.030208</text:p>
          </table:table-cell>
          <table:table-cell table:style-name="ce9" table:formula="of:=CORREL([.D$36:.D$260];[.K$36:.K$260])" office:value-type="float" office:value="0.04955023296" calcext:value-type="float">
            <text:p>0.049550</text:p>
          </table:table-cell>
          <table:table-cell table:style-name="ce9" table:formula="of:=CORREL([.D$36:.D$260];[.L$36:.L$260])" office:value-type="float" office:value="0.03992187225" calcext:value-type="float">
            <text:p>0.039922</text:p>
          </table:table-cell>
          <table:table-cell table:style-name="ce9" table:formula="of:=CORREL([.D$36:.D$260];[.M$36:.M$260])" office:value-type="float" office:value="0.04219251305" calcext:value-type="float">
            <text:p>0.04219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AXA</text:p>
          </table:table-cell>
          <table:table-cell table:style-name="ce9" table:formula="of:=CORREL([.B$36:.B$260];[.E$36:.E$260])" office:value-type="float" office:value="0.2209030076" calcext:value-type="float">
            <text:p>0.220903</text:p>
          </table:table-cell>
          <table:table-cell table:style-name="ce9" table:formula="of:=CORREL([.C$36:.C$260];[.E$36:.E$260])" office:value-type="float" office:value="0.6237556826" calcext:value-type="float">
            <text:p>0.623756</text:p>
          </table:table-cell>
          <table:table-cell table:style-name="ce9" table:formula="of:=CORREL([.D$36:.D$260];[.E$36:.E$260])" office:value-type="float" office:value="0.2341643716" calcext:value-type="float">
            <text:p>0.234164</text:p>
          </table:table-cell>
          <table:table-cell table:style-name="ce9" table:formula="of:=CORREL([.E$36:.E$260];[.E$36:.E$260])" office:value-type="float" office:value="1" calcext:value-type="float">
            <text:p>1.000000</text:p>
          </table:table-cell>
          <table:table-cell table:style-name="ce9" table:formula="of:=CORREL([.E$36:.E$260];[.F$36:.F$260])" office:value-type="float" office:value="0.2548175197" calcext:value-type="float">
            <text:p>0.254818</text:p>
          </table:table-cell>
          <table:table-cell table:style-name="ce9" table:formula="of:=CORREL([.E$36:.E$260];[.G$36:.G$260])" office:value-type="float" office:value="0.1317422637" calcext:value-type="float">
            <text:p>0.131742</text:p>
          </table:table-cell>
          <table:table-cell table:style-name="ce9" table:formula="of:=CORREL([.E$36:.E$260];[.H$36:.H$260])" office:value-type="float" office:value="0.111432482" calcext:value-type="float">
            <text:p>0.111432</text:p>
          </table:table-cell>
          <table:table-cell table:style-name="ce9" table:formula="of:=CORREL([.E$36:.E$260];[.I$36:.I$260])" office:value-type="float" office:value="-0.1080883875" calcext:value-type="float">
            <text:p>-0.108088</text:p>
          </table:table-cell>
          <table:table-cell table:style-name="ce9" table:formula="of:=CORREL([.E$36:.E$260];[.J$36:.J$260])" office:value-type="float" office:value="0.3338670702" calcext:value-type="float">
            <text:p>0.333867</text:p>
          </table:table-cell>
          <table:table-cell table:style-name="ce9" table:formula="of:=CORREL([.E$36:.E$260];[.K$36:.K$260])" office:value-type="float" office:value="0.354569331" calcext:value-type="float">
            <text:p>0.354569</text:p>
          </table:table-cell>
          <table:table-cell table:style-name="ce9" table:formula="of:=CORREL([.E$36:.E$260];[.L$36:.L$260])" office:value-type="float" office:value="0.3732007572" calcext:value-type="float">
            <text:p>0.373201</text:p>
          </table:table-cell>
          <table:table-cell table:style-name="ce9" table:formula="of:=CORREL([.E$36:.E$260];[.M$36:.M$260])" office:value-type="float" office:value="0.3274946937" calcext:value-type="float">
            <text:p>0.32749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Bond – Siemens</text:p>
          </table:table-cell>
          <table:table-cell table:style-name="ce9" table:formula="of:=CORREL([.B$36:.B$260];[.F$36:.F$260])" office:value-type="float" office:value="0.2128637767" calcext:value-type="float">
            <text:p>0.212864</text:p>
          </table:table-cell>
          <table:table-cell table:style-name="ce9" table:formula="of:=CORREL([.C$36:.C$260];[.F$36:.F$260])" office:value-type="float" office:value="0.1284910588" calcext:value-type="float">
            <text:p>0.128491</text:p>
          </table:table-cell>
          <table:table-cell table:style-name="ce9" table:formula="of:=CORREL([.D$36:.D$260];[.F$36:.F$260])" office:value-type="float" office:value="0.1789367312" calcext:value-type="float">
            <text:p>0.178937</text:p>
          </table:table-cell>
          <table:table-cell table:style-name="ce9" table:formula="of:=CORREL([.E$36:.E$260];[.F$36:.F$260])" office:value-type="float" office:value="0.2548175197" calcext:value-type="float">
            <text:p>0.254818</text:p>
          </table:table-cell>
          <table:table-cell table:style-name="ce9" table:formula="of:=CORREL([.F$36:.F$260];[.F$36:.F$260])" office:value-type="float" office:value="1" calcext:value-type="float">
            <text:p>1.000000</text:p>
          </table:table-cell>
          <table:table-cell table:style-name="ce9" table:formula="of:=CORREL([.F$36:.F$260];[.G$36:.G$260])" office:value-type="float" office:value="0.6535061903" calcext:value-type="float">
            <text:p>0.653506</text:p>
          </table:table-cell>
          <table:table-cell table:style-name="ce9" table:formula="of:=CORREL([.F$36:.F$260];[.H$36:.H$260])" office:value-type="float" office:value="0.6467705478" calcext:value-type="float">
            <text:p>0.646771</text:p>
          </table:table-cell>
          <table:table-cell table:style-name="ce9" table:formula="of:=CORREL([.F$36:.F$260];[.I$36:.I$260])" office:value-type="float" office:value="0.6564265816" calcext:value-type="float">
            <text:p>0.656427</text:p>
          </table:table-cell>
          <table:table-cell table:style-name="ce9" table:formula="of:=CORREL([.F$36:.F$260];[.J$36:.J$260])" office:value-type="float" office:value="0.1627825301" calcext:value-type="float">
            <text:p>0.162783</text:p>
          </table:table-cell>
          <table:table-cell table:style-name="ce9" table:formula="of:=CORREL([.F$36:.F$260];[.K$36:.K$260])" office:value-type="float" office:value="0.2175635214" calcext:value-type="float">
            <text:p>0.217564</text:p>
          </table:table-cell>
          <table:table-cell table:style-name="ce9" table:formula="of:=CORREL([.F$36:.F$260];[.L$36:.L$260])" office:value-type="float" office:value="0.1832144323" calcext:value-type="float">
            <text:p>0.183214</text:p>
          </table:table-cell>
          <table:table-cell table:style-name="ce9" table:formula="of:=CORREL([.F$36:.F$260];[.M$36:.M$260])" office:value-type="float" office:value="0.09648559977" calcext:value-type="float">
            <text:p>0.09648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Bond – Microsoft</text:p>
          </table:table-cell>
          <table:table-cell table:style-name="ce9" table:formula="of:=CORREL([.B$36:.B$260];[.G$36:.G$260])" office:value-type="float" office:value="0.2152584518" calcext:value-type="float">
            <text:p>0.215258</text:p>
          </table:table-cell>
          <table:table-cell table:style-name="ce9" table:formula="of:=CORREL([.C$36:.C$260];[.G$36:.G$260])" office:value-type="float" office:value="-0.03698724779" calcext:value-type="float">
            <text:p>-0.036987</text:p>
          </table:table-cell>
          <table:table-cell table:style-name="ce9" table:formula="of:=CORREL([.D$36:.D$260];[.G$36:.G$260])" office:value-type="float" office:value="0.09387214298" calcext:value-type="float">
            <text:p>0.093872</text:p>
          </table:table-cell>
          <table:table-cell table:style-name="ce9" table:formula="of:=CORREL([.E$36:.E$260];[.G$36:.G$260])" office:value-type="float" office:value="0.1317422637" calcext:value-type="float">
            <text:p>0.131742</text:p>
          </table:table-cell>
          <table:table-cell table:style-name="ce9" table:formula="of:=CORREL([.F$36:.F$260];[.G$36:.G$260])" office:value-type="float" office:value="0.6535061903" calcext:value-type="float">
            <text:p>0.653506</text:p>
          </table:table-cell>
          <table:table-cell table:style-name="ce9" table:formula="of:=CORREL([.G$36:.G$260];[.G$36:.G$260])" office:value-type="float" office:value="1" calcext:value-type="float">
            <text:p>1.000000</text:p>
          </table:table-cell>
          <table:table-cell table:style-name="ce9" table:formula="of:=CORREL([.G$36:.G$260];[.H$36:.H$260])" office:value-type="float" office:value="0.6438076303" calcext:value-type="float">
            <text:p>0.643808</text:p>
          </table:table-cell>
          <table:table-cell table:style-name="ce9" table:formula="of:=CORREL([.G$36:.G$260];[.I$36:.I$260])" office:value-type="float" office:value="0.5607742892" calcext:value-type="float">
            <text:p>0.560774</text:p>
          </table:table-cell>
          <table:table-cell table:style-name="ce9" table:formula="of:=CORREL([.G$36:.G$260];[.J$36:.J$260])" office:value-type="float" office:value="0.01480318932" calcext:value-type="float">
            <text:p>0.014803</text:p>
          </table:table-cell>
          <table:table-cell table:style-name="ce9" table:formula="of:=CORREL([.G$36:.G$260];[.K$36:.K$260])" office:value-type="float" office:value="0.07576169048" calcext:value-type="float">
            <text:p>0.075762</text:p>
          </table:table-cell>
          <table:table-cell table:style-name="ce9" table:formula="of:=CORREL([.G$36:.G$260];[.L$36:.L$260])" office:value-type="float" office:value="0.1134714834" calcext:value-type="float">
            <text:p>0.113471</text:p>
          </table:table-cell>
          <table:table-cell table:style-name="ce9" table:formula="of:=CORREL([.G$36:.G$260];[.M$36:.M$260])" office:value-type="float" office:value="0.01191729394" calcext:value-type="float">
            <text:p>0.01191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Bond – ExxonMobil</text:p>
          </table:table-cell>
          <table:table-cell table:style-name="ce9" table:formula="of:=CORREL([.B$36:.B$260];[.H$36:.H$260])" office:value-type="float" office:value="0.1864609561" calcext:value-type="float">
            <text:p>0.186461</text:p>
          </table:table-cell>
          <table:table-cell table:style-name="ce9" table:formula="of:=CORREL([.C$36:.C$260];[.H$36:.H$260])" office:value-type="float" office:value="0.06264286635" calcext:value-type="float">
            <text:p>0.062643</text:p>
          </table:table-cell>
          <table:table-cell table:style-name="ce9" table:formula="of:=CORREL([.D$36:.D$260];[.H$36:.H$260])" office:value-type="float" office:value="0.1044362643" calcext:value-type="float">
            <text:p>0.104436</text:p>
          </table:table-cell>
          <table:table-cell table:style-name="ce9" table:formula="of:=CORREL([.E$36:.E$260];[.H$36:.H$260])" office:value-type="float" office:value="0.111432482" calcext:value-type="float">
            <text:p>0.111432</text:p>
          </table:table-cell>
          <table:table-cell table:style-name="ce9" table:formula="of:=CORREL([.F$36:.F$260];[.H$36:.H$260])" office:value-type="float" office:value="0.6467705478" calcext:value-type="float">
            <text:p>0.646771</text:p>
          </table:table-cell>
          <table:table-cell table:style-name="ce9" table:formula="of:=CORREL([.G$36:.G$260];[.H$36:.H$260])" office:value-type="float" office:value="0.6438076303" calcext:value-type="float">
            <text:p>0.643808</text:p>
          </table:table-cell>
          <table:table-cell table:style-name="ce9" table:formula="of:=CORREL([.H$36:.H$260];[.H$36:.H$260])" office:value-type="float" office:value="1" calcext:value-type="float">
            <text:p>1.000000</text:p>
          </table:table-cell>
          <table:table-cell table:style-name="ce9" table:formula="of:=CORREL([.H$36:.H$260];[.I$36:.I$260])" office:value-type="float" office:value="0.3965386215" calcext:value-type="float">
            <text:p>0.396539</text:p>
          </table:table-cell>
          <table:table-cell table:style-name="ce9" table:formula="of:=CORREL([.H$36:.H$260];[.J$36:.J$260])" office:value-type="float" office:value="0.09380622448" calcext:value-type="float">
            <text:p>0.093806</text:p>
          </table:table-cell>
          <table:table-cell table:style-name="ce9" table:formula="of:=CORREL([.H$36:.H$260];[.K$36:.K$260])" office:value-type="float" office:value="0.1602674358" calcext:value-type="float">
            <text:p>0.160267</text:p>
          </table:table-cell>
          <table:table-cell table:style-name="ce9" table:formula="of:=CORREL([.H$36:.H$260];[.L$36:.L$260])" office:value-type="float" office:value="0.1655964355" calcext:value-type="float">
            <text:p>0.165596</text:p>
          </table:table-cell>
          <table:table-cell table:style-name="ce9" table:formula="of:=CORREL([.H$36:.H$260];[.M$36:.M$260])" office:value-type="float" office:value="0.08461585728" calcext:value-type="float">
            <text:p>0.08461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Bond – Germany</text:p>
          </table:table-cell>
          <table:table-cell table:style-name="ce9" table:formula="of:=CORREL([.B$36:.B$260];[.I$36:.I$260])" office:value-type="float" office:value="0.1591710645" calcext:value-type="float">
            <text:p>0.159171</text:p>
          </table:table-cell>
          <table:table-cell table:style-name="ce9" table:formula="of:=CORREL([.C$36:.C$260];[.I$36:.I$260])" office:value-type="float" office:value="-0.1982139506" calcext:value-type="float">
            <text:p>-0.198214</text:p>
          </table:table-cell>
          <table:table-cell table:style-name="ce9" table:formula="of:=CORREL([.D$36:.D$260];[.I$36:.I$260])" office:value-type="float" office:value="-0.02743364545" calcext:value-type="float">
            <text:p>-0.027434</text:p>
          </table:table-cell>
          <table:table-cell table:style-name="ce9" table:formula="of:=CORREL([.E$36:.E$260];[.I$36:.I$260])" office:value-type="float" office:value="-0.1080883875" calcext:value-type="float">
            <text:p>-0.108088</text:p>
          </table:table-cell>
          <table:table-cell table:style-name="ce9" table:formula="of:=CORREL([.F$36:.F$260];[.I$36:.I$260])" office:value-type="float" office:value="0.6564265816" calcext:value-type="float">
            <text:p>0.656427</text:p>
          </table:table-cell>
          <table:table-cell table:style-name="ce9" table:formula="of:=CORREL([.G$36:.G$260];[.I$36:.I$260])" office:value-type="float" office:value="0.5607742892" calcext:value-type="float">
            <text:p>0.560774</text:p>
          </table:table-cell>
          <table:table-cell table:style-name="ce9" table:formula="of:=CORREL([.H$36:.H$260];[.I$36:.I$260])" office:value-type="float" office:value="0.3965386215" calcext:value-type="float">
            <text:p>0.396539</text:p>
          </table:table-cell>
          <table:table-cell table:style-name="ce9" table:formula="of:=CORREL([.I$36:.I$260];[.I$36:.I$260])" office:value-type="float" office:value="1" calcext:value-type="float">
            <text:p>1.000000</text:p>
          </table:table-cell>
          <table:table-cell table:style-name="ce9" table:formula="of:=CORREL([.I$36:.I$260];[.J$36:.J$260])" office:value-type="float" office:value="0.08165824873" calcext:value-type="float">
            <text:p>0.081658</text:p>
          </table:table-cell>
          <table:table-cell table:style-name="ce9" table:formula="of:=CORREL([.I$36:.I$260];[.K$36:.K$260])" office:value-type="float" office:value="0.0815584715" calcext:value-type="float">
            <text:p>0.081558</text:p>
          </table:table-cell>
          <table:table-cell table:style-name="ce9" table:formula="of:=CORREL([.I$36:.I$260];[.L$36:.L$260])" office:value-type="float" office:value="0.02995141748" calcext:value-type="float">
            <text:p>0.029951</text:p>
          </table:table-cell>
          <table:table-cell table:style-name="ce9" table:formula="of:=CORREL([.I$36:.I$260];[.M$36:.M$260])" office:value-type="float" office:value="-0.01412933511" calcext:value-type="float">
            <text:p>-0.01412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Bitcoin</text:p>
          </table:table-cell>
          <table:table-cell table:style-name="ce9" table:formula="of:=CORREL([.B$36:.B$260];[.J$36:.J$260])" office:value-type="float" office:value="0.2573921474" calcext:value-type="float">
            <text:p>0.257392</text:p>
          </table:table-cell>
          <table:table-cell table:style-name="ce9" table:formula="of:=CORREL([.C$36:.C$260];[.J$36:.J$260])" office:value-type="float" office:value="0.2483569162" calcext:value-type="float">
            <text:p>0.248357</text:p>
          </table:table-cell>
          <table:table-cell table:style-name="ce9" table:formula="of:=CORREL([.D$36:.D$260];[.J$36:.J$260])" office:value-type="float" office:value="0.03020781585" calcext:value-type="float">
            <text:p>0.030208</text:p>
          </table:table-cell>
          <table:table-cell table:style-name="ce9" table:formula="of:=CORREL([.E$36:.E$260];[.J$36:.J$260])" office:value-type="float" office:value="0.3338670702" calcext:value-type="float">
            <text:p>0.333867</text:p>
          </table:table-cell>
          <table:table-cell table:style-name="ce9" table:formula="of:=CORREL([.F$36:.F$260];[.J$36:.J$260])" office:value-type="float" office:value="0.1627825301" calcext:value-type="float">
            <text:p>0.162783</text:p>
          </table:table-cell>
          <table:table-cell table:style-name="ce9" table:formula="of:=CORREL([.G$36:.G$260];[.J$36:.J$260])" office:value-type="float" office:value="0.01480318932" calcext:value-type="float">
            <text:p>0.014803</text:p>
          </table:table-cell>
          <table:table-cell table:style-name="ce9" table:formula="of:=CORREL([.H$36:.H$260];[.J$36:.J$260])" office:value-type="float" office:value="0.09380622448" calcext:value-type="float">
            <text:p>0.093806</text:p>
          </table:table-cell>
          <table:table-cell table:style-name="ce9" table:formula="of:=CORREL([.I$36:.I$260];[.J$36:.J$260])" office:value-type="float" office:value="0.08165824873" calcext:value-type="float">
            <text:p>0.081658</text:p>
          </table:table-cell>
          <table:table-cell table:style-name="ce9" table:formula="of:=CORREL([.J$36:.J$260];[.J$36:.J$260])" office:value-type="float" office:value="1" calcext:value-type="float">
            <text:p>1.000000</text:p>
          </table:table-cell>
          <table:table-cell table:style-name="ce9" table:formula="of:=CORREL([.J$36:.J$260];[.K$36:.K$260])" office:value-type="float" office:value="0.8315200781" calcext:value-type="float">
            <text:p>0.831520</text:p>
          </table:table-cell>
          <table:table-cell table:style-name="ce9" table:formula="of:=CORREL([.J$36:.J$260];[.L$36:.L$260])" office:value-type="float" office:value="0.6603509523" calcext:value-type="float">
            <text:p>0.660351</text:p>
          </table:table-cell>
          <table:table-cell table:style-name="ce9" table:formula="of:=CORREL([.J$36:.J$260];[.M$36:.M$260])" office:value-type="float" office:value="0.7905810158" calcext:value-type="float">
            <text:p>0.79058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Ethereum</text:p>
          </table:table-cell>
          <table:table-cell table:style-name="ce9" table:formula="of:=CORREL([.B$36:.B$260];[.K$36:.K$260])" office:value-type="float" office:value="0.2621132445" calcext:value-type="float">
            <text:p>0.262113</text:p>
          </table:table-cell>
          <table:table-cell table:style-name="ce9" table:formula="of:=CORREL([.C$36:.C$260];[.K$36:.K$260])" office:value-type="float" office:value="0.3087357413" calcext:value-type="float">
            <text:p>0.308736</text:p>
          </table:table-cell>
          <table:table-cell table:style-name="ce9" table:formula="of:=CORREL([.D$36:.D$260];[.K$36:.K$260])" office:value-type="float" office:value="0.04955023296" calcext:value-type="float">
            <text:p>0.049550</text:p>
          </table:table-cell>
          <table:table-cell table:style-name="ce9" table:formula="of:=CORREL([.E$36:.E$260];[.K$36:.K$260])" office:value-type="float" office:value="0.354569331" calcext:value-type="float">
            <text:p>0.354569</text:p>
          </table:table-cell>
          <table:table-cell table:style-name="ce9" table:formula="of:=CORREL([.F$36:.F$260];[.K$36:.K$260])" office:value-type="float" office:value="0.2175635214" calcext:value-type="float">
            <text:p>0.217564</text:p>
          </table:table-cell>
          <table:table-cell table:style-name="ce9" table:formula="of:=CORREL([.G$36:.G$260];[.K$36:.K$260])" office:value-type="float" office:value="0.07576169048" calcext:value-type="float">
            <text:p>0.075762</text:p>
          </table:table-cell>
          <table:table-cell table:style-name="ce9" table:formula="of:=CORREL([.H$36:.H$260];[.K$36:.K$260])" office:value-type="float" office:value="0.1602674358" calcext:value-type="float">
            <text:p>0.160267</text:p>
          </table:table-cell>
          <table:table-cell table:style-name="ce9" table:formula="of:=CORREL([.I$36:.I$260];[.K$36:.K$260])" office:value-type="float" office:value="0.0815584715" calcext:value-type="float">
            <text:p>0.081558</text:p>
          </table:table-cell>
          <table:table-cell table:style-name="ce9" table:formula="of:=CORREL([.J$36:.J$260];[.K$36:.K$260])" office:value-type="float" office:value="0.8315200781" calcext:value-type="float">
            <text:p>0.831520</text:p>
          </table:table-cell>
          <table:table-cell table:style-name="ce9" table:formula="of:=CORREL([.K$36:.K$260];[.K$36:.K$260])" office:value-type="float" office:value="1" calcext:value-type="float">
            <text:p>1.000000</text:p>
          </table:table-cell>
          <table:table-cell table:style-name="ce9" table:formula="of:=CORREL([.K$36:.K$260];[.L$36:.L$260])" office:value-type="float" office:value="0.6694967433" calcext:value-type="float">
            <text:p>0.669497</text:p>
          </table:table-cell>
          <table:table-cell table:style-name="ce9" table:formula="of:=CORREL([.K$36:.K$260];[.M$36:.M$260])" office:value-type="float" office:value="0.7886623784" calcext:value-type="float">
            <text:p>0.78866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Cardano</text:p>
          </table:table-cell>
          <table:table-cell table:style-name="ce9" table:formula="of:=CORREL([.B$36:.B$260];[.L$36:.L$260])" office:value-type="float" office:value="0.194529165" calcext:value-type="float">
            <text:p>0.194529</text:p>
          </table:table-cell>
          <table:table-cell table:style-name="ce9" table:formula="of:=CORREL([.C$36:.C$260];[.L$36:.L$260])" office:value-type="float" office:value="0.3289590913" calcext:value-type="float">
            <text:p>0.328959</text:p>
          </table:table-cell>
          <table:table-cell table:style-name="ce9" table:formula="of:=CORREL([.D$36:.D$260];[.L$36:.L$260])" office:value-type="float" office:value="0.03992187225" calcext:value-type="float">
            <text:p>0.039922</text:p>
          </table:table-cell>
          <table:table-cell table:style-name="ce9" table:formula="of:=CORREL([.E$36:.E$260];[.L$36:.L$260])" office:value-type="float" office:value="0.3732007572" calcext:value-type="float">
            <text:p>0.373201</text:p>
          </table:table-cell>
          <table:table-cell table:style-name="ce9" table:formula="of:=CORREL([.F$36:.F$260];[.L$36:.L$260])" office:value-type="float" office:value="0.1832144323" calcext:value-type="float">
            <text:p>0.183214</text:p>
          </table:table-cell>
          <table:table-cell table:style-name="ce9" table:formula="of:=CORREL([.G$36:.G$260];[.L$36:.L$260])" office:value-type="float" office:value="0.1134714834" calcext:value-type="float">
            <text:p>0.113471</text:p>
          </table:table-cell>
          <table:table-cell table:style-name="ce9" table:formula="of:=CORREL([.H$36:.H$260];[.L$36:.L$260])" office:value-type="float" office:value="0.1655964355" calcext:value-type="float">
            <text:p>0.165596</text:p>
          </table:table-cell>
          <table:table-cell table:style-name="ce9" table:formula="of:=CORREL([.I$36:.I$260];[.L$36:.L$260])" office:value-type="float" office:value="0.02995141748" calcext:value-type="float">
            <text:p>0.029951</text:p>
          </table:table-cell>
          <table:table-cell table:style-name="ce9" table:formula="of:=CORREL([.J$36:.J$260];[.L$36:.L$260])" office:value-type="float" office:value="0.6603509523" calcext:value-type="float">
            <text:p>0.660351</text:p>
          </table:table-cell>
          <table:table-cell table:style-name="ce9" table:formula="of:=CORREL([.K$36:.K$260];[.L$36:.L$260])" office:value-type="float" office:value="0.6694967433" calcext:value-type="float">
            <text:p>0.669497</text:p>
          </table:table-cell>
          <table:table-cell table:style-name="ce9" table:formula="of:=CORREL([.L$36:.L$260];[.L$36:.L$260])" office:value-type="float" office:value="1" calcext:value-type="float">
            <text:p>1.000000</text:p>
          </table:table-cell>
          <table:table-cell table:style-name="ce9" table:formula="of:=CORREL([.L$36:.L$260];[.M$36:.M$260])" office:value-type="float" office:value="0.6463287463" calcext:value-type="float">
            <text:p>0.64632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Litecoin</text:p>
          </table:table-cell>
          <table:table-cell table:style-name="ce9" table:formula="of:=CORREL([.B$36:.B$260];[.M$36:.M$260])" office:value-type="float" office:value="0.2214413005" calcext:value-type="float">
            <text:p>0.221441</text:p>
          </table:table-cell>
          <table:table-cell table:style-name="ce9" table:formula="of:=CORREL([.C$36:.C$260];[.M$36:.M$260])" office:value-type="float" office:value="0.2707968345" calcext:value-type="float">
            <text:p>0.270797</text:p>
          </table:table-cell>
          <table:table-cell table:style-name="ce9" table:formula="of:=CORREL([.D$36:.D$260];[.M$36:.M$260])" office:value-type="float" office:value="0.04219251305" calcext:value-type="float">
            <text:p>0.042193</text:p>
          </table:table-cell>
          <table:table-cell table:style-name="ce9" table:formula="of:=CORREL([.E$36:.E$260];[.M$36:.M$260])" office:value-type="float" office:value="0.3274946937" calcext:value-type="float">
            <text:p>0.327495</text:p>
          </table:table-cell>
          <table:table-cell table:style-name="ce9" table:formula="of:=CORREL([.F$36:.F$260];[.M$36:.M$260])" office:value-type="float" office:value="0.09648559977" calcext:value-type="float">
            <text:p>0.096486</text:p>
          </table:table-cell>
          <table:table-cell table:style-name="ce9" table:formula="of:=CORREL([.G$36:.G$260];[.M$36:.M$260])" office:value-type="float" office:value="0.01191729394" calcext:value-type="float">
            <text:p>0.011917</text:p>
          </table:table-cell>
          <table:table-cell table:style-name="ce9" table:formula="of:=CORREL([.H$36:.H$260];[.M$36:.M$260])" office:value-type="float" office:value="0.08461585728" calcext:value-type="float">
            <text:p>0.084616</text:p>
          </table:table-cell>
          <table:table-cell table:style-name="ce9" table:formula="of:=CORREL([.I$36:.I$260];[.M$36:.M$260])" office:value-type="float" office:value="-0.01412933511" calcext:value-type="float">
            <text:p>-0.014129</text:p>
          </table:table-cell>
          <table:table-cell table:style-name="ce9" table:formula="of:=CORREL([.J$36:.J$260];[.M$36:.M$260])" office:value-type="float" office:value="0.7905810158" calcext:value-type="float">
            <text:p>0.790581</text:p>
          </table:table-cell>
          <table:table-cell table:style-name="ce9" table:formula="of:=CORREL([.K$36:.K$260];[.M$36:.M$260])" office:value-type="float" office:value="0.7886623784" calcext:value-type="float">
            <text:p>0.788662</text:p>
          </table:table-cell>
          <table:table-cell table:style-name="ce9" table:formula="of:=CORREL([.L$36:.L$260];[.M$36:.M$260])" office:value-type="float" office:value="0.6463287463" calcext:value-type="float">
            <text:p>0.646329</text:p>
          </table:table-cell>
          <table:table-cell table:style-name="ce8" table:formula="of:=CORREL([.M$36:.M$260];[.M$36:.M$260])" office:value-type="float" office:value="1" calcext:value-type="float">
            <text:p>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1" table:number-columns-repeated="4"/>
          <table:table-cell table:style-name="ce12" table:number-columns-repeated="8"/>
          <table:table-cell table:style-name="ce1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Microsoft</text:p>
          </table:table-cell>
          <table:table-cell table:style-name="ce6" office:value-type="string" calcext:value-type="string">
            <text:p>JP Morgan</text:p>
          </table:table-cell>
          <table:table-cell table:style-name="ce6" office:value-type="string" calcext:value-type="string">
            <text:p>Toyota</text:p>
          </table:table-cell>
          <table:table-cell table:style-name="ce6" office:value-type="string" calcext:value-type="string">
            <text:p>AXA</text:p>
          </table:table-cell>
          <table:table-cell table:style-name="ce6" office:value-type="string" calcext:value-type="string">
            <text:p>Siemens-Bond</text:p>
          </table:table-cell>
          <table:table-cell table:style-name="ce6" office:value-type="string" calcext:value-type="string">
            <text:p>Microsoft Bond</text:p>
          </table:table-cell>
          <table:table-cell table:style-name="ce6" office:value-type="string" calcext:value-type="string">
            <text:p>ExxonMobil Bond</text:p>
          </table:table-cell>
          <table:table-cell table:style-name="ce6" office:value-type="string" calcext:value-type="string">
            <text:p>Germany Bond</text:p>
          </table:table-cell>
          <table:table-cell table:style-name="ce6" office:value-type="string" calcext:value-type="string">
            <text:p>Bitcoin</text:p>
          </table:table-cell>
          <table:table-cell table:style-name="ce6" office:value-type="string" calcext:value-type="string">
            <text:p>Ethereum</text:p>
          </table:table-cell>
          <table:table-cell table:style-name="ce6" office:value-type="string" calcext:value-type="string">
            <text:p>Cardano</text:p>
          </table:table-cell>
          <table:table-cell table:style-name="ce6" office:value-type="string" calcext:value-type="string">
            <text:p>Litecoin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Microsoft</text:p>
          </table:table-cell>
          <table:table-cell table:style-name="ce8" table:formula="of:=COVAR([.B$36:.B$260];[.B$36:.B$260])" office:value-type="float" office:value="0.001164570137" calcext:value-type="float">
            <text:p>0</text:p>
          </table:table-cell>
          <table:table-cell table:style-name="ce9" table:formula="of:=COVAR([.B$36:.B$260];[.C$36:.C$260])" office:value-type="float" office:value="0.0001980374831" calcext:value-type="float">
            <text:p>0.000198</text:p>
          </table:table-cell>
          <table:table-cell table:style-name="ce9" table:formula="of:=COVAR([.B$36:.B$260];[.D$36:.D$260])" office:value-type="float" office:value="0.0002704120958" calcext:value-type="float">
            <text:p>0.000270</text:p>
          </table:table-cell>
          <table:table-cell table:style-name="ce9" table:formula="of:=COVAR([.B$36:.B$260];[.E$36:.E$260])" office:value-type="float" office:value="0.0003385184294" calcext:value-type="float">
            <text:p>0.000339</text:p>
          </table:table-cell>
          <table:table-cell table:style-name="ce9" table:formula="of:=COVAR([.B$36:.B$260];[.F$36:.F$260])" office:value-type="float" office:value="0.0001732168326" calcext:value-type="float">
            <text:p>0.000173</text:p>
          </table:table-cell>
          <table:table-cell table:style-name="ce9" table:formula="of:=COVAR([.B$36:.B$260];[.G$36:.G$260])" office:value-type="float" office:value="0.0001312840738" calcext:value-type="float">
            <text:p>0.000131</text:p>
          </table:table-cell>
          <table:table-cell table:style-name="ce9" table:formula="of:=COVAR([.B$36:.B$260];[.H$36:.H$260])" office:value-type="float" office:value="0.00004199553446" calcext:value-type="float">
            <text:p>0.000042</text:p>
          </table:table-cell>
          <table:table-cell table:style-name="ce9" table:formula="of:=COVAR([.B$36:.B$260];[.I$36:.I$260])" office:value-type="float" office:value="0.0001628555132" calcext:value-type="float">
            <text:p>0.000163</text:p>
          </table:table-cell>
          <table:table-cell table:style-name="ce9" table:formula="of:=COVAR([.B$36:.B$260];[.J$36:.J$260])" office:value-type="float" office:value="0.0008311786762" calcext:value-type="float">
            <text:p>0.000831</text:p>
          </table:table-cell>
          <table:table-cell table:style-name="ce9" table:formula="of:=COVAR([.B$36:.B$260];[.K$36:.K$260])" office:value-type="float" office:value="0.00104304801" calcext:value-type="float">
            <text:p>0.001043</text:p>
          </table:table-cell>
          <table:table-cell table:style-name="ce9" table:formula="of:=COVAR([.B$36:.B$260];[.L$36:.L$260])" office:value-type="float" office:value="0.0008409531741" calcext:value-type="float">
            <text:p>0.000841</text:p>
          </table:table-cell>
          <table:table-cell table:style-name="ce9" table:formula="of:=COVAR([.B$36:.B$260];[.M$36:.M$260])" office:value-type="float" office:value="0.0009219549772" calcext:value-type="float">
            <text:p>0.00092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JP Morgan</text:p>
          </table:table-cell>
          <table:table-cell table:style-name="ce9" table:formula="of:=COVAR([.B$36:.B$260];[.C$36:.C$260])" office:value-type="float" office:value="0.0001980374831" calcext:value-type="float">
            <text:p>0.000198</text:p>
          </table:table-cell>
          <table:table-cell table:style-name="ce9" table:formula="of:=COVAR([.C$36:.C$260];[.C$36:.C$260])" office:value-type="float" office:value="0.001446326246" calcext:value-type="float">
            <text:p>0.001446</text:p>
          </table:table-cell>
          <table:table-cell table:style-name="ce9" table:formula="of:=COVAR([.C$36:.C$260];[.D$36:.D$260])" office:value-type="float" office:value="0.0004498654102" calcext:value-type="float">
            <text:p>0.000450</text:p>
          </table:table-cell>
          <table:table-cell table:style-name="ce9" table:formula="of:=COVAR([.C$36:.C$260];[.E$36:.E$260])" office:value-type="float" office:value="0.001065235209" calcext:value-type="float">
            <text:p>0.001065</text:p>
          </table:table-cell>
          <table:table-cell table:style-name="ce9" table:formula="of:=COVAR([.C$36:.C$260];[.F$36:.F$260])" office:value-type="float" office:value="0.0001165229702" calcext:value-type="float">
            <text:p>0.000117</text:p>
          </table:table-cell>
          <table:table-cell table:style-name="ce9" table:formula="of:=COVAR([.C$36:.C$260];[.G$36:.G$260])" office:value-type="float" office:value="-0.00002513935656" calcext:value-type="float">
            <text:p>-0.000025</text:p>
          </table:table-cell>
          <table:table-cell table:style-name="ce9" table:formula="of:=COVAR([.C$36:.C$260];[.H$36:.H$260])" office:value-type="float" office:value="0.00001572306234" calcext:value-type="float">
            <text:p>0.000016</text:p>
          </table:table-cell>
          <table:table-cell table:style-name="ce9" table:formula="of:=COVAR([.C$36:.C$260];[.I$36:.I$260])" office:value-type="float" office:value="-0.0002260075103" calcext:value-type="float">
            <text:p>-0.000226</text:p>
          </table:table-cell>
          <table:table-cell table:style-name="ce9" table:formula="of:=COVAR([.C$36:.C$260];[.J$36:.J$260])" office:value-type="float" office:value="0.0008937697819" calcext:value-type="float">
            <text:p>0.000894</text:p>
          </table:table-cell>
          <table:table-cell table:style-name="ce9" table:formula="of:=COVAR([.C$36:.C$260];[.K$36:.K$260])" office:value-type="float" office:value="0.001369154792" calcext:value-type="float">
            <text:p>0.001369</text:p>
          </table:table-cell>
          <table:table-cell table:style-name="ce9" table:formula="of:=COVAR([.C$36:.C$260];[.L$36:.L$260])" office:value-type="float" office:value="0.00158481763" calcext:value-type="float">
            <text:p>0.001585</text:p>
          </table:table-cell>
          <table:table-cell table:style-name="ce9" table:formula="of:=COVAR([.C$36:.C$260];[.M$36:.M$260])" office:value-type="float" office:value="0.001256449339" calcext:value-type="float">
            <text:p>0.00125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9" table:formula="of:=COVAR([.B$36:.B$260];[.D$36:.D$260])" office:value-type="float" office:value="0.0002704120958" calcext:value-type="float">
            <text:p>0.000270</text:p>
          </table:table-cell>
          <table:table-cell table:style-name="ce9" table:formula="of:=COVAR([.C$36:.C$260];[.D$36:.D$260])" office:value-type="float" office:value="0.0004498654102" calcext:value-type="float">
            <text:p>0.000450</text:p>
          </table:table-cell>
          <table:table-cell table:style-name="ce9" table:formula="of:=COVAR([.D$36:.D$260];[.D$36:.D$260])" office:value-type="float" office:value="0.00109850162" calcext:value-type="float">
            <text:p>0.001099</text:p>
          </table:table-cell>
          <table:table-cell table:style-name="ce9" table:formula="of:=COVAR([.D$36:.D$260];[.E$36:.E$260])" office:value-type="float" office:value="0.0003485130396" calcext:value-type="float">
            <text:p>0.000349</text:p>
          </table:table-cell>
          <table:table-cell table:style-name="ce9" table:formula="of:=COVAR([.D$36:.D$260];[.F$36:.F$260])" office:value-type="float" office:value="0.0001414182163" calcext:value-type="float">
            <text:p>0.000141</text:p>
          </table:table-cell>
          <table:table-cell table:style-name="ce9" table:formula="of:=COVAR([.D$36:.D$260];[.G$36:.G$260])" office:value-type="float" office:value="0.00005560400715" calcext:value-type="float">
            <text:p>0.000056</text:p>
          </table:table-cell>
          <table:table-cell table:style-name="ce9" table:formula="of:=COVAR([.D$36:.D$260];[.H$36:.H$260])" office:value-type="float" office:value="0.00002284462643" calcext:value-type="float">
            <text:p>0.000023</text:p>
          </table:table-cell>
          <table:table-cell table:style-name="ce9" table:formula="of:=COVAR([.D$36:.D$260];[.I$36:.I$260])" office:value-type="float" office:value="-0.00002726084994" calcext:value-type="float">
            <text:p>-0.000027</text:p>
          </table:table-cell>
          <table:table-cell table:style-name="ce9" table:formula="of:=COVAR([.D$36:.D$260];[.J$36:.J$260])" office:value-type="float" office:value="0.00009474056075" calcext:value-type="float">
            <text:p>0.000095</text:p>
          </table:table-cell>
          <table:table-cell table:style-name="ce9" table:formula="of:=COVAR([.D$36:.D$260];[.K$36:.K$260])" office:value-type="float" office:value="0.000191504313" calcext:value-type="float">
            <text:p>0.000192</text:p>
          </table:table-cell>
          <table:table-cell table:style-name="ce9" table:formula="of:=COVAR([.D$36:.D$260];[.L$36:.L$260])" office:value-type="float" office:value="0.0001676160177" calcext:value-type="float">
            <text:p>0.000168</text:p>
          </table:table-cell>
          <table:table-cell table:style-name="ce9" table:formula="of:=COVAR([.D$36:.D$260];[.M$36:.M$260])" office:value-type="float" office:value="0.0001706098139" calcext:value-type="float">
            <text:p>0.00017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AXA</text:p>
          </table:table-cell>
          <table:table-cell table:style-name="ce9" table:formula="of:=COVAR([.B$36:.B$260];[.E$36:.E$260])" office:value-type="float" office:value="0.0003385184294" calcext:value-type="float">
            <text:p>0.000339</text:p>
          </table:table-cell>
          <table:table-cell table:style-name="ce9" table:formula="of:=COVAR([.C$36:.C$260];[.E$36:.E$260])" office:value-type="float" office:value="0.001065235209" calcext:value-type="float">
            <text:p>0.001065</text:p>
          </table:table-cell>
          <table:table-cell table:style-name="ce9" table:formula="of:=COVAR([.D$36:.D$260];[.E$36:.E$260])" office:value-type="float" office:value="0.0003485130396" calcext:value-type="float">
            <text:p>0.000349</text:p>
          </table:table-cell>
          <table:table-cell table:style-name="ce9" table:formula="of:=COVAR([.E$36:.E$260];[.E$36:.E$260])" office:value-type="float" office:value="0.002016488397" calcext:value-type="float">
            <text:p>0.002016</text:p>
          </table:table-cell>
          <table:table-cell table:style-name="ce9" table:formula="of:=COVAR([.E$36:.E$260];[.F$36:.F$260])" office:value-type="float" office:value="0.0002728554626" calcext:value-type="float">
            <text:p>0.000273</text:p>
          </table:table-cell>
          <table:table-cell table:style-name="ce9" table:formula="of:=COVAR([.E$36:.E$260];[.G$36:.G$260])" office:value-type="float" office:value="0.0001057284809" calcext:value-type="float">
            <text:p>0.000106</text:p>
          </table:table-cell>
          <table:table-cell table:style-name="ce9" table:formula="of:=COVAR([.E$36:.E$260];[.H$36:.H$260])" office:value-type="float" office:value="0.00003302494089" calcext:value-type="float">
            <text:p>0.000033</text:p>
          </table:table-cell>
          <table:table-cell table:style-name="ce9" table:formula="of:=COVAR([.E$36:.E$260];[.I$36:.I$260])" office:value-type="float" office:value="-0.0001455232622" calcext:value-type="float">
            <text:p>-0.000146</text:p>
          </table:table-cell>
          <table:table-cell table:style-name="ce9" table:formula="of:=COVAR([.E$36:.E$260];[.J$36:.J$260])" office:value-type="float" office:value="0.00141869071" calcext:value-type="float">
            <text:p>0.001419</text:p>
          </table:table-cell>
          <table:table-cell table:style-name="ce9" table:formula="of:=COVAR([.E$36:.E$260];[.K$36:.K$260])" office:value-type="float" office:value="0.001856656402" calcext:value-type="float">
            <text:p>0.001857</text:p>
          </table:table-cell>
          <table:table-cell table:style-name="ce9" table:formula="of:=COVAR([.E$36:.E$260];[.L$36:.L$260])" office:value-type="float" office:value="0.00212297386" calcext:value-type="float">
            <text:p>0.002123</text:p>
          </table:table-cell>
          <table:table-cell table:style-name="ce9" table:formula="of:=COVAR([.E$36:.E$260];[.M$36:.M$260])" office:value-type="float" office:value="0.001794198117" calcext:value-type="float">
            <text:p>0.00179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Bond – Siemens</text:p>
          </table:table-cell>
          <table:table-cell table:style-name="ce9" table:formula="of:=COVAR([.B$36:.B$260];[.F$36:.F$260])" office:value-type="float" office:value="0.0001732168326" calcext:value-type="float">
            <text:p>0.000173</text:p>
          </table:table-cell>
          <table:table-cell table:style-name="ce9" table:formula="of:=COVAR([.C$36:.C$260];[.F$36:.F$260])" office:value-type="float" office:value="0.0001165229702" calcext:value-type="float">
            <text:p>0.000117</text:p>
          </table:table-cell>
          <table:table-cell table:style-name="ce9" table:formula="of:=COVAR([.D$36:.D$260];[.F$36:.F$260])" office:value-type="float" office:value="0.0001414182163" calcext:value-type="float">
            <text:p>0.000141</text:p>
          </table:table-cell>
          <table:table-cell table:style-name="ce9" table:formula="of:=COVAR([.E$36:.E$260];[.F$36:.F$260])" office:value-type="float" office:value="0.0002728554626" calcext:value-type="float">
            <text:p>0.000273</text:p>
          </table:table-cell>
          <table:table-cell table:style-name="ce9" table:formula="of:=COVAR([.F$36:.F$260];[.F$36:.F$260])" office:value-type="float" office:value="0.0005686054395" calcext:value-type="float">
            <text:p>0.000569</text:p>
          </table:table-cell>
          <table:table-cell table:style-name="ce9" table:formula="of:=COVAR([.F$36:.F$260];[.G$36:.G$260])" office:value-type="float" office:value="0.0002784993707" calcext:value-type="float">
            <text:p>0.000278</text:p>
          </table:table-cell>
          <table:table-cell table:style-name="ce9" table:formula="of:=COVAR([.F$36:.F$260];[.H$36:.H$260])" office:value-type="float" office:value="0.0001017860172" calcext:value-type="float">
            <text:p>0.000102</text:p>
          </table:table-cell>
          <table:table-cell table:style-name="ce9" table:formula="of:=COVAR([.F$36:.F$260];[.I$36:.I$260])" office:value-type="float" office:value="0.0004692963582" calcext:value-type="float">
            <text:p>0.000469</text:p>
          </table:table-cell>
          <table:table-cell table:style-name="ce9" table:formula="of:=COVAR([.F$36:.F$260];[.J$36:.J$260])" office:value-type="float" office:value="0.0003673073123" calcext:value-type="float">
            <text:p>0.000367</text:p>
          </table:table-cell>
          <table:table-cell table:style-name="ce9" table:formula="of:=COVAR([.F$36:.F$260];[.K$36:.K$260])" office:value-type="float" office:value="0.0006049564235" calcext:value-type="float">
            <text:p>0.000605</text:p>
          </table:table-cell>
          <table:table-cell table:style-name="ce9" table:formula="of:=COVAR([.F$36:.F$260];[.L$36:.L$260])" office:value-type="float" office:value="0.0005534386089" calcext:value-type="float">
            <text:p>0.000553</text:p>
          </table:table-cell>
          <table:table-cell table:style-name="ce9" table:formula="of:=COVAR([.F$36:.F$260];[.M$36:.M$260])" office:value-type="float" office:value="0.0002806960305" calcext:value-type="float">
            <text:p>0.00028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Bond – Microsoft</text:p>
          </table:table-cell>
          <table:table-cell table:style-name="ce9" table:formula="of:=COVAR([.B$36:.B$260];[.G$36:.G$260])" office:value-type="float" office:value="0.0001312840738" calcext:value-type="float">
            <text:p>0.000131</text:p>
          </table:table-cell>
          <table:table-cell table:style-name="ce9" table:formula="of:=COVAR([.C$36:.C$260];[.G$36:.G$260])" office:value-type="float" office:value="-0.00002513935656" calcext:value-type="float">
            <text:p>-0.000025</text:p>
          </table:table-cell>
          <table:table-cell table:style-name="ce9" table:formula="of:=COVAR([.D$36:.D$260];[.G$36:.G$260])" office:value-type="float" office:value="0.00005560400715" calcext:value-type="float">
            <text:p>0.000056</text:p>
          </table:table-cell>
          <table:table-cell table:style-name="ce9" table:formula="of:=COVAR([.E$36:.E$260];[.G$36:.G$260])" office:value-type="float" office:value="0.0001057284809" calcext:value-type="float">
            <text:p>0.000106</text:p>
          </table:table-cell>
          <table:table-cell table:style-name="ce9" table:formula="of:=COVAR([.F$36:.F$260];[.G$36:.G$260])" office:value-type="float" office:value="0.0002784993707" calcext:value-type="float">
            <text:p>0.000278</text:p>
          </table:table-cell>
          <table:table-cell table:style-name="ce9" table:formula="of:=COVAR([.G$36:.G$260];[.G$36:.G$260])" office:value-type="float" office:value="0.000319402282" calcext:value-type="float">
            <text:p>0.000319</text:p>
          </table:table-cell>
          <table:table-cell table:style-name="ce9" table:formula="of:=COVAR([.G$36:.G$260];[.H$36:.H$260])" office:value-type="float" office:value="0.00007593771207" calcext:value-type="float">
            <text:p>0.000076</text:p>
          </table:table-cell>
          <table:table-cell table:style-name="ce9" table:formula="of:=COVAR([.G$36:.G$260];[.I$36:.I$260])" office:value-type="float" office:value="0.000300477959" calcext:value-type="float">
            <text:p>0.000300</text:p>
          </table:table-cell>
          <table:table-cell table:style-name="ce9" table:formula="of:=COVAR([.G$36:.G$260];[.J$36:.J$260])" office:value-type="float" office:value="0.00002503459533" calcext:value-type="float">
            <text:p>0.000025</text:p>
          </table:table-cell>
          <table:table-cell table:style-name="ce9" table:formula="of:=COVAR([.G$36:.G$260];[.K$36:.K$260])" office:value-type="float" office:value="0.0001578887447" calcext:value-type="float">
            <text:p>0.000158</text:p>
          </table:table-cell>
          <table:table-cell table:style-name="ce9" table:formula="of:=COVAR([.G$36:.G$260];[.L$36:.L$260])" office:value-type="float" office:value="0.0002568975762" calcext:value-type="float">
            <text:p>0.000257</text:p>
          </table:table-cell>
          <table:table-cell table:style-name="ce9" table:formula="of:=COVAR([.G$36:.G$260];[.M$36:.M$260])" office:value-type="float" office:value="0.00002598453347" calcext:value-type="float">
            <text:p>0.00002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Bond – ExxonMobil</text:p>
          </table:table-cell>
          <table:table-cell table:style-name="ce9" table:formula="of:=COVAR([.B$36:.B$260];[.H$36:.H$260])" office:value-type="float" office:value="0.00004199553446" calcext:value-type="float">
            <text:p>0.000042</text:p>
          </table:table-cell>
          <table:table-cell table:style-name="ce9" table:formula="of:=COVAR([.C$36:.C$260];[.H$36:.H$260])" office:value-type="float" office:value="0.00001572306234" calcext:value-type="float">
            <text:p>0.000016</text:p>
          </table:table-cell>
          <table:table-cell table:style-name="ce9" table:formula="of:=COVAR([.D$36:.D$260];[.H$36:.H$260])" office:value-type="float" office:value="0.00002284462643" calcext:value-type="float">
            <text:p>0.000023</text:p>
          </table:table-cell>
          <table:table-cell table:style-name="ce9" table:formula="of:=COVAR([.E$36:.E$260];[.H$36:.H$260])" office:value-type="float" office:value="0.00003302494089" calcext:value-type="float">
            <text:p>0.000033</text:p>
          </table:table-cell>
          <table:table-cell table:style-name="ce9" table:formula="of:=COVAR([.F$36:.F$260];[.H$36:.H$260])" office:value-type="float" office:value="0.0001017860172" calcext:value-type="float">
            <text:p>0.000102</text:p>
          </table:table-cell>
          <table:table-cell table:style-name="ce9" table:formula="of:=COVAR([.G$36:.G$260];[.H$36:.H$260])" office:value-type="float" office:value="0.00007593771207" calcext:value-type="float">
            <text:p>0.000076</text:p>
          </table:table-cell>
          <table:table-cell table:style-name="ce9" table:formula="of:=COVAR([.H$36:.H$260];[.H$36:.H$260])" office:value-type="float" office:value="0.00004355768225" calcext:value-type="float">
            <text:p>0.000044</text:p>
          </table:table-cell>
          <table:table-cell table:style-name="ce9" table:formula="of:=COVAR([.H$36:.H$260];[.I$36:.I$260])" office:value-type="float" office:value="0.00007846453285" calcext:value-type="float">
            <text:p>0.000078</text:p>
          </table:table-cell>
          <table:table-cell table:style-name="ce9" table:formula="of:=COVAR([.H$36:.H$260];[.J$36:.J$260])" office:value-type="float" office:value="0.00005858417427" calcext:value-type="float">
            <text:p>0.000059</text:p>
          </table:table-cell>
          <table:table-cell table:style-name="ce9" table:formula="of:=COVAR([.H$36:.H$260];[.K$36:.K$260])" office:value-type="float" office:value="0.0001233417704" calcext:value-type="float">
            <text:p>0.000123</text:p>
          </table:table-cell>
          <table:table-cell table:style-name="ce9" table:formula="of:=COVAR([.H$36:.H$260];[.L$36:.L$260])" office:value-type="float" office:value="0.0001384483016" calcext:value-type="float">
            <text:p>0.000138</text:p>
          </table:table-cell>
          <table:table-cell table:style-name="ce9" table:formula="of:=COVAR([.H$36:.H$260];[.M$36:.M$260])" office:value-type="float" office:value="0.00006813219884" calcext:value-type="float">
            <text:p>0.00006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Bond – Germany</text:p>
          </table:table-cell>
          <table:table-cell table:style-name="ce9" table:formula="of:=COVAR([.B$36:.B$260];[.I$36:.I$260])" office:value-type="float" office:value="0.0001628555132" calcext:value-type="float">
            <text:p>0.000163</text:p>
          </table:table-cell>
          <table:table-cell table:style-name="ce9" table:formula="of:=COVAR([.C$36:.C$260];[.I$36:.I$260])" office:value-type="float" office:value="-0.0002260075103" calcext:value-type="float">
            <text:p>-0.000226</text:p>
          </table:table-cell>
          <table:table-cell table:style-name="ce9" table:formula="of:=COVAR([.D$36:.D$260];[.I$36:.I$260])" office:value-type="float" office:value="-0.00002726084994" calcext:value-type="float">
            <text:p>-0.000027</text:p>
          </table:table-cell>
          <table:table-cell table:style-name="ce9" table:formula="of:=COVAR([.E$36:.E$260];[.I$36:.I$260])" office:value-type="float" office:value="-0.0001455232622" calcext:value-type="float">
            <text:p>-0.000146</text:p>
          </table:table-cell>
          <table:table-cell table:style-name="ce9" table:formula="of:=COVAR([.F$36:.F$260];[.I$36:.I$260])" office:value-type="float" office:value="0.0004692963582" calcext:value-type="float">
            <text:p>0.000469</text:p>
          </table:table-cell>
          <table:table-cell table:style-name="ce9" table:formula="of:=COVAR([.G$36:.G$260];[.I$36:.I$260])" office:value-type="float" office:value="0.000300477959" calcext:value-type="float">
            <text:p>0.000300</text:p>
          </table:table-cell>
          <table:table-cell table:style-name="ce9" table:formula="of:=COVAR([.H$36:.H$260];[.I$36:.I$260])" office:value-type="float" office:value="0.00007846453285" calcext:value-type="float">
            <text:p>0.000078</text:p>
          </table:table-cell>
          <table:table-cell table:style-name="ce9" table:formula="of:=COVAR([.I$36:.I$260];[.I$36:.I$260])" office:value-type="float" office:value="0.0008988992946" calcext:value-type="float">
            <text:p>0.000899</text:p>
          </table:table-cell>
          <table:table-cell table:style-name="ce9" table:formula="of:=COVAR([.I$36:.I$260];[.J$36:.J$260])" office:value-type="float" office:value="0.0002316710977" calcext:value-type="float">
            <text:p>0.000232</text:p>
          </table:table-cell>
          <table:table-cell table:style-name="ce9" table:formula="of:=COVAR([.I$36:.I$260];[.K$36:.K$260])" office:value-type="float" office:value="0.0002851393175" calcext:value-type="float">
            <text:p>0.000285</text:p>
          </table:table-cell>
          <table:table-cell table:style-name="ce9" table:formula="of:=COVAR([.I$36:.I$260];[.L$36:.L$260])" office:value-type="float" office:value="0.0001137567478" calcext:value-type="float">
            <text:p>0.000114</text:p>
          </table:table-cell>
          <table:table-cell table:style-name="ce9" table:formula="of:=COVAR([.I$36:.I$260];[.M$36:.M$260])" office:value-type="float" office:value="-0.00005168273768" calcext:value-type="float">
            <text:p>-0.00005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Bitcoin</text:p>
          </table:table-cell>
          <table:table-cell table:style-name="ce9" table:formula="of:=COVAR([.B$36:.B$260];[.J$36:.J$260])" office:value-type="float" office:value="0.0008311786762" calcext:value-type="float">
            <text:p>0.000831</text:p>
          </table:table-cell>
          <table:table-cell table:style-name="ce9" table:formula="of:=COVAR([.C$36:.C$260];[.J$36:.J$260])" office:value-type="float" office:value="0.0008937697819" calcext:value-type="float">
            <text:p>0.000894</text:p>
          </table:table-cell>
          <table:table-cell table:style-name="ce9" table:formula="of:=COVAR([.D$36:.D$260];[.J$36:.J$260])" office:value-type="float" office:value="0.00009474056075" calcext:value-type="float">
            <text:p>0.000095</text:p>
          </table:table-cell>
          <table:table-cell table:style-name="ce9" table:formula="of:=COVAR([.E$36:.E$260];[.J$36:.J$260])" office:value-type="float" office:value="0.00141869071" calcext:value-type="float">
            <text:p>0.001419</text:p>
          </table:table-cell>
          <table:table-cell table:style-name="ce9" table:formula="of:=COVAR([.F$36:.F$260];[.J$36:.J$260])" office:value-type="float" office:value="0.0003673073123" calcext:value-type="float">
            <text:p>0.000367</text:p>
          </table:table-cell>
          <table:table-cell table:style-name="ce9" table:formula="of:=COVAR([.G$36:.G$260];[.J$36:.J$260])" office:value-type="float" office:value="0.00002503459533" calcext:value-type="float">
            <text:p>0.000025</text:p>
          </table:table-cell>
          <table:table-cell table:style-name="ce9" table:formula="of:=COVAR([.H$36:.H$260];[.J$36:.J$260])" office:value-type="float" office:value="0.00005858417427" calcext:value-type="float">
            <text:p>0.000059</text:p>
          </table:table-cell>
          <table:table-cell table:style-name="ce9" table:formula="of:=COVAR([.I$36:.I$260];[.J$36:.J$260])" office:value-type="float" office:value="0.0002316710977" calcext:value-type="float">
            <text:p>0.000232</text:p>
          </table:table-cell>
          <table:table-cell table:style-name="ce9" table:formula="of:=COVAR([.J$36:.J$260];[.J$36:.J$260])" office:value-type="float" office:value="0.008954318748" calcext:value-type="float">
            <text:p>0.008954</text:p>
          </table:table-cell>
          <table:table-cell table:style-name="ce9" table:formula="of:=COVAR([.J$36:.J$260];[.K$36:.K$260])" office:value-type="float" office:value="0.009175326412" calcext:value-type="float">
            <text:p>0.009175</text:p>
          </table:table-cell>
          <table:table-cell table:style-name="ce9" table:formula="of:=COVAR([.J$36:.J$260];[.L$36:.L$260])" office:value-type="float" office:value="0.007915809798" calcext:value-type="float">
            <text:p>0.007916</text:p>
          </table:table-cell>
          <table:table-cell table:style-name="ce9" table:formula="of:=COVAR([.J$36:.J$260];[.M$36:.M$260])" office:value-type="float" office:value="0.009127060337" calcext:value-type="float">
            <text:p>0.00912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Ethereum</text:p>
          </table:table-cell>
          <table:table-cell table:style-name="ce9" table:formula="of:=COVAR([.B$36:.B$260];[.K$36:.K$260])" office:value-type="float" office:value="0.00104304801" calcext:value-type="float">
            <text:p>0.001043</text:p>
          </table:table-cell>
          <table:table-cell table:style-name="ce9" table:formula="of:=COVAR([.C$36:.C$260];[.K$36:.K$260])" office:value-type="float" office:value="0.001369154792" calcext:value-type="float">
            <text:p>0.001369</text:p>
          </table:table-cell>
          <table:table-cell table:style-name="ce9" table:formula="of:=COVAR([.D$36:.D$260];[.K$36:.K$260])" office:value-type="float" office:value="0.000191504313" calcext:value-type="float">
            <text:p>0.000192</text:p>
          </table:table-cell>
          <table:table-cell table:style-name="ce9" table:formula="of:=COVAR([.E$36:.E$260];[.K$36:.K$260])" office:value-type="float" office:value="0.001856656402" calcext:value-type="float">
            <text:p>0.001857</text:p>
          </table:table-cell>
          <table:table-cell table:style-name="ce9" table:formula="of:=COVAR([.F$36:.F$260];[.K$36:.K$260])" office:value-type="float" office:value="0.0006049564235" calcext:value-type="float">
            <text:p>0.000605</text:p>
          </table:table-cell>
          <table:table-cell table:style-name="ce9" table:formula="of:=COVAR([.G$36:.G$260];[.K$36:.K$260])" office:value-type="float" office:value="0.0001578887447" calcext:value-type="float">
            <text:p>0.000158</text:p>
          </table:table-cell>
          <table:table-cell table:style-name="ce9" table:formula="of:=COVAR([.H$36:.H$260];[.K$36:.K$260])" office:value-type="float" office:value="0.0001233417704" calcext:value-type="float">
            <text:p>0.000123</text:p>
          </table:table-cell>
          <table:table-cell table:style-name="ce9" table:formula="of:=COVAR([.I$36:.I$260];[.K$36:.K$260])" office:value-type="float" office:value="0.0002851393175" calcext:value-type="float">
            <text:p>0.000285</text:p>
          </table:table-cell>
          <table:table-cell table:style-name="ce9" table:formula="of:=COVAR([.J$36:.J$260];[.K$36:.K$260])" office:value-type="float" office:value="0.009175326412" calcext:value-type="float">
            <text:p>0.009175</text:p>
          </table:table-cell>
          <table:table-cell table:style-name="ce9" table:formula="of:=COVAR([.K$36:.K$260];[.K$36:.K$260])" office:value-type="float" office:value="0.01359768624" calcext:value-type="float">
            <text:p>0.013598</text:p>
          </table:table-cell>
          <table:table-cell table:style-name="ce9" table:formula="of:=COVAR([.K$36:.K$260];[.L$36:.L$260])" office:value-type="float" office:value="0.009889748412" calcext:value-type="float">
            <text:p>0.009890</text:p>
          </table:table-cell>
          <table:table-cell table:style-name="ce9" table:formula="of:=COVAR([.K$36:.K$260];[.M$36:.M$260])" office:value-type="float" office:value="0.01121997521" calcext:value-type="float">
            <text:p>0.01122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Cardano</text:p>
          </table:table-cell>
          <table:table-cell table:style-name="ce9" table:formula="of:=COVAR([.B$36:.B$260];[.L$36:.L$260])" office:value-type="float" office:value="0.0008409531741" calcext:value-type="float">
            <text:p>0.000841</text:p>
          </table:table-cell>
          <table:table-cell table:style-name="ce9" table:formula="of:=COVAR([.C$36:.C$260];[.L$36:.L$260])" office:value-type="float" office:value="0.00158481763" calcext:value-type="float">
            <text:p>0.001585</text:p>
          </table:table-cell>
          <table:table-cell table:style-name="ce9" table:formula="of:=COVAR([.D$36:.D$260];[.L$36:.L$260])" office:value-type="float" office:value="0.0001676160177" calcext:value-type="float">
            <text:p>0.000168</text:p>
          </table:table-cell>
          <table:table-cell table:style-name="ce9" table:formula="of:=COVAR([.E$36:.E$260];[.L$36:.L$260])" office:value-type="float" office:value="0.00212297386" calcext:value-type="float">
            <text:p>0.002123</text:p>
          </table:table-cell>
          <table:table-cell table:style-name="ce9" table:formula="of:=COVAR([.F$36:.F$260];[.L$36:.L$260])" office:value-type="float" office:value="0.0005534386089" calcext:value-type="float">
            <text:p>0.000553</text:p>
          </table:table-cell>
          <table:table-cell table:style-name="ce9" table:formula="of:=COVAR([.G$36:.G$260];[.L$36:.L$260])" office:value-type="float" office:value="0.0002568975762" calcext:value-type="float">
            <text:p>0.000257</text:p>
          </table:table-cell>
          <table:table-cell table:style-name="ce9" table:formula="of:=COVAR([.H$36:.H$260];[.L$36:.L$260])" office:value-type="float" office:value="0.0001384483016" calcext:value-type="float">
            <text:p>0.000138</text:p>
          </table:table-cell>
          <table:table-cell table:style-name="ce9" table:formula="of:=COVAR([.I$36:.I$260];[.L$36:.L$260])" office:value-type="float" office:value="0.0001137567478" calcext:value-type="float">
            <text:p>0.000114</text:p>
          </table:table-cell>
          <table:table-cell table:style-name="ce9" table:formula="of:=COVAR([.J$36:.J$260];[.L$36:.L$260])" office:value-type="float" office:value="0.007915809798" calcext:value-type="float">
            <text:p>0.007916</text:p>
          </table:table-cell>
          <table:table-cell table:style-name="ce9" table:formula="of:=COVAR([.K$36:.K$260];[.L$36:.L$260])" office:value-type="float" office:value="0.009889748412" calcext:value-type="float">
            <text:p>0.009890</text:p>
          </table:table-cell>
          <table:table-cell table:style-name="ce9" table:formula="of:=COVAR([.L$36:.L$260];[.L$36:.L$260])" office:value-type="float" office:value="0.01604754247" calcext:value-type="float">
            <text:p>0.016048</text:p>
          </table:table-cell>
          <table:table-cell table:style-name="ce9" table:formula="of:=COVAR([.L$36:.L$260];[.M$36:.M$260])" office:value-type="float" office:value="0.009989091798" calcext:value-type="float">
            <text:p>0.00998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3" office:value-type="string" calcext:value-type="string">
            <text:p>Litecoin</text:p>
          </table:table-cell>
          <table:table-cell table:style-name="ce9" table:formula="of:=COVAR([.B$36:.B$260];[.M$36:.M$260])" office:value-type="float" office:value="0.0009219549772" calcext:value-type="float">
            <text:p>0.000922</text:p>
          </table:table-cell>
          <table:table-cell table:style-name="ce9" table:formula="of:=COVAR([.C$36:.C$260];[.M$36:.M$260])" office:value-type="float" office:value="0.001256449339" calcext:value-type="float">
            <text:p>0.001256</text:p>
          </table:table-cell>
          <table:table-cell table:style-name="ce9" table:formula="of:=COVAR([.D$36:.D$260];[.M$36:.M$260])" office:value-type="float" office:value="0.0001706098139" calcext:value-type="float">
            <text:p>0.000171</text:p>
          </table:table-cell>
          <table:table-cell table:style-name="ce9" table:formula="of:=COVAR([.E$36:.E$260];[.M$36:.M$260])" office:value-type="float" office:value="0.001794198117" calcext:value-type="float">
            <text:p>0.001794</text:p>
          </table:table-cell>
          <table:table-cell table:style-name="ce9" table:formula="of:=COVAR([.F$36:.F$260];[.M$36:.M$260])" office:value-type="float" office:value="0.0002806960305" calcext:value-type="float">
            <text:p>0.000281</text:p>
          </table:table-cell>
          <table:table-cell table:style-name="ce9" table:formula="of:=COVAR([.G$36:.G$260];[.M$36:.M$260])" office:value-type="float" office:value="0.00002598453347" calcext:value-type="float">
            <text:p>0.000026</text:p>
          </table:table-cell>
          <table:table-cell table:style-name="ce9" table:formula="of:=COVAR([.H$36:.H$260];[.M$36:.M$260])" office:value-type="float" office:value="0.00006813219884" calcext:value-type="float">
            <text:p>0.000068</text:p>
          </table:table-cell>
          <table:table-cell table:style-name="ce9" table:formula="of:=COVAR([.I$36:.I$260];[.M$36:.M$260])" office:value-type="float" office:value="-0.00005168273768" calcext:value-type="float">
            <text:p>-0.000052</text:p>
          </table:table-cell>
          <table:table-cell table:style-name="ce9" table:formula="of:=COVAR([.J$36:.J$260];[.M$36:.M$260])" office:value-type="float" office:value="0.009127060337" calcext:value-type="float">
            <text:p>0.009127</text:p>
          </table:table-cell>
          <table:table-cell table:style-name="ce9" table:formula="of:=COVAR([.K$36:.K$260];[.M$36:.M$260])" office:value-type="float" office:value="0.01121997521" calcext:value-type="float">
            <text:p>0.011220</text:p>
          </table:table-cell>
          <table:table-cell table:style-name="ce9" table:formula="of:=COVAR([.L$36:.L$260];[.M$36:.M$260])" office:value-type="float" office:value="0.009989091798" calcext:value-type="float">
            <text:p>0.009989</text:p>
          </table:table-cell>
          <table:table-cell table:style-name="ce8" table:formula="of:=COVAR([.M$36:.M$260];[.M$36:.M$260])" office:value-type="float" office:value="0.01488457814" calcext:value-type="float">
            <text:p>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0"/>
          <table:table-cell table:style-name="ce1" table:number-columns-repeated="11"/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6" office:value-type="string" calcext:value-type="string">
            <text:p>Microsoft</text:p>
          </table:table-cell>
          <table:table-cell table:style-name="ce6" office:value-type="string" calcext:value-type="string">
            <text:p>JP Morgan</text:p>
          </table:table-cell>
          <table:table-cell table:style-name="ce6" office:value-type="string" calcext:value-type="string">
            <text:p>Toyota</text:p>
          </table:table-cell>
          <table:table-cell table:style-name="ce6" office:value-type="string" calcext:value-type="string">
            <text:p>AXA</text:p>
          </table:table-cell>
          <table:table-cell table:style-name="ce6" office:value-type="string" calcext:value-type="string">
            <text:p>Siemens-Bond</text:p>
          </table:table-cell>
          <table:table-cell table:style-name="ce6" office:value-type="string" calcext:value-type="string">
            <text:p>Microsoft Bond</text:p>
          </table:table-cell>
          <table:table-cell table:style-name="ce6" office:value-type="string" calcext:value-type="string">
            <text:p>ExxonMobil Bond</text:p>
          </table:table-cell>
          <table:table-cell table:style-name="ce6" office:value-type="string" calcext:value-type="string">
            <text:p>Germany Bond</text:p>
          </table:table-cell>
          <table:table-cell table:style-name="ce6" office:value-type="string" calcext:value-type="string">
            <text:p>Bitcoin</text:p>
          </table:table-cell>
          <table:table-cell table:style-name="ce6" office:value-type="string" calcext:value-type="string">
            <text:p>Ethereum</text:p>
          </table:table-cell>
          <table:table-cell table:style-name="ce6" office:value-type="string" calcext:value-type="string">
            <text:p>Cardano</text:p>
          </table:table-cell>
          <table:table-cell table:style-name="ce6" office:value-type="string" calcext:value-type="string">
            <text:p>Litecoin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4-02-07" calcext:value-type="date">
            <text:p>2024-02-07</text:p>
          </table:table-cell>
          <table:table-cell table:style-name="ce11" table:formula="of:=LN([$'Data-Input - Absolute Values'.B2]/[$'Data-Input - Absolute Values'.B3])" office:value-type="float" office:value="0.04226542688" calcext:value-type="float">
            <text:p>0.04227</text:p>
          </table:table-cell>
          <table:table-cell table:style-name="ce11" table:formula="of:=LN([$'Data-Input - Absolute Values'.C2]/[$'Data-Input - Absolute Values'.C3])" office:value-type="float" office:value="0.001846722593" calcext:value-type="float">
            <text:p>0.00185</text:p>
          </table:table-cell>
          <table:table-cell table:style-name="ce11" table:formula="of:=LN([$'Data-Input - Absolute Values'.D2]/[$'Data-Input - Absolute Values'.D3])" office:value-type="float" office:value="0.1112399371" calcext:value-type="float">
            <text:p>0.11124</text:p>
          </table:table-cell>
          <table:table-cell table:style-name="ce11" table:formula="of:=LN([$'Data-Input - Absolute Values'.E2]/[$'Data-Input - Absolute Values'.E3])" office:value-type="float" office:value="-0.02160402387" calcext:value-type="float">
            <text:p>-0.02160</text:p>
          </table:table-cell>
          <table:table-cell table:style-name="ce11" table:formula="of:=LN([$'Data-Input - Absolute Values'.F2]/[$'Data-Input - Absolute Values'.F3])" office:value-type="float" office:value="-0.01849720667" calcext:value-type="float">
            <text:p>-0.01850</text:p>
          </table:table-cell>
          <table:table-cell table:style-name="ce11" table:formula="of:=LN([$'Data-Input - Absolute Values'.G2]/[$'Data-Input - Absolute Values'.G3])" office:value-type="float" office:value="-0.01656523214" calcext:value-type="float">
            <text:p>-0.01657</text:p>
          </table:table-cell>
          <table:table-cell table:style-name="ce11" table:formula="of:=LN([$'Data-Input - Absolute Values'.H2]/[$'Data-Input - Absolute Values'.H3])" office:value-type="float" office:value="-0.003367006548" calcext:value-type="float">
            <text:p>-0.00337</text:p>
          </table:table-cell>
          <table:table-cell table:style-name="ce11" table:formula="of:=LN([$'Data-Input - Absolute Values'.I2]/[$'Data-Input - Absolute Values'.I3])" office:value-type="float" office:value="-0.01840559916" calcext:value-type="float">
            <text:p>-0.01841</text:p>
          </table:table-cell>
          <table:table-cell table:style-name="ce11" table:formula="of:=LN([$'Data-Input - Absolute Values'.J2]/[$'Data-Input - Absolute Values'.J3])" office:value-type="float" office:value="0.04238786898" calcext:value-type="float">
            <text:p>0.04239</text:p>
          </table:table-cell>
          <table:table-cell table:style-name="ce11" table:formula="of:=LN([$'Data-Input - Absolute Values'.K2]/[$'Data-Input - Absolute Values'.K3])" office:value-type="float" office:value="0.06277766384" calcext:value-type="float">
            <text:p>0.06278</text:p>
          </table:table-cell>
          <table:table-cell table:style-name="ce11" table:formula="of:=LN([$'Data-Input - Absolute Values'.L2]/[$'Data-Input - Absolute Values'.L3])" office:value-type="float" office:value="0.009928853421" calcext:value-type="float">
            <text:p>0.00993</text:p>
          </table:table-cell>
          <table:table-cell table:style-name="ce11" table:formula="of:=LN([$'Data-Input - Absolute Values'.M2]/[$'Data-Input - Absolute Values'.M3])" office:value-type="float" office:value="0.02972726435" calcext:value-type="float">
            <text:p>0.0297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4-01-31" calcext:value-type="date">
            <text:p>2024-01-31</text:p>
          </table:table-cell>
          <table:table-cell table:style-name="ce11" table:formula="of:=LN([$'Data-Input - Absolute Values'.B3]/[$'Data-Input - Absolute Values'.B4])" office:value-type="float" office:value="-0.005145576688" calcext:value-type="float">
            <text:p>-0.00515</text:p>
          </table:table-cell>
          <table:table-cell table:style-name="ce11" table:formula="of:=LN([$'Data-Input - Absolute Values'.C3]/[$'Data-Input - Absolute Values'.C4])" office:value-type="float" office:value="0.03639046454" calcext:value-type="float">
            <text:p>0.03639</text:p>
          </table:table-cell>
          <table:table-cell table:style-name="ce11" table:formula="of:=LN([$'Data-Input - Absolute Values'.D3]/[$'Data-Input - Absolute Values'.D4])" office:value-type="float" office:value="0.006652513765" calcext:value-type="float">
            <text:p>0.00665</text:p>
          </table:table-cell>
          <table:table-cell table:style-name="ce11" table:formula="of:=LN([$'Data-Input - Absolute Values'.E3]/[$'Data-Input - Absolute Values'.E4])" office:value-type="float" office:value="0.008229171086" calcext:value-type="float">
            <text:p>0.00823</text:p>
          </table:table-cell>
          <table:table-cell table:style-name="ce11" table:formula="of:=LN([$'Data-Input - Absolute Values'.F3]/[$'Data-Input - Absolute Values'.F4])" office:value-type="float" office:value="0.02138321155" calcext:value-type="float">
            <text:p>0.02138</text:p>
          </table:table-cell>
          <table:table-cell table:style-name="ce11" table:formula="of:=LN([$'Data-Input - Absolute Values'.G3]/[$'Data-Input - Absolute Values'.G4])" office:value-type="float" office:value="0.01647391211" calcext:value-type="float">
            <text:p>0.01647</text:p>
          </table:table-cell>
          <table:table-cell table:style-name="ce11" table:formula="of:=LN([$'Data-Input - Absolute Values'.H3]/[$'Data-Input - Absolute Values'.H4])" office:value-type="float" office:value="0.003472408393" calcext:value-type="float">
            <text:p>0.00347</text:p>
          </table:table-cell>
          <table:table-cell table:style-name="ce11" table:formula="of:=LN([$'Data-Input - Absolute Values'.I3]/[$'Data-Input - Absolute Values'.I4])" office:value-type="float" office:value="0.01979930136" calcext:value-type="float">
            <text:p>0.01980</text:p>
          </table:table-cell>
          <table:table-cell table:style-name="ce11" table:formula="of:=LN([$'Data-Input - Absolute Values'.J3]/[$'Data-Input - Absolute Values'.J4])" office:value-type="float" office:value="0.06676891277" calcext:value-type="float">
            <text:p>0.06677</text:p>
          </table:table-cell>
          <table:table-cell table:style-name="ce11" table:formula="of:=LN([$'Data-Input - Absolute Values'.K3]/[$'Data-Input - Absolute Values'.K4])" office:value-type="float" office:value="0.02808841982" calcext:value-type="float">
            <text:p>0.02809</text:p>
          </table:table-cell>
          <table:table-cell table:style-name="ce11" table:formula="of:=LN([$'Data-Input - Absolute Values'.L3]/[$'Data-Input - Absolute Values'.L4])" office:value-type="float" office:value="0.05095084818" calcext:value-type="float">
            <text:p>0.05095</text:p>
          </table:table-cell>
          <table:table-cell table:style-name="ce11" table:formula="of:=LN([$'Data-Input - Absolute Values'.M3]/[$'Data-Input - Absolute Values'.M4])" office:value-type="float" office:value="0.01458453487" calcext:value-type="float">
            <text:p>0.0145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4-01-24" calcext:value-type="date">
            <text:p>2024-01-24</text:p>
          </table:table-cell>
          <table:table-cell table:style-name="ce11" table:formula="of:=LN([$'Data-Input - Absolute Values'.B4]/[$'Data-Input - Absolute Values'.B5])" office:value-type="float" office:value="0.03728849142" calcext:value-type="float">
            <text:p>0.03729</text:p>
          </table:table-cell>
          <table:table-cell table:style-name="ce11" table:formula="of:=LN([$'Data-Input - Absolute Values'.C4]/[$'Data-Input - Absolute Values'.C5])" office:value-type="float" office:value="0.01092204882" calcext:value-type="float">
            <text:p>0.01092</text:p>
          </table:table-cell>
          <table:table-cell table:style-name="ce11" table:formula="of:=LN([$'Data-Input - Absolute Values'.D4]/[$'Data-Input - Absolute Values'.D5])" office:value-type="float" office:value="0.02818650868" calcext:value-type="float">
            <text:p>0.02819</text:p>
          </table:table-cell>
          <table:table-cell table:style-name="ce11" table:formula="of:=LN([$'Data-Input - Absolute Values'.E4]/[$'Data-Input - Absolute Values'.E5])" office:value-type="float" office:value="0.04456223824" calcext:value-type="float">
            <text:p>0.04456</text:p>
          </table:table-cell>
          <table:table-cell table:style-name="ce11" table:formula="of:=LN([$'Data-Input - Absolute Values'.F4]/[$'Data-Input - Absolute Values'.F5])" office:value-type="float" office:value="0.0007542426505" calcext:value-type="float">
            <text:p>0.00075</text:p>
          </table:table-cell>
          <table:table-cell table:style-name="ce11" table:formula="of:=LN([$'Data-Input - Absolute Values'.G4]/[$'Data-Input - Absolute Values'.G5])" office:value-type="float" office:value="-0.008637595185" calcext:value-type="float">
            <text:p>-0.00864</text:p>
          </table:table-cell>
          <table:table-cell table:style-name="ce11" table:formula="of:=LN([$'Data-Input - Absolute Values'.H4]/[$'Data-Input - Absolute Values'.H5])" office:value-type="float" office:value="-0.002211109087" calcext:value-type="float">
            <text:p>-0.00221</text:p>
          </table:table-cell>
          <table:table-cell table:style-name="ce11" table:formula="of:=LN([$'Data-Input - Absolute Values'.I4]/[$'Data-Input - Absolute Values'.I5])" office:value-type="float" office:value="-0.006200230294" calcext:value-type="float">
            <text:p>-0.00620</text:p>
          </table:table-cell>
          <table:table-cell table:style-name="ce11" table:formula="of:=LN([$'Data-Input - Absolute Values'.J4]/[$'Data-Input - Absolute Values'.J5])" office:value-type="float" office:value="-0.06302764984" calcext:value-type="float">
            <text:p>-0.06303</text:p>
          </table:table-cell>
          <table:table-cell table:style-name="ce11" table:formula="of:=LN([$'Data-Input - Absolute Values'.K4]/[$'Data-Input - Absolute Values'.K5])" office:value-type="float" office:value="-0.1226129233" calcext:value-type="float">
            <text:p>-0.12261</text:p>
          </table:table-cell>
          <table:table-cell table:style-name="ce11" table:formula="of:=LN([$'Data-Input - Absolute Values'.L4]/[$'Data-Input - Absolute Values'.L5])" office:value-type="float" office:value="-0.09943107898" calcext:value-type="float">
            <text:p>-0.09943</text:p>
          </table:table-cell>
          <table:table-cell table:style-name="ce11" table:formula="of:=LN([$'Data-Input - Absolute Values'.M4]/[$'Data-Input - Absolute Values'.M5])" office:value-type="float" office:value="-0.0460096125" calcext:value-type="float">
            <text:p>-0.0460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4-01-17" calcext:value-type="date">
            <text:p>2024-01-17</text:p>
          </table:table-cell>
          <table:table-cell table:style-name="ce11" table:formula="of:=LN([$'Data-Input - Absolute Values'.B5]/[$'Data-Input - Absolute Values'.B6])" office:value-type="float" office:value="0.02168298652" calcext:value-type="float">
            <text:p>0.02168</text:p>
          </table:table-cell>
          <table:table-cell table:style-name="ce11" table:formula="of:=LN([$'Data-Input - Absolute Values'.C5]/[$'Data-Input - Absolute Values'.C6])" office:value-type="float" office:value="-0.005797117684" calcext:value-type="float">
            <text:p>-0.00580</text:p>
          </table:table-cell>
          <table:table-cell table:style-name="ce11" table:formula="of:=LN([$'Data-Input - Absolute Values'.D5]/[$'Data-Input - Absolute Values'.D6])" office:value-type="float" office:value="0.01622546517" calcext:value-type="float">
            <text:p>0.01623</text:p>
          </table:table-cell>
          <table:table-cell table:style-name="ce11" table:formula="of:=LN([$'Data-Input - Absolute Values'.E5]/[$'Data-Input - Absolute Values'.E6])" office:value-type="float" office:value="-0.003382381036" calcext:value-type="float">
            <text:p>-0.00338</text:p>
          </table:table-cell>
          <table:table-cell table:style-name="ce11" table:formula="of:=LN([$'Data-Input - Absolute Values'.F5]/[$'Data-Input - Absolute Values'.F6])" office:value-type="float" office:value="-0.006642877094" calcext:value-type="float">
            <text:p>-0.00664</text:p>
          </table:table-cell>
          <table:table-cell table:style-name="ce11" table:formula="of:=LN([$'Data-Input - Absolute Values'.G5]/[$'Data-Input - Absolute Values'.G6])" office:value-type="float" office:value="-0.001510717788" calcext:value-type="float">
            <text:p>-0.00151</text:p>
          </table:table-cell>
          <table:table-cell table:style-name="ce11" table:formula="of:=LN([$'Data-Input - Absolute Values'.H5]/[$'Data-Input - Absolute Values'.H6])" office:value-type="float" office:value="0.003160225953" calcext:value-type="float">
            <text:p>0.00316</text:p>
          </table:table-cell>
          <table:table-cell table:style-name="ce11" table:formula="of:=LN([$'Data-Input - Absolute Values'.I5]/[$'Data-Input - Absolute Values'.I6])" office:value-type="float" office:value="-0.01668005536" calcext:value-type="float">
            <text:p>-0.01668</text:p>
          </table:table-cell>
          <table:table-cell table:style-name="ce11" table:formula="of:=LN([$'Data-Input - Absolute Values'.J5]/[$'Data-Input - Absolute Values'.J6])" office:value-type="float" office:value="-0.07865088477" calcext:value-type="float">
            <text:p>-0.07865</text:p>
          </table:table-cell>
          <table:table-cell table:style-name="ce11" table:formula="of:=LN([$'Data-Input - Absolute Values'.K5]/[$'Data-Input - Absolute Values'.K6])" office:value-type="float" office:value="-0.01406720137" calcext:value-type="float">
            <text:p>-0.01407</text:p>
          </table:table-cell>
          <table:table-cell table:style-name="ce11" table:formula="of:=LN([$'Data-Input - Absolute Values'.L5]/[$'Data-Input - Absolute Values'.L6])" office:value-type="float" office:value="-0.06577767867" calcext:value-type="float">
            <text:p>-0.06578</text:p>
          </table:table-cell>
          <table:table-cell table:style-name="ce11" table:formula="of:=LN([$'Data-Input - Absolute Values'.M5]/[$'Data-Input - Absolute Values'.M6])" office:value-type="float" office:value="0.001108513528" calcext:value-type="float">
            <text:p>0.0011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4-01-10" calcext:value-type="date">
            <text:p>2024-01-10</text:p>
          </table:table-cell>
          <table:table-cell table:style-name="ce11" table:formula="of:=LN([$'Data-Input - Absolute Values'.B6]/[$'Data-Input - Absolute Values'.B7])" office:value-type="float" office:value="0.02553824224" calcext:value-type="float">
            <text:p>0.02554</text:p>
          </table:table-cell>
          <table:table-cell table:style-name="ce11" table:formula="of:=LN([$'Data-Input - Absolute Values'.C6]/[$'Data-Input - Absolute Values'.C7])" office:value-type="float" office:value="-0.006402070522" calcext:value-type="float">
            <text:p>-0.00640</text:p>
          </table:table-cell>
          <table:table-cell table:style-name="ce11" table:formula="of:=LN([$'Data-Input - Absolute Values'.D6]/[$'Data-Input - Absolute Values'.D7])" office:value-type="float" office:value="0.05333031092" calcext:value-type="float">
            <text:p>0.05333</text:p>
          </table:table-cell>
          <table:table-cell table:style-name="ce11" table:formula="of:=LN([$'Data-Input - Absolute Values'.E6]/[$'Data-Input - Absolute Values'.E7])" office:value-type="float" office:value="-0.01308304471" calcext:value-type="float">
            <text:p>-0.01308</text:p>
          </table:table-cell>
          <table:table-cell table:style-name="ce11" table:formula="of:=LN([$'Data-Input - Absolute Values'.F6]/[$'Data-Input - Absolute Values'.F7])" office:value-type="float" office:value="-0.02076969209" calcext:value-type="float">
            <text:p>-0.02077</text:p>
          </table:table-cell>
          <table:table-cell table:style-name="ce11" table:formula="of:=LN([$'Data-Input - Absolute Values'.G6]/[$'Data-Input - Absolute Values'.G7])" office:value-type="float" office:value="-0.01015374107" calcext:value-type="float">
            <text:p>-0.01015</text:p>
          </table:table-cell>
          <table:table-cell table:style-name="ce11" table:formula="of:=LN([$'Data-Input - Absolute Values'.H6]/[$'Data-Input - Absolute Values'.H7])" office:value-type="float" office:value="-0.00105451871" calcext:value-type="float">
            <text:p>-0.00105</text:p>
          </table:table-cell>
          <table:table-cell table:style-name="ce11" table:formula="of:=LN([$'Data-Input - Absolute Values'.I6]/[$'Data-Input - Absolute Values'.I7])" office:value-type="float" office:value="-0.02375451842" calcext:value-type="float">
            <text:p>-0.02375</text:p>
          </table:table-cell>
          <table:table-cell table:style-name="ce11" table:formula="of:=LN([$'Data-Input - Absolute Values'.J6]/[$'Data-Input - Absolute Values'.J7])" office:value-type="float" office:value="0.0801537486" calcext:value-type="float">
            <text:p>0.08015</text:p>
          </table:table-cell>
          <table:table-cell table:style-name="ce11" table:formula="of:=LN([$'Data-Input - Absolute Values'.K6]/[$'Data-Input - Absolute Values'.K7])" office:value-type="float" office:value="0.151714823" calcext:value-type="float">
            <text:p>0.15171</text:p>
          </table:table-cell>
          <table:table-cell table:style-name="ce11" table:formula="of:=LN([$'Data-Input - Absolute Values'.L6]/[$'Data-Input - Absolute Values'.L7])" office:value-type="float" office:value="0.01344132441" calcext:value-type="float">
            <text:p>0.01344</text:p>
          </table:table-cell>
          <table:table-cell table:style-name="ce11" table:formula="of:=LN([$'Data-Input - Absolute Values'.M6]/[$'Data-Input - Absolute Values'.M7])" office:value-type="float" office:value="0.06305575623" calcext:value-type="float">
            <text:p>0.0630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4-01-03" calcext:value-type="date">
            <text:p>2024-01-03</text:p>
          </table:table-cell>
          <table:table-cell table:style-name="ce11" table:formula="of:=LN([$'Data-Input - Absolute Values'.B7]/[$'Data-Input - Absolute Values'.B8])" office:value-type="float" office:value="-0.0004408199322" calcext:value-type="float">
            <text:p>-0.00044</text:p>
          </table:table-cell>
          <table:table-cell table:style-name="ce11" table:formula="of:=LN([$'Data-Input - Absolute Values'.C7]/[$'Data-Input - Absolute Values'.C8])" office:value-type="float" office:value="0.0317692844" calcext:value-type="float">
            <text:p>0.03177</text:p>
          </table:table-cell>
          <table:table-cell table:style-name="ce11" table:formula="of:=LN([$'Data-Input - Absolute Values'.D7]/[$'Data-Input - Absolute Values'.D8])" office:value-type="float" office:value="0.04819912265" calcext:value-type="float">
            <text:p>0.04820</text:p>
          </table:table-cell>
          <table:table-cell table:style-name="ce11" table:formula="of:=LN([$'Data-Input - Absolute Values'.E7]/[$'Data-Input - Absolute Values'.E8])" office:value-type="float" office:value="0.0129142256" calcext:value-type="float">
            <text:p>0.01291</text:p>
          </table:table-cell>
          <table:table-cell table:style-name="ce11" table:formula="of:=LN([$'Data-Input - Absolute Values'.F7]/[$'Data-Input - Absolute Values'.F8])" office:value-type="float" office:value="-0.01191938218" calcext:value-type="float">
            <text:p>-0.01192</text:p>
          </table:table-cell>
          <table:table-cell table:style-name="ce11" table:formula="of:=LN([$'Data-Input - Absolute Values'.G7]/[$'Data-Input - Absolute Values'.G8])" office:value-type="float" office:value="-0.004686734432" calcext:value-type="float">
            <text:p>-0.00469</text:p>
          </table:table-cell>
          <table:table-cell table:style-name="ce11" table:formula="of:=LN([$'Data-Input - Absolute Values'.H7]/[$'Data-Input - Absolute Values'.H8])" office:value-type="float" office:value="-0.001263956351" calcext:value-type="float">
            <text:p>-0.00126</text:p>
          </table:table-cell>
          <table:table-cell table:style-name="ce11" table:formula="of:=LN([$'Data-Input - Absolute Values'.I7]/[$'Data-Input - Absolute Values'.I8])" office:value-type="float" office:value="-0.02569593838" calcext:value-type="float">
            <text:p>-0.02570</text:p>
          </table:table-cell>
          <table:table-cell table:style-name="ce11" table:formula="of:=LN([$'Data-Input - Absolute Values'.J7]/[$'Data-Input - Absolute Values'.J8])" office:value-type="float" office:value="-0.01846474953" calcext:value-type="float">
            <text:p>-0.01846</text:p>
          </table:table-cell>
          <table:table-cell table:style-name="ce11" table:formula="of:=LN([$'Data-Input - Absolute Values'.K7]/[$'Data-Input - Absolute Values'.K8])" office:value-type="float" office:value="-0.04257409603" calcext:value-type="float">
            <text:p>-0.04257</text:p>
          </table:table-cell>
          <table:table-cell table:style-name="ce11" table:formula="of:=LN([$'Data-Input - Absolute Values'.L7]/[$'Data-Input - Absolute Values'.L8])" office:value-type="float" office:value="-0.1050859143" calcext:value-type="float">
            <text:p>-0.10509</text:p>
          </table:table-cell>
          <table:table-cell table:style-name="ce11" table:formula="of:=LN([$'Data-Input - Absolute Values'.M7]/[$'Data-Input - Absolute Values'.M8])" office:value-type="float" office:value="-0.1127375533" calcext:value-type="float">
            <text:p>-0.1127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12-22" calcext:value-type="date">
            <text:p>2023-12-22</text:p>
          </table:table-cell>
          <table:table-cell table:style-name="ce11" table:formula="of:=LN([$'Data-Input - Absolute Values'.B8]/[$'Data-Input - Absolute Values'.B9])" office:value-type="float" office:value="-0.002054594207" calcext:value-type="float">
            <text:p>-0.00205</text:p>
          </table:table-cell>
          <table:table-cell table:style-name="ce11" table:formula="of:=LN([$'Data-Input - Absolute Values'.C8]/[$'Data-Input - Absolute Values'.C9])" office:value-type="float" office:value="0.004621995683" calcext:value-type="float">
            <text:p>0.00462</text:p>
          </table:table-cell>
          <table:table-cell table:style-name="ce11" table:formula="of:=LN([$'Data-Input - Absolute Values'.D8]/[$'Data-Input - Absolute Values'.D9])" office:value-type="float" office:value="-0.03557146578" calcext:value-type="float">
            <text:p>-0.03557</text:p>
          </table:table-cell>
          <table:table-cell table:style-name="ce11" table:formula="of:=LN([$'Data-Input - Absolute Values'.E8]/[$'Data-Input - Absolute Values'.E9])" office:value-type="float" office:value="0.01086229282" calcext:value-type="float">
            <text:p>0.01086</text:p>
          </table:table-cell>
          <table:table-cell table:style-name="ce11" table:formula="of:=LN([$'Data-Input - Absolute Values'.F8]/[$'Data-Input - Absolute Values'.F9])" office:value-type="float" office:value="0.01109994558" calcext:value-type="float">
            <text:p>0.01110</text:p>
          </table:table-cell>
          <table:table-cell table:style-name="ce11" table:formula="of:=LN([$'Data-Input - Absolute Values'.G8]/[$'Data-Input - Absolute Values'.G9])" office:value-type="float" office:value="0.00119414704" calcext:value-type="float">
            <text:p>0.00119</text:p>
          </table:table-cell>
          <table:table-cell table:style-name="ce11" table:formula="of:=LN([$'Data-Input - Absolute Values'.H8]/[$'Data-Input - Absolute Values'.H9])" office:value-type="float" office:value="0.002002002671" calcext:value-type="float">
            <text:p>0.00200</text:p>
          </table:table-cell>
          <table:table-cell table:style-name="ce11" table:formula="of:=LN([$'Data-Input - Absolute Values'.I8]/[$'Data-Input - Absolute Values'.I9])" office:value-type="float" office:value="0.009016844283" calcext:value-type="float">
            <text:p>0.00902</text:p>
          </table:table-cell>
          <table:table-cell table:style-name="ce11" table:formula="of:=LN([$'Data-Input - Absolute Values'.J8]/[$'Data-Input - Absolute Values'.J9])" office:value-type="float" office:value="0.03761371351" calcext:value-type="float">
            <text:p>0.03761</text:p>
          </table:table-cell>
          <table:table-cell table:style-name="ce11" table:formula="of:=LN([$'Data-Input - Absolute Values'.K8]/[$'Data-Input - Absolute Values'.K9])" office:value-type="float" office:value="0.0374526882" calcext:value-type="float">
            <text:p>0.03745</text:p>
          </table:table-cell>
          <table:table-cell table:style-name="ce11" table:formula="of:=LN([$'Data-Input - Absolute Values'.L8]/[$'Data-Input - Absolute Values'.L9])" office:value-type="float" office:value="0.02593367193" calcext:value-type="float">
            <text:p>0.02593</text:p>
          </table:table-cell>
          <table:table-cell table:style-name="ce11" table:formula="of:=LN([$'Data-Input - Absolute Values'.M8]/[$'Data-Input - Absolute Values'.M9])" office:value-type="float" office:value="0.02825514791" calcext:value-type="float">
            <text:p>0.0282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12-15" calcext:value-type="date">
            <text:p>2023-12-15</text:p>
          </table:table-cell>
          <table:table-cell table:style-name="ce11" table:formula="of:=LN([$'Data-Input - Absolute Values'.B9]/[$'Data-Input - Absolute Values'.B10])" office:value-type="float" office:value="-0.01729568585" calcext:value-type="float">
            <text:p>-0.01730</text:p>
          </table:table-cell>
          <table:table-cell table:style-name="ce11" table:formula="of:=LN([$'Data-Input - Absolute Values'.C9]/[$'Data-Input - Absolute Values'.C10])" office:value-type="float" office:value="0.02682924167" calcext:value-type="float">
            <text:p>0.02683</text:p>
          </table:table-cell>
          <table:table-cell table:style-name="ce11" table:formula="of:=LN([$'Data-Input - Absolute Values'.D9]/[$'Data-Input - Absolute Values'.D10])" office:value-type="float" office:value="-0.04958117461" calcext:value-type="float">
            <text:p>-0.04958</text:p>
          </table:table-cell>
          <table:table-cell table:style-name="ce11" table:formula="of:=LN([$'Data-Input - Absolute Values'.E9]/[$'Data-Input - Absolute Values'.E10])" office:value-type="float" office:value="-0.02227564263" calcext:value-type="float">
            <text:p>-0.02228</text:p>
          </table:table-cell>
          <table:table-cell table:style-name="ce11" table:formula="of:=LN([$'Data-Input - Absolute Values'.F9]/[$'Data-Input - Absolute Values'.F10])" office:value-type="float" office:value="0.0355778339" calcext:value-type="float">
            <text:p>0.03558</text:p>
          </table:table-cell>
          <table:table-cell table:style-name="ce11" table:formula="of:=LN([$'Data-Input - Absolute Values'.G9]/[$'Data-Input - Absolute Values'.G10])" office:value-type="float" office:value="0.02935293295" calcext:value-type="float">
            <text:p>0.02935</text:p>
          </table:table-cell>
          <table:table-cell table:style-name="ce11" table:formula="of:=LN([$'Data-Input - Absolute Values'.H9]/[$'Data-Input - Absolute Values'.H10])" office:value-type="float" office:value="0.007942012413" calcext:value-type="float">
            <text:p>0.00794</text:p>
          </table:table-cell>
          <table:table-cell table:style-name="ce11" table:formula="of:=LN([$'Data-Input - Absolute Values'.I9]/[$'Data-Input - Absolute Values'.I10])" office:value-type="float" office:value="0.05818187386" calcext:value-type="float">
            <text:p>0.05818</text:p>
          </table:table-cell>
          <table:table-cell table:style-name="ce11" table:formula="of:=LN([$'Data-Input - Absolute Values'.J9]/[$'Data-Input - Absolute Values'.J10])" office:value-type="float" office:value="-0.0645244163" calcext:value-type="float">
            <text:p>-0.06452</text:p>
          </table:table-cell>
          <table:table-cell table:style-name="ce11" table:formula="of:=LN([$'Data-Input - Absolute Values'.K9]/[$'Data-Input - Absolute Values'.K10])" office:value-type="float" office:value="-0.07388282546" calcext:value-type="float">
            <text:p>-0.07388</text:p>
          </table:table-cell>
          <table:table-cell table:style-name="ce11" table:formula="of:=LN([$'Data-Input - Absolute Values'.L9]/[$'Data-Input - Absolute Values'.L10])" office:value-type="float" office:value="0.08426432587" calcext:value-type="float">
            <text:p>0.08426</text:p>
          </table:table-cell>
          <table:table-cell table:style-name="ce11" table:formula="of:=LN([$'Data-Input - Absolute Values'.M9]/[$'Data-Input - Absolute Values'.M10])" office:value-type="float" office:value="-0.1131053644" calcext:value-type="float">
            <text:p>-0.1131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12-08" calcext:value-type="date">
            <text:p>2023-12-08</text:p>
          </table:table-cell>
          <table:table-cell table:style-name="ce11" table:formula="of:=LN([$'Data-Input - Absolute Values'.B10]/[$'Data-Input - Absolute Values'.B11])" office:value-type="float" office:value="0.008101896169" calcext:value-type="float">
            <text:p>0.00810</text:p>
          </table:table-cell>
          <table:table-cell table:style-name="ce11" table:formula="of:=LN([$'Data-Input - Absolute Values'.C10]/[$'Data-Input - Absolute Values'.C11])" office:value-type="float" office:value="0.02129932803" calcext:value-type="float">
            <text:p>0.02130</text:p>
          </table:table-cell>
          <table:table-cell table:style-name="ce11" table:formula="of:=LN([$'Data-Input - Absolute Values'.D10]/[$'Data-Input - Absolute Values'.D11])" office:value-type="float" office:value="-0.02242117493" calcext:value-type="float">
            <text:p>-0.02242</text:p>
          </table:table-cell>
          <table:table-cell table:style-name="ce11" table:formula="of:=LN([$'Data-Input - Absolute Values'.E10]/[$'Data-Input - Absolute Values'.E11])" office:value-type="float" office:value="0.03342976942" calcext:value-type="float">
            <text:p>0.03343</text:p>
          </table:table-cell>
          <table:table-cell table:style-name="ce11" table:formula="of:=LN([$'Data-Input - Absolute Values'.F10]/[$'Data-Input - Absolute Values'.F11])" office:value-type="float" office:value="0.01694067981" calcext:value-type="float">
            <text:p>0.01694</text:p>
          </table:table-cell>
          <table:table-cell table:style-name="ce11" table:formula="of:=LN([$'Data-Input - Absolute Values'.G10]/[$'Data-Input - Absolute Values'.G11])" office:value-type="float" office:value="0.01669460032" calcext:value-type="float">
            <text:p>0.01669</text:p>
          </table:table-cell>
          <table:table-cell table:style-name="ce11" table:formula="of:=LN([$'Data-Input - Absolute Values'.H10]/[$'Data-Input - Absolute Values'.H11])" office:value-type="float" office:value="0.0003189962279" calcext:value-type="float">
            <text:p>0.00032</text:p>
          </table:table-cell>
          <table:table-cell table:style-name="ce11" table:formula="of:=LN([$'Data-Input - Absolute Values'.I10]/[$'Data-Input - Absolute Values'.I11])" office:value-type="float" office:value="0.04995993982" calcext:value-type="float">
            <text:p>0.04996</text:p>
          </table:table-cell>
          <table:table-cell table:style-name="ce11" table:formula="of:=LN([$'Data-Input - Absolute Values'.J10]/[$'Data-Input - Absolute Values'.J11])" office:value-type="float" office:value="0.1444483205" calcext:value-type="float">
            <text:p>0.14445</text:p>
          </table:table-cell>
          <table:table-cell table:style-name="ce11" table:formula="of:=LN([$'Data-Input - Absolute Values'.K10]/[$'Data-Input - Absolute Values'.K11])" office:value-type="float" office:value="0.1342325571" calcext:value-type="float">
            <text:p>0.13423</text:p>
          </table:table-cell>
          <table:table-cell table:style-name="ce11" table:formula="of:=LN([$'Data-Input - Absolute Values'.L10]/[$'Data-Input - Absolute Values'.L11])" office:value-type="float" office:value="0.3634847073" calcext:value-type="float">
            <text:p>0.36348</text:p>
          </table:table-cell>
          <table:table-cell table:style-name="ce11" table:formula="of:=LN([$'Data-Input - Absolute Values'.M10]/[$'Data-Input - Absolute Values'.M11])" office:value-type="float" office:value="0.1032786966" calcext:value-type="float">
            <text:p>0.1032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12-01" calcext:value-type="date">
            <text:p>2023-12-01</text:p>
          </table:table-cell>
          <table:table-cell table:style-name="ce11" table:formula="of:=LN([$'Data-Input - Absolute Values'.B11]/[$'Data-Input - Absolute Values'.B12])" office:value-type="float" office:value="-0.002321533254" calcext:value-type="float">
            <text:p>-0.00232</text:p>
          </table:table-cell>
          <table:table-cell table:style-name="ce11" table:formula="of:=LN([$'Data-Input - Absolute Values'.C11]/[$'Data-Input - Absolute Values'.C12])" office:value-type="float" office:value="0.0288854179" calcext:value-type="float">
            <text:p>0.02889</text:p>
          </table:table-cell>
          <table:table-cell table:style-name="ce11" table:formula="of:=LN([$'Data-Input - Absolute Values'.D11]/[$'Data-Input - Absolute Values'.D12])" office:value-type="float" office:value="0.02591564558" calcext:value-type="float">
            <text:p>0.02592</text:p>
          </table:table-cell>
          <table:table-cell table:style-name="ce11" table:formula="of:=LN([$'Data-Input - Absolute Values'.E11]/[$'Data-Input - Absolute Values'.E12])" office:value-type="float" office:value="0.01477645312" calcext:value-type="float">
            <text:p>0.01478</text:p>
          </table:table-cell>
          <table:table-cell table:style-name="ce11" table:formula="of:=LN([$'Data-Input - Absolute Values'.F11]/[$'Data-Input - Absolute Values'.F12])" office:value-type="float" office:value="0.03165061387" calcext:value-type="float">
            <text:p>0.03165</text:p>
          </table:table-cell>
          <table:table-cell table:style-name="ce11" table:formula="of:=LN([$'Data-Input - Absolute Values'.G11]/[$'Data-Input - Absolute Values'.G12])" office:value-type="float" office:value="0.01467294948" calcext:value-type="float">
            <text:p>0.01467</text:p>
          </table:table-cell>
          <table:table-cell table:style-name="ce11" table:formula="of:=LN([$'Data-Input - Absolute Values'.H11]/[$'Data-Input - Absolute Values'.H12])" office:value-type="float" office:value="0.005866370618" calcext:value-type="float">
            <text:p>0.00587</text:p>
          </table:table-cell>
          <table:table-cell table:style-name="ce11" table:formula="of:=LN([$'Data-Input - Absolute Values'.I11]/[$'Data-Input - Absolute Values'.I12])" office:value-type="float" office:value="0.02824690814" calcext:value-type="float">
            <text:p>0.02825</text:p>
          </table:table-cell>
          <table:table-cell table:style-name="ce11" table:formula="of:=LN([$'Data-Input - Absolute Values'.J11]/[$'Data-Input - Absolute Values'.J12])" office:value-type="float" office:value="0.02961315149" calcext:value-type="float">
            <text:p>0.02961</text:p>
          </table:table-cell>
          <table:table-cell table:style-name="ce11" table:formula="of:=LN([$'Data-Input - Absolute Values'.K11]/[$'Data-Input - Absolute Values'.K12])" office:value-type="float" office:value="0.007270926892" calcext:value-type="float">
            <text:p>0.00727</text:p>
          </table:table-cell>
          <table:table-cell table:style-name="ce11" table:formula="of:=LN([$'Data-Input - Absolute Values'.L11]/[$'Data-Input - Absolute Values'.L12])" office:value-type="float" office:value="-0.0008502196913" calcext:value-type="float">
            <text:p>-0.00085</text:p>
          </table:table-cell>
          <table:table-cell table:style-name="ce11" table:formula="of:=LN([$'Data-Input - Absolute Values'.M11]/[$'Data-Input - Absolute Values'.M12])" office:value-type="float" office:value="0.01644370656" calcext:value-type="float">
            <text:p>0.0164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11-24" calcext:value-type="date">
            <text:p>2023-11-24</text:p>
          </table:table-cell>
          <table:table-cell table:style-name="ce11" table:formula="of:=LN([$'Data-Input - Absolute Values'.B12]/[$'Data-Input - Absolute Values'.B13])" office:value-type="float" office:value="0.02020270732" calcext:value-type="float">
            <text:p>0.02020</text:p>
          </table:table-cell>
          <table:table-cell table:style-name="ce11" table:formula="of:=LN([$'Data-Input - Absolute Values'.C12]/[$'Data-Input - Absolute Values'.C13])" office:value-type="float" office:value="-0.004279607102" calcext:value-type="float">
            <text:p>-0.00428</text:p>
          </table:table-cell>
          <table:table-cell table:style-name="ce11" table:formula="of:=LN([$'Data-Input - Absolute Values'.D12]/[$'Data-Input - Absolute Values'.D13])" office:value-type="float" office:value="-0.0250056239" calcext:value-type="float">
            <text:p>-0.02501</text:p>
          </table:table-cell>
          <table:table-cell table:style-name="ce11" table:formula="of:=LN([$'Data-Input - Absolute Values'.E12]/[$'Data-Input - Absolute Values'.E13])" office:value-type="float" office:value="0.003333044047" calcext:value-type="float">
            <text:p>0.00333</text:p>
          </table:table-cell>
          <table:table-cell table:style-name="ce11" table:formula="of:=LN([$'Data-Input - Absolute Values'.F12]/[$'Data-Input - Absolute Values'.F13])" office:value-type="float" office:value="-0.0003058286984" calcext:value-type="float">
            <text:p>-0.00031</text:p>
          </table:table-cell>
          <table:table-cell table:style-name="ce11" table:formula="of:=LN([$'Data-Input - Absolute Values'.G12]/[$'Data-Input - Absolute Values'.G13])" office:value-type="float" office:value="-0.001231002475" calcext:value-type="float">
            <text:p>-0.00123</text:p>
          </table:table-cell>
          <table:table-cell table:style-name="ce11" table:formula="of:=LN([$'Data-Input - Absolute Values'.H12]/[$'Data-Input - Absolute Values'.H13])" office:value-type="float" office:value="0.0004279905907" calcext:value-type="float">
            <text:p>0.00043</text:p>
          </table:table-cell>
          <table:table-cell table:style-name="ce11" table:formula="of:=LN([$'Data-Input - Absolute Values'.I12]/[$'Data-Input - Absolute Values'.I13])" office:value-type="float" office:value="-0.000324359393" calcext:value-type="float">
            <text:p>-0.00032</text:p>
          </table:table-cell>
          <table:table-cell table:style-name="ce11" table:formula="of:=LN([$'Data-Input - Absolute Values'.J12]/[$'Data-Input - Absolute Values'.J13])" office:value-type="float" office:value="0.02915691881" calcext:value-type="float">
            <text:p>0.02916</text:p>
          </table:table-cell>
          <table:table-cell table:style-name="ce11" table:formula="of:=LN([$'Data-Input - Absolute Values'.K12]/[$'Data-Input - Absolute Values'.K13])" office:value-type="float" office:value="0.05806909443" calcext:value-type="float">
            <text:p>0.05807</text:p>
          </table:table-cell>
          <table:table-cell table:style-name="ce11" table:formula="of:=LN([$'Data-Input - Absolute Values'.L12]/[$'Data-Input - Absolute Values'.L13])" office:value-type="float" office:value="0.05233752511" calcext:value-type="float">
            <text:p>0.05234</text:p>
          </table:table-cell>
          <table:table-cell table:style-name="ce11" table:formula="of:=LN([$'Data-Input - Absolute Values'.M12]/[$'Data-Input - Absolute Values'.M13])" office:value-type="float" office:value="0.006329262816" calcext:value-type="float">
            <text:p>0.0063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11-17" calcext:value-type="date">
            <text:p>2023-11-17</text:p>
          </table:table-cell>
          <table:table-cell table:style-name="ce11" table:formula="of:=LN([$'Data-Input - Absolute Values'.B13]/[$'Data-Input - Absolute Values'.B14])" office:value-type="float" office:value="-0.02353049741" calcext:value-type="float">
            <text:p>-0.02353</text:p>
          </table:table-cell>
          <table:table-cell table:style-name="ce11" table:formula="of:=LN([$'Data-Input - Absolute Values'.C13]/[$'Data-Input - Absolute Values'.C14])" office:value-type="float" office:value="0.02595675648" calcext:value-type="float">
            <text:p>0.02596</text:p>
          </table:table-cell>
          <table:table-cell table:style-name="ce11" table:formula="of:=LN([$'Data-Input - Absolute Values'.D13]/[$'Data-Input - Absolute Values'.D14])" office:value-type="float" office:value="0.01052520871" calcext:value-type="float">
            <text:p>0.01053</text:p>
          </table:table-cell>
          <table:table-cell table:style-name="ce11" table:formula="of:=LN([$'Data-Input - Absolute Values'.E13]/[$'Data-Input - Absolute Values'.E14])" office:value-type="float" office:value="0.02833656582" calcext:value-type="float">
            <text:p>0.02834</text:p>
          </table:table-cell>
          <table:table-cell table:style-name="ce11" table:formula="of:=LN([$'Data-Input - Absolute Values'.F13]/[$'Data-Input - Absolute Values'.F14])" office:value-type="float" office:value="0.01866629615" calcext:value-type="float">
            <text:p>0.01867</text:p>
          </table:table-cell>
          <table:table-cell table:style-name="ce11" table:formula="of:=LN([$'Data-Input - Absolute Values'.G13]/[$'Data-Input - Absolute Values'.G14])" office:value-type="float" office:value="0.01955206722" calcext:value-type="float">
            <text:p>0.01955</text:p>
          </table:table-cell>
          <table:table-cell table:style-name="ce11" table:formula="of:=LN([$'Data-Input - Absolute Values'.H13]/[$'Data-Input - Absolute Values'.H14])" office:value-type="float" office:value="0.007002197994" calcext:value-type="float">
            <text:p>0.00700</text:p>
          </table:table-cell>
          <table:table-cell table:style-name="ce11" table:formula="of:=LN([$'Data-Input - Absolute Values'.I13]/[$'Data-Input - Absolute Values'.I14])" office:value-type="float" office:value="0.02720305803" calcext:value-type="float">
            <text:p>0.02720</text:p>
          </table:table-cell>
          <table:table-cell table:style-name="ce11" table:formula="of:=LN([$'Data-Input - Absolute Values'.J13]/[$'Data-Input - Absolute Values'.J14])" office:value-type="float" office:value="-0.04136355775" calcext:value-type="float">
            <text:p>-0.04136</text:p>
          </table:table-cell>
          <table:table-cell table:style-name="ce11" table:formula="of:=LN([$'Data-Input - Absolute Values'.K13]/[$'Data-Input - Absolute Values'.K14])" office:value-type="float" office:value="-0.08013424235" calcext:value-type="float">
            <text:p>-0.08013</text:p>
          </table:table-cell>
          <table:table-cell table:style-name="ce11" table:formula="of:=LN([$'Data-Input - Absolute Values'.L13]/[$'Data-Input - Absolute Values'.L14])" office:value-type="float" office:value="-0.07557810633" calcext:value-type="float">
            <text:p>-0.07558</text:p>
          </table:table-cell>
          <table:table-cell table:style-name="ce11" table:formula="of:=LN([$'Data-Input - Absolute Values'.M13]/[$'Data-Input - Absolute Values'.M14])" office:value-type="float" office:value="-0.0647924" calcext:value-type="float">
            <text:p>-0.0647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11-10" calcext:value-type="date">
            <text:p>2023-11-10</text:p>
          </table:table-cell>
          <table:table-cell table:style-name="ce11" table:formula="of:=LN([$'Data-Input - Absolute Values'.B14]/[$'Data-Input - Absolute Values'.B15])" office:value-type="float" office:value="0.05111845393" calcext:value-type="float">
            <text:p>0.05112</text:p>
          </table:table-cell>
          <table:table-cell table:style-name="ce11" table:formula="of:=LN([$'Data-Input - Absolute Values'.C14]/[$'Data-Input - Absolute Values'.C15])" office:value-type="float" office:value="0.02890160407" calcext:value-type="float">
            <text:p>0.02890</text:p>
          </table:table-cell>
          <table:table-cell table:style-name="ce11" table:formula="of:=LN([$'Data-Input - Absolute Values'.D14]/[$'Data-Input - Absolute Values'.D15])" office:value-type="float" office:value="0.009243277826" calcext:value-type="float">
            <text:p>0.00924</text:p>
          </table:table-cell>
          <table:table-cell table:style-name="ce11" table:formula="of:=LN([$'Data-Input - Absolute Values'.E14]/[$'Data-Input - Absolute Values'.E15])" office:value-type="float" office:value="-0.006666090805" calcext:value-type="float">
            <text:p>-0.00667</text:p>
          </table:table-cell>
          <table:table-cell table:style-name="ce11" table:formula="of:=LN([$'Data-Input - Absolute Values'.F14]/[$'Data-Input - Absolute Values'.F15])" office:value-type="float" office:value="-0.007395445312" calcext:value-type="float">
            <text:p>-0.00740</text:p>
          </table:table-cell>
          <table:table-cell table:style-name="ce11" table:formula="of:=LN([$'Data-Input - Absolute Values'.G14]/[$'Data-Input - Absolute Values'.G15])" office:value-type="float" office:value="0.007011320388" calcext:value-type="float">
            <text:p>0.00701</text:p>
          </table:table-cell>
          <table:table-cell table:style-name="ce11" table:formula="of:=LN([$'Data-Input - Absolute Values'.H14]/[$'Data-Input - Absolute Values'.H15])" office:value-type="float" office:value="-0.002841155592" calcext:value-type="float">
            <text:p>-0.00284</text:p>
          </table:table-cell>
          <table:table-cell table:style-name="ce11" table:formula="of:=LN([$'Data-Input - Absolute Values'.I14]/[$'Data-Input - Absolute Values'.I15])" office:value-type="float" office:value="0.0957289128" calcext:value-type="float">
            <text:p>0.09573</text:p>
          </table:table-cell>
          <table:table-cell table:style-name="ce11" table:formula="of:=LN([$'Data-Input - Absolute Values'.J14]/[$'Data-Input - Absolute Values'.J15])" office:value-type="float" office:value="0.07539002346" calcext:value-type="float">
            <text:p>0.07539</text:p>
          </table:table-cell>
          <table:table-cell table:style-name="ce11" table:formula="of:=LN([$'Data-Input - Absolute Values'.K14]/[$'Data-Input - Absolute Values'.K15])" office:value-type="float" office:value="0.1288425813" calcext:value-type="float">
            <text:p>0.12884</text:p>
          </table:table-cell>
          <table:table-cell table:style-name="ce11" table:formula="of:=LN([$'Data-Input - Absolute Values'.L14]/[$'Data-Input - Absolute Values'.L15])" office:value-type="float" office:value="0.1644908828" calcext:value-type="float">
            <text:p>0.16449</text:p>
          </table:table-cell>
          <table:table-cell table:style-name="ce11" table:formula="of:=LN([$'Data-Input - Absolute Values'.M14]/[$'Data-Input - Absolute Values'.M15])" office:value-type="float" office:value="0.05600498633" calcext:value-type="float">
            <text:p>0.0560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11-03" calcext:value-type="date">
            <text:p>2023-11-03</text:p>
          </table:table-cell>
          <table:table-cell table:style-name="ce11" table:formula="of:=LN([$'Data-Input - Absolute Values'.B15]/[$'Data-Input - Absolute Values'.B16])" office:value-type="float" office:value="0.05307112958" calcext:value-type="float">
            <text:p>0.05307</text:p>
          </table:table-cell>
          <table:table-cell table:style-name="ce11" table:formula="of:=LN([$'Data-Input - Absolute Values'.C15]/[$'Data-Input - Absolute Values'.C16])" office:value-type="float" office:value="0.02666824708" calcext:value-type="float">
            <text:p>0.02667</text:p>
          </table:table-cell>
          <table:table-cell table:style-name="ce11" table:formula="of:=LN([$'Data-Input - Absolute Values'.D15]/[$'Data-Input - Absolute Values'.D16])" office:value-type="float" office:value="0.06423676748" calcext:value-type="float">
            <text:p>0.06424</text:p>
          </table:table-cell>
          <table:table-cell table:style-name="ce11" table:formula="of:=LN([$'Data-Input - Absolute Values'.E15]/[$'Data-Input - Absolute Values'.E16])" office:value-type="float" office:value="0.01046940971" calcext:value-type="float">
            <text:p>0.01047</text:p>
          </table:table-cell>
          <table:table-cell table:style-name="ce11" table:formula="of:=LN([$'Data-Input - Absolute Values'.F15]/[$'Data-Input - Absolute Values'.F16])" office:value-type="float" office:value="0.03458147896" calcext:value-type="float">
            <text:p>0.03458</text:p>
          </table:table-cell>
          <table:table-cell table:style-name="ce11" table:formula="of:=LN([$'Data-Input - Absolute Values'.G15]/[$'Data-Input - Absolute Values'.G16])" office:value-type="float" office:value="0.05097622533" calcext:value-type="float">
            <text:p>0.05098</text:p>
          </table:table-cell>
          <table:table-cell table:style-name="ce11" table:formula="of:=LN([$'Data-Input - Absolute Values'.H15]/[$'Data-Input - Absolute Values'.H16])" office:value-type="float" office:value="0.007464492192" calcext:value-type="float">
            <text:p>0.00746</text:p>
          </table:table-cell>
          <table:table-cell table:style-name="ce11" table:formula="of:=LN([$'Data-Input - Absolute Values'.I15]/[$'Data-Input - Absolute Values'.I16])" office:value-type="float" office:value="-0.04984940483" calcext:value-type="float">
            <text:p>-0.04985</text:p>
          </table:table-cell>
          <table:table-cell table:style-name="ce11" table:formula="of:=LN([$'Data-Input - Absolute Values'.J15]/[$'Data-Input - Absolute Values'.J16])" office:value-type="float" office:value="0.008340625208" calcext:value-type="float">
            <text:p>0.00834</text:p>
          </table:table-cell>
          <table:table-cell table:style-name="ce11" table:formula="of:=LN([$'Data-Input - Absolute Values'.K15]/[$'Data-Input - Absolute Values'.K16])" office:value-type="float" office:value="0.01398529637" calcext:value-type="float">
            <text:p>0.01399</text:p>
          </table:table-cell>
          <table:table-cell table:style-name="ce11" table:formula="of:=LN([$'Data-Input - Absolute Values'.L15]/[$'Data-Input - Absolute Values'.L16])" office:value-type="float" office:value="0.1128198425" calcext:value-type="float">
            <text:p>0.11282</text:p>
          </table:table-cell>
          <table:table-cell table:style-name="ce11" table:formula="of:=LN([$'Data-Input - Absolute Values'.M15]/[$'Data-Input - Absolute Values'.M16])" office:value-type="float" office:value="0.02083873549" calcext:value-type="float">
            <text:p>0.0208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10-27" calcext:value-type="date">
            <text:p>2023-10-27</text:p>
          </table:table-cell>
          <table:table-cell table:style-name="ce11" table:formula="of:=LN([$'Data-Input - Absolute Values'.B16]/[$'Data-Input - Absolute Values'.B17])" office:value-type="float" office:value="0.009665023689" calcext:value-type="float">
            <text:p>0.00967</text:p>
          </table:table-cell>
          <table:table-cell table:style-name="ce11" table:formula="of:=LN([$'Data-Input - Absolute Values'.C16]/[$'Data-Input - Absolute Values'.C17])" office:value-type="float" office:value="-0.04233436383" calcext:value-type="float">
            <text:p>-0.04233</text:p>
          </table:table-cell>
          <table:table-cell table:style-name="ce11" table:formula="of:=LN([$'Data-Input - Absolute Values'.D16]/[$'Data-Input - Absolute Values'.D17])" office:value-type="float" office:value="-0.009976066478" calcext:value-type="float">
            <text:p>-0.00998</text:p>
          </table:table-cell>
          <table:table-cell table:style-name="ce11" table:formula="of:=LN([$'Data-Input - Absolute Values'.E16]/[$'Data-Input - Absolute Values'.E17])" office:value-type="float" office:value="0.01241571545" calcext:value-type="float">
            <text:p>0.01242</text:p>
          </table:table-cell>
          <table:table-cell table:style-name="ce11" table:formula="of:=LN([$'Data-Input - Absolute Values'.F16]/[$'Data-Input - Absolute Values'.F17])" office:value-type="float" office:value="0.008624900574" calcext:value-type="float">
            <text:p>0.00862</text:p>
          </table:table-cell>
          <table:table-cell table:style-name="ce11" table:formula="of:=LN([$'Data-Input - Absolute Values'.G16]/[$'Data-Input - Absolute Values'.G17])" office:value-type="float" office:value="0.01164382627" calcext:value-type="float">
            <text:p>0.01164</text:p>
          </table:table-cell>
          <table:table-cell table:style-name="ce11" table:formula="of:=LN([$'Data-Input - Absolute Values'.H16]/[$'Data-Input - Absolute Values'.H17])" office:value-type="float" office:value="0.003688039759" calcext:value-type="float">
            <text:p>0.00369</text:p>
          </table:table-cell>
          <table:table-cell table:style-name="ce11" table:formula="of:=LN([$'Data-Input - Absolute Values'.I16]/[$'Data-Input - Absolute Values'.I17])" office:value-type="float" office:value="-0.002526298793" calcext:value-type="float">
            <text:p>-0.00253</text:p>
          </table:table-cell>
          <table:table-cell table:style-name="ce11" table:formula="of:=LN([$'Data-Input - Absolute Values'.J16]/[$'Data-Input - Absolute Values'.J17])" office:value-type="float" office:value="0.1360246907" calcext:value-type="float">
            <text:p>0.13602</text:p>
          </table:table-cell>
          <table:table-cell table:style-name="ce11" table:formula="of:=LN([$'Data-Input - Absolute Values'.K16]/[$'Data-Input - Absolute Values'.K17])" office:value-type="float" office:value="0.1068764771" calcext:value-type="float">
            <text:p>0.10688</text:p>
          </table:table-cell>
          <table:table-cell table:style-name="ce11" table:formula="of:=LN([$'Data-Input - Absolute Values'.L16]/[$'Data-Input - Absolute Values'.L17])" office:value-type="float" office:value="0.1443377717" calcext:value-type="float">
            <text:p>0.14434</text:p>
          </table:table-cell>
          <table:table-cell table:style-name="ce11" table:formula="of:=LN([$'Data-Input - Absolute Values'.M16]/[$'Data-Input - Absolute Values'.M17])" office:value-type="float" office:value="0.05831084718" calcext:value-type="float">
            <text:p>0.0583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10-20" calcext:value-type="date">
            <text:p>2023-10-20</text:p>
          </table:table-cell>
          <table:table-cell table:style-name="ce11" table:formula="of:=LN([$'Data-Input - Absolute Values'.B17]/[$'Data-Input - Absolute Values'.B18])" office:value-type="float" office:value="-0.009023586849" calcext:value-type="float">
            <text:p>-0.00902</text:p>
          </table:table-cell>
          <table:table-cell table:style-name="ce11" table:formula="of:=LN([$'Data-Input - Absolute Values'.C17]/[$'Data-Input - Absolute Values'.C18])" office:value-type="float" office:value="-0.03491263671" calcext:value-type="float">
            <text:p>-0.03491</text:p>
          </table:table-cell>
          <table:table-cell table:style-name="ce11" table:formula="of:=LN([$'Data-Input - Absolute Values'.D17]/[$'Data-Input - Absolute Values'.D18])" office:value-type="float" office:value="-0.02946361401" calcext:value-type="float">
            <text:p>-0.02946</text:p>
          </table:table-cell>
          <table:table-cell table:style-name="ce11" table:formula="of:=LN([$'Data-Input - Absolute Values'.E17]/[$'Data-Input - Absolute Values'.E18])" office:value-type="float" office:value="-0.03182333268" calcext:value-type="float">
            <text:p>-0.03182</text:p>
          </table:table-cell>
          <table:table-cell table:style-name="ce11" table:formula="of:=LN([$'Data-Input - Absolute Values'.F17]/[$'Data-Input - Absolute Values'.F18])" office:value-type="float" office:value="-0.02309257359" calcext:value-type="float">
            <text:p>-0.02309</text:p>
          </table:table-cell>
          <table:table-cell table:style-name="ce11" table:formula="of:=LN([$'Data-Input - Absolute Values'.G17]/[$'Data-Input - Absolute Values'.G18])" office:value-type="float" office:value="-0.04170310105" calcext:value-type="float">
            <text:p>-0.04170</text:p>
          </table:table-cell>
          <table:table-cell table:style-name="ce11" table:formula="of:=LN([$'Data-Input - Absolute Values'.H17]/[$'Data-Input - Absolute Values'.H18])" office:value-type="float" office:value="-0.004770173833" calcext:value-type="float">
            <text:p>-0.00477</text:p>
          </table:table-cell>
          <table:table-cell table:style-name="ce11" table:formula="of:=LN([$'Data-Input - Absolute Values'.I17]/[$'Data-Input - Absolute Values'.I18])" office:value-type="float" office:value="-0.04143518332" calcext:value-type="float">
            <text:p>-0.04144</text:p>
          </table:table-cell>
          <table:table-cell table:style-name="ce11" table:formula="of:=LN([$'Data-Input - Absolute Values'.J17]/[$'Data-Input - Absolute Values'.J18])" office:value-type="float" office:value="0.09226643265" calcext:value-type="float">
            <text:p>0.09227</text:p>
          </table:table-cell>
          <table:table-cell table:style-name="ce11" table:formula="of:=LN([$'Data-Input - Absolute Values'.K17]/[$'Data-Input - Absolute Values'.K18])" office:value-type="float" office:value="0.02581805323" calcext:value-type="float">
            <text:p>0.02582</text:p>
          </table:table-cell>
          <table:table-cell table:style-name="ce11" table:formula="of:=LN([$'Data-Input - Absolute Values'.L17]/[$'Data-Input - Absolute Values'.L18])" office:value-type="float" office:value="0.01231176664" calcext:value-type="float">
            <text:p>0.01231</text:p>
          </table:table-cell>
          <table:table-cell table:style-name="ce11" table:formula="of:=LN([$'Data-Input - Absolute Values'.M17]/[$'Data-Input - Absolute Values'.M18])" office:value-type="float" office:value="0.02151023813" calcext:value-type="float">
            <text:p>0.0215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10-13" calcext:value-type="date">
            <text:p>2023-10-13</text:p>
          </table:table-cell>
          <table:table-cell table:style-name="ce11" table:formula="of:=LN([$'Data-Input - Absolute Values'.B18]/[$'Data-Input - Absolute Values'.B19])" office:value-type="float" office:value="0.005468889294" calcext:value-type="float">
            <text:p>0.00547</text:p>
          </table:table-cell>
          <table:table-cell table:style-name="ce11" table:formula="of:=LN([$'Data-Input - Absolute Values'.C18]/[$'Data-Input - Absolute Values'.C19])" office:value-type="float" office:value="0.02167714938" calcext:value-type="float">
            <text:p>0.02168</text:p>
          </table:table-cell>
          <table:table-cell table:style-name="ce11" table:formula="of:=LN([$'Data-Input - Absolute Values'.D18]/[$'Data-Input - Absolute Values'.D19])" office:value-type="float" office:value="0.05616498299" calcext:value-type="float">
            <text:p>0.05616</text:p>
          </table:table-cell>
          <table:table-cell table:style-name="ce11" table:formula="of:=LN([$'Data-Input - Absolute Values'.E18]/[$'Data-Input - Absolute Values'.E19])" office:value-type="float" office:value="0.008579141091" calcext:value-type="float">
            <text:p>0.00858</text:p>
          </table:table-cell>
          <table:table-cell table:style-name="ce11" table:formula="of:=LN([$'Data-Input - Absolute Values'.F18]/[$'Data-Input - Absolute Values'.F19])" office:value-type="float" office:value="0.02938788137" calcext:value-type="float">
            <text:p>0.02939</text:p>
          </table:table-cell>
          <table:table-cell table:style-name="ce11" table:formula="of:=LN([$'Data-Input - Absolute Values'.G18]/[$'Data-Input - Absolute Values'.G19])" office:value-type="float" office:value="0.02448101446" calcext:value-type="float">
            <text:p>0.02448</text:p>
          </table:table-cell>
          <table:table-cell table:style-name="ce11" table:formula="of:=LN([$'Data-Input - Absolute Values'.H18]/[$'Data-Input - Absolute Values'.H19])" office:value-type="float" office:value="0.003249921612" calcext:value-type="float">
            <text:p>0.00325</text:p>
          </table:table-cell>
          <table:table-cell table:style-name="ce11" table:formula="of:=LN([$'Data-Input - Absolute Values'.I18]/[$'Data-Input - Absolute Values'.I19])" office:value-type="float" office:value="0.05342631188" calcext:value-type="float">
            <text:p>0.05343</text:p>
          </table:table-cell>
          <table:table-cell table:style-name="ce11" table:formula="of:=LN([$'Data-Input - Absolute Values'.J18]/[$'Data-Input - Absolute Values'.J19])" office:value-type="float" office:value="-0.0324366082" calcext:value-type="float">
            <text:p>-0.03244</text:p>
          </table:table-cell>
          <table:table-cell table:style-name="ce11" table:formula="of:=LN([$'Data-Input - Absolute Values'.K18]/[$'Data-Input - Absolute Values'.K19])" office:value-type="float" office:value="-0.05165059294" calcext:value-type="float">
            <text:p>-0.05165</text:p>
          </table:table-cell>
          <table:table-cell table:style-name="ce11" table:formula="of:=LN([$'Data-Input - Absolute Values'.L18]/[$'Data-Input - Absolute Values'.L19])" office:value-type="float" office:value="-0.06571254337" calcext:value-type="float">
            <text:p>-0.06571</text:p>
          </table:table-cell>
          <table:table-cell table:style-name="ce11" table:formula="of:=LN([$'Data-Input - Absolute Values'.M18]/[$'Data-Input - Absolute Values'.M19])" office:value-type="float" office:value="-0.05468707851" calcext:value-type="float">
            <text:p>-0.0546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1" table:formula="of:=LN([$'Data-Input - Absolute Values'.B19]/[$'Data-Input - Absolute Values'.B20])" office:value-type="float" office:value="0.03579433184" calcext:value-type="float">
            <text:p>0.03579</text:p>
          </table:table-cell>
          <table:table-cell table:style-name="ce11" table:formula="of:=LN([$'Data-Input - Absolute Values'.C19]/[$'Data-Input - Absolute Values'.C20])" office:value-type="float" office:value="-0.0007301935337" calcext:value-type="float">
            <text:p>-0.00073</text:p>
          </table:table-cell>
          <table:table-cell table:style-name="ce11" table:formula="of:=LN([$'Data-Input - Absolute Values'.D19]/[$'Data-Input - Absolute Values'.D20])" office:value-type="float" office:value="-0.05723532858" calcext:value-type="float">
            <text:p>-0.05724</text:p>
          </table:table-cell>
          <table:table-cell table:style-name="ce11" table:formula="of:=LN([$'Data-Input - Absolute Values'.E19]/[$'Data-Input - Absolute Values'.E20])" office:value-type="float" office:value="-0.01230949447" calcext:value-type="float">
            <text:p>-0.01231</text:p>
          </table:table-cell>
          <table:table-cell table:style-name="ce11" table:formula="of:=LN([$'Data-Input - Absolute Values'.F19]/[$'Data-Input - Absolute Values'.F20])" office:value-type="float" office:value="-0.01857413204" calcext:value-type="float">
            <text:p>-0.01857</text:p>
          </table:table-cell>
          <table:table-cell table:style-name="ce11" table:formula="of:=LN([$'Data-Input - Absolute Values'.G19]/[$'Data-Input - Absolute Values'.G20])" office:value-type="float" office:value="-0.03169912065" calcext:value-type="float">
            <text:p>-0.03170</text:p>
          </table:table-cell>
          <table:table-cell table:style-name="ce11" table:formula="of:=LN([$'Data-Input - Absolute Values'.H19]/[$'Data-Input - Absolute Values'.H20])" office:value-type="float" office:value="-0.00392025713" calcext:value-type="float">
            <text:p>-0.00392</text:p>
          </table:table-cell>
          <table:table-cell table:style-name="ce11" table:formula="of:=LN([$'Data-Input - Absolute Values'.I19]/[$'Data-Input - Absolute Values'.I20])" office:value-type="float" office:value="-0.03659089741" calcext:value-type="float">
            <text:p>-0.03659</text:p>
          </table:table-cell>
          <table:table-cell table:style-name="ce11" table:formula="of:=LN([$'Data-Input - Absolute Values'.J19]/[$'Data-Input - Absolute Values'.J20])" office:value-type="float" office:value="0.03620392471" calcext:value-type="float">
            <text:p>0.03620</text:p>
          </table:table-cell>
          <table:table-cell table:style-name="ce11" table:formula="of:=LN([$'Data-Input - Absolute Values'.K19]/[$'Data-Input - Absolute Values'.K20])" office:value-type="float" office:value="-0.01468932061" calcext:value-type="float">
            <text:p>-0.01469</text:p>
          </table:table-cell>
          <table:table-cell table:style-name="ce11" table:formula="of:=LN([$'Data-Input - Absolute Values'.L19]/[$'Data-Input - Absolute Values'.L20])" office:value-type="float" office:value="0.05847692976" calcext:value-type="float">
            <text:p>0.05848</text:p>
          </table:table-cell>
          <table:table-cell table:style-name="ce11" table:formula="of:=LN([$'Data-Input - Absolute Values'.M19]/[$'Data-Input - Absolute Values'.M20])" office:value-type="float" office:value="-0.00335236872" calcext:value-type="float">
            <text:p>-0.0033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9-29" calcext:value-type="date">
            <text:p>2023-09-29</text:p>
          </table:table-cell>
          <table:table-cell table:style-name="ce11" table:formula="of:=LN([$'Data-Input - Absolute Values'.B20]/[$'Data-Input - Absolute Values'.B21])" office:value-type="float" office:value="0.006372652792" calcext:value-type="float">
            <text:p>0.00637</text:p>
          </table:table-cell>
          <table:table-cell table:style-name="ce11" table:formula="of:=LN([$'Data-Input - Absolute Values'.C20]/[$'Data-Input - Absolute Values'.C21])" office:value-type="float" office:value="0.002192182098" calcext:value-type="float">
            <text:p>0.00219</text:p>
          </table:table-cell>
          <table:table-cell table:style-name="ce11" table:formula="of:=LN([$'Data-Input - Absolute Values'.D20]/[$'Data-Input - Absolute Values'.D21])" office:value-type="float" office:value="-0.03297001924" calcext:value-type="float">
            <text:p>-0.03297</text:p>
          </table:table-cell>
          <table:table-cell table:style-name="ce11" table:formula="of:=LN([$'Data-Input - Absolute Values'.E20]/[$'Data-Input - Absolute Values'.E21])" office:value-type="float" office:value="-0.01983739237" calcext:value-type="float">
            <text:p>-0.01984</text:p>
          </table:table-cell>
          <table:table-cell table:style-name="ce11" table:formula="of:=LN([$'Data-Input - Absolute Values'.F20]/[$'Data-Input - Absolute Values'.F21])" office:value-type="float" office:value="-0.03244575038" calcext:value-type="float">
            <text:p>-0.03245</text:p>
          </table:table-cell>
          <table:table-cell table:style-name="ce11" table:formula="of:=LN([$'Data-Input - Absolute Values'.G20]/[$'Data-Input - Absolute Values'.G21])" office:value-type="float" office:value="-0.02182897044" calcext:value-type="float">
            <text:p>-0.02183</text:p>
          </table:table-cell>
          <table:table-cell table:style-name="ce11" table:formula="of:=LN([$'Data-Input - Absolute Values'.H20]/[$'Data-Input - Absolute Values'.H21])" office:value-type="float" office:value="0.001276186323" calcext:value-type="float">
            <text:p>0.00128</text:p>
          </table:table-cell>
          <table:table-cell table:style-name="ce11" table:formula="of:=LN([$'Data-Input - Absolute Values'.I20]/[$'Data-Input - Absolute Values'.I21])" office:value-type="float" office:value="-0.02353247159" calcext:value-type="float">
            <text:p>-0.02353</text:p>
          </table:table-cell>
          <table:table-cell table:style-name="ce11" table:formula="of:=LN([$'Data-Input - Absolute Values'.J20]/[$'Data-Input - Absolute Values'.J21])" office:value-type="float" office:value="0.02053070923" calcext:value-type="float">
            <text:p>0.02053</text:p>
          </table:table-cell>
          <table:table-cell table:style-name="ce11" table:formula="of:=LN([$'Data-Input - Absolute Values'.K20]/[$'Data-Input - Absolute Values'.K21])" office:value-type="float" office:value="0.05359679089" calcext:value-type="float">
            <text:p>0.05360</text:p>
          </table:table-cell>
          <table:table-cell table:style-name="ce11" table:formula="of:=LN([$'Data-Input - Absolute Values'.L20]/[$'Data-Input - Absolute Values'.L21])" office:value-type="float" office:value="0.02620987841" calcext:value-type="float">
            <text:p>0.02621</text:p>
          </table:table-cell>
          <table:table-cell table:style-name="ce11" table:formula="of:=LN([$'Data-Input - Absolute Values'.M20]/[$'Data-Input - Absolute Values'.M21])" office:value-type="float" office:value="0.02855725916" calcext:value-type="float">
            <text:p>0.0285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9-22" calcext:value-type="date">
            <text:p>2023-09-22</text:p>
          </table:table-cell>
          <table:table-cell table:style-name="ce11" table:formula="of:=LN([$'Data-Input - Absolute Values'.B21]/[$'Data-Input - Absolute Values'.B22])" office:value-type="float" office:value="-0.0420056813" calcext:value-type="float">
            <text:p>-0.04201</text:p>
          </table:table-cell>
          <table:table-cell table:style-name="ce11" table:formula="of:=LN([$'Data-Input - Absolute Values'.C21]/[$'Data-Input - Absolute Values'.C22])" office:value-type="float" office:value="-0.02813023565" calcext:value-type="float">
            <text:p>-0.02813</text:p>
          </table:table-cell>
          <table:table-cell table:style-name="ce11" table:formula="of:=LN([$'Data-Input - Absolute Values'.D21]/[$'Data-Input - Absolute Values'.D22])" office:value-type="float" office:value="-0.01041139775" calcext:value-type="float">
            <text:p>-0.01041</text:p>
          </table:table-cell>
          <table:table-cell table:style-name="ce11" table:formula="of:=LN([$'Data-Input - Absolute Values'.E21]/[$'Data-Input - Absolute Values'.E22])" office:value-type="float" office:value="-0.02251534486" calcext:value-type="float">
            <text:p>-0.02252</text:p>
          </table:table-cell>
          <table:table-cell table:style-name="ce11" table:formula="of:=LN([$'Data-Input - Absolute Values'.F21]/[$'Data-Input - Absolute Values'.F22])" office:value-type="float" office:value="0.006248757792" calcext:value-type="float">
            <text:p>0.00625</text:p>
          </table:table-cell>
          <table:table-cell table:style-name="ce11" table:formula="of:=LN([$'Data-Input - Absolute Values'.G21]/[$'Data-Input - Absolute Values'.G22])" office:value-type="float" office:value="-0.01217733765" calcext:value-type="float">
            <text:p>-0.01218</text:p>
          </table:table-cell>
          <table:table-cell table:style-name="ce11" table:formula="of:=LN([$'Data-Input - Absolute Values'.H21]/[$'Data-Input - Absolute Values'.H22])" office:value-type="float" office:value="-0.003651176644" calcext:value-type="float">
            <text:p>-0.00365</text:p>
          </table:table-cell>
          <table:table-cell table:style-name="ce11" table:formula="of:=LN([$'Data-Input - Absolute Values'.I21]/[$'Data-Input - Absolute Values'.I22])" office:value-type="float" office:value="-0.02031380765" calcext:value-type="float">
            <text:p>-0.02031</text:p>
          </table:table-cell>
          <table:table-cell table:style-name="ce11" table:formula="of:=LN([$'Data-Input - Absolute Values'.J21]/[$'Data-Input - Absolute Values'.J22])" office:value-type="float" office:value="-0.001192932974" calcext:value-type="float">
            <text:p>-0.00119</text:p>
          </table:table-cell>
          <table:table-cell table:style-name="ce11" table:formula="of:=LN([$'Data-Input - Absolute Values'.K21]/[$'Data-Input - Absolute Values'.K22])" office:value-type="float" office:value="-0.0296817677" calcext:value-type="float">
            <text:p>-0.02968</text:p>
          </table:table-cell>
          <table:table-cell table:style-name="ce11" table:formula="of:=LN([$'Data-Input - Absolute Values'.L21]/[$'Data-Input - Absolute Values'.L22])" office:value-type="float" office:value="-0.02238578197" calcext:value-type="float">
            <text:p>-0.02239</text:p>
          </table:table-cell>
          <table:table-cell table:style-name="ce11" table:formula="of:=LN([$'Data-Input - Absolute Values'.M21]/[$'Data-Input - Absolute Values'.M22])" office:value-type="float" office:value="-0.02559930017" calcext:value-type="float">
            <text:p>-0.0256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9-15" calcext:value-type="date">
            <text:p>2023-09-15</text:p>
          </table:table-cell>
          <table:table-cell table:style-name="ce11" table:formula="of:=LN([$'Data-Input - Absolute Values'.B22]/[$'Data-Input - Absolute Values'.B23])" office:value-type="float" office:value="-0.008033462227" calcext:value-type="float">
            <text:p>-0.00803</text:p>
          </table:table-cell>
          <table:table-cell table:style-name="ce11" table:formula="of:=LN([$'Data-Input - Absolute Values'.C22]/[$'Data-Input - Absolute Values'.C23])" office:value-type="float" office:value="0.04584287585" calcext:value-type="float">
            <text:p>0.04584</text:p>
          </table:table-cell>
          <table:table-cell table:style-name="ce11" table:formula="of:=LN([$'Data-Input - Absolute Values'.D22]/[$'Data-Input - Absolute Values'.D23])" office:value-type="float" office:value="0.06610283684" calcext:value-type="float">
            <text:p>0.06610</text:p>
          </table:table-cell>
          <table:table-cell table:style-name="ce11" table:formula="of:=LN([$'Data-Input - Absolute Values'.E22]/[$'Data-Input - Absolute Values'.E23])" office:value-type="float" office:value="0.06186817173" calcext:value-type="float">
            <text:p>0.06187</text:p>
          </table:table-cell>
          <table:table-cell table:style-name="ce11" table:formula="of:=LN([$'Data-Input - Absolute Values'.F22]/[$'Data-Input - Absolute Values'.F23])" office:value-type="float" office:value="-0.0001215764413" calcext:value-type="float">
            <text:p>-0.00012</text:p>
          </table:table-cell>
          <table:table-cell table:style-name="ce11" table:formula="of:=LN([$'Data-Input - Absolute Values'.G22]/[$'Data-Input - Absolute Values'.G23])" office:value-type="float" office:value="0.001725116111" calcext:value-type="float">
            <text:p>0.00173</text:p>
          </table:table-cell>
          <table:table-cell table:style-name="ce11" table:formula="of:=LN([$'Data-Input - Absolute Values'.H22]/[$'Data-Input - Absolute Values'.H23])" office:value-type="float" office:value="0.0007766487996" calcext:value-type="float">
            <text:p>0.00078</text:p>
          </table:table-cell>
          <table:table-cell table:style-name="ce11" table:formula="of:=LN([$'Data-Input - Absolute Values'.I22]/[$'Data-Input - Absolute Values'.I23])" office:value-type="float" office:value="-0.02661693126" calcext:value-type="float">
            <text:p>-0.02662</text:p>
          </table:table-cell>
          <table:table-cell table:style-name="ce11" table:formula="of:=LN([$'Data-Input - Absolute Values'.J22]/[$'Data-Input - Absolute Values'.J23])" office:value-type="float" office:value="0.03099972822" calcext:value-type="float">
            <text:p>0.03100</text:p>
          </table:table-cell>
          <table:table-cell table:style-name="ce11" table:formula="of:=LN([$'Data-Input - Absolute Values'.K22]/[$'Data-Input - Absolute Values'.K23])" office:value-type="float" office:value="0.007349415104" calcext:value-type="float">
            <text:p>0.00735</text:p>
          </table:table-cell>
          <table:table-cell table:style-name="ce11" table:formula="of:=LN([$'Data-Input - Absolute Values'.L22]/[$'Data-Input - Absolute Values'.L23])" office:value-type="float" office:value="-0.01142869582" calcext:value-type="float">
            <text:p>-0.01143</text:p>
          </table:table-cell>
          <table:table-cell table:style-name="ce11" table:formula="of:=LN([$'Data-Input - Absolute Values'.M22]/[$'Data-Input - Absolute Values'.M23])" office:value-type="float" office:value="0.0569582258" calcext:value-type="float">
            <text:p>0.0569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9-08" calcext:value-type="date">
            <text:p>2023-09-08</text:p>
          </table:table-cell>
          <table:table-cell table:style-name="ce11" table:formula="of:=LN([$'Data-Input - Absolute Values'.B23]/[$'Data-Input - Absolute Values'.B24])" office:value-type="float" office:value="0.02495268801" calcext:value-type="float">
            <text:p>0.02495</text:p>
          </table:table-cell>
          <table:table-cell table:style-name="ce11" table:formula="of:=LN([$'Data-Input - Absolute Values'.C23]/[$'Data-Input - Absolute Values'.C24])" office:value-type="float" office:value="-0.01331380613" calcext:value-type="float">
            <text:p>-0.01331</text:p>
          </table:table-cell>
          <table:table-cell table:style-name="ce11" table:formula="of:=LN([$'Data-Input - Absolute Values'.D23]/[$'Data-Input - Absolute Values'.D24])" office:value-type="float" office:value="0.03779177348" calcext:value-type="float">
            <text:p>0.03779</text:p>
          </table:table-cell>
          <table:table-cell table:style-name="ce11" table:formula="of:=LN([$'Data-Input - Absolute Values'.E23]/[$'Data-Input - Absolute Values'.E24])" office:value-type="float" office:value="-0.01078953103" calcext:value-type="float">
            <text:p>-0.01079</text:p>
          </table:table-cell>
          <table:table-cell table:style-name="ce11" table:formula="of:=LN([$'Data-Input - Absolute Values'.F23]/[$'Data-Input - Absolute Values'.F24])" office:value-type="float" office:value="-0.03424323741" calcext:value-type="float">
            <text:p>-0.03424</text:p>
          </table:table-cell>
          <table:table-cell table:style-name="ce11" table:formula="of:=LN([$'Data-Input - Absolute Values'.G23]/[$'Data-Input - Absolute Values'.G24])" office:value-type="float" office:value="-0.01223053881" calcext:value-type="float">
            <text:p>-0.01223</text:p>
          </table:table-cell>
          <table:table-cell table:style-name="ce11" table:formula="of:=LN([$'Data-Input - Absolute Values'.H23]/[$'Data-Input - Absolute Values'.H24])" office:value-type="float" office:value="-0.00502673186" calcext:value-type="float">
            <text:p>-0.00503</text:p>
          </table:table-cell>
          <table:table-cell table:style-name="ce11" table:formula="of:=LN([$'Data-Input - Absolute Values'.I23]/[$'Data-Input - Absolute Values'.I24])" office:value-type="float" office:value="-0.01269596284" calcext:value-type="float">
            <text:p>-0.01270</text:p>
          </table:table-cell>
          <table:table-cell table:style-name="ce11" table:formula="of:=LN([$'Data-Input - Absolute Values'.J23]/[$'Data-Input - Absolute Values'.J24])" office:value-type="float" office:value="0.01101296521" calcext:value-type="float">
            <text:p>0.01101</text:p>
          </table:table-cell>
          <table:table-cell table:style-name="ce11" table:formula="of:=LN([$'Data-Input - Absolute Values'.K23]/[$'Data-Input - Absolute Values'.K24])" office:value-type="float" office:value="0.01130526162" calcext:value-type="float">
            <text:p>0.01131</text:p>
          </table:table-cell>
          <table:table-cell table:style-name="ce11" table:formula="of:=LN([$'Data-Input - Absolute Values'.L23]/[$'Data-Input - Absolute Values'.L24])" office:value-type="float" office:value="0.003372684479" calcext:value-type="float">
            <text:p>0.00337</text:p>
          </table:table-cell>
          <table:table-cell table:style-name="ce11" table:formula="of:=LN([$'Data-Input - Absolute Values'.M23]/[$'Data-Input - Absolute Values'.M24])" office:value-type="float" office:value="0.0001180547656" calcext:value-type="float">
            <text:p>0.0001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9-01" calcext:value-type="date">
            <text:p>2023-09-01</text:p>
          </table:table-cell>
          <table:table-cell table:style-name="ce11" table:formula="of:=LN([$'Data-Input - Absolute Values'.B24]/[$'Data-Input - Absolute Values'.B25])" office:value-type="float" office:value="0.01670979404" calcext:value-type="float">
            <text:p>0.01671</text:p>
          </table:table-cell>
          <table:table-cell table:style-name="ce11" table:formula="of:=LN([$'Data-Input - Absolute Values'.C24]/[$'Data-Input - Absolute Values'.C25])" office:value-type="float" office:value="0.0007350239214" calcext:value-type="float">
            <text:p>0.00074</text:p>
          </table:table-cell>
          <table:table-cell table:style-name="ce11" table:formula="of:=LN([$'Data-Input - Absolute Values'.D24]/[$'Data-Input - Absolute Values'.D25])" office:value-type="float" office:value="0.04970610315" calcext:value-type="float">
            <text:p>0.04971</text:p>
          </table:table-cell>
          <table:table-cell table:style-name="ce11" table:formula="of:=LN([$'Data-Input - Absolute Values'.E24]/[$'Data-Input - Absolute Values'.E25])" office:value-type="float" office:value="0.01641006981" calcext:value-type="float">
            <text:p>0.01641</text:p>
          </table:table-cell>
          <table:table-cell table:style-name="ce11" table:formula="of:=LN([$'Data-Input - Absolute Values'.F24]/[$'Data-Input - Absolute Values'.F25])" office:value-type="float" office:value="0.02109256883" calcext:value-type="float">
            <text:p>0.02109</text:p>
          </table:table-cell>
          <table:table-cell table:style-name="ce11" table:formula="of:=LN([$'Data-Input - Absolute Values'.G24]/[$'Data-Input - Absolute Values'.G25])" office:value-type="float" office:value="0.00732985099" calcext:value-type="float">
            <text:p>0.00733</text:p>
          </table:table-cell>
          <table:table-cell table:style-name="ce11" table:formula="of:=LN([$'Data-Input - Absolute Values'.H24]/[$'Data-Input - Absolute Values'.H25])" office:value-type="float" office:value="0.008919049456" calcext:value-type="float">
            <text:p>0.00892</text:p>
          </table:table-cell>
          <table:table-cell table:style-name="ce11" table:formula="of:=LN([$'Data-Input - Absolute Values'.I24]/[$'Data-Input - Absolute Values'.I25])" office:value-type="float" office:value="-0.001795052382" calcext:value-type="float">
            <text:p>-0.00180</text:p>
          </table:table-cell>
          <table:table-cell table:style-name="ce11" table:formula="of:=LN([$'Data-Input - Absolute Values'.J24]/[$'Data-Input - Absolute Values'.J25])" office:value-type="float" office:value="-0.008432928875" calcext:value-type="float">
            <text:p>-0.00843</text:p>
          </table:table-cell>
          <table:table-cell table:style-name="ce11" table:formula="of:=LN([$'Data-Input - Absolute Values'.K24]/[$'Data-Input - Absolute Values'.K25])" office:value-type="float" office:value="-0.01369487256" calcext:value-type="float">
            <text:p>-0.01369</text:p>
          </table:table-cell>
          <table:table-cell table:style-name="ce11" table:formula="of:=LN([$'Data-Input - Absolute Values'.L24]/[$'Data-Input - Absolute Values'.L25])" office:value-type="float" office:value="-0.02089503517" calcext:value-type="float">
            <text:p>-0.02090</text:p>
          </table:table-cell>
          <table:table-cell table:style-name="ce11" table:formula="of:=LN([$'Data-Input - Absolute Values'.M24]/[$'Data-Input - Absolute Values'.M25])" office:value-type="float" office:value="-0.03167592301" calcext:value-type="float">
            <text:p>-0.0316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8-25" calcext:value-type="date">
            <text:p>2023-08-25</text:p>
          </table:table-cell>
          <table:table-cell table:style-name="ce11" table:formula="of:=LN([$'Data-Input - Absolute Values'.B25]/[$'Data-Input - Absolute Values'.B26])" office:value-type="float" office:value="0.02825668073" calcext:value-type="float">
            <text:p>0.02826</text:p>
          </table:table-cell>
          <table:table-cell table:style-name="ce11" table:formula="of:=LN([$'Data-Input - Absolute Values'.C25]/[$'Data-Input - Absolute Values'.C26])" office:value-type="float" office:value="-0.006595846558" calcext:value-type="float">
            <text:p>-0.00660</text:p>
          </table:table-cell>
          <table:table-cell table:style-name="ce11" table:formula="of:=LN([$'Data-Input - Absolute Values'.D25]/[$'Data-Input - Absolute Values'.D26])" office:value-type="float" office:value="0.02078519347" calcext:value-type="float">
            <text:p>0.02079</text:p>
          </table:table-cell>
          <table:table-cell table:style-name="ce11" table:formula="of:=LN([$'Data-Input - Absolute Values'.E25]/[$'Data-Input - Absolute Values'.E26])" office:value-type="float" office:value="0.01909015389" calcext:value-type="float">
            <text:p>0.01909</text:p>
          </table:table-cell>
          <table:table-cell table:style-name="ce11" table:formula="of:=LN([$'Data-Input - Absolute Values'.F25]/[$'Data-Input - Absolute Values'.F26])" office:value-type="float" office:value="0.003900306817" calcext:value-type="float">
            <text:p>0.00390</text:p>
          </table:table-cell>
          <table:table-cell table:style-name="ce11" table:formula="of:=LN([$'Data-Input - Absolute Values'.G25]/[$'Data-Input - Absolute Values'.G26])" office:value-type="float" office:value="0.01208084407" calcext:value-type="float">
            <text:p>0.01208</text:p>
          </table:table-cell>
          <table:table-cell table:style-name="ce11" table:formula="of:=LN([$'Data-Input - Absolute Values'.H25]/[$'Data-Input - Absolute Values'.H26])" office:value-type="float" office:value="0.0003250446965" calcext:value-type="float">
            <text:p>0.00033</text:p>
          </table:table-cell>
          <table:table-cell table:style-name="ce11" table:formula="of:=LN([$'Data-Input - Absolute Values'.I25]/[$'Data-Input - Absolute Values'.I26])" office:value-type="float" office:value="0.020123939" calcext:value-type="float">
            <text:p>0.02012</text:p>
          </table:table-cell>
          <table:table-cell table:style-name="ce11" table:formula="of:=LN([$'Data-Input - Absolute Values'.J25]/[$'Data-Input - Absolute Values'.J26])" office:value-type="float" office:value="0.008505341437" calcext:value-type="float">
            <text:p>0.00851</text:p>
          </table:table-cell>
          <table:table-cell table:style-name="ce11" table:formula="of:=LN([$'Data-Input - Absolute Values'.K25]/[$'Data-Input - Absolute Values'.K26])" office:value-type="float" office:value="0.003992724037" calcext:value-type="float">
            <text:p>0.00399</text:p>
          </table:table-cell>
          <table:table-cell table:style-name="ce11" table:formula="of:=LN([$'Data-Input - Absolute Values'.L25]/[$'Data-Input - Absolute Values'.L26])" office:value-type="float" office:value="-0.002478316014" calcext:value-type="float">
            <text:p>-0.00248</text:p>
          </table:table-cell>
          <table:table-cell table:style-name="ce11" table:formula="of:=LN([$'Data-Input - Absolute Values'.M25]/[$'Data-Input - Absolute Values'.M26])" office:value-type="float" office:value="0.0240566762" calcext:value-type="float">
            <text:p>0.0240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8-18" calcext:value-type="date">
            <text:p>2023-08-18</text:p>
          </table:table-cell>
          <table:table-cell table:style-name="ce11" table:formula="of:=LN([$'Data-Input - Absolute Values'.B26]/[$'Data-Input - Absolute Values'.B27])" office:value-type="float" office:value="-0.008033544615" calcext:value-type="float">
            <text:p>-0.00803</text:p>
          </table:table-cell>
          <table:table-cell table:style-name="ce11" table:formula="of:=LN([$'Data-Input - Absolute Values'.C26]/[$'Data-Input - Absolute Values'.C27])" office:value-type="float" office:value="-0.02950915808" calcext:value-type="float">
            <text:p>-0.02951</text:p>
          </table:table-cell>
          <table:table-cell table:style-name="ce11" table:formula="of:=LN([$'Data-Input - Absolute Values'.D26]/[$'Data-Input - Absolute Values'.D27])" office:value-type="float" office:value="-0.02963773195" calcext:value-type="float">
            <text:p>-0.02964</text:p>
          </table:table-cell>
          <table:table-cell table:style-name="ce11" table:formula="of:=LN([$'Data-Input - Absolute Values'.E26]/[$'Data-Input - Absolute Values'.E27])" office:value-type="float" office:value="-0.03012000986" calcext:value-type="float">
            <text:p>-0.03012</text:p>
          </table:table-cell>
          <table:table-cell table:style-name="ce11" table:formula="of:=LN([$'Data-Input - Absolute Values'.F26]/[$'Data-Input - Absolute Values'.F27])" office:value-type="float" office:value="-0.005445531582" calcext:value-type="float">
            <text:p>-0.00545</text:p>
          </table:table-cell>
          <table:table-cell table:style-name="ce11" table:formula="of:=LN([$'Data-Input - Absolute Values'.G26]/[$'Data-Input - Absolute Values'.G27])" office:value-type="float" office:value="-0.02157570744" calcext:value-type="float">
            <text:p>-0.02158</text:p>
          </table:table-cell>
          <table:table-cell table:style-name="ce11" table:formula="of:=LN([$'Data-Input - Absolute Values'.H26]/[$'Data-Input - Absolute Values'.H27])" office:value-type="float" office:value="-0.004325266259" calcext:value-type="float">
            <text:p>-0.00433</text:p>
          </table:table-cell>
          <table:table-cell table:style-name="ce11" table:formula="of:=LN([$'Data-Input - Absolute Values'.I26]/[$'Data-Input - Absolute Values'.I27])" office:value-type="float" office:value="-0.005712034571" calcext:value-type="float">
            <text:p>-0.00571</text:p>
          </table:table-cell>
          <table:table-cell table:style-name="ce11" table:formula="of:=LN([$'Data-Input - Absolute Values'.J26]/[$'Data-Input - Absolute Values'.J27])" office:value-type="float" office:value="-0.1147417137" calcext:value-type="float">
            <text:p>-0.11474</text:p>
          </table:table-cell>
          <table:table-cell table:style-name="ce11" table:formula="of:=LN([$'Data-Input - Absolute Values'.K26]/[$'Data-Input - Absolute Values'.K27])" office:value-type="float" office:value="-0.1002025806" calcext:value-type="float">
            <text:p>-0.10020</text:p>
          </table:table-cell>
          <table:table-cell table:style-name="ce11" table:formula="of:=LN([$'Data-Input - Absolute Values'.L26]/[$'Data-Input - Absolute Values'.L27])" office:value-type="float" office:value="-0.1000245224" calcext:value-type="float">
            <text:p>-0.10002</text:p>
          </table:table-cell>
          <table:table-cell table:style-name="ce11" table:formula="of:=LN([$'Data-Input - Absolute Values'.M26]/[$'Data-Input - Absolute Values'.M27])" office:value-type="float" office:value="-0.2578463984" calcext:value-type="float">
            <text:p>-0.2578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8-11" calcext:value-type="date">
            <text:p>2023-08-11</text:p>
          </table:table-cell>
          <table:table-cell table:style-name="ce11" table:formula="of:=LN([$'Data-Input - Absolute Values'.B27]/[$'Data-Input - Absolute Values'.B28])" office:value-type="float" office:value="-0.01403116587" calcext:value-type="float">
            <text:p>-0.01403</text:p>
          </table:table-cell>
          <table:table-cell table:style-name="ce11" table:formula="of:=LN([$'Data-Input - Absolute Values'.C27]/[$'Data-Input - Absolute Values'.C28])" office:value-type="float" office:value="-0.004246290881" calcext:value-type="float">
            <text:p>-0.00425</text:p>
          </table:table-cell>
          <table:table-cell table:style-name="ce11" table:formula="of:=LN([$'Data-Input - Absolute Values'.D27]/[$'Data-Input - Absolute Values'.D28])" office:value-type="float" office:value="-0.017602645" calcext:value-type="float">
            <text:p>-0.01760</text:p>
          </table:table-cell>
          <table:table-cell table:style-name="ce11" table:formula="of:=LN([$'Data-Input - Absolute Values'.E27]/[$'Data-Input - Absolute Values'.E28])" office:value-type="float" office:value="0.01631653312" calcext:value-type="float">
            <text:p>0.01632</text:p>
          </table:table-cell>
          <table:table-cell table:style-name="ce11" table:formula="of:=LN([$'Data-Input - Absolute Values'.F27]/[$'Data-Input - Absolute Values'.F28])" office:value-type="float" office:value="-0.008904967146" calcext:value-type="float">
            <text:p>-0.00890</text:p>
          </table:table-cell>
          <table:table-cell table:style-name="ce11" table:formula="of:=LN([$'Data-Input - Absolute Values'.G27]/[$'Data-Input - Absolute Values'.G28])" office:value-type="float" office:value="0.003824889022" calcext:value-type="float">
            <text:p>0.00382</text:p>
          </table:table-cell>
          <table:table-cell table:style-name="ce11" table:formula="of:=LN([$'Data-Input - Absolute Values'.H27]/[$'Data-Input - Absolute Values'.H28])" office:value-type="float" office:value="-0.0003236420547" calcext:value-type="float">
            <text:p>-0.00032</text:p>
          </table:table-cell>
          <table:table-cell table:style-name="ce11" table:formula="of:=LN([$'Data-Input - Absolute Values'.I27]/[$'Data-Input - Absolute Values'.I28])" office:value-type="float" office:value="-0.007997363719" calcext:value-type="float">
            <text:p>-0.00800</text:p>
          </table:table-cell>
          <table:table-cell table:style-name="ce11" table:formula="of:=LN([$'Data-Input - Absolute Values'.J27]/[$'Data-Input - Absolute Values'.J28])" office:value-type="float" office:value="0.0175110116" calcext:value-type="float">
            <text:p>0.01751</text:p>
          </table:table-cell>
          <table:table-cell table:style-name="ce11" table:formula="of:=LN([$'Data-Input - Absolute Values'.K27]/[$'Data-Input - Absolute Values'.K28])" office:value-type="float" office:value="0.01707744611" calcext:value-type="float">
            <text:p>0.01708</text:p>
          </table:table-cell>
          <table:table-cell table:style-name="ce11" table:formula="of:=LN([$'Data-Input - Absolute Values'.L27]/[$'Data-Input - Absolute Values'.L28])" office:value-type="float" office:value="0.00636587059" calcext:value-type="float">
            <text:p>0.00637</text:p>
          </table:table-cell>
          <table:table-cell table:style-name="ce11" table:formula="of:=LN([$'Data-Input - Absolute Values'.M27]/[$'Data-Input - Absolute Values'.M28])" office:value-type="float" office:value="0.02324574789" calcext:value-type="float">
            <text:p>0.0232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8-04" calcext:value-type="date">
            <text:p>2023-08-04</text:p>
          </table:table-cell>
          <table:table-cell table:style-name="ce11" table:formula="of:=LN([$'Data-Input - Absolute Values'.B28]/[$'Data-Input - Absolute Values'.B29])" office:value-type="float" office:value="-0.03107174437" calcext:value-type="float">
            <text:p>-0.03107</text:p>
          </table:table-cell>
          <table:table-cell table:style-name="ce11" table:formula="of:=LN([$'Data-Input - Absolute Values'.C28]/[$'Data-Input - Absolute Values'.C29])" office:value-type="float" office:value="-0.00422833611" calcext:value-type="float">
            <text:p>-0.00423</text:p>
          </table:table-cell>
          <table:table-cell table:style-name="ce11" table:formula="of:=LN([$'Data-Input - Absolute Values'.D28]/[$'Data-Input - Absolute Values'.D29])" office:value-type="float" office:value="0.03057780386" calcext:value-type="float">
            <text:p>0.03058</text:p>
          </table:table-cell>
          <table:table-cell table:style-name="ce11" table:formula="of:=LN([$'Data-Input - Absolute Values'.E28]/[$'Data-Input - Absolute Values'.E29])" office:value-type="float" office:value="-0.03059993968" calcext:value-type="float">
            <text:p>-0.03060</text:p>
          </table:table-cell>
          <table:table-cell table:style-name="ce11" table:formula="of:=LN([$'Data-Input - Absolute Values'.F28]/[$'Data-Input - Absolute Values'.F29])" office:value-type="float" office:value="-0.005919122839" calcext:value-type="float">
            <text:p>-0.00592</text:p>
          </table:table-cell>
          <table:table-cell table:style-name="ce11" table:formula="of:=LN([$'Data-Input - Absolute Values'.G28]/[$'Data-Input - Absolute Values'.G29])" office:value-type="float" office:value="-0.02107071379" calcext:value-type="float">
            <text:p>-0.02107</text:p>
          </table:table-cell>
          <table:table-cell table:style-name="ce11" table:formula="of:=LN([$'Data-Input - Absolute Values'.H28]/[$'Data-Input - Absolute Values'.H29])" office:value-type="float" office:value="-0.001616640973" calcext:value-type="float">
            <text:p>-0.00162</text:p>
          </table:table-cell>
          <table:table-cell table:style-name="ce11" table:formula="of:=LN([$'Data-Input - Absolute Values'.I28]/[$'Data-Input - Absolute Values'.I29])" office:value-type="float" office:value="-0.02371116193" calcext:value-type="float">
            <text:p>-0.02371</text:p>
          </table:table-cell>
          <table:table-cell table:style-name="ce11" table:formula="of:=LN([$'Data-Input - Absolute Values'.J28]/[$'Data-Input - Absolute Values'.J29])" office:value-type="float" office:value="-0.008045440409" calcext:value-type="float">
            <text:p>-0.00805</text:p>
          </table:table-cell>
          <table:table-cell table:style-name="ce11" table:formula="of:=LN([$'Data-Input - Absolute Values'.K28]/[$'Data-Input - Absolute Values'.K29])" office:value-type="float" office:value="-0.02517389501" calcext:value-type="float">
            <text:p>-0.02517</text:p>
          </table:table-cell>
          <table:table-cell table:style-name="ce11" table:formula="of:=LN([$'Data-Input - Absolute Values'.L28]/[$'Data-Input - Absolute Values'.L29])" office:value-type="float" office:value="-0.05481825398" calcext:value-type="float">
            <text:p>-0.05482</text:p>
          </table:table-cell>
          <table:table-cell table:style-name="ce11" table:formula="of:=LN([$'Data-Input - Absolute Values'.M28]/[$'Data-Input - Absolute Values'.M29])" office:value-type="float" office:value="-0.1082046315" calcext:value-type="float">
            <text:p>-0.1082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7-28" calcext:value-type="date">
            <text:p>2023-07-28</text:p>
          </table:table-cell>
          <table:table-cell table:style-name="ce11" table:formula="of:=LN([$'Data-Input - Absolute Values'.B29]/[$'Data-Input - Absolute Values'.B30])" office:value-type="float" office:value="0.0009768805726" calcext:value-type="float">
            <text:p>0.00098</text:p>
          </table:table-cell>
          <table:table-cell table:style-name="ce11" table:formula="of:=LN([$'Data-Input - Absolute Values'.C29]/[$'Data-Input - Absolute Values'.C30])" office:value-type="float" office:value="0.01131553799" calcext:value-type="float">
            <text:p>0.01132</text:p>
          </table:table-cell>
          <table:table-cell table:style-name="ce11" table:formula="of:=LN([$'Data-Input - Absolute Values'.D29]/[$'Data-Input - Absolute Values'.D30])" office:value-type="float" office:value="0.02920705175" calcext:value-type="float">
            <text:p>0.02921</text:p>
          </table:table-cell>
          <table:table-cell table:style-name="ce11" table:formula="of:=LN([$'Data-Input - Absolute Values'.E29]/[$'Data-Input - Absolute Values'.E30])" office:value-type="float" office:value="0.02023526829" calcext:value-type="float">
            <text:p>0.02024</text:p>
          </table:table-cell>
          <table:table-cell table:style-name="ce11" table:formula="of:=LN([$'Data-Input - Absolute Values'.F29]/[$'Data-Input - Absolute Values'.F30])" office:value-type="float" office:value="-0.01025542957" calcext:value-type="float">
            <text:p>-0.01026</text:p>
          </table:table-cell>
          <table:table-cell table:style-name="ce11" table:formula="of:=LN([$'Data-Input - Absolute Values'.G29]/[$'Data-Input - Absolute Values'.G30])" office:value-type="float" office:value="-0.009291267797" calcext:value-type="float">
            <text:p>-0.00929</text:p>
          </table:table-cell>
          <table:table-cell table:style-name="ce11" table:formula="of:=LN([$'Data-Input - Absolute Values'.H29]/[$'Data-Input - Absolute Values'.H30])" office:value-type="float" office:value="-0.002688607309" calcext:value-type="float">
            <text:p>-0.00269</text:p>
          </table:table-cell>
          <table:table-cell table:style-name="ce11" table:formula="of:=LN([$'Data-Input - Absolute Values'.I29]/[$'Data-Input - Absolute Values'.I30])" office:value-type="float" office:value="-0.02398532443" calcext:value-type="float">
            <text:p>-0.02399</text:p>
          </table:table-cell>
          <table:table-cell table:style-name="ce11" table:formula="of:=LN([$'Data-Input - Absolute Values'.J29]/[$'Data-Input - Absolute Values'.J30])" office:value-type="float" office:value="-0.01089684415" calcext:value-type="float">
            <text:p>-0.01090</text:p>
          </table:table-cell>
          <table:table-cell table:style-name="ce11" table:formula="of:=LN([$'Data-Input - Absolute Values'.K29]/[$'Data-Input - Absolute Values'.K30])" office:value-type="float" office:value="0.0001823053299" calcext:value-type="float">
            <text:p>0.00018</text:p>
          </table:table-cell>
          <table:table-cell table:style-name="ce11" table:formula="of:=LN([$'Data-Input - Absolute Values'.L29]/[$'Data-Input - Absolute Values'.L30])" office:value-type="float" office:value="-0.0007109847438" calcext:value-type="float">
            <text:p>-0.00071</text:p>
          </table:table-cell>
          <table:table-cell table:style-name="ce11" table:formula="of:=LN([$'Data-Input - Absolute Values'.M29]/[$'Data-Input - Absolute Values'.M30])" office:value-type="float" office:value="-0.01755950601" calcext:value-type="float">
            <text:p>-0.0175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7-21" calcext:value-type="date">
            <text:p>2023-07-21</text:p>
          </table:table-cell>
          <table:table-cell table:style-name="ce11" table:formula="of:=LN([$'Data-Input - Absolute Values'.B30]/[$'Data-Input - Absolute Values'.B31])" office:value-type="float" office:value="-0.004712773816" calcext:value-type="float">
            <text:p>-0.00471</text:p>
          </table:table-cell>
          <table:table-cell table:style-name="ce11" table:formula="of:=LN([$'Data-Input - Absolute Values'.C30]/[$'Data-Input - Absolute Values'.C31])" office:value-type="float" office:value="0.05331675219" calcext:value-type="float">
            <text:p>0.05332</text:p>
          </table:table-cell>
          <table:table-cell table:style-name="ce11" table:formula="of:=LN([$'Data-Input - Absolute Values'.D30]/[$'Data-Input - Absolute Values'.D31])" office:value-type="float" office:value="0.03661160611" calcext:value-type="float">
            <text:p>0.03661</text:p>
          </table:table-cell>
          <table:table-cell table:style-name="ce11" table:formula="of:=LN([$'Data-Input - Absolute Values'.E30]/[$'Data-Input - Absolute Values'.E31])" office:value-type="float" office:value="0.04646833204" calcext:value-type="float">
            <text:p>0.04647</text:p>
          </table:table-cell>
          <table:table-cell table:style-name="ce11" table:formula="of:=LN([$'Data-Input - Absolute Values'.F30]/[$'Data-Input - Absolute Values'.F31])" office:value-type="float" office:value="0.004358098964" calcext:value-type="float">
            <text:p>0.00436</text:p>
          </table:table-cell>
          <table:table-cell table:style-name="ce11" table:formula="of:=LN([$'Data-Input - Absolute Values'.G30]/[$'Data-Input - Absolute Values'.G31])" office:value-type="float" office:value="-0.002103819665" calcext:value-type="float">
            <text:p>-0.00210</text:p>
          </table:table-cell>
          <table:table-cell table:style-name="ce11" table:formula="of:=LN([$'Data-Input - Absolute Values'.H30]/[$'Data-Input - Absolute Values'.H31])" office:value-type="float" office:value="-0.004286792547" calcext:value-type="float">
            <text:p>-0.00429</text:p>
          </table:table-cell>
          <table:table-cell table:style-name="ce11" table:formula="of:=LN([$'Data-Input - Absolute Values'.I30]/[$'Data-Input - Absolute Values'.I31])" office:value-type="float" office:value="0.0120248718" calcext:value-type="float">
            <text:p>0.01202</text:p>
          </table:table-cell>
          <table:table-cell table:style-name="ce11" table:formula="of:=LN([$'Data-Input - Absolute Values'.J30]/[$'Data-Input - Absolute Values'.J31])" office:value-type="float" office:value="-0.003620261284" calcext:value-type="float">
            <text:p>-0.00362</text:p>
          </table:table-cell>
          <table:table-cell table:style-name="ce11" table:formula="of:=LN([$'Data-Input - Absolute Values'.K30]/[$'Data-Input - Absolute Values'.K31])" office:value-type="float" office:value="-0.01436158504" calcext:value-type="float">
            <text:p>-0.01436</text:p>
          </table:table-cell>
          <table:table-cell table:style-name="ce11" table:formula="of:=LN([$'Data-Input - Absolute Values'.L30]/[$'Data-Input - Absolute Values'.L31])" office:value-type="float" office:value="-0.0383455832" calcext:value-type="float">
            <text:p>-0.03835</text:p>
          </table:table-cell>
          <table:table-cell table:style-name="ce11" table:formula="of:=LN([$'Data-Input - Absolute Values'.M30]/[$'Data-Input - Absolute Values'.M31])" office:value-type="float" office:value="-0.001548994499" calcext:value-type="float">
            <text:p>-0.0015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7-14" calcext:value-type="date">
            <text:p>2023-07-14</text:p>
          </table:table-cell>
          <table:table-cell table:style-name="ce11" table:formula="of:=LN([$'Data-Input - Absolute Values'.B31]/[$'Data-Input - Absolute Values'.B32])" office:value-type="float" office:value="0.003247810585" calcext:value-type="float">
            <text:p>0.00325</text:p>
          </table:table-cell>
          <table:table-cell table:style-name="ce11" table:formula="of:=LN([$'Data-Input - Absolute Values'.C31]/[$'Data-Input - Absolute Values'.C32])" office:value-type="float" office:value="0.01359537557" calcext:value-type="float">
            <text:p>0.01360</text:p>
          </table:table-cell>
          <table:table-cell table:style-name="ce11" table:formula="of:=LN([$'Data-Input - Absolute Values'.D31]/[$'Data-Input - Absolute Values'.D32])" office:value-type="float" office:value="-0.06141130515" calcext:value-type="float">
            <text:p>-0.06141</text:p>
          </table:table-cell>
          <table:table-cell table:style-name="ce11" table:formula="of:=LN([$'Data-Input - Absolute Values'.E31]/[$'Data-Input - Absolute Values'.E32])" office:value-type="float" office:value="0.03804649283" calcext:value-type="float">
            <text:p>0.03805</text:p>
          </table:table-cell>
          <table:table-cell table:style-name="ce11" table:formula="of:=LN([$'Data-Input - Absolute Values'.F31]/[$'Data-Input - Absolute Values'.F32])" office:value-type="float" office:value="0.01897924829" calcext:value-type="float">
            <text:p>0.01898</text:p>
          </table:table-cell>
          <table:table-cell table:style-name="ce11" table:formula="of:=LN([$'Data-Input - Absolute Values'.G31]/[$'Data-Input - Absolute Values'.G32])" office:value-type="float" office:value="0.02191230725" calcext:value-type="float">
            <text:p>0.02191</text:p>
          </table:table-cell>
          <table:table-cell table:style-name="ce11" table:formula="of:=LN([$'Data-Input - Absolute Values'.H31]/[$'Data-Input - Absolute Values'.H32])" office:value-type="float" office:value="0.01150859704" calcext:value-type="float">
            <text:p>0.01151</text:p>
          </table:table-cell>
          <table:table-cell table:style-name="ce11" table:formula="of:=LN([$'Data-Input - Absolute Values'.I31]/[$'Data-Input - Absolute Values'.I32])" office:value-type="float" office:value="0.02577373294" calcext:value-type="float">
            <text:p>0.02577</text:p>
          </table:table-cell>
          <table:table-cell table:style-name="ce11" table:formula="of:=LN([$'Data-Input - Absolute Values'.J31]/[$'Data-Input - Absolute Values'.J32])" office:value-type="float" office:value="-0.02474353154" calcext:value-type="float">
            <text:p>-0.02474</text:p>
          </table:table-cell>
          <table:table-cell table:style-name="ce11" table:formula="of:=LN([$'Data-Input - Absolute Values'.K31]/[$'Data-Input - Absolute Values'.K32])" office:value-type="float" office:value="0.01144128918" calcext:value-type="float">
            <text:p>0.01144</text:p>
          </table:table-cell>
          <table:table-cell table:style-name="ce11" table:formula="of:=LN([$'Data-Input - Absolute Values'.L31]/[$'Data-Input - Absolute Values'.L32])" office:value-type="float" office:value="0.1201370353" calcext:value-type="float">
            <text:p>0.12014</text:p>
          </table:table-cell>
          <table:table-cell table:style-name="ce11" table:formula="of:=LN([$'Data-Input - Absolute Values'.M31]/[$'Data-Input - Absolute Values'.M32])" office:value-type="float" office:value="-0.05656170201" calcext:value-type="float">
            <text:p>-0.0565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7-07" calcext:value-type="date">
            <text:p>2023-07-07</text:p>
          </table:table-cell>
          <table:table-cell table:style-name="ce11" table:formula="of:=LN([$'Data-Input - Absolute Values'.B32]/[$'Data-Input - Absolute Values'.B33])" office:value-type="float" office:value="-0.01741417757" calcext:value-type="float">
            <text:p>-0.01741</text:p>
          </table:table-cell>
          <table:table-cell table:style-name="ce11" table:formula="of:=LN([$'Data-Input - Absolute Values'.C32]/[$'Data-Input - Absolute Values'.C33])" office:value-type="float" office:value="-0.01209387378" calcext:value-type="float">
            <text:p>-0.01209</text:p>
          </table:table-cell>
          <table:table-cell table:style-name="ce11" table:formula="of:=LN([$'Data-Input - Absolute Values'.D32]/[$'Data-Input - Absolute Values'.D33])" office:value-type="float" office:value="0.01592046578" calcext:value-type="float">
            <text:p>0.01592</text:p>
          </table:table-cell>
          <table:table-cell table:style-name="ce11" table:formula="of:=LN([$'Data-Input - Absolute Values'.E32]/[$'Data-Input - Absolute Values'.E33])" office:value-type="float" office:value="-0.06662787236" calcext:value-type="float">
            <text:p>-0.06663</text:p>
          </table:table-cell>
          <table:table-cell table:style-name="ce11" table:formula="of:=LN([$'Data-Input - Absolute Values'.F32]/[$'Data-Input - Absolute Values'.F33])" office:value-type="float" office:value="-0.03228005501" calcext:value-type="float">
            <text:p>-0.03228</text:p>
          </table:table-cell>
          <table:table-cell table:style-name="ce11" table:formula="of:=LN([$'Data-Input - Absolute Values'.G32]/[$'Data-Input - Absolute Values'.G33])" office:value-type="float" office:value="-0.02202195036" calcext:value-type="float">
            <text:p>-0.02202</text:p>
          </table:table-cell>
          <table:table-cell table:style-name="ce11" table:formula="of:=LN([$'Data-Input - Absolute Values'.H32]/[$'Data-Input - Absolute Values'.H33])" office:value-type="float" office:value="-0.003886854386" calcext:value-type="float">
            <text:p>-0.00389</text:p>
          </table:table-cell>
          <table:table-cell table:style-name="ce11" table:formula="of:=LN([$'Data-Input - Absolute Values'.I32]/[$'Data-Input - Absolute Values'.I33])" office:value-type="float" office:value="-0.04618088349" calcext:value-type="float">
            <text:p>-0.04618</text:p>
          </table:table-cell>
          <table:table-cell table:style-name="ce11" table:formula="of:=LN([$'Data-Input - Absolute Values'.J32]/[$'Data-Input - Absolute Values'.J33])" office:value-type="float" office:value="-0.0102135553" calcext:value-type="float">
            <text:p>-0.01021</text:p>
          </table:table-cell>
          <table:table-cell table:style-name="ce11" table:formula="of:=LN([$'Data-Input - Absolute Values'.K32]/[$'Data-Input - Absolute Values'.K33])" office:value-type="float" office:value="-0.03892434118" calcext:value-type="float">
            <text:p>-0.03892</text:p>
          </table:table-cell>
          <table:table-cell table:style-name="ce11" table:formula="of:=LN([$'Data-Input - Absolute Values'.L32]/[$'Data-Input - Absolute Values'.L33])" office:value-type="float" office:value="-0.01416833963" calcext:value-type="float">
            <text:p>-0.01417</text:p>
          </table:table-cell>
          <table:table-cell table:style-name="ce11" table:formula="of:=LN([$'Data-Input - Absolute Values'.M32]/[$'Data-Input - Absolute Values'.M33])" office:value-type="float" office:value="-0.09976548051" calcext:value-type="float">
            <text:p>-0.0997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6-30" calcext:value-type="date">
            <text:p>2023-06-30</text:p>
          </table:table-cell>
          <table:table-cell table:style-name="ce11" table:formula="of:=LN([$'Data-Input - Absolute Values'.B33]/[$'Data-Input - Absolute Values'.B34])" office:value-type="float" office:value="0.01416636698" calcext:value-type="float">
            <text:p>0.01417</text:p>
          </table:table-cell>
          <table:table-cell table:style-name="ce11" table:formula="of:=LN([$'Data-Input - Absolute Values'.C33]/[$'Data-Input - Absolute Values'.C34])" office:value-type="float" office:value="0.04376898226" calcext:value-type="float">
            <text:p>0.04377</text:p>
          </table:table-cell>
          <table:table-cell table:style-name="ce11" table:formula="of:=LN([$'Data-Input - Absolute Values'.D33]/[$'Data-Input - Absolute Values'.D34])" office:value-type="float" office:value="0.04976983606" calcext:value-type="float">
            <text:p>0.04977</text:p>
          </table:table-cell>
          <table:table-cell table:style-name="ce11" table:formula="of:=LN([$'Data-Input - Absolute Values'.E33]/[$'Data-Input - Absolute Values'.E34])" office:value-type="float" office:value="0.02801303623" calcext:value-type="float">
            <text:p>0.02801</text:p>
          </table:table-cell>
          <table:table-cell table:style-name="ce11" table:formula="of:=LN([$'Data-Input - Absolute Values'.F33]/[$'Data-Input - Absolute Values'.F34])" office:value-type="float" office:value="0.000630602246" calcext:value-type="float">
            <text:p>0.00063</text:p>
          </table:table-cell>
          <table:table-cell table:style-name="ce11" table:formula="of:=LN([$'Data-Input - Absolute Values'.G33]/[$'Data-Input - Absolute Values'.G34])" office:value-type="float" office:value="-0.00285561989" calcext:value-type="float">
            <text:p>-0.00286</text:p>
          </table:table-cell>
          <table:table-cell table:style-name="ce11" table:formula="of:=LN([$'Data-Input - Absolute Values'.H33]/[$'Data-Input - Absolute Values'.H34])" office:value-type="float" office:value="-0.004569286273" calcext:value-type="float">
            <text:p>-0.00457</text:p>
          </table:table-cell>
          <table:table-cell table:style-name="ce11" table:formula="of:=LN([$'Data-Input - Absolute Values'.I33]/[$'Data-Input - Absolute Values'.I34])" office:value-type="float" office:value="-0.01005868306" calcext:value-type="float">
            <text:p>-0.01006</text:p>
          </table:table-cell>
          <table:table-cell table:style-name="ce11" table:formula="of:=LN([$'Data-Input - Absolute Values'.J33]/[$'Data-Input - Absolute Values'.J34])" office:value-type="float" office:value="-0.004454923442" calcext:value-type="float">
            <text:p>-0.00445</text:p>
          </table:table-cell>
          <table:table-cell table:style-name="ce11" table:formula="of:=LN([$'Data-Input - Absolute Values'.K33]/[$'Data-Input - Absolute Values'.K34])" office:value-type="float" office:value="0.02294602215" calcext:value-type="float">
            <text:p>0.02295</text:p>
          </table:table-cell>
          <table:table-cell table:style-name="ce11" table:formula="of:=LN([$'Data-Input - Absolute Values'.L33]/[$'Data-Input - Absolute Values'.L34])" office:value-type="float" office:value="-0.0299647887" calcext:value-type="float">
            <text:p>-0.02996</text:p>
          </table:table-cell>
          <table:table-cell table:style-name="ce11" table:formula="of:=LN([$'Data-Input - Absolute Values'.M33]/[$'Data-Input - Absolute Values'.M34])" office:value-type="float" office:value="0.1700327626" calcext:value-type="float">
            <text:p>0.1700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6-23" calcext:value-type="date">
            <text:p>2023-06-23</text:p>
          </table:table-cell>
          <table:table-cell table:style-name="ce11" table:formula="of:=LN([$'Data-Input - Absolute Values'.B34]/[$'Data-Input - Absolute Values'.B35])" office:value-type="float" office:value="-0.01480554885" calcext:value-type="float">
            <text:p>-0.01481</text:p>
          </table:table-cell>
          <table:table-cell table:style-name="ce11" table:formula="of:=LN([$'Data-Input - Absolute Values'.C34]/[$'Data-Input - Absolute Values'.C35])" office:value-type="float" office:value="-0.02710192978" calcext:value-type="float">
            <text:p>-0.02710</text:p>
          </table:table-cell>
          <table:table-cell table:style-name="ce11" table:formula="of:=LN([$'Data-Input - Absolute Values'.D34]/[$'Data-Input - Absolute Values'.D35])" office:value-type="float" office:value="-0.06996438341" calcext:value-type="float">
            <text:p>-0.06996</text:p>
          </table:table-cell>
          <table:table-cell table:style-name="ce11" table:formula="of:=LN([$'Data-Input - Absolute Values'.E34]/[$'Data-Input - Absolute Values'.E35])" office:value-type="float" office:value="-0.001892148152" calcext:value-type="float">
            <text:p>-0.00189</text:p>
          </table:table-cell>
          <table:table-cell table:style-name="ce11" table:formula="of:=LN([$'Data-Input - Absolute Values'.F34]/[$'Data-Input - Absolute Values'.F35])" office:value-type="float" office:value="0.02476374116" calcext:value-type="float">
            <text:p>0.02476</text:p>
          </table:table-cell>
          <table:table-cell table:style-name="ce11" table:formula="of:=LN([$'Data-Input - Absolute Values'.G34]/[$'Data-Input - Absolute Values'.G35])" office:value-type="float" office:value="0.001321877258" calcext:value-type="float">
            <text:p>0.00132</text:p>
          </table:table-cell>
          <table:table-cell table:style-name="ce11" table:formula="of:=LN([$'Data-Input - Absolute Values'.H34]/[$'Data-Input - Absolute Values'.H35])" office:value-type="float" office:value="0.0004828196762" calcext:value-type="float">
            <text:p>0.00048</text:p>
          </table:table-cell>
          <table:table-cell table:style-name="ce11" table:formula="of:=LN([$'Data-Input - Absolute Values'.I34]/[$'Data-Input - Absolute Values'.I35])" office:value-type="float" office:value="0.03112866849" calcext:value-type="float">
            <text:p>0.03113</text:p>
          </table:table-cell>
          <table:table-cell table:style-name="ce11" table:formula="of:=LN([$'Data-Input - Absolute Values'.J34]/[$'Data-Input - Absolute Values'.J35])" office:value-type="float" office:value="0.1549826957" calcext:value-type="float">
            <text:p>0.15498</text:p>
          </table:table-cell>
          <table:table-cell table:style-name="ce11" table:formula="of:=LN([$'Data-Input - Absolute Values'.K34]/[$'Data-Input - Absolute Values'.K35])" office:value-type="float" office:value="0.1003136103" calcext:value-type="float">
            <text:p>0.10031</text:p>
          </table:table-cell>
          <table:table-cell table:style-name="ce11" table:formula="of:=LN([$'Data-Input - Absolute Values'.L34]/[$'Data-Input - Absolute Values'.L35])" office:value-type="float" office:value="0.1206469112" calcext:value-type="float">
            <text:p>0.12065</text:p>
          </table:table-cell>
          <table:table-cell table:style-name="ce11" table:formula="of:=LN([$'Data-Input - Absolute Values'.M34]/[$'Data-Input - Absolute Values'.M35])" office:value-type="float" office:value="0.1838223102" calcext:value-type="float">
            <text:p>0.1838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6-16" calcext:value-type="date">
            <text:p>2023-06-16</text:p>
          </table:table-cell>
          <table:table-cell table:style-name="ce11" table:formula="of:=LN([$'Data-Input - Absolute Values'.B35]/[$'Data-Input - Absolute Values'.B36])" office:value-type="float" office:value="0.02621933655" calcext:value-type="float">
            <text:p>0.02622</text:p>
          </table:table-cell>
          <table:table-cell table:style-name="ce11" table:formula="of:=LN([$'Data-Input - Absolute Values'.C35]/[$'Data-Input - Absolute Values'.C36])" office:value-type="float" office:value="-0.001526717854" calcext:value-type="float">
            <text:p>-0.00153</text:p>
          </table:table-cell>
          <table:table-cell table:style-name="ce11" table:formula="of:=LN([$'Data-Input - Absolute Values'.D35]/[$'Data-Input - Absolute Values'.D36])" office:value-type="float" office:value="0.07843353616" calcext:value-type="float">
            <text:p>0.07843</text:p>
          </table:table-cell>
          <table:table-cell table:style-name="ce11" table:formula="of:=LN([$'Data-Input - Absolute Values'.E35]/[$'Data-Input - Absolute Values'.E36])" office:value-type="float" office:value="-0.003208457976" calcext:value-type="float">
            <text:p>-0.00321</text:p>
          </table:table-cell>
          <table:table-cell table:style-name="ce11" table:formula="of:=LN([$'Data-Input - Absolute Values'.F35]/[$'Data-Input - Absolute Values'.F36])" office:value-type="float" office:value="-0.002793702812" calcext:value-type="float">
            <text:p>-0.00279</text:p>
          </table:table-cell>
          <table:table-cell table:style-name="ce11" table:formula="of:=LN([$'Data-Input - Absolute Values'.G35]/[$'Data-Input - Absolute Values'.G36])" office:value-type="float" office:value="0.007361457185" calcext:value-type="float">
            <text:p>0.00736</text:p>
          </table:table-cell>
          <table:table-cell table:style-name="ce11" table:formula="of:=LN([$'Data-Input - Absolute Values'.H35]/[$'Data-Input - Absolute Values'.H36])" office:value-type="float" office:value="-0.003962946331" calcext:value-type="float">
            <text:p>-0.00396</text:p>
          </table:table-cell>
          <table:table-cell table:style-name="ce11" table:formula="of:=LN([$'Data-Input - Absolute Values'.I35]/[$'Data-Input - Absolute Values'.I36])" office:value-type="float" office:value="0.001156277673" calcext:value-type="float">
            <text:p>0.00116</text:p>
          </table:table-cell>
          <table:table-cell table:style-name="ce11" table:formula="of:=LN([$'Data-Input - Absolute Values'.J35]/[$'Data-Input - Absolute Values'.J36])" office:value-type="float" office:value="-0.02522938956" calcext:value-type="float">
            <text:p>-0.02523</text:p>
          </table:table-cell>
          <table:table-cell table:style-name="ce11" table:formula="of:=LN([$'Data-Input - Absolute Values'.K35]/[$'Data-Input - Absolute Values'.K36])" office:value-type="float" office:value="-0.08886513907" calcext:value-type="float">
            <text:p>-0.08887</text:p>
          </table:table-cell>
          <table:table-cell table:style-name="ce11" table:formula="of:=LN([$'Data-Input - Absolute Values'.L35]/[$'Data-Input - Absolute Values'.L36])" office:value-type="float" office:value="-0.1342076835" calcext:value-type="float">
            <text:p>-0.13421</text:p>
          </table:table-cell>
          <table:table-cell table:style-name="ce11" table:formula="of:=LN([$'Data-Input - Absolute Values'.M35]/[$'Data-Input - Absolute Values'.M36])" office:value-type="float" office:value="-0.1789338938" calcext:value-type="float">
            <text:p>-0.1789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6-09" calcext:value-type="date">
            <text:p>2023-06-09</text:p>
          </table:table-cell>
          <table:table-cell table:style-name="ce11" table:formula="of:=LN([$'Data-Input - Absolute Values'.B36]/[$'Data-Input - Absolute Values'.B37])" office:value-type="float" office:value="-0.02669845498" calcext:value-type="float">
            <text:p>-0.02670</text:p>
          </table:table-cell>
          <table:table-cell table:style-name="ce11" table:formula="of:=LN([$'Data-Input - Absolute Values'.C36]/[$'Data-Input - Absolute Values'.C37])" office:value-type="float" office:value="0.02003148643" calcext:value-type="float">
            <text:p>0.02003</text:p>
          </table:table-cell>
          <table:table-cell table:style-name="ce11" table:formula="of:=LN([$'Data-Input - Absolute Values'.D36]/[$'Data-Input - Absolute Values'.D37])" office:value-type="float" office:value="0.02171305703" calcext:value-type="float">
            <text:p>0.02171</text:p>
          </table:table-cell>
          <table:table-cell table:style-name="ce11" table:formula="of:=LN([$'Data-Input - Absolute Values'.E36]/[$'Data-Input - Absolute Values'.E37])" office:value-type="float" office:value="-0.0245685166" calcext:value-type="float">
            <text:p>-0.02457</text:p>
          </table:table-cell>
          <table:table-cell table:style-name="ce11" table:formula="of:=LN([$'Data-Input - Absolute Values'.F36]/[$'Data-Input - Absolute Values'.F37])" office:value-type="float" office:value="0.001013791601" calcext:value-type="float">
            <text:p>0.00101</text:p>
          </table:table-cell>
          <table:table-cell table:style-name="ce11" table:formula="of:=LN([$'Data-Input - Absolute Values'.G36]/[$'Data-Input - Absolute Values'.G37])" office:value-type="float" office:value="-0.01661426656" calcext:value-type="float">
            <text:p>-0.01661</text:p>
          </table:table-cell>
          <table:table-cell table:style-name="ce11" table:formula="of:=LN([$'Data-Input - Absolute Values'.H36]/[$'Data-Input - Absolute Values'.H37])" office:value-type="float" office:value="-0.004373107071" calcext:value-type="float">
            <text:p>-0.00437</text:p>
          </table:table-cell>
          <table:table-cell table:style-name="ce11" table:formula="of:=LN([$'Data-Input - Absolute Values'.I36]/[$'Data-Input - Absolute Values'.I37])" office:value-type="float" office:value="-0.0107152641" calcext:value-type="float">
            <text:p>-0.01072</text:p>
          </table:table-cell>
          <table:table-cell table:style-name="ce11" table:formula="of:=LN([$'Data-Input - Absolute Values'.J36]/[$'Data-Input - Absolute Values'.J37])" office:value-type="float" office:value="-0.03164087668" calcext:value-type="float">
            <text:p>-0.03164</text:p>
          </table:table-cell>
          <table:table-cell table:style-name="ce11" table:formula="of:=LN([$'Data-Input - Absolute Values'.K36]/[$'Data-Input - Absolute Values'.K37])" office:value-type="float" office:value="-0.03874566033" calcext:value-type="float">
            <text:p>-0.03875</text:p>
          </table:table-cell>
          <table:table-cell table:style-name="ce11" table:formula="of:=LN([$'Data-Input - Absolute Values'.L36]/[$'Data-Input - Absolute Values'.L37])" office:value-type="float" office:value="-0.2507884638" calcext:value-type="float">
            <text:p>-0.25079</text:p>
          </table:table-cell>
          <table:table-cell table:style-name="ce11" table:formula="of:=LN([$'Data-Input - Absolute Values'.M36]/[$'Data-Input - Absolute Values'.M37])" office:value-type="float" office:value="-0.06942379078" calcext:value-type="float">
            <text:p>-0.0694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6-02" calcext:value-type="date">
            <text:p>2023-06-02</text:p>
          </table:table-cell>
          <table:table-cell table:style-name="ce11" table:formula="of:=LN([$'Data-Input - Absolute Values'.B37]/[$'Data-Input - Absolute Values'.B38])" office:value-type="float" office:value="0.008498407598" calcext:value-type="float">
            <text:p>0.00850</text:p>
          </table:table-cell>
          <table:table-cell table:style-name="ce11" table:formula="of:=LN([$'Data-Input - Absolute Values'.C37]/[$'Data-Input - Absolute Values'.C38])" office:value-type="float" office:value="0.007812539737" calcext:value-type="float">
            <text:p>0.00781</text:p>
          </table:table-cell>
          <table:table-cell table:style-name="ce11" table:formula="of:=LN([$'Data-Input - Absolute Values'.D37]/[$'Data-Input - Absolute Values'.D38])" office:value-type="float" office:value="0.04074220002" calcext:value-type="float">
            <text:p>0.04074</text:p>
          </table:table-cell>
          <table:table-cell table:style-name="ce11" table:formula="of:=LN([$'Data-Input - Absolute Values'.E37]/[$'Data-Input - Absolute Values'.E38])" office:value-type="float" office:value="0.001656086495" calcext:value-type="float">
            <text:p>0.00166</text:p>
          </table:table-cell>
          <table:table-cell table:style-name="ce11" table:formula="of:=LN([$'Data-Input - Absolute Values'.F37]/[$'Data-Input - Absolute Values'.F38])" office:value-type="float" office:value="0.02946264542" calcext:value-type="float">
            <text:p>0.02946</text:p>
          </table:table-cell>
          <table:table-cell table:style-name="ce11" table:formula="of:=LN([$'Data-Input - Absolute Values'.G37]/[$'Data-Input - Absolute Values'.G38])" office:value-type="float" office:value="0.008705613739" calcext:value-type="float">
            <text:p>0.00871</text:p>
          </table:table-cell>
          <table:table-cell table:style-name="ce11" table:formula="of:=LN([$'Data-Input - Absolute Values'.H37]/[$'Data-Input - Absolute Values'.H38])" office:value-type="float" office:value="0.006084886669" calcext:value-type="float">
            <text:p>0.00608</text:p>
          </table:table-cell>
          <table:table-cell table:style-name="ce11" table:formula="of:=LN([$'Data-Input - Absolute Values'.I37]/[$'Data-Input - Absolute Values'.I38])" office:value-type="float" office:value="0.04480322644" calcext:value-type="float">
            <text:p>0.04480</text:p>
          </table:table-cell>
          <table:table-cell table:style-name="ce11" table:formula="of:=LN([$'Data-Input - Absolute Values'.J37]/[$'Data-Input - Absolute Values'.J38])" office:value-type="float" office:value="0.02132183636" calcext:value-type="float">
            <text:p>0.02132</text:p>
          </table:table-cell>
          <table:table-cell table:style-name="ce11" table:formula="of:=LN([$'Data-Input - Absolute Values'.K37]/[$'Data-Input - Absolute Values'.K38])" office:value-type="float" office:value="0.04363798117" calcext:value-type="float">
            <text:p>0.04364</text:p>
          </table:table-cell>
          <table:table-cell table:style-name="ce11" table:formula="of:=LN([$'Data-Input - Absolute Values'.L37]/[$'Data-Input - Absolute Values'.L38])" office:value-type="float" office:value="0.04312634722" calcext:value-type="float">
            <text:p>0.04313</text:p>
          </table:table-cell>
          <table:table-cell table:style-name="ce11" table:formula="of:=LN([$'Data-Input - Absolute Values'.M37]/[$'Data-Input - Absolute Values'.M38])" office:value-type="float" office:value="0.08992059094" calcext:value-type="float">
            <text:p>0.0899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5-26" calcext:value-type="date">
            <text:p>2023-05-26</text:p>
          </table:table-cell>
          <table:table-cell table:style-name="ce11" table:formula="of:=LN([$'Data-Input - Absolute Values'.B38]/[$'Data-Input - Absolute Values'.B39])" office:value-type="float" office:value="0.05358424613" calcext:value-type="float">
            <text:p>0.05358</text:p>
          </table:table-cell>
          <table:table-cell table:style-name="ce11" table:formula="of:=LN([$'Data-Input - Absolute Values'.C38]/[$'Data-Input - Absolute Values'.C39])" office:value-type="float" office:value="-0.009367750004" calcext:value-type="float">
            <text:p>-0.00937</text:p>
          </table:table-cell>
          <table:table-cell table:style-name="ce11" table:formula="of:=LN([$'Data-Input - Absolute Values'.D38]/[$'Data-Input - Absolute Values'.D39])" office:value-type="float" office:value="-0.01250397505" calcext:value-type="float">
            <text:p>-0.01250</text:p>
          </table:table-cell>
          <table:table-cell table:style-name="ce11" table:formula="of:=LN([$'Data-Input - Absolute Values'.E38]/[$'Data-Input - Absolute Values'.E39])" office:value-type="float" office:value="-0.02491717526" calcext:value-type="float">
            <text:p>-0.02492</text:p>
          </table:table-cell>
          <table:table-cell table:style-name="ce11" table:formula="of:=LN([$'Data-Input - Absolute Values'.F38]/[$'Data-Input - Absolute Values'.F39])" office:value-type="float" office:value="-0.001044089127" calcext:value-type="float">
            <text:p>-0.00104</text:p>
          </table:table-cell>
          <table:table-cell table:style-name="ce11" table:formula="of:=LN([$'Data-Input - Absolute Values'.G38]/[$'Data-Input - Absolute Values'.G39])" office:value-type="float" office:value="-0.00400364502" calcext:value-type="float">
            <text:p>-0.00400</text:p>
          </table:table-cell>
          <table:table-cell table:style-name="ce11" table:formula="of:=LN([$'Data-Input - Absolute Values'.H38]/[$'Data-Input - Absolute Values'.H39])" office:value-type="float" office:value="-0.004998728686" calcext:value-type="float">
            <text:p>-0.00500</text:p>
          </table:table-cell>
          <table:table-cell table:style-name="ce11" table:formula="of:=LN([$'Data-Input - Absolute Values'.I38]/[$'Data-Input - Absolute Values'.I39])" office:value-type="float" office:value="-0.0119965157" calcext:value-type="float">
            <text:p>-0.01200</text:p>
          </table:table-cell>
          <table:table-cell table:style-name="ce11" table:formula="of:=LN([$'Data-Input - Absolute Values'.J38]/[$'Data-Input - Absolute Values'.J39])" office:value-type="float" office:value="0.002195176139" calcext:value-type="float">
            <text:p>0.00220</text:p>
          </table:table-cell>
          <table:table-cell table:style-name="ce11" table:formula="of:=LN([$'Data-Input - Absolute Values'.K38]/[$'Data-Input - Absolute Values'.K39])" office:value-type="float" office:value="0.01744391668" calcext:value-type="float">
            <text:p>0.01744</text:p>
          </table:table-cell>
          <table:table-cell table:style-name="ce11" table:formula="of:=LN([$'Data-Input - Absolute Values'.L38]/[$'Data-Input - Absolute Values'.L39])" office:value-type="float" office:value="-0.006779686985" calcext:value-type="float">
            <text:p>-0.00678</text:p>
          </table:table-cell>
          <table:table-cell table:style-name="ce11" table:formula="of:=LN([$'Data-Input - Absolute Values'.M38]/[$'Data-Input - Absolute Values'.M39])" office:value-type="float" office:value="-0.04183380638" calcext:value-type="float">
            <text:p>-0.0418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5-19" calcext:value-type="date">
            <text:p>2023-05-19</text:p>
          </table:table-cell>
          <table:table-cell table:style-name="ce11" table:formula="of:=LN([$'Data-Input - Absolute Values'.B39]/[$'Data-Input - Absolute Values'.B40])" office:value-type="float" office:value="0.03721118078" calcext:value-type="float">
            <text:p>0.03721</text:p>
          </table:table-cell>
          <table:table-cell table:style-name="ce11" table:formula="of:=LN([$'Data-Input - Absolute Values'.C39]/[$'Data-Input - Absolute Values'.C40])" office:value-type="float" office:value="0.02358599901" calcext:value-type="float">
            <text:p>0.02359</text:p>
          </table:table-cell>
          <table:table-cell table:style-name="ce11" table:formula="of:=LN([$'Data-Input - Absolute Values'.D39]/[$'Data-Input - Absolute Values'.D40])" office:value-type="float" office:value="0.00394777312" calcext:value-type="float">
            <text:p>0.00395</text:p>
          </table:table-cell>
          <table:table-cell table:style-name="ce11" table:formula="of:=LN([$'Data-Input - Absolute Values'.E39]/[$'Data-Input - Absolute Values'.E40])" office:value-type="float" office:value="0.02657600892" calcext:value-type="float">
            <text:p>0.02658</text:p>
          </table:table-cell>
          <table:table-cell table:style-name="ce11" table:formula="of:=LN([$'Data-Input - Absolute Values'.F39]/[$'Data-Input - Absolute Values'.F40])" office:value-type="float" office:value="-0.03700973077" calcext:value-type="float">
            <text:p>-0.03701</text:p>
          </table:table-cell>
          <table:table-cell table:style-name="ce11" table:formula="of:=LN([$'Data-Input - Absolute Values'.G39]/[$'Data-Input - Absolute Values'.G40])" office:value-type="float" office:value="-0.01718708608" calcext:value-type="float">
            <text:p>-0.01719</text:p>
          </table:table-cell>
          <table:table-cell table:style-name="ce11" table:formula="of:=LN([$'Data-Input - Absolute Values'.H39]/[$'Data-Input - Absolute Values'.H40])" office:value-type="float" office:value="-0.01135677609" calcext:value-type="float">
            <text:p>-0.01136</text:p>
          </table:table-cell>
          <table:table-cell table:style-name="ce11" table:formula="of:=LN([$'Data-Input - Absolute Values'.I39]/[$'Data-Input - Absolute Values'.I40])" office:value-type="float" office:value="-0.04156861818" calcext:value-type="float">
            <text:p>-0.04157</text:p>
          </table:table-cell>
          <table:table-cell table:style-name="ce11" table:formula="of:=LN([$'Data-Input - Absolute Values'.J39]/[$'Data-Input - Absolute Values'.J40])" office:value-type="float" office:value="0.01330877153" calcext:value-type="float">
            <text:p>0.01331</text:p>
          </table:table-cell>
          <table:table-cell table:style-name="ce11" table:formula="of:=LN([$'Data-Input - Absolute Values'.K39]/[$'Data-Input - Absolute Values'.K40])" office:value-type="float" office:value="0.01288861117" calcext:value-type="float">
            <text:p>0.01289</text:p>
          </table:table-cell>
          <table:table-cell table:style-name="ce11" table:formula="of:=LN([$'Data-Input - Absolute Values'.L39]/[$'Data-Input - Absolute Values'.L40])" office:value-type="float" office:value="0.006188320913" calcext:value-type="float">
            <text:p>0.00619</text:p>
          </table:table-cell>
          <table:table-cell table:style-name="ce11" table:formula="of:=LN([$'Data-Input - Absolute Values'.M39]/[$'Data-Input - Absolute Values'.M40])" office:value-type="float" office:value="0.141534297" calcext:value-type="float">
            <text:p>0.1415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5-12" calcext:value-type="date">
            <text:p>2023-05-12</text:p>
          </table:table-cell>
          <table:table-cell table:style-name="ce11" table:formula="of:=LN([$'Data-Input - Absolute Values'.B40]/[$'Data-Input - Absolute Values'.B41])" office:value-type="float" office:value="0.005126856452" calcext:value-type="float">
            <text:p>0.00513</text:p>
          </table:table-cell>
          <table:table-cell table:style-name="ce11" table:formula="of:=LN([$'Data-Input - Absolute Values'.C40]/[$'Data-Input - Absolute Values'.C41])" office:value-type="float" office:value="0.0200890645" calcext:value-type="float">
            <text:p>0.02009</text:p>
          </table:table-cell>
          <table:table-cell table:style-name="ce11" table:formula="of:=LN([$'Data-Input - Absolute Values'.D40]/[$'Data-Input - Absolute Values'.D41])" office:value-type="float" office:value="0.05680945334" calcext:value-type="float">
            <text:p>0.05681</text:p>
          </table:table-cell>
          <table:table-cell table:style-name="ce11" table:formula="of:=LN([$'Data-Input - Absolute Values'.E40]/[$'Data-Input - Absolute Values'.E41])" office:value-type="float" office:value="-0.05665612534" calcext:value-type="float">
            <text:p>-0.05666</text:p>
          </table:table-cell>
          <table:table-cell table:style-name="ce11" table:formula="of:=LN([$'Data-Input - Absolute Values'.F40]/[$'Data-Input - Absolute Values'.F41])" office:value-type="float" office:value="-0.01122075123" calcext:value-type="float">
            <text:p>-0.01122</text:p>
          </table:table-cell>
          <table:table-cell table:style-name="ce11" table:formula="of:=LN([$'Data-Input - Absolute Values'.G40]/[$'Data-Input - Absolute Values'.G41])" office:value-type="float" office:value="0.00755329174" calcext:value-type="float">
            <text:p>0.00755</text:p>
          </table:table-cell>
          <table:table-cell table:style-name="ce11" table:formula="of:=LN([$'Data-Input - Absolute Values'.H40]/[$'Data-Input - Absolute Values'.H41])" office:value-type="float" office:value="-0.0005265652273" calcext:value-type="float">
            <text:p>-0.00053</text:p>
          </table:table-cell>
          <table:table-cell table:style-name="ce11" table:formula="of:=LN([$'Data-Input - Absolute Values'.I40]/[$'Data-Input - Absolute Values'.I41])" office:value-type="float" office:value="0.003204414397" calcext:value-type="float">
            <text:p>0.00320</text:p>
          </table:table-cell>
          <table:table-cell table:style-name="ce11" table:formula="of:=LN([$'Data-Input - Absolute Values'.J40]/[$'Data-Input - Absolute Values'.J41])" office:value-type="float" office:value="-0.07192967883" calcext:value-type="float">
            <text:p>-0.07193</text:p>
          </table:table-cell>
          <table:table-cell table:style-name="ce11" table:formula="of:=LN([$'Data-Input - Absolute Values'.K40]/[$'Data-Input - Absolute Values'.K41])" office:value-type="float" office:value="-0.07348890416" calcext:value-type="float">
            <text:p>-0.07349</text:p>
          </table:table-cell>
          <table:table-cell table:style-name="ce11" table:formula="of:=LN([$'Data-Input - Absolute Values'.L40]/[$'Data-Input - Absolute Values'.L41])" office:value-type="float" office:value="-0.03969809981" calcext:value-type="float">
            <text:p>-0.03970</text:p>
          </table:table-cell>
          <table:table-cell table:style-name="ce11" table:formula="of:=LN([$'Data-Input - Absolute Values'.M40]/[$'Data-Input - Absolute Values'.M41])" office:value-type="float" office:value="-0.07382187616" calcext:value-type="float">
            <text:p>-0.0738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5-05" calcext:value-type="date">
            <text:p>2023-05-05</text:p>
          </table:table-cell>
          <table:table-cell table:style-name="ce11" table:formula="of:=LN([$'Data-Input - Absolute Values'.B41]/[$'Data-Input - Absolute Values'.B42])" office:value-type="float" office:value="0.02041252611" calcext:value-type="float">
            <text:p>0.02041</text:p>
          </table:table-cell>
          <table:table-cell table:style-name="ce11" table:formula="of:=LN([$'Data-Input - Absolute Values'.C41]/[$'Data-Input - Absolute Values'.C42])" office:value-type="float" office:value="-0.0080841184" calcext:value-type="float">
            <text:p>-0.00808</text:p>
          </table:table-cell>
          <table:table-cell table:style-name="ce11" table:formula="of:=LN([$'Data-Input - Absolute Values'.D41]/[$'Data-Input - Absolute Values'.D42])" office:value-type="float" office:value="0.004680825268" calcext:value-type="float">
            <text:p>0.00468</text:p>
          </table:table-cell>
          <table:table-cell table:style-name="ce11" table:formula="of:=LN([$'Data-Input - Absolute Values'.E41]/[$'Data-Input - Absolute Values'.E42])" office:value-type="float" office:value="-0.03156892793" calcext:value-type="float">
            <text:p>-0.03157</text:p>
          </table:table-cell>
          <table:table-cell table:style-name="ce11" table:formula="of:=LN([$'Data-Input - Absolute Values'.F41]/[$'Data-Input - Absolute Values'.F42])" office:value-type="float" office:value="0.01119463134" calcext:value-type="float">
            <text:p>0.01119</text:p>
          </table:table-cell>
          <table:table-cell table:style-name="ce11" table:formula="of:=LN([$'Data-Input - Absolute Values'.G41]/[$'Data-Input - Absolute Values'.G42])" office:value-type="float" office:value="-0.009301310058" calcext:value-type="float">
            <text:p>-0.00930</text:p>
          </table:table-cell>
          <table:table-cell table:style-name="ce11" table:formula="of:=LN([$'Data-Input - Absolute Values'.H41]/[$'Data-Input - Absolute Values'.H42])" office:value-type="float" office:value="0.002002424656" calcext:value-type="float">
            <text:p>0.00200</text:p>
          </table:table-cell>
          <table:table-cell table:style-name="ce11" table:formula="of:=LN([$'Data-Input - Absolute Values'.I41]/[$'Data-Input - Absolute Values'.I42])" office:value-type="float" office:value="0.02136869713" calcext:value-type="float">
            <text:p>0.02137</text:p>
          </table:table-cell>
          <table:table-cell table:style-name="ce11" table:formula="of:=LN([$'Data-Input - Absolute Values'.J41]/[$'Data-Input - Absolute Values'.J42])" office:value-type="float" office:value="-0.01404092341" calcext:value-type="float">
            <text:p>-0.01404</text:p>
          </table:table-cell>
          <table:table-cell table:style-name="ce11" table:formula="of:=LN([$'Data-Input - Absolute Values'.K41]/[$'Data-Input - Absolute Values'.K42])" office:value-type="float" office:value="0.02763165752" calcext:value-type="float">
            <text:p>0.02763</text:p>
          </table:table-cell>
          <table:table-cell table:style-name="ce11" table:formula="of:=LN([$'Data-Input - Absolute Values'.L41]/[$'Data-Input - Absolute Values'.L42])" office:value-type="float" office:value="-0.05337918558" calcext:value-type="float">
            <text:p>-0.05338</text:p>
          </table:table-cell>
          <table:table-cell table:style-name="ce11" table:formula="of:=LN([$'Data-Input - Absolute Values'.M41]/[$'Data-Input - Absolute Values'.M42])" office:value-type="float" office:value="-0.02517628735" calcext:value-type="float">
            <text:p>-0.0251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4-27" calcext:value-type="date">
            <text:p>2023-04-27</text:p>
          </table:table-cell>
          <table:table-cell table:style-name="ce11" table:formula="of:=LN([$'Data-Input - Absolute Values'.B42]/[$'Data-Input - Absolute Values'.B43])" office:value-type="float" office:value="0.0588624272" calcext:value-type="float">
            <text:p>0.05886</text:p>
          </table:table-cell>
          <table:table-cell table:style-name="ce11" table:formula="of:=LN([$'Data-Input - Absolute Values'.C42]/[$'Data-Input - Absolute Values'.C43])" office:value-type="float" office:value="-0.03247810212" calcext:value-type="float">
            <text:p>-0.03248</text:p>
          </table:table-cell>
          <table:table-cell table:style-name="ce11" table:formula="of:=LN([$'Data-Input - Absolute Values'.D42]/[$'Data-Input - Absolute Values'.D43])" office:value-type="float" office:value="0.01631091454" calcext:value-type="float">
            <text:p>0.01631</text:p>
          </table:table-cell>
          <table:table-cell table:style-name="ce11" table:formula="of:=LN([$'Data-Input - Absolute Values'.E42]/[$'Data-Input - Absolute Values'.E43])" office:value-type="float" office:value="0.0148024821" calcext:value-type="float">
            <text:p>0.01480</text:p>
          </table:table-cell>
          <table:table-cell table:style-name="ce11" table:formula="of:=LN([$'Data-Input - Absolute Values'.F42]/[$'Data-Input - Absolute Values'.F43])" office:value-type="float" office:value="-0.009579028138" calcext:value-type="float">
            <text:p>-0.00958</text:p>
          </table:table-cell>
          <table:table-cell table:style-name="ce11" table:formula="of:=LN([$'Data-Input - Absolute Values'.G42]/[$'Data-Input - Absolute Values'.G43])" office:value-type="float" office:value="0.007351527555" calcext:value-type="float">
            <text:p>0.00735</text:p>
          </table:table-cell>
          <table:table-cell table:style-name="ce11" table:formula="of:=LN([$'Data-Input - Absolute Values'.H42]/[$'Data-Input - Absolute Values'.H43])" office:value-type="float" office:value="0.007093354606" calcext:value-type="float">
            <text:p>0.00709</text:p>
          </table:table-cell>
          <table:table-cell table:style-name="ce11" table:formula="of:=LN([$'Data-Input - Absolute Values'.I42]/[$'Data-Input - Absolute Values'.I43])" office:value-type="float" office:value="-0.005418315711" calcext:value-type="float">
            <text:p>-0.00542</text:p>
          </table:table-cell>
          <table:table-cell table:style-name="ce11" table:formula="of:=LN([$'Data-Input - Absolute Values'.J42]/[$'Data-Input - Absolute Values'.J43])" office:value-type="float" office:value="0.03584972093" calcext:value-type="float">
            <text:p>0.03585</text:p>
          </table:table-cell>
          <table:table-cell table:style-name="ce11" table:formula="of:=LN([$'Data-Input - Absolute Values'.K42]/[$'Data-Input - Absolute Values'.K43])" office:value-type="float" office:value="-0.02458505897" calcext:value-type="float">
            <text:p>-0.02459</text:p>
          </table:table-cell>
          <table:table-cell table:style-name="ce11" table:formula="of:=LN([$'Data-Input - Absolute Values'.L42]/[$'Data-Input - Absolute Values'.L43])" office:value-type="float" office:value="0.0154705216" calcext:value-type="float">
            <text:p>0.01547</text:p>
          </table:table-cell>
          <table:table-cell table:style-name="ce11" table:formula="of:=LN([$'Data-Input - Absolute Values'.M42]/[$'Data-Input - Absolute Values'.M43])" office:value-type="float" office:value="-0.01308694246" calcext:value-type="float">
            <text:p>-0.0130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4-20" calcext:value-type="date">
            <text:p>2023-04-20</text:p>
          </table:table-cell>
          <table:table-cell table:style-name="ce11" table:formula="of:=LN([$'Data-Input - Absolute Values'.B43]/[$'Data-Input - Absolute Values'.B44])" office:value-type="float" office:value="-0.005548660557" calcext:value-type="float">
            <text:p>-0.00555</text:p>
          </table:table-cell>
          <table:table-cell table:style-name="ce11" table:formula="of:=LN([$'Data-Input - Absolute Values'.C43]/[$'Data-Input - Absolute Values'.C44])" office:value-type="float" office:value="0.1094391433" calcext:value-type="float">
            <text:p>0.10944</text:p>
          </table:table-cell>
          <table:table-cell table:style-name="ce11" table:formula="of:=LN([$'Data-Input - Absolute Values'.D43]/[$'Data-Input - Absolute Values'.D44])" office:value-type="float" office:value="-0.01014406604" calcext:value-type="float">
            <text:p>-0.01014</text:p>
          </table:table-cell>
          <table:table-cell table:style-name="ce11" table:formula="of:=LN([$'Data-Input - Absolute Values'.E43]/[$'Data-Input - Absolute Values'.E44])" office:value-type="float" office:value="-0.001027925395" calcext:value-type="float">
            <text:p>-0.00103</text:p>
          </table:table-cell>
          <table:table-cell table:style-name="ce11" table:formula="of:=LN([$'Data-Input - Absolute Values'.F43]/[$'Data-Input - Absolute Values'.F44])" office:value-type="float" office:value="-0.02569286053" calcext:value-type="float">
            <text:p>-0.02569</text:p>
          </table:table-cell>
          <table:table-cell table:style-name="ce11" table:formula="of:=LN([$'Data-Input - Absolute Values'.G43]/[$'Data-Input - Absolute Values'.G44])" office:value-type="float" office:value="-0.008571544894" calcext:value-type="float">
            <text:p>-0.00857</text:p>
          </table:table-cell>
          <table:table-cell table:style-name="ce11" table:formula="of:=LN([$'Data-Input - Absolute Values'.H43]/[$'Data-Input - Absolute Values'.H44])" office:value-type="float" office:value="-0.002970509292" calcext:value-type="float">
            <text:p>-0.00297</text:p>
          </table:table-cell>
          <table:table-cell table:style-name="ce11" table:formula="of:=LN([$'Data-Input - Absolute Values'.I43]/[$'Data-Input - Absolute Values'.I44])" office:value-type="float" office:value="-0.01346549033" calcext:value-type="float">
            <text:p>-0.01347</text:p>
          </table:table-cell>
          <table:table-cell table:style-name="ce11" table:formula="of:=LN([$'Data-Input - Absolute Values'.J43]/[$'Data-Input - Absolute Values'.J44])" office:value-type="float" office:value="-0.06492283347" calcext:value-type="float">
            <text:p>-0.06492</text:p>
          </table:table-cell>
          <table:table-cell table:style-name="ce11" table:formula="of:=LN([$'Data-Input - Absolute Values'.K43]/[$'Data-Input - Absolute Values'.K44])" office:value-type="float" office:value="-0.02589718849" calcext:value-type="float">
            <text:p>-0.02590</text:p>
          </table:table-cell>
          <table:table-cell table:style-name="ce11" table:formula="of:=LN([$'Data-Input - Absolute Values'.L43]/[$'Data-Input - Absolute Values'.L44])" office:value-type="float" office:value="-0.05248241205" calcext:value-type="float">
            <text:p>-0.05248</text:p>
          </table:table-cell>
          <table:table-cell table:style-name="ce11" table:formula="of:=LN([$'Data-Input - Absolute Values'.M43]/[$'Data-Input - Absolute Values'.M44])" office:value-type="float" office:value="-0.03490804982" calcext:value-type="float">
            <text:p>-0.0349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4-13" calcext:value-type="date">
            <text:p>2023-04-13</text:p>
          </table:table-cell>
          <table:table-cell table:style-name="ce11" table:formula="of:=LN([$'Data-Input - Absolute Values'.B44]/[$'Data-Input - Absolute Values'.B45])" office:value-type="float" office:value="-0.0003815337704" calcext:value-type="float">
            <text:p>-0.00038</text:p>
          </table:table-cell>
          <table:table-cell table:style-name="ce11" table:formula="of:=LN([$'Data-Input - Absolute Values'.C44]/[$'Data-Input - Absolute Values'.C45])" office:value-type="float" office:value="-0.01894974878" calcext:value-type="float">
            <text:p>-0.01895</text:p>
          </table:table-cell>
          <table:table-cell table:style-name="ce11" table:formula="of:=LN([$'Data-Input - Absolute Values'.D44]/[$'Data-Input - Absolute Values'.D45])" office:value-type="float" office:value="-0.05248093332" calcext:value-type="float">
            <text:p>-0.05248</text:p>
          </table:table-cell>
          <table:table-cell table:style-name="ce11" table:formula="of:=LN([$'Data-Input - Absolute Values'.E44]/[$'Data-Input - Absolute Values'.E45])" office:value-type="float" office:value="0.02023765341" calcext:value-type="float">
            <text:p>0.02024</text:p>
          </table:table-cell>
          <table:table-cell table:style-name="ce11" table:formula="of:=LN([$'Data-Input - Absolute Values'.F44]/[$'Data-Input - Absolute Values'.F45])" office:value-type="float" office:value="0.01585882581" calcext:value-type="float">
            <text:p>0.01586</text:p>
          </table:table-cell>
          <table:table-cell table:style-name="ce11" table:formula="of:=LN([$'Data-Input - Absolute Values'.G44]/[$'Data-Input - Absolute Values'.G45])" office:value-type="float" office:value="0.01291658126" calcext:value-type="float">
            <text:p>0.01292</text:p>
          </table:table-cell>
          <table:table-cell table:style-name="ce11" table:formula="of:=LN([$'Data-Input - Absolute Values'.H44]/[$'Data-Input - Absolute Values'.H45])" office:value-type="float" office:value="0.002439413629" calcext:value-type="float">
            <text:p>0.00244</text:p>
          </table:table-cell>
          <table:table-cell table:style-name="ce11" table:formula="of:=LN([$'Data-Input - Absolute Values'.I44]/[$'Data-Input - Absolute Values'.I45])" office:value-type="float" office:value="-0.02525046187" calcext:value-type="float">
            <text:p>-0.02525</text:p>
          </table:table-cell>
          <table:table-cell table:style-name="ce11" table:formula="of:=LN([$'Data-Input - Absolute Values'.J44]/[$'Data-Input - Absolute Values'.J45])" office:value-type="float" office:value="0.0677193583" calcext:value-type="float">
            <text:p>0.06772</text:p>
          </table:table-cell>
          <table:table-cell table:style-name="ce11" table:formula="of:=LN([$'Data-Input - Absolute Values'.K44]/[$'Data-Input - Absolute Values'.K45])" office:value-type="float" office:value="0.06398810725" calcext:value-type="float">
            <text:p>0.06399</text:p>
          </table:table-cell>
          <table:table-cell table:style-name="ce11" table:formula="of:=LN([$'Data-Input - Absolute Values'.L44]/[$'Data-Input - Absolute Values'.L45])" office:value-type="float" office:value="0.08049700239" calcext:value-type="float">
            <text:p>0.08050</text:p>
          </table:table-cell>
          <table:table-cell table:style-name="ce11" table:formula="of:=LN([$'Data-Input - Absolute Values'.M44]/[$'Data-Input - Absolute Values'.M45])" office:value-type="float" office:value="0.01035738743" calcext:value-type="float">
            <text:p>0.0103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4-04" calcext:value-type="date">
            <text:p>2023-04-04</text:p>
          </table:table-cell>
          <table:table-cell table:style-name="ce11" table:formula="of:=LN([$'Data-Input - Absolute Values'.B45]/[$'Data-Input - Absolute Values'.B46])" office:value-type="float" office:value="0.03592270534" calcext:value-type="float">
            <text:p>0.03592</text:p>
          </table:table-cell>
          <table:table-cell table:style-name="ce11" table:formula="of:=LN([$'Data-Input - Absolute Values'.C45]/[$'Data-Input - Absolute Values'.C46])" office:value-type="float" office:value="-0.01254891828" calcext:value-type="float">
            <text:p>-0.01255</text:p>
          </table:table-cell>
          <table:table-cell table:style-name="ce11" table:formula="of:=LN([$'Data-Input - Absolute Values'.D45]/[$'Data-Input - Absolute Values'.D46])" office:value-type="float" office:value="0.01243410487" calcext:value-type="float">
            <text:p>0.01243</text:p>
          </table:table-cell>
          <table:table-cell table:style-name="ce11" table:formula="of:=LN([$'Data-Input - Absolute Values'.E45]/[$'Data-Input - Absolute Values'.E46])" office:value-type="float" office:value="0.05439732798" calcext:value-type="float">
            <text:p>0.05440</text:p>
          </table:table-cell>
          <table:table-cell table:style-name="ce11" table:formula="of:=LN([$'Data-Input - Absolute Values'.F45]/[$'Data-Input - Absolute Values'.F46])" office:value-type="float" office:value="0.02142629333" calcext:value-type="float">
            <text:p>0.02143</text:p>
          </table:table-cell>
          <table:table-cell table:style-name="ce11" table:formula="of:=LN([$'Data-Input - Absolute Values'.G45]/[$'Data-Input - Absolute Values'.G46])" office:value-type="float" office:value="0.01280248309" calcext:value-type="float">
            <text:p>0.01280</text:p>
          </table:table-cell>
          <table:table-cell table:style-name="ce11" table:formula="of:=LN([$'Data-Input - Absolute Values'.H45]/[$'Data-Input - Absolute Values'.H46])" office:value-type="float" office:value="0.004630007473" calcext:value-type="float">
            <text:p>0.00463</text:p>
          </table:table-cell>
          <table:table-cell table:style-name="ce11" table:formula="of:=LN([$'Data-Input - Absolute Values'.I45]/[$'Data-Input - Absolute Values'.I46])" office:value-type="float" office:value="0.005780574396" calcext:value-type="float">
            <text:p>0.00578</text:p>
          </table:table-cell>
          <table:table-cell table:style-name="ce11" table:formula="of:=LN([$'Data-Input - Absolute Values'.J45]/[$'Data-Input - Absolute Values'.J46])" office:value-type="float" office:value="0.02173677322" calcext:value-type="float">
            <text:p>0.02174</text:p>
          </table:table-cell>
          <table:table-cell table:style-name="ce11" table:formula="of:=LN([$'Data-Input - Absolute Values'.K45]/[$'Data-Input - Absolute Values'.K46])" office:value-type="float" office:value="0.04285176602" calcext:value-type="float">
            <text:p>0.04285</text:p>
          </table:table-cell>
          <table:table-cell table:style-name="ce11" table:formula="of:=LN([$'Data-Input - Absolute Values'.L45]/[$'Data-Input - Absolute Values'.L46])" office:value-type="float" office:value="0.04546237408" calcext:value-type="float">
            <text:p>0.04546</text:p>
          </table:table-cell>
          <table:table-cell table:style-name="ce11" table:formula="of:=LN([$'Data-Input - Absolute Values'.M45]/[$'Data-Input - Absolute Values'.M46])" office:value-type="float" office:value="0.02561993169" calcext:value-type="float">
            <text:p>0.0256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3-28" calcext:value-type="date">
            <text:p>2023-03-28</text:p>
          </table:table-cell>
          <table:table-cell table:style-name="ce11" table:formula="of:=LN([$'Data-Input - Absolute Values'.B46]/[$'Data-Input - Absolute Values'.B47])" office:value-type="float" office:value="-0.004143243571" calcext:value-type="float">
            <text:p>-0.00414</text:p>
          </table:table-cell>
          <table:table-cell table:style-name="ce11" table:formula="of:=LN([$'Data-Input - Absolute Values'.C46]/[$'Data-Input - Absolute Values'.C47])" office:value-type="float" office:value="-0.01704301904" calcext:value-type="float">
            <text:p>-0.01704</text:p>
          </table:table-cell>
          <table:table-cell table:style-name="ce11" table:formula="of:=LN([$'Data-Input - Absolute Values'.D46]/[$'Data-Input - Absolute Values'.D47])" office:value-type="float" office:value="0.03890796882" calcext:value-type="float">
            <text:p>0.03891</text:p>
          </table:table-cell>
          <table:table-cell table:style-name="ce11" table:formula="of:=LN([$'Data-Input - Absolute Values'.E46]/[$'Data-Input - Absolute Values'.E47])" office:value-type="float" office:value="-0.023341687" calcext:value-type="float">
            <text:p>-0.02334</text:p>
          </table:table-cell>
          <table:table-cell table:style-name="ce11" table:formula="of:=LN([$'Data-Input - Absolute Values'.F46]/[$'Data-Input - Absolute Values'.F47])" office:value-type="float" office:value="0.0145922564" calcext:value-type="float">
            <text:p>0.01459</text:p>
          </table:table-cell>
          <table:table-cell table:style-name="ce11" table:formula="of:=LN([$'Data-Input - Absolute Values'.G46]/[$'Data-Input - Absolute Values'.G47])" office:value-type="float" office:value="-0.01397381268" calcext:value-type="float">
            <text:p>-0.01397</text:p>
          </table:table-cell>
          <table:table-cell table:style-name="ce11" table:formula="of:=LN([$'Data-Input - Absolute Values'.H46]/[$'Data-Input - Absolute Values'.H47])" office:value-type="float" office:value="0.004662262367" calcext:value-type="float">
            <text:p>0.00466</text:p>
          </table:table-cell>
          <table:table-cell table:style-name="ce11" table:formula="of:=LN([$'Data-Input - Absolute Values'.I46]/[$'Data-Input - Absolute Values'.I47])" office:value-type="float" office:value="-0.02077053609" calcext:value-type="float">
            <text:p>-0.02077</text:p>
          </table:table-cell>
          <table:table-cell table:style-name="ce11" table:formula="of:=LN([$'Data-Input - Absolute Values'.J46]/[$'Data-Input - Absolute Values'.J47])" office:value-type="float" office:value="-0.03868741203" calcext:value-type="float">
            <text:p>-0.03869</text:p>
          </table:table-cell>
          <table:table-cell table:style-name="ce11" table:formula="of:=LN([$'Data-Input - Absolute Values'.K46]/[$'Data-Input - Absolute Values'.K47])" office:value-type="float" office:value="-0.02542242152" calcext:value-type="float">
            <text:p>-0.02542</text:p>
          </table:table-cell>
          <table:table-cell table:style-name="ce11" table:formula="of:=LN([$'Data-Input - Absolute Values'.L46]/[$'Data-Input - Absolute Values'.L47])" office:value-type="float" office:value="-0.01461159836" calcext:value-type="float">
            <text:p>-0.01461</text:p>
          </table:table-cell>
          <table:table-cell table:style-name="ce11" table:formula="of:=LN([$'Data-Input - Absolute Values'.M46]/[$'Data-Input - Absolute Values'.M47])" office:value-type="float" office:value="0.06881469628" calcext:value-type="float">
            <text:p>0.0688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3-21" calcext:value-type="date">
            <text:p>2023-03-21</text:p>
          </table:table-cell>
          <table:table-cell table:style-name="ce11" table:formula="of:=LN([$'Data-Input - Absolute Values'.B47]/[$'Data-Input - Absolute Values'.B48])" office:value-type="float" office:value="0.05130365703" calcext:value-type="float">
            <text:p>0.05130</text:p>
          </table:table-cell>
          <table:table-cell table:style-name="ce11" table:formula="of:=LN([$'Data-Input - Absolute Values'.C47]/[$'Data-Input - Absolute Values'.C48])" office:value-type="float" office:value="-0.03067124597" calcext:value-type="float">
            <text:p>-0.03067</text:p>
          </table:table-cell>
          <table:table-cell table:style-name="ce11" table:formula="of:=LN([$'Data-Input - Absolute Values'.D47]/[$'Data-Input - Absolute Values'.D48])" office:value-type="float" office:value="-0.03608885967" calcext:value-type="float">
            <text:p>-0.03609</text:p>
          </table:table-cell>
          <table:table-cell table:style-name="ce11" table:formula="of:=LN([$'Data-Input - Absolute Values'.E47]/[$'Data-Input - Absolute Values'.E48])" office:value-type="float" office:value="0.004154255049" calcext:value-type="float">
            <text:p>0.00415</text:p>
          </table:table-cell>
          <table:table-cell table:style-name="ce11" table:formula="of:=LN([$'Data-Input - Absolute Values'.F47]/[$'Data-Input - Absolute Values'.F48])" office:value-type="float" office:value="0.0009830883047" calcext:value-type="float">
            <text:p>0.00098</text:p>
          </table:table-cell>
          <table:table-cell table:style-name="ce11" table:formula="of:=LN([$'Data-Input - Absolute Values'.G47]/[$'Data-Input - Absolute Values'.G48])" office:value-type="float" office:value="0.01396468105" calcext:value-type="float">
            <text:p>0.01396</text:p>
          </table:table-cell>
          <table:table-cell table:style-name="ce11" table:formula="of:=LN([$'Data-Input - Absolute Values'.H47]/[$'Data-Input - Absolute Values'.H48])" office:value-type="float" office:value="0.007433858673" calcext:value-type="float">
            <text:p>0.00743</text:p>
          </table:table-cell>
          <table:table-cell table:style-name="ce11" table:formula="of:=LN([$'Data-Input - Absolute Values'.I47]/[$'Data-Input - Absolute Values'.I48])" office:value-type="float" office:value="0.03717723359" calcext:value-type="float">
            <text:p>0.03718</text:p>
          </table:table-cell>
          <table:table-cell table:style-name="ce11" table:formula="of:=LN([$'Data-Input - Absolute Values'.J47]/[$'Data-Input - Absolute Values'.J48])" office:value-type="float" office:value="0.123593134" calcext:value-type="float">
            <text:p>0.12359</text:p>
          </table:table-cell>
          <table:table-cell table:style-name="ce11" table:formula="of:=LN([$'Data-Input - Absolute Values'.K47]/[$'Data-Input - Absolute Values'.K48])" office:value-type="float" office:value="0.05355073161" calcext:value-type="float">
            <text:p>0.05355</text:p>
          </table:table-cell>
          <table:table-cell table:style-name="ce11" table:formula="of:=LN([$'Data-Input - Absolute Values'.L47]/[$'Data-Input - Absolute Values'.L48])" office:value-type="float" office:value="0.0702992074" calcext:value-type="float">
            <text:p>0.07030</text:p>
          </table:table-cell>
          <table:table-cell table:style-name="ce11" table:formula="of:=LN([$'Data-Input - Absolute Values'.M47]/[$'Data-Input - Absolute Values'.M48])" office:value-type="float" office:value="-0.0253869921" calcext:value-type="float">
            <text:p>-0.0253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3-14" calcext:value-type="date">
            <text:p>2023-03-14</text:p>
          </table:table-cell>
          <table:table-cell table:style-name="ce11" table:formula="of:=LN([$'Data-Input - Absolute Values'.B48]/[$'Data-Input - Absolute Values'.B49])" office:value-type="float" office:value="0.003945597477" calcext:value-type="float">
            <text:p>0.00395</text:p>
          </table:table-cell>
          <table:table-cell table:style-name="ce11" table:formula="of:=LN([$'Data-Input - Absolute Values'.C48]/[$'Data-Input - Absolute Values'.C49])" office:value-type="float" office:value="-0.05303502862" calcext:value-type="float">
            <text:p>-0.05304</text:p>
          </table:table-cell>
          <table:table-cell table:style-name="ce11" table:formula="of:=LN([$'Data-Input - Absolute Values'.D48]/[$'Data-Input - Absolute Values'.D49])" office:value-type="float" office:value="-0.02783971939" calcext:value-type="float">
            <text:p>-0.02784</text:p>
          </table:table-cell>
          <table:table-cell table:style-name="ce11" table:formula="of:=LN([$'Data-Input - Absolute Values'.E48]/[$'Data-Input - Absolute Values'.E49])" office:value-type="float" office:value="-0.0872979121" calcext:value-type="float">
            <text:p>-0.08730</text:p>
          </table:table-cell>
          <table:table-cell table:style-name="ce11" table:formula="of:=LN([$'Data-Input - Absolute Values'.F48]/[$'Data-Input - Absolute Values'.F49])" office:value-type="float" office:value="-0.02576961722" calcext:value-type="float">
            <text:p>-0.02577</text:p>
          </table:table-cell>
          <table:table-cell table:style-name="ce11" table:formula="of:=LN([$'Data-Input - Absolute Values'.G48]/[$'Data-Input - Absolute Values'.G49])" office:value-type="float" office:value="0.01666628513" calcext:value-type="float">
            <text:p>0.01667</text:p>
          </table:table-cell>
          <table:table-cell table:style-name="ce11" table:formula="of:=LN([$'Data-Input - Absolute Values'.H48]/[$'Data-Input - Absolute Values'.H49])" office:value-type="float" office:value="0.01066045681" calcext:value-type="float">
            <text:p>0.01066</text:p>
          </table:table-cell>
          <table:table-cell table:style-name="ce11" table:formula="of:=LN([$'Data-Input - Absolute Values'.I48]/[$'Data-Input - Absolute Values'.I49])" office:value-type="float" office:value="0.03743122593" calcext:value-type="float">
            <text:p>0.03743</text:p>
          </table:table-cell>
          <table:table-cell table:style-name="ce11" table:formula="of:=LN([$'Data-Input - Absolute Values'.J48]/[$'Data-Input - Absolute Values'.J49])" office:value-type="float" office:value="0.09233830814" calcext:value-type="float">
            <text:p>0.09234</text:p>
          </table:table-cell>
          <table:table-cell table:style-name="ce11" table:formula="of:=LN([$'Data-Input - Absolute Values'.K48]/[$'Data-Input - Absolute Values'.K49])" office:value-type="float" office:value="0.07138808667" calcext:value-type="float">
            <text:p>0.07139</text:p>
          </table:table-cell>
          <table:table-cell table:style-name="ce11" table:formula="of:=LN([$'Data-Input - Absolute Values'.L48]/[$'Data-Input - Absolute Values'.L49])" office:value-type="float" office:value="0.02521406816" calcext:value-type="float">
            <text:p>0.02521</text:p>
          </table:table-cell>
          <table:table-cell table:style-name="ce11" table:formula="of:=LN([$'Data-Input - Absolute Values'.M48]/[$'Data-Input - Absolute Values'.M49])" office:value-type="float" office:value="-0.03799813548" calcext:value-type="float">
            <text:p>-0.0380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3-07" calcext:value-type="date">
            <text:p>2023-03-07</text:p>
          </table:table-cell>
          <table:table-cell table:style-name="ce11" table:formula="of:=LN([$'Data-Input - Absolute Values'.B49]/[$'Data-Input - Absolute Values'.B50])" office:value-type="float" office:value="0.01975269096" calcext:value-type="float">
            <text:p>0.01975</text:p>
          </table:table-cell>
          <table:table-cell table:style-name="ce11" table:formula="of:=LN([$'Data-Input - Absolute Values'.C49]/[$'Data-Input - Absolute Values'.C50])" office:value-type="float" office:value="-0.03046225487" calcext:value-type="float">
            <text:p>-0.03046</text:p>
          </table:table-cell>
          <table:table-cell table:style-name="ce11" table:formula="of:=LN([$'Data-Input - Absolute Values'.D49]/[$'Data-Input - Absolute Values'.D50])" office:value-type="float" office:value="0.02972355041" calcext:value-type="float">
            <text:p>0.02972</text:p>
          </table:table-cell>
          <table:table-cell table:style-name="ce11" table:formula="of:=LN([$'Data-Input - Absolute Values'.E49]/[$'Data-Input - Absolute Values'.E50])" office:value-type="float" office:value="0.0008296690097" calcext:value-type="float">
            <text:p>0.00083</text:p>
          </table:table-cell>
          <table:table-cell table:style-name="ce11" table:formula="of:=LN([$'Data-Input - Absolute Values'.F49]/[$'Data-Input - Absolute Values'.F50])" office:value-type="float" office:value="0.03546611247" calcext:value-type="float">
            <text:p>0.03547</text:p>
          </table:table-cell>
          <table:table-cell table:style-name="ce11" table:formula="of:=LN([$'Data-Input - Absolute Values'.G49]/[$'Data-Input - Absolute Values'.G50])" office:value-type="float" office:value="0.008953613257" calcext:value-type="float">
            <text:p>0.00895</text:p>
          </table:table-cell>
          <table:table-cell table:style-name="ce11" table:formula="of:=LN([$'Data-Input - Absolute Values'.H49]/[$'Data-Input - Absolute Values'.H50])" office:value-type="float" office:value="-0.002038825602" calcext:value-type="float">
            <text:p>-0.00204</text:p>
          </table:table-cell>
          <table:table-cell table:style-name="ce11" table:formula="of:=LN([$'Data-Input - Absolute Values'.I49]/[$'Data-Input - Absolute Values'.I50])" office:value-type="float" office:value="0.001724589384" calcext:value-type="float">
            <text:p>0.00172</text:p>
          </table:table-cell>
          <table:table-cell table:style-name="ce11" table:formula="of:=LN([$'Data-Input - Absolute Values'.J49]/[$'Data-Input - Absolute Values'.J50])" office:value-type="float" office:value="-0.03871673985" calcext:value-type="float">
            <text:p>-0.03872</text:p>
          </table:table-cell>
          <table:table-cell table:style-name="ce11" table:formula="of:=LN([$'Data-Input - Absolute Values'.K49]/[$'Data-Input - Absolute Values'.K50])" office:value-type="float" office:value="-0.02529562773" calcext:value-type="float">
            <text:p>-0.02530</text:p>
          </table:table-cell>
          <table:table-cell table:style-name="ce11" table:formula="of:=LN([$'Data-Input - Absolute Values'.L49]/[$'Data-Input - Absolute Values'.L50])" office:value-type="float" office:value="-0.06218177236" calcext:value-type="float">
            <text:p>-0.06218</text:p>
          </table:table-cell>
          <table:table-cell table:style-name="ce11" table:formula="of:=LN([$'Data-Input - Absolute Values'.M49]/[$'Data-Input - Absolute Values'.M50])" office:value-type="float" office:value="-0.08037569489" calcext:value-type="float">
            <text:p>-0.0803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2-28" calcext:value-type="date">
            <text:p>2023-02-28</text:p>
          </table:table-cell>
          <table:table-cell table:style-name="ce11" table:formula="of:=LN([$'Data-Input - Absolute Values'.B50]/[$'Data-Input - Absolute Values'.B51])" office:value-type="float" office:value="-0.004446804575" calcext:value-type="float">
            <text:p>-0.00445</text:p>
          </table:table-cell>
          <table:table-cell table:style-name="ce11" table:formula="of:=LN([$'Data-Input - Absolute Values'.C50]/[$'Data-Input - Absolute Values'.C51])" office:value-type="float" office:value="0.03244502071" calcext:value-type="float">
            <text:p>0.03245</text:p>
          </table:table-cell>
          <table:table-cell table:style-name="ce11" table:formula="of:=LN([$'Data-Input - Absolute Values'.D50]/[$'Data-Input - Absolute Values'.D51])" office:value-type="float" office:value="0.0139242756" calcext:value-type="float">
            <text:p>0.01392</text:p>
          </table:table-cell>
          <table:table-cell table:style-name="ce11" table:formula="of:=LN([$'Data-Input - Absolute Values'.E50]/[$'Data-Input - Absolute Values'.E51])" office:value-type="float" office:value="0.06232759828" calcext:value-type="float">
            <text:p>0.06233</text:p>
          </table:table-cell>
          <table:table-cell table:style-name="ce11" table:formula="of:=LN([$'Data-Input - Absolute Values'.F50]/[$'Data-Input - Absolute Values'.F51])" office:value-type="float" office:value="-0.023542982" calcext:value-type="float">
            <text:p>-0.02354</text:p>
          </table:table-cell>
          <table:table-cell table:style-name="ce11" table:formula="of:=LN([$'Data-Input - Absolute Values'.G50]/[$'Data-Input - Absolute Values'.G51])" office:value-type="float" office:value="-0.01106836723" calcext:value-type="float">
            <text:p>-0.01107</text:p>
          </table:table-cell>
          <table:table-cell table:style-name="ce11" table:formula="of:=LN([$'Data-Input - Absolute Values'.H50]/[$'Data-Input - Absolute Values'.H51])" office:value-type="float" office:value="-0.004856778329" calcext:value-type="float">
            <text:p>-0.00486</text:p>
          </table:table-cell>
          <table:table-cell table:style-name="ce11" table:formula="of:=LN([$'Data-Input - Absolute Values'.I50]/[$'Data-Input - Absolute Values'.I51])" office:value-type="float" office:value="-0.02584518916" calcext:value-type="float">
            <text:p>-0.02585</text:p>
          </table:table-cell>
          <table:table-cell table:style-name="ce11" table:formula="of:=LN([$'Data-Input - Absolute Values'.J50]/[$'Data-Input - Absolute Values'.J51])" office:value-type="float" office:value="-0.04628611452" calcext:value-type="float">
            <text:p>-0.04629</text:p>
          </table:table-cell>
          <table:table-cell table:style-name="ce11" table:formula="of:=LN([$'Data-Input - Absolute Values'.K50]/[$'Data-Input - Absolute Values'.K51])" office:value-type="float" office:value="-0.02414087175" calcext:value-type="float">
            <text:p>-0.02414</text:p>
          </table:table-cell>
          <table:table-cell table:style-name="ce11" table:formula="of:=LN([$'Data-Input - Absolute Values'.L50]/[$'Data-Input - Absolute Values'.L51])" office:value-type="float" office:value="-0.09955485313" calcext:value-type="float">
            <text:p>-0.09955</text:p>
          </table:table-cell>
          <table:table-cell table:style-name="ce11" table:formula="of:=LN([$'Data-Input - Absolute Values'.M50]/[$'Data-Input - Absolute Values'.M51])" office:value-type="float" office:value="0.008137303523" calcext:value-type="float">
            <text:p>0.0081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2-21" calcext:value-type="date">
            <text:p>2023-02-21</text:p>
          </table:table-cell>
          <table:table-cell table:style-name="ce11" table:formula="of:=LN([$'Data-Input - Absolute Values'.B51]/[$'Data-Input - Absolute Values'.B52])" office:value-type="float" office:value="-0.07193241608" calcext:value-type="float">
            <text:p>-0.07193</text:p>
          </table:table-cell>
          <table:table-cell table:style-name="ce11" table:formula="of:=LN([$'Data-Input - Absolute Values'.C51]/[$'Data-Input - Absolute Values'.C52])" office:value-type="float" office:value="-0.01500141777" calcext:value-type="float">
            <text:p>-0.01500</text:p>
          </table:table-cell>
          <table:table-cell table:style-name="ce11" table:formula="of:=LN([$'Data-Input - Absolute Values'.D51]/[$'Data-Input - Absolute Values'.D52])" office:value-type="float" office:value="-0.05457026469" calcext:value-type="float">
            <text:p>-0.05457</text:p>
          </table:table-cell>
          <table:table-cell table:style-name="ce11" table:formula="of:=LN([$'Data-Input - Absolute Values'.E51]/[$'Data-Input - Absolute Values'.E52])" office:value-type="float" office:value="-0.002822867083" calcext:value-type="float">
            <text:p>-0.00282</text:p>
          </table:table-cell>
          <table:table-cell table:style-name="ce11" table:formula="of:=LN([$'Data-Input - Absolute Values'.F51]/[$'Data-Input - Absolute Values'.F52])" office:value-type="float" office:value="-0.03773984247" calcext:value-type="float">
            <text:p>-0.03774</text:p>
          </table:table-cell>
          <table:table-cell table:style-name="ce11" table:formula="of:=LN([$'Data-Input - Absolute Values'.G51]/[$'Data-Input - Absolute Values'.G52])" office:value-type="float" office:value="-0.02860625768" calcext:value-type="float">
            <text:p>-0.02861</text:p>
          </table:table-cell>
          <table:table-cell table:style-name="ce11" table:formula="of:=LN([$'Data-Input - Absolute Values'.H51]/[$'Data-Input - Absolute Values'.H52])" office:value-type="float" office:value="-0.005620421194" calcext:value-type="float">
            <text:p>-0.00562</text:p>
          </table:table-cell>
          <table:table-cell table:style-name="ce11" table:formula="of:=LN([$'Data-Input - Absolute Values'.I51]/[$'Data-Input - Absolute Values'.I52])" office:value-type="float" office:value="-0.02421679008" calcext:value-type="float">
            <text:p>-0.02422</text:p>
          </table:table-cell>
          <table:table-cell table:style-name="ce11" table:formula="of:=LN([$'Data-Input - Absolute Values'.J51]/[$'Data-Input - Absolute Values'.J52])" office:value-type="float" office:value="0.1023129723" calcext:value-type="float">
            <text:p>0.10231</text:p>
          </table:table-cell>
          <table:table-cell table:style-name="ce11" table:formula="of:=LN([$'Data-Input - Absolute Values'.K51]/[$'Data-Input - Absolute Values'.K52])" office:value-type="float" office:value="0.07003139949" calcext:value-type="float">
            <text:p>0.07003</text:p>
          </table:table-cell>
          <table:table-cell table:style-name="ce11" table:formula="of:=LN([$'Data-Input - Absolute Values'.L51]/[$'Data-Input - Absolute Values'.L52])" office:value-type="float" office:value="0.02307160837" calcext:value-type="float">
            <text:p>0.02307</text:p>
          </table:table-cell>
          <table:table-cell table:style-name="ce11" table:formula="of:=LN([$'Data-Input - Absolute Values'.M51]/[$'Data-Input - Absolute Values'.M52])" office:value-type="float" office:value="-0.01283317539" calcext:value-type="float">
            <text:p>-0.0128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2-14" calcext:value-type="date">
            <text:p>2023-02-14</text:p>
          </table:table-cell>
          <table:table-cell table:style-name="ce11" table:formula="of:=LN([$'Data-Input - Absolute Values'.B52]/[$'Data-Input - Absolute Values'.B53])" office:value-type="float" office:value="0.01965714044" calcext:value-type="float">
            <text:p>0.01966</text:p>
          </table:table-cell>
          <table:table-cell table:style-name="ce11" table:formula="of:=LN([$'Data-Input - Absolute Values'.C52]/[$'Data-Input - Absolute Values'.C53])" office:value-type="float" office:value="-0.00614740672" calcext:value-type="float">
            <text:p>-0.00615</text:p>
          </table:table-cell>
          <table:table-cell table:style-name="ce11" table:formula="of:=LN([$'Data-Input - Absolute Values'.D52]/[$'Data-Input - Absolute Values'.D53])" office:value-type="float" office:value="-0.01155041717" calcext:value-type="float">
            <text:p>-0.01155</text:p>
          </table:table-cell>
          <table:table-cell table:style-name="ce11" table:formula="of:=LN([$'Data-Input - Absolute Values'.E52]/[$'Data-Input - Absolute Values'.E53])" office:value-type="float" office:value="-0.0007044734353" calcext:value-type="float">
            <text:p>-0.00070</text:p>
          </table:table-cell>
          <table:table-cell table:style-name="ce11" table:formula="of:=LN([$'Data-Input - Absolute Values'.F52]/[$'Data-Input - Absolute Values'.F53])" office:value-type="float" office:value="-0.01483531988" calcext:value-type="float">
            <text:p>-0.01484</text:p>
          </table:table-cell>
          <table:table-cell table:style-name="ce11" table:formula="of:=LN([$'Data-Input - Absolute Values'.G52]/[$'Data-Input - Absolute Values'.G53])" office:value-type="float" office:value="-0.008606830968" calcext:value-type="float">
            <text:p>-0.00861</text:p>
          </table:table-cell>
          <table:table-cell table:style-name="ce11" table:formula="of:=LN([$'Data-Input - Absolute Values'.H52]/[$'Data-Input - Absolute Values'.H53])" office:value-type="float" office:value="-0.00236839383" calcext:value-type="float">
            <text:p>-0.00237</text:p>
          </table:table-cell>
          <table:table-cell table:style-name="ce11" table:formula="of:=LN([$'Data-Input - Absolute Values'.I52]/[$'Data-Input - Absolute Values'.I53])" office:value-type="float" office:value="-0.01941950487" calcext:value-type="float">
            <text:p>-0.01942</text:p>
          </table:table-cell>
          <table:table-cell table:style-name="ce11" table:formula="of:=LN([$'Data-Input - Absolute Values'.J52]/[$'Data-Input - Absolute Values'.J53])" office:value-type="float" office:value="-0.04646323853" calcext:value-type="float">
            <text:p>-0.04646</text:p>
          </table:table-cell>
          <table:table-cell table:style-name="ce11" table:formula="of:=LN([$'Data-Input - Absolute Values'.K52]/[$'Data-Input - Absolute Values'.K53])" office:value-type="float" office:value="-0.07186364905" calcext:value-type="float">
            <text:p>-0.07186</text:p>
          </table:table-cell>
          <table:table-cell table:style-name="ce11" table:formula="of:=LN([$'Data-Input - Absolute Values'.L52]/[$'Data-Input - Absolute Values'.L53])" office:value-type="float" office:value="-0.03306763919" calcext:value-type="float">
            <text:p>-0.03307</text:p>
          </table:table-cell>
          <table:table-cell table:style-name="ce11" table:formula="of:=LN([$'Data-Input - Absolute Values'.M52]/[$'Data-Input - Absolute Values'.M53])" office:value-type="float" office:value="-0.05502970546" calcext:value-type="float">
            <text:p>-0.0550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2-07" calcext:value-type="date">
            <text:p>2023-02-07</text:p>
          </table:table-cell>
          <table:table-cell table:style-name="ce11" table:formula="of:=LN([$'Data-Input - Absolute Values'.B53]/[$'Data-Input - Absolute Values'.B54])" office:value-type="float" office:value="0.09390751451" calcext:value-type="float">
            <text:p>0.09391</text:p>
          </table:table-cell>
          <table:table-cell table:style-name="ce11" table:formula="of:=LN([$'Data-Input - Absolute Values'.C53]/[$'Data-Input - Absolute Values'.C54])" office:value-type="float" office:value="0.03963933589" calcext:value-type="float">
            <text:p>0.03964</text:p>
          </table:table-cell>
          <table:table-cell table:style-name="ce11" table:formula="of:=LN([$'Data-Input - Absolute Values'.D53]/[$'Data-Input - Absolute Values'.D54])" office:value-type="float" office:value="-0.006688988151" calcext:value-type="float">
            <text:p>-0.00669</text:p>
          </table:table-cell>
          <table:table-cell table:style-name="ce11" table:formula="of:=LN([$'Data-Input - Absolute Values'.E53]/[$'Data-Input - Absolute Values'.E54])" office:value-type="float" office:value="-0.004041119441" calcext:value-type="float">
            <text:p>-0.00404</text:p>
          </table:table-cell>
          <table:table-cell table:style-name="ce11" table:formula="of:=LN([$'Data-Input - Absolute Values'.F53]/[$'Data-Input - Absolute Values'.F54])" office:value-type="float" office:value="0.00163062118" calcext:value-type="float">
            <text:p>0.00163</text:p>
          </table:table-cell>
          <table:table-cell table:style-name="ce11" table:formula="of:=LN([$'Data-Input - Absolute Values'.G53]/[$'Data-Input - Absolute Values'.G54])" office:value-type="float" office:value="-0.004649058525" calcext:value-type="float">
            <text:p>-0.00465</text:p>
          </table:table-cell>
          <table:table-cell table:style-name="ce11" table:formula="of:=LN([$'Data-Input - Absolute Values'.H53]/[$'Data-Input - Absolute Values'.H54])" office:value-type="float" office:value="-0.005041036041" calcext:value-type="float">
            <text:p>-0.00504</text:p>
          </table:table-cell>
          <table:table-cell table:style-name="ce11" table:formula="of:=LN([$'Data-Input - Absolute Values'.I53]/[$'Data-Input - Absolute Values'.I54])" office:value-type="float" office:value="-0.009489496893" calcext:value-type="float">
            <text:p>-0.00949</text:p>
          </table:table-cell>
          <table:table-cell table:style-name="ce11" table:formula="of:=LN([$'Data-Input - Absolute Values'.J53]/[$'Data-Input - Absolute Values'.J54])" office:value-type="float" office:value="0.01750967493" calcext:value-type="float">
            <text:p>0.01751</text:p>
          </table:table-cell>
          <table:table-cell table:style-name="ce11" table:formula="of:=LN([$'Data-Input - Absolute Values'.K53]/[$'Data-Input - Absolute Values'.K54])" office:value-type="float" office:value="0.06462942093" calcext:value-type="float">
            <text:p>0.06463</text:p>
          </table:table-cell>
          <table:table-cell table:style-name="ce11" table:formula="of:=LN([$'Data-Input - Absolute Values'.L53]/[$'Data-Input - Absolute Values'.L54])" office:value-type="float" office:value="0.03140189755" calcext:value-type="float">
            <text:p>0.03140</text:p>
          </table:table-cell>
          <table:table-cell table:style-name="ce11" table:formula="of:=LN([$'Data-Input - Absolute Values'.M53]/[$'Data-Input - Absolute Values'.M54])" office:value-type="float" office:value="0.0798116297" calcext:value-type="float">
            <text:p>0.0798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1-31" calcext:value-type="date">
            <text:p>2023-01-31</text:p>
          </table:table-cell>
          <table:table-cell table:style-name="ce11" table:formula="of:=LN([$'Data-Input - Absolute Values'.B54]/[$'Data-Input - Absolute Values'.B55])" office:value-type="float" office:value="0.02092219651" calcext:value-type="float">
            <text:p>0.02092</text:p>
          </table:table-cell>
          <table:table-cell table:style-name="ce11" table:formula="of:=LN([$'Data-Input - Absolute Values'.C54]/[$'Data-Input - Absolute Values'.C55])" office:value-type="float" office:value="0.01157528958" calcext:value-type="float">
            <text:p>0.01158</text:p>
          </table:table-cell>
          <table:table-cell table:style-name="ce11" table:formula="of:=LN([$'Data-Input - Absolute Values'.D54]/[$'Data-Input - Absolute Values'.D55])" office:value-type="float" office:value="0.01027482794" calcext:value-type="float">
            <text:p>0.01027</text:p>
          </table:table-cell>
          <table:table-cell table:style-name="ce11" table:formula="of:=LN([$'Data-Input - Absolute Values'.E54]/[$'Data-Input - Absolute Values'.E55])" office:value-type="float" office:value="0.009336807016" calcext:value-type="float">
            <text:p>0.00934</text:p>
          </table:table-cell>
          <table:table-cell table:style-name="ce11" table:formula="of:=LN([$'Data-Input - Absolute Values'.F54]/[$'Data-Input - Absolute Values'.F55])" office:value-type="float" office:value="-0.01850178978" calcext:value-type="float">
            <text:p>-0.01850</text:p>
          </table:table-cell>
          <table:table-cell table:style-name="ce11" table:formula="of:=LN([$'Data-Input - Absolute Values'.G54]/[$'Data-Input - Absolute Values'.G55])" office:value-type="float" office:value="0.001538386598" calcext:value-type="float">
            <text:p>0.00154</text:p>
          </table:table-cell>
          <table:table-cell table:style-name="ce11" table:formula="of:=LN([$'Data-Input - Absolute Values'.H54]/[$'Data-Input - Absolute Values'.H55])" office:value-type="float" office:value="-0.001443271666" calcext:value-type="float">
            <text:p>-0.00144</text:p>
          </table:table-cell>
          <table:table-cell table:style-name="ce11" table:formula="of:=LN([$'Data-Input - Absolute Values'.I54]/[$'Data-Input - Absolute Values'.I55])" office:value-type="float" office:value="-0.02825351143" calcext:value-type="float">
            <text:p>-0.02825</text:p>
          </table:table-cell>
          <table:table-cell table:style-name="ce11" table:formula="of:=LN([$'Data-Input - Absolute Values'.J54]/[$'Data-Input - Absolute Values'.J55])" office:value-type="float" office:value="0.02533007892" calcext:value-type="float">
            <text:p>0.02533</text:p>
          </table:table-cell>
          <table:table-cell table:style-name="ce11" table:formula="of:=LN([$'Data-Input - Absolute Values'.K54]/[$'Data-Input - Absolute Values'.K55])" office:value-type="float" office:value="0.02281827995" calcext:value-type="float">
            <text:p>0.02282</text:p>
          </table:table-cell>
          <table:table-cell table:style-name="ce11" table:formula="of:=LN([$'Data-Input - Absolute Values'.L54]/[$'Data-Input - Absolute Values'.L55])" office:value-type="float" office:value="0.08870237849" calcext:value-type="float">
            <text:p>0.08870</text:p>
          </table:table-cell>
          <table:table-cell table:style-name="ce11" table:formula="of:=LN([$'Data-Input - Absolute Values'.M54]/[$'Data-Input - Absolute Values'.M55])" office:value-type="float" office:value="0.08197528318" calcext:value-type="float">
            <text:p>0.0819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1-24" calcext:value-type="date">
            <text:p>2023-01-24</text:p>
          </table:table-cell>
          <table:table-cell table:style-name="ce11" table:formula="of:=LN([$'Data-Input - Absolute Values'.B55]/[$'Data-Input - Absolute Values'.B56])" office:value-type="float" office:value="0.001125239232" calcext:value-type="float">
            <text:p>0.00113</text:p>
          </table:table-cell>
          <table:table-cell table:style-name="ce11" table:formula="of:=LN([$'Data-Input - Absolute Values'.C55]/[$'Data-Input - Absolute Values'.C56])" office:value-type="float" office:value="-0.02486144207" calcext:value-type="float">
            <text:p>-0.02486</text:p>
          </table:table-cell>
          <table:table-cell table:style-name="ce11" table:formula="of:=LN([$'Data-Input - Absolute Values'.D55]/[$'Data-Input - Absolute Values'.D56])" office:value-type="float" office:value="0.000898472657" calcext:value-type="float">
            <text:p>0.00090</text:p>
          </table:table-cell>
          <table:table-cell table:style-name="ce11" table:formula="of:=LN([$'Data-Input - Absolute Values'.E55]/[$'Data-Input - Absolute Values'.E56])" office:value-type="float" office:value="0.009067534792" calcext:value-type="float">
            <text:p>0.00907</text:p>
          </table:table-cell>
          <table:table-cell table:style-name="ce11" table:formula="of:=LN([$'Data-Input - Absolute Values'.F55]/[$'Data-Input - Absolute Values'.F56])" office:value-type="float" office:value="-0.01354351219" calcext:value-type="float">
            <text:p>-0.01354</text:p>
          </table:table-cell>
          <table:table-cell table:style-name="ce11" table:formula="of:=LN([$'Data-Input - Absolute Values'.G55]/[$'Data-Input - Absolute Values'.G56])" office:value-type="float" office:value="0.0007032881234" calcext:value-type="float">
            <text:p>0.00070</text:p>
          </table:table-cell>
          <table:table-cell table:style-name="ce11" table:formula="of:=LN([$'Data-Input - Absolute Values'.H55]/[$'Data-Input - Absolute Values'.H56])" office:value-type="float" office:value="0.00005341737669" calcext:value-type="float">
            <text:p>0.00005</text:p>
          </table:table-cell>
          <table:table-cell table:style-name="ce11" table:formula="of:=LN([$'Data-Input - Absolute Values'.I55]/[$'Data-Input - Absolute Values'.I56])" office:value-type="float" office:value="-0.008569746262" calcext:value-type="float">
            <text:p>-0.00857</text:p>
          </table:table-cell>
          <table:table-cell table:style-name="ce11" table:formula="of:=LN([$'Data-Input - Absolute Values'.J55]/[$'Data-Input - Absolute Values'.J56])" office:value-type="float" office:value="0.05669530983" calcext:value-type="float">
            <text:p>0.05670</text:p>
          </table:table-cell>
          <table:table-cell table:style-name="ce11" table:formula="of:=LN([$'Data-Input - Absolute Values'.K55]/[$'Data-Input - Absolute Values'.K56])" office:value-type="float" office:value="-0.01841139003" calcext:value-type="float">
            <text:p>-0.01841</text:p>
          </table:table-cell>
          <table:table-cell table:style-name="ce11" table:formula="of:=LN([$'Data-Input - Absolute Values'.L55]/[$'Data-Input - Absolute Values'.L56])" office:value-type="float" office:value="0.0273484551" calcext:value-type="float">
            <text:p>0.02735</text:p>
          </table:table-cell>
          <table:table-cell table:style-name="ce11" table:formula="of:=LN([$'Data-Input - Absolute Values'.M55]/[$'Data-Input - Absolute Values'.M56])" office:value-type="float" office:value="-0.009652866585" calcext:value-type="float">
            <text:p>-0.0096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1-17" calcext:value-type="date">
            <text:p>2023-01-17</text:p>
          </table:table-cell>
          <table:table-cell table:style-name="ce11" table:formula="of:=LN([$'Data-Input - Absolute Values'.B56]/[$'Data-Input - Absolute Values'.B57])" office:value-type="float" office:value="0.04184518537" calcext:value-type="float">
            <text:p>0.04185</text:p>
          </table:table-cell>
          <table:table-cell table:style-name="ce11" table:formula="of:=LN([$'Data-Input - Absolute Values'.C56]/[$'Data-Input - Absolute Values'.C57])" office:value-type="float" office:value="0.01049068554" calcext:value-type="float">
            <text:p>0.01049</text:p>
          </table:table-cell>
          <table:table-cell table:style-name="ce11" table:formula="of:=LN([$'Data-Input - Absolute Values'.D56]/[$'Data-Input - Absolute Values'.D57])" office:value-type="float" office:value="0.0378613379" calcext:value-type="float">
            <text:p>0.03786</text:p>
          </table:table-cell>
          <table:table-cell table:style-name="ce11" table:formula="of:=LN([$'Data-Input - Absolute Values'.E56]/[$'Data-Input - Absolute Values'.E57])" office:value-type="float" office:value="0.02203050457" calcext:value-type="float">
            <text:p>0.02203</text:p>
          </table:table-cell>
          <table:table-cell table:style-name="ce11" table:formula="of:=LN([$'Data-Input - Absolute Values'.F56]/[$'Data-Input - Absolute Values'.F57])" office:value-type="float" office:value="0.02915929708" calcext:value-type="float">
            <text:p>0.02916</text:p>
          </table:table-cell>
          <table:table-cell table:style-name="ce11" table:formula="of:=LN([$'Data-Input - Absolute Values'.G56]/[$'Data-Input - Absolute Values'.G57])" office:value-type="float" office:value="0.0130331793" calcext:value-type="float">
            <text:p>0.01303</text:p>
          </table:table-cell>
          <table:table-cell table:style-name="ce11" table:formula="of:=LN([$'Data-Input - Absolute Values'.H56]/[$'Data-Input - Absolute Values'.H57])" office:value-type="float" office:value="0.003853569316" calcext:value-type="float">
            <text:p>0.00385</text:p>
          </table:table-cell>
          <table:table-cell table:style-name="ce11" table:formula="of:=LN([$'Data-Input - Absolute Values'.I56]/[$'Data-Input - Absolute Values'.I57])" office:value-type="float" office:value="0.04084574593" calcext:value-type="float">
            <text:p>0.04085</text:p>
          </table:table-cell>
          <table:table-cell table:style-name="ce11" table:formula="of:=LN([$'Data-Input - Absolute Values'.J56]/[$'Data-Input - Absolute Values'.J57])" office:value-type="float" office:value="0.1896674459" calcext:value-type="float">
            <text:p>0.18967</text:p>
          </table:table-cell>
          <table:table-cell table:style-name="ce11" table:formula="of:=LN([$'Data-Input - Absolute Values'.K56]/[$'Data-Input - Absolute Values'.K57])" office:value-type="float" office:value="0.1562249736" calcext:value-type="float">
            <text:p>0.15622</text:p>
          </table:table-cell>
          <table:table-cell table:style-name="ce11" table:formula="of:=LN([$'Data-Input - Absolute Values'.L56]/[$'Data-Input - Absolute Values'.L57])" office:value-type="float" office:value="0.06765864847" calcext:value-type="float">
            <text:p>0.06766</text:p>
          </table:table-cell>
          <table:table-cell table:style-name="ce11" table:formula="of:=LN([$'Data-Input - Absolute Values'.M56]/[$'Data-Input - Absolute Values'.M57])" office:value-type="float" office:value="0.07082835661" calcext:value-type="float">
            <text:p>0.0708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1-10" calcext:value-type="date">
            <text:p>2023-01-10</text:p>
          </table:table-cell>
          <table:table-cell table:style-name="ce11" table:formula="of:=LN([$'Data-Input - Absolute Values'.B57]/[$'Data-Input - Absolute Values'.B58])" office:value-type="float" office:value="-0.05859225535" calcext:value-type="float">
            <text:p>-0.05859</text:p>
          </table:table-cell>
          <table:table-cell table:style-name="ce11" table:formula="of:=LN([$'Data-Input - Absolute Values'.C57]/[$'Data-Input - Absolute Values'.C58])" office:value-type="float" office:value="0.00856636342" calcext:value-type="float">
            <text:p>0.00857</text:p>
          </table:table-cell>
          <table:table-cell table:style-name="ce11" table:formula="of:=LN([$'Data-Input - Absolute Values'.D57]/[$'Data-Input - Absolute Values'.D58])" office:value-type="float" office:value="-0.009138141496" calcext:value-type="float">
            <text:p>-0.00914</text:p>
          </table:table-cell>
          <table:table-cell table:style-name="ce11" table:formula="of:=LN([$'Data-Input - Absolute Values'.E57]/[$'Data-Input - Absolute Values'.E58])" office:value-type="float" office:value="0.02889625019" calcext:value-type="float">
            <text:p>0.02890</text:p>
          </table:table-cell>
          <table:table-cell table:style-name="ce11" table:formula="of:=LN([$'Data-Input - Absolute Values'.F57]/[$'Data-Input - Absolute Values'.F58])" office:value-type="float" office:value="0.008933755423" calcext:value-type="float">
            <text:p>0.00893</text:p>
          </table:table-cell>
          <table:table-cell table:style-name="ce11" table:formula="of:=LN([$'Data-Input - Absolute Values'.G57]/[$'Data-Input - Absolute Values'.G58])" office:value-type="float" office:value="0.01560343719" calcext:value-type="float">
            <text:p>0.01560</text:p>
          </table:table-cell>
          <table:table-cell table:style-name="ce11" table:formula="of:=LN([$'Data-Input - Absolute Values'.H57]/[$'Data-Input - Absolute Values'.H58])" office:value-type="float" office:value="0.00516130178" calcext:value-type="float">
            <text:p>0.00516</text:p>
          </table:table-cell>
          <table:table-cell table:style-name="ce11" table:formula="of:=LN([$'Data-Input - Absolute Values'.I57]/[$'Data-Input - Absolute Values'.I58])" office:value-type="float" office:value="0.01459086105" calcext:value-type="float">
            <text:p>0.01459</text:p>
          </table:table-cell>
          <table:table-cell table:style-name="ce11" table:formula="of:=LN([$'Data-Input - Absolute Values'.J57]/[$'Data-Input - Absolute Values'.J58])" office:value-type="float" office:value="0.02638992516" calcext:value-type="float">
            <text:p>0.02639</text:p>
          </table:table-cell>
          <table:table-cell table:style-name="ce11" table:formula="of:=LN([$'Data-Input - Absolute Values'.K57]/[$'Data-Input - Absolute Values'.K58])" office:value-type="float" office:value="0.07730417276" calcext:value-type="float">
            <text:p>0.07730</text:p>
          </table:table-cell>
          <table:table-cell table:style-name="ce11" table:formula="of:=LN([$'Data-Input - Absolute Values'.L57]/[$'Data-Input - Absolute Values'.L58])" office:value-type="float" office:value="0.2243943332" calcext:value-type="float">
            <text:p>0.22439</text:p>
          </table:table-cell>
          <table:table-cell table:style-name="ce11" table:formula="of:=LN([$'Data-Input - Absolute Values'.M57]/[$'Data-Input - Absolute Values'.M58])" office:value-type="float" office:value="0.04884852915" calcext:value-type="float">
            <text:p>0.0488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3-01-03" calcext:value-type="date">
            <text:p>2023-01-03</text:p>
          </table:table-cell>
          <table:table-cell table:style-name="ce11" table:formula="of:=LN([$'Data-Input - Absolute Values'.B58]/[$'Data-Input - Absolute Values'.B59])" office:value-type="float" office:value="0.01090960392" calcext:value-type="float">
            <text:p>0.01091</text:p>
          </table:table-cell>
          <table:table-cell table:style-name="ce11" table:formula="of:=LN([$'Data-Input - Absolute Values'.C58]/[$'Data-Input - Absolute Values'.C59])" office:value-type="float" office:value="0.0332383305" calcext:value-type="float">
            <text:p>0.03324</text:p>
          </table:table-cell>
          <table:table-cell table:style-name="ce11" table:formula="of:=LN([$'Data-Input - Absolute Values'.D58]/[$'Data-Input - Absolute Values'.D59])" office:value-type="float" office:value="0.01319177973" calcext:value-type="float">
            <text:p>0.01319</text:p>
          </table:table-cell>
          <table:table-cell table:style-name="ce11" table:formula="of:=LN([$'Data-Input - Absolute Values'.E58]/[$'Data-Input - Absolute Values'.E59])" office:value-type="float" office:value="0.0009401147632" calcext:value-type="float">
            <text:p>0.00094</text:p>
          </table:table-cell>
          <table:table-cell table:style-name="ce11" table:formula="of:=LN([$'Data-Input - Absolute Values'.F58]/[$'Data-Input - Absolute Values'.F59])" office:value-type="float" office:value="0.01850628037" calcext:value-type="float">
            <text:p>0.01851</text:p>
          </table:table-cell>
          <table:table-cell table:style-name="ce11" table:formula="of:=LN([$'Data-Input - Absolute Values'.G58]/[$'Data-Input - Absolute Values'.G59])" office:value-type="float" office:value="0.004776786595" calcext:value-type="float">
            <text:p>0.00478</text:p>
          </table:table-cell>
          <table:table-cell table:style-name="ce11" table:formula="of:=LN([$'Data-Input - Absolute Values'.H58]/[$'Data-Input - Absolute Values'.H59])" office:value-type="float" office:value="-0.0004311274048" calcext:value-type="float">
            <text:p>-0.00043</text:p>
          </table:table-cell>
          <table:table-cell table:style-name="ce11" table:formula="of:=LN([$'Data-Input - Absolute Values'.I58]/[$'Data-Input - Absolute Values'.I59])" office:value-type="float" office:value="0.026774841" calcext:value-type="float">
            <text:p>0.02677</text:p>
          </table:table-cell>
          <table:table-cell table:style-name="ce11" table:formula="of:=LN([$'Data-Input - Absolute Values'.J58]/[$'Data-Input - Absolute Values'.J59])" office:value-type="float" office:value="0.006513016021" calcext:value-type="float">
            <text:p>0.00651</text:p>
          </table:table-cell>
          <table:table-cell table:style-name="ce11" table:formula="of:=LN([$'Data-Input - Absolute Values'.K58]/[$'Data-Input - Absolute Values'.K59])" office:value-type="float" office:value="0.01032186079" calcext:value-type="float">
            <text:p>0.01032</text:p>
          </table:table-cell>
          <table:table-cell table:style-name="ce11" table:formula="of:=LN([$'Data-Input - Absolute Values'.L58]/[$'Data-Input - Absolute Values'.L59])" office:value-type="float" office:value="-0.0210534092" calcext:value-type="float">
            <text:p>-0.02105</text:p>
          </table:table-cell>
          <table:table-cell table:style-name="ce11" table:formula="of:=LN([$'Data-Input - Absolute Values'.M58]/[$'Data-Input - Absolute Values'.M59])" office:value-type="float" office:value="0.1039189441" calcext:value-type="float">
            <text:p>0.1039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12-27" calcext:value-type="date">
            <text:p>2022-12-27</text:p>
          </table:table-cell>
          <table:table-cell table:style-name="ce11" table:formula="of:=LN([$'Data-Input - Absolute Values'.B59]/[$'Data-Input - Absolute Values'.B60])" office:value-type="float" office:value="-0.01002347183" calcext:value-type="float">
            <text:p>-0.01002</text:p>
          </table:table-cell>
          <table:table-cell table:style-name="ce11" table:formula="of:=LN([$'Data-Input - Absolute Values'.C59]/[$'Data-Input - Absolute Values'.C60])" office:value-type="float" office:value="0.009586554854" calcext:value-type="float">
            <text:p>0.00959</text:p>
          </table:table-cell>
          <table:table-cell table:style-name="ce11" table:formula="of:=LN([$'Data-Input - Absolute Values'.D59]/[$'Data-Input - Absolute Values'.D60])" office:value-type="float" office:value="-0.02117708014" calcext:value-type="float">
            <text:p>-0.02118</text:p>
          </table:table-cell>
          <table:table-cell table:style-name="ce11" table:formula="of:=LN([$'Data-Input - Absolute Values'.E59]/[$'Data-Input - Absolute Values'.E60])" office:value-type="float" office:value="0.01173144959" calcext:value-type="float">
            <text:p>0.01173</text:p>
          </table:table-cell>
          <table:table-cell table:style-name="ce11" table:formula="of:=LN([$'Data-Input - Absolute Values'.F59]/[$'Data-Input - Absolute Values'.F60])" office:value-type="float" office:value="-0.04114623177" calcext:value-type="float">
            <text:p>-0.04115</text:p>
          </table:table-cell>
          <table:table-cell table:style-name="ce11" table:formula="of:=LN([$'Data-Input - Absolute Values'.G59]/[$'Data-Input - Absolute Values'.G60])" office:value-type="float" office:value="-0.02646976853" calcext:value-type="float">
            <text:p>-0.02647</text:p>
          </table:table-cell>
          <table:table-cell table:style-name="ce11" table:formula="of:=LN([$'Data-Input - Absolute Values'.H59]/[$'Data-Input - Absolute Values'.H60])" office:value-type="float" office:value="-0.006444705443" calcext:value-type="float">
            <text:p>-0.00644</text:p>
          </table:table-cell>
          <table:table-cell table:style-name="ce11" table:formula="of:=LN([$'Data-Input - Absolute Values'.I59]/[$'Data-Input - Absolute Values'.I60])" office:value-type="float" office:value="-0.08805010119" calcext:value-type="float">
            <text:p>-0.08805</text:p>
          </table:table-cell>
          <table:table-cell table:style-name="ce11" table:formula="of:=LN([$'Data-Input - Absolute Values'.J59]/[$'Data-Input - Absolute Values'.J60])" office:value-type="float" office:value="0.01417210452" calcext:value-type="float">
            <text:p>0.01417</text:p>
          </table:table-cell>
          <table:table-cell table:style-name="ce11" table:formula="of:=LN([$'Data-Input - Absolute Values'.K59]/[$'Data-Input - Absolute Values'.K60])" office:value-type="float" office:value="0.03518279928" calcext:value-type="float">
            <text:p>0.03518</text:p>
          </table:table-cell>
          <table:table-cell table:style-name="ce11" table:formula="of:=LN([$'Data-Input - Absolute Values'.L59]/[$'Data-Input - Absolute Values'.L60])" office:value-type="float" office:value="0.02649161545" calcext:value-type="float">
            <text:p>0.02649</text:p>
          </table:table-cell>
          <table:table-cell table:style-name="ce11" table:formula="of:=LN([$'Data-Input - Absolute Values'.M59]/[$'Data-Input - Absolute Values'.M60])" office:value-type="float" office:value="0.07818761529" calcext:value-type="float">
            <text:p>0.0781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12-19" calcext:value-type="date">
            <text:p>2022-12-19</text:p>
          </table:table-cell>
          <table:table-cell table:style-name="ce11" table:formula="of:=LN([$'Data-Input - Absolute Values'.B60]/[$'Data-Input - Absolute Values'.B61])" office:value-type="float" office:value="-0.05497666203" calcext:value-type="float">
            <text:p>-0.05498</text:p>
          </table:table-cell>
          <table:table-cell table:style-name="ce11" table:formula="of:=LN([$'Data-Input - Absolute Values'.C60]/[$'Data-Input - Absolute Values'.C61])" office:value-type="float" office:value="-0.03812120782" calcext:value-type="float">
            <text:p>-0.03812</text:p>
          </table:table-cell>
          <table:table-cell table:style-name="ce11" table:formula="of:=LN([$'Data-Input - Absolute Values'.D60]/[$'Data-Input - Absolute Values'.D61])" office:value-type="float" office:value="-0.05113268192" calcext:value-type="float">
            <text:p>-0.05113</text:p>
          </table:table-cell>
          <table:table-cell table:style-name="ce11" table:formula="of:=LN([$'Data-Input - Absolute Values'.E60]/[$'Data-Input - Absolute Values'.E61])" office:value-type="float" office:value="-0.03864223191" calcext:value-type="float">
            <text:p>-0.03864</text:p>
          </table:table-cell>
          <table:table-cell table:style-name="ce11" table:formula="of:=LN([$'Data-Input - Absolute Values'.F60]/[$'Data-Input - Absolute Values'.F61])" office:value-type="float" office:value="-0.04201371201" calcext:value-type="float">
            <text:p>-0.04201</text:p>
          </table:table-cell>
          <table:table-cell table:style-name="ce11" table:formula="of:=LN([$'Data-Input - Absolute Values'.G60]/[$'Data-Input - Absolute Values'.G61])" office:value-type="float" office:value="-0.01342361817" calcext:value-type="float">
            <text:p>-0.01342</text:p>
          </table:table-cell>
          <table:table-cell table:style-name="ce11" table:formula="of:=LN([$'Data-Input - Absolute Values'.H60]/[$'Data-Input - Absolute Values'.H61])" office:value-type="float" office:value="0.000674745791" calcext:value-type="float">
            <text:p>0.00067</text:p>
          </table:table-cell>
          <table:table-cell table:style-name="ce11" table:formula="of:=LN([$'Data-Input - Absolute Values'.I60]/[$'Data-Input - Absolute Values'.I61])" office:value-type="float" office:value="-0.09042582699" calcext:value-type="float">
            <text:p>-0.09043</text:p>
          </table:table-cell>
          <table:table-cell table:style-name="ce11" table:formula="of:=LN([$'Data-Input - Absolute Values'.J60]/[$'Data-Input - Absolute Values'.J61])" office:value-type="float" office:value="-0.05242320435" calcext:value-type="float">
            <text:p>-0.05242</text:p>
          </table:table-cell>
          <table:table-cell table:style-name="ce11" table:formula="of:=LN([$'Data-Input - Absolute Values'.K60]/[$'Data-Input - Absolute Values'.K61])" office:value-type="float" office:value="-0.09437176444" calcext:value-type="float">
            <text:p>-0.09437</text:p>
          </table:table-cell>
          <table:table-cell table:style-name="ce11" table:formula="of:=LN([$'Data-Input - Absolute Values'.L60]/[$'Data-Input - Absolute Values'.L61])" office:value-type="float" office:value="-0.2000603811" calcext:value-type="float">
            <text:p>-0.20006</text:p>
          </table:table-cell>
          <table:table-cell table:style-name="ce11" table:formula="of:=LN([$'Data-Input - Absolute Values'.M60]/[$'Data-Input - Absolute Values'.M61])" office:value-type="float" office:value="-0.190728667" calcext:value-type="float">
            <text:p>-0.1907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12-12" calcext:value-type="date">
            <text:p>2022-12-12</text:p>
          </table:table-cell>
          <table:table-cell table:style-name="ce11" table:formula="of:=LN([$'Data-Input - Absolute Values'.B61]/[$'Data-Input - Absolute Values'.B62])" office:value-type="float" office:value="0.005469092303" calcext:value-type="float">
            <text:p>0.00547</text:p>
          </table:table-cell>
          <table:table-cell table:style-name="ce11" table:formula="of:=LN([$'Data-Input - Absolute Values'.C61]/[$'Data-Input - Absolute Values'.C62])" office:value-type="float" office:value="0.01010907361" calcext:value-type="float">
            <text:p>0.01011</text:p>
          </table:table-cell>
          <table:table-cell table:style-name="ce11" table:formula="of:=LN([$'Data-Input - Absolute Values'.D61]/[$'Data-Input - Absolute Values'.D62])" office:value-type="float" office:value="0.004661334005" calcext:value-type="float">
            <text:p>0.00466</text:p>
          </table:table-cell>
          <table:table-cell table:style-name="ce11" table:formula="of:=LN([$'Data-Input - Absolute Values'.E61]/[$'Data-Input - Absolute Values'.E62])" office:value-type="float" office:value="-0.003108147671" calcext:value-type="float">
            <text:p>-0.00311</text:p>
          </table:table-cell>
          <table:table-cell table:style-name="ce11" table:formula="of:=LN([$'Data-Input - Absolute Values'.F61]/[$'Data-Input - Absolute Values'.F62])" office:value-type="float" office:value="-0.01449782504" calcext:value-type="float">
            <text:p>-0.01450</text:p>
          </table:table-cell>
          <table:table-cell table:style-name="ce11" table:formula="of:=LN([$'Data-Input - Absolute Values'.G61]/[$'Data-Input - Absolute Values'.G62])" office:value-type="float" office:value="0.0111216058" calcext:value-type="float">
            <text:p>0.01112</text:p>
          </table:table-cell>
          <table:table-cell table:style-name="ce11" table:formula="of:=LN([$'Data-Input - Absolute Values'.H61]/[$'Data-Input - Absolute Values'.H62])" office:value-type="float" office:value="-0.001530910227" calcext:value-type="float">
            <text:p>-0.00153</text:p>
          </table:table-cell>
          <table:table-cell table:style-name="ce11" table:formula="of:=LN([$'Data-Input - Absolute Values'.I61]/[$'Data-Input - Absolute Values'.I62])" office:value-type="float" office:value="-0.001363946563" calcext:value-type="float">
            <text:p>-0.00136</text:p>
          </table:table-cell>
          <table:table-cell table:style-name="ce11" table:formula="of:=LN([$'Data-Input - Absolute Values'.J61]/[$'Data-Input - Absolute Values'.J62])" office:value-type="float" office:value="0.009618346335" calcext:value-type="float">
            <text:p>0.00962</text:p>
          </table:table-cell>
          <table:table-cell table:style-name="ce11" table:formula="of:=LN([$'Data-Input - Absolute Values'.K61]/[$'Data-Input - Absolute Values'.K62])" office:value-type="float" office:value="0.008037289551" calcext:value-type="float">
            <text:p>0.00804</text:p>
          </table:table-cell>
          <table:table-cell table:style-name="ce11" table:formula="of:=LN([$'Data-Input - Absolute Values'.L61]/[$'Data-Input - Absolute Values'.L62])" office:value-type="float" office:value="-0.04433230966" calcext:value-type="float">
            <text:p>-0.04433</text:p>
          </table:table-cell>
          <table:table-cell table:style-name="ce11" table:formula="of:=LN([$'Data-Input - Absolute Values'.M61]/[$'Data-Input - Absolute Values'.M62])" office:value-type="float" office:value="-0.05527512069" calcext:value-type="float">
            <text:p>-0.0552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12-05" calcext:value-type="date">
            <text:p>2022-12-05</text:p>
          </table:table-cell>
          <table:table-cell table:style-name="ce11" table:formula="of:=LN([$'Data-Input - Absolute Values'.B62]/[$'Data-Input - Absolute Values'.B63])" office:value-type="float" office:value="0.01787661992" calcext:value-type="float">
            <text:p>0.01788</text:p>
          </table:table-cell>
          <table:table-cell table:style-name="ce11" table:formula="of:=LN([$'Data-Input - Absolute Values'.C62]/[$'Data-Input - Absolute Values'.C63])" office:value-type="float" office:value="-0.03724041766" calcext:value-type="float">
            <text:p>-0.03724</text:p>
          </table:table-cell>
          <table:table-cell table:style-name="ce11" table:formula="of:=LN([$'Data-Input - Absolute Values'.D62]/[$'Data-Input - Absolute Values'.D63])" office:value-type="float" office:value="-0.03105035992" calcext:value-type="float">
            <text:p>-0.03105</text:p>
          </table:table-cell>
          <table:table-cell table:style-name="ce11" table:formula="of:=LN([$'Data-Input - Absolute Values'.E62]/[$'Data-Input - Absolute Values'.E63])" office:value-type="float" office:value="0.0145263196" calcext:value-type="float">
            <text:p>0.01453</text:p>
          </table:table-cell>
          <table:table-cell table:style-name="ce11" table:formula="of:=LN([$'Data-Input - Absolute Values'.F62]/[$'Data-Input - Absolute Values'.F63])" office:value-type="float" office:value="0.03322298749" calcext:value-type="float">
            <text:p>0.03322</text:p>
          </table:table-cell>
          <table:table-cell table:style-name="ce11" table:formula="of:=LN([$'Data-Input - Absolute Values'.G62]/[$'Data-Input - Absolute Values'.G63])" office:value-type="float" office:value="0.01469090456" calcext:value-type="float">
            <text:p>0.01469</text:p>
          </table:table-cell>
          <table:table-cell table:style-name="ce11" table:formula="of:=LN([$'Data-Input - Absolute Values'.H62]/[$'Data-Input - Absolute Values'.H63])" office:value-type="float" office:value="0.004610526582" calcext:value-type="float">
            <text:p>0.00461</text:p>
          </table:table-cell>
          <table:table-cell table:style-name="ce11" table:formula="of:=LN([$'Data-Input - Absolute Values'.I62]/[$'Data-Input - Absolute Values'.I63])" office:value-type="float" office:value="0.04942408954" calcext:value-type="float">
            <text:p>0.04942</text:p>
          </table:table-cell>
          <table:table-cell table:style-name="ce11" table:formula="of:=LN([$'Data-Input - Absolute Values'.J62]/[$'Data-Input - Absolute Values'.J63])" office:value-type="float" office:value="0.03090388418" calcext:value-type="float">
            <text:p>0.03090</text:p>
          </table:table-cell>
          <table:table-cell table:style-name="ce11" table:formula="of:=LN([$'Data-Input - Absolute Values'.K62]/[$'Data-Input - Absolute Values'.K63])" office:value-type="float" office:value="0.05903288456" calcext:value-type="float">
            <text:p>0.05903</text:p>
          </table:table-cell>
          <table:table-cell table:style-name="ce11" table:formula="of:=LN([$'Data-Input - Absolute Values'.L62]/[$'Data-Input - Absolute Values'.L63])" office:value-type="float" office:value="0.02697017141" calcext:value-type="float">
            <text:p>0.02697</text:p>
          </table:table-cell>
          <table:table-cell table:style-name="ce11" table:formula="of:=LN([$'Data-Input - Absolute Values'.M62]/[$'Data-Input - Absolute Values'.M63])" office:value-type="float" office:value="0.06488217784" calcext:value-type="float">
            <text:p>0.0648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11-28" calcext:value-type="date">
            <text:p>2022-11-28</text:p>
          </table:table-cell>
          <table:table-cell table:style-name="ce11" table:formula="of:=LN([$'Data-Input - Absolute Values'.B63]/[$'Data-Input - Absolute Values'.B64])" office:value-type="float" office:value="-0.01724364174" calcext:value-type="float">
            <text:p>-0.01724</text:p>
          </table:table-cell>
          <table:table-cell table:style-name="ce11" table:formula="of:=LN([$'Data-Input - Absolute Values'.C63]/[$'Data-Input - Absolute Values'.C64])" office:value-type="float" office:value="0.007368777586" calcext:value-type="float">
            <text:p>0.00737</text:p>
          </table:table-cell>
          <table:table-cell table:style-name="ce11" table:formula="of:=LN([$'Data-Input - Absolute Values'.D63]/[$'Data-Input - Absolute Values'.D64])" office:value-type="float" office:value="0.02203867103" calcext:value-type="float">
            <text:p>0.02204</text:p>
          </table:table-cell>
          <table:table-cell table:style-name="ce11" table:formula="of:=LN([$'Data-Input - Absolute Values'.E63]/[$'Data-Input - Absolute Values'.E64])" office:value-type="float" office:value="0.003525377062" calcext:value-type="float">
            <text:p>0.00353</text:p>
          </table:table-cell>
          <table:table-cell table:style-name="ce11" table:formula="of:=LN([$'Data-Input - Absolute Values'.F63]/[$'Data-Input - Absolute Values'.F64])" office:value-type="float" office:value="0.0167669466" calcext:value-type="float">
            <text:p>0.01677</text:p>
          </table:table-cell>
          <table:table-cell table:style-name="ce11" table:formula="of:=LN([$'Data-Input - Absolute Values'.G63]/[$'Data-Input - Absolute Values'.G64])" office:value-type="float" office:value="0.03070072873" calcext:value-type="float">
            <text:p>0.03070</text:p>
          </table:table-cell>
          <table:table-cell table:style-name="ce11" table:formula="of:=LN([$'Data-Input - Absolute Values'.H63]/[$'Data-Input - Absolute Values'.H64])" office:value-type="float" office:value="0.0002794587118" calcext:value-type="float">
            <text:p>0.00028</text:p>
          </table:table-cell>
          <table:table-cell table:style-name="ce11" table:formula="of:=LN([$'Data-Input - Absolute Values'.I63]/[$'Data-Input - Absolute Values'.I64])" office:value-type="float" office:value="0.02491650228" calcext:value-type="float">
            <text:p>0.02492</text:p>
          </table:table-cell>
          <table:table-cell table:style-name="ce11" table:formula="of:=LN([$'Data-Input - Absolute Values'.J63]/[$'Data-Input - Absolute Values'.J64])" office:value-type="float" office:value="0.01693099897" calcext:value-type="float">
            <text:p>0.01693</text:p>
          </table:table-cell>
          <table:table-cell table:style-name="ce11" table:formula="of:=LN([$'Data-Input - Absolute Values'.K63]/[$'Data-Input - Absolute Values'.K64])" office:value-type="float" office:value="0.0438898133" calcext:value-type="float">
            <text:p>0.04389</text:p>
          </table:table-cell>
          <table:table-cell table:style-name="ce11" table:formula="of:=LN([$'Data-Input - Absolute Values'.L63]/[$'Data-Input - Absolute Values'.L64])" office:value-type="float" office:value="-0.004041770406" calcext:value-type="float">
            <text:p>-0.00404</text:p>
          </table:table-cell>
          <table:table-cell table:style-name="ce11" table:formula="of:=LN([$'Data-Input - Absolute Values'.M63]/[$'Data-Input - Absolute Values'.M64])" office:value-type="float" office:value="0.1784718227" calcext:value-type="float">
            <text:p>0.1784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11-21" calcext:value-type="date">
            <text:p>2022-11-21</text:p>
          </table:table-cell>
          <table:table-cell table:style-name="ce11" table:formula="of:=LN([$'Data-Input - Absolute Values'.B64]/[$'Data-Input - Absolute Values'.B65])" office:value-type="float" office:value="0.008052597021" calcext:value-type="float">
            <text:p>0.00805</text:p>
          </table:table-cell>
          <table:table-cell table:style-name="ce11" table:formula="of:=LN([$'Data-Input - Absolute Values'.C64]/[$'Data-Input - Absolute Values'.C65])" office:value-type="float" office:value="0.001233425997" calcext:value-type="float">
            <text:p>0.00123</text:p>
          </table:table-cell>
          <table:table-cell table:style-name="ce11" table:formula="of:=LN([$'Data-Input - Absolute Values'.D64]/[$'Data-Input - Absolute Values'.D65])" office:value-type="float" office:value="-0.001156905407" calcext:value-type="float">
            <text:p>-0.00116</text:p>
          </table:table-cell>
          <table:table-cell table:style-name="ce11" table:formula="of:=LN([$'Data-Input - Absolute Values'.E64]/[$'Data-Input - Absolute Values'.E65])" office:value-type="float" office:value="0" calcext:value-type="float">
            <text:p>0.00000</text:p>
          </table:table-cell>
          <table:table-cell table:style-name="ce11" table:formula="of:=LN([$'Data-Input - Absolute Values'.F64]/[$'Data-Input - Absolute Values'.F65])" office:value-type="float" office:value="-0.02406624908" calcext:value-type="float">
            <text:p>-0.02407</text:p>
          </table:table-cell>
          <table:table-cell table:style-name="ce11" table:formula="of:=LN([$'Data-Input - Absolute Values'.G64]/[$'Data-Input - Absolute Values'.G65])" office:value-type="float" office:value="0.01234060219" calcext:value-type="float">
            <text:p>0.01234</text:p>
          </table:table-cell>
          <table:table-cell table:style-name="ce11" table:formula="of:=LN([$'Data-Input - Absolute Values'.H64]/[$'Data-Input - Absolute Values'.H65])" office:value-type="float" office:value="0.005540777593" calcext:value-type="float">
            <text:p>0.00554</text:p>
          </table:table-cell>
          <table:table-cell table:style-name="ce11" table:formula="of:=LN([$'Data-Input - Absolute Values'.I64]/[$'Data-Input - Absolute Values'.I65])" office:value-type="float" office:value="0.05533747252" calcext:value-type="float">
            <text:p>0.05534</text:p>
          </table:table-cell>
          <table:table-cell table:style-name="ce11" table:formula="of:=LN([$'Data-Input - Absolute Values'.J64]/[$'Data-Input - Absolute Values'.J65])" office:value-type="float" office:value="-0.04443974154" calcext:value-type="float">
            <text:p>-0.04444</text:p>
          </table:table-cell>
          <table:table-cell table:style-name="ce11" table:formula="of:=LN([$'Data-Input - Absolute Values'.K64]/[$'Data-Input - Absolute Values'.K65])" office:value-type="float" office:value="-0.1057733454" calcext:value-type="float">
            <text:p>-0.10577</text:p>
          </table:table-cell>
          <table:table-cell table:style-name="ce11" table:formula="of:=LN([$'Data-Input - Absolute Values'.L64]/[$'Data-Input - Absolute Values'.L65])" office:value-type="float" office:value="-0.07727222832" calcext:value-type="float">
            <text:p>-0.07727</text:p>
          </table:table-cell>
          <table:table-cell table:style-name="ce11" table:formula="of:=LN([$'Data-Input - Absolute Values'.M64]/[$'Data-Input - Absolute Values'.M65])" office:value-type="float" office:value="0.08981782546" calcext:value-type="float">
            <text:p>0.0898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11-14" calcext:value-type="date">
            <text:p>2022-11-14</text:p>
          </table:table-cell>
          <table:table-cell table:style-name="ce11" table:formula="of:=LN([$'Data-Input - Absolute Values'.B65]/[$'Data-Input - Absolute Values'.B66])" office:value-type="float" office:value="0.03309483387" calcext:value-type="float">
            <text:p>0.03309</text:p>
          </table:table-cell>
          <table:table-cell table:style-name="ce11" table:formula="of:=LN([$'Data-Input - Absolute Values'.C65]/[$'Data-Input - Absolute Values'.C66])" office:value-type="float" office:value="-0.01074124183" calcext:value-type="float">
            <text:p>-0.01074</text:p>
          </table:table-cell>
          <table:table-cell table:style-name="ce11" table:formula="of:=LN([$'Data-Input - Absolute Values'.D65]/[$'Data-Input - Absolute Values'.D66])" office:value-type="float" office:value="0.01397199268" calcext:value-type="float">
            <text:p>0.01397</text:p>
          </table:table-cell>
          <table:table-cell table:style-name="ce11" table:formula="of:=LN([$'Data-Input - Absolute Values'.E65]/[$'Data-Input - Absolute Values'.E66])" office:value-type="float" office:value="0.01989928624" calcext:value-type="float">
            <text:p>0.01990</text:p>
          </table:table-cell>
          <table:table-cell table:style-name="ce11" table:formula="of:=LN([$'Data-Input - Absolute Values'.F65]/[$'Data-Input - Absolute Values'.F66])" office:value-type="float" office:value="0.04745415863" calcext:value-type="float">
            <text:p>0.04745</text:p>
          </table:table-cell>
          <table:table-cell table:style-name="ce11" table:formula="of:=LN([$'Data-Input - Absolute Values'.G65]/[$'Data-Input - Absolute Values'.G66])" office:value-type="float" office:value="0.03295413332" calcext:value-type="float">
            <text:p>0.03295</text:p>
          </table:table-cell>
          <table:table-cell table:style-name="ce11" table:formula="of:=LN([$'Data-Input - Absolute Values'.H65]/[$'Data-Input - Absolute Values'.H66])" office:value-type="float" office:value="0.0175567456" calcext:value-type="float">
            <text:p>0.01756</text:p>
          </table:table-cell>
          <table:table-cell table:style-name="ce11" table:formula="of:=LN([$'Data-Input - Absolute Values'.I65]/[$'Data-Input - Absolute Values'.I66])" office:value-type="float" office:value="0.03158185819" calcext:value-type="float">
            <text:p>0.03158</text:p>
          </table:table-cell>
          <table:table-cell table:style-name="ce11" table:formula="of:=LN([$'Data-Input - Absolute Values'.J65]/[$'Data-Input - Absolute Values'.J66])" office:value-type="float" office:value="-0.24331453" calcext:value-type="float">
            <text:p>-0.24331</text:p>
          </table:table-cell>
          <table:table-cell table:style-name="ce11" table:formula="of:=LN([$'Data-Input - Absolute Values'.K65]/[$'Data-Input - Absolute Values'.K66])" office:value-type="float" office:value="-0.2634119034" calcext:value-type="float">
            <text:p>-0.26341</text:p>
          </table:table-cell>
          <table:table-cell table:style-name="ce11" table:formula="of:=LN([$'Data-Input - Absolute Values'.L65]/[$'Data-Input - Absolute Values'.L66])" office:value-type="float" office:value="-0.2279855746" calcext:value-type="float">
            <text:p>-0.22799</text:p>
          </table:table-cell>
          <table:table-cell table:style-name="ce11" table:formula="of:=LN([$'Data-Input - Absolute Values'.M65]/[$'Data-Input - Absolute Values'.M66])" office:value-type="float" office:value="-0.2097424346" calcext:value-type="float">
            <text:p>-0.2097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11-07" calcext:value-type="date">
            <text:p>2022-11-07</text:p>
          </table:table-cell>
          <table:table-cell table:style-name="ce11" table:formula="of:=LN([$'Data-Input - Absolute Values'.B66]/[$'Data-Input - Absolute Values'.B67])" office:value-type="float" office:value="-0.03606912967" calcext:value-type="float">
            <text:p>-0.03607</text:p>
          </table:table-cell>
          <table:table-cell table:style-name="ce11" table:formula="of:=LN([$'Data-Input - Absolute Values'.C66]/[$'Data-Input - Absolute Values'.C67])" office:value-type="float" office:value="0.03147302636" calcext:value-type="float">
            <text:p>0.03147</text:p>
          </table:table-cell>
          <table:table-cell table:style-name="ce11" table:formula="of:=LN([$'Data-Input - Absolute Values'.D66]/[$'Data-Input - Absolute Values'.D67])" office:value-type="float" office:value="-0.01844240174" calcext:value-type="float">
            <text:p>-0.01844</text:p>
          </table:table-cell>
          <table:table-cell table:style-name="ce11" table:formula="of:=LN([$'Data-Input - Absolute Values'.E66]/[$'Data-Input - Absolute Values'.E67])" office:value-type="float" office:value="0.05155279356" calcext:value-type="float">
            <text:p>0.05155</text:p>
          </table:table-cell>
          <table:table-cell table:style-name="ce11" table:formula="of:=LN([$'Data-Input - Absolute Values'.F66]/[$'Data-Input - Absolute Values'.F67])" office:value-type="float" office:value="0.02034258613" calcext:value-type="float">
            <text:p>0.02034</text:p>
          </table:table-cell>
          <table:table-cell table:style-name="ce11" table:formula="of:=LN([$'Data-Input - Absolute Values'.G66]/[$'Data-Input - Absolute Values'.G67])" office:value-type="float" office:value="-0.001272700745" calcext:value-type="float">
            <text:p>-0.00127</text:p>
          </table:table-cell>
          <table:table-cell table:style-name="ce11" table:formula="of:=LN([$'Data-Input - Absolute Values'.H66]/[$'Data-Input - Absolute Values'.H67])" office:value-type="float" office:value="-0.003733396233" calcext:value-type="float">
            <text:p>-0.00373</text:p>
          </table:table-cell>
          <table:table-cell table:style-name="ce11" table:formula="of:=LN([$'Data-Input - Absolute Values'.I66]/[$'Data-Input - Absolute Values'.I67])" office:value-type="float" office:value="-0.01890960131" calcext:value-type="float">
            <text:p>-0.01891</text:p>
          </table:table-cell>
          <table:table-cell table:style-name="ce11" table:formula="of:=LN([$'Data-Input - Absolute Values'.J66]/[$'Data-Input - Absolute Values'.J67])" office:value-type="float" office:value="-0.00868294774" calcext:value-type="float">
            <text:p>-0.00868</text:p>
          </table:table-cell>
          <table:table-cell table:style-name="ce11" table:formula="of:=LN([$'Data-Input - Absolute Values'.K66]/[$'Data-Input - Absolute Values'.K67])" office:value-type="float" office:value="-0.0161566073" calcext:value-type="float">
            <text:p>-0.01616</text:p>
          </table:table-cell>
          <table:table-cell table:style-name="ce11" table:formula="of:=LN([$'Data-Input - Absolute Values'.L66]/[$'Data-Input - Absolute Values'.L67])" office:value-type="float" office:value="-0.01840768628" calcext:value-type="float">
            <text:p>-0.01841</text:p>
          </table:table-cell>
          <table:table-cell table:style-name="ce11" table:formula="of:=LN([$'Data-Input - Absolute Values'.M66]/[$'Data-Input - Absolute Values'.M67])" office:value-type="float" office:value="0.1917470067" calcext:value-type="float">
            <text:p>0.1917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10-31" calcext:value-type="date">
            <text:p>2022-10-31</text:p>
          </table:table-cell>
          <table:table-cell table:style-name="ce11" table:formula="of:=LN([$'Data-Input - Absolute Values'.B67]/[$'Data-Input - Absolute Values'.B68])" office:value-type="float" office:value="-0.06109869146" calcext:value-type="float">
            <text:p>-0.06110</text:p>
          </table:table-cell>
          <table:table-cell table:style-name="ce11" table:formula="of:=LN([$'Data-Input - Absolute Values'.C67]/[$'Data-Input - Absolute Values'.C68])" office:value-type="float" office:value="0.02374802814" calcext:value-type="float">
            <text:p>0.02375</text:p>
          </table:table-cell>
          <table:table-cell table:style-name="ce11" table:formula="of:=LN([$'Data-Input - Absolute Values'.D67]/[$'Data-Input - Absolute Values'.D68])" office:value-type="float" office:value="0.02905101752" calcext:value-type="float">
            <text:p>0.02905</text:p>
          </table:table-cell>
          <table:table-cell table:style-name="ce11" table:formula="of:=LN([$'Data-Input - Absolute Values'.E67]/[$'Data-Input - Absolute Values'.E68])" office:value-type="float" office:value="0.008017681755" calcext:value-type="float">
            <text:p>0.00802</text:p>
          </table:table-cell>
          <table:table-cell table:style-name="ce11" table:formula="of:=LN([$'Data-Input - Absolute Values'.F67]/[$'Data-Input - Absolute Values'.F68])" office:value-type="float" office:value="0.09064118708" calcext:value-type="float">
            <text:p>0.09064</text:p>
          </table:table-cell>
          <table:table-cell table:style-name="ce11" table:formula="of:=LN([$'Data-Input - Absolute Values'.G67]/[$'Data-Input - Absolute Values'.G68])" office:value-type="float" office:value="0.02717342918" calcext:value-type="float">
            <text:p>0.02717</text:p>
          </table:table-cell>
          <table:table-cell table:style-name="ce11" table:formula="of:=LN([$'Data-Input - Absolute Values'.H67]/[$'Data-Input - Absolute Values'.H68])" office:value-type="float" office:value="0.005770673594" calcext:value-type="float">
            <text:p>0.00577</text:p>
          </table:table-cell>
          <table:table-cell table:style-name="ce11" table:formula="of:=LN([$'Data-Input - Absolute Values'.I67]/[$'Data-Input - Absolute Values'.I68])" office:value-type="float" office:value="0.04855897702" calcext:value-type="float">
            <text:p>0.04856</text:p>
          </table:table-cell>
          <table:table-cell table:style-name="ce11" table:formula="of:=LN([$'Data-Input - Absolute Values'.J67]/[$'Data-Input - Absolute Values'.J68])" office:value-type="float" office:value="0.05811354008" calcext:value-type="float">
            <text:p>0.05811</text:p>
          </table:table-cell>
          <table:table-cell table:style-name="ce11" table:formula="of:=LN([$'Data-Input - Absolute Values'.K67]/[$'Data-Input - Absolute Values'.K68])" office:value-type="float" office:value="0.1572802877" calcext:value-type="float">
            <text:p>0.15728</text:p>
          </table:table-cell>
          <table:table-cell table:style-name="ce11" table:formula="of:=LN([$'Data-Input - Absolute Values'.L67]/[$'Data-Input - Absolute Values'.L68])" office:value-type="float" office:value="0.1271592974" calcext:value-type="float">
            <text:p>0.12716</text:p>
          </table:table-cell>
          <table:table-cell table:style-name="ce11" table:formula="of:=LN([$'Data-Input - Absolute Values'.M67]/[$'Data-Input - Absolute Values'.M68])" office:value-type="float" office:value="0.04822237582" calcext:value-type="float">
            <text:p>0.0482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10-24" calcext:value-type="date">
            <text:p>2022-10-24</text:p>
          </table:table-cell>
          <table:table-cell table:style-name="ce11" table:formula="of:=LN([$'Data-Input - Absolute Values'.B68]/[$'Data-Input - Absolute Values'.B69])" office:value-type="float" office:value="0.04114633368" calcext:value-type="float">
            <text:p>0.04115</text:p>
          </table:table-cell>
          <table:table-cell table:style-name="ce11" table:formula="of:=LN([$'Data-Input - Absolute Values'.C68]/[$'Data-Input - Absolute Values'.C69])" office:value-type="float" office:value="0.05214255134" calcext:value-type="float">
            <text:p>0.05214</text:p>
          </table:table-cell>
          <table:table-cell table:style-name="ce11" table:formula="of:=LN([$'Data-Input - Absolute Values'.D68]/[$'Data-Input - Absolute Values'.D69])" office:value-type="float" office:value="-0.01557938624" calcext:value-type="float">
            <text:p>-0.01558</text:p>
          </table:table-cell>
          <table:table-cell table:style-name="ce11" table:formula="of:=LN([$'Data-Input - Absolute Values'.E68]/[$'Data-Input - Absolute Values'.E69])" office:value-type="float" office:value="0.0325215285" calcext:value-type="float">
            <text:p>0.03252</text:p>
          </table:table-cell>
          <table:table-cell table:style-name="ce11" table:formula="of:=LN([$'Data-Input - Absolute Values'.F68]/[$'Data-Input - Absolute Values'.F69])" office:value-type="float" office:value="0.0007382284247" calcext:value-type="float">
            <text:p>0.00074</text:p>
          </table:table-cell>
          <table:table-cell table:style-name="ce11" table:formula="of:=LN([$'Data-Input - Absolute Values'.G68]/[$'Data-Input - Absolute Values'.G69])" office:value-type="float" office:value="-0.04087427022" calcext:value-type="float">
            <text:p>-0.04087</text:p>
          </table:table-cell>
          <table:table-cell table:style-name="ce11" table:formula="of:=LN([$'Data-Input - Absolute Values'.H68]/[$'Data-Input - Absolute Values'.H69])" office:value-type="float" office:value="-0.003015896267" calcext:value-type="float">
            <text:p>-0.00302</text:p>
          </table:table-cell>
          <table:table-cell table:style-name="ce11" table:formula="of:=LN([$'Data-Input - Absolute Values'.I68]/[$'Data-Input - Absolute Values'.I69])" office:value-type="float" office:value="-0.01423377572" calcext:value-type="float">
            <text:p>-0.01423</text:p>
          </table:table-cell>
          <table:table-cell table:style-name="ce11" table:formula="of:=LN([$'Data-Input - Absolute Values'.J68]/[$'Data-Input - Absolute Values'.J69])" office:value-type="float" office:value="-0.01565199483" calcext:value-type="float">
            <text:p>-0.01565</text:p>
          </table:table-cell>
          <table:table-cell table:style-name="ce11" table:formula="of:=LN([$'Data-Input - Absolute Values'.K68]/[$'Data-Input - Absolute Values'.K69])" office:value-type="float" office:value="0.004045308071" calcext:value-type="float">
            <text:p>0.00405</text:p>
          </table:table-cell>
          <table:table-cell table:style-name="ce11" table:formula="of:=LN([$'Data-Input - Absolute Values'.L68]/[$'Data-Input - Absolute Values'.L69])" office:value-type="float" office:value="-0.04561578831" calcext:value-type="float">
            <text:p>-0.04562</text:p>
          </table:table-cell>
          <table:table-cell table:style-name="ce11" table:formula="of:=LN([$'Data-Input - Absolute Values'.M68]/[$'Data-Input - Absolute Values'.M69])" office:value-type="float" office:value="0.008069556445" calcext:value-type="float">
            <text:p>0.0080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10-17" calcext:value-type="date">
            <text:p>2022-10-17</text:p>
          </table:table-cell>
          <table:table-cell table:style-name="ce11" table:formula="of:=LN([$'Data-Input - Absolute Values'.B69]/[$'Data-Input - Absolute Values'.B70])" office:value-type="float" office:value="0.01719841048" calcext:value-type="float">
            <text:p>0.01720</text:p>
          </table:table-cell>
          <table:table-cell table:style-name="ce11" table:formula="of:=LN([$'Data-Input - Absolute Values'.C69]/[$'Data-Input - Absolute Values'.C70])" office:value-type="float" office:value="0.07679113204" calcext:value-type="float">
            <text:p>0.07679</text:p>
          </table:table-cell>
          <table:table-cell table:style-name="ce11" table:formula="of:=LN([$'Data-Input - Absolute Values'.D69]/[$'Data-Input - Absolute Values'.D70])" office:value-type="float" office:value="-0.02477441989" calcext:value-type="float">
            <text:p>-0.02477</text:p>
          </table:table-cell>
          <table:table-cell table:style-name="ce11" table:formula="of:=LN([$'Data-Input - Absolute Values'.E69]/[$'Data-Input - Absolute Values'.E70])" office:value-type="float" office:value="0.03426006457" calcext:value-type="float">
            <text:p>0.03426</text:p>
          </table:table-cell>
          <table:table-cell table:style-name="ce11" table:formula="of:=LN([$'Data-Input - Absolute Values'.F69]/[$'Data-Input - Absolute Values'.F70])" office:value-type="float" office:value="0.005042860945" calcext:value-type="float">
            <text:p>0.00504</text:p>
          </table:table-cell>
          <table:table-cell table:style-name="ce11" table:formula="of:=LN([$'Data-Input - Absolute Values'.G69]/[$'Data-Input - Absolute Values'.G70])" office:value-type="float" office:value="-0.01494280677" calcext:value-type="float">
            <text:p>-0.01494</text:p>
          </table:table-cell>
          <table:table-cell table:style-name="ce11" table:formula="of:=LN([$'Data-Input - Absolute Values'.H69]/[$'Data-Input - Absolute Values'.H70])" office:value-type="float" office:value="-0.005381749065" calcext:value-type="float">
            <text:p>-0.00538</text:p>
          </table:table-cell>
          <table:table-cell table:style-name="ce11" table:formula="of:=LN([$'Data-Input - Absolute Values'.I69]/[$'Data-Input - Absolute Values'.I70])" office:value-type="float" office:value="-0.00321027563" calcext:value-type="float">
            <text:p>-0.00321</text:p>
          </table:table-cell>
          <table:table-cell table:style-name="ce11" table:formula="of:=LN([$'Data-Input - Absolute Values'.J69]/[$'Data-Input - Absolute Values'.J70])" office:value-type="float" office:value="0.007937585363" calcext:value-type="float">
            <text:p>0.00794</text:p>
          </table:table-cell>
          <table:table-cell table:style-name="ce11" table:formula="of:=LN([$'Data-Input - Absolute Values'.K69]/[$'Data-Input - Absolute Values'.K70])" office:value-type="float" office:value="0.01777626236" calcext:value-type="float">
            <text:p>0.01778</text:p>
          </table:table-cell>
          <table:table-cell table:style-name="ce11" table:formula="of:=LN([$'Data-Input - Absolute Values'.L69]/[$'Data-Input - Absolute Values'.L70])" office:value-type="float" office:value="-0.08857128547" calcext:value-type="float">
            <text:p>-0.08857</text:p>
          </table:table-cell>
          <table:table-cell table:style-name="ce11" table:formula="of:=LN([$'Data-Input - Absolute Values'.M69]/[$'Data-Input - Absolute Values'.M70])" office:value-type="float" office:value="-0.03137654317" calcext:value-type="float">
            <text:p>-0.0313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10-10" calcext:value-type="date">
            <text:p>2022-10-10</text:p>
          </table:table-cell>
          <table:table-cell table:style-name="ce11" table:formula="of:=LN([$'Data-Input - Absolute Values'.B70]/[$'Data-Input - Absolute Values'.B71])" office:value-type="float" office:value="-0.04164247442" calcext:value-type="float">
            <text:p>-0.04164</text:p>
          </table:table-cell>
          <table:table-cell table:style-name="ce11" table:formula="of:=LN([$'Data-Input - Absolute Values'.C70]/[$'Data-Input - Absolute Values'.C71])" office:value-type="float" office:value="-0.004028571645" calcext:value-type="float">
            <text:p>-0.00403</text:p>
          </table:table-cell>
          <table:table-cell table:style-name="ce11" table:formula="of:=LN([$'Data-Input - Absolute Values'.D70]/[$'Data-Input - Absolute Values'.D71])" office:value-type="float" office:value="0.02317150516" calcext:value-type="float">
            <text:p>0.02317</text:p>
          </table:table-cell>
          <table:table-cell table:style-name="ce11" table:formula="of:=LN([$'Data-Input - Absolute Values'.E70]/[$'Data-Input - Absolute Values'.E71])" office:value-type="float" office:value="0.04218551692" calcext:value-type="float">
            <text:p>0.04219</text:p>
          </table:table-cell>
          <table:table-cell table:style-name="ce11" table:formula="of:=LN([$'Data-Input - Absolute Values'.F70]/[$'Data-Input - Absolute Values'.F71])" office:value-type="float" office:value="-0.05268646402" calcext:value-type="float">
            <text:p>-0.05269</text:p>
          </table:table-cell>
          <table:table-cell table:style-name="ce11" table:formula="of:=LN([$'Data-Input - Absolute Values'.G70]/[$'Data-Input - Absolute Values'.G71])" office:value-type="float" office:value="-0.00576392328" calcext:value-type="float">
            <text:p>-0.00576</text:p>
          </table:table-cell>
          <table:table-cell table:style-name="ce11" table:formula="of:=LN([$'Data-Input - Absolute Values'.H70]/[$'Data-Input - Absolute Values'.H71])" office:value-type="float" office:value="-0.00294711778" calcext:value-type="float">
            <text:p>-0.00295</text:p>
          </table:table-cell>
          <table:table-cell table:style-name="ce11" table:formula="of:=LN([$'Data-Input - Absolute Values'.I70]/[$'Data-Input - Absolute Values'.I71])" office:value-type="float" office:value="-0.108898525" calcext:value-type="float">
            <text:p>-0.10890</text:p>
          </table:table-cell>
          <table:table-cell table:style-name="ce11" table:formula="of:=LN([$'Data-Input - Absolute Values'.J70]/[$'Data-Input - Absolute Values'.J71])" office:value-type="float" office:value="-0.01193147288" calcext:value-type="float">
            <text:p>-0.01193</text:p>
          </table:table-cell>
          <table:table-cell table:style-name="ce11" table:formula="of:=LN([$'Data-Input - Absolute Values'.K70]/[$'Data-Input - Absolute Values'.K71])" office:value-type="float" office:value="-0.0116917879" calcext:value-type="float">
            <text:p>-0.01169</text:p>
          </table:table-cell>
          <table:table-cell table:style-name="ce11" table:formula="of:=LN([$'Data-Input - Absolute Values'.L70]/[$'Data-Input - Absolute Values'.L71])" office:value-type="float" office:value="-0.05038730574" calcext:value-type="float">
            <text:p>-0.05039</text:p>
          </table:table-cell>
          <table:table-cell table:style-name="ce11" table:formula="of:=LN([$'Data-Input - Absolute Values'.M70]/[$'Data-Input - Absolute Values'.M71])" office:value-type="float" office:value="-0.01295086178" calcext:value-type="float">
            <text:p>-0.0129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10-03" calcext:value-type="date">
            <text:p>2022-10-03</text:p>
          </table:table-cell>
          <table:table-cell table:style-name="ce11" table:formula="of:=LN([$'Data-Input - Absolute Values'.B71]/[$'Data-Input - Absolute Values'.B72])" office:value-type="float" office:value="-0.006472514506" calcext:value-type="float">
            <text:p>-0.00647</text:p>
          </table:table-cell>
          <table:table-cell table:style-name="ce11" table:formula="of:=LN([$'Data-Input - Absolute Values'.C71]/[$'Data-Input - Absolute Values'.C72])" office:value-type="float" office:value="-0.01469414194" calcext:value-type="float">
            <text:p>-0.01469</text:p>
          </table:table-cell>
          <table:table-cell table:style-name="ce11" table:formula="of:=LN([$'Data-Input - Absolute Values'.D71]/[$'Data-Input - Absolute Values'.D72])" office:value-type="float" office:value="-0.02402474753" calcext:value-type="float">
            <text:p>-0.02402</text:p>
          </table:table-cell>
          <table:table-cell table:style-name="ce11" table:formula="of:=LN([$'Data-Input - Absolute Values'.E71]/[$'Data-Input - Absolute Values'.E72])" office:value-type="float" office:value="-0.05522406864" calcext:value-type="float">
            <text:p>-0.05522</text:p>
          </table:table-cell>
          <table:table-cell table:style-name="ce11" table:formula="of:=LN([$'Data-Input - Absolute Values'.F71]/[$'Data-Input - Absolute Values'.F72])" office:value-type="float" office:value="-0.0009162921355" calcext:value-type="float">
            <text:p>-0.00092</text:p>
          </table:table-cell>
          <table:table-cell table:style-name="ce11" table:formula="of:=LN([$'Data-Input - Absolute Values'.G71]/[$'Data-Input - Absolute Values'.G72])" office:value-type="float" office:value="-0.02568167719" calcext:value-type="float">
            <text:p>-0.02568</text:p>
          </table:table-cell>
          <table:table-cell table:style-name="ce11" table:formula="of:=LN([$'Data-Input - Absolute Values'.H71]/[$'Data-Input - Absolute Values'.H72])" office:value-type="float" office:value="-0.000326922032" calcext:value-type="float">
            <text:p>-0.00033</text:p>
          </table:table-cell>
          <table:table-cell table:style-name="ce11" table:formula="of:=LN([$'Data-Input - Absolute Values'.I71]/[$'Data-Input - Absolute Values'.I72])" office:value-type="float" office:value="-0.004801449656" calcext:value-type="float">
            <text:p>-0.00480</text:p>
          </table:table-cell>
          <table:table-cell table:style-name="ce11" table:formula="of:=LN([$'Data-Input - Absolute Values'.J71]/[$'Data-Input - Absolute Values'.J72])" office:value-type="float" office:value="-0.001159418829" calcext:value-type="float">
            <text:p>-0.00116</text:p>
          </table:table-cell>
          <table:table-cell table:style-name="ce11" table:formula="of:=LN([$'Data-Input - Absolute Values'.K71]/[$'Data-Input - Absolute Values'.K72])" office:value-type="float" office:value="-0.02990868821" calcext:value-type="float">
            <text:p>-0.02991</text:p>
          </table:table-cell>
          <table:table-cell table:style-name="ce11" table:formula="of:=LN([$'Data-Input - Absolute Values'.L71]/[$'Data-Input - Absolute Values'.L72])" office:value-type="float" office:value="-0.06295862853" calcext:value-type="float">
            <text:p>-0.06296</text:p>
          </table:table-cell>
          <table:table-cell table:style-name="ce11" table:formula="of:=LN([$'Data-Input - Absolute Values'.M71]/[$'Data-Input - Absolute Values'.M72])" office:value-type="float" office:value="-0.007078066032" calcext:value-type="float">
            <text:p>-0.0070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9-26" calcext:value-type="date">
            <text:p>2022-09-26</text:p>
          </table:table-cell>
          <table:table-cell table:style-name="ce11" table:formula="of:=LN([$'Data-Input - Absolute Values'.B72]/[$'Data-Input - Absolute Values'.B73])" office:value-type="float" office:value="0.01995586484" calcext:value-type="float">
            <text:p>0.01996</text:p>
          </table:table-cell>
          <table:table-cell table:style-name="ce11" table:formula="of:=LN([$'Data-Input - Absolute Values'.C72]/[$'Data-Input - Absolute Values'.C73])" office:value-type="float" office:value="-0.05857805917" calcext:value-type="float">
            <text:p>-0.05858</text:p>
          </table:table-cell>
          <table:table-cell table:style-name="ce11" table:formula="of:=LN([$'Data-Input - Absolute Values'.D72]/[$'Data-Input - Absolute Values'.D73])" office:value-type="float" office:value="-0.003264034687" calcext:value-type="float">
            <text:p>-0.00326</text:p>
          </table:table-cell>
          <table:table-cell table:style-name="ce11" table:formula="of:=LN([$'Data-Input - Absolute Values'.E72]/[$'Data-Input - Absolute Values'.E73])" office:value-type="float" office:value="-0.05474877412" calcext:value-type="float">
            <text:p>-0.05475</text:p>
          </table:table-cell>
          <table:table-cell table:style-name="ce11" table:formula="of:=LN([$'Data-Input - Absolute Values'.F72]/[$'Data-Input - Absolute Values'.F73])" office:value-type="float" office:value="-0.0411139692" calcext:value-type="float">
            <text:p>-0.04111</text:p>
          </table:table-cell>
          <table:table-cell table:style-name="ce11" table:formula="of:=LN([$'Data-Input - Absolute Values'.G72]/[$'Data-Input - Absolute Values'.G73])" office:value-type="float" office:value="-0.01336159716" calcext:value-type="float">
            <text:p>-0.01336</text:p>
          </table:table-cell>
          <table:table-cell table:style-name="ce11" table:formula="of:=LN([$'Data-Input - Absolute Values'.H72]/[$'Data-Input - Absolute Values'.H73])" office:value-type="float" office:value="-0.01637210688" calcext:value-type="float">
            <text:p>-0.01637</text:p>
          </table:table-cell>
          <table:table-cell table:style-name="ce11" table:formula="of:=LN([$'Data-Input - Absolute Values'.I72]/[$'Data-Input - Absolute Values'.I73])" office:value-type="float" office:value="-0.02927166166" calcext:value-type="float">
            <text:p>-0.02927</text:p>
          </table:table-cell>
          <table:table-cell table:style-name="ce11" table:formula="of:=LN([$'Data-Input - Absolute Values'.J72]/[$'Data-Input - Absolute Values'.J73])" office:value-type="float" office:value="0.02335149421" calcext:value-type="float">
            <text:p>0.02335</text:p>
          </table:table-cell>
          <table:table-cell table:style-name="ce11" table:formula="of:=LN([$'Data-Input - Absolute Values'.K72]/[$'Data-Input - Absolute Values'.K73])" office:value-type="float" office:value="0.007802667361" calcext:value-type="float">
            <text:p>0.00780</text:p>
          </table:table-cell>
          <table:table-cell table:style-name="ce11" table:formula="of:=LN([$'Data-Input - Absolute Values'.L72]/[$'Data-Input - Absolute Values'.L73])" office:value-type="float" office:value="0.02356129934" calcext:value-type="float">
            <text:p>0.02356</text:p>
          </table:table-cell>
          <table:table-cell table:style-name="ce11" table:formula="of:=LN([$'Data-Input - Absolute Values'.M72]/[$'Data-Input - Absolute Values'.M73])" office:value-type="float" office:value="0.05162170484" calcext:value-type="float">
            <text:p>0.0516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9-19" calcext:value-type="date">
            <text:p>2022-09-19</text:p>
          </table:table-cell>
          <table:table-cell table:style-name="ce11" table:formula="of:=LN([$'Data-Input - Absolute Values'.B73]/[$'Data-Input - Absolute Values'.B74])" office:value-type="float" office:value="-0.07887124685" calcext:value-type="float">
            <text:p>-0.07887</text:p>
          </table:table-cell>
          <table:table-cell table:style-name="ce11" table:formula="of:=LN([$'Data-Input - Absolute Values'.C73]/[$'Data-Input - Absolute Values'.C74])" office:value-type="float" office:value="-0.0114827334" calcext:value-type="float">
            <text:p>-0.01148</text:p>
          </table:table-cell>
          <table:table-cell table:style-name="ce11" table:formula="of:=LN([$'Data-Input - Absolute Values'.D73]/[$'Data-Input - Absolute Values'.D74])" office:value-type="float" office:value="-0.01295063145" calcext:value-type="float">
            <text:p>-0.01295</text:p>
          </table:table-cell>
          <table:table-cell table:style-name="ce11" table:formula="of:=LN([$'Data-Input - Absolute Values'.E73]/[$'Data-Input - Absolute Values'.E74])" office:value-type="float" office:value="-0.01872191708" calcext:value-type="float">
            <text:p>-0.01872</text:p>
          </table:table-cell>
          <table:table-cell table:style-name="ce11" table:formula="of:=LN([$'Data-Input - Absolute Values'.F73]/[$'Data-Input - Absolute Values'.F74])" office:value-type="float" office:value="-0.02245926765" calcext:value-type="float">
            <text:p>-0.02246</text:p>
          </table:table-cell>
          <table:table-cell table:style-name="ce11" table:formula="of:=LN([$'Data-Input - Absolute Values'.G73]/[$'Data-Input - Absolute Values'.G74])" office:value-type="float" office:value="-0.01415390469" calcext:value-type="float">
            <text:p>-0.01415</text:p>
          </table:table-cell>
          <table:table-cell table:style-name="ce11" table:formula="of:=LN([$'Data-Input - Absolute Values'.H73]/[$'Data-Input - Absolute Values'.H74])" office:value-type="float" office:value="-0.007953707823" calcext:value-type="float">
            <text:p>-0.00795</text:p>
          </table:table-cell>
          <table:table-cell table:style-name="ce11" table:formula="of:=LN([$'Data-Input - Absolute Values'.I73]/[$'Data-Input - Absolute Values'.I74])" office:value-type="float" office:value="-0.002613199751" calcext:value-type="float">
            <text:p>-0.00261</text:p>
          </table:table-cell>
          <table:table-cell table:style-name="ce11" table:formula="of:=LN([$'Data-Input - Absolute Values'.J73]/[$'Data-Input - Absolute Values'.J74])" office:value-type="float" office:value="-0.123570827" calcext:value-type="float">
            <text:p>-0.12357</text:p>
          </table:table-cell>
          <table:table-cell table:style-name="ce11" table:formula="of:=LN([$'Data-Input - Absolute Values'.K73]/[$'Data-Input - Absolute Values'.K74])" office:value-type="float" office:value="-0.2055361923" calcext:value-type="float">
            <text:p>-0.20554</text:p>
          </table:table-cell>
          <table:table-cell table:style-name="ce11" table:formula="of:=LN([$'Data-Input - Absolute Values'.L73]/[$'Data-Input - Absolute Values'.L74])" office:value-type="float" office:value="-0.08886763688" calcext:value-type="float">
            <text:p>-0.08887</text:p>
          </table:table-cell>
          <table:table-cell table:style-name="ce11" table:formula="of:=LN([$'Data-Input - Absolute Values'.M73]/[$'Data-Input - Absolute Values'.M74])" office:value-type="float" office:value="-0.139488903" calcext:value-type="float">
            <text:p>-0.1394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9-12" calcext:value-type="date">
            <text:p>2022-09-12</text:p>
          </table:table-cell>
          <table:table-cell table:style-name="ce11" table:formula="of:=LN([$'Data-Input - Absolute Values'.B74]/[$'Data-Input - Absolute Values'.B75])" office:value-type="float" office:value="0.0147441637" calcext:value-type="float">
            <text:p>0.01474</text:p>
          </table:table-cell>
          <table:table-cell table:style-name="ce11" table:formula="of:=LN([$'Data-Input - Absolute Values'.C74]/[$'Data-Input - Absolute Values'.C75])" office:value-type="float" office:value="0.03659153312" calcext:value-type="float">
            <text:p>0.03659</text:p>
          </table:table-cell>
          <table:table-cell table:style-name="ce11" table:formula="of:=LN([$'Data-Input - Absolute Values'.D74]/[$'Data-Input - Absolute Values'.D75])" office:value-type="float" office:value="-0.01595594032" calcext:value-type="float">
            <text:p>-0.01596</text:p>
          </table:table-cell>
          <table:table-cell table:style-name="ce11" table:formula="of:=LN([$'Data-Input - Absolute Values'.E74]/[$'Data-Input - Absolute Values'.E75])" office:value-type="float" office:value="0.07900733226" calcext:value-type="float">
            <text:p>0.07901</text:p>
          </table:table-cell>
          <table:table-cell table:style-name="ce11" table:formula="of:=LN([$'Data-Input - Absolute Values'.F74]/[$'Data-Input - Absolute Values'.F75])" office:value-type="float" office:value="0.02127525549" calcext:value-type="float">
            <text:p>0.02128</text:p>
          </table:table-cell>
          <table:table-cell table:style-name="ce11" table:formula="of:=LN([$'Data-Input - Absolute Values'.G74]/[$'Data-Input - Absolute Values'.G75])" office:value-type="float" office:value="-0.01204533291" calcext:value-type="float">
            <text:p>-0.01205</text:p>
          </table:table-cell>
          <table:table-cell table:style-name="ce11" table:formula="of:=LN([$'Data-Input - Absolute Values'.H74]/[$'Data-Input - Absolute Values'.H75])" office:value-type="float" office:value="-0.003608962626" calcext:value-type="float">
            <text:p>-0.00361</text:p>
          </table:table-cell>
          <table:table-cell table:style-name="ce11" table:formula="of:=LN([$'Data-Input - Absolute Values'.I74]/[$'Data-Input - Absolute Values'.I75])" office:value-type="float" office:value="-0.01078354638" calcext:value-type="float">
            <text:p>-0.01078</text:p>
          </table:table-cell>
          <table:table-cell table:style-name="ce11" table:formula="of:=LN([$'Data-Input - Absolute Values'.J74]/[$'Data-Input - Absolute Values'.J75])" office:value-type="float" office:value="0.1024136287" calcext:value-type="float">
            <text:p>0.10241</text:p>
          </table:table-cell>
          <table:table-cell table:style-name="ce11" table:formula="of:=LN([$'Data-Input - Absolute Values'.K74]/[$'Data-Input - Absolute Values'.K75])" office:value-type="float" office:value="0.03684608305" calcext:value-type="float">
            <text:p>0.03685</text:p>
          </table:table-cell>
          <table:table-cell table:style-name="ce11" table:formula="of:=LN([$'Data-Input - Absolute Values'.L74]/[$'Data-Input - Absolute Values'.L75])" office:value-type="float" office:value="-0.01503486274" calcext:value-type="float">
            <text:p>-0.01503</text:p>
          </table:table-cell>
          <table:table-cell table:style-name="ce11" table:formula="of:=LN([$'Data-Input - Absolute Values'.M74]/[$'Data-Input - Absolute Values'.M75])" office:value-type="float" office:value="-0.004703001579" calcext:value-type="float">
            <text:p>-0.0047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9-05" calcext:value-type="date">
            <text:p>2022-09-05</text:p>
          </table:table-cell>
          <table:table-cell table:style-name="ce11" table:formula="of:=LN([$'Data-Input - Absolute Values'.B75]/[$'Data-Input - Absolute Values'.B76])" office:value-type="float" office:value="-0.02777427913" calcext:value-type="float">
            <text:p>-0.02777</text:p>
          </table:table-cell>
          <table:table-cell table:style-name="ce11" table:formula="of:=LN([$'Data-Input - Absolute Values'.C75]/[$'Data-Input - Absolute Values'.C76])" office:value-type="float" office:value="0.004013616766" calcext:value-type="float">
            <text:p>0.00401</text:p>
          </table:table-cell>
          <table:table-cell table:style-name="ce11" table:formula="of:=LN([$'Data-Input - Absolute Values'.D75]/[$'Data-Input - Absolute Values'.D76])" office:value-type="float" office:value="-0.03900892727" calcext:value-type="float">
            <text:p>-0.03901</text:p>
          </table:table-cell>
          <table:table-cell table:style-name="ce11" table:formula="of:=LN([$'Data-Input - Absolute Values'.E75]/[$'Data-Input - Absolute Values'.E76])" office:value-type="float" office:value="0.01203022028" calcext:value-type="float">
            <text:p>0.01203</text:p>
          </table:table-cell>
          <table:table-cell table:style-name="ce11" table:formula="of:=LN([$'Data-Input - Absolute Values'.F75]/[$'Data-Input - Absolute Values'.F76])" office:value-type="float" office:value="-0.04209508859" calcext:value-type="float">
            <text:p>-0.04210</text:p>
          </table:table-cell>
          <table:table-cell table:style-name="ce11" table:formula="of:=LN([$'Data-Input - Absolute Values'.G75]/[$'Data-Input - Absolute Values'.G76])" office:value-type="float" office:value="-0.01996410287" calcext:value-type="float">
            <text:p>-0.01996</text:p>
          </table:table-cell>
          <table:table-cell table:style-name="ce11" table:formula="of:=LN([$'Data-Input - Absolute Values'.H75]/[$'Data-Input - Absolute Values'.H76])" office:value-type="float" office:value="-0.005810591595" calcext:value-type="float">
            <text:p>-0.00581</text:p>
          </table:table-cell>
          <table:table-cell table:style-name="ce11" table:formula="of:=LN([$'Data-Input - Absolute Values'.I75]/[$'Data-Input - Absolute Values'.I76])" office:value-type="float" office:value="-0.02767847901" calcext:value-type="float">
            <text:p>-0.02768</text:p>
          </table:table-cell>
          <table:table-cell table:style-name="ce11" table:formula="of:=LN([$'Data-Input - Absolute Values'.J75]/[$'Data-Input - Absolute Values'.J76])" office:value-type="float" office:value="-0.01650601" calcext:value-type="float">
            <text:p>-0.01651</text:p>
          </table:table-cell>
          <table:table-cell table:style-name="ce11" table:formula="of:=LN([$'Data-Input - Absolute Values'.K75]/[$'Data-Input - Absolute Values'.K76])" office:value-type="float" office:value="0.04944600846" calcext:value-type="float">
            <text:p>0.04945</text:p>
          </table:table-cell>
          <table:table-cell table:style-name="ce11" table:formula="of:=LN([$'Data-Input - Absolute Values'.L75]/[$'Data-Input - Absolute Values'.L76])" office:value-type="float" office:value="0.1105470423" calcext:value-type="float">
            <text:p>0.11055</text:p>
          </table:table-cell>
          <table:table-cell table:style-name="ce11" table:formula="of:=LN([$'Data-Input - Absolute Values'.M75]/[$'Data-Input - Absolute Values'.M76])" office:value-type="float" office:value="0.08928416944" calcext:value-type="float">
            <text:p>0.0892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8-29" calcext:value-type="date">
            <text:p>2022-08-29</text:p>
          </table:table-cell>
          <table:table-cell table:style-name="ce11" table:formula="of:=LN([$'Data-Input - Absolute Values'.B76]/[$'Data-Input - Absolute Values'.B77])" office:value-type="float" office:value="-0.04923677219" calcext:value-type="float">
            <text:p>-0.04924</text:p>
          </table:table-cell>
          <table:table-cell table:style-name="ce11" table:formula="of:=LN([$'Data-Input - Absolute Values'.C76]/[$'Data-Input - Absolute Values'.C77])" office:value-type="float" office:value="-0.02503799965" calcext:value-type="float">
            <text:p>-0.02504</text:p>
          </table:table-cell>
          <table:table-cell table:style-name="ce11" table:formula="of:=LN([$'Data-Input - Absolute Values'.D76]/[$'Data-Input - Absolute Values'.D77])" office:value-type="float" office:value="-0.02367825973" calcext:value-type="float">
            <text:p>-0.02368</text:p>
          </table:table-cell>
          <table:table-cell table:style-name="ce11" table:formula="of:=LN([$'Data-Input - Absolute Values'.E76]/[$'Data-Input - Absolute Values'.E77])" office:value-type="float" office:value="-0.02159357018" calcext:value-type="float">
            <text:p>-0.02159</text:p>
          </table:table-cell>
          <table:table-cell table:style-name="ce11" table:formula="of:=LN([$'Data-Input - Absolute Values'.F76]/[$'Data-Input - Absolute Values'.F77])" office:value-type="float" office:value="-0.02194787761" calcext:value-type="float">
            <text:p>-0.02195</text:p>
          </table:table-cell>
          <table:table-cell table:style-name="ce11" table:formula="of:=LN([$'Data-Input - Absolute Values'.G76]/[$'Data-Input - Absolute Values'.G77])" office:value-type="float" office:value="-0.001933943027" calcext:value-type="float">
            <text:p>-0.00193</text:p>
          </table:table-cell>
          <table:table-cell table:style-name="ce11" table:formula="of:=LN([$'Data-Input - Absolute Values'.H76]/[$'Data-Input - Absolute Values'.H77])" office:value-type="float" office:value="-0.006719185384" calcext:value-type="float">
            <text:p>-0.00672</text:p>
          </table:table-cell>
          <table:table-cell table:style-name="ce11" table:formula="of:=LN([$'Data-Input - Absolute Values'.I76]/[$'Data-Input - Absolute Values'.I77])" office:value-type="float" office:value="-0.03718669761" calcext:value-type="float">
            <text:p>-0.03719</text:p>
          </table:table-cell>
          <table:table-cell table:style-name="ce11" table:formula="of:=LN([$'Data-Input - Absolute Values'.J76]/[$'Data-Input - Absolute Values'.J77])" office:value-type="float" office:value="-0.05916223024" calcext:value-type="float">
            <text:p>-0.05916</text:p>
          </table:table-cell>
          <table:table-cell table:style-name="ce11" table:formula="of:=LN([$'Data-Input - Absolute Values'.K76]/[$'Data-Input - Absolute Values'.K77])" office:value-type="float" office:value="-0.04957208306" calcext:value-type="float">
            <text:p>-0.04957</text:p>
          </table:table-cell>
          <table:table-cell table:style-name="ce11" table:formula="of:=LN([$'Data-Input - Absolute Values'.L76]/[$'Data-Input - Absolute Values'.L77])" office:value-type="float" office:value="-0.02869543072" calcext:value-type="float">
            <text:p>-0.02870</text:p>
          </table:table-cell>
          <table:table-cell table:style-name="ce11" table:formula="of:=LN([$'Data-Input - Absolute Values'.M76]/[$'Data-Input - Absolute Values'.M77])" office:value-type="float" office:value="-0.03130563784" calcext:value-type="float">
            <text:p>-0.0313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8-22" calcext:value-type="date">
            <text:p>2022-08-22</text:p>
          </table:table-cell>
          <table:table-cell table:style-name="ce11" table:formula="of:=LN([$'Data-Input - Absolute Values'.B77]/[$'Data-Input - Absolute Values'.B78])" office:value-type="float" office:value="-0.03043063054" calcext:value-type="float">
            <text:p>-0.03043</text:p>
          </table:table-cell>
          <table:table-cell table:style-name="ce11" table:formula="of:=LN([$'Data-Input - Absolute Values'.C77]/[$'Data-Input - Absolute Values'.C78])" office:value-type="float" office:value="-0.01690943232" calcext:value-type="float">
            <text:p>-0.01691</text:p>
          </table:table-cell>
          <table:table-cell table:style-name="ce11" table:formula="of:=LN([$'Data-Input - Absolute Values'.D77]/[$'Data-Input - Absolute Values'.D78])" office:value-type="float" office:value="-0.02110727545" calcext:value-type="float">
            <text:p>-0.02111</text:p>
          </table:table-cell>
          <table:table-cell table:style-name="ce11" table:formula="of:=LN([$'Data-Input - Absolute Values'.E77]/[$'Data-Input - Absolute Values'.E78])" office:value-type="float" office:value="-0.04102501959" calcext:value-type="float">
            <text:p>-0.04103</text:p>
          </table:table-cell>
          <table:table-cell table:style-name="ce11" table:formula="of:=LN([$'Data-Input - Absolute Values'.F77]/[$'Data-Input - Absolute Values'.F78])" office:value-type="float" office:value="-0.07358186526" calcext:value-type="float">
            <text:p>-0.07358</text:p>
          </table:table-cell>
          <table:table-cell table:style-name="ce11" table:formula="of:=LN([$'Data-Input - Absolute Values'.G77]/[$'Data-Input - Absolute Values'.G78])" office:value-type="float" office:value="-0.01940842211" calcext:value-type="float">
            <text:p>-0.01941</text:p>
          </table:table-cell>
          <table:table-cell table:style-name="ce11" table:formula="of:=LN([$'Data-Input - Absolute Values'.H77]/[$'Data-Input - Absolute Values'.H78])" office:value-type="float" office:value="-0.008854685699" calcext:value-type="float">
            <text:p>-0.00885</text:p>
          </table:table-cell>
          <table:table-cell table:style-name="ce11" table:formula="of:=LN([$'Data-Input - Absolute Values'.I77]/[$'Data-Input - Absolute Values'.I78])" office:value-type="float" office:value="-0.06844506544" calcext:value-type="float">
            <text:p>-0.06845</text:p>
          </table:table-cell>
          <table:table-cell table:style-name="ce11" table:formula="of:=LN([$'Data-Input - Absolute Values'.J77]/[$'Data-Input - Absolute Values'.J78])" office:value-type="float" office:value="-0.1000402979" calcext:value-type="float">
            <text:p>-0.10004</text:p>
          </table:table-cell>
          <table:table-cell table:style-name="ce11" table:formula="of:=LN([$'Data-Input - Absolute Values'.K77]/[$'Data-Input - Absolute Values'.K78])" office:value-type="float" office:value="-0.1405579573" calcext:value-type="float">
            <text:p>-0.14056</text:p>
          </table:table-cell>
          <table:table-cell table:style-name="ce11" table:formula="of:=LN([$'Data-Input - Absolute Values'.L77]/[$'Data-Input - Absolute Values'.L78])" office:value-type="float" office:value="-0.1578763404" calcext:value-type="float">
            <text:p>-0.15788</text:p>
          </table:table-cell>
          <table:table-cell table:style-name="ce11" table:formula="of:=LN([$'Data-Input - Absolute Values'.M77]/[$'Data-Input - Absolute Values'.M78])" office:value-type="float" office:value="-0.04076143029" calcext:value-type="float">
            <text:p>-0.0407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8-15" calcext:value-type="date">
            <text:p>2022-08-15</text:p>
          </table:table-cell>
          <table:table-cell table:style-name="ce11" table:formula="of:=LN([$'Data-Input - Absolute Values'.B78]/[$'Data-Input - Absolute Values'.B79])" office:value-type="float" office:value="0.04863425117" calcext:value-type="float">
            <text:p>0.04863</text:p>
          </table:table-cell>
          <table:table-cell table:style-name="ce11" table:formula="of:=LN([$'Data-Input - Absolute Values'.C78]/[$'Data-Input - Absolute Values'.C79])" office:value-type="float" office:value="0.05390887625" calcext:value-type="float">
            <text:p>0.05391</text:p>
          </table:table-cell>
          <table:table-cell table:style-name="ce11" table:formula="of:=LN([$'Data-Input - Absolute Values'.D78]/[$'Data-Input - Absolute Values'.D79])" office:value-type="float" office:value="0.0341198208" calcext:value-type="float">
            <text:p>0.03412</text:p>
          </table:table-cell>
          <table:table-cell table:style-name="ce11" table:formula="of:=LN([$'Data-Input - Absolute Values'.E78]/[$'Data-Input - Absolute Values'.E79])" office:value-type="float" office:value="0.02925028305" calcext:value-type="float">
            <text:p>0.02925</text:p>
          </table:table-cell>
          <table:table-cell table:style-name="ce11" table:formula="of:=LN([$'Data-Input - Absolute Values'.F78]/[$'Data-Input - Absolute Values'.F79])" office:value-type="float" office:value="-0.004690222202" calcext:value-type="float">
            <text:p>-0.00469</text:p>
          </table:table-cell>
          <table:table-cell table:style-name="ce11" table:formula="of:=LN([$'Data-Input - Absolute Values'.G78]/[$'Data-Input - Absolute Values'.G79])" office:value-type="float" office:value="-0.008823823045" calcext:value-type="float">
            <text:p>-0.00882</text:p>
          </table:table-cell>
          <table:table-cell table:style-name="ce11" table:formula="of:=LN([$'Data-Input - Absolute Values'.H78]/[$'Data-Input - Absolute Values'.H79])" office:value-type="float" office:value="0.001037667417" calcext:value-type="float">
            <text:p>0.00104</text:p>
          </table:table-cell>
          <table:table-cell table:style-name="ce11" table:formula="of:=LN([$'Data-Input - Absolute Values'.I78]/[$'Data-Input - Absolute Values'.I79])" office:value-type="float" office:value="-0.008735014122" calcext:value-type="float">
            <text:p>-0.00874</text:p>
          </table:table-cell>
          <table:table-cell table:style-name="ce11" table:formula="of:=LN([$'Data-Input - Absolute Values'.J78]/[$'Data-Input - Absolute Values'.J79])" office:value-type="float" office:value="0.01784557003" calcext:value-type="float">
            <text:p>0.01785</text:p>
          </table:table-cell>
          <table:table-cell table:style-name="ce11" table:formula="of:=LN([$'Data-Input - Absolute Values'.K78]/[$'Data-Input - Absolute Values'.K79])" office:value-type="float" office:value="0.07492118732" calcext:value-type="float">
            <text:p>0.07492</text:p>
          </table:table-cell>
          <table:table-cell table:style-name="ce11" table:formula="of:=LN([$'Data-Input - Absolute Values'.L78]/[$'Data-Input - Absolute Values'.L79])" office:value-type="float" office:value="0.03089844155" calcext:value-type="float">
            <text:p>0.03090</text:p>
          </table:table-cell>
          <table:table-cell table:style-name="ce11" table:formula="of:=LN([$'Data-Input - Absolute Values'.M78]/[$'Data-Input - Absolute Values'.M79])" office:value-type="float" office:value="-0.02521408844" calcext:value-type="float">
            <text:p>-0.0252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8-08" calcext:value-type="date">
            <text:p>2022-08-08</text:p>
          </table:table-cell>
          <table:table-cell table:style-name="ce11" table:formula="of:=LN([$'Data-Input - Absolute Values'.B79]/[$'Data-Input - Absolute Values'.B80])" office:value-type="float" office:value="0.0135508391" calcext:value-type="float">
            <text:p>0.01355</text:p>
          </table:table-cell>
          <table:table-cell table:style-name="ce11" table:formula="of:=LN([$'Data-Input - Absolute Values'.C79]/[$'Data-Input - Absolute Values'.C80])" office:value-type="float" office:value="0.01228538553" calcext:value-type="float">
            <text:p>0.01229</text:p>
          </table:table-cell>
          <table:table-cell table:style-name="ce11" table:formula="of:=LN([$'Data-Input - Absolute Values'.D79]/[$'Data-Input - Absolute Values'.D80])" office:value-type="float" office:value="-0.05602993044" calcext:value-type="float">
            <text:p>-0.05603</text:p>
          </table:table-cell>
          <table:table-cell table:style-name="ce11" table:formula="of:=LN([$'Data-Input - Absolute Values'.E79]/[$'Data-Input - Absolute Values'.E80])" office:value-type="float" office:value="0.05765037036" calcext:value-type="float">
            <text:p>0.05765</text:p>
          </table:table-cell>
          <table:table-cell table:style-name="ce11" table:formula="of:=LN([$'Data-Input - Absolute Values'.F79]/[$'Data-Input - Absolute Values'.F80])" office:value-type="float" office:value="-0.007728328073" calcext:value-type="float">
            <text:p>-0.00773</text:p>
          </table:table-cell>
          <table:table-cell table:style-name="ce11" table:formula="of:=LN([$'Data-Input - Absolute Values'.G79]/[$'Data-Input - Absolute Values'.G80])" office:value-type="float" office:value="0.006693227837" calcext:value-type="float">
            <text:p>0.00669</text:p>
          </table:table-cell>
          <table:table-cell table:style-name="ce11" table:formula="of:=LN([$'Data-Input - Absolute Values'.H79]/[$'Data-Input - Absolute Values'.H80])" office:value-type="float" office:value="-0.008374305854" calcext:value-type="float">
            <text:p>-0.00837</text:p>
          </table:table-cell>
          <table:table-cell table:style-name="ce11" table:formula="of:=LN([$'Data-Input - Absolute Values'.I79]/[$'Data-Input - Absolute Values'.I80])" office:value-type="float" office:value="-0.008248065652" calcext:value-type="float">
            <text:p>-0.00825</text:p>
          </table:table-cell>
          <table:table-cell table:style-name="ce11" table:formula="of:=LN([$'Data-Input - Absolute Values'.J79]/[$'Data-Input - Absolute Values'.J80])" office:value-type="float" office:value="0.02709399369" calcext:value-type="float">
            <text:p>0.02709</text:p>
          </table:table-cell>
          <table:table-cell table:style-name="ce11" table:formula="of:=LN([$'Data-Input - Absolute Values'.K79]/[$'Data-Input - Absolute Values'.K80])" office:value-type="float" office:value="0.08879419323" calcext:value-type="float">
            <text:p>0.08879</text:p>
          </table:table-cell>
          <table:table-cell table:style-name="ce11" table:formula="of:=LN([$'Data-Input - Absolute Values'.L79]/[$'Data-Input - Absolute Values'.L80])" office:value-type="float" office:value="0.05011283387" calcext:value-type="float">
            <text:p>0.05011</text:p>
          </table:table-cell>
          <table:table-cell table:style-name="ce11" table:formula="of:=LN([$'Data-Input - Absolute Values'.M79]/[$'Data-Input - Absolute Values'.M80])" office:value-type="float" office:value="0.05802618869" calcext:value-type="float">
            <text:p>0.0580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8-01" calcext:value-type="date">
            <text:p>2022-08-01</text:p>
          </table:table-cell>
          <table:table-cell table:style-name="ce11" table:formula="of:=LN([$'Data-Input - Absolute Values'.B80]/[$'Data-Input - Absolute Values'.B81])" office:value-type="float" office:value="0.07283240754" calcext:value-type="float">
            <text:p>0.07283</text:p>
          </table:table-cell>
          <table:table-cell table:style-name="ce11" table:formula="of:=LN([$'Data-Input - Absolute Values'.C80]/[$'Data-Input - Absolute Values'.C81])" office:value-type="float" office:value="-0.008384671368" calcext:value-type="float">
            <text:p>-0.00838</text:p>
          </table:table-cell>
          <table:table-cell table:style-name="ce11" table:formula="of:=LN([$'Data-Input - Absolute Values'.D80]/[$'Data-Input - Absolute Values'.D81])" office:value-type="float" office:value="0.04043507248" calcext:value-type="float">
            <text:p>0.04044</text:p>
          </table:table-cell>
          <table:table-cell table:style-name="ce11" table:formula="of:=LN([$'Data-Input - Absolute Values'.E80]/[$'Data-Input - Absolute Values'.E81])" office:value-type="float" office:value="0.05227274924" calcext:value-type="float">
            <text:p>0.05227</text:p>
          </table:table-cell>
          <table:table-cell table:style-name="ce11" table:formula="of:=LN([$'Data-Input - Absolute Values'.F80]/[$'Data-Input - Absolute Values'.F81])" office:value-type="float" office:value="0.04776294215" calcext:value-type="float">
            <text:p>0.04776</text:p>
          </table:table-cell>
          <table:table-cell table:style-name="ce11" table:formula="of:=LN([$'Data-Input - Absolute Values'.G80]/[$'Data-Input - Absolute Values'.G81])" office:value-type="float" office:value="0.00002543849608" calcext:value-type="float">
            <text:p>0.00003</text:p>
          </table:table-cell>
          <table:table-cell table:style-name="ce11" table:formula="of:=LN([$'Data-Input - Absolute Values'.H80]/[$'Data-Input - Absolute Values'.H81])" office:value-type="float" office:value="0.01034884534" calcext:value-type="float">
            <text:p>0.01035</text:p>
          </table:table-cell>
          <table:table-cell table:style-name="ce11" table:formula="of:=LN([$'Data-Input - Absolute Values'.I80]/[$'Data-Input - Absolute Values'.I81])" office:value-type="float" office:value="0.05144992463" calcext:value-type="float">
            <text:p>0.05145</text:p>
          </table:table-cell>
          <table:table-cell table:style-name="ce11" table:formula="of:=LN([$'Data-Input - Absolute Values'.J80]/[$'Data-Input - Absolute Values'.J81])" office:value-type="float" office:value="0.08247217198" calcext:value-type="float">
            <text:p>0.08247</text:p>
          </table:table-cell>
          <table:table-cell table:style-name="ce11" table:formula="of:=LN([$'Data-Input - Absolute Values'.K80]/[$'Data-Input - Absolute Values'.K81])" office:value-type="float" office:value="0.1160211308" calcext:value-type="float">
            <text:p>0.11602</text:p>
          </table:table-cell>
          <table:table-cell table:style-name="ce11" table:formula="of:=LN([$'Data-Input - Absolute Values'.L80]/[$'Data-Input - Absolute Values'.L81])" office:value-type="float" office:value="0.06890717801" calcext:value-type="float">
            <text:p>0.06891</text:p>
          </table:table-cell>
          <table:table-cell table:style-name="ce11" table:formula="of:=LN([$'Data-Input - Absolute Values'.M80]/[$'Data-Input - Absolute Values'.M81])" office:value-type="float" office:value="0.08276438114" calcext:value-type="float">
            <text:p>0.0827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7-25" calcext:value-type="date">
            <text:p>2022-07-25</text:p>
          </table:table-cell>
          <table:table-cell table:style-name="ce11" table:formula="of:=LN([$'Data-Input - Absolute Values'.B81]/[$'Data-Input - Absolute Values'.B82])" office:value-type="float" office:value="0.005368339764" calcext:value-type="float">
            <text:p>0.00537</text:p>
          </table:table-cell>
          <table:table-cell table:style-name="ce11" table:formula="of:=LN([$'Data-Input - Absolute Values'.C81]/[$'Data-Input - Absolute Values'.C82])" office:value-type="float" office:value="0.02245670585" calcext:value-type="float">
            <text:p>0.02246</text:p>
          </table:table-cell>
          <table:table-cell table:style-name="ce11" table:formula="of:=LN([$'Data-Input - Absolute Values'.D81]/[$'Data-Input - Absolute Values'.D82])" office:value-type="float" office:value="0.01036950316" calcext:value-type="float">
            <text:p>0.01037</text:p>
          </table:table-cell>
          <table:table-cell table:style-name="ce11" table:formula="of:=LN([$'Data-Input - Absolute Values'.E81]/[$'Data-Input - Absolute Values'.E82])" office:value-type="float" office:value="0.01008333083" calcext:value-type="float">
            <text:p>0.01008</text:p>
          </table:table-cell>
          <table:table-cell table:style-name="ce11" table:formula="of:=LN([$'Data-Input - Absolute Values'.F81]/[$'Data-Input - Absolute Values'.F82])" office:value-type="float" office:value="0.06041716433" calcext:value-type="float">
            <text:p>0.06042</text:p>
          </table:table-cell>
          <table:table-cell table:style-name="ce11" table:formula="of:=LN([$'Data-Input - Absolute Values'.G81]/[$'Data-Input - Absolute Values'.G82])" office:value-type="float" office:value="0.01174512293" calcext:value-type="float">
            <text:p>0.01175</text:p>
          </table:table-cell>
          <table:table-cell table:style-name="ce11" table:formula="of:=LN([$'Data-Input - Absolute Values'.H81]/[$'Data-Input - Absolute Values'.H82])" office:value-type="float" office:value="0.009406423872" calcext:value-type="float">
            <text:p>0.00941</text:p>
          </table:table-cell>
          <table:table-cell table:style-name="ce11" table:formula="of:=LN([$'Data-Input - Absolute Values'.I81]/[$'Data-Input - Absolute Values'.I82])" office:value-type="float" office:value="0.03822908763" calcext:value-type="float">
            <text:p>0.03823</text:p>
          </table:table-cell>
          <table:table-cell table:style-name="ce11" table:formula="of:=LN([$'Data-Input - Absolute Values'.J81]/[$'Data-Input - Absolute Values'.J82])" office:value-type="float" office:value="-0.0534160901" calcext:value-type="float">
            <text:p>-0.05342</text:p>
          </table:table-cell>
          <table:table-cell table:style-name="ce11" table:formula="of:=LN([$'Data-Input - Absolute Values'.K81]/[$'Data-Input - Absolute Values'.K82])" office:value-type="float" office:value="-0.08661864863" calcext:value-type="float">
            <text:p>-0.08662</text:p>
          </table:table-cell>
          <table:table-cell table:style-name="ce11" table:formula="of:=LN([$'Data-Input - Absolute Values'.L81]/[$'Data-Input - Absolute Values'.L82])" office:value-type="float" office:value="-0.036803649" calcext:value-type="float">
            <text:p>-0.03680</text:p>
          </table:table-cell>
          <table:table-cell table:style-name="ce11" table:formula="of:=LN([$'Data-Input - Absolute Values'.M81]/[$'Data-Input - Absolute Values'.M82])" office:value-type="float" office:value="-0.0778472705" calcext:value-type="float">
            <text:p>-0.0778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7-18" calcext:value-type="date">
            <text:p>2022-07-18</text:p>
          </table:table-cell>
          <table:table-cell table:style-name="ce11" table:formula="of:=LN([$'Data-Input - Absolute Values'.B82]/[$'Data-Input - Absolute Values'.B83])" office:value-type="float" office:value="-0.04901798055" calcext:value-type="float">
            <text:p>-0.04902</text:p>
          </table:table-cell>
          <table:table-cell table:style-name="ce11" table:formula="of:=LN([$'Data-Input - Absolute Values'.C82]/[$'Data-Input - Absolute Values'.C83])" office:value-type="float" office:value="-0.01943206161" calcext:value-type="float">
            <text:p>-0.01943</text:p>
          </table:table-cell>
          <table:table-cell table:style-name="ce11" table:formula="of:=LN([$'Data-Input - Absolute Values'.D82]/[$'Data-Input - Absolute Values'.D83])" office:value-type="float" office:value="-0.01036950316" calcext:value-type="float">
            <text:p>-0.01037</text:p>
          </table:table-cell>
          <table:table-cell table:style-name="ce11" table:formula="of:=LN([$'Data-Input - Absolute Values'.E82]/[$'Data-Input - Absolute Values'.E83])" office:value-type="float" office:value="-0.01171522302" calcext:value-type="float">
            <text:p>-0.01172</text:p>
          </table:table-cell>
          <table:table-cell table:style-name="ce11" table:formula="of:=LN([$'Data-Input - Absolute Values'.F82]/[$'Data-Input - Absolute Values'.F83])" office:value-type="float" office:value="0.01296917165" calcext:value-type="float">
            <text:p>0.01297</text:p>
          </table:table-cell>
          <table:table-cell table:style-name="ce11" table:formula="of:=LN([$'Data-Input - Absolute Values'.G82]/[$'Data-Input - Absolute Values'.G83])" office:value-type="float" office:value="0.0126316742" calcext:value-type="float">
            <text:p>0.01263</text:p>
          </table:table-cell>
          <table:table-cell table:style-name="ce11" table:formula="of:=LN([$'Data-Input - Absolute Values'.H82]/[$'Data-Input - Absolute Values'.H83])" office:value-type="float" office:value="0.0007773681229" calcext:value-type="float">
            <text:p>0.00078</text:p>
          </table:table-cell>
          <table:table-cell table:style-name="ce11" table:formula="of:=LN([$'Data-Input - Absolute Values'.I82]/[$'Data-Input - Absolute Values'.I83])" office:value-type="float" office:value="0.03301334333" calcext:value-type="float">
            <text:p>0.03301</text:p>
          </table:table-cell>
          <table:table-cell table:style-name="ce11" table:formula="of:=LN([$'Data-Input - Absolute Values'.J82]/[$'Data-Input - Absolute Values'.J83])" office:value-type="float" office:value="0.1035167681" calcext:value-type="float">
            <text:p>0.10352</text:p>
          </table:table-cell>
          <table:table-cell table:style-name="ce11" table:formula="of:=LN([$'Data-Input - Absolute Values'.K82]/[$'Data-Input - Absolute Values'.K83])" office:value-type="float" office:value="0.3470032593" calcext:value-type="float">
            <text:p>0.34700</text:p>
          </table:table-cell>
          <table:table-cell table:style-name="ce11" table:formula="of:=LN([$'Data-Input - Absolute Values'.L82]/[$'Data-Input - Absolute Values'.L83])" office:value-type="float" office:value="0.1103514986" calcext:value-type="float">
            <text:p>0.11035</text:p>
          </table:table-cell>
          <table:table-cell table:style-name="ce11" table:formula="of:=LN([$'Data-Input - Absolute Values'.M82]/[$'Data-Input - Absolute Values'.M83])" office:value-type="float" office:value="0.171003704" calcext:value-type="float">
            <text:p>0.1710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7-11" calcext:value-type="date">
            <text:p>2022-07-11</text:p>
          </table:table-cell>
          <table:table-cell table:style-name="ce11" table:formula="of:=LN([$'Data-Input - Absolute Values'.B83]/[$'Data-Input - Absolute Values'.B84])" office:value-type="float" office:value="0.06064835027" calcext:value-type="float">
            <text:p>0.06065</text:p>
          </table:table-cell>
          <table:table-cell table:style-name="ce11" table:formula="of:=LN([$'Data-Input - Absolute Values'.C83]/[$'Data-Input - Absolute Values'.C84])" office:value-type="float" office:value="0.03425799438" calcext:value-type="float">
            <text:p>0.03426</text:p>
          </table:table-cell>
          <table:table-cell table:style-name="ce11" table:formula="of:=LN([$'Data-Input - Absolute Values'.D83]/[$'Data-Input - Absolute Values'.D84])" office:value-type="float" office:value="0.03677367735" calcext:value-type="float">
            <text:p>0.03677</text:p>
          </table:table-cell>
          <table:table-cell table:style-name="ce11" table:formula="of:=LN([$'Data-Input - Absolute Values'.E83]/[$'Data-Input - Absolute Values'.E84])" office:value-type="float" office:value="-0.01800602664" calcext:value-type="float">
            <text:p>-0.01801</text:p>
          </table:table-cell>
          <table:table-cell table:style-name="ce11" table:formula="of:=LN([$'Data-Input - Absolute Values'.F83]/[$'Data-Input - Absolute Values'.F84])" office:value-type="float" office:value="0.01679098577" calcext:value-type="float">
            <text:p>0.01679</text:p>
          </table:table-cell>
          <table:table-cell table:style-name="ce11" table:formula="of:=LN([$'Data-Input - Absolute Values'.G83]/[$'Data-Input - Absolute Values'.G84])" office:value-type="float" office:value="0.00496495075" calcext:value-type="float">
            <text:p>0.00496</text:p>
          </table:table-cell>
          <table:table-cell table:style-name="ce11" table:formula="of:=LN([$'Data-Input - Absolute Values'.H83]/[$'Data-Input - Absolute Values'.H84])" office:value-type="float" office:value="-0.004968928278" calcext:value-type="float">
            <text:p>-0.00497</text:p>
          </table:table-cell>
          <table:table-cell table:style-name="ce11" table:formula="of:=LN([$'Data-Input - Absolute Values'.I83]/[$'Data-Input - Absolute Values'.I84])" office:value-type="float" office:value="0.02029667983" calcext:value-type="float">
            <text:p>0.02030</text:p>
          </table:table-cell>
          <table:table-cell table:style-name="ce11" table:formula="of:=LN([$'Data-Input - Absolute Values'.J83]/[$'Data-Input - Absolute Values'.J84])" office:value-type="float" office:value="0.02555538394" calcext:value-type="float">
            <text:p>0.02556</text:p>
          </table:table-cell>
          <table:table-cell table:style-name="ce11" table:formula="of:=LN([$'Data-Input - Absolute Values'.K83]/[$'Data-Input - Absolute Values'.K84])" office:value-type="float" office:value="-0.009882660814" calcext:value-type="float">
            <text:p>-0.00988</text:p>
          </table:table-cell>
          <table:table-cell table:style-name="ce11" table:formula="of:=LN([$'Data-Input - Absolute Values'.L83]/[$'Data-Input - Absolute Values'.L84])" office:value-type="float" office:value="-0.03600524774" calcext:value-type="float">
            <text:p>-0.03601</text:p>
          </table:table-cell>
          <table:table-cell table:style-name="ce11" table:formula="of:=LN([$'Data-Input - Absolute Values'.M83]/[$'Data-Input - Absolute Values'.M84])" office:value-type="float" office:value="-0.03038593907" calcext:value-type="float">
            <text:p>-0.0303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7-04" calcext:value-type="date">
            <text:p>2022-07-04</text:p>
          </table:table-cell>
          <table:table-cell table:style-name="ce11" table:formula="of:=LN([$'Data-Input - Absolute Values'.B84]/[$'Data-Input - Absolute Values'.B85])" office:value-type="float" office:value="-0.009634759397" calcext:value-type="float">
            <text:p>-0.00963</text:p>
          </table:table-cell>
          <table:table-cell table:style-name="ce11" table:formula="of:=LN([$'Data-Input - Absolute Values'.C84]/[$'Data-Input - Absolute Values'.C85])" office:value-type="float" office:value="-0.01318942" calcext:value-type="float">
            <text:p>-0.01319</text:p>
          </table:table-cell>
          <table:table-cell table:style-name="ce11" table:formula="of:=LN([$'Data-Input - Absolute Values'.D84]/[$'Data-Input - Absolute Values'.D85])" office:value-type="float" office:value="0.01740817188" calcext:value-type="float">
            <text:p>0.01741</text:p>
          </table:table-cell>
          <table:table-cell table:style-name="ce11" table:formula="of:=LN([$'Data-Input - Absolute Values'.E84]/[$'Data-Input - Absolute Values'.E85])" office:value-type="float" office:value="-0.006158076251" calcext:value-type="float">
            <text:p>-0.00616</text:p>
          </table:table-cell>
          <table:table-cell table:style-name="ce11" table:formula="of:=LN([$'Data-Input - Absolute Values'.F84]/[$'Data-Input - Absolute Values'.F85])" office:value-type="float" office:value="0.04841939696" calcext:value-type="float">
            <text:p>0.04842</text:p>
          </table:table-cell>
          <table:table-cell table:style-name="ce11" table:formula="of:=LN([$'Data-Input - Absolute Values'.G84]/[$'Data-Input - Absolute Values'.G85])" office:value-type="float" office:value="0.005955526448" calcext:value-type="float">
            <text:p>0.00596</text:p>
          </table:table-cell>
          <table:table-cell table:style-name="ce11" table:formula="of:=LN([$'Data-Input - Absolute Values'.H84]/[$'Data-Input - Absolute Values'.H85])" office:value-type="float" office:value="0.01114627733" calcext:value-type="float">
            <text:p>0.01115</text:p>
          </table:table-cell>
          <table:table-cell table:style-name="ce11" table:formula="of:=LN([$'Data-Input - Absolute Values'.I84]/[$'Data-Input - Absolute Values'.I85])" office:value-type="float" office:value="0.01958716805" calcext:value-type="float">
            <text:p>0.01959</text:p>
          </table:table-cell>
          <table:table-cell table:style-name="ce11" table:formula="of:=LN([$'Data-Input - Absolute Values'.J84]/[$'Data-Input - Absolute Values'.J85])" office:value-type="float" office:value="-0.01059277742" calcext:value-type="float">
            <text:p>-0.01059</text:p>
          </table:table-cell>
          <table:table-cell table:style-name="ce11" table:formula="of:=LN([$'Data-Input - Absolute Values'.K84]/[$'Data-Input - Absolute Values'.K85])" office:value-type="float" office:value="-0.02244053936" calcext:value-type="float">
            <text:p>-0.02244</text:p>
          </table:table-cell>
          <table:table-cell table:style-name="ce11" table:formula="of:=LN([$'Data-Input - Absolute Values'.L84]/[$'Data-Input - Absolute Values'.L85])" office:value-type="float" office:value="-0.02112754643" calcext:value-type="float">
            <text:p>-0.02113</text:p>
          </table:table-cell>
          <table:table-cell table:style-name="ce11" table:formula="of:=LN([$'Data-Input - Absolute Values'.M84]/[$'Data-Input - Absolute Values'.M85])" office:value-type="float" office:value="-0.05408120012" calcext:value-type="float">
            <text:p>-0.0540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6-27" calcext:value-type="date">
            <text:p>2022-06-27</text:p>
          </table:table-cell>
          <table:table-cell table:style-name="ce11" table:formula="of:=LN([$'Data-Input - Absolute Values'.B85]/[$'Data-Input - Absolute Values'.B86])" office:value-type="float" office:value="0.04912981433" calcext:value-type="float">
            <text:p>0.04913</text:p>
          </table:table-cell>
          <table:table-cell table:style-name="ce11" table:formula="of:=LN([$'Data-Input - Absolute Values'.C85]/[$'Data-Input - Absolute Values'.C86])" office:value-type="float" office:value="0.008957193604" calcext:value-type="float">
            <text:p>0.00896</text:p>
          </table:table-cell>
          <table:table-cell table:style-name="ce11" table:formula="of:=LN([$'Data-Input - Absolute Values'.D85]/[$'Data-Input - Absolute Values'.D86])" office:value-type="float" office:value="0.01356835727" calcext:value-type="float">
            <text:p>0.01357</text:p>
          </table:table-cell>
          <table:table-cell table:style-name="ce11" table:formula="of:=LN([$'Data-Input - Absolute Values'.E85]/[$'Data-Input - Absolute Values'.E86])" office:value-type="float" office:value="-0.03265778929" calcext:value-type="float">
            <text:p>-0.03266</text:p>
          </table:table-cell>
          <table:table-cell table:style-name="ce11" table:formula="of:=LN([$'Data-Input - Absolute Values'.F85]/[$'Data-Input - Absolute Values'.F86])" office:value-type="float" office:value="-0.003556144676" calcext:value-type="float">
            <text:p>-0.00356</text:p>
          </table:table-cell>
          <table:table-cell table:style-name="ce11" table:formula="of:=LN([$'Data-Input - Absolute Values'.G85]/[$'Data-Input - Absolute Values'.G86])" office:value-type="float" office:value="0.004666528389" calcext:value-type="float">
            <text:p>0.00467</text:p>
          </table:table-cell>
          <table:table-cell table:style-name="ce11" table:formula="of:=LN([$'Data-Input - Absolute Values'.H85]/[$'Data-Input - Absolute Values'.H86])" office:value-type="float" office:value="0.003920119445" calcext:value-type="float">
            <text:p>0.00392</text:p>
          </table:table-cell>
          <table:table-cell table:style-name="ce11" table:formula="of:=LN([$'Data-Input - Absolute Values'.I85]/[$'Data-Input - Absolute Values'.I86])" office:value-type="float" office:value="0.04080115502" calcext:value-type="float">
            <text:p>0.04080</text:p>
          </table:table-cell>
          <table:table-cell table:style-name="ce11" table:formula="of:=LN([$'Data-Input - Absolute Values'.J85]/[$'Data-Input - Absolute Values'.J86])" office:value-type="float" office:value="-0.001082138033" calcext:value-type="float">
            <text:p>-0.00108</text:p>
          </table:table-cell>
          <table:table-cell table:style-name="ce11" table:formula="of:=LN([$'Data-Input - Absolute Values'.K85]/[$'Data-Input - Absolute Values'.K86])" office:value-type="float" office:value="0.0495866157" calcext:value-type="float">
            <text:p>0.04959</text:p>
          </table:table-cell>
          <table:table-cell table:style-name="ce11" table:formula="of:=LN([$'Data-Input - Absolute Values'.L85]/[$'Data-Input - Absolute Values'.L86])" office:value-type="float" office:value="-0.02345959302" calcext:value-type="float">
            <text:p>-0.02346</text:p>
          </table:table-cell>
          <table:table-cell table:style-name="ce11" table:formula="of:=LN([$'Data-Input - Absolute Values'.M85]/[$'Data-Input - Absolute Values'.M86])" office:value-type="float" office:value="0.04754845556" calcext:value-type="float">
            <text:p>0.0475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6-20" calcext:value-type="date">
            <text:p>2022-06-20</text:p>
          </table:table-cell>
          <table:table-cell table:style-name="ce11" table:formula="of:=LN([$'Data-Input - Absolute Values'.B86]/[$'Data-Input - Absolute Values'.B87])" office:value-type="float" office:value="0.0237803138" calcext:value-type="float">
            <text:p>0.02378</text:p>
          </table:table-cell>
          <table:table-cell table:style-name="ce11" table:formula="of:=LN([$'Data-Input - Absolute Values'.C86]/[$'Data-Input - Absolute Values'.C87])" office:value-type="float" office:value="-0.02053684172" calcext:value-type="float">
            <text:p>-0.02054</text:p>
          </table:table-cell>
          <table:table-cell table:style-name="ce11" table:formula="of:=LN([$'Data-Input - Absolute Values'.D86]/[$'Data-Input - Absolute Values'.D87])" office:value-type="float" office:value="-0.02291738546" calcext:value-type="float">
            <text:p>-0.02292</text:p>
          </table:table-cell>
          <table:table-cell table:style-name="ce11" table:formula="of:=LN([$'Data-Input - Absolute Values'.E86]/[$'Data-Input - Absolute Values'.E87])" office:value-type="float" office:value="0.02360385691" calcext:value-type="float">
            <text:p>0.02360</text:p>
          </table:table-cell>
          <table:table-cell table:style-name="ce11" table:formula="of:=LN([$'Data-Input - Absolute Values'.F86]/[$'Data-Input - Absolute Values'.F87])" office:value-type="float" office:value="-0.0449009637" calcext:value-type="float">
            <text:p>-0.04490</text:p>
          </table:table-cell>
          <table:table-cell table:style-name="ce11" table:formula="of:=LN([$'Data-Input - Absolute Values'.G86]/[$'Data-Input - Absolute Values'.G87])" office:value-type="float" office:value="0.011271475" calcext:value-type="float">
            <text:p>0.01127</text:p>
          </table:table-cell>
          <table:table-cell table:style-name="ce11" table:formula="of:=LN([$'Data-Input - Absolute Values'.H86]/[$'Data-Input - Absolute Values'.H87])" office:value-type="float" office:value="-0.0003184206363" calcext:value-type="float">
            <text:p>-0.00032</text:p>
          </table:table-cell>
          <table:table-cell table:style-name="ce11" table:formula="of:=LN([$'Data-Input - Absolute Values'.I86]/[$'Data-Input - Absolute Values'.I87])" office:value-type="float" office:value="-0.05783788724" calcext:value-type="float">
            <text:p>-0.05784</text:p>
          </table:table-cell>
          <table:table-cell table:style-name="ce11" table:formula="of:=LN([$'Data-Input - Absolute Values'.J86]/[$'Data-Input - Absolute Values'.J87])" office:value-type="float" office:value="-0.09540762333" calcext:value-type="float">
            <text:p>-0.09541</text:p>
          </table:table-cell>
          <table:table-cell table:style-name="ce11" table:formula="of:=LN([$'Data-Input - Absolute Values'.K86]/[$'Data-Input - Absolute Values'.K87])" office:value-type="float" office:value="-0.07135428304" calcext:value-type="float">
            <text:p>-0.07135</text:p>
          </table:table-cell>
          <table:table-cell table:style-name="ce11" table:formula="of:=LN([$'Data-Input - Absolute Values'.L86]/[$'Data-Input - Absolute Values'.L87])" office:value-type="float" office:value="0.05914995982" calcext:value-type="float">
            <text:p>0.05915</text:p>
          </table:table-cell>
          <table:table-cell table:style-name="ce11" table:formula="of:=LN([$'Data-Input - Absolute Values'.M86]/[$'Data-Input - Absolute Values'.M87])" office:value-type="float" office:value="0.1981187967" calcext:value-type="float">
            <text:p>0.1981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6-13" calcext:value-type="date">
            <text:p>2022-06-13</text:p>
          </table:table-cell>
          <table:table-cell table:style-name="ce11" table:formula="of:=LN([$'Data-Input - Absolute Values'.B87]/[$'Data-Input - Absolute Values'.B88])" office:value-type="float" office:value="-0.07131076753" calcext:value-type="float">
            <text:p>-0.07131</text:p>
          </table:table-cell>
          <table:table-cell table:style-name="ce11" table:formula="of:=LN([$'Data-Input - Absolute Values'.C87]/[$'Data-Input - Absolute Values'.C88])" office:value-type="float" office:value="-0.09155819906" calcext:value-type="float">
            <text:p>-0.09156</text:p>
          </table:table-cell>
          <table:table-cell table:style-name="ce11" table:formula="of:=LN([$'Data-Input - Absolute Values'.D87]/[$'Data-Input - Absolute Values'.D88])" office:value-type="float" office:value="-0.04573505736" calcext:value-type="float">
            <text:p>-0.04574</text:p>
          </table:table-cell>
          <table:table-cell table:style-name="ce11" table:formula="of:=LN([$'Data-Input - Absolute Values'.E87]/[$'Data-Input - Absolute Values'.E88])" office:value-type="float" office:value="-0.07277121351" calcext:value-type="float">
            <text:p>-0.07277</text:p>
          </table:table-cell>
          <table:table-cell table:style-name="ce11" table:formula="of:=LN([$'Data-Input - Absolute Values'.F87]/[$'Data-Input - Absolute Values'.F88])" office:value-type="float" office:value="-0.06951649421" calcext:value-type="float">
            <text:p>-0.06952</text:p>
          </table:table-cell>
          <table:table-cell table:style-name="ce11" table:formula="of:=LN([$'Data-Input - Absolute Values'.G87]/[$'Data-Input - Absolute Values'.G88])" office:value-type="float" office:value="-0.03585430287" calcext:value-type="float">
            <text:p>-0.03585</text:p>
          </table:table-cell>
          <table:table-cell table:style-name="ce11" table:formula="of:=LN([$'Data-Input - Absolute Values'.H87]/[$'Data-Input - Absolute Values'.H88])" office:value-type="float" office:value="-0.01923439402" calcext:value-type="float">
            <text:p>-0.01923</text:p>
          </table:table-cell>
          <table:table-cell table:style-name="ce11" table:formula="of:=LN([$'Data-Input - Absolute Values'.I87]/[$'Data-Input - Absolute Values'.I88])" office:value-type="float" office:value="-0.03221352856" calcext:value-type="float">
            <text:p>-0.03221</text:p>
          </table:table-cell>
          <table:table-cell table:style-name="ce11" table:formula="of:=LN([$'Data-Input - Absolute Values'.J87]/[$'Data-Input - Absolute Values'.J88])" office:value-type="float" office:value="-0.3067026239" calcext:value-type="float">
            <text:p>-0.30670</text:p>
          </table:table-cell>
          <table:table-cell table:style-name="ce11" table:formula="of:=LN([$'Data-Input - Absolute Values'.K87]/[$'Data-Input - Absolute Values'.K88])" office:value-type="float" office:value="-0.4102199051" calcext:value-type="float">
            <text:p>-0.41022</text:p>
          </table:table-cell>
          <table:table-cell table:style-name="ce11" table:formula="of:=LN([$'Data-Input - Absolute Values'.L87]/[$'Data-Input - Absolute Values'.L88])" office:value-type="float" office:value="-0.2507876966" calcext:value-type="float">
            <text:p>-0.25079</text:p>
          </table:table-cell>
          <table:table-cell table:style-name="ce11" table:formula="of:=LN([$'Data-Input - Absolute Values'.M87]/[$'Data-Input - Absolute Values'.M88])" office:value-type="float" office:value="-0.3753135014" calcext:value-type="float">
            <text:p>-0.3753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6-06" calcext:value-type="date">
            <text:p>2022-06-06</text:p>
          </table:table-cell>
          <table:table-cell table:style-name="ce11" table:formula="of:=LN([$'Data-Input - Absolute Values'.B88]/[$'Data-Input - Absolute Values'.B89])" office:value-type="float" office:value="-0.02196585794" calcext:value-type="float">
            <text:p>-0.02197</text:p>
          </table:table-cell>
          <table:table-cell table:style-name="ce11" table:formula="of:=LN([$'Data-Input - Absolute Values'.C88]/[$'Data-Input - Absolute Values'.C89])" office:value-type="float" office:value="-0.0161201895" calcext:value-type="float">
            <text:p>-0.01612</text:p>
          </table:table-cell>
          <table:table-cell table:style-name="ce11" table:formula="of:=LN([$'Data-Input - Absolute Values'.D88]/[$'Data-Input - Absolute Values'.D89])" office:value-type="float" office:value="-0.0225472898" calcext:value-type="float">
            <text:p>-0.02255</text:p>
          </table:table-cell>
          <table:table-cell table:style-name="ce11" table:formula="of:=LN([$'Data-Input - Absolute Values'.E88]/[$'Data-Input - Absolute Values'.E89])" office:value-type="float" office:value="-0.01166436887" calcext:value-type="float">
            <text:p>-0.01166</text:p>
          </table:table-cell>
          <table:table-cell table:style-name="ce11" table:formula="of:=LN([$'Data-Input - Absolute Values'.F88]/[$'Data-Input - Absolute Values'.F89])" office:value-type="float" office:value="-0.03542282984" calcext:value-type="float">
            <text:p>-0.03542</text:p>
          </table:table-cell>
          <table:table-cell table:style-name="ce11" table:formula="of:=LN([$'Data-Input - Absolute Values'.G88]/[$'Data-Input - Absolute Values'.G89])" office:value-type="float" office:value="-0.03378098986" calcext:value-type="float">
            <text:p>-0.03378</text:p>
          </table:table-cell>
          <table:table-cell table:style-name="ce11" table:formula="of:=LN([$'Data-Input - Absolute Values'.H88]/[$'Data-Input - Absolute Values'.H89])" office:value-type="float" office:value="-0.006133555976" calcext:value-type="float">
            <text:p>-0.00613</text:p>
          </table:table-cell>
          <table:table-cell table:style-name="ce11" table:formula="of:=LN([$'Data-Input - Absolute Values'.I88]/[$'Data-Input - Absolute Values'.I89])" office:value-type="float" office:value="-0.0684664441" calcext:value-type="float">
            <text:p>-0.06847</text:p>
          </table:table-cell>
          <table:table-cell table:style-name="ce11" table:formula="of:=LN([$'Data-Input - Absolute Values'.J88]/[$'Data-Input - Absolute Values'.J89])" office:value-type="float" office:value="-0.003035799545" calcext:value-type="float">
            <text:p>-0.00304</text:p>
          </table:table-cell>
          <table:table-cell table:style-name="ce11" table:formula="of:=LN([$'Data-Input - Absolute Values'.K88]/[$'Data-Input - Absolute Values'.K89])" office:value-type="float" office:value="-0.06226568238" calcext:value-type="float">
            <text:p>-0.06227</text:p>
          </table:table-cell>
          <table:table-cell table:style-name="ce11" table:formula="of:=LN([$'Data-Input - Absolute Values'.L88]/[$'Data-Input - Absolute Values'.L89])" office:value-type="float" office:value="0.07340572493" calcext:value-type="float">
            <text:p>0.07341</text:p>
          </table:table-cell>
          <table:table-cell table:style-name="ce11" table:formula="of:=LN([$'Data-Input - Absolute Values'.M88]/[$'Data-Input - Absolute Values'.M89])" office:value-type="float" office:value="-0.0626959408" calcext:value-type="float">
            <text:p>-0.0627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5-30" calcext:value-type="date">
            <text:p>2022-05-30</text:p>
          </table:table-cell>
          <table:table-cell table:style-name="ce11" table:formula="of:=LN([$'Data-Input - Absolute Values'.B89]/[$'Data-Input - Absolute Values'.B90])" office:value-type="float" office:value="0.04626839055" calcext:value-type="float">
            <text:p>0.04627</text:p>
          </table:table-cell>
          <table:table-cell table:style-name="ce11" table:formula="of:=LN([$'Data-Input - Absolute Values'.C89]/[$'Data-Input - Absolute Values'.C90])" office:value-type="float" office:value="0.04865287752" calcext:value-type="float">
            <text:p>0.04865</text:p>
          </table:table-cell>
          <table:table-cell table:style-name="ce11" table:formula="of:=LN([$'Data-Input - Absolute Values'.D89]/[$'Data-Input - Absolute Values'.D90])" office:value-type="float" office:value="0.04245556555" calcext:value-type="float">
            <text:p>0.04246</text:p>
          </table:table-cell>
          <table:table-cell table:style-name="ce11" table:formula="of:=LN([$'Data-Input - Absolute Values'.E89]/[$'Data-Input - Absolute Values'.E90])" office:value-type="float" office:value="0.03219636328" calcext:value-type="float">
            <text:p>0.03220</text:p>
          </table:table-cell>
          <table:table-cell table:style-name="ce11" table:formula="of:=LN([$'Data-Input - Absolute Values'.F89]/[$'Data-Input - Absolute Values'.F90])" office:value-type="float" office:value="-0.007958737956" calcext:value-type="float">
            <text:p>-0.00796</text:p>
          </table:table-cell>
          <table:table-cell table:style-name="ce11" table:formula="of:=LN([$'Data-Input - Absolute Values'.G89]/[$'Data-Input - Absolute Values'.G90])" office:value-type="float" office:value="0.03800932597" calcext:value-type="float">
            <text:p>0.03801</text:p>
          </table:table-cell>
          <table:table-cell table:style-name="ce11" table:formula="of:=LN([$'Data-Input - Absolute Values'.H89]/[$'Data-Input - Absolute Values'.H90])" office:value-type="float" office:value="0.007362709993" calcext:value-type="float">
            <text:p>0.00736</text:p>
          </table:table-cell>
          <table:table-cell table:style-name="ce11" table:formula="of:=LN([$'Data-Input - Absolute Values'.I89]/[$'Data-Input - Absolute Values'.I90])" office:value-type="float" office:value="-0.02790431437" calcext:value-type="float">
            <text:p>-0.02790</text:p>
          </table:table-cell>
          <table:table-cell table:style-name="ce11" table:formula="of:=LN([$'Data-Input - Absolute Values'.J89]/[$'Data-Input - Absolute Values'.J90])" office:value-type="float" office:value="0.07651855015" calcext:value-type="float">
            <text:p>0.07652</text:p>
          </table:table-cell>
          <table:table-cell table:style-name="ce11" table:formula="of:=LN([$'Data-Input - Absolute Values'.K89]/[$'Data-Input - Absolute Values'.K90])" office:value-type="float" office:value="0.001596555087" calcext:value-type="float">
            <text:p>0.00160</text:p>
          </table:table-cell>
          <table:table-cell table:style-name="ce11" table:formula="of:=LN([$'Data-Input - Absolute Values'.L89]/[$'Data-Input - Absolute Values'.L90])" office:value-type="float" office:value="0.09676654124" calcext:value-type="float">
            <text:p>0.09677</text:p>
          </table:table-cell>
          <table:table-cell table:style-name="ce11" table:formula="of:=LN([$'Data-Input - Absolute Values'.M89]/[$'Data-Input - Absolute Values'.M90])" office:value-type="float" office:value="-0.008767664808" calcext:value-type="float">
            <text:p>-0.0087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5-23" calcext:value-type="date">
            <text:p>2022-05-23</text:p>
          </table:table-cell>
          <table:table-cell table:style-name="ce11" table:formula="of:=LN([$'Data-Input - Absolute Values'.B90]/[$'Data-Input - Absolute Values'.B91])" office:value-type="float" office:value="-0.02490259264" calcext:value-type="float">
            <text:p>-0.02490</text:p>
          </table:table-cell>
          <table:table-cell table:style-name="ce11" table:formula="of:=LN([$'Data-Input - Absolute Values'.C90]/[$'Data-Input - Absolute Values'.C91])" office:value-type="float" office:value="0.04031339063" calcext:value-type="float">
            <text:p>0.04031</text:p>
          </table:table-cell>
          <table:table-cell table:style-name="ce11" table:formula="of:=LN([$'Data-Input - Absolute Values'.D90]/[$'Data-Input - Absolute Values'.D91])" office:value-type="float" office:value="-0.008766820951" calcext:value-type="float">
            <text:p>-0.00877</text:p>
          </table:table-cell>
          <table:table-cell table:style-name="ce11" table:formula="of:=LN([$'Data-Input - Absolute Values'.E90]/[$'Data-Input - Absolute Values'.E91])" office:value-type="float" office:value="0.0196529379" calcext:value-type="float">
            <text:p>0.01965</text:p>
          </table:table-cell>
          <table:table-cell table:style-name="ce11" table:formula="of:=LN([$'Data-Input - Absolute Values'.F90]/[$'Data-Input - Absolute Values'.F91])" office:value-type="float" office:value="-0.01612776506" calcext:value-type="float">
            <text:p>-0.01613</text:p>
          </table:table-cell>
          <table:table-cell table:style-name="ce11" table:formula="of:=LN([$'Data-Input - Absolute Values'.G90]/[$'Data-Input - Absolute Values'.G91])" office:value-type="float" office:value="0.006158669767" calcext:value-type="float">
            <text:p>0.00616</text:p>
          </table:table-cell>
          <table:table-cell table:style-name="ce11" table:formula="of:=LN([$'Data-Input - Absolute Values'.H90]/[$'Data-Input - Absolute Values'.H91])" office:value-type="float" office:value="-0.000979278954" calcext:value-type="float">
            <text:p>-0.00098</text:p>
          </table:table-cell>
          <table:table-cell table:style-name="ce11" table:formula="of:=LN([$'Data-Input - Absolute Values'.I90]/[$'Data-Input - Absolute Values'.I91])" office:value-type="float" office:value="-0.02242543294" calcext:value-type="float">
            <text:p>-0.02243</text:p>
          </table:table-cell>
          <table:table-cell table:style-name="ce11" table:formula="of:=LN([$'Data-Input - Absolute Values'.J90]/[$'Data-Input - Absolute Values'.J91])" office:value-type="float" office:value="-0.04870401293" calcext:value-type="float">
            <text:p>-0.04870</text:p>
          </table:table-cell>
          <table:table-cell table:style-name="ce11" table:formula="of:=LN([$'Data-Input - Absolute Values'.K90]/[$'Data-Input - Absolute Values'.K91])" office:value-type="float" office:value="-0.04827644136" calcext:value-type="float">
            <text:p>-0.04828</text:p>
          </table:table-cell>
          <table:table-cell table:style-name="ce11" table:formula="of:=LN([$'Data-Input - Absolute Values'.L90]/[$'Data-Input - Absolute Values'.L91])" office:value-type="float" office:value="-0.1046732089" calcext:value-type="float">
            <text:p>-0.10467</text:p>
          </table:table-cell>
          <table:table-cell table:style-name="ce11" table:formula="of:=LN([$'Data-Input - Absolute Values'.M90]/[$'Data-Input - Absolute Values'.M91])" office:value-type="float" office:value="0.003373954653" calcext:value-type="float">
            <text:p>0.0033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5-16" calcext:value-type="date">
            <text:p>2022-05-16</text:p>
          </table:table-cell>
          <table:table-cell table:style-name="ce11" table:formula="of:=LN([$'Data-Input - Absolute Values'.B91]/[$'Data-Input - Absolute Values'.B92])" office:value-type="float" office:value="-0.002197144597" calcext:value-type="float">
            <text:p>-0.00220</text:p>
          </table:table-cell>
          <table:table-cell table:style-name="ce11" table:formula="of:=LN([$'Data-Input - Absolute Values'.C91]/[$'Data-Input - Absolute Values'.C92])" office:value-type="float" office:value="-0.01767479733" calcext:value-type="float">
            <text:p>-0.01767</text:p>
          </table:table-cell>
          <table:table-cell table:style-name="ce11" table:formula="of:=LN([$'Data-Input - Absolute Values'.D91]/[$'Data-Input - Absolute Values'.D92])" office:value-type="float" office:value="-0.03519912877" calcext:value-type="float">
            <text:p>-0.03520</text:p>
          </table:table-cell>
          <table:table-cell table:style-name="ce11" table:formula="of:=LN([$'Data-Input - Absolute Values'.E91]/[$'Data-Input - Absolute Values'.E92])" office:value-type="float" office:value="0.03101023674" calcext:value-type="float">
            <text:p>0.03101</text:p>
          </table:table-cell>
          <table:table-cell table:style-name="ce11" table:formula="of:=LN([$'Data-Input - Absolute Values'.F91]/[$'Data-Input - Absolute Values'.F92])" office:value-type="float" office:value="0.02301187267" calcext:value-type="float">
            <text:p>0.02301</text:p>
          </table:table-cell>
          <table:table-cell table:style-name="ce11" table:formula="of:=LN([$'Data-Input - Absolute Values'.G91]/[$'Data-Input - Absolute Values'.G92])" office:value-type="float" office:value="0.01490209905" calcext:value-type="float">
            <text:p>0.01490</text:p>
          </table:table-cell>
          <table:table-cell table:style-name="ce11" table:formula="of:=LN([$'Data-Input - Absolute Values'.H91]/[$'Data-Input - Absolute Values'.H92])" office:value-type="float" office:value="0.006749370016" calcext:value-type="float">
            <text:p>0.00675</text:p>
          </table:table-cell>
          <table:table-cell table:style-name="ce11" table:formula="of:=LN([$'Data-Input - Absolute Values'.I91]/[$'Data-Input - Absolute Values'.I92])" office:value-type="float" office:value="0.03149048412" calcext:value-type="float">
            <text:p>0.03149</text:p>
          </table:table-cell>
          <table:table-cell table:style-name="ce11" table:formula="of:=LN([$'Data-Input - Absolute Values'.J91]/[$'Data-Input - Absolute Values'.J92])" office:value-type="float" office:value="-0.00506775969" calcext:value-type="float">
            <text:p>-0.00507</text:p>
          </table:table-cell>
          <table:table-cell table:style-name="ce11" table:formula="of:=LN([$'Data-Input - Absolute Values'.K91]/[$'Data-Input - Absolute Values'.K92])" office:value-type="float" office:value="-0.09558854433" calcext:value-type="float">
            <text:p>-0.09559</text:p>
          </table:table-cell>
          <table:table-cell table:style-name="ce11" table:formula="of:=LN([$'Data-Input - Absolute Values'.L91]/[$'Data-Input - Absolute Values'.L92])" office:value-type="float" office:value="-0.09064561768" calcext:value-type="float">
            <text:p>-0.09065</text:p>
          </table:table-cell>
          <table:table-cell table:style-name="ce11" table:formula="of:=LN([$'Data-Input - Absolute Values'.M91]/[$'Data-Input - Absolute Values'.M92])" office:value-type="float" office:value="-0.1404928725" calcext:value-type="float">
            <text:p>-0.1404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5-09" calcext:value-type="date">
            <text:p>2022-05-09</text:p>
          </table:table-cell>
          <table:table-cell table:style-name="ce11" table:formula="of:=LN([$'Data-Input - Absolute Values'.B92]/[$'Data-Input - Absolute Values'.B93])" office:value-type="float" office:value="-0.07308133658" calcext:value-type="float">
            <text:p>-0.07308</text:p>
          </table:table-cell>
          <table:table-cell table:style-name="ce11" table:formula="of:=LN([$'Data-Input - Absolute Values'.C92]/[$'Data-Input - Absolute Values'.C93])" office:value-type="float" office:value="0.006438724063" calcext:value-type="float">
            <text:p>0.00644</text:p>
          </table:table-cell>
          <table:table-cell table:style-name="ce11" table:formula="of:=LN([$'Data-Input - Absolute Values'.D92]/[$'Data-Input - Absolute Values'.D93])" office:value-type="float" office:value="-0.008516018906" calcext:value-type="float">
            <text:p>-0.00852</text:p>
          </table:table-cell>
          <table:table-cell table:style-name="ce11" table:formula="of:=LN([$'Data-Input - Absolute Values'.E92]/[$'Data-Input - Absolute Values'.E93])" office:value-type="float" office:value="-0.1236401151" calcext:value-type="float">
            <text:p>-0.12364</text:p>
          </table:table-cell>
          <table:table-cell table:style-name="ce11" table:formula="of:=LN([$'Data-Input - Absolute Values'.F92]/[$'Data-Input - Absolute Values'.F93])" office:value-type="float" office:value="-0.03496109945" calcext:value-type="float">
            <text:p>-0.03496</text:p>
          </table:table-cell>
          <table:table-cell table:style-name="ce11" table:formula="of:=LN([$'Data-Input - Absolute Values'.G92]/[$'Data-Input - Absolute Values'.G93])" office:value-type="float" office:value="-0.0188098805" calcext:value-type="float">
            <text:p>-0.01881</text:p>
          </table:table-cell>
          <table:table-cell table:style-name="ce11" table:formula="of:=LN([$'Data-Input - Absolute Values'.H92]/[$'Data-Input - Absolute Values'.H93])" office:value-type="float" office:value="-0.003453511883" calcext:value-type="float">
            <text:p>-0.00345</text:p>
          </table:table-cell>
          <table:table-cell table:style-name="ce11" table:formula="of:=LN([$'Data-Input - Absolute Values'.I92]/[$'Data-Input - Absolute Values'.I93])" office:value-type="float" office:value="-0.04487513467" calcext:value-type="float">
            <text:p>-0.04488</text:p>
          </table:table-cell>
          <table:table-cell table:style-name="ce11" table:formula="of:=LN([$'Data-Input - Absolute Values'.J92]/[$'Data-Input - Absolute Values'.J93])" office:value-type="float" office:value="-0.242712507" calcext:value-type="float">
            <text:p>-0.24271</text:p>
          </table:table-cell>
          <table:table-cell table:style-name="ce11" table:formula="of:=LN([$'Data-Input - Absolute Values'.K92]/[$'Data-Input - Absolute Values'.K93])" office:value-type="float" office:value="-0.242781487" calcext:value-type="float">
            <text:p>-0.24278</text:p>
          </table:table-cell>
          <table:table-cell table:style-name="ce11" table:formula="of:=LN([$'Data-Input - Absolute Values'.L92]/[$'Data-Input - Absolute Values'.L93])" office:value-type="float" office:value="-0.2415045226" calcext:value-type="float">
            <text:p>-0.24150</text:p>
          </table:table-cell>
          <table:table-cell table:style-name="ce11" table:formula="of:=LN([$'Data-Input - Absolute Values'.M92]/[$'Data-Input - Absolute Values'.M93])" office:value-type="float" office:value="-0.256409182" calcext:value-type="float">
            <text:p>-0.2564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5-02" calcext:value-type="date">
            <text:p>2022-05-02</text:p>
          </table:table-cell>
          <table:table-cell table:style-name="ce11" table:formula="of:=LN([$'Data-Input - Absolute Values'.B93]/[$'Data-Input - Absolute Values'.B94])" office:value-type="float" office:value="0.03818267643" calcext:value-type="float">
            <text:p>0.03818</text:p>
          </table:table-cell>
          <table:table-cell table:style-name="ce11" table:formula="of:=LN([$'Data-Input - Absolute Values'.C93]/[$'Data-Input - Absolute Values'.C94])" office:value-type="float" office:value="-0.01231905924" calcext:value-type="float">
            <text:p>-0.01232</text:p>
          </table:table-cell>
          <table:table-cell table:style-name="ce11" table:formula="of:=LN([$'Data-Input - Absolute Values'.D93]/[$'Data-Input - Absolute Values'.D94])" office:value-type="float" office:value="0.009648593116" calcext:value-type="float">
            <text:p>0.00965</text:p>
          </table:table-cell>
          <table:table-cell table:style-name="ce11" table:formula="of:=LN([$'Data-Input - Absolute Values'.E93]/[$'Data-Input - Absolute Values'.E94])" office:value-type="float" office:value="-0.03650253993" calcext:value-type="float">
            <text:p>-0.03650</text:p>
          </table:table-cell>
          <table:table-cell table:style-name="ce11" table:formula="of:=LN([$'Data-Input - Absolute Values'.F93]/[$'Data-Input - Absolute Values'.F94])" office:value-type="float" office:value="-0.02803227719" calcext:value-type="float">
            <text:p>-0.02803</text:p>
          </table:table-cell>
          <table:table-cell table:style-name="ce11" table:formula="of:=LN([$'Data-Input - Absolute Values'.G93]/[$'Data-Input - Absolute Values'.G94])" office:value-type="float" office:value="-0.02414707614" calcext:value-type="float">
            <text:p>-0.02415</text:p>
          </table:table-cell>
          <table:table-cell table:style-name="ce11" table:formula="of:=LN([$'Data-Input - Absolute Values'.H93]/[$'Data-Input - Absolute Values'.H94])" office:value-type="float" office:value="-0.0005222204934" calcext:value-type="float">
            <text:p>-0.00052</text:p>
          </table:table-cell>
          <table:table-cell table:style-name="ce11" table:formula="of:=LN([$'Data-Input - Absolute Values'.I93]/[$'Data-Input - Absolute Values'.I94])" office:value-type="float" office:value="-0.01446870703" calcext:value-type="float">
            <text:p>-0.01447</text:p>
          </table:table-cell>
          <table:table-cell table:style-name="ce11" table:formula="of:=LN([$'Data-Input - Absolute Values'.J93]/[$'Data-Input - Absolute Values'.J94])" office:value-type="float" office:value="-0.02971969145" calcext:value-type="float">
            <text:p>-0.02972</text:p>
          </table:table-cell>
          <table:table-cell table:style-name="ce11" table:formula="of:=LN([$'Data-Input - Absolute Values'.K93]/[$'Data-Input - Absolute Values'.K94])" office:value-type="float" office:value="-0.03307848877" calcext:value-type="float">
            <text:p>-0.03308</text:p>
          </table:table-cell>
          <table:table-cell table:style-name="ce11" table:formula="of:=LN([$'Data-Input - Absolute Values'.L93]/[$'Data-Input - Absolute Values'.L94])" office:value-type="float" office:value="-0.1209764486" calcext:value-type="float">
            <text:p>-0.12098</text:p>
          </table:table-cell>
          <table:table-cell table:style-name="ce11" table:formula="of:=LN([$'Data-Input - Absolute Values'.M93]/[$'Data-Input - Absolute Values'.M94])" office:value-type="float" office:value="-0.02007818822" calcext:value-type="float">
            <text:p>-0.0200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4-25" calcext:value-type="date">
            <text:p>2022-04-25</text:p>
          </table:table-cell>
          <table:table-cell table:style-name="ce11" table:formula="of:=LN([$'Data-Input - Absolute Values'.B94]/[$'Data-Input - Absolute Values'.B95])" office:value-type="float" office:value="0.003280906156" calcext:value-type="float">
            <text:p>0.00328</text:p>
          </table:table-cell>
          <table:table-cell table:style-name="ce11" table:formula="of:=LN([$'Data-Input - Absolute Values'.C94]/[$'Data-Input - Absolute Values'.C95])" office:value-type="float" office:value="-0.01114647569" calcext:value-type="float">
            <text:p>-0.01115</text:p>
          </table:table-cell>
          <table:table-cell table:style-name="ce11" table:formula="of:=LN([$'Data-Input - Absolute Values'.D94]/[$'Data-Input - Absolute Values'.D95])" office:value-type="float" office:value="0.02718564458" calcext:value-type="float">
            <text:p>0.02719</text:p>
          </table:table-cell>
          <table:table-cell table:style-name="ce11" table:formula="of:=LN([$'Data-Input - Absolute Values'.E94]/[$'Data-Input - Absolute Values'.E95])" office:value-type="float" office:value="-0.03577188636" calcext:value-type="float">
            <text:p>-0.03577</text:p>
          </table:table-cell>
          <table:table-cell table:style-name="ce11" table:formula="of:=LN([$'Data-Input - Absolute Values'.F94]/[$'Data-Input - Absolute Values'.F95])" office:value-type="float" office:value="-0.01044409703" calcext:value-type="float">
            <text:p>-0.01044</text:p>
          </table:table-cell>
          <table:table-cell table:style-name="ce11" table:formula="of:=LN([$'Data-Input - Absolute Values'.G94]/[$'Data-Input - Absolute Values'.G95])" office:value-type="float" office:value="-0.02366034378" calcext:value-type="float">
            <text:p>-0.02366</text:p>
          </table:table-cell>
          <table:table-cell table:style-name="ce11" table:formula="of:=LN([$'Data-Input - Absolute Values'.H94]/[$'Data-Input - Absolute Values'.H95])" office:value-type="float" office:value="-0.009663918926" calcext:value-type="float">
            <text:p>-0.00966</text:p>
          </table:table-cell>
          <table:table-cell table:style-name="ce11" table:formula="of:=LN([$'Data-Input - Absolute Values'.I94]/[$'Data-Input - Absolute Values'.I95])" office:value-type="float" office:value="0.0001989746181" calcext:value-type="float">
            <text:p>0.00020</text:p>
          </table:table-cell>
          <table:table-cell table:style-name="ce11" table:formula="of:=LN([$'Data-Input - Absolute Values'.J94]/[$'Data-Input - Absolute Values'.J95])" office:value-type="float" office:value="0.02334438997" calcext:value-type="float">
            <text:p>0.02334</text:p>
          </table:table-cell>
          <table:table-cell table:style-name="ce11" table:formula="of:=LN([$'Data-Input - Absolute Values'.K94]/[$'Data-Input - Absolute Values'.K95])" office:value-type="float" office:value="0.007019569593" calcext:value-type="float">
            <text:p>0.00702</text:p>
          </table:table-cell>
          <table:table-cell table:style-name="ce11" table:formula="of:=LN([$'Data-Input - Absolute Values'.L94]/[$'Data-Input - Absolute Values'.L95])" office:value-type="float" office:value="-0.02565148294" calcext:value-type="float">
            <text:p>-0.02565</text:p>
          </table:table-cell>
          <table:table-cell table:style-name="ce11" table:formula="of:=LN([$'Data-Input - Absolute Values'.M94]/[$'Data-Input - Absolute Values'.M95])" office:value-type="float" office:value="-0.01580122148" calcext:value-type="float">
            <text:p>-0.0158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4-14" calcext:value-type="date">
            <text:p>2022-04-14</text:p>
          </table:table-cell>
          <table:table-cell table:style-name="ce11" table:formula="of:=LN([$'Data-Input - Absolute Values'.B95]/[$'Data-Input - Absolute Values'.B96])" office:value-type="float" office:value="-0.06854170974" calcext:value-type="float">
            <text:p>-0.06854</text:p>
          </table:table-cell>
          <table:table-cell table:style-name="ce11" table:formula="of:=LN([$'Data-Input - Absolute Values'.C95]/[$'Data-Input - Absolute Values'.C96])" office:value-type="float" office:value="-0.0300686128" calcext:value-type="float">
            <text:p>-0.03007</text:p>
          </table:table-cell>
          <table:table-cell table:style-name="ce11" table:formula="of:=LN([$'Data-Input - Absolute Values'.D95]/[$'Data-Input - Absolute Values'.D96])" office:value-type="float" office:value="-0.0260517862" calcext:value-type="float">
            <text:p>-0.02605</text:p>
          </table:table-cell>
          <table:table-cell table:style-name="ce11" table:formula="of:=LN([$'Data-Input - Absolute Values'.E95]/[$'Data-Input - Absolute Values'.E96])" office:value-type="float" office:value="0.0559080943" calcext:value-type="float">
            <text:p>0.05591</text:p>
          </table:table-cell>
          <table:table-cell table:style-name="ce11" table:formula="of:=LN([$'Data-Input - Absolute Values'.F95]/[$'Data-Input - Absolute Values'.F96])" office:value-type="float" office:value="-0.02823507399" calcext:value-type="float">
            <text:p>-0.02824</text:p>
          </table:table-cell>
          <table:table-cell table:style-name="ce11" table:formula="of:=LN([$'Data-Input - Absolute Values'.G95]/[$'Data-Input - Absolute Values'.G96])" office:value-type="float" office:value="-0.02601573838" calcext:value-type="float">
            <text:p>-0.02602</text:p>
          </table:table-cell>
          <table:table-cell table:style-name="ce11" table:formula="of:=LN([$'Data-Input - Absolute Values'.H95]/[$'Data-Input - Absolute Values'.H96])" office:value-type="float" office:value="-0.004230954147" calcext:value-type="float">
            <text:p>-0.00423</text:p>
          </table:table-cell>
          <table:table-cell table:style-name="ce11" table:formula="of:=LN([$'Data-Input - Absolute Values'.I95]/[$'Data-Input - Absolute Values'.I96])" office:value-type="float" office:value="-0.05015439804" calcext:value-type="float">
            <text:p>-0.05015</text:p>
          </table:table-cell>
          <table:table-cell table:style-name="ce11" table:formula="of:=LN([$'Data-Input - Absolute Values'.J95]/[$'Data-Input - Absolute Values'.J96])" office:value-type="float" office:value="-0.08040489859" calcext:value-type="float">
            <text:p>-0.08040</text:p>
          </table:table-cell>
          <table:table-cell table:style-name="ce11" table:formula="of:=LN([$'Data-Input - Absolute Values'.K95]/[$'Data-Input - Absolute Values'.K96])" office:value-type="float" office:value="-0.06311316585" calcext:value-type="float">
            <text:p>-0.06311</text:p>
          </table:table-cell>
          <table:table-cell table:style-name="ce11" table:formula="of:=LN([$'Data-Input - Absolute Values'.L95]/[$'Data-Input - Absolute Values'.L96])" office:value-type="float" office:value="-0.1562726965" calcext:value-type="float">
            <text:p>-0.15627</text:p>
          </table:table-cell>
          <table:table-cell table:style-name="ce11" table:formula="of:=LN([$'Data-Input - Absolute Values'.M95]/[$'Data-Input - Absolute Values'.M96])" office:value-type="float" office:value="-0.05620812891" calcext:value-type="float">
            <text:p>-0.0562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4-07" calcext:value-type="date">
            <text:p>2022-04-07</text:p>
          </table:table-cell>
          <table:table-cell table:style-name="ce11" table:formula="of:=LN([$'Data-Input - Absolute Values'.B96]/[$'Data-Input - Absolute Values'.B97])" office:value-type="float" office:value="-0.01487082855" calcext:value-type="float">
            <text:p>-0.01487</text:p>
          </table:table-cell>
          <table:table-cell table:style-name="ce11" table:formula="of:=LN([$'Data-Input - Absolute Values'.C96]/[$'Data-Input - Absolute Values'.C97])" office:value-type="float" office:value="-0.06020596531" calcext:value-type="float">
            <text:p>-0.06021</text:p>
          </table:table-cell>
          <table:table-cell table:style-name="ce11" table:formula="of:=LN([$'Data-Input - Absolute Values'.D96]/[$'Data-Input - Absolute Values'.D97])" office:value-type="float" office:value="-0.01464081711" calcext:value-type="float">
            <text:p>-0.01464</text:p>
          </table:table-cell>
          <table:table-cell table:style-name="ce11" table:formula="of:=LN([$'Data-Input - Absolute Values'.E96]/[$'Data-Input - Absolute Values'.E97])" office:value-type="float" office:value="-0.03949899966" calcext:value-type="float">
            <text:p>-0.03950</text:p>
          </table:table-cell>
          <table:table-cell table:style-name="ce11" table:formula="of:=LN([$'Data-Input - Absolute Values'.F96]/[$'Data-Input - Absolute Values'.F97])" office:value-type="float" office:value="-0.01739350354" calcext:value-type="float">
            <text:p>-0.01739</text:p>
          </table:table-cell>
          <table:table-cell table:style-name="ce11" table:formula="of:=LN([$'Data-Input - Absolute Values'.G96]/[$'Data-Input - Absolute Values'.G97])" office:value-type="float" office:value="-0.03059307391" calcext:value-type="float">
            <text:p>-0.03059</text:p>
          </table:table-cell>
          <table:table-cell table:style-name="ce11" table:formula="of:=LN([$'Data-Input - Absolute Values'.H96]/[$'Data-Input - Absolute Values'.H97])" office:value-type="float" office:value="-0.007489134773" calcext:value-type="float">
            <text:p>-0.00749</text:p>
          </table:table-cell>
          <table:table-cell table:style-name="ce11" table:formula="of:=LN([$'Data-Input - Absolute Values'.I96]/[$'Data-Input - Absolute Values'.I97])" office:value-type="float" office:value="-0.03842890423" calcext:value-type="float">
            <text:p>-0.03843</text:p>
          </table:table-cell>
          <table:table-cell table:style-name="ce11" table:formula="of:=LN([$'Data-Input - Absolute Values'.J96]/[$'Data-Input - Absolute Values'.J97])" office:value-type="float" office:value="-0.02783473427" calcext:value-type="float">
            <text:p>-0.02783</text:p>
          </table:table-cell>
          <table:table-cell table:style-name="ce11" table:formula="of:=LN([$'Data-Input - Absolute Values'.K96]/[$'Data-Input - Absolute Values'.K97])" office:value-type="float" office:value="0.002331373335" calcext:value-type="float">
            <text:p>0.00233</text:p>
          </table:table-cell>
          <table:table-cell table:style-name="ce11" table:formula="of:=LN([$'Data-Input - Absolute Values'.L96]/[$'Data-Input - Absolute Values'.L97])" office:value-type="float" office:value="-0.02540971553" calcext:value-type="float">
            <text:p>-0.02541</text:p>
          </table:table-cell>
          <table:table-cell table:style-name="ce11" table:formula="of:=LN([$'Data-Input - Absolute Values'.M96]/[$'Data-Input - Absolute Values'.M97])" office:value-type="float" office:value="-0.06161910489" calcext:value-type="float">
            <text:p>-0.0616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3-31" calcext:value-type="date">
            <text:p>2022-03-31</text:p>
          </table:table-cell>
          <table:table-cell table:style-name="ce11" table:formula="of:=LN([$'Data-Input - Absolute Values'.B97]/[$'Data-Input - Absolute Values'.B98])" office:value-type="float" office:value="0.01830632601" calcext:value-type="float">
            <text:p>0.01831</text:p>
          </table:table-cell>
          <table:table-cell table:style-name="ce11" table:formula="of:=LN([$'Data-Input - Absolute Values'.C97]/[$'Data-Input - Absolute Values'.C98])" office:value-type="float" office:value="0.004372274298" calcext:value-type="float">
            <text:p>0.00437</text:p>
          </table:table-cell>
          <table:table-cell table:style-name="ce11" table:formula="of:=LN([$'Data-Input - Absolute Values'.D97]/[$'Data-Input - Absolute Values'.D98])" office:value-type="float" office:value="-0.007055794575" calcext:value-type="float">
            <text:p>-0.00706</text:p>
          </table:table-cell>
          <table:table-cell table:style-name="ce11" table:formula="of:=LN([$'Data-Input - Absolute Values'.E97]/[$'Data-Input - Absolute Values'.E98])" office:value-type="float" office:value="0.03695968782" calcext:value-type="float">
            <text:p>0.03696</text:p>
          </table:table-cell>
          <table:table-cell table:style-name="ce11" table:formula="of:=LN([$'Data-Input - Absolute Values'.F97]/[$'Data-Input - Absolute Values'.F98])" office:value-type="float" office:value="0.01212735811" calcext:value-type="float">
            <text:p>0.01213</text:p>
          </table:table-cell>
          <table:table-cell table:style-name="ce11" table:formula="of:=LN([$'Data-Input - Absolute Values'.G97]/[$'Data-Input - Absolute Values'.G98])" office:value-type="float" office:value="0.01970425535" calcext:value-type="float">
            <text:p>0.01970</text:p>
          </table:table-cell>
          <table:table-cell table:style-name="ce11" table:formula="of:=LN([$'Data-Input - Absolute Values'.H97]/[$'Data-Input - Absolute Values'.H98])" office:value-type="float" office:value="-0.002144061263" calcext:value-type="float">
            <text:p>-0.00214</text:p>
          </table:table-cell>
          <table:table-cell table:style-name="ce11" table:formula="of:=LN([$'Data-Input - Absolute Values'.I97]/[$'Data-Input - Absolute Values'.I98])" office:value-type="float" office:value="-0.001128538178" calcext:value-type="float">
            <text:p>-0.00113</text:p>
          </table:table-cell>
          <table:table-cell table:style-name="ce11" table:formula="of:=LN([$'Data-Input - Absolute Values'.J97]/[$'Data-Input - Absolute Values'.J98])" office:value-type="float" office:value="0.02817364962" calcext:value-type="float">
            <text:p>0.02817</text:p>
          </table:table-cell>
          <table:table-cell table:style-name="ce11" table:formula="of:=LN([$'Data-Input - Absolute Values'.K97]/[$'Data-Input - Absolute Values'.K98])" office:value-type="float" office:value="0.04857971227" calcext:value-type="float">
            <text:p>0.04858</text:p>
          </table:table-cell>
          <table:table-cell table:style-name="ce11" table:formula="of:=LN([$'Data-Input - Absolute Values'.L97]/[$'Data-Input - Absolute Values'.L98])" office:value-type="float" office:value="0.007291850889" calcext:value-type="float">
            <text:p>0.00729</text:p>
          </table:table-cell>
          <table:table-cell table:style-name="ce11" table:formula="of:=LN([$'Data-Input - Absolute Values'.M97]/[$'Data-Input - Absolute Values'.M98])" office:value-type="float" office:value="-0.02851487193" calcext:value-type="float">
            <text:p>-0.0285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3-24" calcext:value-type="date">
            <text:p>2022-03-24</text:p>
          </table:table-cell>
          <table:table-cell table:style-name="ce11" table:formula="of:=LN([$'Data-Input - Absolute Values'.B98]/[$'Data-Input - Absolute Values'.B99])" office:value-type="float" office:value="0.04047489544" calcext:value-type="float">
            <text:p>0.04047</text:p>
          </table:table-cell>
          <table:table-cell table:style-name="ce11" table:formula="of:=LN([$'Data-Input - Absolute Values'.C98]/[$'Data-Input - Absolute Values'.C99])" office:value-type="float" office:value="0.02487651056" calcext:value-type="float">
            <text:p>0.02488</text:p>
          </table:table-cell>
          <table:table-cell table:style-name="ce11" table:formula="of:=LN([$'Data-Input - Absolute Values'.D98]/[$'Data-Input - Absolute Values'.D99])" office:value-type="float" office:value="0.04374555181" calcext:value-type="float">
            <text:p>0.04375</text:p>
          </table:table-cell>
          <table:table-cell table:style-name="ce11" table:formula="of:=LN([$'Data-Input - Absolute Values'.E98]/[$'Data-Input - Absolute Values'.E99])" office:value-type="float" office:value="0.001757298119" calcext:value-type="float">
            <text:p>0.00176</text:p>
          </table:table-cell>
          <table:table-cell table:style-name="ce11" table:formula="of:=LN([$'Data-Input - Absolute Values'.F98]/[$'Data-Input - Absolute Values'.F99])" office:value-type="float" office:value="-0.008507590248" calcext:value-type="float">
            <text:p>-0.00851</text:p>
          </table:table-cell>
          <table:table-cell table:style-name="ce11" table:formula="of:=LN([$'Data-Input - Absolute Values'.G98]/[$'Data-Input - Absolute Values'.G99])" office:value-type="float" office:value="-0.008160591545" calcext:value-type="float">
            <text:p>-0.00816</text:p>
          </table:table-cell>
          <table:table-cell table:style-name="ce11" table:formula="of:=LN([$'Data-Input - Absolute Values'.H98]/[$'Data-Input - Absolute Values'.H99])" office:value-type="float" office:value="-0.004639907386" calcext:value-type="float">
            <text:p>-0.00464</text:p>
          </table:table-cell>
          <table:table-cell table:style-name="ce11" table:formula="of:=LN([$'Data-Input - Absolute Values'.I98]/[$'Data-Input - Absolute Values'.I99])" office:value-type="float" office:value="-0.02303058711" calcext:value-type="float">
            <text:p>-0.02303</text:p>
          </table:table-cell>
          <table:table-cell table:style-name="ce11" table:formula="of:=LN([$'Data-Input - Absolute Values'.J98]/[$'Data-Input - Absolute Values'.J99])" office:value-type="float" office:value="0.07926301989" calcext:value-type="float">
            <text:p>0.07926</text:p>
          </table:table-cell>
          <table:table-cell table:style-name="ce11" table:formula="of:=LN([$'Data-Input - Absolute Values'.K98]/[$'Data-Input - Absolute Values'.K99])" office:value-type="float" office:value="0.1067844982" calcext:value-type="float">
            <text:p>0.10678</text:p>
          </table:table-cell>
          <table:table-cell table:style-name="ce11" table:formula="of:=LN([$'Data-Input - Absolute Values'.L98]/[$'Data-Input - Absolute Values'.L99])" office:value-type="float" office:value="0.3069930174" calcext:value-type="float">
            <text:p>0.30699</text:p>
          </table:table-cell>
          <table:table-cell table:style-name="ce11" table:formula="of:=LN([$'Data-Input - Absolute Values'.M98]/[$'Data-Input - Absolute Values'.M99])" office:value-type="float" office:value="0.1451051837" calcext:value-type="float">
            <text:p>0.1451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3-17" calcext:value-type="date">
            <text:p>2022-03-17</text:p>
          </table:table-cell>
          <table:table-cell table:style-name="ce11" table:formula="of:=LN([$'Data-Input - Absolute Values'.B99]/[$'Data-Input - Absolute Values'.B100])" office:value-type="float" office:value="0.01904094084" calcext:value-type="float">
            <text:p>0.01904</text:p>
          </table:table-cell>
          <table:table-cell table:style-name="ce11" table:formula="of:=LN([$'Data-Input - Absolute Values'.C99]/[$'Data-Input - Absolute Values'.C100])" office:value-type="float" office:value="0.0380982886" calcext:value-type="float">
            <text:p>0.03810</text:p>
          </table:table-cell>
          <table:table-cell table:style-name="ce11" table:formula="of:=LN([$'Data-Input - Absolute Values'.D99]/[$'Data-Input - Absolute Values'.D100])" office:value-type="float" office:value="0.05618859924" calcext:value-type="float">
            <text:p>0.05619</text:p>
          </table:table-cell>
          <table:table-cell table:style-name="ce11" table:formula="of:=LN([$'Data-Input - Absolute Values'.E99]/[$'Data-Input - Absolute Values'.E100])" office:value-type="float" office:value="0.06812778332" calcext:value-type="float">
            <text:p>0.06813</text:p>
          </table:table-cell>
          <table:table-cell table:style-name="ce11" table:formula="of:=LN([$'Data-Input - Absolute Values'.F99]/[$'Data-Input - Absolute Values'.F100])" office:value-type="float" office:value="-0.01218446731" calcext:value-type="float">
            <text:p>-0.01218</text:p>
          </table:table-cell>
          <table:table-cell table:style-name="ce11" table:formula="of:=LN([$'Data-Input - Absolute Values'.G99]/[$'Data-Input - Absolute Values'.G100])" office:value-type="float" office:value="-0.005128640574" calcext:value-type="float">
            <text:p>-0.00513</text:p>
          </table:table-cell>
          <table:table-cell table:style-name="ce11" table:formula="of:=LN([$'Data-Input - Absolute Values'.H99]/[$'Data-Input - Absolute Values'.H100])" office:value-type="float" office:value="-0.01164693282" calcext:value-type="float">
            <text:p>-0.01165</text:p>
          </table:table-cell>
          <table:table-cell table:style-name="ce11" table:formula="of:=LN([$'Data-Input - Absolute Values'.I99]/[$'Data-Input - Absolute Values'.I100])" office:value-type="float" office:value="-0.0337929038" calcext:value-type="float">
            <text:p>-0.03379</text:p>
          </table:table-cell>
          <table:table-cell table:style-name="ce11" table:formula="of:=LN([$'Data-Input - Absolute Values'.J99]/[$'Data-Input - Absolute Values'.J100])" office:value-type="float" office:value="0.02827292744" calcext:value-type="float">
            <text:p>0.02827</text:p>
          </table:table-cell>
          <table:table-cell table:style-name="ce11" table:formula="of:=LN([$'Data-Input - Absolute Values'.K99]/[$'Data-Input - Absolute Values'.K100])" office:value-type="float" office:value="0.0672907096" calcext:value-type="float">
            <text:p>0.06729</text:p>
          </table:table-cell>
          <table:table-cell table:style-name="ce11" table:formula="of:=LN([$'Data-Input - Absolute Values'.L99]/[$'Data-Input - Absolute Values'.L100])" office:value-type="float" office:value="0.02920603253" calcext:value-type="float">
            <text:p>0.02921</text:p>
          </table:table-cell>
          <table:table-cell table:style-name="ce11" table:formula="of:=LN([$'Data-Input - Absolute Values'.M99]/[$'Data-Input - Absolute Values'.M100])" office:value-type="float" office:value="0.06317675878" calcext:value-type="float">
            <text:p>0.0631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3-10" calcext:value-type="date">
            <text:p>2022-03-10</text:p>
          </table:table-cell>
          <table:table-cell table:style-name="ce11" table:formula="of:=LN([$'Data-Input - Absolute Values'.B100]/[$'Data-Input - Absolute Values'.B101])" office:value-type="float" office:value="-0.02618248595" calcext:value-type="float">
            <text:p>-0.02618</text:p>
          </table:table-cell>
          <table:table-cell table:style-name="ce11" table:formula="of:=LN([$'Data-Input - Absolute Values'.C100]/[$'Data-Input - Absolute Values'.C101])" office:value-type="float" office:value="-0.04990065845" calcext:value-type="float">
            <text:p>-0.04990</text:p>
          </table:table-cell>
          <table:table-cell table:style-name="ce11" table:formula="of:=LN([$'Data-Input - Absolute Values'.D100]/[$'Data-Input - Absolute Values'.D101])" office:value-type="float" office:value="-0.08664780673" calcext:value-type="float">
            <text:p>-0.08665</text:p>
          </table:table-cell>
          <table:table-cell table:style-name="ce11" table:formula="of:=LN([$'Data-Input - Absolute Values'.E100]/[$'Data-Input - Absolute Values'.E101])" office:value-type="float" office:value="0.01241990494" calcext:value-type="float">
            <text:p>0.01242</text:p>
          </table:table-cell>
          <table:table-cell table:style-name="ce11" table:formula="of:=LN([$'Data-Input - Absolute Values'.F100]/[$'Data-Input - Absolute Values'.F101])" office:value-type="float" office:value="-0.0411551032" calcext:value-type="float">
            <text:p>-0.04116</text:p>
          </table:table-cell>
          <table:table-cell table:style-name="ce11" table:formula="of:=LN([$'Data-Input - Absolute Values'.G100]/[$'Data-Input - Absolute Values'.G101])" office:value-type="float" office:value="-0.01945435256" calcext:value-type="float">
            <text:p>-0.01945</text:p>
          </table:table-cell>
          <table:table-cell table:style-name="ce11" table:formula="of:=LN([$'Data-Input - Absolute Values'.H100]/[$'Data-Input - Absolute Values'.H101])" office:value-type="float" office:value="-0.0106792771" calcext:value-type="float">
            <text:p>-0.01068</text:p>
          </table:table-cell>
          <table:table-cell table:style-name="ce11" table:formula="of:=LN([$'Data-Input - Absolute Values'.I100]/[$'Data-Input - Absolute Values'.I101])" office:value-type="float" office:value="-0.03668350867" calcext:value-type="float">
            <text:p>-0.03668</text:p>
          </table:table-cell>
          <table:table-cell table:style-name="ce11" table:formula="of:=LN([$'Data-Input - Absolute Values'.J100]/[$'Data-Input - Absolute Values'.J101])" office:value-type="float" office:value="-0.06641575406" calcext:value-type="float">
            <text:p>-0.06642</text:p>
          </table:table-cell>
          <table:table-cell table:style-name="ce11" table:formula="of:=LN([$'Data-Input - Absolute Values'.K100]/[$'Data-Input - Absolute Values'.K101])" office:value-type="float" office:value="-0.07639116166" calcext:value-type="float">
            <text:p>-0.07639</text:p>
          </table:table-cell>
          <table:table-cell table:style-name="ce11" table:formula="of:=LN([$'Data-Input - Absolute Values'.L100]/[$'Data-Input - Absolute Values'.L101])" office:value-type="float" office:value="-0.1084831958" calcext:value-type="float">
            <text:p>-0.10848</text:p>
          </table:table-cell>
          <table:table-cell table:style-name="ce11" table:formula="of:=LN([$'Data-Input - Absolute Values'.M100]/[$'Data-Input - Absolute Values'.M101])" office:value-type="float" office:value="-0.07466243061" calcext:value-type="float">
            <text:p>-0.0746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3-03" calcext:value-type="date">
            <text:p>2022-03-03</text:p>
          </table:table-cell>
          <table:table-cell table:style-name="ce11" table:formula="of:=LN([$'Data-Input - Absolute Values'.B101]/[$'Data-Input - Absolute Values'.B102])" office:value-type="float" office:value="0.01775977153" calcext:value-type="float">
            <text:p>0.01776</text:p>
          </table:table-cell>
          <table:table-cell table:style-name="ce11" table:formula="of:=LN([$'Data-Input - Absolute Values'.C101]/[$'Data-Input - Absolute Values'.C102])" office:value-type="float" office:value="-0.01682297359" calcext:value-type="float">
            <text:p>-0.01682</text:p>
          </table:table-cell>
          <table:table-cell table:style-name="ce11" table:formula="of:=LN([$'Data-Input - Absolute Values'.D101]/[$'Data-Input - Absolute Values'.D102])" office:value-type="float" office:value="-0.003120127336" calcext:value-type="float">
            <text:p>-0.00312</text:p>
          </table:table-cell>
          <table:table-cell table:style-name="ce11" table:formula="of:=LN([$'Data-Input - Absolute Values'.E101]/[$'Data-Input - Absolute Values'.E102])" office:value-type="float" office:value="-0.04433203132" calcext:value-type="float">
            <text:p>-0.04433</text:p>
          </table:table-cell>
          <table:table-cell table:style-name="ce11" table:formula="of:=LN([$'Data-Input - Absolute Values'.F101]/[$'Data-Input - Absolute Values'.F102])" office:value-type="float" office:value="0.02832123118" calcext:value-type="float">
            <text:p>0.02832</text:p>
          </table:table-cell>
          <table:table-cell table:style-name="ce11" table:formula="of:=LN([$'Data-Input - Absolute Values'.G101]/[$'Data-Input - Absolute Values'.G102])" office:value-type="float" office:value="0.006804851498" calcext:value-type="float">
            <text:p>0.00680</text:p>
          </table:table-cell>
          <table:table-cell table:style-name="ce11" table:formula="of:=LN([$'Data-Input - Absolute Values'.H101]/[$'Data-Input - Absolute Values'.H102])" office:value-type="float" office:value="0.004477396664" calcext:value-type="float">
            <text:p>0.00448</text:p>
          </table:table-cell>
          <table:table-cell table:style-name="ce11" table:formula="of:=LN([$'Data-Input - Absolute Values'.I101]/[$'Data-Input - Absolute Values'.I102])" office:value-type="float" office:value="0.03534381637" calcext:value-type="float">
            <text:p>0.03534</text:p>
          </table:table-cell>
          <table:table-cell table:style-name="ce11" table:formula="of:=LN([$'Data-Input - Absolute Values'.J101]/[$'Data-Input - Absolute Values'.J102])" office:value-type="float" office:value="0.1133069147" calcext:value-type="float">
            <text:p>0.11331</text:p>
          </table:table-cell>
          <table:table-cell table:style-name="ce11" table:formula="of:=LN([$'Data-Input - Absolute Values'.K101]/[$'Data-Input - Absolute Values'.K102])" office:value-type="float" office:value="0.09910532913" calcext:value-type="float">
            <text:p>0.09911</text:p>
          </table:table-cell>
          <table:table-cell table:style-name="ce11" table:formula="of:=LN([$'Data-Input - Absolute Values'.L101]/[$'Data-Input - Absolute Values'.L102])" office:value-type="float" office:value="0.07082380424" calcext:value-type="float">
            <text:p>0.07082</text:p>
          </table:table-cell>
          <table:table-cell table:style-name="ce11" table:formula="of:=LN([$'Data-Input - Absolute Values'.M101]/[$'Data-Input - Absolute Values'.M102])" office:value-type="float" office:value="0.07692675698" calcext:value-type="float">
            <text:p>0.0769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2-24" calcext:value-type="date">
            <text:p>2022-02-24</text:p>
          </table:table-cell>
          <table:table-cell table:style-name="ce11" table:formula="of:=LN([$'Data-Input - Absolute Values'.B102]/[$'Data-Input - Absolute Values'.B103])" office:value-type="float" office:value="0.02197043469" calcext:value-type="float">
            <text:p>0.02197</text:p>
          </table:table-cell>
          <table:table-cell table:style-name="ce11" table:formula="of:=LN([$'Data-Input - Absolute Values'.C102]/[$'Data-Input - Absolute Values'.C103])" office:value-type="float" office:value="-0.03733603788" calcext:value-type="float">
            <text:p>-0.03734</text:p>
          </table:table-cell>
          <table:table-cell table:style-name="ce11" table:formula="of:=LN([$'Data-Input - Absolute Values'.D102]/[$'Data-Input - Absolute Values'.D103])" office:value-type="float" office:value="-0.009302392662" calcext:value-type="float">
            <text:p>-0.00930</text:p>
          </table:table-cell>
          <table:table-cell table:style-name="ce11" table:formula="of:=LN([$'Data-Input - Absolute Values'.E102]/[$'Data-Input - Absolute Values'.E103])" office:value-type="float" office:value="-0.1047524281" calcext:value-type="float">
            <text:p>-0.10475</text:p>
          </table:table-cell>
          <table:table-cell table:style-name="ce11" table:formula="of:=LN([$'Data-Input - Absolute Values'.F102]/[$'Data-Input - Absolute Values'.F103])" office:value-type="float" office:value="-0.0186675721" calcext:value-type="float">
            <text:p>-0.01867</text:p>
          </table:table-cell>
          <table:table-cell table:style-name="ce11" table:formula="of:=LN([$'Data-Input - Absolute Values'.G102]/[$'Data-Input - Absolute Values'.G103])" office:value-type="float" office:value="0" calcext:value-type="float">
            <text:p>0.00000</text:p>
          </table:table-cell>
          <table:table-cell table:style-name="ce11" table:formula="of:=LN([$'Data-Input - Absolute Values'.H102]/[$'Data-Input - Absolute Values'.H103])" office:value-type="float" office:value="0.001297211178" calcext:value-type="float">
            <text:p>0.00130</text:p>
          </table:table-cell>
          <table:table-cell table:style-name="ce11" table:formula="of:=LN([$'Data-Input - Absolute Values'.I102]/[$'Data-Input - Absolute Values'.I103])" office:value-type="float" office:value="0.02131443409" calcext:value-type="float">
            <text:p>0.02131</text:p>
          </table:table-cell>
          <table:table-cell table:style-name="ce11" table:formula="of:=LN([$'Data-Input - Absolute Values'.J102]/[$'Data-Input - Absolute Values'.J103])" office:value-type="float" office:value="-0.03981007693" calcext:value-type="float">
            <text:p>-0.03981</text:p>
          </table:table-cell>
          <table:table-cell table:style-name="ce11" table:formula="of:=LN([$'Data-Input - Absolute Values'.K102]/[$'Data-Input - Absolute Values'.K103])" office:value-type="float" office:value="-0.0878946808" calcext:value-type="float">
            <text:p>-0.08789</text:p>
          </table:table-cell>
          <table:table-cell table:style-name="ce11" table:formula="of:=LN([$'Data-Input - Absolute Values'.L102]/[$'Data-Input - Absolute Values'.L103])" office:value-type="float" office:value="-0.1656771621" calcext:value-type="float">
            <text:p>-0.16568</text:p>
          </table:table-cell>
          <table:table-cell table:style-name="ce11" table:formula="of:=LN([$'Data-Input - Absolute Values'.M102]/[$'Data-Input - Absolute Values'.M103])" office:value-type="float" office:value="-0.09295558647" calcext:value-type="float">
            <text:p>-0.0929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2-17" calcext:value-type="date">
            <text:p>2022-02-17</text:p>
          </table:table-cell>
          <table:table-cell table:style-name="ce11" table:formula="of:=LN([$'Data-Input - Absolute Values'.B103]/[$'Data-Input - Absolute Values'.B104])" office:value-type="float" office:value="-0.02577561432" calcext:value-type="float">
            <text:p>-0.02578</text:p>
          </table:table-cell>
          <table:table-cell table:style-name="ce11" table:formula="of:=LN([$'Data-Input - Absolute Values'.C103]/[$'Data-Input - Absolute Values'.C104])" office:value-type="float" office:value="-0.02154455221" calcext:value-type="float">
            <text:p>-0.02154</text:p>
          </table:table-cell>
          <table:table-cell table:style-name="ce11" table:formula="of:=LN([$'Data-Input - Absolute Values'.D103]/[$'Data-Input - Absolute Values'.D104])" office:value-type="float" office:value="-0.05430111204" calcext:value-type="float">
            <text:p>-0.05430</text:p>
          </table:table-cell>
          <table:table-cell table:style-name="ce11" table:formula="of:=LN([$'Data-Input - Absolute Values'.E103]/[$'Data-Input - Absolute Values'.E104])" office:value-type="float" office:value="-0.04391210572" calcext:value-type="float">
            <text:p>-0.04391</text:p>
          </table:table-cell>
          <table:table-cell table:style-name="ce11" table:formula="of:=LN([$'Data-Input - Absolute Values'.F103]/[$'Data-Input - Absolute Values'.F104])" office:value-type="float" office:value="-0.01197159935" calcext:value-type="float">
            <text:p>-0.01197</text:p>
          </table:table-cell>
          <table:table-cell table:style-name="ce11" table:formula="of:=LN([$'Data-Input - Absolute Values'.G103]/[$'Data-Input - Absolute Values'.G104])" office:value-type="float" office:value="-0.01516989011" calcext:value-type="float">
            <text:p>-0.01517</text:p>
          </table:table-cell>
          <table:table-cell table:style-name="ce11" table:formula="of:=LN([$'Data-Input - Absolute Values'.H103]/[$'Data-Input - Absolute Values'.H104])" office:value-type="float" office:value="-0.003289640608" calcext:value-type="float">
            <text:p>-0.00329</text:p>
          </table:table-cell>
          <table:table-cell table:style-name="ce11" table:formula="of:=LN([$'Data-Input - Absolute Values'.I103]/[$'Data-Input - Absolute Values'.I104])" office:value-type="float" office:value="-0.008832982478" calcext:value-type="float">
            <text:p>-0.00883</text:p>
          </table:table-cell>
          <table:table-cell table:style-name="ce11" table:formula="of:=LN([$'Data-Input - Absolute Values'.J103]/[$'Data-Input - Absolute Values'.J104])" office:value-type="float" office:value="-0.06726396651" calcext:value-type="float">
            <text:p>-0.06726</text:p>
          </table:table-cell>
          <table:table-cell table:style-name="ce11" table:formula="of:=LN([$'Data-Input - Absolute Values'.K103]/[$'Data-Input - Absolute Values'.K104])" office:value-type="float" office:value="-0.0611771541" calcext:value-type="float">
            <text:p>-0.06118</text:p>
          </table:table-cell>
          <table:table-cell table:style-name="ce11" table:formula="of:=LN([$'Data-Input - Absolute Values'.L103]/[$'Data-Input - Absolute Values'.L104])" office:value-type="float" office:value="-0.1178201834" calcext:value-type="float">
            <text:p>-0.11782</text:p>
          </table:table-cell>
          <table:table-cell table:style-name="ce11" table:formula="of:=LN([$'Data-Input - Absolute Values'.M103]/[$'Data-Input - Absolute Values'.M104])" office:value-type="float" office:value="-0.146547919" calcext:value-type="float">
            <text:p>-0.1465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2-10" calcext:value-type="date">
            <text:p>2022-02-10</text:p>
          </table:table-cell>
          <table:table-cell table:style-name="ce11" table:formula="of:=LN([$'Data-Input - Absolute Values'.B104]/[$'Data-Input - Absolute Values'.B105])" office:value-type="float" office:value="-0.002086693349" calcext:value-type="float">
            <text:p>-0.00209</text:p>
          </table:table-cell>
          <table:table-cell table:style-name="ce11" table:formula="of:=LN([$'Data-Input - Absolute Values'.C104]/[$'Data-Input - Absolute Values'.C105])" office:value-type="float" office:value="0.04586925412" calcext:value-type="float">
            <text:p>0.04587</text:p>
          </table:table-cell>
          <table:table-cell table:style-name="ce11" table:formula="of:=LN([$'Data-Input - Absolute Values'.D104]/[$'Data-Input - Absolute Values'.D105])" office:value-type="float" office:value="-0.03966135866" calcext:value-type="float">
            <text:p>-0.03966</text:p>
          </table:table-cell>
          <table:table-cell table:style-name="ce11" table:formula="of:=LN([$'Data-Input - Absolute Values'.E104]/[$'Data-Input - Absolute Values'.E105])" office:value-type="float" office:value="0.01442417269" calcext:value-type="float">
            <text:p>0.01442</text:p>
          </table:table-cell>
          <table:table-cell table:style-name="ce11" table:formula="of:=LN([$'Data-Input - Absolute Values'.F104]/[$'Data-Input - Absolute Values'.F105])" office:value-type="float" office:value="-0.03999692769" calcext:value-type="float">
            <text:p>-0.04000</text:p>
          </table:table-cell>
          <table:table-cell table:style-name="ce11" table:formula="of:=LN([$'Data-Input - Absolute Values'.G104]/[$'Data-Input - Absolute Values'.G105])" office:value-type="float" office:value="-0.01659820591" calcext:value-type="float">
            <text:p>-0.01660</text:p>
          </table:table-cell>
          <table:table-cell table:style-name="ce11" table:formula="of:=LN([$'Data-Input - Absolute Values'.H104]/[$'Data-Input - Absolute Values'.H105])" office:value-type="float" office:value="-0.008818486674" calcext:value-type="float">
            <text:p>-0.00882</text:p>
          </table:table-cell>
          <table:table-cell table:style-name="ce11" table:formula="of:=LN([$'Data-Input - Absolute Values'.I104]/[$'Data-Input - Absolute Values'.I105])" office:value-type="float" office:value="-0.03319414421" calcext:value-type="float">
            <text:p>-0.03319</text:p>
          </table:table-cell>
          <table:table-cell table:style-name="ce11" table:formula="of:=LN([$'Data-Input - Absolute Values'.J104]/[$'Data-Input - Absolute Values'.J105])" office:value-type="float" office:value="0.1624160995" calcext:value-type="float">
            <text:p>0.16242</text:p>
          </table:table-cell>
          <table:table-cell table:style-name="ce11" table:formula="of:=LN([$'Data-Input - Absolute Values'.K104]/[$'Data-Input - Absolute Values'.K105])" office:value-type="float" office:value="0.1444904221" calcext:value-type="float">
            <text:p>0.14449</text:p>
          </table:table-cell>
          <table:table-cell table:style-name="ce11" table:formula="of:=LN([$'Data-Input - Absolute Values'.L104]/[$'Data-Input - Absolute Values'.L105])" office:value-type="float" office:value="0.09240207959" calcext:value-type="float">
            <text:p>0.09240</text:p>
          </table:table-cell>
          <table:table-cell table:style-name="ce11" table:formula="of:=LN([$'Data-Input - Absolute Values'.M104]/[$'Data-Input - Absolute Values'.M105])" office:value-type="float" office:value="0.2054217785" calcext:value-type="float">
            <text:p>0.2054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2-03" calcext:value-type="date">
            <text:p>2022-02-03</text:p>
          </table:table-cell>
          <table:table-cell table:style-name="ce11" table:formula="of:=LN([$'Data-Input - Absolute Values'.B105]/[$'Data-Input - Absolute Values'.B106])" office:value-type="float" office:value="-0.0141125684" calcext:value-type="float">
            <text:p>-0.01411</text:p>
          </table:table-cell>
          <table:table-cell table:style-name="ce11" table:formula="of:=LN([$'Data-Input - Absolute Values'.C105]/[$'Data-Input - Absolute Values'.C106])" office:value-type="float" office:value="-0.01905400226" calcext:value-type="float">
            <text:p>-0.01905</text:p>
          </table:table-cell>
          <table:table-cell table:style-name="ce11" table:formula="of:=LN([$'Data-Input - Absolute Values'.D105]/[$'Data-Input - Absolute Values'.D106])" office:value-type="float" office:value="0.04611337236" calcext:value-type="float">
            <text:p>0.04611</text:p>
          </table:table-cell>
          <table:table-cell table:style-name="ce11" table:formula="of:=LN([$'Data-Input - Absolute Values'.E105]/[$'Data-Input - Absolute Values'.E106])" office:value-type="float" office:value="0.001950874078" calcext:value-type="float">
            <text:p>0.00195</text:p>
          </table:table-cell>
          <table:table-cell table:style-name="ce11" table:formula="of:=LN([$'Data-Input - Absolute Values'.F105]/[$'Data-Input - Absolute Values'.F106])" office:value-type="float" office:value="-0.02887270996" calcext:value-type="float">
            <text:p>-0.02887</text:p>
          </table:table-cell>
          <table:table-cell table:style-name="ce11" table:formula="of:=LN([$'Data-Input - Absolute Values'.G105]/[$'Data-Input - Absolute Values'.G106])" office:value-type="float" office:value="-0.002327415743" calcext:value-type="float">
            <text:p>-0.00233</text:p>
          </table:table-cell>
          <table:table-cell table:style-name="ce11" table:formula="of:=LN([$'Data-Input - Absolute Values'.H105]/[$'Data-Input - Absolute Values'.H106])" office:value-type="float" office:value="0.0005920663287" calcext:value-type="float">
            <text:p>0.00059</text:p>
          </table:table-cell>
          <table:table-cell table:style-name="ce11" table:formula="of:=LN([$'Data-Input - Absolute Values'.I105]/[$'Data-Input - Absolute Values'.I106])" office:value-type="float" office:value="-0.02712236791" calcext:value-type="float">
            <text:p>-0.02712</text:p>
          </table:table-cell>
          <table:table-cell table:style-name="ce11" table:formula="of:=LN([$'Data-Input - Absolute Values'.J105]/[$'Data-Input - Absolute Values'.J106])" office:value-type="float" office:value="-0.02877854658" calcext:value-type="float">
            <text:p>-0.02878</text:p>
          </table:table-cell>
          <table:table-cell table:style-name="ce11" table:formula="of:=LN([$'Data-Input - Absolute Values'.K105]/[$'Data-Input - Absolute Values'.K106])" office:value-type="float" office:value="0.06783353476" calcext:value-type="float">
            <text:p>0.06783</text:p>
          </table:table-cell>
          <table:table-cell table:style-name="ce11" table:formula="of:=LN([$'Data-Input - Absolute Values'.L105]/[$'Data-Input - Absolute Values'.L106])" office:value-type="float" office:value="-0.01840839968" calcext:value-type="float">
            <text:p>-0.01841</text:p>
          </table:table-cell>
          <table:table-cell table:style-name="ce11" table:formula="of:=LN([$'Data-Input - Absolute Values'.M105]/[$'Data-Input - Absolute Values'.M106])" office:value-type="float" office:value="0.003901672933" calcext:value-type="float">
            <text:p>0.0039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1-27" calcext:value-type="date">
            <text:p>2022-01-27</text:p>
          </table:table-cell>
          <table:table-cell table:style-name="ce11" table:formula="of:=LN([$'Data-Input - Absolute Values'.B106]/[$'Data-Input - Absolute Values'.B107])" office:value-type="float" office:value="-0.009484032036" calcext:value-type="float">
            <text:p>-0.00948</text:p>
          </table:table-cell>
          <table:table-cell table:style-name="ce11" table:formula="of:=LN([$'Data-Input - Absolute Values'.C106]/[$'Data-Input - Absolute Values'.C107])" office:value-type="float" office:value="0.01261127403" calcext:value-type="float">
            <text:p>0.01261</text:p>
          </table:table-cell>
          <table:table-cell table:style-name="ce11" table:formula="of:=LN([$'Data-Input - Absolute Values'.D106]/[$'Data-Input - Absolute Values'.D107])" office:value-type="float" office:value="-0.05294545359" calcext:value-type="float">
            <text:p>-0.05295</text:p>
          </table:table-cell>
          <table:table-cell table:style-name="ce11" table:formula="of:=LN([$'Data-Input - Absolute Values'.E106]/[$'Data-Input - Absolute Values'.E107])" office:value-type="float" office:value="0.01502442857" calcext:value-type="float">
            <text:p>0.01502</text:p>
          </table:table-cell>
          <table:table-cell table:style-name="ce11" table:formula="of:=LN([$'Data-Input - Absolute Values'.F106]/[$'Data-Input - Absolute Values'.F107])" office:value-type="float" office:value="-0.002735518123" calcext:value-type="float">
            <text:p>-0.00274</text:p>
          </table:table-cell>
          <table:table-cell table:style-name="ce11" table:formula="of:=LN([$'Data-Input - Absolute Values'.G106]/[$'Data-Input - Absolute Values'.G107])" office:value-type="float" office:value="-0.005384800985" calcext:value-type="float">
            <text:p>-0.00538</text:p>
          </table:table-cell>
          <table:table-cell table:style-name="ce11" table:formula="of:=LN([$'Data-Input - Absolute Values'.H106]/[$'Data-Input - Absolute Values'.H107])" office:value-type="float" office:value="-0.002759982038" calcext:value-type="float">
            <text:p>-0.00276</text:p>
          </table:table-cell>
          <table:table-cell table:style-name="ce11" table:formula="of:=LN([$'Data-Input - Absolute Values'.I106]/[$'Data-Input - Absolute Values'.I107])" office:value-type="float" office:value="0.01084684273" calcext:value-type="float">
            <text:p>0.01085</text:p>
          </table:table-cell>
          <table:table-cell table:style-name="ce11" table:formula="of:=LN([$'Data-Input - Absolute Values'.J106]/[$'Data-Input - Absolute Values'.J107])" office:value-type="float" office:value="-0.07478560726" calcext:value-type="float">
            <text:p>-0.07479</text:p>
          </table:table-cell>
          <table:table-cell table:style-name="ce11" table:formula="of:=LN([$'Data-Input - Absolute Values'.K106]/[$'Data-Input - Absolute Values'.K107])" office:value-type="float" office:value="-0.1953104622" calcext:value-type="float">
            <text:p>-0.19531</text:p>
          </table:table-cell>
          <table:table-cell table:style-name="ce11" table:formula="of:=LN([$'Data-Input - Absolute Values'.L106]/[$'Data-Input - Absolute Values'.L107])" office:value-type="float" office:value="-0.173841256" calcext:value-type="float">
            <text:p>-0.17384</text:p>
          </table:table-cell>
          <table:table-cell table:style-name="ce11" table:formula="of:=LN([$'Data-Input - Absolute Values'.M106]/[$'Data-Input - Absolute Values'.M107])" office:value-type="float" office:value="-0.1768523356" calcext:value-type="float">
            <text:p>-0.1768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1-20" calcext:value-type="date">
            <text:p>2022-01-20</text:p>
          </table:table-cell>
          <table:table-cell table:style-name="ce11" table:formula="of:=LN([$'Data-Input - Absolute Values'.B107]/[$'Data-Input - Absolute Values'.B108])" office:value-type="float" office:value="0.01604512034" calcext:value-type="float">
            <text:p>0.01605</text:p>
          </table:table-cell>
          <table:table-cell table:style-name="ce11" table:formula="of:=LN([$'Data-Input - Absolute Values'.C107]/[$'Data-Input - Absolute Values'.C108])" office:value-type="float" office:value="-0.1154016772" calcext:value-type="float">
            <text:p>-0.11540</text:p>
          </table:table-cell>
          <table:table-cell table:style-name="ce11" table:formula="of:=LN([$'Data-Input - Absolute Values'.D107]/[$'Data-Input - Absolute Values'.D108])" office:value-type="float" office:value="-0.02773980839" calcext:value-type="float">
            <text:p>-0.02774</text:p>
          </table:table-cell>
          <table:table-cell table:style-name="ce11" table:formula="of:=LN([$'Data-Input - Absolute Values'.E107]/[$'Data-Input - Absolute Values'.E108])" office:value-type="float" office:value="-0.01644362341" calcext:value-type="float">
            <text:p>-0.01644</text:p>
          </table:table-cell>
          <table:table-cell table:style-name="ce11" table:formula="of:=LN([$'Data-Input - Absolute Values'.F107]/[$'Data-Input - Absolute Values'.F108])" office:value-type="float" office:value="-0.00967393572" calcext:value-type="float">
            <text:p>-0.00967</text:p>
          </table:table-cell>
          <table:table-cell table:style-name="ce11" table:formula="of:=LN([$'Data-Input - Absolute Values'.G107]/[$'Data-Input - Absolute Values'.G108])" office:value-type="float" office:value="-0.01671636558" calcext:value-type="float">
            <text:p>-0.01672</text:p>
          </table:table-cell>
          <table:table-cell table:style-name="ce11" table:formula="of:=LN([$'Data-Input - Absolute Values'.H107]/[$'Data-Input - Absolute Values'.H108])" office:value-type="float" office:value="-0.007257779995" calcext:value-type="float">
            <text:p>-0.00726</text:p>
          </table:table-cell>
          <table:table-cell table:style-name="ce11" table:formula="of:=LN([$'Data-Input - Absolute Values'.I107]/[$'Data-Input - Absolute Values'.I108])" office:value-type="float" office:value="-0.0148313021" calcext:value-type="float">
            <text:p>-0.01483</text:p>
          </table:table-cell>
          <table:table-cell table:style-name="ce11" table:formula="of:=LN([$'Data-Input - Absolute Values'.J107]/[$'Data-Input - Absolute Values'.J108])" office:value-type="float" office:value="-0.03250470379" calcext:value-type="float">
            <text:p>-0.03250</text:p>
          </table:table-cell>
          <table:table-cell table:style-name="ce11" table:formula="of:=LN([$'Data-Input - Absolute Values'.K107]/[$'Data-Input - Absolute Values'.K108])" office:value-type="float" office:value="-0.06666989596" calcext:value-type="float">
            <text:p>-0.06667</text:p>
          </table:table-cell>
          <table:table-cell table:style-name="ce11" table:formula="of:=LN([$'Data-Input - Absolute Values'.L107]/[$'Data-Input - Absolute Values'.L108])" office:value-type="float" office:value="0.03197139195" calcext:value-type="float">
            <text:p>0.03197</text:p>
          </table:table-cell>
          <table:table-cell table:style-name="ce11" table:formula="of:=LN([$'Data-Input - Absolute Values'.M107]/[$'Data-Input - Absolute Values'.M108])" office:value-type="float" office:value="-0.03928249496" calcext:value-type="float">
            <text:p>-0.0392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1-13" calcext:value-type="date">
            <text:p>2022-01-13</text:p>
          </table:table-cell>
          <table:table-cell table:style-name="ce11" table:formula="of:=LN([$'Data-Input - Absolute Values'.B108]/[$'Data-Input - Absolute Values'.B109])" office:value-type="float" office:value="-0.04324898868" calcext:value-type="float">
            <text:p>-0.04325</text:p>
          </table:table-cell>
          <table:table-cell table:style-name="ce11" table:formula="of:=LN([$'Data-Input - Absolute Values'.C108]/[$'Data-Input - Absolute Values'.C109])" office:value-type="float" office:value="0.003822008475" calcext:value-type="float">
            <text:p>0.00382</text:p>
          </table:table-cell>
          <table:table-cell table:style-name="ce11" table:formula="of:=LN([$'Data-Input - Absolute Values'.D108]/[$'Data-Input - Absolute Values'.D109])" office:value-type="float" office:value="0.0592616926" calcext:value-type="float">
            <text:p>0.05926</text:p>
          </table:table-cell>
          <table:table-cell table:style-name="ce11" table:formula="of:=LN([$'Data-Input - Absolute Values'.E108]/[$'Data-Input - Absolute Values'.E109])" office:value-type="float" office:value="0.04125788694" calcext:value-type="float">
            <text:p>0.04126</text:p>
          </table:table-cell>
          <table:table-cell table:style-name="ce11" table:formula="of:=LN([$'Data-Input - Absolute Values'.F108]/[$'Data-Input - Absolute Values'.F109])" office:value-type="float" office:value="0.002242439306" calcext:value-type="float">
            <text:p>0.00224</text:p>
          </table:table-cell>
          <table:table-cell table:style-name="ce11" table:formula="of:=LN([$'Data-Input - Absolute Values'.G108]/[$'Data-Input - Absolute Values'.G109])" office:value-type="float" office:value="-0.005850963814" calcext:value-type="float">
            <text:p>-0.00585</text:p>
          </table:table-cell>
          <table:table-cell table:style-name="ce11" table:formula="of:=LN([$'Data-Input - Absolute Values'.H108]/[$'Data-Input - Absolute Values'.H109])" office:value-type="float" office:value="-0.003609231836" calcext:value-type="float">
            <text:p>-0.00361</text:p>
          </table:table-cell>
          <table:table-cell table:style-name="ce11" table:formula="of:=LN([$'Data-Input - Absolute Values'.I108]/[$'Data-Input - Absolute Values'.I109])" office:value-type="float" office:value="0.01497466574" calcext:value-type="float">
            <text:p>0.01497</text:p>
          </table:table-cell>
          <table:table-cell table:style-name="ce11" table:formula="of:=LN([$'Data-Input - Absolute Values'.J108]/[$'Data-Input - Absolute Values'.J109])" office:value-type="float" office:value="-0.027700819" calcext:value-type="float">
            <text:p>-0.02770</text:p>
          </table:table-cell>
          <table:table-cell table:style-name="ce11" table:formula="of:=LN([$'Data-Input - Absolute Values'.K108]/[$'Data-Input - Absolute Values'.K109])" office:value-type="float" office:value="-0.0645155624" calcext:value-type="float">
            <text:p>-0.06452</text:p>
          </table:table-cell>
          <table:table-cell table:style-name="ce11" table:formula="of:=LN([$'Data-Input - Absolute Values'.L108]/[$'Data-Input - Absolute Values'.L109])" office:value-type="float" office:value="-0.04585926762" calcext:value-type="float">
            <text:p>-0.04586</text:p>
          </table:table-cell>
          <table:table-cell table:style-name="ce11" table:formula="of:=LN([$'Data-Input - Absolute Values'.M108]/[$'Data-Input - Absolute Values'.M109])" office:value-type="float" office:value="-0.01233084494" calcext:value-type="float">
            <text:p>-0.0123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2-01-06" calcext:value-type="date">
            <text:p>2022-01-06</text:p>
          </table:table-cell>
          <table:table-cell table:style-name="ce11" table:formula="of:=LN([$'Data-Input - Absolute Values'.B109]/[$'Data-Input - Absolute Values'.B110])" office:value-type="float" office:value="-0.08391460808" calcext:value-type="float">
            <text:p>-0.08391</text:p>
          </table:table-cell>
          <table:table-cell table:style-name="ce11" table:formula="of:=LN([$'Data-Input - Absolute Values'.C109]/[$'Data-Input - Absolute Values'.C110])" office:value-type="float" office:value="0.04575184144" calcext:value-type="float">
            <text:p>0.04575</text:p>
          </table:table-cell>
          <table:table-cell table:style-name="ce11" table:formula="of:=LN([$'Data-Input - Absolute Values'.D109]/[$'Data-Input - Absolute Values'.D110])" office:value-type="float" office:value="0.06410087933" calcext:value-type="float">
            <text:p>0.06410</text:p>
          </table:table-cell>
          <table:table-cell table:style-name="ce11" table:formula="of:=LN([$'Data-Input - Absolute Values'.E109]/[$'Data-Input - Absolute Values'.E110])" office:value-type="float" office:value="0.03362766371" calcext:value-type="float">
            <text:p>0.03363</text:p>
          </table:table-cell>
          <table:table-cell table:style-name="ce11" table:formula="of:=LN([$'Data-Input - Absolute Values'.F109]/[$'Data-Input - Absolute Values'.F110])" office:value-type="float" office:value="-0.01086619832" calcext:value-type="float">
            <text:p>-0.01087</text:p>
          </table:table-cell>
          <table:table-cell table:style-name="ce11" table:formula="of:=LN([$'Data-Input - Absolute Values'.G109]/[$'Data-Input - Absolute Values'.G110])" office:value-type="float" office:value="-0.02313866881" calcext:value-type="float">
            <text:p>-0.02314</text:p>
          </table:table-cell>
          <table:table-cell table:style-name="ce11" table:formula="of:=LN([$'Data-Input - Absolute Values'.H109]/[$'Data-Input - Absolute Values'.H110])" office:value-type="float" office:value="-0.005728449084" calcext:value-type="float">
            <text:p>-0.00573</text:p>
          </table:table-cell>
          <table:table-cell table:style-name="ce11" table:formula="of:=LN([$'Data-Input - Absolute Values'.I109]/[$'Data-Input - Absolute Values'.I110])" office:value-type="float" office:value="-0.01973299229" calcext:value-type="float">
            <text:p>-0.01973</text:p>
          </table:table-cell>
          <table:table-cell table:style-name="ce11" table:formula="of:=LN([$'Data-Input - Absolute Values'.J109]/[$'Data-Input - Absolute Values'.J110])" office:value-type="float" office:value="-0.07015055496" calcext:value-type="float">
            <text:p>-0.07015</text:p>
          </table:table-cell>
          <table:table-cell table:style-name="ce11" table:formula="of:=LN([$'Data-Input - Absolute Values'.K109]/[$'Data-Input - Absolute Values'.K110])" office:value-type="float" office:value="-0.05840943252" calcext:value-type="float">
            <text:p>-0.05841</text:p>
          </table:table-cell>
          <table:table-cell table:style-name="ce11" table:formula="of:=LN([$'Data-Input - Absolute Values'.L109]/[$'Data-Input - Absolute Values'.L110])" office:value-type="float" office:value="-0.03500900412" calcext:value-type="float">
            <text:p>-0.03501</text:p>
          </table:table-cell>
          <table:table-cell table:style-name="ce11" table:formula="of:=LN([$'Data-Input - Absolute Values'.M109]/[$'Data-Input - Absolute Values'.M110])" office:value-type="float" office:value="-0.06111324064" calcext:value-type="float">
            <text:p>-0.0611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12-29" calcext:value-type="date">
            <text:p>2021-12-29</text:p>
          </table:table-cell>
          <table:table-cell table:style-name="ce11" table:formula="of:=LN([$'Data-Input - Absolute Values'.B110]/[$'Data-Input - Absolute Values'.B111])" office:value-type="float" office:value="0.04245880869" calcext:value-type="float">
            <text:p>0.04246</text:p>
          </table:table-cell>
          <table:table-cell table:style-name="ce11" table:formula="of:=LN([$'Data-Input - Absolute Values'.C110]/[$'Data-Input - Absolute Values'.C111])" office:value-type="float" office:value="0.0106506476" calcext:value-type="float">
            <text:p>0.01065</text:p>
          </table:table-cell>
          <table:table-cell table:style-name="ce11" table:formula="of:=LN([$'Data-Input - Absolute Values'.D110]/[$'Data-Input - Absolute Values'.D111])" office:value-type="float" office:value="0.0175943084" calcext:value-type="float">
            <text:p>0.01759</text:p>
          </table:table-cell>
          <table:table-cell table:style-name="ce11" table:formula="of:=LN([$'Data-Input - Absolute Values'.E110]/[$'Data-Input - Absolute Values'.E111])" office:value-type="float" office:value="0.02907745078" calcext:value-type="float">
            <text:p>0.02908</text:p>
          </table:table-cell>
          <table:table-cell table:style-name="ce11" table:formula="of:=LN([$'Data-Input - Absolute Values'.F110]/[$'Data-Input - Absolute Values'.F111])" office:value-type="float" office:value="-0.01546814567" calcext:value-type="float">
            <text:p>-0.01547</text:p>
          </table:table-cell>
          <table:table-cell table:style-name="ce11" table:formula="of:=LN([$'Data-Input - Absolute Values'.G110]/[$'Data-Input - Absolute Values'.G111])" office:value-type="float" office:value="0.002532775812" calcext:value-type="float">
            <text:p>0.00253</text:p>
          </table:table-cell>
          <table:table-cell table:style-name="ce11" table:formula="of:=LN([$'Data-Input - Absolute Values'.H110]/[$'Data-Input - Absolute Values'.H111])" office:value-type="float" office:value="0" calcext:value-type="float">
            <text:p>0.00000</text:p>
          </table:table-cell>
          <table:table-cell table:style-name="ce11" table:formula="of:=LN([$'Data-Input - Absolute Values'.I110]/[$'Data-Input - Absolute Values'.I111])" office:value-type="float" office:value="-0.02883026873" calcext:value-type="float">
            <text:p>-0.02883</text:p>
          </table:table-cell>
          <table:table-cell table:style-name="ce11" table:formula="of:=LN([$'Data-Input - Absolute Values'.J110]/[$'Data-Input - Absolute Values'.J111])" office:value-type="float" office:value="-0.05856553347" calcext:value-type="float">
            <text:p>-0.05857</text:p>
          </table:table-cell>
          <table:table-cell table:style-name="ce11" table:formula="of:=LN([$'Data-Input - Absolute Values'.K110]/[$'Data-Input - Absolute Values'.K111])" office:value-type="float" office:value="-0.1080105769" calcext:value-type="float">
            <text:p>-0.10801</text:p>
          </table:table-cell>
          <table:table-cell table:style-name="ce11" table:formula="of:=LN([$'Data-Input - Absolute Values'.L110]/[$'Data-Input - Absolute Values'.L111])" office:value-type="float" office:value="0.03271299463" calcext:value-type="float">
            <text:p>0.03271</text:p>
          </table:table-cell>
          <table:table-cell table:style-name="ce11" table:formula="of:=LN([$'Data-Input - Absolute Values'.M110]/[$'Data-Input - Absolute Values'.M111])" office:value-type="float" office:value="-0.0684302572" calcext:value-type="float">
            <text:p>-0.0684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12-21" calcext:value-type="date">
            <text:p>2021-12-21</text:p>
          </table:table-cell>
          <table:table-cell table:style-name="ce11" table:formula="of:=LN([$'Data-Input - Absolute Values'.B111]/[$'Data-Input - Absolute Values'.B112])" office:value-type="float" office:value="-0.007745972115" calcext:value-type="float">
            <text:p>-0.00775</text:p>
          </table:table-cell>
          <table:table-cell table:style-name="ce11" table:formula="of:=LN([$'Data-Input - Absolute Values'.C111]/[$'Data-Input - Absolute Values'.C112])" office:value-type="float" office:value="-0.02486552803" calcext:value-type="float">
            <text:p>-0.02487</text:p>
          </table:table-cell>
          <table:table-cell table:style-name="ce11" table:formula="of:=LN([$'Data-Input - Absolute Values'.D111]/[$'Data-Input - Absolute Values'.D112])" office:value-type="float" office:value="0.007780187319" calcext:value-type="float">
            <text:p>0.00778</text:p>
          </table:table-cell>
          <table:table-cell table:style-name="ce11" table:formula="of:=LN([$'Data-Input - Absolute Values'.E111]/[$'Data-Input - Absolute Values'.E112])" office:value-type="float" office:value="-0.00666538441" calcext:value-type="float">
            <text:p>-0.00667</text:p>
          </table:table-cell>
          <table:table-cell table:style-name="ce11" table:formula="of:=LN([$'Data-Input - Absolute Values'.F111]/[$'Data-Input - Absolute Values'.F112])" office:value-type="float" office:value="-0.01680211626" calcext:value-type="float">
            <text:p>-0.01680</text:p>
          </table:table-cell>
          <table:table-cell table:style-name="ce11" table:formula="of:=LN([$'Data-Input - Absolute Values'.G111]/[$'Data-Input - Absolute Values'.G112])" office:value-type="float" office:value="-0.008996096015" calcext:value-type="float">
            <text:p>-0.00900</text:p>
          </table:table-cell>
          <table:table-cell table:style-name="ce11" table:formula="of:=LN([$'Data-Input - Absolute Values'.H111]/[$'Data-Input - Absolute Values'.H112])" office:value-type="float" office:value="0.001579327612" calcext:value-type="float">
            <text:p>0.00158</text:p>
          </table:table-cell>
          <table:table-cell table:style-name="ce11" table:formula="of:=LN([$'Data-Input - Absolute Values'.I111]/[$'Data-Input - Absolute Values'.I112])" office:value-type="float" office:value="-0.03278168914" calcext:value-type="float">
            <text:p>-0.03278</text:p>
          </table:table-cell>
          <table:table-cell table:style-name="ce11" table:formula="of:=LN([$'Data-Input - Absolute Values'.J111]/[$'Data-Input - Absolute Values'.J112])" office:value-type="float" office:value="0.009850107414" calcext:value-type="float">
            <text:p>0.00985</text:p>
          </table:table-cell>
          <table:table-cell table:style-name="ce11" table:formula="of:=LN([$'Data-Input - Absolute Values'.K111]/[$'Data-Input - Absolute Values'.K112])" office:value-type="float" office:value="0.03935894817" calcext:value-type="float">
            <text:p>0.03936</text:p>
          </table:table-cell>
          <table:table-cell table:style-name="ce11" table:formula="of:=LN([$'Data-Input - Absolute Values'.L111]/[$'Data-Input - Absolute Values'.L112])" office:value-type="float" office:value="0.00654869597" calcext:value-type="float">
            <text:p>0.00655</text:p>
          </table:table-cell>
          <table:table-cell table:style-name="ce11" table:formula="of:=LN([$'Data-Input - Absolute Values'.M111]/[$'Data-Input - Absolute Values'.M112])" office:value-type="float" office:value="0.02652648021" calcext:value-type="float">
            <text:p>0.0265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12-14" calcext:value-type="date">
            <text:p>2021-12-14</text:p>
          </table:table-cell>
          <table:table-cell table:style-name="ce11" table:formula="of:=LN([$'Data-Input - Absolute Values'.B112]/[$'Data-Input - Absolute Values'.B113])" office:value-type="float" office:value="-0.014807521" calcext:value-type="float">
            <text:p>-0.01481</text:p>
          </table:table-cell>
          <table:table-cell table:style-name="ce11" table:formula="of:=LN([$'Data-Input - Absolute Values'.C112]/[$'Data-Input - Absolute Values'.C113])" office:value-type="float" office:value="-0.0170729028" calcext:value-type="float">
            <text:p>-0.01707</text:p>
          </table:table-cell>
          <table:table-cell table:style-name="ce11" table:formula="of:=LN([$'Data-Input - Absolute Values'.D112]/[$'Data-Input - Absolute Values'.D113])" office:value-type="float" office:value="-0.0415775669" calcext:value-type="float">
            <text:p>-0.04158</text:p>
          </table:table-cell>
          <table:table-cell table:style-name="ce11" table:formula="of:=LN([$'Data-Input - Absolute Values'.E112]/[$'Data-Input - Absolute Values'.E113])" office:value-type="float" office:value="-0.005455976122" calcext:value-type="float">
            <text:p>-0.00546</text:p>
          </table:table-cell>
          <table:table-cell table:style-name="ce11" table:formula="of:=LN([$'Data-Input - Absolute Values'.F112]/[$'Data-Input - Absolute Values'.F113])" office:value-type="float" office:value="-0.002484368712" calcext:value-type="float">
            <text:p>-0.00248</text:p>
          </table:table-cell>
          <table:table-cell table:style-name="ce11" table:formula="of:=LN([$'Data-Input - Absolute Values'.G112]/[$'Data-Input - Absolute Values'.G113])" office:value-type="float" office:value="-0.01021315446" calcext:value-type="float">
            <text:p>-0.01021</text:p>
          </table:table-cell>
          <table:table-cell table:style-name="ce11" table:formula="of:=LN([$'Data-Input - Absolute Values'.H112]/[$'Data-Input - Absolute Values'.H113])" office:value-type="float" office:value="-0.001840693395" calcext:value-type="float">
            <text:p>-0.00184</text:p>
          </table:table-cell>
          <table:table-cell table:style-name="ce11" table:formula="of:=LN([$'Data-Input - Absolute Values'.I112]/[$'Data-Input - Absolute Values'.I113])" office:value-type="float" office:value="-0.009562091911" calcext:value-type="float">
            <text:p>-0.00956</text:p>
          </table:table-cell>
          <table:table-cell table:style-name="ce11" table:formula="of:=LN([$'Data-Input - Absolute Values'.J112]/[$'Data-Input - Absolute Values'.J113])" office:value-type="float" office:value="-0.04481638796" calcext:value-type="float">
            <text:p>-0.04482</text:p>
          </table:table-cell>
          <table:table-cell table:style-name="ce11" table:formula="of:=LN([$'Data-Input - Absolute Values'.K112]/[$'Data-Input - Absolute Values'.K113])" office:value-type="float" office:value="-0.1103356188" calcext:value-type="float">
            <text:p>-0.11034</text:p>
          </table:table-cell>
          <table:table-cell table:style-name="ce11" table:formula="of:=LN([$'Data-Input - Absolute Values'.L112]/[$'Data-Input - Absolute Values'.L113])" office:value-type="float" office:value="-0.08392128394" calcext:value-type="float">
            <text:p>-0.08392</text:p>
          </table:table-cell>
          <table:table-cell table:style-name="ce11" table:formula="of:=LN([$'Data-Input - Absolute Values'.M112]/[$'Data-Input - Absolute Values'.M113])" office:value-type="float" office:value="-0.07420536161" calcext:value-type="float">
            <text:p>-0.0742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12-07" calcext:value-type="date">
            <text:p>2021-12-07</text:p>
          </table:table-cell>
          <table:table-cell table:style-name="ce11" table:formula="of:=LN([$'Data-Input - Absolute Values'.B113]/[$'Data-Input - Absolute Values'.B114])" office:value-type="float" office:value="0.01635192285" calcext:value-type="float">
            <text:p>0.01635</text:p>
          </table:table-cell>
          <table:table-cell table:style-name="ce11" table:formula="of:=LN([$'Data-Input - Absolute Values'.C113]/[$'Data-Input - Absolute Values'.C114])" office:value-type="float" office:value="0.03243375099" calcext:value-type="float">
            <text:p>0.03243</text:p>
          </table:table-cell>
          <table:table-cell table:style-name="ce11" table:formula="of:=LN([$'Data-Input - Absolute Values'.D113]/[$'Data-Input - Absolute Values'.D114])" office:value-type="float" office:value="0.0720185924" calcext:value-type="float">
            <text:p>0.07202</text:p>
          </table:table-cell>
          <table:table-cell table:style-name="ce11" table:formula="of:=LN([$'Data-Input - Absolute Values'.E113]/[$'Data-Input - Absolute Values'.E114])" office:value-type="float" office:value="0.05061849603" calcext:value-type="float">
            <text:p>0.05062</text:p>
          </table:table-cell>
          <table:table-cell table:style-name="ce11" table:formula="of:=LN([$'Data-Input - Absolute Values'.F113]/[$'Data-Input - Absolute Values'.F114])" office:value-type="float" office:value="0.0269042414" calcext:value-type="float">
            <text:p>0.02690</text:p>
          </table:table-cell>
          <table:table-cell table:style-name="ce11" table:formula="of:=LN([$'Data-Input - Absolute Values'.G113]/[$'Data-Input - Absolute Values'.G114])" office:value-type="float" office:value="0.008586160146" calcext:value-type="float">
            <text:p>0.00859</text:p>
          </table:table-cell>
          <table:table-cell table:style-name="ce11" table:formula="of:=LN([$'Data-Input - Absolute Values'.H113]/[$'Data-Input - Absolute Values'.H114])" office:value-type="float" office:value="-0.002976681654" calcext:value-type="float">
            <text:p>-0.00298</text:p>
          </table:table-cell>
          <table:table-cell table:style-name="ce11" table:formula="of:=LN([$'Data-Input - Absolute Values'.I113]/[$'Data-Input - Absolute Values'.I114])" office:value-type="float" office:value="0.01164853234" calcext:value-type="float">
            <text:p>0.01165</text:p>
          </table:table-cell>
          <table:table-cell table:style-name="ce11" table:formula="of:=LN([$'Data-Input - Absolute Values'.J113]/[$'Data-Input - Absolute Values'.J114])" office:value-type="float" office:value="-0.1124818445" calcext:value-type="float">
            <text:p>-0.11248</text:p>
          </table:table-cell>
          <table:table-cell table:style-name="ce11" table:formula="of:=LN([$'Data-Input - Absolute Values'.K113]/[$'Data-Input - Absolute Values'.K114])" office:value-type="float" office:value="-0.0666910627" calcext:value-type="float">
            <text:p>-0.06669</text:p>
          </table:table-cell>
          <table:table-cell table:style-name="ce11" table:formula="of:=LN([$'Data-Input - Absolute Values'.L113]/[$'Data-Input - Absolute Values'.L114])" office:value-type="float" office:value="-0.1153763175" calcext:value-type="float">
            <text:p>-0.11538</text:p>
          </table:table-cell>
          <table:table-cell table:style-name="ce11" table:formula="of:=LN([$'Data-Input - Absolute Values'.M113]/[$'Data-Input - Absolute Values'.M114])" office:value-type="float" office:value="-0.242982712" calcext:value-type="float">
            <text:p>-0.2429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11-30" calcext:value-type="date">
            <text:p>2021-11-30</text:p>
          </table:table-cell>
          <table:table-cell table:style-name="ce11" table:formula="of:=LN([$'Data-Input - Absolute Values'.B114]/[$'Data-Input - Absolute Values'.B115])" office:value-type="float" office:value="-0.02894337604" calcext:value-type="float">
            <text:p>-0.02894</text:p>
          </table:table-cell>
          <table:table-cell table:style-name="ce11" table:formula="of:=LN([$'Data-Input - Absolute Values'.C114]/[$'Data-Input - Absolute Values'.C115])" office:value-type="float" office:value="-0.07001475614" calcext:value-type="float">
            <text:p>-0.07001</text:p>
          </table:table-cell>
          <table:table-cell table:style-name="ce11" table:formula="of:=LN([$'Data-Input - Absolute Values'.D114]/[$'Data-Input - Absolute Values'.D115])" office:value-type="float" office:value="-0.06862916899" calcext:value-type="float">
            <text:p>-0.06863</text:p>
          </table:table-cell>
          <table:table-cell table:style-name="ce11" table:formula="of:=LN([$'Data-Input - Absolute Values'.E114]/[$'Data-Input - Absolute Values'.E115])" office:value-type="float" office:value="-0.04085470044" calcext:value-type="float">
            <text:p>-0.04085</text:p>
          </table:table-cell>
          <table:table-cell table:style-name="ce11" table:formula="of:=LN([$'Data-Input - Absolute Values'.F114]/[$'Data-Input - Absolute Values'.F115])" office:value-type="float" office:value="0.007397644473" calcext:value-type="float">
            <text:p>0.00740</text:p>
          </table:table-cell>
          <table:table-cell table:style-name="ce11" table:formula="of:=LN([$'Data-Input - Absolute Values'.G114]/[$'Data-Input - Absolute Values'.G115])" office:value-type="float" office:value="0.009730535954" calcext:value-type="float">
            <text:p>0.00973</text:p>
          </table:table-cell>
          <table:table-cell table:style-name="ce11" table:formula="of:=LN([$'Data-Input - Absolute Values'.H114]/[$'Data-Input - Absolute Values'.H115])" office:value-type="float" office:value="0.005312033236" calcext:value-type="float">
            <text:p>0.00531</text:p>
          </table:table-cell>
          <table:table-cell table:style-name="ce11" table:formula="of:=LN([$'Data-Input - Absolute Values'.I114]/[$'Data-Input - Absolute Values'.I115])" office:value-type="float" office:value="0.0331461401" calcext:value-type="float">
            <text:p>0.03315</text:p>
          </table:table-cell>
          <table:table-cell table:style-name="ce11" table:formula="of:=LN([$'Data-Input - Absolute Values'.J114]/[$'Data-Input - Absolute Values'.J115])" office:value-type="float" office:value="-0.01806467398" calcext:value-type="float">
            <text:p>-0.01806</text:p>
          </table:table-cell>
          <table:table-cell table:style-name="ce11" table:formula="of:=LN([$'Data-Input - Absolute Values'.K114]/[$'Data-Input - Absolute Values'.K115])" office:value-type="float" office:value="0.058102368" calcext:value-type="float">
            <text:p>0.05810</text:p>
          </table:table-cell>
          <table:table-cell table:style-name="ce11" table:formula="of:=LN([$'Data-Input - Absolute Values'.L114]/[$'Data-Input - Absolute Values'.L115])" office:value-type="float" office:value="-0.125167422" calcext:value-type="float">
            <text:p>-0.12517</text:p>
          </table:table-cell>
          <table:table-cell table:style-name="ce11" table:formula="of:=LN([$'Data-Input - Absolute Values'.M114]/[$'Data-Input - Absolute Values'.M115])" office:value-type="float" office:value="-0.04754796885" calcext:value-type="float">
            <text:p>-0.0475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11-23" calcext:value-type="date">
            <text:p>2021-11-23</text:p>
          </table:table-cell>
          <table:table-cell table:style-name="ce11" table:formula="of:=LN([$'Data-Input - Absolute Values'.B115]/[$'Data-Input - Absolute Values'.B116])" office:value-type="float" office:value="-0.003164823163" calcext:value-type="float">
            <text:p>-0.00316</text:p>
          </table:table-cell>
          <table:table-cell table:style-name="ce11" table:formula="of:=LN([$'Data-Input - Absolute Values'.C115]/[$'Data-Input - Absolute Values'.C116])" office:value-type="float" office:value="0.02434855846" calcext:value-type="float">
            <text:p>0.02435</text:p>
          </table:table-cell>
          <table:table-cell table:style-name="ce11" table:formula="of:=LN([$'Data-Input - Absolute Values'.D115]/[$'Data-Input - Absolute Values'.D116])" office:value-type="float" office:value="-0.00929341068" calcext:value-type="float">
            <text:p>-0.00929</text:p>
          </table:table-cell>
          <table:table-cell table:style-name="ce11" table:formula="of:=LN([$'Data-Input - Absolute Values'.E115]/[$'Data-Input - Absolute Values'.E116])" office:value-type="float" office:value="-0.003134798805" calcext:value-type="float">
            <text:p>-0.00313</text:p>
          </table:table-cell>
          <table:table-cell table:style-name="ce11" table:formula="of:=LN([$'Data-Input - Absolute Values'.F115]/[$'Data-Input - Absolute Values'.F116])" office:value-type="float" office:value="-0.009495085588" calcext:value-type="float">
            <text:p>-0.00950</text:p>
          </table:table-cell>
          <table:table-cell table:style-name="ce11" table:formula="of:=LN([$'Data-Input - Absolute Values'.G115]/[$'Data-Input - Absolute Values'.G116])" office:value-type="float" office:value="-0.007253623043" calcext:value-type="float">
            <text:p>-0.00725</text:p>
          </table:table-cell>
          <table:table-cell table:style-name="ce11" table:formula="of:=LN([$'Data-Input - Absolute Values'.H115]/[$'Data-Input - Absolute Values'.H116])" office:value-type="float" office:value="-0.006729604605" calcext:value-type="float">
            <text:p>-0.00673</text:p>
          </table:table-cell>
          <table:table-cell table:style-name="ce11" table:formula="of:=LN([$'Data-Input - Absolute Values'.I115]/[$'Data-Input - Absolute Values'.I116])" office:value-type="float" office:value="0.001074815699" calcext:value-type="float">
            <text:p>0.00107</text:p>
          </table:table-cell>
          <table:table-cell table:style-name="ce11" table:formula="of:=LN([$'Data-Input - Absolute Values'.J115]/[$'Data-Input - Absolute Values'.J116])" office:value-type="float" office:value="-0.03763200804" calcext:value-type="float">
            <text:p>-0.03763</text:p>
          </table:table-cell>
          <table:table-cell table:style-name="ce11" table:formula="of:=LN([$'Data-Input - Absolute Values'.K115]/[$'Data-Input - Absolute Values'.K116])" office:value-type="float" office:value="0.0347049728" calcext:value-type="float">
            <text:p>0.03470</text:p>
          </table:table-cell>
          <table:table-cell table:style-name="ce11" table:formula="of:=LN([$'Data-Input - Absolute Values'.L115]/[$'Data-Input - Absolute Values'.L116])" office:value-type="float" office:value="-0.06485939391" calcext:value-type="float">
            <text:p>-0.06486</text:p>
          </table:table-cell>
          <table:table-cell table:style-name="ce11" table:formula="of:=LN([$'Data-Input - Absolute Values'.M115]/[$'Data-Input - Absolute Values'.M116])" office:value-type="float" office:value="-0.05819885037" calcext:value-type="float">
            <text:p>-0.0582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11-16" calcext:value-type="date">
            <text:p>2021-11-16</text:p>
          </table:table-cell>
          <table:table-cell table:style-name="ce11" table:formula="of:=LN([$'Data-Input - Absolute Values'.B116]/[$'Data-Input - Absolute Values'.B117])" office:value-type="float" office:value="0.03572110636" calcext:value-type="float">
            <text:p>0.03572</text:p>
          </table:table-cell>
          <table:table-cell table:style-name="ce11" table:formula="of:=LN([$'Data-Input - Absolute Values'.C116]/[$'Data-Input - Absolute Values'.C117])" office:value-type="float" office:value="0.01656809955" calcext:value-type="float">
            <text:p>0.01657</text:p>
          </table:table-cell>
          <table:table-cell table:style-name="ce11" table:formula="of:=LN([$'Data-Input - Absolute Values'.D116]/[$'Data-Input - Absolute Values'.D117])" office:value-type="float" office:value="0.07338742451" calcext:value-type="float">
            <text:p>0.07339</text:p>
          </table:table-cell>
          <table:table-cell table:style-name="ce11" table:formula="of:=LN([$'Data-Input - Absolute Values'.E116]/[$'Data-Input - Absolute Values'.E117])" office:value-type="float" office:value="0.007264192147" calcext:value-type="float">
            <text:p>0.00726</text:p>
          </table:table-cell>
          <table:table-cell table:style-name="ce11" table:formula="of:=LN([$'Data-Input - Absolute Values'.F116]/[$'Data-Input - Absolute Values'.F117])" office:value-type="float" office:value="-0.02247419711" calcext:value-type="float">
            <text:p>-0.02247</text:p>
          </table:table-cell>
          <table:table-cell table:style-name="ce11" table:formula="of:=LN([$'Data-Input - Absolute Values'.G116]/[$'Data-Input - Absolute Values'.G117])" office:value-type="float" office:value="-0.02297502471" calcext:value-type="float">
            <text:p>-0.02298</text:p>
          </table:table-cell>
          <table:table-cell table:style-name="ce11" table:formula="of:=LN([$'Data-Input - Absolute Values'.H116]/[$'Data-Input - Absolute Values'.H117])" office:value-type="float" office:value="-0.007497935043" calcext:value-type="float">
            <text:p>-0.00750</text:p>
          </table:table-cell>
          <table:table-cell table:style-name="ce11" table:formula="of:=LN([$'Data-Input - Absolute Values'.I116]/[$'Data-Input - Absolute Values'.I117])" office:value-type="float" office:value="-0.01915143219" calcext:value-type="float">
            <text:p>-0.01915</text:p>
          </table:table-cell>
          <table:table-cell table:style-name="ce11" table:formula="of:=LN([$'Data-Input - Absolute Values'.J116]/[$'Data-Input - Absolute Values'.J117])" office:value-type="float" office:value="-0.08294309519" calcext:value-type="float">
            <text:p>-0.08294</text:p>
          </table:table-cell>
          <table:table-cell table:style-name="ce11" table:formula="of:=LN([$'Data-Input - Absolute Values'.K116]/[$'Data-Input - Absolute Values'.K117])" office:value-type="float" office:value="-0.09100372606" calcext:value-type="float">
            <text:p>-0.09100</text:p>
          </table:table-cell>
          <table:table-cell table:style-name="ce11" table:formula="of:=LN([$'Data-Input - Absolute Values'.L116]/[$'Data-Input - Absolute Values'.L117])" office:value-type="float" office:value="-0.1639165328" calcext:value-type="float">
            <text:p>-0.16392</text:p>
          </table:table-cell>
          <table:table-cell table:style-name="ce11" table:formula="of:=LN([$'Data-Input - Absolute Values'.M116]/[$'Data-Input - Absolute Values'.M117])" office:value-type="float" office:value="-0.1072570744" calcext:value-type="float">
            <text:p>-0.1072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11-09" calcext:value-type="date">
            <text:p>2021-11-09</text:p>
          </table:table-cell>
          <table:table-cell table:style-name="ce11" table:formula="of:=LN([$'Data-Input - Absolute Values'.B117]/[$'Data-Input - Absolute Values'.B118])" office:value-type="float" office:value="0.007786180006" calcext:value-type="float">
            <text:p>0.00779</text:p>
          </table:table-cell>
          <table:table-cell table:style-name="ce11" table:formula="of:=LN([$'Data-Input - Absolute Values'.C117]/[$'Data-Input - Absolute Values'.C118])" office:value-type="float" office:value="-0.02881648348" calcext:value-type="float">
            <text:p>-0.02882</text:p>
          </table:table-cell>
          <table:table-cell table:style-name="ce11" table:formula="of:=LN([$'Data-Input - Absolute Values'.D117]/[$'Data-Input - Absolute Values'.D118])" office:value-type="float" office:value="-0.001162865949" calcext:value-type="float">
            <text:p>-0.00116</text:p>
          </table:table-cell>
          <table:table-cell table:style-name="ce11" table:formula="of:=LN([$'Data-Input - Absolute Values'.E117]/[$'Data-Input - Absolute Values'.E118])" office:value-type="float" office:value="-0.005306094792" calcext:value-type="float">
            <text:p>-0.00531</text:p>
          </table:table-cell>
          <table:table-cell table:style-name="ce11" table:formula="of:=LN([$'Data-Input - Absolute Values'.F117]/[$'Data-Input - Absolute Values'.F118])" office:value-type="float" office:value="0.02206040757" calcext:value-type="float">
            <text:p>0.02206</text:p>
          </table:table-cell>
          <table:table-cell table:style-name="ce11" table:formula="of:=LN([$'Data-Input - Absolute Values'.G117]/[$'Data-Input - Absolute Values'.G118])" office:value-type="float" office:value="0.01647736784" calcext:value-type="float">
            <text:p>0.01648</text:p>
          </table:table-cell>
          <table:table-cell table:style-name="ce11" table:formula="of:=LN([$'Data-Input - Absolute Values'.H117]/[$'Data-Input - Absolute Values'.H118])" office:value-type="float" office:value="0.004774514362" calcext:value-type="float">
            <text:p>0.00477</text:p>
          </table:table-cell>
          <table:table-cell table:style-name="ce11" table:formula="of:=LN([$'Data-Input - Absolute Values'.I117]/[$'Data-Input - Absolute Values'.I118])" office:value-type="float" office:value="0.04177789326" calcext:value-type="float">
            <text:p>0.04178</text:p>
          </table:table-cell>
          <table:table-cell table:style-name="ce11" table:formula="of:=LN([$'Data-Input - Absolute Values'.J117]/[$'Data-Input - Absolute Values'.J118])" office:value-type="float" office:value="0.05767984091" calcext:value-type="float">
            <text:p>0.05768</text:p>
          </table:table-cell>
          <table:table-cell table:style-name="ce11" table:formula="of:=LN([$'Data-Input - Absolute Values'.K117]/[$'Data-Input - Absolute Values'.K118])" office:value-type="float" office:value="0.03017939794" calcext:value-type="float">
            <text:p>0.03018</text:p>
          </table:table-cell>
          <table:table-cell table:style-name="ce11" table:formula="of:=LN([$'Data-Input - Absolute Values'.L117]/[$'Data-Input - Absolute Values'.L118])" office:value-type="float" office:value="0.1404923597" calcext:value-type="float">
            <text:p>0.14049</text:p>
          </table:table-cell>
          <table:table-cell table:style-name="ce11" table:formula="of:=LN([$'Data-Input - Absolute Values'.M117]/[$'Data-Input - Absolute Values'.M118])" office:value-type="float" office:value="0.2701903415" calcext:value-type="float">
            <text:p>0.2701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11-02" calcext:value-type="date">
            <text:p>2021-11-02</text:p>
          </table:table-cell>
          <table:table-cell table:style-name="ce11" table:formula="of:=LN([$'Data-Input - Absolute Values'.B118]/[$'Data-Input - Absolute Values'.B119])" office:value-type="float" office:value="0.07369384645" calcext:value-type="float">
            <text:p>0.07369</text:p>
          </table:table-cell>
          <table:table-cell table:style-name="ce11" table:formula="of:=LN([$'Data-Input - Absolute Values'.C118]/[$'Data-Input - Absolute Values'.C119])" office:value-type="float" office:value="0.001489001967" calcext:value-type="float">
            <text:p>0.00149</text:p>
          </table:table-cell>
          <table:table-cell table:style-name="ce11" table:formula="of:=LN([$'Data-Input - Absolute Values'.D118]/[$'Data-Input - Absolute Values'.D119])" office:value-type="float" office:value="0.01627322248" calcext:value-type="float">
            <text:p>0.01627</text:p>
          </table:table-cell>
          <table:table-cell table:style-name="ce11" table:formula="of:=LN([$'Data-Input - Absolute Values'.E118]/[$'Data-Input - Absolute Values'.E119])" office:value-type="float" office:value="0.04674404252" calcext:value-type="float">
            <text:p>0.04674</text:p>
          </table:table-cell>
          <table:table-cell table:style-name="ce11" table:formula="of:=LN([$'Data-Input - Absolute Values'.F118]/[$'Data-Input - Absolute Values'.F119])" office:value-type="float" office:value="0.01055322749" calcext:value-type="float">
            <text:p>0.01055</text:p>
          </table:table-cell>
          <table:table-cell table:style-name="ce11" table:formula="of:=LN([$'Data-Input - Absolute Values'.G118]/[$'Data-Input - Absolute Values'.G119])" office:value-type="float" office:value="0.01079369941" calcext:value-type="float">
            <text:p>0.01079</text:p>
          </table:table-cell>
          <table:table-cell table:style-name="ce11" table:formula="of:=LN([$'Data-Input - Absolute Values'.H118]/[$'Data-Input - Absolute Values'.H119])" office:value-type="float" office:value="-0.001699578395" calcext:value-type="float">
            <text:p>-0.00170</text:p>
          </table:table-cell>
          <table:table-cell table:style-name="ce11" table:formula="of:=LN([$'Data-Input - Absolute Values'.I118]/[$'Data-Input - Absolute Values'.I119])" office:value-type="float" office:value="0.01819597275" calcext:value-type="float">
            <text:p>0.01820</text:p>
          </table:table-cell>
          <table:table-cell table:style-name="ce11" table:formula="of:=LN([$'Data-Input - Absolute Values'.J118]/[$'Data-Input - Absolute Values'.J119])" office:value-type="float" office:value="0.0464024553" calcext:value-type="float">
            <text:p>0.04640</text:p>
          </table:table-cell>
          <table:table-cell table:style-name="ce11" table:formula="of:=LN([$'Data-Input - Absolute Values'.K118]/[$'Data-Input - Absolute Values'.K119])" office:value-type="float" office:value="0.1053494947" calcext:value-type="float">
            <text:p>0.10535</text:p>
          </table:table-cell>
          <table:table-cell table:style-name="ce11" table:formula="of:=LN([$'Data-Input - Absolute Values'.L118]/[$'Data-Input - Absolute Values'.L119])" office:value-type="float" office:value="-0.081280449" calcext:value-type="float">
            <text:p>-0.08128</text:p>
          </table:table-cell>
          <table:table-cell table:style-name="ce11" table:formula="of:=LN([$'Data-Input - Absolute Values'.M118]/[$'Data-Input - Absolute Values'.M119])" office:value-type="float" office:value="0.01672701754" calcext:value-type="float">
            <text:p>0.0167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10-26" calcext:value-type="date">
            <text:p>2021-10-26</text:p>
          </table:table-cell>
          <table:table-cell table:style-name="ce11" table:formula="of:=LN([$'Data-Input - Absolute Values'.B119]/[$'Data-Input - Absolute Values'.B120])" office:value-type="float" office:value="0.009770840605" calcext:value-type="float">
            <text:p>0.00977</text:p>
          </table:table-cell>
          <table:table-cell table:style-name="ce11" table:formula="of:=LN([$'Data-Input - Absolute Values'.C119]/[$'Data-Input - Absolute Values'.C120])" office:value-type="float" office:value="0.0245469987" calcext:value-type="float">
            <text:p>0.02455</text:p>
          </table:table-cell>
          <table:table-cell table:style-name="ce11" table:formula="of:=LN([$'Data-Input - Absolute Values'.D119]/[$'Data-Input - Absolute Values'.D120])" office:value-type="float" office:value="-0.002621577068" calcext:value-type="float">
            <text:p>-0.00262</text:p>
          </table:table-cell>
          <table:table-cell table:style-name="ce11" table:formula="of:=LN([$'Data-Input - Absolute Values'.E119]/[$'Data-Input - Absolute Values'.E120])" office:value-type="float" office:value="0.01635816578" calcext:value-type="float">
            <text:p>0.01636</text:p>
          </table:table-cell>
          <table:table-cell table:style-name="ce11" table:formula="of:=LN([$'Data-Input - Absolute Values'.F119]/[$'Data-Input - Absolute Values'.F120])" office:value-type="float" office:value="0.007773566307" calcext:value-type="float">
            <text:p>0.00777</text:p>
          </table:table-cell>
          <table:table-cell table:style-name="ce11" table:formula="of:=LN([$'Data-Input - Absolute Values'.G119]/[$'Data-Input - Absolute Values'.G120])" office:value-type="float" office:value="-0.005216755093" calcext:value-type="float">
            <text:p>-0.00522</text:p>
          </table:table-cell>
          <table:table-cell table:style-name="ce11" table:formula="of:=LN([$'Data-Input - Absolute Values'.H119]/[$'Data-Input - Absolute Values'.H120])" office:value-type="float" office:value="-0.002472189145" calcext:value-type="float">
            <text:p>-0.00247</text:p>
          </table:table-cell>
          <table:table-cell table:style-name="ce11" table:formula="of:=LN([$'Data-Input - Absolute Values'.I119]/[$'Data-Input - Absolute Values'.I120])" office:value-type="float" office:value="0.01044367091" calcext:value-type="float">
            <text:p>0.01044</text:p>
          </table:table-cell>
          <table:table-cell table:style-name="ce11" table:formula="of:=LN([$'Data-Input - Absolute Values'.J119]/[$'Data-Input - Absolute Values'.J120])" office:value-type="float" office:value="-0.05796966285" calcext:value-type="float">
            <text:p>-0.05797</text:p>
          </table:table-cell>
          <table:table-cell table:style-name="ce11" table:formula="of:=LN([$'Data-Input - Absolute Values'.K119]/[$'Data-Input - Absolute Values'.K120])" office:value-type="float" office:value="0.06828445763" calcext:value-type="float">
            <text:p>0.06828</text:p>
          </table:table-cell>
          <table:table-cell table:style-name="ce11" table:formula="of:=LN([$'Data-Input - Absolute Values'.L119]/[$'Data-Input - Absolute Values'.L120])" office:value-type="float" office:value="0.01638575085" calcext:value-type="float">
            <text:p>0.01639</text:p>
          </table:table-cell>
          <table:table-cell table:style-name="ce11" table:formula="of:=LN([$'Data-Input - Absolute Values'.M119]/[$'Data-Input - Absolute Values'.M120])" office:value-type="float" office:value="0.05037418314" calcext:value-type="float">
            <text:p>0.0503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10-19" calcext:value-type="date">
            <text:p>2021-10-19</text:p>
          </table:table-cell>
          <table:table-cell table:style-name="ce11" table:formula="of:=LN([$'Data-Input - Absolute Values'.B120]/[$'Data-Input - Absolute Values'.B121])" office:value-type="float" office:value="0.03928113794" calcext:value-type="float">
            <text:p>0.03928</text:p>
          </table:table-cell>
          <table:table-cell table:style-name="ce11" table:formula="of:=LN([$'Data-Input - Absolute Values'.C120]/[$'Data-Input - Absolute Values'.C121])" office:value-type="float" office:value="0.006546440261" calcext:value-type="float">
            <text:p>0.00655</text:p>
          </table:table-cell>
          <table:table-cell table:style-name="ce11" table:formula="of:=LN([$'Data-Input - Absolute Values'.D120]/[$'Data-Input - Absolute Values'.D121])" office:value-type="float" office:value="-0.003919524223" calcext:value-type="float">
            <text:p>-0.00392</text:p>
          </table:table-cell>
          <table:table-cell table:style-name="ce11" table:formula="of:=LN([$'Data-Input - Absolute Values'.E120]/[$'Data-Input - Absolute Values'.E121])" office:value-type="float" office:value="0.002717677015" calcext:value-type="float">
            <text:p>0.00272</text:p>
          </table:table-cell>
          <table:table-cell table:style-name="ce11" table:formula="of:=LN([$'Data-Input - Absolute Values'.F120]/[$'Data-Input - Absolute Values'.F121])" office:value-type="float" office:value="0.01409133915" calcext:value-type="float">
            <text:p>0.01409</text:p>
          </table:table-cell>
          <table:table-cell table:style-name="ce11" table:formula="of:=LN([$'Data-Input - Absolute Values'.G120]/[$'Data-Input - Absolute Values'.G121])" office:value-type="float" office:value="0.01253756272" calcext:value-type="float">
            <text:p>0.01254</text:p>
          </table:table-cell>
          <table:table-cell table:style-name="ce11" table:formula="of:=LN([$'Data-Input - Absolute Values'.H120]/[$'Data-Input - Absolute Values'.H121])" office:value-type="float" office:value="-0.004011466697" calcext:value-type="float">
            <text:p>-0.00401</text:p>
          </table:table-cell>
          <table:table-cell table:style-name="ce11" table:formula="of:=LN([$'Data-Input - Absolute Values'.I120]/[$'Data-Input - Absolute Values'.I121])" office:value-type="float" office:value="0.02964414697" calcext:value-type="float">
            <text:p>0.02964</text:p>
          </table:table-cell>
          <table:table-cell table:style-name="ce11" table:formula="of:=LN([$'Data-Input - Absolute Values'.J120]/[$'Data-Input - Absolute Values'.J121])" office:value-type="float" office:value="0.1268169822" calcext:value-type="float">
            <text:p>0.12682</text:p>
          </table:table-cell>
          <table:table-cell table:style-name="ce11" table:formula="of:=LN([$'Data-Input - Absolute Values'.K120]/[$'Data-Input - Absolute Values'.K121])" office:value-type="float" office:value="0.09638686568" calcext:value-type="float">
            <text:p>0.09639</text:p>
          </table:table-cell>
          <table:table-cell table:style-name="ce11" table:formula="of:=LN([$'Data-Input - Absolute Values'.L120]/[$'Data-Input - Absolute Values'.L121])" office:value-type="float" office:value="-0.008608689217" calcext:value-type="float">
            <text:p>-0.00861</text:p>
          </table:table-cell>
          <table:table-cell table:style-name="ce11" table:formula="of:=LN([$'Data-Input - Absolute Values'.M120]/[$'Data-Input - Absolute Values'.M121])" office:value-type="float" office:value="0.08227593126" calcext:value-type="float">
            <text:p>0.0822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10-12" calcext:value-type="date">
            <text:p>2021-10-12</text:p>
          </table:table-cell>
          <table:table-cell table:style-name="ce11" table:formula="of:=LN([$'Data-Input - Absolute Values'.B121]/[$'Data-Input - Absolute Values'.B122])" office:value-type="float" office:value="0.02123727728" calcext:value-type="float">
            <text:p>0.02124</text:p>
          </table:table-cell>
          <table:table-cell table:style-name="ce11" table:formula="of:=LN([$'Data-Input - Absolute Values'.C121]/[$'Data-Input - Absolute Values'.C122])" office:value-type="float" office:value="-0.02238590095" calcext:value-type="float">
            <text:p>-0.02239</text:p>
          </table:table-cell>
          <table:table-cell table:style-name="ce11" table:formula="of:=LN([$'Data-Input - Absolute Values'.D121]/[$'Data-Input - Absolute Values'.D122])" office:value-type="float" office:value="0.02295009723" calcext:value-type="float">
            <text:p>0.02295</text:p>
          </table:table-cell>
          <table:table-cell table:style-name="ce11" table:formula="of:=LN([$'Data-Input - Absolute Values'.E121]/[$'Data-Input - Absolute Values'.E122])" office:value-type="float" office:value="-0.008546169785" calcext:value-type="float">
            <text:p>-0.00855</text:p>
          </table:table-cell>
          <table:table-cell table:style-name="ce11" table:formula="of:=LN([$'Data-Input - Absolute Values'.F121]/[$'Data-Input - Absolute Values'.F122])" office:value-type="float" office:value="-0.01735152573" calcext:value-type="float">
            <text:p>-0.01735</text:p>
          </table:table-cell>
          <table:table-cell table:style-name="ce11" table:formula="of:=LN([$'Data-Input - Absolute Values'.G121]/[$'Data-Input - Absolute Values'.G122])" office:value-type="float" office:value="-0.01403014782" calcext:value-type="float">
            <text:p>-0.01403</text:p>
          </table:table-cell>
          <table:table-cell table:style-name="ce11" table:formula="of:=LN([$'Data-Input - Absolute Values'.H121]/[$'Data-Input - Absolute Values'.H122])" office:value-type="float" office:value="-0.001047968466" calcext:value-type="float">
            <text:p>-0.00105</text:p>
          </table:table-cell>
          <table:table-cell table:style-name="ce11" table:formula="of:=LN([$'Data-Input - Absolute Values'.I121]/[$'Data-Input - Absolute Values'.I122])" office:value-type="float" office:value="-0.01859665362" calcext:value-type="float">
            <text:p>-0.01860</text:p>
          </table:table-cell>
          <table:table-cell table:style-name="ce11" table:formula="of:=LN([$'Data-Input - Absolute Values'.J121]/[$'Data-Input - Absolute Values'.J122])" office:value-type="float" office:value="0.09028099579" calcext:value-type="float">
            <text:p>0.09028</text:p>
          </table:table-cell>
          <table:table-cell table:style-name="ce11" table:formula="of:=LN([$'Data-Input - Absolute Values'.K121]/[$'Data-Input - Absolute Values'.K122])" office:value-type="float" office:value="-0.0022461433" calcext:value-type="float">
            <text:p>-0.00225</text:p>
          </table:table-cell>
          <table:table-cell table:style-name="ce11" table:formula="of:=LN([$'Data-Input - Absolute Values'.L121]/[$'Data-Input - Absolute Values'.L122])" office:value-type="float" office:value="-0.05046307433" calcext:value-type="float">
            <text:p>-0.05046</text:p>
          </table:table-cell>
          <table:table-cell table:style-name="ce11" table:formula="of:=LN([$'Data-Input - Absolute Values'.M121]/[$'Data-Input - Absolute Values'.M122])" office:value-type="float" office:value="-0.001375130829" calcext:value-type="float">
            <text:p>-0.0013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10-05" calcext:value-type="date">
            <text:p>2021-10-05</text:p>
          </table:table-cell>
          <table:table-cell table:style-name="ce11" table:formula="of:=LN([$'Data-Input - Absolute Values'.B122]/[$'Data-Input - Absolute Values'.B123])" office:value-type="float" office:value="0.02786715465" calcext:value-type="float">
            <text:p>0.02787</text:p>
          </table:table-cell>
          <table:table-cell table:style-name="ce11" table:formula="of:=LN([$'Data-Input - Absolute Values'.C122]/[$'Data-Input - Absolute Values'.C123])" office:value-type="float" office:value="0.0202919517" calcext:value-type="float">
            <text:p>0.02029</text:p>
          </table:table-cell>
          <table:table-cell table:style-name="ce11" table:formula="of:=LN([$'Data-Input - Absolute Values'.D122]/[$'Data-Input - Absolute Values'.D123])" office:value-type="float" office:value="-0.05679514277" calcext:value-type="float">
            <text:p>-0.05680</text:p>
          </table:table-cell>
          <table:table-cell table:style-name="ce11" table:formula="of:=LN([$'Data-Input - Absolute Values'.E122]/[$'Data-Input - Absolute Values'.E123])" office:value-type="float" office:value="0.02437095407" calcext:value-type="float">
            <text:p>0.02437</text:p>
          </table:table-cell>
          <table:table-cell table:style-name="ce11" table:formula="of:=LN([$'Data-Input - Absolute Values'.F122]/[$'Data-Input - Absolute Values'.F123])" office:value-type="float" office:value="-0.003493758467" calcext:value-type="float">
            <text:p>-0.00349</text:p>
          </table:table-cell>
          <table:table-cell table:style-name="ce11" table:formula="of:=LN([$'Data-Input - Absolute Values'.G122]/[$'Data-Input - Absolute Values'.G123])" office:value-type="float" office:value="-0.007106889899" calcext:value-type="float">
            <text:p>-0.00711</text:p>
          </table:table-cell>
          <table:table-cell table:style-name="ce11" table:formula="of:=LN([$'Data-Input - Absolute Values'.H122]/[$'Data-Input - Absolute Values'.H123])" office:value-type="float" office:value="0" calcext:value-type="float">
            <text:p>0.00000</text:p>
          </table:table-cell>
          <table:table-cell table:style-name="ce11" table:formula="of:=LN([$'Data-Input - Absolute Values'.I122]/[$'Data-Input - Absolute Values'.I123])" office:value-type="float" office:value="-0.01057017962" calcext:value-type="float">
            <text:p>-0.01057</text:p>
          </table:table-cell>
          <table:table-cell table:style-name="ce11" table:formula="of:=LN([$'Data-Input - Absolute Values'.J122]/[$'Data-Input - Absolute Values'.J123])" office:value-type="float" office:value="0.234528445" calcext:value-type="float">
            <text:p>0.23453</text:p>
          </table:table-cell>
          <table:table-cell table:style-name="ce11" table:formula="of:=LN([$'Data-Input - Absolute Values'.K122]/[$'Data-Input - Absolute Values'.K123])" office:value-type="float" office:value="0.2338045012" calcext:value-type="float">
            <text:p>0.23380</text:p>
          </table:table-cell>
          <table:table-cell table:style-name="ce11" table:formula="of:=LN([$'Data-Input - Absolute Values'.L122]/[$'Data-Input - Absolute Values'.L123])" office:value-type="float" office:value="0.09889842048" calcext:value-type="float">
            <text:p>0.09890</text:p>
          </table:table-cell>
          <table:table-cell table:style-name="ce11" table:formula="of:=LN([$'Data-Input - Absolute Values'.M122]/[$'Data-Input - Absolute Values'.M123])" office:value-type="float" office:value="0.2166230962" calcext:value-type="float">
            <text:p>0.2166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9-28" calcext:value-type="date">
            <text:p>2021-09-28</text:p>
          </table:table-cell>
          <table:table-cell table:style-name="ce11" table:formula="of:=LN([$'Data-Input - Absolute Values'.B123]/[$'Data-Input - Absolute Values'.B124])" office:value-type="float" office:value="-0.038244418" calcext:value-type="float">
            <text:p>-0.03824</text:p>
          </table:table-cell>
          <table:table-cell table:style-name="ce11" table:formula="of:=LN([$'Data-Input - Absolute Values'.C123]/[$'Data-Input - Absolute Values'.C124])" office:value-type="float" office:value="0.08677053684" calcext:value-type="float">
            <text:p>0.08677</text:p>
          </table:table-cell>
          <table:table-cell table:style-name="ce11" table:formula="of:=LN([$'Data-Input - Absolute Values'.D123]/[$'Data-Input - Absolute Values'.D124])" office:value-type="float" office:value="0.0245003961" calcext:value-type="float">
            <text:p>0.02450</text:p>
          </table:table-cell>
          <table:table-cell table:style-name="ce11" table:formula="of:=LN([$'Data-Input - Absolute Values'.E123]/[$'Data-Input - Absolute Values'.E124])" office:value-type="float" office:value="0.03682460695" calcext:value-type="float">
            <text:p>0.03682</text:p>
          </table:table-cell>
          <table:table-cell table:style-name="ce11" table:formula="of:=LN([$'Data-Input - Absolute Values'.F123]/[$'Data-Input - Absolute Values'.F124])" office:value-type="float" office:value="-0.01819598686" calcext:value-type="float">
            <text:p>-0.01820</text:p>
          </table:table-cell>
          <table:table-cell table:style-name="ce11" table:formula="of:=LN([$'Data-Input - Absolute Values'.G123]/[$'Data-Input - Absolute Values'.G124])" office:value-type="float" office:value="-0.01911705364" calcext:value-type="float">
            <text:p>-0.01912</text:p>
          </table:table-cell>
          <table:table-cell table:style-name="ce11" table:formula="of:=LN([$'Data-Input - Absolute Values'.H123]/[$'Data-Input - Absolute Values'.H124])" office:value-type="float" office:value="-0.004275744079" calcext:value-type="float">
            <text:p>-0.00428</text:p>
          </table:table-cell>
          <table:table-cell table:style-name="ce11" table:formula="of:=LN([$'Data-Input - Absolute Values'.I123]/[$'Data-Input - Absolute Values'.I124])" office:value-type="float" office:value="-0.02673077237" calcext:value-type="float">
            <text:p>-0.02673</text:p>
          </table:table-cell>
          <table:table-cell table:style-name="ce11" table:formula="of:=LN([$'Data-Input - Absolute Values'.J123]/[$'Data-Input - Absolute Values'.J124])" office:value-type="float" office:value="0.01460490559" calcext:value-type="float">
            <text:p>0.01460</text:p>
          </table:table-cell>
          <table:table-cell table:style-name="ce11" table:formula="of:=LN([$'Data-Input - Absolute Values'.K123]/[$'Data-Input - Absolute Values'.K124])" office:value-type="float" office:value="0.02101370811" calcext:value-type="float">
            <text:p>0.02101</text:p>
          </table:table-cell>
          <table:table-cell table:style-name="ce11" table:formula="of:=LN([$'Data-Input - Absolute Values'.L123]/[$'Data-Input - Absolute Values'.L124])" office:value-type="float" office:value="0.03125709166" calcext:value-type="float">
            <text:p>0.03126</text:p>
          </table:table-cell>
          <table:table-cell table:style-name="ce11" table:formula="of:=LN([$'Data-Input - Absolute Values'.M123]/[$'Data-Input - Absolute Values'.M124])" office:value-type="float" office:value="-0.04752110876" calcext:value-type="float">
            <text:p>-0.0475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9-21" calcext:value-type="date">
            <text:p>2021-09-21</text:p>
          </table:table-cell>
          <table:table-cell table:style-name="ce11" table:formula="of:=LN([$'Data-Input - Absolute Values'.B124]/[$'Data-Input - Absolute Values'.B125])" office:value-type="float" office:value="-0.009484362737" calcext:value-type="float">
            <text:p>-0.00948</text:p>
          </table:table-cell>
          <table:table-cell table:style-name="ce11" table:formula="of:=LN([$'Data-Input - Absolute Values'.C124]/[$'Data-Input - Absolute Values'.C125])" office:value-type="float" office:value="-0.01104147949" calcext:value-type="float">
            <text:p>-0.01104</text:p>
          </table:table-cell>
          <table:table-cell table:style-name="ce11" table:formula="of:=LN([$'Data-Input - Absolute Values'.D124]/[$'Data-Input - Absolute Values'.D125])" office:value-type="float" office:value="0.01195595788" calcext:value-type="float">
            <text:p>0.01196</text:p>
          </table:table-cell>
          <table:table-cell table:style-name="ce11" table:formula="of:=LN([$'Data-Input - Absolute Values'.E124]/[$'Data-Input - Absolute Values'.E125])" office:value-type="float" office:value="-0.02398196469" calcext:value-type="float">
            <text:p>-0.02398</text:p>
          </table:table-cell>
          <table:table-cell table:style-name="ce11" table:formula="of:=LN([$'Data-Input - Absolute Values'.F124]/[$'Data-Input - Absolute Values'.F125])" office:value-type="float" office:value="-0.003521310967" calcext:value-type="float">
            <text:p>-0.00352</text:p>
          </table:table-cell>
          <table:table-cell table:style-name="ce11" table:formula="of:=LN([$'Data-Input - Absolute Values'.G124]/[$'Data-Input - Absolute Values'.G125])" office:value-type="float" office:value="0.00642422684" calcext:value-type="float">
            <text:p>0.00642</text:p>
          </table:table-cell>
          <table:table-cell table:style-name="ce11" table:formula="of:=LN([$'Data-Input - Absolute Values'.H124]/[$'Data-Input - Absolute Values'.H125])" office:value-type="float" office:value="0.0005690440214" calcext:value-type="float">
            <text:p>0.00057</text:p>
          </table:table-cell>
          <table:table-cell table:style-name="ce11" table:formula="of:=LN([$'Data-Input - Absolute Values'.I124]/[$'Data-Input - Absolute Values'.I125])" office:value-type="float" office:value="-0.001512271287" calcext:value-type="float">
            <text:p>-0.00151</text:p>
          </table:table-cell>
          <table:table-cell table:style-name="ce11" table:formula="of:=LN([$'Data-Input - Absolute Values'.J124]/[$'Data-Input - Absolute Values'.J125])" office:value-type="float" office:value="-0.1401622967" calcext:value-type="float">
            <text:p>-0.14016</text:p>
          </table:table-cell>
          <table:table-cell table:style-name="ce11" table:formula="of:=LN([$'Data-Input - Absolute Values'.K124]/[$'Data-Input - Absolute Values'.K125])" office:value-type="float" office:value="-0.2085240508" calcext:value-type="float">
            <text:p>-0.20852</text:p>
          </table:table-cell>
          <table:table-cell table:style-name="ce11" table:formula="of:=LN([$'Data-Input - Absolute Values'.L124]/[$'Data-Input - Absolute Values'.L125])" office:value-type="float" office:value="-0.1827846041" calcext:value-type="float">
            <text:p>-0.18278</text:p>
          </table:table-cell>
          <table:table-cell table:style-name="ce11" table:formula="of:=LN([$'Data-Input - Absolute Values'.M124]/[$'Data-Input - Absolute Values'.M125])" office:value-type="float" office:value="-0.2047914797" calcext:value-type="float">
            <text:p>-0.2047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9-14" calcext:value-type="date">
            <text:p>2021-09-14</text:p>
          </table:table-cell>
          <table:table-cell table:style-name="ce11" table:formula="of:=LN([$'Data-Input - Absolute Values'.B125]/[$'Data-Input - Absolute Values'.B126])" office:value-type="float" office:value="0.003743477921" calcext:value-type="float">
            <text:p>0.00374</text:p>
          </table:table-cell>
          <table:table-cell table:style-name="ce11" table:formula="of:=LN([$'Data-Input - Absolute Values'.C125]/[$'Data-Input - Absolute Values'.C126])" office:value-type="float" office:value="-0.01032556873" calcext:value-type="float">
            <text:p>-0.01033</text:p>
          </table:table-cell>
          <table:table-cell table:style-name="ce11" table:formula="of:=LN([$'Data-Input - Absolute Values'.D125]/[$'Data-Input - Absolute Values'.D126])" office:value-type="float" office:value="0.02287703075" calcext:value-type="float">
            <text:p>0.02288</text:p>
          </table:table-cell>
          <table:table-cell table:style-name="ce11" table:formula="of:=LN([$'Data-Input - Absolute Values'.E125]/[$'Data-Input - Absolute Values'.E126])" office:value-type="float" office:value="-0.01433026341" calcext:value-type="float">
            <text:p>-0.01433</text:p>
          </table:table-cell>
          <table:table-cell table:style-name="ce11" table:formula="of:=LN([$'Data-Input - Absolute Values'.F125]/[$'Data-Input - Absolute Values'.F126])" office:value-type="float" office:value="0.003709691324" calcext:value-type="float">
            <text:p>0.00371</text:p>
          </table:table-cell>
          <table:table-cell table:style-name="ce11" table:formula="of:=LN([$'Data-Input - Absolute Values'.G125]/[$'Data-Input - Absolute Values'.G126])" office:value-type="float" office:value="0.0008319468034" calcext:value-type="float">
            <text:p>0.00083</text:p>
          </table:table-cell>
          <table:table-cell table:style-name="ce11" table:formula="of:=LN([$'Data-Input - Absolute Values'.H125]/[$'Data-Input - Absolute Values'.H126])" office:value-type="float" office:value="0" calcext:value-type="float">
            <text:p>0.00000</text:p>
          </table:table-cell>
          <table:table-cell table:style-name="ce11" table:formula="of:=LN([$'Data-Input - Absolute Values'.I125]/[$'Data-Input - Absolute Values'.I126])" office:value-type="float" office:value="0.0065625134" calcext:value-type="float">
            <text:p>0.00656</text:p>
          </table:table-cell>
          <table:table-cell table:style-name="ce11" table:formula="of:=LN([$'Data-Input - Absolute Values'.J125]/[$'Data-Input - Absolute Values'.J126])" office:value-type="float" office:value="0.008212057281" calcext:value-type="float">
            <text:p>0.00821</text:p>
          </table:table-cell>
          <table:table-cell table:style-name="ce11" table:formula="of:=LN([$'Data-Input - Absolute Values'.K125]/[$'Data-Input - Absolute Values'.K126])" office:value-type="float" office:value="0.00008712143462" calcext:value-type="float">
            <text:p>0.00009</text:p>
          </table:table-cell>
          <table:table-cell table:style-name="ce11" table:formula="of:=LN([$'Data-Input - Absolute Values'.L125]/[$'Data-Input - Absolute Values'.L126])" office:value-type="float" office:value="-0.0414344639" calcext:value-type="float">
            <text:p>-0.04143</text:p>
          </table:table-cell>
          <table:table-cell table:style-name="ce11" table:formula="of:=LN([$'Data-Input - Absolute Values'.M125]/[$'Data-Input - Absolute Values'.M126])" office:value-type="float" office:value="0.0335646054" calcext:value-type="float">
            <text:p>0.0335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9-07" calcext:value-type="date">
            <text:p>2021-09-07</text:p>
          </table:table-cell>
          <table:table-cell table:style-name="ce11" table:formula="of:=LN([$'Data-Input - Absolute Values'.B126]/[$'Data-Input - Absolute Values'.B127])" office:value-type="float" office:value="-0.009625847824" calcext:value-type="float">
            <text:p>-0.00963</text:p>
          </table:table-cell>
          <table:table-cell table:style-name="ce11" table:formula="of:=LN([$'Data-Input - Absolute Values'.C126]/[$'Data-Input - Absolute Values'.C127])" office:value-type="float" office:value="-0.007416230965" calcext:value-type="float">
            <text:p>-0.00742</text:p>
          </table:table-cell>
          <table:table-cell table:style-name="ce11" table:formula="of:=LN([$'Data-Input - Absolute Values'.D126]/[$'Data-Input - Absolute Values'.D127])" office:value-type="float" office:value="0.01550209652" calcext:value-type="float">
            <text:p>0.01550</text:p>
          </table:table-cell>
          <table:table-cell table:style-name="ce11" table:formula="of:=LN([$'Data-Input - Absolute Values'.E126]/[$'Data-Input - Absolute Values'.E127])" office:value-type="float" office:value="-0.009931407567" calcext:value-type="float">
            <text:p>-0.00993</text:p>
          </table:table-cell>
          <table:table-cell table:style-name="ce11" table:formula="of:=LN([$'Data-Input - Absolute Values'.F126]/[$'Data-Input - Absolute Values'.F127])" office:value-type="float" office:value="-0.01223072037" calcext:value-type="float">
            <text:p>-0.01223</text:p>
          </table:table-cell>
          <table:table-cell table:style-name="ce11" table:formula="of:=LN([$'Data-Input - Absolute Values'.G126]/[$'Data-Input - Absolute Values'.G127])" office:value-type="float" office:value="-0.00649846739" calcext:value-type="float">
            <text:p>-0.00650</text:p>
          </table:table-cell>
          <table:table-cell table:style-name="ce11" table:formula="of:=LN([$'Data-Input - Absolute Values'.H126]/[$'Data-Input - Absolute Values'.H127])" office:value-type="float" office:value="0" calcext:value-type="float">
            <text:p>0.00000</text:p>
          </table:table-cell>
          <table:table-cell table:style-name="ce11" table:formula="of:=LN([$'Data-Input - Absolute Values'.I126]/[$'Data-Input - Absolute Values'.I127])" office:value-type="float" office:value="-0.02133743919" calcext:value-type="float">
            <text:p>-0.02134</text:p>
          </table:table-cell>
          <table:table-cell table:style-name="ce11" table:formula="of:=LN([$'Data-Input - Absolute Values'.J126]/[$'Data-Input - Absolute Values'.J127])" office:value-type="float" office:value="-0.01170478866" calcext:value-type="float">
            <text:p>-0.01170</text:p>
          </table:table-cell>
          <table:table-cell table:style-name="ce11" table:formula="of:=LN([$'Data-Input - Absolute Values'.K126]/[$'Data-Input - Absolute Values'.K127])" office:value-type="float" office:value="-0.006149429889" calcext:value-type="float">
            <text:p>-0.00615</text:p>
          </table:table-cell>
          <table:table-cell table:style-name="ce11" table:formula="of:=LN([$'Data-Input - Absolute Values'.L126]/[$'Data-Input - Absolute Values'.L127])" office:value-type="float" office:value="-0.1072911777" calcext:value-type="float">
            <text:p>-0.10729</text:p>
          </table:table-cell>
          <table:table-cell table:style-name="ce11" table:formula="of:=LN([$'Data-Input - Absolute Values'.M126]/[$'Data-Input - Absolute Values'.M127])" office:value-type="float" office:value="0.02929017639" calcext:value-type="float">
            <text:p>0.0292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8-31" calcext:value-type="date">
            <text:p>2021-08-31</text:p>
          </table:table-cell>
          <table:table-cell table:style-name="ce11" table:formula="of:=LN([$'Data-Input - Absolute Values'.B127]/[$'Data-Input - Absolute Values'.B128])" office:value-type="float" office:value="-0.008371508056" calcext:value-type="float">
            <text:p>-0.00837</text:p>
          </table:table-cell>
          <table:table-cell table:style-name="ce11" table:formula="of:=LN([$'Data-Input - Absolute Values'.C127]/[$'Data-Input - Absolute Values'.C128])" office:value-type="float" office:value="0.01488787361" calcext:value-type="float">
            <text:p>0.01489</text:p>
          </table:table-cell>
          <table:table-cell table:style-name="ce11" table:formula="of:=LN([$'Data-Input - Absolute Values'.D127]/[$'Data-Input - Absolute Values'.D128])" office:value-type="float" office:value="0.008458440607" calcext:value-type="float">
            <text:p>0.00846</text:p>
          </table:table-cell>
          <table:table-cell table:style-name="ce11" table:formula="of:=LN([$'Data-Input - Absolute Values'.E127]/[$'Data-Input - Absolute Values'.E128])" office:value-type="float" office:value="-0.01336694923" calcext:value-type="float">
            <text:p>-0.01337</text:p>
          </table:table-cell>
          <table:table-cell table:style-name="ce11" table:formula="of:=LN([$'Data-Input - Absolute Values'.F127]/[$'Data-Input - Absolute Values'.F128])" office:value-type="float" office:value="-0.018389897" calcext:value-type="float">
            <text:p>-0.01839</text:p>
          </table:table-cell>
          <table:table-cell table:style-name="ce11" table:formula="of:=LN([$'Data-Input - Absolute Values'.G127]/[$'Data-Input - Absolute Values'.G128])" office:value-type="float" office:value="0.002967463618" calcext:value-type="float">
            <text:p>0.00297</text:p>
          </table:table-cell>
          <table:table-cell table:style-name="ce11" table:formula="of:=LN([$'Data-Input - Absolute Values'.H127]/[$'Data-Input - Absolute Values'.H128])" office:value-type="float" office:value="0.0004744508321" calcext:value-type="float">
            <text:p>0.00047</text:p>
          </table:table-cell>
          <table:table-cell table:style-name="ce11" table:formula="of:=LN([$'Data-Input - Absolute Values'.I127]/[$'Data-Input - Absolute Values'.I128])" office:value-type="float" office:value="-0.03106779652" calcext:value-type="float">
            <text:p>-0.03107</text:p>
          </table:table-cell>
          <table:table-cell table:style-name="ce11" table:formula="of:=LN([$'Data-Input - Absolute Values'.J127]/[$'Data-Input - Absolute Values'.J128])" office:value-type="float" office:value="-0.01693209072" calcext:value-type="float">
            <text:p>-0.01693</text:p>
          </table:table-cell>
          <table:table-cell table:style-name="ce11" table:formula="of:=LN([$'Data-Input - Absolute Values'.K127]/[$'Data-Input - Absolute Values'.K128])" office:value-type="float" office:value="0.07567113449" calcext:value-type="float">
            <text:p>0.07567</text:p>
          </table:table-cell>
          <table:table-cell table:style-name="ce11" table:formula="of:=LN([$'Data-Input - Absolute Values'.L127]/[$'Data-Input - Absolute Values'.L128])" office:value-type="float" office:value="0.01958703999" calcext:value-type="float">
            <text:p>0.01959</text:p>
          </table:table-cell>
          <table:table-cell table:style-name="ce11" table:formula="of:=LN([$'Data-Input - Absolute Values'.M127]/[$'Data-Input - Absolute Values'.M128])" office:value-type="float" office:value="-0.01491141914" calcext:value-type="float">
            <text:p>-0.0149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8-24" calcext:value-type="date">
            <text:p>2021-08-24</text:p>
          </table:table-cell>
          <table:table-cell table:style-name="ce11" table:formula="of:=LN([$'Data-Input - Absolute Values'.B128]/[$'Data-Input - Absolute Values'.B129])" office:value-type="float" office:value="0.030711075" calcext:value-type="float">
            <text:p>0.03071</text:p>
          </table:table-cell>
          <table:table-cell table:style-name="ce11" table:formula="of:=LN([$'Data-Input - Absolute Values'.C128]/[$'Data-Input - Absolute Values'.C129])" office:value-type="float" office:value="-0.004489681292" calcext:value-type="float">
            <text:p>-0.00449</text:p>
          </table:table-cell>
          <table:table-cell table:style-name="ce11" table:formula="of:=LN([$'Data-Input - Absolute Values'.D128]/[$'Data-Input - Absolute Values'.D129])" office:value-type="float" office:value="-0.04448154584" calcext:value-type="float">
            <text:p>-0.04448</text:p>
          </table:table-cell>
          <table:table-cell table:style-name="ce11" table:formula="of:=LN([$'Data-Input - Absolute Values'.E128]/[$'Data-Input - Absolute Values'.E129])" office:value-type="float" office:value="-0.00227955751" calcext:value-type="float">
            <text:p>-0.00228</text:p>
          </table:table-cell>
          <table:table-cell table:style-name="ce11" table:formula="of:=LN([$'Data-Input - Absolute Values'.F128]/[$'Data-Input - Absolute Values'.F129])" office:value-type="float" office:value="-0.00116206695" calcext:value-type="float">
            <text:p>-0.00116</text:p>
          </table:table-cell>
          <table:table-cell table:style-name="ce11" table:formula="of:=LN([$'Data-Input - Absolute Values'.G128]/[$'Data-Input - Absolute Values'.G129])" office:value-type="float" office:value="0.0002073613279" calcext:value-type="float">
            <text:p>0.00021</text:p>
          </table:table-cell>
          <table:table-cell table:style-name="ce11" table:formula="of:=LN([$'Data-Input - Absolute Values'.H128]/[$'Data-Input - Absolute Values'.H129])" office:value-type="float" office:value="-0.0004744508321" calcext:value-type="float">
            <text:p>-0.00047</text:p>
          </table:table-cell>
          <table:table-cell table:style-name="ce11" table:formula="of:=LN([$'Data-Input - Absolute Values'.I128]/[$'Data-Input - Absolute Values'.I129])" office:value-type="float" office:value="0.002115813132" calcext:value-type="float">
            <text:p>0.00212</text:p>
          </table:table-cell>
          <table:table-cell table:style-name="ce11" table:formula="of:=LN([$'Data-Input - Absolute Values'.J128]/[$'Data-Input - Absolute Values'.J129])" office:value-type="float" office:value="0.06405167029" calcext:value-type="float">
            <text:p>0.06405</text:p>
          </table:table-cell>
          <table:table-cell table:style-name="ce11" table:formula="of:=LN([$'Data-Input - Absolute Values'.K128]/[$'Data-Input - Absolute Values'.K129])" office:value-type="float" office:value="0.04946629012" calcext:value-type="float">
            <text:p>0.04947</text:p>
          </table:table-cell>
          <table:table-cell table:style-name="ce11" table:formula="of:=LN([$'Data-Input - Absolute Values'.L128]/[$'Data-Input - Absolute Values'.L129])" office:value-type="float" office:value="0.3452275581" calcext:value-type="float">
            <text:p>0.34523</text:p>
          </table:table-cell>
          <table:table-cell table:style-name="ce11" table:formula="of:=LN([$'Data-Input - Absolute Values'.M128]/[$'Data-Input - Absolute Values'.M129])" office:value-type="float" office:value="0.02540220442" calcext:value-type="float">
            <text:p>0.0254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8-17" calcext:value-type="date">
            <text:p>2021-08-17</text:p>
          </table:table-cell>
          <table:table-cell table:style-name="ce11" table:formula="of:=LN([$'Data-Input - Absolute Values'.B129]/[$'Data-Input - Absolute Values'.B130])" office:value-type="float" office:value="0.02469261259" calcext:value-type="float">
            <text:p>0.02469</text:p>
          </table:table-cell>
          <table:table-cell table:style-name="ce11" table:formula="of:=LN([$'Data-Input - Absolute Values'.C129]/[$'Data-Input - Absolute Values'.C130])" office:value-type="float" office:value="-0.003726064375" calcext:value-type="float">
            <text:p>-0.00373</text:p>
          </table:table-cell>
          <table:table-cell table:style-name="ce11" table:formula="of:=LN([$'Data-Input - Absolute Values'.D129]/[$'Data-Input - Absolute Values'.D130])" office:value-type="float" office:value="-0.006530848709" calcext:value-type="float">
            <text:p>-0.00653</text:p>
          </table:table-cell>
          <table:table-cell table:style-name="ce11" table:formula="of:=LN([$'Data-Input - Absolute Values'.E129]/[$'Data-Input - Absolute Values'.E130])" office:value-type="float" office:value="0.01459575536" calcext:value-type="float">
            <text:p>0.01460</text:p>
          </table:table-cell>
          <table:table-cell table:style-name="ce11" table:formula="of:=LN([$'Data-Input - Absolute Values'.F129]/[$'Data-Input - Absolute Values'.F130])" office:value-type="float" office:value="0.003099077328" calcext:value-type="float">
            <text:p>0.00310</text:p>
          </table:table-cell>
          <table:table-cell table:style-name="ce11" table:formula="of:=LN([$'Data-Input - Absolute Values'.G129]/[$'Data-Input - Absolute Values'.G130])" office:value-type="float" office:value="0.01084247486" calcext:value-type="float">
            <text:p>0.01084</text:p>
          </table:table-cell>
          <table:table-cell table:style-name="ce11" table:formula="of:=LN([$'Data-Input - Absolute Values'.H129]/[$'Data-Input - Absolute Values'.H130])" office:value-type="float" office:value="0" calcext:value-type="float">
            <text:p>0.00000</text:p>
          </table:table-cell>
          <table:table-cell table:style-name="ce11" table:formula="of:=LN([$'Data-Input - Absolute Values'.I129]/[$'Data-Input - Absolute Values'.I130])" office:value-type="float" office:value="0.003425741928" calcext:value-type="float">
            <text:p>0.00343</text:p>
          </table:table-cell>
          <table:table-cell table:style-name="ce11" table:formula="of:=LN([$'Data-Input - Absolute Values'.J129]/[$'Data-Input - Absolute Values'.J130])" office:value-type="float" office:value="-0.01985390484" calcext:value-type="float">
            <text:p>-0.01985</text:p>
          </table:table-cell>
          <table:table-cell table:style-name="ce11" table:formula="of:=LN([$'Data-Input - Absolute Values'.K129]/[$'Data-Input - Absolute Values'.K130])" office:value-type="float" office:value="-0.04275122078" calcext:value-type="float">
            <text:p>-0.04275</text:p>
          </table:table-cell>
          <table:table-cell table:style-name="ce11" table:formula="of:=LN([$'Data-Input - Absolute Values'.L129]/[$'Data-Input - Absolute Values'.L130])" office:value-type="float" office:value="0.1367589371" calcext:value-type="float">
            <text:p>0.13676</text:p>
          </table:table-cell>
          <table:table-cell table:style-name="ce11" table:formula="of:=LN([$'Data-Input - Absolute Values'.M129]/[$'Data-Input - Absolute Values'.M130])" office:value-type="float" office:value="0.01898808084" calcext:value-type="float">
            <text:p>0.0189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8-10" calcext:value-type="date">
            <text:p>2021-08-10</text:p>
          </table:table-cell>
          <table:table-cell table:style-name="ce11" table:formula="of:=LN([$'Data-Input - Absolute Values'.B130]/[$'Data-Input - Absolute Values'.B131])" office:value-type="float" office:value="0.00926409096" calcext:value-type="float">
            <text:p>0.00926</text:p>
          </table:table-cell>
          <table:table-cell table:style-name="ce11" table:formula="of:=LN([$'Data-Input - Absolute Values'.C130]/[$'Data-Input - Absolute Values'.C131])" office:value-type="float" office:value="0.04705854914" calcext:value-type="float">
            <text:p>0.04706</text:p>
          </table:table-cell>
          <table:table-cell table:style-name="ce11" table:formula="of:=LN([$'Data-Input - Absolute Values'.D130]/[$'Data-Input - Absolute Values'.D131])" office:value-type="float" office:value="-0.02176378478" calcext:value-type="float">
            <text:p>-0.02176</text:p>
          </table:table-cell>
          <table:table-cell table:style-name="ce11" table:formula="of:=LN([$'Data-Input - Absolute Values'.E130]/[$'Data-Input - Absolute Values'.E131])" office:value-type="float" office:value="0.02984659832" calcext:value-type="float">
            <text:p>0.02985</text:p>
          </table:table-cell>
          <table:table-cell table:style-name="ce11" table:formula="of:=LN([$'Data-Input - Absolute Values'.F130]/[$'Data-Input - Absolute Values'.F131])" office:value-type="float" office:value="-0.002725703057" calcext:value-type="float">
            <text:p>-0.00273</text:p>
          </table:table-cell>
          <table:table-cell table:style-name="ce11" table:formula="of:=LN([$'Data-Input - Absolute Values'.G130]/[$'Data-Input - Absolute Values'.G131])" office:value-type="float" office:value="-0.01284516881" calcext:value-type="float">
            <text:p>-0.01285</text:p>
          </table:table-cell>
          <table:table-cell table:style-name="ce11" table:formula="of:=LN([$'Data-Input - Absolute Values'.H130]/[$'Data-Input - Absolute Values'.H131])" office:value-type="float" office:value="-0.005515545929" calcext:value-type="float">
            <text:p>-0.00552</text:p>
          </table:table-cell>
          <table:table-cell table:style-name="ce11" table:formula="of:=LN([$'Data-Input - Absolute Values'.I130]/[$'Data-Input - Absolute Values'.I131])" office:value-type="float" office:value="-0.0002487871639" calcext:value-type="float">
            <text:p>-0.00025</text:p>
          </table:table-cell>
          <table:table-cell table:style-name="ce11" table:formula="of:=LN([$'Data-Input - Absolute Values'.J130]/[$'Data-Input - Absolute Values'.J131])" office:value-type="float" office:value="0.1908451412" calcext:value-type="float">
            <text:p>0.19085</text:p>
          </table:table-cell>
          <table:table-cell table:style-name="ce11" table:formula="of:=LN([$'Data-Input - Absolute Values'.K130]/[$'Data-Input - Absolute Values'.K131])" office:value-type="float" office:value="0.2421740907" calcext:value-type="float">
            <text:p>0.24217</text:p>
          </table:table-cell>
          <table:table-cell table:style-name="ce11" table:formula="of:=LN([$'Data-Input - Absolute Values'.L130]/[$'Data-Input - Absolute Values'.L131])" office:value-type="float" office:value="0.2138478104" calcext:value-type="float">
            <text:p>0.21385</text:p>
          </table:table-cell>
          <table:table-cell table:style-name="ce11" table:formula="of:=LN([$'Data-Input - Absolute Values'.M130]/[$'Data-Input - Absolute Values'.M131])" office:value-type="float" office:value="0.1944562148" calcext:value-type="float">
            <text:p>0.1944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8-03" calcext:value-type="date">
            <text:p>2021-08-03</text:p>
          </table:table-cell>
          <table:table-cell table:style-name="ce11" table:formula="of:=LN([$'Data-Input - Absolute Values'.B131]/[$'Data-Input - Absolute Values'.B132])" office:value-type="float" office:value="-0.002272493489" calcext:value-type="float">
            <text:p>-0.00227</text:p>
          </table:table-cell>
          <table:table-cell table:style-name="ce11" table:formula="of:=LN([$'Data-Input - Absolute Values'.C131]/[$'Data-Input - Absolute Values'.C132])" office:value-type="float" office:value="-0.004511870742" calcext:value-type="float">
            <text:p>-0.00451</text:p>
          </table:table-cell>
          <table:table-cell table:style-name="ce11" table:formula="of:=LN([$'Data-Input - Absolute Values'.D131]/[$'Data-Input - Absolute Values'.D132])" office:value-type="float" office:value="0.05350828338" calcext:value-type="float">
            <text:p>0.05351</text:p>
          </table:table-cell>
          <table:table-cell table:style-name="ce11" table:formula="of:=LN([$'Data-Input - Absolute Values'.E131]/[$'Data-Input - Absolute Values'.E132])" office:value-type="float" office:value="0.06481266966" calcext:value-type="float">
            <text:p>0.06481</text:p>
          </table:table-cell>
          <table:table-cell table:style-name="ce11" table:formula="of:=LN([$'Data-Input - Absolute Values'.F131]/[$'Data-Input - Absolute Values'.F132])" office:value-type="float" office:value="0.007664149478" calcext:value-type="float">
            <text:p>0.00766</text:p>
          </table:table-cell>
          <table:table-cell table:style-name="ce11" table:formula="of:=LN([$'Data-Input - Absolute Values'.G131]/[$'Data-Input - Absolute Values'.G132])" office:value-type="float" office:value="0.002763386905" calcext:value-type="float">
            <text:p>0.00276</text:p>
          </table:table-cell>
          <table:table-cell table:style-name="ce11" table:formula="of:=LN([$'Data-Input - Absolute Values'.H131]/[$'Data-Input - Absolute Values'.H132])" office:value-type="float" office:value="0.002437090302" calcext:value-type="float">
            <text:p>0.00244</text:p>
          </table:table-cell>
          <table:table-cell table:style-name="ce11" table:formula="of:=LN([$'Data-Input - Absolute Values'.I131]/[$'Data-Input - Absolute Values'.I132])" office:value-type="float" office:value="0.01417545475" calcext:value-type="float">
            <text:p>0.01418</text:p>
          </table:table-cell>
          <table:table-cell table:style-name="ce11" table:formula="of:=LN([$'Data-Input - Absolute Values'.J131]/[$'Data-Input - Absolute Values'.J132])" office:value-type="float" office:value="-0.03439868994" calcext:value-type="float">
            <text:p>-0.03440</text:p>
          </table:table-cell>
          <table:table-cell table:style-name="ce11" table:formula="of:=LN([$'Data-Input - Absolute Values'.K131]/[$'Data-Input - Absolute Values'.K132])" office:value-type="float" office:value="0.08150799157" calcext:value-type="float">
            <text:p>0.08151</text:p>
          </table:table-cell>
          <table:table-cell table:style-name="ce11" table:formula="of:=LN([$'Data-Input - Absolute Values'.L131]/[$'Data-Input - Absolute Values'.L132])" office:value-type="float" office:value="0.06434758372" calcext:value-type="float">
            <text:p>0.06435</text:p>
          </table:table-cell>
          <table:table-cell table:style-name="ce11" table:formula="of:=LN([$'Data-Input - Absolute Values'.M131]/[$'Data-Input - Absolute Values'.M132])" office:value-type="float" office:value="0.02419433213" calcext:value-type="float">
            <text:p>0.0241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7-27" calcext:value-type="date">
            <text:p>2021-07-27</text:p>
          </table:table-cell>
          <table:table-cell table:style-name="ce11" table:formula="of:=LN([$'Data-Input - Absolute Values'.B132]/[$'Data-Input - Absolute Values'.B133])" office:value-type="float" office:value="0.02000900435" calcext:value-type="float">
            <text:p>0.02001</text:p>
          </table:table-cell>
          <table:table-cell table:style-name="ce11" table:formula="of:=LN([$'Data-Input - Absolute Values'.C132]/[$'Data-Input - Absolute Values'.C133])" office:value-type="float" office:value="0.01312518842" calcext:value-type="float">
            <text:p>0.01313</text:p>
          </table:table-cell>
          <table:table-cell table:style-name="ce11" table:formula="of:=LN([$'Data-Input - Absolute Values'.D132]/[$'Data-Input - Absolute Values'.D133])" office:value-type="float" office:value="-0.01731991071" calcext:value-type="float">
            <text:p>-0.01732</text:p>
          </table:table-cell>
          <table:table-cell table:style-name="ce11" table:formula="of:=LN([$'Data-Input - Absolute Values'.E132]/[$'Data-Input - Absolute Values'.E133])" office:value-type="float" office:value="0.02099937174" calcext:value-type="float">
            <text:p>0.02100</text:p>
          </table:table-cell>
          <table:table-cell table:style-name="ce11" table:formula="of:=LN([$'Data-Input - Absolute Values'.F132]/[$'Data-Input - Absolute Values'.F133])" office:value-type="float" office:value="0.004635245321" calcext:value-type="float">
            <text:p>0.00464</text:p>
          </table:table-cell>
          <table:table-cell table:style-name="ce11" table:formula="of:=LN([$'Data-Input - Absolute Values'.G132]/[$'Data-Input - Absolute Values'.G133])" office:value-type="float" office:value="-0.009433057864" calcext:value-type="float">
            <text:p>-0.00943</text:p>
          </table:table-cell>
          <table:table-cell table:style-name="ce11" table:formula="of:=LN([$'Data-Input - Absolute Values'.H132]/[$'Data-Input - Absolute Values'.H133])" office:value-type="float" office:value="0" calcext:value-type="float">
            <text:p>0.00000</text:p>
          </table:table-cell>
          <table:table-cell table:style-name="ce11" table:formula="of:=LN([$'Data-Input - Absolute Values'.I132]/[$'Data-Input - Absolute Values'.I133])" office:value-type="float" office:value="0.002916298055" calcext:value-type="float">
            <text:p>0.00292</text:p>
          </table:table-cell>
          <table:table-cell table:style-name="ce11" table:formula="of:=LN([$'Data-Input - Absolute Values'.J132]/[$'Data-Input - Absolute Values'.J133])" office:value-type="float" office:value="0.2742661939" calcext:value-type="float">
            <text:p>0.27427</text:p>
          </table:table-cell>
          <table:table-cell table:style-name="ce11" table:formula="of:=LN([$'Data-Input - Absolute Values'.K132]/[$'Data-Input - Absolute Values'.K133])" office:value-type="float" office:value="0.245499879" calcext:value-type="float">
            <text:p>0.24550</text:p>
          </table:table-cell>
          <table:table-cell table:style-name="ce11" table:formula="of:=LN([$'Data-Input - Absolute Values'.L132]/[$'Data-Input - Absolute Values'.L133])" office:value-type="float" office:value="0.1869420454" calcext:value-type="float">
            <text:p>0.18694</text:p>
          </table:table-cell>
          <table:table-cell table:style-name="ce11" table:formula="of:=LN([$'Data-Input - Absolute Values'.M132]/[$'Data-Input - Absolute Values'.M133])" office:value-type="float" office:value="0.2203815362" calcext:value-type="float">
            <text:p>0.2203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7-20" calcext:value-type="date">
            <text:p>2021-07-20</text:p>
          </table:table-cell>
          <table:table-cell table:style-name="ce11" table:formula="of:=LN([$'Data-Input - Absolute Values'.B133]/[$'Data-Input - Absolute Values'.B134])" office:value-type="float" office:value="-0.005249355886" calcext:value-type="float">
            <text:p>-0.00525</text:p>
          </table:table-cell>
          <table:table-cell table:style-name="ce11" table:formula="of:=LN([$'Data-Input - Absolute Values'.C133]/[$'Data-Input - Absolute Values'.C134])" office:value-type="float" office:value="-0.02362559373" calcext:value-type="float">
            <text:p>-0.02363</text:p>
          </table:table-cell>
          <table:table-cell table:style-name="ce11" table:formula="of:=LN([$'Data-Input - Absolute Values'.D133]/[$'Data-Input - Absolute Values'.D134])" office:value-type="float" office:value="-0.0006601967626" calcext:value-type="float">
            <text:p>-0.00066</text:p>
          </table:table-cell>
          <table:table-cell table:style-name="ce11" table:formula="of:=LN([$'Data-Input - Absolute Values'.E133]/[$'Data-Input - Absolute Values'.E134])" office:value-type="float" office:value="-0.02767296687" calcext:value-type="float">
            <text:p>-0.02767</text:p>
          </table:table-cell>
          <table:table-cell table:style-name="ce11" table:formula="of:=LN([$'Data-Input - Absolute Values'.F133]/[$'Data-Input - Absolute Values'.F134])" office:value-type="float" office:value="0.01983808207" calcext:value-type="float">
            <text:p>0.01984</text:p>
          </table:table-cell>
          <table:table-cell table:style-name="ce11" table:formula="of:=LN([$'Data-Input - Absolute Values'.G133]/[$'Data-Input - Absolute Values'.G134])" office:value-type="float" office:value="0.01540032508" calcext:value-type="float">
            <text:p>0.01540</text:p>
          </table:table-cell>
          <table:table-cell table:style-name="ce11" table:formula="of:=LN([$'Data-Input - Absolute Values'.H133]/[$'Data-Input - Absolute Values'.H134])" office:value-type="float" office:value="0.002414602409" calcext:value-type="float">
            <text:p>0.00241</text:p>
          </table:table-cell>
          <table:table-cell table:style-name="ce11" table:formula="of:=LN([$'Data-Input - Absolute Values'.I133]/[$'Data-Input - Absolute Values'.I134])" office:value-type="float" office:value="0.03991302929" calcext:value-type="float">
            <text:p>0.03991</text:p>
          </table:table-cell>
          <table:table-cell table:style-name="ce11" table:formula="of:=LN([$'Data-Input - Absolute Values'.J133]/[$'Data-Input - Absolute Values'.J134])" office:value-type="float" office:value="-0.09304775934" calcext:value-type="float">
            <text:p>-0.09305</text:p>
          </table:table-cell>
          <table:table-cell table:style-name="ce11" table:formula="of:=LN([$'Data-Input - Absolute Values'.K133]/[$'Data-Input - Absolute Values'.K134])" office:value-type="float" office:value="-0.08240902659" calcext:value-type="float">
            <text:p>-0.08241</text:p>
          </table:table-cell>
          <table:table-cell table:style-name="ce11" table:formula="of:=LN([$'Data-Input - Absolute Values'.L133]/[$'Data-Input - Absolute Values'.L134])" office:value-type="float" office:value="-0.1791360398" calcext:value-type="float">
            <text:p>-0.17914</text:p>
          </table:table-cell>
          <table:table-cell table:style-name="ce11" table:formula="of:=LN([$'Data-Input - Absolute Values'.M133]/[$'Data-Input - Absolute Values'.M134])" office:value-type="float" office:value="-0.200987296" calcext:value-type="float">
            <text:p>-0.2009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7-13" calcext:value-type="date">
            <text:p>2021-07-13</text:p>
          </table:table-cell>
          <table:table-cell table:style-name="ce11" table:formula="of:=LN([$'Data-Input - Absolute Values'.B134]/[$'Data-Input - Absolute Values'.B135])" office:value-type="float" office:value="0.01817463383" calcext:value-type="float">
            <text:p>0.01817</text:p>
          </table:table-cell>
          <table:table-cell table:style-name="ce11" table:formula="of:=LN([$'Data-Input - Absolute Values'.C134]/[$'Data-Input - Absolute Values'.C135])" office:value-type="float" office:value="0.004464636775" calcext:value-type="float">
            <text:p>0.00446</text:p>
          </table:table-cell>
          <table:table-cell table:style-name="ce11" table:formula="of:=LN([$'Data-Input - Absolute Values'.D134]/[$'Data-Input - Absolute Values'.D135])" office:value-type="float" office:value="0.03697403081" calcext:value-type="float">
            <text:p>0.03697</text:p>
          </table:table-cell>
          <table:table-cell table:style-name="ce11" table:formula="of:=LN([$'Data-Input - Absolute Values'.E134]/[$'Data-Input - Absolute Values'.E135])" office:value-type="float" office:value="0.01246265842" calcext:value-type="float">
            <text:p>0.01246</text:p>
          </table:table-cell>
          <table:table-cell table:style-name="ce11" table:formula="of:=LN([$'Data-Input - Absolute Values'.F134]/[$'Data-Input - Absolute Values'.F135])" office:value-type="float" office:value="0.002720319534" calcext:value-type="float">
            <text:p>0.00272</text:p>
          </table:table-cell>
          <table:table-cell table:style-name="ce11" table:formula="of:=LN([$'Data-Input - Absolute Values'.G134]/[$'Data-Input - Absolute Values'.G135])" office:value-type="float" office:value="0.007474450641" calcext:value-type="float">
            <text:p>0.00747</text:p>
          </table:table-cell>
          <table:table-cell table:style-name="ce11" table:formula="of:=LN([$'Data-Input - Absolute Values'.H134]/[$'Data-Input - Absolute Values'.H135])" office:value-type="float" office:value="-0.001023366966" calcext:value-type="float">
            <text:p>-0.00102</text:p>
          </table:table-cell>
          <table:table-cell table:style-name="ce11" table:formula="of:=LN([$'Data-Input - Absolute Values'.I134]/[$'Data-Input - Absolute Values'.I135])" office:value-type="float" office:value="0.007401077859" calcext:value-type="float">
            <text:p>0.00740</text:p>
          </table:table-cell>
          <table:table-cell table:style-name="ce11" table:formula="of:=LN([$'Data-Input - Absolute Values'.J134]/[$'Data-Input - Absolute Values'.J135])" office:value-type="float" office:value="-0.0407086093" calcext:value-type="float">
            <text:p>-0.04071</text:p>
          </table:table-cell>
          <table:table-cell table:style-name="ce11" table:formula="of:=LN([$'Data-Input - Absolute Values'.K134]/[$'Data-Input - Absolute Values'.K135])" office:value-type="float" office:value="-0.1760017935" calcext:value-type="float">
            <text:p>-0.17600</text:p>
          </table:table-cell>
          <table:table-cell table:style-name="ce11" table:formula="of:=LN([$'Data-Input - Absolute Values'.L134]/[$'Data-Input - Absolute Values'.L135])" office:value-type="float" office:value="-0.1103856519" calcext:value-type="float">
            <text:p>-0.11039</text:p>
          </table:table-cell>
          <table:table-cell table:style-name="ce11" table:formula="of:=LN([$'Data-Input - Absolute Values'.M134]/[$'Data-Input - Absolute Values'.M135])" office:value-type="float" office:value="-0.05219789722" calcext:value-type="float">
            <text:p>-0.0522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7-06" calcext:value-type="date">
            <text:p>2021-07-06</text:p>
          </table:table-cell>
          <table:table-cell table:style-name="ce11" table:formula="of:=LN([$'Data-Input - Absolute Values'.B135]/[$'Data-Input - Absolute Values'.B136])" office:value-type="float" office:value="0.02745821625" calcext:value-type="float">
            <text:p>0.02746</text:p>
          </table:table-cell>
          <table:table-cell table:style-name="ce11" table:formula="of:=LN([$'Data-Input - Absolute Values'.C135]/[$'Data-Input - Absolute Values'.C136])" office:value-type="float" office:value="0.001698710933" calcext:value-type="float">
            <text:p>0.00170</text:p>
          </table:table-cell>
          <table:table-cell table:style-name="ce11" table:formula="of:=LN([$'Data-Input - Absolute Values'.D135]/[$'Data-Input - Absolute Values'.D136])" office:value-type="float" office:value="-0.01089780571" calcext:value-type="float">
            <text:p>-0.01090</text:p>
          </table:table-cell>
          <table:table-cell table:style-name="ce11" table:formula="of:=LN([$'Data-Input - Absolute Values'.E135]/[$'Data-Input - Absolute Values'.E136])" office:value-type="float" office:value="-0.007173465911" calcext:value-type="float">
            <text:p>-0.00717</text:p>
          </table:table-cell>
          <table:table-cell table:style-name="ce11" table:formula="of:=LN([$'Data-Input - Absolute Values'.F135]/[$'Data-Input - Absolute Values'.F136])" office:value-type="float" office:value="0.01851671879" calcext:value-type="float">
            <text:p>0.01852</text:p>
          </table:table-cell>
          <table:table-cell table:style-name="ce11" table:formula="of:=LN([$'Data-Input - Absolute Values'.G135]/[$'Data-Input - Absolute Values'.G136])" office:value-type="float" office:value="0.006259911421" calcext:value-type="float">
            <text:p>0.00626</text:p>
          </table:table-cell>
          <table:table-cell table:style-name="ce11" table:formula="of:=LN([$'Data-Input - Absolute Values'.H135]/[$'Data-Input - Absolute Values'.H136])" office:value-type="float" office:value="0.0003315320125" calcext:value-type="float">
            <text:p>0.00033</text:p>
          </table:table-cell>
          <table:table-cell table:style-name="ce11" table:formula="of:=LN([$'Data-Input - Absolute Values'.I135]/[$'Data-Input - Absolute Values'.I136])" office:value-type="float" office:value="0.02735445065" calcext:value-type="float">
            <text:p>0.02735</text:p>
          </table:table-cell>
          <table:table-cell table:style-name="ce11" table:formula="of:=LN([$'Data-Input - Absolute Values'.J135]/[$'Data-Input - Absolute Values'.J136])" office:value-type="float" office:value="-0.04227891376" calcext:value-type="float">
            <text:p>-0.04228</text:p>
          </table:table-cell>
          <table:table-cell table:style-name="ce11" table:formula="of:=LN([$'Data-Input - Absolute Values'.K135]/[$'Data-Input - Absolute Values'.K136])" office:value-type="float" office:value="0.078519035" calcext:value-type="float">
            <text:p>0.07852</text:p>
          </table:table-cell>
          <table:table-cell table:style-name="ce11" table:formula="of:=LN([$'Data-Input - Absolute Values'.L135]/[$'Data-Input - Absolute Values'.L136])" office:value-type="float" office:value="0.04040437079" calcext:value-type="float">
            <text:p>0.04040</text:p>
          </table:table-cell>
          <table:table-cell table:style-name="ce11" table:formula="of:=LN([$'Data-Input - Absolute Values'.M135]/[$'Data-Input - Absolute Values'.M136])" office:value-type="float" office:value="-0.02896735149" calcext:value-type="float">
            <text:p>-0.0289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6-29" calcext:value-type="date">
            <text:p>2021-06-29</text:p>
          </table:table-cell>
          <table:table-cell table:style-name="ce11" table:formula="of:=LN([$'Data-Input - Absolute Values'.B136]/[$'Data-Input - Absolute Values'.B137])" office:value-type="float" office:value="0.02733199801" calcext:value-type="float">
            <text:p>0.02733</text:p>
          </table:table-cell>
          <table:table-cell table:style-name="ce11" table:formula="of:=LN([$'Data-Input - Absolute Values'.C136]/[$'Data-Input - Absolute Values'.C137])" office:value-type="float" office:value="0.02615039798" calcext:value-type="float">
            <text:p>0.02615</text:p>
          </table:table-cell>
          <table:table-cell table:style-name="ce11" table:formula="of:=LN([$'Data-Input - Absolute Values'.D136]/[$'Data-Input - Absolute Values'.D137])" office:value-type="float" office:value="-0.03055404109" calcext:value-type="float">
            <text:p>-0.03055</text:p>
          </table:table-cell>
          <table:table-cell table:style-name="ce11" table:formula="of:=LN([$'Data-Input - Absolute Values'.E136]/[$'Data-Input - Absolute Values'.E137])" office:value-type="float" office:value="0.003001965076" calcext:value-type="float">
            <text:p>0.00300</text:p>
          </table:table-cell>
          <table:table-cell table:style-name="ce11" table:formula="of:=LN([$'Data-Input - Absolute Values'.F136]/[$'Data-Input - Absolute Values'.F137])" office:value-type="float" office:value="-0.0004988382424" calcext:value-type="float">
            <text:p>-0.00050</text:p>
          </table:table-cell>
          <table:table-cell table:style-name="ce11" table:formula="of:=LN([$'Data-Input - Absolute Values'.G136]/[$'Data-Input - Absolute Values'.G137])" office:value-type="float" office:value="0.002684755039" calcext:value-type="float">
            <text:p>0.00268</text:p>
          </table:table-cell>
          <table:table-cell table:style-name="ce11" table:formula="of:=LN([$'Data-Input - Absolute Values'.H136]/[$'Data-Input - Absolute Values'.H137])" office:value-type="float" office:value="0" calcext:value-type="float">
            <text:p>0.00000</text:p>
          </table:table-cell>
          <table:table-cell table:style-name="ce11" table:formula="of:=LN([$'Data-Input - Absolute Values'.I136]/[$'Data-Input - Absolute Values'.I137])" office:value-type="float" office:value="-0.004895915125" calcext:value-type="float">
            <text:p>-0.00490</text:p>
          </table:table-cell>
          <table:table-cell table:style-name="ce11" table:formula="of:=LN([$'Data-Input - Absolute Values'.J136]/[$'Data-Input - Absolute Values'.J137])" office:value-type="float" office:value="0.1038233432" calcext:value-type="float">
            <text:p>0.10382</text:p>
          </table:table-cell>
          <table:table-cell table:style-name="ce11" table:formula="of:=LN([$'Data-Input - Absolute Values'.K136]/[$'Data-Input - Absolute Values'.K137])" office:value-type="float" office:value="0.1471539898" calcext:value-type="float">
            <text:p>0.14715</text:p>
          </table:table-cell>
          <table:table-cell table:style-name="ce11" table:formula="of:=LN([$'Data-Input - Absolute Values'.L136]/[$'Data-Input - Absolute Values'.L137])" office:value-type="float" office:value="0.1809654829" calcext:value-type="float">
            <text:p>0.18097</text:p>
          </table:table-cell>
          <table:table-cell table:style-name="ce11" table:formula="of:=LN([$'Data-Input - Absolute Values'.M136]/[$'Data-Input - Absolute Values'.M137])" office:value-type="float" office:value="0.1912084493" calcext:value-type="float">
            <text:p>0.1912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6-22" calcext:value-type="date">
            <text:p>2021-06-22</text:p>
          </table:table-cell>
          <table:table-cell table:style-name="ce11" table:formula="of:=LN([$'Data-Input - Absolute Values'.B137]/[$'Data-Input - Absolute Values'.B138])" office:value-type="float" office:value="0.04115996557" calcext:value-type="float">
            <text:p>0.04116</text:p>
          </table:table-cell>
          <table:table-cell table:style-name="ce11" table:formula="of:=LN([$'Data-Input - Absolute Values'.C137]/[$'Data-Input - Absolute Values'.C138])" office:value-type="float" office:value="-0.03108411135" calcext:value-type="float">
            <text:p>-0.03108</text:p>
          </table:table-cell>
          <table:table-cell table:style-name="ce11" table:formula="of:=LN([$'Data-Input - Absolute Values'.D137]/[$'Data-Input - Absolute Values'.D138])" office:value-type="float" office:value="0.01709669898" calcext:value-type="float">
            <text:p>0.01710</text:p>
          </table:table-cell>
          <table:table-cell table:style-name="ce11" table:formula="of:=LN([$'Data-Input - Absolute Values'.E137]/[$'Data-Input - Absolute Values'.E138])" office:value-type="float" office:value="-0.05050667611" calcext:value-type="float">
            <text:p>-0.05051</text:p>
          </table:table-cell>
          <table:table-cell table:style-name="ce11" table:formula="of:=LN([$'Data-Input - Absolute Values'.F137]/[$'Data-Input - Absolute Values'.F138])" office:value-type="float" office:value="-0.001870613565" calcext:value-type="float">
            <text:p>-0.00187</text:p>
          </table:table-cell>
          <table:table-cell table:style-name="ce11" table:formula="of:=LN([$'Data-Input - Absolute Values'.G137]/[$'Data-Input - Absolute Values'.G138])" office:value-type="float" office:value="0.004395923131" calcext:value-type="float">
            <text:p>0.00440</text:p>
          </table:table-cell>
          <table:table-cell table:style-name="ce11" table:formula="of:=LN([$'Data-Input - Absolute Values'.H137]/[$'Data-Input - Absolute Values'.H138])" office:value-type="float" office:value="-0.00587547976" calcext:value-type="float">
            <text:p>-0.00588</text:p>
          </table:table-cell>
          <table:table-cell table:style-name="ce11" table:formula="of:=LN([$'Data-Input - Absolute Values'.I137]/[$'Data-Input - Absolute Values'.I138])" office:value-type="float" office:value="0.002444961318" calcext:value-type="float">
            <text:p>0.00244</text:p>
          </table:table-cell>
          <table:table-cell table:style-name="ce11" table:formula="of:=LN([$'Data-Input - Absolute Values'.J137]/[$'Data-Input - Absolute Values'.J138])" office:value-type="float" office:value="-0.1993580248" calcext:value-type="float">
            <text:p>-0.19936</text:p>
          </table:table-cell>
          <table:table-cell table:style-name="ce11" table:formula="of:=LN([$'Data-Input - Absolute Values'.K137]/[$'Data-Input - Absolute Values'.K138])" office:value-type="float" office:value="-0.2938878266" calcext:value-type="float">
            <text:p>-0.29389</text:p>
          </table:table-cell>
          <table:table-cell table:style-name="ce11" table:formula="of:=LN([$'Data-Input - Absolute Values'.L137]/[$'Data-Input - Absolute Values'.L138])" office:value-type="float" office:value="-0.2924657754" calcext:value-type="float">
            <text:p>-0.29247</text:p>
          </table:table-cell>
          <table:table-cell table:style-name="ce11" table:formula="of:=LN([$'Data-Input - Absolute Values'.M137]/[$'Data-Input - Absolute Values'.M138])" office:value-type="float" office:value="-0.3705211185" calcext:value-type="float">
            <text:p>-0.3705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6-15" calcext:value-type="date">
            <text:p>2021-06-15</text:p>
          </table:table-cell>
          <table:table-cell table:style-name="ce11" table:formula="of:=LN([$'Data-Input - Absolute Values'.B138]/[$'Data-Input - Absolute Values'.B139])" office:value-type="float" office:value="0.02616082604" calcext:value-type="float">
            <text:p>0.02616</text:p>
          </table:table-cell>
          <table:table-cell table:style-name="ce11" table:formula="of:=LN([$'Data-Input - Absolute Values'.C138]/[$'Data-Input - Absolute Values'.C139])" office:value-type="float" office:value="-0.03861716641" calcext:value-type="float">
            <text:p>-0.03862</text:p>
          </table:table-cell>
          <table:table-cell table:style-name="ce11" table:formula="of:=LN([$'Data-Input - Absolute Values'.D138]/[$'Data-Input - Absolute Values'.D139])" office:value-type="float" office:value="0.01102161695" calcext:value-type="float">
            <text:p>0.01102</text:p>
          </table:table-cell>
          <table:table-cell table:style-name="ce11" table:formula="of:=LN([$'Data-Input - Absolute Values'.E138]/[$'Data-Input - Absolute Values'.E139])" office:value-type="float" office:value="-0.006793057787" calcext:value-type="float">
            <text:p>-0.00679</text:p>
          </table:table-cell>
          <table:table-cell table:style-name="ce11" table:formula="of:=LN([$'Data-Input - Absolute Values'.F138]/[$'Data-Input - Absolute Values'.F139])" office:value-type="float" office:value="0.001092223044" calcext:value-type="float">
            <text:p>0.00109</text:p>
          </table:table-cell>
          <table:table-cell table:style-name="ce11" table:formula="of:=LN([$'Data-Input - Absolute Values'.G138]/[$'Data-Input - Absolute Values'.G139])" office:value-type="float" office:value="0.01085957661" calcext:value-type="float">
            <text:p>0.01086</text:p>
          </table:table-cell>
          <table:table-cell table:style-name="ce11" table:formula="of:=LN([$'Data-Input - Absolute Values'.H138]/[$'Data-Input - Absolute Values'.H139])" office:value-type="float" office:value="0.003349138723" calcext:value-type="float">
            <text:p>0.00335</text:p>
          </table:table-cell>
          <table:table-cell table:style-name="ce11" table:formula="of:=LN([$'Data-Input - Absolute Values'.I138]/[$'Data-Input - Absolute Values'.I139])" office:value-type="float" office:value="0.003246534965" calcext:value-type="float">
            <text:p>0.00325</text:p>
          </table:table-cell>
          <table:table-cell table:style-name="ce11" table:formula="of:=LN([$'Data-Input - Absolute Values'.J138]/[$'Data-Input - Absolute Values'.J139])" office:value-type="float" office:value="0.1889653979" calcext:value-type="float">
            <text:p>0.18897</text:p>
          </table:table-cell>
          <table:table-cell table:style-name="ce11" table:formula="of:=LN([$'Data-Input - Absolute Values'.K138]/[$'Data-Input - Absolute Values'.K139])" office:value-type="float" office:value="0.0177858004" calcext:value-type="float">
            <text:p>0.01779</text:p>
          </table:table-cell>
          <table:table-cell table:style-name="ce11" table:formula="of:=LN([$'Data-Input - Absolute Values'.L138]/[$'Data-Input - Absolute Values'.L139])" office:value-type="float" office:value="-0.01052641299" calcext:value-type="float">
            <text:p>-0.01053</text:p>
          </table:table-cell>
          <table:table-cell table:style-name="ce11" table:formula="of:=LN([$'Data-Input - Absolute Values'.M138]/[$'Data-Input - Absolute Values'.M139])" office:value-type="float" office:value="0.08980759625" calcext:value-type="float">
            <text:p>0.0898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6-08" calcext:value-type="date">
            <text:p>2021-06-08</text:p>
          </table:table-cell>
          <table:table-cell table:style-name="ce11" table:formula="of:=LN([$'Data-Input - Absolute Values'.B139]/[$'Data-Input - Absolute Values'.B140])" office:value-type="float" office:value="0.02192536063" calcext:value-type="float">
            <text:p>0.02193</text:p>
          </table:table-cell>
          <table:table-cell table:style-name="ce11" table:formula="of:=LN([$'Data-Input - Absolute Values'.C139]/[$'Data-Input - Absolute Values'.C140])" office:value-type="float" office:value="-0.003839910198" calcext:value-type="float">
            <text:p>-0.00384</text:p>
          </table:table-cell>
          <table:table-cell table:style-name="ce11" table:formula="of:=LN([$'Data-Input - Absolute Values'.D139]/[$'Data-Input - Absolute Values'.D140])" office:value-type="float" office:value="0.04902671059" calcext:value-type="float">
            <text:p>0.04903</text:p>
          </table:table-cell>
          <table:table-cell table:style-name="ce11" table:formula="of:=LN([$'Data-Input - Absolute Values'.E139]/[$'Data-Input - Absolute Values'.E140])" office:value-type="float" office:value="0.004816121393" calcext:value-type="float">
            <text:p>0.00482</text:p>
          </table:table-cell>
          <table:table-cell table:style-name="ce11" table:formula="of:=LN([$'Data-Input - Absolute Values'.F139]/[$'Data-Input - Absolute Values'.F140])" office:value-type="float" office:value="0.00871044344" calcext:value-type="float">
            <text:p>0.00871</text:p>
          </table:table-cell>
          <table:table-cell table:style-name="ce11" table:formula="of:=LN([$'Data-Input - Absolute Values'.G139]/[$'Data-Input - Absolute Values'.G140])" office:value-type="float" office:value="0.006919943998" calcext:value-type="float">
            <text:p>0.00692</text:p>
          </table:table-cell>
          <table:table-cell table:style-name="ce11" table:formula="of:=LN([$'Data-Input - Absolute Values'.H139]/[$'Data-Input - Absolute Values'.H140])" office:value-type="float" office:value="0.0003780718382" calcext:value-type="float">
            <text:p>0.00038</text:p>
          </table:table-cell>
          <table:table-cell table:style-name="ce11" table:formula="of:=LN([$'Data-Input - Absolute Values'.I139]/[$'Data-Input - Absolute Values'.I140])" office:value-type="float" office:value="0.01454512793" calcext:value-type="float">
            <text:p>0.01455</text:p>
          </table:table-cell>
          <table:table-cell table:style-name="ce11" table:formula="of:=LN([$'Data-Input - Absolute Values'.J139]/[$'Data-Input - Absolute Values'.J140])" office:value-type="float" office:value="-0.08784183473" calcext:value-type="float">
            <text:p>-0.08784</text:p>
          </table:table-cell>
          <table:table-cell table:style-name="ce11" table:formula="of:=LN([$'Data-Input - Absolute Values'.K139]/[$'Data-Input - Absolute Values'.K140])" office:value-type="float" office:value="-0.03997665383" calcext:value-type="float">
            <text:p>-0.03998</text:p>
          </table:table-cell>
          <table:table-cell table:style-name="ce11" table:formula="of:=LN([$'Data-Input - Absolute Values'.L139]/[$'Data-Input - Absolute Values'.L140])" office:value-type="float" office:value="-0.08886393568" calcext:value-type="float">
            <text:p>-0.08886</text:p>
          </table:table-cell>
          <table:table-cell table:style-name="ce11" table:formula="of:=LN([$'Data-Input - Absolute Values'.M139]/[$'Data-Input - Absolute Values'.M140])" office:value-type="float" office:value="-0.1247211816" calcext:value-type="float">
            <text:p>-0.1247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6-01" calcext:value-type="date">
            <text:p>2021-06-01</text:p>
          </table:table-cell>
          <table:table-cell table:style-name="ce11" table:formula="of:=LN([$'Data-Input - Absolute Values'.B140]/[$'Data-Input - Absolute Values'.B141])" office:value-type="float" office:value="-0.01077913425" calcext:value-type="float">
            <text:p>-0.01078</text:p>
          </table:table-cell>
          <table:table-cell table:style-name="ce11" table:formula="of:=LN([$'Data-Input - Absolute Values'.C140]/[$'Data-Input - Absolute Values'.C141])" office:value-type="float" office:value="0.01365411537" calcext:value-type="float">
            <text:p>0.01365</text:p>
          </table:table-cell>
          <table:table-cell table:style-name="ce11" table:formula="of:=LN([$'Data-Input - Absolute Values'.D140]/[$'Data-Input - Absolute Values'.D141])" office:value-type="float" office:value="0.06101504579" calcext:value-type="float">
            <text:p>0.06102</text:p>
          </table:table-cell>
          <table:table-cell table:style-name="ce11" table:formula="of:=LN([$'Data-Input - Absolute Values'.E140]/[$'Data-Input - Absolute Values'.E141])" office:value-type="float" office:value="0.02286194345" calcext:value-type="float">
            <text:p>0.02286</text:p>
          </table:table-cell>
          <table:table-cell table:style-name="ce11" table:formula="of:=LN([$'Data-Input - Absolute Values'.F140]/[$'Data-Input - Absolute Values'.F141])" office:value-type="float" office:value="0.003746282401" calcext:value-type="float">
            <text:p>0.00375</text:p>
          </table:table-cell>
          <table:table-cell table:style-name="ce11" table:formula="of:=LN([$'Data-Input - Absolute Values'.G140]/[$'Data-Input - Absolute Values'.G141])" office:value-type="float" office:value="-0.002456293678" calcext:value-type="float">
            <text:p>-0.00246</text:p>
          </table:table-cell>
          <table:table-cell table:style-name="ce11" table:formula="of:=LN([$'Data-Input - Absolute Values'.H140]/[$'Data-Input - Absolute Values'.H141])" office:value-type="float" office:value="0.001324378209" calcext:value-type="float">
            <text:p>0.00132</text:p>
          </table:table-cell>
          <table:table-cell table:style-name="ce11" table:formula="of:=LN([$'Data-Input - Absolute Values'.I140]/[$'Data-Input - Absolute Values'.I141])" office:value-type="float" office:value="0.003258611619" calcext:value-type="float">
            <text:p>0.00326</text:p>
          </table:table-cell>
          <table:table-cell table:style-name="ce11" table:formula="of:=LN([$'Data-Input - Absolute Values'.J140]/[$'Data-Input - Absolute Values'.J141])" office:value-type="float" office:value="-0.04063180862" calcext:value-type="float">
            <text:p>-0.04063</text:p>
          </table:table-cell>
          <table:table-cell table:style-name="ce11" table:formula="of:=LN([$'Data-Input - Absolute Values'.K140]/[$'Data-Input - Absolute Values'.K141])" office:value-type="float" office:value="-0.02279020131" calcext:value-type="float">
            <text:p>-0.02279</text:p>
          </table:table-cell>
          <table:table-cell table:style-name="ce11" table:formula="of:=LN([$'Data-Input - Absolute Values'.L140]/[$'Data-Input - Absolute Values'.L141])" office:value-type="float" office:value="0.1193517187" calcext:value-type="float">
            <text:p>0.11935</text:p>
          </table:table-cell>
          <table:table-cell table:style-name="ce11" table:formula="of:=LN([$'Data-Input - Absolute Values'.M140]/[$'Data-Input - Absolute Values'.M141])" office:value-type="float" office:value="0.004371102014" calcext:value-type="float">
            <text:p>0.0043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5-25" calcext:value-type="date">
            <text:p>2021-05-25</text:p>
          </table:table-cell>
          <table:table-cell table:style-name="ce11" table:formula="of:=LN([$'Data-Input - Absolute Values'.B141]/[$'Data-Input - Absolute Values'.B142])" office:value-type="float" office:value="0.01968567507" calcext:value-type="float">
            <text:p>0.01969</text:p>
          </table:table-cell>
          <table:table-cell table:style-name="ce11" table:formula="of:=LN([$'Data-Input - Absolute Values'.C141]/[$'Data-Input - Absolute Values'.C142])" office:value-type="float" office:value="-0.01011010693" calcext:value-type="float">
            <text:p>-0.01011</text:p>
          </table:table-cell>
          <table:table-cell table:style-name="ce11" table:formula="of:=LN([$'Data-Input - Absolute Values'.D141]/[$'Data-Input - Absolute Values'.D142])" office:value-type="float" office:value="0.02027044944" calcext:value-type="float">
            <text:p>0.02027</text:p>
          </table:table-cell>
          <table:table-cell table:style-name="ce11" table:formula="of:=LN([$'Data-Input - Absolute Values'.E141]/[$'Data-Input - Absolute Values'.E142])" office:value-type="float" office:value="-0.02132466413" calcext:value-type="float">
            <text:p>-0.02132</text:p>
          </table:table-cell>
          <table:table-cell table:style-name="ce11" table:formula="of:=LN([$'Data-Input - Absolute Values'.F141]/[$'Data-Input - Absolute Values'.F142])" office:value-type="float" office:value="0.000008852181842" calcext:value-type="float">
            <text:p>0.00001</text:p>
          </table:table-cell>
          <table:table-cell table:style-name="ce11" table:formula="of:=LN([$'Data-Input - Absolute Values'.G141]/[$'Data-Input - Absolute Values'.G142])" office:value-type="float" office:value="0.01015310774" calcext:value-type="float">
            <text:p>0.01015</text:p>
          </table:table-cell>
          <table:table-cell table:style-name="ce11" table:formula="of:=LN([$'Data-Input - Absolute Values'.H141]/[$'Data-Input - Absolute Values'.H142])" office:value-type="float" office:value="-0.000283943024" calcext:value-type="float">
            <text:p>-0.00028</text:p>
          </table:table-cell>
          <table:table-cell table:style-name="ce11" table:formula="of:=LN([$'Data-Input - Absolute Values'.I141]/[$'Data-Input - Absolute Values'.I142])" office:value-type="float" office:value="0.01222736896" calcext:value-type="float">
            <text:p>0.01223</text:p>
          </table:table-cell>
          <table:table-cell table:style-name="ce11" table:formula="of:=LN([$'Data-Input - Absolute Values'.J141]/[$'Data-Input - Absolute Values'.J142])" office:value-type="float" office:value="-0.1359334644" calcext:value-type="float">
            <text:p>-0.13593</text:p>
          </table:table-cell>
          <table:table-cell table:style-name="ce11" table:formula="of:=LN([$'Data-Input - Absolute Values'.K141]/[$'Data-Input - Absolute Values'.K142])" office:value-type="float" office:value="-0.2018843377" calcext:value-type="float">
            <text:p>-0.20188</text:p>
          </table:table-cell>
          <table:table-cell table:style-name="ce11" table:formula="of:=LN([$'Data-Input - Absolute Values'.L141]/[$'Data-Input - Absolute Values'.L142])" office:value-type="float" office:value="-0.2797726406" calcext:value-type="float">
            <text:p>-0.27977</text:p>
          </table:table-cell>
          <table:table-cell table:style-name="ce11" table:formula="of:=LN([$'Data-Input - Absolute Values'.M141]/[$'Data-Input - Absolute Values'.M142])" office:value-type="float" office:value="-0.441157384" calcext:value-type="float">
            <text:p>-0.4411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5-17" calcext:value-type="date">
            <text:p>2021-05-17</text:p>
          </table:table-cell>
          <table:table-cell table:style-name="ce11" table:formula="of:=LN([$'Data-Input - Absolute Values'.B142]/[$'Data-Input - Absolute Values'.B143])" office:value-type="float" office:value="-0.01553477178" calcext:value-type="float">
            <text:p>-0.01553</text:p>
          </table:table-cell>
          <table:table-cell table:style-name="ce11" table:formula="of:=LN([$'Data-Input - Absolute Values'.C142]/[$'Data-Input - Absolute Values'.C143])" office:value-type="float" office:value="0.0111566795" calcext:value-type="float">
            <text:p>0.01116</text:p>
          </table:table-cell>
          <table:table-cell table:style-name="ce11" table:formula="of:=LN([$'Data-Input - Absolute Values'.D142]/[$'Data-Input - Absolute Values'.D143])" office:value-type="float" office:value="0.01208193135" calcext:value-type="float">
            <text:p>0.01208</text:p>
          </table:table-cell>
          <table:table-cell table:style-name="ce11" table:formula="of:=LN([$'Data-Input - Absolute Values'.E142]/[$'Data-Input - Absolute Values'.E143])" office:value-type="float" office:value="-0.01223256844" calcext:value-type="float">
            <text:p>-0.01223</text:p>
          </table:table-cell>
          <table:table-cell table:style-name="ce11" table:formula="of:=LN([$'Data-Input - Absolute Values'.F142]/[$'Data-Input - Absolute Values'.F143])" office:value-type="float" office:value="-0.01759303417" calcext:value-type="float">
            <text:p>-0.01759</text:p>
          </table:table-cell>
          <table:table-cell table:style-name="ce11" table:formula="of:=LN([$'Data-Input - Absolute Values'.G142]/[$'Data-Input - Absolute Values'.G143])" office:value-type="float" office:value="-0.01289125616" calcext:value-type="float">
            <text:p>-0.01289</text:p>
          </table:table-cell>
          <table:table-cell table:style-name="ce11" table:formula="of:=LN([$'Data-Input - Absolute Values'.H142]/[$'Data-Input - Absolute Values'.H143])" office:value-type="float" office:value="0.001742787764" calcext:value-type="float">
            <text:p>0.00174</text:p>
          </table:table-cell>
          <table:table-cell table:style-name="ce11" table:formula="of:=LN([$'Data-Input - Absolute Values'.I142]/[$'Data-Input - Absolute Values'.I143])" office:value-type="float" office:value="-0.02334601208" calcext:value-type="float">
            <text:p>-0.02335</text:p>
          </table:table-cell>
          <table:table-cell table:style-name="ce11" table:formula="of:=LN([$'Data-Input - Absolute Values'.J142]/[$'Data-Input - Absolute Values'.J143])" office:value-type="float" office:value="-0.251248311" calcext:value-type="float">
            <text:p>-0.25125</text:p>
          </table:table-cell>
          <table:table-cell table:style-name="ce11" table:formula="of:=LN([$'Data-Input - Absolute Values'.K142]/[$'Data-Input - Absolute Values'.K143])" office:value-type="float" office:value="-0.1879241307" calcext:value-type="float">
            <text:p>-0.18792</text:p>
          </table:table-cell>
          <table:table-cell table:style-name="ce11" table:formula="of:=LN([$'Data-Input - Absolute Values'.L142]/[$'Data-Input - Absolute Values'.L143])" office:value-type="float" office:value="0.2109173665" calcext:value-type="float">
            <text:p>0.21092</text:p>
          </table:table-cell>
          <table:table-cell table:style-name="ce11" table:formula="of:=LN([$'Data-Input - Absolute Values'.M142]/[$'Data-Input - Absolute Values'.M143])" office:value-type="float" office:value="-0.2455014835" calcext:value-type="float">
            <text:p>-0.2455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5-10" calcext:value-type="date">
            <text:p>2021-05-10</text:p>
          </table:table-cell>
          <table:table-cell table:style-name="ce11" table:formula="of:=LN([$'Data-Input - Absolute Values'.B143]/[$'Data-Input - Absolute Values'.B144])" office:value-type="float" office:value="-0.02034461063" calcext:value-type="float">
            <text:p>-0.02034</text:p>
          </table:table-cell>
          <table:table-cell table:style-name="ce11" table:formula="of:=LN([$'Data-Input - Absolute Values'.C143]/[$'Data-Input - Absolute Values'.C144])" office:value-type="float" office:value="0.04278727521" calcext:value-type="float">
            <text:p>0.04279</text:p>
          </table:table-cell>
          <table:table-cell table:style-name="ce11" table:formula="of:=LN([$'Data-Input - Absolute Values'.D143]/[$'Data-Input - Absolute Values'.D144])" office:value-type="float" office:value="0.01301877065" calcext:value-type="float">
            <text:p>0.01302</text:p>
          </table:table-cell>
          <table:table-cell table:style-name="ce11" table:formula="of:=LN([$'Data-Input - Absolute Values'.E143]/[$'Data-Input - Absolute Values'.E144])" office:value-type="float" office:value="-0.03624357469" calcext:value-type="float">
            <text:p>-0.03624</text:p>
          </table:table-cell>
          <table:table-cell table:style-name="ce11" table:formula="of:=LN([$'Data-Input - Absolute Values'.F143]/[$'Data-Input - Absolute Values'.F144])" office:value-type="float" office:value="-0.001694643162" calcext:value-type="float">
            <text:p>-0.00169</text:p>
          </table:table-cell>
          <table:table-cell table:style-name="ce11" table:formula="of:=LN([$'Data-Input - Absolute Values'.G143]/[$'Data-Input - Absolute Values'.G144])" office:value-type="float" office:value="0.003821063731" calcext:value-type="float">
            <text:p>0.00382</text:p>
          </table:table-cell>
          <table:table-cell table:style-name="ce11" table:formula="of:=LN([$'Data-Input - Absolute Values'.H143]/[$'Data-Input - Absolute Values'.H144])" office:value-type="float" office:value="0.004713135162" calcext:value-type="float">
            <text:p>0.00471</text:p>
          </table:table-cell>
          <table:table-cell table:style-name="ce11" table:formula="of:=LN([$'Data-Input - Absolute Values'.I143]/[$'Data-Input - Absolute Values'.I144])" office:value-type="float" office:value="-0.0009610215025" calcext:value-type="float">
            <text:p>-0.00096</text:p>
          </table:table-cell>
          <table:table-cell table:style-name="ce11" table:formula="of:=LN([$'Data-Input - Absolute Values'.J143]/[$'Data-Input - Absolute Values'.J144])" office:value-type="float" office:value="-0.03087857232" calcext:value-type="float">
            <text:p>-0.03088</text:p>
          </table:table-cell>
          <table:table-cell table:style-name="ce11" table:formula="of:=LN([$'Data-Input - Absolute Values'.K143]/[$'Data-Input - Absolute Values'.K144])" office:value-type="float" office:value="0.1339140464" calcext:value-type="float">
            <text:p>0.13391</text:p>
          </table:table-cell>
          <table:table-cell table:style-name="ce11" table:formula="of:=LN([$'Data-Input - Absolute Values'.L143]/[$'Data-Input - Absolute Values'.L144])" office:value-type="float" office:value="0.1791848099" calcext:value-type="float">
            <text:p>0.17918</text:p>
          </table:table-cell>
          <table:table-cell table:style-name="ce11" table:formula="of:=LN([$'Data-Input - Absolute Values'.M143]/[$'Data-Input - Absolute Values'.M144])" office:value-type="float" office:value="0.1906825914" calcext:value-type="float">
            <text:p>0.1906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5-03" calcext:value-type="date">
            <text:p>2021-05-03</text:p>
          </table:table-cell>
          <table:table-cell table:style-name="ce11" table:formula="of:=LN([$'Data-Input - Absolute Values'.B144]/[$'Data-Input - Absolute Values'.B145])" office:value-type="float" office:value="-0.03718075325" calcext:value-type="float">
            <text:p>-0.03718</text:p>
          </table:table-cell>
          <table:table-cell table:style-name="ce11" table:formula="of:=LN([$'Data-Input - Absolute Values'.C144]/[$'Data-Input - Absolute Values'.C145])" office:value-type="float" office:value="0.03011321039" calcext:value-type="float">
            <text:p>0.03011</text:p>
          </table:table-cell>
          <table:table-cell table:style-name="ce11" table:formula="of:=LN([$'Data-Input - Absolute Values'.D144]/[$'Data-Input - Absolute Values'.D145])" office:value-type="float" office:value="0.0006317119604" calcext:value-type="float">
            <text:p>0.00063</text:p>
          </table:table-cell>
          <table:table-cell table:style-name="ce11" table:formula="of:=LN([$'Data-Input - Absolute Values'.E144]/[$'Data-Input - Absolute Values'.E145])" office:value-type="float" office:value="0.02609120323" calcext:value-type="float">
            <text:p>0.02609</text:p>
          </table:table-cell>
          <table:table-cell table:style-name="ce11" table:formula="of:=LN([$'Data-Input - Absolute Values'.F144]/[$'Data-Input - Absolute Values'.F145])" office:value-type="float" office:value="-0.006629246513" calcext:value-type="float">
            <text:p>-0.00663</text:p>
          </table:table-cell>
          <table:table-cell table:style-name="ce11" table:formula="of:=LN([$'Data-Input - Absolute Values'.G144]/[$'Data-Input - Absolute Values'.G145])" office:value-type="float" office:value="0" calcext:value-type="float">
            <text:p>0.00000</text:p>
          </table:table-cell>
          <table:table-cell table:style-name="ce11" table:formula="of:=LN([$'Data-Input - Absolute Values'.H144]/[$'Data-Input - Absolute Values'.H145])" office:value-type="float" office:value="0.0007622677835" calcext:value-type="float">
            <text:p>0.00076</text:p>
          </table:table-cell>
          <table:table-cell table:style-name="ce11" table:formula="of:=LN([$'Data-Input - Absolute Values'.I144]/[$'Data-Input - Absolute Values'.I145])" office:value-type="float" office:value="-0.01838926515" calcext:value-type="float">
            <text:p>-0.01839</text:p>
          </table:table-cell>
          <table:table-cell table:style-name="ce11" table:formula="of:=LN([$'Data-Input - Absolute Values'.J144]/[$'Data-Input - Absolute Values'.J145])" office:value-type="float" office:value="0.05881358367" calcext:value-type="float">
            <text:p>0.05881</text:p>
          </table:table-cell>
          <table:table-cell table:style-name="ce11" table:formula="of:=LN([$'Data-Input - Absolute Values'.K144]/[$'Data-Input - Absolute Values'.K145])" office:value-type="float" office:value="0.3043025182" calcext:value-type="float">
            <text:p>0.30430</text:p>
          </table:table-cell>
          <table:table-cell table:style-name="ce11" table:formula="of:=LN([$'Data-Input - Absolute Values'.L144]/[$'Data-Input - Absolute Values'.L145])" office:value-type="float" office:value="0.09954711672" calcext:value-type="float">
            <text:p>0.09955</text:p>
          </table:table-cell>
          <table:table-cell table:style-name="ce11" table:formula="of:=LN([$'Data-Input - Absolute Values'.M144]/[$'Data-Input - Absolute Values'.M145])" office:value-type="float" office:value="0.1785359626" calcext:value-type="float">
            <text:p>0.1785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4-26" calcext:value-type="date">
            <text:p>2021-04-26</text:p>
          </table:table-cell>
          <table:table-cell table:style-name="ce11" table:formula="of:=LN([$'Data-Input - Absolute Values'.B145]/[$'Data-Input - Absolute Values'.B146])" office:value-type="float" office:value="0.008117869003" calcext:value-type="float">
            <text:p>0.00812</text:p>
          </table:table-cell>
          <table:table-cell table:style-name="ce11" table:formula="of:=LN([$'Data-Input - Absolute Values'.C145]/[$'Data-Input - Absolute Values'.C146])" office:value-type="float" office:value="-0.02494766709" calcext:value-type="float">
            <text:p>-0.02495</text:p>
          </table:table-cell>
          <table:table-cell table:style-name="ce11" table:formula="of:=LN([$'Data-Input - Absolute Values'.D145]/[$'Data-Input - Absolute Values'.D146])" office:value-type="float" office:value="-0.02650194075" calcext:value-type="float">
            <text:p>-0.02650</text:p>
          </table:table-cell>
          <table:table-cell table:style-name="ce11" table:formula="of:=LN([$'Data-Input - Absolute Values'.E145]/[$'Data-Input - Absolute Values'.E146])" office:value-type="float" office:value="-0.02063244518" calcext:value-type="float">
            <text:p>-0.02063</text:p>
          </table:table-cell>
          <table:table-cell table:style-name="ce11" table:formula="of:=LN([$'Data-Input - Absolute Values'.F145]/[$'Data-Input - Absolute Values'.F146])" office:value-type="float" office:value="0.004920133577" calcext:value-type="float">
            <text:p>0.00492</text:p>
          </table:table-cell>
          <table:table-cell table:style-name="ce11" table:formula="of:=LN([$'Data-Input - Absolute Values'.G145]/[$'Data-Input - Absolute Values'.G146])" office:value-type="float" office:value="0.002676215839" calcext:value-type="float">
            <text:p>0.00268</text:p>
          </table:table-cell>
          <table:table-cell table:style-name="ce11" table:formula="of:=LN([$'Data-Input - Absolute Values'.H145]/[$'Data-Input - Absolute Values'.H146])" office:value-type="float" office:value="0.0008582463694" calcext:value-type="float">
            <text:p>0.00086</text:p>
          </table:table-cell>
          <table:table-cell table:style-name="ce11" table:formula="of:=LN([$'Data-Input - Absolute Values'.I145]/[$'Data-Input - Absolute Values'.I146])" office:value-type="float" office:value="0.00721113635" calcext:value-type="float">
            <text:p>0.00721</text:p>
          </table:table-cell>
          <table:table-cell table:style-name="ce11" table:formula="of:=LN([$'Data-Input - Absolute Values'.J145]/[$'Data-Input - Absolute Values'.J146])" office:value-type="float" office:value="-0.03401726435" calcext:value-type="float">
            <text:p>-0.03402</text:p>
          </table:table-cell>
          <table:table-cell table:style-name="ce11" table:formula="of:=LN([$'Data-Input - Absolute Values'.K145]/[$'Data-Input - Absolute Values'.K146])" office:value-type="float" office:value="0.1538509122" calcext:value-type="float">
            <text:p>0.15385</text:p>
          </table:table-cell>
          <table:table-cell table:style-name="ce11" table:formula="of:=LN([$'Data-Input - Absolute Values'.L145]/[$'Data-Input - Absolute Values'.L146])" office:value-type="float" office:value="0.02850384143" calcext:value-type="float">
            <text:p>0.02850</text:p>
          </table:table-cell>
          <table:table-cell table:style-name="ce11" table:formula="of:=LN([$'Data-Input - Absolute Values'.M145]/[$'Data-Input - Absolute Values'.M146])" office:value-type="float" office:value="-0.05784161309" calcext:value-type="float">
            <text:p>-0.0578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4-19" calcext:value-type="date">
            <text:p>2021-04-19</text:p>
          </table:table-cell>
          <table:table-cell table:style-name="ce11" table:formula="of:=LN([$'Data-Input - Absolute Values'.B146]/[$'Data-Input - Absolute Values'.B147])" office:value-type="float" office:value="-0.0009310987637" calcext:value-type="float">
            <text:p>-0.00093</text:p>
          </table:table-cell>
          <table:table-cell table:style-name="ce11" table:formula="of:=LN([$'Data-Input - Absolute Values'.C146]/[$'Data-Input - Absolute Values'.C147])" office:value-type="float" office:value="-0.02617666693" calcext:value-type="float">
            <text:p>-0.02618</text:p>
          </table:table-cell>
          <table:table-cell table:style-name="ce11" table:formula="of:=LN([$'Data-Input - Absolute Values'.D146]/[$'Data-Input - Absolute Values'.D147])" office:value-type="float" office:value="0.0001538579894" calcext:value-type="float">
            <text:p>0.00015</text:p>
          </table:table-cell>
          <table:table-cell table:style-name="ce11" table:formula="of:=LN([$'Data-Input - Absolute Values'.E146]/[$'Data-Input - Absolute Values'.E147])" office:value-type="float" office:value="-0.002313112166" calcext:value-type="float">
            <text:p>-0.00231</text:p>
          </table:table-cell>
          <table:table-cell table:style-name="ce11" table:formula="of:=LN([$'Data-Input - Absolute Values'.F146]/[$'Data-Input - Absolute Values'.F147])" office:value-type="float" office:value="-0.006419888209" calcext:value-type="float">
            <text:p>-0.00642</text:p>
          </table:table-cell>
          <table:table-cell table:style-name="ce11" table:formula="of:=LN([$'Data-Input - Absolute Values'.G146]/[$'Data-Input - Absolute Values'.G147])" office:value-type="float" office:value="-0.01416729316" calcext:value-type="float">
            <text:p>-0.01417</text:p>
          </table:table-cell>
          <table:table-cell table:style-name="ce11" table:formula="of:=LN([$'Data-Input - Absolute Values'.H146]/[$'Data-Input - Absolute Values'.H147])" office:value-type="float" office:value="0.001909855432" calcext:value-type="float">
            <text:p>0.00191</text:p>
          </table:table-cell>
          <table:table-cell table:style-name="ce11" table:formula="of:=LN([$'Data-Input - Absolute Values'.I146]/[$'Data-Input - Absolute Values'.I147])" office:value-type="float" office:value="-0.01366815041" calcext:value-type="float">
            <text:p>-0.01367</text:p>
          </table:table-cell>
          <table:table-cell table:style-name="ce11" table:formula="of:=LN([$'Data-Input - Absolute Values'.J146]/[$'Data-Input - Absolute Values'.J147])" office:value-type="float" office:value="-0.08221195247" calcext:value-type="float">
            <text:p>-0.08221</text:p>
          </table:table-cell>
          <table:table-cell table:style-name="ce11" table:formula="of:=LN([$'Data-Input - Absolute Values'.K146]/[$'Data-Input - Absolute Values'.K147])" office:value-type="float" office:value="0.001117832005" calcext:value-type="float">
            <text:p>0.00112</text:p>
          </table:table-cell>
          <table:table-cell table:style-name="ce11" table:formula="of:=LN([$'Data-Input - Absolute Values'.L146]/[$'Data-Input - Absolute Values'.L147])" office:value-type="float" office:value="-0.1104352659" calcext:value-type="float">
            <text:p>-0.11044</text:p>
          </table:table-cell>
          <table:table-cell table:style-name="ce11" table:formula="of:=LN([$'Data-Input - Absolute Values'.M146]/[$'Data-Input - Absolute Values'.M147])" office:value-type="float" office:value="0.05597100198" calcext:value-type="float">
            <text:p>0.0559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4-12" calcext:value-type="date">
            <text:p>2021-04-12</text:p>
          </table:table-cell>
          <table:table-cell table:style-name="ce11" table:formula="of:=LN([$'Data-Input - Absolute Values'.B147]/[$'Data-Input - Absolute Values'.B148])" office:value-type="float" office:value="0.04497010832" calcext:value-type="float">
            <text:p>0.04497</text:p>
          </table:table-cell>
          <table:table-cell table:style-name="ce11" table:formula="of:=LN([$'Data-Input - Absolute Values'.C147]/[$'Data-Input - Absolute Values'.C148])" office:value-type="float" office:value="0.003369069037" calcext:value-type="float">
            <text:p>0.00337</text:p>
          </table:table-cell>
          <table:table-cell table:style-name="ce11" table:formula="of:=LN([$'Data-Input - Absolute Values'.D147]/[$'Data-Input - Absolute Values'.D148])" office:value-type="float" office:value="-0.0009227930523" calcext:value-type="float">
            <text:p>-0.00092</text:p>
          </table:table-cell>
          <table:table-cell table:style-name="ce11" table:formula="of:=LN([$'Data-Input - Absolute Values'.E147]/[$'Data-Input - Absolute Values'.E148])" office:value-type="float" office:value="0.04072573086" calcext:value-type="float">
            <text:p>0.04073</text:p>
          </table:table-cell>
          <table:table-cell table:style-name="ce11" table:formula="of:=LN([$'Data-Input - Absolute Values'.F147]/[$'Data-Input - Absolute Values'.F148])" office:value-type="float" office:value="-0.004322890947" calcext:value-type="float">
            <text:p>-0.00432</text:p>
          </table:table-cell>
          <table:table-cell table:style-name="ce11" table:formula="of:=LN([$'Data-Input - Absolute Values'.G147]/[$'Data-Input - Absolute Values'.G148])" office:value-type="float" office:value="0.02443200673" calcext:value-type="float">
            <text:p>0.02443</text:p>
          </table:table-cell>
          <table:table-cell table:style-name="ce11" table:formula="of:=LN([$'Data-Input - Absolute Values'.H147]/[$'Data-Input - Absolute Values'.H148])" office:value-type="float" office:value="0.003926643938" calcext:value-type="float">
            <text:p>0.00393</text:p>
          </table:table-cell>
          <table:table-cell table:style-name="ce11" table:formula="of:=LN([$'Data-Input - Absolute Values'.I147]/[$'Data-Input - Absolute Values'.I148])" office:value-type="float" office:value="-0.009724010152" calcext:value-type="float">
            <text:p>-0.00972</text:p>
          </table:table-cell>
          <table:table-cell table:style-name="ce11" table:formula="of:=LN([$'Data-Input - Absolute Values'.J147]/[$'Data-Input - Absolute Values'.J148])" office:value-type="float" office:value="0.007209108443" calcext:value-type="float">
            <text:p>0.00721</text:p>
          </table:table-cell>
          <table:table-cell table:style-name="ce11" table:formula="of:=LN([$'Data-Input - Absolute Values'.K147]/[$'Data-Input - Absolute Values'.K148])" office:value-type="float" office:value="0.07213856424" calcext:value-type="float">
            <text:p>0.07214</text:p>
          </table:table-cell>
          <table:table-cell table:style-name="ce11" table:formula="of:=LN([$'Data-Input - Absolute Values'.L147]/[$'Data-Input - Absolute Values'.L148])" office:value-type="float" office:value="0.09305741922" calcext:value-type="float">
            <text:p>0.09306</text:p>
          </table:table-cell>
          <table:table-cell table:style-name="ce11" table:formula="of:=LN([$'Data-Input - Absolute Values'.M147]/[$'Data-Input - Absolute Values'.M148])" office:value-type="float" office:value="0.1761425197" calcext:value-type="float">
            <text:p>0.1761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4-01" calcext:value-type="date">
            <text:p>2021-04-01</text:p>
          </table:table-cell>
          <table:table-cell table:style-name="ce11" table:formula="of:=LN([$'Data-Input - Absolute Values'.B148]/[$'Data-Input - Absolute Values'.B149])" office:value-type="float" office:value="0.03784516902" calcext:value-type="float">
            <text:p>0.03785</text:p>
          </table:table-cell>
          <table:table-cell table:style-name="ce11" table:formula="of:=LN([$'Data-Input - Absolute Values'.C148]/[$'Data-Input - Absolute Values'.C149])" office:value-type="float" office:value="-0.0004600874247" calcext:value-type="float">
            <text:p>-0.00046</text:p>
          </table:table-cell>
          <table:table-cell table:style-name="ce11" table:formula="of:=LN([$'Data-Input - Absolute Values'.D148]/[$'Data-Input - Absolute Values'.D149])" office:value-type="float" office:value="0.01940301461" calcext:value-type="float">
            <text:p>0.01940</text:p>
          </table:table-cell>
          <table:table-cell table:style-name="ce11" table:formula="of:=LN([$'Data-Input - Absolute Values'.E148]/[$'Data-Input - Absolute Values'.E149])" office:value-type="float" office:value="0.01343484584" calcext:value-type="float">
            <text:p>0.01343</text:p>
          </table:table-cell>
          <table:table-cell table:style-name="ce11" table:formula="of:=LN([$'Data-Input - Absolute Values'.F148]/[$'Data-Input - Absolute Values'.F149])" office:value-type="float" office:value="0.0006691258721" calcext:value-type="float">
            <text:p>0.00067</text:p>
          </table:table-cell>
          <table:table-cell table:style-name="ce11" table:formula="of:=LN([$'Data-Input - Absolute Values'.G148]/[$'Data-Input - Absolute Values'.G149])" office:value-type="float" office:value="-0.0133020315" calcext:value-type="float">
            <text:p>-0.01330</text:p>
          </table:table-cell>
          <table:table-cell table:style-name="ce11" table:formula="of:=LN([$'Data-Input - Absolute Values'.H148]/[$'Data-Input - Absolute Values'.H149])" office:value-type="float" office:value="-0.004882027597" calcext:value-type="float">
            <text:p>-0.00488</text:p>
          </table:table-cell>
          <table:table-cell table:style-name="ce11" table:formula="of:=LN([$'Data-Input - Absolute Values'.I148]/[$'Data-Input - Absolute Values'.I149])" office:value-type="float" office:value="-0.01263456635" calcext:value-type="float">
            <text:p>-0.01263</text:p>
          </table:table-cell>
          <table:table-cell table:style-name="ce11" table:formula="of:=LN([$'Data-Input - Absolute Values'.J148]/[$'Data-Input - Absolute Values'.J149])" office:value-type="float" office:value="0.1311539654" calcext:value-type="float">
            <text:p>0.13115</text:p>
          </table:table-cell>
          <table:table-cell table:style-name="ce11" table:formula="of:=LN([$'Data-Input - Absolute Values'.K148]/[$'Data-Input - Absolute Values'.K149])" office:value-type="float" office:value="0.213439787" calcext:value-type="float">
            <text:p>0.21344</text:p>
          </table:table-cell>
          <table:table-cell table:style-name="ce11" table:formula="of:=LN([$'Data-Input - Absolute Values'.L148]/[$'Data-Input - Absolute Values'.L149])" office:value-type="float" office:value="0.07534254962" calcext:value-type="float">
            <text:p>0.07534</text:p>
          </table:table-cell>
          <table:table-cell table:style-name="ce11" table:formula="of:=LN([$'Data-Input - Absolute Values'.M148]/[$'Data-Input - Absolute Values'.M149])" office:value-type="float" office:value="0.1616706173" calcext:value-type="float">
            <text:p>0.1616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3-25" calcext:value-type="date">
            <text:p>2021-03-25</text:p>
          </table:table-cell>
          <table:table-cell table:style-name="ce11" table:formula="of:=LN([$'Data-Input - Absolute Values'.B149]/[$'Data-Input - Absolute Values'.B150])" office:value-type="float" office:value="0.01795416993" calcext:value-type="float">
            <text:p>0.01795</text:p>
          </table:table-cell>
          <table:table-cell table:style-name="ce11" table:formula="of:=LN([$'Data-Input - Absolute Values'.C149]/[$'Data-Input - Absolute Values'.C150])" office:value-type="float" office:value="-0.03228519957" calcext:value-type="float">
            <text:p>-0.03229</text:p>
          </table:table-cell>
          <table:table-cell table:style-name="ce11" table:formula="of:=LN([$'Data-Input - Absolute Values'.D149]/[$'Data-Input - Absolute Values'.D150])" office:value-type="float" office:value="-0.02170627858" calcext:value-type="float">
            <text:p>-0.02171</text:p>
          </table:table-cell>
          <table:table-cell table:style-name="ce11" table:formula="of:=LN([$'Data-Input - Absolute Values'.E149]/[$'Data-Input - Absolute Values'.E150])" office:value-type="float" office:value="-0.01036735877" calcext:value-type="float">
            <text:p>-0.01037</text:p>
          </table:table-cell>
          <table:table-cell table:style-name="ce11" table:formula="of:=LN([$'Data-Input - Absolute Values'.F149]/[$'Data-Input - Absolute Values'.F150])" office:value-type="float" office:value="0.0121735829" calcext:value-type="float">
            <text:p>0.01217</text:p>
          </table:table-cell>
          <table:table-cell table:style-name="ce11" table:formula="of:=LN([$'Data-Input - Absolute Values'.G149]/[$'Data-Input - Absolute Values'.G150])" office:value-type="float" office:value="-0.002596092898" calcext:value-type="float">
            <text:p>-0.00260</text:p>
          </table:table-cell>
          <table:table-cell table:style-name="ce11" table:formula="of:=LN([$'Data-Input - Absolute Values'.H149]/[$'Data-Input - Absolute Values'.H150])" office:value-type="float" office:value="0.002294456074" calcext:value-type="float">
            <text:p>0.00229</text:p>
          </table:table-cell>
          <table:table-cell table:style-name="ce11" table:formula="of:=LN([$'Data-Input - Absolute Values'.I149]/[$'Data-Input - Absolute Values'.I150])" office:value-type="float" office:value="0.03427550201" calcext:value-type="float">
            <text:p>0.03428</text:p>
          </table:table-cell>
          <table:table-cell table:style-name="ce11" table:formula="of:=LN([$'Data-Input - Absolute Values'.J149]/[$'Data-Input - Absolute Values'.J150])" office:value-type="float" office:value="-0.1013867609" calcext:value-type="float">
            <text:p>-0.10139</text:p>
          </table:table-cell>
          <table:table-cell table:style-name="ce11" table:formula="of:=LN([$'Data-Input - Absolute Values'.K149]/[$'Data-Input - Absolute Values'.K150])" office:value-type="float" office:value="-0.09983958502" calcext:value-type="float">
            <text:p>-0.09984</text:p>
          </table:table-cell>
          <table:table-cell table:style-name="ce11" table:formula="of:=LN([$'Data-Input - Absolute Values'.L149]/[$'Data-Input - Absolute Values'.L150])" office:value-type="float" office:value="-0.1044206057" calcext:value-type="float">
            <text:p>-0.10442</text:p>
          </table:table-cell>
          <table:table-cell table:style-name="ce11" table:formula="of:=LN([$'Data-Input - Absolute Values'.M149]/[$'Data-Input - Absolute Values'.M150])" office:value-type="float" office:value="-0.1369827887" calcext:value-type="float">
            <text:p>-0.1369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3-18" calcext:value-type="date">
            <text:p>2021-03-18</text:p>
          </table:table-cell>
          <table:table-cell table:style-name="ce11" table:formula="of:=LN([$'Data-Input - Absolute Values'.B150]/[$'Data-Input - Absolute Values'.B151])" office:value-type="float" office:value="-0.01805526683" calcext:value-type="float">
            <text:p>-0.01806</text:p>
          </table:table-cell>
          <table:table-cell table:style-name="ce11" table:formula="of:=LN([$'Data-Input - Absolute Values'.C150]/[$'Data-Input - Absolute Values'.C151])" office:value-type="float" office:value="0.04664727178" calcext:value-type="float">
            <text:p>0.04665</text:p>
          </table:table-cell>
          <table:table-cell table:style-name="ce11" table:formula="of:=LN([$'Data-Input - Absolute Values'.D150]/[$'Data-Input - Absolute Values'.D151])" office:value-type="float" office:value="0.03432474254" calcext:value-type="float">
            <text:p>0.03432</text:p>
          </table:table-cell>
          <table:table-cell table:style-name="ce11" table:formula="of:=LN([$'Data-Input - Absolute Values'.E150]/[$'Data-Input - Absolute Values'.E151])" office:value-type="float" office:value="0.01036735877" calcext:value-type="float">
            <text:p>0.01037</text:p>
          </table:table-cell>
          <table:table-cell table:style-name="ce11" table:formula="of:=LN([$'Data-Input - Absolute Values'.F150]/[$'Data-Input - Absolute Values'.F151])" office:value-type="float" office:value="-0.01827348418" calcext:value-type="float">
            <text:p>-0.01827</text:p>
          </table:table-cell>
          <table:table-cell table:style-name="ce11" table:formula="of:=LN([$'Data-Input - Absolute Values'.G150]/[$'Data-Input - Absolute Values'.G151])" office:value-type="float" office:value="-0.02685965078" calcext:value-type="float">
            <text:p>-0.02686</text:p>
          </table:table-cell>
          <table:table-cell table:style-name="ce11" table:formula="of:=LN([$'Data-Input - Absolute Values'.H150]/[$'Data-Input - Absolute Values'.H151])" office:value-type="float" office:value="-0.001912412134" calcext:value-type="float">
            <text:p>-0.00191</text:p>
          </table:table-cell>
          <table:table-cell table:style-name="ce11" table:formula="of:=LN([$'Data-Input - Absolute Values'.I150]/[$'Data-Input - Absolute Values'.I151])" office:value-type="float" office:value="-0.03097585411" calcext:value-type="float">
            <text:p>-0.03098</text:p>
          </table:table-cell>
          <table:table-cell table:style-name="ce11" table:formula="of:=LN([$'Data-Input - Absolute Values'.J150]/[$'Data-Input - Absolute Values'.J151])" office:value-type="float" office:value="0.003941989034" calcext:value-type="float">
            <text:p>0.00394</text:p>
          </table:table-cell>
          <table:table-cell table:style-name="ce11" table:formula="of:=LN([$'Data-Input - Absolute Values'.K150]/[$'Data-Input - Absolute Values'.K151])" office:value-type="float" office:value="-0.02099741206" calcext:value-type="float">
            <text:p>-0.02100</text:p>
          </table:table-cell>
          <table:table-cell table:style-name="ce11" table:formula="of:=LN([$'Data-Input - Absolute Values'.L150]/[$'Data-Input - Absolute Values'.L151])" office:value-type="float" office:value="0.1012229906" calcext:value-type="float">
            <text:p>0.10122</text:p>
          </table:table-cell>
          <table:table-cell table:style-name="ce11" table:formula="of:=LN([$'Data-Input - Absolute Values'.M150]/[$'Data-Input - Absolute Values'.M151])" office:value-type="float" office:value="-0.0001120740071" calcext:value-type="float">
            <text:p>-0.0001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3-11" calcext:value-type="date">
            <text:p>2021-03-11</text:p>
          </table:table-cell>
          <table:table-cell table:style-name="ce11" table:formula="of:=LN([$'Data-Input - Absolute Values'.B151]/[$'Data-Input - Absolute Values'.B152])" office:value-type="float" office:value="0.04306959869" calcext:value-type="float">
            <text:p>0.04307</text:p>
          </table:table-cell>
          <table:table-cell table:style-name="ce11" table:formula="of:=LN([$'Data-Input - Absolute Values'.C151]/[$'Data-Input - Absolute Values'.C152])" office:value-type="float" office:value="0.01725803737" calcext:value-type="float">
            <text:p>0.01726</text:p>
          </table:table-cell>
          <table:table-cell table:style-name="ce11" table:formula="of:=LN([$'Data-Input - Absolute Values'.D151]/[$'Data-Input - Absolute Values'.D152])" office:value-type="float" office:value="0.01600034135" calcext:value-type="float">
            <text:p>0.01600</text:p>
          </table:table-cell>
          <table:table-cell table:style-name="ce11" table:formula="of:=LN([$'Data-Input - Absolute Values'.E151]/[$'Data-Input - Absolute Values'.E152])" office:value-type="float" office:value="0.02879191234" calcext:value-type="float">
            <text:p>0.02879</text:p>
          </table:table-cell>
          <table:table-cell table:style-name="ce11" table:formula="of:=LN([$'Data-Input - Absolute Values'.F151]/[$'Data-Input - Absolute Values'.F152])" office:value-type="float" office:value="-0.001559630607" calcext:value-type="float">
            <text:p>-0.00156</text:p>
          </table:table-cell>
          <table:table-cell table:style-name="ce11" table:formula="of:=LN([$'Data-Input - Absolute Values'.G151]/[$'Data-Input - Absolute Values'.G152])" office:value-type="float" office:value="-0.0006308042964" calcext:value-type="float">
            <text:p>-0.00063</text:p>
          </table:table-cell>
          <table:table-cell table:style-name="ce11" table:formula="of:=LN([$'Data-Input - Absolute Values'.H151]/[$'Data-Input - Absolute Values'.H152])" office:value-type="float" office:value="-0.006854558445" calcext:value-type="float">
            <text:p>-0.00685</text:p>
          </table:table-cell>
          <table:table-cell table:style-name="ce11" table:formula="of:=LN([$'Data-Input - Absolute Values'.I151]/[$'Data-Input - Absolute Values'.I152])" office:value-type="float" office:value="0.003244691861" calcext:value-type="float">
            <text:p>0.00324</text:p>
          </table:table-cell>
          <table:table-cell table:style-name="ce11" table:formula="of:=LN([$'Data-Input - Absolute Values'.J151]/[$'Data-Input - Absolute Values'.J152])" office:value-type="float" office:value="0.1735814242" calcext:value-type="float">
            <text:p>0.17358</text:p>
          </table:table-cell>
          <table:table-cell table:style-name="ce11" table:formula="of:=LN([$'Data-Input - Absolute Values'.K151]/[$'Data-Input - Absolute Values'.K152])" office:value-type="float" office:value="0.1691395562" calcext:value-type="float">
            <text:p>0.16914</text:p>
          </table:table-cell>
          <table:table-cell table:style-name="ce11" table:formula="of:=LN([$'Data-Input - Absolute Values'.L151]/[$'Data-Input - Absolute Values'.L152])" office:value-type="float" office:value="0.009193992495" calcext:value-type="float">
            <text:p>0.00919</text:p>
          </table:table-cell>
          <table:table-cell table:style-name="ce11" table:formula="of:=LN([$'Data-Input - Absolute Values'.M151]/[$'Data-Input - Absolute Values'.M152])" office:value-type="float" office:value="0.1041592912" calcext:value-type="float">
            <text:p>0.1041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3-04" calcext:value-type="date">
            <text:p>2021-03-04</text:p>
          </table:table-cell>
          <table:table-cell table:style-name="ce11" table:formula="of:=LN([$'Data-Input - Absolute Values'.B152]/[$'Data-Input - Absolute Values'.B153])" office:value-type="float" office:value="0.007521620291" calcext:value-type="float">
            <text:p>0.00752</text:p>
          </table:table-cell>
          <table:table-cell table:style-name="ce11" table:formula="of:=LN([$'Data-Input - Absolute Values'.C152]/[$'Data-Input - Absolute Values'.C153])" office:value-type="float" office:value="0.00762513623" calcext:value-type="float">
            <text:p>0.00763</text:p>
          </table:table-cell>
          <table:table-cell table:style-name="ce11" table:formula="of:=LN([$'Data-Input - Absolute Values'.D152]/[$'Data-Input - Absolute Values'.D153])" office:value-type="float" office:value="0.009724549892" calcext:value-type="float">
            <text:p>0.00972</text:p>
          </table:table-cell>
          <table:table-cell table:style-name="ce11" table:formula="of:=LN([$'Data-Input - Absolute Values'.E152]/[$'Data-Input - Absolute Values'.E153])" office:value-type="float" office:value="0.04242071588" calcext:value-type="float">
            <text:p>0.04242</text:p>
          </table:table-cell>
          <table:table-cell table:style-name="ce11" table:formula="of:=LN([$'Data-Input - Absolute Values'.F152]/[$'Data-Input - Absolute Values'.F153])" office:value-type="float" office:value="0.00667315665" calcext:value-type="float">
            <text:p>0.00667</text:p>
          </table:table-cell>
          <table:table-cell table:style-name="ce11" table:formula="of:=LN([$'Data-Input - Absolute Values'.G152]/[$'Data-Input - Absolute Values'.G153])" office:value-type="float" office:value="0" calcext:value-type="float">
            <text:p>0.00000</text:p>
          </table:table-cell>
          <table:table-cell table:style-name="ce11" table:formula="of:=LN([$'Data-Input - Absolute Values'.H152]/[$'Data-Input - Absolute Values'.H153])" office:value-type="float" office:value="-0.004165883699" calcext:value-type="float">
            <text:p>-0.00417</text:p>
          </table:table-cell>
          <table:table-cell table:style-name="ce11" table:formula="of:=LN([$'Data-Input - Absolute Values'.I152]/[$'Data-Input - Absolute Values'.I153])" office:value-type="float" office:value="0.009376482053" calcext:value-type="float">
            <text:p>0.00938</text:p>
          </table:table-cell>
          <table:table-cell table:style-name="ce11" table:formula="of:=LN([$'Data-Input - Absolute Values'.J152]/[$'Data-Input - Absolute Values'.J153])" office:value-type="float" office:value="0.04526720398" calcext:value-type="float">
            <text:p>0.04527</text:p>
          </table:table-cell>
          <table:table-cell table:style-name="ce11" table:formula="of:=LN([$'Data-Input - Absolute Values'.K152]/[$'Data-Input - Absolute Values'.K153])" office:value-type="float" office:value="0.05779275018" calcext:value-type="float">
            <text:p>0.05779</text:p>
          </table:table-cell>
          <table:table-cell table:style-name="ce11" table:formula="of:=LN([$'Data-Input - Absolute Values'.L152]/[$'Data-Input - Absolute Values'.L153])" office:value-type="float" office:value="0.04178010202" calcext:value-type="float">
            <text:p>0.04178</text:p>
          </table:table-cell>
          <table:table-cell table:style-name="ce11" table:formula="of:=LN([$'Data-Input - Absolute Values'.M152]/[$'Data-Input - Absolute Values'.M153])" office:value-type="float" office:value="0.02601528427" calcext:value-type="float">
            <text:p>0.0260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2-25" calcext:value-type="date">
            <text:p>2021-02-25</text:p>
          </table:table-cell>
          <table:table-cell table:style-name="ce11" table:formula="of:=LN([$'Data-Input - Absolute Values'.B153]/[$'Data-Input - Absolute Values'.B154])" office:value-type="float" office:value="-0.06966611709" calcext:value-type="float">
            <text:p>-0.06967</text:p>
          </table:table-cell>
          <table:table-cell table:style-name="ce11" table:formula="of:=LN([$'Data-Input - Absolute Values'.C153]/[$'Data-Input - Absolute Values'.C154])" office:value-type="float" office:value="0.0478497677" calcext:value-type="float">
            <text:p>0.04785</text:p>
          </table:table-cell>
          <table:table-cell table:style-name="ce11" table:formula="of:=LN([$'Data-Input - Absolute Values'.D153]/[$'Data-Input - Absolute Values'.D154])" office:value-type="float" office:value="-0.0383433552" calcext:value-type="float">
            <text:p>-0.03834</text:p>
          </table:table-cell>
          <table:table-cell table:style-name="ce11" table:formula="of:=LN([$'Data-Input - Absolute Values'.E153]/[$'Data-Input - Absolute Values'.E154])" office:value-type="float" office:value="0.07554490148" calcext:value-type="float">
            <text:p>0.07554</text:p>
          </table:table-cell>
          <table:table-cell table:style-name="ce11" table:formula="of:=LN([$'Data-Input - Absolute Values'.F153]/[$'Data-Input - Absolute Values'.F154])" office:value-type="float" office:value="-0.02035786562" calcext:value-type="float">
            <text:p>-0.02036</text:p>
          </table:table-cell>
          <table:table-cell table:style-name="ce11" table:formula="of:=LN([$'Data-Input - Absolute Values'.G153]/[$'Data-Input - Absolute Values'.G154])" office:value-type="float" office:value="-0.01135623728" calcext:value-type="float">
            <text:p>-0.01136</text:p>
          </table:table-cell>
          <table:table-cell table:style-name="ce11" table:formula="of:=LN([$'Data-Input - Absolute Values'.H153]/[$'Data-Input - Absolute Values'.H154])" office:value-type="float" office:value="-0.007061178894" calcext:value-type="float">
            <text:p>-0.00706</text:p>
          </table:table-cell>
          <table:table-cell table:style-name="ce11" table:formula="of:=LN([$'Data-Input - Absolute Values'.I153]/[$'Data-Input - Absolute Values'.I154])" office:value-type="float" office:value="-0.01882901964" calcext:value-type="float">
            <text:p>-0.01883</text:p>
          </table:table-cell>
          <table:table-cell table:style-name="ce11" table:formula="of:=LN([$'Data-Input - Absolute Values'.J153]/[$'Data-Input - Absolute Values'.J154])" office:value-type="float" office:value="-0.0985919863" calcext:value-type="float">
            <text:p>-0.09859</text:p>
          </table:table-cell>
          <table:table-cell table:style-name="ce11" table:formula="of:=LN([$'Data-Input - Absolute Values'.K153]/[$'Data-Input - Absolute Values'.K154])" office:value-type="float" office:value="-0.2782000786" calcext:value-type="float">
            <text:p>-0.27820</text:p>
          </table:table-cell>
          <table:table-cell table:style-name="ce11" table:formula="of:=LN([$'Data-Input - Absolute Values'.L153]/[$'Data-Input - Absolute Values'.L154])" office:value-type="float" office:value="0.1674715596" calcext:value-type="float">
            <text:p>0.16747</text:p>
          </table:table-cell>
          <table:table-cell table:style-name="ce11" table:formula="of:=LN([$'Data-Input - Absolute Values'.M153]/[$'Data-Input - Absolute Values'.M154])" office:value-type="float" office:value="-0.2435134584" calcext:value-type="float">
            <text:p>-0.2435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2-18" calcext:value-type="date">
            <text:p>2021-02-18</text:p>
          </table:table-cell>
          <table:table-cell table:style-name="ce11" table:formula="of:=LN([$'Data-Input - Absolute Values'.B154]/[$'Data-Input - Absolute Values'.B155])" office:value-type="float" office:value="0.003477400424" calcext:value-type="float">
            <text:p>0.00348</text:p>
          </table:table-cell>
          <table:table-cell table:style-name="ce11" table:formula="of:=LN([$'Data-Input - Absolute Values'.C154]/[$'Data-Input - Absolute Values'.C155])" office:value-type="float" office:value="0.03784327484" calcext:value-type="float">
            <text:p>0.03784</text:p>
          </table:table-cell>
          <table:table-cell table:style-name="ce11" table:formula="of:=LN([$'Data-Input - Absolute Values'.D154]/[$'Data-Input - Absolute Values'.D155])" office:value-type="float" office:value="-0.03086664798" calcext:value-type="float">
            <text:p>-0.03087</text:p>
          </table:table-cell>
          <table:table-cell table:style-name="ce11" table:formula="of:=LN([$'Data-Input - Absolute Values'.E154]/[$'Data-Input - Absolute Values'.E155])" office:value-type="float" office:value="0.006078419786" calcext:value-type="float">
            <text:p>0.00608</text:p>
          </table:table-cell>
          <table:table-cell table:style-name="ce11" table:formula="of:=LN([$'Data-Input - Absolute Values'.F154]/[$'Data-Input - Absolute Values'.F155])" office:value-type="float" office:value="-0.01909494962" calcext:value-type="float">
            <text:p>-0.01909</text:p>
          </table:table-cell>
          <table:table-cell table:style-name="ce11" table:formula="of:=LN([$'Data-Input - Absolute Values'.G154]/[$'Data-Input - Absolute Values'.G155])" office:value-type="float" office:value="-0.01239258545" calcext:value-type="float">
            <text:p>-0.01239</text:p>
          </table:table-cell>
          <table:table-cell table:style-name="ce11" table:formula="of:=LN([$'Data-Input - Absolute Values'.H154]/[$'Data-Input - Absolute Values'.H155])" office:value-type="float" office:value="-0.003745673449" calcext:value-type="float">
            <text:p>-0.00375</text:p>
          </table:table-cell>
          <table:table-cell table:style-name="ce11" table:formula="of:=LN([$'Data-Input - Absolute Values'.I154]/[$'Data-Input - Absolute Values'.I155])" office:value-type="float" office:value="-0.03565110523" calcext:value-type="float">
            <text:p>-0.03565</text:p>
          </table:table-cell>
          <table:table-cell table:style-name="ce11" table:formula="of:=LN([$'Data-Input - Absolute Values'.J154]/[$'Data-Input - Absolute Values'.J155])" office:value-type="float" office:value="0.08021431594" calcext:value-type="float">
            <text:p>0.08021</text:p>
          </table:table-cell>
          <table:table-cell table:style-name="ce11" table:formula="of:=LN([$'Data-Input - Absolute Values'.K154]/[$'Data-Input - Absolute Values'.K155])" office:value-type="float" office:value="0.08609004525" calcext:value-type="float">
            <text:p>0.08609</text:p>
          </table:table-cell>
          <table:table-cell table:style-name="ce11" table:formula="of:=LN([$'Data-Input - Absolute Values'.L154]/[$'Data-Input - Absolute Values'.L155])" office:value-type="float" office:value="-0.008175151016" calcext:value-type="float">
            <text:p>-0.00818</text:p>
          </table:table-cell>
          <table:table-cell table:style-name="ce11" table:formula="of:=LN([$'Data-Input - Absolute Values'.M154]/[$'Data-Input - Absolute Values'.M155])" office:value-type="float" office:value="0.2132146048" calcext:value-type="float">
            <text:p>0.2132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2-11" calcext:value-type="date">
            <text:p>2021-02-11</text:p>
          </table:table-cell>
          <table:table-cell table:style-name="ce11" table:formula="of:=LN([$'Data-Input - Absolute Values'.B155]/[$'Data-Input - Absolute Values'.B156])" office:value-type="float" office:value="-0.003477400424" calcext:value-type="float">
            <text:p>-0.00348</text:p>
          </table:table-cell>
          <table:table-cell table:style-name="ce11" table:formula="of:=LN([$'Data-Input - Absolute Values'.C155]/[$'Data-Input - Absolute Values'.C156])" office:value-type="float" office:value="0.001042934216" calcext:value-type="float">
            <text:p>0.00104</text:p>
          </table:table-cell>
          <table:table-cell table:style-name="ce11" table:formula="of:=LN([$'Data-Input - Absolute Values'.D155]/[$'Data-Input - Absolute Values'.D156])" office:value-type="float" office:value="0.06271647387" calcext:value-type="float">
            <text:p>0.06272</text:p>
          </table:table-cell>
          <table:table-cell table:style-name="ce11" table:formula="of:=LN([$'Data-Input - Absolute Values'.E155]/[$'Data-Input - Absolute Values'.E156])" office:value-type="float" office:value="0.009031047003" calcext:value-type="float">
            <text:p>0.00903</text:p>
          </table:table-cell>
          <table:table-cell table:style-name="ce11" table:formula="of:=LN([$'Data-Input - Absolute Values'.F155]/[$'Data-Input - Absolute Values'.F156])" office:value-type="float" office:value="-0.0009802347582" calcext:value-type="float">
            <text:p>-0.00098</text:p>
          </table:table-cell>
          <table:table-cell table:style-name="ce11" table:formula="of:=LN([$'Data-Input - Absolute Values'.G155]/[$'Data-Input - Absolute Values'.G156])" office:value-type="float" office:value="-0.005254729394" calcext:value-type="float">
            <text:p>-0.00525</text:p>
          </table:table-cell>
          <table:table-cell table:style-name="ce11" table:formula="of:=LN([$'Data-Input - Absolute Values'.H155]/[$'Data-Input - Absolute Values'.H156])" office:value-type="float" office:value="0" calcext:value-type="float">
            <text:p>0.00000</text:p>
          </table:table-cell>
          <table:table-cell table:style-name="ce11" table:formula="of:=LN([$'Data-Input - Absolute Values'.I155]/[$'Data-Input - Absolute Values'.I156])" office:value-type="float" office:value="-0.005307051348" calcext:value-type="float">
            <text:p>-0.00531</text:p>
          </table:table-cell>
          <table:table-cell table:style-name="ce11" table:formula="of:=LN([$'Data-Input - Absolute Values'.J155]/[$'Data-Input - Absolute Values'.J156])" office:value-type="float" office:value="0.2452606621" calcext:value-type="float">
            <text:p>0.24526</text:p>
          </table:table-cell>
          <table:table-cell table:style-name="ce11" table:formula="of:=LN([$'Data-Input - Absolute Values'.K155]/[$'Data-Input - Absolute Values'.K156])" office:value-type="float" office:value="0.09794773995" calcext:value-type="float">
            <text:p>0.09795</text:p>
          </table:table-cell>
          <table:table-cell table:style-name="ce11" table:formula="of:=LN([$'Data-Input - Absolute Values'.L155]/[$'Data-Input - Absolute Values'.L156])" office:value-type="float" office:value="0.7239516697" calcext:value-type="float">
            <text:p>0.72395</text:p>
          </table:table-cell>
          <table:table-cell table:style-name="ce11" table:formula="of:=LN([$'Data-Input - Absolute Values'.M155]/[$'Data-Input - Absolute Values'.M156])" office:value-type="float" office:value="0.2240398065" calcext:value-type="float">
            <text:p>0.2240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2-04" calcext:value-type="date">
            <text:p>2021-02-04</text:p>
          </table:table-cell>
          <table:table-cell table:style-name="ce11" table:formula="of:=LN([$'Data-Input - Absolute Values'.B156]/[$'Data-Input - Absolute Values'.B157])" office:value-type="float" office:value="0.02069367628" calcext:value-type="float">
            <text:p>0.02069</text:p>
          </table:table-cell>
          <table:table-cell table:style-name="ce11" table:formula="of:=LN([$'Data-Input - Absolute Values'.C156]/[$'Data-Input - Absolute Values'.C157])" office:value-type="float" office:value="0.06967633481" calcext:value-type="float">
            <text:p>0.06968</text:p>
          </table:table-cell>
          <table:table-cell table:style-name="ce11" table:formula="of:=LN([$'Data-Input - Absolute Values'.D156]/[$'Data-Input - Absolute Values'.D157])" office:value-type="float" office:value="0.04636592056" calcext:value-type="float">
            <text:p>0.04637</text:p>
          </table:table-cell>
          <table:table-cell table:style-name="ce11" table:formula="of:=LN([$'Data-Input - Absolute Values'.E156]/[$'Data-Input - Absolute Values'.E157])" office:value-type="float" office:value="0.01788580031" calcext:value-type="float">
            <text:p>0.01789</text:p>
          </table:table-cell>
          <table:table-cell table:style-name="ce11" table:formula="of:=LN([$'Data-Input - Absolute Values'.F156]/[$'Data-Input - Absolute Values'.F157])" office:value-type="float" office:value="-0.01180239596" calcext:value-type="float">
            <text:p>-0.01180</text:p>
          </table:table-cell>
          <table:table-cell table:style-name="ce11" table:formula="of:=LN([$'Data-Input - Absolute Values'.G156]/[$'Data-Input - Absolute Values'.G157])" office:value-type="float" office:value="-0.01210987975" calcext:value-type="float">
            <text:p>-0.01211</text:p>
          </table:table-cell>
          <table:table-cell table:style-name="ce11" table:formula="of:=LN([$'Data-Input - Absolute Values'.H156]/[$'Data-Input - Absolute Values'.H157])" office:value-type="float" office:value="0" calcext:value-type="float">
            <text:p>0.00000</text:p>
          </table:table-cell>
          <table:table-cell table:style-name="ce11" table:formula="of:=LN([$'Data-Input - Absolute Values'.I156]/[$'Data-Input - Absolute Values'.I157])" office:value-type="float" office:value="-0.03017071337" calcext:value-type="float">
            <text:p>-0.03017</text:p>
          </table:table-cell>
          <table:table-cell table:style-name="ce11" table:formula="of:=LN([$'Data-Input - Absolute Values'.J156]/[$'Data-Input - Absolute Values'.J157])" office:value-type="float" office:value="0.1172061379" calcext:value-type="float">
            <text:p>0.11721</text:p>
          </table:table-cell>
          <table:table-cell table:style-name="ce11" table:formula="of:=LN([$'Data-Input - Absolute Values'.K156]/[$'Data-Input - Absolute Values'.K157])" office:value-type="float" office:value="0.1927276621" calcext:value-type="float">
            <text:p>0.19273</text:p>
          </table:table-cell>
          <table:table-cell table:style-name="ce11" table:formula="of:=LN([$'Data-Input - Absolute Values'.L156]/[$'Data-Input - Absolute Values'.L157])" office:value-type="float" office:value="0.2581478141" calcext:value-type="float">
            <text:p>0.25815</text:p>
          </table:table-cell>
          <table:table-cell table:style-name="ce11" table:formula="of:=LN([$'Data-Input - Absolute Values'.M156]/[$'Data-Input - Absolute Values'.M157])" office:value-type="float" office:value="0.0978638003" calcext:value-type="float">
            <text:p>0.0978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1-28" calcext:value-type="date">
            <text:p>2021-01-28</text:p>
          </table:table-cell>
          <table:table-cell table:style-name="ce11" table:formula="of:=LN([$'Data-Input - Absolute Values'.B157]/[$'Data-Input - Absolute Values'.B158])" office:value-type="float" office:value="0.06310846545" calcext:value-type="float">
            <text:p>0.06311</text:p>
          </table:table-cell>
          <table:table-cell table:style-name="ce11" table:formula="of:=LN([$'Data-Input - Absolute Values'.C157]/[$'Data-Input - Absolute Values'.C158])" office:value-type="float" office:value="-0.03535490489" calcext:value-type="float">
            <text:p>-0.03535</text:p>
          </table:table-cell>
          <table:table-cell table:style-name="ce11" table:formula="of:=LN([$'Data-Input - Absolute Values'.D157]/[$'Data-Input - Absolute Values'.D158])" office:value-type="float" office:value="-0.03987239125" calcext:value-type="float">
            <text:p>-0.03987</text:p>
          </table:table-cell>
          <table:table-cell table:style-name="ce11" table:formula="of:=LN([$'Data-Input - Absolute Values'.E157]/[$'Data-Input - Absolute Values'.E158])" office:value-type="float" office:value="-0.03617426788" calcext:value-type="float">
            <text:p>-0.03617</text:p>
          </table:table-cell>
          <table:table-cell table:style-name="ce11" table:formula="of:=LN([$'Data-Input - Absolute Values'.F157]/[$'Data-Input - Absolute Values'.F158])" office:value-type="float" office:value="-0.002502947144" calcext:value-type="float">
            <text:p>-0.00250</text:p>
          </table:table-cell>
          <table:table-cell table:style-name="ce11" table:formula="of:=LN([$'Data-Input - Absolute Values'.G157]/[$'Data-Input - Absolute Values'.G158])" office:value-type="float" office:value="0.006814911163" calcext:value-type="float">
            <text:p>0.00681</text:p>
          </table:table-cell>
          <table:table-cell table:style-name="ce11" table:formula="of:=LN([$'Data-Input - Absolute Values'.H157]/[$'Data-Input - Absolute Values'.H158])" office:value-type="float" office:value="-0.0003737968458" calcext:value-type="float">
            <text:p>-0.00037</text:p>
          </table:table-cell>
          <table:table-cell table:style-name="ce11" table:formula="of:=LN([$'Data-Input - Absolute Values'.I157]/[$'Data-Input - Absolute Values'.I158])" office:value-type="float" office:value="0.007758874386" calcext:value-type="float">
            <text:p>0.00776</text:p>
          </table:table-cell>
          <table:table-cell table:style-name="ce11" table:formula="of:=LN([$'Data-Input - Absolute Values'.J157]/[$'Data-Input - Absolute Values'.J158])" office:value-type="float" office:value="0.08176771453" calcext:value-type="float">
            <text:p>0.08177</text:p>
          </table:table-cell>
          <table:table-cell table:style-name="ce11" table:formula="of:=LN([$'Data-Input - Absolute Values'.K157]/[$'Data-Input - Absolute Values'.K158])" office:value-type="float" office:value="0.1776314025" calcext:value-type="float">
            <text:p>0.17763</text:p>
          </table:table-cell>
          <table:table-cell table:style-name="ce11" table:formula="of:=LN([$'Data-Input - Absolute Values'.L157]/[$'Data-Input - Absolute Values'.L158])" office:value-type="float" office:value="0.1103597449" calcext:value-type="float">
            <text:p>0.11036</text:p>
          </table:table-cell>
          <table:table-cell table:style-name="ce11" table:formula="of:=LN([$'Data-Input - Absolute Values'.M157]/[$'Data-Input - Absolute Values'.M158])" office:value-type="float" office:value="0.02871868278" calcext:value-type="float">
            <text:p>0.0287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1-21" calcext:value-type="date">
            <text:p>2021-01-21</text:p>
          </table:table-cell>
          <table:table-cell table:style-name="ce11" table:formula="of:=LN([$'Data-Input - Absolute Values'.B158]/[$'Data-Input - Absolute Values'.B159])" office:value-type="float" office:value="0.0582883216" calcext:value-type="float">
            <text:p>0.05829</text:p>
          </table:table-cell>
          <table:table-cell table:style-name="ce11" table:formula="of:=LN([$'Data-Input - Absolute Values'.C158]/[$'Data-Input - Absolute Values'.C159])" office:value-type="float" office:value="-0.04590624004" calcext:value-type="float">
            <text:p>-0.04591</text:p>
          </table:table-cell>
          <table:table-cell table:style-name="ce11" table:formula="of:=LN([$'Data-Input - Absolute Values'.D158]/[$'Data-Input - Absolute Values'.D159])" office:value-type="float" office:value="-0.01615544022" calcext:value-type="float">
            <text:p>-0.01616</text:p>
          </table:table-cell>
          <table:table-cell table:style-name="ce11" table:formula="of:=LN([$'Data-Input - Absolute Values'.E158]/[$'Data-Input - Absolute Values'.E159])" office:value-type="float" office:value="-0.02147352844" calcext:value-type="float">
            <text:p>-0.02147</text:p>
          </table:table-cell>
          <table:table-cell table:style-name="ce11" table:formula="of:=LN([$'Data-Input - Absolute Values'.F158]/[$'Data-Input - Absolute Values'.F159])" office:value-type="float" office:value="-0.01076090803" calcext:value-type="float">
            <text:p>-0.01076</text:p>
          </table:table-cell>
          <table:table-cell table:style-name="ce11" table:formula="of:=LN([$'Data-Input - Absolute Values'.G158]/[$'Data-Input - Absolute Values'.G159])" office:value-type="float" office:value="0.00257609796" calcext:value-type="float">
            <text:p>0.00258</text:p>
          </table:table-cell>
          <table:table-cell table:style-name="ce11" table:formula="of:=LN([$'Data-Input - Absolute Values'.H158]/[$'Data-Input - Absolute Values'.H159])" office:value-type="float" office:value="0" calcext:value-type="float">
            <text:p>0.00000</text:p>
          </table:table-cell>
          <table:table-cell table:style-name="ce11" table:formula="of:=LN([$'Data-Input - Absolute Values'.I158]/[$'Data-Input - Absolute Values'.I159])" office:value-type="float" office:value="-0.02060137016" calcext:value-type="float">
            <text:p>-0.02060</text:p>
          </table:table-cell>
          <table:table-cell table:style-name="ce11" table:formula="of:=LN([$'Data-Input - Absolute Values'.J158]/[$'Data-Input - Absolute Values'.J159])" office:value-type="float" office:value="-0.2427088945" calcext:value-type="float">
            <text:p>-0.24271</text:p>
          </table:table-cell>
          <table:table-cell table:style-name="ce11" table:formula="of:=LN([$'Data-Input - Absolute Values'.K158]/[$'Data-Input - Absolute Values'.K159])" office:value-type="float" office:value="-0.08505249427" calcext:value-type="float">
            <text:p>-0.08505</text:p>
          </table:table-cell>
          <table:table-cell table:style-name="ce11" table:formula="of:=LN([$'Data-Input - Absolute Values'.L158]/[$'Data-Input - Absolute Values'.L159])" office:value-type="float" office:value="-0.001564945546" calcext:value-type="float">
            <text:p>-0.00156</text:p>
          </table:table-cell>
          <table:table-cell table:style-name="ce11" table:formula="of:=LN([$'Data-Input - Absolute Values'.M158]/[$'Data-Input - Absolute Values'.M159])" office:value-type="float" office:value="-0.1572897074" calcext:value-type="float">
            <text:p>-0.1572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1-14" calcext:value-type="date">
            <text:p>2021-01-14</text:p>
          </table:table-cell>
          <table:table-cell table:style-name="ce11" table:formula="of:=LN([$'Data-Input - Absolute Values'.B159]/[$'Data-Input - Absolute Values'.B160])" office:value-type="float" office:value="-0.02148917796" calcext:value-type="float">
            <text:p>-0.02149</text:p>
          </table:table-cell>
          <table:table-cell table:style-name="ce11" table:formula="of:=LN([$'Data-Input - Absolute Values'.C159]/[$'Data-Input - Absolute Values'.C160])" office:value-type="float" office:value="0.05168242938" calcext:value-type="float">
            <text:p>0.05168</text:p>
          </table:table-cell>
          <table:table-cell table:style-name="ce11" table:formula="of:=LN([$'Data-Input - Absolute Values'.D159]/[$'Data-Input - Absolute Values'.D160])" office:value-type="float" office:value="0.01290340484" calcext:value-type="float">
            <text:p>0.01290</text:p>
          </table:table-cell>
          <table:table-cell table:style-name="ce11" table:formula="of:=LN([$'Data-Input - Absolute Values'.E159]/[$'Data-Input - Absolute Values'.E160])" office:value-type="float" office:value="-0.02484169506" calcext:value-type="float">
            <text:p>-0.02484</text:p>
          </table:table-cell>
          <table:table-cell table:style-name="ce11" table:formula="of:=LN([$'Data-Input - Absolute Values'.F159]/[$'Data-Input - Absolute Values'.F160])" office:value-type="float" office:value="0.002323198858" calcext:value-type="float">
            <text:p>0.00232</text:p>
          </table:table-cell>
          <table:table-cell table:style-name="ce11" table:formula="of:=LN([$'Data-Input - Absolute Values'.G159]/[$'Data-Input - Absolute Values'.G160])" office:value-type="float" office:value="-0.005888142625" calcext:value-type="float">
            <text:p>-0.00589</text:p>
          </table:table-cell>
          <table:table-cell table:style-name="ce11" table:formula="of:=LN([$'Data-Input - Absolute Values'.H159]/[$'Data-Input - Absolute Values'.H160])" office:value-type="float" office:value="-0.00317164445" calcext:value-type="float">
            <text:p>-0.00317</text:p>
          </table:table-cell>
          <table:table-cell table:style-name="ce11" table:formula="of:=LN([$'Data-Input - Absolute Values'.I159]/[$'Data-Input - Absolute Values'.I160])" office:value-type="float" office:value="0.008839215019" calcext:value-type="float">
            <text:p>0.00884</text:p>
          </table:table-cell>
          <table:table-cell table:style-name="ce11" table:formula="of:=LN([$'Data-Input - Absolute Values'.J159]/[$'Data-Input - Absolute Values'.J160])" office:value-type="float" office:value="0.005004209608" calcext:value-type="float">
            <text:p>0.00500</text:p>
          </table:table-cell>
          <table:table-cell table:style-name="ce11" table:formula="of:=LN([$'Data-Input - Absolute Values'.K159]/[$'Data-Input - Absolute Values'.K160])" office:value-type="float" office:value="0.005848113166" calcext:value-type="float">
            <text:p>0.00585</text:p>
          </table:table-cell>
          <table:table-cell table:style-name="ce11" table:formula="of:=LN([$'Data-Input - Absolute Values'.L159]/[$'Data-Input - Absolute Values'.L160])" office:value-type="float" office:value="0.04927894662" calcext:value-type="float">
            <text:p>0.04928</text:p>
          </table:table-cell>
          <table:table-cell table:style-name="ce11" table:formula="of:=LN([$'Data-Input - Absolute Values'.M159]/[$'Data-Input - Absolute Values'.M160])" office:value-type="float" office:value="-0.1005129993" calcext:value-type="float">
            <text:p>-0.1005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1-01-07" calcext:value-type="date">
            <text:p>2021-01-07</text:p>
          </table:table-cell>
          <table:table-cell table:style-name="ce11" table:formula="of:=LN([$'Data-Input - Absolute Values'.B160]/[$'Data-Input - Absolute Values'.B161])" office:value-type="float" office:value="-0.02442785184" calcext:value-type="float">
            <text:p>-0.02443</text:p>
          </table:table-cell>
          <table:table-cell table:style-name="ce11" table:formula="of:=LN([$'Data-Input - Absolute Values'.C160]/[$'Data-Input - Absolute Values'.C161])" office:value-type="float" office:value="0.07888178393" calcext:value-type="float">
            <text:p>0.07888</text:p>
          </table:table-cell>
          <table:table-cell table:style-name="ce11" table:formula="of:=LN([$'Data-Input - Absolute Values'.D160]/[$'Data-Input - Absolute Values'.D161])" office:value-type="float" office:value="-0.02247285585" calcext:value-type="float">
            <text:p>-0.02247</text:p>
          </table:table-cell>
          <table:table-cell table:style-name="ce11" table:formula="of:=LN([$'Data-Input - Absolute Values'.E160]/[$'Data-Input - Absolute Values'.E161])" office:value-type="float" office:value="0.03907214159" calcext:value-type="float">
            <text:p>0.03907</text:p>
          </table:table-cell>
          <table:table-cell table:style-name="ce11" table:formula="of:=LN([$'Data-Input - Absolute Values'.F160]/[$'Data-Input - Absolute Values'.F161])" office:value-type="float" office:value="0.001772150323" calcext:value-type="float">
            <text:p>0.00177</text:p>
          </table:table-cell>
          <table:table-cell table:style-name="ce11" table:formula="of:=LN([$'Data-Input - Absolute Values'.G160]/[$'Data-Input - Absolute Values'.G161])" office:value-type="float" office:value="-0.02209039075" calcext:value-type="float">
            <text:p>-0.02209</text:p>
          </table:table-cell>
          <table:table-cell table:style-name="ce11" table:formula="of:=LN([$'Data-Input - Absolute Values'.H160]/[$'Data-Input - Absolute Values'.H161])" office:value-type="float" office:value="0.001211500078" calcext:value-type="float">
            <text:p>0.00121</text:p>
          </table:table-cell>
          <table:table-cell table:style-name="ce11" table:formula="of:=LN([$'Data-Input - Absolute Values'.I160]/[$'Data-Input - Absolute Values'.I161])" office:value-type="float" office:value="-0.01367763646" calcext:value-type="float">
            <text:p>-0.01368</text:p>
          </table:table-cell>
          <table:table-cell table:style-name="ce11" table:formula="of:=LN([$'Data-Input - Absolute Values'.J160]/[$'Data-Input - Absolute Values'.J161])" office:value-type="float" office:value="0.3629490828" calcext:value-type="float">
            <text:p>0.36295</text:p>
          </table:table-cell>
          <table:table-cell table:style-name="ce11" table:formula="of:=LN([$'Data-Input - Absolute Values'.K160]/[$'Data-Input - Absolute Values'.K161])" office:value-type="float" office:value="0.5111105785" calcext:value-type="float">
            <text:p>0.51111</text:p>
          </table:table-cell>
          <table:table-cell table:style-name="ce11" table:formula="of:=LN([$'Data-Input - Absolute Values'.L160]/[$'Data-Input - Absolute Values'.L161])" office:value-type="float" office:value="0.4420609325" calcext:value-type="float">
            <text:p>0.44206</text:p>
          </table:table-cell>
          <table:table-cell table:style-name="ce11" table:formula="of:=LN([$'Data-Input - Absolute Values'.M160]/[$'Data-Input - Absolute Values'.M161])" office:value-type="float" office:value="0.271852541" calcext:value-type="float">
            <text:p>0.2718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12-29" calcext:value-type="date">
            <text:p>2020-12-29</text:p>
          </table:table-cell>
          <table:table-cell table:style-name="ce11" table:formula="of:=LN([$'Data-Input - Absolute Values'.B161]/[$'Data-Input - Absolute Values'.B162])" office:value-type="float" office:value="0.02633186764" calcext:value-type="float">
            <text:p>0.02633</text:p>
          </table:table-cell>
          <table:table-cell table:style-name="ce11" table:formula="of:=LN([$'Data-Input - Absolute Values'.C161]/[$'Data-Input - Absolute Values'.C162])" office:value-type="float" office:value="0.05103558235" calcext:value-type="float">
            <text:p>0.05104</text:p>
          </table:table-cell>
          <table:table-cell table:style-name="ce11" table:formula="of:=LN([$'Data-Input - Absolute Values'.D161]/[$'Data-Input - Absolute Values'.D162])" office:value-type="float" office:value="0.02247285585" calcext:value-type="float">
            <text:p>0.02247</text:p>
          </table:table-cell>
          <table:table-cell table:style-name="ce11" table:formula="of:=LN([$'Data-Input - Absolute Values'.E161]/[$'Data-Input - Absolute Values'.E162])" office:value-type="float" office:value="-0.01633265462" calcext:value-type="float">
            <text:p>-0.01633</text:p>
          </table:table-cell>
          <table:table-cell table:style-name="ce11" table:formula="of:=LN([$'Data-Input - Absolute Values'.F161]/[$'Data-Input - Absolute Values'.F162])" office:value-type="float" office:value="-0.001176413847" calcext:value-type="float">
            <text:p>-0.00118</text:p>
          </table:table-cell>
          <table:table-cell table:style-name="ce11" table:formula="of:=LN([$'Data-Input - Absolute Values'.G161]/[$'Data-Input - Absolute Values'.G162])" office:value-type="float" office:value="-0.00006600442232" calcext:value-type="float">
            <text:p>-0.00007</text:p>
          </table:table-cell>
          <table:table-cell table:style-name="ce11" table:formula="of:=LN([$'Data-Input - Absolute Values'.H161]/[$'Data-Input - Absolute Values'.H162])" office:value-type="float" office:value="0" calcext:value-type="float">
            <text:p>0.00000</text:p>
          </table:table-cell>
          <table:table-cell table:style-name="ce11" table:formula="of:=LN([$'Data-Input - Absolute Values'.I161]/[$'Data-Input - Absolute Values'.I162])" office:value-type="float" office:value="0.002940167266" calcext:value-type="float">
            <text:p>0.00294</text:p>
          </table:table-cell>
          <table:table-cell table:style-name="ce11" table:formula="of:=LN([$'Data-Input - Absolute Values'.J161]/[$'Data-Input - Absolute Values'.J162])" office:value-type="float" office:value="0.167548634" calcext:value-type="float">
            <text:p>0.16755</text:p>
          </table:table-cell>
          <table:table-cell table:style-name="ce11" table:formula="of:=LN([$'Data-Input - Absolute Values'.K161]/[$'Data-Input - Absolute Values'.K162])" office:value-type="float" office:value="0.1124748263" calcext:value-type="float">
            <text:p>0.11247</text:p>
          </table:table-cell>
          <table:table-cell table:style-name="ce11" table:formula="of:=LN([$'Data-Input - Absolute Values'.L161]/[$'Data-Input - Absolute Values'.L162])" office:value-type="float" office:value="0.1507485928" calcext:value-type="float">
            <text:p>0.15075</text:p>
          </table:table-cell>
          <table:table-cell table:style-name="ce11" table:formula="of:=LN([$'Data-Input - Absolute Values'.M161]/[$'Data-Input - Absolute Values'.M162])" office:value-type="float" office:value="0.1672962602" calcext:value-type="float">
            <text:p>0.1673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12-18" calcext:value-type="date">
            <text:p>2020-12-18</text:p>
          </table:table-cell>
          <table:table-cell table:style-name="ce11" table:formula="of:=LN([$'Data-Input - Absolute Values'.B162]/[$'Data-Input - Absolute Values'.B163])" office:value-type="float" office:value="0.01593344065" calcext:value-type="float">
            <text:p>0.01593</text:p>
          </table:table-cell>
          <table:table-cell table:style-name="ce11" table:formula="of:=LN([$'Data-Input - Absolute Values'.C162]/[$'Data-Input - Absolute Values'.C163])" office:value-type="float" office:value="-0.01381873671" calcext:value-type="float">
            <text:p>-0.01382</text:p>
          </table:table-cell>
          <table:table-cell table:style-name="ce11" table:formula="of:=LN([$'Data-Input - Absolute Values'.D162]/[$'Data-Input - Absolute Values'.D163])" office:value-type="float" office:value="-0.006472514506" calcext:value-type="float">
            <text:p>-0.00647</text:p>
          </table:table-cell>
          <table:table-cell table:style-name="ce11" table:formula="of:=LN([$'Data-Input - Absolute Values'.E162]/[$'Data-Input - Absolute Values'.E163])" office:value-type="float" office:value="0.02388294046" calcext:value-type="float">
            <text:p>0.02388</text:p>
          </table:table-cell>
          <table:table-cell table:style-name="ce11" table:formula="of:=LN([$'Data-Input - Absolute Values'.F162]/[$'Data-Input - Absolute Values'.F163])" office:value-type="float" office:value="-0.008108510194" calcext:value-type="float">
            <text:p>-0.00811</text:p>
          </table:table-cell>
          <table:table-cell table:style-name="ce11" table:formula="of:=LN([$'Data-Input - Absolute Values'.G162]/[$'Data-Input - Absolute Values'.G163])" office:value-type="float" office:value="-0.008412800193" calcext:value-type="float">
            <text:p>-0.00841</text:p>
          </table:table-cell>
          <table:table-cell table:style-name="ce11" table:formula="of:=LN([$'Data-Input - Absolute Values'.H162]/[$'Data-Input - Absolute Values'.H163])" office:value-type="float" office:value="0" calcext:value-type="float">
            <text:p>0.00000</text:p>
          </table:table-cell>
          <table:table-cell table:style-name="ce11" table:formula="of:=LN([$'Data-Input - Absolute Values'.I162]/[$'Data-Input - Absolute Values'.I163])" office:value-type="float" office:value="-0.02016717313" calcext:value-type="float">
            <text:p>-0.02017</text:p>
          </table:table-cell>
          <table:table-cell table:style-name="ce11" table:formula="of:=LN([$'Data-Input - Absolute Values'.J162]/[$'Data-Input - Absolute Values'.J163])" office:value-type="float" office:value="0.2364940035" calcext:value-type="float">
            <text:p>0.23649</text:p>
          </table:table-cell>
          <table:table-cell table:style-name="ce11" table:formula="of:=LN([$'Data-Input - Absolute Values'.K162]/[$'Data-Input - Absolute Values'.K163])" office:value-type="float" office:value="0.1721715067" calcext:value-type="float">
            <text:p>0.17217</text:p>
          </table:table-cell>
          <table:table-cell table:style-name="ce11" table:formula="of:=LN([$'Data-Input - Absolute Values'.L162]/[$'Data-Input - Absolute Values'.L163])" office:value-type="float" office:value="0.1539030631" calcext:value-type="float">
            <text:p>0.15390</text:p>
          </table:table-cell>
          <table:table-cell table:style-name="ce11" table:formula="of:=LN([$'Data-Input - Absolute Values'.M162]/[$'Data-Input - Absolute Values'.M163])" office:value-type="float" office:value="0.4052481564" calcext:value-type="float">
            <text:p>0.4052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12-11" calcext:value-type="date">
            <text:p>2020-12-11</text:p>
          </table:table-cell>
          <table:table-cell table:style-name="ce11" table:formula="of:=LN([$'Data-Input - Absolute Values'.B163]/[$'Data-Input - Absolute Values'.B164])" office:value-type="float" office:value="-0.002275572719" calcext:value-type="float">
            <text:p>-0.00228</text:p>
          </table:table-cell>
          <table:table-cell table:style-name="ce11" table:formula="of:=LN([$'Data-Input - Absolute Values'.C163]/[$'Data-Input - Absolute Values'.C164])" office:value-type="float" office:value="-0.02499753712" calcext:value-type="float">
            <text:p>-0.02500</text:p>
          </table:table-cell>
          <table:table-cell table:style-name="ce11" table:formula="of:=LN([$'Data-Input - Absolute Values'.D163]/[$'Data-Input - Absolute Values'.D164])" office:value-type="float" office:value="0.08058048666" calcext:value-type="float">
            <text:p>0.08058</text:p>
          </table:table-cell>
          <table:table-cell table:style-name="ce11" table:formula="of:=LN([$'Data-Input - Absolute Values'.E163]/[$'Data-Input - Absolute Values'.E164])" office:value-type="float" office:value="-0.02338281542" calcext:value-type="float">
            <text:p>-0.02338</text:p>
          </table:table-cell>
          <table:table-cell table:style-name="ce11" table:formula="of:=LN([$'Data-Input - Absolute Values'.F163]/[$'Data-Input - Absolute Values'.F164])" office:value-type="float" office:value="0.01355903906" calcext:value-type="float">
            <text:p>0.01356</text:p>
          </table:table-cell>
          <table:table-cell table:style-name="ce11" table:formula="of:=LN([$'Data-Input - Absolute Values'.G163]/[$'Data-Input - Absolute Values'.G164])" office:value-type="float" office:value="-0.0008504792636" calcext:value-type="float">
            <text:p>-0.00085</text:p>
          </table:table-cell>
          <table:table-cell table:style-name="ce11" table:formula="of:=LN([$'Data-Input - Absolute Values'.H163]/[$'Data-Input - Absolute Values'.H164])" office:value-type="float" office:value="0" calcext:value-type="float">
            <text:p>0.00000</text:p>
          </table:table-cell>
          <table:table-cell table:style-name="ce11" table:formula="of:=LN([$'Data-Input - Absolute Values'.I163]/[$'Data-Input - Absolute Values'.I164])" office:value-type="float" office:value="0.03359194695" calcext:value-type="float">
            <text:p>0.03359</text:p>
          </table:table-cell>
          <table:table-cell table:style-name="ce11" table:formula="of:=LN([$'Data-Input - Absolute Values'.J163]/[$'Data-Input - Absolute Values'.J164])" office:value-type="float" office:value="-0.03412762266" calcext:value-type="float">
            <text:p>-0.03413</text:p>
          </table:table-cell>
          <table:table-cell table:style-name="ce11" table:formula="of:=LN([$'Data-Input - Absolute Values'.K163]/[$'Data-Input - Absolute Values'.K164])" office:value-type="float" office:value="-0.04327092192" calcext:value-type="float">
            <text:p>-0.04327</text:p>
          </table:table-cell>
          <table:table-cell table:style-name="ce11" table:formula="of:=LN([$'Data-Input - Absolute Values'.L163]/[$'Data-Input - Absolute Values'.L164])" office:value-type="float" office:value="-0.06052266943" calcext:value-type="float">
            <text:p>-0.06052</text:p>
          </table:table-cell>
          <table:table-cell table:style-name="ce11" table:formula="of:=LN([$'Data-Input - Absolute Values'.M163]/[$'Data-Input - Absolute Values'.M164])" office:value-type="float" office:value="-0.1031619134" calcext:value-type="float">
            <text:p>-0.1031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12-04" calcext:value-type="date">
            <text:p>2020-12-04</text:p>
          </table:table-cell>
          <table:table-cell table:style-name="ce11" table:formula="of:=LN([$'Data-Input - Absolute Values'.B164]/[$'Data-Input - Absolute Values'.B165])" office:value-type="float" office:value="-0.02558200765" calcext:value-type="float">
            <text:p>-0.02558</text:p>
          </table:table-cell>
          <table:table-cell table:style-name="ce11" table:formula="of:=LN([$'Data-Input - Absolute Values'.C164]/[$'Data-Input - Absolute Values'.C165])" office:value-type="float" office:value="-0.008490523905" calcext:value-type="float">
            <text:p>-0.00849</text:p>
          </table:table-cell>
          <table:table-cell table:style-name="ce11" table:formula="of:=LN([$'Data-Input - Absolute Values'.D164]/[$'Data-Input - Absolute Values'.D165])" office:value-type="float" office:value="-0.03098354552" calcext:value-type="float">
            <text:p>-0.03098</text:p>
          </table:table-cell>
          <table:table-cell table:style-name="ce11" table:formula="of:=LN([$'Data-Input - Absolute Values'.E164]/[$'Data-Input - Absolute Values'.E165])" office:value-type="float" office:value="0.01613751611" calcext:value-type="float">
            <text:p>0.01614</text:p>
          </table:table-cell>
          <table:table-cell table:style-name="ce11" table:formula="of:=LN([$'Data-Input - Absolute Values'.F164]/[$'Data-Input - Absolute Values'.F165])" office:value-type="float" office:value="-0.006158932336" calcext:value-type="float">
            <text:p>-0.00616</text:p>
          </table:table-cell>
          <table:table-cell table:style-name="ce11" table:formula="of:=LN([$'Data-Input - Absolute Values'.G164]/[$'Data-Input - Absolute Values'.G165])" office:value-type="float" office:value="0.001570680951" calcext:value-type="float">
            <text:p>0.00157</text:p>
          </table:table-cell>
          <table:table-cell table:style-name="ce11" table:formula="of:=LN([$'Data-Input - Absolute Values'.H164]/[$'Data-Input - Absolute Values'.H165])" office:value-type="float" office:value="0.0008395914482" calcext:value-type="float">
            <text:p>0.00084</text:p>
          </table:table-cell>
          <table:table-cell table:style-name="ce11" table:formula="of:=LN([$'Data-Input - Absolute Values'.I164]/[$'Data-Input - Absolute Values'.I165])" office:value-type="float" office:value="-0.01667340646" calcext:value-type="float">
            <text:p>-0.01667</text:p>
          </table:table-cell>
          <table:table-cell table:style-name="ce11" table:formula="of:=LN([$'Data-Input - Absolute Values'.J164]/[$'Data-Input - Absolute Values'.J165])" office:value-type="float" office:value="0.07482020636" calcext:value-type="float">
            <text:p>0.07482</text:p>
          </table:table-cell>
          <table:table-cell table:style-name="ce11" table:formula="of:=LN([$'Data-Input - Absolute Values'.K164]/[$'Data-Input - Absolute Values'.K165])" office:value-type="float" office:value="0.08251349808" calcext:value-type="float">
            <text:p>0.08251</text:p>
          </table:table-cell>
          <table:table-cell table:style-name="ce11" table:formula="of:=LN([$'Data-Input - Absolute Values'.L164]/[$'Data-Input - Absolute Values'.L165])" office:value-type="float" office:value="0.04419226784" calcext:value-type="float">
            <text:p>0.04419</text:p>
          </table:table-cell>
          <table:table-cell table:style-name="ce11" table:formula="of:=LN([$'Data-Input - Absolute Values'.M164]/[$'Data-Input - Absolute Values'.M165])" office:value-type="float" office:value="0.1323078807" calcext:value-type="float">
            <text:p>0.1323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11-27" calcext:value-type="date">
            <text:p>2020-11-27</text:p>
          </table:table-cell>
          <table:table-cell table:style-name="ce11" table:formula="of:=LN([$'Data-Input - Absolute Values'.B165]/[$'Data-Input - Absolute Values'.B166])" office:value-type="float" office:value="0.01338260187" calcext:value-type="float">
            <text:p>0.01338</text:p>
          </table:table-cell>
          <table:table-cell table:style-name="ce11" table:formula="of:=LN([$'Data-Input - Absolute Values'.C165]/[$'Data-Input - Absolute Values'.C166])" office:value-type="float" office:value="0.05154168502" calcext:value-type="float">
            <text:p>0.05154</text:p>
          </table:table-cell>
          <table:table-cell table:style-name="ce11" table:formula="of:=LN([$'Data-Input - Absolute Values'.D165]/[$'Data-Input - Absolute Values'.D166])" office:value-type="float" office:value="-0.02675744917" calcext:value-type="float">
            <text:p>-0.02676</text:p>
          </table:table-cell>
          <table:table-cell table:style-name="ce11" table:formula="of:=LN([$'Data-Input - Absolute Values'.E165]/[$'Data-Input - Absolute Values'.E166])" office:value-type="float" office:value="0.04247562334" calcext:value-type="float">
            <text:p>0.04248</text:p>
          </table:table-cell>
          <table:table-cell table:style-name="ce11" table:formula="of:=LN([$'Data-Input - Absolute Values'.F165]/[$'Data-Input - Absolute Values'.F166])" office:value-type="float" office:value="0.002602625849" calcext:value-type="float">
            <text:p>0.00260</text:p>
          </table:table-cell>
          <table:table-cell table:style-name="ce11" table:formula="of:=LN([$'Data-Input - Absolute Values'.G165]/[$'Data-Input - Absolute Values'.G166])" office:value-type="float" office:value="0.002886004889" calcext:value-type="float">
            <text:p>0.00289</text:p>
          </table:table-cell>
          <table:table-cell table:style-name="ce11" table:formula="of:=LN([$'Data-Input - Absolute Values'.H165]/[$'Data-Input - Absolute Values'.H166])" office:value-type="float" office:value="0" calcext:value-type="float">
            <text:p>0.00000</text:p>
          </table:table-cell>
          <table:table-cell table:style-name="ce11" table:formula="of:=LN([$'Data-Input - Absolute Values'.I165]/[$'Data-Input - Absolute Values'.I166])" office:value-type="float" office:value="-0.000009948912335" calcext:value-type="float">
            <text:p>-0.00001</text:p>
          </table:table-cell>
          <table:table-cell table:style-name="ce11" table:formula="of:=LN([$'Data-Input - Absolute Values'.J165]/[$'Data-Input - Absolute Values'.J166])" office:value-type="float" office:value="-0.09401044642" calcext:value-type="float">
            <text:p>-0.09401</text:p>
          </table:table-cell>
          <table:table-cell table:style-name="ce11" table:formula="of:=LN([$'Data-Input - Absolute Values'.K165]/[$'Data-Input - Absolute Values'.K166])" office:value-type="float" office:value="0.006504239191" calcext:value-type="float">
            <text:p>0.00650</text:p>
          </table:table-cell>
          <table:table-cell table:style-name="ce11" table:formula="of:=LN([$'Data-Input - Absolute Values'.L165]/[$'Data-Input - Absolute Values'.L166])" office:value-type="float" office:value="0.1645771115" calcext:value-type="float">
            <text:p>0.16458</text:p>
          </table:table-cell>
          <table:table-cell table:style-name="ce11" table:formula="of:=LN([$'Data-Input - Absolute Values'.M165]/[$'Data-Input - Absolute Values'.M166])" office:value-type="float" office:value="-0.187424644" calcext:value-type="float">
            <text:p>-0.1874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11-20" calcext:value-type="date">
            <text:p>2020-11-20</text:p>
          </table:table-cell>
          <table:table-cell table:style-name="ce11" table:formula="of:=LN([$'Data-Input - Absolute Values'.B166]/[$'Data-Input - Absolute Values'.B167])" office:value-type="float" office:value="-0.02450912811" calcext:value-type="float">
            <text:p>-0.02451</text:p>
          </table:table-cell>
          <table:table-cell table:style-name="ce11" table:formula="of:=LN([$'Data-Input - Absolute Values'.C166]/[$'Data-Input - Absolute Values'.C167])" office:value-type="float" office:value="0.002591077783" calcext:value-type="float">
            <text:p>0.00259</text:p>
          </table:table-cell>
          <table:table-cell table:style-name="ce11" table:formula="of:=LN([$'Data-Input - Absolute Values'.D166]/[$'Data-Input - Absolute Values'.D167])" office:value-type="float" office:value="0.02000066671" calcext:value-type="float">
            <text:p>0.02000</text:p>
          </table:table-cell>
          <table:table-cell table:style-name="ce11" table:formula="of:=LN([$'Data-Input - Absolute Values'.E166]/[$'Data-Input - Absolute Values'.E167])" office:value-type="float" office:value="0.02590010983" calcext:value-type="float">
            <text:p>0.02590</text:p>
          </table:table-cell>
          <table:table-cell table:style-name="ce11" table:formula="of:=LN([$'Data-Input - Absolute Values'.F166]/[$'Data-Input - Absolute Values'.F167])" office:value-type="float" office:value="0.01028311713" calcext:value-type="float">
            <text:p>0.01028</text:p>
          </table:table-cell>
          <table:table-cell table:style-name="ce11" table:formula="of:=LN([$'Data-Input - Absolute Values'.G166]/[$'Data-Input - Absolute Values'.G167])" office:value-type="float" office:value="0.0003284827412" calcext:value-type="float">
            <text:p>0.00033</text:p>
          </table:table-cell>
          <table:table-cell table:style-name="ce11" table:formula="of:=LN([$'Data-Input - Absolute Values'.H166]/[$'Data-Input - Absolute Values'.H167])" office:value-type="float" office:value="0" calcext:value-type="float">
            <text:p>0.00000</text:p>
          </table:table-cell>
          <table:table-cell table:style-name="ce11" table:formula="of:=LN([$'Data-Input - Absolute Values'.I166]/[$'Data-Input - Absolute Values'.I167])" office:value-type="float" office:value="0.01426849321" calcext:value-type="float">
            <text:p>0.01427</text:p>
          </table:table-cell>
          <table:table-cell table:style-name="ce11" table:formula="of:=LN([$'Data-Input - Absolute Values'.J166]/[$'Data-Input - Absolute Values'.J167])" office:value-type="float" office:value="0.1305837749" calcext:value-type="float">
            <text:p>0.13058</text:p>
          </table:table-cell>
          <table:table-cell table:style-name="ce11" table:formula="of:=LN([$'Data-Input - Absolute Values'.K166]/[$'Data-Input - Absolute Values'.K167])" office:value-type="float" office:value="0.06430816602" calcext:value-type="float">
            <text:p>0.06431</text:p>
          </table:table-cell>
          <table:table-cell table:style-name="ce11" table:formula="of:=LN([$'Data-Input - Absolute Values'.L166]/[$'Data-Input - Absolute Values'.L167])" office:value-type="float" office:value="0.1025726689" calcext:value-type="float">
            <text:p>0.10257</text:p>
          </table:table-cell>
          <table:table-cell table:style-name="ce11" table:formula="of:=LN([$'Data-Input - Absolute Values'.M166]/[$'Data-Input - Absolute Values'.M167])" office:value-type="float" office:value="0.2272941301" calcext:value-type="float">
            <text:p>0.2272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11-13" calcext:value-type="date">
            <text:p>2020-11-13</text:p>
          </table:table-cell>
          <table:table-cell table:style-name="ce11" table:formula="of:=LN([$'Data-Input - Absolute Values'.B167]/[$'Data-Input - Absolute Values'.B168])" office:value-type="float" office:value="-0.03233737251" calcext:value-type="float">
            <text:p>-0.03234</text:p>
          </table:table-cell>
          <table:table-cell table:style-name="ce11" table:formula="of:=LN([$'Data-Input - Absolute Values'.C167]/[$'Data-Input - Absolute Values'.C168])" office:value-type="float" office:value="0.1069068423" calcext:value-type="float">
            <text:p>0.10691</text:p>
          </table:table-cell>
          <table:table-cell table:style-name="ce11" table:formula="of:=LN([$'Data-Input - Absolute Values'.D167]/[$'Data-Input - Absolute Values'.D168])" office:value-type="float" office:value="0.02730545069" calcext:value-type="float">
            <text:p>0.02731</text:p>
          </table:table-cell>
          <table:table-cell table:style-name="ce11" table:formula="of:=LN([$'Data-Input - Absolute Values'.E167]/[$'Data-Input - Absolute Values'.E168])" office:value-type="float" office:value="0.151342071" calcext:value-type="float">
            <text:p>0.15134</text:p>
          </table:table-cell>
          <table:table-cell table:style-name="ce11" table:formula="of:=LN([$'Data-Input - Absolute Values'.F167]/[$'Data-Input - Absolute Values'.F168])" office:value-type="float" office:value="0.008390444063" calcext:value-type="float">
            <text:p>0.00839</text:p>
          </table:table-cell>
          <table:table-cell table:style-name="ce11" table:formula="of:=LN([$'Data-Input - Absolute Values'.G167]/[$'Data-Input - Absolute Values'.G168])" office:value-type="float" office:value="-0.0003284827412" calcext:value-type="float">
            <text:p>-0.00033</text:p>
          </table:table-cell>
          <table:table-cell table:style-name="ce11" table:formula="of:=LN([$'Data-Input - Absolute Values'.H167]/[$'Data-Input - Absolute Values'.H168])" office:value-type="float" office:value="0" calcext:value-type="float">
            <text:p>0.00000</text:p>
          </table:table-cell>
          <table:table-cell table:style-name="ce11" table:formula="of:=LN([$'Data-Input - Absolute Values'.I167]/[$'Data-Input - Absolute Values'.I168])" office:value-type="float" office:value="-0.01833923027" calcext:value-type="float">
            <text:p>-0.01834</text:p>
          </table:table-cell>
          <table:table-cell table:style-name="ce11" table:formula="of:=LN([$'Data-Input - Absolute Values'.J167]/[$'Data-Input - Absolute Values'.J168])" office:value-type="float" office:value="0.05059282473" calcext:value-type="float">
            <text:p>0.05059</text:p>
          </table:table-cell>
          <table:table-cell table:style-name="ce11" table:formula="of:=LN([$'Data-Input - Absolute Values'.K167]/[$'Data-Input - Absolute Values'.K168])" office:value-type="float" office:value="0.04810463662" calcext:value-type="float">
            <text:p>0.04810</text:p>
          </table:table-cell>
          <table:table-cell table:style-name="ce11" table:formula="of:=LN([$'Data-Input - Absolute Values'.L167]/[$'Data-Input - Absolute Values'.L168])" office:value-type="float" office:value="-0.02093740395" calcext:value-type="float">
            <text:p>-0.02094</text:p>
          </table:table-cell>
          <table:table-cell table:style-name="ce11" table:formula="of:=LN([$'Data-Input - Absolute Values'.M167]/[$'Data-Input - Absolute Values'.M168])" office:value-type="float" office:value="0.04216972488" calcext:value-type="float">
            <text:p>0.0421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11-06" calcext:value-type="date">
            <text:p>2020-11-06</text:p>
          </table:table-cell>
          <table:table-cell table:style-name="ce11" table:formula="of:=LN([$'Data-Input - Absolute Values'.B168]/[$'Data-Input - Absolute Values'.B169])" office:value-type="float" office:value="0.07829413126" calcext:value-type="float">
            <text:p>0.07829</text:p>
          </table:table-cell>
          <table:table-cell table:style-name="ce11" table:formula="of:=LN([$'Data-Input - Absolute Values'.C168]/[$'Data-Input - Absolute Values'.C169])" office:value-type="float" office:value="0.03849571907" calcext:value-type="float">
            <text:p>0.03850</text:p>
          </table:table-cell>
          <table:table-cell table:style-name="ce11" table:formula="of:=LN([$'Data-Input - Absolute Values'.D168]/[$'Data-Input - Absolute Values'.D169])" office:value-type="float" office:value="0.02807201878" calcext:value-type="float">
            <text:p>0.02807</text:p>
          </table:table-cell>
          <table:table-cell table:style-name="ce11" table:formula="of:=LN([$'Data-Input - Absolute Values'.E168]/[$'Data-Input - Absolute Values'.E169])" office:value-type="float" office:value="0.1339838608" calcext:value-type="float">
            <text:p>0.13398</text:p>
          </table:table-cell>
          <table:table-cell table:style-name="ce11" table:formula="of:=LN([$'Data-Input - Absolute Values'.F168]/[$'Data-Input - Absolute Values'.F169])" office:value-type="float" office:value="0.008602381126" calcext:value-type="float">
            <text:p>0.00860</text:p>
          </table:table-cell>
          <table:table-cell table:style-name="ce11" table:formula="of:=LN([$'Data-Input - Absolute Values'.G168]/[$'Data-Input - Absolute Values'.G169])" office:value-type="float" office:value="0.01043258059" calcext:value-type="float">
            <text:p>0.01043</text:p>
          </table:table-cell>
          <table:table-cell table:style-name="ce11" table:formula="of:=LN([$'Data-Input - Absolute Values'.H168]/[$'Data-Input - Absolute Values'.H169])" office:value-type="float" office:value="0.0002800205367" calcext:value-type="float">
            <text:p>0.00028</text:p>
          </table:table-cell>
          <table:table-cell table:style-name="ce11" table:formula="of:=LN([$'Data-Input - Absolute Values'.I168]/[$'Data-Input - Absolute Values'.I169])" office:value-type="float" office:value="-0.004330509126" calcext:value-type="float">
            <text:p>-0.00433</text:p>
          </table:table-cell>
          <table:table-cell table:style-name="ce11" table:formula="of:=LN([$'Data-Input - Absolute Values'.J168]/[$'Data-Input - Absolute Values'.J169])" office:value-type="float" office:value="0.1210263605" calcext:value-type="float">
            <text:p>0.12103</text:p>
          </table:table-cell>
          <table:table-cell table:style-name="ce11" table:formula="of:=LN([$'Data-Input - Absolute Values'.K168]/[$'Data-Input - Absolute Values'.K169])" office:value-type="float" office:value="0.1585854057" calcext:value-type="float">
            <text:p>0.15859</text:p>
          </table:table-cell>
          <table:table-cell table:style-name="ce11" table:formula="of:=LN([$'Data-Input - Absolute Values'.L168]/[$'Data-Input - Absolute Values'.L169])" office:value-type="float" office:value="0.1364957446" calcext:value-type="float">
            <text:p>0.13650</text:p>
          </table:table-cell>
          <table:table-cell table:style-name="ce11" table:formula="of:=LN([$'Data-Input - Absolute Values'.M168]/[$'Data-Input - Absolute Values'.M169])" office:value-type="float" office:value="0.1400055389" calcext:value-type="float">
            <text:p>0.1400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10-30" calcext:value-type="date">
            <text:p>2020-10-30</text:p>
          </table:table-cell>
          <table:table-cell table:style-name="ce11" table:formula="of:=LN([$'Data-Input - Absolute Values'.B169]/[$'Data-Input - Absolute Values'.B170])" office:value-type="float" office:value="-0.04310431578" calcext:value-type="float">
            <text:p>-0.04310</text:p>
          </table:table-cell>
          <table:table-cell table:style-name="ce11" table:formula="of:=LN([$'Data-Input - Absolute Values'.C169]/[$'Data-Input - Absolute Values'.C170])" office:value-type="float" office:value="-0.04643272513" calcext:value-type="float">
            <text:p>-0.04643</text:p>
          </table:table-cell>
          <table:table-cell table:style-name="ce11" table:formula="of:=LN([$'Data-Input - Absolute Values'.D169]/[$'Data-Input - Absolute Values'.D170])" office:value-type="float" office:value="0.003565066164" calcext:value-type="float">
            <text:p>0.00357</text:p>
          </table:table-cell>
          <table:table-cell table:style-name="ce11" table:formula="of:=LN([$'Data-Input - Absolute Values'.E169]/[$'Data-Input - Absolute Values'.E170])" office:value-type="float" office:value="-0.07958585516" calcext:value-type="float">
            <text:p>-0.07959</text:p>
          </table:table-cell>
          <table:table-cell table:style-name="ce11" table:formula="of:=LN([$'Data-Input - Absolute Values'.F169]/[$'Data-Input - Absolute Values'.F170])" office:value-type="float" office:value="0.001584885013" calcext:value-type="float">
            <text:p>0.00158</text:p>
          </table:table-cell>
          <table:table-cell table:style-name="ce11" table:formula="of:=LN([$'Data-Input - Absolute Values'.G169]/[$'Data-Input - Absolute Values'.G170])" office:value-type="float" office:value="-0.0006635260014" calcext:value-type="float">
            <text:p>-0.00066</text:p>
          </table:table-cell>
          <table:table-cell table:style-name="ce11" table:formula="of:=LN([$'Data-Input - Absolute Values'.H169]/[$'Data-Input - Absolute Values'.H170])" office:value-type="float" office:value="-0.002610480692" calcext:value-type="float">
            <text:p>-0.00261</text:p>
          </table:table-cell>
          <table:table-cell table:style-name="ce11" table:formula="of:=LN([$'Data-Input - Absolute Values'.I169]/[$'Data-Input - Absolute Values'.I170])" office:value-type="float" office:value="0.0178172669" calcext:value-type="float">
            <text:p>0.01782</text:p>
          </table:table-cell>
          <table:table-cell table:style-name="ce11" table:formula="of:=LN([$'Data-Input - Absolute Values'.J169]/[$'Data-Input - Absolute Values'.J170])" office:value-type="float" office:value="0.06371823667" calcext:value-type="float">
            <text:p>0.06372</text:p>
          </table:table-cell>
          <table:table-cell table:style-name="ce11" table:formula="of:=LN([$'Data-Input - Absolute Values'.K169]/[$'Data-Input - Absolute Values'.K170])" office:value-type="float" office:value="-0.05172594437" calcext:value-type="float">
            <text:p>-0.05173</text:p>
          </table:table-cell>
          <table:table-cell table:style-name="ce11" table:formula="of:=LN([$'Data-Input - Absolute Values'.L169]/[$'Data-Input - Absolute Values'.L170])" office:value-type="float" office:value="-0.1299311696" calcext:value-type="float">
            <text:p>-0.12993</text:p>
          </table:table-cell>
          <table:table-cell table:style-name="ce11" table:formula="of:=LN([$'Data-Input - Absolute Values'.M169]/[$'Data-Input - Absolute Values'.M170])" office:value-type="float" office:value="-0.01005357856" calcext:value-type="float">
            <text:p>-0.0100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10-23" calcext:value-type="date">
            <text:p>2020-10-23</text:p>
          </table:table-cell>
          <table:table-cell table:style-name="ce11" table:formula="of:=LN([$'Data-Input - Absolute Values'.B170]/[$'Data-Input - Absolute Values'.B171])" office:value-type="float" office:value="-0.03476545731" calcext:value-type="float">
            <text:p>-0.03477</text:p>
          </table:table-cell>
          <table:table-cell table:style-name="ce11" table:formula="of:=LN([$'Data-Input - Absolute Values'.C170]/[$'Data-Input - Absolute Values'.C171])" office:value-type="float" office:value="0.01465777296" calcext:value-type="float">
            <text:p>0.01466</text:p>
          </table:table-cell>
          <table:table-cell table:style-name="ce11" table:formula="of:=LN([$'Data-Input - Absolute Values'.D170]/[$'Data-Input - Absolute Values'.D171])" office:value-type="float" office:value="0.003577821348" calcext:value-type="float">
            <text:p>0.00358</text:p>
          </table:table-cell>
          <table:table-cell table:style-name="ce11" table:formula="of:=LN([$'Data-Input - Absolute Values'.E170]/[$'Data-Input - Absolute Values'.E171])" office:value-type="float" office:value="-0.01222931631" calcext:value-type="float">
            <text:p>-0.01223</text:p>
          </table:table-cell>
          <table:table-cell table:style-name="ce11" table:formula="of:=LN([$'Data-Input - Absolute Values'.F170]/[$'Data-Input - Absolute Values'.F171])" office:value-type="float" office:value="-0.005366828074" calcext:value-type="float">
            <text:p>-0.00537</text:p>
          </table:table-cell>
          <table:table-cell table:style-name="ce11" table:formula="of:=LN([$'Data-Input - Absolute Values'.G170]/[$'Data-Input - Absolute Values'.G171])" office:value-type="float" office:value="-0.009243430398" calcext:value-type="float">
            <text:p>-0.00924</text:p>
          </table:table-cell>
          <table:table-cell table:style-name="ce11" table:formula="of:=LN([$'Data-Input - Absolute Values'.H170]/[$'Data-Input - Absolute Values'.H171])" office:value-type="float" office:value="0" calcext:value-type="float">
            <text:p>0.00000</text:p>
          </table:table-cell>
          <table:table-cell table:style-name="ce11" table:formula="of:=LN([$'Data-Input - Absolute Values'.I170]/[$'Data-Input - Absolute Values'.I171])" office:value-type="float" office:value="-0.01649439786" calcext:value-type="float">
            <text:p>-0.01649</text:p>
          </table:table-cell>
          <table:table-cell table:style-name="ce11" table:formula="of:=LN([$'Data-Input - Absolute Values'.J170]/[$'Data-Input - Absolute Values'.J171])" office:value-type="float" office:value="0.1206212643" calcext:value-type="float">
            <text:p>0.12062</text:p>
          </table:table-cell>
          <table:table-cell table:style-name="ce11" table:formula="of:=LN([$'Data-Input - Absolute Values'.K170]/[$'Data-Input - Absolute Values'.K171])" office:value-type="float" office:value="0.1009807213" calcext:value-type="float">
            <text:p>0.10098</text:p>
          </table:table-cell>
          <table:table-cell table:style-name="ce11" table:formula="of:=LN([$'Data-Input - Absolute Values'.L170]/[$'Data-Input - Absolute Values'.L171])" office:value-type="float" office:value="0.02557115427" calcext:value-type="float">
            <text:p>0.02557</text:p>
          </table:table-cell>
          <table:table-cell table:style-name="ce11" table:formula="of:=LN([$'Data-Input - Absolute Values'.M170]/[$'Data-Input - Absolute Values'.M171])" office:value-type="float" office:value="0.1395831462" calcext:value-type="float">
            <text:p>0.1395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10-16" calcext:value-type="date">
            <text:p>2020-10-16</text:p>
          </table:table-cell>
          <table:table-cell table:style-name="ce11" table:formula="of:=LN([$'Data-Input - Absolute Values'.B171]/[$'Data-Input - Absolute Values'.B172])" office:value-type="float" office:value="0.03454574953" calcext:value-type="float">
            <text:p>0.03455</text:p>
          </table:table-cell>
          <table:table-cell table:style-name="ce11" table:formula="of:=LN([$'Data-Input - Absolute Values'.C171]/[$'Data-Input - Absolute Values'.C172])" office:value-type="float" office:value="0.004077596376" calcext:value-type="float">
            <text:p>0.00408</text:p>
          </table:table-cell>
          <table:table-cell table:style-name="ce11" table:formula="of:=LN([$'Data-Input - Absolute Values'.D171]/[$'Data-Input - Absolute Values'.D172])" office:value-type="float" office:value="-0.007142887512" calcext:value-type="float">
            <text:p>-0.00714</text:p>
          </table:table-cell>
          <table:table-cell table:style-name="ce11" table:formula="of:=LN([$'Data-Input - Absolute Values'.E171]/[$'Data-Input - Absolute Values'.E172])" office:value-type="float" office:value="-0.06767963894" calcext:value-type="float">
            <text:p>-0.06768</text:p>
          </table:table-cell>
          <table:table-cell table:style-name="ce11" table:formula="of:=LN([$'Data-Input - Absolute Values'.F171]/[$'Data-Input - Absolute Values'.F172])" office:value-type="float" office:value="0.01692668485" calcext:value-type="float">
            <text:p>0.01693</text:p>
          </table:table-cell>
          <table:table-cell table:style-name="ce11" table:formula="of:=LN([$'Data-Input - Absolute Values'.G171]/[$'Data-Input - Absolute Values'.G172])" office:value-type="float" office:value="0" calcext:value-type="float">
            <text:p>0.00000</text:p>
          </table:table-cell>
          <table:table-cell table:style-name="ce11" table:formula="of:=LN([$'Data-Input - Absolute Values'.H171]/[$'Data-Input - Absolute Values'.H172])" office:value-type="float" office:value="0" calcext:value-type="float">
            <text:p>0.00000</text:p>
          </table:table-cell>
          <table:table-cell table:style-name="ce11" table:formula="of:=LN([$'Data-Input - Absolute Values'.I171]/[$'Data-Input - Absolute Values'.I172])" office:value-type="float" office:value="0.02892419905" calcext:value-type="float">
            <text:p>0.02892</text:p>
          </table:table-cell>
          <table:table-cell table:style-name="ce11" table:formula="of:=LN([$'Data-Input - Absolute Values'.J171]/[$'Data-Input - Absolute Values'.J172])" office:value-type="float" office:value="0.03221735117" calcext:value-type="float">
            <text:p>0.03222</text:p>
          </table:table-cell>
          <table:table-cell table:style-name="ce11" table:formula="of:=LN([$'Data-Input - Absolute Values'.K171]/[$'Data-Input - Absolute Values'.K172])" office:value-type="float" office:value="0.009407419825" calcext:value-type="float">
            <text:p>0.00941</text:p>
          </table:table-cell>
          <table:table-cell table:style-name="ce11" table:formula="of:=LN([$'Data-Input - Absolute Values'.L171]/[$'Data-Input - Absolute Values'.L172])" office:value-type="float" office:value="0.02971647233" calcext:value-type="float">
            <text:p>0.02972</text:p>
          </table:table-cell>
          <table:table-cell table:style-name="ce11" table:formula="of:=LN([$'Data-Input - Absolute Values'.M171]/[$'Data-Input - Absolute Values'.M172])" office:value-type="float" office:value="0.00563377601" calcext:value-type="float">
            <text:p>0.0056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10-09" calcext:value-type="date">
            <text:p>2020-10-09</text:p>
          </table:table-cell>
          <table:table-cell table:style-name="ce11" table:formula="of:=LN([$'Data-Input - Absolute Values'.B172]/[$'Data-Input - Absolute Values'.B173])" office:value-type="float" office:value="0.03078538899" calcext:value-type="float">
            <text:p>0.03079</text:p>
          </table:table-cell>
          <table:table-cell table:style-name="ce11" table:formula="of:=LN([$'Data-Input - Absolute Values'.C172]/[$'Data-Input - Absolute Values'.C173])" office:value-type="float" office:value="0.02553934033" calcext:value-type="float">
            <text:p>0.02554</text:p>
          </table:table-cell>
          <table:table-cell table:style-name="ce11" table:formula="of:=LN([$'Data-Input - Absolute Values'.D172]/[$'Data-Input - Absolute Values'.D173])" office:value-type="float" office:value="0.003565066164" calcext:value-type="float">
            <text:p>0.00357</text:p>
          </table:table-cell>
          <table:table-cell table:style-name="ce11" table:formula="of:=LN([$'Data-Input - Absolute Values'.E172]/[$'Data-Input - Absolute Values'.E173])" office:value-type="float" office:value="0.027539605" calcext:value-type="float">
            <text:p>0.02754</text:p>
          </table:table-cell>
          <table:table-cell table:style-name="ce11" table:formula="of:=LN([$'Data-Input - Absolute Values'.F172]/[$'Data-Input - Absolute Values'.F173])" office:value-type="float" office:value="0.008877096132" calcext:value-type="float">
            <text:p>0.00888</text:p>
          </table:table-cell>
          <table:table-cell table:style-name="ce11" table:formula="of:=LN([$'Data-Input - Absolute Values'.G172]/[$'Data-Input - Absolute Values'.G173])" office:value-type="float" office:value="-0.000656987081" calcext:value-type="float">
            <text:p>-0.00066</text:p>
          </table:table-cell>
          <table:table-cell table:style-name="ce11" table:formula="of:=LN([$'Data-Input - Absolute Values'.H172]/[$'Data-Input - Absolute Values'.H173])" office:value-type="float" office:value="-0.001581616369" calcext:value-type="float">
            <text:p>-0.00158</text:p>
          </table:table-cell>
          <table:table-cell table:style-name="ce11" table:formula="of:=LN([$'Data-Input - Absolute Values'.I172]/[$'Data-Input - Absolute Values'.I173])" office:value-type="float" office:value="0.0005492549596" calcext:value-type="float">
            <text:p>0.00055</text:p>
          </table:table-cell>
          <table:table-cell table:style-name="ce11" table:formula="of:=LN([$'Data-Input - Absolute Values'.J172]/[$'Data-Input - Absolute Values'.J173])" office:value-type="float" office:value="0.03652005985" calcext:value-type="float">
            <text:p>0.03652</text:p>
          </table:table-cell>
          <table:table-cell table:style-name="ce11" table:formula="of:=LN([$'Data-Input - Absolute Values'.K172]/[$'Data-Input - Absolute Values'.K173])" office:value-type="float" office:value="0.04645914632" calcext:value-type="float">
            <text:p>0.04646</text:p>
          </table:table-cell>
          <table:table-cell table:style-name="ce11" table:formula="of:=LN([$'Data-Input - Absolute Values'.L172]/[$'Data-Input - Absolute Values'.L173])" office:value-type="float" office:value="0.08343204903" calcext:value-type="float">
            <text:p>0.08343</text:p>
          </table:table-cell>
          <table:table-cell table:style-name="ce11" table:formula="of:=LN([$'Data-Input - Absolute Values'.M172]/[$'Data-Input - Absolute Values'.M173])" office:value-type="float" office:value="0.0520654295" calcext:value-type="float">
            <text:p>0.0520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10-02" calcext:value-type="date">
            <text:p>2020-10-02</text:p>
          </table:table-cell>
          <table:table-cell table:style-name="ce11" table:formula="of:=LN([$'Data-Input - Absolute Values'.B173]/[$'Data-Input - Absolute Values'.B174])" office:value-type="float" office:value="-0.01573419738" calcext:value-type="float">
            <text:p>-0.01573</text:p>
          </table:table-cell>
          <table:table-cell table:style-name="ce11" table:formula="of:=LN([$'Data-Input - Absolute Values'.C173]/[$'Data-Input - Absolute Values'.C174])" office:value-type="float" office:value="0.03857900293" calcext:value-type="float">
            <text:p>0.03858</text:p>
          </table:table-cell>
          <table:table-cell table:style-name="ce11" table:formula="of:=LN([$'Data-Input - Absolute Values'.D173]/[$'Data-Input - Absolute Values'.D174])" office:value-type="float" office:value="-0.01065729447" calcext:value-type="float">
            <text:p>-0.01066</text:p>
          </table:table-cell>
          <table:table-cell table:style-name="ce11" table:formula="of:=LN([$'Data-Input - Absolute Values'.E173]/[$'Data-Input - Absolute Values'.E174])" office:value-type="float" office:value="-0.003547450825" calcext:value-type="float">
            <text:p>-0.00355</text:p>
          </table:table-cell>
          <table:table-cell table:style-name="ce11" table:formula="of:=LN([$'Data-Input - Absolute Values'.F173]/[$'Data-Input - Absolute Values'.F174])" office:value-type="float" office:value="0.007683149838" calcext:value-type="float">
            <text:p>0.00768</text:p>
          </table:table-cell>
          <table:table-cell table:style-name="ce11" table:formula="of:=LN([$'Data-Input - Absolute Values'.G173]/[$'Data-Input - Absolute Values'.G174])" office:value-type="float" office:value="-0.003016593539" calcext:value-type="float">
            <text:p>-0.00302</text:p>
          </table:table-cell>
          <table:table-cell table:style-name="ce11" table:formula="of:=LN([$'Data-Input - Absolute Values'.H173]/[$'Data-Input - Absolute Values'.H174])" office:value-type="float" office:value="-0.001022067453" calcext:value-type="float">
            <text:p>-0.00102</text:p>
          </table:table-cell>
          <table:table-cell table:style-name="ce11" table:formula="of:=LN([$'Data-Input - Absolute Values'.I173]/[$'Data-Input - Absolute Values'.I174])" office:value-type="float" office:value="0.01029824665" calcext:value-type="float">
            <text:p>0.01030</text:p>
          </table:table-cell>
          <table:table-cell table:style-name="ce11" table:formula="of:=LN([$'Data-Input - Absolute Values'.J173]/[$'Data-Input - Absolute Values'.J174])" office:value-type="float" office:value="-0.01844848991" calcext:value-type="float">
            <text:p>-0.01845</text:p>
          </table:table-cell>
          <table:table-cell table:style-name="ce11" table:formula="of:=LN([$'Data-Input - Absolute Values'.K173]/[$'Data-Input - Absolute Values'.K174])" office:value-type="float" office:value="-0.02429306674" calcext:value-type="float">
            <text:p>-0.02429</text:p>
          </table:table-cell>
          <table:table-cell table:style-name="ce11" table:formula="of:=LN([$'Data-Input - Absolute Values'.L173]/[$'Data-Input - Absolute Values'.L174])" office:value-type="float" office:value="-0.04680657322" calcext:value-type="float">
            <text:p>-0.04681</text:p>
          </table:table-cell>
          <table:table-cell table:style-name="ce11" table:formula="of:=LN([$'Data-Input - Absolute Values'.M173]/[$'Data-Input - Absolute Values'.M174])" office:value-type="float" office:value="-0.02981999261" calcext:value-type="float">
            <text:p>-0.0298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9-25" calcext:value-type="date">
            <text:p>2020-09-25</text:p>
          </table:table-cell>
          <table:table-cell table:style-name="ce11" table:formula="of:=LN([$'Data-Input - Absolute Values'.B174]/[$'Data-Input - Absolute Values'.B175])" office:value-type="float" office:value="0.05902298363" calcext:value-type="float">
            <text:p>0.05902</text:p>
          </table:table-cell>
          <table:table-cell table:style-name="ce11" table:formula="of:=LN([$'Data-Input - Absolute Values'.C174]/[$'Data-Input - Absolute Values'.C175])" office:value-type="float" office:value="-0.01886499446" calcext:value-type="float">
            <text:p>-0.01886</text:p>
          </table:table-cell>
          <table:table-cell table:style-name="ce11" table:formula="of:=LN([$'Data-Input - Absolute Values'.D174]/[$'Data-Input - Absolute Values'.D175])" office:value-type="float" office:value="0" calcext:value-type="float">
            <text:p>0.00000</text:p>
          </table:table-cell>
          <table:table-cell table:style-name="ce11" table:formula="of:=LN([$'Data-Input - Absolute Values'.E174]/[$'Data-Input - Absolute Values'.E175])" office:value-type="float" office:value="-0.04838658253" calcext:value-type="float">
            <text:p>-0.04839</text:p>
          </table:table-cell>
          <table:table-cell table:style-name="ce11" table:formula="of:=LN([$'Data-Input - Absolute Values'.F174]/[$'Data-Input - Absolute Values'.F175])" office:value-type="float" office:value="0.005807794293" calcext:value-type="float">
            <text:p>0.00581</text:p>
          </table:table-cell>
          <table:table-cell table:style-name="ce11" table:formula="of:=LN([$'Data-Input - Absolute Values'.G174]/[$'Data-Input - Absolute Values'.G175])" office:value-type="float" office:value="-0.0009162903972" calcext:value-type="float">
            <text:p>-0.00092</text:p>
          </table:table-cell>
          <table:table-cell table:style-name="ce11" table:formula="of:=LN([$'Data-Input - Absolute Values'.H174]/[$'Data-Input - Absolute Values'.H175])" office:value-type="float" office:value="-0.003430217056" calcext:value-type="float">
            <text:p>-0.00343</text:p>
          </table:table-cell>
          <table:table-cell table:style-name="ce11" table:formula="of:=LN([$'Data-Input - Absolute Values'.I174]/[$'Data-Input - Absolute Values'.I175])" office:value-type="float" office:value="0.006776540205" calcext:value-type="float">
            <text:p>0.00678</text:p>
          </table:table-cell>
          <table:table-cell table:style-name="ce11" table:formula="of:=LN([$'Data-Input - Absolute Values'.J174]/[$'Data-Input - Absolute Values'.J175])" office:value-type="float" office:value="-0.004666348852" calcext:value-type="float">
            <text:p>-0.00467</text:p>
          </table:table-cell>
          <table:table-cell table:style-name="ce11" table:formula="of:=LN([$'Data-Input - Absolute Values'.K174]/[$'Data-Input - Absolute Values'.K175])" office:value-type="float" office:value="-0.0685678943" calcext:value-type="float">
            <text:p>-0.06857</text:p>
          </table:table-cell>
          <table:table-cell table:style-name="ce11" table:formula="of:=LN([$'Data-Input - Absolute Values'.L174]/[$'Data-Input - Absolute Values'.L175])" office:value-type="float" office:value="0.08144762511" calcext:value-type="float">
            <text:p>0.08145</text:p>
          </table:table-cell>
          <table:table-cell table:style-name="ce11" table:formula="of:=LN([$'Data-Input - Absolute Values'.M174]/[$'Data-Input - Absolute Values'.M175])" office:value-type="float" office:value="-0.03092101418" calcext:value-type="float">
            <text:p>-0.0309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9-18" calcext:value-type="date">
            <text:p>2020-09-18</text:p>
          </table:table-cell>
          <table:table-cell table:style-name="ce11" table:formula="of:=LN([$'Data-Input - Absolute Values'.B175]/[$'Data-Input - Absolute Values'.B176])" office:value-type="float" office:value="-0.01944538253" calcext:value-type="float">
            <text:p>-0.01945</text:p>
          </table:table-cell>
          <table:table-cell table:style-name="ce11" table:formula="of:=LN([$'Data-Input - Absolute Values'.C175]/[$'Data-Input - Absolute Values'.C176])" office:value-type="float" office:value="-0.04127627021" calcext:value-type="float">
            <text:p>-0.04128</text:p>
          </table:table-cell>
          <table:table-cell table:style-name="ce11" table:formula="of:=LN([$'Data-Input - Absolute Values'.D175]/[$'Data-Input - Absolute Values'.D176])" office:value-type="float" office:value="0.02142939146" calcext:value-type="float">
            <text:p>0.02143</text:p>
          </table:table-cell>
          <table:table-cell table:style-name="ce11" table:formula="of:=LN([$'Data-Input - Absolute Values'.E175]/[$'Data-Input - Absolute Values'.E176])" office:value-type="float" office:value="-0.03783404305" calcext:value-type="float">
            <text:p>-0.03783</text:p>
          </table:table-cell>
          <table:table-cell table:style-name="ce11" table:formula="of:=LN([$'Data-Input - Absolute Values'.F175]/[$'Data-Input - Absolute Values'.F176])" office:value-type="float" office:value="0.002666760007" calcext:value-type="float">
            <text:p>0.00267</text:p>
          </table:table-cell>
          <table:table-cell table:style-name="ce11" table:formula="of:=LN([$'Data-Input - Absolute Values'.G175]/[$'Data-Input - Absolute Values'.G176])" office:value-type="float" office:value="0" calcext:value-type="float">
            <text:p>0.00000</text:p>
          </table:table-cell>
          <table:table-cell table:style-name="ce11" table:formula="of:=LN([$'Data-Input - Absolute Values'.H175]/[$'Data-Input - Absolute Values'.H176])" office:value-type="float" office:value="0" calcext:value-type="float">
            <text:p>0.00000</text:p>
          </table:table-cell>
          <table:table-cell table:style-name="ce11" table:formula="of:=LN([$'Data-Input - Absolute Values'.I175]/[$'Data-Input - Absolute Values'.I176])" office:value-type="float" office:value="0.006791514936" calcext:value-type="float">
            <text:p>0.00679</text:p>
          </table:table-cell>
          <table:table-cell table:style-name="ce11" table:formula="of:=LN([$'Data-Input - Absolute Values'.J175]/[$'Data-Input - Absolute Values'.J176])" office:value-type="float" office:value="0.0501302154" calcext:value-type="float">
            <text:p>0.05013</text:p>
          </table:table-cell>
          <table:table-cell table:style-name="ce11" table:formula="of:=LN([$'Data-Input - Absolute Values'.K175]/[$'Data-Input - Absolute Values'.K176])" office:value-type="float" office:value="0.0250473323" calcext:value-type="float">
            <text:p>0.02505</text:p>
          </table:table-cell>
          <table:table-cell table:style-name="ce11" table:formula="of:=LN([$'Data-Input - Absolute Values'.L175]/[$'Data-Input - Absolute Values'.L176])" office:value-type="float" office:value="-0.06568016686" calcext:value-type="float">
            <text:p>-0.06568</text:p>
          </table:table-cell>
          <table:table-cell table:style-name="ce11" table:formula="of:=LN([$'Data-Input - Absolute Values'.M175]/[$'Data-Input - Absolute Values'.M176])" office:value-type="float" office:value="-0.01606688964" calcext:value-type="float">
            <text:p>-0.0160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9-11" calcext:value-type="date">
            <text:p>2020-09-11</text:p>
          </table:table-cell>
          <table:table-cell table:style-name="ce11" table:formula="of:=LN([$'Data-Input - Absolute Values'.B176]/[$'Data-Input - Absolute Values'.B177])" office:value-type="float" office:value="-0.05890347451" calcext:value-type="float">
            <text:p>-0.05890</text:p>
          </table:table-cell>
          <table:table-cell table:style-name="ce11" table:formula="of:=LN([$'Data-Input - Absolute Values'.C176]/[$'Data-Input - Absolute Values'.C177])" office:value-type="float" office:value="-0.02282701514" calcext:value-type="float">
            <text:p>-0.02283</text:p>
          </table:table-cell>
          <table:table-cell table:style-name="ce11" table:formula="of:=LN([$'Data-Input - Absolute Values'.D176]/[$'Data-Input - Absolute Values'.D177])" office:value-type="float" office:value="-0.01077209698" calcext:value-type="float">
            <text:p>-0.01077</text:p>
          </table:table-cell>
          <table:table-cell table:style-name="ce11" table:formula="of:=LN([$'Data-Input - Absolute Values'.E176]/[$'Data-Input - Absolute Values'.E177])" office:value-type="float" office:value="0.0004641986854" calcext:value-type="float">
            <text:p>0.00046</text:p>
          </table:table-cell>
          <table:table-cell table:style-name="ce11" table:formula="of:=LN([$'Data-Input - Absolute Values'.F176]/[$'Data-Input - Absolute Values'.F177])" office:value-type="float" office:value="0.004913378305" calcext:value-type="float">
            <text:p>0.00491</text:p>
          </table:table-cell>
          <table:table-cell table:style-name="ce11" table:formula="of:=LN([$'Data-Input - Absolute Values'.G176]/[$'Data-Input - Absolute Values'.G177])" office:value-type="float" office:value="-0.000980808919" calcext:value-type="float">
            <text:p>-0.00098</text:p>
          </table:table-cell>
          <table:table-cell table:style-name="ce11" table:formula="of:=LN([$'Data-Input - Absolute Values'.H176]/[$'Data-Input - Absolute Values'.H177])" office:value-type="float" office:value="-0.001017529342" calcext:value-type="float">
            <text:p>-0.00102</text:p>
          </table:table-cell>
          <table:table-cell table:style-name="ce11" table:formula="of:=LN([$'Data-Input - Absolute Values'.I176]/[$'Data-Input - Absolute Values'.I177])" office:value-type="float" office:value="-0.004885410683" calcext:value-type="float">
            <text:p>-0.00489</text:p>
          </table:table-cell>
          <table:table-cell table:style-name="ce11" table:formula="of:=LN([$'Data-Input - Absolute Values'.J176]/[$'Data-Input - Absolute Values'.J177])" office:value-type="float" office:value="-0.009043969528" calcext:value-type="float">
            <text:p>-0.00904</text:p>
          </table:table-cell>
          <table:table-cell table:style-name="ce11" table:formula="of:=LN([$'Data-Input - Absolute Values'.K176]/[$'Data-Input - Absolute Values'.K177])" office:value-type="float" office:value="-0.03562212308" calcext:value-type="float">
            <text:p>-0.03562</text:p>
          </table:table-cell>
          <table:table-cell table:style-name="ce11" table:formula="of:=LN([$'Data-Input - Absolute Values'.L176]/[$'Data-Input - Absolute Values'.L177])" office:value-type="float" office:value="-0.05817664018" calcext:value-type="float">
            <text:p>-0.05818</text:p>
          </table:table-cell>
          <table:table-cell table:style-name="ce11" table:formula="of:=LN([$'Data-Input - Absolute Values'.M176]/[$'Data-Input - Absolute Values'.M177])" office:value-type="float" office:value="-0.03101209807" calcext:value-type="float">
            <text:p>-0.0310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9-04" calcext:value-type="date">
            <text:p>2020-09-04</text:p>
          </table:table-cell>
          <table:table-cell table:style-name="ce11" table:formula="of:=LN([$'Data-Input - Absolute Values'.B177]/[$'Data-Input - Absolute Values'.B178])" office:value-type="float" office:value="-0.04595807678" calcext:value-type="float">
            <text:p>-0.04596</text:p>
          </table:table-cell>
          <table:table-cell table:style-name="ce11" table:formula="of:=LN([$'Data-Input - Absolute Values'.C177]/[$'Data-Input - Absolute Values'.C178])" office:value-type="float" office:value="0.01442360435" calcext:value-type="float">
            <text:p>0.01442</text:p>
          </table:table-cell>
          <table:table-cell table:style-name="ce11" table:formula="of:=LN([$'Data-Input - Absolute Values'.D177]/[$'Data-Input - Absolute Values'.D178])" office:value-type="float" office:value="-0.003565066164" calcext:value-type="float">
            <text:p>-0.00357</text:p>
          </table:table-cell>
          <table:table-cell table:style-name="ce11" table:formula="of:=LN([$'Data-Input - Absolute Values'.E177]/[$'Data-Input - Absolute Values'.E178])" office:value-type="float" office:value="-0.02192843735" calcext:value-type="float">
            <text:p>-0.02193</text:p>
          </table:table-cell>
          <table:table-cell table:style-name="ce11" table:formula="of:=LN([$'Data-Input - Absolute Values'.F177]/[$'Data-Input - Absolute Values'.F178])" office:value-type="float" office:value="0.01635503576" calcext:value-type="float">
            <text:p>0.01636</text:p>
          </table:table-cell>
          <table:table-cell table:style-name="ce11" table:formula="of:=LN([$'Data-Input - Absolute Values'.G177]/[$'Data-Input - Absolute Values'.G178])" office:value-type="float" office:value="0.02541668357" calcext:value-type="float">
            <text:p>0.02542</text:p>
          </table:table-cell>
          <table:table-cell table:style-name="ce11" table:formula="of:=LN([$'Data-Input - Absolute Values'.H177]/[$'Data-Input - Absolute Values'.H178])" office:value-type="float" office:value="0" calcext:value-type="float">
            <text:p>0.00000</text:p>
          </table:table-cell>
          <table:table-cell table:style-name="ce11" table:formula="of:=LN([$'Data-Input - Absolute Values'.I177]/[$'Data-Input - Absolute Values'.I178])" office:value-type="float" office:value="0.02796943965" calcext:value-type="float">
            <text:p>0.02797</text:p>
          </table:table-cell>
          <table:table-cell table:style-name="ce11" table:formula="of:=LN([$'Data-Input - Absolute Values'.J177]/[$'Data-Input - Absolute Values'.J178])" office:value-type="float" office:value="-0.08942555707" calcext:value-type="float">
            <text:p>-0.08943</text:p>
          </table:table-cell>
          <table:table-cell table:style-name="ce11" table:formula="of:=LN([$'Data-Input - Absolute Values'.K177]/[$'Data-Input - Absolute Values'.K178])" office:value-type="float" office:value="-0.01438750188" calcext:value-type="float">
            <text:p>-0.01439</text:p>
          </table:table-cell>
          <table:table-cell table:style-name="ce11" table:formula="of:=LN([$'Data-Input - Absolute Values'.L177]/[$'Data-Input - Absolute Values'.L178])" office:value-type="float" office:value="-0.05824714558" calcext:value-type="float">
            <text:p>-0.05825</text:p>
          </table:table-cell>
          <table:table-cell table:style-name="ce11" table:formula="of:=LN([$'Data-Input - Absolute Values'.M177]/[$'Data-Input - Absolute Values'.M178])" office:value-type="float" office:value="-0.1188414095" calcext:value-type="float">
            <text:p>-0.1188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8-28" calcext:value-type="date">
            <text:p>2020-08-28</text:p>
          </table:table-cell>
          <table:table-cell table:style-name="ce11" table:formula="of:=LN([$'Data-Input - Absolute Values'.B178]/[$'Data-Input - Absolute Values'.B179])" office:value-type="float" office:value="0.05518789728" calcext:value-type="float">
            <text:p>0.05519</text:p>
          </table:table-cell>
          <table:table-cell table:style-name="ce11" table:formula="of:=LN([$'Data-Input - Absolute Values'.C178]/[$'Data-Input - Absolute Values'.C179])" office:value-type="float" office:value="0.04068156583" calcext:value-type="float">
            <text:p>0.04068</text:p>
          </table:table-cell>
          <table:table-cell table:style-name="ce11" table:formula="of:=LN([$'Data-Input - Absolute Values'.D178]/[$'Data-Input - Absolute Values'.D179])" office:value-type="float" office:value="-0.01061956883" calcext:value-type="float">
            <text:p>-0.01062</text:p>
          </table:table-cell>
          <table:table-cell table:style-name="ce11" table:formula="of:=LN([$'Data-Input - Absolute Values'.E178]/[$'Data-Input - Absolute Values'.E179])" office:value-type="float" office:value="0.02681557764" calcext:value-type="float">
            <text:p>0.02682</text:p>
          </table:table-cell>
          <table:table-cell table:style-name="ce11" table:formula="of:=LN([$'Data-Input - Absolute Values'.F178]/[$'Data-Input - Absolute Values'.F179])" office:value-type="float" office:value="-0.0242787547" calcext:value-type="float">
            <text:p>-0.02428</text:p>
          </table:table-cell>
          <table:table-cell table:style-name="ce11" table:formula="of:=LN([$'Data-Input - Absolute Values'.G178]/[$'Data-Input - Absolute Values'.G179])" office:value-type="float" office:value="-0.01464057561" calcext:value-type="float">
            <text:p>-0.01464</text:p>
          </table:table-cell>
          <table:table-cell table:style-name="ce11" table:formula="of:=LN([$'Data-Input - Absolute Values'.H178]/[$'Data-Input - Absolute Values'.H179])" office:value-type="float" office:value="0" calcext:value-type="float">
            <text:p>0.00000</text:p>
          </table:table-cell>
          <table:table-cell table:style-name="ce11" table:formula="of:=LN([$'Data-Input - Absolute Values'.I178]/[$'Data-Input - Absolute Values'.I179])" office:value-type="float" office:value="-0.03712482933" calcext:value-type="float">
            <text:p>-0.03712</text:p>
          </table:table-cell>
          <table:table-cell table:style-name="ce11" table:formula="of:=LN([$'Data-Input - Absolute Values'.J178]/[$'Data-Input - Absolute Values'.J179])" office:value-type="float" office:value="-0.007960899449" calcext:value-type="float">
            <text:p>-0.00796</text:p>
          </table:table-cell>
          <table:table-cell table:style-name="ce11" table:formula="of:=LN([$'Data-Input - Absolute Values'.K178]/[$'Data-Input - Absolute Values'.K179])" office:value-type="float" office:value="0.01215013057" calcext:value-type="float">
            <text:p>0.01215</text:p>
          </table:table-cell>
          <table:table-cell table:style-name="ce11" table:formula="of:=LN([$'Data-Input - Absolute Values'.L178]/[$'Data-Input - Absolute Values'.L179])" office:value-type="float" office:value="-0.132306486" calcext:value-type="float">
            <text:p>-0.13231</text:p>
          </table:table-cell>
          <table:table-cell table:style-name="ce11" table:formula="of:=LN([$'Data-Input - Absolute Values'.M178]/[$'Data-Input - Absolute Values'.M179])" office:value-type="float" office:value="-0.03969771074" calcext:value-type="float">
            <text:p>-0.0397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8-21" calcext:value-type="date">
            <text:p>2020-08-21</text:p>
          </table:table-cell>
          <table:table-cell table:style-name="ce11" table:formula="of:=LN([$'Data-Input - Absolute Values'.B179]/[$'Data-Input - Absolute Values'.B180])" office:value-type="float" office:value="0.02764430975" calcext:value-type="float">
            <text:p>0.02764</text:p>
          </table:table-cell>
          <table:table-cell table:style-name="ce11" table:formula="of:=LN([$'Data-Input - Absolute Values'.C179]/[$'Data-Input - Absolute Values'.C180])" office:value-type="float" office:value="-0.04520409919" calcext:value-type="float">
            <text:p>-0.04520</text:p>
          </table:table-cell>
          <table:table-cell table:style-name="ce11" table:formula="of:=LN([$'Data-Input - Absolute Values'.D179]/[$'Data-Input - Absolute Values'.D180])" office:value-type="float" office:value="0.007067167223" calcext:value-type="float">
            <text:p>0.00707</text:p>
          </table:table-cell>
          <table:table-cell table:style-name="ce11" table:formula="of:=LN([$'Data-Input - Absolute Values'.E179]/[$'Data-Input - Absolute Values'.E180])" office:value-type="float" office:value="-0.02317507305" calcext:value-type="float">
            <text:p>-0.02318</text:p>
          </table:table-cell>
          <table:table-cell table:style-name="ce11" table:formula="of:=LN([$'Data-Input - Absolute Values'.F179]/[$'Data-Input - Absolute Values'.F180])" office:value-type="float" office:value="0.01605907419" calcext:value-type="float">
            <text:p>0.01606</text:p>
          </table:table-cell>
          <table:table-cell table:style-name="ce11" table:formula="of:=LN([$'Data-Input - Absolute Values'.G179]/[$'Data-Input - Absolute Values'.G180])" office:value-type="float" office:value="-0.004811028491" calcext:value-type="float">
            <text:p>-0.00481</text:p>
          </table:table-cell>
          <table:table-cell table:style-name="ce11" table:formula="of:=LN([$'Data-Input - Absolute Values'.H179]/[$'Data-Input - Absolute Values'.H180])" office:value-type="float" office:value="-0.001016495028" calcext:value-type="float">
            <text:p>-0.00102</text:p>
          </table:table-cell>
          <table:table-cell table:style-name="ce11" table:formula="of:=LN([$'Data-Input - Absolute Values'.I179]/[$'Data-Input - Absolute Values'.I180])" office:value-type="float" office:value="0.02501040636" calcext:value-type="float">
            <text:p>0.02501</text:p>
          </table:table-cell>
          <table:table-cell table:style-name="ce11" table:formula="of:=LN([$'Data-Input - Absolute Values'.J179]/[$'Data-Input - Absolute Values'.J180])" office:value-type="float" office:value="-0.01712947115" calcext:value-type="float">
            <text:p>-0.01713</text:p>
          </table:table-cell>
          <table:table-cell table:style-name="ce11" table:formula="of:=LN([$'Data-Input - Absolute Values'.K179]/[$'Data-Input - Absolute Values'.K180])" office:value-type="float" office:value="-0.1187891883" calcext:value-type="float">
            <text:p>-0.11879</text:p>
          </table:table-cell>
          <table:table-cell table:style-name="ce11" table:formula="of:=LN([$'Data-Input - Absolute Values'.L179]/[$'Data-Input - Absolute Values'.L180])" office:value-type="float" office:value="-0.1083113531" calcext:value-type="float">
            <text:p>-0.10831</text:p>
          </table:table-cell>
          <table:table-cell table:style-name="ce11" table:formula="of:=LN([$'Data-Input - Absolute Values'.M179]/[$'Data-Input - Absolute Values'.M180])" office:value-type="float" office:value="0.04488173608" calcext:value-type="float">
            <text:p>0.0448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8-14" calcext:value-type="date">
            <text:p>2020-08-14</text:p>
          </table:table-cell>
          <table:table-cell table:style-name="ce11" table:formula="of:=LN([$'Data-Input - Absolute Values'.B180]/[$'Data-Input - Absolute Values'.B181])" office:value-type="float" office:value="-0.02066560516" calcext:value-type="float">
            <text:p>-0.02067</text:p>
          </table:table-cell>
          <table:table-cell table:style-name="ce11" table:formula="of:=LN([$'Data-Input - Absolute Values'.C180]/[$'Data-Input - Absolute Values'.C181])" office:value-type="float" office:value="0.02602115872" calcext:value-type="float">
            <text:p>0.02602</text:p>
          </table:table-cell>
          <table:table-cell table:style-name="ce11" table:formula="of:=LN([$'Data-Input - Absolute Values'.D180]/[$'Data-Input - Absolute Values'.D181])" office:value-type="float" office:value="0.02513597327" calcext:value-type="float">
            <text:p>0.02514</text:p>
          </table:table-cell>
          <table:table-cell table:style-name="ce11" table:formula="of:=LN([$'Data-Input - Absolute Values'.E180]/[$'Data-Input - Absolute Values'.E181])" office:value-type="float" office:value="0.02003059948" calcext:value-type="float">
            <text:p>0.02003</text:p>
          </table:table-cell>
          <table:table-cell table:style-name="ce11" table:formula="of:=LN([$'Data-Input - Absolute Values'.F180]/[$'Data-Input - Absolute Values'.F181])" office:value-type="float" office:value="-0.005665244481" calcext:value-type="float">
            <text:p>-0.00567</text:p>
          </table:table-cell>
          <table:table-cell table:style-name="ce11" table:formula="of:=LN([$'Data-Input - Absolute Values'.G180]/[$'Data-Input - Absolute Values'.G181])" office:value-type="float" office:value="-0.02557418537" calcext:value-type="float">
            <text:p>-0.02557</text:p>
          </table:table-cell>
          <table:table-cell table:style-name="ce11" table:formula="of:=LN([$'Data-Input - Absolute Values'.H180]/[$'Data-Input - Absolute Values'.H181])" office:value-type="float" office:value="-0.002214227309" calcext:value-type="float">
            <text:p>-0.00221</text:p>
          </table:table-cell>
          <table:table-cell table:style-name="ce11" table:formula="of:=LN([$'Data-Input - Absolute Values'.I180]/[$'Data-Input - Absolute Values'.I181])" office:value-type="float" office:value="-0.03232992166" calcext:value-type="float">
            <text:p>-0.03233</text:p>
          </table:table-cell>
          <table:table-cell table:style-name="ce11" table:formula="of:=LN([$'Data-Input - Absolute Values'.J180]/[$'Data-Input - Absolute Values'.J181])" office:value-type="float" office:value="0.00970267989" calcext:value-type="float">
            <text:p>0.00970</text:p>
          </table:table-cell>
          <table:table-cell table:style-name="ce11" table:formula="of:=LN([$'Data-Input - Absolute Values'.K180]/[$'Data-Input - Absolute Values'.K181])" office:value-type="float" office:value="0.1368920091" calcext:value-type="float">
            <text:p>0.13689</text:p>
          </table:table-cell>
          <table:table-cell table:style-name="ce11" table:formula="of:=LN([$'Data-Input - Absolute Values'.L180]/[$'Data-Input - Absolute Values'.L181])" office:value-type="float" office:value="-0.01105923649" calcext:value-type="float">
            <text:p>-0.01106</text:p>
          </table:table-cell>
          <table:table-cell table:style-name="ce11" table:formula="of:=LN([$'Data-Input - Absolute Values'.M180]/[$'Data-Input - Absolute Values'.M181])" office:value-type="float" office:value="-0.0135449839" calcext:value-type="float">
            <text:p>-0.0135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8-07" calcext:value-type="date">
            <text:p>2020-08-07</text:p>
          </table:table-cell>
          <table:table-cell table:style-name="ce11" table:formula="of:=LN([$'Data-Input - Absolute Values'.B181]/[$'Data-Input - Absolute Values'.B182])" office:value-type="float" office:value="0.03610418729" calcext:value-type="float">
            <text:p>0.03610</text:p>
          </table:table-cell>
          <table:table-cell table:style-name="ce11" table:formula="of:=LN([$'Data-Input - Absolute Values'.C181]/[$'Data-Input - Absolute Values'.C182])" office:value-type="float" office:value="0.02708235567" calcext:value-type="float">
            <text:p>0.02708</text:p>
          </table:table-cell>
          <table:table-cell table:style-name="ce11" table:formula="of:=LN([$'Data-Input - Absolute Values'.D181]/[$'Data-Input - Absolute Values'.D182])" office:value-type="float" office:value="0.08734201016" calcext:value-type="float">
            <text:p>0.08734</text:p>
          </table:table-cell>
          <table:table-cell table:style-name="ce11" table:formula="of:=LN([$'Data-Input - Absolute Values'.E181]/[$'Data-Input - Absolute Values'.E182])" office:value-type="float" office:value="0.002911210207" calcext:value-type="float">
            <text:p>0.00291</text:p>
          </table:table-cell>
          <table:table-cell table:style-name="ce11" table:formula="of:=LN([$'Data-Input - Absolute Values'.F181]/[$'Data-Input - Absolute Values'.F182])" office:value-type="float" office:value="-0.0005899142193" calcext:value-type="float">
            <text:p>-0.00059</text:p>
          </table:table-cell>
          <table:table-cell table:style-name="ce11" table:formula="of:=LN([$'Data-Input - Absolute Values'.G181]/[$'Data-Input - Absolute Values'.G182])" office:value-type="float" office:value="0.003338043926" calcext:value-type="float">
            <text:p>0.00334</text:p>
          </table:table-cell>
          <table:table-cell table:style-name="ce11" table:formula="of:=LN([$'Data-Input - Absolute Values'.H181]/[$'Data-Input - Absolute Values'.H182])" office:value-type="float" office:value="0.00397064098" calcext:value-type="float">
            <text:p>0.00397</text:p>
          </table:table-cell>
          <table:table-cell table:style-name="ce11" table:formula="of:=LN([$'Data-Input - Absolute Values'.I181]/[$'Data-Input - Absolute Values'.I182])" office:value-type="float" office:value="-0.002170181751" calcext:value-type="float">
            <text:p>-0.00217</text:p>
          </table:table-cell>
          <table:table-cell table:style-name="ce11" table:formula="of:=LN([$'Data-Input - Absolute Values'.J181]/[$'Data-Input - Absolute Values'.J182])" office:value-type="float" office:value="0.02212799603" calcext:value-type="float">
            <text:p>0.02213</text:p>
          </table:table-cell>
          <table:table-cell table:style-name="ce11" table:formula="of:=LN([$'Data-Input - Absolute Values'.K181]/[$'Data-Input - Absolute Values'.K182])" office:value-type="float" office:value="0.09133093512" calcext:value-type="float">
            <text:p>0.09133</text:p>
          </table:table-cell>
          <table:table-cell table:style-name="ce11" table:formula="of:=LN([$'Data-Input - Absolute Values'.L181]/[$'Data-Input - Absolute Values'.L182])" office:value-type="float" office:value="0.001693480506" calcext:value-type="float">
            <text:p>0.00169</text:p>
          </table:table-cell>
          <table:table-cell table:style-name="ce11" table:formula="of:=LN([$'Data-Input - Absolute Values'.M181]/[$'Data-Input - Absolute Values'.M182])" office:value-type="float" office:value="-0.01754029534" calcext:value-type="float">
            <text:p>-0.0175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7-31" calcext:value-type="date">
            <text:p>2020-07-31</text:p>
          </table:table-cell>
          <table:table-cell table:style-name="ce11" table:formula="of:=LN([$'Data-Input - Absolute Values'.B182]/[$'Data-Input - Absolute Values'.B183])" office:value-type="float" office:value="0" calcext:value-type="float">
            <text:p>0.00000</text:p>
          </table:table-cell>
          <table:table-cell table:style-name="ce11" table:formula="of:=LN([$'Data-Input - Absolute Values'.C182]/[$'Data-Input - Absolute Values'.C183])" office:value-type="float" office:value="-0.03288427829" calcext:value-type="float">
            <text:p>-0.03288</text:p>
          </table:table-cell>
          <table:table-cell table:style-name="ce11" table:formula="of:=LN([$'Data-Input - Absolute Values'.D182]/[$'Data-Input - Absolute Values'.D183])" office:value-type="float" office:value="-0.05781957089" calcext:value-type="float">
            <text:p>-0.05782</text:p>
          </table:table-cell>
          <table:table-cell table:style-name="ce11" table:formula="of:=LN([$'Data-Input - Absolute Values'.E182]/[$'Data-Input - Absolute Values'.E183])" office:value-type="float" office:value="-0.04369599473" calcext:value-type="float">
            <text:p>-0.04370</text:p>
          </table:table-cell>
          <table:table-cell table:style-name="ce11" table:formula="of:=LN([$'Data-Input - Absolute Values'.F182]/[$'Data-Input - Absolute Values'.F183])" office:value-type="float" office:value="0.009506909817" calcext:value-type="float">
            <text:p>0.00951</text:p>
          </table:table-cell>
          <table:table-cell table:style-name="ce11" table:formula="of:=LN([$'Data-Input - Absolute Values'.G182]/[$'Data-Input - Absolute Values'.G183])" office:value-type="float" office:value="-0.00640945663" calcext:value-type="float">
            <text:p>-0.00641</text:p>
          </table:table-cell>
          <table:table-cell table:style-name="ce11" table:formula="of:=LN([$'Data-Input - Absolute Values'.H182]/[$'Data-Input - Absolute Values'.H183])" office:value-type="float" office:value="0.0003701647275" calcext:value-type="float">
            <text:p>0.00037</text:p>
          </table:table-cell>
          <table:table-cell table:style-name="ce11" table:formula="of:=LN([$'Data-Input - Absolute Values'.I182]/[$'Data-Input - Absolute Values'.I183])" office:value-type="float" office:value="0.02369723008" calcext:value-type="float">
            <text:p>0.02370</text:p>
          </table:table-cell>
          <table:table-cell table:style-name="ce11" table:formula="of:=LN([$'Data-Input - Absolute Values'.J182]/[$'Data-Input - Absolute Values'.J183])" office:value-type="float" office:value="0.1605837143" calcext:value-type="float">
            <text:p>0.16058</text:p>
          </table:table-cell>
          <table:table-cell table:style-name="ce11" table:formula="of:=LN([$'Data-Input - Absolute Values'.K182]/[$'Data-Input - Absolute Values'.K183])" office:value-type="float" office:value="0.2025650959" calcext:value-type="float">
            <text:p>0.20257</text:p>
          </table:table-cell>
          <table:table-cell table:style-name="ce11" table:formula="of:=LN([$'Data-Input - Absolute Values'.L182]/[$'Data-Input - Absolute Values'.L183])" office:value-type="float" office:value="0.1214975531" calcext:value-type="float">
            <text:p>0.12150</text:p>
          </table:table-cell>
          <table:table-cell table:style-name="ce11" table:formula="of:=LN([$'Data-Input - Absolute Values'.M182]/[$'Data-Input - Absolute Values'.M183])" office:value-type="float" office:value="0.264611186" calcext:value-type="float">
            <text:p>0.2646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7-24" calcext:value-type="date">
            <text:p>2020-07-24</text:p>
          </table:table-cell>
          <table:table-cell table:style-name="ce11" table:formula="of:=LN([$'Data-Input - Absolute Values'.B183]/[$'Data-Input - Absolute Values'.B184])" office:value-type="float" office:value="-0.02109662597" calcext:value-type="float">
            <text:p>-0.02110</text:p>
          </table:table-cell>
          <table:table-cell table:style-name="ce11" table:formula="of:=LN([$'Data-Input - Absolute Values'.C183]/[$'Data-Input - Absolute Values'.C184])" office:value-type="float" office:value="-0.01185390325" calcext:value-type="float">
            <text:p>-0.01185</text:p>
          </table:table-cell>
          <table:table-cell table:style-name="ce11" table:formula="of:=LN([$'Data-Input - Absolute Values'.D183]/[$'Data-Input - Absolute Values'.D184])" office:value-type="float" office:value="-0.03676884779" calcext:value-type="float">
            <text:p>-0.03677</text:p>
          </table:table-cell>
          <table:table-cell table:style-name="ce11" table:formula="of:=LN([$'Data-Input - Absolute Values'.E183]/[$'Data-Input - Absolute Values'.E184])" office:value-type="float" office:value="-0.02567775659" calcext:value-type="float">
            <text:p>-0.02568</text:p>
          </table:table-cell>
          <table:table-cell table:style-name="ce11" table:formula="of:=LN([$'Data-Input - Absolute Values'.F183]/[$'Data-Input - Absolute Values'.F184])" office:value-type="float" office:value="0.006226992837" calcext:value-type="float">
            <text:p>0.00623</text:p>
          </table:table-cell>
          <table:table-cell table:style-name="ce11" table:formula="of:=LN([$'Data-Input - Absolute Values'.G183]/[$'Data-Input - Absolute Values'.G184])" office:value-type="float" office:value="0.01331337798" calcext:value-type="float">
            <text:p>0.01331</text:p>
          </table:table-cell>
          <table:table-cell table:style-name="ce11" table:formula="of:=LN([$'Data-Input - Absolute Values'.H183]/[$'Data-Input - Absolute Values'.H184])" office:value-type="float" office:value="0.007525468692" calcext:value-type="float">
            <text:p>0.00753</text:p>
          </table:table-cell>
          <table:table-cell table:style-name="ce11" table:formula="of:=LN([$'Data-Input - Absolute Values'.I183]/[$'Data-Input - Absolute Values'.I184])" office:value-type="float" office:value="0.003026857826" calcext:value-type="float">
            <text:p>0.00303</text:p>
          </table:table-cell>
          <table:table-cell table:style-name="ce11" table:formula="of:=LN([$'Data-Input - Absolute Values'.J183]/[$'Data-Input - Absolute Values'.J184])" office:value-type="float" office:value="0.02249170235" calcext:value-type="float">
            <text:p>0.02249</text:p>
          </table:table-cell>
          <table:table-cell table:style-name="ce11" table:formula="of:=LN([$'Data-Input - Absolute Values'.K183]/[$'Data-Input - Absolute Values'.K184])" office:value-type="float" office:value="0.1640640475" calcext:value-type="float">
            <text:p>0.16406</text:p>
          </table:table-cell>
          <table:table-cell table:style-name="ce11" table:formula="of:=LN([$'Data-Input - Absolute Values'.L183]/[$'Data-Input - Absolute Values'.L184])" office:value-type="float" office:value="-0.02550917723" calcext:value-type="float">
            <text:p>-0.02551</text:p>
          </table:table-cell>
          <table:table-cell table:style-name="ce11" table:formula="of:=LN([$'Data-Input - Absolute Values'.M183]/[$'Data-Input - Absolute Values'.M184])" office:value-type="float" office:value="0.03275226846" calcext:value-type="float">
            <text:p>0.0327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7-17" calcext:value-type="date">
            <text:p>2020-07-17</text:p>
          </table:table-cell>
          <table:table-cell table:style-name="ce11" table:formula="of:=LN([$'Data-Input - Absolute Values'.B184]/[$'Data-Input - Absolute Values'.B185])" office:value-type="float" office:value="-0.06254771208" calcext:value-type="float">
            <text:p>-0.06255</text:p>
          </table:table-cell>
          <table:table-cell table:style-name="ce11" table:formula="of:=LN([$'Data-Input - Absolute Values'.C184]/[$'Data-Input - Absolute Values'.C185])" office:value-type="float" office:value="0.003857623581" calcext:value-type="float">
            <text:p>0.00386</text:p>
          </table:table-cell>
          <table:table-cell table:style-name="ce11" table:formula="of:=LN([$'Data-Input - Absolute Values'.D184]/[$'Data-Input - Absolute Values'.D185])" office:value-type="float" office:value="0.007246408521" calcext:value-type="float">
            <text:p>0.00725</text:p>
          </table:table-cell>
          <table:table-cell table:style-name="ce11" table:formula="of:=LN([$'Data-Input - Absolute Values'.E184]/[$'Data-Input - Absolute Values'.E185])" office:value-type="float" office:value="0.01160004253" calcext:value-type="float">
            <text:p>0.01160</text:p>
          </table:table-cell>
          <table:table-cell table:style-name="ce11" table:formula="of:=LN([$'Data-Input - Absolute Values'.F184]/[$'Data-Input - Absolute Values'.F185])" office:value-type="float" office:value="0.01063740883" calcext:value-type="float">
            <text:p>0.01064</text:p>
          </table:table-cell>
          <table:table-cell table:style-name="ce11" table:formula="of:=LN([$'Data-Input - Absolute Values'.G184]/[$'Data-Input - Absolute Values'.G185])" office:value-type="float" office:value="0.007995622276" calcext:value-type="float">
            <text:p>0.00800</text:p>
          </table:table-cell>
          <table:table-cell table:style-name="ce11" table:formula="of:=LN([$'Data-Input - Absolute Values'.H184]/[$'Data-Input - Absolute Values'.H185])" office:value-type="float" office:value="0.003550078467" calcext:value-type="float">
            <text:p>0.00355</text:p>
          </table:table-cell>
          <table:table-cell table:style-name="ce11" table:formula="of:=LN([$'Data-Input - Absolute Values'.I184]/[$'Data-Input - Absolute Values'.I185])" office:value-type="float" office:value="-0.01470362945" calcext:value-type="float">
            <text:p>-0.01470</text:p>
          </table:table-cell>
          <table:table-cell table:style-name="ce11" table:formula="of:=LN([$'Data-Input - Absolute Values'.J184]/[$'Data-Input - Absolute Values'.J185])" office:value-type="float" office:value="-0.02515877654" calcext:value-type="float">
            <text:p>-0.02516</text:p>
          </table:table-cell>
          <table:table-cell table:style-name="ce11" table:formula="of:=LN([$'Data-Input - Absolute Values'.K184]/[$'Data-Input - Absolute Values'.K185])" office:value-type="float" office:value="-0.04585954406" calcext:value-type="float">
            <text:p>-0.04586</text:p>
          </table:table-cell>
          <table:table-cell table:style-name="ce11" table:formula="of:=LN([$'Data-Input - Absolute Values'.L184]/[$'Data-Input - Absolute Values'.L185])" office:value-type="float" office:value="0.02359713076" calcext:value-type="float">
            <text:p>0.02360</text:p>
          </table:table-cell>
          <table:table-cell table:style-name="ce11" table:formula="of:=LN([$'Data-Input - Absolute Values'.M184]/[$'Data-Input - Absolute Values'.M185])" office:value-type="float" office:value="-0.06636318787" calcext:value-type="float">
            <text:p>-0.0663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7-10" calcext:value-type="date">
            <text:p>2020-07-10</text:p>
          </table:table-cell>
          <table:table-cell table:style-name="ce11" table:formula="of:=LN([$'Data-Input - Absolute Values'.B185]/[$'Data-Input - Absolute Values'.B186])" office:value-type="float" office:value="0.0307849087" calcext:value-type="float">
            <text:p>0.03078</text:p>
          </table:table-cell>
          <table:table-cell table:style-name="ce11" table:formula="of:=LN([$'Data-Input - Absolute Values'.C185]/[$'Data-Input - Absolute Values'.C186])" office:value-type="float" office:value="0.02011188101" calcext:value-type="float">
            <text:p>0.02011</text:p>
          </table:table-cell>
          <table:table-cell table:style-name="ce11" table:formula="of:=LN([$'Data-Input - Absolute Values'.D185]/[$'Data-Input - Absolute Values'.D186])" office:value-type="float" office:value="-0.0180185055" calcext:value-type="float">
            <text:p>-0.01802</text:p>
          </table:table-cell>
          <table:table-cell table:style-name="ce11" table:formula="of:=LN([$'Data-Input - Absolute Values'.E185]/[$'Data-Input - Absolute Values'.E186])" office:value-type="float" office:value="-0.04192650265" calcext:value-type="float">
            <text:p>-0.04193</text:p>
          </table:table-cell>
          <table:table-cell table:style-name="ce11" table:formula="of:=LN([$'Data-Input - Absolute Values'.F185]/[$'Data-Input - Absolute Values'.F186])" office:value-type="float" office:value="0.01869482114" calcext:value-type="float">
            <text:p>0.01869</text:p>
          </table:table-cell>
          <table:table-cell table:style-name="ce11" table:formula="of:=LN([$'Data-Input - Absolute Values'.G185]/[$'Data-Input - Absolute Values'.G186])" office:value-type="float" office:value="0.01824399401" calcext:value-type="float">
            <text:p>0.01824</text:p>
          </table:table-cell>
          <table:table-cell table:style-name="ce11" table:formula="of:=LN([$'Data-Input - Absolute Values'.H185]/[$'Data-Input - Absolute Values'.H186])" office:value-type="float" office:value="0.001498548562" calcext:value-type="float">
            <text:p>0.00150</text:p>
          </table:table-cell>
          <table:table-cell table:style-name="ce11" table:formula="of:=LN([$'Data-Input - Absolute Values'.I185]/[$'Data-Input - Absolute Values'.I186])" office:value-type="float" office:value="0.02566624285" calcext:value-type="float">
            <text:p>0.02567</text:p>
          </table:table-cell>
          <table:table-cell table:style-name="ce11" table:formula="of:=LN([$'Data-Input - Absolute Values'.J185]/[$'Data-Input - Absolute Values'.J186])" office:value-type="float" office:value="0.0184018429" calcext:value-type="float">
            <text:p>0.01840</text:p>
          </table:table-cell>
          <table:table-cell table:style-name="ce11" table:formula="of:=LN([$'Data-Input - Absolute Values'.K185]/[$'Data-Input - Absolute Values'.K186])" office:value-type="float" office:value="0.0634702178" calcext:value-type="float">
            <text:p>0.06347</text:p>
          </table:table-cell>
          <table:table-cell table:style-name="ce11" table:formula="of:=LN([$'Data-Input - Absolute Values'.L185]/[$'Data-Input - Absolute Values'.L186])" office:value-type="float" office:value="0.1990801114" calcext:value-type="float">
            <text:p>0.19908</text:p>
          </table:table-cell>
          <table:table-cell table:style-name="ce11" table:formula="of:=LN([$'Data-Input - Absolute Values'.M185]/[$'Data-Input - Absolute Values'.M186])" office:value-type="float" office:value="0.06860405305" calcext:value-type="float">
            <text:p>0.0686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7-03" calcext:value-type="date">
            <text:p>2020-07-03</text:p>
          </table:table-cell>
          <table:table-cell table:style-name="ce11" table:formula="of:=LN([$'Data-Input - Absolute Values'.B186]/[$'Data-Input - Absolute Values'.B187])" office:value-type="float" office:value="0.04060339139" calcext:value-type="float">
            <text:p>0.04060</text:p>
          </table:table-cell>
          <table:table-cell table:style-name="ce11" table:formula="of:=LN([$'Data-Input - Absolute Values'.C186]/[$'Data-Input - Absolute Values'.C187])" office:value-type="float" office:value="0.004551451144" calcext:value-type="float">
            <text:p>0.00455</text:p>
          </table:table-cell>
          <table:table-cell table:style-name="ce11" table:formula="of:=LN([$'Data-Input - Absolute Values'.D186]/[$'Data-Input - Absolute Values'.D187])" office:value-type="float" office:value="0" calcext:value-type="float">
            <text:p>0.00000</text:p>
          </table:table-cell>
          <table:table-cell table:style-name="ce11" table:formula="of:=LN([$'Data-Input - Absolute Values'.E186]/[$'Data-Input - Absolute Values'.E187])" office:value-type="float" office:value="0.02327921461" calcext:value-type="float">
            <text:p>0.02328</text:p>
          </table:table-cell>
          <table:table-cell table:style-name="ce11" table:formula="of:=LN([$'Data-Input - Absolute Values'.F186]/[$'Data-Input - Absolute Values'.F187])" office:value-type="float" office:value="-0.01459038437" calcext:value-type="float">
            <text:p>-0.01459</text:p>
          </table:table-cell>
          <table:table-cell table:style-name="ce11" table:formula="of:=LN([$'Data-Input - Absolute Values'.G186]/[$'Data-Input - Absolute Values'.G187])" office:value-type="float" office:value="0.02558200765" calcext:value-type="float">
            <text:p>0.02558</text:p>
          </table:table-cell>
          <table:table-cell table:style-name="ce11" table:formula="of:=LN([$'Data-Input - Absolute Values'.H186]/[$'Data-Input - Absolute Values'.H187])" office:value-type="float" office:value="-0.0027144679" calcext:value-type="float">
            <text:p>-0.00271</text:p>
          </table:table-cell>
          <table:table-cell table:style-name="ce11" table:formula="of:=LN([$'Data-Input - Absolute Values'.I186]/[$'Data-Input - Absolute Values'.I187])" office:value-type="float" office:value="-0.0207200062" calcext:value-type="float">
            <text:p>-0.02072</text:p>
          </table:table-cell>
          <table:table-cell table:style-name="ce11" table:formula="of:=LN([$'Data-Input - Absolute Values'.J186]/[$'Data-Input - Absolute Values'.J187])" office:value-type="float" office:value="-0.01173301604" calcext:value-type="float">
            <text:p>-0.01173</text:p>
          </table:table-cell>
          <table:table-cell table:style-name="ce11" table:formula="of:=LN([$'Data-Input - Absolute Values'.K186]/[$'Data-Input - Absolute Values'.K187])" office:value-type="float" office:value="-0.022237125" calcext:value-type="float">
            <text:p>-0.02224</text:p>
          </table:table-cell>
          <table:table-cell table:style-name="ce11" table:formula="of:=LN([$'Data-Input - Absolute Values'.L186]/[$'Data-Input - Absolute Values'.L187])" office:value-type="float" office:value="0.1781345304" calcext:value-type="float">
            <text:p>0.17813</text:p>
          </table:table-cell>
          <table:table-cell table:style-name="ce11" table:formula="of:=LN([$'Data-Input - Absolute Values'.M186]/[$'Data-Input - Absolute Values'.M187])" office:value-type="float" office:value="-0.04908340889" calcext:value-type="float">
            <text:p>-0.0490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6-26" calcext:value-type="date">
            <text:p>2020-06-26</text:p>
          </table:table-cell>
          <table:table-cell table:style-name="ce11" table:formula="of:=LN([$'Data-Input - Absolute Values'.B187]/[$'Data-Input - Absolute Values'.B188])" office:value-type="float" office:value="0.0005693788231" calcext:value-type="float">
            <text:p>0.00057</text:p>
          </table:table-cell>
          <table:table-cell table:style-name="ce11" table:formula="of:=LN([$'Data-Input - Absolute Values'.C187]/[$'Data-Input - Absolute Values'.C188])" office:value-type="float" office:value="-0.07435661214" calcext:value-type="float">
            <text:p>-0.07436</text:p>
          </table:table-cell>
          <table:table-cell table:style-name="ce11" table:formula="of:=LN([$'Data-Input - Absolute Values'.D187]/[$'Data-Input - Absolute Values'.D188])" office:value-type="float" office:value="-0.0176995771" calcext:value-type="float">
            <text:p>-0.01770</text:p>
          </table:table-cell>
          <table:table-cell table:style-name="ce11" table:formula="of:=LN([$'Data-Input - Absolute Values'.E187]/[$'Data-Input - Absolute Values'.E188])" office:value-type="float" office:value="0.001621884985" calcext:value-type="float">
            <text:p>0.00162</text:p>
          </table:table-cell>
          <table:table-cell table:style-name="ce11" table:formula="of:=LN([$'Data-Input - Absolute Values'.F187]/[$'Data-Input - Absolute Values'.F188])" office:value-type="float" office:value="-0.006905397144" calcext:value-type="float">
            <text:p>-0.00691</text:p>
          </table:table-cell>
          <table:table-cell table:style-name="ce11" table:formula="of:=LN([$'Data-Input - Absolute Values'.G187]/[$'Data-Input - Absolute Values'.G188])" office:value-type="float" office:value="-0.009231043626" calcext:value-type="float">
            <text:p>-0.00923</text:p>
          </table:table-cell>
          <table:table-cell table:style-name="ce11" table:formula="of:=LN([$'Data-Input - Absolute Values'.H187]/[$'Data-Input - Absolute Values'.H188])" office:value-type="float" office:value="0" calcext:value-type="float">
            <text:p>0.00000</text:p>
          </table:table-cell>
          <table:table-cell table:style-name="ce11" table:formula="of:=LN([$'Data-Input - Absolute Values'.I187]/[$'Data-Input - Absolute Values'.I188])" office:value-type="float" office:value="0.01532353242" calcext:value-type="float">
            <text:p>0.01532</text:p>
          </table:table-cell>
          <table:table-cell table:style-name="ce11" table:formula="of:=LN([$'Data-Input - Absolute Values'.J187]/[$'Data-Input - Absolute Values'.J188])" office:value-type="float" office:value="-0.01820115857" calcext:value-type="float">
            <text:p>-0.01820</text:p>
          </table:table-cell>
          <table:table-cell table:style-name="ce11" table:formula="of:=LN([$'Data-Input - Absolute Values'.K187]/[$'Data-Input - Absolute Values'.K188])" office:value-type="float" office:value="0.0007370742301" calcext:value-type="float">
            <text:p>0.00074</text:p>
          </table:table-cell>
          <table:table-cell table:style-name="ce11" table:formula="of:=LN([$'Data-Input - Absolute Values'.L187]/[$'Data-Input - Absolute Values'.L188])" office:value-type="float" office:value="0.01120459901" calcext:value-type="float">
            <text:p>0.01120</text:p>
          </table:table-cell>
          <table:table-cell table:style-name="ce11" table:formula="of:=LN([$'Data-Input - Absolute Values'.M187]/[$'Data-Input - Absolute Values'.M188])" office:value-type="float" office:value="0.003225994178" calcext:value-type="float">
            <text:p>0.0032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6-19" calcext:value-type="date">
            <text:p>2020-06-19</text:p>
          </table:table-cell>
          <table:table-cell table:style-name="ce11" table:formula="of:=LN([$'Data-Input - Absolute Values'.B188]/[$'Data-Input - Absolute Values'.B189])" office:value-type="float" office:value="0.05550476288" calcext:value-type="float">
            <text:p>0.05550</text:p>
          </table:table-cell>
          <table:table-cell table:style-name="ce11" table:formula="of:=LN([$'Data-Input - Absolute Values'.C188]/[$'Data-Input - Absolute Values'.C189])" office:value-type="float" office:value="0.01222193831" calcext:value-type="float">
            <text:p>0.01222</text:p>
          </table:table-cell>
          <table:table-cell table:style-name="ce11" table:formula="of:=LN([$'Data-Input - Absolute Values'.D188]/[$'Data-Input - Absolute Values'.D189])" office:value-type="float" office:value="0.0357180826" calcext:value-type="float">
            <text:p>0.03572</text:p>
          </table:table-cell>
          <table:table-cell table:style-name="ce11" table:formula="of:=LN([$'Data-Input - Absolute Values'.E188]/[$'Data-Input - Absolute Values'.E189])" office:value-type="float" office:value="0.01153691508" calcext:value-type="float">
            <text:p>0.01154</text:p>
          </table:table-cell>
          <table:table-cell table:style-name="ce11" table:formula="of:=LN([$'Data-Input - Absolute Values'.F188]/[$'Data-Input - Absolute Values'.F189])" office:value-type="float" office:value="0.007120004771" calcext:value-type="float">
            <text:p>0.00712</text:p>
          </table:table-cell>
          <table:table-cell table:style-name="ce11" table:formula="of:=LN([$'Data-Input - Absolute Values'.G188]/[$'Data-Input - Absolute Values'.G189])" office:value-type="float" office:value="0.002638434707" calcext:value-type="float">
            <text:p>0.00264</text:p>
          </table:table-cell>
          <table:table-cell table:style-name="ce11" table:formula="of:=LN([$'Data-Input - Absolute Values'.H188]/[$'Data-Input - Absolute Values'.H189])" office:value-type="float" office:value="-0.0001869333588" calcext:value-type="float">
            <text:p>-0.00019</text:p>
          </table:table-cell>
          <table:table-cell table:style-name="ce11" table:formula="of:=LN([$'Data-Input - Absolute Values'.I188]/[$'Data-Input - Absolute Values'.I189])" office:value-type="float" office:value="0.006591425513" calcext:value-type="float">
            <text:p>0.00659</text:p>
          </table:table-cell>
          <table:table-cell table:style-name="ce11" table:formula="of:=LN([$'Data-Input - Absolute Values'.J188]/[$'Data-Input - Absolute Values'.J189])" office:value-type="float" office:value="-0.01138658801" calcext:value-type="float">
            <text:p>-0.01139</text:p>
          </table:table-cell>
          <table:table-cell table:style-name="ce11" table:formula="of:=LN([$'Data-Input - Absolute Values'.K188]/[$'Data-Input - Absolute Values'.K189])" office:value-type="float" office:value="-0.03170544004" calcext:value-type="float">
            <text:p>-0.03171</text:p>
          </table:table-cell>
          <table:table-cell table:style-name="ce11" table:formula="of:=LN([$'Data-Input - Absolute Values'.L188]/[$'Data-Input - Absolute Values'.L189])" office:value-type="float" office:value="0.007067167223" calcext:value-type="float">
            <text:p>0.00707</text:p>
          </table:table-cell>
          <table:table-cell table:style-name="ce11" table:formula="of:=LN([$'Data-Input - Absolute Values'.M188]/[$'Data-Input - Absolute Values'.M189])" office:value-type="float" office:value="-0.03655554787" calcext:value-type="float">
            <text:p>-0.0365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6-12" calcext:value-type="date">
            <text:p>2020-06-12</text:p>
          </table:table-cell>
          <table:table-cell table:style-name="ce11" table:formula="of:=LN([$'Data-Input - Absolute Values'.B189]/[$'Data-Input - Absolute Values'.B190])" office:value-type="float" office:value="0.001325381241" calcext:value-type="float">
            <text:p>0.00133</text:p>
          </table:table-cell>
          <table:table-cell table:style-name="ce11" table:formula="of:=LN([$'Data-Input - Absolute Values'.C189]/[$'Data-Input - Absolute Values'.C190])" office:value-type="float" office:value="-0.1138644172" calcext:value-type="float">
            <text:p>-0.11386</text:p>
          </table:table-cell>
          <table:table-cell table:style-name="ce11" table:formula="of:=LN([$'Data-Input - Absolute Values'.D189]/[$'Data-Input - Absolute Values'.D190])" office:value-type="float" office:value="-0.02690745292" calcext:value-type="float">
            <text:p>-0.02691</text:p>
          </table:table-cell>
          <table:table-cell table:style-name="ce11" table:formula="of:=LN([$'Data-Input - Absolute Values'.E189]/[$'Data-Input - Absolute Values'.E190])" office:value-type="float" office:value="-0.0888706218" calcext:value-type="float">
            <text:p>-0.08887</text:p>
          </table:table-cell>
          <table:table-cell table:style-name="ce11" table:formula="of:=LN([$'Data-Input - Absolute Values'.F189]/[$'Data-Input - Absolute Values'.F190])" office:value-type="float" office:value="0.0100485292" calcext:value-type="float">
            <text:p>0.01005</text:p>
          </table:table-cell>
          <table:table-cell table:style-name="ce11" table:formula="of:=LN([$'Data-Input - Absolute Values'.G189]/[$'Data-Input - Absolute Values'.G190])" office:value-type="float" office:value="0.004889321162" calcext:value-type="float">
            <text:p>0.00489</text:p>
          </table:table-cell>
          <table:table-cell table:style-name="ce11" table:formula="of:=LN([$'Data-Input - Absolute Values'.H189]/[$'Data-Input - Absolute Values'.H190])" office:value-type="float" office:value="0.0009350164309" calcext:value-type="float">
            <text:p>0.00094</text:p>
          </table:table-cell>
          <table:table-cell table:style-name="ce11" table:formula="of:=LN([$'Data-Input - Absolute Values'.I189]/[$'Data-Input - Absolute Values'.I190])" office:value-type="float" office:value="0.06123983832" calcext:value-type="float">
            <text:p>0.06124</text:p>
          </table:table-cell>
          <table:table-cell table:style-name="ce11" table:formula="of:=LN([$'Data-Input - Absolute Values'.J189]/[$'Data-Input - Absolute Values'.J190])" office:value-type="float" office:value="-0.01445142892" calcext:value-type="float">
            <text:p>-0.01445</text:p>
          </table:table-cell>
          <table:table-cell table:style-name="ce11" table:formula="of:=LN([$'Data-Input - Absolute Values'.K189]/[$'Data-Input - Absolute Values'.K190])" office:value-type="float" office:value="-0.007702412991" calcext:value-type="float">
            <text:p>-0.00770</text:p>
          </table:table-cell>
          <table:table-cell table:style-name="ce11" table:formula="of:=LN([$'Data-Input - Absolute Values'.L189]/[$'Data-Input - Absolute Values'.L190])" office:value-type="float" office:value="-0.07116545063" calcext:value-type="float">
            <text:p>-0.07117</text:p>
          </table:table-cell>
          <table:table-cell table:style-name="ce11" table:formula="of:=LN([$'Data-Input - Absolute Values'.M189]/[$'Data-Input - Absolute Values'.M190])" office:value-type="float" office:value="-0.04375153983" calcext:value-type="float">
            <text:p>-0.0437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6-05" calcext:value-type="date">
            <text:p>2020-06-05</text:p>
          </table:table-cell>
          <table:table-cell table:style-name="ce11" table:formula="of:=LN([$'Data-Input - Absolute Values'.B190]/[$'Data-Input - Absolute Values'.B191])" office:value-type="float" office:value="0.0002411672507" calcext:value-type="float">
            <text:p>0.00024</text:p>
          </table:table-cell>
          <table:table-cell table:style-name="ce11" table:formula="of:=LN([$'Data-Input - Absolute Values'.C190]/[$'Data-Input - Absolute Values'.C191])" office:value-type="float" office:value="0.1263518085" calcext:value-type="float">
            <text:p>0.12635</text:p>
          </table:table-cell>
          <table:table-cell table:style-name="ce11" table:formula="of:=LN([$'Data-Input - Absolute Values'.D190]/[$'Data-Input - Absolute Values'.D191])" office:value-type="float" office:value="0" calcext:value-type="float">
            <text:p>0.00000</text:p>
          </table:table-cell>
          <table:table-cell table:style-name="ce11" table:formula="of:=LN([$'Data-Input - Absolute Values'.E190]/[$'Data-Input - Absolute Values'.E191])" office:value-type="float" office:value="0.1879866114" calcext:value-type="float">
            <text:p>0.18799</text:p>
          </table:table-cell>
          <table:table-cell table:style-name="ce11" table:formula="of:=LN([$'Data-Input - Absolute Values'.F190]/[$'Data-Input - Absolute Values'.F191])" office:value-type="float" office:value="0.02289750925" calcext:value-type="float">
            <text:p>0.02290</text:p>
          </table:table-cell>
          <table:table-cell table:style-name="ce11" table:formula="of:=LN([$'Data-Input - Absolute Values'.G190]/[$'Data-Input - Absolute Values'.G191])" office:value-type="float" office:value="0" calcext:value-type="float">
            <text:p>0.00000</text:p>
          </table:table-cell>
          <table:table-cell table:style-name="ce11" table:formula="of:=LN([$'Data-Input - Absolute Values'.H190]/[$'Data-Input - Absolute Values'.H191])" office:value-type="float" office:value="0.002716502069" calcext:value-type="float">
            <text:p>0.00272</text:p>
          </table:table-cell>
          <table:table-cell table:style-name="ce11" table:formula="of:=LN([$'Data-Input - Absolute Values'.I190]/[$'Data-Input - Absolute Values'.I191])" office:value-type="float" office:value="-0.07458836483" calcext:value-type="float">
            <text:p>-0.07459</text:p>
          </table:table-cell>
          <table:table-cell table:style-name="ce11" table:formula="of:=LN([$'Data-Input - Absolute Values'.J190]/[$'Data-Input - Absolute Values'.J191])" office:value-type="float" office:value="0.005261448184" calcext:value-type="float">
            <text:p>0.00526</text:p>
          </table:table-cell>
          <table:table-cell table:style-name="ce11" table:formula="of:=LN([$'Data-Input - Absolute Values'.K190]/[$'Data-Input - Absolute Values'.K191])" office:value-type="float" office:value="0.06869466148" calcext:value-type="float">
            <text:p>0.06869</text:p>
          </table:table-cell>
          <table:table-cell table:style-name="ce11" table:formula="of:=LN([$'Data-Input - Absolute Values'.L190]/[$'Data-Input - Absolute Values'.L191])" office:value-type="float" office:value="0.2628928057" calcext:value-type="float">
            <text:p>0.26289</text:p>
          </table:table-cell>
          <table:table-cell table:style-name="ce11" table:formula="of:=LN([$'Data-Input - Absolute Values'.M190]/[$'Data-Input - Absolute Values'.M191])" office:value-type="float" office:value="0.03604859868" calcext:value-type="float">
            <text:p>0.0360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5-29" calcext:value-type="date">
            <text:p>2020-05-29</text:p>
          </table:table-cell>
          <table:table-cell table:style-name="ce11" table:formula="of:=LN([$'Data-Input - Absolute Values'.B191]/[$'Data-Input - Absolute Values'.B192])" office:value-type="float" office:value="-0.01424917841" calcext:value-type="float">
            <text:p>-0.01425</text:p>
          </table:table-cell>
          <table:table-cell table:style-name="ce11" table:formula="of:=LN([$'Data-Input - Absolute Values'.C191]/[$'Data-Input - Absolute Values'.C192])" office:value-type="float" office:value="0.06586450839" calcext:value-type="float">
            <text:p>0.06586</text:p>
          </table:table-cell>
          <table:table-cell table:style-name="ce11" table:formula="of:=LN([$'Data-Input - Absolute Values'.D191]/[$'Data-Input - Absolute Values'.D192])" office:value-type="float" office:value="0.04525659159" calcext:value-type="float">
            <text:p>0.04526</text:p>
          </table:table-cell>
          <table:table-cell table:style-name="ce11" table:formula="of:=LN([$'Data-Input - Absolute Values'.E191]/[$'Data-Input - Absolute Values'.E192])" office:value-type="float" office:value="0.07894536083" calcext:value-type="float">
            <text:p>0.07895</text:p>
          </table:table-cell>
          <table:table-cell table:style-name="ce11" table:formula="of:=LN([$'Data-Input - Absolute Values'.F191]/[$'Data-Input - Absolute Values'.F192])" office:value-type="float" office:value="0.009742673758" calcext:value-type="float">
            <text:p>0.00974</text:p>
          </table:table-cell>
          <table:table-cell table:style-name="ce11" table:formula="of:=LN([$'Data-Input - Absolute Values'.G191]/[$'Data-Input - Absolute Values'.G192])" office:value-type="float" office:value="0.006076970666" calcext:value-type="float">
            <text:p>0.00608</text:p>
          </table:table-cell>
          <table:table-cell table:style-name="ce11" table:formula="of:=LN([$'Data-Input - Absolute Values'.H191]/[$'Data-Input - Absolute Values'.H192])" office:value-type="float" office:value="0.008572423086" calcext:value-type="float">
            <text:p>0.00857</text:p>
          </table:table-cell>
          <table:table-cell table:style-name="ce11" table:formula="of:=LN([$'Data-Input - Absolute Values'.I191]/[$'Data-Input - Absolute Values'.I192])" office:value-type="float" office:value="-0.01285320737" calcext:value-type="float">
            <text:p>-0.01285</text:p>
          </table:table-cell>
          <table:table-cell table:style-name="ce11" table:formula="of:=LN([$'Data-Input - Absolute Values'.J191]/[$'Data-Input - Absolute Values'.J192])" office:value-type="float" office:value="0.008831069209" calcext:value-type="float">
            <text:p>0.00883</text:p>
          </table:table-cell>
          <table:table-cell table:style-name="ce11" table:formula="of:=LN([$'Data-Input - Absolute Values'.K191]/[$'Data-Input - Absolute Values'.K192])" office:value-type="float" office:value="0.04383918256" calcext:value-type="float">
            <text:p>0.04384</text:p>
          </table:table-cell>
          <table:table-cell table:style-name="ce11" table:formula="of:=LN([$'Data-Input - Absolute Values'.L191]/[$'Data-Input - Absolute Values'.L192])" office:value-type="float" office:value="0.1281458227" calcext:value-type="float">
            <text:p>0.12815</text:p>
          </table:table-cell>
          <table:table-cell table:style-name="ce11" table:formula="of:=LN([$'Data-Input - Absolute Values'.M191]/[$'Data-Input - Absolute Values'.M192])" office:value-type="float" office:value="-0.01258290229" calcext:value-type="float">
            <text:p>-0.0125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5-22" calcext:value-type="date">
            <text:p>2020-05-22</text:p>
          </table:table-cell>
          <table:table-cell table:style-name="ce11" table:formula="of:=LN([$'Data-Input - Absolute Values'.B192]/[$'Data-Input - Absolute Values'.B193])" office:value-type="float" office:value="0.0001188989954" calcext:value-type="float">
            <text:p>0.00012</text:p>
          </table:table-cell>
          <table:table-cell table:style-name="ce11" table:formula="of:=LN([$'Data-Input - Absolute Values'.C192]/[$'Data-Input - Absolute Values'.C193])" office:value-type="float" office:value="0.02407969651" calcext:value-type="float">
            <text:p>0.02408</text:p>
          </table:table-cell>
          <table:table-cell table:style-name="ce11" table:formula="of:=LN([$'Data-Input - Absolute Values'.D192]/[$'Data-Input - Absolute Values'.D193])" office:value-type="float" office:value="0" calcext:value-type="float">
            <text:p>0.00000</text:p>
          </table:table-cell>
          <table:table-cell table:style-name="ce11" table:formula="of:=LN([$'Data-Input - Absolute Values'.E192]/[$'Data-Input - Absolute Values'.E193])" office:value-type="float" office:value="0.003800541892" calcext:value-type="float">
            <text:p>0.00380</text:p>
          </table:table-cell>
          <table:table-cell table:style-name="ce11" table:formula="of:=LN([$'Data-Input - Absolute Values'.F192]/[$'Data-Input - Absolute Values'.F193])" office:value-type="float" office:value="0.007108934802" calcext:value-type="float">
            <text:p>0.00711</text:p>
          </table:table-cell>
          <table:table-cell table:style-name="ce11" table:formula="of:=LN([$'Data-Input - Absolute Values'.G192]/[$'Data-Input - Absolute Values'.G193])" office:value-type="float" office:value="0.007424245279" calcext:value-type="float">
            <text:p>0.00742</text:p>
          </table:table-cell>
          <table:table-cell table:style-name="ce11" table:formula="of:=LN([$'Data-Input - Absolute Values'.H192]/[$'Data-Input - Absolute Values'.H193])" office:value-type="float" office:value="0.01621399373" calcext:value-type="float">
            <text:p>0.01621</text:p>
          </table:table-cell>
          <table:table-cell table:style-name="ce11" table:formula="of:=LN([$'Data-Input - Absolute Values'.I192]/[$'Data-Input - Absolute Values'.I193])" office:value-type="float" office:value="-0.01259849505" calcext:value-type="float">
            <text:p>-0.01260</text:p>
          </table:table-cell>
          <table:table-cell table:style-name="ce11" table:formula="of:=LN([$'Data-Input - Absolute Values'.J192]/[$'Data-Input - Absolute Values'.J193])" office:value-type="float" office:value="-0.01951172357" calcext:value-type="float">
            <text:p>-0.01951</text:p>
          </table:table-cell>
          <table:table-cell table:style-name="ce11" table:formula="of:=LN([$'Data-Input - Absolute Values'.K192]/[$'Data-Input - Absolute Values'.K193])" office:value-type="float" office:value="0.05683952283" calcext:value-type="float">
            <text:p>0.05684</text:p>
          </table:table-cell>
          <table:table-cell table:style-name="ce11" table:formula="of:=LN([$'Data-Input - Absolute Values'.L192]/[$'Data-Input - Absolute Values'.L193])" office:value-type="float" office:value="0.09413899091" calcext:value-type="float">
            <text:p>0.09414</text:p>
          </table:table-cell>
          <table:table-cell table:style-name="ce11" table:formula="of:=LN([$'Data-Input - Absolute Values'.M192]/[$'Data-Input - Absolute Values'.M193])" office:value-type="float" office:value="0.0276226335" calcext:value-type="float">
            <text:p>0.0276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5-15" calcext:value-type="date">
            <text:p>2020-05-15</text:p>
          </table:table-cell>
          <table:table-cell table:style-name="ce11" table:formula="of:=LN([$'Data-Input - Absolute Values'.B193]/[$'Data-Input - Absolute Values'.B194])" office:value-type="float" office:value="-0.01369884436" calcext:value-type="float">
            <text:p>-0.01370</text:p>
          </table:table-cell>
          <table:table-cell table:style-name="ce11" table:formula="of:=LN([$'Data-Input - Absolute Values'.C193]/[$'Data-Input - Absolute Values'.C194])" office:value-type="float" office:value="-0.06951766814" calcext:value-type="float">
            <text:p>-0.06952</text:p>
          </table:table-cell>
          <table:table-cell table:style-name="ce11" table:formula="of:=LN([$'Data-Input - Absolute Values'.D193]/[$'Data-Input - Absolute Values'.D194])" office:value-type="float" office:value="-0.04525659159" calcext:value-type="float">
            <text:p>-0.04526</text:p>
          </table:table-cell>
          <table:table-cell table:style-name="ce11" table:formula="of:=LN([$'Data-Input - Absolute Values'.E193]/[$'Data-Input - Absolute Values'.E194])" office:value-type="float" office:value="-0.0633396673" calcext:value-type="float">
            <text:p>-0.06334</text:p>
          </table:table-cell>
          <table:table-cell table:style-name="ce11" table:formula="of:=LN([$'Data-Input - Absolute Values'.F193]/[$'Data-Input - Absolute Values'.F194])" office:value-type="float" office:value="-0.01194105399" calcext:value-type="float">
            <text:p>-0.01194</text:p>
          </table:table-cell>
          <table:table-cell table:style-name="ce11" table:formula="of:=LN([$'Data-Input - Absolute Values'.G193]/[$'Data-Input - Absolute Values'.G194])" office:value-type="float" office:value="-0.01077456122" calcext:value-type="float">
            <text:p>-0.01077</text:p>
          </table:table-cell>
          <table:table-cell table:style-name="ce11" table:formula="of:=LN([$'Data-Input - Absolute Values'.H193]/[$'Data-Input - Absolute Values'.H194])" office:value-type="float" office:value="0.003950099071" calcext:value-type="float">
            <text:p>0.00395</text:p>
          </table:table-cell>
          <table:table-cell table:style-name="ce11" table:formula="of:=LN([$'Data-Input - Absolute Values'.I193]/[$'Data-Input - Absolute Values'.I194])" office:value-type="float" office:value="0.005501276919" calcext:value-type="float">
            <text:p>0.00550</text:p>
          </table:table-cell>
          <table:table-cell table:style-name="ce11" table:formula="of:=LN([$'Data-Input - Absolute Values'.J193]/[$'Data-Input - Absolute Values'.J194])" office:value-type="float" office:value="-0.04461833246" calcext:value-type="float">
            <text:p>-0.04462</text:p>
          </table:table-cell>
          <table:table-cell table:style-name="ce11" table:formula="of:=LN([$'Data-Input - Absolute Values'.K193]/[$'Data-Input - Absolute Values'.K194])" office:value-type="float" office:value="-0.07323346519" calcext:value-type="float">
            <text:p>-0.07323</text:p>
          </table:table-cell>
          <table:table-cell table:style-name="ce11" table:formula="of:=LN([$'Data-Input - Absolute Values'.L193]/[$'Data-Input - Absolute Values'.L194])" office:value-type="float" office:value="-0.02123222011" calcext:value-type="float">
            <text:p>-0.02123</text:p>
          </table:table-cell>
          <table:table-cell table:style-name="ce11" table:formula="of:=LN([$'Data-Input - Absolute Values'.M193]/[$'Data-Input - Absolute Values'.M194])" office:value-type="float" office:value="-0.09954387051" calcext:value-type="float">
            <text:p>-0.0995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5-08" calcext:value-type="date">
            <text:p>2020-05-08</text:p>
          </table:table-cell>
          <table:table-cell table:style-name="ce11" table:formula="of:=LN([$'Data-Input - Absolute Values'.B194]/[$'Data-Input - Absolute Values'.B195])" office:value-type="float" office:value="0.0421619332" calcext:value-type="float">
            <text:p>0.04216</text:p>
          </table:table-cell>
          <table:table-cell table:style-name="ce11" table:formula="of:=LN([$'Data-Input - Absolute Values'.C194]/[$'Data-Input - Absolute Values'.C195])" office:value-type="float" office:value="-0.01343390209" calcext:value-type="float">
            <text:p>-0.01343</text:p>
          </table:table-cell>
          <table:table-cell table:style-name="ce11" table:formula="of:=LN([$'Data-Input - Absolute Values'.D194]/[$'Data-Input - Absolute Values'.D195])" office:value-type="float" office:value="0" calcext:value-type="float">
            <text:p>0.00000</text:p>
          </table:table-cell>
          <table:table-cell table:style-name="ce11" table:formula="of:=LN([$'Data-Input - Absolute Values'.E194]/[$'Data-Input - Absolute Values'.E195])" office:value-type="float" office:value="-0.002092952441" calcext:value-type="float">
            <text:p>-0.00209</text:p>
          </table:table-cell>
          <table:table-cell table:style-name="ce11" table:formula="of:=LN([$'Data-Input - Absolute Values'.F194]/[$'Data-Input - Absolute Values'.F195])" office:value-type="float" office:value="-0.03023506333" calcext:value-type="float">
            <text:p>-0.03024</text:p>
          </table:table-cell>
          <table:table-cell table:style-name="ce11" table:formula="of:=LN([$'Data-Input - Absolute Values'.G194]/[$'Data-Input - Absolute Values'.G195])" office:value-type="float" office:value="0" calcext:value-type="float">
            <text:p>0.00000</text:p>
          </table:table-cell>
          <table:table-cell table:style-name="ce11" table:formula="of:=LN([$'Data-Input - Absolute Values'.H194]/[$'Data-Input - Absolute Values'.H195])" office:value-type="float" office:value="0.005420592113" calcext:value-type="float">
            <text:p>0.00542</text:p>
          </table:table-cell>
          <table:table-cell table:style-name="ce11" table:formula="of:=LN([$'Data-Input - Absolute Values'.I194]/[$'Data-Input - Absolute Values'.I195])" office:value-type="float" office:value="-0.02307674092" calcext:value-type="float">
            <text:p>-0.02308</text:p>
          </table:table-cell>
          <table:table-cell table:style-name="ce11" table:formula="of:=LN([$'Data-Input - Absolute Values'.J194]/[$'Data-Input - Absolute Values'.J195])" office:value-type="float" office:value="0.1289499909" calcext:value-type="float">
            <text:p>0.12895</text:p>
          </table:table-cell>
          <table:table-cell table:style-name="ce11" table:formula="of:=LN([$'Data-Input - Absolute Values'.K194]/[$'Data-Input - Absolute Values'.K195])" office:value-type="float" office:value="0.02513927397" calcext:value-type="float">
            <text:p>0.02514</text:p>
          </table:table-cell>
          <table:table-cell table:style-name="ce11" table:formula="of:=LN([$'Data-Input - Absolute Values'.L194]/[$'Data-Input - Absolute Values'.L195])" office:value-type="float" office:value="0.08777561088" calcext:value-type="float">
            <text:p>0.08778</text:p>
          </table:table-cell>
          <table:table-cell table:style-name="ce11" table:formula="of:=LN([$'Data-Input - Absolute Values'.M194]/[$'Data-Input - Absolute Values'.M195])" office:value-type="float" office:value="0.02993487974" calcext:value-type="float">
            <text:p>0.0299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4-30" calcext:value-type="date">
            <text:p>2020-04-30</text:p>
          </table:table-cell>
          <table:table-cell table:style-name="ce11" table:formula="of:=LN([$'Data-Input - Absolute Values'.B195]/[$'Data-Input - Absolute Values'.B196])" office:value-type="float" office:value="0.02464673647" calcext:value-type="float">
            <text:p>0.02465</text:p>
          </table:table-cell>
          <table:table-cell table:style-name="ce11" table:formula="of:=LN([$'Data-Input - Absolute Values'.C195]/[$'Data-Input - Absolute Values'.C196])" office:value-type="float" office:value="0.04409626278" calcext:value-type="float">
            <text:p>0.04410</text:p>
          </table:table-cell>
          <table:table-cell table:style-name="ce11" table:formula="of:=LN([$'Data-Input - Absolute Values'.D195]/[$'Data-Input - Absolute Values'.D196])" office:value-type="float" office:value="0" calcext:value-type="float">
            <text:p>0.00000</text:p>
          </table:table-cell>
          <table:table-cell table:style-name="ce11" table:formula="of:=LN([$'Data-Input - Absolute Values'.E195]/[$'Data-Input - Absolute Values'.E196])" office:value-type="float" office:value="0.09785923822" calcext:value-type="float">
            <text:p>0.09786</text:p>
          </table:table-cell>
          <table:table-cell table:style-name="ce11" table:formula="of:=LN([$'Data-Input - Absolute Values'.F195]/[$'Data-Input - Absolute Values'.F196])" office:value-type="float" office:value="0.05899152003" calcext:value-type="float">
            <text:p>0.05899</text:p>
          </table:table-cell>
          <table:table-cell table:style-name="ce11" table:formula="of:=LN([$'Data-Input - Absolute Values'.G195]/[$'Data-Input - Absolute Values'.G196])" office:value-type="float" office:value="0" calcext:value-type="float">
            <text:p>0.00000</text:p>
          </table:table-cell>
          <table:table-cell table:style-name="ce11" table:formula="of:=LN([$'Data-Input - Absolute Values'.H195]/[$'Data-Input - Absolute Values'.H196])" office:value-type="float" office:value="0.006817322858" calcext:value-type="float">
            <text:p>0.00682</text:p>
          </table:table-cell>
          <table:table-cell table:style-name="ce11" table:formula="of:=LN([$'Data-Input - Absolute Values'.I195]/[$'Data-Input - Absolute Values'.I196])" office:value-type="float" office:value="0.03491631587" calcext:value-type="float">
            <text:p>0.03492</text:p>
          </table:table-cell>
          <table:table-cell table:style-name="ce11" table:formula="of:=LN([$'Data-Input - Absolute Values'.J195]/[$'Data-Input - Absolute Values'.J196])" office:value-type="float" office:value="0.1296451534" calcext:value-type="float">
            <text:p>0.12965</text:p>
          </table:table-cell>
          <table:table-cell table:style-name="ce11" table:formula="of:=LN([$'Data-Input - Absolute Values'.K195]/[$'Data-Input - Absolute Values'.K196])" office:value-type="float" office:value="0.09262079799" calcext:value-type="float">
            <text:p>0.09262</text:p>
          </table:table-cell>
          <table:table-cell table:style-name="ce11" table:formula="of:=LN([$'Data-Input - Absolute Values'.L195]/[$'Data-Input - Absolute Values'.L196])" office:value-type="float" office:value="0.1453970559" calcext:value-type="float">
            <text:p>0.14540</text:p>
          </table:table-cell>
          <table:table-cell table:style-name="ce11" table:formula="of:=LN([$'Data-Input - Absolute Values'.M195]/[$'Data-Input - Absolute Values'.M196])" office:value-type="float" office:value="0.06057260609" calcext:value-type="float">
            <text:p>0.0605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4-23" calcext:value-type="date">
            <text:p>2020-04-23</text:p>
          </table:table-cell>
          <table:table-cell table:style-name="ce11" table:formula="of:=LN([$'Data-Input - Absolute Values'.B196]/[$'Data-Input - Absolute Values'.B197])" office:value-type="float" office:value="-0.01924927489" calcext:value-type="float">
            <text:p>-0.01925</text:p>
          </table:table-cell>
          <table:table-cell table:style-name="ce11" table:formula="of:=LN([$'Data-Input - Absolute Values'.C196]/[$'Data-Input - Absolute Values'.C197])" office:value-type="float" office:value="0.0234761131" calcext:value-type="float">
            <text:p>0.02348</text:p>
          </table:table-cell>
          <table:table-cell table:style-name="ce11" table:formula="of:=LN([$'Data-Input - Absolute Values'.D196]/[$'Data-Input - Absolute Values'.D197])" office:value-type="float" office:value="0.008888947417" calcext:value-type="float">
            <text:p>0.00889</text:p>
          </table:table-cell>
          <table:table-cell table:style-name="ce11" table:formula="of:=LN([$'Data-Input - Absolute Values'.E196]/[$'Data-Input - Absolute Values'.E197])" office:value-type="float" office:value="0.01173274032" calcext:value-type="float">
            <text:p>0.01173</text:p>
          </table:table-cell>
          <table:table-cell table:style-name="ce11" table:formula="of:=LN([$'Data-Input - Absolute Values'.F196]/[$'Data-Input - Absolute Values'.F197])" office:value-type="float" office:value="0.01122764847" calcext:value-type="float">
            <text:p>0.01123</text:p>
          </table:table-cell>
          <table:table-cell table:style-name="ce11" table:formula="of:=LN([$'Data-Input - Absolute Values'.G196]/[$'Data-Input - Absolute Values'.G197])" office:value-type="float" office:value="0.007399321235" calcext:value-type="float">
            <text:p>0.00740</text:p>
          </table:table-cell>
          <table:table-cell table:style-name="ce11" table:formula="of:=LN([$'Data-Input - Absolute Values'.H196]/[$'Data-Input - Absolute Values'.H197])" office:value-type="float" office:value="-0.005943409126" calcext:value-type="float">
            <text:p>-0.00594</text:p>
          </table:table-cell>
          <table:table-cell table:style-name="ce11" table:formula="of:=LN([$'Data-Input - Absolute Values'.I196]/[$'Data-Input - Absolute Values'.I197])" office:value-type="float" office:value="-0.01455827328" calcext:value-type="float">
            <text:p>-0.01456</text:p>
          </table:table-cell>
          <table:table-cell table:style-name="ce11" table:formula="of:=LN([$'Data-Input - Absolute Values'.J196]/[$'Data-Input - Absolute Values'.J197])" office:value-type="float" office:value="0.05711570995" calcext:value-type="float">
            <text:p>0.05712</text:p>
          </table:table-cell>
          <table:table-cell table:style-name="ce11" table:formula="of:=LN([$'Data-Input - Absolute Values'.K196]/[$'Data-Input - Absolute Values'.K197])" office:value-type="float" office:value="0.08055097548" calcext:value-type="float">
            <text:p>0.08055</text:p>
          </table:table-cell>
          <table:table-cell table:style-name="ce11" table:formula="of:=LN([$'Data-Input - Absolute Values'.L196]/[$'Data-Input - Absolute Values'.L197])" office:value-type="float" office:value="0.1765029739" calcext:value-type="float">
            <text:p>0.17650</text:p>
          </table:table-cell>
          <table:table-cell table:style-name="ce11" table:formula="of:=LN([$'Data-Input - Absolute Values'.M196]/[$'Data-Input - Absolute Values'.M197])" office:value-type="float" office:value="0.01732413979" calcext:value-type="float">
            <text:p>0.0173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4-16" calcext:value-type="date">
            <text:p>2020-04-16</text:p>
          </table:table-cell>
          <table:table-cell table:style-name="ce11" table:formula="of:=LN([$'Data-Input - Absolute Values'.B197]/[$'Data-Input - Absolute Values'.B198])" office:value-type="float" office:value="0.07945862244" calcext:value-type="float">
            <text:p>0.07946</text:p>
          </table:table-cell>
          <table:table-cell table:style-name="ce11" table:formula="of:=LN([$'Data-Input - Absolute Values'.C197]/[$'Data-Input - Absolute Values'.C198])" office:value-type="float" office:value="-0.05180393322" calcext:value-type="float">
            <text:p>-0.05180</text:p>
          </table:table-cell>
          <table:table-cell table:style-name="ce11" table:formula="of:=LN([$'Data-Input - Absolute Values'.D197]/[$'Data-Input - Absolute Values'.D198])" office:value-type="float" office:value="0" calcext:value-type="float">
            <text:p>0.00000</text:p>
          </table:table-cell>
          <table:table-cell table:style-name="ce11" table:formula="of:=LN([$'Data-Input - Absolute Values'.E197]/[$'Data-Input - Absolute Values'.E198])" office:value-type="float" office:value="-0.03704376678" calcext:value-type="float">
            <text:p>-0.03704</text:p>
          </table:table-cell>
          <table:table-cell table:style-name="ce11" table:formula="of:=LN([$'Data-Input - Absolute Values'.F197]/[$'Data-Input - Absolute Values'.F198])" office:value-type="float" office:value="0.08083489991" calcext:value-type="float">
            <text:p>0.08083</text:p>
          </table:table-cell>
          <table:table-cell table:style-name="ce11" table:formula="of:=LN([$'Data-Input - Absolute Values'.G197]/[$'Data-Input - Absolute Values'.G198])" office:value-type="float" office:value="0.03662746184" calcext:value-type="float">
            <text:p>0.03663</text:p>
          </table:table-cell>
          <table:table-cell table:style-name="ce11" table:formula="of:=LN([$'Data-Input - Absolute Values'.H197]/[$'Data-Input - Absolute Values'.H198])" office:value-type="float" office:value="0.02867615323" calcext:value-type="float">
            <text:p>0.02868</text:p>
          </table:table-cell>
          <table:table-cell table:style-name="ce11" table:formula="of:=LN([$'Data-Input - Absolute Values'.I197]/[$'Data-Input - Absolute Values'.I198])" office:value-type="float" office:value="0.03937750173" calcext:value-type="float">
            <text:p>0.03938</text:p>
          </table:table-cell>
          <table:table-cell table:style-name="ce11" table:formula="of:=LN([$'Data-Input - Absolute Values'.J197]/[$'Data-Input - Absolute Values'.J198])" office:value-type="float" office:value="-0.01036192056" calcext:value-type="float">
            <text:p>-0.01036</text:p>
          </table:table-cell>
          <table:table-cell table:style-name="ce11" table:formula="of:=LN([$'Data-Input - Absolute Values'.K197]/[$'Data-Input - Absolute Values'.K198])" office:value-type="float" office:value="0.04789661675" calcext:value-type="float">
            <text:p>0.04790</text:p>
          </table:table-cell>
          <table:table-cell table:style-name="ce11" table:formula="of:=LN([$'Data-Input - Absolute Values'.L197]/[$'Data-Input - Absolute Values'.L198])" office:value-type="float" office:value="-0.02191010964" calcext:value-type="float">
            <text:p>-0.02191</text:p>
          </table:table-cell>
          <table:table-cell table:style-name="ce11" table:formula="of:=LN([$'Data-Input - Absolute Values'.M197]/[$'Data-Input - Absolute Values'.M198])" office:value-type="float" office:value="-0.04895531399" calcext:value-type="float">
            <text:p>-0.0489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4-07" calcext:value-type="date">
            <text:p>2020-04-07</text:p>
          </table:table-cell>
          <table:table-cell table:style-name="ce11" table:formula="of:=LN([$'Data-Input - Absolute Values'.B198]/[$'Data-Input - Absolute Values'.B199])" office:value-type="float" office:value="0.05193132898" calcext:value-type="float">
            <text:p>0.05193</text:p>
          </table:table-cell>
          <table:table-cell table:style-name="ce11" table:formula="of:=LN([$'Data-Input - Absolute Values'.C198]/[$'Data-Input - Absolute Values'.C199])" office:value-type="float" office:value="0.04640315908" calcext:value-type="float">
            <text:p>0.04640</text:p>
          </table:table-cell>
          <table:table-cell table:style-name="ce11" table:formula="of:=LN([$'Data-Input - Absolute Values'.D198]/[$'Data-Input - Absolute Values'.D199])" office:value-type="float" office:value="0.03267078229" calcext:value-type="float">
            <text:p>0.03267</text:p>
          </table:table-cell>
          <table:table-cell table:style-name="ce11" table:formula="of:=LN([$'Data-Input - Absolute Values'.E198]/[$'Data-Input - Absolute Values'.E199])" office:value-type="float" office:value="-0.03047507618" calcext:value-type="float">
            <text:p>-0.03048</text:p>
          </table:table-cell>
          <table:table-cell table:style-name="ce11" table:formula="of:=LN([$'Data-Input - Absolute Values'.F198]/[$'Data-Input - Absolute Values'.F199])" office:value-type="float" office:value="0.003843331414" calcext:value-type="float">
            <text:p>0.00384</text:p>
          </table:table-cell>
          <table:table-cell table:style-name="ce11" table:formula="of:=LN([$'Data-Input - Absolute Values'.G198]/[$'Data-Input - Absolute Values'.G199])" office:value-type="float" office:value="0" calcext:value-type="float">
            <text:p>0.00000</text:p>
          </table:table-cell>
          <table:table-cell table:style-name="ce11" table:formula="of:=LN([$'Data-Input - Absolute Values'.H198]/[$'Data-Input - Absolute Values'.H199])" office:value-type="float" office:value="0.01892227914" calcext:value-type="float">
            <text:p>0.01892</text:p>
          </table:table-cell>
          <table:table-cell table:style-name="ce11" table:formula="of:=LN([$'Data-Input - Absolute Values'.I198]/[$'Data-Input - Absolute Values'.I199])" office:value-type="float" office:value="-0.007678189889" calcext:value-type="float">
            <text:p>-0.00768</text:p>
          </table:table-cell>
          <table:table-cell table:style-name="ce11" table:formula="of:=LN([$'Data-Input - Absolute Values'.J198]/[$'Data-Input - Absolute Values'.J199])" office:value-type="float" office:value="0.1243252291" calcext:value-type="float">
            <text:p>0.12433</text:p>
          </table:table-cell>
          <table:table-cell table:style-name="ce11" table:formula="of:=LN([$'Data-Input - Absolute Values'.K198]/[$'Data-Input - Absolute Values'.K199])" office:value-type="float" office:value="0.2213208381" calcext:value-type="float">
            <text:p>0.22132</text:p>
          </table:table-cell>
          <table:table-cell table:style-name="ce11" table:formula="of:=LN([$'Data-Input - Absolute Values'.L198]/[$'Data-Input - Absolute Values'.L199])" office:value-type="float" office:value="0.153634817" calcext:value-type="float">
            <text:p>0.15363</text:p>
          </table:table-cell>
          <table:table-cell table:style-name="ce11" table:formula="of:=LN([$'Data-Input - Absolute Values'.M198]/[$'Data-Input - Absolute Values'.M199])" office:value-type="float" office:value="0.1451781309" calcext:value-type="float">
            <text:p>0.1451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3-31" calcext:value-type="date">
            <text:p>2020-03-31</text:p>
          </table:table-cell>
          <table:table-cell table:style-name="ce11" table:formula="of:=LN([$'Data-Input - Absolute Values'.B199]/[$'Data-Input - Absolute Values'.B200])" office:value-type="float" office:value="0.03511636872" calcext:value-type="float">
            <text:p>0.03512</text:p>
          </table:table-cell>
          <table:table-cell table:style-name="ce11" table:formula="of:=LN([$'Data-Input - Absolute Values'.C199]/[$'Data-Input - Absolute Values'.C200])" office:value-type="float" office:value="-0.008168286806" calcext:value-type="float">
            <text:p>-0.00817</text:p>
          </table:table-cell>
          <table:table-cell table:style-name="ce11" table:formula="of:=LN([$'Data-Input - Absolute Values'.D199]/[$'Data-Input - Absolute Values'.D200])" office:value-type="float" office:value="0.02616971773" calcext:value-type="float">
            <text:p>0.02617</text:p>
          </table:table-cell>
          <table:table-cell table:style-name="ce11" table:formula="of:=LN([$'Data-Input - Absolute Values'.E199]/[$'Data-Input - Absolute Values'.E200])" office:value-type="float" office:value="0.001411976359" calcext:value-type="float">
            <text:p>0.00141</text:p>
          </table:table-cell>
          <table:table-cell table:style-name="ce11" table:formula="of:=LN([$'Data-Input - Absolute Values'.F199]/[$'Data-Input - Absolute Values'.F200])" office:value-type="float" office:value="0.04351199958" calcext:value-type="float">
            <text:p>0.04351</text:p>
          </table:table-cell>
          <table:table-cell table:style-name="ce11" table:formula="of:=LN([$'Data-Input - Absolute Values'.G199]/[$'Data-Input - Absolute Values'.G200])" office:value-type="float" office:value="0.08574765818" calcext:value-type="float">
            <text:p>0.08575</text:p>
          </table:table-cell>
          <table:table-cell table:style-name="ce11" table:formula="of:=LN([$'Data-Input - Absolute Values'.H199]/[$'Data-Input - Absolute Values'.H200])" office:value-type="float" office:value="0.02878379827" calcext:value-type="float">
            <text:p>0.02878</text:p>
          </table:table-cell>
          <table:table-cell table:style-name="ce11" table:formula="of:=LN([$'Data-Input - Absolute Values'.I199]/[$'Data-Input - Absolute Values'.I200])" office:value-type="float" office:value="-0.003827594868" calcext:value-type="float">
            <text:p>-0.00383</text:p>
          </table:table-cell>
          <table:table-cell table:style-name="ce11" table:formula="of:=LN([$'Data-Input - Absolute Values'.J199]/[$'Data-Input - Absolute Values'.J200])" office:value-type="float" office:value="-0.06986580296" calcext:value-type="float">
            <text:p>-0.06987</text:p>
          </table:table-cell>
          <table:table-cell table:style-name="ce11" table:formula="of:=LN([$'Data-Input - Absolute Values'.K199]/[$'Data-Input - Absolute Values'.K200])" office:value-type="float" office:value="-0.05901301416" calcext:value-type="float">
            <text:p>-0.05901</text:p>
          </table:table-cell>
          <table:table-cell table:style-name="ce11" table:formula="of:=LN([$'Data-Input - Absolute Values'.L199]/[$'Data-Input - Absolute Values'.L200])" office:value-type="float" office:value="-0.007194275634" calcext:value-type="float">
            <text:p>-0.00719</text:p>
          </table:table-cell>
          <table:table-cell table:style-name="ce11" table:formula="of:=LN([$'Data-Input - Absolute Values'.M199]/[$'Data-Input - Absolute Values'.M200])" office:value-type="float" office:value="-0.05586057583" calcext:value-type="float">
            <text:p>-0.0558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3-24" calcext:value-type="date">
            <text:p>2020-03-24</text:p>
          </table:table-cell>
          <table:table-cell table:style-name="ce11" table:formula="of:=LN([$'Data-Input - Absolute Values'.B200]/[$'Data-Input - Absolute Values'.B201])" office:value-type="float" office:value="0.03835518633" calcext:value-type="float">
            <text:p>0.03836</text:p>
          </table:table-cell>
          <table:table-cell table:style-name="ce11" table:formula="of:=LN([$'Data-Input - Absolute Values'.C200]/[$'Data-Input - Absolute Values'.C201])" office:value-type="float" office:value="0.03521708225" calcext:value-type="float">
            <text:p>0.03522</text:p>
          </table:table-cell>
          <table:table-cell table:style-name="ce11" table:formula="of:=LN([$'Data-Input - Absolute Values'.D200]/[$'Data-Input - Absolute Values'.D201])" office:value-type="float" office:value="0" calcext:value-type="float">
            <text:p>0.00000</text:p>
          </table:table-cell>
          <table:table-cell table:style-name="ce11" table:formula="of:=LN([$'Data-Input - Absolute Values'.E200]/[$'Data-Input - Absolute Values'.E201])" office:value-type="float" office:value="0.1219825929" calcext:value-type="float">
            <text:p>0.12198</text:p>
          </table:table-cell>
          <table:table-cell table:style-name="ce11" table:formula="of:=LN([$'Data-Input - Absolute Values'.F200]/[$'Data-Input - Absolute Values'.F201])" office:value-type="float" office:value="-0.07977555449" calcext:value-type="float">
            <text:p>-0.07978</text:p>
          </table:table-cell>
          <table:table-cell table:style-name="ce11" table:formula="of:=LN([$'Data-Input - Absolute Values'.G200]/[$'Data-Input - Absolute Values'.G201])" office:value-type="float" office:value="-0.07289705599" calcext:value-type="float">
            <text:p>-0.07290</text:p>
          </table:table-cell>
          <table:table-cell table:style-name="ce11" table:formula="of:=LN([$'Data-Input - Absolute Values'.H200]/[$'Data-Input - Absolute Values'.H201])" office:value-type="float" office:value="-0.02608033568" calcext:value-type="float">
            <text:p>-0.02608</text:p>
          </table:table-cell>
          <table:table-cell table:style-name="ce11" table:formula="of:=LN([$'Data-Input - Absolute Values'.I200]/[$'Data-Input - Absolute Values'.I201])" office:value-type="float" office:value="-0.03667196075" calcext:value-type="float">
            <text:p>-0.03667</text:p>
          </table:table-cell>
          <table:table-cell table:style-name="ce11" table:formula="of:=LN([$'Data-Input - Absolute Values'.J200]/[$'Data-Input - Absolute Values'.J201])" office:value-type="float" office:value="0.2471305242" calcext:value-type="float">
            <text:p>0.24713</text:p>
          </table:table-cell>
          <table:table-cell table:style-name="ce11" table:formula="of:=LN([$'Data-Input - Absolute Values'.K200]/[$'Data-Input - Absolute Values'.K201])" office:value-type="float" office:value="0.1967869741" calcext:value-type="float">
            <text:p>0.19679</text:p>
          </table:table-cell>
          <table:table-cell table:style-name="ce11" table:formula="of:=LN([$'Data-Input - Absolute Values'.L200]/[$'Data-Input - Absolute Values'.L201])" office:value-type="float" office:value="0.1631516407" calcext:value-type="float">
            <text:p>0.16315</text:p>
          </table:table-cell>
          <table:table-cell table:style-name="ce11" table:formula="of:=LN([$'Data-Input - Absolute Values'.M200]/[$'Data-Input - Absolute Values'.M201])" office:value-type="float" office:value="0.1858897062" calcext:value-type="float">
            <text:p>0.1858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3-17" calcext:value-type="date">
            <text:p>2020-03-17</text:p>
          </table:table-cell>
          <table:table-cell table:style-name="ce11" table:formula="of:=LN([$'Data-Input - Absolute Values'.B201]/[$'Data-Input - Absolute Values'.B202])" office:value-type="float" office:value="-0.07206784904" calcext:value-type="float">
            <text:p>-0.07207</text:p>
          </table:table-cell>
          <table:table-cell table:style-name="ce11" table:formula="of:=LN([$'Data-Input - Absolute Values'.C201]/[$'Data-Input - Absolute Values'.C202])" office:value-type="float" office:value="-0.08599421625" calcext:value-type="float">
            <text:p>-0.08599</text:p>
          </table:table-cell>
          <table:table-cell table:style-name="ce11" table:formula="of:=LN([$'Data-Input - Absolute Values'.D201]/[$'Data-Input - Absolute Values'.D202])" office:value-type="float" office:value="-0.04082199452" calcext:value-type="float">
            <text:p>-0.04082</text:p>
          </table:table-cell>
          <table:table-cell table:style-name="ce11" table:formula="of:=LN([$'Data-Input - Absolute Values'.E201]/[$'Data-Input - Absolute Values'.E202])" office:value-type="float" office:value="-0.2888785701" calcext:value-type="float">
            <text:p>-0.28888</text:p>
          </table:table-cell>
          <table:table-cell table:style-name="ce11" table:formula="of:=LN([$'Data-Input - Absolute Values'.F201]/[$'Data-Input - Absolute Values'.F202])" office:value-type="float" office:value="-0.123730279" calcext:value-type="float">
            <text:p>-0.12373</text:p>
          </table:table-cell>
          <table:table-cell table:style-name="ce11" table:formula="of:=LN([$'Data-Input - Absolute Values'.G201]/[$'Data-Input - Absolute Values'.G202])" office:value-type="float" office:value="-0.09786864874" calcext:value-type="float">
            <text:p>-0.09787</text:p>
          </table:table-cell>
          <table:table-cell table:style-name="ce11" table:formula="of:=LN([$'Data-Input - Absolute Values'.H201]/[$'Data-Input - Absolute Values'.H202])" office:value-type="float" office:value="-0.02949234938" calcext:value-type="float">
            <text:p>-0.02949</text:p>
          </table:table-cell>
          <table:table-cell table:style-name="ce11" table:formula="of:=LN([$'Data-Input - Absolute Values'.I201]/[$'Data-Input - Absolute Values'.I202])" office:value-type="float" office:value="-0.09767117399" calcext:value-type="float">
            <text:p>-0.09767</text:p>
          </table:table-cell>
          <table:table-cell table:style-name="ce11" table:formula="of:=LN([$'Data-Input - Absolute Values'.J201]/[$'Data-Input - Absolute Values'.J202])" office:value-type="float" office:value="-0.3565039878" calcext:value-type="float">
            <text:p>-0.35650</text:p>
          </table:table-cell>
          <table:table-cell table:style-name="ce11" table:formula="of:=LN([$'Data-Input - Absolute Values'.K201]/[$'Data-Input - Absolute Values'.K202])" office:value-type="float" office:value="-0.5187049977" calcext:value-type="float">
            <text:p>-0.51870</text:p>
          </table:table-cell>
          <table:table-cell table:style-name="ce11" table:formula="of:=LN([$'Data-Input - Absolute Values'.L201]/[$'Data-Input - Absolute Values'.L202])" office:value-type="float" office:value="-0.4345731923" calcext:value-type="float">
            <text:p>-0.43457</text:p>
          </table:table-cell>
          <table:table-cell table:style-name="ce11" table:formula="of:=LN([$'Data-Input - Absolute Values'.M201]/[$'Data-Input - Absolute Values'.M202])" office:value-type="float" office:value="-0.3514269678" calcext:value-type="float">
            <text:p>-0.3514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3-10" calcext:value-type="date">
            <text:p>2020-03-10</text:p>
          </table:table-cell>
          <table:table-cell table:style-name="ce11" table:formula="of:=LN([$'Data-Input - Absolute Values'.B202]/[$'Data-Input - Absolute Values'.B203])" office:value-type="float" office:value="-0.03424330158" calcext:value-type="float">
            <text:p>-0.03424</text:p>
          </table:table-cell>
          <table:table-cell table:style-name="ce11" table:formula="of:=LN([$'Data-Input - Absolute Values'.C202]/[$'Data-Input - Absolute Values'.C203])" office:value-type="float" office:value="-0.1859694441" calcext:value-type="float">
            <text:p>-0.18597</text:p>
          </table:table-cell>
          <table:table-cell table:style-name="ce11" table:formula="of:=LN([$'Data-Input - Absolute Values'.D202]/[$'Data-Input - Absolute Values'.D203])" office:value-type="float" office:value="-0.07020425867" calcext:value-type="float">
            <text:p>-0.07020</text:p>
          </table:table-cell>
          <table:table-cell table:style-name="ce11" table:formula="of:=LN([$'Data-Input - Absolute Values'.E202]/[$'Data-Input - Absolute Values'.E203])" office:value-type="float" office:value="-0.1287026533" calcext:value-type="float">
            <text:p>-0.12870</text:p>
          </table:table-cell>
          <table:table-cell table:style-name="ce11" table:formula="of:=LN([$'Data-Input - Absolute Values'.F202]/[$'Data-Input - Absolute Values'.F203])" office:value-type="float" office:value="-0.01057701311" calcext:value-type="float">
            <text:p>-0.01058</text:p>
          </table:table-cell>
          <table:table-cell table:style-name="ce11" table:formula="of:=LN([$'Data-Input - Absolute Values'.G202]/[$'Data-Input - Absolute Values'.G203])" office:value-type="float" office:value="0.05356140529" calcext:value-type="float">
            <text:p>0.05356</text:p>
          </table:table-cell>
          <table:table-cell table:style-name="ce11" table:formula="of:=LN([$'Data-Input - Absolute Values'.H202]/[$'Data-Input - Absolute Values'.H203])" office:value-type="float" office:value="-0.02313828716" calcext:value-type="float">
            <text:p>-0.02314</text:p>
          </table:table-cell>
          <table:table-cell table:style-name="ce11" table:formula="of:=LN([$'Data-Input - Absolute Values'.I202]/[$'Data-Input - Absolute Values'.I203])" office:value-type="float" office:value="0.08800537179" calcext:value-type="float">
            <text:p>0.08801</text:p>
          </table:table-cell>
          <table:table-cell table:style-name="ce11" table:formula="of:=LN([$'Data-Input - Absolute Values'.J202]/[$'Data-Input - Absolute Values'.J203])" office:value-type="float" office:value="-0.1161624544" calcext:value-type="float">
            <text:p>-0.11616</text:p>
          </table:table-cell>
          <table:table-cell table:style-name="ce11" table:formula="of:=LN([$'Data-Input - Absolute Values'.K202]/[$'Data-Input - Absolute Values'.K203])" office:value-type="float" office:value="-0.122560584" calcext:value-type="float">
            <text:p>-0.12256</text:p>
          </table:table-cell>
          <table:table-cell table:style-name="ce11" table:formula="of:=LN([$'Data-Input - Absolute Values'.L202]/[$'Data-Input - Absolute Values'.L203])" office:value-type="float" office:value="-0.1750089099" calcext:value-type="float">
            <text:p>-0.17501</text:p>
          </table:table-cell>
          <table:table-cell table:style-name="ce11" table:formula="of:=LN([$'Data-Input - Absolute Values'.M202]/[$'Data-Input - Absolute Values'.M203])" office:value-type="float" office:value="-0.2075178569" calcext:value-type="float">
            <text:p>-0.2075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3-03" calcext:value-type="date">
            <text:p>2020-03-03</text:p>
          </table:table-cell>
          <table:table-cell table:style-name="ce11" table:formula="of:=LN([$'Data-Input - Absolute Values'.B203]/[$'Data-Input - Absolute Values'.B204])" office:value-type="float" office:value="-0.04796892042" calcext:value-type="float">
            <text:p>-0.04797</text:p>
          </table:table-cell>
          <table:table-cell table:style-name="ce11" table:formula="of:=LN([$'Data-Input - Absolute Values'.C203]/[$'Data-Input - Absolute Values'.C204])" office:value-type="float" office:value="-0.1074663841" calcext:value-type="float">
            <text:p>-0.10747</text:p>
          </table:table-cell>
          <table:table-cell table:style-name="ce11" table:formula="of:=LN([$'Data-Input - Absolute Values'.D203]/[$'Data-Input - Absolute Values'.D204])" office:value-type="float" office:value="-0.06876685725" calcext:value-type="float">
            <text:p>-0.06877</text:p>
          </table:table-cell>
          <table:table-cell table:style-name="ce11" table:formula="of:=LN([$'Data-Input - Absolute Values'.E203]/[$'Data-Input - Absolute Values'.E204])" office:value-type="float" office:value="-0.07101392615" calcext:value-type="float">
            <text:p>-0.07101</text:p>
          </table:table-cell>
          <table:table-cell table:style-name="ce11" table:formula="of:=LN([$'Data-Input - Absolute Values'.F203]/[$'Data-Input - Absolute Values'.F204])" office:value-type="float" office:value="-0.02113694308" calcext:value-type="float">
            <text:p>-0.02114</text:p>
          </table:table-cell>
          <table:table-cell table:style-name="ce11" table:formula="of:=LN([$'Data-Input - Absolute Values'.G203]/[$'Data-Input - Absolute Values'.G204])" office:value-type="float" office:value="0.01042255127" calcext:value-type="float">
            <text:p>0.01042</text:p>
          </table:table-cell>
          <table:table-cell table:style-name="ce11" table:formula="of:=LN([$'Data-Input - Absolute Values'.H203]/[$'Data-Input - Absolute Values'.H204])" office:value-type="float" office:value="0.002523048403" calcext:value-type="float">
            <text:p>0.00252</text:p>
          </table:table-cell>
          <table:table-cell table:style-name="ce11" table:formula="of:=LN([$'Data-Input - Absolute Values'.I203]/[$'Data-Input - Absolute Values'.I204])" office:value-type="float" office:value="0.03373917111" calcext:value-type="float">
            <text:p>0.03374</text:p>
          </table:table-cell>
          <table:table-cell table:style-name="ce11" table:formula="of:=LN([$'Data-Input - Absolute Values'.J203]/[$'Data-Input - Absolute Values'.J204])" office:value-type="float" office:value="-0.08826063458" calcext:value-type="float">
            <text:p>-0.08826</text:p>
          </table:table-cell>
          <table:table-cell table:style-name="ce11" table:formula="of:=LN([$'Data-Input - Absolute Values'.K203]/[$'Data-Input - Absolute Values'.K204])" office:value-type="float" office:value="-0.1247077236" calcext:value-type="float">
            <text:p>-0.12471</text:p>
          </table:table-cell>
          <table:table-cell table:style-name="ce11" table:formula="of:=LN([$'Data-Input - Absolute Values'.L203]/[$'Data-Input - Absolute Values'.L204])" office:value-type="float" office:value="-0.1819392207" calcext:value-type="float">
            <text:p>-0.18194</text:p>
          </table:table-cell>
          <table:table-cell table:style-name="ce11" table:formula="of:=LN([$'Data-Input - Absolute Values'.M203]/[$'Data-Input - Absolute Values'.M204])" office:value-type="float" office:value="-0.1785870921" calcext:value-type="float">
            <text:p>-0.1785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2-25" calcext:value-type="date">
            <text:p>2020-02-25</text:p>
          </table:table-cell>
          <table:table-cell table:style-name="ce11" table:formula="of:=LN([$'Data-Input - Absolute Values'.B204]/[$'Data-Input - Absolute Values'.B205])" office:value-type="float" office:value="-0.1169632751" calcext:value-type="float">
            <text:p>-0.11696</text:p>
          </table:table-cell>
          <table:table-cell table:style-name="ce11" table:formula="of:=LN([$'Data-Input - Absolute Values'.C204]/[$'Data-Input - Absolute Values'.C205])" office:value-type="float" office:value="-0.07715226401" calcext:value-type="float">
            <text:p>-0.07715</text:p>
          </table:table-cell>
          <table:table-cell table:style-name="ce11" table:formula="of:=LN([$'Data-Input - Absolute Values'.D204]/[$'Data-Input - Absolute Values'.D205])" office:value-type="float" office:value="-0.01257878221" calcext:value-type="float">
            <text:p>-0.01258</text:p>
          </table:table-cell>
          <table:table-cell table:style-name="ce11" table:formula="of:=LN([$'Data-Input - Absolute Values'.E204]/[$'Data-Input - Absolute Values'.E205])" office:value-type="float" office:value="-0.1284830603" calcext:value-type="float">
            <text:p>-0.12848</text:p>
          </table:table-cell>
          <table:table-cell table:style-name="ce11" table:formula="of:=LN([$'Data-Input - Absolute Values'.F204]/[$'Data-Input - Absolute Values'.F205])" office:value-type="float" office:value="0.01011771796" calcext:value-type="float">
            <text:p>0.01012</text:p>
          </table:table-cell>
          <table:table-cell table:style-name="ce11" table:formula="of:=LN([$'Data-Input - Absolute Values'.G204]/[$'Data-Input - Absolute Values'.G205])" office:value-type="float" office:value="0.005462963579" calcext:value-type="float">
            <text:p>0.00546</text:p>
          </table:table-cell>
          <table:table-cell table:style-name="ce11" table:formula="of:=LN([$'Data-Input - Absolute Values'.H204]/[$'Data-Input - Absolute Values'.H205])" office:value-type="float" office:value="0.009175271787" calcext:value-type="float">
            <text:p>0.00918</text:p>
          </table:table-cell>
          <table:table-cell table:style-name="ce11" table:formula="of:=LN([$'Data-Input - Absolute Values'.I204]/[$'Data-Input - Absolute Values'.I205])" office:value-type="float" office:value="0.04232848164" calcext:value-type="float">
            <text:p>0.04233</text:p>
          </table:table-cell>
          <table:table-cell table:style-name="ce11" table:formula="of:=LN([$'Data-Input - Absolute Values'.J204]/[$'Data-Input - Absolute Values'.J205])" office:value-type="float" office:value="-0.09590501609" calcext:value-type="float">
            <text:p>-0.09591</text:p>
          </table:table-cell>
          <table:table-cell table:style-name="ce11" table:formula="of:=LN([$'Data-Input - Absolute Values'.K204]/[$'Data-Input - Absolute Values'.K205])" office:value-type="float" office:value="-0.1420516943" calcext:value-type="float">
            <text:p>-0.14205</text:p>
          </table:table-cell>
          <table:table-cell table:style-name="ce11" table:formula="of:=LN([$'Data-Input - Absolute Values'.L204]/[$'Data-Input - Absolute Values'.L205])" office:value-type="float" office:value="-0.1068889837" calcext:value-type="float">
            <text:p>-0.10689</text:p>
          </table:table-cell>
          <table:table-cell table:style-name="ce11" table:formula="of:=LN([$'Data-Input - Absolute Values'.M204]/[$'Data-Input - Absolute Values'.M205])" office:value-type="float" office:value="-0.09026013676" calcext:value-type="float">
            <text:p>-0.09026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2-18" calcext:value-type="date">
            <text:p>2020-02-18</text:p>
          </table:table-cell>
          <table:table-cell table:style-name="ce11" table:formula="of:=LN([$'Data-Input - Absolute Values'.B205]/[$'Data-Input - Absolute Values'.B206])" office:value-type="float" office:value="0.02612088808" calcext:value-type="float">
            <text:p>0.02612</text:p>
          </table:table-cell>
          <table:table-cell table:style-name="ce11" table:formula="of:=LN([$'Data-Input - Absolute Values'.C205]/[$'Data-Input - Absolute Values'.C206])" office:value-type="float" office:value="-0.005719748673" calcext:value-type="float">
            <text:p>-0.00572</text:p>
          </table:table-cell>
          <table:table-cell table:style-name="ce11" table:formula="of:=LN([$'Data-Input - Absolute Values'.D205]/[$'Data-Input - Absolute Values'.D206])" office:value-type="float" office:value="-0.01550418654" calcext:value-type="float">
            <text:p>-0.01550</text:p>
          </table:table-cell>
          <table:table-cell table:style-name="ce11" table:formula="of:=LN([$'Data-Input - Absolute Values'.E205]/[$'Data-Input - Absolute Values'.E206])" office:value-type="float" office:value="0.01399451242" calcext:value-type="float">
            <text:p>0.01399</text:p>
          </table:table-cell>
          <table:table-cell table:style-name="ce11" table:formula="of:=LN([$'Data-Input - Absolute Values'.F205]/[$'Data-Input - Absolute Values'.F206])" office:value-type="float" office:value="0.004802120046" calcext:value-type="float">
            <text:p>0.00480</text:p>
          </table:table-cell>
          <table:table-cell table:style-name="ce11" table:formula="of:=LN([$'Data-Input - Absolute Values'.G205]/[$'Data-Input - Absolute Values'.G206])" office:value-type="float" office:value="0.003165338696" calcext:value-type="float">
            <text:p>0.00317</text:p>
          </table:table-cell>
          <table:table-cell table:style-name="ce11" table:formula="of:=LN([$'Data-Input - Absolute Values'.H205]/[$'Data-Input - Absolute Values'.H206])" office:value-type="float" office:value="0.001668384508" calcext:value-type="float">
            <text:p>0.00167</text:p>
          </table:table-cell>
          <table:table-cell table:style-name="ce11" table:formula="of:=LN([$'Data-Input - Absolute Values'.I205]/[$'Data-Input - Absolute Values'.I206])" office:value-type="float" office:value="0.008349169888" calcext:value-type="float">
            <text:p>0.00835</text:p>
          </table:table-cell>
          <table:table-cell table:style-name="ce11" table:formula="of:=LN([$'Data-Input - Absolute Values'.J205]/[$'Data-Input - Absolute Values'.J206])" office:value-type="float" office:value="0.002890003583" calcext:value-type="float">
            <text:p>0.00289</text:p>
          </table:table-cell>
          <table:table-cell table:style-name="ce11" table:formula="of:=LN([$'Data-Input - Absolute Values'.K205]/[$'Data-Input - Absolute Values'.K206])" office:value-type="float" office:value="0.1855289326" calcext:value-type="float">
            <text:p>0.18553</text:p>
          </table:table-cell>
          <table:table-cell table:style-name="ce11" table:formula="of:=LN([$'Data-Input - Absolute Values'.L205]/[$'Data-Input - Absolute Values'.L206])" office:value-type="float" office:value="0.01733145635" calcext:value-type="float">
            <text:p>0.01733</text:p>
          </table:table-cell>
          <table:table-cell table:style-name="ce11" table:formula="of:=LN([$'Data-Input - Absolute Values'.M205]/[$'Data-Input - Absolute Values'.M206])" office:value-type="float" office:value="0.01659800275" calcext:value-type="float">
            <text:p>0.0166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2-11" calcext:value-type="date">
            <text:p>2020-02-11</text:p>
          </table:table-cell>
          <table:table-cell table:style-name="ce11" table:formula="of:=LN([$'Data-Input - Absolute Values'.B206]/[$'Data-Input - Absolute Values'.B207])" office:value-type="float" office:value="0.03964613444" calcext:value-type="float">
            <text:p>0.03965</text:p>
          </table:table-cell>
          <table:table-cell table:style-name="ce11" table:formula="of:=LN([$'Data-Input - Absolute Values'.C206]/[$'Data-Input - Absolute Values'.C207])" office:value-type="float" office:value="0.02275374563" calcext:value-type="float">
            <text:p>0.02275</text:p>
          </table:table-cell>
          <table:table-cell table:style-name="ce11" table:formula="of:=LN([$'Data-Input - Absolute Values'.D206]/[$'Data-Input - Absolute Values'.D207])" office:value-type="float" office:value="0.01863407954" calcext:value-type="float">
            <text:p>0.01863</text:p>
          </table:table-cell>
          <table:table-cell table:style-name="ce11" table:formula="of:=LN([$'Data-Input - Absolute Values'.E206]/[$'Data-Input - Absolute Values'.E207])" office:value-type="float" office:value="0.02288796961" calcext:value-type="float">
            <text:p>0.02289</text:p>
          </table:table-cell>
          <table:table-cell table:style-name="ce11" table:formula="of:=LN([$'Data-Input - Absolute Values'.F206]/[$'Data-Input - Absolute Values'.F207])" office:value-type="float" office:value="-0.01290272666" calcext:value-type="float">
            <text:p>-0.01290</text:p>
          </table:table-cell>
          <table:table-cell table:style-name="ce11" table:formula="of:=LN([$'Data-Input - Absolute Values'.G206]/[$'Data-Input - Absolute Values'.G207])" office:value-type="float" office:value="0.005227108038" calcext:value-type="float">
            <text:p>0.00523</text:p>
          </table:table-cell>
          <table:table-cell table:style-name="ce11" table:formula="of:=LN([$'Data-Input - Absolute Values'.H206]/[$'Data-Input - Absolute Values'.H207])" office:value-type="float" office:value="0.001376056832" calcext:value-type="float">
            <text:p>0.00138</text:p>
          </table:table-cell>
          <table:table-cell table:style-name="ce11" table:formula="of:=LN([$'Data-Input - Absolute Values'.I206]/[$'Data-Input - Absolute Values'.I207])" office:value-type="float" office:value="-0.009634968476" calcext:value-type="float">
            <text:p>-0.00963</text:p>
          </table:table-cell>
          <table:table-cell table:style-name="ce11" table:formula="of:=LN([$'Data-Input - Absolute Values'.J206]/[$'Data-Input - Absolute Values'.J207])" office:value-type="float" office:value="0.1243694891" calcext:value-type="float">
            <text:p>0.12437</text:p>
          </table:table-cell>
          <table:table-cell table:style-name="ce11" table:formula="of:=LN([$'Data-Input - Absolute Values'.K206]/[$'Data-Input - Absolute Values'.K207])" office:value-type="float" office:value="0.2402643493" calcext:value-type="float">
            <text:p>0.24026</text:p>
          </table:table-cell>
          <table:table-cell table:style-name="ce11" table:formula="of:=LN([$'Data-Input - Absolute Values'.L206]/[$'Data-Input - Absolute Values'.L207])" office:value-type="float" office:value="0.1186575438" calcext:value-type="float">
            <text:p>0.11866</text:p>
          </table:table-cell>
          <table:table-cell table:style-name="ce11" table:formula="of:=LN([$'Data-Input - Absolute Values'.M206]/[$'Data-Input - Absolute Values'.M207])" office:value-type="float" office:value="0.1313974367" calcext:value-type="float">
            <text:p>0.1314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2-04" calcext:value-type="date">
            <text:p>2020-02-04</text:p>
          </table:table-cell>
          <table:table-cell table:style-name="ce11" table:formula="of:=LN([$'Data-Input - Absolute Values'.B207]/[$'Data-Input - Absolute Values'.B208])" office:value-type="float" office:value="0.07688237183" calcext:value-type="float">
            <text:p>0.07688</text:p>
          </table:table-cell>
          <table:table-cell table:style-name="ce11" table:formula="of:=LN([$'Data-Input - Absolute Values'.C207]/[$'Data-Input - Absolute Values'.C208])" office:value-type="float" office:value="0.01255826665" calcext:value-type="float">
            <text:p>0.01256</text:p>
          </table:table-cell>
          <table:table-cell table:style-name="ce11" table:formula="of:=LN([$'Data-Input - Absolute Values'.D207]/[$'Data-Input - Absolute Values'.D208])" office:value-type="float" office:value="-0.006250020345" calcext:value-type="float">
            <text:p>-0.00625</text:p>
          </table:table-cell>
          <table:table-cell table:style-name="ce11" table:formula="of:=LN([$'Data-Input - Absolute Values'.E207]/[$'Data-Input - Absolute Values'.E208])" office:value-type="float" office:value="0.01576125146" calcext:value-type="float">
            <text:p>0.01576</text:p>
          </table:table-cell>
          <table:table-cell table:style-name="ce11" table:formula="of:=LN([$'Data-Input - Absolute Values'.F207]/[$'Data-Input - Absolute Values'.F208])" office:value-type="float" office:value="0.008829114568" calcext:value-type="float">
            <text:p>0.00883</text:p>
          </table:table-cell>
          <table:table-cell table:style-name="ce11" table:formula="of:=LN([$'Data-Input - Absolute Values'.G207]/[$'Data-Input - Absolute Values'.G208])" office:value-type="float" office:value="-0.0003540449674" calcext:value-type="float">
            <text:p>-0.00035</text:p>
          </table:table-cell>
          <table:table-cell table:style-name="ce11" table:formula="of:=LN([$'Data-Input - Absolute Values'.H207]/[$'Data-Input - Absolute Values'.H208])" office:value-type="float" office:value="0.001082517451" calcext:value-type="float">
            <text:p>0.00108</text:p>
          </table:table-cell>
          <table:table-cell table:style-name="ce11" table:formula="of:=LN([$'Data-Input - Absolute Values'.I207]/[$'Data-Input - Absolute Values'.I208])" office:value-type="float" office:value="0.01472854367" calcext:value-type="float">
            <text:p>0.01473</text:p>
          </table:table-cell>
          <table:table-cell table:style-name="ce11" table:formula="of:=LN([$'Data-Input - Absolute Values'.J207]/[$'Data-Input - Absolute Values'.J208])" office:value-type="float" office:value="-0.02442832883" calcext:value-type="float">
            <text:p>-0.02443</text:p>
          </table:table-cell>
          <table:table-cell table:style-name="ce11" table:formula="of:=LN([$'Data-Input - Absolute Values'.K207]/[$'Data-Input - Absolute Values'.K208])" office:value-type="float" office:value="0.06835830422" calcext:value-type="float">
            <text:p>0.06836</text:p>
          </table:table-cell>
          <table:table-cell table:style-name="ce11" table:formula="of:=LN([$'Data-Input - Absolute Values'.L207]/[$'Data-Input - Absolute Values'.L208])" office:value-type="float" office:value="0.06716664354" calcext:value-type="float">
            <text:p>0.06717</text:p>
          </table:table-cell>
          <table:table-cell table:style-name="ce11" table:formula="of:=LN([$'Data-Input - Absolute Values'.M207]/[$'Data-Input - Absolute Values'.M208])" office:value-type="float" office:value="0.1124026644" calcext:value-type="float">
            <text:p>0.1124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1-28" calcext:value-type="date">
            <text:p>2020-01-28</text:p>
          </table:table-cell>
          <table:table-cell table:style-name="ce11" table:formula="of:=LN([$'Data-Input - Absolute Values'.B208]/[$'Data-Input - Absolute Values'.B209])" office:value-type="float" office:value="0.001195457405" calcext:value-type="float">
            <text:p>0.00120</text:p>
          </table:table-cell>
          <table:table-cell table:style-name="ce11" table:formula="of:=LN([$'Data-Input - Absolute Values'.C208]/[$'Data-Input - Absolute Values'.C209])" office:value-type="float" office:value="-0.01174756535" calcext:value-type="float">
            <text:p>-0.01175</text:p>
          </table:table-cell>
          <table:table-cell table:style-name="ce11" table:formula="of:=LN([$'Data-Input - Absolute Values'.D208]/[$'Data-Input - Absolute Values'.D209])" office:value-type="float" office:value="0.006250020345" calcext:value-type="float">
            <text:p>0.00625</text:p>
          </table:table-cell>
          <table:table-cell table:style-name="ce11" table:formula="of:=LN([$'Data-Input - Absolute Values'.E208]/[$'Data-Input - Absolute Values'.E209])" office:value-type="float" office:value="-0.01148730581" calcext:value-type="float">
            <text:p>-0.01149</text:p>
          </table:table-cell>
          <table:table-cell table:style-name="ce11" table:formula="of:=LN([$'Data-Input - Absolute Values'.F208]/[$'Data-Input - Absolute Values'.F209])" office:value-type="float" office:value="0.01210208666" calcext:value-type="float">
            <text:p>0.01210</text:p>
          </table:table-cell>
          <table:table-cell table:style-name="ce11" table:formula="of:=LN([$'Data-Input - Absolute Values'.G208]/[$'Data-Input - Absolute Values'.G209])" office:value-type="float" office:value="0.01821804271" calcext:value-type="float">
            <text:p>0.01822</text:p>
          </table:table-cell>
          <table:table-cell table:style-name="ce11" table:formula="of:=LN([$'Data-Input - Absolute Values'.H208]/[$'Data-Input - Absolute Values'.H209])" office:value-type="float" office:value="0.007313008182" calcext:value-type="float">
            <text:p>0.00731</text:p>
          </table:table-cell>
          <table:table-cell table:style-name="ce11" table:formula="of:=LN([$'Data-Input - Absolute Values'.I208]/[$'Data-Input - Absolute Values'.I209])" office:value-type="float" office:value="0.02580824207" calcext:value-type="float">
            <text:p>0.02581</text:p>
          </table:table-cell>
          <table:table-cell table:style-name="ce11" table:formula="of:=LN([$'Data-Input - Absolute Values'.J208]/[$'Data-Input - Absolute Values'.J209])" office:value-type="float" office:value="0.07739617179" calcext:value-type="float">
            <text:p>0.07740</text:p>
          </table:table-cell>
          <table:table-cell table:style-name="ce11" table:formula="of:=LN([$'Data-Input - Absolute Values'.K208]/[$'Data-Input - Absolute Values'.K209])" office:value-type="float" office:value="0.04324707199" calcext:value-type="float">
            <text:p>0.04325</text:p>
          </table:table-cell>
          <table:table-cell table:style-name="ce11" table:formula="of:=LN([$'Data-Input - Absolute Values'.L208]/[$'Data-Input - Absolute Values'.L209])" office:value-type="float" office:value="0.1422914547" calcext:value-type="float">
            <text:p>0.14229</text:p>
          </table:table-cell>
          <table:table-cell table:style-name="ce11" table:formula="of:=LN([$'Data-Input - Absolute Values'.M208]/[$'Data-Input - Absolute Values'.M209])" office:value-type="float" office:value="0.05700556883" calcext:value-type="float">
            <text:p>0.05701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1-21" calcext:value-type="date">
            <text:p>2020-01-21</text:p>
          </table:table-cell>
          <table:table-cell table:style-name="ce11" table:formula="of:=LN([$'Data-Input - Absolute Values'.B209]/[$'Data-Input - Absolute Values'.B210])" office:value-type="float" office:value="0.03420407777" calcext:value-type="float">
            <text:p>0.03420</text:p>
          </table:table-cell>
          <table:table-cell table:style-name="ce11" table:formula="of:=LN([$'Data-Input - Absolute Values'.C209]/[$'Data-Input - Absolute Values'.C210])" office:value-type="float" office:value="-0.01943680176" calcext:value-type="float">
            <text:p>-0.01944</text:p>
          </table:table-cell>
          <table:table-cell table:style-name="ce11" table:formula="of:=LN([$'Data-Input - Absolute Values'.D209]/[$'Data-Input - Absolute Values'.D210])" office:value-type="float" office:value="0.01261846396" calcext:value-type="float">
            <text:p>0.01262</text:p>
          </table:table-cell>
          <table:table-cell table:style-name="ce11" table:formula="of:=LN([$'Data-Input - Absolute Values'.E209]/[$'Data-Input - Absolute Values'.E210])" office:value-type="float" office:value="-0.01337134995" calcext:value-type="float">
            <text:p>-0.01337</text:p>
          </table:table-cell>
          <table:table-cell table:style-name="ce11" table:formula="of:=LN([$'Data-Input - Absolute Values'.F209]/[$'Data-Input - Absolute Values'.F210])" office:value-type="float" office:value="0.01838699274" calcext:value-type="float">
            <text:p>0.01839</text:p>
          </table:table-cell>
          <table:table-cell table:style-name="ce11" table:formula="of:=LN([$'Data-Input - Absolute Values'.G209]/[$'Data-Input - Absolute Values'.G210])" office:value-type="float" office:value="0.009999358731" calcext:value-type="float">
            <text:p>0.01000</text:p>
          </table:table-cell>
          <table:table-cell table:style-name="ce11" table:formula="of:=LN([$'Data-Input - Absolute Values'.H209]/[$'Data-Input - Absolute Values'.H210])" office:value-type="float" office:value="0.002085092351" calcext:value-type="float">
            <text:p>0.00209</text:p>
          </table:table-cell>
          <table:table-cell table:style-name="ce11" table:formula="of:=LN([$'Data-Input - Absolute Values'.I209]/[$'Data-Input - Absolute Values'.I210])" office:value-type="float" office:value="0.02583404867" calcext:value-type="float">
            <text:p>0.02583</text:p>
          </table:table-cell>
          <table:table-cell table:style-name="ce11" table:formula="of:=LN([$'Data-Input - Absolute Values'.J209]/[$'Data-Input - Absolute Values'.J210])" office:value-type="float" office:value="-0.006968422456" calcext:value-type="float">
            <text:p>-0.00697</text:p>
          </table:table-cell>
          <table:table-cell table:style-name="ce11" table:formula="of:=LN([$'Data-Input - Absolute Values'.K209]/[$'Data-Input - Absolute Values'.K210])" office:value-type="float" office:value="0.02450042467" calcext:value-type="float">
            <text:p>0.02450</text:p>
          </table:table-cell>
          <table:table-cell table:style-name="ce11" table:formula="of:=LN([$'Data-Input - Absolute Values'.L209]/[$'Data-Input - Absolute Values'.L210])" office:value-type="float" office:value="0.1021294951" calcext:value-type="float">
            <text:p>0.10213</text:p>
          </table:table-cell>
          <table:table-cell table:style-name="ce11" table:formula="of:=LN([$'Data-Input - Absolute Values'.M209]/[$'Data-Input - Absolute Values'.M210])" office:value-type="float" office:value="-0.01219898073" calcext:value-type="float">
            <text:p>-0.0122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1-14" calcext:value-type="date">
            <text:p>2020-01-14</text:p>
          </table:table-cell>
          <table:table-cell table:style-name="ce11" table:formula="of:=LN([$'Data-Input - Absolute Values'.B210]/[$'Data-Input - Absolute Values'.B211])" office:value-type="float" office:value="0.02450352306" calcext:value-type="float">
            <text:p>0.02450</text:p>
          </table:table-cell>
          <table:table-cell table:style-name="ce11" table:formula="of:=LN([$'Data-Input - Absolute Values'.C210]/[$'Data-Input - Absolute Values'.C211])" office:value-type="float" office:value="0.03184107375" calcext:value-type="float">
            <text:p>0.03184</text:p>
          </table:table-cell>
          <table:table-cell table:style-name="ce11" table:formula="of:=LN([$'Data-Input - Absolute Values'.D210]/[$'Data-Input - Absolute Values'.D211])" office:value-type="float" office:value="-0.006329135052" calcext:value-type="float">
            <text:p>-0.00633</text:p>
          </table:table-cell>
          <table:table-cell table:style-name="ce11" table:formula="of:=LN([$'Data-Input - Absolute Values'.E210]/[$'Data-Input - Absolute Values'.E211])" office:value-type="float" office:value="-0.01735704422" calcext:value-type="float">
            <text:p>-0.01736</text:p>
          </table:table-cell>
          <table:table-cell table:style-name="ce11" table:formula="of:=LN([$'Data-Input - Absolute Values'.F210]/[$'Data-Input - Absolute Values'.F211])" office:value-type="float" office:value="-0.01865357647" calcext:value-type="float">
            <text:p>-0.01865</text:p>
          </table:table-cell>
          <table:table-cell table:style-name="ce11" table:formula="of:=LN([$'Data-Input - Absolute Values'.G210]/[$'Data-Input - Absolute Values'.G211])" office:value-type="float" office:value="-0.004577332074" calcext:value-type="float">
            <text:p>-0.00458</text:p>
          </table:table-cell>
          <table:table-cell table:style-name="ce11" table:formula="of:=LN([$'Data-Input - Absolute Values'.H210]/[$'Data-Input - Absolute Values'.H211])" office:value-type="float" office:value="-0.002481760345" calcext:value-type="float">
            <text:p>-0.00248</text:p>
          </table:table-cell>
          <table:table-cell table:style-name="ce11" table:formula="of:=LN([$'Data-Input - Absolute Values'.I210]/[$'Data-Input - Absolute Values'.I211])" office:value-type="float" office:value="-0.02512537526" calcext:value-type="float">
            <text:p>-0.02513</text:p>
          </table:table-cell>
          <table:table-cell table:style-name="ce11" table:formula="of:=LN([$'Data-Input - Absolute Values'.J210]/[$'Data-Input - Absolute Values'.J211])" office:value-type="float" office:value="0.07941620721" calcext:value-type="float">
            <text:p>0.07942</text:p>
          </table:table-cell>
          <table:table-cell table:style-name="ce11" table:formula="of:=LN([$'Data-Input - Absolute Values'.K210]/[$'Data-Input - Absolute Values'.K211])" office:value-type="float" office:value="0.1502183888" calcext:value-type="float">
            <text:p>0.15022</text:p>
          </table:table-cell>
          <table:table-cell table:style-name="ce11" table:formula="of:=LN([$'Data-Input - Absolute Values'.L210]/[$'Data-Input - Absolute Values'.L211])" office:value-type="float" office:value="0.1198011998" calcext:value-type="float">
            <text:p>0.11980</text:p>
          </table:table-cell>
          <table:table-cell table:style-name="ce11" table:formula="of:=LN([$'Data-Input - Absolute Values'.M210]/[$'Data-Input - Absolute Values'.M211])" office:value-type="float" office:value="0.2348035391" calcext:value-type="float">
            <text:p>0.2348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20-01-07" calcext:value-type="date">
            <text:p>2020-01-07</text:p>
          </table:table-cell>
          <table:table-cell table:style-name="ce11" table:formula="of:=LN([$'Data-Input - Absolute Values'.B211]/[$'Data-Input - Absolute Values'.B212])" office:value-type="float" office:value="-0.001408450937" calcext:value-type="float">
            <text:p>-0.00141</text:p>
          </table:table-cell>
          <table:table-cell table:style-name="ce11" table:formula="of:=LN([$'Data-Input - Absolute Values'.C211]/[$'Data-Input - Absolute Values'.C212])" office:value-type="float" office:value="-0.01983804895" calcext:value-type="float">
            <text:p>-0.01984</text:p>
          </table:table-cell>
          <table:table-cell table:style-name="ce11" table:formula="of:=LN([$'Data-Input - Absolute Values'.D211]/[$'Data-Input - Absolute Values'.D212])" office:value-type="float" office:value="0.006329135052" calcext:value-type="float">
            <text:p>0.00633</text:p>
          </table:table-cell>
          <table:table-cell table:style-name="ce11" table:formula="of:=LN([$'Data-Input - Absolute Values'.E211]/[$'Data-Input - Absolute Values'.E212])" office:value-type="float" office:value="0.001781649486" calcext:value-type="float">
            <text:p>0.00178</text:p>
          </table:table-cell>
          <table:table-cell table:style-name="ce11" table:formula="of:=LN([$'Data-Input - Absolute Values'.F211]/[$'Data-Input - Absolute Values'.F212])" office:value-type="float" office:value="0.002847230325" calcext:value-type="float">
            <text:p>0.00285</text:p>
          </table:table-cell>
          <table:table-cell table:style-name="ce11" table:formula="of:=LN([$'Data-Input - Absolute Values'.G211]/[$'Data-Input - Absolute Values'.G212])" office:value-type="float" office:value="-0.002461628813" calcext:value-type="float">
            <text:p>-0.00246</text:p>
          </table:table-cell>
          <table:table-cell table:style-name="ce11" table:formula="of:=LN([$'Data-Input - Absolute Values'.H211]/[$'Data-Input - Absolute Values'.H212])" office:value-type="float" office:value="0.004870058823" calcext:value-type="float">
            <text:p>0.00487</text:p>
          </table:table-cell>
          <table:table-cell table:style-name="ce11" table:formula="of:=LN([$'Data-Input - Absolute Values'.I211]/[$'Data-Input - Absolute Values'.I212])" office:value-type="float" office:value="0.01147590684" calcext:value-type="float">
            <text:p>0.01148</text:p>
          </table:table-cell>
          <table:table-cell table:style-name="ce11" table:formula="of:=LN([$'Data-Input - Absolute Values'.J211]/[$'Data-Input - Absolute Values'.J212])" office:value-type="float" office:value="0.1202156115" calcext:value-type="float">
            <text:p>0.12022</text:p>
          </table:table-cell>
          <table:table-cell table:style-name="ce11" table:formula="of:=LN([$'Data-Input - Absolute Values'.K211]/[$'Data-Input - Absolute Values'.K212])" office:value-type="float" office:value="0.1261073244" calcext:value-type="float">
            <text:p>0.12611</text:p>
          </table:table-cell>
          <table:table-cell table:style-name="ce11" table:formula="of:=LN([$'Data-Input - Absolute Values'.L211]/[$'Data-Input - Absolute Values'.L212])" office:value-type="float" office:value="0.1053605157" calcext:value-type="float">
            <text:p>0.10536</text:p>
          </table:table-cell>
          <table:table-cell table:style-name="ce11" table:formula="of:=LN([$'Data-Input - Absolute Values'.M211]/[$'Data-Input - Absolute Values'.M212])" office:value-type="float" office:value="0.1267203317" calcext:value-type="float">
            <text:p>0.1267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12-27" calcext:value-type="date">
            <text:p>2019-12-27</text:p>
          </table:table-cell>
          <table:table-cell table:style-name="ce11" table:formula="of:=LN([$'Data-Input - Absolute Values'.B212]/[$'Data-Input - Absolute Values'.B213])" office:value-type="float" office:value="0.02234491317" calcext:value-type="float">
            <text:p>0.02234</text:p>
          </table:table-cell>
          <table:table-cell table:style-name="ce11" table:formula="of:=LN([$'Data-Input - Absolute Values'.C212]/[$'Data-Input - Absolute Values'.C213])" office:value-type="float" office:value="0.006461014238" calcext:value-type="float">
            <text:p>0.00646</text:p>
          </table:table-cell>
          <table:table-cell table:style-name="ce11" table:formula="of:=LN([$'Data-Input - Absolute Values'.D212]/[$'Data-Input - Absolute Values'.D213])" office:value-type="float" office:value="-0.01261846396" calcext:value-type="float">
            <text:p>-0.01262</text:p>
          </table:table-cell>
          <table:table-cell table:style-name="ce11" table:formula="of:=LN([$'Data-Input - Absolute Values'.E212]/[$'Data-Input - Absolute Values'.E213])" office:value-type="float" office:value="0.01416765192" calcext:value-type="float">
            <text:p>0.01417</text:p>
          </table:table-cell>
          <table:table-cell table:style-name="ce11" table:formula="of:=LN([$'Data-Input - Absolute Values'.F212]/[$'Data-Input - Absolute Values'.F213])" office:value-type="float" office:value="-0.009665337934" calcext:value-type="float">
            <text:p>-0.00967</text:p>
          </table:table-cell>
          <table:table-cell table:style-name="ce11" table:formula="of:=LN([$'Data-Input - Absolute Values'.G212]/[$'Data-Input - Absolute Values'.G213])" office:value-type="float" office:value="-0.003392892625" calcext:value-type="float">
            <text:p>-0.00339</text:p>
          </table:table-cell>
          <table:table-cell table:style-name="ce11" table:formula="of:=LN([$'Data-Input - Absolute Values'.H212]/[$'Data-Input - Absolute Values'.H213])" office:value-type="float" office:value="-0.001791758393" calcext:value-type="float">
            <text:p>-0.00179</text:p>
          </table:table-cell>
          <table:table-cell table:style-name="ce11" table:formula="of:=LN([$'Data-Input - Absolute Values'.I212]/[$'Data-Input - Absolute Values'.I213])" office:value-type="float" office:value="-0.01875241709" calcext:value-type="float">
            <text:p>-0.01875</text:p>
          </table:table-cell>
          <table:table-cell table:style-name="ce11" table:formula="of:=LN([$'Data-Input - Absolute Values'.J212]/[$'Data-Input - Absolute Values'.J213])" office:value-type="float" office:value="0.08766033844" calcext:value-type="float">
            <text:p>0.08766</text:p>
          </table:table-cell>
          <table:table-cell table:style-name="ce11" table:formula="of:=LN([$'Data-Input - Absolute Values'.K212]/[$'Data-Input - Absolute Values'.K213])" office:value-type="float" office:value="0.03425416462" calcext:value-type="float">
            <text:p>0.03425</text:p>
          </table:table-cell>
          <table:table-cell table:style-name="ce11" table:formula="of:=LN([$'Data-Input - Absolute Values'.L212]/[$'Data-Input - Absolute Values'.L213])" office:value-type="float" office:value="0.05182506786" calcext:value-type="float">
            <text:p>0.05183</text:p>
          </table:table-cell>
          <table:table-cell table:style-name="ce11" table:formula="of:=LN([$'Data-Input - Absolute Values'.M212]/[$'Data-Input - Absolute Values'.M213])" office:value-type="float" office:value="0.1025297003" calcext:value-type="float">
            <text:p>0.1025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12-17" calcext:value-type="date">
            <text:p>2019-12-17</text:p>
          </table:table-cell>
          <table:table-cell table:style-name="ce11" table:formula="of:=LN([$'Data-Input - Absolute Values'.B213]/[$'Data-Input - Absolute Values'.B214])" office:value-type="float" office:value="0.02197251001" calcext:value-type="float">
            <text:p>0.02197</text:p>
          </table:table-cell>
          <table:table-cell table:style-name="ce11" table:formula="of:=LN([$'Data-Input - Absolute Values'.C213]/[$'Data-Input - Absolute Values'.C214])" office:value-type="float" office:value="0.01914168874" calcext:value-type="float">
            <text:p>0.01914</text:p>
          </table:table-cell>
          <table:table-cell table:style-name="ce11" table:formula="of:=LN([$'Data-Input - Absolute Values'.D213]/[$'Data-Input - Absolute Values'.D214])" office:value-type="float" office:value="0.003139720005" calcext:value-type="float">
            <text:p>0.00314</text:p>
          </table:table-cell>
          <table:table-cell table:style-name="ce11" table:formula="of:=LN([$'Data-Input - Absolute Values'.E213]/[$'Data-Input - Absolute Values'.E214])" office:value-type="float" office:value="0.01579939691" calcext:value-type="float">
            <text:p>0.01580</text:p>
          </table:table-cell>
          <table:table-cell table:style-name="ce11" table:formula="of:=LN([$'Data-Input - Absolute Values'.F213]/[$'Data-Input - Absolute Values'.F214])" office:value-type="float" office:value="0.004599335898" calcext:value-type="float">
            <text:p>0.00460</text:p>
          </table:table-cell>
          <table:table-cell table:style-name="ce11" table:formula="of:=LN([$'Data-Input - Absolute Values'.G213]/[$'Data-Input - Absolute Values'.G214])" office:value-type="float" office:value="0.003031398929" calcext:value-type="float">
            <text:p>0.00303</text:p>
          </table:table-cell>
          <table:table-cell table:style-name="ce11" table:formula="of:=LN([$'Data-Input - Absolute Values'.H213]/[$'Data-Input - Absolute Values'.H214])" office:value-type="float" office:value="0.0005968961578" calcext:value-type="float">
            <text:p>0.00060</text:p>
          </table:table-cell>
          <table:table-cell table:style-name="ce11" table:formula="of:=LN([$'Data-Input - Absolute Values'.I213]/[$'Data-Input - Absolute Values'.I214])" office:value-type="float" office:value="0.0003575419033" calcext:value-type="float">
            <text:p>0.00036</text:p>
          </table:table-cell>
          <table:table-cell table:style-name="ce11" table:formula="of:=LN([$'Data-Input - Absolute Values'.J213]/[$'Data-Input - Absolute Values'.J214])" office:value-type="float" office:value="-0.09225539272" calcext:value-type="float">
            <text:p>-0.09226</text:p>
          </table:table-cell>
          <table:table-cell table:style-name="ce11" table:formula="of:=LN([$'Data-Input - Absolute Values'.K213]/[$'Data-Input - Absolute Values'.K214])" office:value-type="float" office:value="-0.1832886965" calcext:value-type="float">
            <text:p>-0.18329</text:p>
          </table:table-cell>
          <table:table-cell table:style-name="ce11" table:formula="of:=LN([$'Data-Input - Absolute Values'.L213]/[$'Data-Input - Absolute Values'.L214])" office:value-type="float" office:value="-0.1602113044" calcext:value-type="float">
            <text:p>-0.16021</text:p>
          </table:table-cell>
          <table:table-cell table:style-name="ce11" table:formula="of:=LN([$'Data-Input - Absolute Values'.M213]/[$'Data-Input - Absolute Values'.M214])" office:value-type="float" office:value="-0.1839489538" calcext:value-type="float">
            <text:p>-0.18395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12-10" calcext:value-type="date">
            <text:p>2019-12-10</text:p>
          </table:table-cell>
          <table:table-cell table:style-name="ce11" table:formula="of:=LN([$'Data-Input - Absolute Values'.B214]/[$'Data-Input - Absolute Values'.B215])" office:value-type="float" office:value="0.01452307684" calcext:value-type="float">
            <text:p>0.01452</text:p>
          </table:table-cell>
          <table:table-cell table:style-name="ce11" table:formula="of:=LN([$'Data-Input - Absolute Values'.C214]/[$'Data-Input - Absolute Values'.C215])" office:value-type="float" office:value="0.03427754936" calcext:value-type="float">
            <text:p>0.03428</text:p>
          </table:table-cell>
          <table:table-cell table:style-name="ce11" table:formula="of:=LN([$'Data-Input - Absolute Values'.D214]/[$'Data-Input - Absolute Values'.D215])" office:value-type="float" office:value="0.003149608903" calcext:value-type="float">
            <text:p>0.00315</text:p>
          </table:table-cell>
          <table:table-cell table:style-name="ce11" table:formula="of:=LN([$'Data-Input - Absolute Values'.E214]/[$'Data-Input - Absolute Values'.E215])" office:value-type="float" office:value="0.00820012795" calcext:value-type="float">
            <text:p>0.00820</text:p>
          </table:table-cell>
          <table:table-cell table:style-name="ce11" table:formula="of:=LN([$'Data-Input - Absolute Values'.F214]/[$'Data-Input - Absolute Values'.F215])" office:value-type="float" office:value="-0.009001914111" calcext:value-type="float">
            <text:p>-0.00900</text:p>
          </table:table-cell>
          <table:table-cell table:style-name="ce11" table:formula="of:=LN([$'Data-Input - Absolute Values'.G214]/[$'Data-Input - Absolute Values'.G215])" office:value-type="float" office:value="0.005072842243" calcext:value-type="float">
            <text:p>0.00507</text:p>
          </table:table-cell>
          <table:table-cell table:style-name="ce11" table:formula="of:=LN([$'Data-Input - Absolute Values'.H214]/[$'Data-Input - Absolute Values'.H215])" office:value-type="float" office:value="0.0003981287999" calcext:value-type="float">
            <text:p>0.00040</text:p>
          </table:table-cell>
          <table:table-cell table:style-name="ce11" table:formula="of:=LN([$'Data-Input - Absolute Values'.I214]/[$'Data-Input - Absolute Values'.I215])" office:value-type="float" office:value="-0.01579916783" calcext:value-type="float">
            <text:p>-0.01580</text:p>
          </table:table-cell>
          <table:table-cell table:style-name="ce11" table:formula="of:=LN([$'Data-Input - Absolute Values'.J214]/[$'Data-Input - Absolute Values'.J215])" office:value-type="float" office:value="-0.01117793141" calcext:value-type="float">
            <text:p>-0.01118</text:p>
          </table:table-cell>
          <table:table-cell table:style-name="ce11" table:formula="of:=LN([$'Data-Input - Absolute Values'.K214]/[$'Data-Input - Absolute Values'.K215])" office:value-type="float" office:value="-0.01399122435" calcext:value-type="float">
            <text:p>-0.01399</text:p>
          </table:table-cell>
          <table:table-cell table:style-name="ce11" table:formula="of:=LN([$'Data-Input - Absolute Values'.L214]/[$'Data-Input - Absolute Values'.L215])" office:value-type="float" office:value="-0.03561207179" calcext:value-type="float">
            <text:p>-0.03561</text:p>
          </table:table-cell>
          <table:table-cell table:style-name="ce11" table:formula="of:=LN([$'Data-Input - Absolute Values'.M214]/[$'Data-Input - Absolute Values'.M215])" office:value-type="float" office:value="-0.02418921804" calcext:value-type="float">
            <text:p>-0.0241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12-03" calcext:value-type="date">
            <text:p>2019-12-03</text:p>
          </table:table-cell>
          <table:table-cell table:style-name="ce11" table:formula="of:=LN([$'Data-Input - Absolute Values'.B215]/[$'Data-Input - Absolute Values'.B216])" office:value-type="float" office:value="-0.03086664798" calcext:value-type="float">
            <text:p>-0.03087</text:p>
          </table:table-cell>
          <table:table-cell table:style-name="ce11" table:formula="of:=LN([$'Data-Input - Absolute Values'.C215]/[$'Data-Input - Absolute Values'.C216])" office:value-type="float" office:value="-0.01879659099" calcext:value-type="float">
            <text:p>-0.01880</text:p>
          </table:table-cell>
          <table:table-cell table:style-name="ce11" table:formula="of:=LN([$'Data-Input - Absolute Values'.D215]/[$'Data-Input - Absolute Values'.D216])" office:value-type="float" office:value="-0.009419221916" calcext:value-type="float">
            <text:p>-0.00942</text:p>
          </table:table-cell>
          <table:table-cell table:style-name="ce11" table:formula="of:=LN([$'Data-Input - Absolute Values'.E215]/[$'Data-Input - Absolute Values'.E216])" office:value-type="float" office:value="-0.02259178204" calcext:value-type="float">
            <text:p>-0.02259</text:p>
          </table:table-cell>
          <table:table-cell table:style-name="ce11" table:formula="of:=LN([$'Data-Input - Absolute Values'.F215]/[$'Data-Input - Absolute Values'.F216])" office:value-type="float" office:value="-0.003420605888" calcext:value-type="float">
            <text:p>-0.00342</text:p>
          </table:table-cell>
          <table:table-cell table:style-name="ce11" table:formula="of:=LN([$'Data-Input - Absolute Values'.G215]/[$'Data-Input - Absolute Values'.G216])" office:value-type="float" office:value="-0.0002179361456" calcext:value-type="float">
            <text:p>-0.00022</text:p>
          </table:table-cell>
          <table:table-cell table:style-name="ce11" table:formula="of:=LN([$'Data-Input - Absolute Values'.H215]/[$'Data-Input - Absolute Values'.H216])" office:value-type="float" office:value="-0.002088410087" calcext:value-type="float">
            <text:p>-0.00209</text:p>
          </table:table-cell>
          <table:table-cell table:style-name="ce11" table:formula="of:=LN([$'Data-Input - Absolute Values'.I215]/[$'Data-Input - Absolute Values'.I216])" office:value-type="float" office:value="0.00826204512" calcext:value-type="float">
            <text:p>0.00826</text:p>
          </table:table-cell>
          <table:table-cell table:style-name="ce11" table:formula="of:=LN([$'Data-Input - Absolute Values'.J215]/[$'Data-Input - Absolute Values'.J216])" office:value-type="float" office:value="0.01332539547" calcext:value-type="float">
            <text:p>0.01333</text:p>
          </table:table-cell>
          <table:table-cell table:style-name="ce11" table:formula="of:=LN([$'Data-Input - Absolute Values'.K215]/[$'Data-Input - Absolute Values'.K216])" office:value-type="float" office:value="-0.00358062976" calcext:value-type="float">
            <text:p>-0.00358</text:p>
          </table:table-cell>
          <table:table-cell table:style-name="ce11" table:formula="of:=LN([$'Data-Input - Absolute Values'.L215]/[$'Data-Input - Absolute Values'.L216])" office:value-type="float" office:value="0.02658945419" calcext:value-type="float">
            <text:p>0.02659</text:p>
          </table:table-cell>
          <table:table-cell table:style-name="ce11" table:formula="of:=LN([$'Data-Input - Absolute Values'.M215]/[$'Data-Input - Absolute Values'.M216])" office:value-type="float" office:value="-0.04690399159" calcext:value-type="float">
            <text:p>-0.0469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11-26" calcext:value-type="date">
            <text:p>2019-11-26</text:p>
          </table:table-cell>
          <table:table-cell table:style-name="ce11" table:formula="of:=LN([$'Data-Input - Absolute Values'.B216]/[$'Data-Input - Absolute Values'.B217])" office:value-type="float" office:value="0.0170794605" calcext:value-type="float">
            <text:p>0.01708</text:p>
          </table:table-cell>
          <table:table-cell table:style-name="ce11" table:formula="of:=LN([$'Data-Input - Absolute Values'.C216]/[$'Data-Input - Absolute Values'.C217])" office:value-type="float" office:value="0.01232187081" calcext:value-type="float">
            <text:p>0.01232</text:p>
          </table:table-cell>
          <table:table-cell table:style-name="ce11" table:formula="of:=LN([$'Data-Input - Absolute Values'.D216]/[$'Data-Input - Absolute Values'.D217])" office:value-type="float" office:value="-0.009331327429" calcext:value-type="float">
            <text:p>-0.00933</text:p>
          </table:table-cell>
          <table:table-cell table:style-name="ce11" table:formula="of:=LN([$'Data-Input - Absolute Values'.E216]/[$'Data-Input - Absolute Values'.E217])" office:value-type="float" office:value="-0.01478253047" calcext:value-type="float">
            <text:p>-0.01478</text:p>
          </table:table-cell>
          <table:table-cell table:style-name="ce11" table:formula="of:=LN([$'Data-Input - Absolute Values'.F216]/[$'Data-Input - Absolute Values'.F217])" office:value-type="float" office:value="0.005179311934" calcext:value-type="float">
            <text:p>0.00518</text:p>
          </table:table-cell>
          <table:table-cell table:style-name="ce11" table:formula="of:=LN([$'Data-Input - Absolute Values'.G216]/[$'Data-Input - Absolute Values'.G217])" office:value-type="float" office:value="0.01169005787" calcext:value-type="float">
            <text:p>0.01169</text:p>
          </table:table-cell>
          <table:table-cell table:style-name="ce11" table:formula="of:=LN([$'Data-Input - Absolute Values'.H216]/[$'Data-Input - Absolute Values'.H217])" office:value-type="float" office:value="0.003184082292" calcext:value-type="float">
            <text:p>0.00318</text:p>
          </table:table-cell>
          <table:table-cell table:style-name="ce11" table:formula="of:=LN([$'Data-Input - Absolute Values'.I216]/[$'Data-Input - Absolute Values'.I217])" office:value-type="float" office:value="0.008252590257" calcext:value-type="float">
            <text:p>0.00825</text:p>
          </table:table-cell>
          <table:table-cell table:style-name="ce11" table:formula="of:=LN([$'Data-Input - Absolute Values'.J216]/[$'Data-Input - Absolute Values'.J217])" office:value-type="float" office:value="-0.1204737926" calcext:value-type="float">
            <text:p>-0.12047</text:p>
          </table:table-cell>
          <table:table-cell table:style-name="ce11" table:formula="of:=LN([$'Data-Input - Absolute Values'.K216]/[$'Data-Input - Absolute Values'.K217])" office:value-type="float" office:value="-0.172043279" calcext:value-type="float">
            <text:p>-0.17204</text:p>
          </table:table-cell>
          <table:table-cell table:style-name="ce11" table:formula="of:=LN([$'Data-Input - Absolute Values'.L216]/[$'Data-Input - Absolute Values'.L217])" office:value-type="float" office:value="-0.1498643466" calcext:value-type="float">
            <text:p>-0.14986</text:p>
          </table:table-cell>
          <table:table-cell table:style-name="ce11" table:formula="of:=LN([$'Data-Input - Absolute Values'.M216]/[$'Data-Input - Absolute Values'.M217])" office:value-type="float" office:value="-0.1528180686" calcext:value-type="float">
            <text:p>-0.15282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11-19" calcext:value-type="date">
            <text:p>2019-11-19</text:p>
          </table:table-cell>
          <table:table-cell table:style-name="ce11" table:formula="of:=LN([$'Data-Input - Absolute Values'.B217]/[$'Data-Input - Absolute Values'.B218])" office:value-type="float" office:value="0.01737624472" calcext:value-type="float">
            <text:p>0.01738</text:p>
          </table:table-cell>
          <table:table-cell table:style-name="ce11" table:formula="of:=LN([$'Data-Input - Absolute Values'.C217]/[$'Data-Input - Absolute Values'.C218])" office:value-type="float" office:value="0.004937440864" calcext:value-type="float">
            <text:p>0.00494</text:p>
          </table:table-cell>
          <table:table-cell table:style-name="ce11" table:formula="of:=LN([$'Data-Input - Absolute Values'.D217]/[$'Data-Input - Absolute Values'.D218])" office:value-type="float" office:value="-0.00309119257" calcext:value-type="float">
            <text:p>-0.00309</text:p>
          </table:table-cell>
          <table:table-cell table:style-name="ce11" table:formula="of:=LN([$'Data-Input - Absolute Values'.E217]/[$'Data-Input - Absolute Values'.E218])" office:value-type="float" office:value="-0.006719392871" calcext:value-type="float">
            <text:p>-0.00672</text:p>
          </table:table-cell>
          <table:table-cell table:style-name="ce11" table:formula="of:=LN([$'Data-Input - Absolute Values'.F217]/[$'Data-Input - Absolute Values'.F218])" office:value-type="float" office:value="0.003438398803" calcext:value-type="float">
            <text:p>0.00344</text:p>
          </table:table-cell>
          <table:table-cell table:style-name="ce11" table:formula="of:=LN([$'Data-Input - Absolute Values'.G217]/[$'Data-Input - Absolute Values'.G218])" office:value-type="float" office:value="0.009006409617" calcext:value-type="float">
            <text:p>0.00901</text:p>
          </table:table-cell>
          <table:table-cell table:style-name="ce11" table:formula="of:=LN([$'Data-Input - Absolute Values'.H217]/[$'Data-Input - Absolute Values'.H218])" office:value-type="float" office:value="0.002694477954" calcext:value-type="float">
            <text:p>0.00269</text:p>
          </table:table-cell>
          <table:table-cell table:style-name="ce11" table:formula="of:=LN([$'Data-Input - Absolute Values'.I217]/[$'Data-Input - Absolute Values'.I218])" office:value-type="float" office:value="0.03455347361" calcext:value-type="float">
            <text:p>0.03455</text:p>
          </table:table-cell>
          <table:table-cell table:style-name="ce11" table:formula="of:=LN([$'Data-Input - Absolute Values'.J217]/[$'Data-Input - Absolute Values'.J218])" office:value-type="float" office:value="-0.07719318576" calcext:value-type="float">
            <text:p>-0.07719</text:p>
          </table:table-cell>
          <table:table-cell table:style-name="ce11" table:formula="of:=LN([$'Data-Input - Absolute Values'.K217]/[$'Data-Input - Absolute Values'.K218])" office:value-type="float" office:value="-0.05788366069" calcext:value-type="float">
            <text:p>-0.05788</text:p>
          </table:table-cell>
          <table:table-cell table:style-name="ce11" table:formula="of:=LN([$'Data-Input - Absolute Values'.L217]/[$'Data-Input - Absolute Values'.L218])" office:value-type="float" office:value="-0.04040953834" calcext:value-type="float">
            <text:p>-0.04041</text:p>
          </table:table-cell>
          <table:table-cell table:style-name="ce11" table:formula="of:=LN([$'Data-Input - Absolute Values'.M217]/[$'Data-Input - Absolute Values'.M218])" office:value-type="float" office:value="-0.1134712629" calcext:value-type="float">
            <text:p>-0.1134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11-12" calcext:value-type="date">
            <text:p>2019-11-12</text:p>
          </table:table-cell>
          <table:table-cell table:style-name="ce11" table:formula="of:=LN([$'Data-Input - Absolute Values'.B218]/[$'Data-Input - Absolute Values'.B219])" office:value-type="float" office:value="0.02226858662" calcext:value-type="float">
            <text:p>0.02227</text:p>
          </table:table-cell>
          <table:table-cell table:style-name="ce11" table:formula="of:=LN([$'Data-Input - Absolute Values'.C218]/[$'Data-Input - Absolute Values'.C219])" office:value-type="float" office:value="-0.002046036519" calcext:value-type="float">
            <text:p>-0.00205</text:p>
          </table:table-cell>
          <table:table-cell table:style-name="ce11" table:formula="of:=LN([$'Data-Input - Absolute Values'.D218]/[$'Data-Input - Absolute Values'.D219])" office:value-type="float" office:value="0.02817087697" calcext:value-type="float">
            <text:p>0.02817</text:p>
          </table:table-cell>
          <table:table-cell table:style-name="ce11" table:formula="of:=LN([$'Data-Input - Absolute Values'.E218]/[$'Data-Input - Absolute Values'.E219])" office:value-type="float" office:value="0.0463605791" calcext:value-type="float">
            <text:p>0.04636</text:p>
          </table:table-cell>
          <table:table-cell table:style-name="ce11" table:formula="of:=LN([$'Data-Input - Absolute Values'.F218]/[$'Data-Input - Absolute Values'.F219])" office:value-type="float" office:value="-0.01289887581" calcext:value-type="float">
            <text:p>-0.01290</text:p>
          </table:table-cell>
          <table:table-cell table:style-name="ce11" table:formula="of:=LN([$'Data-Input - Absolute Values'.G218]/[$'Data-Input - Absolute Values'.G219])" office:value-type="float" office:value="-0.009447261939" calcext:value-type="float">
            <text:p>-0.00945</text:p>
          </table:table-cell>
          <table:table-cell table:style-name="ce11" table:formula="of:=LN([$'Data-Input - Absolute Values'.H218]/[$'Data-Input - Absolute Values'.H219])" office:value-type="float" office:value="-0.007169203264" calcext:value-type="float">
            <text:p>-0.00717</text:p>
          </table:table-cell>
          <table:table-cell table:style-name="ce11" table:formula="of:=LN([$'Data-Input - Absolute Values'.I218]/[$'Data-Input - Absolute Values'.I219])" office:value-type="float" office:value="-0.01943188834" calcext:value-type="float">
            <text:p>-0.01943</text:p>
          </table:table-cell>
          <table:table-cell table:style-name="ce11" table:formula="of:=LN([$'Data-Input - Absolute Values'.J218]/[$'Data-Input - Absolute Values'.J219])" office:value-type="float" office:value="-0.05825371501" calcext:value-type="float">
            <text:p>-0.05825</text:p>
          </table:table-cell>
          <table:table-cell table:style-name="ce11" table:formula="of:=LN([$'Data-Input - Absolute Values'.K218]/[$'Data-Input - Absolute Values'.K219])" office:value-type="float" office:value="-0.01295227934" calcext:value-type="float">
            <text:p>-0.01295</text:p>
          </table:table-cell>
          <table:table-cell table:style-name="ce11" table:formula="of:=LN([$'Data-Input - Absolute Values'.L218]/[$'Data-Input - Absolute Values'.L219])" office:value-type="float" office:value="0.007453450655" calcext:value-type="float">
            <text:p>0.00745</text:p>
          </table:table-cell>
          <table:table-cell table:style-name="ce11" table:formula="of:=LN([$'Data-Input - Absolute Values'.M218]/[$'Data-Input - Absolute Values'.M219])" office:value-type="float" office:value="-0.02344476763" calcext:value-type="float">
            <text:p>-0.02344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11-05" calcext:value-type="date">
            <text:p>2019-11-05</text:p>
          </table:table-cell>
          <table:table-cell table:style-name="ce11" table:formula="of:=LN([$'Data-Input - Absolute Values'.B219]/[$'Data-Input - Absolute Values'.B220])" office:value-type="float" office:value="0.01590398688" calcext:value-type="float">
            <text:p>0.01590</text:p>
          </table:table-cell>
          <table:table-cell table:style-name="ce11" table:formula="of:=LN([$'Data-Input - Absolute Values'.C219]/[$'Data-Input - Absolute Values'.C220])" office:value-type="float" office:value="0.03448318785" calcext:value-type="float">
            <text:p>0.03448</text:p>
          </table:table-cell>
          <table:table-cell table:style-name="ce11" table:formula="of:=LN([$'Data-Input - Absolute Values'.D219]/[$'Data-Input - Absolute Values'.D220])" office:value-type="float" office:value="0.006369448285" calcext:value-type="float">
            <text:p>0.00637</text:p>
          </table:table-cell>
          <table:table-cell table:style-name="ce11" table:formula="of:=LN([$'Data-Input - Absolute Values'.E219]/[$'Data-Input - Absolute Values'.E220])" office:value-type="float" office:value="0.002478827958" calcext:value-type="float">
            <text:p>0.00248</text:p>
          </table:table-cell>
          <table:table-cell table:style-name="ce11" table:formula="of:=LN([$'Data-Input - Absolute Values'.F219]/[$'Data-Input - Absolute Values'.F220])" office:value-type="float" office:value="0.004106064389" calcext:value-type="float">
            <text:p>0.00411</text:p>
          </table:table-cell>
          <table:table-cell table:style-name="ce11" table:formula="of:=LN([$'Data-Input - Absolute Values'.G219]/[$'Data-Input - Absolute Values'.G220])" office:value-type="float" office:value="-0.001761468345" calcext:value-type="float">
            <text:p>-0.00176</text:p>
          </table:table-cell>
          <table:table-cell table:style-name="ce11" table:formula="of:=LN([$'Data-Input - Absolute Values'.H219]/[$'Data-Input - Absolute Values'.H220])" office:value-type="float" office:value="-0.002576299483" calcext:value-type="float">
            <text:p>-0.00258</text:p>
          </table:table-cell>
          <table:table-cell table:style-name="ce11" table:formula="of:=LN([$'Data-Input - Absolute Values'.I219]/[$'Data-Input - Absolute Values'.I220])" office:value-type="float" office:value="-0.01521104672" calcext:value-type="float">
            <text:p>-0.01521</text:p>
          </table:table-cell>
          <table:table-cell table:style-name="ce11" table:formula="of:=LN([$'Data-Input - Absolute Values'.J219]/[$'Data-Input - Absolute Values'.J220])" office:value-type="float" office:value="-0.009331430485" calcext:value-type="float">
            <text:p>-0.00933</text:p>
          </table:table-cell>
          <table:table-cell table:style-name="ce11" table:formula="of:=LN([$'Data-Input - Absolute Values'.K219]/[$'Data-Input - Absolute Values'.K220])" office:value-type="float" office:value="-0.007215699784" calcext:value-type="float">
            <text:p>-0.00722</text:p>
          </table:table-cell>
          <table:table-cell table:style-name="ce11" table:formula="of:=LN([$'Data-Input - Absolute Values'.L219]/[$'Data-Input - Absolute Values'.L220])" office:value-type="float" office:value="0.03038208369" calcext:value-type="float">
            <text:p>0.03038</text:p>
          </table:table-cell>
          <table:table-cell table:style-name="ce11" table:formula="of:=LN([$'Data-Input - Absolute Values'.M219]/[$'Data-Input - Absolute Values'.M220])" office:value-type="float" office:value="0.05872544153" calcext:value-type="float">
            <text:p>0.05873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10-29" calcext:value-type="date">
            <text:p>2019-10-29</text:p>
          </table:table-cell>
          <table:table-cell table:style-name="ce11" table:formula="of:=LN([$'Data-Input - Absolute Values'.B220]/[$'Data-Input - Absolute Values'.B221])" office:value-type="float" office:value="0.04732819834" calcext:value-type="float">
            <text:p>0.04733</text:p>
          </table:table-cell>
          <table:table-cell table:style-name="ce11" table:formula="of:=LN([$'Data-Input - Absolute Values'.C220]/[$'Data-Input - Absolute Values'.C221])" office:value-type="float" office:value="0.0185058662" calcext:value-type="float">
            <text:p>0.01851</text:p>
          </table:table-cell>
          <table:table-cell table:style-name="ce11" table:formula="of:=LN([$'Data-Input - Absolute Values'.D220]/[$'Data-Input - Absolute Values'.D221])" office:value-type="float" office:value="0.02917548913" calcext:value-type="float">
            <text:p>0.02918</text:p>
          </table:table-cell>
          <table:table-cell table:style-name="ce11" table:formula="of:=LN([$'Data-Input - Absolute Values'.E220]/[$'Data-Input - Absolute Values'.E221])" office:value-type="float" office:value="0.006015991591" calcext:value-type="float">
            <text:p>0.00602</text:p>
          </table:table-cell>
          <table:table-cell table:style-name="ce11" table:formula="of:=LN([$'Data-Input - Absolute Values'.F220]/[$'Data-Input - Absolute Values'.F221])" office:value-type="float" office:value="0.004826475957" calcext:value-type="float">
            <text:p>0.00483</text:p>
          </table:table-cell>
          <table:table-cell table:style-name="ce11" table:formula="of:=LN([$'Data-Input - Absolute Values'.G220]/[$'Data-Input - Absolute Values'.G221])" office:value-type="float" office:value="-0.01043157871" calcext:value-type="float">
            <text:p>-0.01043</text:p>
          </table:table-cell>
          <table:table-cell table:style-name="ce11" table:formula="of:=LN([$'Data-Input - Absolute Values'.H220]/[$'Data-Input - Absolute Values'.H221])" office:value-type="float" office:value="0.00019794141" calcext:value-type="float">
            <text:p>0.00020</text:p>
          </table:table-cell>
          <table:table-cell table:style-name="ce11" table:formula="of:=LN([$'Data-Input - Absolute Values'.I220]/[$'Data-Input - Absolute Values'.I221])" office:value-type="float" office:value="-0.008728623666" calcext:value-type="float">
            <text:p>-0.00873</text:p>
          </table:table-cell>
          <table:table-cell table:style-name="ce11" table:formula="of:=LN([$'Data-Input - Absolute Values'.J220]/[$'Data-Input - Absolute Values'.J221])" office:value-type="float" office:value="0.1608181281" calcext:value-type="float">
            <text:p>0.16082</text:p>
          </table:table-cell>
          <table:table-cell table:style-name="ce11" table:formula="of:=LN([$'Data-Input - Absolute Values'.K220]/[$'Data-Input - Absolute Values'.K221])" office:value-type="float" office:value="0.1033590595" calcext:value-type="float">
            <text:p>0.10336</text:p>
          </table:table-cell>
          <table:table-cell table:style-name="ce11" table:formula="of:=LN([$'Data-Input - Absolute Values'.L220]/[$'Data-Input - Absolute Values'.L221])" office:value-type="float" office:value="0.09428243048" calcext:value-type="float">
            <text:p>0.09428</text:p>
          </table:table-cell>
          <table:table-cell table:style-name="ce11" table:formula="of:=LN([$'Data-Input - Absolute Values'.M220]/[$'Data-Input - Absolute Values'.M221])" office:value-type="float" office:value="0.1143838734" calcext:value-type="float">
            <text:p>0.1143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10-22" calcext:value-type="date">
            <text:p>2019-10-22</text:p>
          </table:table-cell>
          <table:table-cell table:style-name="ce11" table:formula="of:=LN([$'Data-Input - Absolute Values'.B221]/[$'Data-Input - Absolute Values'.B222])" office:value-type="float" office:value="-0.04592643813" calcext:value-type="float">
            <text:p>-0.04593</text:p>
          </table:table-cell>
          <table:table-cell table:style-name="ce11" table:formula="of:=LN([$'Data-Input - Absolute Values'.C221]/[$'Data-Input - Absolute Values'.C222])" office:value-type="float" office:value="0.009926983425" calcext:value-type="float">
            <text:p>0.00993</text:p>
          </table:table-cell>
          <table:table-cell table:style-name="ce11" table:formula="of:=LN([$'Data-Input - Absolute Values'.D221]/[$'Data-Input - Absolute Values'.D222])" office:value-type="float" office:value="-0.01954459607" calcext:value-type="float">
            <text:p>-0.01954</text:p>
          </table:table-cell>
          <table:table-cell table:style-name="ce11" table:formula="of:=LN([$'Data-Input - Absolute Values'.E221]/[$'Data-Input - Absolute Values'.E222])" office:value-type="float" office:value="0.004797172616" calcext:value-type="float">
            <text:p>0.00480</text:p>
          </table:table-cell>
          <table:table-cell table:style-name="ce11" table:formula="of:=LN([$'Data-Input - Absolute Values'.F221]/[$'Data-Input - Absolute Values'.F222])" office:value-type="float" office:value="0.0036925939" calcext:value-type="float">
            <text:p>0.00369</text:p>
          </table:table-cell>
          <table:table-cell table:style-name="ce11" table:formula="of:=LN([$'Data-Input - Absolute Values'.G221]/[$'Data-Input - Absolute Values'.G222])" office:value-type="float" office:value="-0.0008704483358" calcext:value-type="float">
            <text:p>-0.00087</text:p>
          </table:table-cell>
          <table:table-cell table:style-name="ce11" table:formula="of:=LN([$'Data-Input - Absolute Values'.H221]/[$'Data-Input - Absolute Values'.H222])" office:value-type="float" office:value="0" calcext:value-type="float">
            <text:p>0.00000</text:p>
          </table:table-cell>
          <table:table-cell table:style-name="ce11" table:formula="of:=LN([$'Data-Input - Absolute Values'.I221]/[$'Data-Input - Absolute Values'.I222])" office:value-type="float" office:value="-0.007311475753" calcext:value-type="float">
            <text:p>-0.00731</text:p>
          </table:table-cell>
          <table:table-cell table:style-name="ce11" table:formula="of:=LN([$'Data-Input - Absolute Values'.J221]/[$'Data-Input - Absolute Values'.J222])" office:value-type="float" office:value="-0.02480053611" calcext:value-type="float">
            <text:p>-0.02480</text:p>
          </table:table-cell>
          <table:table-cell table:style-name="ce11" table:formula="of:=LN([$'Data-Input - Absolute Values'.K221]/[$'Data-Input - Absolute Values'.K222])" office:value-type="float" office:value="-0.05634156096" calcext:value-type="float">
            <text:p>-0.05634</text:p>
          </table:table-cell>
          <table:table-cell table:style-name="ce11" table:formula="of:=LN([$'Data-Input - Absolute Values'.L221]/[$'Data-Input - Absolute Values'.L222])" office:value-type="float" office:value="-0.008438868646" calcext:value-type="float">
            <text:p>-0.00844</text:p>
          </table:table-cell>
          <table:table-cell table:style-name="ce11" table:formula="of:=LN([$'Data-Input - Absolute Values'.M221]/[$'Data-Input - Absolute Values'.M222])" office:value-type="float" office:value="-0.03109828653" calcext:value-type="float">
            <text:p>-0.0311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10-15" calcext:value-type="date">
            <text:p>2019-10-15</text:p>
          </table:table-cell>
          <table:table-cell table:style-name="ce11" table:formula="of:=LN([$'Data-Input - Absolute Values'.B222]/[$'Data-Input - Absolute Values'.B223])" office:value-type="float" office:value="0.029258037" calcext:value-type="float">
            <text:p>0.02926</text:p>
          </table:table-cell>
          <table:table-cell table:style-name="ce11" table:formula="of:=LN([$'Data-Input - Absolute Values'.C222]/[$'Data-Input - Absolute Values'.C223])" office:value-type="float" office:value="0.07845680825" calcext:value-type="float">
            <text:p>0.07846</text:p>
          </table:table-cell>
          <table:table-cell table:style-name="ce11" table:formula="of:=LN([$'Data-Input - Absolute Values'.D222]/[$'Data-Input - Absolute Values'.D223])" office:value-type="float" office:value="0.03947881097" calcext:value-type="float">
            <text:p>0.03948</text:p>
          </table:table-cell>
          <table:table-cell table:style-name="ce11" table:formula="of:=LN([$'Data-Input - Absolute Values'.E222]/[$'Data-Input - Absolute Values'.E223])" office:value-type="float" office:value="0.0634380049" calcext:value-type="float">
            <text:p>0.06344</text:p>
          </table:table-cell>
          <table:table-cell table:style-name="ce11" table:formula="of:=LN([$'Data-Input - Absolute Values'.F222]/[$'Data-Input - Absolute Values'.F223])" office:value-type="float" office:value="-0.02485174024" calcext:value-type="float">
            <text:p>-0.02485</text:p>
          </table:table-cell>
          <table:table-cell table:style-name="ce11" table:formula="of:=LN([$'Data-Input - Absolute Values'.G222]/[$'Data-Input - Absolute Values'.G223])" office:value-type="float" office:value="-0.01117571746" calcext:value-type="float">
            <text:p>-0.01118</text:p>
          </table:table-cell>
          <table:table-cell table:style-name="ce11" table:formula="of:=LN([$'Data-Input - Absolute Values'.H222]/[$'Data-Input - Absolute Values'.H223])" office:value-type="float" office:value="-0.006019656012" calcext:value-type="float">
            <text:p>-0.00602</text:p>
          </table:table-cell>
          <table:table-cell table:style-name="ce11" table:formula="of:=LN([$'Data-Input - Absolute Values'.I222]/[$'Data-Input - Absolute Values'.I223])" office:value-type="float" office:value="-0.05673710696" calcext:value-type="float">
            <text:p>-0.05674</text:p>
          </table:table-cell>
          <table:table-cell table:style-name="ce11" table:formula="of:=LN([$'Data-Input - Absolute Values'.J222]/[$'Data-Input - Absolute Values'.J223])" office:value-type="float" office:value="-0.01021918463" calcext:value-type="float">
            <text:p>-0.01022</text:p>
          </table:table-cell>
          <table:table-cell table:style-name="ce11" table:formula="of:=LN([$'Data-Input - Absolute Values'.K222]/[$'Data-Input - Absolute Values'.K223])" office:value-type="float" office:value="-0.008974281994" calcext:value-type="float">
            <text:p>-0.00897</text:p>
          </table:table-cell>
          <table:table-cell table:style-name="ce11" table:formula="of:=LN([$'Data-Input - Absolute Values'.L222]/[$'Data-Input - Absolute Values'.L223])" office:value-type="float" office:value="-0.04919024419" calcext:value-type="float">
            <text:p>-0.04919</text:p>
          </table:table-cell>
          <table:table-cell table:style-name="ce11" table:formula="of:=LN([$'Data-Input - Absolute Values'.M222]/[$'Data-Input - Absolute Values'.M223])" office:value-type="float" office:value="-0.05047927987" calcext:value-type="float">
            <text:p>-0.05048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10-08" calcext:value-type="date">
            <text:p>2019-10-08</text:p>
          </table:table-cell>
          <table:table-cell table:style-name="ce11" table:formula="of:=LN([$'Data-Input - Absolute Values'.B223]/[$'Data-Input - Absolute Values'.B224])" office:value-type="float" office:value="-0.007036651456" calcext:value-type="float">
            <text:p>-0.00704</text:p>
          </table:table-cell>
          <table:table-cell table:style-name="ce11" table:formula="of:=LN([$'Data-Input - Absolute Values'.C223]/[$'Data-Input - Absolute Values'.C224])" office:value-type="float" office:value="-0.034326548" calcext:value-type="float">
            <text:p>-0.03433</text:p>
          </table:table-cell>
          <table:table-cell table:style-name="ce11" table:formula="of:=LN([$'Data-Input - Absolute Values'.D223]/[$'Data-Input - Absolute Values'.D224])" office:value-type="float" office:value="-0.0199342149" calcext:value-type="float">
            <text:p>-0.01993</text:p>
          </table:table-cell>
          <table:table-cell table:style-name="ce11" table:formula="of:=LN([$'Data-Input - Absolute Values'.E223]/[$'Data-Input - Absolute Values'.E224])" office:value-type="float" office:value="-0.02941388521" calcext:value-type="float">
            <text:p>-0.02941</text:p>
          </table:table-cell>
          <table:table-cell table:style-name="ce11" table:formula="of:=LN([$'Data-Input - Absolute Values'.F223]/[$'Data-Input - Absolute Values'.F224])" office:value-type="float" office:value="0.002587078133" calcext:value-type="float">
            <text:p>0.00259</text:p>
          </table:table-cell>
          <table:table-cell table:style-name="ce11" table:formula="of:=LN([$'Data-Input - Absolute Values'.G223]/[$'Data-Input - Absolute Values'.G224])" office:value-type="float" office:value="0.01132073957" calcext:value-type="float">
            <text:p>0.01132</text:p>
          </table:table-cell>
          <table:table-cell table:style-name="ce11" table:formula="of:=LN([$'Data-Input - Absolute Values'.H223]/[$'Data-Input - Absolute Values'.H224])" office:value-type="float" office:value="0.01088150019" calcext:value-type="float">
            <text:p>0.01088</text:p>
          </table:table-cell>
          <table:table-cell table:style-name="ce11" table:formula="of:=LN([$'Data-Input - Absolute Values'.I223]/[$'Data-Input - Absolute Values'.I224])" office:value-type="float" office:value="0.005410800371" calcext:value-type="float">
            <text:p>0.00541</text:p>
          </table:table-cell>
          <table:table-cell table:style-name="ce11" table:formula="of:=LN([$'Data-Input - Absolute Values'.J223]/[$'Data-Input - Absolute Values'.J224])" office:value-type="float" office:value="-0.01811889063" calcext:value-type="float">
            <text:p>-0.01812</text:p>
          </table:table-cell>
          <table:table-cell table:style-name="ce11" table:formula="of:=LN([$'Data-Input - Absolute Values'.K223]/[$'Data-Input - Absolute Values'.K224])" office:value-type="float" office:value="0.02484623845" calcext:value-type="float">
            <text:p>0.02485</text:p>
          </table:table-cell>
          <table:table-cell table:style-name="ce11" table:formula="of:=LN([$'Data-Input - Absolute Values'.L223]/[$'Data-Input - Absolute Values'.L224])" office:value-type="float" office:value="0.06329485037" calcext:value-type="float">
            <text:p>0.06329</text:p>
          </table:table-cell>
          <table:table-cell table:style-name="ce11" table:formula="of:=LN([$'Data-Input - Absolute Values'.M223]/[$'Data-Input - Absolute Values'.M224])" office:value-type="float" office:value="0.02139002694" calcext:value-type="float">
            <text:p>0.0213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10-01" calcext:value-type="date">
            <text:p>2019-10-01</text:p>
          </table:table-cell>
          <table:table-cell table:style-name="ce11" table:formula="of:=LN([$'Data-Input - Absolute Values'.B224]/[$'Data-Input - Absolute Values'.B225])" office:value-type="float" office:value="0.009125173381" calcext:value-type="float">
            <text:p>0.00913</text:p>
          </table:table-cell>
          <table:table-cell table:style-name="ce11" table:formula="of:=LN([$'Data-Input - Absolute Values'.C224]/[$'Data-Input - Absolute Values'.C225])" office:value-type="float" office:value="-0.008682576252" calcext:value-type="float">
            <text:p>-0.00868</text:p>
          </table:table-cell>
          <table:table-cell table:style-name="ce11" table:formula="of:=LN([$'Data-Input - Absolute Values'.D224]/[$'Data-Input - Absolute Values'.D225])" office:value-type="float" office:value="-0.01841492598" calcext:value-type="float">
            <text:p>-0.01841</text:p>
          </table:table-cell>
          <table:table-cell table:style-name="ce11" table:formula="of:=LN([$'Data-Input - Absolute Values'.E224]/[$'Data-Input - Absolute Values'.E225])" office:value-type="float" office:value="0.003466959052" calcext:value-type="float">
            <text:p>0.00347</text:p>
          </table:table-cell>
          <table:table-cell table:style-name="ce11" table:formula="of:=LN([$'Data-Input - Absolute Values'.F224]/[$'Data-Input - Absolute Values'.F225])" office:value-type="float" office:value="-0.007389884844" calcext:value-type="float">
            <text:p>-0.00739</text:p>
          </table:table-cell>
          <table:table-cell table:style-name="ce11" table:formula="of:=LN([$'Data-Input - Absolute Values'.G224]/[$'Data-Input - Absolute Values'.G225])" office:value-type="float" office:value="0.001741907829" calcext:value-type="float">
            <text:p>0.00174</text:p>
          </table:table-cell>
          <table:table-cell table:style-name="ce11" table:formula="of:=LN([$'Data-Input - Absolute Values'.H224]/[$'Data-Input - Absolute Values'.H225])" office:value-type="float" office:value="0" calcext:value-type="float">
            <text:p>0.00000</text:p>
          </table:table-cell>
          <table:table-cell table:style-name="ce11" table:formula="of:=LN([$'Data-Input - Absolute Values'.I224]/[$'Data-Input - Absolute Values'.I225])" office:value-type="float" office:value="0.00675493978" calcext:value-type="float">
            <text:p>0.00675</text:p>
          </table:table-cell>
          <table:table-cell table:style-name="ce11" table:formula="of:=LN([$'Data-Input - Absolute Values'.J224]/[$'Data-Input - Absolute Values'.J225])" office:value-type="float" office:value="-0.0181004828" calcext:value-type="float">
            <text:p>-0.01810</text:p>
          </table:table-cell>
          <table:table-cell table:style-name="ce11" table:formula="of:=LN([$'Data-Input - Absolute Values'.K224]/[$'Data-Input - Absolute Values'.K225])" office:value-type="float" office:value="0.0613257249" calcext:value-type="float">
            <text:p>0.06133</text:p>
          </table:table-cell>
          <table:table-cell table:style-name="ce11" table:formula="of:=LN([$'Data-Input - Absolute Values'.L224]/[$'Data-Input - Absolute Values'.L225])" office:value-type="float" office:value="-0.002836881335" calcext:value-type="float">
            <text:p>-0.00284</text:p>
          </table:table-cell>
          <table:table-cell table:style-name="ce11" table:formula="of:=LN([$'Data-Input - Absolute Values'.M224]/[$'Data-Input - Absolute Values'.M225])" office:value-type="float" office:value="0.01919313883" calcext:value-type="float">
            <text:p>0.01919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09-24" calcext:value-type="date">
            <text:p>2019-09-24</text:p>
          </table:table-cell>
          <table:table-cell table:style-name="ce11" table:formula="of:=LN([$'Data-Input - Absolute Values'.B225]/[$'Data-Input - Absolute Values'.B226])" office:value-type="float" office:value="0.006130040167" calcext:value-type="float">
            <text:p>0.00613</text:p>
          </table:table-cell>
          <table:table-cell table:style-name="ce11" table:formula="of:=LN([$'Data-Input - Absolute Values'.C225]/[$'Data-Input - Absolute Values'.C226])" office:value-type="float" office:value="-0.005435305294" calcext:value-type="float">
            <text:p>-0.00544</text:p>
          </table:table-cell>
          <table:table-cell table:style-name="ce11" table:formula="of:=LN([$'Data-Input - Absolute Values'.D225]/[$'Data-Input - Absolute Values'.D226])" office:value-type="float" office:value="-0.01633604554" calcext:value-type="float">
            <text:p>-0.01634</text:p>
          </table:table-cell>
          <table:table-cell table:style-name="ce11" table:formula="of:=LN([$'Data-Input - Absolute Values'.E225]/[$'Data-Input - Absolute Values'.E226])" office:value-type="float" office:value="0.02194514225" calcext:value-type="float">
            <text:p>0.02195</text:p>
          </table:table-cell>
          <table:table-cell table:style-name="ce11" table:formula="of:=LN([$'Data-Input - Absolute Values'.F225]/[$'Data-Input - Absolute Values'.F226])" office:value-type="float" office:value="0.0278902713" calcext:value-type="float">
            <text:p>0.02789</text:p>
          </table:table-cell>
          <table:table-cell table:style-name="ce11" table:formula="of:=LN([$'Data-Input - Absolute Values'.G225]/[$'Data-Input - Absolute Values'.G226])" office:value-type="float" office:value="0.02195953551" calcext:value-type="float">
            <text:p>0.02196</text:p>
          </table:table-cell>
          <table:table-cell table:style-name="ce11" table:formula="of:=LN([$'Data-Input - Absolute Values'.H225]/[$'Data-Input - Absolute Values'.H226])" office:value-type="float" office:value="0.008389981297" calcext:value-type="float">
            <text:p>0.00839</text:p>
          </table:table-cell>
          <table:table-cell table:style-name="ce11" table:formula="of:=LN([$'Data-Input - Absolute Values'.I225]/[$'Data-Input - Absolute Values'.I226])" office:value-type="float" office:value="0.04391132982" calcext:value-type="float">
            <text:p>0.04391</text:p>
          </table:table-cell>
          <table:table-cell table:style-name="ce11" table:formula="of:=LN([$'Data-Input - Absolute Values'.J225]/[$'Data-Input - Absolute Values'.J226])" office:value-type="float" office:value="-0.1714962888" calcext:value-type="float">
            <text:p>-0.17150</text:p>
          </table:table-cell>
          <table:table-cell table:style-name="ce11" table:formula="of:=LN([$'Data-Input - Absolute Values'.K225]/[$'Data-Input - Absolute Values'.K226])" office:value-type="float" office:value="-0.2131293602" calcext:value-type="float">
            <text:p>-0.21313</text:p>
          </table:table-cell>
          <table:table-cell table:style-name="ce11" table:formula="of:=LN([$'Data-Input - Absolute Values'.L225]/[$'Data-Input - Absolute Values'.L226])" office:value-type="float" office:value="-0.2360905377" calcext:value-type="float">
            <text:p>-0.23609</text:p>
          </table:table-cell>
          <table:table-cell table:style-name="ce11" table:formula="of:=LN([$'Data-Input - Absolute Values'.M225]/[$'Data-Input - Absolute Values'.M226])" office:value-type="float" office:value="-0.2922710723" calcext:value-type="float">
            <text:p>-0.29227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09-17" calcext:value-type="date">
            <text:p>2019-09-17</text:p>
          </table:table-cell>
          <table:table-cell table:style-name="ce11" table:formula="of:=LN([$'Data-Input - Absolute Values'.B226]/[$'Data-Input - Absolute Values'.B227])" office:value-type="float" office:value="0.008939515039" calcext:value-type="float">
            <text:p>0.00894</text:p>
          </table:table-cell>
          <table:table-cell table:style-name="ce11" table:formula="of:=LN([$'Data-Input - Absolute Values'.C226]/[$'Data-Input - Absolute Values'.C227])" office:value-type="float" office:value="0.01222394159" calcext:value-type="float">
            <text:p>0.01222</text:p>
          </table:table-cell>
          <table:table-cell table:style-name="ce11" table:formula="of:=LN([$'Data-Input - Absolute Values'.D226]/[$'Data-Input - Absolute Values'.D227])" office:value-type="float" office:value="0.04217981295" calcext:value-type="float">
            <text:p>0.04218</text:p>
          </table:table-cell>
          <table:table-cell table:style-name="ce11" table:formula="of:=LN([$'Data-Input - Absolute Values'.E226]/[$'Data-Input - Absolute Values'.E227])" office:value-type="float" office:value="0.004447416715" calcext:value-type="float">
            <text:p>0.00445</text:p>
          </table:table-cell>
          <table:table-cell table:style-name="ce11" table:formula="of:=LN([$'Data-Input - Absolute Values'.F226]/[$'Data-Input - Absolute Values'.F227])" office:value-type="float" office:value="-0.0002643730848" calcext:value-type="float">
            <text:p>-0.00026</text:p>
          </table:table-cell>
          <table:table-cell table:style-name="ce11" table:formula="of:=LN([$'Data-Input - Absolute Values'.G226]/[$'Data-Input - Absolute Values'.G227])" office:value-type="float" office:value="-0.0292696683" calcext:value-type="float">
            <text:p>-0.02927</text:p>
          </table:table-cell>
          <table:table-cell table:style-name="ce11" table:formula="of:=LN([$'Data-Input - Absolute Values'.H226]/[$'Data-Input - Absolute Values'.H227])" office:value-type="float" office:value="-0.01434001868" calcext:value-type="float">
            <text:p>-0.01434</text:p>
          </table:table-cell>
          <table:table-cell table:style-name="ce11" table:formula="of:=LN([$'Data-Input - Absolute Values'.I226]/[$'Data-Input - Absolute Values'.I227])" office:value-type="float" office:value="-0.04571991478" calcext:value-type="float">
            <text:p>-0.04572</text:p>
          </table:table-cell>
          <table:table-cell table:style-name="ce11" table:formula="of:=LN([$'Data-Input - Absolute Values'.J226]/[$'Data-Input - Absolute Values'.J227])" office:value-type="float" office:value="0.006843543199" calcext:value-type="float">
            <text:p>0.00684</text:p>
          </table:table-cell>
          <table:table-cell table:style-name="ce11" table:formula="of:=LN([$'Data-Input - Absolute Values'.K226]/[$'Data-Input - Absolute Values'.K227])" office:value-type="float" office:value="0.1407818291" calcext:value-type="float">
            <text:p>0.14078</text:p>
          </table:table-cell>
          <table:table-cell table:style-name="ce11" table:formula="of:=LN([$'Data-Input - Absolute Values'.L226]/[$'Data-Input - Absolute Values'.L227])" office:value-type="float" office:value="0.06230388334" calcext:value-type="float">
            <text:p>0.06230</text:p>
          </table:table-cell>
          <table:table-cell table:style-name="ce11" table:formula="of:=LN([$'Data-Input - Absolute Values'.M226]/[$'Data-Input - Absolute Values'.M227])" office:value-type="float" office:value="0.04350429702" calcext:value-type="float">
            <text:p>0.04350</text:p>
          </table:table-cell>
          <table:table-cell table:style-name="ce5" table:number-columns-repeated="13"/>
          <table:table-cell table:number-columns-repeated="998"/>
        </table:table-row>
        <table:table-row table:style-name="ro1">
          <table:table-cell table:style-name="ce4" office:value-type="date" office:date-value="2019-09-10" calcext:value-type="date">
            <text:p>2019-09-10</text:p>
          </table:table-cell>
          <table:table-cell table:style-name="ce11" table:formula="of:=LN([$'Data-Input - Absolute Values'.B227]/[$'Data-Input - Absolute Values'.B228])" office:value-type="string" office:string-value="" calcext:value-type="error">
            <text:p>#DIV/0!</text:p>
          </table:table-cell>
          <table:table-cell table:style-name="ce11" table:formula="of:=LN([$'Data-Input - Absolute Values'.C227]/[$'Data-Input - Absolute Values'.C228])" office:value-type="string" office:string-value="" calcext:value-type="error">
            <text:p>#DIV/0!</text:p>
          </table:table-cell>
          <table:table-cell table:style-name="ce11" table:formula="of:=LN([$'Data-Input - Absolute Values'.D227]/[$'Data-Input - Absolute Values'.D228])" office:value-type="string" office:string-value="" calcext:value-type="error">
            <text:p>#DIV/0!</text:p>
          </table:table-cell>
          <table:table-cell table:style-name="ce11" table:formula="of:=LN([$'Data-Input - Absolute Values'.E227]/[$'Data-Input - Absolute Values'.E228])" office:value-type="string" office:string-value="" calcext:value-type="error">
            <text:p>#DIV/0!</text:p>
          </table:table-cell>
          <table:table-cell table:style-name="ce11" table:formula="of:=LN([$'Data-Input - Absolute Values'.F227]/[$'Data-Input - Absolute Values'.F228])" office:value-type="string" office:string-value="" calcext:value-type="error">
            <text:p>#DIV/0!</text:p>
          </table:table-cell>
          <table:table-cell table:style-name="ce11" table:formula="of:=LN([$'Data-Input - Absolute Values'.G227]/[$'Data-Input - Absolute Values'.G228])" office:value-type="string" office:string-value="" calcext:value-type="error">
            <text:p>#DIV/0!</text:p>
          </table:table-cell>
          <table:table-cell table:style-name="ce11" table:formula="of:=LN([$'Data-Input - Absolute Values'.H227]/[$'Data-Input - Absolute Values'.H228])" office:value-type="string" office:string-value="" calcext:value-type="error">
            <text:p>#DIV/0!</text:p>
          </table:table-cell>
          <table:table-cell table:style-name="ce11" table:formula="of:=LN([$'Data-Input - Absolute Values'.I227]/[$'Data-Input - Absolute Values'.I228])" office:value-type="string" office:string-value="" calcext:value-type="error">
            <text:p>#DIV/0!</text:p>
          </table:table-cell>
          <table:table-cell table:style-name="ce11" table:formula="of:=LN([$'Data-Input - Absolute Values'.J227]/[$'Data-Input - Absolute Values'.J228])" office:value-type="string" office:string-value="" calcext:value-type="error">
            <text:p>#DIV/0!</text:p>
          </table:table-cell>
          <table:table-cell table:style-name="ce11" table:formula="of:=LN([$'Data-Input - Absolute Values'.K227]/[$'Data-Input - Absolute Values'.K228])" office:value-type="string" office:string-value="" calcext:value-type="error">
            <text:p>#DIV/0!</text:p>
          </table:table-cell>
          <table:table-cell table:style-name="ce11" table:formula="of:=LN([$'Data-Input - Absolute Values'.L227]/[$'Data-Input - Absolute Values'.L228])" office:value-type="string" office:string-value="" calcext:value-type="error">
            <text:p>#DIV/0!</text:p>
          </table:table-cell>
          <table:table-cell table:style-name="ce11" table:formula="of:=LN([$'Data-Input - Absolute Values'.M227]/[$'Data-Input - Absolute Values'.M228])" office:value-type="string" office:string-value="" calcext:value-type="error">
            <text:p>#DIV/0!</text:p>
          </table:table-cell>
          <table:table-cell table:style-name="ce5" table:number-columns-repeated="13"/>
          <table:table-cell table:number-columns-repeated="998"/>
        </table:table-row>
        <table:table-row table:style-name="ro1" table:number-rows-repeated="739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-Input - Absolute Values" table:style-name="ta2">
        <table:table-column table:style-name="co4" table:number-columns-repeated="1024" table:default-cell-style-name="Default"/>
        <table:table-row table:style-name="ro1"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Microsoft</text:p>
          </table:table-cell>
          <table:table-cell table:style-name="ce13" office:value-type="string" calcext:value-type="string">
            <text:p>JP Morgan</text:p>
          </table:table-cell>
          <table:table-cell table:style-name="ce13" office:value-type="string" calcext:value-type="string">
            <text:p>Toyota</text:p>
          </table:table-cell>
          <table:table-cell table:style-name="ce13" office:value-type="string" calcext:value-type="string">
            <text:p>AXA</text:p>
          </table:table-cell>
          <table:table-cell table:style-name="ce13" office:value-type="string" calcext:value-type="string">
            <text:p>Siemens-Bond</text:p>
          </table:table-cell>
          <table:table-cell table:style-name="ce13" office:value-type="string" calcext:value-type="string">
            <text:p>Microsoft Bond</text:p>
          </table:table-cell>
          <table:table-cell table:style-name="ce13" office:value-type="string" calcext:value-type="string">
            <text:p>ExxonMobil Bond</text:p>
          </table:table-cell>
          <table:table-cell table:style-name="ce13" office:value-type="string" calcext:value-type="string">
            <text:p>Germany Bond</text:p>
          </table:table-cell>
          <table:table-cell table:style-name="ce13" office:value-type="string" calcext:value-type="string">
            <text:p>Bitcoin</text:p>
          </table:table-cell>
          <table:table-cell table:style-name="ce13" office:value-type="string" calcext:value-type="string">
            <text:p>Ethereum</text:p>
          </table:table-cell>
          <table:table-cell table:style-name="ce13" office:value-type="string" calcext:value-type="string">
            <text:p>Cardano</text:p>
          </table:table-cell>
          <table:table-cell table:style-name="ce13" office:value-type="string" calcext:value-type="string">
            <text:p>Litecoin</text:p>
          </table:table-cell>
          <table:table-cell table:number-columns-repeated="1011"/>
        </table:table-row>
        <table:table-row table:style-name="ro1">
          <table:table-cell table:style-name="ce14" office:value-type="date" office:date-value="2024-02-07" calcext:value-type="date">
            <text:p>2024-02-07</text:p>
          </table:table-cell>
          <table:table-cell table:style-name="ce15" office:value-type="float" office:value="384.2" calcext:value-type="float">
            <text:p>384.20</text:p>
          </table:table-cell>
          <table:table-cell table:style-name="ce15" office:value-type="float" office:value="162.6" calcext:value-type="float">
            <text:p>162.60</text:p>
          </table:table-cell>
          <table:table-cell table:style-name="ce15" office:value-type="float" office:value="20.565" calcext:value-type="float">
            <text:p>20.57</text:p>
          </table:table-cell>
          <table:table-cell table:style-name="ce15" office:value-type="float" office:value="30.45" calcext:value-type="float">
            <text:p>30.45</text:p>
          </table:table-cell>
          <table:table-cell table:style-name="ce15" office:value-type="float" office:value="79.81" calcext:value-type="float">
            <text:p>79.81</text:p>
          </table:table-cell>
          <table:table-cell table:style-name="ce15" office:value-type="float" office:value="109.5" calcext:value-type="float">
            <text:p>109.50</text:p>
          </table:table-cell>
          <table:table-cell table:style-name="ce15" office:value-type="float" office:value="94.88" calcext:value-type="float">
            <text:p>94.88</text:p>
          </table:table-cell>
          <table:table-cell table:style-name="ce15" office:value-type="float" office:value="53.133" calcext:value-type="float">
            <text:p>53.13</text:p>
          </table:table-cell>
          <table:table-cell table:style-name="ce15" office:value-type="float" office:value="41111.414" calcext:value-type="float">
            <text:p>41,111.41</text:p>
          </table:table-cell>
          <table:table-cell table:style-name="ce15" office:value-type="float" office:value="2249.5806" calcext:value-type="float">
            <text:p>2,249.58</text:p>
          </table:table-cell>
          <table:table-cell table:style-name="ce15" office:value-type="float" office:value="0.4656" calcext:value-type="float">
            <text:p>0.47</text:p>
          </table:table-cell>
          <table:table-cell table:style-name="ce15" office:value-type="float" office:value="63.6161" calcext:value-type="float">
            <text:p>63.6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4-01-31" calcext:value-type="date">
            <text:p>2024-01-31</text:p>
          </table:table-cell>
          <table:table-cell table:style-name="ce15" office:value-type="float" office:value="368.3" calcext:value-type="float">
            <text:p>368.30</text:p>
          </table:table-cell>
          <table:table-cell table:style-name="ce15" office:value-type="float" office:value="162.3" calcext:value-type="float">
            <text:p>162.30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31.115" calcext:value-type="float">
            <text:p>31.12</text:p>
          </table:table-cell>
          <table:table-cell table:style-name="ce15" office:value-type="float" office:value="81.3" calcext:value-type="float">
            <text:p>81.30</text:p>
          </table:table-cell>
          <table:table-cell table:style-name="ce15" office:value-type="float" office:value="111.329" calcext:value-type="float">
            <text:p>111.33</text:p>
          </table:table-cell>
          <table:table-cell table:style-name="ce15" office:value-type="float" office:value="95.2" calcext:value-type="float">
            <text:p>95.20</text:p>
          </table:table-cell>
          <table:table-cell table:style-name="ce15" office:value-type="float" office:value="54.12" calcext:value-type="float">
            <text:p>54.12</text:p>
          </table:table-cell>
          <table:table-cell table:style-name="ce15" office:value-type="float" office:value="39405.2055" calcext:value-type="float">
            <text:p>39,405.21</text:p>
          </table:table-cell>
          <table:table-cell table:style-name="ce15" office:value-type="float" office:value="2112.6987" calcext:value-type="float">
            <text:p>2,112.70</text:p>
          </table:table-cell>
          <table:table-cell table:style-name="ce15" office:value-type="float" office:value="0.461" calcext:value-type="float">
            <text:p>0.46</text:p>
          </table:table-cell>
          <table:table-cell table:style-name="ce15" office:value-type="float" office:value="61.7528" calcext:value-type="float">
            <text:p>61.7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4-01-24" calcext:value-type="date">
            <text:p>2024-01-24</text:p>
          </table:table-cell>
          <table:table-cell table:style-name="ce15" office:value-type="float" office:value="370.2" calcext:value-type="float">
            <text:p>370.20</text:p>
          </table:table-cell>
          <table:table-cell table:style-name="ce15" office:value-type="float" office:value="156.5" calcext:value-type="float">
            <text:p>156.50</text:p>
          </table:table-cell>
          <table:table-cell table:style-name="ce15" office:value-type="float" office:value="18.278" calcext:value-type="float">
            <text:p>18.28</text:p>
          </table:table-cell>
          <table:table-cell table:style-name="ce15" office:value-type="float" office:value="30.86" calcext:value-type="float">
            <text:p>30.86</text:p>
          </table:table-cell>
          <table:table-cell table:style-name="ce15" office:value-type="float" office:value="79.58" calcext:value-type="float">
            <text:p>79.58</text:p>
          </table:table-cell>
          <table:table-cell table:style-name="ce15" office:value-type="float" office:value="109.51" calcext:value-type="float">
            <text:p>109.51</text:p>
          </table:table-cell>
          <table:table-cell table:style-name="ce15" office:value-type="float" office:value="94.87" calcext:value-type="float">
            <text:p>94.87</text:p>
          </table:table-cell>
          <table:table-cell table:style-name="ce15" office:value-type="float" office:value="53.059" calcext:value-type="float">
            <text:p>53.06</text:p>
          </table:table-cell>
          <table:table-cell table:style-name="ce15" office:value-type="float" office:value="36860.076" calcext:value-type="float">
            <text:p>36,860.08</text:p>
          </table:table-cell>
          <table:table-cell table:style-name="ce15" office:value-type="float" office:value="2054.182" calcext:value-type="float">
            <text:p>2,054.18</text:p>
          </table:table-cell>
          <table:table-cell table:style-name="ce15" office:value-type="float" office:value="0.4381" calcext:value-type="float">
            <text:p>0.44</text:p>
          </table:table-cell>
          <table:table-cell table:style-name="ce15" office:value-type="float" office:value="60.8587" calcext:value-type="float">
            <text:p>60.8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4-01-17" calcext:value-type="date">
            <text:p>2024-01-17</text:p>
          </table:table-cell>
          <table:table-cell table:style-name="ce15" office:value-type="float" office:value="356.65" calcext:value-type="float">
            <text:p>356.65</text:p>
          </table:table-cell>
          <table:table-cell table:style-name="ce15" office:value-type="float" office:value="154.8" calcext:value-type="float">
            <text:p>154.80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office:value-type="float" office:value="29.515" calcext:value-type="float">
            <text:p>29.52</text:p>
          </table:table-cell>
          <table:table-cell table:style-name="ce15" office:value-type="float" office:value="79.52" calcext:value-type="float">
            <text:p>79.52</text:p>
          </table:table-cell>
          <table:table-cell table:style-name="ce15" office:value-type="float" office:value="110.46" calcext:value-type="float">
            <text:p>110.46</text:p>
          </table:table-cell>
          <table:table-cell table:style-name="ce15" office:value-type="float" office:value="95.08" calcext:value-type="float">
            <text:p>95.08</text:p>
          </table:table-cell>
          <table:table-cell table:style-name="ce15" office:value-type="float" office:value="53.389" calcext:value-type="float">
            <text:p>53.39</text:p>
          </table:table-cell>
          <table:table-cell table:style-name="ce15" office:value-type="float" office:value="39258.0557" calcext:value-type="float">
            <text:p>39,258.06</text:p>
          </table:table-cell>
          <table:table-cell table:style-name="ce15" office:value-type="float" office:value="2322.1434" calcext:value-type="float">
            <text:p>2,322.14</text:p>
          </table:table-cell>
          <table:table-cell table:style-name="ce15" office:value-type="float" office:value="0.4839" calcext:value-type="float">
            <text:p>0.48</text:p>
          </table:table-cell>
          <table:table-cell table:style-name="ce15" office:value-type="float" office:value="63.7242" calcext:value-type="float">
            <text:p>63.7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4-01-10" calcext:value-type="date">
            <text:p>2024-01-10</text:p>
          </table:table-cell>
          <table:table-cell table:style-name="ce15" office:value-type="float" office:value="349" calcext:value-type="float">
            <text:p>349.00</text:p>
          </table:table-cell>
          <table:table-cell table:style-name="ce15" office:value-type="float" office:value="155.7" calcext:value-type="float">
            <text:p>155.70</text:p>
          </table:table-cell>
          <table:table-cell table:style-name="ce15" office:value-type="float" office:value="17.484" calcext:value-type="float">
            <text:p>17.48</text:p>
          </table:table-cell>
          <table:table-cell table:style-name="ce15" office:value-type="float" office:value="29.615" calcext:value-type="float">
            <text:p>29.62</text:p>
          </table:table-cell>
          <table:table-cell table:style-name="ce15" office:value-type="float" office:value="80.05" calcext:value-type="float">
            <text:p>80.05</text:p>
          </table:table-cell>
          <table:table-cell table:style-name="ce15" office:value-type="float" office:value="110.627" calcext:value-type="float">
            <text:p>110.63</text:p>
          </table:table-cell>
          <table:table-cell table:style-name="ce15" office:value-type="float" office:value="94.78" calcext:value-type="float">
            <text:p>94.78</text:p>
          </table:table-cell>
          <table:table-cell table:style-name="ce15" office:value-type="float" office:value="54.287" calcext:value-type="float">
            <text:p>54.29</text:p>
          </table:table-cell>
          <table:table-cell table:style-name="ce15" office:value-type="float" office:value="42470.4079" calcext:value-type="float">
            <text:p>42,470.41</text:p>
          </table:table-cell>
          <table:table-cell table:style-name="ce15" office:value-type="float" office:value="2355.0403" calcext:value-type="float">
            <text:p>2,355.04</text:p>
          </table:table-cell>
          <table:table-cell table:style-name="ce15" office:value-type="float" office:value="0.5168" calcext:value-type="float">
            <text:p>0.52</text:p>
          </table:table-cell>
          <table:table-cell table:style-name="ce15" office:value-type="float" office:value="63.6536" calcext:value-type="float">
            <text:p>63.6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4-01-03" calcext:value-type="date">
            <text:p>2024-01-03</text:p>
          </table:table-cell>
          <table:table-cell table:style-name="ce15" office:value-type="float" office:value="340.2" calcext:value-type="float">
            <text:p>340.20</text:p>
          </table:table-cell>
          <table:table-cell table:style-name="ce15" office:value-type="float" office:value="156.7" calcext:value-type="float">
            <text:p>156.70</text:p>
          </table:table-cell>
          <table:table-cell table:style-name="ce15" office:value-type="float" office:value="16.576" calcext:value-type="float">
            <text:p>16.58</text:p>
          </table:table-cell>
          <table:table-cell table:style-name="ce15" office:value-type="float" office:value="30.005" calcext:value-type="float">
            <text:p>30.01</text:p>
          </table:table-cell>
          <table:table-cell table:style-name="ce15" office:value-type="float" office:value="81.73" calcext:value-type="float">
            <text:p>81.73</text:p>
          </table:table-cell>
          <table:table-cell table:style-name="ce15" office:value-type="float" office:value="111.756" calcext:value-type="float">
            <text:p>111.76</text:p>
          </table:table-cell>
          <table:table-cell table:style-name="ce15" office:value-type="float" office:value="94.88" calcext:value-type="float">
            <text:p>94.88</text:p>
          </table:table-cell>
          <table:table-cell table:style-name="ce15" office:value-type="float" office:value="55.592" calcext:value-type="float">
            <text:p>55.59</text:p>
          </table:table-cell>
          <table:table-cell table:style-name="ce15" office:value-type="float" office:value="39199.1005" calcext:value-type="float">
            <text:p>39,199.10</text:p>
          </table:table-cell>
          <table:table-cell table:style-name="ce15" office:value-type="float" office:value="2023.529" calcext:value-type="float">
            <text:p>2,023.53</text:p>
          </table:table-cell>
          <table:table-cell table:style-name="ce15" office:value-type="float" office:value="0.5099" calcext:value-type="float">
            <text:p>0.51</text:p>
          </table:table-cell>
          <table:table-cell table:style-name="ce15" office:value-type="float" office:value="59.7638" calcext:value-type="float">
            <text:p>59.7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12-22" calcext:value-type="date">
            <text:p>2023-12-22</text:p>
          </table:table-cell>
          <table:table-cell table:style-name="ce15" office:value-type="float" office:value="340.35" calcext:value-type="float">
            <text:p>340.35</text:p>
          </table:table-cell>
          <table:table-cell table:style-name="ce15" office:value-type="float" office:value="151.8" calcext:value-type="float">
            <text:p>151.80</text:p>
          </table:table-cell>
          <table:table-cell table:style-name="ce15" office:value-type="float" office:value="15.796" calcext:value-type="float">
            <text:p>15.80</text:p>
          </table:table-cell>
          <table:table-cell table:style-name="ce15" office:value-type="float" office:value="29.62" calcext:value-type="float">
            <text:p>29.62</text:p>
          </table:table-cell>
          <table:table-cell table:style-name="ce15" office:value-type="float" office:value="82.71" calcext:value-type="float">
            <text:p>82.71</text:p>
          </table:table-cell>
          <table:table-cell table:style-name="ce15" office:value-type="float" office:value="112.281" calcext:value-type="float">
            <text:p>112.28</text:p>
          </table:table-cell>
          <table:table-cell table:style-name="ce15" office:value-type="float" office:value="95" calcext:value-type="float">
            <text:p>95.00</text:p>
          </table:table-cell>
          <table:table-cell table:style-name="ce15" office:value-type="float" office:value="57.039" calcext:value-type="float">
            <text:p>57.04</text:p>
          </table:table-cell>
          <table:table-cell table:style-name="ce15" office:value-type="float" office:value="39929.6258" calcext:value-type="float">
            <text:p>39,929.63</text:p>
          </table:table-cell>
          <table:table-cell table:style-name="ce15" office:value-type="float" office:value="2111.5391" calcext:value-type="float">
            <text:p>2,111.54</text:p>
          </table:table-cell>
          <table:table-cell table:style-name="ce15" office:value-type="float" office:value="0.5664" calcext:value-type="float">
            <text:p>0.57</text:p>
          </table:table-cell>
          <table:table-cell table:style-name="ce15" office:value-type="float" office:value="66.8959" calcext:value-type="float">
            <text:p>66.9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12-15" calcext:value-type="date">
            <text:p>2023-12-15</text:p>
          </table:table-cell>
          <table:table-cell table:style-name="ce15" office:value-type="float" office:value="341.05" calcext:value-type="float">
            <text:p>341.05</text:p>
          </table:table-cell>
          <table:table-cell table:style-name="ce15" office:value-type="float" office:value="151.1" calcext:value-type="float">
            <text:p>151.10</text:p>
          </table:table-cell>
          <table:table-cell table:style-name="ce15" office:value-type="float" office:value="16.368" calcext:value-type="float">
            <text:p>16.37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81.797" calcext:value-type="float">
            <text:p>81.80</text:p>
          </table:table-cell>
          <table:table-cell table:style-name="ce15" office:value-type="float" office:value="112.147" calcext:value-type="float">
            <text:p>112.15</text:p>
          </table:table-cell>
          <table:table-cell table:style-name="ce15" office:value-type="float" office:value="94.81" calcext:value-type="float">
            <text:p>94.81</text:p>
          </table:table-cell>
          <table:table-cell table:style-name="ce15" office:value-type="float" office:value="56.527" calcext:value-type="float">
            <text:p>56.53</text:p>
          </table:table-cell>
          <table:table-cell table:style-name="ce15" office:value-type="float" office:value="38455.6195" calcext:value-type="float">
            <text:p>38,455.62</text:p>
          </table:table-cell>
          <table:table-cell table:style-name="ce15" office:value-type="float" office:value="2033.9189" calcext:value-type="float">
            <text:p>2,033.92</text:p>
          </table:table-cell>
          <table:table-cell table:style-name="ce15" office:value-type="float" office:value="0.5519" calcext:value-type="float">
            <text:p>0.55</text:p>
          </table:table-cell>
          <table:table-cell table:style-name="ce15" office:value-type="float" office:value="65.0322" calcext:value-type="float">
            <text:p>65.0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12-08" calcext:value-type="date">
            <text:p>2023-12-08</text:p>
          </table:table-cell>
          <table:table-cell table:style-name="ce15" office:value-type="float" office:value="347" calcext:value-type="float">
            <text:p>347.00</text:p>
          </table:table-cell>
          <table:table-cell table:style-name="ce15" office:value-type="float" office:value="147.1" calcext:value-type="float">
            <text:p>147.10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9.96" calcext:value-type="float">
            <text:p>29.96</text:p>
          </table:table-cell>
          <table:table-cell table:style-name="ce15" office:value-type="float" office:value="78.938" calcext:value-type="float">
            <text:p>78.94</text:p>
          </table:table-cell>
          <table:table-cell table:style-name="ce15" office:value-type="float" office:value="108.903" calcext:value-type="float">
            <text:p>108.90</text:p>
          </table:table-cell>
          <table:table-cell table:style-name="ce15" office:value-type="float" office:value="94.06" calcext:value-type="float">
            <text:p>94.06</text:p>
          </table:table-cell>
          <table:table-cell table:style-name="ce15" office:value-type="float" office:value="53.332" calcext:value-type="float">
            <text:p>53.33</text:p>
          </table:table-cell>
          <table:table-cell table:style-name="ce15" office:value-type="float" office:value="41018.7489" calcext:value-type="float">
            <text:p>41,018.75</text:p>
          </table:table-cell>
          <table:table-cell table:style-name="ce15" office:value-type="float" office:value="2189.8811" calcext:value-type="float">
            <text:p>2,189.88</text:p>
          </table:table-cell>
          <table:table-cell table:style-name="ce15" office:value-type="float" office:value="0.5073" calcext:value-type="float">
            <text:p>0.51</text:p>
          </table:table-cell>
          <table:table-cell table:style-name="ce15" office:value-type="float" office:value="72.8198" calcext:value-type="float">
            <text:p>72.8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12-01" calcext:value-type="date">
            <text:p>2023-12-01</text:p>
          </table:table-cell>
          <table:table-cell table:style-name="ce15" office:value-type="float" office:value="344.2" calcext:value-type="float">
            <text:p>344.20</text:p>
          </table:table-cell>
          <table:table-cell table:style-name="ce15" office:value-type="float" office:value="144" calcext:value-type="float">
            <text:p>144.00</text:p>
          </table:table-cell>
          <table:table-cell table:style-name="ce15" office:value-type="float" office:value="17.59" calcext:value-type="float">
            <text:p>17.59</text:p>
          </table:table-cell>
          <table:table-cell table:style-name="ce15" office:value-type="float" office:value="28.975" calcext:value-type="float">
            <text:p>28.98</text:p>
          </table:table-cell>
          <table:table-cell table:style-name="ce15" office:value-type="float" office:value="77.612" calcext:value-type="float">
            <text:p>77.61</text:p>
          </table:table-cell>
          <table:table-cell table:style-name="ce15" office:value-type="float" office:value="107.1" calcext:value-type="float">
            <text:p>107.10</text:p>
          </table:table-cell>
          <table:table-cell table:style-name="ce15" office:value-type="float" office:value="94.03" calcext:value-type="float">
            <text:p>94.03</text:p>
          </table:table-cell>
          <table:table-cell table:style-name="ce15" office:value-type="float" office:value="50.733" calcext:value-type="float">
            <text:p>50.73</text:p>
          </table:table-cell>
          <table:table-cell table:style-name="ce15" office:value-type="float" office:value="35501.7124" calcext:value-type="float">
            <text:p>35,501.71</text:p>
          </table:table-cell>
          <table:table-cell table:style-name="ce15" office:value-type="float" office:value="1914.8029" calcext:value-type="float">
            <text:p>1,914.80</text:p>
          </table:table-cell>
          <table:table-cell table:style-name="ce15" office:value-type="float" office:value="0.3527" calcext:value-type="float">
            <text:p>0.35</text:p>
          </table:table-cell>
          <table:table-cell table:style-name="ce15" office:value-type="float" office:value="65.6744" calcext:value-type="float">
            <text:p>65.6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11-24" calcext:value-type="date">
            <text:p>2023-11-24</text:p>
          </table:table-cell>
          <table:table-cell table:style-name="ce15" office:value-type="float" office:value="345" calcext:value-type="float">
            <text:p>345.00</text:p>
          </table:table-cell>
          <table:table-cell table:style-name="ce15" office:value-type="float" office:value="139.9" calcext:value-type="float">
            <text:p>139.90</text:p>
          </table:table-cell>
          <table:table-cell table:style-name="ce15" office:value-type="float" office:value="17.14" calcext:value-type="float">
            <text:p>17.14</text:p>
          </table:table-cell>
          <table:table-cell table:style-name="ce15" office:value-type="float" office:value="28.55" calcext:value-type="float">
            <text:p>28.55</text:p>
          </table:table-cell>
          <table:table-cell table:style-name="ce15" office:value-type="float" office:value="75.194" calcext:value-type="float">
            <text:p>75.19</text:p>
          </table:table-cell>
          <table:table-cell table:style-name="ce15" office:value-type="float" office:value="105.54" calcext:value-type="float">
            <text:p>105.54</text:p>
          </table:table-cell>
          <table:table-cell table:style-name="ce15" office:value-type="float" office:value="93.48" calcext:value-type="float">
            <text:p>93.48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34465.8087" calcext:value-type="float">
            <text:p>34,465.81</text:p>
          </table:table-cell>
          <table:table-cell table:style-name="ce15" office:value-type="float" office:value="1900.931" calcext:value-type="float">
            <text:p>1,900.93</text:p>
          </table:table-cell>
          <table:table-cell table:style-name="ce15" office:value-type="float" office:value="0.353" calcext:value-type="float">
            <text:p>0.35</text:p>
          </table:table-cell>
          <table:table-cell table:style-name="ce15" office:value-type="float" office:value="64.6033" calcext:value-type="float">
            <text:p>64.6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11-17" calcext:value-type="date">
            <text:p>2023-11-17</text:p>
          </table:table-cell>
          <table:table-cell table:style-name="ce15" office:value-type="float" office:value="338.1" calcext:value-type="float">
            <text:p>338.10</text:p>
          </table:table-cell>
          <table:table-cell table:style-name="ce15" office:value-type="float" office:value="140.5" calcext:value-type="float">
            <text:p>140.50</text:p>
          </table:table-cell>
          <table:table-cell table:style-name="ce15" office:value-type="float" office:value="17.574" calcext:value-type="float">
            <text:p>17.57</text:p>
          </table:table-cell>
          <table:table-cell table:style-name="ce15" office:value-type="float" office:value="28.455" calcext:value-type="float">
            <text:p>28.46</text:p>
          </table:table-cell>
          <table:table-cell table:style-name="ce15" office:value-type="float" office:value="75.217" calcext:value-type="float">
            <text:p>75.22</text:p>
          </table:table-cell>
          <table:table-cell table:style-name="ce15" office:value-type="float" office:value="105.67" calcext:value-type="float">
            <text:p>105.67</text:p>
          </table:table-cell>
          <table:table-cell table:style-name="ce15" office:value-type="float" office:value="93.44" calcext:value-type="float">
            <text:p>93.44</text:p>
          </table:table-cell>
          <table:table-cell table:style-name="ce15" office:value-type="float" office:value="49.336" calcext:value-type="float">
            <text:p>49.34</text:p>
          </table:table-cell>
          <table:table-cell table:style-name="ce15" office:value-type="float" office:value="33475.4007" calcext:value-type="float">
            <text:p>33,475.40</text:p>
          </table:table-cell>
          <table:table-cell table:style-name="ce15" office:value-type="float" office:value="1793.6895" calcext:value-type="float">
            <text:p>1,793.69</text:p>
          </table:table-cell>
          <table:table-cell table:style-name="ce15" office:value-type="float" office:value="0.335" calcext:value-type="float">
            <text:p>0.34</text:p>
          </table:table-cell>
          <table:table-cell table:style-name="ce15" office:value-type="float" office:value="64.1957" calcext:value-type="float">
            <text:p>64.2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11-10" calcext:value-type="date">
            <text:p>2023-11-10</text:p>
          </table:table-cell>
          <table:table-cell table:style-name="ce15" office:value-type="float" office:value="346.15" calcext:value-type="float">
            <text:p>346.15</text:p>
          </table:table-cell>
          <table:table-cell table:style-name="ce15" office:value-type="float" office:value="136.9" calcext:value-type="float">
            <text:p>136.90</text:p>
          </table:table-cell>
          <table:table-cell table:style-name="ce15" office:value-type="float" office:value="17.39" calcext:value-type="float">
            <text:p>17.39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office:value-type="float" office:value="73.826" calcext:value-type="float">
            <text:p>73.83</text:p>
          </table:table-cell>
          <table:table-cell table:style-name="ce15" office:value-type="float" office:value="103.624" calcext:value-type="float">
            <text:p>103.62</text:p>
          </table:table-cell>
          <table:table-cell table:style-name="ce15" office:value-type="float" office:value="92.788" calcext:value-type="float">
            <text:p>92.79</text:p>
          </table:table-cell>
          <table:table-cell table:style-name="ce15" office:value-type="float" office:value="48.012" calcext:value-type="float">
            <text:p>48.01</text:p>
          </table:table-cell>
          <table:table-cell table:style-name="ce15" office:value-type="float" office:value="34889.0986" calcext:value-type="float">
            <text:p>34,889.10</text:p>
          </table:table-cell>
          <table:table-cell table:style-name="ce15" office:value-type="float" office:value="1943.3415" calcext:value-type="float">
            <text:p>1,943.34</text:p>
          </table:table-cell>
          <table:table-cell table:style-name="ce15" office:value-type="float" office:value="0.3613" calcext:value-type="float">
            <text:p>0.36</text:p>
          </table:table-cell>
          <table:table-cell table:style-name="ce15" office:value-type="float" office:value="68.4928" calcext:value-type="float">
            <text:p>68.4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11-03" calcext:value-type="date">
            <text:p>2023-11-03</text:p>
          </table:table-cell>
          <table:table-cell table:style-name="ce15" office:value-type="float" office:value="328.9" calcext:value-type="float">
            <text:p>328.90</text:p>
          </table:table-cell>
          <table:table-cell table:style-name="ce15" office:value-type="float" office:value="133" calcext:value-type="float">
            <text:p>133.00</text:p>
          </table:table-cell>
          <table:table-cell table:style-name="ce15" office:value-type="float" office:value="17.23" calcext:value-type="float">
            <text:p>17.23</text:p>
          </table:table-cell>
          <table:table-cell table:style-name="ce15" office:value-type="float" office:value="27.845" calcext:value-type="float">
            <text:p>27.85</text:p>
          </table:table-cell>
          <table:table-cell table:style-name="ce15" office:value-type="float" office:value="74.374" calcext:value-type="float">
            <text:p>74.37</text:p>
          </table:table-cell>
          <table:table-cell table:style-name="ce15" office:value-type="float" office:value="102.9" calcext:value-type="float">
            <text:p>102.90</text:p>
          </table:table-cell>
          <table:table-cell table:style-name="ce15" office:value-type="float" office:value="93.052" calcext:value-type="float">
            <text:p>93.05</text:p>
          </table:table-cell>
          <table:table-cell table:style-name="ce15" office:value-type="float" office:value="43.629" calcext:value-type="float">
            <text:p>43.63</text:p>
          </table:table-cell>
          <table:table-cell table:style-name="ce15" office:value-type="float" office:value="32355.5121" calcext:value-type="float">
            <text:p>32,355.51</text:p>
          </table:table-cell>
          <table:table-cell table:style-name="ce15" office:value-type="float" office:value="1708.4155" calcext:value-type="float">
            <text:p>1,708.42</text:p>
          </table:table-cell>
          <table:table-cell table:style-name="ce15" office:value-type="float" office:value="0.3065" calcext:value-type="float">
            <text:p>0.31</text:p>
          </table:table-cell>
          <table:table-cell table:style-name="ce15" office:value-type="float" office:value="64.7623" calcext:value-type="float">
            <text:p>64.7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10-27" calcext:value-type="date">
            <text:p>2023-10-27</text:p>
          </table:table-cell>
          <table:table-cell table:style-name="ce15" office:value-type="float" office:value="311.9" calcext:value-type="float">
            <text:p>311.90</text:p>
          </table:table-cell>
          <table:table-cell table:style-name="ce15" office:value-type="float" office:value="129.5" calcext:value-type="float">
            <text:p>129.50</text:p>
          </table:table-cell>
          <table:table-cell table:style-name="ce15" office:value-type="float" office:value="16.158" calcext:value-type="float">
            <text:p>16.16</text:p>
          </table:table-cell>
          <table:table-cell table:style-name="ce15" office:value-type="float" office:value="27.555" calcext:value-type="float">
            <text:p>27.56</text:p>
          </table:table-cell>
          <table:table-cell table:style-name="ce15" office:value-type="float" office:value="71.846" calcext:value-type="float">
            <text:p>71.85</text:p>
          </table:table-cell>
          <table:table-cell table:style-name="ce15" office:value-type="float" office:value="97.786" calcext:value-type="float">
            <text:p>97.79</text:p>
          </table:table-cell>
          <table:table-cell table:style-name="ce15" office:value-type="float" office:value="92.36" calcext:value-type="float">
            <text:p>92.36</text:p>
          </table:table-cell>
          <table:table-cell table:style-name="ce15" office:value-type="float" office:value="45.859" calcext:value-type="float">
            <text:p>45.86</text:p>
          </table:table-cell>
          <table:table-cell table:style-name="ce15" office:value-type="float" office:value="32086.7692" calcext:value-type="float">
            <text:p>32,086.77</text:p>
          </table:table-cell>
          <table:table-cell table:style-name="ce15" office:value-type="float" office:value="1684.6891" calcext:value-type="float">
            <text:p>1,684.69</text:p>
          </table:table-cell>
          <table:table-cell table:style-name="ce15" office:value-type="float" office:value="0.2738" calcext:value-type="float">
            <text:p>0.27</text:p>
          </table:table-cell>
          <table:table-cell table:style-name="ce15" office:value-type="float" office:value="63.4267" calcext:value-type="float">
            <text:p>63.4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10-20" calcext:value-type="date">
            <text:p>2023-10-20</text:p>
          </table:table-cell>
          <table:table-cell table:style-name="ce15" office:value-type="float" office:value="308.9" calcext:value-type="float">
            <text:p>308.90</text:p>
          </table:table-cell>
          <table:table-cell table:style-name="ce15" office:value-type="float" office:value="135.1" calcext:value-type="float">
            <text:p>135.10</text:p>
          </table:table-cell>
          <table:table-cell table:style-name="ce15" office:value-type="float" office:value="16.32" calcext:value-type="float">
            <text:p>16.32</text:p>
          </table:table-cell>
          <table:table-cell table:style-name="ce15" office:value-type="float" office:value="27.215" calcext:value-type="float">
            <text:p>27.22</text:p>
          </table:table-cell>
          <table:table-cell table:style-name="ce15" office:value-type="float" office:value="71.229" calcext:value-type="float">
            <text:p>71.23</text:p>
          </table:table-cell>
          <table:table-cell table:style-name="ce15" office:value-type="float" office:value="96.654" calcext:value-type="float">
            <text:p>96.65</text:p>
          </table:table-cell>
          <table:table-cell table:style-name="ce15" office:value-type="float" office:value="92.02" calcext:value-type="float">
            <text:p>92.02</text:p>
          </table:table-cell>
          <table:table-cell table:style-name="ce15" office:value-type="float" office:value="45.975" calcext:value-type="float">
            <text:p>45.98</text:p>
          </table:table-cell>
          <table:table-cell table:style-name="ce15" office:value-type="float" office:value="28006.0086" calcext:value-type="float">
            <text:p>28,006.01</text:p>
          </table:table-cell>
          <table:table-cell table:style-name="ce15" office:value-type="float" office:value="1513.9234" calcext:value-type="float">
            <text:p>1,513.92</text:p>
          </table:table-cell>
          <table:table-cell table:style-name="ce15" office:value-type="float" office:value="0.237" calcext:value-type="float">
            <text:p>0.24</text:p>
          </table:table-cell>
          <table:table-cell table:style-name="ce15" office:value-type="float" office:value="59.834" calcext:value-type="float">
            <text:p>59.8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10-13" calcext:value-type="date">
            <text:p>2023-10-13</text:p>
          </table:table-cell>
          <table:table-cell table:style-name="ce15" office:value-type="float" office:value="311.7" calcext:value-type="float">
            <text:p>311.70</text:p>
          </table:table-cell>
          <table:table-cell table:style-name="ce15" office:value-type="float" office:value="139.9" calcext:value-type="float">
            <text:p>139.90</text:p>
          </table:table-cell>
          <table:table-cell table:style-name="ce15" office:value-type="float" office:value="16.808" calcext:value-type="float">
            <text:p>16.81</text:p>
          </table:table-cell>
          <table:table-cell table:style-name="ce15" office:value-type="float" office:value="28.095" calcext:value-type="float">
            <text:p>28.10</text:p>
          </table:table-cell>
          <table:table-cell table:style-name="ce15" office:value-type="float" office:value="72.893" calcext:value-type="float">
            <text:p>72.89</text:p>
          </table:table-cell>
          <table:table-cell table:style-name="ce15" office:value-type="float" office:value="100.77" calcext:value-type="float">
            <text:p>100.77</text:p>
          </table:table-cell>
          <table:table-cell table:style-name="ce15" office:value-type="float" office:value="92.46" calcext:value-type="float">
            <text:p>92.46</text:p>
          </table:table-cell>
          <table:table-cell table:style-name="ce15" office:value-type="float" office:value="47.92" calcext:value-type="float">
            <text:p>47.92</text:p>
          </table:table-cell>
          <table:table-cell table:style-name="ce15" office:value-type="float" office:value="25537.6197" calcext:value-type="float">
            <text:p>25,537.62</text:p>
          </table:table-cell>
          <table:table-cell table:style-name="ce15" office:value-type="float" office:value="1475.3371" calcext:value-type="float">
            <text:p>1,475.34</text:p>
          </table:table-cell>
          <table:table-cell table:style-name="ce15" office:value-type="float" office:value="0.2341" calcext:value-type="float">
            <text:p>0.23</text:p>
          </table:table-cell>
          <table:table-cell table:style-name="ce15" office:value-type="float" office:value="58.5607" calcext:value-type="float">
            <text:p>58.5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10-06" calcext:value-type="date">
            <text:p>2023-10-06</text:p>
          </table:table-cell>
          <table:table-cell table:style-name="ce15" office:value-type="float" office:value="310" calcext:value-type="float">
            <text:p>310.00</text:p>
          </table:table-cell>
          <table:table-cell table:style-name="ce15" office:value-type="float" office:value="136.9" calcext:value-type="float">
            <text:p>136.90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27.855" calcext:value-type="float">
            <text:p>27.86</text:p>
          </table:table-cell>
          <table:table-cell table:style-name="ce15" office:value-type="float" office:value="70.782" calcext:value-type="float">
            <text:p>70.78</text:p>
          </table:table-cell>
          <table:table-cell table:style-name="ce15" office:value-type="float" office:value="98.333" calcext:value-type="float">
            <text:p>98.33</text:p>
          </table:table-cell>
          <table:table-cell table:style-name="ce15" office:value-type="float" office:value="92.16" calcext:value-type="float">
            <text:p>92.16</text:p>
          </table:table-cell>
          <table:table-cell table:style-name="ce15" office:value-type="float" office:value="45.427" calcext:value-type="float">
            <text:p>45.43</text:p>
          </table:table-cell>
          <table:table-cell table:style-name="ce15" office:value-type="float" office:value="26379.5544" calcext:value-type="float">
            <text:p>26,379.55</text:p>
          </table:table-cell>
          <table:table-cell table:style-name="ce15" office:value-type="float" office:value="1553.5414" calcext:value-type="float">
            <text:p>1,553.54</text:p>
          </table:table-cell>
          <table:table-cell table:style-name="ce15" office:value-type="float" office:value="0.25" calcext:value-type="float">
            <text:p>0.25</text:p>
          </table:table-cell>
          <table:table-cell table:style-name="ce15" office:value-type="float" office:value="61.8524" calcext:value-type="float">
            <text:p>61.8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9-29" calcext:value-type="date">
            <text:p>2023-09-29</text:p>
          </table:table-cell>
          <table:table-cell table:style-name="ce15" office:value-type="float" office:value="299.1" calcext:value-type="float">
            <text:p>299.10</text:p>
          </table:table-cell>
          <table:table-cell table:style-name="ce15" office:value-type="float" office:value="137" calcext:value-type="float">
            <text:p>137.00</text:p>
          </table:table-cell>
          <table:table-cell table:style-name="ce15" office:value-type="float" office:value="16.826" calcext:value-type="float">
            <text:p>16.83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72.109" calcext:value-type="float">
            <text:p>72.11</text:p>
          </table:table-cell>
          <table:table-cell table:style-name="ce15" office:value-type="float" office:value="101.5" calcext:value-type="float">
            <text:p>101.50</text:p>
          </table:table-cell>
          <table:table-cell table:style-name="ce15" office:value-type="float" office:value="92.522" calcext:value-type="float">
            <text:p>92.52</text:p>
          </table:table-cell>
          <table:table-cell table:style-name="ce15" office:value-type="float" office:value="47.12" calcext:value-type="float">
            <text:p>47.12</text:p>
          </table:table-cell>
          <table:table-cell table:style-name="ce15" office:value-type="float" office:value="25441.5924" calcext:value-type="float">
            <text:p>25,441.59</text:p>
          </table:table-cell>
          <table:table-cell table:style-name="ce15" office:value-type="float" office:value="1576.5303" calcext:value-type="float">
            <text:p>1,576.53</text:p>
          </table:table-cell>
          <table:table-cell table:style-name="ce15" office:value-type="float" office:value="0.2358" calcext:value-type="float">
            <text:p>0.24</text:p>
          </table:table-cell>
          <table:table-cell table:style-name="ce15" office:value-type="float" office:value="62.0601" calcext:value-type="float">
            <text:p>62.0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9-22" calcext:value-type="date">
            <text:p>2023-09-22</text:p>
          </table:table-cell>
          <table:table-cell table:style-name="ce15" office:value-type="float" office:value="297.2" calcext:value-type="float">
            <text:p>297.20</text:p>
          </table:table-cell>
          <table:table-cell table:style-name="ce15" office:value-type="float" office:value="136.7" calcext:value-type="float">
            <text:p>136.70</text:p>
          </table:table-cell>
          <table:table-cell table:style-name="ce15" office:value-type="float" office:value="17.39" calcext:value-type="float">
            <text:p>17.39</text:p>
          </table:table-cell>
          <table:table-cell table:style-name="ce15" office:value-type="float" office:value="28.765" calcext:value-type="float">
            <text:p>28.77</text:p>
          </table:table-cell>
          <table:table-cell table:style-name="ce15" office:value-type="float" office:value="74.487" calcext:value-type="float">
            <text:p>74.49</text:p>
          </table:table-cell>
          <table:table-cell table:style-name="ce15" office:value-type="float" office:value="103.74" calcext:value-type="float">
            <text:p>103.74</text:p>
          </table:table-cell>
          <table:table-cell table:style-name="ce15" office:value-type="float" office:value="92.404" calcext:value-type="float">
            <text:p>92.40</text:p>
          </table:table-cell>
          <table:table-cell table:style-name="ce15" office:value-type="float" office:value="48.242" calcext:value-type="float">
            <text:p>48.24</text:p>
          </table:table-cell>
          <table:table-cell table:style-name="ce15" office:value-type="float" office:value="24924.5839" calcext:value-type="float">
            <text:p>24,924.58</text:p>
          </table:table-cell>
          <table:table-cell table:style-name="ce15" office:value-type="float" office:value="1494.2578" calcext:value-type="float">
            <text:p>1,494.26</text:p>
          </table:table-cell>
          <table:table-cell table:style-name="ce15" office:value-type="float" office:value="0.2297" calcext:value-type="float">
            <text:p>0.23</text:p>
          </table:table-cell>
          <table:table-cell table:style-name="ce15" office:value-type="float" office:value="60.3129" calcext:value-type="float">
            <text:p>60.3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9-15" calcext:value-type="date">
            <text:p>2023-09-15</text:p>
          </table:table-cell>
          <table:table-cell table:style-name="ce15" office:value-type="float" office:value="309.95" calcext:value-type="float">
            <text:p>309.95</text:p>
          </table:table-cell>
          <table:table-cell table:style-name="ce15" office:value-type="float" office:value="140.6" calcext:value-type="float">
            <text:p>140.60</text:p>
          </table:table-cell>
          <table:table-cell table:style-name="ce15" office:value-type="float" office:value="17.572" calcext:value-type="float">
            <text:p>17.5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74.023" calcext:value-type="float">
            <text:p>74.02</text:p>
          </table:table-cell>
          <table:table-cell table:style-name="ce15" office:value-type="float" office:value="105.011" calcext:value-type="float">
            <text:p>105.01</text:p>
          </table:table-cell>
          <table:table-cell table:style-name="ce15" office:value-type="float" office:value="92.742" calcext:value-type="float">
            <text:p>92.74</text:p>
          </table:table-cell>
          <table:table-cell table:style-name="ce15" office:value-type="float" office:value="49.232" calcext:value-type="float">
            <text:p>49.23</text:p>
          </table:table-cell>
          <table:table-cell table:style-name="ce15" office:value-type="float" office:value="24954.335" calcext:value-type="float">
            <text:p>24,954.34</text:p>
          </table:table-cell>
          <table:table-cell table:style-name="ce15" office:value-type="float" office:value="1539.2748" calcext:value-type="float">
            <text:p>1,539.27</text:p>
          </table:table-cell>
          <table:table-cell table:style-name="ce15" office:value-type="float" office:value="0.2349" calcext:value-type="float">
            <text:p>0.23</text:p>
          </table:table-cell>
          <table:table-cell table:style-name="ce15" office:value-type="float" office:value="61.8768" calcext:value-type="float">
            <text:p>61.8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9-08" calcext:value-type="date">
            <text:p>2023-09-08</text:p>
          </table:table-cell>
          <table:table-cell table:style-name="ce15" office:value-type="float" office:value="312.45" calcext:value-type="float">
            <text:p>312.45</text:p>
          </table:table-cell>
          <table:table-cell table:style-name="ce15" office:value-type="float" office:value="134.3" calcext:value-type="float">
            <text:p>134.30</text:p>
          </table:table-cell>
          <table:table-cell table:style-name="ce15" office:value-type="float" office:value="16.448" calcext:value-type="float">
            <text:p>16.45</text:p>
          </table:table-cell>
          <table:table-cell table:style-name="ce15" office:value-type="float" office:value="27.655" calcext:value-type="float">
            <text:p>27.66</text:p>
          </table:table-cell>
          <table:table-cell table:style-name="ce15" office:value-type="float" office:value="74.032" calcext:value-type="float">
            <text:p>74.03</text:p>
          </table:table-cell>
          <table:table-cell table:style-name="ce15" office:value-type="float" office:value="104.83" calcext:value-type="float">
            <text:p>104.83</text:p>
          </table:table-cell>
          <table:table-cell table:style-name="ce15" office:value-type="float" office:value="92.67" calcext:value-type="float">
            <text:p>92.67</text:p>
          </table:table-cell>
          <table:table-cell table:style-name="ce15" office:value-type="float" office:value="50.56" calcext:value-type="float">
            <text:p>50.56</text:p>
          </table:table-cell>
          <table:table-cell table:style-name="ce15" office:value-type="float" office:value="24192.6248" calcext:value-type="float">
            <text:p>24,192.62</text:p>
          </table:table-cell>
          <table:table-cell table:style-name="ce15" office:value-type="float" office:value="1528.0035" calcext:value-type="float">
            <text:p>1,528.00</text:p>
          </table:table-cell>
          <table:table-cell table:style-name="ce15" office:value-type="float" office:value="0.2376" calcext:value-type="float">
            <text:p>0.24</text:p>
          </table:table-cell>
          <table:table-cell table:style-name="ce15" office:value-type="float" office:value="58.4509" calcext:value-type="float">
            <text:p>58.4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9-01" calcext:value-type="date">
            <text:p>2023-09-01</text:p>
          </table:table-cell>
          <table:table-cell table:style-name="ce15" office:value-type="float" office:value="304.75" calcext:value-type="float">
            <text:p>304.75</text:p>
          </table:table-cell>
          <table:table-cell table:style-name="ce15" office:value-type="float" office:value="136.1" calcext:value-type="float">
            <text:p>136.10</text:p>
          </table:table-cell>
          <table:table-cell table:style-name="ce15" office:value-type="float" office:value="15.838" calcext:value-type="float">
            <text:p>15.84</text:p>
          </table:table-cell>
          <table:table-cell table:style-name="ce15" office:value-type="float" office:value="27.955" calcext:value-type="float">
            <text:p>27.96</text:p>
          </table:table-cell>
          <table:table-cell table:style-name="ce15" office:value-type="float" office:value="76.611" calcext:value-type="float">
            <text:p>76.61</text:p>
          </table:table-cell>
          <table:table-cell table:style-name="ce15" office:value-type="float" office:value="106.12" calcext:value-type="float">
            <text:p>106.12</text:p>
          </table:table-cell>
          <table:table-cell table:style-name="ce15" office:value-type="float" office:value="93.137" calcext:value-type="float">
            <text:p>93.14</text:p>
          </table:table-cell>
          <table:table-cell table:style-name="ce15" office:value-type="float" office:value="51.206" calcext:value-type="float">
            <text:p>51.21</text:p>
          </table:table-cell>
          <table:table-cell table:style-name="ce15" office:value-type="float" office:value="23927.654" calcext:value-type="float">
            <text:p>23,927.65</text:p>
          </table:table-cell>
          <table:table-cell table:style-name="ce15" office:value-type="float" office:value="1510.8263" calcext:value-type="float">
            <text:p>1,510.83</text:p>
          </table:table-cell>
          <table:table-cell table:style-name="ce15" office:value-type="float" office:value="0.2368" calcext:value-type="float">
            <text:p>0.24</text:p>
          </table:table-cell>
          <table:table-cell table:style-name="ce15" office:value-type="float" office:value="58.444" calcext:value-type="float">
            <text:p>58.4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8-25" calcext:value-type="date">
            <text:p>2023-08-25</text:p>
          </table:table-cell>
          <table:table-cell table:style-name="ce15" office:value-type="float" office:value="299.7" calcext:value-type="float">
            <text:p>299.70</text:p>
          </table:table-cell>
          <table:table-cell table:style-name="ce15" office:value-type="float" office:value="136" calcext:value-type="float">
            <text:p>136.00</text:p>
          </table:table-cell>
          <table:table-cell table:style-name="ce15" office:value-type="float" office:value="15.07" calcext:value-type="float">
            <text:p>15.07</text:p>
          </table:table-cell>
          <table:table-cell table:style-name="ce15" office:value-type="float" office:value="27.5" calcext:value-type="float">
            <text:p>27.50</text:p>
          </table:table-cell>
          <table:table-cell table:style-name="ce15" office:value-type="float" office:value="75.012" calcext:value-type="float">
            <text:p>75.01</text:p>
          </table:table-cell>
          <table:table-cell table:style-name="ce15" office:value-type="float" office:value="105.345" calcext:value-type="float">
            <text:p>105.35</text:p>
          </table:table-cell>
          <table:table-cell table:style-name="ce15" office:value-type="float" office:value="92.31" calcext:value-type="float">
            <text:p>92.31</text:p>
          </table:table-cell>
          <table:table-cell table:style-name="ce15" office:value-type="float" office:value="51.298" calcext:value-type="float">
            <text:p>51.30</text:p>
          </table:table-cell>
          <table:table-cell table:style-name="ce15" office:value-type="float" office:value="24130.2874" calcext:value-type="float">
            <text:p>24,130.29</text:p>
          </table:table-cell>
          <table:table-cell table:style-name="ce15" office:value-type="float" office:value="1531.6592" calcext:value-type="float">
            <text:p>1,531.66</text:p>
          </table:table-cell>
          <table:table-cell table:style-name="ce15" office:value-type="float" office:value="0.2418" calcext:value-type="float">
            <text:p>0.24</text:p>
          </table:table-cell>
          <table:table-cell table:style-name="ce15" office:value-type="float" office:value="60.3249" calcext:value-type="float">
            <text:p>60.3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8-18" calcext:value-type="date">
            <text:p>2023-08-18</text:p>
          </table:table-cell>
          <table:table-cell table:style-name="ce15" office:value-type="float" office:value="291.35" calcext:value-type="float">
            <text:p>291.35</text:p>
          </table:table-cell>
          <table:table-cell table:style-name="ce15" office:value-type="float" office:value="136.9" calcext:value-type="float">
            <text:p>136.9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74.72" calcext:value-type="float">
            <text:p>74.72</text:p>
          </table:table-cell>
          <table:table-cell table:style-name="ce15" office:value-type="float" office:value="104.08" calcext:value-type="float">
            <text:p>104.08</text:p>
          </table:table-cell>
          <table:table-cell table:style-name="ce15" office:value-type="float" office:value="92.28" calcext:value-type="float">
            <text:p>92.28</text:p>
          </table:table-cell>
          <table:table-cell table:style-name="ce15" office:value-type="float" office:value="50.276" calcext:value-type="float">
            <text:p>50.28</text:p>
          </table:table-cell>
          <table:table-cell table:style-name="ce15" office:value-type="float" office:value="23925.9214" calcext:value-type="float">
            <text:p>23,925.92</text:p>
          </table:table-cell>
          <table:table-cell table:style-name="ce15" office:value-type="float" office:value="1525.5559" calcext:value-type="float">
            <text:p>1,525.56</text:p>
          </table:table-cell>
          <table:table-cell table:style-name="ce15" office:value-type="float" office:value="0.2424" calcext:value-type="float">
            <text:p>0.24</text:p>
          </table:table-cell>
          <table:table-cell table:style-name="ce15" office:value-type="float" office:value="58.891" calcext:value-type="float">
            <text:p>58.8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8-11" calcext:value-type="date">
            <text:p>2023-08-11</text:p>
          </table:table-cell>
          <table:table-cell table:style-name="ce15" office:value-type="float" office:value="293.7" calcext:value-type="float">
            <text:p>293.70</text:p>
          </table:table-cell>
          <table:table-cell table:style-name="ce15" office:value-type="float" office:value="141" calcext:value-type="float">
            <text:p>141.00</text:p>
          </table:table-cell>
          <table:table-cell table:style-name="ce15" office:value-type="float" office:value="15.204" calcext:value-type="float">
            <text:p>15.20</text:p>
          </table:table-cell>
          <table:table-cell table:style-name="ce15" office:value-type="float" office:value="27.805" calcext:value-type="float">
            <text:p>27.81</text:p>
          </table:table-cell>
          <table:table-cell table:style-name="ce15" office:value-type="float" office:value="75.128" calcext:value-type="float">
            <text:p>75.13</text:p>
          </table:table-cell>
          <table:table-cell table:style-name="ce15" office:value-type="float" office:value="106.35" calcext:value-type="float">
            <text:p>106.35</text:p>
          </table:table-cell>
          <table:table-cell table:style-name="ce15" office:value-type="float" office:value="92.68" calcext:value-type="float">
            <text:p>92.68</text:p>
          </table:table-cell>
          <table:table-cell table:style-name="ce15" office:value-type="float" office:value="50.564" calcext:value-type="float">
            <text:p>50.56</text:p>
          </table:table-cell>
          <table:table-cell table:style-name="ce15" office:value-type="float" office:value="26834.9237" calcext:value-type="float">
            <text:p>26,834.92</text:p>
          </table:table-cell>
          <table:table-cell table:style-name="ce15" office:value-type="float" office:value="1686.3416" calcext:value-type="float">
            <text:p>1,686.34</text:p>
          </table:table-cell>
          <table:table-cell table:style-name="ce15" office:value-type="float" office:value="0.2679" calcext:value-type="float">
            <text:p>0.27</text:p>
          </table:table-cell>
          <table:table-cell table:style-name="ce15" office:value-type="float" office:value="76.2132" calcext:value-type="float">
            <text:p>76.2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8-04" calcext:value-type="date">
            <text:p>2023-08-04</text:p>
          </table:table-cell>
          <table:table-cell table:style-name="ce15" office:value-type="float" office:value="297.85" calcext:value-type="float">
            <text:p>297.85</text:p>
          </table:table-cell>
          <table:table-cell table:style-name="ce15" office:value-type="float" office:value="141.6" calcext:value-type="float">
            <text:p>141.60</text:p>
          </table:table-cell>
          <table:table-cell table:style-name="ce15" office:value-type="float" office:value="15.474" calcext:value-type="float">
            <text:p>15.47</text:p>
          </table:table-cell>
          <table:table-cell table:style-name="ce15" office:value-type="float" office:value="27.355" calcext:value-type="float">
            <text:p>27.36</text:p>
          </table:table-cell>
          <table:table-cell table:style-name="ce15" office:value-type="float" office:value="75.8" calcext:value-type="float">
            <text:p>75.80</text:p>
          </table:table-cell>
          <table:table-cell table:style-name="ce15" office:value-type="float" office:value="105.944" calcext:value-type="float">
            <text:p>105.94</text:p>
          </table:table-cell>
          <table:table-cell table:style-name="ce15" office:value-type="float" office:value="92.71" calcext:value-type="float">
            <text:p>92.71</text:p>
          </table:table-cell>
          <table:table-cell table:style-name="ce15" office:value-type="float" office:value="50.97" calcext:value-type="float">
            <text:p>50.97</text:p>
          </table:table-cell>
          <table:table-cell table:style-name="ce15" office:value-type="float" office:value="26369.1074" calcext:value-type="float">
            <text:p>26,369.11</text:p>
          </table:table-cell>
          <table:table-cell table:style-name="ce15" office:value-type="float" office:value="1657.7877" calcext:value-type="float">
            <text:p>1,657.79</text:p>
          </table:table-cell>
          <table:table-cell table:style-name="ce15" office:value-type="float" office:value="0.2662" calcext:value-type="float">
            <text:p>0.27</text:p>
          </table:table-cell>
          <table:table-cell table:style-name="ce15" office:value-type="float" office:value="74.462" calcext:value-type="float">
            <text:p>74.4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7-28" calcext:value-type="date">
            <text:p>2023-07-28</text:p>
          </table:table-cell>
          <table:table-cell table:style-name="ce15" office:value-type="float" office:value="307.25" calcext:value-type="float">
            <text:p>307.25</text:p>
          </table:table-cell>
          <table:table-cell table:style-name="ce15" office:value-type="float" office:value="142.2" calcext:value-type="float">
            <text:p>142.20</text:p>
          </table:table-cell>
          <table:table-cell table:style-name="ce15" office:value-type="float" office:value="15.008" calcext:value-type="float">
            <text:p>15.01</text:p>
          </table:table-cell>
          <table:table-cell table:style-name="ce15" office:value-type="float" office:value="28.205" calcext:value-type="float">
            <text:p>28.21</text:p>
          </table:table-cell>
          <table:table-cell table:style-name="ce15" office:value-type="float" office:value="76.25" calcext:value-type="float">
            <text:p>76.25</text:p>
          </table:table-cell>
          <table:table-cell table:style-name="ce15" office:value-type="float" office:value="108.2" calcext:value-type="float">
            <text:p>108.20</text:p>
          </table:table-cell>
          <table:table-cell table:style-name="ce15" office:value-type="float" office:value="92.86" calcext:value-type="float">
            <text:p>92.86</text:p>
          </table:table-cell>
          <table:table-cell table:style-name="ce15" office:value-type="float" office:value="52.193" calcext:value-type="float">
            <text:p>52.19</text:p>
          </table:table-cell>
          <table:table-cell table:style-name="ce15" office:value-type="float" office:value="26582.1142" calcext:value-type="float">
            <text:p>26,582.11</text:p>
          </table:table-cell>
          <table:table-cell table:style-name="ce15" office:value-type="float" office:value="1700.0504" calcext:value-type="float">
            <text:p>1,700.05</text:p>
          </table:table-cell>
          <table:table-cell table:style-name="ce15" office:value-type="float" office:value="0.2812" calcext:value-type="float">
            <text:p>0.28</text:p>
          </table:table-cell>
          <table:table-cell table:style-name="ce15" office:value-type="float" office:value="82.9712" calcext:value-type="float">
            <text:p>82.9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7-21" calcext:value-type="date">
            <text:p>2023-07-21</text:p>
          </table:table-cell>
          <table:table-cell table:style-name="ce15" office:value-type="float" office:value="306.95" calcext:value-type="float">
            <text:p>306.95</text:p>
          </table:table-cell>
          <table:table-cell table:style-name="ce15" office:value-type="float" office:value="140.6" calcext:value-type="float">
            <text:p>140.60</text:p>
          </table:table-cell>
          <table:table-cell table:style-name="ce15" office:value-type="float" office:value="14.576" calcext:value-type="float">
            <text:p>14.58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office:value-type="float" office:value="77.036" calcext:value-type="float">
            <text:p>77.04</text:p>
          </table:table-cell>
          <table:table-cell table:style-name="ce15" office:value-type="float" office:value="109.21" calcext:value-type="float">
            <text:p>109.21</text:p>
          </table:table-cell>
          <table:table-cell table:style-name="ce15" office:value-type="float" office:value="93.11" calcext:value-type="float">
            <text:p>93.11</text:p>
          </table:table-cell>
          <table:table-cell table:style-name="ce15" office:value-type="float" office:value="53.46" calcext:value-type="float">
            <text:p>53.46</text:p>
          </table:table-cell>
          <table:table-cell table:style-name="ce15" office:value-type="float" office:value="26873.3593" calcext:value-type="float">
            <text:p>26,873.36</text:p>
          </table:table-cell>
          <table:table-cell table:style-name="ce15" office:value-type="float" office:value="1699.7405" calcext:value-type="float">
            <text:p>1,699.74</text:p>
          </table:table-cell>
          <table:table-cell table:style-name="ce15" office:value-type="float" office:value="0.2814" calcext:value-type="float">
            <text:p>0.28</text:p>
          </table:table-cell>
          <table:table-cell table:style-name="ce15" office:value-type="float" office:value="84.441" calcext:value-type="float">
            <text:p>84.4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7-14" calcext:value-type="date">
            <text:p>2023-07-14</text:p>
          </table:table-cell>
          <table:table-cell table:style-name="ce15" office:value-type="float" office:value="308.4" calcext:value-type="float">
            <text:p>308.40</text:p>
          </table:table-cell>
          <table:table-cell table:style-name="ce15" office:value-type="float" office:value="133.3" calcext:value-type="float">
            <text:p>133.30</text:p>
          </table:table-cell>
          <table:table-cell table:style-name="ce15" office:value-type="float" office:value="14.052" calcext:value-type="float">
            <text:p>14.05</text:p>
          </table:table-cell>
          <table:table-cell table:style-name="ce15" office:value-type="float" office:value="26.385" calcext:value-type="float">
            <text:p>26.39</text:p>
          </table:table-cell>
          <table:table-cell table:style-name="ce15" office:value-type="float" office:value="76.701" calcext:value-type="float">
            <text:p>76.70</text:p>
          </table:table-cell>
          <table:table-cell table:style-name="ce15" office:value-type="float" office:value="109.44" calcext:value-type="float">
            <text:p>109.44</text:p>
          </table:table-cell>
          <table:table-cell table:style-name="ce15" office:value-type="float" office:value="93.51" calcext:value-type="float">
            <text:p>93.51</text:p>
          </table:table-cell>
          <table:table-cell table:style-name="ce15" office:value-type="float" office:value="52.821" calcext:value-type="float">
            <text:p>52.82</text:p>
          </table:table-cell>
          <table:table-cell table:style-name="ce15" office:value-type="float" office:value="26970.8242" calcext:value-type="float">
            <text:p>26,970.82</text:p>
          </table:table-cell>
          <table:table-cell table:style-name="ce15" office:value-type="float" office:value="1724.3276" calcext:value-type="float">
            <text:p>1,724.33</text:p>
          </table:table-cell>
          <table:table-cell table:style-name="ce15" office:value-type="float" office:value="0.2924" calcext:value-type="float">
            <text:p>0.29</text:p>
          </table:table-cell>
          <table:table-cell table:style-name="ce15" office:value-type="float" office:value="84.5719" calcext:value-type="float">
            <text:p>84.5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7-07" calcext:value-type="date">
            <text:p>2023-07-07</text:p>
          </table:table-cell>
          <table:table-cell table:style-name="ce15" office:value-type="float" office:value="307.4" calcext:value-type="float">
            <text:p>307.40</text:p>
          </table:table-cell>
          <table:table-cell table:style-name="ce15" office:value-type="float" office:value="131.5" calcext:value-type="float">
            <text:p>131.50</text:p>
          </table:table-cell>
          <table:table-cell table:style-name="ce15" office:value-type="float" office:value="14.942" calcext:value-type="float">
            <text:p>14.94</text:p>
          </table:table-cell>
          <table:table-cell table:style-name="ce15" office:value-type="float" office:value="25.4" calcext:value-type="float">
            <text:p>25.40</text:p>
          </table:table-cell>
          <table:table-cell table:style-name="ce15" office:value-type="float" office:value="75.259" calcext:value-type="float">
            <text:p>75.26</text:p>
          </table:table-cell>
          <table:table-cell table:style-name="ce15" office:value-type="float" office:value="107.068" calcext:value-type="float">
            <text:p>107.07</text:p>
          </table:table-cell>
          <table:table-cell table:style-name="ce15" office:value-type="float" office:value="92.44" calcext:value-type="float">
            <text:p>92.44</text:p>
          </table:table-cell>
          <table:table-cell table:style-name="ce15" office:value-type="float" office:value="51.477" calcext:value-type="float">
            <text:p>51.48</text:p>
          </table:table-cell>
          <table:table-cell table:style-name="ce15" office:value-type="float" office:value="27646.5025" calcext:value-type="float">
            <text:p>27,646.50</text:p>
          </table:table-cell>
          <table:table-cell table:style-name="ce15" office:value-type="float" office:value="1704.7115" calcext:value-type="float">
            <text:p>1,704.71</text:p>
          </table:table-cell>
          <table:table-cell table:style-name="ce15" office:value-type="float" office:value="0.2593" calcext:value-type="float">
            <text:p>0.26</text:p>
          </table:table-cell>
          <table:table-cell table:style-name="ce15" office:value-type="float" office:value="89.4933" calcext:value-type="float">
            <text:p>89.4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6-30" calcext:value-type="date">
            <text:p>2023-06-30</text:p>
          </table:table-cell>
          <table:table-cell table:style-name="ce15" office:value-type="float" office:value="312.8" calcext:value-type="float">
            <text:p>312.80</text:p>
          </table:table-cell>
          <table:table-cell table:style-name="ce15" office:value-type="float" office:value="133.1" calcext:value-type="float">
            <text:p>133.10</text:p>
          </table:table-cell>
          <table:table-cell table:style-name="ce15" office:value-type="float" office:value="14.706" calcext:value-type="float">
            <text:p>14.7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office:value-type="float" office:value="77.728" calcext:value-type="float">
            <text:p>77.73</text:p>
          </table:table-cell>
          <table:table-cell table:style-name="ce15" office:value-type="float" office:value="109.452" calcext:value-type="float">
            <text:p>109.45</text:p>
          </table:table-cell>
          <table:table-cell table:style-name="ce15" office:value-type="float" office:value="92.8" calcext:value-type="float">
            <text:p>92.80</text:p>
          </table:table-cell>
          <table:table-cell table:style-name="ce15" office:value-type="float" office:value="53.91" calcext:value-type="float">
            <text:p>53.91</text:p>
          </table:table-cell>
          <table:table-cell table:style-name="ce15" office:value-type="float" office:value="27930.3185" calcext:value-type="float">
            <text:p>27,930.32</text:p>
          </table:table-cell>
          <table:table-cell table:style-name="ce15" office:value-type="float" office:value="1772.3746" calcext:value-type="float">
            <text:p>1,772.37</text:p>
          </table:table-cell>
          <table:table-cell table:style-name="ce15" office:value-type="float" office:value="0.263" calcext:value-type="float">
            <text:p>0.26</text:p>
          </table:table-cell>
          <table:table-cell table:style-name="ce15" office:value-type="float" office:value="98.8822" calcext:value-type="float">
            <text:p>98.8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6-23" calcext:value-type="date">
            <text:p>2023-06-23</text:p>
          </table:table-cell>
          <table:table-cell table:style-name="ce15" office:value-type="float" office:value="308.4" calcext:value-type="float">
            <text:p>308.40</text:p>
          </table:table-cell>
          <table:table-cell table:style-name="ce15" office:value-type="float" office:value="127.4" calcext:value-type="float">
            <text:p>127.40</text:p>
          </table:table-cell>
          <table:table-cell table:style-name="ce15" office:value-type="float" office:value="13.992" calcext:value-type="float">
            <text:p>13.99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77.679" calcext:value-type="float">
            <text:p>77.68</text:p>
          </table:table-cell>
          <table:table-cell table:style-name="ce15" office:value-type="float" office:value="109.765" calcext:value-type="float">
            <text:p>109.77</text:p>
          </table:table-cell>
          <table:table-cell table:style-name="ce15" office:value-type="float" office:value="93.225" calcext:value-type="float">
            <text:p>93.23</text:p>
          </table:table-cell>
          <table:table-cell table:style-name="ce15" office:value-type="float" office:value="54.455" calcext:value-type="float">
            <text:p>54.46</text:p>
          </table:table-cell>
          <table:table-cell table:style-name="ce15" office:value-type="float" office:value="28055.0235" calcext:value-type="float">
            <text:p>28,055.02</text:p>
          </table:table-cell>
          <table:table-cell table:style-name="ce15" office:value-type="float" office:value="1732.1687" calcext:value-type="float">
            <text:p>1,732.17</text:p>
          </table:table-cell>
          <table:table-cell table:style-name="ce15" office:value-type="float" office:value="0.271" calcext:value-type="float">
            <text:p>0.27</text:p>
          </table:table-cell>
          <table:table-cell table:style-name="ce15" office:value-type="float" office:value="83.4207" calcext:value-type="float">
            <text:p>83.4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6-16" calcext:value-type="date">
            <text:p>2023-06-16</text:p>
          </table:table-cell>
          <table:table-cell table:style-name="ce15" office:value-type="float" office:value="313" calcext:value-type="float">
            <text:p>313.00</text:p>
          </table:table-cell>
          <table:table-cell table:style-name="ce15" office:value-type="float" office:value="130.9" calcext:value-type="float">
            <text:p>130.90</text:p>
          </table:table-cell>
          <table:table-cell table:style-name="ce15" office:value-type="float" office:value="15.006" calcext:value-type="float">
            <text:p>15.01</text:p>
          </table:table-cell>
          <table:table-cell table:style-name="ce15" office:value-type="float" office:value="26.45" calcext:value-type="float">
            <text:p>26.45</text:p>
          </table:table-cell>
          <table:table-cell table:style-name="ce15" office:value-type="float" office:value="75.779" calcext:value-type="float">
            <text:p>75.78</text:p>
          </table:table-cell>
          <table:table-cell table:style-name="ce15" office:value-type="float" office:value="109.62" calcext:value-type="float">
            <text:p>109.62</text:p>
          </table:table-cell>
          <table:table-cell table:style-name="ce15" office:value-type="float" office:value="93.18" calcext:value-type="float">
            <text:p>93.18</text:p>
          </table:table-cell>
          <table:table-cell table:style-name="ce15" office:value-type="float" office:value="52.786" calcext:value-type="float">
            <text:p>52.79</text:p>
          </table:table-cell>
          <table:table-cell table:style-name="ce15" office:value-type="float" office:value="24027.1637" calcext:value-type="float">
            <text:p>24,027.16</text:p>
          </table:table-cell>
          <table:table-cell table:style-name="ce15" office:value-type="float" office:value="1566.8396" calcext:value-type="float">
            <text:p>1,566.84</text:p>
          </table:table-cell>
          <table:table-cell table:style-name="ce15" office:value-type="float" office:value="0.2402" calcext:value-type="float">
            <text:p>0.24</text:p>
          </table:table-cell>
          <table:table-cell table:style-name="ce15" office:value-type="float" office:value="69.413" calcext:value-type="float">
            <text:p>69.4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6-09" calcext:value-type="date">
            <text:p>2023-06-09</text:p>
          </table:table-cell>
          <table:table-cell table:style-name="ce15" office:value-type="float" office:value="304.9" calcext:value-type="float">
            <text:p>304.90</text:p>
          </table:table-cell>
          <table:table-cell table:style-name="ce15" office:value-type="float" office:value="131.1" calcext:value-type="float">
            <text:p>131.10</text:p>
          </table:table-cell>
          <table:table-cell table:style-name="ce15" office:value-type="float" office:value="13.874" calcext:value-type="float">
            <text:p>13.87</text:p>
          </table:table-cell>
          <table:table-cell table:style-name="ce15" office:value-type="float" office:value="26.535" calcext:value-type="float">
            <text:p>26.54</text:p>
          </table:table-cell>
          <table:table-cell table:style-name="ce15" office:value-type="float" office:value="75.991" calcext:value-type="float">
            <text:p>75.99</text:p>
          </table:table-cell>
          <table:table-cell table:style-name="ce15" office:value-type="float" office:value="108.816" calcext:value-type="float">
            <text:p>108.82</text:p>
          </table:table-cell>
          <table:table-cell table:style-name="ce15" office:value-type="float" office:value="93.55" calcext:value-type="float">
            <text:p>93.55</text:p>
          </table:table-cell>
          <table:table-cell table:style-name="ce15" office:value-type="float" office:value="52.725" calcext:value-type="float">
            <text:p>52.73</text:p>
          </table:table-cell>
          <table:table-cell table:style-name="ce15" office:value-type="float" office:value="24641.066" calcext:value-type="float">
            <text:p>24,641.07</text:p>
          </table:table-cell>
          <table:table-cell table:style-name="ce15" office:value-type="float" office:value="1712.4511" calcext:value-type="float">
            <text:p>1,712.45</text:p>
          </table:table-cell>
          <table:table-cell table:style-name="ce15" office:value-type="float" office:value="0.2747" calcext:value-type="float">
            <text:p>0.27</text:p>
          </table:table-cell>
          <table:table-cell table:style-name="ce15" office:value-type="float" office:value="83.0139" calcext:value-type="float">
            <text:p>83.0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6-02" calcext:value-type="date">
            <text:p>2023-06-02</text:p>
          </table:table-cell>
          <table:table-cell table:style-name="ce15" office:value-type="float" office:value="313.15" calcext:value-type="float">
            <text:p>313.15</text:p>
          </table:table-cell>
          <table:table-cell table:style-name="ce15" office:value-type="float" office:value="128.5" calcext:value-type="float">
            <text:p>128.50</text:p>
          </table:table-cell>
          <table:table-cell table:style-name="ce15" office:value-type="float" office:value="13.576" calcext:value-type="float">
            <text:p>13.58</text:p>
          </table:table-cell>
          <table:table-cell table:style-name="ce15" office:value-type="float" office:value="27.195" calcext:value-type="float">
            <text:p>27.20</text:p>
          </table:table-cell>
          <table:table-cell table:style-name="ce15" office:value-type="float" office:value="75.914" calcext:value-type="float">
            <text:p>75.91</text:p>
          </table:table-cell>
          <table:table-cell table:style-name="ce15" office:value-type="float" office:value="110.639" calcext:value-type="float">
            <text:p>110.64</text:p>
          </table:table-cell>
          <table:table-cell table:style-name="ce15" office:value-type="float" office:value="93.96" calcext:value-type="float">
            <text:p>93.96</text:p>
          </table:table-cell>
          <table:table-cell table:style-name="ce15" office:value-type="float" office:value="53.293" calcext:value-type="float">
            <text:p>53.29</text:p>
          </table:table-cell>
          <table:table-cell table:style-name="ce15" office:value-type="float" office:value="25433.1967" calcext:value-type="float">
            <text:p>25,433.20</text:p>
          </table:table-cell>
          <table:table-cell table:style-name="ce15" office:value-type="float" office:value="1780.1033" calcext:value-type="float">
            <text:p>1,780.10</text:p>
          </table:table-cell>
          <table:table-cell table:style-name="ce15" office:value-type="float" office:value="0.353" calcext:value-type="float">
            <text:p>0.35</text:p>
          </table:table-cell>
          <table:table-cell table:style-name="ce15" office:value-type="float" office:value="88.9818" calcext:value-type="float">
            <text:p>88.9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5-26" calcext:value-type="date">
            <text:p>2023-05-26</text:p>
          </table:table-cell>
          <table:table-cell table:style-name="ce15" office:value-type="float" office:value="310.5" calcext:value-type="float">
            <text:p>310.50</text:p>
          </table:table-cell>
          <table:table-cell table:style-name="ce15" office:value-type="float" office:value="127.5" calcext:value-type="float">
            <text:p>127.50</text:p>
          </table:table-cell>
          <table:table-cell table:style-name="ce15" office:value-type="float" office:value="13.034" calcext:value-type="float">
            <text:p>13.03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office:value-type="float" office:value="73.71" calcext:value-type="float">
            <text:p>73.71</text:p>
          </table:table-cell>
          <table:table-cell table:style-name="ce15" office:value-type="float" office:value="109.68" calcext:value-type="float">
            <text:p>109.68</text:p>
          </table:table-cell>
          <table:table-cell table:style-name="ce15" office:value-type="float" office:value="93.39" calcext:value-type="float">
            <text:p>93.39</text:p>
          </table:table-cell>
          <table:table-cell table:style-name="ce15" office:value-type="float" office:value="50.958" calcext:value-type="float">
            <text:p>50.96</text:p>
          </table:table-cell>
          <table:table-cell table:style-name="ce15" office:value-type="float" office:value="24896.6546" calcext:value-type="float">
            <text:p>24,896.65</text:p>
          </table:table-cell>
          <table:table-cell table:style-name="ce15" office:value-type="float" office:value="1704.0937" calcext:value-type="float">
            <text:p>1,704.09</text:p>
          </table:table-cell>
          <table:table-cell table:style-name="ce15" office:value-type="float" office:value="0.3381" calcext:value-type="float">
            <text:p>0.34</text:p>
          </table:table-cell>
          <table:table-cell table:style-name="ce15" office:value-type="float" office:value="81.3297" calcext:value-type="float">
            <text:p>81.3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5-19" calcext:value-type="date">
            <text:p>2023-05-19</text:p>
          </table:table-cell>
          <table:table-cell table:style-name="ce15" office:value-type="float" office:value="294.3" calcext:value-type="float">
            <text:p>294.30</text:p>
          </table:table-cell>
          <table:table-cell table:style-name="ce15" office:value-type="float" office:value="128.7" calcext:value-type="float">
            <text:p>128.70</text:p>
          </table:table-cell>
          <table:table-cell table:style-name="ce15" office:value-type="float" office:value="13.198" calcext:value-type="float">
            <text:p>13.20</text:p>
          </table:table-cell>
          <table:table-cell table:style-name="ce15" office:value-type="float" office:value="27.835" calcext:value-type="float">
            <text:p>27.84</text:p>
          </table:table-cell>
          <table:table-cell table:style-name="ce15" office:value-type="float" office:value="73.787" calcext:value-type="float">
            <text:p>73.79</text:p>
          </table:table-cell>
          <table:table-cell table:style-name="ce15" office:value-type="float" office:value="110.12" calcext:value-type="float">
            <text:p>110.12</text:p>
          </table:table-cell>
          <table:table-cell table:style-name="ce15" office:value-type="float" office:value="93.858" calcext:value-type="float">
            <text:p>93.86</text:p>
          </table:table-cell>
          <table:table-cell table:style-name="ce15" office:value-type="float" office:value="51.573" calcext:value-type="float">
            <text:p>51.57</text:p>
          </table:table-cell>
          <table:table-cell table:style-name="ce15" office:value-type="float" office:value="24842.062" calcext:value-type="float">
            <text:p>24,842.06</text:p>
          </table:table-cell>
          <table:table-cell table:style-name="ce15" office:value-type="float" office:value="1674.6254" calcext:value-type="float">
            <text:p>1,674.63</text:p>
          </table:table-cell>
          <table:table-cell table:style-name="ce15" office:value-type="float" office:value="0.3404" calcext:value-type="float">
            <text:p>0.34</text:p>
          </table:table-cell>
          <table:table-cell table:style-name="ce15" office:value-type="float" office:value="84.8042" calcext:value-type="float">
            <text:p>84.8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5-12" calcext:value-type="date">
            <text:p>2023-05-12</text:p>
          </table:table-cell>
          <table:table-cell table:style-name="ce15" office:value-type="float" office:value="283.55" calcext:value-type="float">
            <text:p>283.55</text:p>
          </table:table-cell>
          <table:table-cell table:style-name="ce15" office:value-type="float" office:value="125.7" calcext:value-type="float">
            <text:p>125.70</text:p>
          </table:table-cell>
          <table:table-cell table:style-name="ce15" office:value-type="float" office:value="13.146" calcext:value-type="float">
            <text:p>13.15</text:p>
          </table:table-cell>
          <table:table-cell table:style-name="ce15" office:value-type="float" office:value="27.105" calcext:value-type="float">
            <text:p>27.11</text:p>
          </table:table-cell>
          <table:table-cell table:style-name="ce15" office:value-type="float" office:value="76.569" calcext:value-type="float">
            <text:p>76.57</text:p>
          </table:table-cell>
          <table:table-cell table:style-name="ce15" office:value-type="float" office:value="112.029" calcext:value-type="float">
            <text:p>112.03</text:p>
          </table:table-cell>
          <table:table-cell table:style-name="ce15" office:value-type="float" office:value="94.93" calcext:value-type="float">
            <text:p>94.93</text:p>
          </table:table-cell>
          <table:table-cell table:style-name="ce15" office:value-type="float" office:value="53.762" calcext:value-type="float">
            <text:p>53.76</text:p>
          </table:table-cell>
          <table:table-cell table:style-name="ce15" office:value-type="float" office:value="24513.635" calcext:value-type="float">
            <text:p>24,513.64</text:p>
          </table:table-cell>
          <table:table-cell table:style-name="ce15" office:value-type="float" office:value="1653.1803" calcext:value-type="float">
            <text:p>1,653.18</text:p>
          </table:table-cell>
          <table:table-cell table:style-name="ce15" office:value-type="float" office:value="0.3383" calcext:value-type="float">
            <text:p>0.34</text:p>
          </table:table-cell>
          <table:table-cell table:style-name="ce15" office:value-type="float" office:value="73.6122" calcext:value-type="float">
            <text:p>73.6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5-05" calcext:value-type="date">
            <text:p>2023-05-05</text:p>
          </table:table-cell>
          <table:table-cell table:style-name="ce15" office:value-type="float" office:value="282.1" calcext:value-type="float">
            <text:p>282.10</text:p>
          </table:table-cell>
          <table:table-cell table:style-name="ce15" office:value-type="float" office:value="123.2" calcext:value-type="float">
            <text:p>123.20</text:p>
          </table:table-cell>
          <table:table-cell table:style-name="ce15" office:value-type="float" office:value="12.42" calcext:value-type="float">
            <text:p>12.42</text:p>
          </table:table-cell>
          <table:table-cell table:style-name="ce15" office:value-type="float" office:value="28.685" calcext:value-type="float">
            <text:p>28.69</text:p>
          </table:table-cell>
          <table:table-cell table:style-name="ce15" office:value-type="float" office:value="77.433" calcext:value-type="float">
            <text:p>77.43</text:p>
          </table:table-cell>
          <table:table-cell table:style-name="ce15" office:value-type="float" office:value="111.186" calcext:value-type="float">
            <text:p>111.19</text:p>
          </table:table-cell>
          <table:table-cell table:style-name="ce15" office:value-type="float" office:value="94.98" calcext:value-type="float">
            <text:p>94.98</text:p>
          </table:table-cell>
          <table:table-cell table:style-name="ce15" office:value-type="float" office:value="53.59" calcext:value-type="float">
            <text:p>53.59</text:p>
          </table:table-cell>
          <table:table-cell table:style-name="ce15" office:value-type="float" office:value="26341.8564" calcext:value-type="float">
            <text:p>26,341.86</text:p>
          </table:table-cell>
          <table:table-cell table:style-name="ce15" office:value-type="float" office:value="1779.2462" calcext:value-type="float">
            <text:p>1,779.25</text:p>
          </table:table-cell>
          <table:table-cell table:style-name="ce15" office:value-type="float" office:value="0.352" calcext:value-type="float">
            <text:p>0.35</text:p>
          </table:table-cell>
          <table:table-cell table:style-name="ce15" office:value-type="float" office:value="79.252" calcext:value-type="float">
            <text:p>79.2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4-27" calcext:value-type="date">
            <text:p>2023-04-27</text:p>
          </table:table-cell>
          <table:table-cell table:style-name="ce15" office:value-type="float" office:value="276.4" calcext:value-type="float">
            <text:p>276.40</text:p>
          </table:table-cell>
          <table:table-cell table:style-name="ce15" office:value-type="float" office:value="124.2" calcext:value-type="float">
            <text:p>124.20</text:p>
          </table:table-cell>
          <table:table-cell table:style-name="ce15" office:value-type="float" office:value="12.362" calcext:value-type="float">
            <text:p>12.36</text:p>
          </table:table-cell>
          <table:table-cell table:style-name="ce15" office:value-type="float" office:value="29.605" calcext:value-type="float">
            <text:p>29.61</text:p>
          </table:table-cell>
          <table:table-cell table:style-name="ce15" office:value-type="float" office:value="76.571" calcext:value-type="float">
            <text:p>76.57</text:p>
          </table:table-cell>
          <table:table-cell table:style-name="ce15" office:value-type="float" office:value="112.225" calcext:value-type="float">
            <text:p>112.23</text:p>
          </table:table-cell>
          <table:table-cell table:style-name="ce15" office:value-type="float" office:value="94.79" calcext:value-type="float">
            <text:p>94.79</text:p>
          </table:table-cell>
          <table:table-cell table:style-name="ce15" office:value-type="float" office:value="52.457" calcext:value-type="float">
            <text:p>52.46</text:p>
          </table:table-cell>
          <table:table-cell table:style-name="ce15" office:value-type="float" office:value="26714.3292" calcext:value-type="float">
            <text:p>26,714.33</text:p>
          </table:table-cell>
          <table:table-cell table:style-name="ce15" office:value-type="float" office:value="1730.7557" calcext:value-type="float">
            <text:p>1,730.76</text:p>
          </table:table-cell>
          <table:table-cell table:style-name="ce15" office:value-type="float" office:value="0.3713" calcext:value-type="float">
            <text:p>0.37</text:p>
          </table:table-cell>
          <table:table-cell table:style-name="ce15" office:value-type="float" office:value="81.2726" calcext:value-type="float">
            <text:p>81.2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4-20" calcext:value-type="date">
            <text:p>2023-04-20</text:p>
          </table:table-cell>
          <table:table-cell table:style-name="ce15" office:value-type="float" office:value="260.6" calcext:value-type="float">
            <text:p>260.60</text:p>
          </table:table-cell>
          <table:table-cell table:style-name="ce15" office:value-type="float" office:value="128.3" calcext:value-type="float">
            <text:p>128.30</text:p>
          </table:table-cell>
          <table:table-cell table:style-name="ce15" office:value-type="float" office:value="12.162" calcext:value-type="float">
            <text:p>12.16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77.308" calcext:value-type="float">
            <text:p>77.31</text:p>
          </table:table-cell>
          <table:table-cell table:style-name="ce15" office:value-type="float" office:value="111.403" calcext:value-type="float">
            <text:p>111.40</text:p>
          </table:table-cell>
          <table:table-cell table:style-name="ce15" office:value-type="float" office:value="94.12" calcext:value-type="float">
            <text:p>94.12</text:p>
          </table:table-cell>
          <table:table-cell table:style-name="ce15" office:value-type="float" office:value="52.742" calcext:value-type="float">
            <text:p>52.74</text:p>
          </table:table-cell>
          <table:table-cell table:style-name="ce15" office:value-type="float" office:value="25773.5913" calcext:value-type="float">
            <text:p>25,773.59</text:p>
          </table:table-cell>
          <table:table-cell table:style-name="ce15" office:value-type="float" office:value="1773.8338" calcext:value-type="float">
            <text:p>1,773.83</text:p>
          </table:table-cell>
          <table:table-cell table:style-name="ce15" office:value-type="float" office:value="0.3656" calcext:value-type="float">
            <text:p>0.37</text:p>
          </table:table-cell>
          <table:table-cell table:style-name="ce15" office:value-type="float" office:value="82.3432" calcext:value-type="float">
            <text:p>82.3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4-13" calcext:value-type="date">
            <text:p>2023-04-13</text:p>
          </table:table-cell>
          <table:table-cell table:style-name="ce15" office:value-type="float" office:value="262.05" calcext:value-type="float">
            <text:p>262.05</text:p>
          </table:table-cell>
          <table:table-cell table:style-name="ce15" office:value-type="float" office:value="115" calcext:value-type="float">
            <text:p>115.00</text:p>
          </table:table-cell>
          <table:table-cell table:style-name="ce15" office:value-type="float" office:value="12.286" calcext:value-type="float">
            <text:p>12.29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office:value-type="float" office:value="79.32" calcext:value-type="float">
            <text:p>79.32</text:p>
          </table:table-cell>
          <table:table-cell table:style-name="ce15" office:value-type="float" office:value="112.362" calcext:value-type="float">
            <text:p>112.36</text:p>
          </table:table-cell>
          <table:table-cell table:style-name="ce15" office:value-type="float" office:value="94.4" calcext:value-type="float">
            <text:p>94.40</text:p>
          </table:table-cell>
          <table:table-cell table:style-name="ce15" office:value-type="float" office:value="53.457" calcext:value-type="float">
            <text:p>53.46</text:p>
          </table:table-cell>
          <table:table-cell table:style-name="ce15" office:value-type="float" office:value="27502.3982" calcext:value-type="float">
            <text:p>27,502.40</text:p>
          </table:table-cell>
          <table:table-cell table:style-name="ce15" office:value-type="float" office:value="1820.3711" calcext:value-type="float">
            <text:p>1,820.37</text:p>
          </table:table-cell>
          <table:table-cell table:style-name="ce15" office:value-type="float" office:value="0.3853" calcext:value-type="float">
            <text:p>0.39</text:p>
          </table:table-cell>
          <table:table-cell table:style-name="ce15" office:value-type="float" office:value="85.2684" calcext:value-type="float">
            <text:p>85.2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4-04" calcext:value-type="date">
            <text:p>2023-04-04</text:p>
          </table:table-cell>
          <table:table-cell table:style-name="ce15" office:value-type="float" office:value="262.15" calcext:value-type="float">
            <text:p>262.15</text:p>
          </table:table-cell>
          <table:table-cell table:style-name="ce15" office:value-type="float" office:value="117.2" calcext:value-type="float">
            <text:p>117.20</text:p>
          </table:table-cell>
          <table:table-cell table:style-name="ce15" office:value-type="float" office:value="12.948" calcext:value-type="float">
            <text:p>12.95</text:p>
          </table:table-cell>
          <table:table-cell table:style-name="ce15" office:value-type="float" office:value="28.615" calcext:value-type="float">
            <text:p>28.62</text:p>
          </table:table-cell>
          <table:table-cell table:style-name="ce15" office:value-type="float" office:value="78.072" calcext:value-type="float">
            <text:p>78.07</text:p>
          </table:table-cell>
          <table:table-cell table:style-name="ce15" office:value-type="float" office:value="110.92" calcext:value-type="float">
            <text:p>110.92</text:p>
          </table:table-cell>
          <table:table-cell table:style-name="ce15" office:value-type="float" office:value="94.17" calcext:value-type="float">
            <text:p>94.17</text:p>
          </table:table-cell>
          <table:table-cell table:style-name="ce15" office:value-type="float" office:value="54.824" calcext:value-type="float">
            <text:p>54.82</text:p>
          </table:table-cell>
          <table:table-cell table:style-name="ce15" office:value-type="float" office:value="25701.6155" calcext:value-type="float">
            <text:p>25,701.62</text:p>
          </table:table-cell>
          <table:table-cell table:style-name="ce15" office:value-type="float" office:value="1707.5375" calcext:value-type="float">
            <text:p>1,707.54</text:p>
          </table:table-cell>
          <table:table-cell table:style-name="ce15" office:value-type="float" office:value="0.3555" calcext:value-type="float">
            <text:p>0.36</text:p>
          </table:table-cell>
          <table:table-cell table:style-name="ce15" office:value-type="float" office:value="84.3898" calcext:value-type="float">
            <text:p>84.3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3-28" calcext:value-type="date">
            <text:p>2023-03-28</text:p>
          </table:table-cell>
          <table:table-cell table:style-name="ce15" office:value-type="float" office:value="252.9" calcext:value-type="float">
            <text:p>252.90</text:p>
          </table:table-cell>
          <table:table-cell table:style-name="ce15" office:value-type="float" office:value="118.68" calcext:value-type="float">
            <text:p>118.68</text:p>
          </table:table-cell>
          <table:table-cell table:style-name="ce15" office:value-type="float" office:value="12.788" calcext:value-type="float">
            <text:p>12.79</text:p>
          </table:table-cell>
          <table:table-cell table:style-name="ce15" office:value-type="float" office:value="27.1" calcext:value-type="float">
            <text:p>27.10</text:p>
          </table:table-cell>
          <table:table-cell table:style-name="ce15" office:value-type="float" office:value="76.417" calcext:value-type="float">
            <text:p>76.42</text:p>
          </table:table-cell>
          <table:table-cell table:style-name="ce15" office:value-type="float" office:value="109.509" calcext:value-type="float">
            <text:p>109.51</text:p>
          </table:table-cell>
          <table:table-cell table:style-name="ce15" office:value-type="float" office:value="93.735" calcext:value-type="float">
            <text:p>93.74</text:p>
          </table:table-cell>
          <table:table-cell table:style-name="ce15" office:value-type="float" office:value="54.508" calcext:value-type="float">
            <text:p>54.51</text:p>
          </table:table-cell>
          <table:table-cell table:style-name="ce15" office:value-type="float" office:value="25148.9734" calcext:value-type="float">
            <text:p>25,148.97</text:p>
          </table:table-cell>
          <table:table-cell table:style-name="ce15" office:value-type="float" office:value="1635.9121" calcext:value-type="float">
            <text:p>1,635.91</text:p>
          </table:table-cell>
          <table:table-cell table:style-name="ce15" office:value-type="float" office:value="0.3397" calcext:value-type="float">
            <text:p>0.34</text:p>
          </table:table-cell>
          <table:table-cell table:style-name="ce15" office:value-type="float" office:value="82.2552" calcext:value-type="float">
            <text:p>82.2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3-21" calcext:value-type="date">
            <text:p>2023-03-21</text:p>
          </table:table-cell>
          <table:table-cell table:style-name="ce15" office:value-type="float" office:value="253.95" calcext:value-type="float">
            <text:p>253.95</text:p>
          </table:table-cell>
          <table:table-cell table:style-name="ce15" office:value-type="float" office:value="120.72" calcext:value-type="float">
            <text:p>120.72</text:p>
          </table:table-cell>
          <table:table-cell table:style-name="ce15" office:value-type="float" office:value="12.3" calcext:value-type="float">
            <text:p>12.30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75.31" calcext:value-type="float">
            <text:p>75.31</text:p>
          </table:table-cell>
          <table:table-cell table:style-name="ce15" office:value-type="float" office:value="111.05" calcext:value-type="float">
            <text:p>111.05</text:p>
          </table:table-cell>
          <table:table-cell table:style-name="ce15" office:value-type="float" office:value="93.299" calcext:value-type="float">
            <text:p>93.30</text:p>
          </table:table-cell>
          <table:table-cell table:style-name="ce15" office:value-type="float" office:value="55.652" calcext:value-type="float">
            <text:p>55.65</text:p>
          </table:table-cell>
          <table:table-cell table:style-name="ce15" office:value-type="float" office:value="26140.9876" calcext:value-type="float">
            <text:p>26,140.99</text:p>
          </table:table-cell>
          <table:table-cell table:style-name="ce15" office:value-type="float" office:value="1678.0341" calcext:value-type="float">
            <text:p>1,678.03</text:p>
          </table:table-cell>
          <table:table-cell table:style-name="ce15" office:value-type="float" office:value="0.3447" calcext:value-type="float">
            <text:p>0.34</text:p>
          </table:table-cell>
          <table:table-cell table:style-name="ce15" office:value-type="float" office:value="76.7852" calcext:value-type="float">
            <text:p>76.7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3-14" calcext:value-type="date">
            <text:p>2023-03-14</text:p>
          </table:table-cell>
          <table:table-cell table:style-name="ce15" office:value-type="float" office:value="241.25" calcext:value-type="float">
            <text:p>241.25</text:p>
          </table:table-cell>
          <table:table-cell table:style-name="ce15" office:value-type="float" office:value="124.48" calcext:value-type="float">
            <text:p>124.48</text:p>
          </table:table-cell>
          <table:table-cell table:style-name="ce15" office:value-type="float" office:value="12.752" calcext:value-type="float">
            <text:p>12.75</text:p>
          </table:table-cell>
          <table:table-cell table:style-name="ce15" office:value-type="float" office:value="27.625" calcext:value-type="float">
            <text:p>27.63</text:p>
          </table:table-cell>
          <table:table-cell table:style-name="ce15" office:value-type="float" office:value="75.236" calcext:value-type="float">
            <text:p>75.24</text:p>
          </table:table-cell>
          <table:table-cell table:style-name="ce15" office:value-type="float" office:value="109.51" calcext:value-type="float">
            <text:p>109.51</text:p>
          </table:table-cell>
          <table:table-cell table:style-name="ce15" office:value-type="float" office:value="92.608" calcext:value-type="float">
            <text:p>92.61</text:p>
          </table:table-cell>
          <table:table-cell table:style-name="ce15" office:value-type="float" office:value="53.621" calcext:value-type="float">
            <text:p>53.62</text:p>
          </table:table-cell>
          <table:table-cell table:style-name="ce15" office:value-type="float" office:value="23101.8189" calcext:value-type="float">
            <text:p>23,101.82</text:p>
          </table:table-cell>
          <table:table-cell table:style-name="ce15" office:value-type="float" office:value="1590.5378" calcext:value-type="float">
            <text:p>1,590.54</text:p>
          </table:table-cell>
          <table:table-cell table:style-name="ce15" office:value-type="float" office:value="0.3213" calcext:value-type="float">
            <text:p>0.32</text:p>
          </table:table-cell>
          <table:table-cell table:style-name="ce15" office:value-type="float" office:value="78.7595" calcext:value-type="float">
            <text:p>78.7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3-07" calcext:value-type="date">
            <text:p>2023-03-07</text:p>
          </table:table-cell>
          <table:table-cell table:style-name="ce15" office:value-type="float" office:value="240.3" calcext:value-type="float">
            <text:p>240.30</text:p>
          </table:table-cell>
          <table:table-cell table:style-name="ce15" office:value-type="float" office:value="131.26" calcext:value-type="float">
            <text:p>131.26</text:p>
          </table:table-cell>
          <table:table-cell table:style-name="ce15" office:value-type="float" office:value="13.112" calcext:value-type="float">
            <text:p>13.11</text:p>
          </table:table-cell>
          <table:table-cell table:style-name="ce15" office:value-type="float" office:value="30.145" calcext:value-type="float">
            <text:p>30.15</text:p>
          </table:table-cell>
          <table:table-cell table:style-name="ce15" office:value-type="float" office:value="77.2" calcext:value-type="float">
            <text:p>77.20</text:p>
          </table:table-cell>
          <table:table-cell table:style-name="ce15" office:value-type="float" office:value="107.7" calcext:value-type="float">
            <text:p>107.70</text:p>
          </table:table-cell>
          <table:table-cell table:style-name="ce15" office:value-type="float" office:value="91.626" calcext:value-type="float">
            <text:p>91.63</text:p>
          </table:table-cell>
          <table:table-cell table:style-name="ce15" office:value-type="float" office:value="51.651" calcext:value-type="float">
            <text:p>51.65</text:p>
          </table:table-cell>
          <table:table-cell table:style-name="ce15" office:value-type="float" office:value="21064.1606" calcext:value-type="float">
            <text:p>21,064.16</text:p>
          </table:table-cell>
          <table:table-cell table:style-name="ce15" office:value-type="float" office:value="1480.9505" calcext:value-type="float">
            <text:p>1,480.95</text:p>
          </table:table-cell>
          <table:table-cell table:style-name="ce15" office:value-type="float" office:value="0.3133" calcext:value-type="float">
            <text:p>0.31</text:p>
          </table:table-cell>
          <table:table-cell table:style-name="ce15" office:value-type="float" office:value="81.8098" calcext:value-type="float">
            <text:p>81.8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2-28" calcext:value-type="date">
            <text:p>2023-02-28</text:p>
          </table:table-cell>
          <table:table-cell table:style-name="ce15" office:value-type="float" office:value="235.6" calcext:value-type="float">
            <text:p>235.60</text:p>
          </table:table-cell>
          <table:table-cell table:style-name="ce15" office:value-type="float" office:value="135.32" calcext:value-type="float">
            <text:p>135.32</text:p>
          </table:table-cell>
          <table:table-cell table:style-name="ce15" office:value-type="float" office:value="12.728" calcext:value-type="float">
            <text:p>12.73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office:value-type="float" office:value="74.51" calcext:value-type="float">
            <text:p>74.51</text:p>
          </table:table-cell>
          <table:table-cell table:style-name="ce15" office:value-type="float" office:value="106.74" calcext:value-type="float">
            <text:p>106.74</text:p>
          </table:table-cell>
          <table:table-cell table:style-name="ce15" office:value-type="float" office:value="91.813" calcext:value-type="float">
            <text:p>91.81</text:p>
          </table:table-cell>
          <table:table-cell table:style-name="ce15" office:value-type="float" office:value="51.562" calcext:value-type="float">
            <text:p>51.56</text:p>
          </table:table-cell>
          <table:table-cell table:style-name="ce15" office:value-type="float" office:value="21895.6894" calcext:value-type="float">
            <text:p>21,895.69</text:p>
          </table:table-cell>
          <table:table-cell table:style-name="ce15" office:value-type="float" office:value="1518.8899" calcext:value-type="float">
            <text:p>1,518.89</text:p>
          </table:table-cell>
          <table:table-cell table:style-name="ce15" office:value-type="float" office:value="0.3334" calcext:value-type="float">
            <text:p>0.33</text:p>
          </table:table-cell>
          <table:table-cell table:style-name="ce15" office:value-type="float" office:value="88.6568" calcext:value-type="float">
            <text:p>88.6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2-21" calcext:value-type="date">
            <text:p>2023-02-21</text:p>
          </table:table-cell>
          <table:table-cell table:style-name="ce15" office:value-type="float" office:value="236.65" calcext:value-type="float">
            <text:p>236.65</text:p>
          </table:table-cell>
          <table:table-cell table:style-name="ce15" office:value-type="float" office:value="131" calcext:value-type="float">
            <text:p>131.00</text:p>
          </table:table-cell>
          <table:table-cell table:style-name="ce15" office:value-type="float" office:value="12.552" calcext:value-type="float">
            <text:p>12.55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76.285" calcext:value-type="float">
            <text:p>76.29</text:p>
          </table:table-cell>
          <table:table-cell table:style-name="ce15" office:value-type="float" office:value="107.928" calcext:value-type="float">
            <text:p>107.93</text:p>
          </table:table-cell>
          <table:table-cell table:style-name="ce15" office:value-type="float" office:value="92.26" calcext:value-type="float">
            <text:p>92.26</text:p>
          </table:table-cell>
          <table:table-cell table:style-name="ce15" office:value-type="float" office:value="52.912" calcext:value-type="float">
            <text:p>52.91</text:p>
          </table:table-cell>
          <table:table-cell table:style-name="ce15" office:value-type="float" office:value="22932.9766" calcext:value-type="float">
            <text:p>22,932.98</text:p>
          </table:table-cell>
          <table:table-cell table:style-name="ce15" office:value-type="float" office:value="1556.0034" calcext:value-type="float">
            <text:p>1,556.00</text:p>
          </table:table-cell>
          <table:table-cell table:style-name="ce15" office:value-type="float" office:value="0.3683" calcext:value-type="float">
            <text:p>0.37</text:p>
          </table:table-cell>
          <table:table-cell table:style-name="ce15" office:value-type="float" office:value="87.9383" calcext:value-type="float">
            <text:p>87.9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2-14" calcext:value-type="date">
            <text:p>2023-02-14</text:p>
          </table:table-cell>
          <table:table-cell table:style-name="ce15" office:value-type="float" office:value="254.3" calcext:value-type="float">
            <text:p>254.30</text:p>
          </table:table-cell>
          <table:table-cell table:style-name="ce15" office:value-type="float" office:value="132.98" calcext:value-type="float">
            <text:p>132.98</text:p>
          </table:table-cell>
          <table:table-cell table:style-name="ce15" office:value-type="float" office:value="13.256" calcext:value-type="float">
            <text:p>13.26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office:value-type="float" office:value="79.219" calcext:value-type="float">
            <text:p>79.22</text:p>
          </table:table-cell>
          <table:table-cell table:style-name="ce15" office:value-type="float" office:value="111.06" calcext:value-type="float">
            <text:p>111.06</text:p>
          </table:table-cell>
          <table:table-cell table:style-name="ce15" office:value-type="float" office:value="92.78" calcext:value-type="float">
            <text:p>92.78</text:p>
          </table:table-cell>
          <table:table-cell table:style-name="ce15" office:value-type="float" office:value="54.209" calcext:value-type="float">
            <text:p>54.21</text:p>
          </table:table-cell>
          <table:table-cell table:style-name="ce15" office:value-type="float" office:value="20702.6752" calcext:value-type="float">
            <text:p>20,702.68</text:p>
          </table:table-cell>
          <table:table-cell table:style-name="ce15" office:value-type="float" office:value="1450.7624" calcext:value-type="float">
            <text:p>1,450.76</text:p>
          </table:table-cell>
          <table:table-cell table:style-name="ce15" office:value-type="float" office:value="0.3599" calcext:value-type="float">
            <text:p>0.36</text:p>
          </table:table-cell>
          <table:table-cell table:style-name="ce15" office:value-type="float" office:value="89.0741" calcext:value-type="float">
            <text:p>89.0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2-07" calcext:value-type="date">
            <text:p>2023-02-07</text:p>
          </table:table-cell>
          <table:table-cell table:style-name="ce15" office:value-type="float" office:value="249.35" calcext:value-type="float">
            <text:p>249.35</text:p>
          </table:table-cell>
          <table:table-cell table:style-name="ce15" office:value-type="float" office:value="133.8" calcext:value-type="float">
            <text:p>133.80</text:p>
          </table:table-cell>
          <table:table-cell table:style-name="ce15" office:value-type="float" office:value="13.41" calcext:value-type="float">
            <text:p>13.4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office:value-type="float" office:value="80.403" calcext:value-type="float">
            <text:p>80.40</text:p>
          </table:table-cell>
          <table:table-cell table:style-name="ce15" office:value-type="float" office:value="112.02" calcext:value-type="float">
            <text:p>112.02</text:p>
          </table:table-cell>
          <table:table-cell table:style-name="ce15" office:value-type="float" office:value="93" calcext:value-type="float">
            <text:p>93.00</text:p>
          </table:table-cell>
          <table:table-cell table:style-name="ce15" office:value-type="float" office:value="55.272" calcext:value-type="float">
            <text:p>55.27</text:p>
          </table:table-cell>
          <table:table-cell table:style-name="ce15" office:value-type="float" office:value="21687.2855" calcext:value-type="float">
            <text:p>21,687.29</text:p>
          </table:table-cell>
          <table:table-cell table:style-name="ce15" office:value-type="float" office:value="1558.857" calcext:value-type="float">
            <text:p>1,558.86</text:p>
          </table:table-cell>
          <table:table-cell table:style-name="ce15" office:value-type="float" office:value="0.372" calcext:value-type="float">
            <text:p>0.37</text:p>
          </table:table-cell>
          <table:table-cell table:style-name="ce15" office:value-type="float" office:value="94.1132" calcext:value-type="float">
            <text:p>94.1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1-31" calcext:value-type="date">
            <text:p>2023-01-31</text:p>
          </table:table-cell>
          <table:table-cell table:style-name="ce15" office:value-type="float" office:value="227" calcext:value-type="float">
            <text:p>227.00</text:p>
          </table:table-cell>
          <table:table-cell table:style-name="ce15" office:value-type="float" office:value="128.6" calcext:value-type="float">
            <text:p>128.60</text:p>
          </table:table-cell>
          <table:table-cell table:style-name="ce15" office:value-type="float" office:value="13.5" calcext:value-type="float">
            <text:p>13.50</text:p>
          </table:table-cell>
          <table:table-cell table:style-name="ce15" office:value-type="float" office:value="28.515" calcext:value-type="float">
            <text:p>28.52</text:p>
          </table:table-cell>
          <table:table-cell table:style-name="ce15" office:value-type="float" office:value="80.272" calcext:value-type="float">
            <text:p>80.27</text:p>
          </table:table-cell>
          <table:table-cell table:style-name="ce15" office:value-type="float" office:value="112.542" calcext:value-type="float">
            <text:p>112.54</text:p>
          </table:table-cell>
          <table:table-cell table:style-name="ce15" office:value-type="float" office:value="93.47" calcext:value-type="float">
            <text:p>93.47</text:p>
          </table:table-cell>
          <table:table-cell table:style-name="ce15" office:value-type="float" office:value="55.799" calcext:value-type="float">
            <text:p>55.80</text:p>
          </table:table-cell>
          <table:table-cell table:style-name="ce15" office:value-type="float" office:value="21310.8534" calcext:value-type="float">
            <text:p>21,310.85</text:p>
          </table:table-cell>
          <table:table-cell table:style-name="ce15" office:value-type="float" office:value="1461.2956" calcext:value-type="float">
            <text:p>1,461.30</text:p>
          </table:table-cell>
          <table:table-cell table:style-name="ce15" office:value-type="float" office:value="0.3605" calcext:value-type="float">
            <text:p>0.36</text:p>
          </table:table-cell>
          <table:table-cell table:style-name="ce15" office:value-type="float" office:value="86.8938" calcext:value-type="float">
            <text:p>86.8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1-24" calcext:value-type="date">
            <text:p>2023-01-24</text:p>
          </table:table-cell>
          <table:table-cell table:style-name="ce15" office:value-type="float" office:value="222.3" calcext:value-type="float">
            <text:p>222.30</text:p>
          </table:table-cell>
          <table:table-cell table:style-name="ce15" office:value-type="float" office:value="127.12" calcext:value-type="float">
            <text:p>127.12</text:p>
          </table:table-cell>
          <table:table-cell table:style-name="ce15" office:value-type="float" office:value="13.362" calcext:value-type="float">
            <text:p>13.36</text:p>
          </table:table-cell>
          <table:table-cell table:style-name="ce15" office:value-type="float" office:value="28.25" calcext:value-type="float">
            <text:p>28.25</text:p>
          </table:table-cell>
          <table:table-cell table:style-name="ce15" office:value-type="float" office:value="81.771" calcext:value-type="float">
            <text:p>81.77</text:p>
          </table:table-cell>
          <table:table-cell table:style-name="ce15" office:value-type="float" office:value="112.369" calcext:value-type="float">
            <text:p>112.37</text:p>
          </table:table-cell>
          <table:table-cell table:style-name="ce15" office:value-type="float" office:value="93.605" calcext:value-type="float">
            <text:p>93.61</text:p>
          </table:table-cell>
          <table:table-cell table:style-name="ce15" office:value-type="float" office:value="57.398" calcext:value-type="float">
            <text:p>57.40</text:p>
          </table:table-cell>
          <table:table-cell table:style-name="ce15" office:value-type="float" office:value="20777.8271" calcext:value-type="float">
            <text:p>20,777.83</text:p>
          </table:table-cell>
          <table:table-cell table:style-name="ce15" office:value-type="float" office:value="1428.3289" calcext:value-type="float">
            <text:p>1,428.33</text:p>
          </table:table-cell>
          <table:table-cell table:style-name="ce15" office:value-type="float" office:value="0.3299" calcext:value-type="float">
            <text:p>0.33</text:p>
          </table:table-cell>
          <table:table-cell table:style-name="ce15" office:value-type="float" office:value="80.0548" calcext:value-type="float">
            <text:p>80.0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1-17" calcext:value-type="date">
            <text:p>2023-01-17</text:p>
          </table:table-cell>
          <table:table-cell table:style-name="ce15" office:value-type="float" office:value="222.05" calcext:value-type="float">
            <text:p>222.05</text:p>
          </table:table-cell>
          <table:table-cell table:style-name="ce15" office:value-type="float" office:value="130.32" calcext:value-type="float">
            <text:p>130.32</text:p>
          </table:table-cell>
          <table:table-cell table:style-name="ce15" office:value-type="float" office:value="13.35" calcext:value-type="float">
            <text:p>13.35</text:p>
          </table:table-cell>
          <table:table-cell table:style-name="ce15" office:value-type="float" office:value="27.995" calcext:value-type="float">
            <text:p>28.00</text:p>
          </table:table-cell>
          <table:table-cell table:style-name="ce15" office:value-type="float" office:value="82.886" calcext:value-type="float">
            <text:p>82.89</text:p>
          </table:table-cell>
          <table:table-cell table:style-name="ce15" office:value-type="float" office:value="112.29" calcext:value-type="float">
            <text:p>112.29</text:p>
          </table:table-cell>
          <table:table-cell table:style-name="ce15" office:value-type="float" office:value="93.6" calcext:value-type="float">
            <text:p>93.60</text:p>
          </table:table-cell>
          <table:table-cell table:style-name="ce15" office:value-type="float" office:value="57.892" calcext:value-type="float">
            <text:p>57.89</text:p>
          </table:table-cell>
          <table:table-cell table:style-name="ce15" office:value-type="float" office:value="19632.5932" calcext:value-type="float">
            <text:p>19,632.59</text:p>
          </table:table-cell>
          <table:table-cell table:style-name="ce15" office:value-type="float" office:value="1454.87" calcext:value-type="float">
            <text:p>1,454.87</text:p>
          </table:table-cell>
          <table:table-cell table:style-name="ce15" office:value-type="float" office:value="0.321" calcext:value-type="float">
            <text:p>0.32</text:p>
          </table:table-cell>
          <table:table-cell table:style-name="ce15" office:value-type="float" office:value="80.8313" calcext:value-type="float">
            <text:p>80.8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1-10" calcext:value-type="date">
            <text:p>2023-01-10</text:p>
          </table:table-cell>
          <table:table-cell table:style-name="ce15" office:value-type="float" office:value="212.95" calcext:value-type="float">
            <text:p>212.95</text:p>
          </table:table-cell>
          <table:table-cell table:style-name="ce15" office:value-type="float" office:value="128.96" calcext:value-type="float">
            <text:p>128.96</text:p>
          </table:table-cell>
          <table:table-cell table:style-name="ce15" office:value-type="float" office:value="12.854" calcext:value-type="float">
            <text:p>12.85</text:p>
          </table:table-cell>
          <table:table-cell table:style-name="ce15" office:value-type="float" office:value="27.385" calcext:value-type="float">
            <text:p>27.39</text:p>
          </table:table-cell>
          <table:table-cell table:style-name="ce15" office:value-type="float" office:value="80.504" calcext:value-type="float">
            <text:p>80.50</text:p>
          </table:table-cell>
          <table:table-cell table:style-name="ce15" office:value-type="float" office:value="110.836" calcext:value-type="float">
            <text:p>110.84</text:p>
          </table:table-cell>
          <table:table-cell table:style-name="ce15" office:value-type="float" office:value="93.24" calcext:value-type="float">
            <text:p>93.24</text:p>
          </table:table-cell>
          <table:table-cell table:style-name="ce15" office:value-type="float" office:value="55.575" calcext:value-type="float">
            <text:p>55.58</text:p>
          </table:table-cell>
          <table:table-cell table:style-name="ce15" office:value-type="float" office:value="16240.7523" calcext:value-type="float">
            <text:p>16,240.75</text:p>
          </table:table-cell>
          <table:table-cell table:style-name="ce15" office:value-type="float" office:value="1244.4474" calcext:value-type="float">
            <text:p>1,244.45</text:p>
          </table:table-cell>
          <table:table-cell table:style-name="ce15" office:value-type="float" office:value="0.3" calcext:value-type="float">
            <text:p>0.30</text:p>
          </table:table-cell>
          <table:table-cell table:style-name="ce15" office:value-type="float" office:value="75.3042" calcext:value-type="float">
            <text:p>75.3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3-01-03" calcext:value-type="date">
            <text:p>2023-01-03</text:p>
          </table:table-cell>
          <table:table-cell table:style-name="ce15" office:value-type="float" office:value="225.8" calcext:value-type="float">
            <text:p>225.80</text:p>
          </table:table-cell>
          <table:table-cell table:style-name="ce15" office:value-type="float" office:value="127.86" calcext:value-type="float">
            <text:p>127.86</text:p>
          </table:table-cell>
          <table:table-cell table:style-name="ce15" office:value-type="float" office:value="12.972" calcext:value-type="float">
            <text:p>12.97</text:p>
          </table:table-cell>
          <table:table-cell table:style-name="ce15" office:value-type="float" office:value="26.605" calcext:value-type="float">
            <text:p>26.61</text:p>
          </table:table-cell>
          <table:table-cell table:style-name="ce15" office:value-type="float" office:value="79.788" calcext:value-type="float">
            <text:p>79.79</text:p>
          </table:table-cell>
          <table:table-cell table:style-name="ce15" office:value-type="float" office:value="109.12" calcext:value-type="float">
            <text:p>109.12</text:p>
          </table:table-cell>
          <table:table-cell table:style-name="ce15" office:value-type="float" office:value="92.76" calcext:value-type="float">
            <text:p>92.76</text:p>
          </table:table-cell>
          <table:table-cell table:style-name="ce15" office:value-type="float" office:value="54.77" calcext:value-type="float">
            <text:p>54.77</text:p>
          </table:table-cell>
          <table:table-cell table:style-name="ce15" office:value-type="float" office:value="15817.7659" calcext:value-type="float">
            <text:p>15,817.77</text:p>
          </table:table-cell>
          <table:table-cell table:style-name="ce15" office:value-type="float" office:value="1151.8708" calcext:value-type="float">
            <text:p>1,151.87</text:p>
          </table:table-cell>
          <table:table-cell table:style-name="ce15" office:value-type="float" office:value="0.2397" calcext:value-type="float">
            <text:p>0.24</text:p>
          </table:table-cell>
          <table:table-cell table:style-name="ce15" office:value-type="float" office:value="71.7141" calcext:value-type="float">
            <text:p>71.7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12-27" calcext:value-type="date">
            <text:p>2022-12-27</text:p>
          </table:table-cell>
          <table:table-cell table:style-name="ce15" office:value-type="float" office:value="223.35" calcext:value-type="float">
            <text:p>223.35</text:p>
          </table:table-cell>
          <table:table-cell table:style-name="ce15" office:value-type="float" office:value="123.68" calcext:value-type="float">
            <text:p>123.68</text:p>
          </table:table-cell>
          <table:table-cell table:style-name="ce15" office:value-type="float" office:value="12.802" calcext:value-type="float">
            <text:p>12.8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78.325" calcext:value-type="float">
            <text:p>78.33</text:p>
          </table:table-cell>
          <table:table-cell table:style-name="ce15" office:value-type="float" office:value="108.6" calcext:value-type="float">
            <text:p>108.60</text:p>
          </table:table-cell>
          <table:table-cell table:style-name="ce15" office:value-type="float" office:value="92.8" calcext:value-type="float">
            <text:p>92.80</text:p>
          </table:table-cell>
          <table:table-cell table:style-name="ce15" office:value-type="float" office:value="53.323" calcext:value-type="float">
            <text:p>53.32</text:p>
          </table:table-cell>
          <table:table-cell table:style-name="ce15" office:value-type="float" office:value="15715.0793" calcext:value-type="float">
            <text:p>15,715.08</text:p>
          </table:table-cell>
          <table:table-cell table:style-name="ce15" office:value-type="float" office:value="1140.0425" calcext:value-type="float">
            <text:p>1,140.04</text:p>
          </table:table-cell>
          <table:table-cell table:style-name="ce15" office:value-type="float" office:value="0.2448" calcext:value-type="float">
            <text:p>0.24</text:p>
          </table:table-cell>
          <table:table-cell table:style-name="ce15" office:value-type="float" office:value="64.6358" calcext:value-type="float">
            <text:p>64.6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12-19" calcext:value-type="date">
            <text:p>2022-12-19</text:p>
          </table:table-cell>
          <table:table-cell table:style-name="ce15" office:value-type="float" office:value="225.6" calcext:value-type="float">
            <text:p>225.60</text:p>
          </table:table-cell>
          <table:table-cell table:style-name="ce15" office:value-type="float" office:value="122.5" calcext:value-type="float">
            <text:p>122.50</text:p>
          </table:table-cell>
          <table:table-cell table:style-name="ce15" office:value-type="float" office:value="13.076" calcext:value-type="float">
            <text:p>13.08</text:p>
          </table:table-cell>
          <table:table-cell table:style-name="ce15" office:value-type="float" office:value="26.27" calcext:value-type="float">
            <text:p>26.27</text:p>
          </table:table-cell>
          <table:table-cell table:style-name="ce15" office:value-type="float" office:value="81.615" calcext:value-type="float">
            <text:p>81.62</text:p>
          </table:table-cell>
          <table:table-cell table:style-name="ce15" office:value-type="float" office:value="111.513" calcext:value-type="float">
            <text:p>111.51</text:p>
          </table:table-cell>
          <table:table-cell table:style-name="ce15" office:value-type="float" office:value="93.4" calcext:value-type="float">
            <text:p>93.40</text:p>
          </table:table-cell>
          <table:table-cell table:style-name="ce15" office:value-type="float" office:value="58.231" calcext:value-type="float">
            <text:p>58.23</text:p>
          </table:table-cell>
          <table:table-cell table:style-name="ce15" office:value-type="float" office:value="15493.9343" calcext:value-type="float">
            <text:p>15,493.93</text:p>
          </table:table-cell>
          <table:table-cell table:style-name="ce15" office:value-type="float" office:value="1100.63" calcext:value-type="float">
            <text:p>1,100.63</text:p>
          </table:table-cell>
          <table:table-cell table:style-name="ce15" office:value-type="float" office:value="0.2384" calcext:value-type="float">
            <text:p>0.24</text:p>
          </table:table-cell>
          <table:table-cell table:style-name="ce15" office:value-type="float" office:value="59.7746" calcext:value-type="float">
            <text:p>59.7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12-12" calcext:value-type="date">
            <text:p>2022-12-12</text:p>
          </table:table-cell>
          <table:table-cell table:style-name="ce15" office:value-type="float" office:value="238.35" calcext:value-type="float">
            <text:p>238.35</text:p>
          </table:table-cell>
          <table:table-cell table:style-name="ce15" office:value-type="float" office:value="127.26" calcext:value-type="float">
            <text:p>127.26</text:p>
          </table:table-cell>
          <table:table-cell table:style-name="ce15" office:value-type="float" office:value="13.762" calcext:value-type="float">
            <text:p>13.76</text:p>
          </table:table-cell>
          <table:table-cell table:style-name="ce15" office:value-type="float" office:value="27.305" calcext:value-type="float">
            <text:p>27.31</text:p>
          </table:table-cell>
          <table:table-cell table:style-name="ce15" office:value-type="float" office:value="85.117" calcext:value-type="float">
            <text:p>85.12</text:p>
          </table:table-cell>
          <table:table-cell table:style-name="ce15" office:value-type="float" office:value="113.02" calcext:value-type="float">
            <text:p>113.02</text:p>
          </table:table-cell>
          <table:table-cell table:style-name="ce15" office:value-type="float" office:value="93.337" calcext:value-type="float">
            <text:p>93.34</text:p>
          </table:table-cell>
          <table:table-cell table:style-name="ce15" office:value-type="float" office:value="63.742" calcext:value-type="float">
            <text:p>63.74</text:p>
          </table:table-cell>
          <table:table-cell table:style-name="ce15" office:value-type="float" office:value="16327.8431" calcext:value-type="float">
            <text:p>16,327.84</text:p>
          </table:table-cell>
          <table:table-cell table:style-name="ce15" office:value-type="float" office:value="1209.5574" calcext:value-type="float">
            <text:p>1,209.56</text:p>
          </table:table-cell>
          <table:table-cell table:style-name="ce15" office:value-type="float" office:value="0.2912" calcext:value-type="float">
            <text:p>0.29</text:p>
          </table:table-cell>
          <table:table-cell table:style-name="ce15" office:value-type="float" office:value="72.3351" calcext:value-type="float">
            <text:p>72.3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12-05" calcext:value-type="date">
            <text:p>2022-12-05</text:p>
          </table:table-cell>
          <table:table-cell table:style-name="ce15" office:value-type="float" office:value="237.05" calcext:value-type="float">
            <text:p>237.05</text:p>
          </table:table-cell>
          <table:table-cell table:style-name="ce15" office:value-type="float" office:value="125.98" calcext:value-type="float">
            <text:p>125.98</text:p>
          </table:table-cell>
          <table:table-cell table:style-name="ce15" office:value-type="float" office:value="13.698" calcext:value-type="float">
            <text:p>13.70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86.36" calcext:value-type="float">
            <text:p>86.36</text:p>
          </table:table-cell>
          <table:table-cell table:style-name="ce15" office:value-type="float" office:value="111.77" calcext:value-type="float">
            <text:p>111.77</text:p>
          </table:table-cell>
          <table:table-cell table:style-name="ce15" office:value-type="float" office:value="93.48" calcext:value-type="float">
            <text:p>93.48</text:p>
          </table:table-cell>
          <table:table-cell table:style-name="ce15" office:value-type="float" office:value="63.829" calcext:value-type="float">
            <text:p>63.83</text:p>
          </table:table-cell>
          <table:table-cell table:style-name="ce15" office:value-type="float" office:value="16171.5491" calcext:value-type="float">
            <text:p>16,171.55</text:p>
          </table:table-cell>
          <table:table-cell table:style-name="ce15" office:value-type="float" office:value="1199.8748" calcext:value-type="float">
            <text:p>1,199.87</text:p>
          </table:table-cell>
          <table:table-cell table:style-name="ce15" office:value-type="float" office:value="0.3044" calcext:value-type="float">
            <text:p>0.30</text:p>
          </table:table-cell>
          <table:table-cell table:style-name="ce15" office:value-type="float" office:value="76.446" calcext:value-type="float">
            <text:p>76.4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11-28" calcext:value-type="date">
            <text:p>2022-11-28</text:p>
          </table:table-cell>
          <table:table-cell table:style-name="ce15" office:value-type="float" office:value="232.85" calcext:value-type="float">
            <text:p>232.85</text:p>
          </table:table-cell>
          <table:table-cell table:style-name="ce15" office:value-type="float" office:value="130.76" calcext:value-type="float">
            <text:p>130.76</text:p>
          </table:table-cell>
          <table:table-cell table:style-name="ce15" office:value-type="float" office:value="14.13" calcext:value-type="float">
            <text:p>14.13</text:p>
          </table:table-cell>
          <table:table-cell table:style-name="ce15" office:value-type="float" office:value="26.995" calcext:value-type="float">
            <text:p>27.00</text:p>
          </table:table-cell>
          <table:table-cell table:style-name="ce15" office:value-type="float" office:value="83.538" calcext:value-type="float">
            <text:p>83.54</text:p>
          </table:table-cell>
          <table:table-cell table:style-name="ce15" office:value-type="float" office:value="110.14" calcext:value-type="float">
            <text:p>110.14</text:p>
          </table:table-cell>
          <table:table-cell table:style-name="ce15" office:value-type="float" office:value="93.05" calcext:value-type="float">
            <text:p>93.05</text:p>
          </table:table-cell>
          <table:table-cell table:style-name="ce15" office:value-type="float" office:value="60.751" calcext:value-type="float">
            <text:p>60.75</text:p>
          </table:table-cell>
          <table:table-cell table:style-name="ce15" office:value-type="float" office:value="15679.4288" calcext:value-type="float">
            <text:p>15,679.43</text:p>
          </table:table-cell>
          <table:table-cell table:style-name="ce15" office:value-type="float" office:value="1131.0929" calcext:value-type="float">
            <text:p>1,131.09</text:p>
          </table:table-cell>
          <table:table-cell table:style-name="ce15" office:value-type="float" office:value="0.2963" calcext:value-type="float">
            <text:p>0.30</text:p>
          </table:table-cell>
          <table:table-cell table:style-name="ce15" office:value-type="float" office:value="71.6435" calcext:value-type="float">
            <text:p>71.6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11-21" calcext:value-type="date">
            <text:p>2022-11-21</text:p>
          </table:table-cell>
          <table:table-cell table:style-name="ce15" office:value-type="float" office:value="236.9" calcext:value-type="float">
            <text:p>236.90</text:p>
          </table:table-cell>
          <table:table-cell table:style-name="ce15" office:value-type="float" office:value="129.8" calcext:value-type="float">
            <text:p>129.80</text:p>
          </table:table-cell>
          <table:table-cell table:style-name="ce15" office:value-type="float" office:value="13.822" calcext:value-type="float">
            <text:p>13.82</text:p>
          </table:table-cell>
          <table:table-cell table:style-name="ce15" office:value-type="float" office:value="26.9" calcext:value-type="float">
            <text:p>26.90</text:p>
          </table:table-cell>
          <table:table-cell table:style-name="ce15" office:value-type="float" office:value="82.149" calcext:value-type="float">
            <text:p>82.15</text:p>
          </table:table-cell>
          <table:table-cell table:style-name="ce15" office:value-type="float" office:value="106.81" calcext:value-type="float">
            <text:p>106.81</text:p>
          </table:table-cell>
          <table:table-cell table:style-name="ce15" office:value-type="float" office:value="93.024" calcext:value-type="float">
            <text:p>93.02</text:p>
          </table:table-cell>
          <table:table-cell table:style-name="ce15" office:value-type="float" office:value="59.256" calcext:value-type="float">
            <text:p>59.26</text:p>
          </table:table-cell>
          <table:table-cell table:style-name="ce15" office:value-type="float" office:value="15416.1951" calcext:value-type="float">
            <text:p>15,416.20</text:p>
          </table:table-cell>
          <table:table-cell table:style-name="ce15" office:value-type="float" office:value="1082.5231" calcext:value-type="float">
            <text:p>1,082.52</text:p>
          </table:table-cell>
          <table:table-cell table:style-name="ce15" office:value-type="float" office:value="0.2975" calcext:value-type="float">
            <text:p>0.30</text:p>
          </table:table-cell>
          <table:table-cell table:style-name="ce15" office:value-type="float" office:value="59.9332" calcext:value-type="float">
            <text:p>59.9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11-14" calcext:value-type="date">
            <text:p>2022-11-14</text:p>
          </table:table-cell>
          <table:table-cell table:style-name="ce15" office:value-type="float" office:value="235" calcext:value-type="float">
            <text:p>235.00</text:p>
          </table:table-cell>
          <table:table-cell table:style-name="ce15" office:value-type="float" office:value="129.64" calcext:value-type="float">
            <text:p>129.64</text:p>
          </table:table-cell>
          <table:table-cell table:style-name="ce15" office:value-type="float" office:value="13.838" calcext:value-type="float">
            <text:p>13.84</text:p>
          </table:table-cell>
          <table:table-cell table:style-name="ce15" office:value-type="float" office:value="26.9" calcext:value-type="float">
            <text:p>26.90</text:p>
          </table:table-cell>
          <table:table-cell table:style-name="ce15" office:value-type="float" office:value="84.15" calcext:value-type="float">
            <text:p>84.15</text:p>
          </table:table-cell>
          <table:table-cell table:style-name="ce15" office:value-type="float" office:value="105.5" calcext:value-type="float">
            <text:p>105.50</text:p>
          </table:table-cell>
          <table:table-cell table:style-name="ce15" office:value-type="float" office:value="92.51" calcext:value-type="float">
            <text:p>92.51</text:p>
          </table:table-cell>
          <table:table-cell table:style-name="ce15" office:value-type="float" office:value="56.066" calcext:value-type="float">
            <text:p>56.07</text:p>
          </table:table-cell>
          <table:table-cell table:style-name="ce15" office:value-type="float" office:value="16116.7375" calcext:value-type="float">
            <text:p>16,116.74</text:p>
          </table:table-cell>
          <table:table-cell table:style-name="ce15" office:value-type="float" office:value="1203.3001" calcext:value-type="float">
            <text:p>1,203.30</text:p>
          </table:table-cell>
          <table:table-cell table:style-name="ce15" office:value-type="float" office:value="0.3214" calcext:value-type="float">
            <text:p>0.32</text:p>
          </table:table-cell>
          <table:table-cell table:style-name="ce15" office:value-type="float" office:value="54.7848" calcext:value-type="float">
            <text:p>54.7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11-07" calcext:value-type="date">
            <text:p>2022-11-07</text:p>
          </table:table-cell>
          <table:table-cell table:style-name="ce15" office:value-type="float" office:value="227.35" calcext:value-type="float">
            <text:p>227.35</text:p>
          </table:table-cell>
          <table:table-cell table:style-name="ce15" office:value-type="float" office:value="131.04" calcext:value-type="float">
            <text:p>131.04</text:p>
          </table:table-cell>
          <table:table-cell table:style-name="ce15" office:value-type="float" office:value="13.646" calcext:value-type="float">
            <text:p>13.65</text:p>
          </table:table-cell>
          <table:table-cell table:style-name="ce15" office:value-type="float" office:value="26.37" calcext:value-type="float">
            <text:p>26.37</text:p>
          </table:table-cell>
          <table:table-cell table:style-name="ce15" office:value-type="float" office:value="80.25" calcext:value-type="float">
            <text:p>80.25</text:p>
          </table:table-cell>
          <table:table-cell table:style-name="ce15" office:value-type="float" office:value="102.08" calcext:value-type="float">
            <text:p>102.08</text:p>
          </table:table-cell>
          <table:table-cell table:style-name="ce15" office:value-type="float" office:value="90.9" calcext:value-type="float">
            <text:p>90.90</text:p>
          </table:table-cell>
          <table:table-cell table:style-name="ce15" office:value-type="float" office:value="54.323" calcext:value-type="float">
            <text:p>54.32</text:p>
          </table:table-cell>
          <table:table-cell table:style-name="ce15" office:value-type="float" office:value="20556.4109" calcext:value-type="float">
            <text:p>20,556.41</text:p>
          </table:table-cell>
          <table:table-cell table:style-name="ce15" office:value-type="float" office:value="1565.9298" calcext:value-type="float">
            <text:p>1,565.93</text:p>
          </table:table-cell>
          <table:table-cell table:style-name="ce15" office:value-type="float" office:value="0.4037" calcext:value-type="float">
            <text:p>0.40</text:p>
          </table:table-cell>
          <table:table-cell table:style-name="ce15" office:value-type="float" office:value="67.5694" calcext:value-type="float">
            <text:p>67.5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10-31" calcext:value-type="date">
            <text:p>2022-10-31</text:p>
          </table:table-cell>
          <table:table-cell table:style-name="ce15" office:value-type="float" office:value="235.7" calcext:value-type="float">
            <text:p>235.70</text:p>
          </table:table-cell>
          <table:table-cell table:style-name="ce15" office:value-type="float" office:value="126.98" calcext:value-type="float">
            <text:p>126.98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25.045" calcext:value-type="float">
            <text:p>25.05</text:p>
          </table:table-cell>
          <table:table-cell table:style-name="ce15" office:value-type="float" office:value="78.634" calcext:value-type="float">
            <text:p>78.63</text:p>
          </table:table-cell>
          <table:table-cell table:style-name="ce15" office:value-type="float" office:value="102.21" calcext:value-type="float">
            <text:p>102.21</text:p>
          </table:table-cell>
          <table:table-cell table:style-name="ce15" office:value-type="float" office:value="91.24" calcext:value-type="float">
            <text:p>91.24</text:p>
          </table:table-cell>
          <table:table-cell table:style-name="ce15" office:value-type="float" office:value="55.36" calcext:value-type="float">
            <text:p>55.36</text:p>
          </table:table-cell>
          <table:table-cell table:style-name="ce15" office:value-type="float" office:value="20735.6783" calcext:value-type="float">
            <text:p>20,735.68</text:p>
          </table:table-cell>
          <table:table-cell table:style-name="ce15" office:value-type="float" office:value="1591.4354" calcext:value-type="float">
            <text:p>1,591.44</text:p>
          </table:table-cell>
          <table:table-cell table:style-name="ce15" office:value-type="float" office:value="0.4112" calcext:value-type="float">
            <text:p>0.41</text:p>
          </table:table-cell>
          <table:table-cell table:style-name="ce15" office:value-type="float" office:value="55.7796" calcext:value-type="float">
            <text:p>55.7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10-24" calcext:value-type="date">
            <text:p>2022-10-24</text:p>
          </table:table-cell>
          <table:table-cell table:style-name="ce15" office:value-type="float" office:value="250.55" calcext:value-type="float">
            <text:p>250.55</text:p>
          </table:table-cell>
          <table:table-cell table:style-name="ce15" office:value-type="float" office:value="124" calcext:value-type="float">
            <text:p>124.00</text:p>
          </table:table-cell>
          <table:table-cell table:style-name="ce15" office:value-type="float" office:value="13.502" calcext:value-type="float">
            <text:p>13.50</text:p>
          </table:table-cell>
          <table:table-cell table:style-name="ce15" office:value-type="float" office:value="24.845" calcext:value-type="float">
            <text:p>24.85</text:p>
          </table:table-cell>
          <table:table-cell table:style-name="ce15" office:value-type="float" office:value="71.82" calcext:value-type="float">
            <text:p>71.82</text:p>
          </table:table-cell>
          <table:table-cell table:style-name="ce15" office:value-type="float" office:value="99.47" calcext:value-type="float">
            <text:p>99.47</text:p>
          </table:table-cell>
          <table:table-cell table:style-name="ce15" office:value-type="float" office:value="90.715" calcext:value-type="float">
            <text:p>90.72</text:p>
          </table:table-cell>
          <table:table-cell table:style-name="ce15" office:value-type="float" office:value="52.736" calcext:value-type="float">
            <text:p>52.74</text:p>
          </table:table-cell>
          <table:table-cell table:style-name="ce15" office:value-type="float" office:value="19565.0002" calcext:value-type="float">
            <text:p>19,565.00</text:p>
          </table:table-cell>
          <table:table-cell table:style-name="ce15" office:value-type="float" office:value="1359.8251" calcext:value-type="float">
            <text:p>1,359.83</text:p>
          </table:table-cell>
          <table:table-cell table:style-name="ce15" office:value-type="float" office:value="0.3621" calcext:value-type="float">
            <text:p>0.36</text:p>
          </table:table-cell>
          <table:table-cell table:style-name="ce15" office:value-type="float" office:value="53.1536" calcext:value-type="float">
            <text:p>53.1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10-17" calcext:value-type="date">
            <text:p>2022-10-17</text:p>
          </table:table-cell>
          <table:table-cell table:style-name="ce15" office:value-type="float" office:value="240.45" calcext:value-type="float">
            <text:p>240.45</text:p>
          </table:table-cell>
          <table:table-cell table:style-name="ce15" office:value-type="float" office:value="117.7" calcext:value-type="float">
            <text:p>117.70</text:p>
          </table:table-cell>
          <table:table-cell table:style-name="ce15" office:value-type="float" office:value="13.714" calcext:value-type="float">
            <text:p>13.7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71.767" calcext:value-type="float">
            <text:p>71.77</text:p>
          </table:table-cell>
          <table:table-cell table:style-name="ce15" office:value-type="float" office:value="103.62" calcext:value-type="float">
            <text:p>103.62</text:p>
          </table:table-cell>
          <table:table-cell table:style-name="ce15" office:value-type="float" office:value="90.989" calcext:value-type="float">
            <text:p>90.99</text:p>
          </table:table-cell>
          <table:table-cell table:style-name="ce15" office:value-type="float" office:value="53.492" calcext:value-type="float">
            <text:p>53.49</text:p>
          </table:table-cell>
          <table:table-cell table:style-name="ce15" office:value-type="float" office:value="19873.6406" calcext:value-type="float">
            <text:p>19,873.64</text:p>
          </table:table-cell>
          <table:table-cell table:style-name="ce15" office:value-type="float" office:value="1354.3353" calcext:value-type="float">
            <text:p>1,354.34</text:p>
          </table:table-cell>
          <table:table-cell table:style-name="ce15" office:value-type="float" office:value="0.379" calcext:value-type="float">
            <text:p>0.38</text:p>
          </table:table-cell>
          <table:table-cell table:style-name="ce15" office:value-type="float" office:value="52.7264" calcext:value-type="float">
            <text:p>52.7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10-10" calcext:value-type="date">
            <text:p>2022-10-10</text:p>
          </table:table-cell>
          <table:table-cell table:style-name="ce15" office:value-type="float" office:value="236.35" calcext:value-type="float">
            <text:p>236.35</text:p>
          </table:table-cell>
          <table:table-cell table:style-name="ce15" office:value-type="float" office:value="109" calcext:value-type="float">
            <text:p>109.00</text:p>
          </table:table-cell>
          <table:table-cell table:style-name="ce15" office:value-type="float" office:value="14.058" calcext:value-type="float">
            <text:p>14.06</text:p>
          </table:table-cell>
          <table:table-cell table:style-name="ce15" office:value-type="float" office:value="23.24" calcext:value-type="float">
            <text:p>23.24</text:p>
          </table:table-cell>
          <table:table-cell table:style-name="ce15" office:value-type="float" office:value="71.406" calcext:value-type="float">
            <text:p>71.41</text:p>
          </table:table-cell>
          <table:table-cell table:style-name="ce15" office:value-type="float" office:value="105.18" calcext:value-type="float">
            <text:p>105.18</text:p>
          </table:table-cell>
          <table:table-cell table:style-name="ce15" office:value-type="float" office:value="91.48" calcext:value-type="float">
            <text:p>91.48</text:p>
          </table:table-cell>
          <table:table-cell table:style-name="ce15" office:value-type="float" office:value="53.664" calcext:value-type="float">
            <text:p>53.66</text:p>
          </table:table-cell>
          <table:table-cell table:style-name="ce15" office:value-type="float" office:value="19716.5163" calcext:value-type="float">
            <text:p>19,716.52</text:p>
          </table:table-cell>
          <table:table-cell table:style-name="ce15" office:value-type="float" office:value="1330.473" calcext:value-type="float">
            <text:p>1,330.47</text:p>
          </table:table-cell>
          <table:table-cell table:style-name="ce15" office:value-type="float" office:value="0.4141" calcext:value-type="float">
            <text:p>0.41</text:p>
          </table:table-cell>
          <table:table-cell table:style-name="ce15" office:value-type="float" office:value="54.407" calcext:value-type="float">
            <text:p>54.4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10-03" calcext:value-type="date">
            <text:p>2022-10-03</text:p>
          </table:table-cell>
          <table:table-cell table:style-name="ce15" office:value-type="float" office:value="246.4" calcext:value-type="float">
            <text:p>246.40</text:p>
          </table:table-cell>
          <table:table-cell table:style-name="ce15" office:value-type="float" office:value="109.44" calcext:value-type="float">
            <text:p>109.44</text:p>
          </table:table-cell>
          <table:table-cell table:style-name="ce15" office:value-type="float" office:value="13.736" calcext:value-type="float">
            <text:p>13.74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75.269" calcext:value-type="float">
            <text:p>75.27</text:p>
          </table:table-cell>
          <table:table-cell table:style-name="ce15" office:value-type="float" office:value="105.788" calcext:value-type="float">
            <text:p>105.79</text:p>
          </table:table-cell>
          <table:table-cell table:style-name="ce15" office:value-type="float" office:value="91.75" calcext:value-type="float">
            <text:p>91.75</text:p>
          </table:table-cell>
          <table:table-cell table:style-name="ce15" office:value-type="float" office:value="59.838" calcext:value-type="float">
            <text:p>59.84</text:p>
          </table:table-cell>
          <table:table-cell table:style-name="ce15" office:value-type="float" office:value="19953.1724" calcext:value-type="float">
            <text:p>19,953.17</text:p>
          </table:table-cell>
          <table:table-cell table:style-name="ce15" office:value-type="float" office:value="1346.1199" calcext:value-type="float">
            <text:p>1,346.12</text:p>
          </table:table-cell>
          <table:table-cell table:style-name="ce15" office:value-type="float" office:value="0.4355" calcext:value-type="float">
            <text:p>0.44</text:p>
          </table:table-cell>
          <table:table-cell table:style-name="ce15" office:value-type="float" office:value="55.1162" calcext:value-type="float">
            <text:p>55.1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9-26" calcext:value-type="date">
            <text:p>2022-09-26</text:p>
          </table:table-cell>
          <table:table-cell table:style-name="ce15" office:value-type="float" office:value="248" calcext:value-type="float">
            <text:p>248.00</text:p>
          </table:table-cell>
          <table:table-cell table:style-name="ce15" office:value-type="float" office:value="111.06" calcext:value-type="float">
            <text:p>111.06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office:value-type="float" office:value="23.545" calcext:value-type="float">
            <text:p>23.55</text:p>
          </table:table-cell>
          <table:table-cell table:style-name="ce15" office:value-type="float" office:value="75.338" calcext:value-type="float">
            <text:p>75.34</text:p>
          </table:table-cell>
          <table:table-cell table:style-name="ce15" office:value-type="float" office:value="108.54" calcext:value-type="float">
            <text:p>108.54</text:p>
          </table:table-cell>
          <table:table-cell table:style-name="ce15" office:value-type="float" office:value="91.78" calcext:value-type="float">
            <text:p>91.78</text:p>
          </table:table-cell>
          <table:table-cell table:style-name="ce15" office:value-type="float" office:value="60.126" calcext:value-type="float">
            <text:p>60.13</text:p>
          </table:table-cell>
          <table:table-cell table:style-name="ce15" office:value-type="float" office:value="19976.3199" calcext:value-type="float">
            <text:p>19,976.32</text:p>
          </table:table-cell>
          <table:table-cell table:style-name="ce15" office:value-type="float" office:value="1386.9887" calcext:value-type="float">
            <text:p>1,386.99</text:p>
          </table:table-cell>
          <table:table-cell table:style-name="ce15" office:value-type="float" office:value="0.4638" calcext:value-type="float">
            <text:p>0.46</text:p>
          </table:table-cell>
          <table:table-cell table:style-name="ce15" office:value-type="float" office:value="55.5077" calcext:value-type="float">
            <text:p>55.5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9-19" calcext:value-type="date">
            <text:p>2022-09-19</text:p>
          </table:table-cell>
          <table:table-cell table:style-name="ce15" office:value-type="float" office:value="243.1" calcext:value-type="float">
            <text:p>243.10</text:p>
          </table:table-cell>
          <table:table-cell table:style-name="ce15" office:value-type="float" office:value="117.76" calcext:value-type="float">
            <text:p>117.76</text:p>
          </table:table-cell>
          <table:table-cell table:style-name="ce15" office:value-type="float" office:value="14.116" calcext:value-type="float">
            <text:p>14.12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78.5" calcext:value-type="float">
            <text:p>78.50</text:p>
          </table:table-cell>
          <table:table-cell table:style-name="ce15" office:value-type="float" office:value="110" calcext:value-type="float">
            <text:p>110.00</text:p>
          </table:table-cell>
          <table:table-cell table:style-name="ce15" office:value-type="float" office:value="93.295" calcext:value-type="float">
            <text:p>93.30</text:p>
          </table:table-cell>
          <table:table-cell table:style-name="ce15" office:value-type="float" office:value="61.912" calcext:value-type="float">
            <text:p>61.91</text:p>
          </table:table-cell>
          <table:table-cell table:style-name="ce15" office:value-type="float" office:value="19515.2473" calcext:value-type="float">
            <text:p>19,515.25</text:p>
          </table:table-cell>
          <table:table-cell table:style-name="ce15" office:value-type="float" office:value="1376.2086" calcext:value-type="float">
            <text:p>1,376.21</text:p>
          </table:table-cell>
          <table:table-cell table:style-name="ce15" office:value-type="float" office:value="0.453" calcext:value-type="float">
            <text:p>0.45</text:p>
          </table:table-cell>
          <table:table-cell table:style-name="ce15" office:value-type="float" office:value="52.715" calcext:value-type="float">
            <text:p>52.7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9-12" calcext:value-type="date">
            <text:p>2022-09-12</text:p>
          </table:table-cell>
          <table:table-cell table:style-name="ce15" office:value-type="float" office:value="263.05" calcext:value-type="float">
            <text:p>263.05</text:p>
          </table:table-cell>
          <table:table-cell table:style-name="ce15" office:value-type="float" office:value="119.12" calcext:value-type="float">
            <text:p>119.12</text:p>
          </table:table-cell>
          <table:table-cell table:style-name="ce15" office:value-type="float" office:value="14.3" calcext:value-type="float">
            <text:p>14.30</text:p>
          </table:table-cell>
          <table:table-cell table:style-name="ce15" office:value-type="float" office:value="25.34" calcext:value-type="float">
            <text:p>25.34</text:p>
          </table:table-cell>
          <table:table-cell table:style-name="ce15" office:value-type="float" office:value="80.283" calcext:value-type="float">
            <text:p>80.28</text:p>
          </table:table-cell>
          <table:table-cell table:style-name="ce15" office:value-type="float" office:value="111.568" calcext:value-type="float">
            <text:p>111.57</text:p>
          </table:table-cell>
          <table:table-cell table:style-name="ce15" office:value-type="float" office:value="94.04" calcext:value-type="float">
            <text:p>94.04</text:p>
          </table:table-cell>
          <table:table-cell table:style-name="ce15" office:value-type="float" office:value="62.074" calcext:value-type="float">
            <text:p>62.07</text:p>
          </table:table-cell>
          <table:table-cell table:style-name="ce15" office:value-type="float" office:value="22082.0906" calcext:value-type="float">
            <text:p>22,082.09</text:p>
          </table:table-cell>
          <table:table-cell table:style-name="ce15" office:value-type="float" office:value="1690.2366" calcext:value-type="float">
            <text:p>1,690.24</text:p>
          </table:table-cell>
          <table:table-cell table:style-name="ce15" office:value-type="float" office:value="0.4951" calcext:value-type="float">
            <text:p>0.50</text:p>
          </table:table-cell>
          <table:table-cell table:style-name="ce15" office:value-type="float" office:value="60.6057" calcext:value-type="float">
            <text:p>60.6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9-05" calcext:value-type="date">
            <text:p>2022-09-05</text:p>
          </table:table-cell>
          <table:table-cell table:style-name="ce15" office:value-type="float" office:value="259.2" calcext:value-type="float">
            <text:p>259.20</text:p>
          </table:table-cell>
          <table:table-cell table:style-name="ce15" office:value-type="float" office:value="114.84" calcext:value-type="float">
            <text:p>114.84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23.415" calcext:value-type="float">
            <text:p>23.42</text:p>
          </table:table-cell>
          <table:table-cell table:style-name="ce15" office:value-type="float" office:value="78.593" calcext:value-type="float">
            <text:p>78.59</text:p>
          </table:table-cell>
          <table:table-cell table:style-name="ce15" office:value-type="float" office:value="112.92" calcext:value-type="float">
            <text:p>112.92</text:p>
          </table:table-cell>
          <table:table-cell table:style-name="ce15" office:value-type="float" office:value="94.38" calcext:value-type="float">
            <text:p>94.38</text:p>
          </table:table-cell>
          <table:table-cell table:style-name="ce15" office:value-type="float" office:value="62.747" calcext:value-type="float">
            <text:p>62.75</text:p>
          </table:table-cell>
          <table:table-cell table:style-name="ce15" office:value-type="float" office:value="19932.534" calcext:value-type="float">
            <text:p>19,932.53</text:p>
          </table:table-cell>
          <table:table-cell table:style-name="ce15" office:value-type="float" office:value="1629.0914" calcext:value-type="float">
            <text:p>1,629.09</text:p>
          </table:table-cell>
          <table:table-cell table:style-name="ce15" office:value-type="float" office:value="0.5026" calcext:value-type="float">
            <text:p>0.50</text:p>
          </table:table-cell>
          <table:table-cell table:style-name="ce15" office:value-type="float" office:value="60.8914" calcext:value-type="float">
            <text:p>60.8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8-29" calcext:value-type="date">
            <text:p>2022-08-29</text:p>
          </table:table-cell>
          <table:table-cell table:style-name="ce15" office:value-type="float" office:value="266.5" calcext:value-type="float">
            <text:p>266.50</text:p>
          </table:table-cell>
          <table:table-cell table:style-name="ce15" office:value-type="float" office:value="114.38" calcext:value-type="float">
            <text:p>114.38</text:p>
          </table:table-cell>
          <table:table-cell table:style-name="ce15" office:value-type="float" office:value="15.108" calcext:value-type="float">
            <text:p>15.11</text:p>
          </table:table-cell>
          <table:table-cell table:style-name="ce15" office:value-type="float" office:value="23.135" calcext:value-type="float">
            <text:p>23.14</text:p>
          </table:table-cell>
          <table:table-cell table:style-name="ce15" office:value-type="float" office:value="81.972" calcext:value-type="float">
            <text:p>81.97</text:p>
          </table:table-cell>
          <table:table-cell table:style-name="ce15" office:value-type="float" office:value="115.197" calcext:value-type="float">
            <text:p>115.20</text:p>
          </table:table-cell>
          <table:table-cell table:style-name="ce15" office:value-type="float" office:value="94.93" calcext:value-type="float">
            <text:p>94.93</text:p>
          </table:table-cell>
          <table:table-cell table:style-name="ce15" office:value-type="float" office:value="64.508" calcext:value-type="float">
            <text:p>64.51</text:p>
          </table:table-cell>
          <table:table-cell table:style-name="ce15" office:value-type="float" office:value="20264.2709" calcext:value-type="float">
            <text:p>20,264.27</text:p>
          </table:table-cell>
          <table:table-cell table:style-name="ce15" office:value-type="float" office:value="1550.4984" calcext:value-type="float">
            <text:p>1,550.50</text:p>
          </table:table-cell>
          <table:table-cell table:style-name="ce15" office:value-type="float" office:value="0.45" calcext:value-type="float">
            <text:p>0.45</text:p>
          </table:table-cell>
          <table:table-cell table:style-name="ce15" office:value-type="float" office:value="55.6904" calcext:value-type="float">
            <text:p>55.6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8-22" calcext:value-type="date">
            <text:p>2022-08-22</text:p>
          </table:table-cell>
          <table:table-cell table:style-name="ce15" office:value-type="float" office:value="279.95" calcext:value-type="float">
            <text:p>279.95</text:p>
          </table:table-cell>
          <table:table-cell table:style-name="ce15" office:value-type="float" office:value="117.28" calcext:value-type="float">
            <text:p>117.28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23.64" calcext:value-type="float">
            <text:p>23.64</text:p>
          </table:table-cell>
          <table:table-cell table:style-name="ce15" office:value-type="float" office:value="83.791" calcext:value-type="float">
            <text:p>83.79</text:p>
          </table:table-cell>
          <table:table-cell table:style-name="ce15" office:value-type="float" office:value="115.42" calcext:value-type="float">
            <text:p>115.42</text:p>
          </table:table-cell>
          <table:table-cell table:style-name="ce15" office:value-type="float" office:value="95.57" calcext:value-type="float">
            <text:p>95.57</text:p>
          </table:table-cell>
          <table:table-cell table:style-name="ce15" office:value-type="float" office:value="66.952" calcext:value-type="float">
            <text:p>66.95</text:p>
          </table:table-cell>
          <table:table-cell table:style-name="ce15" office:value-type="float" office:value="21499.3244" calcext:value-type="float">
            <text:p>21,499.32</text:p>
          </table:table-cell>
          <table:table-cell table:style-name="ce15" office:value-type="float" office:value="1629.2968" calcext:value-type="float">
            <text:p>1,629.30</text:p>
          </table:table-cell>
          <table:table-cell table:style-name="ce15" office:value-type="float" office:value="0.4631" calcext:value-type="float">
            <text:p>0.46</text:p>
          </table:table-cell>
          <table:table-cell table:style-name="ce15" office:value-type="float" office:value="57.4614" calcext:value-type="float">
            <text:p>57.4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8-15" calcext:value-type="date">
            <text:p>2022-08-15</text:p>
          </table:table-cell>
          <table:table-cell table:style-name="ce15" office:value-type="float" office:value="288.6" calcext:value-type="float">
            <text:p>288.60</text:p>
          </table:table-cell>
          <table:table-cell table:style-name="ce15" office:value-type="float" office:value="119.28" calcext:value-type="float">
            <text:p>119.28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90.189" calcext:value-type="float">
            <text:p>90.19</text:p>
          </table:table-cell>
          <table:table-cell table:style-name="ce15" office:value-type="float" office:value="117.682" calcext:value-type="float">
            <text:p>117.68</text:p>
          </table:table-cell>
          <table:table-cell table:style-name="ce15" office:value-type="float" office:value="96.42" calcext:value-type="float">
            <text:p>96.42</text:p>
          </table:table-cell>
          <table:table-cell table:style-name="ce15" office:value-type="float" office:value="71.695" calcext:value-type="float">
            <text:p>71.70</text:p>
          </table:table-cell>
          <table:table-cell table:style-name="ce15" office:value-type="float" office:value="23761.3856" calcext:value-type="float">
            <text:p>23,761.39</text:p>
          </table:table-cell>
          <table:table-cell table:style-name="ce15" office:value-type="float" office:value="1875.1834" calcext:value-type="float">
            <text:p>1,875.18</text:p>
          </table:table-cell>
          <table:table-cell table:style-name="ce15" office:value-type="float" office:value="0.5423" calcext:value-type="float">
            <text:p>0.54</text:p>
          </table:table-cell>
          <table:table-cell table:style-name="ce15" office:value-type="float" office:value="59.852" calcext:value-type="float">
            <text:p>59.8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8-08" calcext:value-type="date">
            <text:p>2022-08-08</text:p>
          </table:table-cell>
          <table:table-cell table:style-name="ce15" office:value-type="float" office:value="274.9" calcext:value-type="float">
            <text:p>274.90</text:p>
          </table:table-cell>
          <table:table-cell table:style-name="ce15" office:value-type="float" office:value="113.02" calcext:value-type="float">
            <text:p>113.02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90.613" calcext:value-type="float">
            <text:p>90.61</text:p>
          </table:table-cell>
          <table:table-cell table:style-name="ce15" office:value-type="float" office:value="118.725" calcext:value-type="float">
            <text:p>118.73</text:p>
          </table:table-cell>
          <table:table-cell table:style-name="ce15" office:value-type="float" office:value="96.32" calcext:value-type="float">
            <text:p>96.32</text:p>
          </table:table-cell>
          <table:table-cell table:style-name="ce15" office:value-type="float" office:value="72.324" calcext:value-type="float">
            <text:p>72.32</text:p>
          </table:table-cell>
          <table:table-cell table:style-name="ce15" office:value-type="float" office:value="23341.1113" calcext:value-type="float">
            <text:p>23,341.11</text:p>
          </table:table-cell>
          <table:table-cell table:style-name="ce15" office:value-type="float" office:value="1739.8263" calcext:value-type="float">
            <text:p>1,739.83</text:p>
          </table:table-cell>
          <table:table-cell table:style-name="ce15" office:value-type="float" office:value="0.5258" calcext:value-type="float">
            <text:p>0.53</text:p>
          </table:table-cell>
          <table:table-cell table:style-name="ce15" office:value-type="float" office:value="61.3803" calcext:value-type="float">
            <text:p>61.3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8-01" calcext:value-type="date">
            <text:p>2022-08-01</text:p>
          </table:table-cell>
          <table:table-cell table:style-name="ce15" office:value-type="float" office:value="271.2" calcext:value-type="float">
            <text:p>271.20</text:p>
          </table:table-cell>
          <table:table-cell table:style-name="ce15" office:value-type="float" office:value="111.64" calcext:value-type="float">
            <text:p>111.64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office:value-type="float" office:value="22.58" calcext:value-type="float">
            <text:p>22.58</text:p>
          </table:table-cell>
          <table:table-cell table:style-name="ce15" office:value-type="float" office:value="91.316" calcext:value-type="float">
            <text:p>91.32</text:p>
          </table:table-cell>
          <table:table-cell table:style-name="ce15" office:value-type="float" office:value="117.933" calcext:value-type="float">
            <text:p>117.93</text:p>
          </table:table-cell>
          <table:table-cell table:style-name="ce15" office:value-type="float" office:value="97.13" calcext:value-type="float">
            <text:p>97.13</text:p>
          </table:table-cell>
          <table:table-cell table:style-name="ce15" office:value-type="float" office:value="72.923" calcext:value-type="float">
            <text:p>72.92</text:p>
          </table:table-cell>
          <table:table-cell table:style-name="ce15" office:value-type="float" office:value="22717.1977" calcext:value-type="float">
            <text:p>22,717.20</text:p>
          </table:table-cell>
          <table:table-cell table:style-name="ce15" office:value-type="float" office:value="1592" calcext:value-type="float">
            <text:p>1,592.00</text:p>
          </table:table-cell>
          <table:table-cell table:style-name="ce15" office:value-type="float" office:value="0.5001" calcext:value-type="float">
            <text:p>0.50</text:p>
          </table:table-cell>
          <table:table-cell table:style-name="ce15" office:value-type="float" office:value="57.92" calcext:value-type="float">
            <text:p>57.9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7-25" calcext:value-type="date">
            <text:p>2022-07-25</text:p>
          </table:table-cell>
          <table:table-cell table:style-name="ce15" office:value-type="float" office:value="252.15" calcext:value-type="float">
            <text:p>252.15</text:p>
          </table:table-cell>
          <table:table-cell table:style-name="ce15" office:value-type="float" office:value="112.58" calcext:value-type="float">
            <text:p>112.58</text:p>
          </table:table-cell>
          <table:table-cell table:style-name="ce15" office:value-type="float" office:value="15.51" calcext:value-type="float">
            <text:p>15.5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87.057" calcext:value-type="float">
            <text:p>87.06</text:p>
          </table:table-cell>
          <table:table-cell table:style-name="ce15" office:value-type="float" office:value="117.93" calcext:value-type="float">
            <text:p>117.93</text:p>
          </table:table-cell>
          <table:table-cell table:style-name="ce15" office:value-type="float" office:value="96.13" calcext:value-type="float">
            <text:p>96.13</text:p>
          </table:table-cell>
          <table:table-cell table:style-name="ce15" office:value-type="float" office:value="69.266" calcext:value-type="float">
            <text:p>69.27</text:p>
          </table:table-cell>
          <table:table-cell table:style-name="ce15" office:value-type="float" office:value="20918.8376" calcext:value-type="float">
            <text:p>20,918.84</text:p>
          </table:table-cell>
          <table:table-cell table:style-name="ce15" office:value-type="float" office:value="1417.6066" calcext:value-type="float">
            <text:p>1,417.61</text:p>
          </table:table-cell>
          <table:table-cell table:style-name="ce15" office:value-type="float" office:value="0.4668" calcext:value-type="float">
            <text:p>0.47</text:p>
          </table:table-cell>
          <table:table-cell table:style-name="ce15" office:value-type="float" office:value="53.3193" calcext:value-type="float">
            <text:p>53.3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7-18" calcext:value-type="date">
            <text:p>2022-07-18</text:p>
          </table:table-cell>
          <table:table-cell table:style-name="ce15" office:value-type="float" office:value="250.8" calcext:value-type="float">
            <text:p>250.80</text:p>
          </table:table-cell>
          <table:table-cell table:style-name="ce15" office:value-type="float" office:value="110.08" calcext:value-type="float">
            <text:p>110.0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21.215" calcext:value-type="float">
            <text:p>21.22</text:p>
          </table:table-cell>
          <table:table-cell table:style-name="ce15" office:value-type="float" office:value="81.953" calcext:value-type="float">
            <text:p>81.95</text:p>
          </table:table-cell>
          <table:table-cell table:style-name="ce15" office:value-type="float" office:value="116.553" calcext:value-type="float">
            <text:p>116.55</text:p>
          </table:table-cell>
          <table:table-cell table:style-name="ce15" office:value-type="float" office:value="95.23" calcext:value-type="float">
            <text:p>95.23</text:p>
          </table:table-cell>
          <table:table-cell table:style-name="ce15" office:value-type="float" office:value="66.668" calcext:value-type="float">
            <text:p>66.67</text:p>
          </table:table-cell>
          <table:table-cell table:style-name="ce15" office:value-type="float" office:value="22066.6223" calcext:value-type="float">
            <text:p>22,066.62</text:p>
          </table:table-cell>
          <table:table-cell table:style-name="ce15" office:value-type="float" office:value="1545.8727" calcext:value-type="float">
            <text:p>1,545.87</text:p>
          </table:table-cell>
          <table:table-cell table:style-name="ce15" office:value-type="float" office:value="0.4843" calcext:value-type="float">
            <text:p>0.48</text:p>
          </table:table-cell>
          <table:table-cell table:style-name="ce15" office:value-type="float" office:value="57.6359" calcext:value-type="float">
            <text:p>57.6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7-11" calcext:value-type="date">
            <text:p>2022-07-11</text:p>
          </table:table-cell>
          <table:table-cell table:style-name="ce15" office:value-type="float" office:value="263.4" calcext:value-type="float">
            <text:p>263.40</text:p>
          </table:table-cell>
          <table:table-cell table:style-name="ce15" office:value-type="float" office:value="112.24" calcext:value-type="float">
            <text:p>112.24</text:p>
          </table:table-cell>
          <table:table-cell table:style-name="ce15" office:value-type="float" office:value="15.51" calcext:value-type="float">
            <text:p>15.51</text:p>
          </table:table-cell>
          <table:table-cell table:style-name="ce15" office:value-type="float" office:value="21.465" calcext:value-type="float">
            <text:p>21.47</text:p>
          </table:table-cell>
          <table:table-cell table:style-name="ce15" office:value-type="float" office:value="80.897" calcext:value-type="float">
            <text:p>80.90</text:p>
          </table:table-cell>
          <table:table-cell table:style-name="ce15" office:value-type="float" office:value="115.09" calcext:value-type="float">
            <text:p>115.09</text:p>
          </table:table-cell>
          <table:table-cell table:style-name="ce15" office:value-type="float" office:value="95.156" calcext:value-type="float">
            <text:p>95.16</text:p>
          </table:table-cell>
          <table:table-cell table:style-name="ce15" office:value-type="float" office:value="64.503" calcext:value-type="float">
            <text:p>64.50</text:p>
          </table:table-cell>
          <table:table-cell table:style-name="ce15" office:value-type="float" office:value="19896.6106" calcext:value-type="float">
            <text:p>19,896.61</text:p>
          </table:table-cell>
          <table:table-cell table:style-name="ce15" office:value-type="float" office:value="1092.6275" calcext:value-type="float">
            <text:p>1,092.63</text:p>
          </table:table-cell>
          <table:table-cell table:style-name="ce15" office:value-type="float" office:value="0.4337" calcext:value-type="float">
            <text:p>0.43</text:p>
          </table:table-cell>
          <table:table-cell table:style-name="ce15" office:value-type="float" office:value="48.5766" calcext:value-type="float">
            <text:p>48.5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7-04" calcext:value-type="date">
            <text:p>2022-07-04</text:p>
          </table:table-cell>
          <table:table-cell table:style-name="ce15" office:value-type="float" office:value="247.9" calcext:value-type="float">
            <text:p>247.90</text:p>
          </table:table-cell>
          <table:table-cell table:style-name="ce15" office:value-type="float" office:value="108.46" calcext:value-type="float">
            <text:p>108.46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21.855" calcext:value-type="float">
            <text:p>21.86</text:p>
          </table:table-cell>
          <table:table-cell table:style-name="ce15" office:value-type="float" office:value="79.55" calcext:value-type="float">
            <text:p>79.55</text:p>
          </table:table-cell>
          <table:table-cell table:style-name="ce15" office:value-type="float" office:value="114.52" calcext:value-type="float">
            <text:p>114.52</text:p>
          </table:table-cell>
          <table:table-cell table:style-name="ce15" office:value-type="float" office:value="95.63" calcext:value-type="float">
            <text:p>95.63</text:p>
          </table:table-cell>
          <table:table-cell table:style-name="ce15" office:value-type="float" office:value="63.207" calcext:value-type="float">
            <text:p>63.21</text:p>
          </table:table-cell>
          <table:table-cell table:style-name="ce15" office:value-type="float" office:value="19394.5871" calcext:value-type="float">
            <text:p>19,394.59</text:p>
          </table:table-cell>
          <table:table-cell table:style-name="ce15" office:value-type="float" office:value="1103.4791" calcext:value-type="float">
            <text:p>1,103.48</text:p>
          </table:table-cell>
          <table:table-cell table:style-name="ce15" office:value-type="float" office:value="0.4496" calcext:value-type="float">
            <text:p>0.45</text:p>
          </table:table-cell>
          <table:table-cell table:style-name="ce15" office:value-type="float" office:value="50.0753" calcext:value-type="float">
            <text:p>50.0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6-27" calcext:value-type="date">
            <text:p>2022-06-27</text:p>
          </table:table-cell>
          <table:table-cell table:style-name="ce15" office:value-type="float" office:value="250.3" calcext:value-type="float">
            <text:p>250.30</text:p>
          </table:table-cell>
          <table:table-cell table:style-name="ce15" office:value-type="float" office:value="109.9" calcext:value-type="float">
            <text:p>109.90</text:p>
          </table:table-cell>
          <table:table-cell table:style-name="ce15" office:value-type="float" office:value="14.692" calcext:value-type="float">
            <text:p>14.69</text:p>
          </table:table-cell>
          <table:table-cell table:style-name="ce15" office:value-type="float" office:value="21.99" calcext:value-type="float">
            <text:p>21.99</text:p>
          </table:table-cell>
          <table:table-cell table:style-name="ce15" office:value-type="float" office:value="75.79" calcext:value-type="float">
            <text:p>75.79</text:p>
          </table:table-cell>
          <table:table-cell table:style-name="ce15" office:value-type="float" office:value="113.84" calcext:value-type="float">
            <text:p>113.84</text:p>
          </table:table-cell>
          <table:table-cell table:style-name="ce15" office:value-type="float" office:value="94.57" calcext:value-type="float">
            <text:p>94.57</text:p>
          </table:table-cell>
          <table:table-cell table:style-name="ce15" office:value-type="float" office:value="61.981" calcext:value-type="float">
            <text:p>61.98</text:p>
          </table:table-cell>
          <table:table-cell table:style-name="ce15" office:value-type="float" office:value="19601.1216" calcext:value-type="float">
            <text:p>19,601.12</text:p>
          </table:table-cell>
          <table:table-cell table:style-name="ce15" office:value-type="float" office:value="1128.5217" calcext:value-type="float">
            <text:p>1,128.52</text:p>
          </table:table-cell>
          <table:table-cell table:style-name="ce15" office:value-type="float" office:value="0.4592" calcext:value-type="float">
            <text:p>0.46</text:p>
          </table:table-cell>
          <table:table-cell table:style-name="ce15" office:value-type="float" office:value="52.858" calcext:value-type="float">
            <text:p>52.8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6-20" calcext:value-type="date">
            <text:p>2022-06-20</text:p>
          </table:table-cell>
          <table:table-cell table:style-name="ce15" office:value-type="float" office:value="238.3" calcext:value-type="float">
            <text:p>238.30</text:p>
          </table:table-cell>
          <table:table-cell table:style-name="ce15" office:value-type="float" office:value="108.92" calcext:value-type="float">
            <text:p>108.92</text:p>
          </table:table-cell>
          <table:table-cell table:style-name="ce15" office:value-type="float" office:value="14.494" calcext:value-type="float">
            <text:p>14.49</text:p>
          </table:table-cell>
          <table:table-cell table:style-name="ce15" office:value-type="float" office:value="22.72" calcext:value-type="float">
            <text:p>22.72</text:p>
          </table:table-cell>
          <table:table-cell table:style-name="ce15" office:value-type="float" office:value="76.06" calcext:value-type="float">
            <text:p>76.06</text:p>
          </table:table-cell>
          <table:table-cell table:style-name="ce15" office:value-type="float" office:value="113.31" calcext:value-type="float">
            <text:p>113.31</text:p>
          </table:table-cell>
          <table:table-cell table:style-name="ce15" office:value-type="float" office:value="94.2" calcext:value-type="float">
            <text:p>94.20</text:p>
          </table:table-cell>
          <table:table-cell table:style-name="ce15" office:value-type="float" office:value="59.503" calcext:value-type="float">
            <text:p>59.50</text:p>
          </table:table-cell>
          <table:table-cell table:style-name="ce15" office:value-type="float" office:value="19622.3442" calcext:value-type="float">
            <text:p>19,622.34</text:p>
          </table:table-cell>
          <table:table-cell table:style-name="ce15" office:value-type="float" office:value="1073.9269" calcext:value-type="float">
            <text:p>1,073.93</text:p>
          </table:table-cell>
          <table:table-cell table:style-name="ce15" office:value-type="float" office:value="0.4701" calcext:value-type="float">
            <text:p>0.47</text:p>
          </table:table-cell>
          <table:table-cell table:style-name="ce15" office:value-type="float" office:value="50.4035" calcext:value-type="float">
            <text:p>50.4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6-13" calcext:value-type="date">
            <text:p>2022-06-13</text:p>
          </table:table-cell>
          <table:table-cell table:style-name="ce15" office:value-type="float" office:value="232.7" calcext:value-type="float">
            <text:p>232.70</text:p>
          </table:table-cell>
          <table:table-cell table:style-name="ce15" office:value-type="float" office:value="111.18" calcext:value-type="float">
            <text:p>111.18</text:p>
          </table:table-cell>
          <table:table-cell table:style-name="ce15" office:value-type="float" office:value="14.83" calcext:value-type="float">
            <text:p>14.83</text:p>
          </table:table-cell>
          <table:table-cell table:style-name="ce15" office:value-type="float" office:value="22.19" calcext:value-type="float">
            <text:p>22.19</text:p>
          </table:table-cell>
          <table:table-cell table:style-name="ce15" office:value-type="float" office:value="79.553" calcext:value-type="float">
            <text:p>79.55</text:p>
          </table:table-cell>
          <table:table-cell table:style-name="ce15" office:value-type="float" office:value="112.04" calcext:value-type="float">
            <text:p>112.04</text:p>
          </table:table-cell>
          <table:table-cell table:style-name="ce15" office:value-type="float" office:value="94.23" calcext:value-type="float">
            <text:p>94.23</text:p>
          </table:table-cell>
          <table:table-cell table:style-name="ce15" office:value-type="float" office:value="63.046" calcext:value-type="float">
            <text:p>63.05</text:p>
          </table:table-cell>
          <table:table-cell table:style-name="ce15" office:value-type="float" office:value="21586.682" calcext:value-type="float">
            <text:p>21,586.68</text:p>
          </table:table-cell>
          <table:table-cell table:style-name="ce15" office:value-type="float" office:value="1153.3563" calcext:value-type="float">
            <text:p>1,153.36</text:p>
          </table:table-cell>
          <table:table-cell table:style-name="ce15" office:value-type="float" office:value="0.4431" calcext:value-type="float">
            <text:p>0.44</text:p>
          </table:table-cell>
          <table:table-cell table:style-name="ce15" office:value-type="float" office:value="41.3446" calcext:value-type="float">
            <text:p>41.3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6-06" calcext:value-type="date">
            <text:p>2022-06-06</text:p>
          </table:table-cell>
          <table:table-cell table:style-name="ce15" office:value-type="float" office:value="249.9" calcext:value-type="float">
            <text:p>249.90</text:p>
          </table:table-cell>
          <table:table-cell table:style-name="ce15" office:value-type="float" office:value="121.84" calcext:value-type="float">
            <text:p>121.84</text:p>
          </table:table-cell>
          <table:table-cell table:style-name="ce15" office:value-type="float" office:value="15.524" calcext:value-type="float">
            <text:p>15.52</text:p>
          </table:table-cell>
          <table:table-cell table:style-name="ce15" office:value-type="float" office:value="23.865" calcext:value-type="float">
            <text:p>23.87</text:p>
          </table:table-cell>
          <table:table-cell table:style-name="ce15" office:value-type="float" office:value="85.28" calcext:value-type="float">
            <text:p>85.28</text:p>
          </table:table-cell>
          <table:table-cell table:style-name="ce15" office:value-type="float" office:value="116.13" calcext:value-type="float">
            <text:p>116.13</text:p>
          </table:table-cell>
          <table:table-cell table:style-name="ce15" office:value-type="float" office:value="96.06" calcext:value-type="float">
            <text:p>96.06</text:p>
          </table:table-cell>
          <table:table-cell table:style-name="ce15" office:value-type="float" office:value="65.11" calcext:value-type="float">
            <text:p>65.11</text:p>
          </table:table-cell>
          <table:table-cell table:style-name="ce15" office:value-type="float" office:value="29334.9364" calcext:value-type="float">
            <text:p>29,334.94</text:p>
          </table:table-cell>
          <table:table-cell table:style-name="ce15" office:value-type="float" office:value="1738.28" calcext:value-type="float">
            <text:p>1,738.28</text:p>
          </table:table-cell>
          <table:table-cell table:style-name="ce15" office:value-type="float" office:value="0.5694" calcext:value-type="float">
            <text:p>0.57</text:p>
          </table:table-cell>
          <table:table-cell table:style-name="ce15" office:value-type="float" office:value="60.1749" calcext:value-type="float">
            <text:p>60.1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5-30" calcext:value-type="date">
            <text:p>2022-05-30</text:p>
          </table:table-cell>
          <table:table-cell table:style-name="ce15" office:value-type="float" office:value="255.45" calcext:value-type="float">
            <text:p>255.45</text:p>
          </table:table-cell>
          <table:table-cell table:style-name="ce15" office:value-type="float" office:value="123.82" calcext:value-type="float">
            <text:p>123.82</text:p>
          </table:table-cell>
          <table:table-cell table:style-name="ce15" office:value-type="float" office:value="15.878" calcext:value-type="float">
            <text:p>15.88</text:p>
          </table:table-cell>
          <table:table-cell table:style-name="ce15" office:value-type="float" office:value="24.145" calcext:value-type="float">
            <text:p>24.15</text:p>
          </table:table-cell>
          <table:table-cell table:style-name="ce15" office:value-type="float" office:value="88.355" calcext:value-type="float">
            <text:p>88.36</text:p>
          </table:table-cell>
          <table:table-cell table:style-name="ce15" office:value-type="float" office:value="120.12" calcext:value-type="float">
            <text:p>120.12</text:p>
          </table:table-cell>
          <table:table-cell table:style-name="ce15" office:value-type="float" office:value="96.651" calcext:value-type="float">
            <text:p>96.65</text:p>
          </table:table-cell>
          <table:table-cell table:style-name="ce15" office:value-type="float" office:value="69.724" calcext:value-type="float">
            <text:p>69.72</text:p>
          </table:table-cell>
          <table:table-cell table:style-name="ce15" office:value-type="float" office:value="29424.1267" calcext:value-type="float">
            <text:p>29,424.13</text:p>
          </table:table-cell>
          <table:table-cell table:style-name="ce15" office:value-type="float" office:value="1849.9559" calcext:value-type="float">
            <text:p>1,849.96</text:p>
          </table:table-cell>
          <table:table-cell table:style-name="ce15" office:value-type="float" office:value="0.5291" calcext:value-type="float">
            <text:p>0.53</text:p>
          </table:table-cell>
          <table:table-cell table:style-name="ce15" office:value-type="float" office:value="64.0684" calcext:value-type="float">
            <text:p>64.0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5-23" calcext:value-type="date">
            <text:p>2022-05-23</text:p>
          </table:table-cell>
          <table:table-cell table:style-name="ce15" office:value-type="float" office:value="243.9" calcext:value-type="float">
            <text:p>243.90</text:p>
          </table:table-cell>
          <table:table-cell table:style-name="ce15" office:value-type="float" office:value="117.94" calcext:value-type="float">
            <text:p>117.94</text:p>
          </table:table-cell>
          <table:table-cell table:style-name="ce15" office:value-type="float" office:value="15.218" calcext:value-type="float">
            <text:p>15.22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89.061" calcext:value-type="float">
            <text:p>89.06</text:p>
          </table:table-cell>
          <table:table-cell table:style-name="ce15" office:value-type="float" office:value="115.64" calcext:value-type="float">
            <text:p>115.64</text:p>
          </table:table-cell>
          <table:table-cell table:style-name="ce15" office:value-type="float" office:value="95.942" calcext:value-type="float">
            <text:p>95.94</text:p>
          </table:table-cell>
          <table:table-cell table:style-name="ce15" office:value-type="float" office:value="71.697" calcext:value-type="float">
            <text:p>71.70</text:p>
          </table:table-cell>
          <table:table-cell table:style-name="ce15" office:value-type="float" office:value="27256.6199" calcext:value-type="float">
            <text:p>27,256.62</text:p>
          </table:table-cell>
          <table:table-cell table:style-name="ce15" office:value-type="float" office:value="1847.0047" calcext:value-type="float">
            <text:p>1,847.00</text:p>
          </table:table-cell>
          <table:table-cell table:style-name="ce15" office:value-type="float" office:value="0.4803" calcext:value-type="float">
            <text:p>0.48</text:p>
          </table:table-cell>
          <table:table-cell table:style-name="ce15" office:value-type="float" office:value="64.6326" calcext:value-type="float">
            <text:p>64.6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5-16" calcext:value-type="date">
            <text:p>2022-05-16</text:p>
          </table:table-cell>
          <table:table-cell table:style-name="ce15" office:value-type="float" office:value="250.05" calcext:value-type="float">
            <text:p>250.05</text:p>
          </table:table-cell>
          <table:table-cell table:style-name="ce15" office:value-type="float" office:value="113.28" calcext:value-type="float">
            <text:p>113.28</text:p>
          </table:table-cell>
          <table:table-cell table:style-name="ce15" office:value-type="float" office:value="15.352" calcext:value-type="float">
            <text:p>15.35</text:p>
          </table:table-cell>
          <table:table-cell table:style-name="ce15" office:value-type="float" office:value="22.925" calcext:value-type="float">
            <text:p>22.93</text:p>
          </table:table-cell>
          <table:table-cell table:style-name="ce15" office:value-type="float" office:value="90.509" calcext:value-type="float">
            <text:p>90.51</text:p>
          </table:table-cell>
          <table:table-cell table:style-name="ce15" office:value-type="float" office:value="114.93" calcext:value-type="float">
            <text:p>114.93</text:p>
          </table:table-cell>
          <table:table-cell table:style-name="ce15" office:value-type="float" office:value="96.036" calcext:value-type="float">
            <text:p>96.04</text:p>
          </table:table-cell>
          <table:table-cell table:style-name="ce15" office:value-type="float" office:value="73.323" calcext:value-type="float">
            <text:p>73.32</text:p>
          </table:table-cell>
          <table:table-cell table:style-name="ce15" office:value-type="float" office:value="28616.9854" calcext:value-type="float">
            <text:p>28,616.99</text:p>
          </table:table-cell>
          <table:table-cell table:style-name="ce15" office:value-type="float" office:value="1938.3589" calcext:value-type="float">
            <text:p>1,938.36</text:p>
          </table:table-cell>
          <table:table-cell table:style-name="ce15" office:value-type="float" office:value="0.5333" calcext:value-type="float">
            <text:p>0.53</text:p>
          </table:table-cell>
          <table:table-cell table:style-name="ce15" office:value-type="float" office:value="64.4149" calcext:value-type="float">
            <text:p>64.4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5-09" calcext:value-type="date">
            <text:p>2022-05-09</text:p>
          </table:table-cell>
          <table:table-cell table:style-name="ce15" office:value-type="float" office:value="250.6" calcext:value-type="float">
            <text:p>250.60</text:p>
          </table:table-cell>
          <table:table-cell table:style-name="ce15" office:value-type="float" office:value="115.3" calcext:value-type="float">
            <text:p>115.30</text:p>
          </table:table-cell>
          <table:table-cell table:style-name="ce15" office:value-type="float" office:value="15.902" calcext:value-type="float">
            <text:p>15.90</text:p>
          </table:table-cell>
          <table:table-cell table:style-name="ce15" office:value-type="float" office:value="22.225" calcext:value-type="float">
            <text:p>22.23</text:p>
          </table:table-cell>
          <table:table-cell table:style-name="ce15" office:value-type="float" office:value="88.45" calcext:value-type="float">
            <text:p>88.45</text:p>
          </table:table-cell>
          <table:table-cell table:style-name="ce15" office:value-type="float" office:value="113.23" calcext:value-type="float">
            <text:p>113.23</text:p>
          </table:table-cell>
          <table:table-cell table:style-name="ce15" office:value-type="float" office:value="95.39" calcext:value-type="float">
            <text:p>95.39</text:p>
          </table:table-cell>
          <table:table-cell table:style-name="ce15" office:value-type="float" office:value="71.05" calcext:value-type="float">
            <text:p>71.05</text:p>
          </table:table-cell>
          <table:table-cell table:style-name="ce15" office:value-type="float" office:value="28762.3775" calcext:value-type="float">
            <text:p>28,762.38</text:p>
          </table:table-cell>
          <table:table-cell table:style-name="ce15" office:value-type="float" office:value="2132.7884" calcext:value-type="float">
            <text:p>2,132.79</text:p>
          </table:table-cell>
          <table:table-cell table:style-name="ce15" office:value-type="float" office:value="0.5839" calcext:value-type="float">
            <text:p>0.58</text:p>
          </table:table-cell>
          <table:table-cell table:style-name="ce15" office:value-type="float" office:value="74.1313" calcext:value-type="float">
            <text:p>74.1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5-02" calcext:value-type="date">
            <text:p>2022-05-02</text:p>
          </table:table-cell>
          <table:table-cell table:style-name="ce15" office:value-type="float" office:value="269.6" calcext:value-type="float">
            <text:p>269.60</text:p>
          </table:table-cell>
          <table:table-cell table:style-name="ce15" office:value-type="float" office:value="114.56" calcext:value-type="float">
            <text:p>114.56</text:p>
          </table:table-cell>
          <table:table-cell table:style-name="ce15" office:value-type="float" office:value="16.038" calcext:value-type="float">
            <text:p>16.04</text:p>
          </table:table-cell>
          <table:table-cell table:style-name="ce15" office:value-type="float" office:value="25.15" calcext:value-type="float">
            <text:p>25.15</text:p>
          </table:table-cell>
          <table:table-cell table:style-name="ce15" office:value-type="float" office:value="91.597" calcext:value-type="float">
            <text:p>91.60</text:p>
          </table:table-cell>
          <table:table-cell table:style-name="ce15" office:value-type="float" office:value="115.38" calcext:value-type="float">
            <text:p>115.38</text:p>
          </table:table-cell>
          <table:table-cell table:style-name="ce15" office:value-type="float" office:value="95.72" calcext:value-type="float">
            <text:p>95.72</text:p>
          </table:table-cell>
          <table:table-cell table:style-name="ce15" office:value-type="float" office:value="74.311" calcext:value-type="float">
            <text:p>74.31</text:p>
          </table:table-cell>
          <table:table-cell table:style-name="ce15" office:value-type="float" office:value="36663.4631" calcext:value-type="float">
            <text:p>36,663.46</text:p>
          </table:table-cell>
          <table:table-cell table:style-name="ce15" office:value-type="float" office:value="2718.8574" calcext:value-type="float">
            <text:p>2,718.86</text:p>
          </table:table-cell>
          <table:table-cell table:style-name="ce15" office:value-type="float" office:value="0.7434" calcext:value-type="float">
            <text:p>0.74</text:p>
          </table:table-cell>
          <table:table-cell table:style-name="ce15" office:value-type="float" office:value="95.7985" calcext:value-type="float">
            <text:p>95.8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4-25" calcext:value-type="date">
            <text:p>2022-04-25</text:p>
          </table:table-cell>
          <table:table-cell table:style-name="ce15" office:value-type="float" office:value="259.5" calcext:value-type="float">
            <text:p>259.50</text:p>
          </table:table-cell>
          <table:table-cell table:style-name="ce15" office:value-type="float" office:value="115.98" calcext:value-type="float">
            <text:p>115.98</text:p>
          </table:table-cell>
          <table:table-cell table:style-name="ce15" office:value-type="float" office:value="15.884" calcext:value-type="float">
            <text:p>15.88</text:p>
          </table:table-cell>
          <table:table-cell table:style-name="ce15" office:value-type="float" office:value="26.085" calcext:value-type="float">
            <text:p>26.09</text:p>
          </table:table-cell>
          <table:table-cell table:style-name="ce15" office:value-type="float" office:value="94.201" calcext:value-type="float">
            <text:p>94.20</text:p>
          </table:table-cell>
          <table:table-cell table:style-name="ce15" office:value-type="float" office:value="118.2" calcext:value-type="float">
            <text:p>118.20</text:p>
          </table:table-cell>
          <table:table-cell table:style-name="ce15" office:value-type="float" office:value="95.77" calcext:value-type="float">
            <text:p>95.77</text:p>
          </table:table-cell>
          <table:table-cell table:style-name="ce15" office:value-type="float" office:value="75.394" calcext:value-type="float">
            <text:p>75.39</text:p>
          </table:table-cell>
          <table:table-cell table:style-name="ce15" office:value-type="float" office:value="37769.4432" calcext:value-type="float">
            <text:p>37,769.44</text:p>
          </table:table-cell>
          <table:table-cell table:style-name="ce15" office:value-type="float" office:value="2810.2971" calcext:value-type="float">
            <text:p>2,810.30</text:p>
          </table:table-cell>
          <table:table-cell table:style-name="ce15" office:value-type="float" office:value="0.839" calcext:value-type="float">
            <text:p>0.84</text:p>
          </table:table-cell>
          <table:table-cell table:style-name="ce15" office:value-type="float" office:value="97.7414" calcext:value-type="float">
            <text:p>97.7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4-14" calcext:value-type="date">
            <text:p>2022-04-14</text:p>
          </table:table-cell>
          <table:table-cell table:style-name="ce15" office:value-type="float" office:value="258.65" calcext:value-type="float">
            <text:p>258.65</text:p>
          </table:table-cell>
          <table:table-cell table:style-name="ce15" office:value-type="float" office:value="117.28" calcext:value-type="float">
            <text:p>117.28</text:p>
          </table:table-cell>
          <table:table-cell table:style-name="ce15" office:value-type="float" office:value="15.458" calcext:value-type="float">
            <text:p>15.46</text:p>
          </table:table-cell>
          <table:table-cell table:style-name="ce15" office:value-type="float" office:value="27.035" calcext:value-type="float">
            <text:p>27.04</text:p>
          </table:table-cell>
          <table:table-cell table:style-name="ce15" office:value-type="float" office:value="95.19" calcext:value-type="float">
            <text:p>95.19</text:p>
          </table:table-cell>
          <table:table-cell table:style-name="ce15" office:value-type="float" office:value="121.03" calcext:value-type="float">
            <text:p>121.03</text:p>
          </table:table-cell>
          <table:table-cell table:style-name="ce15" office:value-type="float" office:value="96.7" calcext:value-type="float">
            <text:p>96.70</text:p>
          </table:table-cell>
          <table:table-cell table:style-name="ce15" office:value-type="float" office:value="75.379" calcext:value-type="float">
            <text:p>75.38</text:p>
          </table:table-cell>
          <table:table-cell table:style-name="ce15" office:value-type="float" office:value="36897.9504" calcext:value-type="float">
            <text:p>36,897.95</text:p>
          </table:table-cell>
          <table:table-cell table:style-name="ce15" office:value-type="float" office:value="2790.6391" calcext:value-type="float">
            <text:p>2,790.64</text:p>
          </table:table-cell>
          <table:table-cell table:style-name="ce15" office:value-type="float" office:value="0.8608" calcext:value-type="float">
            <text:p>0.86</text:p>
          </table:table-cell>
          <table:table-cell table:style-name="ce15" office:value-type="float" office:value="99.2981" calcext:value-type="float">
            <text:p>99.3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4-07" calcext:value-type="date">
            <text:p>2022-04-07</text:p>
          </table:table-cell>
          <table:table-cell table:style-name="ce15" office:value-type="float" office:value="277" calcext:value-type="float">
            <text:p>277.00</text:p>
          </table:table-cell>
          <table:table-cell table:style-name="ce15" office:value-type="float" office:value="120.86" calcext:value-type="float">
            <text:p>120.86</text:p>
          </table:table-cell>
          <table:table-cell table:style-name="ce15" office:value-type="float" office:value="15.866" calcext:value-type="float">
            <text:p>15.87</text:p>
          </table:table-cell>
          <table:table-cell table:style-name="ce15" office:value-type="float" office:value="25.565" calcext:value-type="float">
            <text:p>25.57</text:p>
          </table:table-cell>
          <table:table-cell table:style-name="ce15" office:value-type="float" office:value="97.916" calcext:value-type="float">
            <text:p>97.92</text:p>
          </table:table-cell>
          <table:table-cell table:style-name="ce15" office:value-type="float" office:value="124.22" calcext:value-type="float">
            <text:p>124.22</text:p>
          </table:table-cell>
          <table:table-cell table:style-name="ce15" office:value-type="float" office:value="97.11" calcext:value-type="float">
            <text:p>97.11</text:p>
          </table:table-cell>
          <table:table-cell table:style-name="ce15" office:value-type="float" office:value="79.256" calcext:value-type="float">
            <text:p>79.26</text:p>
          </table:table-cell>
          <table:table-cell table:style-name="ce15" office:value-type="float" office:value="39987.26" calcext:value-type="float">
            <text:p>39,987.26</text:p>
          </table:table-cell>
          <table:table-cell table:style-name="ce15" office:value-type="float" office:value="2972.4419" calcext:value-type="float">
            <text:p>2,972.44</text:p>
          </table:table-cell>
          <table:table-cell table:style-name="ce15" office:value-type="float" office:value="1.0064" calcext:value-type="float">
            <text:p>1.01</text:p>
          </table:table-cell>
          <table:table-cell table:style-name="ce15" office:value-type="float" office:value="105.0393" calcext:value-type="float">
            <text:p>105.0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3-31" calcext:value-type="date">
            <text:p>2022-03-31</text:p>
          </table:table-cell>
          <table:table-cell table:style-name="ce15" office:value-type="float" office:value="281.15" calcext:value-type="float">
            <text:p>281.15</text:p>
          </table:table-cell>
          <table:table-cell table:style-name="ce15" office:value-type="float" office:value="128.36" calcext:value-type="float">
            <text:p>128.36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595" calcext:value-type="float">
            <text:p>26.60</text:p>
          </table:table-cell>
          <table:table-cell table:style-name="ce15" office:value-type="float" office:value="99.634" calcext:value-type="float">
            <text:p>99.63</text:p>
          </table:table-cell>
          <table:table-cell table:style-name="ce15" office:value-type="float" office:value="128.079" calcext:value-type="float">
            <text:p>128.08</text:p>
          </table:table-cell>
          <table:table-cell table:style-name="ce15" office:value-type="float" office:value="97.84" calcext:value-type="float">
            <text:p>97.84</text:p>
          </table:table-cell>
          <table:table-cell table:style-name="ce15" office:value-type="float" office:value="82.361" calcext:value-type="float">
            <text:p>82.36</text:p>
          </table:table-cell>
          <table:table-cell table:style-name="ce15" office:value-type="float" office:value="41115.93" calcext:value-type="float">
            <text:p>41,115.93</text:p>
          </table:table-cell>
          <table:table-cell table:style-name="ce15" office:value-type="float" office:value="2965.5201" calcext:value-type="float">
            <text:p>2,965.52</text:p>
          </table:table-cell>
          <table:table-cell table:style-name="ce15" office:value-type="float" office:value="1.0323" calcext:value-type="float">
            <text:p>1.03</text:p>
          </table:table-cell>
          <table:table-cell table:style-name="ce15" office:value-type="float" office:value="111.7153" calcext:value-type="float">
            <text:p>111.7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3-24" calcext:value-type="date">
            <text:p>2022-03-24</text:p>
          </table:table-cell>
          <table:table-cell table:style-name="ce15" office:value-type="float" office:value="276.05" calcext:value-type="float">
            <text:p>276.05</text:p>
          </table:table-cell>
          <table:table-cell table:style-name="ce15" office:value-type="float" office:value="127.8" calcext:value-type="float">
            <text:p>127.80</text:p>
          </table:table-cell>
          <table:table-cell table:style-name="ce15" office:value-type="float" office:value="16.214" calcext:value-type="float">
            <text:p>16.21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98.433" calcext:value-type="float">
            <text:p>98.43</text:p>
          </table:table-cell>
          <table:table-cell table:style-name="ce15" office:value-type="float" office:value="125.58" calcext:value-type="float">
            <text:p>125.58</text:p>
          </table:table-cell>
          <table:table-cell table:style-name="ce15" office:value-type="float" office:value="98.05" calcext:value-type="float">
            <text:p>98.05</text:p>
          </table:table-cell>
          <table:table-cell table:style-name="ce15" office:value-type="float" office:value="82.454" calcext:value-type="float">
            <text:p>82.45</text:p>
          </table:table-cell>
          <table:table-cell table:style-name="ce15" office:value-type="float" office:value="39973.71" calcext:value-type="float">
            <text:p>39,973.71</text:p>
          </table:table-cell>
          <table:table-cell table:style-name="ce15" office:value-type="float" office:value="2824.8993" calcext:value-type="float">
            <text:p>2,824.90</text:p>
          </table:table-cell>
          <table:table-cell table:style-name="ce15" office:value-type="float" office:value="1.0248" calcext:value-type="float">
            <text:p>1.02</text:p>
          </table:table-cell>
          <table:table-cell table:style-name="ce15" office:value-type="float" office:value="114.9467" calcext:value-type="float">
            <text:p>114.9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3-17" calcext:value-type="date">
            <text:p>2022-03-17</text:p>
          </table:table-cell>
          <table:table-cell table:style-name="ce15" office:value-type="float" office:value="265.1" calcext:value-type="float">
            <text:p>265.10</text:p>
          </table:table-cell>
          <table:table-cell table:style-name="ce15" office:value-type="float" office:value="124.66" calcext:value-type="float">
            <text:p>124.66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25.585" calcext:value-type="float">
            <text:p>25.59</text:p>
          </table:table-cell>
          <table:table-cell table:style-name="ce15" office:value-type="float" office:value="99.274" calcext:value-type="float">
            <text:p>99.27</text:p>
          </table:table-cell>
          <table:table-cell table:style-name="ce15" office:value-type="float" office:value="126.609" calcext:value-type="float">
            <text:p>126.61</text:p>
          </table:table-cell>
          <table:table-cell table:style-name="ce15" office:value-type="float" office:value="98.506" calcext:value-type="float">
            <text:p>98.51</text:p>
          </table:table-cell>
          <table:table-cell table:style-name="ce15" office:value-type="float" office:value="84.375" calcext:value-type="float">
            <text:p>84.38</text:p>
          </table:table-cell>
          <table:table-cell table:style-name="ce15" office:value-type="float" office:value="36927.59" calcext:value-type="float">
            <text:p>36,927.59</text:p>
          </table:table-cell>
          <table:table-cell table:style-name="ce15" office:value-type="float" office:value="2538.7916" calcext:value-type="float">
            <text:p>2,538.79</text:p>
          </table:table-cell>
          <table:table-cell table:style-name="ce15" office:value-type="float" office:value="0.7539" calcext:value-type="float">
            <text:p>0.75</text:p>
          </table:table-cell>
          <table:table-cell table:style-name="ce15" office:value-type="float" office:value="99.421" calcext:value-type="float">
            <text:p>99.4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3-10" calcext:value-type="date">
            <text:p>2022-03-10</text:p>
          </table:table-cell>
          <table:table-cell table:style-name="ce15" office:value-type="float" office:value="260.1" calcext:value-type="float">
            <text:p>260.10</text:p>
          </table:table-cell>
          <table:table-cell table:style-name="ce15" office:value-type="float" office:value="120" calcext:value-type="float">
            <text:p>120.00</text:p>
          </table:table-cell>
          <table:table-cell table:style-name="ce15" office:value-type="float" office:value="14.672" calcext:value-type="float">
            <text:p>14.67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office:value-type="float" office:value="100.491" calcext:value-type="float">
            <text:p>100.49</text:p>
          </table:table-cell>
          <table:table-cell table:style-name="ce15" office:value-type="float" office:value="127.26" calcext:value-type="float">
            <text:p>127.26</text:p>
          </table:table-cell>
          <table:table-cell table:style-name="ce15" office:value-type="float" office:value="99.66" calcext:value-type="float">
            <text:p>99.66</text:p>
          </table:table-cell>
          <table:table-cell table:style-name="ce15" office:value-type="float" office:value="87.275" calcext:value-type="float">
            <text:p>87.28</text:p>
          </table:table-cell>
          <table:table-cell table:style-name="ce15" office:value-type="float" office:value="35898.16" calcext:value-type="float">
            <text:p>35,898.16</text:p>
          </table:table-cell>
          <table:table-cell table:style-name="ce15" office:value-type="float" office:value="2373.5756" calcext:value-type="float">
            <text:p>2,373.58</text:p>
          </table:table-cell>
          <table:table-cell table:style-name="ce15" office:value-type="float" office:value="0.7322" calcext:value-type="float">
            <text:p>0.73</text:p>
          </table:table-cell>
          <table:table-cell table:style-name="ce15" office:value-type="float" office:value="93.3342" calcext:value-type="float">
            <text:p>93.3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3-03" calcext:value-type="date">
            <text:p>2022-03-03</text:p>
          </table:table-cell>
          <table:table-cell table:style-name="ce15" office:value-type="float" office:value="267" calcext:value-type="float">
            <text:p>267.00</text:p>
          </table:table-cell>
          <table:table-cell table:style-name="ce15" office:value-type="float" office:value="126.14" calcext:value-type="float">
            <text:p>126.14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23.605" calcext:value-type="float">
            <text:p>23.61</text:p>
          </table:table-cell>
          <table:table-cell table:style-name="ce15" office:value-type="float" office:value="104.713" calcext:value-type="float">
            <text:p>104.71</text:p>
          </table:table-cell>
          <table:table-cell table:style-name="ce15" office:value-type="float" office:value="129.76" calcext:value-type="float">
            <text:p>129.76</text:p>
          </table:table-cell>
          <table:table-cell table:style-name="ce15" office:value-type="float" office:value="100.73" calcext:value-type="float">
            <text:p>100.73</text:p>
          </table:table-cell>
          <table:table-cell table:style-name="ce15" office:value-type="float" office:value="90.536" calcext:value-type="float">
            <text:p>90.54</text:p>
          </table:table-cell>
          <table:table-cell table:style-name="ce15" office:value-type="float" office:value="38363.32" calcext:value-type="float">
            <text:p>38,363.32</text:p>
          </table:table-cell>
          <table:table-cell table:style-name="ce15" office:value-type="float" office:value="2562.0012" calcext:value-type="float">
            <text:p>2,562.00</text:p>
          </table:table-cell>
          <table:table-cell table:style-name="ce15" office:value-type="float" office:value="0.8161" calcext:value-type="float">
            <text:p>0.82</text:p>
          </table:table-cell>
          <table:table-cell table:style-name="ce15" office:value-type="float" office:value="100.5695" calcext:value-type="float">
            <text:p>100.5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2-24" calcext:value-type="date">
            <text:p>2022-02-24</text:p>
          </table:table-cell>
          <table:table-cell table:style-name="ce15" office:value-type="float" office:value="262.3" calcext:value-type="float">
            <text:p>262.30</text:p>
          </table:table-cell>
          <table:table-cell table:style-name="ce15" office:value-type="float" office:value="128.28" calcext:value-type="float">
            <text:p>128.28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24.675" calcext:value-type="float">
            <text:p>24.68</text:p>
          </table:table-cell>
          <table:table-cell table:style-name="ce15" office:value-type="float" office:value="101.789" calcext:value-type="float">
            <text:p>101.79</text:p>
          </table:table-cell>
          <table:table-cell table:style-name="ce15" office:value-type="float" office:value="128.88" calcext:value-type="float">
            <text:p>128.88</text:p>
          </table:table-cell>
          <table:table-cell table:style-name="ce15" office:value-type="float" office:value="100.28" calcext:value-type="float">
            <text:p>100.28</text:p>
          </table:table-cell>
          <table:table-cell table:style-name="ce15" office:value-type="float" office:value="87.392" calcext:value-type="float">
            <text:p>87.39</text:p>
          </table:table-cell>
          <table:table-cell table:style-name="ce15" office:value-type="float" office:value="34253.71" calcext:value-type="float">
            <text:p>34,253.71</text:p>
          </table:table-cell>
          <table:table-cell table:style-name="ce15" office:value-type="float" office:value="2320.2695" calcext:value-type="float">
            <text:p>2,320.27</text:p>
          </table:table-cell>
          <table:table-cell table:style-name="ce15" office:value-type="float" office:value="0.7603" calcext:value-type="float">
            <text:p>0.76</text:p>
          </table:table-cell>
          <table:table-cell table:style-name="ce15" office:value-type="float" office:value="93.1231" calcext:value-type="float">
            <text:p>93.1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2-17" calcext:value-type="date">
            <text:p>2022-02-17</text:p>
          </table:table-cell>
          <table:table-cell table:style-name="ce15" office:value-type="float" office:value="256.6" calcext:value-type="float">
            <text:p>256.60</text:p>
          </table:table-cell>
          <table:table-cell table:style-name="ce15" office:value-type="float" office:value="133.16" calcext:value-type="float">
            <text:p>133.16</text:p>
          </table:table-cell>
          <table:table-cell table:style-name="ce15" office:value-type="float" office:value="16.2" calcext:value-type="float">
            <text:p>16.2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103.707" calcext:value-type="float">
            <text:p>103.71</text:p>
          </table:table-cell>
          <table:table-cell table:style-name="ce15" office:value-type="float" office:value="128.88" calcext:value-type="float">
            <text:p>128.88</text:p>
          </table:table-cell>
          <table:table-cell table:style-name="ce15" office:value-type="float" office:value="100.15" calcext:value-type="float">
            <text:p>100.15</text:p>
          </table:table-cell>
          <table:table-cell table:style-name="ce15" office:value-type="float" office:value="85.549" calcext:value-type="float">
            <text:p>85.55</text:p>
          </table:table-cell>
          <table:table-cell table:style-name="ce15" office:value-type="float" office:value="35644.86" calcext:value-type="float">
            <text:p>35,644.86</text:p>
          </table:table-cell>
          <table:table-cell table:style-name="ce15" office:value-type="float" office:value="2533.4399" calcext:value-type="float">
            <text:p>2,533.44</text:p>
          </table:table-cell>
          <table:table-cell table:style-name="ce15" office:value-type="float" office:value="0.8973" calcext:value-type="float">
            <text:p>0.90</text:p>
          </table:table-cell>
          <table:table-cell table:style-name="ce15" office:value-type="float" office:value="102.1945" calcext:value-type="float">
            <text:p>102.1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2-10" calcext:value-type="date">
            <text:p>2022-02-10</text:p>
          </table:table-cell>
          <table:table-cell table:style-name="ce15" office:value-type="float" office:value="263.3" calcext:value-type="float">
            <text:p>263.30</text:p>
          </table:table-cell>
          <table:table-cell table:style-name="ce15" office:value-type="float" office:value="136.06" calcext:value-type="float">
            <text:p>136.06</text:p>
          </table:table-cell>
          <table:table-cell table:style-name="ce15" office:value-type="float" office:value="17.104" calcext:value-type="float">
            <text:p>17.10</text:p>
          </table:table-cell>
          <table:table-cell table:style-name="ce15" office:value-type="float" office:value="28.63" calcext:value-type="float">
            <text:p>28.63</text:p>
          </table:table-cell>
          <table:table-cell table:style-name="ce15" office:value-type="float" office:value="104.956" calcext:value-type="float">
            <text:p>104.96</text:p>
          </table:table-cell>
          <table:table-cell table:style-name="ce15" office:value-type="float" office:value="130.85" calcext:value-type="float">
            <text:p>130.85</text:p>
          </table:table-cell>
          <table:table-cell table:style-name="ce15" office:value-type="float" office:value="100.48" calcext:value-type="float">
            <text:p>100.48</text:p>
          </table:table-cell>
          <table:table-cell table:style-name="ce15" office:value-type="float" office:value="86.308" calcext:value-type="float">
            <text:p>86.31</text:p>
          </table:table-cell>
          <table:table-cell table:style-name="ce15" office:value-type="float" office:value="38124.95" calcext:value-type="float">
            <text:p>38,124.95</text:p>
          </table:table-cell>
          <table:table-cell table:style-name="ce15" office:value-type="float" office:value="2693.2676" calcext:value-type="float">
            <text:p>2,693.27</text:p>
          </table:table-cell>
          <table:table-cell table:style-name="ce15" office:value-type="float" office:value="1.0095" calcext:value-type="float">
            <text:p>1.01</text:p>
          </table:table-cell>
          <table:table-cell table:style-name="ce15" office:value-type="float" office:value="118.3239" calcext:value-type="float">
            <text:p>118.3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2-03" calcext:value-type="date">
            <text:p>2022-02-03</text:p>
          </table:table-cell>
          <table:table-cell table:style-name="ce15" office:value-type="float" office:value="263.85" calcext:value-type="float">
            <text:p>263.85</text:p>
          </table:table-cell>
          <table:table-cell table:style-name="ce15" office:value-type="float" office:value="129.96" calcext:value-type="float">
            <text:p>129.96</text:p>
          </table:table-cell>
          <table:table-cell table:style-name="ce15" office:value-type="float" office:value="17.796" calcext:value-type="float">
            <text:p>17.80</text:p>
          </table:table-cell>
          <table:table-cell table:style-name="ce15" office:value-type="float" office:value="28.22" calcext:value-type="float">
            <text:p>28.22</text:p>
          </table:table-cell>
          <table:table-cell table:style-name="ce15" office:value-type="float" office:value="109.239" calcext:value-type="float">
            <text:p>109.24</text:p>
          </table:table-cell>
          <table:table-cell table:style-name="ce15" office:value-type="float" office:value="133.04" calcext:value-type="float">
            <text:p>133.04</text:p>
          </table:table-cell>
          <table:table-cell table:style-name="ce15" office:value-type="float" office:value="101.37" calcext:value-type="float">
            <text:p>101.37</text:p>
          </table:table-cell>
          <table:table-cell table:style-name="ce15" office:value-type="float" office:value="89.221" calcext:value-type="float">
            <text:p>89.22</text:p>
          </table:table-cell>
          <table:table-cell table:style-name="ce15" office:value-type="float" office:value="32409.54" calcext:value-type="float">
            <text:p>32,409.54</text:p>
          </table:table-cell>
          <table:table-cell table:style-name="ce15" office:value-type="float" office:value="2330.924" calcext:value-type="float">
            <text:p>2,330.92</text:p>
          </table:table-cell>
          <table:table-cell table:style-name="ce15" office:value-type="float" office:value="0.9204" calcext:value-type="float">
            <text:p>0.92</text:p>
          </table:table-cell>
          <table:table-cell table:style-name="ce15" office:value-type="float" office:value="96.3516" calcext:value-type="float">
            <text:p>96.3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1-27" calcext:value-type="date">
            <text:p>2022-01-27</text:p>
          </table:table-cell>
          <table:table-cell table:style-name="ce15" office:value-type="float" office:value="267.6" calcext:value-type="float">
            <text:p>267.60</text:p>
          </table:table-cell>
          <table:table-cell table:style-name="ce15" office:value-type="float" office:value="132.46" calcext:value-type="float">
            <text:p>132.46</text:p>
          </table:table-cell>
          <table:table-cell table:style-name="ce15" office:value-type="float" office:value="16.994" calcext:value-type="float">
            <text:p>16.99</text:p>
          </table:table-cell>
          <table:table-cell table:style-name="ce15" office:value-type="float" office:value="28.165" calcext:value-type="float">
            <text:p>28.17</text:p>
          </table:table-cell>
          <table:table-cell table:style-name="ce15" office:value-type="float" office:value="112.439" calcext:value-type="float">
            <text:p>112.44</text:p>
          </table:table-cell>
          <table:table-cell table:style-name="ce15" office:value-type="float" office:value="133.35" calcext:value-type="float">
            <text:p>133.35</text:p>
          </table:table-cell>
          <table:table-cell table:style-name="ce15" office:value-type="float" office:value="101.31" calcext:value-type="float">
            <text:p>101.31</text:p>
          </table:table-cell>
          <table:table-cell table:style-name="ce15" office:value-type="float" office:value="91.674" calcext:value-type="float">
            <text:p>91.67</text:p>
          </table:table-cell>
          <table:table-cell table:style-name="ce15" office:value-type="float" office:value="33355.79" calcext:value-type="float">
            <text:p>33,355.79</text:p>
          </table:table-cell>
          <table:table-cell table:style-name="ce15" office:value-type="float" office:value="2178.0527" calcext:value-type="float">
            <text:p>2,178.05</text:p>
          </table:table-cell>
          <table:table-cell table:style-name="ce15" office:value-type="float" office:value="0.9375" calcext:value-type="float">
            <text:p>0.94</text:p>
          </table:table-cell>
          <table:table-cell table:style-name="ce15" office:value-type="float" office:value="95.9764" calcext:value-type="float">
            <text:p>95.9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1-20" calcext:value-type="date">
            <text:p>2022-01-20</text:p>
          </table:table-cell>
          <table:table-cell table:style-name="ce15" office:value-type="float" office:value="270.15" calcext:value-type="float">
            <text:p>270.15</text:p>
          </table:table-cell>
          <table:table-cell table:style-name="ce15" office:value-type="float" office:value="130.8" calcext:value-type="float">
            <text:p>130.80</text:p>
          </table:table-cell>
          <table:table-cell table:style-name="ce15" office:value-type="float" office:value="17.918" calcext:value-type="float">
            <text:p>17.92</text:p>
          </table:table-cell>
          <table:table-cell table:style-name="ce15" office:value-type="float" office:value="27.745" calcext:value-type="float">
            <text:p>27.75</text:p>
          </table:table-cell>
          <table:table-cell table:style-name="ce15" office:value-type="float" office:value="112.747" calcext:value-type="float">
            <text:p>112.75</text:p>
          </table:table-cell>
          <table:table-cell table:style-name="ce15" office:value-type="float" office:value="134.07" calcext:value-type="float">
            <text:p>134.07</text:p>
          </table:table-cell>
          <table:table-cell table:style-name="ce15" office:value-type="float" office:value="101.59" calcext:value-type="float">
            <text:p>101.59</text:p>
          </table:table-cell>
          <table:table-cell table:style-name="ce15" office:value-type="float" office:value="90.685" calcext:value-type="float">
            <text:p>90.69</text:p>
          </table:table-cell>
          <table:table-cell table:style-name="ce15" office:value-type="float" office:value="35945.97" calcext:value-type="float">
            <text:p>35,945.97</text:p>
          </table:table-cell>
          <table:table-cell table:style-name="ce15" office:value-type="float" office:value="2647.8333" calcext:value-type="float">
            <text:p>2,647.83</text:p>
          </table:table-cell>
          <table:table-cell table:style-name="ce15" office:value-type="float" office:value="1.1155" calcext:value-type="float">
            <text:p>1.12</text:p>
          </table:table-cell>
          <table:table-cell table:style-name="ce15" office:value-type="float" office:value="114.5435" calcext:value-type="float">
            <text:p>114.5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1-13" calcext:value-type="date">
            <text:p>2022-01-13</text:p>
          </table:table-cell>
          <table:table-cell table:style-name="ce15" office:value-type="float" office:value="265.85" calcext:value-type="float">
            <text:p>265.85</text:p>
          </table:table-cell>
          <table:table-cell table:style-name="ce15" office:value-type="float" office:value="146.8" calcext:value-type="float">
            <text:p>146.80</text:p>
          </table:table-cell>
          <table:table-cell table:style-name="ce15" office:value-type="float" office:value="18.422" calcext:value-type="float">
            <text:p>18.42</text:p>
          </table:table-cell>
          <table:table-cell table:style-name="ce15" office:value-type="float" office:value="28.205" calcext:value-type="float">
            <text:p>28.21</text:p>
          </table:table-cell>
          <table:table-cell table:style-name="ce15" office:value-type="float" office:value="113.843" calcext:value-type="float">
            <text:p>113.84</text:p>
          </table:table-cell>
          <table:table-cell table:style-name="ce15" office:value-type="float" office:value="136.33" calcext:value-type="float">
            <text:p>136.33</text:p>
          </table:table-cell>
          <table:table-cell table:style-name="ce15" office:value-type="float" office:value="102.33" calcext:value-type="float">
            <text:p>102.33</text:p>
          </table:table-cell>
          <table:table-cell table:style-name="ce15" office:value-type="float" office:value="92.04" calcext:value-type="float">
            <text:p>92.04</text:p>
          </table:table-cell>
          <table:table-cell table:style-name="ce15" office:value-type="float" office:value="37133.58" calcext:value-type="float">
            <text:p>37,133.58</text:p>
          </table:table-cell>
          <table:table-cell table:style-name="ce15" office:value-type="float" office:value="2830.3817" calcext:value-type="float">
            <text:p>2,830.38</text:p>
          </table:table-cell>
          <table:table-cell table:style-name="ce15" office:value-type="float" office:value="1.0804" calcext:value-type="float">
            <text:p>1.08</text:p>
          </table:table-cell>
          <table:table-cell table:style-name="ce15" office:value-type="float" office:value="119.1326" calcext:value-type="float">
            <text:p>119.1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2-01-06" calcext:value-type="date">
            <text:p>2022-01-06</text:p>
          </table:table-cell>
          <table:table-cell table:style-name="ce15" office:value-type="float" office:value="277.6" calcext:value-type="float">
            <text:p>277.60</text:p>
          </table:table-cell>
          <table:table-cell table:style-name="ce15" office:value-type="float" office:value="146.24" calcext:value-type="float">
            <text:p>146.24</text:p>
          </table:table-cell>
          <table:table-cell table:style-name="ce15" office:value-type="float" office:value="17.362" calcext:value-type="float">
            <text:p>17.36</text:p>
          </table:table-cell>
          <table:table-cell table:style-name="ce15" office:value-type="float" office:value="27.065" calcext:value-type="float">
            <text:p>27.07</text:p>
          </table:table-cell>
          <table:table-cell table:style-name="ce15" office:value-type="float" office:value="113.588" calcext:value-type="float">
            <text:p>113.59</text:p>
          </table:table-cell>
          <table:table-cell table:style-name="ce15" office:value-type="float" office:value="137.13" calcext:value-type="float">
            <text:p>137.13</text:p>
          </table:table-cell>
          <table:table-cell table:style-name="ce15" office:value-type="float" office:value="102.7" calcext:value-type="float">
            <text:p>102.70</text:p>
          </table:table-cell>
          <table:table-cell table:style-name="ce15" office:value-type="float" office:value="90.672" calcext:value-type="float">
            <text:p>90.67</text:p>
          </table:table-cell>
          <table:table-cell table:style-name="ce15" office:value-type="float" office:value="38176.59" calcext:value-type="float">
            <text:p>38,176.59</text:p>
          </table:table-cell>
          <table:table-cell table:style-name="ce15" office:value-type="float" office:value="3019.0045" calcext:value-type="float">
            <text:p>3,019.00</text:p>
          </table:table-cell>
          <table:table-cell table:style-name="ce15" office:value-type="float" office:value="1.1311" calcext:value-type="float">
            <text:p>1.13</text:p>
          </table:table-cell>
          <table:table-cell table:style-name="ce15" office:value-type="float" office:value="120.6107" calcext:value-type="float">
            <text:p>120.6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12-29" calcext:value-type="date">
            <text:p>2021-12-29</text:p>
          </table:table-cell>
          <table:table-cell table:style-name="ce15" office:value-type="float" office:value="301.9" calcext:value-type="float">
            <text:p>301.90</text:p>
          </table:table-cell>
          <table:table-cell table:style-name="ce15" office:value-type="float" office:value="139.7" calcext:value-type="float">
            <text:p>139.70</text:p>
          </table:table-cell>
          <table:table-cell table:style-name="ce15" office:value-type="float" office:value="16.284" calcext:value-type="float">
            <text:p>16.28</text:p>
          </table:table-cell>
          <table:table-cell table:style-name="ce15" office:value-type="float" office:value="26.17" calcext:value-type="float">
            <text:p>26.17</text:p>
          </table:table-cell>
          <table:table-cell table:style-name="ce15" office:value-type="float" office:value="114.829" calcext:value-type="float">
            <text:p>114.83</text:p>
          </table:table-cell>
          <table:table-cell table:style-name="ce15" office:value-type="float" office:value="140.34" calcext:value-type="float">
            <text:p>140.34</text:p>
          </table:table-cell>
          <table:table-cell table:style-name="ce15" office:value-type="float" office:value="103.29" calcext:value-type="float">
            <text:p>103.29</text:p>
          </table:table-cell>
          <table:table-cell table:style-name="ce15" office:value-type="float" office:value="92.479" calcext:value-type="float">
            <text:p>92.48</text:p>
          </table:table-cell>
          <table:table-cell table:style-name="ce15" office:value-type="float" office:value="40950.87" calcext:value-type="float">
            <text:p>40,950.87</text:p>
          </table:table-cell>
          <table:table-cell table:style-name="ce15" office:value-type="float" office:value="3200.5945" calcext:value-type="float">
            <text:p>3,200.59</text:p>
          </table:table-cell>
          <table:table-cell table:style-name="ce15" office:value-type="float" office:value="1.1714" calcext:value-type="float">
            <text:p>1.17</text:p>
          </table:table-cell>
          <table:table-cell table:style-name="ce15" office:value-type="float" office:value="128.2115" calcext:value-type="float">
            <text:p>128.2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12-21" calcext:value-type="date">
            <text:p>2021-12-21</text:p>
          </table:table-cell>
          <table:table-cell table:style-name="ce15" office:value-type="float" office:value="289.35" calcext:value-type="float">
            <text:p>289.35</text:p>
          </table:table-cell>
          <table:table-cell table:style-name="ce15" office:value-type="float" office:value="138.22" calcext:value-type="float">
            <text:p>138.22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16.619" calcext:value-type="float">
            <text:p>116.62</text:p>
          </table:table-cell>
          <table:table-cell table:style-name="ce15" office:value-type="float" office:value="139.985" calcext:value-type="float">
            <text:p>139.99</text:p>
          </table:table-cell>
          <table:table-cell table:style-name="ce15" office:value-type="float" office:value="103.29" calcext:value-type="float">
            <text:p>103.29</text:p>
          </table:table-cell>
          <table:table-cell table:style-name="ce15" office:value-type="float" office:value="95.184" calcext:value-type="float">
            <text:p>95.18</text:p>
          </table:table-cell>
          <table:table-cell table:style-name="ce15" office:value-type="float" office:value="43420.8" calcext:value-type="float">
            <text:p>43,420.80</text:p>
          </table:table-cell>
          <table:table-cell table:style-name="ce15" office:value-type="float" office:value="3565.6528" calcext:value-type="float">
            <text:p>3,565.65</text:p>
          </table:table-cell>
          <table:table-cell table:style-name="ce15" office:value-type="float" office:value="1.1337" calcext:value-type="float">
            <text:p>1.13</text:p>
          </table:table-cell>
          <table:table-cell table:style-name="ce15" office:value-type="float" office:value="137.2922" calcext:value-type="float">
            <text:p>137.2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12-14" calcext:value-type="date">
            <text:p>2021-12-14</text:p>
          </table:table-cell>
          <table:table-cell table:style-name="ce15" office:value-type="float" office:value="291.6" calcext:value-type="float">
            <text:p>291.60</text:p>
          </table:table-cell>
          <table:table-cell table:style-name="ce15" office:value-type="float" office:value="141.7" calcext:value-type="float">
            <text:p>141.70</text:p>
          </table:table-cell>
          <table:table-cell table:style-name="ce15" office:value-type="float" office:value="15.876" calcext:value-type="float">
            <text:p>15.88</text:p>
          </table:table-cell>
          <table:table-cell table:style-name="ce15" office:value-type="float" office:value="25.59" calcext:value-type="float">
            <text:p>25.59</text:p>
          </table:table-cell>
          <table:table-cell table:style-name="ce15" office:value-type="float" office:value="118.595" calcext:value-type="float">
            <text:p>118.60</text:p>
          </table:table-cell>
          <table:table-cell table:style-name="ce15" office:value-type="float" office:value="141.25" calcext:value-type="float">
            <text:p>141.25</text:p>
          </table:table-cell>
          <table:table-cell table:style-name="ce15" office:value-type="float" office:value="103.127" calcext:value-type="float">
            <text:p>103.13</text:p>
          </table:table-cell>
          <table:table-cell table:style-name="ce15" office:value-type="float" office:value="98.356" calcext:value-type="float">
            <text:p>98.36</text:p>
          </table:table-cell>
          <table:table-cell table:style-name="ce15" office:value-type="float" office:value="42995.2" calcext:value-type="float">
            <text:p>42,995.20</text:p>
          </table:table-cell>
          <table:table-cell table:style-name="ce15" office:value-type="float" office:value="3428.0384" calcext:value-type="float">
            <text:p>3,428.04</text:p>
          </table:table-cell>
          <table:table-cell table:style-name="ce15" office:value-type="float" office:value="1.1263" calcext:value-type="float">
            <text:p>1.13</text:p>
          </table:table-cell>
          <table:table-cell table:style-name="ce15" office:value-type="float" office:value="133.6982" calcext:value-type="float">
            <text:p>133.7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12-07" calcext:value-type="date">
            <text:p>2021-12-07</text:p>
          </table:table-cell>
          <table:table-cell table:style-name="ce15" office:value-type="float" office:value="295.95" calcext:value-type="float">
            <text:p>295.95</text:p>
          </table:table-cell>
          <table:table-cell table:style-name="ce15" office:value-type="float" office:value="144.14" calcext:value-type="float">
            <text:p>144.14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25.73" calcext:value-type="float">
            <text:p>25.73</text:p>
          </table:table-cell>
          <table:table-cell table:style-name="ce15" office:value-type="float" office:value="118.89" calcext:value-type="float">
            <text:p>118.89</text:p>
          </table:table-cell>
          <table:table-cell table:style-name="ce15" office:value-type="float" office:value="142.7" calcext:value-type="float">
            <text:p>142.70</text:p>
          </table:table-cell>
          <table:table-cell table:style-name="ce15" office:value-type="float" office:value="103.317" calcext:value-type="float">
            <text:p>103.32</text:p>
          </table:table-cell>
          <table:table-cell table:style-name="ce15" office:value-type="float" office:value="99.301" calcext:value-type="float">
            <text:p>99.30</text:p>
          </table:table-cell>
          <table:table-cell table:style-name="ce15" office:value-type="float" office:value="44965.92" calcext:value-type="float">
            <text:p>44,965.92</text:p>
          </table:table-cell>
          <table:table-cell table:style-name="ce15" office:value-type="float" office:value="3827.9286" calcext:value-type="float">
            <text:p>3,827.93</text:p>
          </table:table-cell>
          <table:table-cell table:style-name="ce15" office:value-type="float" office:value="1.2249" calcext:value-type="float">
            <text:p>1.22</text:p>
          </table:table-cell>
          <table:table-cell table:style-name="ce15" office:value-type="float" office:value="143.9967" calcext:value-type="float">
            <text:p>144.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11-30" calcext:value-type="date">
            <text:p>2021-11-30</text:p>
          </table:table-cell>
          <table:table-cell table:style-name="ce15" office:value-type="float" office:value="291.15" calcext:value-type="float">
            <text:p>291.15</text:p>
          </table:table-cell>
          <table:table-cell table:style-name="ce15" office:value-type="float" office:value="139.54" calcext:value-type="float">
            <text:p>139.54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24.46" calcext:value-type="float">
            <text:p>24.46</text:p>
          </table:table-cell>
          <table:table-cell table:style-name="ce15" office:value-type="float" office:value="115.734" calcext:value-type="float">
            <text:p>115.73</text:p>
          </table:table-cell>
          <table:table-cell table:style-name="ce15" office:value-type="float" office:value="141.48" calcext:value-type="float">
            <text:p>141.48</text:p>
          </table:table-cell>
          <table:table-cell table:style-name="ce15" office:value-type="float" office:value="103.625" calcext:value-type="float">
            <text:p>103.63</text:p>
          </table:table-cell>
          <table:table-cell table:style-name="ce15" office:value-type="float" office:value="98.151" calcext:value-type="float">
            <text:p>98.15</text:p>
          </table:table-cell>
          <table:table-cell table:style-name="ce15" office:value-type="float" office:value="50319.2" calcext:value-type="float">
            <text:p>50,319.20</text:p>
          </table:table-cell>
          <table:table-cell table:style-name="ce15" office:value-type="float" office:value="4091.9224" calcext:value-type="float">
            <text:p>4,091.92</text:p>
          </table:table-cell>
          <table:table-cell table:style-name="ce15" office:value-type="float" office:value="1.3747" calcext:value-type="float">
            <text:p>1.37</text:p>
          </table:table-cell>
          <table:table-cell table:style-name="ce15" office:value-type="float" office:value="183.6025" calcext:value-type="float">
            <text:p>183.6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11-23" calcext:value-type="date">
            <text:p>2021-11-23</text:p>
          </table:table-cell>
          <table:table-cell table:style-name="ce15" office:value-type="float" office:value="299.7" calcext:value-type="float">
            <text:p>299.70</text:p>
          </table:table-cell>
          <table:table-cell table:style-name="ce15" office:value-type="float" office:value="149.66" calcext:value-type="float">
            <text:p>149.66</text:p>
          </table:table-cell>
          <table:table-cell table:style-name="ce15" office:value-type="float" office:value="16.494" calcext:value-type="float">
            <text:p>16.49</text:p>
          </table:table-cell>
          <table:table-cell table:style-name="ce15" office:value-type="float" office:value="25.48" calcext:value-type="float">
            <text:p>25.48</text:p>
          </table:table-cell>
          <table:table-cell table:style-name="ce15" office:value-type="float" office:value="114.881" calcext:value-type="float">
            <text:p>114.88</text:p>
          </table:table-cell>
          <table:table-cell table:style-name="ce15" office:value-type="float" office:value="140.11" calcext:value-type="float">
            <text:p>140.11</text:p>
          </table:table-cell>
          <table:table-cell table:style-name="ce15" office:value-type="float" office:value="103.076" calcext:value-type="float">
            <text:p>103.08</text:p>
          </table:table-cell>
          <table:table-cell table:style-name="ce15" office:value-type="float" office:value="94.951" calcext:value-type="float">
            <text:p>94.95</text:p>
          </table:table-cell>
          <table:table-cell table:style-name="ce15" office:value-type="float" office:value="51236.46" calcext:value-type="float">
            <text:p>51,236.46</text:p>
          </table:table-cell>
          <table:table-cell table:style-name="ce15" office:value-type="float" office:value="3860.9471" calcext:value-type="float">
            <text:p>3,860.95</text:p>
          </table:table-cell>
          <table:table-cell table:style-name="ce15" office:value-type="float" office:value="1.558" calcext:value-type="float">
            <text:p>1.56</text:p>
          </table:table-cell>
          <table:table-cell table:style-name="ce15" office:value-type="float" office:value="192.5433" calcext:value-type="float">
            <text:p>192.5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11-16" calcext:value-type="date">
            <text:p>2021-11-16</text:p>
          </table:table-cell>
          <table:table-cell table:style-name="ce15" office:value-type="float" office:value="300.65" calcext:value-type="float">
            <text:p>300.65</text:p>
          </table:table-cell>
          <table:table-cell table:style-name="ce15" office:value-type="float" office:value="146.06" calcext:value-type="float">
            <text:p>146.06</text:p>
          </table:table-cell>
          <table:table-cell table:style-name="ce15" office:value-type="float" office:value="16.648" calcext:value-type="float">
            <text:p>16.6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115.977" calcext:value-type="float">
            <text:p>115.98</text:p>
          </table:table-cell>
          <table:table-cell table:style-name="ce15" office:value-type="float" office:value="141.13" calcext:value-type="float">
            <text:p>141.13</text:p>
          </table:table-cell>
          <table:table-cell table:style-name="ce15" office:value-type="float" office:value="103.772" calcext:value-type="float">
            <text:p>103.77</text:p>
          </table:table-cell>
          <table:table-cell table:style-name="ce15" office:value-type="float" office:value="94.849" calcext:value-type="float">
            <text:p>94.85</text:p>
          </table:table-cell>
          <table:table-cell table:style-name="ce15" office:value-type="float" office:value="53201.33" calcext:value-type="float">
            <text:p>53,201.33</text:p>
          </table:table-cell>
          <table:table-cell table:style-name="ce15" office:value-type="float" office:value="3729.2515" calcext:value-type="float">
            <text:p>3,729.25</text:p>
          </table:table-cell>
          <table:table-cell table:style-name="ce15" office:value-type="float" office:value="1.6624" calcext:value-type="float">
            <text:p>1.66</text:p>
          </table:table-cell>
          <table:table-cell table:style-name="ce15" office:value-type="float" office:value="204.0816" calcext:value-type="float">
            <text:p>204.0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11-09" calcext:value-type="date">
            <text:p>2021-11-09</text:p>
          </table:table-cell>
          <table:table-cell table:style-name="ce15" office:value-type="float" office:value="290.1" calcext:value-type="float">
            <text:p>290.10</text:p>
          </table:table-cell>
          <table:table-cell table:style-name="ce15" office:value-type="float" office:value="143.66" calcext:value-type="float">
            <text:p>143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25.375" calcext:value-type="float">
            <text:p>25.38</text:p>
          </table:table-cell>
          <table:table-cell table:style-name="ce15" office:value-type="float" office:value="118.613" calcext:value-type="float">
            <text:p>118.61</text:p>
          </table:table-cell>
          <table:table-cell table:style-name="ce15" office:value-type="float" office:value="144.41" calcext:value-type="float">
            <text:p>144.41</text:p>
          </table:table-cell>
          <table:table-cell table:style-name="ce15" office:value-type="float" office:value="104.553" calcext:value-type="float">
            <text:p>104.55</text:p>
          </table:table-cell>
          <table:table-cell table:style-name="ce15" office:value-type="float" office:value="96.683" calcext:value-type="float">
            <text:p>96.68</text:p>
          </table:table-cell>
          <table:table-cell table:style-name="ce15" office:value-type="float" office:value="57802.18" calcext:value-type="float">
            <text:p>57,802.18</text:p>
          </table:table-cell>
          <table:table-cell table:style-name="ce15" office:value-type="float" office:value="4084.5488" calcext:value-type="float">
            <text:p>4,084.55</text:p>
          </table:table-cell>
          <table:table-cell table:style-name="ce15" office:value-type="float" office:value="1.9585" calcext:value-type="float">
            <text:p>1.96</text:p>
          </table:table-cell>
          <table:table-cell table:style-name="ce15" office:value-type="float" office:value="227.1878" calcext:value-type="float">
            <text:p>227.1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11-02" calcext:value-type="date">
            <text:p>2021-11-02</text:p>
          </table:table-cell>
          <table:table-cell table:style-name="ce15" office:value-type="float" office:value="287.85" calcext:value-type="float">
            <text:p>287.85</text:p>
          </table:table-cell>
          <table:table-cell table:style-name="ce15" office:value-type="float" office:value="147.86" calcext:value-type="float">
            <text:p>147.86</text:p>
          </table:table-cell>
          <table:table-cell table:style-name="ce15" office:value-type="float" office:value="15.488" calcext:value-type="float">
            <text:p>15.49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116.025" calcext:value-type="float">
            <text:p>116.03</text:p>
          </table:table-cell>
          <table:table-cell table:style-name="ce15" office:value-type="float" office:value="142.05" calcext:value-type="float">
            <text:p>142.05</text:p>
          </table:table-cell>
          <table:table-cell table:style-name="ce15" office:value-type="float" office:value="104.055" calcext:value-type="float">
            <text:p>104.06</text:p>
          </table:table-cell>
          <table:table-cell table:style-name="ce15" office:value-type="float" office:value="92.727" calcext:value-type="float">
            <text:p>92.73</text:p>
          </table:table-cell>
          <table:table-cell table:style-name="ce15" office:value-type="float" office:value="54562.49" calcext:value-type="float">
            <text:p>54,562.49</text:p>
          </table:table-cell>
          <table:table-cell table:style-name="ce15" office:value-type="float" office:value="3963.1211" calcext:value-type="float">
            <text:p>3,963.12</text:p>
          </table:table-cell>
          <table:table-cell table:style-name="ce15" office:value-type="float" office:value="1.7018" calcext:value-type="float">
            <text:p>1.70</text:p>
          </table:table-cell>
          <table:table-cell table:style-name="ce15" office:value-type="float" office:value="173.3975" calcext:value-type="float">
            <text:p>173.4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10-26" calcext:value-type="date">
            <text:p>2021-10-26</text:p>
          </table:table-cell>
          <table:table-cell table:style-name="ce15" office:value-type="float" office:value="267.4" calcext:value-type="float">
            <text:p>267.40</text:p>
          </table:table-cell>
          <table:table-cell table:style-name="ce15" office:value-type="float" office:value="147.64" calcext:value-type="float">
            <text:p>147.64</text:p>
          </table:table-cell>
          <table:table-cell table:style-name="ce15" office:value-type="float" office:value="15.238" calcext:value-type="float">
            <text:p>15.24</text:p>
          </table:table-cell>
          <table:table-cell table:style-name="ce15" office:value-type="float" office:value="24.345" calcext:value-type="float">
            <text:p>24.35</text:p>
          </table:table-cell>
          <table:table-cell table:style-name="ce15" office:value-type="float" office:value="114.807" calcext:value-type="float">
            <text:p>114.81</text:p>
          </table:table-cell>
          <table:table-cell table:style-name="ce15" office:value-type="float" office:value="140.525" calcext:value-type="float">
            <text:p>140.53</text:p>
          </table:table-cell>
          <table:table-cell table:style-name="ce15" office:value-type="float" office:value="104.232" calcext:value-type="float">
            <text:p>104.23</text:p>
          </table:table-cell>
          <table:table-cell table:style-name="ce15" office:value-type="float" office:value="91.055" calcext:value-type="float">
            <text:p>91.06</text:p>
          </table:table-cell>
          <table:table-cell table:style-name="ce15" office:value-type="float" office:value="52088.5" calcext:value-type="float">
            <text:p>52,088.50</text:p>
          </table:table-cell>
          <table:table-cell table:style-name="ce15" office:value-type="float" office:value="3566.8483" calcext:value-type="float">
            <text:p>3,566.85</text:p>
          </table:table-cell>
          <table:table-cell table:style-name="ce15" office:value-type="float" office:value="1.8459" calcext:value-type="float">
            <text:p>1.85</text:p>
          </table:table-cell>
          <table:table-cell table:style-name="ce15" office:value-type="float" office:value="170.5212" calcext:value-type="float">
            <text:p>170.5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10-19" calcext:value-type="date">
            <text:p>2021-10-19</text:p>
          </table:table-cell>
          <table:table-cell table:style-name="ce15" office:value-type="float" office:value="264.8" calcext:value-type="float">
            <text:p>264.80</text:p>
          </table:table-cell>
          <table:table-cell table:style-name="ce15" office:value-type="float" office:value="144.06" calcext:value-type="float">
            <text:p>144.06</text:p>
          </table:table-cell>
          <table:table-cell table:style-name="ce15" office:value-type="float" office:value="15.278" calcext:value-type="float">
            <text:p>15.28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13.918" calcext:value-type="float">
            <text:p>113.92</text:p>
          </table:table-cell>
          <table:table-cell table:style-name="ce15" office:value-type="float" office:value="141.26" calcext:value-type="float">
            <text:p>141.26</text:p>
          </table:table-cell>
          <table:table-cell table:style-name="ce15" office:value-type="float" office:value="104.49" calcext:value-type="float">
            <text:p>104.49</text:p>
          </table:table-cell>
          <table:table-cell table:style-name="ce15" office:value-type="float" office:value="90.109" calcext:value-type="float">
            <text:p>90.11</text:p>
          </table:table-cell>
          <table:table-cell table:style-name="ce15" office:value-type="float" office:value="55197.29" calcext:value-type="float">
            <text:p>55,197.29</text:p>
          </table:table-cell>
          <table:table-cell table:style-name="ce15" office:value-type="float" office:value="3331.4176" calcext:value-type="float">
            <text:p>3,331.42</text:p>
          </table:table-cell>
          <table:table-cell table:style-name="ce15" office:value-type="float" office:value="1.8159" calcext:value-type="float">
            <text:p>1.82</text:p>
          </table:table-cell>
          <table:table-cell table:style-name="ce15" office:value-type="float" office:value="162.1441" calcext:value-type="float">
            <text:p>162.1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10-12" calcext:value-type="date">
            <text:p>2021-10-12</text:p>
          </table:table-cell>
          <table:table-cell table:style-name="ce15" office:value-type="float" office:value="254.6" calcext:value-type="float">
            <text:p>254.60</text:p>
          </table:table-cell>
          <table:table-cell table:style-name="ce15" office:value-type="float" office:value="143.12" calcext:value-type="float">
            <text:p>143.12</text:p>
          </table:table-cell>
          <table:table-cell table:style-name="ce15" office:value-type="float" office:value="15.338" calcext:value-type="float">
            <text:p>15.34</text:p>
          </table:table-cell>
          <table:table-cell table:style-name="ce15" office:value-type="float" office:value="23.885" calcext:value-type="float">
            <text:p>23.89</text:p>
          </table:table-cell>
          <table:table-cell table:style-name="ce15" office:value-type="float" office:value="112.324" calcext:value-type="float">
            <text:p>112.32</text:p>
          </table:table-cell>
          <table:table-cell table:style-name="ce15" office:value-type="float" office:value="139.5" calcext:value-type="float">
            <text:p>139.50</text:p>
          </table:table-cell>
          <table:table-cell table:style-name="ce15" office:value-type="float" office:value="104.91" calcext:value-type="float">
            <text:p>104.91</text:p>
          </table:table-cell>
          <table:table-cell table:style-name="ce15" office:value-type="float" office:value="87.477" calcext:value-type="float">
            <text:p>87.48</text:p>
          </table:table-cell>
          <table:table-cell table:style-name="ce15" office:value-type="float" office:value="48623.01" calcext:value-type="float">
            <text:p>48,623.01</text:p>
          </table:table-cell>
          <table:table-cell table:style-name="ce15" office:value-type="float" office:value="3025.3024" calcext:value-type="float">
            <text:p>3,025.30</text:p>
          </table:table-cell>
          <table:table-cell table:style-name="ce15" office:value-type="float" office:value="1.8316" calcext:value-type="float">
            <text:p>1.83</text:p>
          </table:table-cell>
          <table:table-cell table:style-name="ce15" office:value-type="float" office:value="149.3376" calcext:value-type="float">
            <text:p>149.3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10-05" calcext:value-type="date">
            <text:p>2021-10-05</text:p>
          </table:table-cell>
          <table:table-cell table:style-name="ce15" office:value-type="float" office:value="249.25" calcext:value-type="float">
            <text:p>249.25</text:p>
          </table:table-cell>
          <table:table-cell table:style-name="ce15" office:value-type="float" office:value="146.36" calcext:value-type="float">
            <text:p>146.36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24.09" calcext:value-type="float">
            <text:p>24.09</text:p>
          </table:table-cell>
          <table:table-cell table:style-name="ce15" office:value-type="float" office:value="114.29" calcext:value-type="float">
            <text:p>114.29</text:p>
          </table:table-cell>
          <table:table-cell table:style-name="ce15" office:value-type="float" office:value="141.471" calcext:value-type="float">
            <text:p>141.47</text:p>
          </table:table-cell>
          <table:table-cell table:style-name="ce15" office:value-type="float" office:value="105.02" calcext:value-type="float">
            <text:p>105.02</text:p>
          </table:table-cell>
          <table:table-cell table:style-name="ce15" office:value-type="float" office:value="89.119" calcext:value-type="float">
            <text:p>89.12</text:p>
          </table:table-cell>
          <table:table-cell table:style-name="ce15" office:value-type="float" office:value="44425.6" calcext:value-type="float">
            <text:p>44,425.60</text:p>
          </table:table-cell>
          <table:table-cell table:style-name="ce15" office:value-type="float" office:value="3032.1053" calcext:value-type="float">
            <text:p>3,032.11</text:p>
          </table:table-cell>
          <table:table-cell table:style-name="ce15" office:value-type="float" office:value="1.9264" calcext:value-type="float">
            <text:p>1.93</text:p>
          </table:table-cell>
          <table:table-cell table:style-name="ce15" office:value-type="float" office:value="149.5431" calcext:value-type="float">
            <text:p>149.5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9-28" calcext:value-type="date">
            <text:p>2021-09-28</text:p>
          </table:table-cell>
          <table:table-cell table:style-name="ce15" office:value-type="float" office:value="242.4" calcext:value-type="float">
            <text:p>242.40</text:p>
          </table:table-cell>
          <table:table-cell table:style-name="ce15" office:value-type="float" office:value="143.42" calcext:value-type="float">
            <text:p>143.42</text:p>
          </table:table-cell>
          <table:table-cell table:style-name="ce15" office:value-type="float" office:value="15.866" calcext:value-type="float">
            <text:p>15.87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114.69" calcext:value-type="float">
            <text:p>114.69</text:p>
          </table:table-cell>
          <table:table-cell table:style-name="ce15" office:value-type="float" office:value="142.48" calcext:value-type="float">
            <text:p>142.48</text:p>
          </table:table-cell>
          <table:table-cell table:style-name="ce15" office:value-type="float" office:value="105.02" calcext:value-type="float">
            <text:p>105.02</text:p>
          </table:table-cell>
          <table:table-cell table:style-name="ce15" office:value-type="float" office:value="90.066" calcext:value-type="float">
            <text:p>90.07</text:p>
          </table:table-cell>
          <table:table-cell table:style-name="ce15" office:value-type="float" office:value="35138.15" calcext:value-type="float">
            <text:p>35,138.15</text:p>
          </table:table-cell>
          <table:table-cell table:style-name="ce15" office:value-type="float" office:value="2399.9615" calcext:value-type="float">
            <text:p>2,399.96</text:p>
          </table:table-cell>
          <table:table-cell table:style-name="ce15" office:value-type="float" office:value="1.745" calcext:value-type="float">
            <text:p>1.75</text:p>
          </table:table-cell>
          <table:table-cell table:style-name="ce15" office:value-type="float" office:value="120.4171" calcext:value-type="float">
            <text:p>120.4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9-21" calcext:value-type="date">
            <text:p>2021-09-21</text:p>
          </table:table-cell>
          <table:table-cell table:style-name="ce15" office:value-type="float" office:value="251.85" calcext:value-type="float">
            <text:p>251.85</text:p>
          </table:table-cell>
          <table:table-cell table:style-name="ce15" office:value-type="float" office:value="131.5" calcext:value-type="float">
            <text:p>131.50</text:p>
          </table:table-cell>
          <table:table-cell table:style-name="ce15" office:value-type="float" office:value="15.482" calcext:value-type="float">
            <text:p>15.48</text:p>
          </table:table-cell>
          <table:table-cell table:style-name="ce15" office:value-type="float" office:value="22.66" calcext:value-type="float">
            <text:p>22.66</text:p>
          </table:table-cell>
          <table:table-cell table:style-name="ce15" office:value-type="float" office:value="116.796" calcext:value-type="float">
            <text:p>116.80</text:p>
          </table:table-cell>
          <table:table-cell table:style-name="ce15" office:value-type="float" office:value="145.23" calcext:value-type="float">
            <text:p>145.23</text:p>
          </table:table-cell>
          <table:table-cell table:style-name="ce15" office:value-type="float" office:value="105.47" calcext:value-type="float">
            <text:p>105.47</text:p>
          </table:table-cell>
          <table:table-cell table:style-name="ce15" office:value-type="float" office:value="92.506" calcext:value-type="float">
            <text:p>92.51</text:p>
          </table:table-cell>
          <table:table-cell table:style-name="ce15" office:value-type="float" office:value="34628.69" calcext:value-type="float">
            <text:p>34,628.69</text:p>
          </table:table-cell>
          <table:table-cell table:style-name="ce15" office:value-type="float" office:value="2350.0556" calcext:value-type="float">
            <text:p>2,350.06</text:p>
          </table:table-cell>
          <table:table-cell table:style-name="ce15" office:value-type="float" office:value="1.6913" calcext:value-type="float">
            <text:p>1.69</text:p>
          </table:table-cell>
          <table:table-cell table:style-name="ce15" office:value-type="float" office:value="126.2776" calcext:value-type="float">
            <text:p>126.2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9-14" calcext:value-type="date">
            <text:p>2021-09-14</text:p>
          </table:table-cell>
          <table:table-cell table:style-name="ce15" office:value-type="float" office:value="254.25" calcext:value-type="float">
            <text:p>254.25</text:p>
          </table:table-cell>
          <table:table-cell table:style-name="ce15" office:value-type="float" office:value="132.96" calcext:value-type="float">
            <text:p>132.96</text:p>
          </table:table-cell>
          <table:table-cell table:style-name="ce15" office:value-type="float" office:value="15.298" calcext:value-type="float">
            <text:p>15.30</text:p>
          </table:table-cell>
          <table:table-cell table:style-name="ce15" office:value-type="float" office:value="23.21" calcext:value-type="float">
            <text:p>23.21</text:p>
          </table:table-cell>
          <table:table-cell table:style-name="ce15" office:value-type="float" office:value="117.208" calcext:value-type="float">
            <text:p>117.21</text:p>
          </table:table-cell>
          <table:table-cell table:style-name="ce15" office:value-type="float" office:value="144.3" calcext:value-type="float">
            <text:p>144.30</text:p>
          </table:table-cell>
          <table:table-cell table:style-name="ce15" office:value-type="float" office:value="105.41" calcext:value-type="float">
            <text:p>105.41</text:p>
          </table:table-cell>
          <table:table-cell table:style-name="ce15" office:value-type="float" office:value="92.646" calcext:value-type="float">
            <text:p>92.65</text:p>
          </table:table-cell>
          <table:table-cell table:style-name="ce15" office:value-type="float" office:value="39838.94" calcext:value-type="float">
            <text:p>39,838.94</text:p>
          </table:table-cell>
          <table:table-cell table:style-name="ce15" office:value-type="float" office:value="2894.9361" calcext:value-type="float">
            <text:p>2,894.94</text:p>
          </table:table-cell>
          <table:table-cell table:style-name="ce15" office:value-type="float" office:value="2.0305" calcext:value-type="float">
            <text:p>2.03</text:p>
          </table:table-cell>
          <table:table-cell table:style-name="ce15" office:value-type="float" office:value="154.9766" calcext:value-type="float">
            <text:p>154.9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9-07" calcext:value-type="date">
            <text:p>2021-09-07</text:p>
          </table:table-cell>
          <table:table-cell table:style-name="ce15" office:value-type="float" office:value="253.3" calcext:value-type="float">
            <text:p>253.30</text:p>
          </table:table-cell>
          <table:table-cell table:style-name="ce15" office:value-type="float" office:value="134.34" calcext:value-type="float">
            <text:p>134.34</text:p>
          </table:table-cell>
          <table:table-cell table:style-name="ce15" office:value-type="float" office:value="14.952" calcext:value-type="float">
            <text:p>14.95</text:p>
          </table:table-cell>
          <table:table-cell table:style-name="ce15" office:value-type="float" office:value="23.545" calcext:value-type="float">
            <text:p>23.55</text:p>
          </table:table-cell>
          <table:table-cell table:style-name="ce15" office:value-type="float" office:value="116.774" calcext:value-type="float">
            <text:p>116.77</text:p>
          </table:table-cell>
          <table:table-cell table:style-name="ce15" office:value-type="float" office:value="144.18" calcext:value-type="float">
            <text:p>144.18</text:p>
          </table:table-cell>
          <table:table-cell table:style-name="ce15" office:value-type="float" office:value="105.41" calcext:value-type="float">
            <text:p>105.41</text:p>
          </table:table-cell>
          <table:table-cell table:style-name="ce15" office:value-type="float" office:value="92.04" calcext:value-type="float">
            <text:p>92.04</text:p>
          </table:table-cell>
          <table:table-cell table:style-name="ce15" office:value-type="float" office:value="39513.12" calcext:value-type="float">
            <text:p>39,513.12</text:p>
          </table:table-cell>
          <table:table-cell table:style-name="ce15" office:value-type="float" office:value="2894.6839" calcext:value-type="float">
            <text:p>2,894.68</text:p>
          </table:table-cell>
          <table:table-cell table:style-name="ce15" office:value-type="float" office:value="2.1164" calcext:value-type="float">
            <text:p>2.12</text:p>
          </table:table-cell>
          <table:table-cell table:style-name="ce15" office:value-type="float" office:value="149.8612" calcext:value-type="float">
            <text:p>149.8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8-31" calcext:value-type="date">
            <text:p>2021-08-31</text:p>
          </table:table-cell>
          <table:table-cell table:style-name="ce15" office:value-type="float" office:value="255.75" calcext:value-type="float">
            <text:p>255.75</text:p>
          </table:table-cell>
          <table:table-cell table:style-name="ce15" office:value-type="float" office:value="135.34" calcext:value-type="float">
            <text:p>135.34</text:p>
          </table:table-cell>
          <table:table-cell table:style-name="ce15" office:value-type="float" office:value="14.722" calcext:value-type="float">
            <text:p>14.72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118.211" calcext:value-type="float">
            <text:p>118.21</text:p>
          </table:table-cell>
          <table:table-cell table:style-name="ce15" office:value-type="float" office:value="145.12" calcext:value-type="float">
            <text:p>145.12</text:p>
          </table:table-cell>
          <table:table-cell table:style-name="ce15" office:value-type="float" office:value="105.41" calcext:value-type="float">
            <text:p>105.41</text:p>
          </table:table-cell>
          <table:table-cell table:style-name="ce15" office:value-type="float" office:value="94.025" calcext:value-type="float">
            <text:p>94.03</text:p>
          </table:table-cell>
          <table:table-cell table:style-name="ce15" office:value-type="float" office:value="39978.33" calcext:value-type="float">
            <text:p>39,978.33</text:p>
          </table:table-cell>
          <table:table-cell table:style-name="ce15" office:value-type="float" office:value="2912.5394" calcext:value-type="float">
            <text:p>2,912.54</text:p>
          </table:table-cell>
          <table:table-cell table:style-name="ce15" office:value-type="float" office:value="2.3561" calcext:value-type="float">
            <text:p>2.36</text:p>
          </table:table-cell>
          <table:table-cell table:style-name="ce15" office:value-type="float" office:value="145.5354" calcext:value-type="float">
            <text:p>145.5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8-24" calcext:value-type="date">
            <text:p>2021-08-24</text:p>
          </table:table-cell>
          <table:table-cell table:style-name="ce15" office:value-type="float" office:value="257.9" calcext:value-type="float">
            <text:p>257.90</text:p>
          </table:table-cell>
          <table:table-cell table:style-name="ce15" office:value-type="float" office:value="133.34" calcext:value-type="float">
            <text:p>133.34</text:p>
          </table:table-cell>
          <table:table-cell table:style-name="ce15" office:value-type="float" office:value="14.598" calcext:value-type="float">
            <text:p>14.60</text:p>
          </table:table-cell>
          <table:table-cell table:style-name="ce15" office:value-type="float" office:value="24.1" calcext:value-type="float">
            <text:p>24.10</text:p>
          </table:table-cell>
          <table:table-cell table:style-name="ce15" office:value-type="float" office:value="120.405" calcext:value-type="float">
            <text:p>120.41</text:p>
          </table:table-cell>
          <table:table-cell table:style-name="ce15" office:value-type="float" office:value="144.69" calcext:value-type="float">
            <text:p>144.69</text:p>
          </table:table-cell>
          <table:table-cell table:style-name="ce15" office:value-type="float" office:value="105.36" calcext:value-type="float">
            <text:p>105.36</text:p>
          </table:table-cell>
          <table:table-cell table:style-name="ce15" office:value-type="float" office:value="96.992" calcext:value-type="float">
            <text:p>96.99</text:p>
          </table:table-cell>
          <table:table-cell table:style-name="ce15" office:value-type="float" office:value="40661.01" calcext:value-type="float">
            <text:p>40,661.01</text:p>
          </table:table-cell>
          <table:table-cell table:style-name="ce15" office:value-type="float" office:value="2700.2766" calcext:value-type="float">
            <text:p>2,700.28</text:p>
          </table:table-cell>
          <table:table-cell table:style-name="ce15" office:value-type="float" office:value="2.3104" calcext:value-type="float">
            <text:p>2.31</text:p>
          </table:table-cell>
          <table:table-cell table:style-name="ce15" office:value-type="float" office:value="147.7218" calcext:value-type="float">
            <text:p>147.7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8-17" calcext:value-type="date">
            <text:p>2021-08-17</text:p>
          </table:table-cell>
          <table:table-cell table:style-name="ce15" office:value-type="float" office:value="250.1" calcext:value-type="float">
            <text:p>250.10</text:p>
          </table:table-cell>
          <table:table-cell table:style-name="ce15" office:value-type="float" office:value="133.94" calcext:value-type="float">
            <text:p>133.94</text:p>
          </table:table-cell>
          <table:table-cell table:style-name="ce15" office:value-type="float" office:value="15.262" calcext:value-type="float">
            <text:p>15.26</text:p>
          </table:table-cell>
          <table:table-cell table:style-name="ce15" office:value-type="float" office:value="24.155" calcext:value-type="float">
            <text:p>24.16</text:p>
          </table:table-cell>
          <table:table-cell table:style-name="ce15" office:value-type="float" office:value="120.545" calcext:value-type="float">
            <text:p>120.55</text:p>
          </table:table-cell>
          <table:table-cell table:style-name="ce15" office:value-type="float" office:value="144.66" calcext:value-type="float">
            <text:p>144.66</text:p>
          </table:table-cell>
          <table:table-cell table:style-name="ce15" office:value-type="float" office:value="105.41" calcext:value-type="float">
            <text:p>105.41</text:p>
          </table:table-cell>
          <table:table-cell table:style-name="ce15" office:value-type="float" office:value="96.787" calcext:value-type="float">
            <text:p>96.79</text:p>
          </table:table-cell>
          <table:table-cell table:style-name="ce15" office:value-type="float" office:value="38138.26" calcext:value-type="float">
            <text:p>38,138.26</text:p>
          </table:table-cell>
          <table:table-cell table:style-name="ce15" office:value-type="float" office:value="2569.9538" calcext:value-type="float">
            <text:p>2,569.95</text:p>
          </table:table-cell>
          <table:table-cell table:style-name="ce15" office:value-type="float" office:value="1.6359" calcext:value-type="float">
            <text:p>1.64</text:p>
          </table:table-cell>
          <table:table-cell table:style-name="ce15" office:value-type="float" office:value="144.0166" calcext:value-type="float">
            <text:p>144.0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8-10" calcext:value-type="date">
            <text:p>2021-08-10</text:p>
          </table:table-cell>
          <table:table-cell table:style-name="ce15" office:value-type="float" office:value="244" calcext:value-type="float">
            <text:p>244.00</text:p>
          </table:table-cell>
          <table:table-cell table:style-name="ce15" office:value-type="float" office:value="134.44" calcext:value-type="float">
            <text:p>134.44</text:p>
          </table:table-cell>
          <table:table-cell table:style-name="ce15" office:value-type="float" office:value="15.362" calcext:value-type="float">
            <text:p>15.36</text:p>
          </table:table-cell>
          <table:table-cell table:style-name="ce15" office:value-type="float" office:value="23.805" calcext:value-type="float">
            <text:p>23.81</text:p>
          </table:table-cell>
          <table:table-cell table:style-name="ce15" office:value-type="float" office:value="120.172" calcext:value-type="float">
            <text:p>120.17</text:p>
          </table:table-cell>
          <table:table-cell table:style-name="ce15" office:value-type="float" office:value="143.1" calcext:value-type="float">
            <text:p>143.10</text:p>
          </table:table-cell>
          <table:table-cell table:style-name="ce15" office:value-type="float" office:value="105.41" calcext:value-type="float">
            <text:p>105.41</text:p>
          </table:table-cell>
          <table:table-cell table:style-name="ce15" office:value-type="float" office:value="96.456" calcext:value-type="float">
            <text:p>96.46</text:p>
          </table:table-cell>
          <table:table-cell table:style-name="ce15" office:value-type="float" office:value="38903.02" calcext:value-type="float">
            <text:p>38,903.02</text:p>
          </table:table-cell>
          <table:table-cell table:style-name="ce15" office:value-type="float" office:value="2682.2048" calcext:value-type="float">
            <text:p>2,682.20</text:p>
          </table:table-cell>
          <table:table-cell table:style-name="ce15" office:value-type="float" office:value="1.4268" calcext:value-type="float">
            <text:p>1.43</text:p>
          </table:table-cell>
          <table:table-cell table:style-name="ce15" office:value-type="float" office:value="141.3078" calcext:value-type="float">
            <text:p>141.3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8-03" calcext:value-type="date">
            <text:p>2021-08-03</text:p>
          </table:table-cell>
          <table:table-cell table:style-name="ce15" office:value-type="float" office:value="241.75" calcext:value-type="float">
            <text:p>241.75</text:p>
          </table:table-cell>
          <table:table-cell table:style-name="ce15" office:value-type="float" office:value="128.26" calcext:value-type="float">
            <text:p>128.26</text:p>
          </table:table-cell>
          <table:table-cell table:style-name="ce15" office:value-type="float" office:value="15.7" calcext:value-type="float">
            <text:p>15.70</text:p>
          </table:table-cell>
          <table:table-cell table:style-name="ce15" office:value-type="float" office:value="23.105" calcext:value-type="float">
            <text:p>23.11</text:p>
          </table:table-cell>
          <table:table-cell table:style-name="ce15" office:value-type="float" office:value="120.5" calcext:value-type="float">
            <text:p>120.50</text:p>
          </table:table-cell>
          <table:table-cell table:style-name="ce15" office:value-type="float" office:value="144.95" calcext:value-type="float">
            <text:p>144.95</text:p>
          </table:table-cell>
          <table:table-cell table:style-name="ce15" office:value-type="float" office:value="105.993" calcext:value-type="float">
            <text:p>105.99</text:p>
          </table:table-cell>
          <table:table-cell table:style-name="ce15" office:value-type="float" office:value="96.48" calcext:value-type="float">
            <text:p>96.48</text:p>
          </table:table-cell>
          <table:table-cell table:style-name="ce15" office:value-type="float" office:value="32144.03" calcext:value-type="float">
            <text:p>32,144.03</text:p>
          </table:table-cell>
          <table:table-cell table:style-name="ce15" office:value-type="float" office:value="2105.3149" calcext:value-type="float">
            <text:p>2,105.31</text:p>
          </table:table-cell>
          <table:table-cell table:style-name="ce15" office:value-type="float" office:value="1.1521" calcext:value-type="float">
            <text:p>1.15</text:p>
          </table:table-cell>
          <table:table-cell table:style-name="ce15" office:value-type="float" office:value="116.3362" calcext:value-type="float">
            <text:p>116.3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7-27" calcext:value-type="date">
            <text:p>2021-07-27</text:p>
          </table:table-cell>
          <table:table-cell table:style-name="ce15" office:value-type="float" office:value="242.3" calcext:value-type="float">
            <text:p>242.30</text:p>
          </table:table-cell>
          <table:table-cell table:style-name="ce15" office:value-type="float" office:value="128.84" calcext:value-type="float">
            <text:p>128.84</text:p>
          </table:table-cell>
          <table:table-cell table:style-name="ce15" office:value-type="float" office:value="14.882" calcext:value-type="float">
            <text:p>14.88</text:p>
          </table:table-cell>
          <table:table-cell table:style-name="ce15" office:value-type="float" office:value="21.655" calcext:value-type="float">
            <text:p>21.66</text:p>
          </table:table-cell>
          <table:table-cell table:style-name="ce15" office:value-type="float" office:value="119.58" calcext:value-type="float">
            <text:p>119.58</text:p>
          </table:table-cell>
          <table:table-cell table:style-name="ce15" office:value-type="float" office:value="144.55" calcext:value-type="float">
            <text:p>144.55</text:p>
          </table:table-cell>
          <table:table-cell table:style-name="ce15" office:value-type="float" office:value="105.735" calcext:value-type="float">
            <text:p>105.74</text:p>
          </table:table-cell>
          <table:table-cell table:style-name="ce15" office:value-type="float" office:value="95.122" calcext:value-type="float">
            <text:p>95.12</text:p>
          </table:table-cell>
          <table:table-cell table:style-name="ce15" office:value-type="float" office:value="33268.98" calcext:value-type="float">
            <text:p>33,268.98</text:p>
          </table:table-cell>
          <table:table-cell table:style-name="ce15" office:value-type="float" office:value="1940.5221" calcext:value-type="float">
            <text:p>1,940.52</text:p>
          </table:table-cell>
          <table:table-cell table:style-name="ce15" office:value-type="float" office:value="1.0803" calcext:value-type="float">
            <text:p>1.08</text:p>
          </table:table-cell>
          <table:table-cell table:style-name="ce15" office:value-type="float" office:value="113.5553" calcext:value-type="float">
            <text:p>113.5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7-20" calcext:value-type="date">
            <text:p>2021-07-20</text:p>
          </table:table-cell>
          <table:table-cell table:style-name="ce15" office:value-type="float" office:value="237.5" calcext:value-type="float">
            <text:p>237.50</text:p>
          </table:table-cell>
          <table:table-cell table:style-name="ce15" office:value-type="float" office:value="127.16" calcext:value-type="float">
            <text:p>127.16</text:p>
          </table:table-cell>
          <table:table-cell table:style-name="ce15" office:value-type="float" office:value="15.142" calcext:value-type="float">
            <text:p>15.14</text:p>
          </table:table-cell>
          <table:table-cell table:style-name="ce15" office:value-type="float" office:value="21.205" calcext:value-type="float">
            <text:p>21.21</text:p>
          </table:table-cell>
          <table:table-cell table:style-name="ce15" office:value-type="float" office:value="119.027" calcext:value-type="float">
            <text:p>119.03</text:p>
          </table:table-cell>
          <table:table-cell table:style-name="ce15" office:value-type="float" office:value="145.92" calcext:value-type="float">
            <text:p>145.92</text:p>
          </table:table-cell>
          <table:table-cell table:style-name="ce15" office:value-type="float" office:value="105.735" calcext:value-type="float">
            <text:p>105.74</text:p>
          </table:table-cell>
          <table:table-cell table:style-name="ce15" office:value-type="float" office:value="94.845" calcext:value-type="float">
            <text:p>94.85</text:p>
          </table:table-cell>
          <table:table-cell table:style-name="ce15" office:value-type="float" office:value="25288.74" calcext:value-type="float">
            <text:p>25,288.74</text:p>
          </table:table-cell>
          <table:table-cell table:style-name="ce15" office:value-type="float" office:value="1518.0964" calcext:value-type="float">
            <text:p>1,518.10</text:p>
          </table:table-cell>
          <table:table-cell table:style-name="ce15" office:value-type="float" office:value="0.8961" calcext:value-type="float">
            <text:p>0.90</text:p>
          </table:table-cell>
          <table:table-cell table:style-name="ce15" office:value-type="float" office:value="91.0955" calcext:value-type="float">
            <text:p>91.1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7-13" calcext:value-type="date">
            <text:p>2021-07-13</text:p>
          </table:table-cell>
          <table:table-cell table:style-name="ce15" office:value-type="float" office:value="238.75" calcext:value-type="float">
            <text:p>238.75</text:p>
          </table:table-cell>
          <table:table-cell table:style-name="ce15" office:value-type="float" office:value="130.2" calcext:value-type="float">
            <text:p>130.20</text:p>
          </table:table-cell>
          <table:table-cell table:style-name="ce15" office:value-type="float" office:value="15.152" calcext:value-type="float">
            <text:p>15.15</text:p>
          </table:table-cell>
          <table:table-cell table:style-name="ce15" office:value-type="float" office:value="21.8" calcext:value-type="float">
            <text:p>21.80</text:p>
          </table:table-cell>
          <table:table-cell table:style-name="ce15" office:value-type="float" office:value="116.689" calcext:value-type="float">
            <text:p>116.69</text:p>
          </table:table-cell>
          <table:table-cell table:style-name="ce15" office:value-type="float" office:value="143.69" calcext:value-type="float">
            <text:p>143.69</text:p>
          </table:table-cell>
          <table:table-cell table:style-name="ce15" office:value-type="float" office:value="105.48" calcext:value-type="float">
            <text:p>105.48</text:p>
          </table:table-cell>
          <table:table-cell table:style-name="ce15" office:value-type="float" office:value="91.134" calcext:value-type="float">
            <text:p>91.13</text:p>
          </table:table-cell>
          <table:table-cell table:style-name="ce15" office:value-type="float" office:value="27754.75" calcext:value-type="float">
            <text:p>27,754.75</text:p>
          </table:table-cell>
          <table:table-cell table:style-name="ce15" office:value-type="float" office:value="1648.5007" calcext:value-type="float">
            <text:p>1,648.50</text:p>
          </table:table-cell>
          <table:table-cell table:style-name="ce15" office:value-type="float" office:value="1.0719" calcext:value-type="float">
            <text:p>1.07</text:p>
          </table:table-cell>
          <table:table-cell table:style-name="ce15" office:value-type="float" office:value="111.3742" calcext:value-type="float">
            <text:p>111.3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7-06" calcext:value-type="date">
            <text:p>2021-07-06</text:p>
          </table:table-cell>
          <table:table-cell table:style-name="ce15" office:value-type="float" office:value="234.45" calcext:value-type="float">
            <text:p>234.45</text:p>
          </table:table-cell>
          <table:table-cell table:style-name="ce15" office:value-type="float" office:value="129.62" calcext:value-type="float">
            <text:p>129.62</text:p>
          </table:table-cell>
          <table:table-cell table:style-name="ce15" office:value-type="float" office:value="14.602" calcext:value-type="float">
            <text:p>14.60</text:p>
          </table:table-cell>
          <table:table-cell table:style-name="ce15" office:value-type="float" office:value="21.53" calcext:value-type="float">
            <text:p>21.53</text:p>
          </table:table-cell>
          <table:table-cell table:style-name="ce15" office:value-type="float" office:value="116.372" calcext:value-type="float">
            <text:p>116.37</text:p>
          </table:table-cell>
          <table:table-cell table:style-name="ce15" office:value-type="float" office:value="142.62" calcext:value-type="float">
            <text:p>142.62</text:p>
          </table:table-cell>
          <table:table-cell table:style-name="ce15" office:value-type="float" office:value="105.588" calcext:value-type="float">
            <text:p>105.59</text:p>
          </table:table-cell>
          <table:table-cell table:style-name="ce15" office:value-type="float" office:value="90.462" calcext:value-type="float">
            <text:p>90.46</text:p>
          </table:table-cell>
          <table:table-cell table:style-name="ce15" office:value-type="float" office:value="28907.92" calcext:value-type="float">
            <text:p>28,907.92</text:p>
          </table:table-cell>
          <table:table-cell table:style-name="ce15" office:value-type="float" office:value="1965.7385" calcext:value-type="float">
            <text:p>1,965.74</text:p>
          </table:table-cell>
          <table:table-cell table:style-name="ce15" office:value-type="float" office:value="1.197" calcext:value-type="float">
            <text:p>1.20</text:p>
          </table:table-cell>
          <table:table-cell table:style-name="ce15" office:value-type="float" office:value="117.3421" calcext:value-type="float">
            <text:p>117.3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6-29" calcext:value-type="date">
            <text:p>2021-06-29</text:p>
          </table:table-cell>
          <table:table-cell table:style-name="ce15" office:value-type="float" office:value="228.1" calcext:value-type="float">
            <text:p>228.10</text:p>
          </table:table-cell>
          <table:table-cell table:style-name="ce15" office:value-type="float" office:value="129.4" calcext:value-type="float">
            <text:p>129.40</text:p>
          </table:table-cell>
          <table:table-cell table:style-name="ce15" office:value-type="float" office:value="14.762" calcext:value-type="float">
            <text:p>14.76</text:p>
          </table:table-cell>
          <table:table-cell table:style-name="ce15" office:value-type="float" office:value="21.685" calcext:value-type="float">
            <text:p>21.69</text:p>
          </table:table-cell>
          <table:table-cell table:style-name="ce15" office:value-type="float" office:value="114.237" calcext:value-type="float">
            <text:p>114.24</text:p>
          </table:table-cell>
          <table:table-cell table:style-name="ce15" office:value-type="float" office:value="141.73" calcext:value-type="float">
            <text:p>141.73</text:p>
          </table:table-cell>
          <table:table-cell table:style-name="ce15" office:value-type="float" office:value="105.553" calcext:value-type="float">
            <text:p>105.55</text:p>
          </table:table-cell>
          <table:table-cell table:style-name="ce15" office:value-type="float" office:value="88.021" calcext:value-type="float">
            <text:p>88.02</text:p>
          </table:table-cell>
          <table:table-cell table:style-name="ce15" office:value-type="float" office:value="30156.32" calcext:value-type="float">
            <text:p>30,156.32</text:p>
          </table:table-cell>
          <table:table-cell table:style-name="ce15" office:value-type="float" office:value="1817.2947" calcext:value-type="float">
            <text:p>1,817.29</text:p>
          </table:table-cell>
          <table:table-cell table:style-name="ce15" office:value-type="float" office:value="1.1496" calcext:value-type="float">
            <text:p>1.15</text:p>
          </table:table-cell>
          <table:table-cell table:style-name="ce15" office:value-type="float" office:value="120.7909" calcext:value-type="float">
            <text:p>120.7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6-22" calcext:value-type="date">
            <text:p>2021-06-22</text:p>
          </table:table-cell>
          <table:table-cell table:style-name="ce15" office:value-type="float" office:value="221.95" calcext:value-type="float">
            <text:p>221.95</text:p>
          </table:table-cell>
          <table:table-cell table:style-name="ce15" office:value-type="float" office:value="126.06" calcext:value-type="float">
            <text:p>126.06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1.62" calcext:value-type="float">
            <text:p>21.62</text:p>
          </table:table-cell>
          <table:table-cell table:style-name="ce15" office:value-type="float" office:value="114.294" calcext:value-type="float">
            <text:p>114.29</text:p>
          </table:table-cell>
          <table:table-cell table:style-name="ce15" office:value-type="float" office:value="141.35" calcext:value-type="float">
            <text:p>141.35</text:p>
          </table:table-cell>
          <table:table-cell table:style-name="ce15" office:value-type="float" office:value="105.553" calcext:value-type="float">
            <text:p>105.55</text:p>
          </table:table-cell>
          <table:table-cell table:style-name="ce15" office:value-type="float" office:value="88.453" calcext:value-type="float">
            <text:p>88.45</text:p>
          </table:table-cell>
          <table:table-cell table:style-name="ce15" office:value-type="float" office:value="27182.44" calcext:value-type="float">
            <text:p>27,182.44</text:p>
          </table:table-cell>
          <table:table-cell table:style-name="ce15" office:value-type="float" office:value="1568.618" calcext:value-type="float">
            <text:p>1,568.62</text:p>
          </table:table-cell>
          <table:table-cell table:style-name="ce15" office:value-type="float" office:value="0.9593" calcext:value-type="float">
            <text:p>0.96</text:p>
          </table:table-cell>
          <table:table-cell table:style-name="ce15" office:value-type="float" office:value="99.7685" calcext:value-type="float">
            <text:p>99.7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6-15" calcext:value-type="date">
            <text:p>2021-06-15</text:p>
          </table:table-cell>
          <table:table-cell table:style-name="ce15" office:value-type="float" office:value="213" calcext:value-type="float">
            <text:p>213.00</text:p>
          </table:table-cell>
          <table:table-cell table:style-name="ce15" office:value-type="float" office:value="130.04" calcext:value-type="float">
            <text:p>130.04</text:p>
          </table:table-cell>
          <table:table-cell table:style-name="ce15" office:value-type="float" office:value="14.962" calcext:value-type="float">
            <text:p>14.96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14.508" calcext:value-type="float">
            <text:p>114.51</text:p>
          </table:table-cell>
          <table:table-cell table:style-name="ce15" office:value-type="float" office:value="140.73" calcext:value-type="float">
            <text:p>140.73</text:p>
          </table:table-cell>
          <table:table-cell table:style-name="ce15" office:value-type="float" office:value="106.175" calcext:value-type="float">
            <text:p>106.18</text:p>
          </table:table-cell>
          <table:table-cell table:style-name="ce15" office:value-type="float" office:value="88.237" calcext:value-type="float">
            <text:p>88.24</text:p>
          </table:table-cell>
          <table:table-cell table:style-name="ce15" office:value-type="float" office:value="33179.4" calcext:value-type="float">
            <text:p>33,179.40</text:p>
          </table:table-cell>
          <table:table-cell table:style-name="ce15" office:value-type="float" office:value="2104.5103" calcext:value-type="float">
            <text:p>2,104.51</text:p>
          </table:table-cell>
          <table:table-cell table:style-name="ce15" office:value-type="float" office:value="1.2852" calcext:value-type="float">
            <text:p>1.29</text:p>
          </table:table-cell>
          <table:table-cell table:style-name="ce15" office:value-type="float" office:value="144.5136" calcext:value-type="float">
            <text:p>144.5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6-08" calcext:value-type="date">
            <text:p>2021-06-08</text:p>
          </table:table-cell>
          <table:table-cell table:style-name="ce15" office:value-type="float" office:value="207.5" calcext:value-type="float">
            <text:p>207.50</text:p>
          </table:table-cell>
          <table:table-cell table:style-name="ce15" office:value-type="float" office:value="135.16" calcext:value-type="float">
            <text:p>135.16</text:p>
          </table:table-cell>
          <table:table-cell table:style-name="ce15" office:value-type="float" office:value="14.798" calcext:value-type="float">
            <text:p>14.80</text:p>
          </table:table-cell>
          <table:table-cell table:style-name="ce15" office:value-type="float" office:value="22.895" calcext:value-type="float">
            <text:p>22.90</text:p>
          </table:table-cell>
          <table:table-cell table:style-name="ce15" office:value-type="float" office:value="114.383" calcext:value-type="float">
            <text:p>114.38</text:p>
          </table:table-cell>
          <table:table-cell table:style-name="ce15" office:value-type="float" office:value="139.21" calcext:value-type="float">
            <text:p>139.21</text:p>
          </table:table-cell>
          <table:table-cell table:style-name="ce15" office:value-type="float" office:value="105.82" calcext:value-type="float">
            <text:p>105.82</text:p>
          </table:table-cell>
          <table:table-cell table:style-name="ce15" office:value-type="float" office:value="87.951" calcext:value-type="float">
            <text:p>87.95</text:p>
          </table:table-cell>
          <table:table-cell table:style-name="ce15" office:value-type="float" office:value="27466.41" calcext:value-type="float">
            <text:p>27,466.41</text:p>
          </table:table-cell>
          <table:table-cell table:style-name="ce15" office:value-type="float" office:value="2067.4108" calcext:value-type="float">
            <text:p>2,067.41</text:p>
          </table:table-cell>
          <table:table-cell table:style-name="ce15" office:value-type="float" office:value="1.2988" calcext:value-type="float">
            <text:p>1.30</text:p>
          </table:table-cell>
          <table:table-cell table:style-name="ce15" office:value-type="float" office:value="132.1009" calcext:value-type="float">
            <text:p>132.1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6-01" calcext:value-type="date">
            <text:p>2021-06-01</text:p>
          </table:table-cell>
          <table:table-cell table:style-name="ce15" office:value-type="float" office:value="203" calcext:value-type="float">
            <text:p>203.00</text:p>
          </table:table-cell>
          <table:table-cell table:style-name="ce15" office:value-type="float" office:value="135.68" calcext:value-type="float">
            <text:p>135.68</text:p>
          </table:table-cell>
          <table:table-cell table:style-name="ce15" office:value-type="float" office:value="14.09" calcext:value-type="float">
            <text:p>14.09</text:p>
          </table:table-cell>
          <table:table-cell table:style-name="ce15" office:value-type="float" office:value="22.785" calcext:value-type="float">
            <text:p>22.79</text:p>
          </table:table-cell>
          <table:table-cell table:style-name="ce15" office:value-type="float" office:value="113.391" calcext:value-type="float">
            <text:p>113.39</text:p>
          </table:table-cell>
          <table:table-cell table:style-name="ce15" office:value-type="float" office:value="138.25" calcext:value-type="float">
            <text:p>138.25</text:p>
          </table:table-cell>
          <table:table-cell table:style-name="ce15" office:value-type="float" office:value="105.78" calcext:value-type="float">
            <text:p>105.78</text:p>
          </table:table-cell>
          <table:table-cell table:style-name="ce15" office:value-type="float" office:value="86.681" calcext:value-type="float">
            <text:p>86.68</text:p>
          </table:table-cell>
          <table:table-cell table:style-name="ce15" office:value-type="float" office:value="29988.25" calcext:value-type="float">
            <text:p>29,988.25</text:p>
          </table:table-cell>
          <table:table-cell table:style-name="ce15" office:value-type="float" office:value="2151.7332" calcext:value-type="float">
            <text:p>2,151.73</text:p>
          </table:table-cell>
          <table:table-cell table:style-name="ce15" office:value-type="float" office:value="1.4195" calcext:value-type="float">
            <text:p>1.42</text:p>
          </table:table-cell>
          <table:table-cell table:style-name="ce15" office:value-type="float" office:value="149.6482" calcext:value-type="float">
            <text:p>149.6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5-25" calcext:value-type="date">
            <text:p>2021-05-25</text:p>
          </table:table-cell>
          <table:table-cell table:style-name="ce15" office:value-type="float" office:value="205.2" calcext:value-type="float">
            <text:p>205.20</text:p>
          </table:table-cell>
          <table:table-cell table:style-name="ce15" office:value-type="float" office:value="133.84" calcext:value-type="float">
            <text:p>133.84</text:p>
          </table:table-cell>
          <table:table-cell table:style-name="ce15" office:value-type="float" office:value="13.256" calcext:value-type="float">
            <text:p>13.26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office:value-type="float" office:value="112.967" calcext:value-type="float">
            <text:p>112.97</text:p>
          </table:table-cell>
          <table:table-cell table:style-name="ce15" office:value-type="float" office:value="138.59" calcext:value-type="float">
            <text:p>138.59</text:p>
          </table:table-cell>
          <table:table-cell table:style-name="ce15" office:value-type="float" office:value="105.64" calcext:value-type="float">
            <text:p>105.64</text:p>
          </table:table-cell>
          <table:table-cell table:style-name="ce15" office:value-type="float" office:value="86.399" calcext:value-type="float">
            <text:p>86.40</text:p>
          </table:table-cell>
          <table:table-cell table:style-name="ce15" office:value-type="float" office:value="31231.82" calcext:value-type="float">
            <text:p>31,231.82</text:p>
          </table:table-cell>
          <table:table-cell table:style-name="ce15" office:value-type="float" office:value="2201.3347" calcext:value-type="float">
            <text:p>2,201.33</text:p>
          </table:table-cell>
          <table:table-cell table:style-name="ce15" office:value-type="float" office:value="1.2598" calcext:value-type="float">
            <text:p>1.26</text:p>
          </table:table-cell>
          <table:table-cell table:style-name="ce15" office:value-type="float" office:value="148.9955" calcext:value-type="float">
            <text:p>149.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5-17" calcext:value-type="date">
            <text:p>2021-05-17</text:p>
          </table:table-cell>
          <table:table-cell table:style-name="ce15" office:value-type="float" office:value="201.2" calcext:value-type="float">
            <text:p>201.20</text:p>
          </table:table-cell>
          <table:table-cell table:style-name="ce15" office:value-type="float" office:value="135.2" calcext:value-type="float">
            <text:p>135.20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2.75" calcext:value-type="float">
            <text:p>22.75</text:p>
          </table:table-cell>
          <table:table-cell table:style-name="ce15" office:value-type="float" office:value="112.966" calcext:value-type="float">
            <text:p>112.97</text:p>
          </table:table-cell>
          <table:table-cell table:style-name="ce15" office:value-type="float" office:value="137.19" calcext:value-type="float">
            <text:p>137.19</text:p>
          </table:table-cell>
          <table:table-cell table:style-name="ce15" office:value-type="float" office:value="105.67" calcext:value-type="float">
            <text:p>105.67</text:p>
          </table:table-cell>
          <table:table-cell table:style-name="ce15" office:value-type="float" office:value="85.349" calcext:value-type="float">
            <text:p>85.35</text:p>
          </table:table-cell>
          <table:table-cell table:style-name="ce15" office:value-type="float" office:value="35779.35" calcext:value-type="float">
            <text:p>35,779.35</text:p>
          </table:table-cell>
          <table:table-cell table:style-name="ce15" office:value-type="float" office:value="2693.7875" calcext:value-type="float">
            <text:p>2,693.79</text:p>
          </table:table-cell>
          <table:table-cell table:style-name="ce15" office:value-type="float" office:value="1.6665" calcext:value-type="float">
            <text:p>1.67</text:p>
          </table:table-cell>
          <table:table-cell table:style-name="ce15" office:value-type="float" office:value="231.6143" calcext:value-type="float">
            <text:p>231.6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5-10" calcext:value-type="date">
            <text:p>2021-05-10</text:p>
          </table:table-cell>
          <table:table-cell table:style-name="ce15" office:value-type="float" office:value="204.35" calcext:value-type="float">
            <text:p>204.35</text:p>
          </table:table-cell>
          <table:table-cell table:style-name="ce15" office:value-type="float" office:value="133.7" calcext:value-type="float">
            <text:p>133.70</text:p>
          </table:table-cell>
          <table:table-cell table:style-name="ce15" office:value-type="float" office:value="12.834" calcext:value-type="float">
            <text:p>12.83</text:p>
          </table:table-cell>
          <table:table-cell table:style-name="ce15" office:value-type="float" office:value="23.03" calcext:value-type="float">
            <text:p>23.03</text:p>
          </table:table-cell>
          <table:table-cell table:style-name="ce15" office:value-type="float" office:value="114.971" calcext:value-type="float">
            <text:p>114.97</text:p>
          </table:table-cell>
          <table:table-cell table:style-name="ce15" office:value-type="float" office:value="138.97" calcext:value-type="float">
            <text:p>138.97</text:p>
          </table:table-cell>
          <table:table-cell table:style-name="ce15" office:value-type="float" office:value="105.486" calcext:value-type="float">
            <text:p>105.49</text:p>
          </table:table-cell>
          <table:table-cell table:style-name="ce15" office:value-type="float" office:value="87.365" calcext:value-type="float">
            <text:p>87.37</text:p>
          </table:table-cell>
          <table:table-cell table:style-name="ce15" office:value-type="float" office:value="45998.98" calcext:value-type="float">
            <text:p>45,998.98</text:p>
          </table:table-cell>
          <table:table-cell table:style-name="ce15" office:value-type="float" office:value="3250.7064" calcext:value-type="float">
            <text:p>3,250.71</text:p>
          </table:table-cell>
          <table:table-cell table:style-name="ce15" office:value-type="float" office:value="1.3496" calcext:value-type="float">
            <text:p>1.35</text:p>
          </table:table-cell>
          <table:table-cell table:style-name="ce15" office:value-type="float" office:value="296.0638" calcext:value-type="float">
            <text:p>296.0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5-03" calcext:value-type="date">
            <text:p>2021-05-03</text:p>
          </table:table-cell>
          <table:table-cell table:style-name="ce15" office:value-type="float" office:value="208.55" calcext:value-type="float">
            <text:p>208.55</text:p>
          </table:table-cell>
          <table:table-cell table:style-name="ce15" office:value-type="float" office:value="128.1" calcext:value-type="float">
            <text:p>128.10</text:p>
          </table:table-cell>
          <table:table-cell table:style-name="ce15" office:value-type="float" office:value="12.668" calcext:value-type="float">
            <text:p>12.67</text:p>
          </table:table-cell>
          <table:table-cell table:style-name="ce15" office:value-type="float" office:value="23.88" calcext:value-type="float">
            <text:p>23.88</text:p>
          </table:table-cell>
          <table:table-cell table:style-name="ce15" office:value-type="float" office:value="115.166" calcext:value-type="float">
            <text:p>115.17</text:p>
          </table:table-cell>
          <table:table-cell table:style-name="ce15" office:value-type="float" office:value="138.44" calcext:value-type="float">
            <text:p>138.44</text:p>
          </table:table-cell>
          <table:table-cell table:style-name="ce15" office:value-type="float" office:value="104.99" calcext:value-type="float">
            <text:p>104.99</text:p>
          </table:table-cell>
          <table:table-cell table:style-name="ce15" office:value-type="float" office:value="87.449" calcext:value-type="float">
            <text:p>87.45</text:p>
          </table:table-cell>
          <table:table-cell table:style-name="ce15" office:value-type="float" office:value="47441.52" calcext:value-type="float">
            <text:p>47,441.52</text:p>
          </table:table-cell>
          <table:table-cell table:style-name="ce15" office:value-type="float" office:value="2843.2799" calcext:value-type="float">
            <text:p>2,843.28</text:p>
          </table:table-cell>
          <table:table-cell table:style-name="ce15" office:value-type="float" office:value="1.1282" calcext:value-type="float">
            <text:p>1.13</text:p>
          </table:table-cell>
          <table:table-cell table:style-name="ce15" office:value-type="float" office:value="244.6656" calcext:value-type="float">
            <text:p>244.6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4-26" calcext:value-type="date">
            <text:p>2021-04-26</text:p>
          </table:table-cell>
          <table:table-cell table:style-name="ce15" office:value-type="float" office:value="216.45" calcext:value-type="float">
            <text:p>216.45</text:p>
          </table:table-cell>
          <table:table-cell table:style-name="ce15" office:value-type="float" office:value="124.3" calcext:value-type="float">
            <text:p>124.30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265" calcext:value-type="float">
            <text:p>23.27</text:p>
          </table:table-cell>
          <table:table-cell table:style-name="ce15" office:value-type="float" office:value="115.932" calcext:value-type="float">
            <text:p>115.93</text:p>
          </table:table-cell>
          <table:table-cell table:style-name="ce15" office:value-type="float" office:value="138.44" calcext:value-type="float">
            <text:p>138.44</text:p>
          </table:table-cell>
          <table:table-cell table:style-name="ce15" office:value-type="float" office:value="104.91" calcext:value-type="float">
            <text:p>104.91</text:p>
          </table:table-cell>
          <table:table-cell table:style-name="ce15" office:value-type="float" office:value="89.072" calcext:value-type="float">
            <text:p>89.07</text:p>
          </table:table-cell>
          <table:table-cell table:style-name="ce15" office:value-type="float" office:value="44731.78" calcext:value-type="float">
            <text:p>44,731.78</text:p>
          </table:table-cell>
          <table:table-cell table:style-name="ce15" office:value-type="float" office:value="2097.3104" calcext:value-type="float">
            <text:p>2,097.31</text:p>
          </table:table-cell>
          <table:table-cell table:style-name="ce15" office:value-type="float" office:value="1.0213" calcext:value-type="float">
            <text:p>1.02</text:p>
          </table:table-cell>
          <table:table-cell table:style-name="ce15" office:value-type="float" office:value="204.6613" calcext:value-type="float">
            <text:p>204.6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4-19" calcext:value-type="date">
            <text:p>2021-04-19</text:p>
          </table:table-cell>
          <table:table-cell table:style-name="ce15" office:value-type="float" office:value="214.7" calcext:value-type="float">
            <text:p>214.70</text:p>
          </table:table-cell>
          <table:table-cell table:style-name="ce15" office:value-type="float" office:value="127.44" calcext:value-type="float">
            <text:p>127.44</text:p>
          </table:table-cell>
          <table:table-cell table:style-name="ce15" office:value-type="float" office:value="13" calcext:value-type="float">
            <text:p>13.00</text:p>
          </table:table-cell>
          <table:table-cell table:style-name="ce15" office:value-type="float" office:value="23.75" calcext:value-type="float">
            <text:p>23.75</text:p>
          </table:table-cell>
          <table:table-cell table:style-name="ce15" office:value-type="float" office:value="115.363" calcext:value-type="float">
            <text:p>115.36</text:p>
          </table:table-cell>
          <table:table-cell table:style-name="ce15" office:value-type="float" office:value="138.07" calcext:value-type="float">
            <text:p>138.07</text:p>
          </table:table-cell>
          <table:table-cell table:style-name="ce15" office:value-type="float" office:value="104.82" calcext:value-type="float">
            <text:p>104.82</text:p>
          </table:table-cell>
          <table:table-cell table:style-name="ce15" office:value-type="float" office:value="88.432" calcext:value-type="float">
            <text:p>88.43</text:p>
          </table:table-cell>
          <table:table-cell table:style-name="ce15" office:value-type="float" office:value="46279.61" calcext:value-type="float">
            <text:p>46,279.61</text:p>
          </table:table-cell>
          <table:table-cell table:style-name="ce15" office:value-type="float" office:value="1798.2336" calcext:value-type="float">
            <text:p>1,798.23</text:p>
          </table:table-cell>
          <table:table-cell table:style-name="ce15" office:value-type="float" office:value="0.9926" calcext:value-type="float">
            <text:p>0.99</text:p>
          </table:table-cell>
          <table:table-cell table:style-name="ce15" office:value-type="float" office:value="216.8483" calcext:value-type="float">
            <text:p>216.8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4-12" calcext:value-type="date">
            <text:p>2021-04-12</text:p>
          </table:table-cell>
          <table:table-cell table:style-name="ce15" office:value-type="float" office:value="214.9" calcext:value-type="float">
            <text:p>214.90</text:p>
          </table:table-cell>
          <table:table-cell table:style-name="ce15" office:value-type="float" office:value="130.82" calcext:value-type="float">
            <text:p>130.82</text:p>
          </table:table-cell>
          <table:table-cell table:style-name="ce15" office:value-type="float" office:value="12.998" calcext:value-type="float">
            <text:p>13.00</text:p>
          </table:table-cell>
          <table:table-cell table:style-name="ce15" office:value-type="float" office:value="23.805" calcext:value-type="float">
            <text:p>23.81</text:p>
          </table:table-cell>
          <table:table-cell table:style-name="ce15" office:value-type="float" office:value="116.106" calcext:value-type="float">
            <text:p>116.11</text:p>
          </table:table-cell>
          <table:table-cell table:style-name="ce15" office:value-type="float" office:value="140.04" calcext:value-type="float">
            <text:p>140.04</text:p>
          </table:table-cell>
          <table:table-cell table:style-name="ce15" office:value-type="float" office:value="104.62" calcext:value-type="float">
            <text:p>104.62</text:p>
          </table:table-cell>
          <table:table-cell table:style-name="ce15" office:value-type="float" office:value="89.649" calcext:value-type="float">
            <text:p>89.65</text:p>
          </table:table-cell>
          <table:table-cell table:style-name="ce15" office:value-type="float" office:value="50245.12" calcext:value-type="float">
            <text:p>50,245.12</text:p>
          </table:table-cell>
          <table:table-cell table:style-name="ce15" office:value-type="float" office:value="1796.2246" calcext:value-type="float">
            <text:p>1,796.22</text:p>
          </table:table-cell>
          <table:table-cell table:style-name="ce15" office:value-type="float" office:value="1.1085" calcext:value-type="float">
            <text:p>1.11</text:p>
          </table:table-cell>
          <table:table-cell table:style-name="ce15" office:value-type="float" office:value="205.0445" calcext:value-type="float">
            <text:p>205.0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4-01" calcext:value-type="date">
            <text:p>2021-04-01</text:p>
          </table:table-cell>
          <table:table-cell table:style-name="ce15" office:value-type="float" office:value="205.45" calcext:value-type="float">
            <text:p>205.45</text:p>
          </table:table-cell>
          <table:table-cell table:style-name="ce15" office:value-type="float" office:value="130.38" calcext:value-type="float">
            <text:p>130.38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22.855" calcext:value-type="float">
            <text:p>22.86</text:p>
          </table:table-cell>
          <table:table-cell table:style-name="ce15" office:value-type="float" office:value="116.609" calcext:value-type="float">
            <text:p>116.61</text:p>
          </table:table-cell>
          <table:table-cell table:style-name="ce15" office:value-type="float" office:value="136.66" calcext:value-type="float">
            <text:p>136.66</text:p>
          </table:table-cell>
          <table:table-cell table:style-name="ce15" office:value-type="float" office:value="104.21" calcext:value-type="float">
            <text:p>104.21</text:p>
          </table:table-cell>
          <table:table-cell table:style-name="ce15" office:value-type="float" office:value="90.525" calcext:value-type="float">
            <text:p>90.53</text:p>
          </table:table-cell>
          <table:table-cell table:style-name="ce15" office:value-type="float" office:value="49884.2" calcext:value-type="float">
            <text:p>49,884.20</text:p>
          </table:table-cell>
          <table:table-cell table:style-name="ce15" office:value-type="float" office:value="1671.2109" calcext:value-type="float">
            <text:p>1,671.21</text:p>
          </table:table-cell>
          <table:table-cell table:style-name="ce15" office:value-type="float" office:value="1.01" calcext:value-type="float">
            <text:p>1.01</text:p>
          </table:table-cell>
          <table:table-cell table:style-name="ce15" office:value-type="float" office:value="171.9295" calcext:value-type="float">
            <text:p>171.9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3-25" calcext:value-type="date">
            <text:p>2021-03-25</text:p>
          </table:table-cell>
          <table:table-cell table:style-name="ce15" office:value-type="float" office:value="197.82" calcext:value-type="float">
            <text:p>197.82</text:p>
          </table:table-cell>
          <table:table-cell table:style-name="ce15" office:value-type="float" office:value="130.44" calcext:value-type="float">
            <text:p>130.44</text:p>
          </table:table-cell>
          <table:table-cell table:style-name="ce15" office:value-type="float" office:value="12.76" calcext:value-type="float">
            <text:p>12.76</text:p>
          </table:table-cell>
          <table:table-cell table:style-name="ce15" office:value-type="float" office:value="22.55" calcext:value-type="float">
            <text:p>22.55</text:p>
          </table:table-cell>
          <table:table-cell table:style-name="ce15" office:value-type="float" office:value="116.531" calcext:value-type="float">
            <text:p>116.53</text:p>
          </table:table-cell>
          <table:table-cell table:style-name="ce15" office:value-type="float" office:value="138.49" calcext:value-type="float">
            <text:p>138.49</text:p>
          </table:table-cell>
          <table:table-cell table:style-name="ce15" office:value-type="float" office:value="104.72" calcext:value-type="float">
            <text:p>104.72</text:p>
          </table:table-cell>
          <table:table-cell table:style-name="ce15" office:value-type="float" office:value="91.676" calcext:value-type="float">
            <text:p>91.68</text:p>
          </table:table-cell>
          <table:table-cell table:style-name="ce15" office:value-type="float" office:value="43752.57" calcext:value-type="float">
            <text:p>43,752.57</text:p>
          </table:table-cell>
          <table:table-cell table:style-name="ce15" office:value-type="float" office:value="1350.0055" calcext:value-type="float">
            <text:p>1,350.01</text:p>
          </table:table-cell>
          <table:table-cell table:style-name="ce15" office:value-type="float" office:value="0.9367" calcext:value-type="float">
            <text:p>0.94</text:p>
          </table:table-cell>
          <table:table-cell table:style-name="ce15" office:value-type="float" office:value="146.2641" calcext:value-type="float">
            <text:p>146.2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3-18" calcext:value-type="date">
            <text:p>2021-03-18</text:p>
          </table:table-cell>
          <table:table-cell table:style-name="ce15" office:value-type="float" office:value="194.3" calcext:value-type="float">
            <text:p>194.30</text:p>
          </table:table-cell>
          <table:table-cell table:style-name="ce15" office:value-type="float" office:value="134.72" calcext:value-type="float">
            <text:p>134.72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office:value-type="float" office:value="22.785" calcext:value-type="float">
            <text:p>22.79</text:p>
          </table:table-cell>
          <table:table-cell table:style-name="ce15" office:value-type="float" office:value="115.121" calcext:value-type="float">
            <text:p>115.12</text:p>
          </table:table-cell>
          <table:table-cell table:style-name="ce15" office:value-type="float" office:value="138.85" calcext:value-type="float">
            <text:p>138.85</text:p>
          </table:table-cell>
          <table:table-cell table:style-name="ce15" office:value-type="float" office:value="104.48" calcext:value-type="float">
            <text:p>104.48</text:p>
          </table:table-cell>
          <table:table-cell table:style-name="ce15" office:value-type="float" office:value="88.587" calcext:value-type="float">
            <text:p>88.59</text:p>
          </table:table-cell>
          <table:table-cell table:style-name="ce15" office:value-type="float" office:value="48421.17" calcext:value-type="float">
            <text:p>48,421.17</text:p>
          </table:table-cell>
          <table:table-cell table:style-name="ce15" office:value-type="float" office:value="1491.7475" calcext:value-type="float">
            <text:p>1,491.75</text:p>
          </table:table-cell>
          <table:table-cell table:style-name="ce15" office:value-type="float" office:value="1.0398" calcext:value-type="float">
            <text:p>1.04</text:p>
          </table:table-cell>
          <table:table-cell table:style-name="ce15" office:value-type="float" office:value="167.7369" calcext:value-type="float">
            <text:p>167.7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3-11" calcext:value-type="date">
            <text:p>2021-03-11</text:p>
          </table:table-cell>
          <table:table-cell table:style-name="ce15" office:value-type="float" office:value="197.84" calcext:value-type="float">
            <text:p>197.84</text:p>
          </table:table-cell>
          <table:table-cell table:style-name="ce15" office:value-type="float" office:value="128.58" calcext:value-type="float">
            <text:p>128.58</text:p>
          </table:table-cell>
          <table:table-cell table:style-name="ce15" office:value-type="float" office:value="12.6" calcext:value-type="float">
            <text:p>12.60</text:p>
          </table:table-cell>
          <table:table-cell table:style-name="ce15" office:value-type="float" office:value="22.55" calcext:value-type="float">
            <text:p>22.55</text:p>
          </table:table-cell>
          <table:table-cell table:style-name="ce15" office:value-type="float" office:value="117.244" calcext:value-type="float">
            <text:p>117.24</text:p>
          </table:table-cell>
          <table:table-cell table:style-name="ce15" office:value-type="float" office:value="142.63" calcext:value-type="float">
            <text:p>142.63</text:p>
          </table:table-cell>
          <table:table-cell table:style-name="ce15" office:value-type="float" office:value="104.68" calcext:value-type="float">
            <text:p>104.68</text:p>
          </table:table-cell>
          <table:table-cell table:style-name="ce15" office:value-type="float" office:value="91.374" calcext:value-type="float">
            <text:p>91.37</text:p>
          </table:table-cell>
          <table:table-cell table:style-name="ce15" office:value-type="float" office:value="48230.67" calcext:value-type="float">
            <text:p>48,230.67</text:p>
          </table:table-cell>
          <table:table-cell table:style-name="ce15" office:value-type="float" office:value="1523.4015" calcext:value-type="float">
            <text:p>1,523.40</text:p>
          </table:table-cell>
          <table:table-cell table:style-name="ce15" office:value-type="float" office:value="0.9397" calcext:value-type="float">
            <text:p>0.94</text:p>
          </table:table-cell>
          <table:table-cell table:style-name="ce15" office:value-type="float" office:value="167.7557" calcext:value-type="float">
            <text:p>167.7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3-04" calcext:value-type="date">
            <text:p>2021-03-04</text:p>
          </table:table-cell>
          <table:table-cell table:style-name="ce15" office:value-type="float" office:value="189.5" calcext:value-type="float">
            <text:p>189.50</text:p>
          </table:table-cell>
          <table:table-cell table:style-name="ce15" office:value-type="float" office:value="126.38" calcext:value-type="float">
            <text:p>126.38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117.427" calcext:value-type="float">
            <text:p>117.43</text:p>
          </table:table-cell>
          <table:table-cell table:style-name="ce15" office:value-type="float" office:value="142.72" calcext:value-type="float">
            <text:p>142.72</text:p>
          </table:table-cell>
          <table:table-cell table:style-name="ce15" office:value-type="float" office:value="105.4" calcext:value-type="float">
            <text:p>105.40</text:p>
          </table:table-cell>
          <table:table-cell table:style-name="ce15" office:value-type="float" office:value="91.078" calcext:value-type="float">
            <text:p>91.08</text:p>
          </table:table-cell>
          <table:table-cell table:style-name="ce15" office:value-type="float" office:value="40545.05" calcext:value-type="float">
            <text:p>40,545.05</text:p>
          </table:table-cell>
          <table:table-cell table:style-name="ce15" office:value-type="float" office:value="1286.3466" calcext:value-type="float">
            <text:p>1,286.35</text:p>
          </table:table-cell>
          <table:table-cell table:style-name="ce15" office:value-type="float" office:value="0.9311" calcext:value-type="float">
            <text:p>0.93</text:p>
          </table:table-cell>
          <table:table-cell table:style-name="ce15" office:value-type="float" office:value="151.1616" calcext:value-type="float">
            <text:p>151.1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2-25" calcext:value-type="date">
            <text:p>2021-02-25</text:p>
          </table:table-cell>
          <table:table-cell table:style-name="ce15" office:value-type="float" office:value="188.08" calcext:value-type="float">
            <text:p>188.08</text:p>
          </table:table-cell>
          <table:table-cell table:style-name="ce15" office:value-type="float" office:value="125.42" calcext:value-type="float">
            <text:p>125.42</text:p>
          </table:table-cell>
          <table:table-cell table:style-name="ce15" office:value-type="float" office:value="12.28" calcext:value-type="float">
            <text:p>12.28</text:p>
          </table:table-cell>
          <table:table-cell table:style-name="ce15" office:value-type="float" office:value="21" calcext:value-type="float">
            <text:p>21.00</text:p>
          </table:table-cell>
          <table:table-cell table:style-name="ce15" office:value-type="float" office:value="116.646" calcext:value-type="float">
            <text:p>116.65</text:p>
          </table:table-cell>
          <table:table-cell table:style-name="ce15" office:value-type="float" office:value="142.72" calcext:value-type="float">
            <text:p>142.72</text:p>
          </table:table-cell>
          <table:table-cell table:style-name="ce15" office:value-type="float" office:value="105.84" calcext:value-type="float">
            <text:p>105.84</text:p>
          </table:table-cell>
          <table:table-cell table:style-name="ce15" office:value-type="float" office:value="90.228" calcext:value-type="float">
            <text:p>90.23</text:p>
          </table:table-cell>
          <table:table-cell table:style-name="ce15" office:value-type="float" office:value="38750.61" calcext:value-type="float">
            <text:p>38,750.61</text:p>
          </table:table-cell>
          <table:table-cell table:style-name="ce15" office:value-type="float" office:value="1214.1125" calcext:value-type="float">
            <text:p>1,214.11</text:p>
          </table:table-cell>
          <table:table-cell table:style-name="ce15" office:value-type="float" office:value="0.893" calcext:value-type="float">
            <text:p>0.89</text:p>
          </table:table-cell>
          <table:table-cell table:style-name="ce15" office:value-type="float" office:value="147.2798" calcext:value-type="float">
            <text:p>147.2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2-18" calcext:value-type="date">
            <text:p>2021-02-18</text:p>
          </table:table-cell>
          <table:table-cell table:style-name="ce15" office:value-type="float" office:value="201.65" calcext:value-type="float">
            <text:p>201.65</text:p>
          </table:table-cell>
          <table:table-cell table:style-name="ce15" office:value-type="float" office:value="119.56" calcext:value-type="float">
            <text:p>119.56</text:p>
          </table:table-cell>
          <table:table-cell table:style-name="ce15" office:value-type="float" office:value="12.76" calcext:value-type="float">
            <text:p>12.76</text:p>
          </table:table-cell>
          <table:table-cell table:style-name="ce15" office:value-type="float" office:value="19.472" calcext:value-type="float">
            <text:p>19.47</text:p>
          </table:table-cell>
          <table:table-cell table:style-name="ce15" office:value-type="float" office:value="119.045" calcext:value-type="float">
            <text:p>119.05</text:p>
          </table:table-cell>
          <table:table-cell table:style-name="ce15" office:value-type="float" office:value="144.35" calcext:value-type="float">
            <text:p>144.35</text:p>
          </table:table-cell>
          <table:table-cell table:style-name="ce15" office:value-type="float" office:value="106.59" calcext:value-type="float">
            <text:p>106.59</text:p>
          </table:table-cell>
          <table:table-cell table:style-name="ce15" office:value-type="float" office:value="91.943" calcext:value-type="float">
            <text:p>91.94</text:p>
          </table:table-cell>
          <table:table-cell table:style-name="ce15" office:value-type="float" office:value="42765.79" calcext:value-type="float">
            <text:p>42,765.79</text:p>
          </table:table-cell>
          <table:table-cell table:style-name="ce15" office:value-type="float" office:value="1603.5396" calcext:value-type="float">
            <text:p>1,603.54</text:p>
          </table:table-cell>
          <table:table-cell table:style-name="ce15" office:value-type="float" office:value="0.7553" calcext:value-type="float">
            <text:p>0.76</text:p>
          </table:table-cell>
          <table:table-cell table:style-name="ce15" office:value-type="float" office:value="187.8883" calcext:value-type="float">
            <text:p>187.8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2-11" calcext:value-type="date">
            <text:p>2021-02-11</text:p>
          </table:table-cell>
          <table:table-cell table:style-name="ce15" office:value-type="float" office:value="200.95" calcext:value-type="float">
            <text:p>200.95</text:p>
          </table:table-cell>
          <table:table-cell table:style-name="ce15" office:value-type="float" office:value="115.12" calcext:value-type="float">
            <text:p>115.12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19.354" calcext:value-type="float">
            <text:p>19.35</text:p>
          </table:table-cell>
          <table:table-cell table:style-name="ce15" office:value-type="float" office:value="121.34" calcext:value-type="float">
            <text:p>121.34</text:p>
          </table:table-cell>
          <table:table-cell table:style-name="ce15" office:value-type="float" office:value="146.15" calcext:value-type="float">
            <text:p>146.15</text:p>
          </table:table-cell>
          <table:table-cell table:style-name="ce15" office:value-type="float" office:value="106.99" calcext:value-type="float">
            <text:p>106.99</text:p>
          </table:table-cell>
          <table:table-cell table:style-name="ce15" office:value-type="float" office:value="95.28" calcext:value-type="float">
            <text:p>95.28</text:p>
          </table:table-cell>
          <table:table-cell table:style-name="ce15" office:value-type="float" office:value="39469.34" calcext:value-type="float">
            <text:p>39,469.34</text:p>
          </table:table-cell>
          <table:table-cell table:style-name="ce15" office:value-type="float" office:value="1471.2662" calcext:value-type="float">
            <text:p>1,471.27</text:p>
          </table:table-cell>
          <table:table-cell table:style-name="ce15" office:value-type="float" office:value="0.7615" calcext:value-type="float">
            <text:p>0.76</text:p>
          </table:table-cell>
          <table:table-cell table:style-name="ce15" office:value-type="float" office:value="151.8105" calcext:value-type="float">
            <text:p>151.8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2-04" calcext:value-type="date">
            <text:p>2021-02-04</text:p>
          </table:table-cell>
          <table:table-cell table:style-name="ce15" office:value-type="float" office:value="201.65" calcext:value-type="float">
            <text:p>201.65</text:p>
          </table:table-cell>
          <table:table-cell table:style-name="ce15" office:value-type="float" office:value="115" calcext:value-type="float">
            <text:p>115.00</text:p>
          </table:table-cell>
          <table:table-cell table:style-name="ce15" office:value-type="float" office:value="12.36" calcext:value-type="float">
            <text:p>12.36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21.459" calcext:value-type="float">
            <text:p>121.46</text:p>
          </table:table-cell>
          <table:table-cell table:style-name="ce15" office:value-type="float" office:value="146.92" calcext:value-type="float">
            <text:p>146.92</text:p>
          </table:table-cell>
          <table:table-cell table:style-name="ce15" office:value-type="float" office:value="106.99" calcext:value-type="float">
            <text:p>106.99</text:p>
          </table:table-cell>
          <table:table-cell table:style-name="ce15" office:value-type="float" office:value="95.787" calcext:value-type="float">
            <text:p>95.79</text:p>
          </table:table-cell>
          <table:table-cell table:style-name="ce15" office:value-type="float" office:value="30884.78" calcext:value-type="float">
            <text:p>30,884.78</text:p>
          </table:table-cell>
          <table:table-cell table:style-name="ce15" office:value-type="float" office:value="1333.9916" calcext:value-type="float">
            <text:p>1,333.99</text:p>
          </table:table-cell>
          <table:table-cell table:style-name="ce15" office:value-type="float" office:value="0.3692" calcext:value-type="float">
            <text:p>0.37</text:p>
          </table:table-cell>
          <table:table-cell table:style-name="ce15" office:value-type="float" office:value="121.3396" calcext:value-type="float">
            <text:p>121.3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1-28" calcext:value-type="date">
            <text:p>2021-01-28</text:p>
          </table:table-cell>
          <table:table-cell table:style-name="ce15" office:value-type="float" office:value="197.52" calcext:value-type="float">
            <text:p>197.52</text:p>
          </table:table-cell>
          <table:table-cell table:style-name="ce15" office:value-type="float" office:value="107.26" calcext:value-type="float">
            <text:p>107.26</text:p>
          </table:table-cell>
          <table:table-cell table:style-name="ce15" office:value-type="float" office:value="11.8" calcext:value-type="float">
            <text:p>11.80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122.901" calcext:value-type="float">
            <text:p>122.90</text:p>
          </table:table-cell>
          <table:table-cell table:style-name="ce15" office:value-type="float" office:value="148.71" calcext:value-type="float">
            <text:p>148.71</text:p>
          </table:table-cell>
          <table:table-cell table:style-name="ce15" office:value-type="float" office:value="106.99" calcext:value-type="float">
            <text:p>106.99</text:p>
          </table:table-cell>
          <table:table-cell table:style-name="ce15" office:value-type="float" office:value="98.721" calcext:value-type="float">
            <text:p>98.72</text:p>
          </table:table-cell>
          <table:table-cell table:style-name="ce15" office:value-type="float" office:value="27468.98" calcext:value-type="float">
            <text:p>27,468.98</text:p>
          </table:table-cell>
          <table:table-cell table:style-name="ce15" office:value-type="float" office:value="1100.1516" calcext:value-type="float">
            <text:p>1,100.15</text:p>
          </table:table-cell>
          <table:table-cell table:style-name="ce15" office:value-type="float" office:value="0.2852" calcext:value-type="float">
            <text:p>0.29</text:p>
          </table:table-cell>
          <table:table-cell table:style-name="ce15" office:value-type="float" office:value="110.0274" calcext:value-type="float">
            <text:p>110.0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1-21" calcext:value-type="date">
            <text:p>2021-01-21</text:p>
          </table:table-cell>
          <table:table-cell table:style-name="ce15" office:value-type="float" office:value="185.44" calcext:value-type="float">
            <text:p>185.44</text:p>
          </table:table-cell>
          <table:table-cell table:style-name="ce15" office:value-type="float" office:value="111.12" calcext:value-type="float">
            <text:p>111.12</text:p>
          </table:table-cell>
          <table:table-cell table:style-name="ce15" office:value-type="float" office:value="12.28" calcext:value-type="float">
            <text:p>12.28</text:p>
          </table:table-cell>
          <table:table-cell table:style-name="ce15" office:value-type="float" office:value="19.534" calcext:value-type="float">
            <text:p>19.53</text:p>
          </table:table-cell>
          <table:table-cell table:style-name="ce15" office:value-type="float" office:value="123.209" calcext:value-type="float">
            <text:p>123.21</text:p>
          </table:table-cell>
          <table:table-cell table:style-name="ce15" office:value-type="float" office:value="147.7" calcext:value-type="float">
            <text:p>147.70</text:p>
          </table:table-cell>
          <table:table-cell table:style-name="ce15" office:value-type="float" office:value="107.03" calcext:value-type="float">
            <text:p>107.03</text:p>
          </table:table-cell>
          <table:table-cell table:style-name="ce15" office:value-type="float" office:value="97.958" calcext:value-type="float">
            <text:p>97.96</text:p>
          </table:table-cell>
          <table:table-cell table:style-name="ce15" office:value-type="float" office:value="25312.28" calcext:value-type="float">
            <text:p>25,312.28</text:p>
          </table:table-cell>
          <table:table-cell table:style-name="ce15" office:value-type="float" office:value="921.103" calcext:value-type="float">
            <text:p>921.10</text:p>
          </table:table-cell>
          <table:table-cell table:style-name="ce15" office:value-type="float" office:value="0.2554" calcext:value-type="float">
            <text:p>0.26</text:p>
          </table:table-cell>
          <table:table-cell table:style-name="ce15" office:value-type="float" office:value="106.9125" calcext:value-type="float">
            <text:p>106.9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1-14" calcext:value-type="date">
            <text:p>2021-01-14</text:p>
          </table:table-cell>
          <table:table-cell table:style-name="ce15" office:value-type="float" office:value="174.94" calcext:value-type="float">
            <text:p>174.94</text:p>
          </table:table-cell>
          <table:table-cell table:style-name="ce15" office:value-type="float" office:value="116.34" calcext:value-type="float">
            <text:p>116.34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office:value-type="float" office:value="19.958" calcext:value-type="float">
            <text:p>19.96</text:p>
          </table:table-cell>
          <table:table-cell table:style-name="ce15" office:value-type="float" office:value="124.542" calcext:value-type="float">
            <text:p>124.54</text:p>
          </table:table-cell>
          <table:table-cell table:style-name="ce15" office:value-type="float" office:value="147.32" calcext:value-type="float">
            <text:p>147.32</text:p>
          </table:table-cell>
          <table:table-cell table:style-name="ce15" office:value-type="float" office:value="107.03" calcext:value-type="float">
            <text:p>107.03</text:p>
          </table:table-cell>
          <table:table-cell table:style-name="ce15" office:value-type="float" office:value="99.997" calcext:value-type="float">
            <text:p>100.00</text:p>
          </table:table-cell>
          <table:table-cell table:style-name="ce15" office:value-type="float" office:value="32265.5" calcext:value-type="float">
            <text:p>32,265.50</text:p>
          </table:table-cell>
          <table:table-cell table:style-name="ce15" office:value-type="float" office:value="1002.8732" calcext:value-type="float">
            <text:p>1,002.87</text:p>
          </table:table-cell>
          <table:table-cell table:style-name="ce15" office:value-type="float" office:value="0.2558" calcext:value-type="float">
            <text:p>0.26</text:p>
          </table:table-cell>
          <table:table-cell table:style-name="ce15" office:value-type="float" office:value="125.1234" calcext:value-type="float">
            <text:p>125.1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1-01-07" calcext:value-type="date">
            <text:p>2021-01-07</text:p>
          </table:table-cell>
          <table:table-cell table:style-name="ce15" office:value-type="float" office:value="178.74" calcext:value-type="float">
            <text:p>178.74</text:p>
          </table:table-cell>
          <table:table-cell table:style-name="ce15" office:value-type="float" office:value="110.48" calcext:value-type="float">
            <text:p>110.48</text:p>
          </table:table-cell>
          <table:table-cell table:style-name="ce15" office:value-type="float" office:value="12.32" calcext:value-type="float">
            <text:p>12.32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office:value-type="float" office:value="124.253" calcext:value-type="float">
            <text:p>124.25</text:p>
          </table:table-cell>
          <table:table-cell table:style-name="ce15" office:value-type="float" office:value="148.19" calcext:value-type="float">
            <text:p>148.19</text:p>
          </table:table-cell>
          <table:table-cell table:style-name="ce15" office:value-type="float" office:value="107.37" calcext:value-type="float">
            <text:p>107.37</text:p>
          </table:table-cell>
          <table:table-cell table:style-name="ce15" office:value-type="float" office:value="99.117" calcext:value-type="float">
            <text:p>99.12</text:p>
          </table:table-cell>
          <table:table-cell table:style-name="ce15" office:value-type="float" office:value="32104.44" calcext:value-type="float">
            <text:p>32,104.44</text:p>
          </table:table-cell>
          <table:table-cell table:style-name="ce15" office:value-type="float" office:value="997.0254" calcext:value-type="float">
            <text:p>997.03</text:p>
          </table:table-cell>
          <table:table-cell table:style-name="ce15" office:value-type="float" office:value="0.2435" calcext:value-type="float">
            <text:p>0.24</text:p>
          </table:table-cell>
          <table:table-cell table:style-name="ce15" office:value-type="float" office:value="138.3537" calcext:value-type="float">
            <text:p>138.3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12-29" calcext:value-type="date">
            <text:p>2020-12-29</text:p>
          </table:table-cell>
          <table:table-cell table:style-name="ce15" office:value-type="float" office:value="183.16" calcext:value-type="float">
            <text:p>183.16</text:p>
          </table:table-cell>
          <table:table-cell table:style-name="ce15" office:value-type="float" office:value="102.1" calcext:value-type="float">
            <text:p>102.10</text:p>
          </table:table-cell>
          <table:table-cell table:style-name="ce15" office:value-type="float" office:value="12.6" calcext:value-type="float">
            <text:p>12.60</text:p>
          </table:table-cell>
          <table:table-cell table:style-name="ce15" office:value-type="float" office:value="19.676" calcext:value-type="float">
            <text:p>19.68</text:p>
          </table:table-cell>
          <table:table-cell table:style-name="ce15" office:value-type="float" office:value="124.033" calcext:value-type="float">
            <text:p>124.03</text:p>
          </table:table-cell>
          <table:table-cell table:style-name="ce15" office:value-type="float" office:value="151.5" calcext:value-type="float">
            <text:p>151.50</text:p>
          </table:table-cell>
          <table:table-cell table:style-name="ce15" office:value-type="float" office:value="107.24" calcext:value-type="float">
            <text:p>107.24</text:p>
          </table:table-cell>
          <table:table-cell table:style-name="ce15" office:value-type="float" office:value="100.482" calcext:value-type="float">
            <text:p>100.48</text:p>
          </table:table-cell>
          <table:table-cell table:style-name="ce15" office:value-type="float" office:value="22332.55" calcext:value-type="float">
            <text:p>22,332.55</text:p>
          </table:table-cell>
          <table:table-cell table:style-name="ce15" office:value-type="float" office:value="598.0448" calcext:value-type="float">
            <text:p>598.04</text:p>
          </table:table-cell>
          <table:table-cell table:style-name="ce15" office:value-type="float" office:value="0.1565" calcext:value-type="float">
            <text:p>0.16</text:p>
          </table:table-cell>
          <table:table-cell table:style-name="ce15" office:value-type="float" office:value="105.4209" calcext:value-type="float">
            <text:p>105.4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12-18" calcext:value-type="date">
            <text:p>2020-12-18</text:p>
          </table:table-cell>
          <table:table-cell table:style-name="ce15" office:value-type="float" office:value="178.4" calcext:value-type="float">
            <text:p>178.40</text:p>
          </table:table-cell>
          <table:table-cell table:style-name="ce15" office:value-type="float" office:value="97.02" calcext:value-type="float">
            <text:p>97.02</text:p>
          </table:table-cell>
          <table:table-cell table:style-name="ce15" office:value-type="float" office:value="12.32" calcext:value-type="float">
            <text:p>12.32</text:p>
          </table:table-cell>
          <table:table-cell table:style-name="ce15" office:value-type="float" office:value="20" calcext:value-type="float">
            <text:p>20.00</text:p>
          </table:table-cell>
          <table:table-cell table:style-name="ce15" office:value-type="float" office:value="124.179" calcext:value-type="float">
            <text:p>124.18</text:p>
          </table:table-cell>
          <table:table-cell table:style-name="ce15" office:value-type="float" office:value="151.51" calcext:value-type="float">
            <text:p>151.51</text:p>
          </table:table-cell>
          <table:table-cell table:style-name="ce15" office:value-type="float" office:value="107.24" calcext:value-type="float">
            <text:p>107.24</text:p>
          </table:table-cell>
          <table:table-cell table:style-name="ce15" office:value-type="float" office:value="100.187" calcext:value-type="float">
            <text:p>100.19</text:p>
          </table:table-cell>
          <table:table-cell table:style-name="ce15" office:value-type="float" office:value="18887.43" calcext:value-type="float">
            <text:p>18,887.43</text:p>
          </table:table-cell>
          <table:table-cell table:style-name="ce15" office:value-type="float" office:value="534.4247" calcext:value-type="float">
            <text:p>534.42</text:p>
          </table:table-cell>
          <table:table-cell table:style-name="ce15" office:value-type="float" office:value="0.1346" calcext:value-type="float">
            <text:p>0.13</text:p>
          </table:table-cell>
          <table:table-cell table:style-name="ce15" office:value-type="float" office:value="89.1807" calcext:value-type="float">
            <text:p>89.1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12-11" calcext:value-type="date">
            <text:p>2020-12-11</text:p>
          </table:table-cell>
          <table:table-cell table:style-name="ce15" office:value-type="float" office:value="175.58" calcext:value-type="float">
            <text:p>175.58</text:p>
          </table:table-cell>
          <table:table-cell table:style-name="ce15" office:value-type="float" office:value="98.37" calcext:value-type="float">
            <text:p>98.37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19.528" calcext:value-type="float">
            <text:p>19.53</text:p>
          </table:table-cell>
          <table:table-cell table:style-name="ce15" office:value-type="float" office:value="125.19" calcext:value-type="float">
            <text:p>125.19</text:p>
          </table:table-cell>
          <table:table-cell table:style-name="ce15" office:value-type="float" office:value="152.79" calcext:value-type="float">
            <text:p>152.79</text:p>
          </table:table-cell>
          <table:table-cell table:style-name="ce15" office:value-type="float" office:value="107.24" calcext:value-type="float">
            <text:p>107.24</text:p>
          </table:table-cell>
          <table:table-cell table:style-name="ce15" office:value-type="float" office:value="102.228" calcext:value-type="float">
            <text:p>102.23</text:p>
          </table:table-cell>
          <table:table-cell table:style-name="ce15" office:value-type="float" office:value="14909.56" calcext:value-type="float">
            <text:p>14,909.56</text:p>
          </table:table-cell>
          <table:table-cell table:style-name="ce15" office:value-type="float" office:value="449.8973" calcext:value-type="float">
            <text:p>449.90</text:p>
          </table:table-cell>
          <table:table-cell table:style-name="ce15" office:value-type="float" office:value="0.1154" calcext:value-type="float">
            <text:p>0.12</text:p>
          </table:table-cell>
          <table:table-cell table:style-name="ce15" office:value-type="float" office:value="59.4667" calcext:value-type="float">
            <text:p>59.4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12-04" calcext:value-type="date">
            <text:p>2020-12-04</text:p>
          </table:table-cell>
          <table:table-cell table:style-name="ce15" office:value-type="float" office:value="175.98" calcext:value-type="float">
            <text:p>175.98</text:p>
          </table:table-cell>
          <table:table-cell table:style-name="ce15" office:value-type="float" office:value="100.86" calcext:value-type="float">
            <text:p>100.86</text:p>
          </table:table-cell>
          <table:table-cell table:style-name="ce15" office:value-type="float" office:value="11.44" calcext:value-type="float">
            <text:p>11.44</text:p>
          </table:table-cell>
          <table:table-cell table:style-name="ce15" office:value-type="float" office:value="19.99" calcext:value-type="float">
            <text:p>19.99</text:p>
          </table:table-cell>
          <table:table-cell table:style-name="ce15" office:value-type="float" office:value="123.504" calcext:value-type="float">
            <text:p>123.50</text:p>
          </table:table-cell>
          <table:table-cell table:style-name="ce15" office:value-type="float" office:value="152.92" calcext:value-type="float">
            <text:p>152.92</text:p>
          </table:table-cell>
          <table:table-cell table:style-name="ce15" office:value-type="float" office:value="107.24" calcext:value-type="float">
            <text:p>107.24</text:p>
          </table:table-cell>
          <table:table-cell table:style-name="ce15" office:value-type="float" office:value="98.851" calcext:value-type="float">
            <text:p>98.85</text:p>
          </table:table-cell>
          <table:table-cell table:style-name="ce15" office:value-type="float" office:value="15427.17" calcext:value-type="float">
            <text:p>15,427.17</text:p>
          </table:table-cell>
          <table:table-cell table:style-name="ce15" office:value-type="float" office:value="469.7921" calcext:value-type="float">
            <text:p>469.79</text:p>
          </table:table-cell>
          <table:table-cell table:style-name="ce15" office:value-type="float" office:value="0.1226" calcext:value-type="float">
            <text:p>0.12</text:p>
          </table:table-cell>
          <table:table-cell table:style-name="ce15" office:value-type="float" office:value="65.929" calcext:value-type="float">
            <text:p>65.9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11-27" calcext:value-type="date">
            <text:p>2020-11-27</text:p>
          </table:table-cell>
          <table:table-cell table:style-name="ce15" office:value-type="float" office:value="180.54" calcext:value-type="float">
            <text:p>180.54</text:p>
          </table:table-cell>
          <table:table-cell table:style-name="ce15" office:value-type="float" office:value="101.72" calcext:value-type="float">
            <text:p>101.72</text:p>
          </table:table-cell>
          <table:table-cell table:style-name="ce15" office:value-type="float" office:value="11.8" calcext:value-type="float">
            <text:p>11.80</text:p>
          </table:table-cell>
          <table:table-cell table:style-name="ce15" office:value-type="float" office:value="19.67" calcext:value-type="float">
            <text:p>19.67</text:p>
          </table:table-cell>
          <table:table-cell table:style-name="ce15" office:value-type="float" office:value="124.267" calcext:value-type="float">
            <text:p>124.27</text:p>
          </table:table-cell>
          <table:table-cell table:style-name="ce15" office:value-type="float" office:value="152.68" calcext:value-type="float">
            <text:p>152.68</text:p>
          </table:table-cell>
          <table:table-cell table:style-name="ce15" office:value-type="float" office:value="107.15" calcext:value-type="float">
            <text:p>107.15</text:p>
          </table:table-cell>
          <table:table-cell table:style-name="ce15" office:value-type="float" office:value="100.513" calcext:value-type="float">
            <text:p>100.51</text:p>
          </table:table-cell>
          <table:table-cell table:style-name="ce15" office:value-type="float" office:value="14315.03" calcext:value-type="float">
            <text:p>14,315.03</text:p>
          </table:table-cell>
          <table:table-cell table:style-name="ce15" office:value-type="float" office:value="432.5841" calcext:value-type="float">
            <text:p>432.58</text:p>
          </table:table-cell>
          <table:table-cell table:style-name="ce15" office:value-type="float" office:value="0.1173" calcext:value-type="float">
            <text:p>0.12</text:p>
          </table:table-cell>
          <table:table-cell table:style-name="ce15" office:value-type="float" office:value="57.7585" calcext:value-type="float">
            <text:p>57.7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11-20" calcext:value-type="date">
            <text:p>2020-11-20</text:p>
          </table:table-cell>
          <table:table-cell table:style-name="ce15" office:value-type="float" office:value="178.14" calcext:value-type="float">
            <text:p>178.14</text:p>
          </table:table-cell>
          <table:table-cell table:style-name="ce15" office:value-type="float" office:value="96.61" calcext:value-type="float">
            <text:p>96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8.852" calcext:value-type="float">
            <text:p>18.85</text:p>
          </table:table-cell>
          <table:table-cell table:style-name="ce15" office:value-type="float" office:value="123.944" calcext:value-type="float">
            <text:p>123.94</text:p>
          </table:table-cell>
          <table:table-cell table:style-name="ce15" office:value-type="float" office:value="152.24" calcext:value-type="float">
            <text:p>152.24</text:p>
          </table:table-cell>
          <table:table-cell table:style-name="ce15" office:value-type="float" office:value="107.15" calcext:value-type="float">
            <text:p>107.15</text:p>
          </table:table-cell>
          <table:table-cell table:style-name="ce15" office:value-type="float" office:value="100.514" calcext:value-type="float">
            <text:p>100.51</text:p>
          </table:table-cell>
          <table:table-cell table:style-name="ce15" office:value-type="float" office:value="15726.08" calcext:value-type="float">
            <text:p>15,726.08</text:p>
          </table:table-cell>
          <table:table-cell table:style-name="ce15" office:value-type="float" office:value="429.7796" calcext:value-type="float">
            <text:p>429.78</text:p>
          </table:table-cell>
          <table:table-cell table:style-name="ce15" office:value-type="float" office:value="0.0995" calcext:value-type="float">
            <text:p>0.10</text:p>
          </table:table-cell>
          <table:table-cell table:style-name="ce15" office:value-type="float" office:value="69.6648" calcext:value-type="float">
            <text:p>69.6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11-13" calcext:value-type="date">
            <text:p>2020-11-13</text:p>
          </table:table-cell>
          <table:table-cell table:style-name="ce15" office:value-type="float" office:value="182.56" calcext:value-type="float">
            <text:p>182.56</text:p>
          </table:table-cell>
          <table:table-cell table:style-name="ce15" office:value-type="float" office:value="96.36" calcext:value-type="float">
            <text:p>96.36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22.676" calcext:value-type="float">
            <text:p>122.68</text:p>
          </table:table-cell>
          <table:table-cell table:style-name="ce15" office:value-type="float" office:value="152.19" calcext:value-type="float">
            <text:p>152.19</text:p>
          </table:table-cell>
          <table:table-cell table:style-name="ce15" office:value-type="float" office:value="107.15" calcext:value-type="float">
            <text:p>107.15</text:p>
          </table:table-cell>
          <table:table-cell table:style-name="ce15" office:value-type="float" office:value="99.09" calcext:value-type="float">
            <text:p>99.09</text:p>
          </table:table-cell>
          <table:table-cell table:style-name="ce15" office:value-type="float" office:value="13800.94" calcext:value-type="float">
            <text:p>13,800.94</text:p>
          </table:table-cell>
          <table:table-cell table:style-name="ce15" office:value-type="float" office:value="403.0112" calcext:value-type="float">
            <text:p>403.01</text:p>
          </table:table-cell>
          <table:table-cell table:style-name="ce15" office:value-type="float" office:value="0.0898" calcext:value-type="float">
            <text:p>0.09</text:p>
          </table:table-cell>
          <table:table-cell table:style-name="ce15" office:value-type="float" office:value="55.501" calcext:value-type="float">
            <text:p>55.5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11-06" calcext:value-type="date">
            <text:p>2020-11-06</text:p>
          </table:table-cell>
          <table:table-cell table:style-name="ce15" office:value-type="float" office:value="188.56" calcext:value-type="float">
            <text:p>188.56</text:p>
          </table:table-cell>
          <table:table-cell table:style-name="ce15" office:value-type="float" office:value="86.59" calcext:value-type="float">
            <text:p>86.59</text:p>
          </table:table-cell>
          <table:table-cell table:style-name="ce15" office:value-type="float" office:value="11.56" calcext:value-type="float">
            <text:p>11.56</text:p>
          </table:table-cell>
          <table:table-cell table:style-name="ce15" office:value-type="float" office:value="15.79" calcext:value-type="float">
            <text:p>15.79</text:p>
          </table:table-cell>
          <table:table-cell table:style-name="ce15" office:value-type="float" office:value="121.651" calcext:value-type="float">
            <text:p>121.65</text:p>
          </table:table-cell>
          <table:table-cell table:style-name="ce15" office:value-type="float" office:value="152.24" calcext:value-type="float">
            <text:p>152.24</text:p>
          </table:table-cell>
          <table:table-cell table:style-name="ce15" office:value-type="float" office:value="107.15" calcext:value-type="float">
            <text:p>107.15</text:p>
          </table:table-cell>
          <table:table-cell table:style-name="ce15" office:value-type="float" office:value="100.924" calcext:value-type="float">
            <text:p>100.92</text:p>
          </table:table-cell>
          <table:table-cell table:style-name="ce15" office:value-type="float" office:value="13120.08" calcext:value-type="float">
            <text:p>13,120.08</text:p>
          </table:table-cell>
          <table:table-cell table:style-name="ce15" office:value-type="float" office:value="384.0834" calcext:value-type="float">
            <text:p>384.08</text:p>
          </table:table-cell>
          <table:table-cell table:style-name="ce15" office:value-type="float" office:value="0.0917" calcext:value-type="float">
            <text:p>0.09</text:p>
          </table:table-cell>
          <table:table-cell table:style-name="ce15" office:value-type="float" office:value="53.2092" calcext:value-type="float">
            <text:p>53.2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10-30" calcext:value-type="date">
            <text:p>2020-10-30</text:p>
          </table:table-cell>
          <table:table-cell table:style-name="ce15" office:value-type="float" office:value="174.36" calcext:value-type="float">
            <text:p>174.36</text:p>
          </table:table-cell>
          <table:table-cell table:style-name="ce15" office:value-type="float" office:value="83.32" calcext:value-type="float">
            <text:p>83.32</text:p>
          </table:table-cell>
          <table:table-cell table:style-name="ce15" office:value-type="float" office:value="11.24" calcext:value-type="float">
            <text:p>11.24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office:value-type="float" office:value="120.609" calcext:value-type="float">
            <text:p>120.61</text:p>
          </table:table-cell>
          <table:table-cell table:style-name="ce15" office:value-type="float" office:value="150.66" calcext:value-type="float">
            <text:p>150.66</text:p>
          </table:table-cell>
          <table:table-cell table:style-name="ce15" office:value-type="float" office:value="107.12" calcext:value-type="float">
            <text:p>107.12</text:p>
          </table:table-cell>
          <table:table-cell table:style-name="ce15" office:value-type="float" office:value="101.362" calcext:value-type="float">
            <text:p>101.36</text:p>
          </table:table-cell>
          <table:table-cell table:style-name="ce15" office:value-type="float" office:value="11624.53" calcext:value-type="float">
            <text:p>11,624.53</text:p>
          </table:table-cell>
          <table:table-cell table:style-name="ce15" office:value-type="float" office:value="327.7576" calcext:value-type="float">
            <text:p>327.76</text:p>
          </table:table-cell>
          <table:table-cell table:style-name="ce15" office:value-type="float" office:value="0.08" calcext:value-type="float">
            <text:p>0.08</text:p>
          </table:table-cell>
          <table:table-cell table:style-name="ce15" office:value-type="float" office:value="46.2576" calcext:value-type="float">
            <text:p>46.2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10-23" calcext:value-type="date">
            <text:p>2020-10-23</text:p>
          </table:table-cell>
          <table:table-cell table:style-name="ce15" office:value-type="float" office:value="182.04" calcext:value-type="float">
            <text:p>182.04</text:p>
          </table:table-cell>
          <table:table-cell table:style-name="ce15" office:value-type="float" office:value="87.28" calcext:value-type="float">
            <text:p>87.28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54" calcext:value-type="float">
            <text:p>14.95</text:p>
          </table:table-cell>
          <table:table-cell table:style-name="ce15" office:value-type="float" office:value="120.418" calcext:value-type="float">
            <text:p>120.42</text:p>
          </table:table-cell>
          <table:table-cell table:style-name="ce15" office:value-type="float" office:value="150.76" calcext:value-type="float">
            <text:p>150.76</text:p>
          </table:table-cell>
          <table:table-cell table:style-name="ce15" office:value-type="float" office:value="107.4" calcext:value-type="float">
            <text:p>107.40</text:p>
          </table:table-cell>
          <table:table-cell table:style-name="ce15" office:value-type="float" office:value="99.572" calcext:value-type="float">
            <text:p>99.57</text:p>
          </table:table-cell>
          <table:table-cell table:style-name="ce15" office:value-type="float" office:value="10906.94" calcext:value-type="float">
            <text:p>10,906.94</text:p>
          </table:table-cell>
          <table:table-cell table:style-name="ce15" office:value-type="float" office:value="345.1573" calcext:value-type="float">
            <text:p>345.16</text:p>
          </table:table-cell>
          <table:table-cell table:style-name="ce15" office:value-type="float" office:value="0.0911" calcext:value-type="float">
            <text:p>0.09</text:p>
          </table:table-cell>
          <table:table-cell table:style-name="ce15" office:value-type="float" office:value="46.725" calcext:value-type="float">
            <text:p>46.7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10-16" calcext:value-type="date">
            <text:p>2020-10-16</text:p>
          </table:table-cell>
          <table:table-cell table:style-name="ce15" office:value-type="float" office:value="188.48" calcext:value-type="float">
            <text:p>188.48</text:p>
          </table:table-cell>
          <table:table-cell table:style-name="ce15" office:value-type="float" office:value="86.01" calcext:value-type="float">
            <text:p>86.01</text:p>
          </table:table-cell>
          <table:table-cell table:style-name="ce15" office:value-type="float" office:value="11.16" calcext:value-type="float">
            <text:p>11.16</text:p>
          </table:table-cell>
          <table:table-cell table:style-name="ce15" office:value-type="float" office:value="15.138" calcext:value-type="float">
            <text:p>15.14</text:p>
          </table:table-cell>
          <table:table-cell table:style-name="ce15" office:value-type="float" office:value="121.066" calcext:value-type="float">
            <text:p>121.07</text:p>
          </table:table-cell>
          <table:table-cell table:style-name="ce15" office:value-type="float" office:value="152.16" calcext:value-type="float">
            <text:p>152.16</text:p>
          </table:table-cell>
          <table:table-cell table:style-name="ce15" office:value-type="float" office:value="107.4" calcext:value-type="float">
            <text:p>107.40</text:p>
          </table:table-cell>
          <table:table-cell table:style-name="ce15" office:value-type="float" office:value="101.228" calcext:value-type="float">
            <text:p>101.23</text:p>
          </table:table-cell>
          <table:table-cell table:style-name="ce15" office:value-type="float" office:value="9667.58" calcext:value-type="float">
            <text:p>9,667.58</text:p>
          </table:table-cell>
          <table:table-cell table:style-name="ce15" office:value-type="float" office:value="312.0051" calcext:value-type="float">
            <text:p>312.01</text:p>
          </table:table-cell>
          <table:table-cell table:style-name="ce15" office:value-type="float" office:value="0.0888" calcext:value-type="float">
            <text:p>0.09</text:p>
          </table:table-cell>
          <table:table-cell table:style-name="ce15" office:value-type="float" office:value="40.6377" calcext:value-type="float">
            <text:p>40.6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10-09" calcext:value-type="date">
            <text:p>2020-10-09</text:p>
          </table:table-cell>
          <table:table-cell table:style-name="ce15" office:value-type="float" office:value="182.08" calcext:value-type="float">
            <text:p>182.08</text:p>
          </table:table-cell>
          <table:table-cell table:style-name="ce15" office:value-type="float" office:value="85.66" calcext:value-type="float">
            <text:p>85.66</text:p>
          </table:table-cell>
          <table:table-cell table:style-name="ce15" office:value-type="float" office:value="11.24" calcext:value-type="float">
            <text:p>11.24</text:p>
          </table:table-cell>
          <table:table-cell table:style-name="ce15" office:value-type="float" office:value="16.198" calcext:value-type="float">
            <text:p>16.20</text:p>
          </table:table-cell>
          <table:table-cell table:style-name="ce15" office:value-type="float" office:value="119.034" calcext:value-type="float">
            <text:p>119.03</text:p>
          </table:table-cell>
          <table:table-cell table:style-name="ce15" office:value-type="float" office:value="152.16" calcext:value-type="float">
            <text:p>152.16</text:p>
          </table:table-cell>
          <table:table-cell table:style-name="ce15" office:value-type="float" office:value="107.4" calcext:value-type="float">
            <text:p>107.40</text:p>
          </table:table-cell>
          <table:table-cell table:style-name="ce15" office:value-type="float" office:value="98.342" calcext:value-type="float">
            <text:p>98.34</text:p>
          </table:table-cell>
          <table:table-cell table:style-name="ce15" office:value-type="float" office:value="9361.08" calcext:value-type="float">
            <text:p>9,361.08</text:p>
          </table:table-cell>
          <table:table-cell table:style-name="ce15" office:value-type="float" office:value="309.0837" calcext:value-type="float">
            <text:p>309.08</text:p>
          </table:table-cell>
          <table:table-cell table:style-name="ce15" office:value-type="float" office:value="0.0862" calcext:value-type="float">
            <text:p>0.09</text:p>
          </table:table-cell>
          <table:table-cell table:style-name="ce15" office:value-type="float" office:value="40.4094" calcext:value-type="float">
            <text:p>40.4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10-02" calcext:value-type="date">
            <text:p>2020-10-02</text:p>
          </table:table-cell>
          <table:table-cell table:style-name="ce15" office:value-type="float" office:value="176.56" calcext:value-type="float">
            <text:p>176.56</text:p>
          </table:table-cell>
          <table:table-cell table:style-name="ce15" office:value-type="float" office:value="83.5" calcext:value-type="float">
            <text:p>83.5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5.758" calcext:value-type="float">
            <text:p>15.76</text:p>
          </table:table-cell>
          <table:table-cell table:style-name="ce15" office:value-type="float" office:value="117.982" calcext:value-type="float">
            <text:p>117.98</text:p>
          </table:table-cell>
          <table:table-cell table:style-name="ce15" office:value-type="float" office:value="152.26" calcext:value-type="float">
            <text:p>152.26</text:p>
          </table:table-cell>
          <table:table-cell table:style-name="ce15" office:value-type="float" office:value="107.57" calcext:value-type="float">
            <text:p>107.57</text:p>
          </table:table-cell>
          <table:table-cell table:style-name="ce15" office:value-type="float" office:value="98.288" calcext:value-type="float">
            <text:p>98.29</text:p>
          </table:table-cell>
          <table:table-cell table:style-name="ce15" office:value-type="float" office:value="9025.38" calcext:value-type="float">
            <text:p>9,025.38</text:p>
          </table:table-cell>
          <table:table-cell table:style-name="ce15" office:value-type="float" office:value="295.0524" calcext:value-type="float">
            <text:p>295.05</text:p>
          </table:table-cell>
          <table:table-cell table:style-name="ce15" office:value-type="float" office:value="0.0793" calcext:value-type="float">
            <text:p>0.08</text:p>
          </table:table-cell>
          <table:table-cell table:style-name="ce15" office:value-type="float" office:value="38.3593" calcext:value-type="float">
            <text:p>38.3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9-25" calcext:value-type="date">
            <text:p>2020-09-25</text:p>
          </table:table-cell>
          <table:table-cell table:style-name="ce15" office:value-type="float" office:value="179.36" calcext:value-type="float">
            <text:p>179.36</text:p>
          </table:table-cell>
          <table:table-cell table:style-name="ce15" office:value-type="float" office:value="80.34" calcext:value-type="float">
            <text:p>80.34</text:p>
          </table:table-cell>
          <table:table-cell table:style-name="ce15" office:value-type="float" office:value="11.32" calcext:value-type="float">
            <text:p>11.32</text:p>
          </table:table-cell>
          <table:table-cell table:style-name="ce15" office:value-type="float" office:value="15.814" calcext:value-type="float">
            <text:p>15.81</text:p>
          </table:table-cell>
          <table:table-cell table:style-name="ce15" office:value-type="float" office:value="117.079" calcext:value-type="float">
            <text:p>117.08</text:p>
          </table:table-cell>
          <table:table-cell table:style-name="ce15" office:value-type="float" office:value="152.72" calcext:value-type="float">
            <text:p>152.72</text:p>
          </table:table-cell>
          <table:table-cell table:style-name="ce15" office:value-type="float" office:value="107.68" calcext:value-type="float">
            <text:p>107.68</text:p>
          </table:table-cell>
          <table:table-cell table:style-name="ce15" office:value-type="float" office:value="97.281" calcext:value-type="float">
            <text:p>97.28</text:p>
          </table:table-cell>
          <table:table-cell table:style-name="ce15" office:value-type="float" office:value="9193.43" calcext:value-type="float">
            <text:p>9,193.43</text:p>
          </table:table-cell>
          <table:table-cell table:style-name="ce15" office:value-type="float" office:value="302.3079" calcext:value-type="float">
            <text:p>302.31</text:p>
          </table:table-cell>
          <table:table-cell table:style-name="ce15" office:value-type="float" office:value="0.0831" calcext:value-type="float">
            <text:p>0.08</text:p>
          </table:table-cell>
          <table:table-cell table:style-name="ce15" office:value-type="float" office:value="39.5204" calcext:value-type="float">
            <text:p>39.5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9-18" calcext:value-type="date">
            <text:p>2020-09-18</text:p>
          </table:table-cell>
          <table:table-cell table:style-name="ce15" office:value-type="float" office:value="169.08" calcext:value-type="float">
            <text:p>169.08</text:p>
          </table:table-cell>
          <table:table-cell table:style-name="ce15" office:value-type="float" office:value="81.87" calcext:value-type="float">
            <text:p>81.87</text:p>
          </table:table-cell>
          <table:table-cell table:style-name="ce15" office:value-type="float" office:value="11.32" calcext:value-type="float">
            <text:p>11.32</text:p>
          </table:table-cell>
          <table:table-cell table:style-name="ce15" office:value-type="float" office:value="16.598" calcext:value-type="float">
            <text:p>16.60</text:p>
          </table:table-cell>
          <table:table-cell table:style-name="ce15" office:value-type="float" office:value="116.401" calcext:value-type="float">
            <text:p>116.40</text:p>
          </table:table-cell>
          <table:table-cell table:style-name="ce15" office:value-type="float" office:value="152.86" calcext:value-type="float">
            <text:p>152.86</text:p>
          </table:table-cell>
          <table:table-cell table:style-name="ce15" office:value-type="float" office:value="108.05" calcext:value-type="float">
            <text:p>108.05</text:p>
          </table:table-cell>
          <table:table-cell table:style-name="ce15" office:value-type="float" office:value="96.624" calcext:value-type="float">
            <text:p>96.62</text:p>
          </table:table-cell>
          <table:table-cell table:style-name="ce15" office:value-type="float" office:value="9236.43" calcext:value-type="float">
            <text:p>9,236.43</text:p>
          </table:table-cell>
          <table:table-cell table:style-name="ce15" office:value-type="float" office:value="323.7637" calcext:value-type="float">
            <text:p>323.76</text:p>
          </table:table-cell>
          <table:table-cell table:style-name="ce15" office:value-type="float" office:value="0.0766" calcext:value-type="float">
            <text:p>0.08</text:p>
          </table:table-cell>
          <table:table-cell table:style-name="ce15" office:value-type="float" office:value="40.7615" calcext:value-type="float">
            <text:p>40.7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9-11" calcext:value-type="date">
            <text:p>2020-09-11</text:p>
          </table:table-cell>
          <table:table-cell table:style-name="ce15" office:value-type="float" office:value="172.4" calcext:value-type="float">
            <text:p>172.40</text:p>
          </table:table-cell>
          <table:table-cell table:style-name="ce15" office:value-type="float" office:value="85.32" calcext:value-type="float">
            <text:p>85.32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17.238" calcext:value-type="float">
            <text:p>17.24</text:p>
          </table:table-cell>
          <table:table-cell table:style-name="ce15" office:value-type="float" office:value="116.091" calcext:value-type="float">
            <text:p>116.09</text:p>
          </table:table-cell>
          <table:table-cell table:style-name="ce15" office:value-type="float" office:value="152.86" calcext:value-type="float">
            <text:p>152.86</text:p>
          </table:table-cell>
          <table:table-cell table:style-name="ce15" office:value-type="float" office:value="108.05" calcext:value-type="float">
            <text:p>108.05</text:p>
          </table:table-cell>
          <table:table-cell table:style-name="ce15" office:value-type="float" office:value="95.97" calcext:value-type="float">
            <text:p>95.97</text:p>
          </table:table-cell>
          <table:table-cell table:style-name="ce15" office:value-type="float" office:value="8784.82" calcext:value-type="float">
            <text:p>8,784.82</text:p>
          </table:table-cell>
          <table:table-cell table:style-name="ce15" office:value-type="float" office:value="315.755" calcext:value-type="float">
            <text:p>315.76</text:p>
          </table:table-cell>
          <table:table-cell table:style-name="ce15" office:value-type="float" office:value="0.0818" calcext:value-type="float">
            <text:p>0.08</text:p>
          </table:table-cell>
          <table:table-cell table:style-name="ce15" office:value-type="float" office:value="41.4217" calcext:value-type="float">
            <text:p>41.4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9-04" calcext:value-type="date">
            <text:p>2020-09-04</text:p>
          </table:table-cell>
          <table:table-cell table:style-name="ce15" office:value-type="float" office:value="182.86" calcext:value-type="float">
            <text:p>182.86</text:p>
          </table:table-cell>
          <table:table-cell table:style-name="ce15" office:value-type="float" office:value="87.29" calcext:value-type="float">
            <text:p>87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23" calcext:value-type="float">
            <text:p>17.23</text:p>
          </table:table-cell>
          <table:table-cell table:style-name="ce15" office:value-type="float" office:value="115.522" calcext:value-type="float">
            <text:p>115.52</text:p>
          </table:table-cell>
          <table:table-cell table:style-name="ce15" office:value-type="float" office:value="153.01" calcext:value-type="float">
            <text:p>153.01</text:p>
          </table:table-cell>
          <table:table-cell table:style-name="ce15" office:value-type="float" office:value="108.16" calcext:value-type="float">
            <text:p>108.16</text:p>
          </table:table-cell>
          <table:table-cell table:style-name="ce15" office:value-type="float" office:value="96.44" calcext:value-type="float">
            <text:p>96.44</text:p>
          </table:table-cell>
          <table:table-cell table:style-name="ce15" office:value-type="float" office:value="8864.63" calcext:value-type="float">
            <text:p>8,864.63</text:p>
          </table:table-cell>
          <table:table-cell table:style-name="ce15" office:value-type="float" office:value="327.2056" calcext:value-type="float">
            <text:p>327.21</text:p>
          </table:table-cell>
          <table:table-cell table:style-name="ce15" office:value-type="float" office:value="0.0867" calcext:value-type="float">
            <text:p>0.09</text:p>
          </table:table-cell>
          <table:table-cell table:style-name="ce15" office:value-type="float" office:value="42.7264" calcext:value-type="float">
            <text:p>42.7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8-28" calcext:value-type="date">
            <text:p>2020-08-28</text:p>
          </table:table-cell>
          <table:table-cell table:style-name="ce15" office:value-type="float" office:value="191.46" calcext:value-type="float">
            <text:p>191.46</text:p>
          </table:table-cell>
          <table:table-cell table:style-name="ce15" office:value-type="float" office:value="86.04" calcext:value-type="float">
            <text:p>86.04</text:p>
          </table:table-cell>
          <table:table-cell table:style-name="ce15" office:value-type="float" office:value="11.24" calcext:value-type="float">
            <text:p>11.24</text:p>
          </table:table-cell>
          <table:table-cell table:style-name="ce15" office:value-type="float" office:value="17.612" calcext:value-type="float">
            <text:p>17.61</text:p>
          </table:table-cell>
          <table:table-cell table:style-name="ce15" office:value-type="float" office:value="113.648" calcext:value-type="float">
            <text:p>113.65</text:p>
          </table:table-cell>
          <table:table-cell table:style-name="ce15" office:value-type="float" office:value="149.17" calcext:value-type="float">
            <text:p>149.17</text:p>
          </table:table-cell>
          <table:table-cell table:style-name="ce15" office:value-type="float" office:value="108.16" calcext:value-type="float">
            <text:p>108.16</text:p>
          </table:table-cell>
          <table:table-cell table:style-name="ce15" office:value-type="float" office:value="93.78" calcext:value-type="float">
            <text:p>93.78</text:p>
          </table:table-cell>
          <table:table-cell table:style-name="ce15" office:value-type="float" office:value="9693.88" calcext:value-type="float">
            <text:p>9,693.88</text:p>
          </table:table-cell>
          <table:table-cell table:style-name="ce15" office:value-type="float" office:value="331.9473" calcext:value-type="float">
            <text:p>331.95</text:p>
          </table:table-cell>
          <table:table-cell table:style-name="ce15" office:value-type="float" office:value="0.0919" calcext:value-type="float">
            <text:p>0.09</text:p>
          </table:table-cell>
          <table:table-cell table:style-name="ce15" office:value-type="float" office:value="48.1181" calcext:value-type="float">
            <text:p>48.1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8-21" calcext:value-type="date">
            <text:p>2020-08-21</text:p>
          </table:table-cell>
          <table:table-cell table:style-name="ce15" office:value-type="float" office:value="181.18" calcext:value-type="float">
            <text:p>181.18</text:p>
          </table:table-cell>
          <table:table-cell table:style-name="ce15" office:value-type="float" office:value="82.61" calcext:value-type="float">
            <text:p>82.61</text:p>
          </table:table-cell>
          <table:table-cell table:style-name="ce15" office:value-type="float" office:value="11.36" calcext:value-type="float">
            <text:p>11.36</text:p>
          </table:table-cell>
          <table:table-cell table:style-name="ce15" office:value-type="float" office:value="17.146" calcext:value-type="float">
            <text:p>17.15</text:p>
          </table:table-cell>
          <table:table-cell table:style-name="ce15" office:value-type="float" office:value="116.441" calcext:value-type="float">
            <text:p>116.44</text:p>
          </table:table-cell>
          <table:table-cell table:style-name="ce15" office:value-type="float" office:value="151.37" calcext:value-type="float">
            <text:p>151.37</text:p>
          </table:table-cell>
          <table:table-cell table:style-name="ce15" office:value-type="float" office:value="108.16" calcext:value-type="float">
            <text:p>108.16</text:p>
          </table:table-cell>
          <table:table-cell table:style-name="ce15" office:value-type="float" office:value="97.327" calcext:value-type="float">
            <text:p>97.33</text:p>
          </table:table-cell>
          <table:table-cell table:style-name="ce15" office:value-type="float" office:value="9771.36" calcext:value-type="float">
            <text:p>9,771.36</text:p>
          </table:table-cell>
          <table:table-cell table:style-name="ce15" office:value-type="float" office:value="327.9385" calcext:value-type="float">
            <text:p>327.94</text:p>
          </table:table-cell>
          <table:table-cell table:style-name="ce15" office:value-type="float" office:value="0.1049" calcext:value-type="float">
            <text:p>0.10</text:p>
          </table:table-cell>
          <table:table-cell table:style-name="ce15" office:value-type="float" office:value="50.0667" calcext:value-type="float">
            <text:p>50.0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8-14" calcext:value-type="date">
            <text:p>2020-08-14</text:p>
          </table:table-cell>
          <table:table-cell table:style-name="ce15" office:value-type="float" office:value="176.24" calcext:value-type="float">
            <text:p>176.24</text:p>
          </table:table-cell>
          <table:table-cell table:style-name="ce15" office:value-type="float" office:value="86.43" calcext:value-type="float">
            <text:p>86.43</text:p>
          </table:table-cell>
          <table:table-cell table:style-name="ce15" office:value-type="float" office:value="11.28" calcext:value-type="float">
            <text:p>11.28</text:p>
          </table:table-cell>
          <table:table-cell table:style-name="ce15" office:value-type="float" office:value="17.548" calcext:value-type="float">
            <text:p>17.55</text:p>
          </table:table-cell>
          <table:table-cell table:style-name="ce15" office:value-type="float" office:value="114.586" calcext:value-type="float">
            <text:p>114.59</text:p>
          </table:table-cell>
          <table:table-cell table:style-name="ce15" office:value-type="float" office:value="152.1" calcext:value-type="float">
            <text:p>152.10</text:p>
          </table:table-cell>
          <table:table-cell table:style-name="ce15" office:value-type="float" office:value="108.27" calcext:value-type="float">
            <text:p>108.27</text:p>
          </table:table-cell>
          <table:table-cell table:style-name="ce15" office:value-type="float" office:value="94.923" calcext:value-type="float">
            <text:p>94.92</text:p>
          </table:table-cell>
          <table:table-cell table:style-name="ce15" office:value-type="float" office:value="9940.18" calcext:value-type="float">
            <text:p>9,940.18</text:p>
          </table:table-cell>
          <table:table-cell table:style-name="ce15" office:value-type="float" office:value="369.3022" calcext:value-type="float">
            <text:p>369.30</text:p>
          </table:table-cell>
          <table:table-cell table:style-name="ce15" office:value-type="float" office:value="0.1169" calcext:value-type="float">
            <text:p>0.12</text:p>
          </table:table-cell>
          <table:table-cell table:style-name="ce15" office:value-type="float" office:value="47.8693" calcext:value-type="float">
            <text:p>47.8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8-07" calcext:value-type="date">
            <text:p>2020-08-07</text:p>
          </table:table-cell>
          <table:table-cell table:style-name="ce15" office:value-type="float" office:value="179.92" calcext:value-type="float">
            <text:p>179.92</text:p>
          </table:table-cell>
          <table:table-cell table:style-name="ce15" office:value-type="float" office:value="84.21" calcext:value-type="float">
            <text:p>84.21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115.237" calcext:value-type="float">
            <text:p>115.24</text:p>
          </table:table-cell>
          <table:table-cell table:style-name="ce15" office:value-type="float" office:value="156.04" calcext:value-type="float">
            <text:p>156.04</text:p>
          </table:table-cell>
          <table:table-cell table:style-name="ce15" office:value-type="float" office:value="108.51" calcext:value-type="float">
            <text:p>108.51</text:p>
          </table:table-cell>
          <table:table-cell table:style-name="ce15" office:value-type="float" office:value="98.042" calcext:value-type="float">
            <text:p>98.04</text:p>
          </table:table-cell>
          <table:table-cell table:style-name="ce15" office:value-type="float" office:value="9844.2" calcext:value-type="float">
            <text:p>9,844.20</text:p>
          </table:table-cell>
          <table:table-cell table:style-name="ce15" office:value-type="float" office:value="322.0553" calcext:value-type="float">
            <text:p>322.06</text:p>
          </table:table-cell>
          <table:table-cell table:style-name="ce15" office:value-type="float" office:value="0.1182" calcext:value-type="float">
            <text:p>0.12</text:p>
          </table:table-cell>
          <table:table-cell table:style-name="ce15" office:value-type="float" office:value="48.5221" calcext:value-type="float">
            <text:p>48.5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7-31" calcext:value-type="date">
            <text:p>2020-07-31</text:p>
          </table:table-cell>
          <table:table-cell table:style-name="ce15" office:value-type="float" office:value="173.54" calcext:value-type="float">
            <text:p>173.54</text:p>
          </table:table-cell>
          <table:table-cell table:style-name="ce15" office:value-type="float" office:value="81.96" calcext:value-type="float">
            <text:p>81.96</text:p>
          </table:table-cell>
          <table:table-cell table:style-name="ce15" office:value-type="float" office:value="10.08" calcext:value-type="float">
            <text:p>10.08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115.305" calcext:value-type="float">
            <text:p>115.31</text:p>
          </table:table-cell>
          <table:table-cell table:style-name="ce15" office:value-type="float" office:value="155.52" calcext:value-type="float">
            <text:p>155.52</text:p>
          </table:table-cell>
          <table:table-cell table:style-name="ce15" office:value-type="float" office:value="108.08" calcext:value-type="float">
            <text:p>108.08</text:p>
          </table:table-cell>
          <table:table-cell table:style-name="ce15" office:value-type="float" office:value="98.255" calcext:value-type="float">
            <text:p>98.26</text:p>
          </table:table-cell>
          <table:table-cell table:style-name="ce15" office:value-type="float" office:value="9628.76" calcext:value-type="float">
            <text:p>9,628.76</text:p>
          </table:table-cell>
          <table:table-cell table:style-name="ce15" office:value-type="float" office:value="293.9449" calcext:value-type="float">
            <text:p>293.94</text:p>
          </table:table-cell>
          <table:table-cell table:style-name="ce15" office:value-type="float" office:value="0.118" calcext:value-type="float">
            <text:p>0.12</text:p>
          </table:table-cell>
          <table:table-cell table:style-name="ce15" office:value-type="float" office:value="49.3807" calcext:value-type="float">
            <text:p>49.3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7-24" calcext:value-type="date">
            <text:p>2020-07-24</text:p>
          </table:table-cell>
          <table:table-cell table:style-name="ce15" office:value-type="float" office:value="173.54" calcext:value-type="float">
            <text:p>173.54</text:p>
          </table:table-cell>
          <table:table-cell table:style-name="ce15" office:value-type="float" office:value="84.7" calcext:value-type="float">
            <text:p>84.70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office:value-type="float" office:value="17.916" calcext:value-type="float">
            <text:p>17.92</text:p>
          </table:table-cell>
          <table:table-cell table:style-name="ce15" office:value-type="float" office:value="114.214" calcext:value-type="float">
            <text:p>114.21</text:p>
          </table:table-cell>
          <table:table-cell table:style-name="ce15" office:value-type="float" office:value="156.52" calcext:value-type="float">
            <text:p>156.52</text:p>
          </table:table-cell>
          <table:table-cell table:style-name="ce15" office:value-type="float" office:value="108.04" calcext:value-type="float">
            <text:p>108.04</text:p>
          </table:table-cell>
          <table:table-cell table:style-name="ce15" office:value-type="float" office:value="95.954" calcext:value-type="float">
            <text:p>95.95</text:p>
          </table:table-cell>
          <table:table-cell table:style-name="ce15" office:value-type="float" office:value="8200.3" calcext:value-type="float">
            <text:p>8,200.30</text:p>
          </table:table-cell>
          <table:table-cell table:style-name="ce15" office:value-type="float" office:value="240.0452" calcext:value-type="float">
            <text:p>240.05</text:p>
          </table:table-cell>
          <table:table-cell table:style-name="ce15" office:value-type="float" office:value="0.1045" calcext:value-type="float">
            <text:p>0.10</text:p>
          </table:table-cell>
          <table:table-cell table:style-name="ce15" office:value-type="float" office:value="37.8999" calcext:value-type="float">
            <text:p>37.9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7-17" calcext:value-type="date">
            <text:p>2020-07-17</text:p>
          </table:table-cell>
          <table:table-cell table:style-name="ce15" office:value-type="float" office:value="177.24" calcext:value-type="float">
            <text:p>177.24</text:p>
          </table:table-cell>
          <table:table-cell table:style-name="ce15" office:value-type="float" office:value="85.71" calcext:value-type="float">
            <text:p>85.7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18.382" calcext:value-type="float">
            <text:p>18.38</text:p>
          </table:table-cell>
          <table:table-cell table:style-name="ce15" office:value-type="float" office:value="113.505" calcext:value-type="float">
            <text:p>113.51</text:p>
          </table:table-cell>
          <table:table-cell table:style-name="ce15" office:value-type="float" office:value="154.45" calcext:value-type="float">
            <text:p>154.45</text:p>
          </table:table-cell>
          <table:table-cell table:style-name="ce15" office:value-type="float" office:value="107.23" calcext:value-type="float">
            <text:p>107.23</text:p>
          </table:table-cell>
          <table:table-cell table:style-name="ce15" office:value-type="float" office:value="95.664" calcext:value-type="float">
            <text:p>95.66</text:p>
          </table:table-cell>
          <table:table-cell table:style-name="ce15" office:value-type="float" office:value="8017.92" calcext:value-type="float">
            <text:p>8,017.92</text:p>
          </table:table-cell>
          <table:table-cell table:style-name="ce15" office:value-type="float" office:value="203.7234" calcext:value-type="float">
            <text:p>203.72</text:p>
          </table:table-cell>
          <table:table-cell table:style-name="ce15" office:value-type="float" office:value="0.1072" calcext:value-type="float">
            <text:p>0.11</text:p>
          </table:table-cell>
          <table:table-cell table:style-name="ce15" office:value-type="float" office:value="36.6787" calcext:value-type="float">
            <text:p>36.6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7-10" calcext:value-type="date">
            <text:p>2020-07-10</text:p>
          </table:table-cell>
          <table:table-cell table:style-name="ce15" office:value-type="float" office:value="188.68" calcext:value-type="float">
            <text:p>188.68</text:p>
          </table:table-cell>
          <table:table-cell table:style-name="ce15" office:value-type="float" office:value="85.38" calcext:value-type="float">
            <text:p>85.38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112.304" calcext:value-type="float">
            <text:p>112.30</text:p>
          </table:table-cell>
          <table:table-cell table:style-name="ce15" office:value-type="float" office:value="153.22" calcext:value-type="float">
            <text:p>153.22</text:p>
          </table:table-cell>
          <table:table-cell table:style-name="ce15" office:value-type="float" office:value="106.85" calcext:value-type="float">
            <text:p>106.85</text:p>
          </table:table-cell>
          <table:table-cell table:style-name="ce15" office:value-type="float" office:value="97.081" calcext:value-type="float">
            <text:p>97.08</text:p>
          </table:table-cell>
          <table:table-cell table:style-name="ce15" office:value-type="float" office:value="8222.2" calcext:value-type="float">
            <text:p>8,222.20</text:p>
          </table:table-cell>
          <table:table-cell table:style-name="ce15" office:value-type="float" office:value="213.2836" calcext:value-type="float">
            <text:p>213.28</text:p>
          </table:table-cell>
          <table:table-cell table:style-name="ce15" office:value-type="float" office:value="0.1047" calcext:value-type="float">
            <text:p>0.10</text:p>
          </table:table-cell>
          <table:table-cell table:style-name="ce15" office:value-type="float" office:value="39.1954" calcext:value-type="float">
            <text:p>39.2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7-03" calcext:value-type="date">
            <text:p>2020-07-03</text:p>
          </table:table-cell>
          <table:table-cell table:style-name="ce15" office:value-type="float" office:value="182.96" calcext:value-type="float">
            <text:p>182.96</text:p>
          </table:table-cell>
          <table:table-cell table:style-name="ce15" office:value-type="float" office:value="83.68" calcext:value-type="float">
            <text:p>83.68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8.948" calcext:value-type="float">
            <text:p>18.95</text:p>
          </table:table-cell>
          <table:table-cell table:style-name="ce15" office:value-type="float" office:value="110.224" calcext:value-type="float">
            <text:p>110.22</text:p>
          </table:table-cell>
          <table:table-cell table:style-name="ce15" office:value-type="float" office:value="150.45" calcext:value-type="float">
            <text:p>150.45</text:p>
          </table:table-cell>
          <table:table-cell table:style-name="ce15" office:value-type="float" office:value="106.69" calcext:value-type="float">
            <text:p>106.69</text:p>
          </table:table-cell>
          <table:table-cell table:style-name="ce15" office:value-type="float" office:value="94.621" calcext:value-type="float">
            <text:p>94.62</text:p>
          </table:table-cell>
          <table:table-cell table:style-name="ce15" office:value-type="float" office:value="8072.28" calcext:value-type="float">
            <text:p>8,072.28</text:p>
          </table:table-cell>
          <table:table-cell table:style-name="ce15" office:value-type="float" office:value="200.1671" calcext:value-type="float">
            <text:p>200.17</text:p>
          </table:table-cell>
          <table:table-cell table:style-name="ce15" office:value-type="float" office:value="0.0858" calcext:value-type="float">
            <text:p>0.09</text:p>
          </table:table-cell>
          <table:table-cell table:style-name="ce15" office:value-type="float" office:value="36.5966" calcext:value-type="float">
            <text:p>36.6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6-26" calcext:value-type="date">
            <text:p>2020-06-26</text:p>
          </table:table-cell>
          <table:table-cell table:style-name="ce15" office:value-type="float" office:value="175.68" calcext:value-type="float">
            <text:p>175.68</text:p>
          </table:table-cell>
          <table:table-cell table:style-name="ce15" office:value-type="float" office:value="83.3" calcext:value-type="float">
            <text:p>83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8.512" calcext:value-type="float">
            <text:p>18.51</text:p>
          </table:table-cell>
          <table:table-cell table:style-name="ce15" office:value-type="float" office:value="111.844" calcext:value-type="float">
            <text:p>111.84</text:p>
          </table:table-cell>
          <table:table-cell table:style-name="ce15" office:value-type="float" office:value="146.65" calcext:value-type="float">
            <text:p>146.65</text:p>
          </table:table-cell>
          <table:table-cell table:style-name="ce15" office:value-type="float" office:value="106.98" calcext:value-type="float">
            <text:p>106.98</text:p>
          </table:table-cell>
          <table:table-cell table:style-name="ce15" office:value-type="float" office:value="96.602" calcext:value-type="float">
            <text:p>96.60</text:p>
          </table:table-cell>
          <table:table-cell table:style-name="ce15" office:value-type="float" office:value="8167.55" calcext:value-type="float">
            <text:p>8,167.55</text:p>
          </table:table-cell>
          <table:table-cell table:style-name="ce15" office:value-type="float" office:value="204.6681" calcext:value-type="float">
            <text:p>204.67</text:p>
          </table:table-cell>
          <table:table-cell table:style-name="ce15" office:value-type="float" office:value="0.0718" calcext:value-type="float">
            <text:p>0.07</text:p>
          </table:table-cell>
          <table:table-cell table:style-name="ce15" office:value-type="float" office:value="38.4377" calcext:value-type="float">
            <text:p>38.4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6-19" calcext:value-type="date">
            <text:p>2020-06-19</text:p>
          </table:table-cell>
          <table:table-cell table:style-name="ce15" office:value-type="float" office:value="175.58" calcext:value-type="float">
            <text:p>175.58</text:p>
          </table:table-cell>
          <table:table-cell table:style-name="ce15" office:value-type="float" office:value="89.73" calcext:value-type="float">
            <text:p>89.73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8.482" calcext:value-type="float">
            <text:p>18.48</text:p>
          </table:table-cell>
          <table:table-cell table:style-name="ce15" office:value-type="float" office:value="112.619" calcext:value-type="float">
            <text:p>112.62</text:p>
          </table:table-cell>
          <table:table-cell table:style-name="ce15" office:value-type="float" office:value="148.01" calcext:value-type="float">
            <text:p>148.01</text:p>
          </table:table-cell>
          <table:table-cell table:style-name="ce15" office:value-type="float" office:value="106.98" calcext:value-type="float">
            <text:p>106.98</text:p>
          </table:table-cell>
          <table:table-cell table:style-name="ce15" office:value-type="float" office:value="95.133" calcext:value-type="float">
            <text:p>95.13</text:p>
          </table:table-cell>
          <table:table-cell table:style-name="ce15" office:value-type="float" office:value="8317.57" calcext:value-type="float">
            <text:p>8,317.57</text:p>
          </table:table-cell>
          <table:table-cell table:style-name="ce15" office:value-type="float" office:value="204.5173" calcext:value-type="float">
            <text:p>204.52</text:p>
          </table:table-cell>
          <table:table-cell table:style-name="ce15" office:value-type="float" office:value="0.071" calcext:value-type="float">
            <text:p>0.07</text:p>
          </table:table-cell>
          <table:table-cell table:style-name="ce15" office:value-type="float" office:value="38.3139" calcext:value-type="float">
            <text:p>38.3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6-12" calcext:value-type="date">
            <text:p>2020-06-12</text:p>
          </table:table-cell>
          <table:table-cell table:style-name="ce15" office:value-type="float" office:value="166.1" calcext:value-type="float">
            <text:p>166.10</text:p>
          </table:table-cell>
          <table:table-cell table:style-name="ce15" office:value-type="float" office:value="88.64" calcext:value-type="float">
            <text:p>88.6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18.27" calcext:value-type="float">
            <text:p>18.27</text:p>
          </table:table-cell>
          <table:table-cell table:style-name="ce15" office:value-type="float" office:value="111.82" calcext:value-type="float">
            <text:p>111.82</text:p>
          </table:table-cell>
          <table:table-cell table:style-name="ce15" office:value-type="float" office:value="147.62" calcext:value-type="float">
            <text:p>147.62</text:p>
          </table:table-cell>
          <table:table-cell table:style-name="ce15" office:value-type="float" office:value="107" calcext:value-type="float">
            <text:p>107.00</text:p>
          </table:table-cell>
          <table:table-cell table:style-name="ce15" office:value-type="float" office:value="94.508" calcext:value-type="float">
            <text:p>94.51</text:p>
          </table:table-cell>
          <table:table-cell table:style-name="ce15" office:value-type="float" office:value="8412.82" calcext:value-type="float">
            <text:p>8,412.82</text:p>
          </table:table-cell>
          <table:table-cell table:style-name="ce15" office:value-type="float" office:value="211.1055" calcext:value-type="float">
            <text:p>211.11</text:p>
          </table:table-cell>
          <table:table-cell table:style-name="ce15" office:value-type="float" office:value="0.0705" calcext:value-type="float">
            <text:p>0.07</text:p>
          </table:table-cell>
          <table:table-cell table:style-name="ce15" office:value-type="float" office:value="39.7404" calcext:value-type="float">
            <text:p>39.7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6-05" calcext:value-type="date">
            <text:p>2020-06-05</text:p>
          </table:table-cell>
          <table:table-cell table:style-name="ce15" office:value-type="float" office:value="165.88" calcext:value-type="float">
            <text:p>165.88</text:p>
          </table:table-cell>
          <table:table-cell table:style-name="ce15" office:value-type="float" office:value="99.33" calcext:value-type="float">
            <text:p>99.33</text:p>
          </table:table-cell>
          <table:table-cell table:style-name="ce15" office:value-type="float" office:value="11.3" calcext:value-type="float">
            <text:p>11.30</text:p>
          </table:table-cell>
          <table:table-cell table:style-name="ce15" office:value-type="float" office:value="19.968" calcext:value-type="float">
            <text:p>19.97</text:p>
          </table:table-cell>
          <table:table-cell table:style-name="ce15" office:value-type="float" office:value="110.702" calcext:value-type="float">
            <text:p>110.70</text:p>
          </table:table-cell>
          <table:table-cell table:style-name="ce15" office:value-type="float" office:value="146.9" calcext:value-type="float">
            <text:p>146.90</text:p>
          </table:table-cell>
          <table:table-cell table:style-name="ce15" office:value-type="float" office:value="106.9" calcext:value-type="float">
            <text:p>106.90</text:p>
          </table:table-cell>
          <table:table-cell table:style-name="ce15" office:value-type="float" office:value="88.894" calcext:value-type="float">
            <text:p>88.89</text:p>
          </table:table-cell>
          <table:table-cell table:style-name="ce15" office:value-type="float" office:value="8535.28" calcext:value-type="float">
            <text:p>8,535.28</text:p>
          </table:table-cell>
          <table:table-cell table:style-name="ce15" office:value-type="float" office:value="212.7378" calcext:value-type="float">
            <text:p>212.74</text:p>
          </table:table-cell>
          <table:table-cell table:style-name="ce15" office:value-type="float" office:value="0.0757" calcext:value-type="float">
            <text:p>0.08</text:p>
          </table:table-cell>
          <table:table-cell table:style-name="ce15" office:value-type="float" office:value="41.5177" calcext:value-type="float">
            <text:p>41.5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5-29" calcext:value-type="date">
            <text:p>2020-05-29</text:p>
          </table:table-cell>
          <table:table-cell table:style-name="ce15" office:value-type="float" office:value="165.84" calcext:value-type="float">
            <text:p>165.84</text:p>
          </table:table-cell>
          <table:table-cell table:style-name="ce15" office:value-type="float" office:value="87.54" calcext:value-type="float">
            <text:p>87.54</text:p>
          </table:table-cell>
          <table:table-cell table:style-name="ce15" office:value-type="float" office:value="11.3" calcext:value-type="float">
            <text:p>11.30</text:p>
          </table:table-cell>
          <table:table-cell table:style-name="ce15" office:value-type="float" office:value="16.546" calcext:value-type="float">
            <text:p>16.55</text:p>
          </table:table-cell>
          <table:table-cell table:style-name="ce15" office:value-type="float" office:value="108.196" calcext:value-type="float">
            <text:p>108.20</text:p>
          </table:table-cell>
          <table:table-cell table:style-name="ce15" office:value-type="float" office:value="146.9" calcext:value-type="float">
            <text:p>146.90</text:p>
          </table:table-cell>
          <table:table-cell table:style-name="ce15" office:value-type="float" office:value="106.61" calcext:value-type="float">
            <text:p>106.61</text:p>
          </table:table-cell>
          <table:table-cell table:style-name="ce15" office:value-type="float" office:value="95.778" calcext:value-type="float">
            <text:p>95.78</text:p>
          </table:table-cell>
          <table:table-cell table:style-name="ce15" office:value-type="float" office:value="8490.49" calcext:value-type="float">
            <text:p>8,490.49</text:p>
          </table:table-cell>
          <table:table-cell table:style-name="ce15" office:value-type="float" office:value="198.6145" calcext:value-type="float">
            <text:p>198.61</text:p>
          </table:table-cell>
          <table:table-cell table:style-name="ce15" office:value-type="float" office:value="0.0582" calcext:value-type="float">
            <text:p>0.06</text:p>
          </table:table-cell>
          <table:table-cell table:style-name="ce15" office:value-type="float" office:value="40.0477" calcext:value-type="float">
            <text:p>40.0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5-22" calcext:value-type="date">
            <text:p>2020-05-22</text:p>
          </table:table-cell>
          <table:table-cell table:style-name="ce15" office:value-type="float" office:value="168.22" calcext:value-type="float">
            <text:p>168.22</text:p>
          </table:table-cell>
          <table:table-cell table:style-name="ce15" office:value-type="float" office:value="81.96" calcext:value-type="float">
            <text:p>81.96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15.29" calcext:value-type="float">
            <text:p>15.29</text:p>
          </table:table-cell>
          <table:table-cell table:style-name="ce15" office:value-type="float" office:value="107.147" calcext:value-type="float">
            <text:p>107.15</text:p>
          </table:table-cell>
          <table:table-cell table:style-name="ce15" office:value-type="float" office:value="146.01" calcext:value-type="float">
            <text:p>146.01</text:p>
          </table:table-cell>
          <table:table-cell table:style-name="ce15" office:value-type="float" office:value="105.7" calcext:value-type="float">
            <text:p>105.70</text:p>
          </table:table-cell>
          <table:table-cell table:style-name="ce15" office:value-type="float" office:value="97.017" calcext:value-type="float">
            <text:p>97.02</text:p>
          </table:table-cell>
          <table:table-cell table:style-name="ce15" office:value-type="float" office:value="8415.84" calcext:value-type="float">
            <text:p>8,415.84</text:p>
          </table:table-cell>
          <table:table-cell table:style-name="ce15" office:value-type="float" office:value="190.0955" calcext:value-type="float">
            <text:p>190.10</text:p>
          </table:table-cell>
          <table:table-cell table:style-name="ce15" office:value-type="float" office:value="0.0512" calcext:value-type="float">
            <text:p>0.05</text:p>
          </table:table-cell>
          <table:table-cell table:style-name="ce15" office:value-type="float" office:value="40.5548" calcext:value-type="float">
            <text:p>40.5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5-15" calcext:value-type="date">
            <text:p>2020-05-15</text:p>
          </table:table-cell>
          <table:table-cell table:style-name="ce15" office:value-type="float" office:value="168.2" calcext:value-type="float">
            <text:p>168.20</text:p>
          </table:table-cell>
          <table:table-cell table:style-name="ce15" office:value-type="float" office:value="80.01" calcext:value-type="float">
            <text:p>80.01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15.232" calcext:value-type="float">
            <text:p>15.23</text:p>
          </table:table-cell>
          <table:table-cell table:style-name="ce15" office:value-type="float" office:value="106.388" calcext:value-type="float">
            <text:p>106.39</text:p>
          </table:table-cell>
          <table:table-cell table:style-name="ce15" office:value-type="float" office:value="144.93" calcext:value-type="float">
            <text:p>144.93</text:p>
          </table:table-cell>
          <table:table-cell table:style-name="ce15" office:value-type="float" office:value="104" calcext:value-type="float">
            <text:p>104.00</text:p>
          </table:table-cell>
          <table:table-cell table:style-name="ce15" office:value-type="float" office:value="98.247" calcext:value-type="float">
            <text:p>98.25</text:p>
          </table:table-cell>
          <table:table-cell table:style-name="ce15" office:value-type="float" office:value="8581.66" calcext:value-type="float">
            <text:p>8,581.66</text:p>
          </table:table-cell>
          <table:table-cell table:style-name="ce15" office:value-type="float" office:value="179.5919" calcext:value-type="float">
            <text:p>179.59</text:p>
          </table:table-cell>
          <table:table-cell table:style-name="ce15" office:value-type="float" office:value="0.0466" calcext:value-type="float">
            <text:p>0.05</text:p>
          </table:table-cell>
          <table:table-cell table:style-name="ce15" office:value-type="float" office:value="39.4499" calcext:value-type="float">
            <text:p>39.4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5-08" calcext:value-type="date">
            <text:p>2020-05-08</text:p>
          </table:table-cell>
          <table:table-cell table:style-name="ce15" office:value-type="float" office:value="170.52" calcext:value-type="float">
            <text:p>170.52</text:p>
          </table:table-cell>
          <table:table-cell table:style-name="ce15" office:value-type="float" office:value="85.77" calcext:value-type="float">
            <text:p>85.77</text:p>
          </table:table-cell>
          <table:table-cell table:style-name="ce15" office:value-type="float" office:value="11.3" calcext:value-type="float">
            <text:p>11.30</text:p>
          </table:table-cell>
          <table:table-cell table:style-name="ce15" office:value-type="float" office:value="16.228" calcext:value-type="float">
            <text:p>16.23</text:p>
          </table:table-cell>
          <table:table-cell table:style-name="ce15" office:value-type="float" office:value="107.666" calcext:value-type="float">
            <text:p>107.67</text:p>
          </table:table-cell>
          <table:table-cell table:style-name="ce15" office:value-type="float" office:value="146.5" calcext:value-type="float">
            <text:p>146.50</text:p>
          </table:table-cell>
          <table:table-cell table:style-name="ce15" office:value-type="float" office:value="103.59" calcext:value-type="float">
            <text:p>103.59</text:p>
          </table:table-cell>
          <table:table-cell table:style-name="ce15" office:value-type="float" office:value="97.708" calcext:value-type="float">
            <text:p>97.71</text:p>
          </table:table-cell>
          <table:table-cell table:style-name="ce15" office:value-type="float" office:value="8973.23" calcext:value-type="float">
            <text:p>8,973.23</text:p>
          </table:table-cell>
          <table:table-cell table:style-name="ce15" office:value-type="float" office:value="193.2376" calcext:value-type="float">
            <text:p>193.24</text:p>
          </table:table-cell>
          <table:table-cell table:style-name="ce15" office:value-type="float" office:value="0.0476" calcext:value-type="float">
            <text:p>0.05</text:p>
          </table:table-cell>
          <table:table-cell table:style-name="ce15" office:value-type="float" office:value="43.579" calcext:value-type="float">
            <text:p>43.5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4-30" calcext:value-type="date">
            <text:p>2020-04-30</text:p>
          </table:table-cell>
          <table:table-cell table:style-name="ce15" office:value-type="float" office:value="163.48" calcext:value-type="float">
            <text:p>163.48</text:p>
          </table:table-cell>
          <table:table-cell table:style-name="ce15" office:value-type="float" office:value="86.93" calcext:value-type="float">
            <text:p>86.93</text:p>
          </table:table-cell>
          <table:table-cell table:style-name="ce15" office:value-type="float" office:value="11.3" calcext:value-type="float">
            <text:p>11.30</text:p>
          </table:table-cell>
          <table:table-cell table:style-name="ce15" office:value-type="float" office:value="16.262" calcext:value-type="float">
            <text:p>16.26</text:p>
          </table:table-cell>
          <table:table-cell table:style-name="ce15" office:value-type="float" office:value="110.971" calcext:value-type="float">
            <text:p>110.97</text:p>
          </table:table-cell>
          <table:table-cell table:style-name="ce15" office:value-type="float" office:value="146.5" calcext:value-type="float">
            <text:p>146.50</text:p>
          </table:table-cell>
          <table:table-cell table:style-name="ce15" office:value-type="float" office:value="103.03" calcext:value-type="float">
            <text:p>103.03</text:p>
          </table:table-cell>
          <table:table-cell table:style-name="ce15" office:value-type="float" office:value="99.989" calcext:value-type="float">
            <text:p>99.99</text:p>
          </table:table-cell>
          <table:table-cell table:style-name="ce15" office:value-type="float" office:value="7887.63" calcext:value-type="float">
            <text:p>7,887.63</text:p>
          </table:table-cell>
          <table:table-cell table:style-name="ce15" office:value-type="float" office:value="188.4403" calcext:value-type="float">
            <text:p>188.44</text:p>
          </table:table-cell>
          <table:table-cell table:style-name="ce15" office:value-type="float" office:value="0.0436" calcext:value-type="float">
            <text:p>0.04</text:p>
          </table:table-cell>
          <table:table-cell table:style-name="ce15" office:value-type="float" office:value="42.2938" calcext:value-type="float">
            <text:p>42.2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4-23" calcext:value-type="date">
            <text:p>2020-04-23</text:p>
          </table:table-cell>
          <table:table-cell table:style-name="ce15" office:value-type="float" office:value="159.5" calcext:value-type="float">
            <text:p>159.50</text:p>
          </table:table-cell>
          <table:table-cell table:style-name="ce15" office:value-type="float" office:value="83.18" calcext:value-type="float">
            <text:p>83.18</text:p>
          </table:table-cell>
          <table:table-cell table:style-name="ce15" office:value-type="float" office:value="11.3" calcext:value-type="float">
            <text:p>11.30</text:p>
          </table:table-cell>
          <table:table-cell table:style-name="ce15" office:value-type="float" office:value="14.746" calcext:value-type="float">
            <text:p>14.75</text:p>
          </table:table-cell>
          <table:table-cell table:style-name="ce15" office:value-type="float" office:value="104.614" calcext:value-type="float">
            <text:p>104.61</text:p>
          </table:table-cell>
          <table:table-cell table:style-name="ce15" office:value-type="float" office:value="146.5" calcext:value-type="float">
            <text:p>146.50</text:p>
          </table:table-cell>
          <table:table-cell table:style-name="ce15" office:value-type="float" office:value="102.33" calcext:value-type="float">
            <text:p>102.33</text:p>
          </table:table-cell>
          <table:table-cell table:style-name="ce15" office:value-type="float" office:value="96.558" calcext:value-type="float">
            <text:p>96.56</text:p>
          </table:table-cell>
          <table:table-cell table:style-name="ce15" office:value-type="float" office:value="6928.55" calcext:value-type="float">
            <text:p>6,928.55</text:p>
          </table:table-cell>
          <table:table-cell table:style-name="ce15" office:value-type="float" office:value="171.7707" calcext:value-type="float">
            <text:p>171.77</text:p>
          </table:table-cell>
          <table:table-cell table:style-name="ce15" office:value-type="float" office:value="0.0377" calcext:value-type="float">
            <text:p>0.04</text:p>
          </table:table-cell>
          <table:table-cell table:style-name="ce15" office:value-type="float" office:value="39.808" calcext:value-type="float">
            <text:p>39.8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4-16" calcext:value-type="date">
            <text:p>2020-04-16</text:p>
          </table:table-cell>
          <table:table-cell table:style-name="ce15" office:value-type="float" office:value="162.6" calcext:value-type="float">
            <text:p>162.60</text:p>
          </table:table-cell>
          <table:table-cell table:style-name="ce15" office:value-type="float" office:value="81.25" calcext:value-type="float">
            <text:p>81.2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574" calcext:value-type="float">
            <text:p>14.57</text:p>
          </table:table-cell>
          <table:table-cell table:style-name="ce15" office:value-type="float" office:value="103.446" calcext:value-type="float">
            <text:p>103.45</text:p>
          </table:table-cell>
          <table:table-cell table:style-name="ce15" office:value-type="float" office:value="145.42" calcext:value-type="float">
            <text:p>145.42</text:p>
          </table:table-cell>
          <table:table-cell table:style-name="ce15" office:value-type="float" office:value="102.94" calcext:value-type="float">
            <text:p>102.94</text:p>
          </table:table-cell>
          <table:table-cell table:style-name="ce15" office:value-type="float" office:value="97.974" calcext:value-type="float">
            <text:p>97.97</text:p>
          </table:table-cell>
          <table:table-cell table:style-name="ce15" office:value-type="float" office:value="6543.91" calcext:value-type="float">
            <text:p>6,543.91</text:p>
          </table:table-cell>
          <table:table-cell table:style-name="ce15" office:value-type="float" office:value="158.477" calcext:value-type="float">
            <text:p>158.48</text:p>
          </table:table-cell>
          <table:table-cell table:style-name="ce15" office:value-type="float" office:value="0.0316" calcext:value-type="float">
            <text:p>0.03</text:p>
          </table:table-cell>
          <table:table-cell table:style-name="ce15" office:value-type="float" office:value="39.1243" calcext:value-type="float">
            <text:p>39.1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4-07" calcext:value-type="date">
            <text:p>2020-04-07</text:p>
          </table:table-cell>
          <table:table-cell table:style-name="ce15" office:value-type="float" office:value="150.18" calcext:value-type="float">
            <text:p>150.18</text:p>
          </table:table-cell>
          <table:table-cell table:style-name="ce15" office:value-type="float" office:value="85.57" calcext:value-type="float">
            <text:p>85.5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5.124" calcext:value-type="float">
            <text:p>15.12</text:p>
          </table:table-cell>
          <table:table-cell table:style-name="ce15" office:value-type="float" office:value="95.413" calcext:value-type="float">
            <text:p>95.41</text:p>
          </table:table-cell>
          <table:table-cell table:style-name="ce15" office:value-type="float" office:value="140.19" calcext:value-type="float">
            <text:p>140.19</text:p>
          </table:table-cell>
          <table:table-cell table:style-name="ce15" office:value-type="float" office:value="100.03" calcext:value-type="float">
            <text:p>100.03</text:p>
          </table:table-cell>
          <table:table-cell table:style-name="ce15" office:value-type="float" office:value="94.191" calcext:value-type="float">
            <text:p>94.19</text:p>
          </table:table-cell>
          <table:table-cell table:style-name="ce15" office:value-type="float" office:value="6612.07" calcext:value-type="float">
            <text:p>6,612.07</text:p>
          </table:table-cell>
          <table:table-cell table:style-name="ce15" office:value-type="float" office:value="151.0654" calcext:value-type="float">
            <text:p>151.07</text:p>
          </table:table-cell>
          <table:table-cell table:style-name="ce15" office:value-type="float" office:value="0.0323" calcext:value-type="float">
            <text:p>0.03</text:p>
          </table:table-cell>
          <table:table-cell table:style-name="ce15" office:value-type="float" office:value="41.0873" calcext:value-type="float">
            <text:p>41.0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3-31" calcext:value-type="date">
            <text:p>2020-03-31</text:p>
          </table:table-cell>
          <table:table-cell table:style-name="ce15" office:value-type="float" office:value="142.58" calcext:value-type="float">
            <text:p>142.58</text:p>
          </table:table-cell>
          <table:table-cell table:style-name="ce15" office:value-type="float" office:value="81.69" calcext:value-type="float">
            <text:p>81.69</text:p>
          </table:table-cell>
          <table:table-cell table:style-name="ce15" office:value-type="float" office:value="10.84" calcext:value-type="float">
            <text:p>10.84</text:p>
          </table:table-cell>
          <table:table-cell table:style-name="ce15" office:value-type="float" office:value="15.592" calcext:value-type="float">
            <text:p>15.59</text:p>
          </table:table-cell>
          <table:table-cell table:style-name="ce15" office:value-type="float" office:value="95.047" calcext:value-type="float">
            <text:p>95.05</text:p>
          </table:table-cell>
          <table:table-cell table:style-name="ce15" office:value-type="float" office:value="140.19" calcext:value-type="float">
            <text:p>140.19</text:p>
          </table:table-cell>
          <table:table-cell table:style-name="ce15" office:value-type="float" office:value="98.155" calcext:value-type="float">
            <text:p>98.16</text:p>
          </table:table-cell>
          <table:table-cell table:style-name="ce15" office:value-type="float" office:value="94.917" calcext:value-type="float">
            <text:p>94.92</text:p>
          </table:table-cell>
          <table:table-cell table:style-name="ce15" office:value-type="float" office:value="5839.07" calcext:value-type="float">
            <text:p>5,839.07</text:p>
          </table:table-cell>
          <table:table-cell table:style-name="ce15" office:value-type="float" office:value="121.0728" calcext:value-type="float">
            <text:p>121.07</text:p>
          </table:table-cell>
          <table:table-cell table:style-name="ce15" office:value-type="float" office:value="0.0277" calcext:value-type="float">
            <text:p>0.03</text:p>
          </table:table-cell>
          <table:table-cell table:style-name="ce15" office:value-type="float" office:value="35.5351" calcext:value-type="float">
            <text:p>35.5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3-24" calcext:value-type="date">
            <text:p>2020-03-24</text:p>
          </table:table-cell>
          <table:table-cell table:style-name="ce15" office:value-type="float" office:value="137.66" calcext:value-type="float">
            <text:p>137.66</text:p>
          </table:table-cell>
          <table:table-cell table:style-name="ce15" office:value-type="float" office:value="82.36" calcext:value-type="float">
            <text:p>82.36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15.57" calcext:value-type="float">
            <text:p>15.57</text:p>
          </table:table-cell>
          <table:table-cell table:style-name="ce15" office:value-type="float" office:value="91" calcext:value-type="float">
            <text:p>91.00</text:p>
          </table:table-cell>
          <table:table-cell table:style-name="ce15" office:value-type="float" office:value="128.67" calcext:value-type="float">
            <text:p>128.67</text:p>
          </table:table-cell>
          <table:table-cell table:style-name="ce15" office:value-type="float" office:value="95.37" calcext:value-type="float">
            <text:p>95.37</text:p>
          </table:table-cell>
          <table:table-cell table:style-name="ce15" office:value-type="float" office:value="95.281" calcext:value-type="float">
            <text:p>95.28</text:p>
          </table:table-cell>
          <table:table-cell table:style-name="ce15" office:value-type="float" office:value="6261.61" calcext:value-type="float">
            <text:p>6,261.61</text:p>
          </table:table-cell>
          <table:table-cell table:style-name="ce15" office:value-type="float" office:value="128.4327" calcext:value-type="float">
            <text:p>128.43</text:p>
          </table:table-cell>
          <table:table-cell table:style-name="ce15" office:value-type="float" office:value="0.0279" calcext:value-type="float">
            <text:p>0.03</text:p>
          </table:table-cell>
          <table:table-cell table:style-name="ce15" office:value-type="float" office:value="37.5766" calcext:value-type="float">
            <text:p>37.5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3-17" calcext:value-type="date">
            <text:p>2020-03-17</text:p>
          </table:table-cell>
          <table:table-cell table:style-name="ce15" office:value-type="float" office:value="132.48" calcext:value-type="float">
            <text:p>132.48</text:p>
          </table:table-cell>
          <table:table-cell table:style-name="ce15" office:value-type="float" office:value="79.51" calcext:value-type="float">
            <text:p>79.51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13.782" calcext:value-type="float">
            <text:p>13.78</text:p>
          </table:table-cell>
          <table:table-cell table:style-name="ce15" office:value-type="float" office:value="98.557" calcext:value-type="float">
            <text:p>98.56</text:p>
          </table:table-cell>
          <table:table-cell table:style-name="ce15" office:value-type="float" office:value="138.4" calcext:value-type="float">
            <text:p>138.40</text:p>
          </table:table-cell>
          <table:table-cell table:style-name="ce15" office:value-type="float" office:value="97.89" calcext:value-type="float">
            <text:p>97.89</text:p>
          </table:table-cell>
          <table:table-cell table:style-name="ce15" office:value-type="float" office:value="98.84" calcext:value-type="float">
            <text:p>98.84</text:p>
          </table:table-cell>
          <table:table-cell table:style-name="ce15" office:value-type="float" office:value="4890.56" calcext:value-type="float">
            <text:p>4,890.56</text:p>
          </table:table-cell>
          <table:table-cell table:style-name="ce15" office:value-type="float" office:value="105.4902" calcext:value-type="float">
            <text:p>105.49</text:p>
          </table:table-cell>
          <table:table-cell table:style-name="ce15" office:value-type="float" office:value="0.0237" calcext:value-type="float">
            <text:p>0.02</text:p>
          </table:table-cell>
          <table:table-cell table:style-name="ce15" office:value-type="float" office:value="31.2023" calcext:value-type="float">
            <text:p>31.2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3-10" calcext:value-type="date">
            <text:p>2020-03-10</text:p>
          </table:table-cell>
          <table:table-cell table:style-name="ce15" office:value-type="float" office:value="142.38" calcext:value-type="float">
            <text:p>142.38</text:p>
          </table:table-cell>
          <table:table-cell table:style-name="ce15" office:value-type="float" office:value="86.65" calcext:value-type="float">
            <text:p>86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18.398" calcext:value-type="float">
            <text:p>18.40</text:p>
          </table:table-cell>
          <table:table-cell table:style-name="ce15" office:value-type="float" office:value="111.538" calcext:value-type="float">
            <text:p>111.54</text:p>
          </table:table-cell>
          <table:table-cell table:style-name="ce15" office:value-type="float" office:value="152.63" calcext:value-type="float">
            <text:p>152.63</text:p>
          </table:table-cell>
          <table:table-cell table:style-name="ce15" office:value-type="float" office:value="100.82" calcext:value-type="float">
            <text:p>100.82</text:p>
          </table:table-cell>
          <table:table-cell table:style-name="ce15" office:value-type="float" office:value="108.981" calcext:value-type="float">
            <text:p>108.98</text:p>
          </table:table-cell>
          <table:table-cell table:style-name="ce15" office:value-type="float" office:value="6985.32" calcext:value-type="float">
            <text:p>6,985.32</text:p>
          </table:table-cell>
          <table:table-cell table:style-name="ce15" office:value-type="float" office:value="177.2078" calcext:value-type="float">
            <text:p>177.21</text:p>
          </table:table-cell>
          <table:table-cell table:style-name="ce15" office:value-type="float" office:value="0.0366" calcext:value-type="float">
            <text:p>0.04</text:p>
          </table:table-cell>
          <table:table-cell table:style-name="ce15" office:value-type="float" office:value="44.3414" calcext:value-type="float">
            <text:p>44.3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3-03" calcext:value-type="date">
            <text:p>2020-03-03</text:p>
          </table:table-cell>
          <table:table-cell table:style-name="ce15" office:value-type="float" office:value="147.34" calcext:value-type="float">
            <text:p>147.34</text:p>
          </table:table-cell>
          <table:table-cell table:style-name="ce15" office:value-type="float" office:value="104.36" calcext:value-type="float">
            <text:p>104.36</text:p>
          </table:table-cell>
          <table:table-cell table:style-name="ce15" office:value-type="float" office:value="11.8" calcext:value-type="float">
            <text:p>11.80</text:p>
          </table:table-cell>
          <table:table-cell table:style-name="ce15" office:value-type="float" office:value="20.925" calcext:value-type="float">
            <text:p>20.93</text:p>
          </table:table-cell>
          <table:table-cell table:style-name="ce15" office:value-type="float" office:value="112.724" calcext:value-type="float">
            <text:p>112.72</text:p>
          </table:table-cell>
          <table:table-cell table:style-name="ce15" office:value-type="float" office:value="144.67" calcext:value-type="float">
            <text:p>144.67</text:p>
          </table:table-cell>
          <table:table-cell table:style-name="ce15" office:value-type="float" office:value="103.18" calcext:value-type="float">
            <text:p>103.18</text:p>
          </table:table-cell>
          <table:table-cell table:style-name="ce15" office:value-type="float" office:value="99.8" calcext:value-type="float">
            <text:p>99.80</text:p>
          </table:table-cell>
          <table:table-cell table:style-name="ce15" office:value-type="float" office:value="7845.76" calcext:value-type="float">
            <text:p>7,845.76</text:p>
          </table:table-cell>
          <table:table-cell table:style-name="ce15" office:value-type="float" office:value="200.3135" calcext:value-type="float">
            <text:p>200.31</text:p>
          </table:table-cell>
          <table:table-cell table:style-name="ce15" office:value-type="float" office:value="0.0436" calcext:value-type="float">
            <text:p>0.04</text:p>
          </table:table-cell>
          <table:table-cell table:style-name="ce15" office:value-type="float" office:value="54.5674" calcext:value-type="float">
            <text:p>54.57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2-25" calcext:value-type="date">
            <text:p>2020-02-25</text:p>
          </table:table-cell>
          <table:table-cell table:style-name="ce15" office:value-type="float" office:value="154.58" calcext:value-type="float">
            <text:p>154.58</text:p>
          </table:table-cell>
          <table:table-cell table:style-name="ce15" office:value-type="float" office:value="116.2" calcext:value-type="float">
            <text:p>116.20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2.465" calcext:value-type="float">
            <text:p>22.47</text:p>
          </table:table-cell>
          <table:table-cell table:style-name="ce15" office:value-type="float" office:value="115.132" calcext:value-type="float">
            <text:p>115.13</text:p>
          </table:table-cell>
          <table:table-cell table:style-name="ce15" office:value-type="float" office:value="143.17" calcext:value-type="float">
            <text:p>143.17</text:p>
          </table:table-cell>
          <table:table-cell table:style-name="ce15" office:value-type="float" office:value="102.92" calcext:value-type="float">
            <text:p>102.92</text:p>
          </table:table-cell>
          <table:table-cell table:style-name="ce15" office:value-type="float" office:value="96.489" calcext:value-type="float">
            <text:p>96.49</text:p>
          </table:table-cell>
          <table:table-cell table:style-name="ce15" office:value-type="float" office:value="8569.71" calcext:value-type="float">
            <text:p>8,569.71</text:p>
          </table:table-cell>
          <table:table-cell table:style-name="ce15" office:value-type="float" office:value="226.9186" calcext:value-type="float">
            <text:p>226.92</text:p>
          </table:table-cell>
          <table:table-cell table:style-name="ce15" office:value-type="float" office:value="0.0523" calcext:value-type="float">
            <text:p>0.05</text:p>
          </table:table-cell>
          <table:table-cell table:style-name="ce15" office:value-type="float" office:value="65.2368" calcext:value-type="float">
            <text:p>65.2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2-18" calcext:value-type="date">
            <text:p>2020-02-18</text:p>
          </table:table-cell>
          <table:table-cell table:style-name="ce15" office:value-type="float" office:value="173.76" calcext:value-type="float">
            <text:p>173.76</text:p>
          </table:table-cell>
          <table:table-cell table:style-name="ce15" office:value-type="float" office:value="125.52" calcext:value-type="float">
            <text:p>125.52</text:p>
          </table:table-cell>
          <table:table-cell table:style-name="ce15" office:value-type="float" office:value="12.8" calcext:value-type="float">
            <text:p>12.80</text:p>
          </table:table-cell>
          <table:table-cell table:style-name="ce15" office:value-type="float" office:value="25.545" calcext:value-type="float">
            <text:p>25.55</text:p>
          </table:table-cell>
          <table:table-cell table:style-name="ce15" office:value-type="float" office:value="113.973" calcext:value-type="float">
            <text:p>113.97</text:p>
          </table:table-cell>
          <table:table-cell table:style-name="ce15" office:value-type="float" office:value="142.39" calcext:value-type="float">
            <text:p>142.39</text:p>
          </table:table-cell>
          <table:table-cell table:style-name="ce15" office:value-type="float" office:value="101.98" calcext:value-type="float">
            <text:p>101.98</text:p>
          </table:table-cell>
          <table:table-cell table:style-name="ce15" office:value-type="float" office:value="92.49" calcext:value-type="float">
            <text:p>92.49</text:p>
          </table:table-cell>
          <table:table-cell table:style-name="ce15" office:value-type="float" office:value="9432.29" calcext:value-type="float">
            <text:p>9,432.29</text:p>
          </table:table-cell>
          <table:table-cell table:style-name="ce15" office:value-type="float" office:value="261.5546" calcext:value-type="float">
            <text:p>261.55</text:p>
          </table:table-cell>
          <table:table-cell table:style-name="ce15" office:value-type="float" office:value="0.0582" calcext:value-type="float">
            <text:p>0.06</text:p>
          </table:table-cell>
          <table:table-cell table:style-name="ce15" office:value-type="float" office:value="71.399" calcext:value-type="float">
            <text:p>71.4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2-11" calcext:value-type="date">
            <text:p>2020-02-11</text:p>
          </table:table-cell>
          <table:table-cell table:style-name="ce15" office:value-type="float" office:value="169.28" calcext:value-type="float">
            <text:p>169.28</text:p>
          </table:table-cell>
          <table:table-cell table:style-name="ce15" office:value-type="float" office:value="126.24" calcext:value-type="float">
            <text:p>126.24</text:p>
          </table:table-cell>
          <table:table-cell table:style-name="ce15" office:value-type="float" office:value="13" calcext:value-type="float">
            <text:p>13.00</text:p>
          </table:table-cell>
          <table:table-cell table:style-name="ce15" office:value-type="float" office:value="25.19" calcext:value-type="float">
            <text:p>25.19</text:p>
          </table:table-cell>
          <table:table-cell table:style-name="ce15" office:value-type="float" office:value="113.427" calcext:value-type="float">
            <text:p>113.43</text:p>
          </table:table-cell>
          <table:table-cell table:style-name="ce15" office:value-type="float" office:value="141.94" calcext:value-type="float">
            <text:p>141.94</text:p>
          </table:table-cell>
          <table:table-cell table:style-name="ce15" office:value-type="float" office:value="101.81" calcext:value-type="float">
            <text:p>101.81</text:p>
          </table:table-cell>
          <table:table-cell table:style-name="ce15" office:value-type="float" office:value="91.721" calcext:value-type="float">
            <text:p>91.72</text:p>
          </table:table-cell>
          <table:table-cell table:style-name="ce15" office:value-type="float" office:value="9405.07" calcext:value-type="float">
            <text:p>9,405.07</text:p>
          </table:table-cell>
          <table:table-cell table:style-name="ce15" office:value-type="float" office:value="217.2642" calcext:value-type="float">
            <text:p>217.26</text:p>
          </table:table-cell>
          <table:table-cell table:style-name="ce15" office:value-type="float" office:value="0.0572" calcext:value-type="float">
            <text:p>0.06</text:p>
          </table:table-cell>
          <table:table-cell table:style-name="ce15" office:value-type="float" office:value="70.2237" calcext:value-type="float">
            <text:p>70.2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2-04" calcext:value-type="date">
            <text:p>2020-02-04</text:p>
          </table:table-cell>
          <table:table-cell table:style-name="ce15" office:value-type="float" office:value="162.7" calcext:value-type="float">
            <text:p>162.70</text:p>
          </table:table-cell>
          <table:table-cell table:style-name="ce15" office:value-type="float" office:value="123.4" calcext:value-type="float">
            <text:p>123.40</text:p>
          </table:table-cell>
          <table:table-cell table:style-name="ce15" office:value-type="float" office:value="12.76" calcext:value-type="float">
            <text:p>12.76</text:p>
          </table:table-cell>
          <table:table-cell table:style-name="ce15" office:value-type="float" office:value="24.62" calcext:value-type="float">
            <text:p>24.62</text:p>
          </table:table-cell>
          <table:table-cell table:style-name="ce15" office:value-type="float" office:value="114.9" calcext:value-type="float">
            <text:p>114.90</text:p>
          </table:table-cell>
          <table:table-cell table:style-name="ce15" office:value-type="float" office:value="141.2" calcext:value-type="float">
            <text:p>141.20</text:p>
          </table:table-cell>
          <table:table-cell table:style-name="ce15" office:value-type="float" office:value="101.67" calcext:value-type="float">
            <text:p>101.67</text:p>
          </table:table-cell>
          <table:table-cell table:style-name="ce15" office:value-type="float" office:value="92.609" calcext:value-type="float">
            <text:p>92.61</text:p>
          </table:table-cell>
          <table:table-cell table:style-name="ce15" office:value-type="float" office:value="8305.18" calcext:value-type="float">
            <text:p>8,305.18</text:p>
          </table:table-cell>
          <table:table-cell table:style-name="ce15" office:value-type="float" office:value="170.8609" calcext:value-type="float">
            <text:p>170.86</text:p>
          </table:table-cell>
          <table:table-cell table:style-name="ce15" office:value-type="float" office:value="0.0508" calcext:value-type="float">
            <text:p>0.05</text:p>
          </table:table-cell>
          <table:table-cell table:style-name="ce15" office:value-type="float" office:value="61.577" calcext:value-type="float">
            <text:p>61.5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1-28" calcext:value-type="date">
            <text:p>2020-01-28</text:p>
          </table:table-cell>
          <table:table-cell table:style-name="ce15" office:value-type="float" office:value="150.66" calcext:value-type="float">
            <text:p>150.66</text:p>
          </table:table-cell>
          <table:table-cell table:style-name="ce15" office:value-type="float" office:value="121.86" calcext:value-type="float">
            <text:p>121.86</text:p>
          </table:table-cell>
          <table:table-cell table:style-name="ce15" office:value-type="float" office:value="12.84" calcext:value-type="float">
            <text:p>12.84</text:p>
          </table:table-cell>
          <table:table-cell table:style-name="ce15" office:value-type="float" office:value="24.235" calcext:value-type="float">
            <text:p>24.24</text:p>
          </table:table-cell>
          <table:table-cell table:style-name="ce15" office:value-type="float" office:value="113.89" calcext:value-type="float">
            <text:p>113.89</text:p>
          </table:table-cell>
          <table:table-cell table:style-name="ce15" office:value-type="float" office:value="141.25" calcext:value-type="float">
            <text:p>141.25</text:p>
          </table:table-cell>
          <table:table-cell table:style-name="ce15" office:value-type="float" office:value="101.56" calcext:value-type="float">
            <text:p>101.56</text:p>
          </table:table-cell>
          <table:table-cell table:style-name="ce15" office:value-type="float" office:value="91.255" calcext:value-type="float">
            <text:p>91.26</text:p>
          </table:table-cell>
          <table:table-cell table:style-name="ce15" office:value-type="float" office:value="8510.56" calcext:value-type="float">
            <text:p>8,510.56</text:p>
          </table:table-cell>
          <table:table-cell table:style-name="ce15" office:value-type="float" office:value="159.5714" calcext:value-type="float">
            <text:p>159.57</text:p>
          </table:table-cell>
          <table:table-cell table:style-name="ce15" office:value-type="float" office:value="0.0475" calcext:value-type="float">
            <text:p>0.05</text:p>
          </table:table-cell>
          <table:table-cell table:style-name="ce15" office:value-type="float" office:value="55.0304" calcext:value-type="float">
            <text:p>55.03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1-21" calcext:value-type="date">
            <text:p>2020-01-21</text:p>
          </table:table-cell>
          <table:table-cell table:style-name="ce15" office:value-type="float" office:value="150.48" calcext:value-type="float">
            <text:p>150.48</text:p>
          </table:table-cell>
          <table:table-cell table:style-name="ce15" office:value-type="float" office:value="123.3" calcext:value-type="float">
            <text:p>123.30</text:p>
          </table:table-cell>
          <table:table-cell table:style-name="ce15" office:value-type="float" office:value="12.76" calcext:value-type="float">
            <text:p>12.76</text:p>
          </table:table-cell>
          <table:table-cell table:style-name="ce15" office:value-type="float" office:value="24.515" calcext:value-type="float">
            <text:p>24.52</text:p>
          </table:table-cell>
          <table:table-cell table:style-name="ce15" office:value-type="float" office:value="112.52" calcext:value-type="float">
            <text:p>112.52</text:p>
          </table:table-cell>
          <table:table-cell table:style-name="ce15" office:value-type="float" office:value="138.7" calcext:value-type="float">
            <text:p>138.70</text:p>
          </table:table-cell>
          <table:table-cell table:style-name="ce15" office:value-type="float" office:value="100.82" calcext:value-type="float">
            <text:p>100.82</text:p>
          </table:table-cell>
          <table:table-cell table:style-name="ce15" office:value-type="float" office:value="88.93" calcext:value-type="float">
            <text:p>88.93</text:p>
          </table:table-cell>
          <table:table-cell table:style-name="ce15" office:value-type="float" office:value="7876.72" calcext:value-type="float">
            <text:p>7,876.72</text:p>
          </table:table-cell>
          <table:table-cell table:style-name="ce15" office:value-type="float" office:value="152.8175" calcext:value-type="float">
            <text:p>152.82</text:p>
          </table:table-cell>
          <table:table-cell table:style-name="ce15" office:value-type="float" office:value="0.0412" calcext:value-type="float">
            <text:p>0.04</text:p>
          </table:table-cell>
          <table:table-cell table:style-name="ce15" office:value-type="float" office:value="51.9811" calcext:value-type="float">
            <text:p>51.9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1-14" calcext:value-type="date">
            <text:p>2020-01-14</text:p>
          </table:table-cell>
          <table:table-cell table:style-name="ce15" office:value-type="float" office:value="145.42" calcext:value-type="float">
            <text:p>145.42</text:p>
          </table:table-cell>
          <table:table-cell table:style-name="ce15" office:value-type="float" office:value="125.72" calcext:value-type="float">
            <text:p>125.72</text:p>
          </table:table-cell>
          <table:table-cell table:style-name="ce15" office:value-type="float" office:value="12.6" calcext:value-type="float">
            <text:p>12.60</text:p>
          </table:table-cell>
          <table:table-cell table:style-name="ce15" office:value-type="float" office:value="24.845" calcext:value-type="float">
            <text:p>24.85</text:p>
          </table:table-cell>
          <table:table-cell table:style-name="ce15" office:value-type="float" office:value="110.47" calcext:value-type="float">
            <text:p>110.47</text:p>
          </table:table-cell>
          <table:table-cell table:style-name="ce15" office:value-type="float" office:value="137.32" calcext:value-type="float">
            <text:p>137.32</text:p>
          </table:table-cell>
          <table:table-cell table:style-name="ce15" office:value-type="float" office:value="100.61" calcext:value-type="float">
            <text:p>100.61</text:p>
          </table:table-cell>
          <table:table-cell table:style-name="ce15" office:value-type="float" office:value="86.662" calcext:value-type="float">
            <text:p>86.66</text:p>
          </table:table-cell>
          <table:table-cell table:style-name="ce15" office:value-type="float" office:value="7931.8" calcext:value-type="float">
            <text:p>7,931.80</text:p>
          </table:table-cell>
          <table:table-cell table:style-name="ce15" office:value-type="float" office:value="149.1189" calcext:value-type="float">
            <text:p>149.12</text:p>
          </table:table-cell>
          <table:table-cell table:style-name="ce15" office:value-type="float" office:value="0.0372" calcext:value-type="float">
            <text:p>0.04</text:p>
          </table:table-cell>
          <table:table-cell table:style-name="ce15" office:value-type="float" office:value="52.6191" calcext:value-type="float">
            <text:p>52.6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20-01-07" calcext:value-type="date">
            <text:p>2020-01-07</text:p>
          </table:table-cell>
          <table:table-cell table:style-name="ce15" office:value-type="float" office:value="141.9" calcext:value-type="float">
            <text:p>141.90</text:p>
          </table:table-cell>
          <table:table-cell table:style-name="ce15" office:value-type="float" office:value="121.78" calcext:value-type="float">
            <text:p>121.78</text:p>
          </table:table-cell>
          <table:table-cell table:style-name="ce15" office:value-type="float" office:value="12.68" calcext:value-type="float">
            <text:p>12.68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office:value-type="float" office:value="112.55" calcext:value-type="float">
            <text:p>112.55</text:p>
          </table:table-cell>
          <table:table-cell table:style-name="ce15" office:value-type="float" office:value="137.95" calcext:value-type="float">
            <text:p>137.95</text:p>
          </table:table-cell>
          <table:table-cell table:style-name="ce15" office:value-type="float" office:value="100.86" calcext:value-type="float">
            <text:p>100.86</text:p>
          </table:table-cell>
          <table:table-cell table:style-name="ce15" office:value-type="float" office:value="88.867" calcext:value-type="float">
            <text:p>88.87</text:p>
          </table:table-cell>
          <table:table-cell table:style-name="ce15" office:value-type="float" office:value="7326.25" calcext:value-type="float">
            <text:p>7,326.25</text:p>
          </table:table-cell>
          <table:table-cell table:style-name="ce15" office:value-type="float" office:value="128.3198" calcext:value-type="float">
            <text:p>128.32</text:p>
          </table:table-cell>
          <table:table-cell table:style-name="ce15" office:value-type="float" office:value="0.033" calcext:value-type="float">
            <text:p>0.03</text:p>
          </table:table-cell>
          <table:table-cell table:style-name="ce15" office:value-type="float" office:value="41.6073" calcext:value-type="float">
            <text:p>41.61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12-27" calcext:value-type="date">
            <text:p>2019-12-27</text:p>
          </table:table-cell>
          <table:table-cell table:style-name="ce15" office:value-type="float" office:value="142.1" calcext:value-type="float">
            <text:p>142.10</text:p>
          </table:table-cell>
          <table:table-cell table:style-name="ce15" office:value-type="float" office:value="124.22" calcext:value-type="float">
            <text:p>124.22</text:p>
          </table:table-cell>
          <table:table-cell table:style-name="ce15" office:value-type="float" office:value="12.6" calcext:value-type="float">
            <text:p>12.60</text:p>
          </table:table-cell>
          <table:table-cell table:style-name="ce15" office:value-type="float" office:value="25.235" calcext:value-type="float">
            <text:p>25.24</text:p>
          </table:table-cell>
          <table:table-cell table:style-name="ce15" office:value-type="float" office:value="112.23" calcext:value-type="float">
            <text:p>112.23</text:p>
          </table:table-cell>
          <table:table-cell table:style-name="ce15" office:value-type="float" office:value="138.29" calcext:value-type="float">
            <text:p>138.29</text:p>
          </table:table-cell>
          <table:table-cell table:style-name="ce15" office:value-type="float" office:value="100.37" calcext:value-type="float">
            <text:p>100.37</text:p>
          </table:table-cell>
          <table:table-cell table:style-name="ce15" office:value-type="float" office:value="87.853" calcext:value-type="float">
            <text:p>87.85</text:p>
          </table:table-cell>
          <table:table-cell table:style-name="ce15" office:value-type="float" office:value="6496.4" calcext:value-type="float">
            <text:p>6,496.40</text:p>
          </table:table-cell>
          <table:table-cell table:style-name="ce15" office:value-type="float" office:value="113.1165" calcext:value-type="float">
            <text:p>113.12</text:p>
          </table:table-cell>
          <table:table-cell table:style-name="ce15" office:value-type="float" office:value="0.0297" calcext:value-type="float">
            <text:p>0.03</text:p>
          </table:table-cell>
          <table:table-cell table:style-name="ce15" office:value-type="float" office:value="36.6552" calcext:value-type="float">
            <text:p>36.6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12-17" calcext:value-type="date">
            <text:p>2019-12-17</text:p>
          </table:table-cell>
          <table:table-cell table:style-name="ce15" office:value-type="float" office:value="138.96" calcext:value-type="float">
            <text:p>138.96</text:p>
          </table:table-cell>
          <table:table-cell table:style-name="ce15" office:value-type="float" office:value="123.42" calcext:value-type="float">
            <text:p>123.42</text:p>
          </table:table-cell>
          <table:table-cell table:style-name="ce15" office:value-type="float" office:value="12.76" calcext:value-type="float">
            <text:p>12.76</text:p>
          </table:table-cell>
          <table:table-cell table:style-name="ce15" office:value-type="float" office:value="24.88" calcext:value-type="float">
            <text:p>24.88</text:p>
          </table:table-cell>
          <table:table-cell table:style-name="ce15" office:value-type="float" office:value="113.32" calcext:value-type="float">
            <text:p>113.32</text:p>
          </table:table-cell>
          <table:table-cell table:style-name="ce15" office:value-type="float" office:value="138.76" calcext:value-type="float">
            <text:p>138.76</text:p>
          </table:table-cell>
          <table:table-cell table:style-name="ce15" office:value-type="float" office:value="100.55" calcext:value-type="float">
            <text:p>100.55</text:p>
          </table:table-cell>
          <table:table-cell table:style-name="ce15" office:value-type="float" office:value="89.516" calcext:value-type="float">
            <text:p>89.52</text:p>
          </table:table-cell>
          <table:table-cell table:style-name="ce15" office:value-type="float" office:value="5951.17" calcext:value-type="float">
            <text:p>5,951.17</text:p>
          </table:table-cell>
          <table:table-cell table:style-name="ce15" office:value-type="float" office:value="109.3074" calcext:value-type="float">
            <text:p>109.31</text:p>
          </table:table-cell>
          <table:table-cell table:style-name="ce15" office:value-type="float" office:value="0.0282" calcext:value-type="float">
            <text:p>0.03</text:p>
          </table:table-cell>
          <table:table-cell table:style-name="ce15" office:value-type="float" office:value="33.0832" calcext:value-type="float">
            <text:p>33.0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12-10" calcext:value-type="date">
            <text:p>2019-12-10</text:p>
          </table:table-cell>
          <table:table-cell table:style-name="ce15" office:value-type="float" office:value="135.94" calcext:value-type="float">
            <text:p>135.94</text:p>
          </table:table-cell>
          <table:table-cell table:style-name="ce15" office:value-type="float" office:value="121.08" calcext:value-type="float">
            <text:p>121.08</text:p>
          </table:table-cell>
          <table:table-cell table:style-name="ce15" office:value-type="float" office:value="12.72" calcext:value-type="float">
            <text:p>12.72</text:p>
          </table:table-cell>
          <table:table-cell table:style-name="ce15" office:value-type="float" office:value="24.49" calcext:value-type="float">
            <text:p>24.49</text:p>
          </table:table-cell>
          <table:table-cell table:style-name="ce15" office:value-type="float" office:value="112.8" calcext:value-type="float">
            <text:p>112.80</text:p>
          </table:table-cell>
          <table:table-cell table:style-name="ce15" office:value-type="float" office:value="138.34" calcext:value-type="float">
            <text:p>138.34</text:p>
          </table:table-cell>
          <table:table-cell table:style-name="ce15" office:value-type="float" office:value="100.49" calcext:value-type="float">
            <text:p>100.49</text:p>
          </table:table-cell>
          <table:table-cell table:style-name="ce15" office:value-type="float" office:value="89.484" calcext:value-type="float">
            <text:p>89.48</text:p>
          </table:table-cell>
          <table:table-cell table:style-name="ce15" office:value-type="float" office:value="6526.32" calcext:value-type="float">
            <text:p>6,526.32</text:p>
          </table:table-cell>
          <table:table-cell table:style-name="ce15" office:value-type="float" office:value="131.2958" calcext:value-type="float">
            <text:p>131.30</text:p>
          </table:table-cell>
          <table:table-cell table:style-name="ce15" office:value-type="float" office:value="0.0331" calcext:value-type="float">
            <text:p>0.03</text:p>
          </table:table-cell>
          <table:table-cell table:style-name="ce15" office:value-type="float" office:value="39.7645" calcext:value-type="float">
            <text:p>39.76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12-03" calcext:value-type="date">
            <text:p>2019-12-03</text:p>
          </table:table-cell>
          <table:table-cell table:style-name="ce15" office:value-type="float" office:value="133.98" calcext:value-type="float">
            <text:p>133.98</text:p>
          </table:table-cell>
          <table:table-cell table:style-name="ce15" office:value-type="float" office:value="117" calcext:value-type="float">
            <text:p>117.00</text:p>
          </table:table-cell>
          <table:table-cell table:style-name="ce15" office:value-type="float" office:value="12.68" calcext:value-type="float">
            <text:p>12.68</text:p>
          </table:table-cell>
          <table:table-cell table:style-name="ce15" office:value-type="float" office:value="24.29" calcext:value-type="float">
            <text:p>24.29</text:p>
          </table:table-cell>
          <table:table-cell table:style-name="ce15" office:value-type="float" office:value="113.82" calcext:value-type="float">
            <text:p>113.82</text:p>
          </table:table-cell>
          <table:table-cell table:style-name="ce15" office:value-type="float" office:value="137.64" calcext:value-type="float">
            <text:p>137.64</text:p>
          </table:table-cell>
          <table:table-cell table:style-name="ce15" office:value-type="float" office:value="100.45" calcext:value-type="float">
            <text:p>100.45</text:p>
          </table:table-cell>
          <table:table-cell table:style-name="ce15" office:value-type="float" office:value="90.909" calcext:value-type="float">
            <text:p>90.91</text:p>
          </table:table-cell>
          <table:table-cell table:style-name="ce15" office:value-type="float" office:value="6599.68" calcext:value-type="float">
            <text:p>6,599.68</text:p>
          </table:table-cell>
          <table:table-cell table:style-name="ce15" office:value-type="float" office:value="133.1457" calcext:value-type="float">
            <text:p>133.15</text:p>
          </table:table-cell>
          <table:table-cell table:style-name="ce15" office:value-type="float" office:value="0.0343" calcext:value-type="float">
            <text:p>0.03</text:p>
          </table:table-cell>
          <table:table-cell table:style-name="ce15" office:value-type="float" office:value="40.7381" calcext:value-type="float">
            <text:p>40.7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11-26" calcext:value-type="date">
            <text:p>2019-11-26</text:p>
          </table:table-cell>
          <table:table-cell table:style-name="ce15" office:value-type="float" office:value="138.18" calcext:value-type="float">
            <text:p>138.18</text:p>
          </table:table-cell>
          <table:table-cell table:style-name="ce15" office:value-type="float" office:value="119.22" calcext:value-type="float">
            <text:p>119.22</text:p>
          </table:table-cell>
          <table:table-cell table:style-name="ce15" office:value-type="float" office:value="12.8" calcext:value-type="float">
            <text:p>12.80</text:p>
          </table:table-cell>
          <table:table-cell table:style-name="ce15" office:value-type="float" office:value="24.845" calcext:value-type="float">
            <text:p>24.85</text:p>
          </table:table-cell>
          <table:table-cell table:style-name="ce15" office:value-type="float" office:value="114.21" calcext:value-type="float">
            <text:p>114.21</text:p>
          </table:table-cell>
          <table:table-cell table:style-name="ce15" office:value-type="float" office:value="137.67" calcext:value-type="float">
            <text:p>137.67</text:p>
          </table:table-cell>
          <table:table-cell table:style-name="ce15" office:value-type="float" office:value="100.66" calcext:value-type="float">
            <text:p>100.66</text:p>
          </table:table-cell>
          <table:table-cell table:style-name="ce15" office:value-type="float" office:value="90.161" calcext:value-type="float">
            <text:p>90.16</text:p>
          </table:table-cell>
          <table:table-cell table:style-name="ce15" office:value-type="float" office:value="6512.32" calcext:value-type="float">
            <text:p>6,512.32</text:p>
          </table:table-cell>
          <table:table-cell table:style-name="ce15" office:value-type="float" office:value="133.6233" calcext:value-type="float">
            <text:p>133.62</text:p>
          </table:table-cell>
          <table:table-cell table:style-name="ce15" office:value-type="float" office:value="0.0334" calcext:value-type="float">
            <text:p>0.03</text:p>
          </table:table-cell>
          <table:table-cell table:style-name="ce15" office:value-type="float" office:value="42.6944" calcext:value-type="float">
            <text:p>42.6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11-19" calcext:value-type="date">
            <text:p>2019-11-19</text:p>
          </table:table-cell>
          <table:table-cell table:style-name="ce15" office:value-type="float" office:value="135.84" calcext:value-type="float">
            <text:p>135.84</text:p>
          </table:table-cell>
          <table:table-cell table:style-name="ce15" office:value-type="float" office:value="117.76" calcext:value-type="float">
            <text:p>117.7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25.215" calcext:value-type="float">
            <text:p>25.22</text:p>
          </table:table-cell>
          <table:table-cell table:style-name="ce15" office:value-type="float" office:value="113.62" calcext:value-type="float">
            <text:p>113.62</text:p>
          </table:table-cell>
          <table:table-cell table:style-name="ce15" office:value-type="float" office:value="136.07" calcext:value-type="float">
            <text:p>136.07</text:p>
          </table:table-cell>
          <table:table-cell table:style-name="ce15" office:value-type="float" office:value="100.34" calcext:value-type="float">
            <text:p>100.34</text:p>
          </table:table-cell>
          <table:table-cell table:style-name="ce15" office:value-type="float" office:value="89.42" calcext:value-type="float">
            <text:p>89.42</text:p>
          </table:table-cell>
          <table:table-cell table:style-name="ce15" office:value-type="float" office:value="7346.1" calcext:value-type="float">
            <text:p>7,346.10</text:p>
          </table:table-cell>
          <table:table-cell table:style-name="ce15" office:value-type="float" office:value="158.7083" calcext:value-type="float">
            <text:p>158.71</text:p>
          </table:table-cell>
          <table:table-cell table:style-name="ce15" office:value-type="float" office:value="0.0388" calcext:value-type="float">
            <text:p>0.04</text:p>
          </table:table-cell>
          <table:table-cell table:style-name="ce15" office:value-type="float" office:value="49.7438" calcext:value-type="float">
            <text:p>49.7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11-12" calcext:value-type="date">
            <text:p>2019-11-12</text:p>
          </table:table-cell>
          <table:table-cell table:style-name="ce15" office:value-type="float" office:value="133.5" calcext:value-type="float">
            <text:p>133.50</text:p>
          </table:table-cell>
          <table:table-cell table:style-name="ce15" office:value-type="float" office:value="117.18" calcext:value-type="float">
            <text:p>117.18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25.385" calcext:value-type="float">
            <text:p>25.39</text:p>
          </table:table-cell>
          <table:table-cell table:style-name="ce15" office:value-type="float" office:value="113.23" calcext:value-type="float">
            <text:p>113.23</text:p>
          </table:table-cell>
          <table:table-cell table:style-name="ce15" office:value-type="float" office:value="134.85" calcext:value-type="float">
            <text:p>134.85</text:p>
          </table:table-cell>
          <table:table-cell table:style-name="ce15" office:value-type="float" office:value="100.07" calcext:value-type="float">
            <text:p>100.07</text:p>
          </table:table-cell>
          <table:table-cell table:style-name="ce15" office:value-type="float" office:value="86.383" calcext:value-type="float">
            <text:p>86.38</text:p>
          </table:table-cell>
          <table:table-cell table:style-name="ce15" office:value-type="float" office:value="7935.63" calcext:value-type="float">
            <text:p>7,935.63</text:p>
          </table:table-cell>
          <table:table-cell table:style-name="ce15" office:value-type="float" office:value="168.166" calcext:value-type="float">
            <text:p>168.17</text:p>
          </table:table-cell>
          <table:table-cell table:style-name="ce15" office:value-type="float" office:value="0.0404" calcext:value-type="float">
            <text:p>0.04</text:p>
          </table:table-cell>
          <table:table-cell table:style-name="ce15" office:value-type="float" office:value="55.721" calcext:value-type="float">
            <text:p>55.72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11-05" calcext:value-type="date">
            <text:p>2019-11-05</text:p>
          </table:table-cell>
          <table:table-cell table:style-name="ce15" office:value-type="float" office:value="130.56" calcext:value-type="float">
            <text:p>130.56</text:p>
          </table:table-cell>
          <table:table-cell table:style-name="ce15" office:value-type="float" office:value="117.42" calcext:value-type="float">
            <text:p>117.42</text:p>
          </table:table-cell>
          <table:table-cell table:style-name="ce15" office:value-type="float" office:value="12.6" calcext:value-type="float">
            <text:p>12.60</text:p>
          </table:table-cell>
          <table:table-cell table:style-name="ce15" office:value-type="float" office:value="24.235" calcext:value-type="float">
            <text:p>24.24</text:p>
          </table:table-cell>
          <table:table-cell table:style-name="ce15" office:value-type="float" office:value="114.7" calcext:value-type="float">
            <text:p>114.70</text:p>
          </table:table-cell>
          <table:table-cell table:style-name="ce15" office:value-type="float" office:value="136.13" calcext:value-type="float">
            <text:p>136.13</text:p>
          </table:table-cell>
          <table:table-cell table:style-name="ce15" office:value-type="float" office:value="100.79" calcext:value-type="float">
            <text:p>100.79</text:p>
          </table:table-cell>
          <table:table-cell table:style-name="ce15" office:value-type="float" office:value="88.078" calcext:value-type="float">
            <text:p>88.08</text:p>
          </table:table-cell>
          <table:table-cell table:style-name="ce15" office:value-type="float" office:value="8411.64" calcext:value-type="float">
            <text:p>8,411.64</text:p>
          </table:table-cell>
          <table:table-cell table:style-name="ce15" office:value-type="float" office:value="170.3583" calcext:value-type="float">
            <text:p>170.36</text:p>
          </table:table-cell>
          <table:table-cell table:style-name="ce15" office:value-type="float" office:value="0.0401" calcext:value-type="float">
            <text:p>0.04</text:p>
          </table:table-cell>
          <table:table-cell table:style-name="ce15" office:value-type="float" office:value="57.0428" calcext:value-type="float">
            <text:p>57.04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10-29" calcext:value-type="date">
            <text:p>2019-10-29</text:p>
          </table:table-cell>
          <table:table-cell table:style-name="ce15" office:value-type="float" office:value="128.5" calcext:value-type="float">
            <text:p>128.50</text:p>
          </table:table-cell>
          <table:table-cell table:style-name="ce15" office:value-type="float" office:value="113.44" calcext:value-type="float">
            <text:p>113.44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4.175" calcext:value-type="float">
            <text:p>24.18</text:p>
          </table:table-cell>
          <table:table-cell table:style-name="ce15" office:value-type="float" office:value="114.23" calcext:value-type="float">
            <text:p>114.23</text:p>
          </table:table-cell>
          <table:table-cell table:style-name="ce15" office:value-type="float" office:value="136.37" calcext:value-type="float">
            <text:p>136.37</text:p>
          </table:table-cell>
          <table:table-cell table:style-name="ce15" office:value-type="float" office:value="101.05" calcext:value-type="float">
            <text:p>101.05</text:p>
          </table:table-cell>
          <table:table-cell table:style-name="ce15" office:value-type="float" office:value="89.428" calcext:value-type="float">
            <text:p>89.43</text:p>
          </table:table-cell>
          <table:table-cell table:style-name="ce15" office:value-type="float" office:value="8490.5" calcext:value-type="float">
            <text:p>8,490.50</text:p>
          </table:table-cell>
          <table:table-cell table:style-name="ce15" office:value-type="float" office:value="171.592" calcext:value-type="float">
            <text:p>171.59</text:p>
          </table:table-cell>
          <table:table-cell table:style-name="ce15" office:value-type="float" office:value="0.0389" calcext:value-type="float">
            <text:p>0.04</text:p>
          </table:table-cell>
          <table:table-cell table:style-name="ce15" office:value-type="float" office:value="53.7894" calcext:value-type="float">
            <text:p>53.7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10-22" calcext:value-type="date">
            <text:p>2019-10-22</text:p>
          </table:table-cell>
          <table:table-cell table:style-name="ce15" office:value-type="float" office:value="122.56" calcext:value-type="float">
            <text:p>122.56</text:p>
          </table:table-cell>
          <table:table-cell table:style-name="ce15" office:value-type="float" office:value="111.36" calcext:value-type="float">
            <text:p>111.36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office:value-type="float" office:value="24.03" calcext:value-type="float">
            <text:p>24.03</text:p>
          </table:table-cell>
          <table:table-cell table:style-name="ce15" office:value-type="float" office:value="113.68" calcext:value-type="float">
            <text:p>113.68</text:p>
          </table:table-cell>
          <table:table-cell table:style-name="ce15" office:value-type="float" office:value="137.8" calcext:value-type="float">
            <text:p>137.80</text:p>
          </table:table-cell>
          <table:table-cell table:style-name="ce15" office:value-type="float" office:value="101.03" calcext:value-type="float">
            <text:p>101.03</text:p>
          </table:table-cell>
          <table:table-cell table:style-name="ce15" office:value-type="float" office:value="90.212" calcext:value-type="float">
            <text:p>90.21</text:p>
          </table:table-cell>
          <table:table-cell table:style-name="ce15" office:value-type="float" office:value="7229.21" calcext:value-type="float">
            <text:p>7,229.21</text:p>
          </table:table-cell>
          <table:table-cell table:style-name="ce15" office:value-type="float" office:value="154.7422" calcext:value-type="float">
            <text:p>154.74</text:p>
          </table:table-cell>
          <table:table-cell table:style-name="ce15" office:value-type="float" office:value="0.0354" calcext:value-type="float">
            <text:p>0.04</text:p>
          </table:table-cell>
          <table:table-cell table:style-name="ce15" office:value-type="float" office:value="47.9756" calcext:value-type="float">
            <text:p>47.9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10-15" calcext:value-type="date">
            <text:p>2019-10-15</text:p>
          </table:table-cell>
          <table:table-cell table:style-name="ce15" office:value-type="float" office:value="128.32" calcext:value-type="float">
            <text:p>128.32</text:p>
          </table:table-cell>
          <table:table-cell table:style-name="ce15" office:value-type="float" office:value="110.26" calcext:value-type="float">
            <text:p>110.2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23.915" calcext:value-type="float">
            <text:p>23.92</text:p>
          </table:table-cell>
          <table:table-cell table:style-name="ce15" office:value-type="float" office:value="113.261" calcext:value-type="float">
            <text:p>113.26</text:p>
          </table:table-cell>
          <table:table-cell table:style-name="ce15" office:value-type="float" office:value="137.92" calcext:value-type="float">
            <text:p>137.92</text:p>
          </table:table-cell>
          <table:table-cell table:style-name="ce15" office:value-type="float" office:value="101.03" calcext:value-type="float">
            <text:p>101.03</text:p>
          </table:table-cell>
          <table:table-cell table:style-name="ce15" office:value-type="float" office:value="90.874" calcext:value-type="float">
            <text:p>90.87</text:p>
          </table:table-cell>
          <table:table-cell table:style-name="ce15" office:value-type="float" office:value="7410.74" calcext:value-type="float">
            <text:p>7,410.74</text:p>
          </table:table-cell>
          <table:table-cell table:style-name="ce15" office:value-type="float" office:value="163.7109" calcext:value-type="float">
            <text:p>163.71</text:p>
          </table:table-cell>
          <table:table-cell table:style-name="ce15" office:value-type="float" office:value="0.0357" calcext:value-type="float">
            <text:p>0.04</text:p>
          </table:table-cell>
          <table:table-cell table:style-name="ce15" office:value-type="float" office:value="49.491" calcext:value-type="float">
            <text:p>49.49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10-08" calcext:value-type="date">
            <text:p>2019-10-08</text:p>
          </table:table-cell>
          <table:table-cell table:style-name="ce15" office:value-type="float" office:value="124.62" calcext:value-type="float">
            <text:p>124.62</text:p>
          </table:table-cell>
          <table:table-cell table:style-name="ce15" office:value-type="float" office:value="101.94" calcext:value-type="float">
            <text:p>101.94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22.445" calcext:value-type="float">
            <text:p>22.45</text:p>
          </table:table-cell>
          <table:table-cell table:style-name="ce15" office:value-type="float" office:value="116.111" calcext:value-type="float">
            <text:p>116.11</text:p>
          </table:table-cell>
          <table:table-cell table:style-name="ce15" office:value-type="float" office:value="139.47" calcext:value-type="float">
            <text:p>139.47</text:p>
          </table:table-cell>
          <table:table-cell table:style-name="ce15" office:value-type="float" office:value="101.64" calcext:value-type="float">
            <text:p>101.64</text:p>
          </table:table-cell>
          <table:table-cell table:style-name="ce15" office:value-type="float" office:value="96.179" calcext:value-type="float">
            <text:p>96.18</text:p>
          </table:table-cell>
          <table:table-cell table:style-name="ce15" office:value-type="float" office:value="7486.86" calcext:value-type="float">
            <text:p>7,486.86</text:p>
          </table:table-cell>
          <table:table-cell table:style-name="ce15" office:value-type="float" office:value="165.1867" calcext:value-type="float">
            <text:p>165.19</text:p>
          </table:table-cell>
          <table:table-cell table:style-name="ce15" office:value-type="float" office:value="0.0375" calcext:value-type="float">
            <text:p>0.04</text:p>
          </table:table-cell>
          <table:table-cell table:style-name="ce15" office:value-type="float" office:value="52.0534" calcext:value-type="float">
            <text:p>52.0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10-01" calcext:value-type="date">
            <text:p>2019-10-01</text:p>
          </table:table-cell>
          <table:table-cell table:style-name="ce15" office:value-type="float" office:value="125.5" calcext:value-type="float">
            <text:p>125.50</text:p>
          </table:table-cell>
          <table:table-cell table:style-name="ce15" office:value-type="float" office:value="105.5" calcext:value-type="float">
            <text:p>105.50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office:value-type="float" office:value="23.115" calcext:value-type="float">
            <text:p>23.12</text:p>
          </table:table-cell>
          <table:table-cell table:style-name="ce15" office:value-type="float" office:value="115.811" calcext:value-type="float">
            <text:p>115.81</text:p>
          </table:table-cell>
          <table:table-cell table:style-name="ce15" office:value-type="float" office:value="137.9" calcext:value-type="float">
            <text:p>137.90</text:p>
          </table:table-cell>
          <table:table-cell table:style-name="ce15" office:value-type="float" office:value="100.54" calcext:value-type="float">
            <text:p>100.54</text:p>
          </table:table-cell>
          <table:table-cell table:style-name="ce15" office:value-type="float" office:value="95.66" calcext:value-type="float">
            <text:p>95.66</text:p>
          </table:table-cell>
          <table:table-cell table:style-name="ce15" office:value-type="float" office:value="7623.75" calcext:value-type="float">
            <text:p>7,623.75</text:p>
          </table:table-cell>
          <table:table-cell table:style-name="ce15" office:value-type="float" office:value="161.133" calcext:value-type="float">
            <text:p>161.13</text:p>
          </table:table-cell>
          <table:table-cell table:style-name="ce15" office:value-type="float" office:value="0.0352" calcext:value-type="float">
            <text:p>0.04</text:p>
          </table:table-cell>
          <table:table-cell table:style-name="ce15" office:value-type="float" office:value="50.9518" calcext:value-type="float">
            <text:p>50.9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09-24" calcext:value-type="date">
            <text:p>2019-09-24</text:p>
          </table:table-cell>
          <table:table-cell table:style-name="ce15" office:value-type="float" office:value="124.36" calcext:value-type="float">
            <text:p>124.36</text:p>
          </table:table-cell>
          <table:table-cell table:style-name="ce15" office:value-type="float" office:value="106.42" calcext:value-type="float">
            <text:p>106.42</text:p>
          </table:table-cell>
          <table:table-cell table:style-name="ce15" office:value-type="float" office:value="12.386" calcext:value-type="float">
            <text:p>12.39</text:p>
          </table:table-cell>
          <table:table-cell table:style-name="ce15" office:value-type="float" office:value="23.035" calcext:value-type="float">
            <text:p>23.04</text:p>
          </table:table-cell>
          <table:table-cell table:style-name="ce15" office:value-type="float" office:value="116.67" calcext:value-type="float">
            <text:p>116.67</text:p>
          </table:table-cell>
          <table:table-cell table:style-name="ce15" office:value-type="float" office:value="137.66" calcext:value-type="float">
            <text:p>137.66</text:p>
          </table:table-cell>
          <table:table-cell table:style-name="ce15" office:value-type="float" office:value="100.54" calcext:value-type="float">
            <text:p>100.54</text:p>
          </table:table-cell>
          <table:table-cell table:style-name="ce15" office:value-type="float" office:value="95.016" calcext:value-type="float">
            <text:p>95.02</text:p>
          </table:table-cell>
          <table:table-cell table:style-name="ce15" office:value-type="float" office:value="7763" calcext:value-type="float">
            <text:p>7,763.00</text:p>
          </table:table-cell>
          <table:table-cell table:style-name="ce15" office:value-type="float" office:value="151.5483" calcext:value-type="float">
            <text:p>151.55</text:p>
          </table:table-cell>
          <table:table-cell table:style-name="ce15" office:value-type="float" office:value="0.0353" calcext:value-type="float">
            <text:p>0.04</text:p>
          </table:table-cell>
          <table:table-cell table:style-name="ce15" office:value-type="float" office:value="49.9832" calcext:value-type="float">
            <text:p>49.98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09-17" calcext:value-type="date">
            <text:p>2019-09-17</text:p>
          </table:table-cell>
          <table:table-cell table:style-name="ce15" office:value-type="float" office:value="123.6" calcext:value-type="float">
            <text:p>123.60</text:p>
          </table:table-cell>
          <table:table-cell table:style-name="ce15" office:value-type="float" office:value="107" calcext:value-type="float">
            <text:p>107.00</text:p>
          </table:table-cell>
          <table:table-cell table:style-name="ce15" office:value-type="float" office:value="12.59" calcext:value-type="float">
            <text:p>12.59</text:p>
          </table:table-cell>
          <table:table-cell table:style-name="ce15" office:value-type="float" office:value="22.535" calcext:value-type="float">
            <text:p>22.54</text:p>
          </table:table-cell>
          <table:table-cell table:style-name="ce15" office:value-type="float" office:value="113.461" calcext:value-type="float">
            <text:p>113.46</text:p>
          </table:table-cell>
          <table:table-cell table:style-name="ce15" office:value-type="float" office:value="134.67" calcext:value-type="float">
            <text:p>134.67</text:p>
          </table:table-cell>
          <table:table-cell table:style-name="ce15" office:value-type="float" office:value="99.7" calcext:value-type="float">
            <text:p>99.70</text:p>
          </table:table-cell>
          <table:table-cell table:style-name="ce15" office:value-type="float" office:value="90.934" calcext:value-type="float">
            <text:p>90.93</text:p>
          </table:table-cell>
          <table:table-cell table:style-name="ce15" office:value-type="float" office:value="9215.3" calcext:value-type="float">
            <text:p>9,215.30</text:p>
          </table:table-cell>
          <table:table-cell table:style-name="ce15" office:value-type="float" office:value="187.5478" calcext:value-type="float">
            <text:p>187.55</text:p>
          </table:table-cell>
          <table:table-cell table:style-name="ce15" office:value-type="float" office:value="0.0447" calcext:value-type="float">
            <text:p>0.04</text:p>
          </table:table-cell>
          <table:table-cell table:style-name="ce15" office:value-type="float" office:value="66.9508" calcext:value-type="float">
            <text:p>66.95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4" office:value-type="date" office:date-value="2019-09-10" calcext:value-type="date">
            <text:p>2019-09-10</text:p>
          </table:table-cell>
          <table:table-cell table:style-name="ce15" office:value-type="float" office:value="122.5" calcext:value-type="float">
            <text:p>122.50</text:p>
          </table:table-cell>
          <table:table-cell table:style-name="ce15" office:value-type="float" office:value="105.7" calcext:value-type="float">
            <text:p>105.7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22.435" calcext:value-type="float">
            <text:p>22.44</text:p>
          </table:table-cell>
          <table:table-cell table:style-name="ce15" office:value-type="float" office:value="113.491" calcext:value-type="float">
            <text:p>113.49</text:p>
          </table:table-cell>
          <table:table-cell table:style-name="ce15" office:value-type="float" office:value="138.67" calcext:value-type="float">
            <text:p>138.67</text:p>
          </table:table-cell>
          <table:table-cell table:style-name="ce15" office:value-type="float" office:value="101.14" calcext:value-type="float">
            <text:p>101.14</text:p>
          </table:table-cell>
          <table:table-cell table:style-name="ce15" office:value-type="float" office:value="95.188" calcext:value-type="float">
            <text:p>95.19</text:p>
          </table:table-cell>
          <table:table-cell table:style-name="ce15" office:value-type="float" office:value="9152.45" calcext:value-type="float">
            <text:p>9,152.45</text:p>
          </table:table-cell>
          <table:table-cell table:style-name="ce15" office:value-type="float" office:value="162.9188" calcext:value-type="float">
            <text:p>162.92</text:p>
          </table:table-cell>
          <table:table-cell table:style-name="ce15" office:value-type="float" office:value="0.042" calcext:value-type="float">
            <text:p>0.04</text:p>
          </table:table-cell>
          <table:table-cell table:style-name="ce15" office:value-type="float" office:value="64.1006" calcext:value-type="float">
            <text:p>64.10</text:p>
          </table:table-cell>
          <table:table-cell table:style-name="ce16"/>
          <table:table-cell table:number-columns-repeated="1010"/>
        </table:table-row>
        <table:table-row table:style-name="ro1" table:number-rows-repeated="1390">
          <table:table-cell table:number-columns-repeated="9"/>
          <table:table-cell table:style-name="ce16"/>
          <table:table-cell table:number-columns-repeated="1014"/>
        </table:table-row>
        <table:table-row table:style-name="ro2" table:number-rows-repeated="10469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rtfolios" table:style-name="ta3"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4" table:number-columns-repeated="1012" table:default-cell-style-name="Default"/>
        <table:table-row table:style-name="ro1">
          <table:table-cell table:style-name="ce17"/>
          <table:table-cell table:style-name="ce20" table:number-columns-repeated="4"/>
          <table:table-cell table:style-name="ce20" office:value-type="string" calcext:value-type="string">
            <text:p>Initial</text:p>
          </table:table-cell>
          <table:table-cell table:style-name="ce20" office:value-type="string" calcext:value-type="string">
            <text:p>Portfolio</text:p>
          </table:table-cell>
          <table:table-cell table:style-name="ce20" office:value-type="string" calcext:value-type="string">
            <text:p>Initial</text:p>
          </table:table-cell>
          <table:table-cell table:style-name="ce20" office:value-type="string" calcext:value-type="string">
            <text:p>Portfolio</text:p>
          </table:table-cell>
          <table:table-cell table:style-name="ce20" office:value-type="string" calcext:value-type="string">
            <text:p>Initial</text:p>
          </table:table-cell>
          <table:table-cell table:style-name="ce20" office:value-type="string" calcext:value-type="string">
            <text:p>Portfolio</text:p>
          </table:table-cell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17"/>
          <table:table-cell table:number-columns-repeated="3" table:style-name="ce21" office:value-type="string" calcext:value-type="string">
            <text:p>Weights</text:p>
          </table:table-cell>
          <table:table-cell table:style-name="ce21"/>
          <table:table-cell table:style-name="ce21" office:value-type="float" office:value="1200000" calcext:value-type="float">
            <text:p>1200000</text:p>
          </table:table-cell>
          <table:table-cell table:style-name="ce21" office:value-type="string" calcext:value-type="string">
            <text:p>No. Assets</text:p>
          </table:table-cell>
          <table:table-cell table:style-name="ce21" office:value-type="float" office:value="1200000" calcext:value-type="float">
            <text:p>1200000</text:p>
          </table:table-cell>
          <table:table-cell table:style-name="ce21" office:value-type="string" calcext:value-type="string">
            <text:p>No. Assets</text:p>
          </table:table-cell>
          <table:table-cell table:style-name="ce21" office:value-type="float" office:value="1200000" calcext:value-type="float">
            <text:p>1200000</text:p>
          </table:table-cell>
          <table:table-cell table:style-name="ce21" office:value-type="string" calcext:value-type="string">
            <text:p>No. Assets</text:p>
          </table:table-cell>
          <table:table-cell table:style-name="ce20"/>
          <table:table-cell table:style-name="ce1"/>
          <table:table-cell table:style-name="ce6" office:value-type="string" calcext:value-type="string">
            <text:p>Benjamin</text:p>
          </table:table-cell>
          <table:table-cell table:style-name="ce6" office:value-type="string" calcext:value-type="string">
            <text:p>Suraj</text:p>
          </table:table-cell>
          <table:table-cell table:style-name="ce6" office:value-type="string" calcext:value-type="string">
            <text:p>Kristian</text:p>
          </table:table-cell>
          <table:table-cell table:style-name="ce20" table:number-columns-repeated="12"/>
          <table:table-cell table:number-columns-repeated="996"/>
        </table:table-row>
        <table:table-row table:style-name="ro1">
          <table:table-cell table:style-name="ce3" office:value-type="string" calcext:value-type="string">
            <text:p>Microsoft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05" calcext:value-type="float">
            <text:p>0.05</text:p>
          </table:table-cell>
          <table:table-cell table:style-name="ce23" table:formula="of:=1/12" office:value-type="float" office:value="0.0833333333333333" calcext:value-type="float">
            <text:p>0.083</text:p>
          </table:table-cell>
          <table:table-cell table:style-name="ce20"/>
          <table:table-cell table:style-name="ce20" table:formula="of:=[.$F$2]*[.B3]" office:value-type="float" office:value="120000" calcext:value-type="float">
            <text:p>120000</text:p>
          </table:table-cell>
          <table:table-cell table:style-name="ce22" table:formula="of:=[.F3]/[$'Data-Input - Absolute Values'.$B$227]" office:value-type="float" office:value="979.5918367" calcext:value-type="float">
            <text:p>980</text:p>
          </table:table-cell>
          <table:table-cell table:style-name="ce20" table:formula="of:=[.$F$2]*[.C3]" office:value-type="float" office:value="60000" calcext:value-type="float">
            <text:p>60000</text:p>
          </table:table-cell>
          <table:table-cell table:style-name="ce22" table:formula="of:=[.H3]/[$'Data-Input - Absolute Values'.$B$227]" office:value-type="float" office:value="489.7959184" calcext:value-type="float">
            <text:p>490</text:p>
          </table:table-cell>
          <table:table-cell table:style-name="ce20" table:formula="of:=[.$F$2]*[.D3]" office:value-type="float" office:value="100000" calcext:value-type="float">
            <text:p>100000</text:p>
          </table:table-cell>
          <table:table-cell table:style-name="ce22" table:formula="of:=[.J3]/[$'Data-Input - Absolute Values'.$B$227]" office:value-type="float" office:value="816.3265306" calcext:value-type="float">
            <text:p>816</text:p>
          </table:table-cell>
          <table:table-cell table:style-name="ce20"/>
          <table:table-cell table:style-name="ce2" office:value-type="string" calcext:value-type="string">
            <text:p>Average</text:p>
          </table:table-cell>
          <table:table-cell table:style-name="ce7" table:formula="of:=AVERAGE([.F18:.F242])" office:value-type="float" office:value="0.00317652516226555" calcext:value-type="float">
            <text:p>0.00318</text:p>
          </table:table-cell>
          <table:table-cell table:style-name="ce7" table:formula="of:=AVERAGE([.G18:.G242])" office:value-type="float" office:value="0.00380507346726763" calcext:value-type="float">
            <text:p>0.00381</text:p>
          </table:table-cell>
          <table:table-cell table:style-name="ce7" table:formula="of:=AVERAGE([.H18:.H242])" office:value-type="float" office:value="0.00547187201251026" calcext:value-type="float">
            <text:p>0.00547</text:p>
          </table:table-cell>
          <table:table-cell table:style-name="ce20" table:number-columns-repeated="12"/>
          <table:table-cell table:number-columns-repeated="996"/>
        </table:table-row>
        <table:table-row table:style-name="ro1">
          <table:table-cell table:style-name="ce3" office:value-type="string" calcext:value-type="string">
            <text:p>JP Morgan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05" calcext:value-type="float">
            <text:p>0.05</text:p>
          </table:table-cell>
          <table:table-cell table:style-name="ce23" table:formula="of:=1/12" office:value-type="float" office:value="0.0833333333333333" calcext:value-type="float">
            <text:p>0.083</text:p>
          </table:table-cell>
          <table:table-cell table:style-name="ce20"/>
          <table:table-cell table:style-name="ce20" table:formula="of:=[.$F$2]*[.B4]" office:value-type="float" office:value="120000" calcext:value-type="float">
            <text:p>120000</text:p>
          </table:table-cell>
          <table:table-cell table:style-name="ce22" table:formula="of:=[.F4]/[$'Data-Input - Absolute Values'.$C$227]" office:value-type="float" office:value="1135.288553" calcext:value-type="float">
            <text:p>1135</text:p>
          </table:table-cell>
          <table:table-cell table:style-name="ce20" table:formula="of:=[.$F$2]*[.C4]" office:value-type="float" office:value="60000" calcext:value-type="float">
            <text:p>60000</text:p>
          </table:table-cell>
          <table:table-cell table:style-name="ce22" table:formula="of:=[.H4]/[$'Data-Input - Absolute Values'.$C$227]" office:value-type="float" office:value="567.6442763" calcext:value-type="float">
            <text:p>568</text:p>
          </table:table-cell>
          <table:table-cell table:style-name="ce20" table:formula="of:=[.$F$2]*[.D4]" office:value-type="float" office:value="100000" calcext:value-type="float">
            <text:p>100000</text:p>
          </table:table-cell>
          <table:table-cell table:style-name="ce22" table:formula="of:=[.J4]/[$'Data-Input - Absolute Values'.$C$227]" office:value-type="float" office:value="946.0737938" calcext:value-type="float">
            <text:p>946</text:p>
          </table:table-cell>
          <table:table-cell table:style-name="ce20"/>
          <table:table-cell table:style-name="ce2" office:value-type="string" calcext:value-type="string">
            <text:p>Volatility</text:p>
          </table:table-cell>
          <table:table-cell table:style-name="ce7" table:formula="of:=STDEV([.F18:.F242])" office:value-type="float" office:value="0.0487370524706577" calcext:value-type="float">
            <text:p>0.04874</text:p>
          </table:table-cell>
          <table:table-cell table:style-name="ce7" table:formula="of:=STDEV([.G18:.G242])" office:value-type="float" office:value="0.0616864376942802" calcext:value-type="float">
            <text:p>0.06169</text:p>
          </table:table-cell>
          <table:table-cell table:style-name="ce7" table:formula="of:=STDEV([.H18:.H242])" office:value-type="float" office:value="0.0736681908079607" calcext:value-type="float">
            <text:p>0.07367</text:p>
          </table:table-cell>
          <table:table-cell table:style-name="ce20" table:number-columns-repeated="12"/>
          <table:table-cell table:number-columns-repeated="996"/>
        </table:table-row>
        <table:table-row table:style-name="ro1">
          <table:table-cell table:style-name="ce3" office:value-type="string" calcext:value-type="string">
            <text:p>Toyota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05" calcext:value-type="float">
            <text:p>0.05</text:p>
          </table:table-cell>
          <table:table-cell table:style-name="ce23" table:formula="of:=1/12" office:value-type="float" office:value="0.0833333333333333" calcext:value-type="float">
            <text:p>0.083</text:p>
          </table:table-cell>
          <table:table-cell table:style-name="ce20"/>
          <table:table-cell table:style-name="ce20" table:formula="of:=[.$F$2]*[.B5]" office:value-type="float" office:value="120000" calcext:value-type="float">
            <text:p>120000</text:p>
          </table:table-cell>
          <table:table-cell table:style-name="ce22" table:formula="of:=[.F5]/[$'Data-Input - Absolute Values'.$D$227]" office:value-type="float" office:value="9942.004971" calcext:value-type="float">
            <text:p>9942</text:p>
          </table:table-cell>
          <table:table-cell table:style-name="ce20" table:formula="of:=[.$F$2]*[.C5]" office:value-type="float" office:value="60000" calcext:value-type="float">
            <text:p>60000</text:p>
          </table:table-cell>
          <table:table-cell table:style-name="ce22" table:formula="of:=[.H5]/[$'Data-Input - Absolute Values'.$D$227]" office:value-type="float" office:value="4971.002486" calcext:value-type="float">
            <text:p>4971</text:p>
          </table:table-cell>
          <table:table-cell table:style-name="ce20" table:formula="of:=[.$F$2]*[.D5]" office:value-type="float" office:value="100000" calcext:value-type="float">
            <text:p>100000</text:p>
          </table:table-cell>
          <table:table-cell table:style-name="ce22" table:formula="of:=[.J5]/[$'Data-Input - Absolute Values'.$D$227]" office:value-type="float" office:value="8285.004143" calcext:value-type="float">
            <text:p>8285</text:p>
          </table:table-cell>
          <table:table-cell table:style-name="ce20"/>
          <table:table-cell table:style-name="ce2" office:value-type="string" calcext:value-type="string">
            <text:p>Skewness</text:p>
          </table:table-cell>
          <table:table-cell table:style-name="ce7" table:formula="of:=SKEW([.F18:.F242])" office:value-type="float" office:value="-0.152655151454077" calcext:value-type="float">
            <text:p>-0.15266</text:p>
          </table:table-cell>
          <table:table-cell table:style-name="ce7" table:formula="of:=SKEW([.G18:.G242])" office:value-type="float" office:value="-0.01845622350576" calcext:value-type="float">
            <text:p>-0.01846</text:p>
          </table:table-cell>
          <table:table-cell table:style-name="ce7" table:formula="of:=SKEW([.H18:.H242])" office:value-type="float" office:value="0.0781542102411099" calcext:value-type="float">
            <text:p>0.07815</text:p>
          </table:table-cell>
          <table:table-cell table:style-name="ce20" table:number-columns-repeated="12"/>
          <table:table-cell table:number-columns-repeated="996"/>
        </table:table-row>
        <table:table-row table:style-name="ro1">
          <table:table-cell table:style-name="ce3" office:value-type="string" calcext:value-type="string">
            <text:p>AXA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05" calcext:value-type="float">
            <text:p>0.05</text:p>
          </table:table-cell>
          <table:table-cell table:style-name="ce23" table:formula="of:=1/12" office:value-type="float" office:value="0.0833333333333333" calcext:value-type="float">
            <text:p>0.083</text:p>
          </table:table-cell>
          <table:table-cell table:style-name="ce20"/>
          <table:table-cell table:style-name="ce20" table:formula="of:=[.$F$2]*[.B6]" office:value-type="float" office:value="120000" calcext:value-type="float">
            <text:p>120000</text:p>
          </table:table-cell>
          <table:table-cell table:style-name="ce22" table:formula="of:=[.F6]/[$'Data-Input - Absolute Values'.$E$227]" office:value-type="float" office:value="5348.78538" calcext:value-type="float">
            <text:p>5349</text:p>
          </table:table-cell>
          <table:table-cell table:style-name="ce20" table:formula="of:=[.$F$2]*[.C6]" office:value-type="float" office:value="60000" calcext:value-type="float">
            <text:p>60000</text:p>
          </table:table-cell>
          <table:table-cell table:style-name="ce22" table:formula="of:=[.H6]/[$'Data-Input - Absolute Values'.$E$227]" office:value-type="float" office:value="2674.39269" calcext:value-type="float">
            <text:p>2674</text:p>
          </table:table-cell>
          <table:table-cell table:style-name="ce20" table:formula="of:=[.$F$2]*[.D6]" office:value-type="float" office:value="100000" calcext:value-type="float">
            <text:p>100000</text:p>
          </table:table-cell>
          <table:table-cell table:style-name="ce22" table:formula="of:=[.J6]/[$'Data-Input - Absolute Values'.$E$227]" office:value-type="float" office:value="4457.32115" calcext:value-type="float">
            <text:p>4457</text:p>
          </table:table-cell>
          <table:table-cell table:style-name="ce20"/>
          <table:table-cell table:style-name="ce2" office:value-type="string" calcext:value-type="string">
            <text:p>Kurtosis</text:p>
          </table:table-cell>
          <table:table-cell table:style-name="ce7" table:formula="of:=KURT([.F18:.F242])" office:value-type="float" office:value="3.18976099249441" calcext:value-type="float">
            <text:p>3.18976</text:p>
          </table:table-cell>
          <table:table-cell table:style-name="ce7" table:formula="of:=KURT([.G18:.G242])" office:value-type="float" office:value="3.20992473975487" calcext:value-type="float">
            <text:p>3.20992</text:p>
          </table:table-cell>
          <table:table-cell table:style-name="ce7" table:formula="of:=KURT([.H18:.H242])" office:value-type="float" office:value="3.15450394733855" calcext:value-type="float">
            <text:p>3.15450</text:p>
          </table:table-cell>
          <table:table-cell table:style-name="ce20" table:number-columns-repeated="12"/>
          <table:table-cell table:number-columns-repeated="996"/>
        </table:table-row>
        <table:table-row table:style-name="ro1">
          <table:table-cell table:style-name="ce3" office:value-type="string" calcext:value-type="string">
            <text:p>Bond – Siemens</text:p>
          </table:table-cell>
          <table:table-cell table:style-name="ce20" office:value-type="float" office:value="0.12" calcext:value-type="float">
            <text:p>0.12</text:p>
          </table:table-cell>
          <table:table-cell table:style-name="ce20" office:value-type="float" office:value="0.15" calcext:value-type="float">
            <text:p>0.15</text:p>
          </table:table-cell>
          <table:table-cell table:style-name="ce23" table:formula="of:=1/12" office:value-type="float" office:value="0.0833333333333333" calcext:value-type="float">
            <text:p>0.083</text:p>
          </table:table-cell>
          <table:table-cell table:style-name="ce20"/>
          <table:table-cell table:style-name="ce20" table:formula="of:=[.$F$2]*[.B7]" office:value-type="float" office:value="144000" calcext:value-type="float">
            <text:p>144000</text:p>
          </table:table-cell>
          <table:table-cell table:style-name="ce22" table:formula="of:=[.F7]/[$'Data-Input - Absolute Values'.$F$227]" office:value-type="float" office:value="1268.823078" calcext:value-type="float">
            <text:p>1269</text:p>
          </table:table-cell>
          <table:table-cell table:style-name="ce20" table:formula="of:=[.$F$2]*[.C7]" office:value-type="float" office:value="180000" calcext:value-type="float">
            <text:p>180000</text:p>
          </table:table-cell>
          <table:table-cell table:style-name="ce22" table:formula="of:=[.H7]/[$'Data-Input - Absolute Values'.$F$227]" office:value-type="float" office:value="1586.028848" calcext:value-type="float">
            <text:p>1586</text:p>
          </table:table-cell>
          <table:table-cell table:style-name="ce20" table:formula="of:=[.$F$2]*[.D7]" office:value-type="float" office:value="100000" calcext:value-type="float">
            <text:p>100000</text:p>
          </table:table-cell>
          <table:table-cell table:style-name="ce22" table:formula="of:=[.J7]/[$'Data-Input - Absolute Values'.$F$227]" office:value-type="float" office:value="881.1271378" calcext:value-type="float">
            <text:p>881</text:p>
          </table:table-cell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3" office:value-type="string" calcext:value-type="string">
            <text:p>Bond – Microsoft</text:p>
          </table:table-cell>
          <table:table-cell table:style-name="ce20" office:value-type="float" office:value="0.12" calcext:value-type="float">
            <text:p>0.12</text:p>
          </table:table-cell>
          <table:table-cell table:style-name="ce20" office:value-type="float" office:value="0.15" calcext:value-type="float">
            <text:p>0.15</text:p>
          </table:table-cell>
          <table:table-cell table:style-name="ce23" table:formula="of:=1/12" office:value-type="float" office:value="0.0833333333333333" calcext:value-type="float">
            <text:p>0.083</text:p>
          </table:table-cell>
          <table:table-cell table:style-name="ce20"/>
          <table:table-cell table:style-name="ce20" table:formula="of:=[.$F$2]*[.B8]" office:value-type="float" office:value="144000" calcext:value-type="float">
            <text:p>144000</text:p>
          </table:table-cell>
          <table:table-cell table:style-name="ce22" table:formula="of:=[.F8]/[$'Data-Input - Absolute Values'.$G$227]" office:value-type="float" office:value="1038.436576" calcext:value-type="float">
            <text:p>1038</text:p>
          </table:table-cell>
          <table:table-cell table:style-name="ce20" table:formula="of:=[.$F$2]*[.C8]" office:value-type="float" office:value="180000" calcext:value-type="float">
            <text:p>180000</text:p>
          </table:table-cell>
          <table:table-cell table:style-name="ce22" table:formula="of:=[.H8]/[$'Data-Input - Absolute Values'.$G$227]" office:value-type="float" office:value="1298.04572" calcext:value-type="float">
            <text:p>1298</text:p>
          </table:table-cell>
          <table:table-cell table:style-name="ce20" table:formula="of:=[.$F$2]*[.D8]" office:value-type="float" office:value="100000" calcext:value-type="float">
            <text:p>100000</text:p>
          </table:table-cell>
          <table:table-cell table:style-name="ce22" table:formula="of:=[.J8]/[$'Data-Input - Absolute Values'.$G$227]" office:value-type="float" office:value="721.1365111" calcext:value-type="float">
            <text:p>721</text:p>
          </table:table-cell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3" office:value-type="string" calcext:value-type="string">
            <text:p>Bond – ExxonMobil</text:p>
          </table:table-cell>
          <table:table-cell table:style-name="ce20" office:value-type="float" office:value="0.12" calcext:value-type="float">
            <text:p>0.12</text:p>
          </table:table-cell>
          <table:table-cell table:style-name="ce20" office:value-type="float" office:value="0.15" calcext:value-type="float">
            <text:p>0.15</text:p>
          </table:table-cell>
          <table:table-cell table:style-name="ce23" table:formula="of:=1/12" office:value-type="float" office:value="0.0833333333333333" calcext:value-type="float">
            <text:p>0.083</text:p>
          </table:table-cell>
          <table:table-cell table:style-name="ce20"/>
          <table:table-cell table:style-name="ce20" table:formula="of:=[.$F$2]*[.B9]" office:value-type="float" office:value="144000" calcext:value-type="float">
            <text:p>144000</text:p>
          </table:table-cell>
          <table:table-cell table:style-name="ce22" table:formula="of:=[.F9]/[$'Data-Input - Absolute Values'.$H$227]" office:value-type="float" office:value="1423.769033" calcext:value-type="float">
            <text:p>1424</text:p>
          </table:table-cell>
          <table:table-cell table:style-name="ce20" table:formula="of:=[.$F$2]*[.C9]" office:value-type="float" office:value="180000" calcext:value-type="float">
            <text:p>180000</text:p>
          </table:table-cell>
          <table:table-cell table:style-name="ce22" table:formula="of:=[.H9]/[$'Data-Input - Absolute Values'.$H$227]" office:value-type="float" office:value="1779.711291" calcext:value-type="float">
            <text:p>1780</text:p>
          </table:table-cell>
          <table:table-cell table:style-name="ce20" table:formula="of:=[.$F$2]*[.D9]" office:value-type="float" office:value="100000" calcext:value-type="float">
            <text:p>100000</text:p>
          </table:table-cell>
          <table:table-cell table:style-name="ce22" table:formula="of:=[.J9]/[$'Data-Input - Absolute Values'.$H$227]" office:value-type="float" office:value="988.7284952" calcext:value-type="float">
            <text:p>989</text:p>
          </table:table-cell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3" office:value-type="string" calcext:value-type="string">
            <text:p>Bond – Germany</text:p>
          </table:table-cell>
          <table:table-cell table:style-name="ce20" office:value-type="float" office:value="0.12" calcext:value-type="float">
            <text:p>0.12</text:p>
          </table:table-cell>
          <table:table-cell table:style-name="ce20" office:value-type="float" office:value="0.15" calcext:value-type="float">
            <text:p>0.15</text:p>
          </table:table-cell>
          <table:table-cell table:style-name="ce23" table:formula="of:=1/12" office:value-type="float" office:value="0.0833333333333333" calcext:value-type="float">
            <text:p>0.083</text:p>
          </table:table-cell>
          <table:table-cell table:style-name="ce20"/>
          <table:table-cell table:style-name="ce20" table:formula="of:=[.$F$2]*[.B10]" office:value-type="float" office:value="144000" calcext:value-type="float">
            <text:p>144000</text:p>
          </table:table-cell>
          <table:table-cell table:style-name="ce22" table:formula="of:=[.F10]/[$'Data-Input - Absolute Values'.$I$227]" office:value-type="float" office:value="1512.795731" calcext:value-type="float">
            <text:p>1513</text:p>
          </table:table-cell>
          <table:table-cell table:style-name="ce20" table:formula="of:=[.$F$2]*[.C10]" office:value-type="float" office:value="180000" calcext:value-type="float">
            <text:p>180000</text:p>
          </table:table-cell>
          <table:table-cell table:style-name="ce22" table:formula="of:=[.H10]/[$'Data-Input - Absolute Values'.$I$227]" office:value-type="float" office:value="1890.994663" calcext:value-type="float">
            <text:p>1891</text:p>
          </table:table-cell>
          <table:table-cell table:style-name="ce20" table:formula="of:=[.$F$2]*[.D10]" office:value-type="float" office:value="100000" calcext:value-type="float">
            <text:p>100000</text:p>
          </table:table-cell>
          <table:table-cell table:style-name="ce22" table:formula="of:=[.J10]/[$'Data-Input - Absolute Values'.$I$227]" office:value-type="float" office:value="1050.552591" calcext:value-type="float">
            <text:p>1051</text:p>
          </table:table-cell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3" office:value-type="string" calcext:value-type="string">
            <text:p>Bitcoin</text:p>
          </table:table-cell>
          <table:table-cell table:style-name="ce20" office:value-type="float" office:value="0.03" calcext:value-type="float">
            <text:p>0.03</text:p>
          </table:table-cell>
          <table:table-cell table:style-name="ce20" office:value-type="float" office:value="0.05" calcext:value-type="float">
            <text:p>0.05</text:p>
          </table:table-cell>
          <table:table-cell table:style-name="ce23" table:formula="of:=1/12" office:value-type="float" office:value="0.0833333333333333" calcext:value-type="float">
            <text:p>0.083</text:p>
          </table:table-cell>
          <table:table-cell table:style-name="ce20"/>
          <table:table-cell table:style-name="ce20" table:formula="of:=[.$F$2]*[.B11]" office:value-type="float" office:value="36000" calcext:value-type="float">
            <text:p>36000</text:p>
          </table:table-cell>
          <table:table-cell table:style-name="ce22" table:formula="of:=[.F11]/[$'Data-Input - Absolute Values'.$J$227]" office:value-type="float" office:value="3.933373031" calcext:value-type="float">
            <text:p>4</text:p>
          </table:table-cell>
          <table:table-cell table:style-name="ce20" table:formula="of:=[.$F$2]*[.C11]" office:value-type="float" office:value="60000" calcext:value-type="float">
            <text:p>60000</text:p>
          </table:table-cell>
          <table:table-cell table:style-name="ce22" table:formula="of:=[.H11]/[$'Data-Input - Absolute Values'.$J$227]" office:value-type="float" office:value="6.555621719" calcext:value-type="float">
            <text:p>7</text:p>
          </table:table-cell>
          <table:table-cell table:style-name="ce20" table:formula="of:=[.$F$2]*[.D11]" office:value-type="float" office:value="100000" calcext:value-type="float">
            <text:p>100000</text:p>
          </table:table-cell>
          <table:table-cell table:style-name="ce22" table:formula="of:=[.J11]/[$'Data-Input - Absolute Values'.$J$227]" office:value-type="float" office:value="10.9260362" calcext:value-type="float">
            <text:p>11</text:p>
          </table:table-cell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3" office:value-type="string" calcext:value-type="string">
            <text:p>Ethereum</text:p>
          </table:table-cell>
          <table:table-cell table:style-name="ce20" office:value-type="float" office:value="0.03" calcext:value-type="float">
            <text:p>0.03</text:p>
          </table:table-cell>
          <table:table-cell table:style-name="ce20" office:value-type="float" office:value="0.05" calcext:value-type="float">
            <text:p>0.05</text:p>
          </table:table-cell>
          <table:table-cell table:style-name="ce23" table:formula="of:=1/12" office:value-type="float" office:value="0.0833333333333333" calcext:value-type="float">
            <text:p>0.083</text:p>
          </table:table-cell>
          <table:table-cell table:style-name="ce20"/>
          <table:table-cell table:style-name="ce20" table:formula="of:=[.$F$2]*[.B12]" office:value-type="float" office:value="36000" calcext:value-type="float">
            <text:p>36000</text:p>
          </table:table-cell>
          <table:table-cell table:style-name="ce22" table:formula="of:=[.F12]/[$'Data-Input - Absolute Values'.$K$227]" office:value-type="float" office:value="220.9689735" calcext:value-type="float">
            <text:p>221</text:p>
          </table:table-cell>
          <table:table-cell table:style-name="ce20" table:formula="of:=[.$F$2]*[.C12]" office:value-type="float" office:value="60000" calcext:value-type="float">
            <text:p>60000</text:p>
          </table:table-cell>
          <table:table-cell table:style-name="ce22" table:formula="of:=[.H12]/[$'Data-Input - Absolute Values'.$K$227]" office:value-type="float" office:value="368.2816225" calcext:value-type="float">
            <text:p>368</text:p>
          </table:table-cell>
          <table:table-cell table:style-name="ce20" table:formula="of:=[.$F$2]*[.D12]" office:value-type="float" office:value="100000" calcext:value-type="float">
            <text:p>100000</text:p>
          </table:table-cell>
          <table:table-cell table:style-name="ce22" table:formula="of:=[.J12]/[$'Data-Input - Absolute Values'.$K$227]" office:value-type="float" office:value="613.8027042" calcext:value-type="float">
            <text:p>614</text:p>
          </table:table-cell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3" office:value-type="string" calcext:value-type="string">
            <text:p>Cardano</text:p>
          </table:table-cell>
          <table:table-cell table:style-name="ce20" office:value-type="float" office:value="0.03" calcext:value-type="float">
            <text:p>0.03</text:p>
          </table:table-cell>
          <table:table-cell table:style-name="ce20" office:value-type="float" office:value="0.05" calcext:value-type="float">
            <text:p>0.05</text:p>
          </table:table-cell>
          <table:table-cell table:style-name="ce23" table:formula="of:=1/12" office:value-type="float" office:value="0.0833333333333333" calcext:value-type="float">
            <text:p>0.083</text:p>
          </table:table-cell>
          <table:table-cell table:style-name="ce20"/>
          <table:table-cell table:style-name="ce20" table:formula="of:=[.$F$2]*[.B13]" office:value-type="float" office:value="36000" calcext:value-type="float">
            <text:p>36000</text:p>
          </table:table-cell>
          <table:table-cell table:style-name="ce22" table:formula="of:=[.F13]/[$'Data-Input - Absolute Values'.$L$227]" office:value-type="float" office:value="857142.8571" calcext:value-type="float">
            <text:p>857143</text:p>
          </table:table-cell>
          <table:table-cell table:style-name="ce20" table:formula="of:=[.$F$2]*[.C13]" office:value-type="float" office:value="60000" calcext:value-type="float">
            <text:p>60000</text:p>
          </table:table-cell>
          <table:table-cell table:style-name="ce22" table:formula="of:=[.H13]/[$'Data-Input - Absolute Values'.$L$227]" office:value-type="float" office:value="1428571.429" calcext:value-type="float">
            <text:p>1428571</text:p>
          </table:table-cell>
          <table:table-cell table:style-name="ce20" table:formula="of:=[.$F$2]*[.D13]" office:value-type="float" office:value="100000" calcext:value-type="float">
            <text:p>100000</text:p>
          </table:table-cell>
          <table:table-cell table:style-name="ce22" table:formula="of:=[.J13]/[$'Data-Input - Absolute Values'.$L$227]" office:value-type="float" office:value="2380952.381" calcext:value-type="float">
            <text:p>2380952</text:p>
          </table:table-cell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3" office:value-type="string" calcext:value-type="string">
            <text:p>Polkadot</text:p>
          </table:table-cell>
          <table:table-cell table:style-name="ce20" office:value-type="float" office:value="0.03" calcext:value-type="float">
            <text:p>0.03</text:p>
          </table:table-cell>
          <table:table-cell table:style-name="ce20" office:value-type="float" office:value="0.05" calcext:value-type="float">
            <text:p>0.05</text:p>
          </table:table-cell>
          <table:table-cell table:style-name="ce23" table:formula="of:=1/12" office:value-type="float" office:value="0.0833333333333333" calcext:value-type="float">
            <text:p>0.083</text:p>
          </table:table-cell>
          <table:table-cell table:style-name="ce20"/>
          <table:table-cell table:style-name="ce20" table:formula="of:=[.$F$2]*[.B14]" office:value-type="float" office:value="36000" calcext:value-type="float">
            <text:p>36000</text:p>
          </table:table-cell>
          <table:table-cell table:style-name="ce22" table:formula="of:=[.F14]/[$'Data-Input - Absolute Values'.$M$227]" office:value-type="float" office:value="561.617208" calcext:value-type="float">
            <text:p>562</text:p>
          </table:table-cell>
          <table:table-cell table:style-name="ce20" table:formula="of:=[.$F$2]*[.C14]" office:value-type="float" office:value="60000" calcext:value-type="float">
            <text:p>60000</text:p>
          </table:table-cell>
          <table:table-cell table:style-name="ce22" table:formula="of:=[.H14]/[$'Data-Input - Absolute Values'.$M$227]" office:value-type="float" office:value="936.0286799" calcext:value-type="float">
            <text:p>936</text:p>
          </table:table-cell>
          <table:table-cell table:style-name="ce20" table:formula="of:=[.$F$2]*[.D14]" office:value-type="float" office:value="100000" calcext:value-type="float">
            <text:p>100000</text:p>
          </table:table-cell>
          <table:table-cell table:style-name="ce22" table:formula="of:=[.J14]/[$'Data-Input - Absolute Values'.$M$227]" office:value-type="float" office:value="1560.0478" calcext:value-type="float">
            <text:p>1560</text:p>
          </table:table-cell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17"/>
          <table:table-cell table:style-name="ce20" table:number-columns-repeated="9"/>
          <table:table-cell table:style-name="ce22"/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17"/>
          <table:table-cell table:style-name="ce20" table:number-columns-repeated="4"/>
          <table:table-cell table:number-columns-repeated="3" table:style-name="ce21" office:value-type="string" calcext:value-type="string">
            <text:p>Returns</text:p>
          </table:table-cell>
          <table:table-cell table:style-name="ce20">
            <draw:frame table:end-cell-address="Portfolios.O28" table:end-x="22.28pt" table:end-y="8.99pt" draw:z-index="0" draw:name="Chart 1" draw:style-name="gr1" draw:text-style-name="P1" svg:width="309.71pt" svg:height="191.96pt" svg:x="30.76pt" svg:y="6.01pt">
              <draw:object draw:notify-on-update-of-ranges="Portfolios.A18:Portfolios.A243 Portfolios.B17:Portfolios.B17 Portfolios.B18:Portfolios.B243 Portfolios.C17:Portfolios.C17 Portfolios.C18:Portfolios.C243 Portfolios.D17:Portfolios.D17 Portfolios.D18:Portfolios.D24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0"/>
          <table:table-cell table:style-name="ce22"/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18" office:value-type="string" calcext:value-type="string">
            <text:p>Date</text:p>
          </table:table-cell>
          <table:table-cell table:style-name="ce21" office:value-type="string" calcext:value-type="string">
            <text:p>Benjamin</text:p>
          </table:table-cell>
          <table:table-cell table:style-name="ce21" office:value-type="string" calcext:value-type="string">
            <text:p>Suraj</text:p>
          </table:table-cell>
          <table:table-cell table:style-name="ce21" office:value-type="string" calcext:value-type="string">
            <text:p>Kristian</text:p>
          </table:table-cell>
          <table:table-cell table:style-name="ce20"/>
          <table:table-cell table:style-name="ce21" office:value-type="string" calcext:value-type="string">
            <text:p>Benjamin</text:p>
          </table:table-cell>
          <table:table-cell table:style-name="ce21" office:value-type="string" calcext:value-type="string">
            <text:p>Suraj</text:p>
          </table:table-cell>
          <table:table-cell table:style-name="ce21" office:value-type="string" calcext:value-type="string">
            <text:p>Kristian</text:p>
          </table:table-cell>
          <table:table-cell table:style-name="ce20" table:number-columns-repeated="2"/>
          <table:table-cell table:style-name="ce22"/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19" office:value-type="date" office:date-value="2024-02-07" calcext:value-type="date">
            <text:p>2024-02-07</text:p>
          </table:table-cell>
          <table:table-cell table:style-name="ce22" table:number-matrix-columns-spanned="1" table:number-matrix-rows-spanned="1" table:formula="of:=MMULT([$'Data-Input - Absolute Values'.B2:.M2];[.$G$3:.$G$14])" office:value-type="float" office:value="2452332.759594" calcext:value-type="float">
            <text:p>2452333</text:p>
          </table:table-cell>
          <table:table-cell table:style-name="ce22" table:number-matrix-columns-spanned="1" table:number-matrix-rows-spanned="1" table:formula="of:=MMULT([$'Data-Input - Absolute Values'.B2:.M2];[.$I$3:.$I$14])" office:value-type="float" office:value="2824872.0934044" calcext:value-type="float">
            <text:p>2824872</text:p>
          </table:table-cell>
          <table:table-cell table:style-name="ce22" table:number-matrix-columns-spanned="1" table:number-matrix-rows-spanned="1" table:formula="of:=MMULT([$'Data-Input - Absolute Values'.B2:.M2];[.$K$3:.$K$14])" office:value-type="float" office:value="4110286.60505837" calcext:value-type="float">
            <text:p>4110287</text:p>
          </table:table-cell>
          <table:table-cell table:style-name="ce20"/>
          <table:table-cell table:style-name="ce24" table:formula="of:=LN([.B18]/[.B19])" office:value-type="float" office:value="0.0289982362130634" calcext:value-type="float">
            <text:p>0.02900</text:p>
          </table:table-cell>
          <table:table-cell table:style-name="ce24" table:formula="of:=LN([.C18]/[.C19])" office:value-type="float" office:value="0.0286121975505579" calcext:value-type="float">
            <text:p>0.02861</text:p>
          </table:table-cell>
          <table:table-cell table:style-name="ce24" table:formula="of:=LN([.D18]/[.D19])" office:value-type="float" office:value="0.034848685488728" calcext:value-type="float">
            <text:p>0.03485</text:p>
          </table:table-cell>
          <table:table-cell table:style-name="ce20" table:number-columns-repeated="2"/>
          <table:table-cell table:style-name="ce22"/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19" office:value-type="date" office:date-value="2024-01-31" calcext:value-type="date">
            <text:p>2024-01-31</text:p>
          </table:table-cell>
          <table:table-cell table:style-name="ce22" table:number-matrix-columns-spanned="1" table:number-matrix-rows-spanned="1" table:formula="of:=MMULT([$'Data-Input - Absolute Values'.B3:.M3];[.$G$3:.$G$14])" office:value-type="float" office:value="2382240.62078161" calcext:value-type="float">
            <text:p>2382241</text:p>
          </table:table-cell>
          <table:table-cell table:style-name="ce22" table:number-matrix-columns-spanned="1" table:number-matrix-rows-spanned="1" table:formula="of:=MMULT([$'Data-Input - Absolute Values'.B3:.M3];[.$I$3:.$I$14])" office:value-type="float" office:value="2745191.64719123" calcext:value-type="float">
            <text:p>2745192</text:p>
          </table:table-cell>
          <table:table-cell table:style-name="ce22" table:number-matrix-columns-spanned="1" table:number-matrix-rows-spanned="1" table:formula="of:=MMULT([$'Data-Input - Absolute Values'.B3:.M3];[.$K$3:.$K$14])" office:value-type="float" office:value="3969515.60808862" calcext:value-type="float">
            <text:p>3969516</text:p>
          </table:table-cell>
          <table:table-cell table:style-name="ce20"/>
          <table:table-cell table:style-name="ce24" table:formula="of:=LN([.B19]/[.B20])" office:value-type="float" office:value="0.0240109267000759" calcext:value-type="float">
            <text:p>0.02401</text:p>
          </table:table-cell>
          <table:table-cell table:style-name="ce24" table:formula="of:=LN([.C19]/[.C20])" office:value-type="float" office:value="0.0307461205585147" calcext:value-type="float">
            <text:p>0.03075</text:p>
          </table:table-cell>
          <table:table-cell table:style-name="ce24" table:formula="of:=LN([.D19]/[.D20])" office:value-type="float" office:value="0.0332969038571112" calcext:value-type="float">
            <text:p>0.03330</text:p>
          </table:table-cell>
          <table:table-cell table:style-name="ce20" table:number-columns-repeated="2"/>
          <table:table-cell table:style-name="ce22"/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19" office:value-type="date" office:date-value="2024-01-24" calcext:value-type="date">
            <text:p>2024-01-24</text:p>
          </table:table-cell>
          <table:table-cell table:style-name="ce22" table:number-matrix-columns-spanned="1" table:number-matrix-rows-spanned="1" table:formula="of:=MMULT([$'Data-Input - Absolute Values'.B4:.M4];[.$G$3:.$G$14])" office:value-type="float" office:value="2325722.06266762" calcext:value-type="float">
            <text:p>2325722</text:p>
          </table:table-cell>
          <table:table-cell table:style-name="ce22" table:number-matrix-columns-spanned="1" table:number-matrix-rows-spanned="1" table:formula="of:=MMULT([$'Data-Input - Absolute Values'.B4:.M4];[.$I$3:.$I$14])" office:value-type="float" office:value="2662072.00493368" calcext:value-type="float">
            <text:p>2662072</text:p>
          </table:table-cell>
          <table:table-cell table:style-name="ce22" table:number-matrix-columns-spanned="1" table:number-matrix-rows-spanned="1" table:formula="of:=MMULT([$'Data-Input - Absolute Values'.B4:.M4];[.$K$3:.$K$14])" office:value-type="float" office:value="3839519.27638643" calcext:value-type="float">
            <text:p>3839519</text:p>
          </table:table-cell>
          <table:table-cell table:style-name="ce20"/>
          <table:table-cell table:style-name="ce24" table:formula="of:=LN([.B20]/[.B21])" office:value-type="float" office:value="-0.0353855095126185" calcext:value-type="float">
            <text:p>-0.03539</text:p>
          </table:table-cell>
          <table:table-cell table:style-name="ce24" table:formula="of:=LN([.C20]/[.C21])" office:value-type="float" office:value="-0.0622314398576172" calcext:value-type="float">
            <text:p>-0.06223</text:p>
          </table:table-cell>
          <table:table-cell table:style-name="ce24" table:formula="of:=LN([.D20]/[.D21])" office:value-type="float" office:value="-0.0709976575321868" calcext:value-type="float">
            <text:p>-0.07100</text:p>
          </table:table-cell>
          <table:table-cell table:style-name="ce20" table:number-columns-repeated="2"/>
          <table:table-cell table:style-name="ce22"/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19" office:value-type="date" office:date-value="2024-01-17" calcext:value-type="date">
            <text:p>2024-01-17</text:p>
          </table:table-cell>
          <table:table-cell table:style-name="ce22" table:number-matrix-columns-spanned="1" table:number-matrix-rows-spanned="1" table:formula="of:=MMULT([$'Data-Input - Absolute Values'.B5:.M5];[.$G$3:.$G$14])" office:value-type="float" office:value="2409492.30847074" calcext:value-type="float">
            <text:p>2409492</text:p>
          </table:table-cell>
          <table:table-cell table:style-name="ce22" table:number-matrix-columns-spanned="1" table:number-matrix-rows-spanned="1" table:formula="of:=MMULT([$'Data-Input - Absolute Values'.B5:.M5];[.$I$3:.$I$14])" office:value-type="float" office:value="2832999.9654446" calcext:value-type="float">
            <text:p>2833000</text:p>
          </table:table-cell>
          <table:table-cell table:style-name="ce22" table:number-matrix-columns-spanned="1" table:number-matrix-rows-spanned="1" table:formula="of:=MMULT([$'Data-Input - Absolute Values'.B5:.M5];[.$K$3:.$K$14])" office:value-type="float" office:value="4122026.15576323" calcext:value-type="float">
            <text:p>4122026</text:p>
          </table:table-cell>
          <table:table-cell table:style-name="ce20"/>
          <table:table-cell table:style-name="ce24" table:formula="of:=LN([.B21]/[.B22])" office:value-type="float" office:value="-0.0168979888964153" calcext:value-type="float">
            <text:p>-0.01690</text:p>
          </table:table-cell>
          <table:table-cell table:style-name="ce24" table:formula="of:=LN([.C21]/[.C22])" office:value-type="float" office:value="-0.0271396430372266" calcext:value-type="float">
            <text:p>-0.02714</text:p>
          </table:table-cell>
          <table:table-cell table:style-name="ce24" table:formula="of:=LN([.D21]/[.D22])" office:value-type="float" office:value="-0.0304463414018723" calcext:value-type="float">
            <text:p>-0.03045</text:p>
          </table:table-cell>
          <table:table-cell table:style-name="ce20" table:number-columns-repeated="2"/>
          <table:table-cell table:style-name="ce22"/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19" office:value-type="date" office:date-value="2024-01-10" calcext:value-type="date">
            <text:p>2024-01-10</text:p>
          </table:table-cell>
          <table:table-cell table:style-name="ce22" table:number-matrix-columns-spanned="1" table:number-matrix-rows-spanned="1" table:formula="of:=MMULT([$'Data-Input - Absolute Values'.B6:.M6];[.$G$3:.$G$14])" office:value-type="float" office:value="2450553.83428764" calcext:value-type="float">
            <text:p>2450554</text:p>
          </table:table-cell>
          <table:table-cell table:style-name="ce22" table:number-matrix-columns-spanned="1" table:number-matrix-rows-spanned="1" table:formula="of:=MMULT([$'Data-Input - Absolute Values'.B6:.M6];[.$I$3:.$I$14])" office:value-type="float" office:value="2910939.41376818" calcext:value-type="float">
            <text:p>2910939</text:p>
          </table:table-cell>
          <table:table-cell table:style-name="ce22" table:number-matrix-columns-spanned="1" table:number-matrix-rows-spanned="1" table:formula="of:=MMULT([$'Data-Input - Absolute Values'.B6:.M6];[.$K$3:.$K$14])" office:value-type="float" office:value="4249456.82657157" calcext:value-type="float">
            <text:p>4249457</text:p>
          </table:table-cell>
          <table:table-cell table:style-name="ce20"/>
          <table:table-cell table:style-name="ce24" table:formula="of:=LN([.B22]/[.B23])" office:value-type="float" office:value="0.0430363319995319" calcext:value-type="float">
            <text:p>0.04304</text:p>
          </table:table-cell>
          <table:table-cell table:style-name="ce24" table:formula="of:=LN([.C22]/[.C23])" office:value-type="float" office:value="0.0556143321461127" calcext:value-type="float">
            <text:p>0.05561</text:p>
          </table:table-cell>
          <table:table-cell table:style-name="ce24" table:formula="of:=LN([.D22]/[.D23])" office:value-type="float" office:value="0.0656406906878871" calcext:value-type="float">
            <text:p>0.06564</text:p>
          </table:table-cell>
          <table:table-cell table:style-name="ce20" table:number-columns-repeated="2"/>
          <table:table-cell table:style-name="ce22"/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19" office:value-type="date" office:date-value="2024-01-03" calcext:value-type="date">
            <text:p>2024-01-03</text:p>
          </table:table-cell>
          <table:table-cell table:style-name="ce22" table:number-matrix-columns-spanned="1" table:number-matrix-rows-spanned="1" table:formula="of:=MMULT([$'Data-Input - Absolute Values'.B7:.M7];[.$G$3:.$G$14])" office:value-type="float" office:value="2347328.14516222" calcext:value-type="float">
            <text:p>2347328</text:p>
          </table:table-cell>
          <table:table-cell table:style-name="ce22" table:number-matrix-columns-spanned="1" table:number-matrix-rows-spanned="1" table:formula="of:=MMULT([$'Data-Input - Absolute Values'.B7:.M7];[.$I$3:.$I$14])" office:value-type="float" office:value="2753468.85759999" calcext:value-type="float">
            <text:p>2753469</text:p>
          </table:table-cell>
          <table:table-cell table:style-name="ce22" table:number-matrix-columns-spanned="1" table:number-matrix-rows-spanned="1" table:formula="of:=MMULT([$'Data-Input - Absolute Values'.B7:.M7];[.$K$3:.$K$14])" office:value-type="float" office:value="3979477.29822813" calcext:value-type="float">
            <text:p>3979477</text:p>
          </table:table-cell>
          <table:table-cell table:style-name="ce20"/>
          <table:table-cell table:style-name="ce24" table:formula="of:=LN([.B23]/[.B24])" office:value-type="float" office:value="-0.0267645529424287" calcext:value-type="float">
            <text:p>-0.02676</text:p>
          </table:table-cell>
          <table:table-cell table:style-name="ce24" table:formula="of:=LN([.C23]/[.C24])" office:value-type="float" office:value="-0.0434106609268012" calcext:value-type="float">
            <text:p>-0.04341</text:p>
          </table:table-cell>
          <table:table-cell table:style-name="ce24" table:formula="of:=LN([.D23]/[.D24])" office:value-type="float" office:value="-0.0485192516468538" calcext:value-type="float">
            <text:p>-0.04852</text:p>
          </table:table-cell>
          <table:table-cell table:style-name="ce20" table:number-columns-repeated="2"/>
          <table:table-cell table:style-name="ce22"/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19" office:value-type="date" office:date-value="2023-12-22" calcext:value-type="date">
            <text:p>2023-12-22</text:p>
          </table:table-cell>
          <table:table-cell table:style-name="ce22" table:number-matrix-columns-spanned="1" table:number-matrix-rows-spanned="1" table:formula="of:=MMULT([$'Data-Input - Absolute Values'.B8:.M8];[.$G$3:.$G$14])" office:value-type="float" office:value="2411001.62878835" calcext:value-type="float">
            <text:p>2411002</text:p>
          </table:table-cell>
          <table:table-cell table:style-name="ce22" table:number-matrix-columns-spanned="1" table:number-matrix-rows-spanned="1" table:formula="of:=MMULT([$'Data-Input - Absolute Values'.B8:.M8];[.$I$3:.$I$14])" office:value-type="float" office:value="2875631.14964923" calcext:value-type="float">
            <text:p>2875631</text:p>
          </table:table-cell>
          <table:table-cell table:style-name="ce22" table:number-matrix-columns-spanned="1" table:number-matrix-rows-spanned="1" table:formula="of:=MMULT([$'Data-Input - Absolute Values'.B8:.M8];[.$K$3:.$K$14])" office:value-type="float" office:value="4177319.32171639" calcext:value-type="float">
            <text:p>4177319</text:p>
          </table:table-cell>
          <table:table-cell table:style-name="ce20"/>
          <table:table-cell table:style-name="ce24" table:formula="of:=LN([.B24]/[.B25])" office:value-type="float" office:value="0.0145815874813757" calcext:value-type="float">
            <text:p>0.01458</text:p>
          </table:table-cell>
          <table:table-cell table:style-name="ce24" table:formula="of:=LN([.C24]/[.C25])" office:value-type="float" office:value="0.0216907859263506" calcext:value-type="float">
            <text:p>0.02169</text:p>
          </table:table-cell>
          <table:table-cell table:style-name="ce24" table:formula="of:=LN([.D24]/[.D25])" office:value-type="float" office:value="0.0241281582538893" calcext:value-type="float">
            <text:p>0.02413</text:p>
          </table:table-cell>
          <table:table-cell table:style-name="ce20" table:number-columns-repeated="2"/>
          <table:table-cell table:style-name="ce22"/>
          <table:table-cell table:style-name="ce20" table:number-columns-repeated="17"/>
          <table:table-cell table:number-columns-repeated="996"/>
        </table:table-row>
        <table:table-row table:style-name="ro1">
          <table:table-cell table:style-name="ce19" office:value-type="date" office:date-value="2023-12-15" calcext:value-type="date">
            <text:p>2023-12-15</text:p>
          </table:table-cell>
          <table:table-cell table:style-name="ce22" table:number-matrix-columns-spanned="1" table:number-matrix-rows-spanned="1" table:formula="of:=MMULT([$'Data-Input - Absolute Values'.B9:.M9];[.$G$3:.$G$14])" office:value-type="float" office:value="2376100.4731435" calcext:value-type="float">
            <text:p>2376100</text:p>
          </table:table-cell>
          <table:table-cell table:style-name="ce22" table:number-matrix-columns-spanned="1" table:number-matrix-rows-spanned="1" table:formula="of:=MMULT([$'Data-Input - Absolute Values'.B9:.M9];[.$I$3:.$I$14])" office:value-type="float" office:value="2813928.06340221" calcext:value-type="float">
            <text:p>2813928</text:p>
          </table:table-cell>
          <table:table-cell table:style-name="ce22" table:number-matrix-columns-spanned="1" table:number-matrix-rows-spanned="1" table:formula="of:=MMULT([$'Data-Input - Absolute Values'.B9:.M9];[.$K$3:.$K$14])" office:value-type="float" office:value="4077734.53006124" calcext:value-type="float">
            <text:p>4077735</text:p>
          </table:table-cell>
          <table:table-cell table:style-name="ce20"/>
          <table:table-cell table:style-name="ce24" table:formula="of:=LN([.B25]/[.B26])" office:value-type="float" office:value="-0.00456912100757907" calcext:value-type="float">
            <text:p>-0.00457</text:p>
          </table:table-cell>
          <table:table-cell table:style-name="ce24" table:formula="of:=LN([.C25]/[.C26])" office:value-type="float" office:value="-0.00292362336350665" calcext:value-type="float">
            <text:p>-0.00292</text:p>
          </table:table-cell>
          <table:table-cell table:style-name="ce24" table:formula="of:=LN([.D25]/[.D26])" office:value-type="float" office:value="-0.00773039372599287" calcext:value-type="float">
            <text:p>-0.0077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12-08" calcext:value-type="date">
            <text:p>2023-12-08</text:p>
          </table:table-cell>
          <table:table-cell table:style-name="ce22" table:number-matrix-columns-spanned="1" table:number-matrix-rows-spanned="1" table:formula="of:=MMULT([$'Data-Input - Absolute Values'.B10:.M10];[.$G$3:.$G$14])" office:value-type="float" office:value="2386982.00431678" calcext:value-type="float">
            <text:p>2386982</text:p>
          </table:table-cell>
          <table:table-cell table:style-name="ce22" table:number-matrix-columns-spanned="1" table:number-matrix-rows-spanned="1" table:formula="of:=MMULT([$'Data-Input - Absolute Values'.B10:.M10];[.$I$3:.$I$14])" office:value-type="float" office:value="2822166.9670887" calcext:value-type="float">
            <text:p>2822167</text:p>
          </table:table-cell>
          <table:table-cell table:style-name="ce22" table:number-matrix-columns-spanned="1" table:number-matrix-rows-spanned="1" table:formula="of:=MMULT([$'Data-Input - Absolute Values'.B10:.M10];[.$K$3:.$K$14])" office:value-type="float" office:value="4109379.1786978" calcext:value-type="float">
            <text:p>4109379</text:p>
          </table:table-cell>
          <table:table-cell table:style-name="ce20"/>
          <table:table-cell table:style-name="ce24" table:formula="of:=LN([.B26]/[.B27])" office:value-type="float" office:value="0.103266166107542" calcext:value-type="float">
            <text:p>0.10327</text:p>
          </table:table-cell>
          <table:table-cell table:style-name="ce24" table:formula="of:=LN([.C26]/[.C27])" office:value-type="float" office:value="0.143906037058326" calcext:value-type="float">
            <text:p>0.14391</text:p>
          </table:table-cell>
          <table:table-cell table:style-name="ce24" table:formula="of:=LN([.D26]/[.D27])" office:value-type="float" office:value="0.16354009863132" calcext:value-type="float">
            <text:p>0.1635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12-01" calcext:value-type="date">
            <text:p>2023-12-01</text:p>
          </table:table-cell>
          <table:table-cell table:style-name="ce22" table:number-matrix-columns-spanned="1" table:number-matrix-rows-spanned="1" table:formula="of:=MMULT([$'Data-Input - Absolute Values'.B11:.M11];[.$G$3:.$G$14])" office:value-type="float" office:value="2152787.77590323" calcext:value-type="float">
            <text:p>2152788</text:p>
          </table:table-cell>
          <table:table-cell table:style-name="ce22" table:number-matrix-columns-spanned="1" table:number-matrix-rows-spanned="1" table:formula="of:=MMULT([$'Data-Input - Absolute Values'.B11:.M11];[.$I$3:.$I$14])" office:value-type="float" office:value="2443909.42591002" calcext:value-type="float">
            <text:p>2443909</text:p>
          </table:table-cell>
          <table:table-cell table:style-name="ce22" table:number-matrix-columns-spanned="1" table:number-matrix-rows-spanned="1" table:formula="of:=MMULT([$'Data-Input - Absolute Values'.B11:.M11];[.$K$3:.$K$14])" office:value-type="float" office:value="3489407.20698635" calcext:value-type="float">
            <text:p>3489407</text:p>
          </table:table-cell>
          <table:table-cell table:style-name="ce20"/>
          <table:table-cell table:style-name="ce24" table:formula="of:=LN([.B27]/[.B28])" office:value-type="float" office:value="0.0120150270809103" calcext:value-type="float">
            <text:p>0.01202</text:p>
          </table:table-cell>
          <table:table-cell table:style-name="ce24" table:formula="of:=LN([.C27]/[.C28])" office:value-type="float" office:value="0.0112308492171621" calcext:value-type="float">
            <text:p>0.01123</text:p>
          </table:table-cell>
          <table:table-cell table:style-name="ce24" table:formula="of:=LN([.D27]/[.D28])" office:value-type="float" office:value="0.010058373202435" calcext:value-type="float">
            <text:p>0.0100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11-24" calcext:value-type="date">
            <text:p>2023-11-24</text:p>
          </table:table-cell>
          <table:table-cell table:style-name="ce22" table:number-matrix-columns-spanned="1" table:number-matrix-rows-spanned="1" table:formula="of:=MMULT([$'Data-Input - Absolute Values'.B12:.M12];[.$G$3:.$G$14])" office:value-type="float" office:value="2127076.74117047" calcext:value-type="float">
            <text:p>2127077</text:p>
          </table:table-cell>
          <table:table-cell table:style-name="ce22" table:number-matrix-columns-spanned="1" table:number-matrix-rows-spanned="1" table:formula="of:=MMULT([$'Data-Input - Absolute Values'.B12:.M12];[.$I$3:.$I$14])" office:value-type="float" office:value="2416615.79982941" calcext:value-type="float">
            <text:p>2416616</text:p>
          </table:table-cell>
          <table:table-cell table:style-name="ce22" table:number-matrix-columns-spanned="1" table:number-matrix-rows-spanned="1" table:formula="of:=MMULT([$'Data-Input - Absolute Values'.B12:.M12];[.$K$3:.$K$14])" office:value-type="float" office:value="3454485.36990061" calcext:value-type="float">
            <text:p>3454485</text:p>
          </table:table-cell>
          <table:table-cell table:style-name="ce20"/>
          <table:table-cell table:style-name="ce24" table:formula="of:=LN([.B28]/[.B29])" office:value-type="float" office:value="0.0215701437739152" calcext:value-type="float">
            <text:p>0.02157</text:p>
          </table:table-cell>
          <table:table-cell table:style-name="ce24" table:formula="of:=LN([.C28]/[.C29])" office:value-type="float" office:value="0.0306966454000784" calcext:value-type="float">
            <text:p>0.03070</text:p>
          </table:table-cell>
          <table:table-cell table:style-name="ce24" table:formula="of:=LN([.D28]/[.D29])" office:value-type="float" office:value="0.0359373657112189" calcext:value-type="float">
            <text:p>0.0359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11-17" calcext:value-type="date">
            <text:p>2023-11-17</text:p>
          </table:table-cell>
          <table:table-cell table:style-name="ce22" table:number-matrix-columns-spanned="1" table:number-matrix-rows-spanned="1" table:formula="of:=MMULT([$'Data-Input - Absolute Values'.B13:.M13];[.$G$3:.$G$14])" office:value-type="float" office:value="2081686.68494114" calcext:value-type="float">
            <text:p>2081687</text:p>
          </table:table-cell>
          <table:table-cell table:style-name="ce22" table:number-matrix-columns-spanned="1" table:number-matrix-rows-spanned="1" table:formula="of:=MMULT([$'Data-Input - Absolute Values'.B13:.M13];[.$I$3:.$I$14])" office:value-type="float" office:value="2343560.80957495" calcext:value-type="float">
            <text:p>2343561</text:p>
          </table:table-cell>
          <table:table-cell table:style-name="ce22" table:number-matrix-columns-spanned="1" table:number-matrix-rows-spanned="1" table:formula="of:=MMULT([$'Data-Input - Absolute Values'.B13:.M13];[.$K$3:.$K$14])" office:value-type="float" office:value="3332544.50607231" calcext:value-type="float">
            <text:p>3332545</text:p>
          </table:table-cell>
          <table:table-cell table:style-name="ce20"/>
          <table:table-cell table:style-name="ce24" table:formula="of:=LN([.B29]/[.B30])" office:value-type="float" office:value="-0.0258351763117129" calcext:value-type="float">
            <text:p>-0.02584</text:p>
          </table:table-cell>
          <table:table-cell table:style-name="ce24" table:formula="of:=LN([.C29]/[.C30])" office:value-type="float" office:value="-0.0402727449721338" calcext:value-type="float">
            <text:p>-0.04027</text:p>
          </table:table-cell>
          <table:table-cell table:style-name="ce24" table:formula="of:=LN([.D29]/[.D30])" office:value-type="float" office:value="-0.0497497298319199" calcext:value-type="float">
            <text:p>-0.0497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11-10" calcext:value-type="date">
            <text:p>2023-11-10</text:p>
          </table:table-cell>
          <table:table-cell table:style-name="ce22" table:number-matrix-columns-spanned="1" table:number-matrix-rows-spanned="1" table:formula="of:=MMULT([$'Data-Input - Absolute Values'.B14:.M14];[.$G$3:.$G$14])" office:value-type="float" office:value="2136168.16651295" calcext:value-type="float">
            <text:p>2136168</text:p>
          </table:table-cell>
          <table:table-cell table:style-name="ce22" table:number-matrix-columns-spanned="1" table:number-matrix-rows-spanned="1" table:formula="of:=MMULT([$'Data-Input - Absolute Values'.B14:.M14];[.$I$3:.$I$14])" office:value-type="float" office:value="2439868.71176199" calcext:value-type="float">
            <text:p>2439869</text:p>
          </table:table-cell>
          <table:table-cell table:style-name="ce22" table:number-matrix-columns-spanned="1" table:number-matrix-rows-spanned="1" table:formula="of:=MMULT([$'Data-Input - Absolute Values'.B14:.M14];[.$K$3:.$K$14])" office:value-type="float" office:value="3502531.02789153" calcext:value-type="float">
            <text:p>3502531</text:p>
          </table:table-cell>
          <table:table-cell table:style-name="ce20"/>
          <table:table-cell table:style-name="ce24" table:formula="of:=LN([.B30]/[.B31])" office:value-type="float" office:value="0.0673742405333083" calcext:value-type="float">
            <text:p>0.06737</text:p>
          </table:table-cell>
          <table:table-cell table:style-name="ce24" table:formula="of:=LN([.C30]/[.C31])" office:value-type="float" office:value="0.087206230714938" calcext:value-type="float">
            <text:p>0.08721</text:p>
          </table:table-cell>
          <table:table-cell table:style-name="ce24" table:formula="of:=LN([.D30]/[.D31])" office:value-type="float" office:value="0.0992182315556892" calcext:value-type="float">
            <text:p>0.0992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11-03" calcext:value-type="date">
            <text:p>2023-11-03</text:p>
          </table:table-cell>
          <table:table-cell table:style-name="ce22" table:number-matrix-columns-spanned="1" table:number-matrix-rows-spanned="1" table:formula="of:=MMULT([$'Data-Input - Absolute Values'.B15:.M15];[.$G$3:.$G$14])" office:value-type="float" office:value="1996986.72533178" calcext:value-type="float">
            <text:p>1996987</text:p>
          </table:table-cell>
          <table:table-cell table:style-name="ce22" table:number-matrix-columns-spanned="1" table:number-matrix-rows-spanned="1" table:formula="of:=MMULT([$'Data-Input - Absolute Values'.B15:.M15];[.$I$3:.$I$14])" office:value-type="float" office:value="2236110.56218887" calcext:value-type="float">
            <text:p>2236111</text:p>
          </table:table-cell>
          <table:table-cell table:style-name="ce22" table:number-matrix-columns-spanned="1" table:number-matrix-rows-spanned="1" table:formula="of:=MMULT([$'Data-Input - Absolute Values'.B15:.M15];[.$K$3:.$K$14])" office:value-type="float" office:value="3171699.69764817" calcext:value-type="float">
            <text:p>3171700</text:p>
          </table:table-cell>
          <table:table-cell table:style-name="ce20"/>
          <table:table-cell table:style-name="ce24" table:formula="of:=LN([.B31]/[.B32])" office:value-type="float" office:value="0.0377826953348718" calcext:value-type="float">
            <text:p>0.03778</text:p>
          </table:table-cell>
          <table:table-cell table:style-name="ce24" table:formula="of:=LN([.C31]/[.C32])" office:value-type="float" office:value="0.0376128163606986" calcext:value-type="float">
            <text:p>0.03761</text:p>
          </table:table-cell>
          <table:table-cell table:style-name="ce24" table:formula="of:=LN([.D31]/[.D32])" office:value-type="float" office:value="0.0415422227317623" calcext:value-type="float">
            <text:p>0.0415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10-27" calcext:value-type="date">
            <text:p>2023-10-27</text:p>
          </table:table-cell>
          <table:table-cell table:style-name="ce22" table:number-matrix-columns-spanned="1" table:number-matrix-rows-spanned="1" table:formula="of:=MMULT([$'Data-Input - Absolute Values'.B16:.M16];[.$G$3:.$G$14])" office:value-type="float" office:value="1922942.78230355" calcext:value-type="float">
            <text:p>1922943</text:p>
          </table:table-cell>
          <table:table-cell table:style-name="ce22" table:number-matrix-columns-spanned="1" table:number-matrix-rows-spanned="1" table:formula="of:=MMULT([$'Data-Input - Absolute Values'.B16:.M16];[.$I$3:.$I$14])" office:value-type="float" office:value="2153566.23969589" calcext:value-type="float">
            <text:p>2153566</text:p>
          </table:table-cell>
          <table:table-cell table:style-name="ce22" table:number-matrix-columns-spanned="1" table:number-matrix-rows-spanned="1" table:formula="of:=MMULT([$'Data-Input - Absolute Values'.B16:.M16];[.$K$3:.$K$14])" office:value-type="float" office:value="3042639.5255768" calcext:value-type="float">
            <text:p>3042640</text:p>
          </table:table-cell>
          <table:table-cell table:style-name="ce20"/>
          <table:table-cell table:style-name="ce24" table:formula="of:=LN([.B32]/[.B33])" office:value-type="float" office:value="0.0459727925856427" calcext:value-type="float">
            <text:p>0.04597</text:p>
          </table:table-cell>
          <table:table-cell table:style-name="ce24" table:formula="of:=LN([.C32]/[.C33])" office:value-type="float" office:value="0.0706027740403062" calcext:value-type="float">
            <text:p>0.07060</text:p>
          </table:table-cell>
          <table:table-cell table:style-name="ce24" table:formula="of:=LN([.D32]/[.D33])" office:value-type="float" office:value="0.0827081594659954" calcext:value-type="float">
            <text:p>0.0827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10-20" calcext:value-type="date">
            <text:p>2023-10-20</text:p>
          </table:table-cell>
          <table:table-cell table:style-name="ce22" table:number-matrix-columns-spanned="1" table:number-matrix-rows-spanned="1" table:formula="of:=MMULT([$'Data-Input - Absolute Values'.B17:.M17];[.$G$3:.$G$14])" office:value-type="float" office:value="1836541.0148443" calcext:value-type="float">
            <text:p>1836541</text:p>
          </table:table-cell>
          <table:table-cell table:style-name="ce22" table:number-matrix-columns-spanned="1" table:number-matrix-rows-spanned="1" table:formula="of:=MMULT([$'Data-Input - Absolute Values'.B17:.M17];[.$I$3:.$I$14])" office:value-type="float" office:value="2006761.86405559" calcext:value-type="float">
            <text:p>2006762</text:p>
          </table:table-cell>
          <table:table-cell table:style-name="ce22" table:number-matrix-columns-spanned="1" table:number-matrix-rows-spanned="1" table:formula="of:=MMULT([$'Data-Input - Absolute Values'.B17:.M17];[.$K$3:.$K$14])" office:value-type="float" office:value="2801114.13731244" calcext:value-type="float">
            <text:p>2801114</text:p>
          </table:table-cell>
          <table:table-cell table:style-name="ce20"/>
          <table:table-cell table:style-name="ce24" table:formula="of:=LN([.B33]/[.B34])" office:value-type="float" office:value="-0.00340764420916855" calcext:value-type="float">
            <text:p>-0.00341</text:p>
          </table:table-cell>
          <table:table-cell table:style-name="ce24" table:formula="of:=LN([.C33]/[.C34])" office:value-type="float" office:value="0.00720600047354837" calcext:value-type="float">
            <text:p>0.00721</text:p>
          </table:table-cell>
          <table:table-cell table:style-name="ce24" table:formula="of:=LN([.D33]/[.D34])" office:value-type="float" office:value="0.0136010223519591" calcext:value-type="float">
            <text:p>0.0136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10-13" calcext:value-type="date">
            <text:p>2023-10-13</text:p>
          </table:table-cell>
          <table:table-cell table:style-name="ce22" table:number-matrix-columns-spanned="1" table:number-matrix-rows-spanned="1" table:formula="of:=MMULT([$'Data-Input - Absolute Values'.B18:.M18];[.$G$3:.$G$14])" office:value-type="float" office:value="1842809.96831365" calcext:value-type="float">
            <text:p>1842810</text:p>
          </table:table-cell>
          <table:table-cell table:style-name="ce22" table:number-matrix-columns-spanned="1" table:number-matrix-rows-spanned="1" table:formula="of:=MMULT([$'Data-Input - Absolute Values'.B18:.M18];[.$I$3:.$I$14])" office:value-type="float" office:value="1992353.11419162" calcext:value-type="float">
            <text:p>1992353</text:p>
          </table:table-cell>
          <table:table-cell table:style-name="ce22" table:number-matrix-columns-spanned="1" table:number-matrix-rows-spanned="1" table:formula="of:=MMULT([$'Data-Input - Absolute Values'.B18:.M18];[.$K$3:.$K$14])" office:value-type="float" office:value="2763274.03667573" calcext:value-type="float">
            <text:p>2763274</text:p>
          </table:table-cell>
          <table:table-cell table:style-name="ce20"/>
          <table:table-cell table:style-name="ce24" table:formula="of:=LN([.B34]/[.B35])" office:value-type="float" office:value="-0.00604864779380677" calcext:value-type="float">
            <text:p>-0.00605</text:p>
          </table:table-cell>
          <table:table-cell table:style-name="ce24" table:formula="of:=LN([.C34]/[.C35])" office:value-type="float" office:value="-0.0201807336683923" calcext:value-type="float">
            <text:p>-0.02018</text:p>
          </table:table-cell>
          <table:table-cell table:style-name="ce24" table:formula="of:=LN([.D34]/[.D35])" office:value-type="float" office:value="-0.0288068674038609" calcext:value-type="float">
            <text:p>-0.0288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10-06" calcext:value-type="date">
            <text:p>2023-10-06</text:p>
          </table:table-cell>
          <table:table-cell table:style-name="ce22" table:number-matrix-columns-spanned="1" table:number-matrix-rows-spanned="1" table:formula="of:=MMULT([$'Data-Input - Absolute Values'.B19:.M19];[.$G$3:.$G$14])" office:value-type="float" office:value="1853990.25548562" calcext:value-type="float">
            <text:p>1853990</text:p>
          </table:table-cell>
          <table:table-cell table:style-name="ce22" table:number-matrix-columns-spanned="1" table:number-matrix-rows-spanned="1" table:formula="of:=MMULT([$'Data-Input - Absolute Values'.B19:.M19];[.$I$3:.$I$14])" office:value-type="float" office:value="2032968.70959627" calcext:value-type="float">
            <text:p>2032969</text:p>
          </table:table-cell>
          <table:table-cell table:style-name="ce22" table:number-matrix-columns-spanned="1" table:number-matrix-rows-spanned="1" table:formula="of:=MMULT([$'Data-Input - Absolute Values'.B19:.M19];[.$K$3:.$K$14])" office:value-type="float" office:value="2844032.92612113" calcext:value-type="float">
            <text:p>2844033</text:p>
          </table:table-cell>
          <table:table-cell table:style-name="ce20"/>
          <table:table-cell table:style-name="ce24" table:formula="of:=LN([.B35]/[.B36])" office:value-type="float" office:value="0.00109459144092306" calcext:value-type="float">
            <text:p>0.00109</text:p>
          </table:table-cell>
          <table:table-cell table:style-name="ce24" table:formula="of:=LN([.C35]/[.C36])" office:value-type="float" office:value="0.00365603904055181" calcext:value-type="float">
            <text:p>0.00366</text:p>
          </table:table-cell>
          <table:table-cell table:style-name="ce24" table:formula="of:=LN([.D35]/[.D36])" office:value-type="float" office:value="0.00831293755233169" calcext:value-type="float">
            <text:p>0.0083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9-29" calcext:value-type="date">
            <text:p>2023-09-29</text:p>
          </table:table-cell>
          <table:table-cell table:style-name="ce22" table:number-matrix-columns-spanned="1" table:number-matrix-rows-spanned="1" table:formula="of:=MMULT([$'Data-Input - Absolute Values'.B20:.M20];[.$G$3:.$G$14])" office:value-type="float" office:value="1851962.00387635" calcext:value-type="float">
            <text:p>1851962</text:p>
          </table:table-cell>
          <table:table-cell table:style-name="ce22" table:number-matrix-columns-spanned="1" table:number-matrix-rows-spanned="1" table:formula="of:=MMULT([$'Data-Input - Absolute Values'.B20:.M20];[.$I$3:.$I$14])" office:value-type="float" office:value="2025549.66704433" calcext:value-type="float">
            <text:p>2025550</text:p>
          </table:table-cell>
          <table:table-cell table:style-name="ce22" table:number-matrix-columns-spanned="1" table:number-matrix-rows-spanned="1" table:formula="of:=MMULT([$'Data-Input - Absolute Values'.B20:.M20];[.$K$3:.$K$14])" office:value-type="float" office:value="2820488.65462412" calcext:value-type="float">
            <text:p>2820489</text:p>
          </table:table-cell>
          <table:table-cell table:style-name="ce20"/>
          <table:table-cell table:style-name="ce24" table:formula="of:=LN([.B36]/[.B37])" office:value-type="float" office:value="0.00711113175062921" calcext:value-type="float">
            <text:p>0.00711</text:p>
          </table:table-cell>
          <table:table-cell table:style-name="ce24" table:formula="of:=LN([.C36]/[.C37])" office:value-type="float" office:value="0.016041595428284" calcext:value-type="float">
            <text:p>0.01604</text:p>
          </table:table-cell>
          <table:table-cell table:style-name="ce24" table:formula="of:=LN([.D36]/[.D37])" office:value-type="float" office:value="0.0226871551059011" calcext:value-type="float">
            <text:p>0.0226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9-22" calcext:value-type="date">
            <text:p>2023-09-22</text:p>
          </table:table-cell>
          <table:table-cell table:style-name="ce22" table:number-matrix-columns-spanned="1" table:number-matrix-rows-spanned="1" table:formula="of:=MMULT([$'Data-Input - Absolute Values'.B21:.M21];[.$G$3:.$G$14])" office:value-type="float" office:value="1838839.17246097" calcext:value-type="float">
            <text:p>1838839</text:p>
          </table:table-cell>
          <table:table-cell table:style-name="ce22" table:number-matrix-columns-spanned="1" table:number-matrix-rows-spanned="1" table:formula="of:=MMULT([$'Data-Input - Absolute Values'.B21:.M21];[.$I$3:.$I$14])" office:value-type="float" office:value="1993315.85091627" calcext:value-type="float">
            <text:p>1993316</text:p>
          </table:table-cell>
          <table:table-cell table:style-name="ce22" table:number-matrix-columns-spanned="1" table:number-matrix-rows-spanned="1" table:formula="of:=MMULT([$'Data-Input - Absolute Values'.B21:.M21];[.$K$3:.$K$14])" office:value-type="float" office:value="2757220.19541921" calcext:value-type="float">
            <text:p>2757220</text:p>
          </table:table-cell>
          <table:table-cell table:style-name="ce20"/>
          <table:table-cell table:style-name="ce24" table:formula="of:=LN([.B37]/[.B38])" office:value-type="float" office:value="-0.0217006787642848" calcext:value-type="float">
            <text:p>-0.02170</text:p>
          </table:table-cell>
          <table:table-cell table:style-name="ce24" table:formula="of:=LN([.C37]/[.C38])" office:value-type="float" office:value="-0.0199515288778713" calcext:value-type="float">
            <text:p>-0.01995</text:p>
          </table:table-cell>
          <table:table-cell table:style-name="ce24" table:formula="of:=LN([.D37]/[.D38])" office:value-type="float" office:value="-0.0226574065698673" calcext:value-type="float">
            <text:p>-0.0226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9-15" calcext:value-type="date">
            <text:p>2023-09-15</text:p>
          </table:table-cell>
          <table:table-cell table:style-name="ce22" table:number-matrix-columns-spanned="1" table:number-matrix-rows-spanned="1" table:formula="of:=MMULT([$'Data-Input - Absolute Values'.B22:.M22];[.$G$3:.$G$14])" office:value-type="float" office:value="1879179.35221391" calcext:value-type="float">
            <text:p>1879179</text:p>
          </table:table-cell>
          <table:table-cell table:style-name="ce22" table:number-matrix-columns-spanned="1" table:number-matrix-rows-spanned="1" table:formula="of:=MMULT([$'Data-Input - Absolute Values'.B22:.M22];[.$I$3:.$I$14])" office:value-type="float" office:value="2033484.93451592" calcext:value-type="float">
            <text:p>2033485</text:p>
          </table:table-cell>
          <table:table-cell table:style-name="ce22" table:number-matrix-columns-spanned="1" table:number-matrix-rows-spanned="1" table:formula="of:=MMULT([$'Data-Input - Absolute Values'.B22:.M22];[.$K$3:.$K$14])" office:value-type="float" office:value="2820404.75046377" calcext:value-type="float">
            <text:p>2820405</text:p>
          </table:table-cell>
          <table:table-cell table:style-name="ce20"/>
          <table:table-cell table:style-name="ce24" table:formula="of:=LN([.B38]/[.B39])" office:value-type="float" office:value="0.0153824923779556" calcext:value-type="float">
            <text:p>0.01538</text:p>
          </table:table-cell>
          <table:table-cell table:style-name="ce24" table:formula="of:=LN([.C38]/[.C39])" office:value-type="float" office:value="0.00938304466713653" calcext:value-type="float">
            <text:p>0.00938</text:p>
          </table:table-cell>
          <table:table-cell table:style-name="ce24" table:formula="of:=LN([.D38]/[.D39])" office:value-type="float" office:value="0.0121477958675972" calcext:value-type="float">
            <text:p>0.0121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9-08" calcext:value-type="date">
            <text:p>2023-09-08</text:p>
          </table:table-cell>
          <table:table-cell table:style-name="ce22" table:number-matrix-columns-spanned="1" table:number-matrix-rows-spanned="1" table:formula="of:=MMULT([$'Data-Input - Absolute Values'.B23:.M23];[.$G$3:.$G$14])" office:value-type="float" office:value="1850494.08125865" calcext:value-type="float">
            <text:p>1850494</text:p>
          </table:table-cell>
          <table:table-cell table:style-name="ce22" table:number-matrix-columns-spanned="1" table:number-matrix-rows-spanned="1" table:formula="of:=MMULT([$'Data-Input - Absolute Values'.B23:.M23];[.$I$3:.$I$14])" office:value-type="float" office:value="2014493.89078438" calcext:value-type="float">
            <text:p>2014494</text:p>
          </table:table-cell>
          <table:table-cell table:style-name="ce22" table:number-matrix-columns-spanned="1" table:number-matrix-rows-spanned="1" table:formula="of:=MMULT([$'Data-Input - Absolute Values'.B23:.M23];[.$K$3:.$K$14])" office:value-type="float" office:value="2786350.31125949" calcext:value-type="float">
            <text:p>2786350</text:p>
          </table:table-cell>
          <table:table-cell table:style-name="ce20"/>
          <table:table-cell table:style-name="ce24" table:formula="of:=LN([.B39]/[.B40])" office:value-type="float" office:value="0.00500181942734674" calcext:value-type="float">
            <text:p>0.00500</text:p>
          </table:table-cell>
          <table:table-cell table:style-name="ce24" table:formula="of:=LN([.C39]/[.C40])" office:value-type="float" office:value="0.00316934468143089" calcext:value-type="float">
            <text:p>0.00317</text:p>
          </table:table-cell>
          <table:table-cell table:style-name="ce24" table:formula="of:=LN([.D39]/[.D40])" office:value-type="float" office:value="0.00695447177980783" calcext:value-type="float">
            <text:p>0.0069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9-01" calcext:value-type="date">
            <text:p>2023-09-01</text:p>
          </table:table-cell>
          <table:table-cell table:style-name="ce22" table:number-matrix-columns-spanned="1" table:number-matrix-rows-spanned="1" table:formula="of:=MMULT([$'Data-Input - Absolute Values'.B24:.M24];[.$G$3:.$G$14])" office:value-type="float" office:value="1841261.35348024" calcext:value-type="float">
            <text:p>1841261</text:p>
          </table:table-cell>
          <table:table-cell table:style-name="ce22" table:number-matrix-columns-spanned="1" table:number-matrix-rows-spanned="1" table:formula="of:=MMULT([$'Data-Input - Absolute Values'.B24:.M24];[.$I$3:.$I$14])" office:value-type="float" office:value="2008119.37214509" calcext:value-type="float">
            <text:p>2008119</text:p>
          </table:table-cell>
          <table:table-cell table:style-name="ce22" table:number-matrix-columns-spanned="1" table:number-matrix-rows-spanned="1" table:formula="of:=MMULT([$'Data-Input - Absolute Values'.B24:.M24];[.$K$3:.$K$14])" office:value-type="float" office:value="2767039.94119129" calcext:value-type="float">
            <text:p>2767040</text:p>
          </table:table-cell>
          <table:table-cell table:style-name="ce20"/>
          <table:table-cell table:style-name="ce24" table:formula="of:=LN([.B40]/[.B41])" office:value-type="float" office:value="0.00449561505566861" calcext:value-type="float">
            <text:p>0.00450</text:p>
          </table:table-cell>
          <table:table-cell table:style-name="ce24" table:formula="of:=LN([.C40]/[.C41])" office:value-type="float" office:value="-0.00273488280059545" calcext:value-type="float">
            <text:p>-0.00273</text:p>
          </table:table-cell>
          <table:table-cell table:style-name="ce24" table:formula="of:=LN([.D40]/[.D41])" office:value-type="float" office:value="-0.005242204064346" calcext:value-type="float">
            <text:p>-0.0052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8-25" calcext:value-type="date">
            <text:p>2023-08-25</text:p>
          </table:table-cell>
          <table:table-cell table:style-name="ce22" table:number-matrix-columns-spanned="1" table:number-matrix-rows-spanned="1" table:formula="of:=MMULT([$'Data-Input - Absolute Values'.B25:.M25];[.$G$3:.$G$14])" office:value-type="float" office:value="1833002.32982361" calcext:value-type="float">
            <text:p>1833002</text:p>
          </table:table-cell>
          <table:table-cell table:style-name="ce22" table:number-matrix-columns-spanned="1" table:number-matrix-rows-spanned="1" table:formula="of:=MMULT([$'Data-Input - Absolute Values'.B25:.M25];[.$I$3:.$I$14])" office:value-type="float" office:value="2013618.86007716" calcext:value-type="float">
            <text:p>2013619</text:p>
          </table:table-cell>
          <table:table-cell table:style-name="ce22" table:number-matrix-columns-spanned="1" table:number-matrix-rows-spanned="1" table:formula="of:=MMULT([$'Data-Input - Absolute Values'.B25:.M25];[.$K$3:.$K$14])" office:value-type="float" office:value="2781583.41584278" calcext:value-type="float">
            <text:p>2781583</text:p>
          </table:table-cell>
          <table:table-cell table:style-name="ce20"/>
          <table:table-cell table:style-name="ce24" table:formula="of:=LN([.B41]/[.B42])" office:value-type="float" office:value="0.0102749815529838" calcext:value-type="float">
            <text:p>0.01027</text:p>
          </table:table-cell>
          <table:table-cell table:style-name="ce24" table:formula="of:=LN([.C41]/[.C42])" office:value-type="float" office:value="0.00731418745772359" calcext:value-type="float">
            <text:p>0.00731</text:p>
          </table:table-cell>
          <table:table-cell table:style-name="ce24" table:formula="of:=LN([.D41]/[.D42])" office:value-type="float" office:value="0.0071840351255919" calcext:value-type="float">
            <text:p>0.0071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8-18" calcext:value-type="date">
            <text:p>2023-08-18</text:p>
          </table:table-cell>
          <table:table-cell table:style-name="ce22" table:number-matrix-columns-spanned="1" table:number-matrix-rows-spanned="1" table:formula="of:=MMULT([$'Data-Input - Absolute Values'.B26:.M26];[.$G$3:.$G$14])" office:value-type="float" office:value="1814264.69398166" calcext:value-type="float">
            <text:p>1814265</text:p>
          </table:table-cell>
          <table:table-cell table:style-name="ce22" table:number-matrix-columns-spanned="1" table:number-matrix-rows-spanned="1" table:formula="of:=MMULT([$'Data-Input - Absolute Values'.B26:.M26];[.$I$3:.$I$14])" office:value-type="float" office:value="1998944.60481246" calcext:value-type="float">
            <text:p>1998945</text:p>
          </table:table-cell>
          <table:table-cell table:style-name="ce22" table:number-matrix-columns-spanned="1" table:number-matrix-rows-spanned="1" table:formula="of:=MMULT([$'Data-Input - Absolute Values'.B26:.M26];[.$K$3:.$K$14])" office:value-type="float" office:value="2761672.03056031" calcext:value-type="float">
            <text:p>2761672</text:p>
          </table:table-cell>
          <table:table-cell table:style-name="ce20"/>
          <table:table-cell table:style-name="ce24" table:formula="of:=LN([.B42]/[.B43])" office:value-type="float" office:value="-0.0527231697102657" calcext:value-type="float">
            <text:p>-0.05272</text:p>
          </table:table-cell>
          <table:table-cell table:style-name="ce24" table:formula="of:=LN([.C42]/[.C43])" office:value-type="float" office:value="-0.0694072375576216" calcext:value-type="float">
            <text:p>-0.06941</text:p>
          </table:table-cell>
          <table:table-cell table:style-name="ce24" table:formula="of:=LN([.D42]/[.D43])" office:value-type="float" office:value="-0.0813522946127439" calcext:value-type="float">
            <text:p>-0.0813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8-11" calcext:value-type="date">
            <text:p>2023-08-11</text:p>
          </table:table-cell>
          <table:table-cell table:style-name="ce22" table:number-matrix-columns-spanned="1" table:number-matrix-rows-spanned="1" table:formula="of:=MMULT([$'Data-Input - Absolute Values'.B27:.M27];[.$G$3:.$G$14])" office:value-type="float" office:value="1912484.97037079" calcext:value-type="float">
            <text:p>1912485</text:p>
          </table:table-cell>
          <table:table-cell table:style-name="ce22" table:number-matrix-columns-spanned="1" table:number-matrix-rows-spanned="1" table:formula="of:=MMULT([$'Data-Input - Absolute Values'.B27:.M27];[.$I$3:.$I$14])" office:value-type="float" office:value="2142614.00492806" calcext:value-type="float">
            <text:p>2142614</text:p>
          </table:table-cell>
          <table:table-cell table:style-name="ce22" table:number-matrix-columns-spanned="1" table:number-matrix-rows-spanned="1" table:formula="of:=MMULT([$'Data-Input - Absolute Values'.B27:.M27];[.$K$3:.$K$14])" office:value-type="float" office:value="2995731.97015578" calcext:value-type="float">
            <text:p>2995732</text:p>
          </table:table-cell>
          <table:table-cell table:style-name="ce20"/>
          <table:table-cell table:style-name="ce24" table:formula="of:=LN([.B43]/[.B44])" office:value-type="float" office:value="0.00234031450142675" calcext:value-type="float">
            <text:p>0.00234</text:p>
          </table:table-cell>
          <table:table-cell table:style-name="ce24" table:formula="of:=LN([.C43]/[.C44])" office:value-type="float" office:value="0.0064453384987195" calcext:value-type="float">
            <text:p>0.00645</text:p>
          </table:table-cell>
          <table:table-cell table:style-name="ce24" table:formula="of:=LN([.D43]/[.D44])" office:value-type="float" office:value="0.00819627195905239" calcext:value-type="float">
            <text:p>0.0082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8-04" calcext:value-type="date">
            <text:p>2023-08-04</text:p>
          </table:table-cell>
          <table:table-cell table:style-name="ce22" table:number-matrix-columns-spanned="1" table:number-matrix-rows-spanned="1" table:formula="of:=MMULT([$'Data-Input - Absolute Values'.B28:.M28];[.$G$3:.$G$14])" office:value-type="float" office:value="1908014.38738644" calcext:value-type="float">
            <text:p>1908014</text:p>
          </table:table-cell>
          <table:table-cell table:style-name="ce22" table:number-matrix-columns-spanned="1" table:number-matrix-rows-spanned="1" table:formula="of:=MMULT([$'Data-Input - Absolute Values'.B28:.M28];[.$I$3:.$I$14])" office:value-type="float" office:value="2128848.54158378" calcext:value-type="float">
            <text:p>2128849</text:p>
          </table:table-cell>
          <table:table-cell table:style-name="ce22" table:number-matrix-columns-spanned="1" table:number-matrix-rows-spanned="1" table:formula="of:=MMULT([$'Data-Input - Absolute Values'.B28:.M28];[.$K$3:.$K$14])" office:value-type="float" office:value="2971278.48680819" calcext:value-type="float">
            <text:p>2971278</text:p>
          </table:table-cell>
          <table:table-cell table:style-name="ce20"/>
          <table:table-cell table:style-name="ce24" table:formula="of:=LN([.B44]/[.B45])" office:value-type="float" office:value="-0.0220776215745257" calcext:value-type="float">
            <text:p>-0.02208</text:p>
          </table:table-cell>
          <table:table-cell table:style-name="ce24" table:formula="of:=LN([.C44]/[.C45])" office:value-type="float" office:value="-0.0266413115998605" calcext:value-type="float">
            <text:p>-0.02664</text:p>
          </table:table-cell>
          <table:table-cell table:style-name="ce24" table:formula="of:=LN([.D44]/[.D45])" office:value-type="float" office:value="-0.0294753200600231" calcext:value-type="float">
            <text:p>-0.0294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7-28" calcext:value-type="date">
            <text:p>2023-07-28</text:p>
          </table:table-cell>
          <table:table-cell table:style-name="ce22" table:number-matrix-columns-spanned="1" table:number-matrix-rows-spanned="1" table:formula="of:=MMULT([$'Data-Input - Absolute Values'.B29:.M29];[.$G$3:.$G$14])" office:value-type="float" office:value="1950607.25151594" calcext:value-type="float">
            <text:p>1950607</text:p>
          </table:table-cell>
          <table:table-cell table:style-name="ce22" table:number-matrix-columns-spanned="1" table:number-matrix-rows-spanned="1" table:formula="of:=MMULT([$'Data-Input - Absolute Values'.B29:.M29];[.$I$3:.$I$14])" office:value-type="float" office:value="2186326.09811257" calcext:value-type="float">
            <text:p>2186326</text:p>
          </table:table-cell>
          <table:table-cell table:style-name="ce22" table:number-matrix-columns-spanned="1" table:number-matrix-rows-spanned="1" table:formula="of:=MMULT([$'Data-Input - Absolute Values'.B29:.M29];[.$K$3:.$K$14])" office:value-type="float" office:value="3060161.36180229" calcext:value-type="float">
            <text:p>3060161</text:p>
          </table:table-cell>
          <table:table-cell table:style-name="ce20"/>
          <table:table-cell table:style-name="ce24" table:formula="of:=LN([.B45]/[.B46])" office:value-type="float" office:value="0.00155692584280491" calcext:value-type="float">
            <text:p>0.00156</text:p>
          </table:table-cell>
          <table:table-cell table:style-name="ce24" table:formula="of:=LN([.C45]/[.C46])" office:value-type="float" office:value="-0.00189245433954902" calcext:value-type="float">
            <text:p>-0.00189</text:p>
          </table:table-cell>
          <table:table-cell table:style-name="ce24" table:formula="of:=LN([.D45]/[.D46])" office:value-type="float" office:value="-0.000295400777041195" calcext:value-type="float">
            <text:p>-0.0003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7-21" calcext:value-type="date">
            <text:p>2023-07-21</text:p>
          </table:table-cell>
          <table:table-cell table:style-name="ce22" table:number-matrix-columns-spanned="1" table:number-matrix-rows-spanned="1" table:formula="of:=MMULT([$'Data-Input - Absolute Values'.B30:.M30];[.$G$3:.$G$14])" office:value-type="float" office:value="1947572.66360406" calcext:value-type="float">
            <text:p>1947573</text:p>
          </table:table-cell>
          <table:table-cell table:style-name="ce22" table:number-matrix-columns-spanned="1" table:number-matrix-rows-spanned="1" table:formula="of:=MMULT([$'Data-Input - Absolute Values'.B30:.M30];[.$I$3:.$I$14])" office:value-type="float" office:value="2190467.53793148" calcext:value-type="float">
            <text:p>2190468</text:p>
          </table:table-cell>
          <table:table-cell table:style-name="ce22" table:number-matrix-columns-spanned="1" table:number-matrix-rows-spanned="1" table:formula="of:=MMULT([$'Data-Input - Absolute Values'.B30:.M30];[.$K$3:.$K$14])" office:value-type="float" office:value="3061065.46937691" calcext:value-type="float">
            <text:p>3061065</text:p>
          </table:table-cell>
          <table:table-cell table:style-name="ce20"/>
          <table:table-cell table:style-name="ce24" table:formula="of:=LN([.B46]/[.B47])" office:value-type="float" office:value="0.00208398166783798" calcext:value-type="float">
            <text:p>0.00208</text:p>
          </table:table-cell>
          <table:table-cell table:style-name="ce24" table:formula="of:=LN([.C46]/[.C47])" office:value-type="float" office:value="-0.0070089170584013" calcext:value-type="float">
            <text:p>-0.00701</text:p>
          </table:table-cell>
          <table:table-cell table:style-name="ce24" table:formula="of:=LN([.D46]/[.D47])" office:value-type="float" office:value="-0.00861601933620556" calcext:value-type="float">
            <text:p>-0.0086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7-14" calcext:value-type="date">
            <text:p>2023-07-14</text:p>
          </table:table-cell>
          <table:table-cell table:style-name="ce22" table:number-matrix-columns-spanned="1" table:number-matrix-rows-spanned="1" table:formula="of:=MMULT([$'Data-Input - Absolute Values'.B31:.M31];[.$G$3:.$G$14])" office:value-type="float" office:value="1943518.18407421" calcext:value-type="float">
            <text:p>1943518</text:p>
          </table:table-cell>
          <table:table-cell table:style-name="ce22" table:number-matrix-columns-spanned="1" table:number-matrix-rows-spanned="1" table:formula="of:=MMULT([$'Data-Input - Absolute Values'.B31:.M31];[.$I$3:.$I$14])" office:value-type="float" office:value="2205874.27241487" calcext:value-type="float">
            <text:p>2205874</text:p>
          </table:table-cell>
          <table:table-cell table:style-name="ce22" table:number-matrix-columns-spanned="1" table:number-matrix-rows-spanned="1" table:formula="of:=MMULT([$'Data-Input - Absolute Values'.B31:.M31];[.$K$3:.$K$14])" office:value-type="float" office:value="3087553.61597826" calcext:value-type="float">
            <text:p>3087554</text:p>
          </table:table-cell>
          <table:table-cell table:style-name="ce20"/>
          <table:table-cell table:style-name="ce24" table:formula="of:=LN([.B47]/[.B48])" office:value-type="float" office:value="0.0179511274690076" calcext:value-type="float">
            <text:p>0.01795</text:p>
          </table:table-cell>
          <table:table-cell table:style-name="ce24" table:formula="of:=LN([.C47]/[.C48])" office:value-type="float" office:value="0.025252943615324" calcext:value-type="float">
            <text:p>0.02525</text:p>
          </table:table-cell>
          <table:table-cell table:style-name="ce24" table:formula="of:=LN([.D47]/[.D48])" office:value-type="float" office:value="0.0265104223100056" calcext:value-type="float">
            <text:p>0.0265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7-07" calcext:value-type="date">
            <text:p>2023-07-07</text:p>
          </table:table-cell>
          <table:table-cell table:style-name="ce22" table:number-matrix-columns-spanned="1" table:number-matrix-rows-spanned="1" table:formula="of:=MMULT([$'Data-Input - Absolute Values'.B32:.M32];[.$G$3:.$G$14])" office:value-type="float" office:value="1908941.11858169" calcext:value-type="float">
            <text:p>1908941</text:p>
          </table:table-cell>
          <table:table-cell table:style-name="ce22" table:number-matrix-columns-spanned="1" table:number-matrix-rows-spanned="1" table:formula="of:=MMULT([$'Data-Input - Absolute Values'.B32:.M32];[.$I$3:.$I$14])" office:value-type="float" office:value="2150866.9257057" calcext:value-type="float">
            <text:p>2150867</text:p>
          </table:table-cell>
          <table:table-cell table:style-name="ce22" table:number-matrix-columns-spanned="1" table:number-matrix-rows-spanned="1" table:formula="of:=MMULT([$'Data-Input - Absolute Values'.B32:.M32];[.$K$3:.$K$14])" office:value-type="float" office:value="3006776.71143545" calcext:value-type="float">
            <text:p>3006777</text:p>
          </table:table-cell>
          <table:table-cell table:style-name="ce20"/>
          <table:table-cell table:style-name="ce24" table:formula="of:=LN([.B48]/[.B49])" office:value-type="float" office:value="-0.0250556814850544" calcext:value-type="float">
            <text:p>-0.02506</text:p>
          </table:table-cell>
          <table:table-cell table:style-name="ce24" table:formula="of:=LN([.C48]/[.C49])" office:value-type="float" office:value="-0.0275886993663429" calcext:value-type="float">
            <text:p>-0.02759</text:p>
          </table:table-cell>
          <table:table-cell table:style-name="ce24" table:formula="of:=LN([.D48]/[.D49])" office:value-type="float" office:value="-0.0284150006198498" calcext:value-type="float">
            <text:p>-0.0284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6-30" calcext:value-type="date">
            <text:p>2023-06-30</text:p>
          </table:table-cell>
          <table:table-cell table:style-name="ce22" table:number-matrix-columns-spanned="1" table:number-matrix-rows-spanned="1" table:formula="of:=MMULT([$'Data-Input - Absolute Values'.B33:.M33];[.$G$3:.$G$14])" office:value-type="float" office:value="1957375.17959514" calcext:value-type="float">
            <text:p>1957375</text:p>
          </table:table-cell>
          <table:table-cell table:style-name="ce22" table:number-matrix-columns-spanned="1" table:number-matrix-rows-spanned="1" table:formula="of:=MMULT([$'Data-Input - Absolute Values'.B33:.M33];[.$I$3:.$I$14])" office:value-type="float" office:value="2211032.67797516" calcext:value-type="float">
            <text:p>2211033</text:p>
          </table:table-cell>
          <table:table-cell table:style-name="ce22" table:number-matrix-columns-spanned="1" table:number-matrix-rows-spanned="1" table:formula="of:=MMULT([$'Data-Input - Absolute Values'.B33:.M33];[.$K$3:.$K$14])" office:value-type="float" office:value="3093439.70710721" calcext:value-type="float">
            <text:p>3093440</text:p>
          </table:table-cell>
          <table:table-cell table:style-name="ce20"/>
          <table:table-cell table:style-name="ce24" table:formula="of:=LN([.B49]/[.B50])" office:value-type="float" office:value="0.0156628065617638" calcext:value-type="float">
            <text:p>0.01566</text:p>
          </table:table-cell>
          <table:table-cell table:style-name="ce24" table:formula="of:=LN([.C49]/[.C50])" office:value-type="float" office:value="0.0117664901381398" calcext:value-type="float">
            <text:p>0.01177</text:p>
          </table:table-cell>
          <table:table-cell table:style-name="ce24" table:formula="of:=LN([.D49]/[.D50])" office:value-type="float" office:value="0.0148035693564393" calcext:value-type="float">
            <text:p>0.0148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6-23" calcext:value-type="date">
            <text:p>2023-06-23</text:p>
          </table:table-cell>
          <table:table-cell table:style-name="ce22" table:number-matrix-columns-spanned="1" table:number-matrix-rows-spanned="1" table:formula="of:=MMULT([$'Data-Input - Absolute Values'.B34:.M34];[.$G$3:.$G$14])" office:value-type="float" office:value="1926956.03723465" calcext:value-type="float">
            <text:p>1926956</text:p>
          </table:table-cell>
          <table:table-cell table:style-name="ce22" table:number-matrix-columns-spanned="1" table:number-matrix-rows-spanned="1" table:formula="of:=MMULT([$'Data-Input - Absolute Values'.B34:.M34];[.$I$3:.$I$14])" office:value-type="float" office:value="2185169.04427173" calcext:value-type="float">
            <text:p>2185169</text:p>
          </table:table-cell>
          <table:table-cell table:style-name="ce22" table:number-matrix-columns-spanned="1" table:number-matrix-rows-spanned="1" table:formula="of:=MMULT([$'Data-Input - Absolute Values'.B34:.M34];[.$K$3:.$K$14])" office:value-type="float" office:value="3047983.04838591" calcext:value-type="float">
            <text:p>3047983</text:p>
          </table:table-cell>
          <table:table-cell table:style-name="ce20"/>
          <table:table-cell table:style-name="ce24" table:formula="of:=LN([.B50]/[.B51])" office:value-type="float" office:value="0.0386007481222885" calcext:value-type="float">
            <text:p>0.03860</text:p>
          </table:table-cell>
          <table:table-cell table:style-name="ce24" table:formula="of:=LN([.C50]/[.C51])" office:value-type="float" office:value="0.0669112664068788" calcext:value-type="float">
            <text:p>0.06691</text:p>
          </table:table-cell>
          <table:table-cell table:style-name="ce24" table:formula="of:=LN([.D50]/[.D51])" office:value-type="float" office:value="0.0779479314118764" calcext:value-type="float">
            <text:p>0.0779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6-16" calcext:value-type="date">
            <text:p>2023-06-16</text:p>
          </table:table-cell>
          <table:table-cell table:style-name="ce22" table:number-matrix-columns-spanned="1" table:number-matrix-rows-spanned="1" table:formula="of:=MMULT([$'Data-Input - Absolute Values'.B35:.M35];[.$G$3:.$G$14])" office:value-type="float" office:value="1853991.39710549" calcext:value-type="float">
            <text:p>1853991</text:p>
          </table:table-cell>
          <table:table-cell table:style-name="ce22" table:number-matrix-columns-spanned="1" table:number-matrix-rows-spanned="1" table:formula="of:=MMULT([$'Data-Input - Absolute Values'.B35:.M35];[.$I$3:.$I$14])" office:value-type="float" office:value="2043740.94474441" calcext:value-type="float">
            <text:p>2043741</text:p>
          </table:table-cell>
          <table:table-cell table:style-name="ce22" table:number-matrix-columns-spanned="1" table:number-matrix-rows-spanned="1" table:formula="of:=MMULT([$'Data-Input - Absolute Values'.B35:.M35];[.$K$3:.$K$14])" office:value-type="float" office:value="2819422.69200174" calcext:value-type="float">
            <text:p>2819423</text:p>
          </table:table-cell>
          <table:table-cell table:style-name="ce20"/>
          <table:table-cell table:style-name="ce24" table:formula="of:=LN([.B51]/[.B52])" office:value-type="float" office:value="-0.0282706842047566" calcext:value-type="float">
            <text:p>-0.02827</text:p>
          </table:table-cell>
          <table:table-cell table:style-name="ce24" table:formula="of:=LN([.C51]/[.C52])" office:value-type="float" office:value="-0.0525400690891211" calcext:value-type="float">
            <text:p>-0.05254</text:p>
          </table:table-cell>
          <table:table-cell table:style-name="ce24" table:formula="of:=LN([.D51]/[.D52])" office:value-type="float" office:value="-0.0631974603892638" calcext:value-type="float">
            <text:p>-0.0632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6-09" calcext:value-type="date">
            <text:p>2023-06-09</text:p>
          </table:table-cell>
          <table:table-cell table:style-name="ce22" table:number-matrix-columns-spanned="1" table:number-matrix-rows-spanned="1" table:formula="of:=MMULT([$'Data-Input - Absolute Values'.B36:.M36];[.$G$3:.$G$14])" office:value-type="float" office:value="1907152.91804652" calcext:value-type="float">
            <text:p>1907153</text:p>
          </table:table-cell>
          <table:table-cell table:style-name="ce22" table:number-matrix-columns-spanned="1" table:number-matrix-rows-spanned="1" table:formula="of:=MMULT([$'Data-Input - Absolute Values'.B36:.M36];[.$I$3:.$I$14])" office:value-type="float" office:value="2153990.12458409" calcext:value-type="float">
            <text:p>2153990</text:p>
          </table:table-cell>
          <table:table-cell table:style-name="ce22" table:number-matrix-columns-spanned="1" table:number-matrix-rows-spanned="1" table:formula="of:=MMULT([$'Data-Input - Absolute Values'.B36:.M36];[.$K$3:.$K$14])" office:value-type="float" office:value="3003353.82298718" calcext:value-type="float">
            <text:p>3003354</text:p>
          </table:table-cell>
          <table:table-cell table:style-name="ce20"/>
          <table:table-cell table:style-name="ce24" table:formula="of:=LN([.B52]/[.B53])" office:value-type="float" office:value="-0.0498427105748839" calcext:value-type="float">
            <text:p>-0.04984</text:p>
          </table:table-cell>
          <table:table-cell table:style-name="ce24" table:formula="of:=LN([.C52]/[.C53])" office:value-type="float" office:value="-0.0692491223923016" calcext:value-type="float">
            <text:p>-0.06925</text:p>
          </table:table-cell>
          <table:table-cell table:style-name="ce24" table:formula="of:=LN([.D52]/[.D53])" office:value-type="float" office:value="-0.0808525286950712" calcext:value-type="float">
            <text:p>-0.0808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6-02" calcext:value-type="date">
            <text:p>2023-06-02</text:p>
          </table:table-cell>
          <table:table-cell table:style-name="ce22" table:number-matrix-columns-spanned="1" table:number-matrix-rows-spanned="1" table:formula="of:=MMULT([$'Data-Input - Absolute Values'.B37:.M37];[.$G$3:.$G$14])" office:value-type="float" office:value="2004619.4088787" calcext:value-type="float">
            <text:p>2004619</text:p>
          </table:table-cell>
          <table:table-cell table:style-name="ce22" table:number-matrix-columns-spanned="1" table:number-matrix-rows-spanned="1" table:formula="of:=MMULT([$'Data-Input - Absolute Values'.B37:.M37];[.$I$3:.$I$14])" office:value-type="float" office:value="2308438.02560362" calcext:value-type="float">
            <text:p>2308438</text:p>
          </table:table-cell>
          <table:table-cell table:style-name="ce22" table:number-matrix-columns-spanned="1" table:number-matrix-rows-spanned="1" table:formula="of:=MMULT([$'Data-Input - Absolute Values'.B37:.M37];[.$K$3:.$K$14])" office:value-type="float" office:value="3256269.23605631" calcext:value-type="float">
            <text:p>3256269</text:p>
          </table:table-cell>
          <table:table-cell table:style-name="ce20"/>
          <table:table-cell table:style-name="ce24" table:formula="of:=LN([.B53]/[.B54])" office:value-type="float" office:value="0.027036558808209" calcext:value-type="float">
            <text:p>0.02704</text:p>
          </table:table-cell>
          <table:table-cell table:style-name="ce24" table:formula="of:=LN([.C53]/[.C54])" office:value-type="float" office:value="0.0329435690145175" calcext:value-type="float">
            <text:p>0.03294</text:p>
          </table:table-cell>
          <table:table-cell table:style-name="ce24" table:formula="of:=LN([.D53]/[.D54])" office:value-type="float" office:value="0.0354401238369321" calcext:value-type="float">
            <text:p>0.0354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5-26" calcext:value-type="date">
            <text:p>2023-05-26</text:p>
          </table:table-cell>
          <table:table-cell table:style-name="ce22" table:number-matrix-columns-spanned="1" table:number-matrix-rows-spanned="1" table:formula="of:=MMULT([$'Data-Input - Absolute Values'.B38:.M38];[.$G$3:.$G$14])" office:value-type="float" office:value="1951147.50367866" calcext:value-type="float">
            <text:p>1951148</text:p>
          </table:table-cell>
          <table:table-cell table:style-name="ce22" table:number-matrix-columns-spanned="1" table:number-matrix-rows-spanned="1" table:formula="of:=MMULT([$'Data-Input - Absolute Values'.B38:.M38];[.$I$3:.$I$14])" office:value-type="float" office:value="2233628.84451359" calcext:value-type="float">
            <text:p>2233629</text:p>
          </table:table-cell>
          <table:table-cell table:style-name="ce22" table:number-matrix-columns-spanned="1" table:number-matrix-rows-spanned="1" table:formula="of:=MMULT([$'Data-Input - Absolute Values'.B38:.M38];[.$K$3:.$K$14])" office:value-type="float" office:value="3142887.64691119" calcext:value-type="float">
            <text:p>3142888</text:p>
          </table:table-cell>
          <table:table-cell table:style-name="ce20"/>
          <table:table-cell table:style-name="ce24" table:formula="of:=LN([.B54]/[.B55])" office:value-type="float" office:value="0.005068759734338" calcext:value-type="float">
            <text:p>0.00507</text:p>
          </table:table-cell>
          <table:table-cell table:style-name="ce24" table:formula="of:=LN([.C54]/[.C55])" office:value-type="float" office:value="0.00295461000180024" calcext:value-type="float">
            <text:p>0.00295</text:p>
          </table:table-cell>
          <table:table-cell table:style-name="ce24" table:formula="of:=LN([.D54]/[.D55])" office:value-type="float" office:value="0.00445514001373982" calcext:value-type="float">
            <text:p>0.0044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5-19" calcext:value-type="date">
            <text:p>2023-05-19</text:p>
          </table:table-cell>
          <table:table-cell table:style-name="ce22" table:number-matrix-columns-spanned="1" table:number-matrix-rows-spanned="1" table:formula="of:=MMULT([$'Data-Input - Absolute Values'.B39:.M39];[.$G$3:.$G$14])" office:value-type="float" office:value="1941282.62823892" calcext:value-type="float">
            <text:p>1941283</text:p>
          </table:table-cell>
          <table:table-cell table:style-name="ce22" table:number-matrix-columns-spanned="1" table:number-matrix-rows-spanned="1" table:formula="of:=MMULT([$'Data-Input - Absolute Values'.B39:.M39];[.$I$3:.$I$14])" office:value-type="float" office:value="2227039.08227189" calcext:value-type="float">
            <text:p>2227039</text:p>
          </table:table-cell>
          <table:table-cell table:style-name="ce22" table:number-matrix-columns-spanned="1" table:number-matrix-rows-spanned="1" table:formula="of:=MMULT([$'Data-Input - Absolute Values'.B39:.M39];[.$K$3:.$K$14])" office:value-type="float" office:value="3128916.78657432" calcext:value-type="float">
            <text:p>3128917</text:p>
          </table:table-cell>
          <table:table-cell table:style-name="ce20"/>
          <table:table-cell table:style-name="ce24" table:formula="of:=LN([.B55]/[.B56])" office:value-type="float" office:value="0.0114621274018175" calcext:value-type="float">
            <text:p>0.01146</text:p>
          </table:table-cell>
          <table:table-cell table:style-name="ce24" table:formula="of:=LN([.C55]/[.C56])" office:value-type="float" office:value="0.00891617538349023" calcext:value-type="float">
            <text:p>0.00892</text:p>
          </table:table-cell>
          <table:table-cell table:style-name="ce24" table:formula="of:=LN([.D55]/[.D56])" office:value-type="float" office:value="0.015239747434475" calcext:value-type="float">
            <text:p>0.0152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5-12" calcext:value-type="date">
            <text:p>2023-05-12</text:p>
          </table:table-cell>
          <table:table-cell table:style-name="ce22" table:number-matrix-columns-spanned="1" table:number-matrix-rows-spanned="1" table:formula="of:=MMULT([$'Data-Input - Absolute Values'.B40:.M40];[.$G$3:.$G$14])" office:value-type="float" office:value="1919158.43680472" calcext:value-type="float">
            <text:p>1919158</text:p>
          </table:table-cell>
          <table:table-cell table:style-name="ce22" table:number-matrix-columns-spanned="1" table:number-matrix-rows-spanned="1" table:formula="of:=MMULT([$'Data-Input - Absolute Values'.B40:.M40];[.$I$3:.$I$14])" office:value-type="float" office:value="2207270.67149977" calcext:value-type="float">
            <text:p>2207271</text:p>
          </table:table-cell>
          <table:table-cell table:style-name="ce22" table:number-matrix-columns-spanned="1" table:number-matrix-rows-spanned="1" table:formula="of:=MMULT([$'Data-Input - Absolute Values'.B40:.M40];[.$K$3:.$K$14])" office:value-type="float" office:value="3081594.39155904" calcext:value-type="float">
            <text:p>3081594</text:p>
          </table:table-cell>
          <table:table-cell table:style-name="ce20"/>
          <table:table-cell table:style-name="ce24" table:formula="of:=LN([.B56]/[.B57])" office:value-type="float" office:value="-0.0241767243414416" calcext:value-type="float">
            <text:p>-0.02418</text:p>
          </table:table-cell>
          <table:table-cell table:style-name="ce24" table:formula="of:=LN([.C56]/[.C57])" office:value-type="float" office:value="-0.0363849651186589" calcext:value-type="float">
            <text:p>-0.03638</text:p>
          </table:table-cell>
          <table:table-cell table:style-name="ce24" table:formula="of:=LN([.D56]/[.D57])" office:value-type="float" office:value="-0.0432717547530731" calcext:value-type="float">
            <text:p>-0.0432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5-05" calcext:value-type="date">
            <text:p>2023-05-05</text:p>
          </table:table-cell>
          <table:table-cell table:style-name="ce22" table:number-matrix-columns-spanned="1" table:number-matrix-rows-spanned="1" table:formula="of:=MMULT([$'Data-Input - Absolute Values'.B41:.M41];[.$G$3:.$G$14])" office:value-type="float" office:value="1966122.83637996" calcext:value-type="float">
            <text:p>1966123</text:p>
          </table:table-cell>
          <table:table-cell table:style-name="ce22" table:number-matrix-columns-spanned="1" table:number-matrix-rows-spanned="1" table:formula="of:=MMULT([$'Data-Input - Absolute Values'.B41:.M41];[.$I$3:.$I$14])" office:value-type="float" office:value="2289061.08547504" calcext:value-type="float">
            <text:p>2289061</text:p>
          </table:table-cell>
          <table:table-cell table:style-name="ce22" table:number-matrix-columns-spanned="1" table:number-matrix-rows-spanned="1" table:formula="of:=MMULT([$'Data-Input - Absolute Values'.B41:.M41];[.$K$3:.$K$14])" office:value-type="float" office:value="3217867.51388922" calcext:value-type="float">
            <text:p>3217868</text:p>
          </table:table-cell>
          <table:table-cell table:style-name="ce20"/>
          <table:table-cell table:style-name="ce24" table:formula="of:=LN([.B57]/[.B58])" office:value-type="float" office:value="-0.00321152216551074" calcext:value-type="float">
            <text:p>-0.00321</text:p>
          </table:table-cell>
          <table:table-cell table:style-name="ce24" table:formula="of:=LN([.C57]/[.C58])" office:value-type="float" office:value="-0.00500922983727504" calcext:value-type="float">
            <text:p>-0.00501</text:p>
          </table:table-cell>
          <table:table-cell table:style-name="ce24" table:formula="of:=LN([.D57]/[.D58])" office:value-type="float" office:value="-0.00679364538196707" calcext:value-type="float">
            <text:p>-0.0067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4-27" calcext:value-type="date">
            <text:p>2023-04-27</text:p>
          </table:table-cell>
          <table:table-cell table:style-name="ce22" table:number-matrix-columns-spanned="1" table:number-matrix-rows-spanned="1" table:formula="of:=MMULT([$'Data-Input - Absolute Values'.B42:.M42];[.$G$3:.$G$14])" office:value-type="float" office:value="1972447.2334841" calcext:value-type="float">
            <text:p>1972447</text:p>
          </table:table-cell>
          <table:table-cell table:style-name="ce22" table:number-matrix-columns-spanned="1" table:number-matrix-rows-spanned="1" table:formula="of:=MMULT([$'Data-Input - Absolute Values'.B42:.M42];[.$I$3:.$I$14])" office:value-type="float" office:value="2300556.28557659" calcext:value-type="float">
            <text:p>2300556</text:p>
          </table:table-cell>
          <table:table-cell table:style-name="ce22" table:number-matrix-columns-spanned="1" table:number-matrix-rows-spanned="1" table:formula="of:=MMULT([$'Data-Input - Absolute Values'.B42:.M42];[.$K$3:.$K$14])" office:value-type="float" office:value="3239802.99122515" calcext:value-type="float">
            <text:p>3239803</text:p>
          </table:table-cell>
          <table:table-cell table:style-name="ce20"/>
          <table:table-cell table:style-name="ce24" table:formula="of:=LN([.B58]/[.B59])" office:value-type="float" office:value="0.00714608777843251" calcext:value-type="float">
            <text:p>0.00715</text:p>
          </table:table-cell>
          <table:table-cell table:style-name="ce24" table:formula="of:=LN([.C58]/[.C59])" office:value-type="float" office:value="0.00242128001919559" calcext:value-type="float">
            <text:p>0.00242</text:p>
          </table:table-cell>
          <table:table-cell table:style-name="ce24" table:formula="of:=LN([.D58]/[.D59])" office:value-type="float" office:value="0.00267650034255156" calcext:value-type="float">
            <text:p>0.0026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4-20" calcext:value-type="date">
            <text:p>2023-04-20</text:p>
          </table:table-cell>
          <table:table-cell table:style-name="ce22" table:number-matrix-columns-spanned="1" table:number-matrix-rows-spanned="1" table:formula="of:=MMULT([$'Data-Input - Absolute Values'.B43:.M43];[.$G$3:.$G$14])" office:value-type="float" office:value="1958402.19572092" calcext:value-type="float">
            <text:p>1958402</text:p>
          </table:table-cell>
          <table:table-cell table:style-name="ce22" table:number-matrix-columns-spanned="1" table:number-matrix-rows-spanned="1" table:formula="of:=MMULT([$'Data-Input - Absolute Values'.B43:.M43];[.$I$3:.$I$14])" office:value-type="float" office:value="2294992.73278696" calcext:value-type="float">
            <text:p>2294993</text:p>
          </table:table-cell>
          <table:table-cell table:style-name="ce22" table:number-matrix-columns-spanned="1" table:number-matrix-rows-spanned="1" table:formula="of:=MMULT([$'Data-Input - Absolute Values'.B43:.M43];[.$K$3:.$K$14])" office:value-type="float" office:value="3231143.25147715" calcext:value-type="float">
            <text:p>3231143</text:p>
          </table:table-cell>
          <table:table-cell table:style-name="ce20"/>
          <table:table-cell table:style-name="ce24" table:formula="of:=LN([.B59]/[.B60])" office:value-type="float" office:value="-0.0143749652786712" calcext:value-type="float">
            <text:p>-0.01437</text:p>
          </table:table-cell>
          <table:table-cell table:style-name="ce24" table:formula="of:=LN([.C59]/[.C60])" office:value-type="float" office:value="-0.0255941968318419" calcext:value-type="float">
            <text:p>-0.02559</text:p>
          </table:table-cell>
          <table:table-cell table:style-name="ce24" table:formula="of:=LN([.D59]/[.D60])" office:value-type="float" office:value="-0.0281281198591937" calcext:value-type="float">
            <text:p>-0.0281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4-13" calcext:value-type="date">
            <text:p>2023-04-13</text:p>
          </table:table-cell>
          <table:table-cell table:style-name="ce22" table:number-matrix-columns-spanned="1" table:number-matrix-rows-spanned="1" table:formula="of:=MMULT([$'Data-Input - Absolute Values'.B44:.M44];[.$G$3:.$G$14])" office:value-type="float" office:value="1986757.47408171" calcext:value-type="float">
            <text:p>1986757</text:p>
          </table:table-cell>
          <table:table-cell table:style-name="ce22" table:number-matrix-columns-spanned="1" table:number-matrix-rows-spanned="1" table:formula="of:=MMULT([$'Data-Input - Absolute Values'.B44:.M44];[.$I$3:.$I$14])" office:value-type="float" office:value="2354489.36497411" calcext:value-type="float">
            <text:p>2354489</text:p>
          </table:table-cell>
          <table:table-cell table:style-name="ce22" table:number-matrix-columns-spanned="1" table:number-matrix-rows-spanned="1" table:formula="of:=MMULT([$'Data-Input - Absolute Values'.B44:.M44];[.$K$3:.$K$14])" office:value-type="float" office:value="3323319.53152247" calcext:value-type="float">
            <text:p>3323320</text:p>
          </table:table-cell>
          <table:table-cell table:style-name="ce20"/>
          <table:table-cell table:style-name="ce24" table:formula="of:=LN([.B60]/[.B61])" office:value-type="float" office:value="0.0272170259823698" calcext:value-type="float">
            <text:p>0.02722</text:p>
          </table:table-cell>
          <table:table-cell table:style-name="ce24" table:formula="of:=LN([.C60]/[.C61])" office:value-type="float" office:value="0.041364301360044" calcext:value-type="float">
            <text:p>0.04136</text:p>
          </table:table-cell>
          <table:table-cell table:style-name="ce24" table:formula="of:=LN([.D60]/[.D61])" office:value-type="float" office:value="0.0484405979955942" calcext:value-type="float">
            <text:p>0.0484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4-04" calcext:value-type="date">
            <text:p>2023-04-04</text:p>
          </table:table-cell>
          <table:table-cell table:style-name="ce22" table:number-matrix-columns-spanned="1" table:number-matrix-rows-spanned="1" table:formula="of:=MMULT([$'Data-Input - Absolute Values'.B45:.M45];[.$G$3:.$G$14])" office:value-type="float" office:value="1933413.07517252" calcext:value-type="float">
            <text:p>1933413</text:p>
          </table:table-cell>
          <table:table-cell table:style-name="ce22" table:number-matrix-columns-spanned="1" table:number-matrix-rows-spanned="1" table:formula="of:=MMULT([$'Data-Input - Absolute Values'.B45:.M45];[.$I$3:.$I$14])" office:value-type="float" office:value="2259084.34123054" calcext:value-type="float">
            <text:p>2259084</text:p>
          </table:table-cell>
          <table:table-cell table:style-name="ce22" table:number-matrix-columns-spanned="1" table:number-matrix-rows-spanned="1" table:formula="of:=MMULT([$'Data-Input - Absolute Values'.B45:.M45];[.$K$3:.$K$14])" office:value-type="float" office:value="3166172.81398879" calcext:value-type="float">
            <text:p>3166173</text:p>
          </table:table-cell>
          <table:table-cell table:style-name="ce20"/>
          <table:table-cell table:style-name="ce24" table:formula="of:=LN([.B61]/[.B62])" office:value-type="float" office:value="0.0285828091358949" calcext:value-type="float">
            <text:p>0.02858</text:p>
          </table:table-cell>
          <table:table-cell table:style-name="ce24" table:formula="of:=LN([.C61]/[.C62])" office:value-type="float" office:value="0.0309904867187614" calcext:value-type="float">
            <text:p>0.03099</text:p>
          </table:table-cell>
          <table:table-cell table:style-name="ce24" table:formula="of:=LN([.D61]/[.D62])" office:value-type="float" office:value="0.0348427203966405" calcext:value-type="float">
            <text:p>0.0348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3-28" calcext:value-type="date">
            <text:p>2023-03-28</text:p>
          </table:table-cell>
          <table:table-cell table:style-name="ce22" table:number-matrix-columns-spanned="1" table:number-matrix-rows-spanned="1" table:formula="of:=MMULT([$'Data-Input - Absolute Values'.B46:.M46];[.$G$3:.$G$14])" office:value-type="float" office:value="1878933.00403141" calcext:value-type="float">
            <text:p>1878933</text:p>
          </table:table-cell>
          <table:table-cell table:style-name="ce22" table:number-matrix-columns-spanned="1" table:number-matrix-rows-spanned="1" table:formula="of:=MMULT([$'Data-Input - Absolute Values'.B46:.M46];[.$I$3:.$I$14])" office:value-type="float" office:value="2190147.92173558" calcext:value-type="float">
            <text:p>2190148</text:p>
          </table:table-cell>
          <table:table-cell table:style-name="ce22" table:number-matrix-columns-spanned="1" table:number-matrix-rows-spanned="1" table:formula="of:=MMULT([$'Data-Input - Absolute Values'.B46:.M46];[.$K$3:.$K$14])" office:value-type="float" office:value="3057754.50259272" calcext:value-type="float">
            <text:p>3057755</text:p>
          </table:table-cell>
          <table:table-cell table:style-name="ce20"/>
          <table:table-cell table:style-name="ce24" table:formula="of:=LN([.B62]/[.B63])" office:value-type="float" office:value="-0.00934708813725928" calcext:value-type="float">
            <text:p>-0.00935</text:p>
          </table:table-cell>
          <table:table-cell table:style-name="ce24" table:formula="of:=LN([.C62]/[.C63])" office:value-type="float" office:value="-0.0120851049640118" calcext:value-type="float">
            <text:p>-0.01209</text:p>
          </table:table-cell>
          <table:table-cell table:style-name="ce24" table:formula="of:=LN([.D62]/[.D63])" office:value-type="float" office:value="-0.0138253243285449" calcext:value-type="float">
            <text:p>-0.0138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3-21" calcext:value-type="date">
            <text:p>2023-03-21</text:p>
          </table:table-cell>
          <table:table-cell table:style-name="ce22" table:number-matrix-columns-spanned="1" table:number-matrix-rows-spanned="1" table:formula="of:=MMULT([$'Data-Input - Absolute Values'.B47:.M47];[.$G$3:.$G$14])" office:value-type="float" office:value="1896577.89211972" calcext:value-type="float">
            <text:p>1896578</text:p>
          </table:table-cell>
          <table:table-cell table:style-name="ce22" table:number-matrix-columns-spanned="1" table:number-matrix-rows-spanned="1" table:formula="of:=MMULT([$'Data-Input - Absolute Values'.B47:.M47];[.$I$3:.$I$14])" office:value-type="float" office:value="2216776.67077734" calcext:value-type="float">
            <text:p>2216777</text:p>
          </table:table-cell>
          <table:table-cell table:style-name="ce22" table:number-matrix-columns-spanned="1" table:number-matrix-rows-spanned="1" table:formula="of:=MMULT([$'Data-Input - Absolute Values'.B47:.M47];[.$K$3:.$K$14])" office:value-type="float" office:value="3100322.5306711" calcext:value-type="float">
            <text:p>3100323</text:p>
          </table:table-cell>
          <table:table-cell table:style-name="ce20"/>
          <table:table-cell table:style-name="ce24" table:formula="of:=LN([.B63]/[.B64])" office:value-type="float" office:value="0.0322992675627334" calcext:value-type="float">
            <text:p>0.03230</text:p>
          </table:table-cell>
          <table:table-cell table:style-name="ce24" table:formula="of:=LN([.C63]/[.C64])" office:value-type="float" office:value="0.0428869445806188" calcext:value-type="float">
            <text:p>0.04289</text:p>
          </table:table-cell>
          <table:table-cell table:style-name="ce24" table:formula="of:=LN([.D63]/[.D64])" office:value-type="float" office:value="0.0486147214003261" calcext:value-type="float">
            <text:p>0.0486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3-14" calcext:value-type="date">
            <text:p>2023-03-14</text:p>
          </table:table-cell>
          <table:table-cell table:style-name="ce22" table:number-matrix-columns-spanned="1" table:number-matrix-rows-spanned="1" table:formula="of:=MMULT([$'Data-Input - Absolute Values'.B48:.M48];[.$G$3:.$G$14])" office:value-type="float" office:value="1836298.54511515" calcext:value-type="float">
            <text:p>1836299</text:p>
          </table:table-cell>
          <table:table-cell table:style-name="ce22" table:number-matrix-columns-spanned="1" table:number-matrix-rows-spanned="1" table:formula="of:=MMULT([$'Data-Input - Absolute Values'.B48:.M48];[.$I$3:.$I$14])" office:value-type="float" office:value="2123715.70617063" calcext:value-type="float">
            <text:p>2123716</text:p>
          </table:table-cell>
          <table:table-cell table:style-name="ce22" table:number-matrix-columns-spanned="1" table:number-matrix-rows-spanned="1" table:formula="of:=MMULT([$'Data-Input - Absolute Values'.B48:.M48];[.$K$3:.$K$14])" office:value-type="float" office:value="2953206.1976743" calcext:value-type="float">
            <text:p>2953206</text:p>
          </table:table-cell>
          <table:table-cell table:style-name="ce20"/>
          <table:table-cell table:style-name="ce24" table:formula="of:=LN([.B64]/[.B65])" office:value-type="float" office:value="0.00947433459429" calcext:value-type="float">
            <text:p>0.00947</text:p>
          </table:table-cell>
          <table:table-cell table:style-name="ce24" table:formula="of:=LN([.C64]/[.C65])" office:value-type="float" office:value="0.026280639619416" calcext:value-type="float">
            <text:p>0.02628</text:p>
          </table:table-cell>
          <table:table-cell table:style-name="ce24" table:formula="of:=LN([.D64]/[.D65])" office:value-type="float" office:value="0.0297552237764078" calcext:value-type="float">
            <text:p>0.0297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3-07" calcext:value-type="date">
            <text:p>2023-03-07</text:p>
          </table:table-cell>
          <table:table-cell table:style-name="ce22" table:number-matrix-columns-spanned="1" table:number-matrix-rows-spanned="1" table:formula="of:=MMULT([$'Data-Input - Absolute Values'.B49:.M49];[.$G$3:.$G$14])" office:value-type="float" office:value="1818982.99446845" calcext:value-type="float">
            <text:p>1818983</text:p>
          </table:table-cell>
          <table:table-cell table:style-name="ce22" table:number-matrix-columns-spanned="1" table:number-matrix-rows-spanned="1" table:formula="of:=MMULT([$'Data-Input - Absolute Values'.B49:.M49];[.$I$3:.$I$14])" office:value-type="float" office:value="2068630.11183915" calcext:value-type="float">
            <text:p>2068630</text:p>
          </table:table-cell>
          <table:table-cell table:style-name="ce22" table:number-matrix-columns-spanned="1" table:number-matrix-rows-spanned="1" table:formula="of:=MMULT([$'Data-Input - Absolute Values'.B49:.M49];[.$K$3:.$K$14])" office:value-type="float" office:value="2866627.36053" calcext:value-type="float">
            <text:p>2866627</text:p>
          </table:table-cell>
          <table:table-cell table:style-name="ce20"/>
          <table:table-cell table:style-name="ce24" table:formula="of:=LN([.B65]/[.B66])" office:value-type="float" office:value="-0.0133810190330203" calcext:value-type="float">
            <text:p>-0.01338</text:p>
          </table:table-cell>
          <table:table-cell table:style-name="ce24" table:formula="of:=LN([.C65]/[.C66])" office:value-type="float" office:value="-0.0225727549785404" calcext:value-type="float">
            <text:p>-0.02257</text:p>
          </table:table-cell>
          <table:table-cell table:style-name="ce24" table:formula="of:=LN([.D65]/[.D66])" office:value-type="float" office:value="-0.0291024635096217" calcext:value-type="float">
            <text:p>-0.0291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2-28" calcext:value-type="date">
            <text:p>2023-02-28</text:p>
          </table:table-cell>
          <table:table-cell table:style-name="ce22" table:number-matrix-columns-spanned="1" table:number-matrix-rows-spanned="1" table:formula="of:=MMULT([$'Data-Input - Absolute Values'.B50:.M50];[.$G$3:.$G$14])" office:value-type="float" office:value="1843486.41529462" calcext:value-type="float">
            <text:p>1843486</text:p>
          </table:table-cell>
          <table:table-cell table:style-name="ce22" table:number-matrix-columns-spanned="1" table:number-matrix-rows-spanned="1" table:formula="of:=MMULT([$'Data-Input - Absolute Values'.B50:.M50];[.$I$3:.$I$14])" office:value-type="float" office:value="2115855.79415077" calcext:value-type="float">
            <text:p>2115856</text:p>
          </table:table-cell>
          <table:table-cell table:style-name="ce22" table:number-matrix-columns-spanned="1" table:number-matrix-rows-spanned="1" table:formula="of:=MMULT([$'Data-Input - Absolute Values'.B50:.M50];[.$K$3:.$K$14])" office:value-type="float" office:value="2951279.09104658" calcext:value-type="float">
            <text:p>2951279</text:p>
          </table:table-cell>
          <table:table-cell table:style-name="ce20"/>
          <table:table-cell table:style-name="ce24" table:formula="of:=LN([.B66]/[.B67])" office:value-type="float" office:value="-0.0175271039012151" calcext:value-type="float">
            <text:p>-0.01753</text:p>
          </table:table-cell>
          <table:table-cell table:style-name="ce24" table:formula="of:=LN([.C66]/[.C67])" office:value-type="float" office:value="-0.0324008799975789" calcext:value-type="float">
            <text:p>-0.03240</text:p>
          </table:table-cell>
          <table:table-cell table:style-name="ce24" table:formula="of:=LN([.D66]/[.D67])" office:value-type="float" office:value="-0.0357996347919994" calcext:value-type="float">
            <text:p>-0.0358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2-21" calcext:value-type="date">
            <text:p>2023-02-21</text:p>
          </table:table-cell>
          <table:table-cell table:style-name="ce22" table:number-matrix-columns-spanned="1" table:number-matrix-rows-spanned="1" table:formula="of:=MMULT([$'Data-Input - Absolute Values'.B51:.M51];[.$G$3:.$G$14])" office:value-type="float" office:value="1876082.21376276" calcext:value-type="float">
            <text:p>1876082</text:p>
          </table:table-cell>
          <table:table-cell table:style-name="ce22" table:number-matrix-columns-spanned="1" table:number-matrix-rows-spanned="1" table:formula="of:=MMULT([$'Data-Input - Absolute Values'.B51:.M51];[.$I$3:.$I$14])" office:value-type="float" office:value="2185534.10748023" calcext:value-type="float">
            <text:p>2185534</text:p>
          </table:table-cell>
          <table:table-cell table:style-name="ce22" table:number-matrix-columns-spanned="1" table:number-matrix-rows-spanned="1" table:formula="of:=MMULT([$'Data-Input - Absolute Values'.B51:.M51];[.$K$3:.$K$14])" office:value-type="float" office:value="3058847.77628423" calcext:value-type="float">
            <text:p>3058848</text:p>
          </table:table-cell>
          <table:table-cell table:style-name="ce20"/>
          <table:table-cell table:style-name="ce24" table:formula="of:=LN([.B67]/[.B68])" office:value-type="float" office:value="0.00103855891487296" calcext:value-type="float">
            <text:p>0.00104</text:p>
          </table:table-cell>
          <table:table-cell table:style-name="ce24" table:formula="of:=LN([.C67]/[.C68])" office:value-type="float" office:value="0.0178831662877594" calcext:value-type="float">
            <text:p>0.01788</text:p>
          </table:table-cell>
          <table:table-cell table:style-name="ce24" table:formula="of:=LN([.D67]/[.D68])" office:value-type="float" office:value="0.025831395274052" calcext:value-type="float">
            <text:p>0.0258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2-14" calcext:value-type="date">
            <text:p>2023-02-14</text:p>
          </table:table-cell>
          <table:table-cell table:style-name="ce22" table:number-matrix-columns-spanned="1" table:number-matrix-rows-spanned="1" table:formula="of:=MMULT([$'Data-Input - Absolute Values'.B52:.M52];[.$G$3:.$G$14])" office:value-type="float" office:value="1874134.80327992" calcext:value-type="float">
            <text:p>1874135</text:p>
          </table:table-cell>
          <table:table-cell table:style-name="ce22" table:number-matrix-columns-spanned="1" table:number-matrix-rows-spanned="1" table:formula="of:=MMULT([$'Data-Input - Absolute Values'.B52:.M52];[.$I$3:.$I$14])" office:value-type="float" office:value="2146797.23889647" calcext:value-type="float">
            <text:p>2146797</text:p>
          </table:table-cell>
          <table:table-cell table:style-name="ce22" table:number-matrix-columns-spanned="1" table:number-matrix-rows-spanned="1" table:formula="of:=MMULT([$'Data-Input - Absolute Values'.B52:.M52];[.$K$3:.$K$14])" office:value-type="float" office:value="2980845.26443764" calcext:value-type="float">
            <text:p>2980845</text:p>
          </table:table-cell>
          <table:table-cell table:style-name="ce20"/>
          <table:table-cell table:style-name="ce24" table:formula="of:=LN([.B68]/[.B69])" office:value-type="float" office:value="-0.0227370271557879" calcext:value-type="float">
            <text:p>-0.02274</text:p>
          </table:table-cell>
          <table:table-cell table:style-name="ce24" table:formula="of:=LN([.C68]/[.C69])" office:value-type="float" office:value="-0.033282040057144" calcext:value-type="float">
            <text:p>-0.03328</text:p>
          </table:table-cell>
          <table:table-cell table:style-name="ce24" table:formula="of:=LN([.D68]/[.D69])" office:value-type="float" office:value="-0.037837017420709" calcext:value-type="float">
            <text:p>-0.0378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2-07" calcext:value-type="date">
            <text:p>2023-02-07</text:p>
          </table:table-cell>
          <table:table-cell table:style-name="ce22" table:number-matrix-columns-spanned="1" table:number-matrix-rows-spanned="1" table:formula="of:=MMULT([$'Data-Input - Absolute Values'.B53:.M53];[.$G$3:.$G$14])" office:value-type="float" office:value="1917235.18770817" calcext:value-type="float">
            <text:p>1917235</text:p>
          </table:table-cell>
          <table:table-cell table:style-name="ce22" table:number-matrix-columns-spanned="1" table:number-matrix-rows-spanned="1" table:formula="of:=MMULT([$'Data-Input - Absolute Values'.B53:.M53];[.$I$3:.$I$14])" office:value-type="float" office:value="2219449.32925232" calcext:value-type="float">
            <text:p>2219449</text:p>
          </table:table-cell>
          <table:table-cell table:style-name="ce22" table:number-matrix-columns-spanned="1" table:number-matrix-rows-spanned="1" table:formula="of:=MMULT([$'Data-Input - Absolute Values'.B53:.M53];[.$K$3:.$K$14])" office:value-type="float" office:value="3095792.47518728" calcext:value-type="float">
            <text:p>3095792</text:p>
          </table:table-cell>
          <table:table-cell table:style-name="ce20"/>
          <table:table-cell table:style-name="ce24" table:formula="of:=LN([.B69]/[.B70])" office:value-type="float" office:value="0.0325469385176718" calcext:value-type="float">
            <text:p>0.03255</text:p>
          </table:table-cell>
          <table:table-cell table:style-name="ce24" table:formula="of:=LN([.C69]/[.C70])" office:value-type="float" office:value="0.0331762036708322" calcext:value-type="float">
            <text:p>0.03318</text:p>
          </table:table-cell>
          <table:table-cell table:style-name="ce24" table:formula="of:=LN([.D69]/[.D70])" office:value-type="float" office:value="0.0406319409370929" calcext:value-type="float">
            <text:p>0.0406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1-31" calcext:value-type="date">
            <text:p>2023-01-31</text:p>
          </table:table-cell>
          <table:table-cell table:style-name="ce22" table:number-matrix-columns-spanned="1" table:number-matrix-rows-spanned="1" table:formula="of:=MMULT([$'Data-Input - Absolute Values'.B54:.M54];[.$G$3:.$G$14])" office:value-type="float" office:value="1855839.59090417" calcext:value-type="float">
            <text:p>1855840</text:p>
          </table:table-cell>
          <table:table-cell table:style-name="ce22" table:number-matrix-columns-spanned="1" table:number-matrix-rows-spanned="1" table:formula="of:=MMULT([$'Data-Input - Absolute Values'.B54:.M54];[.$I$3:.$I$14])" office:value-type="float" office:value="2147024.4601823" calcext:value-type="float">
            <text:p>2147024</text:p>
          </table:table-cell>
          <table:table-cell table:style-name="ce22" table:number-matrix-columns-spanned="1" table:number-matrix-rows-spanned="1" table:formula="of:=MMULT([$'Data-Input - Absolute Values'.B54:.M54];[.$K$3:.$K$14])" office:value-type="float" office:value="2972525.66165188" calcext:value-type="float">
            <text:p>2972526</text:p>
          </table:table-cell>
          <table:table-cell table:style-name="ce20"/>
          <table:table-cell table:style-name="ce24" table:formula="of:=LN([.B70]/[.B71])" office:value-type="float" office:value="0.0240999095177055" calcext:value-type="float">
            <text:p>0.02410</text:p>
          </table:table-cell>
          <table:table-cell table:style-name="ce24" table:formula="of:=LN([.C70]/[.C71])" office:value-type="float" office:value="0.0306803053477261" calcext:value-type="float">
            <text:p>0.03068</text:p>
          </table:table-cell>
          <table:table-cell table:style-name="ce24" table:formula="of:=LN([.D70]/[.D71])" office:value-type="float" office:value="0.0391540277724877" calcext:value-type="float">
            <text:p>0.0391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1-24" calcext:value-type="date">
            <text:p>2023-01-24</text:p>
          </table:table-cell>
          <table:table-cell table:style-name="ce22" table:number-matrix-columns-spanned="1" table:number-matrix-rows-spanned="1" table:formula="of:=MMULT([$'Data-Input - Absolute Values'.B55:.M55];[.$G$3:.$G$14])" office:value-type="float" office:value="1811648.66221645" calcext:value-type="float">
            <text:p>1811649</text:p>
          </table:table-cell>
          <table:table-cell table:style-name="ce22" table:number-matrix-columns-spanned="1" table:number-matrix-rows-spanned="1" table:formula="of:=MMULT([$'Data-Input - Absolute Values'.B55:.M55];[.$I$3:.$I$14])" office:value-type="float" office:value="2082153.31583221" calcext:value-type="float">
            <text:p>2082153</text:p>
          </table:table-cell>
          <table:table-cell table:style-name="ce22" table:number-matrix-columns-spanned="1" table:number-matrix-rows-spanned="1" table:formula="of:=MMULT([$'Data-Input - Absolute Values'.B55:.M55];[.$K$3:.$K$14])" office:value-type="float" office:value="2858388.35794905" calcext:value-type="float">
            <text:p>2858388</text:p>
          </table:table-cell>
          <table:table-cell table:style-name="ce20"/>
          <table:table-cell table:style-name="ce24" table:formula="of:=LN([.B71]/[.B72])" office:value-type="float" office:value="0.00102426792227841" calcext:value-type="float">
            <text:p>0.00102</text:p>
          </table:table-cell>
          <table:table-cell table:style-name="ce24" table:formula="of:=LN([.C71]/[.C72])" office:value-type="float" office:value="0.00297107862752061" calcext:value-type="float">
            <text:p>0.00297</text:p>
          </table:table-cell>
          <table:table-cell table:style-name="ce24" table:formula="of:=LN([.D71]/[.D72])" office:value-type="float" office:value="0.0046195914011231" calcext:value-type="float">
            <text:p>0.0046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1-17" calcext:value-type="date">
            <text:p>2023-01-17</text:p>
          </table:table-cell>
          <table:table-cell table:style-name="ce22" table:number-matrix-columns-spanned="1" table:number-matrix-rows-spanned="1" table:formula="of:=MMULT([$'Data-Input - Absolute Values'.B56:.M56];[.$G$3:.$G$14])" office:value-type="float" office:value="1809793.99860367" calcext:value-type="float">
            <text:p>1809794</text:p>
          </table:table-cell>
          <table:table-cell table:style-name="ce22" table:number-matrix-columns-spanned="1" table:number-matrix-rows-spanned="1" table:formula="of:=MMULT([$'Data-Input - Absolute Values'.B56:.M56];[.$I$3:.$I$14])" office:value-type="float" office:value="2075976.2554263" calcext:value-type="float">
            <text:p>2075976</text:p>
          </table:table-cell>
          <table:table-cell table:style-name="ce22" table:number-matrix-columns-spanned="1" table:number-matrix-rows-spanned="1" table:formula="of:=MMULT([$'Data-Input - Absolute Values'.B56:.M56];[.$K$3:.$K$14])" office:value-type="float" office:value="2845214.22465472" calcext:value-type="float">
            <text:p>2845214</text:p>
          </table:table-cell>
          <table:table-cell table:style-name="ce20"/>
          <table:table-cell table:style-name="ce24" table:formula="of:=LN([.B72]/[.B73])" office:value-type="float" office:value="0.0616149845742728" calcext:value-type="float">
            <text:p>0.06161</text:p>
          </table:table-cell>
          <table:table-cell table:style-name="ce24" table:formula="of:=LN([.C72]/[.C73])" office:value-type="float" office:value="0.0775550439769177" calcext:value-type="float">
            <text:p>0.07756</text:p>
          </table:table-cell>
          <table:table-cell table:style-name="ce24" table:formula="of:=LN([.D72]/[.D73])" office:value-type="float" office:value="0.090552648432324" calcext:value-type="float">
            <text:p>0.0905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1-10" calcext:value-type="date">
            <text:p>2023-01-10</text:p>
          </table:table-cell>
          <table:table-cell table:style-name="ce22" table:number-matrix-columns-spanned="1" table:number-matrix-rows-spanned="1" table:formula="of:=MMULT([$'Data-Input - Absolute Values'.B57:.M57];[.$G$3:.$G$14])" office:value-type="float" office:value="1701649.44308216" calcext:value-type="float">
            <text:p>1701649</text:p>
          </table:table-cell>
          <table:table-cell table:style-name="ce22" table:number-matrix-columns-spanned="1" table:number-matrix-rows-spanned="1" table:formula="of:=MMULT([$'Data-Input - Absolute Values'.B57:.M57];[.$I$3:.$I$14])" office:value-type="float" office:value="1921058.78315161" calcext:value-type="float">
            <text:p>1921059</text:p>
          </table:table-cell>
          <table:table-cell table:style-name="ce22" table:number-matrix-columns-spanned="1" table:number-matrix-rows-spanned="1" table:formula="of:=MMULT([$'Data-Input - Absolute Values'.B57:.M57];[.$K$3:.$K$14])" office:value-type="float" office:value="2598893.33741005" calcext:value-type="float">
            <text:p>2598893</text:p>
          </table:table-cell>
          <table:table-cell table:style-name="ce20"/>
          <table:table-cell table:style-name="ce24" table:formula="of:=LN([.B73]/[.B74])" office:value-type="float" office:value="0.0432784623636324" calcext:value-type="float">
            <text:p>0.04328</text:p>
          </table:table-cell>
          <table:table-cell table:style-name="ce24" table:formula="of:=LN([.C73]/[.C74])" office:value-type="float" office:value="0.0689200581898873" calcext:value-type="float">
            <text:p>0.06892</text:p>
          </table:table-cell>
          <table:table-cell table:style-name="ce24" table:formula="of:=LN([.D73]/[.D74])" office:value-type="float" office:value="0.0829403095841324" calcext:value-type="float">
            <text:p>0.0829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3-01-03" calcext:value-type="date">
            <text:p>2023-01-03</text:p>
          </table:table-cell>
          <table:table-cell table:style-name="ce22" table:number-matrix-columns-spanned="1" table:number-matrix-rows-spanned="1" table:formula="of:=MMULT([$'Data-Input - Absolute Values'.B58:.M58];[.$G$3:.$G$14])" office:value-type="float" office:value="1629575.54478614" calcext:value-type="float">
            <text:p>1629576</text:p>
          </table:table-cell>
          <table:table-cell table:style-name="ce22" table:number-matrix-columns-spanned="1" table:number-matrix-rows-spanned="1" table:formula="of:=MMULT([$'Data-Input - Absolute Values'.B58:.M58];[.$I$3:.$I$14])" office:value-type="float" office:value="1793118.75574356" calcext:value-type="float">
            <text:p>1793119</text:p>
          </table:table-cell>
          <table:table-cell table:style-name="ce22" table:number-matrix-columns-spanned="1" table:number-matrix-rows-spanned="1" table:formula="of:=MMULT([$'Data-Input - Absolute Values'.B58:.M58];[.$K$3:.$K$14])" office:value-type="float" office:value="2392037.24202456" calcext:value-type="float">
            <text:p>2392037</text:p>
          </table:table-cell>
          <table:table-cell table:style-name="ce20"/>
          <table:table-cell table:style-name="ce24" table:formula="of:=LN([.B74]/[.B75])" office:value-type="float" office:value="0.00994088132163119" calcext:value-type="float">
            <text:p>0.00994</text:p>
          </table:table-cell>
          <table:table-cell table:style-name="ce24" table:formula="of:=LN([.C74]/[.C75])" office:value-type="float" office:value="0.0081273291950301" calcext:value-type="float">
            <text:p>0.00813</text:p>
          </table:table-cell>
          <table:table-cell table:style-name="ce24" table:formula="of:=LN([.D74]/[.D75])" office:value-type="float" office:value="0.00751171397279653" calcext:value-type="float">
            <text:p>0.0075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12-27" calcext:value-type="date">
            <text:p>2022-12-27</text:p>
          </table:table-cell>
          <table:table-cell table:style-name="ce22" table:number-matrix-columns-spanned="1" table:number-matrix-rows-spanned="1" table:formula="of:=MMULT([$'Data-Input - Absolute Values'.B59:.M59];[.$G$3:.$G$14])" office:value-type="float" office:value="1613456.37978654" calcext:value-type="float">
            <text:p>1613456</text:p>
          </table:table-cell>
          <table:table-cell table:style-name="ce22" table:number-matrix-columns-spanned="1" table:number-matrix-rows-spanned="1" table:formula="of:=MMULT([$'Data-Input - Absolute Values'.B59:.M59];[.$I$3:.$I$14])" office:value-type="float" office:value="1778604.55008627" calcext:value-type="float">
            <text:p>1778605</text:p>
          </table:table-cell>
          <table:table-cell table:style-name="ce22" table:number-matrix-columns-spanned="1" table:number-matrix-rows-spanned="1" table:formula="of:=MMULT([$'Data-Input - Absolute Values'.B59:.M59];[.$K$3:.$K$14])" office:value-type="float" office:value="2374136.26015112" calcext:value-type="float">
            <text:p>2374136</text:p>
          </table:table-cell>
          <table:table-cell table:style-name="ce20"/>
          <table:table-cell table:style-name="ce24" table:formula="of:=LN([.B75]/[.B76])" office:value-type="float" office:value="0.000239111422464486" calcext:value-type="float">
            <text:p>0.00024</text:p>
          </table:table-cell>
          <table:table-cell table:style-name="ce24" table:formula="of:=LN([.C75]/[.C76])" office:value-type="float" office:value="0.00526765279003631" calcext:value-type="float">
            <text:p>0.00527</text:p>
          </table:table-cell>
          <table:table-cell table:style-name="ce24" table:formula="of:=LN([.D75]/[.D76])" office:value-type="float" office:value="0.0157381049701249" calcext:value-type="float">
            <text:p>0.0157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12-19" calcext:value-type="date">
            <text:p>2022-12-19</text:p>
          </table:table-cell>
          <table:table-cell table:style-name="ce22" table:number-matrix-columns-spanned="1" table:number-matrix-rows-spanned="1" table:formula="of:=MMULT([$'Data-Input - Absolute Values'.B60:.M60];[.$G$3:.$G$14])" office:value-type="float" office:value="1613070.6300569" calcext:value-type="float">
            <text:p>1613071</text:p>
          </table:table-cell>
          <table:table-cell table:style-name="ce22" table:number-matrix-columns-spanned="1" table:number-matrix-rows-spanned="1" table:formula="of:=MMULT([$'Data-Input - Absolute Values'.B60:.M60];[.$I$3:.$I$14])" office:value-type="float" office:value="1769260.11210062" calcext:value-type="float">
            <text:p>1769260</text:p>
          </table:table-cell>
          <table:table-cell table:style-name="ce22" table:number-matrix-columns-spanned="1" table:number-matrix-rows-spanned="1" table:formula="of:=MMULT([$'Data-Input - Absolute Values'.B60:.M60];[.$K$3:.$K$14])" office:value-type="float" office:value="2337064.34054242" calcext:value-type="float">
            <text:p>2337064</text:p>
          </table:table-cell>
          <table:table-cell table:style-name="ce20"/>
          <table:table-cell table:style-name="ce24" table:formula="of:=LN([.B76]/[.B77])" office:value-type="float" office:value="-0.0741564811883463" calcext:value-type="float">
            <text:p>-0.07416</text:p>
          </table:table-cell>
          <table:table-cell table:style-name="ce24" table:formula="of:=LN([.C76]/[.C77])" office:value-type="float" office:value="-0.0895319235688075" calcext:value-type="float">
            <text:p>-0.08953</text:p>
          </table:table-cell>
          <table:table-cell table:style-name="ce24" table:formula="of:=LN([.D76]/[.D77])" office:value-type="float" office:value="-0.104094581775858" calcext:value-type="float">
            <text:p>-0.1040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12-12" calcext:value-type="date">
            <text:p>2022-12-12</text:p>
          </table:table-cell>
          <table:table-cell table:style-name="ce22" table:number-matrix-columns-spanned="1" table:number-matrix-rows-spanned="1" table:formula="of:=MMULT([$'Data-Input - Absolute Values'.B61:.M61];[.$G$3:.$G$14])" office:value-type="float" office:value="1737237.25587339" calcext:value-type="float">
            <text:p>1737237</text:p>
          </table:table-cell>
          <table:table-cell table:style-name="ce22" table:number-matrix-columns-spanned="1" table:number-matrix-rows-spanned="1" table:formula="of:=MMULT([$'Data-Input - Absolute Values'.B61:.M61];[.$I$3:.$I$14])" office:value-type="float" office:value="1934972.98858989" calcext:value-type="float">
            <text:p>1934973</text:p>
          </table:table-cell>
          <table:table-cell table:style-name="ce22" table:number-matrix-columns-spanned="1" table:number-matrix-rows-spanned="1" table:formula="of:=MMULT([$'Data-Input - Absolute Values'.B61:.M61];[.$K$3:.$K$14])" office:value-type="float" office:value="2593452.93721748" calcext:value-type="float">
            <text:p>2593453</text:p>
          </table:table-cell>
          <table:table-cell table:style-name="ce20"/>
          <table:table-cell table:style-name="ce24" table:formula="of:=LN([.B77]/[.B78])" office:value-type="float" office:value="-0.00492371542554144" calcext:value-type="float">
            <text:p>-0.00492</text:p>
          </table:table-cell>
          <table:table-cell table:style-name="ce24" table:formula="of:=LN([.C77]/[.C78])" office:value-type="float" office:value="-0.00896667137305278" calcext:value-type="float">
            <text:p>-0.00897</text:p>
          </table:table-cell>
          <table:table-cell table:style-name="ce24" table:formula="of:=LN([.D77]/[.D78])" office:value-type="float" office:value="-0.0108125280143554" calcext:value-type="float">
            <text:p>-0.0108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12-05" calcext:value-type="date">
            <text:p>2022-12-05</text:p>
          </table:table-cell>
          <table:table-cell table:style-name="ce22" table:number-matrix-columns-spanned="1" table:number-matrix-rows-spanned="1" table:formula="of:=MMULT([$'Data-Input - Absolute Values'.B62:.M62];[.$G$3:.$G$14])" office:value-type="float" office:value="1745812.01025003" calcext:value-type="float">
            <text:p>1745812</text:p>
          </table:table-cell>
          <table:table-cell table:style-name="ce22" table:number-matrix-columns-spanned="1" table:number-matrix-rows-spanned="1" table:formula="of:=MMULT([$'Data-Input - Absolute Values'.B62:.M62];[.$I$3:.$I$14])" office:value-type="float" office:value="1952401.27558424" calcext:value-type="float">
            <text:p>1952401</text:p>
          </table:table-cell>
          <table:table-cell table:style-name="ce22" table:number-matrix-columns-spanned="1" table:number-matrix-rows-spanned="1" table:formula="of:=MMULT([$'Data-Input - Absolute Values'.B62:.M62];[.$K$3:.$K$14])" office:value-type="float" office:value="2621646.86891257" calcext:value-type="float">
            <text:p>2621647</text:p>
          </table:table-cell>
          <table:table-cell table:style-name="ce20"/>
          <table:table-cell table:style-name="ce24" table:formula="of:=LN([.B78]/[.B79])" office:value-type="float" office:value="0.0195631586575939" calcext:value-type="float">
            <text:p>0.01956</text:p>
          </table:table-cell>
          <table:table-cell table:style-name="ce24" table:formula="of:=LN([.C78]/[.C79])" office:value-type="float" office:value="0.0291305055276008" calcext:value-type="float">
            <text:p>0.02913</text:p>
          </table:table-cell>
          <table:table-cell table:style-name="ce24" table:formula="of:=LN([.D78]/[.D79])" office:value-type="float" office:value="0.0305113065711383" calcext:value-type="float">
            <text:p>0.0305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11-28" calcext:value-type="date">
            <text:p>2022-11-28</text:p>
          </table:table-cell>
          <table:table-cell table:style-name="ce22" table:number-matrix-columns-spanned="1" table:number-matrix-rows-spanned="1" table:formula="of:=MMULT([$'Data-Input - Absolute Values'.B63:.M63];[.$G$3:.$G$14])" office:value-type="float" office:value="1711990.32111406" calcext:value-type="float">
            <text:p>1711990</text:p>
          </table:table-cell>
          <table:table-cell table:style-name="ce22" table:number-matrix-columns-spanned="1" table:number-matrix-rows-spanned="1" table:formula="of:=MMULT([$'Data-Input - Absolute Values'.B63:.M63];[.$I$3:.$I$14])" office:value-type="float" office:value="1896347.24440079" calcext:value-type="float">
            <text:p>1896347</text:p>
          </table:table-cell>
          <table:table-cell table:style-name="ce22" table:number-matrix-columns-spanned="1" table:number-matrix-rows-spanned="1" table:formula="of:=MMULT([$'Data-Input - Absolute Values'.B63:.M63];[.$K$3:.$K$14])" office:value-type="float" office:value="2542864.97845177" calcext:value-type="float">
            <text:p>2542865</text:p>
          </table:table-cell>
          <table:table-cell table:style-name="ce20"/>
          <table:table-cell table:style-name="ce24" table:formula="of:=LN([.B79]/[.B80])" office:value-type="float" office:value="0.0150234650124847" calcext:value-type="float">
            <text:p>0.01502</text:p>
          </table:table-cell>
          <table:table-cell table:style-name="ce24" table:formula="of:=LN([.C79]/[.C80])" office:value-type="float" office:value="0.0205676904506138" calcext:value-type="float">
            <text:p>0.02057</text:p>
          </table:table-cell>
          <table:table-cell table:style-name="ce24" table:formula="of:=LN([.D79]/[.D80])" office:value-type="float" office:value="0.021423934208841" calcext:value-type="float">
            <text:p>0.0214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11-21" calcext:value-type="date">
            <text:p>2022-11-21</text:p>
          </table:table-cell>
          <table:table-cell table:style-name="ce22" table:number-matrix-columns-spanned="1" table:number-matrix-rows-spanned="1" table:formula="of:=MMULT([$'Data-Input - Absolute Values'.B64:.M64];[.$G$3:.$G$14])" office:value-type="float" office:value="1686462.53248567" calcext:value-type="float">
            <text:p>1686463</text:p>
          </table:table-cell>
          <table:table-cell table:style-name="ce22" table:number-matrix-columns-spanned="1" table:number-matrix-rows-spanned="1" table:formula="of:=MMULT([$'Data-Input - Absolute Values'.B64:.M64];[.$I$3:.$I$14])" office:value-type="float" office:value="1857742.13121677" calcext:value-type="float">
            <text:p>1857742</text:p>
          </table:table-cell>
          <table:table-cell table:style-name="ce22" table:number-matrix-columns-spanned="1" table:number-matrix-rows-spanned="1" table:formula="of:=MMULT([$'Data-Input - Absolute Values'.B64:.M64];[.$K$3:.$K$14])" office:value-type="float" office:value="2488966.22961972" calcext:value-type="float">
            <text:p>2488966</text:p>
          </table:table-cell>
          <table:table-cell table:style-name="ce20"/>
          <table:table-cell table:style-name="ce24" table:formula="of:=LN([.B80]/[.B81])" office:value-type="float" office:value="-0.023890100095794" calcext:value-type="float">
            <text:p>-0.02389</text:p>
          </table:table-cell>
          <table:table-cell table:style-name="ce24" table:formula="of:=LN([.C80]/[.C81])" office:value-type="float" office:value="-0.0380144397141238" calcext:value-type="float">
            <text:p>-0.03801</text:p>
          </table:table-cell>
          <table:table-cell table:style-name="ce24" table:formula="of:=LN([.D80]/[.D81])" office:value-type="float" office:value="-0.0494026793300216" calcext:value-type="float">
            <text:p>-0.0494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11-14" calcext:value-type="date">
            <text:p>2022-11-14</text:p>
          </table:table-cell>
          <table:table-cell table:style-name="ce22" table:number-matrix-columns-spanned="1" table:number-matrix-rows-spanned="1" table:formula="of:=MMULT([$'Data-Input - Absolute Values'.B65:.M65];[.$G$3:.$G$14])" office:value-type="float" office:value="1727237.40985333" calcext:value-type="float">
            <text:p>1727237</text:p>
          </table:table-cell>
          <table:table-cell table:style-name="ce22" table:number-matrix-columns-spanned="1" table:number-matrix-rows-spanned="1" table:formula="of:=MMULT([$'Data-Input - Absolute Values'.B65:.M65];[.$I$3:.$I$14])" office:value-type="float" office:value="1929722.63877119" calcext:value-type="float">
            <text:p>1929723</text:p>
          </table:table-cell>
          <table:table-cell table:style-name="ce22" table:number-matrix-columns-spanned="1" table:number-matrix-rows-spanned="1" table:formula="of:=MMULT([$'Data-Input - Absolute Values'.B65:.M65];[.$K$3:.$K$14])" office:value-type="float" office:value="2615015.78747181" calcext:value-type="float">
            <text:p>2615016</text:p>
          </table:table-cell>
          <table:table-cell table:style-name="ce20"/>
          <table:table-cell table:style-name="ce24" table:formula="of:=LN([.B81]/[.B82])" office:value-type="float" office:value="-0.0839375471381847" calcext:value-type="float">
            <text:p>-0.08394</text:p>
          </table:table-cell>
          <table:table-cell table:style-name="ce24" table:formula="of:=LN([.C81]/[.C82])" office:value-type="float" office:value="-0.130992541677847" calcext:value-type="float">
            <text:p>-0.13099</text:p>
          </table:table-cell>
          <table:table-cell table:style-name="ce24" table:formula="of:=LN([.D81]/[.D82])" office:value-type="float" office:value="-0.164894003067193" calcext:value-type="float">
            <text:p>-0.1648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11-07" calcext:value-type="date">
            <text:p>2022-11-07</text:p>
          </table:table-cell>
          <table:table-cell table:style-name="ce22" table:number-matrix-columns-spanned="1" table:number-matrix-rows-spanned="1" table:formula="of:=MMULT([$'Data-Input - Absolute Values'.B66:.M66];[.$G$3:.$G$14])" office:value-type="float" office:value="1878475.9935589" calcext:value-type="float">
            <text:p>1878476</text:p>
          </table:table-cell>
          <table:table-cell table:style-name="ce22" table:number-matrix-columns-spanned="1" table:number-matrix-rows-spanned="1" table:formula="of:=MMULT([$'Data-Input - Absolute Values'.B66:.M66];[.$I$3:.$I$14])" office:value-type="float" office:value="2199805.22815026" calcext:value-type="float">
            <text:p>2199805</text:p>
          </table:table-cell>
          <table:table-cell table:style-name="ce22" table:number-matrix-columns-spanned="1" table:number-matrix-rows-spanned="1" table:formula="of:=MMULT([$'Data-Input - Absolute Values'.B66:.M66];[.$K$3:.$K$14])" office:value-type="float" office:value="3083804.73389831" calcext:value-type="float">
            <text:p>3083805</text:p>
          </table:table-cell>
          <table:table-cell table:style-name="ce20"/>
          <table:table-cell table:style-name="ce24" table:formula="of:=LN([.B82]/[.B83])" office:value-type="float" office:value="-0.0028143668460493" calcext:value-type="float">
            <text:p>-0.00281</text:p>
          </table:table-cell>
          <table:table-cell table:style-name="ce24" table:formula="of:=LN([.C82]/[.C83])" office:value-type="float" office:value="-0.0045007824046034" calcext:value-type="float">
            <text:p>-0.00450</text:p>
          </table:table-cell>
          <table:table-cell table:style-name="ce24" table:formula="of:=LN([.D82]/[.D83])" office:value-type="float" office:value="-0.0052871524517493" calcext:value-type="float">
            <text:p>-0.0052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10-31" calcext:value-type="date">
            <text:p>2022-10-31</text:p>
          </table:table-cell>
          <table:table-cell table:style-name="ce22" table:number-matrix-columns-spanned="1" table:number-matrix-rows-spanned="1" table:formula="of:=MMULT([$'Data-Input - Absolute Values'.B67:.M67];[.$G$3:.$G$14])" office:value-type="float" office:value="1883770.16048577" calcext:value-type="float">
            <text:p>1883770</text:p>
          </table:table-cell>
          <table:table-cell table:style-name="ce22" table:number-matrix-columns-spanned="1" table:number-matrix-rows-spanned="1" table:formula="of:=MMULT([$'Data-Input - Absolute Values'.B67:.M67];[.$I$3:.$I$14])" office:value-type="float" office:value="2209728.38705302" calcext:value-type="float">
            <text:p>2209728</text:p>
          </table:table-cell>
          <table:table-cell table:style-name="ce22" table:number-matrix-columns-spanned="1" table:number-matrix-rows-spanned="1" table:formula="of:=MMULT([$'Data-Input - Absolute Values'.B67:.M67];[.$K$3:.$K$14])" office:value-type="float" office:value="3100152.45803074" calcext:value-type="float">
            <text:p>3100152</text:p>
          </table:table-cell>
          <table:table-cell table:style-name="ce20"/>
          <table:table-cell table:style-name="ce24" table:formula="of:=LN([.B83]/[.B84])" office:value-type="float" office:value="0.0598380794258571" calcext:value-type="float">
            <text:p>0.05984</text:p>
          </table:table-cell>
          <table:table-cell table:style-name="ce24" table:formula="of:=LN([.C83]/[.C84])" office:value-type="float" office:value="0.0863307130428849" calcext:value-type="float">
            <text:p>0.08633</text:p>
          </table:table-cell>
          <table:table-cell table:style-name="ce24" table:formula="of:=LN([.D83]/[.D84])" office:value-type="float" office:value="0.0954041051086541" calcext:value-type="float">
            <text:p>0.0954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10-24" calcext:value-type="date">
            <text:p>2022-10-24</text:p>
          </table:table-cell>
          <table:table-cell table:style-name="ce22" table:number-matrix-columns-spanned="1" table:number-matrix-rows-spanned="1" table:formula="of:=MMULT([$'Data-Input - Absolute Values'.B68:.M68];[.$G$3:.$G$14])" office:value-type="float" office:value="1774355.2079248" calcext:value-type="float">
            <text:p>1774355</text:p>
          </table:table-cell>
          <table:table-cell table:style-name="ce22" table:number-matrix-columns-spanned="1" table:number-matrix-rows-spanned="1" table:formula="of:=MMULT([$'Data-Input - Absolute Values'.B68:.M68];[.$I$3:.$I$14])" office:value-type="float" office:value="2026963.56637655" calcext:value-type="float">
            <text:p>2026964</text:p>
          </table:table-cell>
          <table:table-cell table:style-name="ce22" table:number-matrix-columns-spanned="1" table:number-matrix-rows-spanned="1" table:formula="of:=MMULT([$'Data-Input - Absolute Values'.B68:.M68];[.$K$3:.$K$14])" office:value-type="float" office:value="2818055.71721995" calcext:value-type="float">
            <text:p>2818056</text:p>
          </table:table-cell>
          <table:table-cell table:style-name="ce20"/>
          <table:table-cell table:style-name="ce24" table:formula="of:=LN([.B84]/[.B85])" office:value-type="float" office:value="-0.000468786894764729" calcext:value-type="float">
            <text:p>-0.00047</text:p>
          </table:table-cell>
          <table:table-cell table:style-name="ce24" table:formula="of:=LN([.C84]/[.C85])" office:value-type="float" office:value="-0.0104872837519435" calcext:value-type="float">
            <text:p>-0.01049</text:p>
          </table:table-cell>
          <table:table-cell table:style-name="ce24" table:formula="of:=LN([.D84]/[.D85])" office:value-type="float" office:value="-0.00974389013926175" calcext:value-type="float">
            <text:p>-0.0097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10-17" calcext:value-type="date">
            <text:p>2022-10-17</text:p>
          </table:table-cell>
          <table:table-cell table:style-name="ce22" table:number-matrix-columns-spanned="1" table:number-matrix-rows-spanned="1" table:formula="of:=MMULT([$'Data-Input - Absolute Values'.B69:.M69];[.$G$3:.$G$14])" office:value-type="float" office:value="1775187.19739058" calcext:value-type="float">
            <text:p>1775187</text:p>
          </table:table-cell>
          <table:table-cell table:style-name="ce22" table:number-matrix-columns-spanned="1" table:number-matrix-rows-spanned="1" table:formula="of:=MMULT([$'Data-Input - Absolute Values'.B69:.M69];[.$I$3:.$I$14])" office:value-type="float" office:value="2048332.76502297" calcext:value-type="float">
            <text:p>2048333</text:p>
          </table:table-cell>
          <table:table-cell table:style-name="ce22" table:number-matrix-columns-spanned="1" table:number-matrix-rows-spanned="1" table:formula="of:=MMULT([$'Data-Input - Absolute Values'.B69:.M69];[.$K$3:.$K$14])" office:value-type="float" office:value="2845648.75598966" calcext:value-type="float">
            <text:p>2845649</text:p>
          </table:table-cell>
          <table:table-cell table:style-name="ce20"/>
          <table:table-cell table:style-name="ce24" table:formula="of:=LN([.B85]/[.B86])" office:value-type="float" office:value="-0.00699115688637994" calcext:value-type="float">
            <text:p>-0.00699</text:p>
          </table:table-cell>
          <table:table-cell table:style-name="ce24" table:formula="of:=LN([.C85]/[.C86])" office:value-type="float" office:value="-0.0179724843120266" calcext:value-type="float">
            <text:p>-0.01797</text:p>
          </table:table-cell>
          <table:table-cell table:style-name="ce24" table:formula="of:=LN([.D85]/[.D86])" office:value-type="float" office:value="-0.0205092211496874" calcext:value-type="float">
            <text:p>-0.0205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10-10" calcext:value-type="date">
            <text:p>2022-10-10</text:p>
          </table:table-cell>
          <table:table-cell table:style-name="ce22" table:number-matrix-columns-spanned="1" table:number-matrix-rows-spanned="1" table:formula="of:=MMULT([$'Data-Input - Absolute Values'.B70:.M70];[.$G$3:.$G$14])" office:value-type="float" office:value="1787641.29313306" calcext:value-type="float">
            <text:p>1787641</text:p>
          </table:table-cell>
          <table:table-cell table:style-name="ce22" table:number-matrix-columns-spanned="1" table:number-matrix-rows-spanned="1" table:formula="of:=MMULT([$'Data-Input - Absolute Values'.B70:.M70];[.$I$3:.$I$14])" office:value-type="float" office:value="2085479.20048809" calcext:value-type="float">
            <text:p>2085479</text:p>
          </table:table-cell>
          <table:table-cell table:style-name="ce22" table:number-matrix-columns-spanned="1" table:number-matrix-rows-spanned="1" table:formula="of:=MMULT([$'Data-Input - Absolute Values'.B70:.M70];[.$K$3:.$K$14])" office:value-type="float" office:value="2904613.38814685" calcext:value-type="float">
            <text:p>2904613</text:p>
          </table:table-cell>
          <table:table-cell table:style-name="ce20"/>
          <table:table-cell table:style-name="ce24" table:formula="of:=LN([.B86]/[.B87])" office:value-type="float" office:value="-0.0223452942233359" calcext:value-type="float">
            <text:p>-0.02235</text:p>
          </table:table-cell>
          <table:table-cell table:style-name="ce24" table:formula="of:=LN([.C86]/[.C87])" office:value-type="float" office:value="-0.0277231121675189" calcext:value-type="float">
            <text:p>-0.02772</text:p>
          </table:table-cell>
          <table:table-cell table:style-name="ce24" table:formula="of:=LN([.D86]/[.D87])" office:value-type="float" office:value="-0.0260024104623407" calcext:value-type="float">
            <text:p>-0.0260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10-03" calcext:value-type="date">
            <text:p>2022-10-03</text:p>
          </table:table-cell>
          <table:table-cell table:style-name="ce22" table:number-matrix-columns-spanned="1" table:number-matrix-rows-spanned="1" table:formula="of:=MMULT([$'Data-Input - Absolute Values'.B71:.M71];[.$G$3:.$G$14])" office:value-type="float" office:value="1828036.30217905" calcext:value-type="float">
            <text:p>1828036</text:p>
          </table:table-cell>
          <table:table-cell table:style-name="ce22" table:number-matrix-columns-spanned="1" table:number-matrix-rows-spanned="1" table:formula="of:=MMULT([$'Data-Input - Absolute Values'.B71:.M71];[.$I$3:.$I$14])" office:value-type="float" office:value="2144104.05121078" calcext:value-type="float">
            <text:p>2144104</text:p>
          </table:table-cell>
          <table:table-cell table:style-name="ce22" table:number-matrix-columns-spanned="1" table:number-matrix-rows-spanned="1" table:formula="of:=MMULT([$'Data-Input - Absolute Values'.B71:.M71];[.$K$3:.$K$14])" office:value-type="float" office:value="2981130.84563427" calcext:value-type="float">
            <text:p>2981131</text:p>
          </table:table-cell>
          <table:table-cell table:style-name="ce20"/>
          <table:table-cell table:style-name="ce24" table:formula="of:=LN([.B87]/[.B88])" office:value-type="float" office:value="-0.0272590338671185" calcext:value-type="float">
            <text:p>-0.02726</text:p>
          </table:table-cell>
          <table:table-cell table:style-name="ce24" table:formula="of:=LN([.C87]/[.C88])" office:value-type="float" office:value="-0.0307811939747926" calcext:value-type="float">
            <text:p>-0.03078</text:p>
          </table:table-cell>
          <table:table-cell table:style-name="ce24" table:formula="of:=LN([.D87]/[.D88])" office:value-type="float" office:value="-0.0352477701386244" calcext:value-type="float">
            <text:p>-0.0352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9-26" calcext:value-type="date">
            <text:p>2022-09-26</text:p>
          </table:table-cell>
          <table:table-cell table:style-name="ce22" table:number-matrix-columns-spanned="1" table:number-matrix-rows-spanned="1" table:formula="of:=MMULT([$'Data-Input - Absolute Values'.B72:.M72];[.$G$3:.$G$14])" office:value-type="float" office:value="1878552.18475997" calcext:value-type="float">
            <text:p>1878552</text:p>
          </table:table-cell>
          <table:table-cell table:style-name="ce22" table:number-matrix-columns-spanned="1" table:number-matrix-rows-spanned="1" table:formula="of:=MMULT([$'Data-Input - Absolute Values'.B72:.M72];[.$I$3:.$I$14])" office:value-type="float" office:value="2211128.38650087" calcext:value-type="float">
            <text:p>2211128</text:p>
          </table:table-cell>
          <table:table-cell table:style-name="ce22" table:number-matrix-columns-spanned="1" table:number-matrix-rows-spanned="1" table:formula="of:=MMULT([$'Data-Input - Absolute Values'.B72:.M72];[.$K$3:.$K$14])" office:value-type="float" office:value="3088082.89819616" calcext:value-type="float">
            <text:p>3088083</text:p>
          </table:table-cell>
          <table:table-cell table:style-name="ce20"/>
          <table:table-cell table:style-name="ce24" table:formula="of:=LN([.B88]/[.B89])" office:value-type="float" office:value="-0.0030385183353198" calcext:value-type="float">
            <text:p>-0.00304</text:p>
          </table:table-cell>
          <table:table-cell table:style-name="ce24" table:formula="of:=LN([.C88]/[.C89])" office:value-type="float" office:value="0.0031146363204701" calcext:value-type="float">
            <text:p>0.00311</text:p>
          </table:table-cell>
          <table:table-cell table:style-name="ce24" table:formula="of:=LN([.D88]/[.D89])" office:value-type="float" office:value="0.0084180847045382" calcext:value-type="float">
            <text:p>0.0084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9-19" calcext:value-type="date">
            <text:p>2022-09-19</text:p>
          </table:table-cell>
          <table:table-cell table:style-name="ce22" table:number-matrix-columns-spanned="1" table:number-matrix-rows-spanned="1" table:formula="of:=MMULT([$'Data-Input - Absolute Values'.B73:.M73];[.$G$3:.$G$14])" office:value-type="float" office:value="1884268.8807617" calcext:value-type="float">
            <text:p>1884269</text:p>
          </table:table-cell>
          <table:table-cell table:style-name="ce22" table:number-matrix-columns-spanned="1" table:number-matrix-rows-spanned="1" table:formula="of:=MMULT([$'Data-Input - Absolute Values'.B73:.M73];[.$I$3:.$I$14])" office:value-type="float" office:value="2204252.23962622" calcext:value-type="float">
            <text:p>2204252</text:p>
          </table:table-cell>
          <table:table-cell table:style-name="ce22" table:number-matrix-columns-spanned="1" table:number-matrix-rows-spanned="1" table:formula="of:=MMULT([$'Data-Input - Absolute Values'.B73:.M73];[.$K$3:.$K$14])" office:value-type="float" office:value="3062196.26558686" calcext:value-type="float">
            <text:p>3062196</text:p>
          </table:table-cell>
          <table:table-cell table:style-name="ce20"/>
          <table:table-cell table:style-name="ce24" table:formula="of:=LN([.B89]/[.B90])" office:value-type="float" office:value="-0.0769065054323054" calcext:value-type="float">
            <text:p>-0.07691</text:p>
          </table:table-cell>
          <table:table-cell table:style-name="ce24" table:formula="of:=LN([.C89]/[.C90])" office:value-type="float" office:value="-0.0948118676418246" calcext:value-type="float">
            <text:p>-0.09481</text:p>
          </table:table-cell>
          <table:table-cell table:style-name="ce24" table:formula="of:=LN([.D89]/[.D90])" office:value-type="float" office:value="-0.110607928215795" calcext:value-type="float">
            <text:p>-0.1106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9-12" calcext:value-type="date">
            <text:p>2022-09-12</text:p>
          </table:table-cell>
          <table:table-cell table:style-name="ce22" table:number-matrix-columns-spanned="1" table:number-matrix-rows-spanned="1" table:formula="of:=MMULT([$'Data-Input - Absolute Values'.B74:.M74];[.$G$3:.$G$14])" office:value-type="float" office:value="2034899.41352482" calcext:value-type="float">
            <text:p>2034899</text:p>
          </table:table-cell>
          <table:table-cell table:style-name="ce22" table:number-matrix-columns-spanned="1" table:number-matrix-rows-spanned="1" table:formula="of:=MMULT([$'Data-Input - Absolute Values'.B74:.M74];[.$I$3:.$I$14])" office:value-type="float" office:value="2423469.51831051" calcext:value-type="float">
            <text:p>2423470</text:p>
          </table:table-cell>
          <table:table-cell table:style-name="ce22" table:number-matrix-columns-spanned="1" table:number-matrix-rows-spanned="1" table:formula="of:=MMULT([$'Data-Input - Absolute Values'.B74:.M74];[.$K$3:.$K$14])" office:value-type="float" office:value="3420341.22874508" calcext:value-type="float">
            <text:p>3420341</text:p>
          </table:table-cell>
          <table:table-cell table:style-name="ce20"/>
          <table:table-cell table:style-name="ce24" table:formula="of:=LN([.B90]/[.B91])" office:value-type="float" office:value="0.0154789301288406" calcext:value-type="float">
            <text:p>0.01548</text:p>
          </table:table-cell>
          <table:table-cell table:style-name="ce24" table:formula="of:=LN([.C90]/[.C91])" office:value-type="float" office:value="0.0137089037073482" calcext:value-type="float">
            <text:p>0.01371</text:p>
          </table:table-cell>
          <table:table-cell table:style-name="ce24" table:formula="of:=LN([.D90]/[.D91])" office:value-type="float" office:value="0.0165236514383336" calcext:value-type="float">
            <text:p>0.0165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9-05" calcext:value-type="date">
            <text:p>2022-09-05</text:p>
          </table:table-cell>
          <table:table-cell table:style-name="ce22" table:number-matrix-columns-spanned="1" table:number-matrix-rows-spanned="1" table:formula="of:=MMULT([$'Data-Input - Absolute Values'.B75:.M75];[.$G$3:.$G$14])" office:value-type="float" office:value="2003643.8729077" calcext:value-type="float">
            <text:p>2003644</text:p>
          </table:table-cell>
          <table:table-cell table:style-name="ce22" table:number-matrix-columns-spanned="1" table:number-matrix-rows-spanned="1" table:formula="of:=MMULT([$'Data-Input - Absolute Values'.B75:.M75];[.$I$3:.$I$14])" office:value-type="float" office:value="2390473.09718717" calcext:value-type="float">
            <text:p>2390473</text:p>
          </table:table-cell>
          <table:table-cell table:style-name="ce22" table:number-matrix-columns-spanned="1" table:number-matrix-rows-spanned="1" table:formula="of:=MMULT([$'Data-Input - Absolute Values'.B75:.M75];[.$K$3:.$K$14])" office:value-type="float" office:value="3364289.07096575" calcext:value-type="float">
            <text:p>3364289</text:p>
          </table:table-cell>
          <table:table-cell table:style-name="ce20"/>
          <table:table-cell table:style-name="ce24" table:formula="of:=LN([.B91]/[.B92])" office:value-type="float" office:value="0.0217413909538847" calcext:value-type="float">
            <text:p>0.02174</text:p>
          </table:table-cell>
          <table:table-cell table:style-name="ce24" table:formula="of:=LN([.C91]/[.C92])" office:value-type="float" office:value="0.0378194774621288" calcext:value-type="float">
            <text:p>0.03782</text:p>
          </table:table-cell>
          <table:table-cell table:style-name="ce24" table:formula="of:=LN([.D91]/[.D92])" office:value-type="float" office:value="0.0493164549061246" calcext:value-type="float">
            <text:p>0.0493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8-29" calcext:value-type="date">
            <text:p>2022-08-29</text:p>
          </table:table-cell>
          <table:table-cell table:style-name="ce22" table:number-matrix-columns-spanned="1" table:number-matrix-rows-spanned="1" table:formula="of:=MMULT([$'Data-Input - Absolute Values'.B76:.M76];[.$G$3:.$G$14])" office:value-type="float" office:value="1960552.00412192" calcext:value-type="float">
            <text:p>1960552</text:p>
          </table:table-cell>
          <table:table-cell table:style-name="ce22" table:number-matrix-columns-spanned="1" table:number-matrix-rows-spanned="1" table:formula="of:=MMULT([$'Data-Input - Absolute Values'.B76:.M76];[.$I$3:.$I$14])" office:value-type="float" office:value="2301754.86664146" calcext:value-type="float">
            <text:p>2301755</text:p>
          </table:table-cell>
          <table:table-cell table:style-name="ce22" table:number-matrix-columns-spanned="1" table:number-matrix-rows-spanned="1" table:formula="of:=MMULT([$'Data-Input - Absolute Values'.B76:.M76];[.$K$3:.$K$14])" office:value-type="float" office:value="3202398.99298483" calcext:value-type="float">
            <text:p>3202399</text:p>
          </table:table-cell>
          <table:table-cell table:style-name="ce20"/>
          <table:table-cell table:style-name="ce24" table:formula="of:=LN([.B92]/[.B93])" office:value-type="float" office:value="-0.0323244528781715" calcext:value-type="float">
            <text:p>-0.03232</text:p>
          </table:table-cell>
          <table:table-cell table:style-name="ce24" table:formula="of:=LN([.C92]/[.C93])" office:value-type="float" office:value="-0.033244811624998" calcext:value-type="float">
            <text:p>-0.03324</text:p>
          </table:table-cell>
          <table:table-cell table:style-name="ce24" table:formula="of:=LN([.D92]/[.D93])" office:value-type="float" office:value="-0.0367120906517292" calcext:value-type="float">
            <text:p>-0.0367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8-22" calcext:value-type="date">
            <text:p>2022-08-22</text:p>
          </table:table-cell>
          <table:table-cell table:style-name="ce22" table:number-matrix-columns-spanned="1" table:number-matrix-rows-spanned="1" table:formula="of:=MMULT([$'Data-Input - Absolute Values'.B77:.M77];[.$G$3:.$G$14])" office:value-type="float" office:value="2024961.16222221" calcext:value-type="float">
            <text:p>2024961</text:p>
          </table:table-cell>
          <table:table-cell table:style-name="ce22" table:number-matrix-columns-spanned="1" table:number-matrix-rows-spanned="1" table:formula="of:=MMULT([$'Data-Input - Absolute Values'.B77:.M77];[.$I$3:.$I$14])" office:value-type="float" office:value="2379562.45686941" calcext:value-type="float">
            <text:p>2379562</text:p>
          </table:table-cell>
          <table:table-cell table:style-name="ce22" table:number-matrix-columns-spanned="1" table:number-matrix-rows-spanned="1" table:formula="of:=MMULT([$'Data-Input - Absolute Values'.B77:.M77];[.$K$3:.$K$14])" office:value-type="float" office:value="3322150.46908037" calcext:value-type="float">
            <text:p>3322150</text:p>
          </table:table-cell>
          <table:table-cell table:style-name="ce20"/>
          <table:table-cell table:style-name="ce24" table:formula="of:=LN([.B93]/[.B94])" office:value-type="float" office:value="-0.0809015534417272" calcext:value-type="float">
            <text:p>-0.08090</text:p>
          </table:table-cell>
          <table:table-cell table:style-name="ce24" table:formula="of:=LN([.C93]/[.C94])" office:value-type="float" office:value="-0.101417314712307" calcext:value-type="float">
            <text:p>-0.10142</text:p>
          </table:table-cell>
          <table:table-cell table:style-name="ce24" table:formula="of:=LN([.D93]/[.D94])" office:value-type="float" office:value="-0.112919031525135" calcext:value-type="float">
            <text:p>-0.1129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8-15" calcext:value-type="date">
            <text:p>2022-08-15</text:p>
          </table:table-cell>
          <table:table-cell table:style-name="ce22" table:number-matrix-columns-spanned="1" table:number-matrix-rows-spanned="1" table:formula="of:=MMULT([$'Data-Input - Absolute Values'.B78:.M78];[.$G$3:.$G$14])" office:value-type="float" office:value="2195592.79179816" calcext:value-type="float">
            <text:p>2195593</text:p>
          </table:table-cell>
          <table:table-cell table:style-name="ce22" table:number-matrix-columns-spanned="1" table:number-matrix-rows-spanned="1" table:formula="of:=MMULT([$'Data-Input - Absolute Values'.B78:.M78];[.$I$3:.$I$14])" office:value-type="float" office:value="2633553.15484216" calcext:value-type="float">
            <text:p>2633553</text:p>
          </table:table-cell>
          <table:table-cell table:style-name="ce22" table:number-matrix-columns-spanned="1" table:number-matrix-rows-spanned="1" table:formula="of:=MMULT([$'Data-Input - Absolute Values'.B78:.M78];[.$K$3:.$K$14])" office:value-type="float" office:value="3719284.59424938" calcext:value-type="float">
            <text:p>3719285</text:p>
          </table:table-cell>
          <table:table-cell table:style-name="ce20"/>
          <table:table-cell table:style-name="ce24" table:formula="of:=LN([.B94]/[.B95])" office:value-type="float" office:value="0.0333480404303252" calcext:value-type="float">
            <text:p>0.03335</text:p>
          </table:table-cell>
          <table:table-cell table:style-name="ce24" table:formula="of:=LN([.C94]/[.C95])" office:value-type="float" office:value="0.0333987993746802" calcext:value-type="float">
            <text:p>0.03340</text:p>
          </table:table-cell>
          <table:table-cell table:style-name="ce24" table:formula="of:=LN([.D94]/[.D95])" office:value-type="float" office:value="0.0404800218620701" calcext:value-type="float">
            <text:p>0.0404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8-08" calcext:value-type="date">
            <text:p>2022-08-08</text:p>
          </table:table-cell>
          <table:table-cell table:style-name="ce22" table:number-matrix-columns-spanned="1" table:number-matrix-rows-spanned="1" table:formula="of:=MMULT([$'Data-Input - Absolute Values'.B79:.M79];[.$G$3:.$G$14])" office:value-type="float" office:value="2123581.46638115" calcext:value-type="float">
            <text:p>2123581</text:p>
          </table:table-cell>
          <table:table-cell table:style-name="ce22" table:number-matrix-columns-spanned="1" table:number-matrix-rows-spanned="1" table:formula="of:=MMULT([$'Data-Input - Absolute Values'.B79:.M79];[.$I$3:.$I$14])" office:value-type="float" office:value="2547048.26221348" calcext:value-type="float">
            <text:p>2547048</text:p>
          </table:table-cell>
          <table:table-cell table:style-name="ce22" table:number-matrix-columns-spanned="1" table:number-matrix-rows-spanned="1" table:formula="of:=MMULT([$'Data-Input - Absolute Values'.B79:.M79];[.$K$3:.$K$14])" office:value-type="float" office:value="3571734.43717424" calcext:value-type="float">
            <text:p>3571734</text:p>
          </table:table-cell>
          <table:table-cell table:style-name="ce20"/>
          <table:table-cell table:style-name="ce24" table:formula="of:=LN([.B95]/[.B96])" office:value-type="float" office:value="0.0289380582219806" calcext:value-type="float">
            <text:p>0.02894</text:p>
          </table:table-cell>
          <table:table-cell table:style-name="ce24" table:formula="of:=LN([.C95]/[.C96])" office:value-type="float" office:value="0.0390840519411697" calcext:value-type="float">
            <text:p>0.03908</text:p>
          </table:table-cell>
          <table:table-cell table:style-name="ce24" table:formula="of:=LN([.D95]/[.D96])" office:value-type="float" office:value="0.0474942095967716" calcext:value-type="float">
            <text:p>0.0474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8-01" calcext:value-type="date">
            <text:p>2022-08-01</text:p>
          </table:table-cell>
          <table:table-cell table:style-name="ce22" table:number-matrix-columns-spanned="1" table:number-matrix-rows-spanned="1" table:formula="of:=MMULT([$'Data-Input - Absolute Values'.B80:.M80];[.$G$3:.$G$14])" office:value-type="float" office:value="2063009.78261521" calcext:value-type="float">
            <text:p>2063010</text:p>
          </table:table-cell>
          <table:table-cell table:style-name="ce22" table:number-matrix-columns-spanned="1" table:number-matrix-rows-spanned="1" table:formula="of:=MMULT([$'Data-Input - Absolute Values'.B80:.M80];[.$I$3:.$I$14])" office:value-type="float" office:value="2449419.58529046" calcext:value-type="float">
            <text:p>2449420</text:p>
          </table:table-cell>
          <table:table-cell table:style-name="ce22" table:number-matrix-columns-spanned="1" table:number-matrix-rows-spanned="1" table:formula="of:=MMULT([$'Data-Input - Absolute Values'.B80:.M80];[.$K$3:.$K$14])" office:value-type="float" office:value="3406063.08895943" calcext:value-type="float">
            <text:p>3406063</text:p>
          </table:table-cell>
          <table:table-cell table:style-name="ce20"/>
          <table:table-cell table:style-name="ce24" table:formula="of:=LN([.B96]/[.B97])" office:value-type="float" office:value="0.0595197123402378" calcext:value-type="float">
            <text:p>0.05952</text:p>
          </table:table-cell>
          <table:table-cell table:style-name="ce24" table:formula="of:=LN([.C96]/[.C97])" office:value-type="float" office:value="0.0668545585185873" calcext:value-type="float">
            <text:p>0.06685</text:p>
          </table:table-cell>
          <table:table-cell table:style-name="ce24" table:formula="of:=LN([.D96]/[.D97])" office:value-type="float" office:value="0.0752279997530238" calcext:value-type="float">
            <text:p>0.0752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7-25" calcext:value-type="date">
            <text:p>2022-07-25</text:p>
          </table:table-cell>
          <table:table-cell table:style-name="ce22" table:number-matrix-columns-spanned="1" table:number-matrix-rows-spanned="1" table:formula="of:=MMULT([$'Data-Input - Absolute Values'.B81:.M81];[.$G$3:.$G$14])" office:value-type="float" office:value="1943802.80604645" calcext:value-type="float">
            <text:p>1943803</text:p>
          </table:table-cell>
          <table:table-cell table:style-name="ce22" table:number-matrix-columns-spanned="1" table:number-matrix-rows-spanned="1" table:formula="of:=MMULT([$'Data-Input - Absolute Values'.B81:.M81];[.$I$3:.$I$14])" office:value-type="float" office:value="2291018.62713699" calcext:value-type="float">
            <text:p>2291019</text:p>
          </table:table-cell>
          <table:table-cell table:style-name="ce22" table:number-matrix-columns-spanned="1" table:number-matrix-rows-spanned="1" table:formula="of:=MMULT([$'Data-Input - Absolute Values'.B81:.M81];[.$K$3:.$K$14])" office:value-type="float" office:value="3159232.45846511" calcext:value-type="float">
            <text:p>3159232</text:p>
          </table:table-cell>
          <table:table-cell table:style-name="ce20"/>
          <table:table-cell table:style-name="ce24" table:formula="of:=LN([.B97]/[.B98])" office:value-type="float" office:value="-0.015448889102538" calcext:value-type="float">
            <text:p>-0.01545</text:p>
          </table:table-cell>
          <table:table-cell table:style-name="ce24" table:formula="of:=LN([.C97]/[.C98])" office:value-type="float" office:value="-0.027533086719454" calcext:value-type="float">
            <text:p>-0.02753</text:p>
          </table:table-cell>
          <table:table-cell table:style-name="ce24" table:formula="of:=LN([.D97]/[.D98])" office:value-type="float" office:value="-0.0387463093522226" calcext:value-type="float">
            <text:p>-0.0387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7-18" calcext:value-type="date">
            <text:p>2022-07-18</text:p>
          </table:table-cell>
          <table:table-cell table:style-name="ce22" table:number-matrix-columns-spanned="1" table:number-matrix-rows-spanned="1" table:formula="of:=MMULT([$'Data-Input - Absolute Values'.B82:.M82];[.$G$3:.$G$14])" office:value-type="float" office:value="1974065.56111376" calcext:value-type="float">
            <text:p>1974066</text:p>
          </table:table-cell>
          <table:table-cell table:style-name="ce22" table:number-matrix-columns-spanned="1" table:number-matrix-rows-spanned="1" table:formula="of:=MMULT([$'Data-Input - Absolute Values'.B82:.M82];[.$I$3:.$I$14])" office:value-type="float" office:value="2354973.84377225" calcext:value-type="float">
            <text:p>2354974</text:p>
          </table:table-cell>
          <table:table-cell table:style-name="ce22" table:number-matrix-columns-spanned="1" table:number-matrix-rows-spanned="1" table:formula="of:=MMULT([$'Data-Input - Absolute Values'.B82:.M82];[.$K$3:.$K$14])" office:value-type="float" office:value="3284043.42451013" calcext:value-type="float">
            <text:p>3284043</text:p>
          </table:table-cell>
          <table:table-cell table:style-name="ce20"/>
          <table:table-cell table:style-name="ce24" table:formula="of:=LN([.B98]/[.B99])" office:value-type="float" office:value="0.0766533341656851" calcext:value-type="float">
            <text:p>0.07665</text:p>
          </table:table-cell>
          <table:table-cell table:style-name="ce24" table:formula="of:=LN([.C98]/[.C99])" office:value-type="float" office:value="0.117394951869332" calcext:value-type="float">
            <text:p>0.11739</text:p>
          </table:table-cell>
          <table:table-cell table:style-name="ce24" table:formula="of:=LN([.D98]/[.D99])" office:value-type="float" office:value="0.138968171908225" calcext:value-type="float">
            <text:p>0.1389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7-11" calcext:value-type="date">
            <text:p>2022-07-11</text:p>
          </table:table-cell>
          <table:table-cell table:style-name="ce22" table:number-matrix-columns-spanned="1" table:number-matrix-rows-spanned="1" table:formula="of:=MMULT([$'Data-Input - Absolute Values'.B83:.M83];[.$G$3:.$G$14])" office:value-type="float" office:value="1828401.00769668" calcext:value-type="float">
            <text:p>1828401</text:p>
          </table:table-cell>
          <table:table-cell table:style-name="ce22" table:number-matrix-columns-spanned="1" table:number-matrix-rows-spanned="1" table:formula="of:=MMULT([$'Data-Input - Absolute Values'.B83:.M83];[.$I$3:.$I$14])" office:value-type="float" office:value="2094122.62071382" calcext:value-type="float">
            <text:p>2094123</text:p>
          </table:table-cell>
          <table:table-cell table:style-name="ce22" table:number-matrix-columns-spanned="1" table:number-matrix-rows-spanned="1" table:formula="of:=MMULT([$'Data-Input - Absolute Values'.B83:.M83];[.$K$3:.$K$14])" office:value-type="float" office:value="2857957.59657183" calcext:value-type="float">
            <text:p>2857958</text:p>
          </table:table-cell>
          <table:table-cell table:style-name="ce20"/>
          <table:table-cell table:style-name="ce24" table:formula="of:=LN([.B99]/[.B100])" office:value-type="float" office:value="0.00639196477685499" calcext:value-type="float">
            <text:p>0.00639</text:p>
          </table:table-cell>
          <table:table-cell table:style-name="ce24" table:formula="of:=LN([.C99]/[.C100])" office:value-type="float" office:value="-0.00422233820594391" calcext:value-type="float">
            <text:p>-0.00422</text:p>
          </table:table-cell>
          <table:table-cell table:style-name="ce24" table:formula="of:=LN([.D99]/[.D100])" office:value-type="float" office:value="-0.00688660435140032" calcext:value-type="float">
            <text:p>-0.0068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7-04" calcext:value-type="date">
            <text:p>2022-07-04</text:p>
          </table:table-cell>
          <table:table-cell table:style-name="ce22" table:number-matrix-columns-spanned="1" table:number-matrix-rows-spanned="1" table:formula="of:=MMULT([$'Data-Input - Absolute Values'.B84:.M84];[.$G$3:.$G$14])" office:value-type="float" office:value="1816751.20508633" calcext:value-type="float">
            <text:p>1816751</text:p>
          </table:table-cell>
          <table:table-cell table:style-name="ce22" table:number-matrix-columns-spanned="1" table:number-matrix-rows-spanned="1" table:formula="of:=MMULT([$'Data-Input - Absolute Values'.B84:.M84];[.$I$3:.$I$14])" office:value-type="float" office:value="2102983.40811951" calcext:value-type="float">
            <text:p>2102983</text:p>
          </table:table-cell>
          <table:table-cell table:style-name="ce22" table:number-matrix-columns-spanned="1" table:number-matrix-rows-spanned="1" table:formula="of:=MMULT([$'Data-Input - Absolute Values'.B84:.M84];[.$K$3:.$K$14])" office:value-type="float" office:value="2877707.14540464" calcext:value-type="float">
            <text:p>2877707</text:p>
          </table:table-cell>
          <table:table-cell table:style-name="ce20"/>
          <table:table-cell table:style-name="ce24" table:formula="of:=LN([.B100]/[.B101])" office:value-type="float" office:value="-0.00518235544294564" calcext:value-type="float">
            <text:p>-0.00518</text:p>
          </table:table-cell>
          <table:table-cell table:style-name="ce24" table:formula="of:=LN([.C100]/[.C101])" office:value-type="float" office:value="-0.00801168502860788" calcext:value-type="float">
            <text:p>-0.00801</text:p>
          </table:table-cell>
          <table:table-cell table:style-name="ce24" table:formula="of:=LN([.D100]/[.D101])" office:value-type="float" office:value="-0.0139661327272262" calcext:value-type="float">
            <text:p>-0.0139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6-27" calcext:value-type="date">
            <text:p>2022-06-27</text:p>
          </table:table-cell>
          <table:table-cell table:style-name="ce22" table:number-matrix-columns-spanned="1" table:number-matrix-rows-spanned="1" table:formula="of:=MMULT([$'Data-Input - Absolute Values'.B85:.M85];[.$G$3:.$G$14])" office:value-type="float" office:value="1826190.69384927" calcext:value-type="float">
            <text:p>1826191</text:p>
          </table:table-cell>
          <table:table-cell table:style-name="ce22" table:number-matrix-columns-spanned="1" table:number-matrix-rows-spanned="1" table:formula="of:=MMULT([$'Data-Input - Absolute Values'.B85:.M85];[.$I$3:.$I$14])" office:value-type="float" office:value="2119899.52160943" calcext:value-type="float">
            <text:p>2119900</text:p>
          </table:table-cell>
          <table:table-cell table:style-name="ce22" table:number-matrix-columns-spanned="1" table:number-matrix-rows-spanned="1" table:formula="of:=MMULT([$'Data-Input - Absolute Values'.B85:.M85];[.$K$3:.$K$14])" office:value-type="float" office:value="2918179.54897476" calcext:value-type="float">
            <text:p>2918180</text:p>
          </table:table-cell>
          <table:table-cell table:style-name="ce20"/>
          <table:table-cell table:style-name="ce24" table:formula="of:=LN([.B101]/[.B102])" office:value-type="float" office:value="0.0106970780804529" calcext:value-type="float">
            <text:p>0.01070</text:p>
          </table:table-cell>
          <table:table-cell table:style-name="ce24" table:formula="of:=LN([.C101]/[.C102])" office:value-type="float" office:value="0.00841451928578334" calcext:value-type="float">
            <text:p>0.00841</text:p>
          </table:table-cell>
          <table:table-cell table:style-name="ce24" table:formula="of:=LN([.D101]/[.D102])" office:value-type="float" office:value="0.00804354751334463" calcext:value-type="float">
            <text:p>0.0080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6-20" calcext:value-type="date">
            <text:p>2022-06-20</text:p>
          </table:table-cell>
          <table:table-cell table:style-name="ce22" table:number-matrix-columns-spanned="1" table:number-matrix-rows-spanned="1" table:formula="of:=MMULT([$'Data-Input - Absolute Values'.B86:.M86];[.$G$3:.$G$14])" office:value-type="float" office:value="1806759.90104563" calcext:value-type="float">
            <text:p>1806760</text:p>
          </table:table-cell>
          <table:table-cell table:style-name="ce22" table:number-matrix-columns-spanned="1" table:number-matrix-rows-spanned="1" table:formula="of:=MMULT([$'Data-Input - Absolute Values'.B86:.M86];[.$I$3:.$I$14])" office:value-type="float" office:value="2102136.42496882" calcext:value-type="float">
            <text:p>2102136</text:p>
          </table:table-cell>
          <table:table-cell table:style-name="ce22" table:number-matrix-columns-spanned="1" table:number-matrix-rows-spanned="1" table:formula="of:=MMULT([$'Data-Input - Absolute Values'.B86:.M86];[.$K$3:.$K$14])" office:value-type="float" office:value="2894801.18166982" calcext:value-type="float">
            <text:p>2894801</text:p>
          </table:table-cell>
          <table:table-cell table:style-name="ce20"/>
          <table:table-cell table:style-name="ce24" table:formula="of:=LN([.B102]/[.B103])" office:value-type="float" office:value="-0.00174129527263317" calcext:value-type="float">
            <text:p>-0.00174</text:p>
          </table:table-cell>
          <table:table-cell table:style-name="ce24" table:formula="of:=LN([.C102]/[.C103])" office:value-type="float" office:value="-0.00214624213232372" calcext:value-type="float">
            <text:p>-0.00215</text:p>
          </table:table-cell>
          <table:table-cell table:style-name="ce24" table:formula="of:=LN([.D102]/[.D103])" office:value-type="float" office:value="0.00148647122959262" calcext:value-type="float">
            <text:p>0.0014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6-13" calcext:value-type="date">
            <text:p>2022-06-13</text:p>
          </table:table-cell>
          <table:table-cell table:style-name="ce22" table:number-matrix-columns-spanned="1" table:number-matrix-rows-spanned="1" table:formula="of:=MMULT([$'Data-Input - Absolute Values'.B87:.M87];[.$G$3:.$G$14])" office:value-type="float" office:value="1809908.74425737" calcext:value-type="float">
            <text:p>1809909</text:p>
          </table:table-cell>
          <table:table-cell table:style-name="ce22" table:number-matrix-columns-spanned="1" table:number-matrix-rows-spanned="1" table:formula="of:=MMULT([$'Data-Input - Absolute Values'.B87:.M87];[.$I$3:.$I$14])" office:value-type="float" office:value="2106652.9637912" calcext:value-type="float">
            <text:p>2106653</text:p>
          </table:table-cell>
          <table:table-cell table:style-name="ce22" table:number-matrix-columns-spanned="1" table:number-matrix-rows-spanned="1" table:formula="of:=MMULT([$'Data-Input - Absolute Values'.B87:.M87];[.$K$3:.$K$14])" office:value-type="float" office:value="2890501.3395854" calcext:value-type="float">
            <text:p>2890501</text:p>
          </table:table-cell>
          <table:table-cell table:style-name="ce20"/>
          <table:table-cell table:style-name="ce24" table:formula="of:=LN([.B103]/[.B104])" office:value-type="float" office:value="-0.172433180717254" calcext:value-type="float">
            <text:p>-0.17243</text:p>
          </table:table-cell>
          <table:table-cell table:style-name="ce24" table:formula="of:=LN([.C103]/[.C104])" office:value-type="float" office:value="-0.216116128997211" calcext:value-type="float">
            <text:p>-0.21612</text:p>
          </table:table-cell>
          <table:table-cell table:style-name="ce24" table:formula="of:=LN([.D103]/[.D104])" office:value-type="float" office:value="-0.250569747990686" calcext:value-type="float">
            <text:p>-0.2505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6-06" calcext:value-type="date">
            <text:p>2022-06-06</text:p>
          </table:table-cell>
          <table:table-cell table:style-name="ce22" table:number-matrix-columns-spanned="1" table:number-matrix-rows-spanned="1" table:formula="of:=MMULT([$'Data-Input - Absolute Values'.B88:.M88];[.$G$3:.$G$14])" office:value-type="float" office:value="2150519.85769032" calcext:value-type="float">
            <text:p>2150520</text:p>
          </table:table-cell>
          <table:table-cell table:style-name="ce22" table:number-matrix-columns-spanned="1" table:number-matrix-rows-spanned="1" table:formula="of:=MMULT([$'Data-Input - Absolute Values'.B88:.M88];[.$I$3:.$I$14])" office:value-type="float" office:value="2614875.65034583" calcext:value-type="float">
            <text:p>2614876</text:p>
          </table:table-cell>
          <table:table-cell table:style-name="ce22" table:number-matrix-columns-spanned="1" table:number-matrix-rows-spanned="1" table:formula="of:=MMULT([$'Data-Input - Absolute Values'.B88:.M88];[.$K$3:.$K$14])" office:value-type="float" office:value="3713592.39617826" calcext:value-type="float">
            <text:p>3713592</text:p>
          </table:table-cell>
          <table:table-cell table:style-name="ce20"/>
          <table:table-cell table:style-name="ce24" table:formula="of:=LN([.B104]/[.B105])" office:value-type="float" office:value="-0.00982810756979984" calcext:value-type="float">
            <text:p>-0.00983</text:p>
          </table:table-cell>
          <table:table-cell table:style-name="ce24" table:formula="of:=LN([.C104]/[.C105])" office:value-type="float" office:value="-0.00532823122170899" calcext:value-type="float">
            <text:p>-0.00533</text:p>
          </table:table-cell>
          <table:table-cell table:style-name="ce24" table:formula="of:=LN([.D104]/[.D105])" office:value-type="float" office:value="-0.000335548537898065" calcext:value-type="float">
            <text:p>-0.0003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5-30" calcext:value-type="date">
            <text:p>2022-05-30</text:p>
          </table:table-cell>
          <table:table-cell table:style-name="ce22" table:number-matrix-columns-spanned="1" table:number-matrix-rows-spanned="1" table:formula="of:=MMULT([$'Data-Input - Absolute Values'.B89:.M89];[.$G$3:.$G$14])" office:value-type="float" office:value="2171759.60045606" calcext:value-type="float">
            <text:p>2171760</text:p>
          </table:table-cell>
          <table:table-cell table:style-name="ce22" table:number-matrix-columns-spanned="1" table:number-matrix-rows-spanned="1" table:formula="of:=MMULT([$'Data-Input - Absolute Values'.B89:.M89];[.$I$3:.$I$14])" office:value-type="float" office:value="2628845.49666218" calcext:value-type="float">
            <text:p>2628845</text:p>
          </table:table-cell>
          <table:table-cell table:style-name="ce22" table:number-matrix-columns-spanned="1" table:number-matrix-rows-spanned="1" table:formula="of:=MMULT([$'Data-Input - Absolute Values'.B89:.M89];[.$K$3:.$K$14])" office:value-type="float" office:value="3714838.69576245" calcext:value-type="float">
            <text:p>3714839</text:p>
          </table:table-cell>
          <table:table-cell table:style-name="ce20"/>
          <table:table-cell table:style-name="ce24" table:formula="of:=LN([.B105]/[.B106])" office:value-type="float" office:value="0.0380647407572273" calcext:value-type="float">
            <text:p>0.03806</text:p>
          </table:table-cell>
          <table:table-cell table:style-name="ce24" table:formula="of:=LN([.C105]/[.C106])" office:value-type="float" office:value="0.0391894675381097" calcext:value-type="float">
            <text:p>0.03919</text:p>
          </table:table-cell>
          <table:table-cell table:style-name="ce24" table:formula="of:=LN([.D105]/[.D106])" office:value-type="float" office:value="0.0456895690522315" calcext:value-type="float">
            <text:p>0.0456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5-23" calcext:value-type="date">
            <text:p>2022-05-23</text:p>
          </table:table-cell>
          <table:table-cell table:style-name="ce22" table:number-matrix-columns-spanned="1" table:number-matrix-rows-spanned="1" table:formula="of:=MMULT([$'Data-Input - Absolute Values'.B90:.M90];[.$G$3:.$G$14])" office:value-type="float" office:value="2090645.71749548" calcext:value-type="float">
            <text:p>2090646</text:p>
          </table:table-cell>
          <table:table-cell table:style-name="ce22" table:number-matrix-columns-spanned="1" table:number-matrix-rows-spanned="1" table:formula="of:=MMULT([$'Data-Input - Absolute Values'.B90:.M90];[.$I$3:.$I$14])" office:value-type="float" office:value="2527815.03638479" calcext:value-type="float">
            <text:p>2527815</text:p>
          </table:table-cell>
          <table:table-cell table:style-name="ce22" table:number-matrix-columns-spanned="1" table:number-matrix-rows-spanned="1" table:formula="of:=MMULT([$'Data-Input - Absolute Values'.B90:.M90];[.$K$3:.$K$14])" office:value-type="float" office:value="3548928.36343563" calcext:value-type="float">
            <text:p>3548928</text:p>
          </table:table-cell>
          <table:table-cell table:style-name="ce20"/>
          <table:table-cell table:style-name="ce24" table:formula="of:=LN([.B106]/[.B107])" office:value-type="float" office:value="-0.0348621533735895" calcext:value-type="float">
            <text:p>-0.03486</text:p>
          </table:table-cell>
          <table:table-cell table:style-name="ce24" table:formula="of:=LN([.C106]/[.C107])" office:value-type="float" office:value="-0.0473254416537824" calcext:value-type="float">
            <text:p>-0.04733</text:p>
          </table:table-cell>
          <table:table-cell table:style-name="ce24" table:formula="of:=LN([.D106]/[.D107])" office:value-type="float" office:value="-0.0545699770671453" calcext:value-type="float">
            <text:p>-0.0545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5-16" calcext:value-type="date">
            <text:p>2022-05-16</text:p>
          </table:table-cell>
          <table:table-cell table:style-name="ce22" table:number-matrix-columns-spanned="1" table:number-matrix-rows-spanned="1" table:formula="of:=MMULT([$'Data-Input - Absolute Values'.B91:.M91];[.$G$3:.$G$14])" office:value-type="float" office:value="2164815.47607715" calcext:value-type="float">
            <text:p>2164815</text:p>
          </table:table-cell>
          <table:table-cell table:style-name="ce22" table:number-matrix-columns-spanned="1" table:number-matrix-rows-spanned="1" table:formula="of:=MMULT([$'Data-Input - Absolute Values'.B91:.M91];[.$I$3:.$I$14])" office:value-type="float" office:value="2650320.95901781" calcext:value-type="float">
            <text:p>2650321</text:p>
          </table:table-cell>
          <table:table-cell table:style-name="ce22" table:number-matrix-columns-spanned="1" table:number-matrix-rows-spanned="1" table:formula="of:=MMULT([$'Data-Input - Absolute Values'.B91:.M91];[.$K$3:.$K$14])" office:value-type="float" office:value="3747974.89280099" calcext:value-type="float">
            <text:p>3747975</text:p>
          </table:table-cell>
          <table:table-cell table:style-name="ce20"/>
          <table:table-cell table:style-name="ce24" table:formula="of:=LN([.B107]/[.B108])" office:value-type="float" office:value="-0.0399268210060632" calcext:value-type="float">
            <text:p>-0.03993</text:p>
          </table:table-cell>
          <table:table-cell table:style-name="ce24" table:formula="of:=LN([.C107]/[.C108])" office:value-type="float" office:value="-0.0533721629758256" calcext:value-type="float">
            <text:p>-0.05337</text:p>
          </table:table-cell>
          <table:table-cell table:style-name="ce24" table:formula="of:=LN([.D107]/[.D108])" office:value-type="float" office:value="-0.065645765423353" calcext:value-type="float">
            <text:p>-0.0656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5-09" calcext:value-type="date">
            <text:p>2022-05-09</text:p>
          </table:table-cell>
          <table:table-cell table:style-name="ce22" table:number-matrix-columns-spanned="1" table:number-matrix-rows-spanned="1" table:formula="of:=MMULT([$'Data-Input - Absolute Values'.B92:.M92];[.$G$3:.$G$14])" office:value-type="float" office:value="2252998.39345101" calcext:value-type="float">
            <text:p>2252998</text:p>
          </table:table-cell>
          <table:table-cell table:style-name="ce22" table:number-matrix-columns-spanned="1" table:number-matrix-rows-spanned="1" table:formula="of:=MMULT([$'Data-Input - Absolute Values'.B92:.M92];[.$I$3:.$I$14])" office:value-type="float" office:value="2795617.21991352" calcext:value-type="float">
            <text:p>2795617</text:p>
          </table:table-cell>
          <table:table-cell table:style-name="ce22" table:number-matrix-columns-spanned="1" table:number-matrix-rows-spanned="1" table:formula="of:=MMULT([$'Data-Input - Absolute Values'.B92:.M92];[.$K$3:.$K$14])" office:value-type="float" office:value="4002268.92258367" calcext:value-type="float">
            <text:p>4002269</text:p>
          </table:table-cell>
          <table:table-cell table:style-name="ce20"/>
          <table:table-cell table:style-name="ce24" table:formula="of:=LN([.B108]/[.B109])" office:value-type="float" office:value="-0.146651576344745" calcext:value-type="float">
            <text:p>-0.14665</text:p>
          </table:table-cell>
          <table:table-cell table:style-name="ce24" table:formula="of:=LN([.C108]/[.C109])" office:value-type="float" office:value="-0.178908734256917" calcext:value-type="float">
            <text:p>-0.17891</text:p>
          </table:table-cell>
          <table:table-cell table:style-name="ce24" table:formula="of:=LN([.D108]/[.D109])" office:value-type="float" office:value="-0.202157627701872" calcext:value-type="float">
            <text:p>-0.2021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5-02" calcext:value-type="date">
            <text:p>2022-05-02</text:p>
          </table:table-cell>
          <table:table-cell table:style-name="ce22" table:number-matrix-columns-spanned="1" table:number-matrix-rows-spanned="1" table:formula="of:=MMULT([$'Data-Input - Absolute Values'.B93:.M93];[.$G$3:.$G$14])" office:value-type="float" office:value="2608860.47067766" calcext:value-type="float">
            <text:p>2608860</text:p>
          </table:table-cell>
          <table:table-cell table:style-name="ce22" table:number-matrix-columns-spanned="1" table:number-matrix-rows-spanned="1" table:formula="of:=MMULT([$'Data-Input - Absolute Values'.B93:.M93];[.$I$3:.$I$14])" office:value-type="float" office:value="3343311.04407835" calcext:value-type="float">
            <text:p>3343311</text:p>
          </table:table-cell>
          <table:table-cell table:style-name="ce22" table:number-matrix-columns-spanned="1" table:number-matrix-rows-spanned="1" table:formula="of:=MMULT([$'Data-Input - Absolute Values'.B93:.M93];[.$K$3:.$K$14])" office:value-type="float" office:value="4898940.9967834" calcext:value-type="float">
            <text:p>4898941</text:p>
          </table:table-cell>
          <table:table-cell table:style-name="ce20"/>
          <table:table-cell table:style-name="ce24" table:formula="of:=LN([.B109]/[.B110])" office:value-type="float" office:value="-0.0415640397301745" calcext:value-type="float">
            <text:p>-0.04156</text:p>
          </table:table-cell>
          <table:table-cell table:style-name="ce24" table:formula="of:=LN([.C109]/[.C110])" office:value-type="float" office:value="-0.0543783229194592" calcext:value-type="float">
            <text:p>-0.05438</text:p>
          </table:table-cell>
          <table:table-cell table:style-name="ce24" table:formula="of:=LN([.D109]/[.D110])" office:value-type="float" office:value="-0.0595061833067323" calcext:value-type="float">
            <text:p>-0.0595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4-25" calcext:value-type="date">
            <text:p>2022-04-25</text:p>
          </table:table-cell>
          <table:table-cell table:style-name="ce22" table:number-matrix-columns-spanned="1" table:number-matrix-rows-spanned="1" table:formula="of:=MMULT([$'Data-Input - Absolute Values'.B94:.M94];[.$G$3:.$G$14])" office:value-type="float" office:value="2719580.29326126" calcext:value-type="float">
            <text:p>2719580</text:p>
          </table:table-cell>
          <table:table-cell table:style-name="ce22" table:number-matrix-columns-spanned="1" table:number-matrix-rows-spanned="1" table:formula="of:=MMULT([$'Data-Input - Absolute Values'.B94:.M94];[.$I$3:.$I$14])" office:value-type="float" office:value="3530148.61076817" calcext:value-type="float">
            <text:p>3530149</text:p>
          </table:table-cell>
          <table:table-cell table:style-name="ce22" table:number-matrix-columns-spanned="1" table:number-matrix-rows-spanned="1" table:formula="of:=MMULT([$'Data-Input - Absolute Values'.B94:.M94];[.$K$3:.$K$14])" office:value-type="float" office:value="5199306.45139224" calcext:value-type="float">
            <text:p>5199306</text:p>
          </table:table-cell>
          <table:table-cell table:style-name="ce20"/>
          <table:table-cell table:style-name="ce24" table:formula="of:=LN([.B110]/[.B111])" office:value-type="float" office:value="-0.00687904072034937" calcext:value-type="float">
            <text:p>-0.00688</text:p>
          </table:table-cell>
          <table:table-cell table:style-name="ce24" table:formula="of:=LN([.C110]/[.C111])" office:value-type="float" office:value="-0.00769255263541856" calcext:value-type="float">
            <text:p>-0.00769</text:p>
          </table:table-cell>
          <table:table-cell table:style-name="ce24" table:formula="of:=LN([.D110]/[.D111])" office:value-type="float" office:value="-0.00724433238378559" calcext:value-type="float">
            <text:p>-0.0072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4-14" calcext:value-type="date">
            <text:p>2022-04-14</text:p>
          </table:table-cell>
          <table:table-cell table:style-name="ce22" table:number-matrix-columns-spanned="1" table:number-matrix-rows-spanned="1" table:formula="of:=MMULT([$'Data-Input - Absolute Values'.B95:.M95];[.$G$3:.$G$14])" office:value-type="float" office:value="2738352.89154645" calcext:value-type="float">
            <text:p>2738353</text:p>
          </table:table-cell>
          <table:table-cell table:style-name="ce22" table:number-matrix-columns-spanned="1" table:number-matrix-rows-spanned="1" table:formula="of:=MMULT([$'Data-Input - Absolute Values'.B95:.M95];[.$I$3:.$I$14])" office:value-type="float" office:value="3557409.1820276" calcext:value-type="float">
            <text:p>3557409</text:p>
          </table:table-cell>
          <table:table-cell table:style-name="ce22" table:number-matrix-columns-spanned="1" table:number-matrix-rows-spanned="1" table:formula="of:=MMULT([$'Data-Input - Absolute Values'.B95:.M95];[.$K$3:.$K$14])" office:value-type="float" office:value="5237108.71625418" calcext:value-type="float">
            <text:p>5237109</text:p>
          </table:table-cell>
          <table:table-cell table:style-name="ce20"/>
          <table:table-cell table:style-name="ce24" table:formula="of:=LN([.B111]/[.B112])" office:value-type="float" office:value="-0.0745011668106327" calcext:value-type="float">
            <text:p>-0.07450</text:p>
          </table:table-cell>
          <table:table-cell table:style-name="ce24" table:formula="of:=LN([.C111]/[.C112])" office:value-type="float" office:value="-0.0877383191994248" calcext:value-type="float">
            <text:p>-0.08774</text:p>
          </table:table-cell>
          <table:table-cell table:style-name="ce24" table:formula="of:=LN([.D111]/[.D112])" office:value-type="float" office:value="-0.0955935377009036" calcext:value-type="float">
            <text:p>-0.0955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4-07" calcext:value-type="date">
            <text:p>2022-04-07</text:p>
          </table:table-cell>
          <table:table-cell table:style-name="ce22" table:number-matrix-columns-spanned="1" table:number-matrix-rows-spanned="1" table:formula="of:=MMULT([$'Data-Input - Absolute Values'.B96:.M96];[.$G$3:.$G$14])" office:value-type="float" office:value="2950155.17889869" calcext:value-type="float">
            <text:p>2950155</text:p>
          </table:table-cell>
          <table:table-cell table:style-name="ce22" table:number-matrix-columns-spanned="1" table:number-matrix-rows-spanned="1" table:formula="of:=MMULT([$'Data-Input - Absolute Values'.B96:.M96];[.$I$3:.$I$14])" office:value-type="float" office:value="3883632.16701255" calcext:value-type="float">
            <text:p>3883632</text:p>
          </table:table-cell>
          <table:table-cell table:style-name="ce22" table:number-matrix-columns-spanned="1" table:number-matrix-rows-spanned="1" table:formula="of:=MMULT([$'Data-Input - Absolute Values'.B96:.M96];[.$K$3:.$K$14])" office:value-type="float" office:value="5762452.19289543" calcext:value-type="float">
            <text:p>5762452</text:p>
          </table:table-cell>
          <table:table-cell table:style-name="ce20"/>
          <table:table-cell table:style-name="ce24" table:formula="of:=LN([.B112]/[.B113])" office:value-type="float" office:value="-0.020532008895504" calcext:value-type="float">
            <text:p>-0.02053</text:p>
          </table:table-cell>
          <table:table-cell table:style-name="ce24" table:formula="of:=LN([.C112]/[.C113])" office:value-type="float" office:value="-0.0186757864134885" calcext:value-type="float">
            <text:p>-0.01868</text:p>
          </table:table-cell>
          <table:table-cell table:style-name="ce24" table:formula="of:=LN([.D112]/[.D113])" office:value-type="float" office:value="-0.0181354837230883" calcext:value-type="float">
            <text:p>-0.0181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3-31" calcext:value-type="date">
            <text:p>2022-03-31</text:p>
          </table:table-cell>
          <table:table-cell table:style-name="ce22" table:number-matrix-columns-spanned="1" table:number-matrix-rows-spanned="1" table:formula="of:=MMULT([$'Data-Input - Absolute Values'.B97:.M97];[.$G$3:.$G$14])" office:value-type="float" office:value="3011353.90778437" calcext:value-type="float">
            <text:p>3011354</text:p>
          </table:table-cell>
          <table:table-cell table:style-name="ce22" table:number-matrix-columns-spanned="1" table:number-matrix-rows-spanned="1" table:formula="of:=MMULT([$'Data-Input - Absolute Values'.B97:.M97];[.$I$3:.$I$14])" office:value-type="float" office:value="3956843.56417305" calcext:value-type="float">
            <text:p>3956844</text:p>
          </table:table-cell>
          <table:table-cell table:style-name="ce22" table:number-matrix-columns-spanned="1" table:number-matrix-rows-spanned="1" table:formula="of:=MMULT([$'Data-Input - Absolute Values'.B97:.M97];[.$K$3:.$K$14])" office:value-type="float" office:value="5867910.42852113" calcext:value-type="float">
            <text:p>5867910</text:p>
          </table:table-cell>
          <table:table-cell table:style-name="ce20"/>
          <table:table-cell table:style-name="ce24" table:formula="of:=LN([.B113]/[.B114])" office:value-type="float" office:value="0.0179320510912766" calcext:value-type="float">
            <text:p>0.01793</text:p>
          </table:table-cell>
          <table:table-cell table:style-name="ce24" table:formula="of:=LN([.C113]/[.C114])" office:value-type="float" office:value="0.0194957659808634" calcext:value-type="float">
            <text:p>0.01950</text:p>
          </table:table-cell>
          <table:table-cell table:style-name="ce24" table:formula="of:=LN([.D113]/[.D114])" office:value-type="float" office:value="0.0210475170086433" calcext:value-type="float">
            <text:p>0.0210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3-24" calcext:value-type="date">
            <text:p>2022-03-24</text:p>
          </table:table-cell>
          <table:table-cell table:style-name="ce22" table:number-matrix-columns-spanned="1" table:number-matrix-rows-spanned="1" table:formula="of:=MMULT([$'Data-Input - Absolute Values'.B98:.M98];[.$G$3:.$G$14])" office:value-type="float" office:value="2957835.43772778" calcext:value-type="float">
            <text:p>2957835</text:p>
          </table:table-cell>
          <table:table-cell table:style-name="ce22" table:number-matrix-columns-spanned="1" table:number-matrix-rows-spanned="1" table:formula="of:=MMULT([$'Data-Input - Absolute Values'.B98:.M98];[.$I$3:.$I$14])" office:value-type="float" office:value="3880448.97324368" calcext:value-type="float">
            <text:p>3880449</text:p>
          </table:table-cell>
          <table:table-cell table:style-name="ce22" table:number-matrix-columns-spanned="1" table:number-matrix-rows-spanned="1" table:formula="of:=MMULT([$'Data-Input - Absolute Values'.B98:.M98];[.$K$3:.$K$14])" office:value-type="float" office:value="5745696.1492226" calcext:value-type="float">
            <text:p>5745696</text:p>
          </table:table-cell>
          <table:table-cell table:style-name="ce20"/>
          <table:table-cell table:style-name="ce24" table:formula="of:=LN([.B114]/[.B115])" office:value-type="float" office:value="0.119006367641243" calcext:value-type="float">
            <text:p>0.11901</text:p>
          </table:table-cell>
          <table:table-cell table:style-name="ce24" table:formula="of:=LN([.C114]/[.C115])" office:value-type="float" office:value="0.146997426051738" calcext:value-type="float">
            <text:p>0.14700</text:p>
          </table:table-cell>
          <table:table-cell table:style-name="ce24" table:formula="of:=LN([.D114]/[.D115])" office:value-type="float" office:value="0.168715578333347" calcext:value-type="float">
            <text:p>0.1687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3-17" calcext:value-type="date">
            <text:p>2022-03-17</text:p>
          </table:table-cell>
          <table:table-cell table:style-name="ce22" table:number-matrix-columns-spanned="1" table:number-matrix-rows-spanned="1" table:formula="of:=MMULT([$'Data-Input - Absolute Values'.B99:.M99];[.$G$3:.$G$14])" office:value-type="float" office:value="2625972.65367985" calcext:value-type="float">
            <text:p>2625973</text:p>
          </table:table-cell>
          <table:table-cell table:style-name="ce22" table:number-matrix-columns-spanned="1" table:number-matrix-rows-spanned="1" table:formula="of:=MMULT([$'Data-Input - Absolute Values'.B99:.M99];[.$I$3:.$I$14])" office:value-type="float" office:value="3349976.85092861" calcext:value-type="float">
            <text:p>3349977</text:p>
          </table:table-cell>
          <table:table-cell table:style-name="ce22" table:number-matrix-columns-spanned="1" table:number-matrix-rows-spanned="1" table:formula="of:=MMULT([$'Data-Input - Absolute Values'.B99:.M99];[.$K$3:.$K$14])" office:value-type="float" office:value="4853671.84730359" calcext:value-type="float">
            <text:p>4853672</text:p>
          </table:table-cell>
          <table:table-cell table:style-name="ce20"/>
          <table:table-cell table:style-name="ce24" table:formula="of:=LN([.B115]/[.B116])" office:value-type="float" office:value="0.0317074865423457" calcext:value-type="float">
            <text:p>0.03171</text:p>
          </table:table-cell>
          <table:table-cell table:style-name="ce24" table:formula="of:=LN([.C115]/[.C116])" office:value-type="float" office:value="0.0327069393005377" calcext:value-type="float">
            <text:p>0.03271</text:p>
          </table:table-cell>
          <table:table-cell table:style-name="ce24" table:formula="of:=LN([.D115]/[.D116])" office:value-type="float" office:value="0.0401719953584384" calcext:value-type="float">
            <text:p>0.0401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3-10" calcext:value-type="date">
            <text:p>2022-03-10</text:p>
          </table:table-cell>
          <table:table-cell table:style-name="ce22" table:number-matrix-columns-spanned="1" table:number-matrix-rows-spanned="1" table:formula="of:=MMULT([$'Data-Input - Absolute Values'.B100:.M100];[.$G$3:.$G$14])" office:value-type="float" office:value="2544015.84949375" calcext:value-type="float">
            <text:p>2544016</text:p>
          </table:table-cell>
          <table:table-cell table:style-name="ce22" table:number-matrix-columns-spanned="1" table:number-matrix-rows-spanned="1" table:formula="of:=MMULT([$'Data-Input - Absolute Values'.B100:.M100];[.$I$3:.$I$14])" office:value-type="float" office:value="3242181.79385526" calcext:value-type="float">
            <text:p>3242182</text:p>
          </table:table-cell>
          <table:table-cell table:style-name="ce22" table:number-matrix-columns-spanned="1" table:number-matrix-rows-spanned="1" table:formula="of:=MMULT([$'Data-Input - Absolute Values'.B100:.M100];[.$K$3:.$K$14])" office:value-type="float" office:value="4662554.64527405" calcext:value-type="float">
            <text:p>4662555</text:p>
          </table:table-cell>
          <table:table-cell table:style-name="ce20"/>
          <table:table-cell table:style-name="ce24" table:formula="of:=LN([.B116]/[.B117])" office:value-type="float" office:value="-0.0636072162918133" calcext:value-type="float">
            <text:p>-0.06361</text:p>
          </table:table-cell>
          <table:table-cell table:style-name="ce24" table:formula="of:=LN([.C116]/[.C117])" office:value-type="float" office:value="-0.0722374309886432" calcext:value-type="float">
            <text:p>-0.07224</text:p>
          </table:table-cell>
          <table:table-cell table:style-name="ce24" table:formula="of:=LN([.D116]/[.D117])" office:value-type="float" office:value="-0.0792959662797983" calcext:value-type="float">
            <text:p>-0.0793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3-03" calcext:value-type="date">
            <text:p>2022-03-03</text:p>
          </table:table-cell>
          <table:table-cell table:style-name="ce22" table:number-matrix-columns-spanned="1" table:number-matrix-rows-spanned="1" table:formula="of:=MMULT([$'Data-Input - Absolute Values'.B101:.M101];[.$G$3:.$G$14])" office:value-type="float" office:value="2711090.87798616" calcext:value-type="float">
            <text:p>2711091</text:p>
          </table:table-cell>
          <table:table-cell table:style-name="ce22" table:number-matrix-columns-spanned="1" table:number-matrix-rows-spanned="1" table:formula="of:=MMULT([$'Data-Input - Absolute Values'.B101:.M101];[.$I$3:.$I$14])" office:value-type="float" office:value="3485055.35310635" calcext:value-type="float">
            <text:p>3485055</text:p>
          </table:table-cell>
          <table:table-cell table:style-name="ce22" table:number-matrix-columns-spanned="1" table:number-matrix-rows-spanned="1" table:formula="of:=MMULT([$'Data-Input - Absolute Values'.B101:.M101];[.$K$3:.$K$14])" office:value-type="float" office:value="5047330.40756697" calcext:value-type="float">
            <text:p>5047330</text:p>
          </table:table-cell>
          <table:table-cell table:style-name="ce20"/>
          <table:table-cell table:style-name="ce24" table:formula="of:=LN([.B117]/[.B118])" office:value-type="float" office:value="0.0481961942106538" calcext:value-type="float">
            <text:p>0.04820</text:p>
          </table:table-cell>
          <table:table-cell table:style-name="ce24" table:formula="of:=LN([.C117]/[.C118])" office:value-type="float" office:value="0.0631126085239848" calcext:value-type="float">
            <text:p>0.06311</text:p>
          </table:table-cell>
          <table:table-cell table:style-name="ce24" table:formula="of:=LN([.D117]/[.D118])" office:value-type="float" office:value="0.0700229294489862" calcext:value-type="float">
            <text:p>0.0700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2-24" calcext:value-type="date">
            <text:p>2022-02-24</text:p>
          </table:table-cell>
          <table:table-cell table:style-name="ce22" table:number-matrix-columns-spanned="1" table:number-matrix-rows-spanned="1" table:formula="of:=MMULT([$'Data-Input - Absolute Values'.B102:.M102];[.$G$3:.$G$14])" office:value-type="float" office:value="2583525.393195" calcext:value-type="float">
            <text:p>2583525</text:p>
          </table:table-cell>
          <table:table-cell table:style-name="ce22" table:number-matrix-columns-spanned="1" table:number-matrix-rows-spanned="1" table:formula="of:=MMULT([$'Data-Input - Absolute Values'.B102:.M102];[.$I$3:.$I$14])" office:value-type="float" office:value="3271901.51449867" calcext:value-type="float">
            <text:p>3271902</text:p>
          </table:table-cell>
          <table:table-cell table:style-name="ce22" table:number-matrix-columns-spanned="1" table:number-matrix-rows-spanned="1" table:formula="of:=MMULT([$'Data-Input - Absolute Values'.B102:.M102];[.$K$3:.$K$14])" office:value-type="float" office:value="4705991.77200343" calcext:value-type="float">
            <text:p>4705992</text:p>
          </table:table-cell>
          <table:table-cell table:style-name="ce20"/>
          <table:table-cell table:style-name="ce24" table:formula="of:=LN([.B118]/[.B119])" office:value-type="float" office:value="-0.0711744577094918" calcext:value-type="float">
            <text:p>-0.07117</text:p>
          </table:table-cell>
          <table:table-cell table:style-name="ce24" table:formula="of:=LN([.C118]/[.C119])" office:value-type="float" office:value="-0.0874941368569406" calcext:value-type="float">
            <text:p>-0.08749</text:p>
          </table:table-cell>
          <table:table-cell table:style-name="ce24" table:formula="of:=LN([.D118]/[.D119])" office:value-type="float" office:value="-0.100851633792512" calcext:value-type="float">
            <text:p>-0.1008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2-17" calcext:value-type="date">
            <text:p>2022-02-17</text:p>
          </table:table-cell>
          <table:table-cell table:style-name="ce22" table:number-matrix-columns-spanned="1" table:number-matrix-rows-spanned="1" table:formula="of:=MMULT([$'Data-Input - Absolute Values'.B103:.M103];[.$G$3:.$G$14])" office:value-type="float" office:value="2774108.28105169" calcext:value-type="float">
            <text:p>2774108</text:p>
          </table:table-cell>
          <table:table-cell table:style-name="ce22" table:number-matrix-columns-spanned="1" table:number-matrix-rows-spanned="1" table:formula="of:=MMULT([$'Data-Input - Absolute Values'.B103:.M103];[.$I$3:.$I$14])" office:value-type="float" office:value="3571070.66025921" calcext:value-type="float">
            <text:p>3571071</text:p>
          </table:table-cell>
          <table:table-cell table:style-name="ce22" table:number-matrix-columns-spanned="1" table:number-matrix-rows-spanned="1" table:formula="of:=MMULT([$'Data-Input - Absolute Values'.B103:.M103];[.$K$3:.$K$14])" office:value-type="float" office:value="5205356.41741361" calcext:value-type="float">
            <text:p>5205356</text:p>
          </table:table-cell>
          <table:table-cell table:style-name="ce20"/>
          <table:table-cell table:style-name="ce24" table:formula="of:=LN([.B119]/[.B120])" office:value-type="float" office:value="-0.063196725400539" calcext:value-type="float">
            <text:p>-0.06320</text:p>
          </table:table-cell>
          <table:table-cell table:style-name="ce24" table:formula="of:=LN([.C119]/[.C120])" office:value-type="float" office:value="-0.0728271606932144" calcext:value-type="float">
            <text:p>-0.07283</text:p>
          </table:table-cell>
          <table:table-cell table:style-name="ce24" table:formula="of:=LN([.D119]/[.D120])" office:value-type="float" office:value="-0.0815588088839512" calcext:value-type="float">
            <text:p>-0.0815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2-10" calcext:value-type="date">
            <text:p>2022-02-10</text:p>
          </table:table-cell>
          <table:table-cell table:style-name="ce22" table:number-matrix-columns-spanned="1" table:number-matrix-rows-spanned="1" table:formula="of:=MMULT([$'Data-Input - Absolute Values'.B104:.M104];[.$G$3:.$G$14])" office:value-type="float" office:value="2955081.05657998" calcext:value-type="float">
            <text:p>2955081</text:p>
          </table:table-cell>
          <table:table-cell table:style-name="ce22" table:number-matrix-columns-spanned="1" table:number-matrix-rows-spanned="1" table:formula="of:=MMULT([$'Data-Input - Absolute Values'.B104:.M104];[.$I$3:.$I$14])" office:value-type="float" office:value="3840845.8522135" calcext:value-type="float">
            <text:p>3840846</text:p>
          </table:table-cell>
          <table:table-cell table:style-name="ce22" table:number-matrix-columns-spanned="1" table:number-matrix-rows-spanned="1" table:formula="of:=MMULT([$'Data-Input - Absolute Values'.B104:.M104];[.$K$3:.$K$14])" office:value-type="float" office:value="5647692.10419123" calcext:value-type="float">
            <text:p>5647692</text:p>
          </table:table-cell>
          <table:table-cell table:style-name="ce20"/>
          <table:table-cell table:style-name="ce24" table:formula="of:=LN([.B120]/[.B121])" office:value-type="float" office:value="0.0626933941678372" calcext:value-type="float">
            <text:p>0.06269</text:p>
          </table:table-cell>
          <table:table-cell table:style-name="ce24" table:formula="of:=LN([.C120]/[.C121])" office:value-type="float" office:value="0.0821425631790622" calcext:value-type="float">
            <text:p>0.08214</text:p>
          </table:table-cell>
          <table:table-cell table:style-name="ce24" table:formula="of:=LN([.D120]/[.D121])" office:value-type="float" office:value="0.097254188863644" calcext:value-type="float">
            <text:p>0.0972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2-03" calcext:value-type="date">
            <text:p>2022-02-03</text:p>
          </table:table-cell>
          <table:table-cell table:style-name="ce22" table:number-matrix-columns-spanned="1" table:number-matrix-rows-spanned="1" table:formula="of:=MMULT([$'Data-Input - Absolute Values'.B105:.M105];[.$G$3:.$G$14])" office:value-type="float" office:value="2775504.92785094" calcext:value-type="float">
            <text:p>2775505</text:p>
          </table:table-cell>
          <table:table-cell table:style-name="ce22" table:number-matrix-columns-spanned="1" table:number-matrix-rows-spanned="1" table:formula="of:=MMULT([$'Data-Input - Absolute Values'.B105:.M105];[.$I$3:.$I$14])" office:value-type="float" office:value="3537959.16265895" calcext:value-type="float">
            <text:p>3537959</text:p>
          </table:table-cell>
          <table:table-cell table:style-name="ce22" table:number-matrix-columns-spanned="1" table:number-matrix-rows-spanned="1" table:formula="of:=MMULT([$'Data-Input - Absolute Values'.B105:.M105];[.$K$3:.$K$14])" office:value-type="float" office:value="5124294.18587471" calcext:value-type="float">
            <text:p>5124294</text:p>
          </table:table-cell>
          <table:table-cell table:style-name="ce20"/>
          <table:table-cell table:style-name="ce24" table:formula="of:=LN([.B121]/[.B122])" office:value-type="float" office:value="0.00337798820982078" calcext:value-type="float">
            <text:p>0.00338</text:p>
          </table:table-cell>
          <table:table-cell table:style-name="ce24" table:formula="of:=LN([.C121]/[.C122])" office:value-type="float" office:value="0.00478467061055361" calcext:value-type="float">
            <text:p>0.00478</text:p>
          </table:table-cell>
          <table:table-cell table:style-name="ce24" table:formula="of:=LN([.D121]/[.D122])" office:value-type="float" office:value="0.0076925331820523" calcext:value-type="float">
            <text:p>0.0076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1-27" calcext:value-type="date">
            <text:p>2022-01-27</text:p>
          </table:table-cell>
          <table:table-cell table:style-name="ce22" table:number-matrix-columns-spanned="1" table:number-matrix-rows-spanned="1" table:formula="of:=MMULT([$'Data-Input - Absolute Values'.B106:.M106];[.$G$3:.$G$14])" office:value-type="float" office:value="2766145.12248468" calcext:value-type="float">
            <text:p>2766145</text:p>
          </table:table-cell>
          <table:table-cell table:style-name="ce22" table:number-matrix-columns-spanned="1" table:number-matrix-rows-spanned="1" table:formula="of:=MMULT([$'Data-Input - Absolute Values'.B106:.M106];[.$I$3:.$I$14])" office:value-type="float" office:value="3521071.62629878" calcext:value-type="float">
            <text:p>3521072</text:p>
          </table:table-cell>
          <table:table-cell table:style-name="ce22" table:number-matrix-columns-spanned="1" table:number-matrix-rows-spanned="1" table:formula="of:=MMULT([$'Data-Input - Absolute Values'.B106:.M106];[.$K$3:.$K$14])" office:value-type="float" office:value="5085026.61001865" calcext:value-type="float">
            <text:p>5085027</text:p>
          </table:table-cell>
          <table:table-cell table:style-name="ce20"/>
          <table:table-cell table:style-name="ce24" table:formula="of:=LN([.B122]/[.B123])" office:value-type="float" office:value="-0.0979273584119985" calcext:value-type="float">
            <text:p>-0.09793</text:p>
          </table:table-cell>
          <table:table-cell table:style-name="ce24" table:formula="of:=LN([.C122]/[.C123])" office:value-type="float" office:value="-0.124162404826972" calcext:value-type="float">
            <text:p>-0.12416</text:p>
          </table:table-cell>
          <table:table-cell table:style-name="ce24" table:formula="of:=LN([.D122]/[.D123])" office:value-type="float" office:value="-0.141982023803796" calcext:value-type="float">
            <text:p>-0.1419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1-20" calcext:value-type="date">
            <text:p>2022-01-20</text:p>
          </table:table-cell>
          <table:table-cell table:style-name="ce22" table:number-matrix-columns-spanned="1" table:number-matrix-rows-spanned="1" table:formula="of:=MMULT([$'Data-Input - Absolute Values'.B107:.M107];[.$G$3:.$G$14])" office:value-type="float" office:value="3050733.51013402" calcext:value-type="float">
            <text:p>3050734</text:p>
          </table:table-cell>
          <table:table-cell table:style-name="ce22" table:number-matrix-columns-spanned="1" table:number-matrix-rows-spanned="1" table:formula="of:=MMULT([$'Data-Input - Absolute Values'.B107:.M107];[.$I$3:.$I$14])" office:value-type="float" office:value="3986556.34731838" calcext:value-type="float">
            <text:p>3986556</text:p>
          </table:table-cell>
          <table:table-cell table:style-name="ce22" table:number-matrix-columns-spanned="1" table:number-matrix-rows-spanned="1" table:formula="of:=MMULT([$'Data-Input - Absolute Values'.B107:.M107];[.$K$3:.$K$14])" office:value-type="float" office:value="5860777.5724623" calcext:value-type="float">
            <text:p>5860778</text:p>
          </table:table-cell>
          <table:table-cell table:style-name="ce20"/>
          <table:table-cell table:style-name="ce24" table:formula="of:=LN([.B123]/[.B124])" office:value-type="float" office:value="-0.0148898894485238" calcext:value-type="float">
            <text:p>-0.01489</text:p>
          </table:table-cell>
          <table:table-cell table:style-name="ce24" table:formula="of:=LN([.C123]/[.C124])" office:value-type="float" office:value="-0.0120752204319175" calcext:value-type="float">
            <text:p>-0.01208</text:p>
          </table:table-cell>
          <table:table-cell table:style-name="ce24" table:formula="of:=LN([.D123]/[.D124])" office:value-type="float" office:value="-0.0120780521044048" calcext:value-type="float">
            <text:p>-0.0120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1-13" calcext:value-type="date">
            <text:p>2022-01-13</text:p>
          </table:table-cell>
          <table:table-cell table:style-name="ce22" table:number-matrix-columns-spanned="1" table:number-matrix-rows-spanned="1" table:formula="of:=MMULT([$'Data-Input - Absolute Values'.B108:.M108];[.$G$3:.$G$14])" office:value-type="float" office:value="3096498.46687201" calcext:value-type="float">
            <text:p>3096498</text:p>
          </table:table-cell>
          <table:table-cell table:style-name="ce22" table:number-matrix-columns-spanned="1" table:number-matrix-rows-spanned="1" table:formula="of:=MMULT([$'Data-Input - Absolute Values'.B108:.M108];[.$I$3:.$I$14])" office:value-type="float" office:value="4034986.70915222" calcext:value-type="float">
            <text:p>4034987</text:p>
          </table:table-cell>
          <table:table-cell table:style-name="ce22" table:number-matrix-columns-spanned="1" table:number-matrix-rows-spanned="1" table:formula="of:=MMULT([$'Data-Input - Absolute Values'.B108:.M108];[.$K$3:.$K$14])" office:value-type="float" office:value="5931993.5588087" calcext:value-type="float">
            <text:p>5931994</text:p>
          </table:table-cell>
          <table:table-cell table:style-name="ce20"/>
          <table:table-cell table:style-name="ce24" table:formula="of:=LN([.B124]/[.B125])" office:value-type="float" office:value="-0.0265371917117834" calcext:value-type="float">
            <text:p>-0.02654</text:p>
          </table:table-cell>
          <table:table-cell table:style-name="ce24" table:formula="of:=LN([.C124]/[.C125])" office:value-type="float" office:value="-0.035530098564626" calcext:value-type="float">
            <text:p>-0.03553</text:p>
          </table:table-cell>
          <table:table-cell table:style-name="ce24" table:formula="of:=LN([.D124]/[.D125])" office:value-type="float" office:value="-0.0404183669758497" calcext:value-type="float">
            <text:p>-0.0404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2-01-06" calcext:value-type="date">
            <text:p>2022-01-06</text:p>
          </table:table-cell>
          <table:table-cell table:style-name="ce22" table:number-matrix-columns-spanned="1" table:number-matrix-rows-spanned="1" table:formula="of:=MMULT([$'Data-Input - Absolute Values'.B109:.M109];[.$G$3:.$G$14])" office:value-type="float" office:value="3179770.86126908" calcext:value-type="float">
            <text:p>3179771</text:p>
          </table:table-cell>
          <table:table-cell table:style-name="ce22" table:number-matrix-columns-spanned="1" table:number-matrix-rows-spanned="1" table:formula="of:=MMULT([$'Data-Input - Absolute Values'.B109:.M109];[.$I$3:.$I$14])" office:value-type="float" office:value="4180927.47707107" calcext:value-type="float">
            <text:p>4180927</text:p>
          </table:table-cell>
          <table:table-cell table:style-name="ce22" table:number-matrix-columns-spanned="1" table:number-matrix-rows-spanned="1" table:formula="of:=MMULT([$'Data-Input - Absolute Values'.B109:.M109];[.$K$3:.$K$14])" office:value-type="float" office:value="6176666.38120424" calcext:value-type="float">
            <text:p>6176666</text:p>
          </table:table-cell>
          <table:table-cell table:style-name="ce20"/>
          <table:table-cell table:style-name="ce24" table:formula="of:=LN([.B125]/[.B126])" office:value-type="float" office:value="-0.0307222781751515" calcext:value-type="float">
            <text:p>-0.03072</text:p>
          </table:table-cell>
          <table:table-cell table:style-name="ce24" table:formula="of:=LN([.C125]/[.C126])" office:value-type="float" office:value="-0.0377366089901322" calcext:value-type="float">
            <text:p>-0.03774</text:p>
          </table:table-cell>
          <table:table-cell table:style-name="ce24" table:formula="of:=LN([.D125]/[.D126])" office:value-type="float" office:value="-0.0406417039890982" calcext:value-type="float">
            <text:p>-0.0406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12-29" calcext:value-type="date">
            <text:p>2021-12-29</text:p>
          </table:table-cell>
          <table:table-cell table:style-name="ce22" table:number-matrix-columns-spanned="1" table:number-matrix-rows-spanned="1" table:formula="of:=MMULT([$'Data-Input - Absolute Values'.B110:.M110];[.$G$3:.$G$14])" office:value-type="float" office:value="3278976.77920058" calcext:value-type="float">
            <text:p>3278977</text:p>
          </table:table-cell>
          <table:table-cell table:style-name="ce22" table:number-matrix-columns-spanned="1" table:number-matrix-rows-spanned="1" table:formula="of:=MMULT([$'Data-Input - Absolute Values'.B110:.M110];[.$I$3:.$I$14])" office:value-type="float" office:value="4341716.23319427" calcext:value-type="float">
            <text:p>4341716</text:p>
          </table:table-cell>
          <table:table-cell table:style-name="ce22" table:number-matrix-columns-spanned="1" table:number-matrix-rows-spanned="1" table:formula="of:=MMULT([$'Data-Input - Absolute Values'.B110:.M110];[.$K$3:.$K$14])" office:value-type="float" office:value="6432867.59075086" calcext:value-type="float">
            <text:p>6432868</text:p>
          </table:table-cell>
          <table:table-cell table:style-name="ce20"/>
          <table:table-cell table:style-name="ce24" table:formula="of:=LN([.B126]/[.B127])" office:value-type="float" office:value="-0.0146386208885217" calcext:value-type="float">
            <text:p>-0.01464</text:p>
          </table:table-cell>
          <table:table-cell table:style-name="ce24" table:formula="of:=LN([.C126]/[.C127])" office:value-type="float" office:value="-0.0233040108948541" calcext:value-type="float">
            <text:p>-0.02330</text:p>
          </table:table-cell>
          <table:table-cell table:style-name="ce24" table:formula="of:=LN([.D126]/[.D127])" office:value-type="float" office:value="-0.0249147681582426" calcext:value-type="float">
            <text:p>-0.0249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12-21" calcext:value-type="date">
            <text:p>2021-12-21</text:p>
          </table:table-cell>
          <table:table-cell table:style-name="ce22" table:number-matrix-columns-spanned="1" table:number-matrix-rows-spanned="1" table:formula="of:=MMULT([$'Data-Input - Absolute Values'.B111:.M111];[.$G$3:.$G$14])" office:value-type="float" office:value="3327329.52245941" calcext:value-type="float">
            <text:p>3327330</text:p>
          </table:table-cell>
          <table:table-cell table:style-name="ce22" table:number-matrix-columns-spanned="1" table:number-matrix-rows-spanned="1" table:formula="of:=MMULT([$'Data-Input - Absolute Values'.B111:.M111];[.$I$3:.$I$14])" office:value-type="float" office:value="4444083.79018041" calcext:value-type="float">
            <text:p>4444084</text:p>
          </table:table-cell>
          <table:table-cell table:style-name="ce22" table:number-matrix-columns-spanned="1" table:number-matrix-rows-spanned="1" table:formula="of:=MMULT([$'Data-Input - Absolute Values'.B111:.M111];[.$K$3:.$K$14])" office:value-type="float" office:value="6595154.26802765" calcext:value-type="float">
            <text:p>6595154</text:p>
          </table:table-cell>
          <table:table-cell table:style-name="ce20"/>
          <table:table-cell table:style-name="ce24" table:formula="of:=LN([.B127]/[.B128])" office:value-type="float" office:value="0.0079129706651185" calcext:value-type="float">
            <text:p>0.00791</text:p>
          </table:table-cell>
          <table:table-cell table:style-name="ce24" table:formula="of:=LN([.C127]/[.C128])" office:value-type="float" office:value="0.0122269148939521" calcext:value-type="float">
            <text:p>0.01223</text:p>
          </table:table-cell>
          <table:table-cell table:style-name="ce24" table:formula="of:=LN([.D127]/[.D128])" office:value-type="float" office:value="0.0155343930671215" calcext:value-type="float">
            <text:p>0.0155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12-14" calcext:value-type="date">
            <text:p>2021-12-14</text:p>
          </table:table-cell>
          <table:table-cell table:style-name="ce22" table:number-matrix-columns-spanned="1" table:number-matrix-rows-spanned="1" table:formula="of:=MMULT([$'Data-Input - Absolute Values'.B112:.M112];[.$G$3:.$G$14])" office:value-type="float" office:value="3301104.35787484" calcext:value-type="float">
            <text:p>3301104</text:p>
          </table:table-cell>
          <table:table-cell table:style-name="ce22" table:number-matrix-columns-spanned="1" table:number-matrix-rows-spanned="1" table:formula="of:=MMULT([$'Data-Input - Absolute Values'.B112:.M112];[.$I$3:.$I$14])" office:value-type="float" office:value="4390077.19573229" calcext:value-type="float">
            <text:p>4390077</text:p>
          </table:table-cell>
          <table:table-cell table:style-name="ce22" table:number-matrix-columns-spanned="1" table:number-matrix-rows-spanned="1" table:formula="of:=MMULT([$'Data-Input - Absolute Values'.B112:.M112];[.$K$3:.$K$14])" office:value-type="float" office:value="6493494.20731428" calcext:value-type="float">
            <text:p>6493494</text:p>
          </table:table-cell>
          <table:table-cell table:style-name="ce20"/>
          <table:table-cell table:style-name="ce24" table:formula="of:=LN([.B128]/[.B129])" office:value-type="float" office:value="-0.0600985121132546" calcext:value-type="float">
            <text:p>-0.06010</text:p>
          </table:table-cell>
          <table:table-cell table:style-name="ce24" table:formula="of:=LN([.C128]/[.C129])" office:value-type="float" office:value="-0.0708677628891749" calcext:value-type="float">
            <text:p>-0.07087</text:p>
          </table:table-cell>
          <table:table-cell table:style-name="ce24" table:formula="of:=LN([.D128]/[.D129])" office:value-type="float" office:value="-0.0787971104368186" calcext:value-type="float">
            <text:p>-0.0788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12-07" calcext:value-type="date">
            <text:p>2021-12-07</text:p>
          </table:table-cell>
          <table:table-cell table:style-name="ce22" table:number-matrix-columns-spanned="1" table:number-matrix-rows-spanned="1" table:formula="of:=MMULT([$'Data-Input - Absolute Values'.B113:.M113];[.$G$3:.$G$14])" office:value-type="float" office:value="3505578.57609575" calcext:value-type="float">
            <text:p>3505579</text:p>
          </table:table-cell>
          <table:table-cell table:style-name="ce22" table:number-matrix-columns-spanned="1" table:number-matrix-rows-spanned="1" table:formula="of:=MMULT([$'Data-Input - Absolute Values'.B113:.M113];[.$I$3:.$I$14])" office:value-type="float" office:value="4712481.25134092" calcext:value-type="float">
            <text:p>4712481</text:p>
          </table:table-cell>
          <table:table-cell table:style-name="ce22" table:number-matrix-columns-spanned="1" table:number-matrix-rows-spanned="1" table:formula="of:=MMULT([$'Data-Input - Absolute Values'.B113:.M113];[.$K$3:.$K$14])" office:value-type="float" office:value="7025861.87783002" calcext:value-type="float">
            <text:p>7025862</text:p>
          </table:table-cell>
          <table:table-cell table:style-name="ce20"/>
          <table:table-cell table:style-name="ce24" table:formula="of:=LN([.B129]/[.B130])" office:value-type="float" office:value="-0.0542176547555099" calcext:value-type="float">
            <text:p>-0.05422</text:p>
          </table:table-cell>
          <table:table-cell table:style-name="ce24" table:formula="of:=LN([.C129]/[.C130])" office:value-type="float" office:value="-0.0738322324189052" calcext:value-type="float">
            <text:p>-0.07383</text:p>
          </table:table-cell>
          <table:table-cell table:style-name="ce24" table:formula="of:=LN([.D129]/[.D130])" office:value-type="float" office:value="-0.0833837362395443" calcext:value-type="float">
            <text:p>-0.0833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11-30" calcext:value-type="date">
            <text:p>2021-11-30</text:p>
          </table:table-cell>
          <table:table-cell table:style-name="ce22" table:number-matrix-columns-spanned="1" table:number-matrix-rows-spanned="1" table:formula="of:=MMULT([$'Data-Input - Absolute Values'.B114:.M114];[.$G$3:.$G$14])" office:value-type="float" office:value="3700889.6372871" calcext:value-type="float">
            <text:p>3700890</text:p>
          </table:table-cell>
          <table:table-cell table:style-name="ce22" table:number-matrix-columns-spanned="1" table:number-matrix-rows-spanned="1" table:formula="of:=MMULT([$'Data-Input - Absolute Values'.B114:.M114];[.$I$3:.$I$14])" office:value-type="float" office:value="5073580.62846332" calcext:value-type="float">
            <text:p>5073581</text:p>
          </table:table-cell>
          <table:table-cell table:style-name="ce22" table:number-matrix-columns-spanned="1" table:number-matrix-rows-spanned="1" table:formula="of:=MMULT([$'Data-Input - Absolute Values'.B114:.M114];[.$K$3:.$K$14])" office:value-type="float" office:value="7636822.63474495" calcext:value-type="float">
            <text:p>7636823</text:p>
          </table:table-cell>
          <table:table-cell table:style-name="ce20"/>
          <table:table-cell table:style-name="ce24" table:formula="of:=LN([.B130]/[.B131])" office:value-type="float" office:value="-0.037852888289253" calcext:value-type="float">
            <text:p>-0.03785</text:p>
          </table:table-cell>
          <table:table-cell table:style-name="ce24" table:formula="of:=LN([.C130]/[.C131])" office:value-type="float" office:value="-0.0384947896269763" calcext:value-type="float">
            <text:p>-0.03849</text:p>
          </table:table-cell>
          <table:table-cell table:style-name="ce24" table:formula="of:=LN([.D130]/[.D131])" office:value-type="float" office:value="-0.04395277223977" calcext:value-type="float">
            <text:p>-0.0439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11-23" calcext:value-type="date">
            <text:p>2021-11-23</text:p>
          </table:table-cell>
          <table:table-cell table:style-name="ce22" table:number-matrix-columns-spanned="1" table:number-matrix-rows-spanned="1" table:formula="of:=MMULT([$'Data-Input - Absolute Values'.B115:.M115];[.$G$3:.$G$14])" office:value-type="float" office:value="3843664.16608143" calcext:value-type="float">
            <text:p>3843664</text:p>
          </table:table-cell>
          <table:table-cell table:style-name="ce22" table:number-matrix-columns-spanned="1" table:number-matrix-rows-spanned="1" table:formula="of:=MMULT([$'Data-Input - Absolute Values'.B115:.M115];[.$I$3:.$I$14])" office:value-type="float" office:value="5272694.89073467" calcext:value-type="float">
            <text:p>5272695</text:p>
          </table:table-cell>
          <table:table-cell table:style-name="ce22" table:number-matrix-columns-spanned="1" table:number-matrix-rows-spanned="1" table:formula="of:=MMULT([$'Data-Input - Absolute Values'.B115:.M115];[.$K$3:.$K$14])" office:value-type="float" office:value="7979968.01580541" calcext:value-type="float">
            <text:p>7979968</text:p>
          </table:table-cell>
          <table:table-cell table:style-name="ce20"/>
          <table:table-cell table:style-name="ce24" table:formula="of:=LN([.B131]/[.B132])" office:value-type="float" office:value="-0.0197540313608927" calcext:value-type="float">
            <text:p>-0.01975</text:p>
          </table:table-cell>
          <table:table-cell table:style-name="ce24" table:formula="of:=LN([.C131]/[.C132])" office:value-type="float" office:value="-0.023954976048378" calcext:value-type="float">
            <text:p>-0.02395</text:p>
          </table:table-cell>
          <table:table-cell table:style-name="ce24" table:formula="of:=LN([.D131]/[.D132])" office:value-type="float" office:value="-0.0257911083823618" calcext:value-type="float">
            <text:p>-0.0257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11-16" calcext:value-type="date">
            <text:p>2021-11-16</text:p>
          </table:table-cell>
          <table:table-cell table:style-name="ce22" table:number-matrix-columns-spanned="1" table:number-matrix-rows-spanned="1" table:formula="of:=MMULT([$'Data-Input - Absolute Values'.B116:.M116];[.$G$3:.$G$14])" office:value-type="float" office:value="3920346.9318481" calcext:value-type="float">
            <text:p>3920347</text:p>
          </table:table-cell>
          <table:table-cell table:style-name="ce22" table:number-matrix-columns-spanned="1" table:number-matrix-rows-spanned="1" table:formula="of:=MMULT([$'Data-Input - Absolute Values'.B116:.M116];[.$I$3:.$I$14])" office:value-type="float" office:value="5400527.16722303" calcext:value-type="float">
            <text:p>5400527</text:p>
          </table:table-cell>
          <table:table-cell table:style-name="ce22" table:number-matrix-columns-spanned="1" table:number-matrix-rows-spanned="1" table:formula="of:=MMULT([$'Data-Input - Absolute Values'.B116:.M116];[.$K$3:.$K$14])" office:value-type="float" office:value="8188457.26337874" calcext:value-type="float">
            <text:p>8188457</text:p>
          </table:table-cell>
          <table:table-cell table:style-name="ce20"/>
          <table:table-cell table:style-name="ce24" table:formula="of:=LN([.B132]/[.B133])" office:value-type="float" office:value="-0.0851073535019507" calcext:value-type="float">
            <text:p>-0.08511</text:p>
          </table:table-cell>
          <table:table-cell table:style-name="ce24" table:formula="of:=LN([.C132]/[.C133])" office:value-type="float" office:value="-0.10635933480337" calcext:value-type="float">
            <text:p>-0.10636</text:p>
          </table:table-cell>
          <table:table-cell table:style-name="ce24" table:formula="of:=LN([.D132]/[.D133])" office:value-type="float" office:value="-0.114712857218021" calcext:value-type="float">
            <text:p>-0.1147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11-09" calcext:value-type="date">
            <text:p>2021-11-09</text:p>
          </table:table-cell>
          <table:table-cell table:style-name="ce22" table:number-matrix-columns-spanned="1" table:number-matrix-rows-spanned="1" table:formula="of:=MMULT([$'Data-Input - Absolute Values'.B117:.M117];[.$G$3:.$G$14])" office:value-type="float" office:value="4268606.83737769" calcext:value-type="float">
            <text:p>4268607</text:p>
          </table:table-cell>
          <table:table-cell table:style-name="ce22" table:number-matrix-columns-spanned="1" table:number-matrix-rows-spanned="1" table:formula="of:=MMULT([$'Data-Input - Absolute Values'.B117:.M117];[.$I$3:.$I$14])" office:value-type="float" office:value="6006582.23548991" calcext:value-type="float">
            <text:p>6006582</text:p>
          </table:table-cell>
          <table:table-cell table:style-name="ce22" table:number-matrix-columns-spanned="1" table:number-matrix-rows-spanned="1" table:formula="of:=MMULT([$'Data-Input - Absolute Values'.B117:.M117];[.$K$3:.$K$14])" office:value-type="float" office:value="9183775.26505707" calcext:value-type="float">
            <text:p>9183775</text:p>
          </table:table-cell>
          <table:table-cell table:style-name="ce20"/>
          <table:table-cell table:style-name="ce24" table:formula="of:=LN([.B133]/[.B134])" office:value-type="float" office:value="0.0725639477726854" calcext:value-type="float">
            <text:p>0.07256</text:p>
          </table:table-cell>
          <table:table-cell table:style-name="ce24" table:formula="of:=LN([.C133]/[.C134])" office:value-type="float" office:value="0.0863351328416055" calcext:value-type="float">
            <text:p>0.08634</text:p>
          </table:table-cell>
          <table:table-cell table:style-name="ce24" table:formula="of:=LN([.D133]/[.D134])" office:value-type="float" office:value="0.092426512689721" calcext:value-type="float">
            <text:p>0.0924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11-02" calcext:value-type="date">
            <text:p>2021-11-02</text:p>
          </table:table-cell>
          <table:table-cell table:style-name="ce22" table:number-matrix-columns-spanned="1" table:number-matrix-rows-spanned="1" table:formula="of:=MMULT([$'Data-Input - Absolute Values'.B118:.M118];[.$G$3:.$G$14])" office:value-type="float" office:value="3969831.13542868" calcext:value-type="float">
            <text:p>3969831</text:p>
          </table:table-cell>
          <table:table-cell table:style-name="ce22" table:number-matrix-columns-spanned="1" table:number-matrix-rows-spanned="1" table:formula="of:=MMULT([$'Data-Input - Absolute Values'.B118:.M118];[.$I$3:.$I$14])" office:value-type="float" office:value="5509758.3982003" calcext:value-type="float">
            <text:p>5509758</text:p>
          </table:table-cell>
          <table:table-cell table:style-name="ce22" table:number-matrix-columns-spanned="1" table:number-matrix-rows-spanned="1" table:formula="of:=MMULT([$'Data-Input - Absolute Values'.B118:.M118];[.$K$3:.$K$14])" office:value-type="float" office:value="8372996.76046697" calcext:value-type="float">
            <text:p>8372997</text:p>
          </table:table-cell>
          <table:table-cell table:style-name="ce20"/>
          <table:table-cell table:style-name="ce24" table:formula="of:=LN([.B134]/[.B135])" office:value-type="float" office:value="0.00247214961319833" calcext:value-type="float">
            <text:p>0.00247</text:p>
          </table:table-cell>
          <table:table-cell table:style-name="ce24" table:formula="of:=LN([.C134]/[.C135])" office:value-type="float" office:value="-0.00357789547963158" calcext:value-type="float">
            <text:p>-0.00358</text:p>
          </table:table-cell>
          <table:table-cell table:style-name="ce24" table:formula="of:=LN([.D134]/[.D135])" office:value-type="float" office:value="-0.00481620605018141" calcext:value-type="float">
            <text:p>-0.0048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10-26" calcext:value-type="date">
            <text:p>2021-10-26</text:p>
          </table:table-cell>
          <table:table-cell table:style-name="ce22" table:number-matrix-columns-spanned="1" table:number-matrix-rows-spanned="1" table:formula="of:=MMULT([$'Data-Input - Absolute Values'.B119:.M119];[.$G$3:.$G$14])" office:value-type="float" office:value="3960029.23979107" calcext:value-type="float">
            <text:p>3960029</text:p>
          </table:table-cell>
          <table:table-cell table:style-name="ce22" table:number-matrix-columns-spanned="1" table:number-matrix-rows-spanned="1" table:formula="of:=MMULT([$'Data-Input - Absolute Values'.B119:.M119];[.$I$3:.$I$14])" office:value-type="float" office:value="5529507.04609868" calcext:value-type="float">
            <text:p>5529507</text:p>
          </table:table-cell>
          <table:table-cell table:style-name="ce22" table:number-matrix-columns-spanned="1" table:number-matrix-rows-spanned="1" table:formula="of:=MMULT([$'Data-Input - Absolute Values'.B119:.M119];[.$K$3:.$K$14])" office:value-type="float" office:value="8413420.10355991" calcext:value-type="float">
            <text:p>8413420</text:p>
          </table:table-cell>
          <table:table-cell table:style-name="ce20"/>
          <table:table-cell table:style-name="ce24" table:formula="of:=LN([.B135]/[.B136])" office:value-type="float" office:value="0.0204006590691384" calcext:value-type="float">
            <text:p>0.02040</text:p>
          </table:table-cell>
          <table:table-cell table:style-name="ce24" table:formula="of:=LN([.C135]/[.C136])" office:value-type="float" office:value="0.0224902375717636" calcext:value-type="float">
            <text:p>0.02249</text:p>
          </table:table-cell>
          <table:table-cell table:style-name="ce24" table:formula="of:=LN([.D135]/[.D136])" office:value-type="float" office:value="0.0244202128707389" calcext:value-type="float">
            <text:p>0.0244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10-19" calcext:value-type="date">
            <text:p>2021-10-19</text:p>
          </table:table-cell>
          <table:table-cell table:style-name="ce22" table:number-matrix-columns-spanned="1" table:number-matrix-rows-spanned="1" table:formula="of:=MMULT([$'Data-Input - Absolute Values'.B120:.M120];[.$G$3:.$G$14])" office:value-type="float" office:value="3880060.51419517" calcext:value-type="float">
            <text:p>3880061</text:p>
          </table:table-cell>
          <table:table-cell table:style-name="ce22" table:number-matrix-columns-spanned="1" table:number-matrix-rows-spanned="1" table:formula="of:=MMULT([$'Data-Input - Absolute Values'.B120:.M120];[.$I$3:.$I$14])" office:value-type="float" office:value="5406535.1360459" calcext:value-type="float">
            <text:p>5406535</text:p>
          </table:table-cell>
          <table:table-cell table:style-name="ce22" table:number-matrix-columns-spanned="1" table:number-matrix-rows-spanned="1" table:formula="of:=MMULT([$'Data-Input - Absolute Values'.B120:.M120];[.$K$3:.$K$14])" office:value-type="float" office:value="8210450.95513197" calcext:value-type="float">
            <text:p>8210451</text:p>
          </table:table-cell>
          <table:table-cell table:style-name="ce20"/>
          <table:table-cell table:style-name="ce24" table:formula="of:=LN([.B136]/[.B137])" office:value-type="float" office:value="0.0275085828154555" calcext:value-type="float">
            <text:p>0.02751</text:p>
          </table:table-cell>
          <table:table-cell table:style-name="ce24" table:formula="of:=LN([.C136]/[.C137])" office:value-type="float" office:value="0.0300102736290049" calcext:value-type="float">
            <text:p>0.03001</text:p>
          </table:table-cell>
          <table:table-cell table:style-name="ce24" table:formula="of:=LN([.D136]/[.D137])" office:value-type="float" office:value="0.0317208301736877" calcext:value-type="float">
            <text:p>0.0317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10-12" calcext:value-type="date">
            <text:p>2021-10-12</text:p>
          </table:table-cell>
          <table:table-cell table:style-name="ce22" table:number-matrix-columns-spanned="1" table:number-matrix-rows-spanned="1" table:formula="of:=MMULT([$'Data-Input - Absolute Values'.B121:.M121];[.$G$3:.$G$14])" office:value-type="float" office:value="3774780.24265458" calcext:value-type="float">
            <text:p>3774780</text:p>
          </table:table-cell>
          <table:table-cell table:style-name="ce22" table:number-matrix-columns-spanned="1" table:number-matrix-rows-spanned="1" table:formula="of:=MMULT([$'Data-Input - Absolute Values'.B121:.M121];[.$I$3:.$I$14])" office:value-type="float" office:value="5246693.97188456" calcext:value-type="float">
            <text:p>5246694</text:p>
          </table:table-cell>
          <table:table-cell table:style-name="ce22" table:number-matrix-columns-spanned="1" table:number-matrix-rows-spanned="1" table:formula="of:=MMULT([$'Data-Input - Absolute Values'.B121:.M121];[.$K$3:.$K$14])" office:value-type="float" office:value="7954096.02556413" calcext:value-type="float">
            <text:p>7954096</text:p>
          </table:table-cell>
          <table:table-cell table:style-name="ce20"/>
          <table:table-cell table:style-name="ce24" table:formula="of:=LN([.B137]/[.B138])" office:value-type="float" office:value="-0.0182759335025239" calcext:value-type="float">
            <text:p>-0.01828</text:p>
          </table:table-cell>
          <table:table-cell table:style-name="ce24" table:formula="of:=LN([.C137]/[.C138])" office:value-type="float" office:value="-0.0221711099346681" calcext:value-type="float">
            <text:p>-0.02217</text:p>
          </table:table-cell>
          <table:table-cell table:style-name="ce24" table:formula="of:=LN([.D137]/[.D138])" office:value-type="float" office:value="-0.0231229898494761" calcext:value-type="float">
            <text:p>-0.0231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10-05" calcext:value-type="date">
            <text:p>2021-10-05</text:p>
          </table:table-cell>
          <table:table-cell table:style-name="ce22" table:number-matrix-columns-spanned="1" table:number-matrix-rows-spanned="1" table:formula="of:=MMULT([$'Data-Input - Absolute Values'.B122:.M122];[.$G$3:.$G$14])" office:value-type="float" office:value="3844402.14008462" calcext:value-type="float">
            <text:p>3844402</text:p>
          </table:table-cell>
          <table:table-cell table:style-name="ce22" table:number-matrix-columns-spanned="1" table:number-matrix-rows-spanned="1" table:formula="of:=MMULT([$'Data-Input - Absolute Values'.B122:.M122];[.$I$3:.$I$14])" office:value-type="float" office:value="5364318.11137367" calcext:value-type="float">
            <text:p>5364318</text:p>
          </table:table-cell>
          <table:table-cell table:style-name="ce22" table:number-matrix-columns-spanned="1" table:number-matrix-rows-spanned="1" table:formula="of:=MMULT([$'Data-Input - Absolute Values'.B122:.M122];[.$K$3:.$K$14])" office:value-type="float" office:value="8140161.41096836" calcext:value-type="float">
            <text:p>8140161</text:p>
          </table:table-cell>
          <table:table-cell table:style-name="ce20"/>
          <table:table-cell table:style-name="ce24" table:formula="of:=LN([.B138]/[.B139])" office:value-type="float" office:value="0.0953160648586013" calcext:value-type="float">
            <text:p>0.09532</text:p>
          </table:table-cell>
          <table:table-cell table:style-name="ce24" table:formula="of:=LN([.C138]/[.C139])" office:value-type="float" office:value="0.11412966809522" calcext:value-type="float">
            <text:p>0.11413</text:p>
          </table:table-cell>
          <table:table-cell table:style-name="ce24" table:formula="of:=LN([.D138]/[.D139])" office:value-type="float" office:value="0.126666421558723" calcext:value-type="float">
            <text:p>0.1266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9-28" calcext:value-type="date">
            <text:p>2021-09-28</text:p>
          </table:table-cell>
          <table:table-cell table:style-name="ce22" table:number-matrix-columns-spanned="1" table:number-matrix-rows-spanned="1" table:formula="of:=MMULT([$'Data-Input - Absolute Values'.B123:.M123];[.$G$3:.$G$14])" office:value-type="float" office:value="3494890.46875994" calcext:value-type="float">
            <text:p>3494890</text:p>
          </table:table-cell>
          <table:table-cell table:style-name="ce22" table:number-matrix-columns-spanned="1" table:number-matrix-rows-spanned="1" table:formula="of:=MMULT([$'Data-Input - Absolute Values'.B123:.M123];[.$I$3:.$I$14])" office:value-type="float" office:value="4785734.91539158" calcext:value-type="float">
            <text:p>4785735</text:p>
          </table:table-cell>
          <table:table-cell table:style-name="ce22" table:number-matrix-columns-spanned="1" table:number-matrix-rows-spanned="1" table:formula="of:=MMULT([$'Data-Input - Absolute Values'.B123:.M123];[.$K$3:.$K$14])" office:value-type="float" office:value="7171706.18261559" calcext:value-type="float">
            <text:p>7171706</text:p>
          </table:table-cell>
          <table:table-cell table:style-name="ce20"/>
          <table:table-cell table:style-name="ce24" table:formula="of:=LN([.B139]/[.B140])" office:value-type="float" office:value="0.0168945695771169" calcext:value-type="float">
            <text:p>0.01689</text:p>
          </table:table-cell>
          <table:table-cell table:style-name="ce24" table:formula="of:=LN([.C139]/[.C140])" office:value-type="float" office:value="0.0183341832160496" calcext:value-type="float">
            <text:p>0.01833</text:p>
          </table:table-cell>
          <table:table-cell table:style-name="ce24" table:formula="of:=LN([.D139]/[.D140])" office:value-type="float" office:value="0.0223627719300319" calcext:value-type="float">
            <text:p>0.0223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9-21" calcext:value-type="date">
            <text:p>2021-09-21</text:p>
          </table:table-cell>
          <table:table-cell table:style-name="ce22" table:number-matrix-columns-spanned="1" table:number-matrix-rows-spanned="1" table:formula="of:=MMULT([$'Data-Input - Absolute Values'.B124:.M124];[.$G$3:.$G$14])" office:value-type="float" office:value="3436341.76872014" calcext:value-type="float">
            <text:p>3436342</text:p>
          </table:table-cell>
          <table:table-cell table:style-name="ce22" table:number-matrix-columns-spanned="1" table:number-matrix-rows-spanned="1" table:formula="of:=MMULT([$'Data-Input - Absolute Values'.B124:.M124];[.$I$3:.$I$14])" office:value-type="float" office:value="4698791.82532437" calcext:value-type="float">
            <text:p>4698792</text:p>
          </table:table-cell>
          <table:table-cell table:style-name="ce22" table:number-matrix-columns-spanned="1" table:number-matrix-rows-spanned="1" table:formula="of:=MMULT([$'Data-Input - Absolute Values'.B124:.M124];[.$K$3:.$K$14])" office:value-type="float" office:value="7013106.92193608" calcext:value-type="float">
            <text:p>7013107</text:p>
          </table:table-cell>
          <table:table-cell table:style-name="ce20"/>
          <table:table-cell table:style-name="ce24" table:formula="of:=LN([.B140]/[.B141])" office:value-type="float" office:value="-0.12371950220132" calcext:value-type="float">
            <text:p>-0.12372</text:p>
          </table:table-cell>
          <table:table-cell table:style-name="ce24" table:formula="of:=LN([.C140]/[.C141])" office:value-type="float" office:value="-0.147799415904239" calcext:value-type="float">
            <text:p>-0.14780</text:p>
          </table:table-cell>
          <table:table-cell table:style-name="ce24" table:formula="of:=LN([.D140]/[.D141])" office:value-type="float" office:value="-0.163755381141126" calcext:value-type="float">
            <text:p>-0.1637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9-14" calcext:value-type="date">
            <text:p>2021-09-14</text:p>
          </table:table-cell>
          <table:table-cell table:style-name="ce22" table:number-matrix-columns-spanned="1" table:number-matrix-rows-spanned="1" table:formula="of:=MMULT([$'Data-Input - Absolute Values'.B125:.M125];[.$G$3:.$G$14])" office:value-type="float" office:value="3888902.4387934" calcext:value-type="float">
            <text:p>3888902</text:p>
          </table:table-cell>
          <table:table-cell table:style-name="ce22" table:number-matrix-columns-spanned="1" table:number-matrix-rows-spanned="1" table:formula="of:=MMULT([$'Data-Input - Absolute Values'.B125:.M125];[.$I$3:.$I$14])" office:value-type="float" office:value="5447216.98410642" calcext:value-type="float">
            <text:p>5447217</text:p>
          </table:table-cell>
          <table:table-cell table:style-name="ce22" table:number-matrix-columns-spanned="1" table:number-matrix-rows-spanned="1" table:formula="of:=MMULT([$'Data-Input - Absolute Values'.B125:.M125];[.$K$3:.$K$14])" office:value-type="float" office:value="8260921.94422143" calcext:value-type="float">
            <text:p>8260922</text:p>
          </table:table-cell>
          <table:table-cell table:style-name="ce20"/>
          <table:table-cell table:style-name="ce24" table:formula="of:=LN([.B141]/[.B142])" office:value-type="float" office:value="-0.0170348485270718" calcext:value-type="float">
            <text:p>-0.01703</text:p>
          </table:table-cell>
          <table:table-cell table:style-name="ce24" table:formula="of:=LN([.C141]/[.C142])" office:value-type="float" office:value="-0.0205684932267635" calcext:value-type="float">
            <text:p>-0.02057</text:p>
          </table:table-cell>
          <table:table-cell table:style-name="ce24" table:formula="of:=LN([.D141]/[.D142])" office:value-type="float" office:value="-0.0228434579555822" calcext:value-type="float">
            <text:p>-0.0228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9-07" calcext:value-type="date">
            <text:p>2021-09-07</text:p>
          </table:table-cell>
          <table:table-cell table:style-name="ce22" table:number-matrix-columns-spanned="1" table:number-matrix-rows-spanned="1" table:formula="of:=MMULT([$'Data-Input - Absolute Values'.B126:.M126];[.$G$3:.$G$14])" office:value-type="float" office:value="3955716.77309906" calcext:value-type="float">
            <text:p>3955717</text:p>
          </table:table-cell>
          <table:table-cell table:style-name="ce22" table:number-matrix-columns-spanned="1" table:number-matrix-rows-spanned="1" table:formula="of:=MMULT([$'Data-Input - Absolute Values'.B126:.M126];[.$I$3:.$I$14])" office:value-type="float" office:value="5560418.22835228" calcext:value-type="float">
            <text:p>5560418</text:p>
          </table:table-cell>
          <table:table-cell table:style-name="ce22" table:number-matrix-columns-spanned="1" table:number-matrix-rows-spanned="1" table:formula="of:=MMULT([$'Data-Input - Absolute Values'.B126:.M126];[.$K$3:.$K$14])" office:value-type="float" office:value="8451801.84543039" calcext:value-type="float">
            <text:p>8451802</text:p>
          </table:table-cell>
          <table:table-cell table:style-name="ce20"/>
          <table:table-cell table:style-name="ce24" table:formula="of:=LN([.B142]/[.B143])" office:value-type="float" office:value="-0.0534321062870339" calcext:value-type="float">
            <text:p>-0.05343</text:p>
          </table:table-cell>
          <table:table-cell table:style-name="ce24" table:formula="of:=LN([.C142]/[.C143])" office:value-type="float" office:value="-0.0621442425243169" calcext:value-type="float">
            <text:p>-0.06214</text:p>
          </table:table-cell>
          <table:table-cell table:style-name="ce24" table:formula="of:=LN([.D142]/[.D143])" office:value-type="float" office:value="-0.0670502588394279" calcext:value-type="float">
            <text:p>-0.0670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8-31" calcext:value-type="date">
            <text:p>2021-08-31</text:p>
          </table:table-cell>
          <table:table-cell table:style-name="ce22" table:number-matrix-columns-spanned="1" table:number-matrix-rows-spanned="1" table:formula="of:=MMULT([$'Data-Input - Absolute Values'.B127:.M127];[.$G$3:.$G$14])" office:value-type="float" office:value="4172827.74884609" calcext:value-type="float">
            <text:p>4172828</text:p>
          </table:table-cell>
          <table:table-cell table:style-name="ce22" table:number-matrix-columns-spanned="1" table:number-matrix-rows-spanned="1" table:formula="of:=MMULT([$'Data-Input - Absolute Values'.B127:.M127];[.$I$3:.$I$14])" office:value-type="float" office:value="5916929.02713469" calcext:value-type="float">
            <text:p>5916929</text:p>
          </table:table-cell>
          <table:table-cell table:style-name="ce22" table:number-matrix-columns-spanned="1" table:number-matrix-rows-spanned="1" table:formula="of:=MMULT([$'Data-Input - Absolute Values'.B127:.M127];[.$K$3:.$K$14])" office:value-type="float" office:value="9037927.72009001" calcext:value-type="float">
            <text:p>9037928</text:p>
          </table:table-cell>
          <table:table-cell table:style-name="ce20"/>
          <table:table-cell table:style-name="ce24" table:formula="of:=LN([.B143]/[.B144])" office:value-type="float" office:value="0.0181595712407233" calcext:value-type="float">
            <text:p>0.01816</text:p>
          </table:table-cell>
          <table:table-cell table:style-name="ce24" table:formula="of:=LN([.C143]/[.C144])" office:value-type="float" office:value="0.0219282935877184" calcext:value-type="float">
            <text:p>0.02193</text:p>
          </table:table-cell>
          <table:table-cell table:style-name="ce24" table:formula="of:=LN([.D143]/[.D144])" office:value-type="float" office:value="0.0250144400552723" calcext:value-type="float">
            <text:p>0.0250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8-24" calcext:value-type="date">
            <text:p>2021-08-24</text:p>
          </table:table-cell>
          <table:table-cell table:style-name="ce22" table:number-matrix-columns-spanned="1" table:number-matrix-rows-spanned="1" table:formula="of:=MMULT([$'Data-Input - Absolute Values'.B128:.M128];[.$G$3:.$G$14])" office:value-type="float" office:value="4097734.87684854" calcext:value-type="float">
            <text:p>4097735</text:p>
          </table:table-cell>
          <table:table-cell table:style-name="ce22" table:number-matrix-columns-spanned="1" table:number-matrix-rows-spanned="1" table:formula="of:=MMULT([$'Data-Input - Absolute Values'.B128:.M128];[.$I$3:.$I$14])" office:value-type="float" office:value="5788593.10664784" calcext:value-type="float">
            <text:p>5788593</text:p>
          </table:table-cell>
          <table:table-cell table:style-name="ce22" table:number-matrix-columns-spanned="1" table:number-matrix-rows-spanned="1" table:formula="of:=MMULT([$'Data-Input - Absolute Values'.B128:.M128];[.$K$3:.$K$14])" office:value-type="float" office:value="8814653.20460094" calcext:value-type="float">
            <text:p>8814653</text:p>
          </table:table-cell>
          <table:table-cell table:style-name="ce20"/>
          <table:table-cell table:style-name="ce24" table:formula="of:=LN([.B144]/[.B145])" office:value-type="float" office:value="0.163794525354317" calcext:value-type="float">
            <text:p>0.16379</text:p>
          </table:table-cell>
          <table:table-cell table:style-name="ce24" table:formula="of:=LN([.C144]/[.C145])" office:value-type="float" office:value="0.196298909715496" calcext:value-type="float">
            <text:p>0.19630</text:p>
          </table:table-cell>
          <table:table-cell table:style-name="ce24" table:formula="of:=LN([.D144]/[.D145])" office:value-type="float" office:value="0.216990367334435" calcext:value-type="float">
            <text:p>0.2169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8-17" calcext:value-type="date">
            <text:p>2021-08-17</text:p>
          </table:table-cell>
          <table:table-cell table:style-name="ce22" table:number-matrix-columns-spanned="1" table:number-matrix-rows-spanned="1" table:formula="of:=MMULT([$'Data-Input - Absolute Values'.B129:.M129];[.$G$3:.$G$14])" office:value-type="float" office:value="3478634.48226452" calcext:value-type="float">
            <text:p>3478634</text:p>
          </table:table-cell>
          <table:table-cell table:style-name="ce22" table:number-matrix-columns-spanned="1" table:number-matrix-rows-spanned="1" table:formula="of:=MMULT([$'Data-Input - Absolute Values'.B129:.M129];[.$I$3:.$I$14])" office:value-type="float" office:value="4756872.26737489" calcext:value-type="float">
            <text:p>4756872</text:p>
          </table:table-cell>
          <table:table-cell table:style-name="ce22" table:number-matrix-columns-spanned="1" table:number-matrix-rows-spanned="1" table:formula="of:=MMULT([$'Data-Input - Absolute Values'.B129:.M129];[.$K$3:.$K$14])" office:value-type="float" office:value="7095246.87922478" calcext:value-type="float">
            <text:p>7095247</text:p>
          </table:table-cell>
          <table:table-cell table:style-name="ce20"/>
          <table:table-cell table:style-name="ce24" table:formula="of:=LN([.B145]/[.B146])" office:value-type="float" office:value="0.0476342478687795" calcext:value-type="float">
            <text:p>0.04763</text:p>
          </table:table-cell>
          <table:table-cell table:style-name="ce24" table:formula="of:=LN([.C145]/[.C146])" office:value-type="float" office:value="0.0564933169043504" calcext:value-type="float">
            <text:p>0.05649</text:p>
          </table:table-cell>
          <table:table-cell table:style-name="ce24" table:formula="of:=LN([.D145]/[.D146])" office:value-type="float" office:value="0.0627982191313858" calcext:value-type="float">
            <text:p>0.0628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8-10" calcext:value-type="date">
            <text:p>2021-08-10</text:p>
          </table:table-cell>
          <table:table-cell table:style-name="ce22" table:number-matrix-columns-spanned="1" table:number-matrix-rows-spanned="1" table:formula="of:=MMULT([$'Data-Input - Absolute Values'.B130:.M130];[.$G$3:.$G$14])" office:value-type="float" office:value="3316816.96898853" calcext:value-type="float">
            <text:p>3316817</text:p>
          </table:table-cell>
          <table:table-cell table:style-name="ce22" table:number-matrix-columns-spanned="1" table:number-matrix-rows-spanned="1" table:formula="of:=MMULT([$'Data-Input - Absolute Values'.B130:.M130];[.$I$3:.$I$14])" office:value-type="float" office:value="4495590.595282" calcext:value-type="float">
            <text:p>4495591</text:p>
          </table:table-cell>
          <table:table-cell table:style-name="ce22" table:number-matrix-columns-spanned="1" table:number-matrix-rows-spanned="1" table:formula="of:=MMULT([$'Data-Input - Absolute Values'.B130:.M130];[.$K$3:.$K$14])" office:value-type="float" office:value="6663380.15845521" calcext:value-type="float">
            <text:p>6663380</text:p>
          </table:table-cell>
          <table:table-cell table:style-name="ce20"/>
          <table:table-cell table:style-name="ce24" table:formula="of:=LN([.B146]/[.B147])" office:value-type="float" office:value="0.131927068889729" calcext:value-type="float">
            <text:p>0.13193</text:p>
          </table:table-cell>
          <table:table-cell table:style-name="ce24" table:formula="of:=LN([.C146]/[.C147])" office:value-type="float" office:value="0.162264816534511" calcext:value-type="float">
            <text:p>0.16226</text:p>
          </table:table-cell>
          <table:table-cell table:style-name="ce24" table:formula="of:=LN([.D146]/[.D147])" office:value-type="float" office:value="0.185236975248283" calcext:value-type="float">
            <text:p>0.1852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8-03" calcext:value-type="date">
            <text:p>2021-08-03</text:p>
          </table:table-cell>
          <table:table-cell table:style-name="ce22" table:number-matrix-columns-spanned="1" table:number-matrix-rows-spanned="1" table:formula="of:=MMULT([$'Data-Input - Absolute Values'.B131:.M131];[.$G$3:.$G$14])" office:value-type="float" office:value="2906874.6769666" calcext:value-type="float">
            <text:p>2906875</text:p>
          </table:table-cell>
          <table:table-cell table:style-name="ce22" table:number-matrix-columns-spanned="1" table:number-matrix-rows-spanned="1" table:formula="of:=MMULT([$'Data-Input - Absolute Values'.B131:.M131];[.$I$3:.$I$14])" office:value-type="float" office:value="3822223.15904639" calcext:value-type="float">
            <text:p>3822223</text:p>
          </table:table-cell>
          <table:table-cell table:style-name="ce22" table:number-matrix-columns-spanned="1" table:number-matrix-rows-spanned="1" table:formula="of:=MMULT([$'Data-Input - Absolute Values'.B131:.M131];[.$K$3:.$K$14])" office:value-type="float" office:value="5536651.58976834" calcext:value-type="float">
            <text:p>5536652</text:p>
          </table:table-cell>
          <table:table-cell table:style-name="ce20"/>
          <table:table-cell table:style-name="ce24" table:formula="of:=LN([.B147]/[.B148])" office:value-type="float" office:value="0.0399316777953636" calcext:value-type="float">
            <text:p>0.03993</text:p>
          </table:table-cell>
          <table:table-cell table:style-name="ce24" table:formula="of:=LN([.C147]/[.C148])" office:value-type="float" office:value="0.0457264277226335" calcext:value-type="float">
            <text:p>0.04573</text:p>
          </table:table-cell>
          <table:table-cell table:style-name="ce24" table:formula="of:=LN([.D147]/[.D148])" office:value-type="float" office:value="0.0517383784774228" calcext:value-type="float">
            <text:p>0.0517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7-27" calcext:value-type="date">
            <text:p>2021-07-27</text:p>
          </table:table-cell>
          <table:table-cell table:style-name="ce22" table:number-matrix-columns-spanned="1" table:number-matrix-rows-spanned="1" table:formula="of:=MMULT([$'Data-Input - Absolute Values'.B132:.M132];[.$G$3:.$G$14])" office:value-type="float" office:value="2793085.3137964" calcext:value-type="float">
            <text:p>2793085</text:p>
          </table:table-cell>
          <table:table-cell table:style-name="ce22" table:number-matrix-columns-spanned="1" table:number-matrix-rows-spanned="1" table:formula="of:=MMULT([$'Data-Input - Absolute Values'.B132:.M132];[.$I$3:.$I$14])" office:value-type="float" office:value="3651382.28608846" calcext:value-type="float">
            <text:p>3651382</text:p>
          </table:table-cell>
          <table:table-cell table:style-name="ce22" table:number-matrix-columns-spanned="1" table:number-matrix-rows-spanned="1" table:formula="of:=MMULT([$'Data-Input - Absolute Values'.B132:.M132];[.$K$3:.$K$14])" office:value-type="float" office:value="5257478.46943023" calcext:value-type="float">
            <text:p>5257478</text:p>
          </table:table-cell>
          <table:table-cell table:style-name="ce20"/>
          <table:table-cell table:style-name="ce24" table:formula="of:=LN([.B148]/[.B149])" office:value-type="float" office:value="0.114171930670028" calcext:value-type="float">
            <text:p>0.11417</text:p>
          </table:table-cell>
          <table:table-cell table:style-name="ce24" table:formula="of:=LN([.C148]/[.C149])" office:value-type="float" office:value="0.14564479903765" calcext:value-type="float">
            <text:p>0.14564</text:p>
          </table:table-cell>
          <table:table-cell table:style-name="ce24" table:formula="of:=LN([.D148]/[.D149])" office:value-type="float" office:value="0.170746326141027" calcext:value-type="float">
            <text:p>0.1707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7-20" calcext:value-type="date">
            <text:p>2021-07-20</text:p>
          </table:table-cell>
          <table:table-cell table:style-name="ce22" table:number-matrix-columns-spanned="1" table:number-matrix-rows-spanned="1" table:formula="of:=MMULT([$'Data-Input - Absolute Values'.B133:.M133];[.$G$3:.$G$14])" office:value-type="float" office:value="2491724.15206018" calcext:value-type="float">
            <text:p>2491724</text:p>
          </table:table-cell>
          <table:table-cell table:style-name="ce22" table:number-matrix-columns-spanned="1" table:number-matrix-rows-spanned="1" table:formula="of:=MMULT([$'Data-Input - Absolute Values'.B133:.M133];[.$I$3:.$I$14])" office:value-type="float" office:value="3156491.11937847" calcext:value-type="float">
            <text:p>3156491</text:p>
          </table:table-cell>
          <table:table-cell table:style-name="ce22" table:number-matrix-columns-spanned="1" table:number-matrix-rows-spanned="1" table:formula="of:=MMULT([$'Data-Input - Absolute Values'.B133:.M133];[.$K$3:.$K$14])" office:value-type="float" office:value="4432240.47704784" calcext:value-type="float">
            <text:p>4432240</text:p>
          </table:table-cell>
          <table:table-cell table:style-name="ce20"/>
          <table:table-cell table:style-name="ce24" table:formula="of:=LN([.B149]/[.B150])" office:value-type="float" office:value="-0.0761990207294758" calcext:value-type="float">
            <text:p>-0.07620</text:p>
          </table:table-cell>
          <table:table-cell table:style-name="ce24" table:formula="of:=LN([.C149]/[.C150])" office:value-type="float" office:value="-0.0977758449194823" calcext:value-type="float">
            <text:p>-0.09778</text:p>
          </table:table-cell>
          <table:table-cell table:style-name="ce24" table:formula="of:=LN([.D149]/[.D150])" office:value-type="float" office:value="-0.118179211099736" calcext:value-type="float">
            <text:p>-0.1181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7-13" calcext:value-type="date">
            <text:p>2021-07-13</text:p>
          </table:table-cell>
          <table:table-cell table:style-name="ce22" table:number-matrix-columns-spanned="1" table:number-matrix-rows-spanned="1" table:formula="of:=MMULT([$'Data-Input - Absolute Values'.B134:.M134];[.$G$3:.$G$14])" office:value-type="float" office:value="2689012.2211192" calcext:value-type="float">
            <text:p>2689012</text:p>
          </table:table-cell>
          <table:table-cell table:style-name="ce22" table:number-matrix-columns-spanned="1" table:number-matrix-rows-spanned="1" table:formula="of:=MMULT([$'Data-Input - Absolute Values'.B134:.M134];[.$I$3:.$I$14])" office:value-type="float" office:value="3480711.92948555" calcext:value-type="float">
            <text:p>3480712</text:p>
          </table:table-cell>
          <table:table-cell table:style-name="ce22" table:number-matrix-columns-spanned="1" table:number-matrix-rows-spanned="1" table:formula="of:=MMULT([$'Data-Input - Absolute Values'.B134:.M134];[.$K$3:.$K$14])" office:value-type="float" office:value="4988246.36598104" calcext:value-type="float">
            <text:p>4988246</text:p>
          </table:table-cell>
          <table:table-cell table:style-name="ce20"/>
          <table:table-cell table:style-name="ce24" table:formula="of:=LN([.B150]/[.B151])" office:value-type="float" office:value="-0.0616717806973059" calcext:value-type="float">
            <text:p>-0.06167</text:p>
          </table:table-cell>
          <table:table-cell table:style-name="ce24" table:formula="of:=LN([.C150]/[.C151])" office:value-type="float" office:value="-0.0826308594886009" calcext:value-type="float">
            <text:p>-0.08263</text:p>
          </table:table-cell>
          <table:table-cell table:style-name="ce24" table:formula="of:=LN([.D150]/[.D151])" office:value-type="float" office:value="-0.0960743091480891" calcext:value-type="float">
            <text:p>-0.0960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7-06" calcext:value-type="date">
            <text:p>2021-07-06</text:p>
          </table:table-cell>
          <table:table-cell table:style-name="ce22" table:number-matrix-columns-spanned="1" table:number-matrix-rows-spanned="1" table:formula="of:=MMULT([$'Data-Input - Absolute Values'.B135:.M135];[.$G$3:.$G$14])" office:value-type="float" office:value="2860068.86390467" calcext:value-type="float">
            <text:p>2860069</text:p>
          </table:table-cell>
          <table:table-cell table:style-name="ce22" table:number-matrix-columns-spanned="1" table:number-matrix-rows-spanned="1" table:formula="of:=MMULT([$'Data-Input - Absolute Values'.B135:.M135];[.$I$3:.$I$14])" office:value-type="float" office:value="3780543.22562995" calcext:value-type="float">
            <text:p>3780543</text:p>
          </table:table-cell>
          <table:table-cell table:style-name="ce22" table:number-matrix-columns-spanned="1" table:number-matrix-rows-spanned="1" table:formula="of:=MMULT([$'Data-Input - Absolute Values'.B135:.M135];[.$K$3:.$K$14])" office:value-type="float" office:value="5491265.43688461" calcext:value-type="float">
            <text:p>5491265</text:p>
          </table:table-cell>
          <table:table-cell table:style-name="ce20"/>
          <table:table-cell table:style-name="ce24" table:formula="of:=LN([.B151]/[.B152])" office:value-type="float" office:value="0.0276540260056819" calcext:value-type="float">
            <text:p>0.02765</text:p>
          </table:table-cell>
          <table:table-cell table:style-name="ce24" table:formula="of:=LN([.C151]/[.C152])" office:value-type="float" office:value="0.0328617172553154" calcext:value-type="float">
            <text:p>0.03286</text:p>
          </table:table-cell>
          <table:table-cell table:style-name="ce24" table:formula="of:=LN([.D151]/[.D152])" office:value-type="float" office:value="0.0358640488169587" calcext:value-type="float">
            <text:p>0.0358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6-29" calcext:value-type="date">
            <text:p>2021-06-29</text:p>
          </table:table-cell>
          <table:table-cell table:style-name="ce22" table:number-matrix-columns-spanned="1" table:number-matrix-rows-spanned="1" table:formula="of:=MMULT([$'Data-Input - Absolute Values'.B136:.M136];[.$G$3:.$G$14])" office:value-type="float" office:value="2782060.0454534" calcext:value-type="float">
            <text:p>2782060</text:p>
          </table:table-cell>
          <table:table-cell table:style-name="ce22" table:number-matrix-columns-spanned="1" table:number-matrix-rows-spanned="1" table:formula="of:=MMULT([$'Data-Input - Absolute Values'.B136:.M136];[.$I$3:.$I$14])" office:value-type="float" office:value="3658327.19553976" calcext:value-type="float">
            <text:p>3658327</text:p>
          </table:table-cell>
          <table:table-cell table:style-name="ce22" table:number-matrix-columns-spanned="1" table:number-matrix-rows-spanned="1" table:formula="of:=MMULT([$'Data-Input - Absolute Values'.B136:.M136];[.$K$3:.$K$14])" office:value-type="float" office:value="5297816.09803935" calcext:value-type="float">
            <text:p>5297816</text:p>
          </table:table-cell>
          <table:table-cell table:style-name="ce20"/>
          <table:table-cell table:style-name="ce24" table:formula="of:=LN([.B152]/[.B153])" office:value-type="float" office:value="0.092914152937609" calcext:value-type="float">
            <text:p>0.09291</text:p>
          </table:table-cell>
          <table:table-cell table:style-name="ce24" table:formula="of:=LN([.C152]/[.C153])" office:value-type="float" office:value="0.117329193732205" calcext:value-type="float">
            <text:p>0.11733</text:p>
          </table:table-cell>
          <table:table-cell table:style-name="ce24" table:formula="of:=LN([.D152]/[.D153])" office:value-type="float" office:value="0.13639181221458" calcext:value-type="float">
            <text:p>0.1363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6-22" calcext:value-type="date">
            <text:p>2021-06-22</text:p>
          </table:table-cell>
          <table:table-cell table:style-name="ce22" table:number-matrix-columns-spanned="1" table:number-matrix-rows-spanned="1" table:formula="of:=MMULT([$'Data-Input - Absolute Values'.B137:.M137];[.$G$3:.$G$14])" office:value-type="float" office:value="2535212.66206867" calcext:value-type="float">
            <text:p>2535213</text:p>
          </table:table-cell>
          <table:table-cell table:style-name="ce22" table:number-matrix-columns-spanned="1" table:number-matrix-rows-spanned="1" table:formula="of:=MMULT([$'Data-Input - Absolute Values'.B137:.M137];[.$I$3:.$I$14])" office:value-type="float" office:value="3253322.55520697" calcext:value-type="float">
            <text:p>3253323</text:p>
          </table:table-cell>
          <table:table-cell table:style-name="ce22" table:number-matrix-columns-spanned="1" table:number-matrix-rows-spanned="1" table:formula="of:=MMULT([$'Data-Input - Absolute Values'.B137:.M137];[.$K$3:.$K$14])" office:value-type="float" office:value="4622348.30207855" calcext:value-type="float">
            <text:p>4622348</text:p>
          </table:table-cell>
          <table:table-cell table:style-name="ce20"/>
          <table:table-cell table:style-name="ce24" table:formula="of:=LN([.B153]/[.B154])" office:value-type="float" office:value="-0.161998805338116" calcext:value-type="float">
            <text:p>-0.16200</text:p>
          </table:table-cell>
          <table:table-cell table:style-name="ce24" table:formula="of:=LN([.C153]/[.C154])" office:value-type="float" office:value="-0.205935146294449" calcext:value-type="float">
            <text:p>-0.20594</text:p>
          </table:table-cell>
          <table:table-cell table:style-name="ce24" table:formula="of:=LN([.D153]/[.D154])" office:value-type="float" office:value="-0.237588618794975" calcext:value-type="float">
            <text:p>-0.2375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6-15" calcext:value-type="date">
            <text:p>2021-06-15</text:p>
          </table:table-cell>
          <table:table-cell table:style-name="ce22" table:number-matrix-columns-spanned="1" table:number-matrix-rows-spanned="1" table:formula="of:=MMULT([$'Data-Input - Absolute Values'.B138:.M138];[.$G$3:.$G$14])" office:value-type="float" office:value="2981052.21126854" calcext:value-type="float">
            <text:p>2981052</text:p>
          </table:table-cell>
          <table:table-cell table:style-name="ce22" table:number-matrix-columns-spanned="1" table:number-matrix-rows-spanned="1" table:formula="of:=MMULT([$'Data-Input - Absolute Values'.B138:.M138];[.$I$3:.$I$14])" office:value-type="float" office:value="3997271.26708057" calcext:value-type="float">
            <text:p>3997271</text:p>
          </table:table-cell>
          <table:table-cell table:style-name="ce22" table:number-matrix-columns-spanned="1" table:number-matrix-rows-spanned="1" table:formula="of:=MMULT([$'Data-Input - Absolute Values'.B138:.M138];[.$K$3:.$K$14])" office:value-type="float" office:value="5862003.76901666" calcext:value-type="float">
            <text:p>5862004</text:p>
          </table:table-cell>
          <table:table-cell table:style-name="ce20"/>
          <table:table-cell table:style-name="ce24" table:formula="of:=LN([.B154]/[.B155])" office:value-type="float" office:value="0.00978753492803177" calcext:value-type="float">
            <text:p>0.00979</text:p>
          </table:table-cell>
          <table:table-cell table:style-name="ce24" table:formula="of:=LN([.C154]/[.C155])" office:value-type="float" office:value="0.0117865564002994" calcext:value-type="float">
            <text:p>0.01179</text:p>
          </table:table-cell>
          <table:table-cell table:style-name="ce24" table:formula="of:=LN([.D154]/[.D155])" office:value-type="float" office:value="0.0127639857587496" calcext:value-type="float">
            <text:p>0.0127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6-08" calcext:value-type="date">
            <text:p>2021-06-08</text:p>
          </table:table-cell>
          <table:table-cell table:style-name="ce22" table:number-matrix-columns-spanned="1" table:number-matrix-rows-spanned="1" table:formula="of:=MMULT([$'Data-Input - Absolute Values'.B139:.M139];[.$G$3:.$G$14])" office:value-type="float" office:value="2952017.38012473" calcext:value-type="float">
            <text:p>2952017</text:p>
          </table:table-cell>
          <table:table-cell table:style-name="ce22" table:number-matrix-columns-spanned="1" table:number-matrix-rows-spanned="1" table:formula="of:=MMULT([$'Data-Input - Absolute Values'.B139:.M139];[.$I$3:.$I$14])" office:value-type="float" office:value="3950433.77246199" calcext:value-type="float">
            <text:p>3950434</text:p>
          </table:table-cell>
          <table:table-cell table:style-name="ce22" table:number-matrix-columns-spanned="1" table:number-matrix-rows-spanned="1" table:formula="of:=MMULT([$'Data-Input - Absolute Values'.B139:.M139];[.$K$3:.$K$14])" office:value-type="float" office:value="5787656.72805533" calcext:value-type="float">
            <text:p>5787657</text:p>
          </table:table-cell>
          <table:table-cell table:style-name="ce20"/>
          <table:table-cell table:style-name="ce24" table:formula="of:=LN([.B155]/[.B156])" office:value-type="float" office:value="-0.041857018082794" calcext:value-type="float">
            <text:p>-0.04186</text:p>
          </table:table-cell>
          <table:table-cell table:style-name="ce24" table:formula="of:=LN([.C155]/[.C156])" office:value-type="float" office:value="-0.0554946882314458" calcext:value-type="float">
            <text:p>-0.05549</text:p>
          </table:table-cell>
          <table:table-cell table:style-name="ce24" table:formula="of:=LN([.D155]/[.D156])" office:value-type="float" office:value="-0.0638490651692485" calcext:value-type="float">
            <text:p>-0.0638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6-01" calcext:value-type="date">
            <text:p>2021-06-01</text:p>
          </table:table-cell>
          <table:table-cell table:style-name="ce22" table:number-matrix-columns-spanned="1" table:number-matrix-rows-spanned="1" table:formula="of:=MMULT([$'Data-Input - Absolute Values'.B140:.M140];[.$G$3:.$G$14])" office:value-type="float" office:value="3078202.46815131" calcext:value-type="float">
            <text:p>3078202</text:p>
          </table:table-cell>
          <table:table-cell table:style-name="ce22" table:number-matrix-columns-spanned="1" table:number-matrix-rows-spanned="1" table:formula="of:=MMULT([$'Data-Input - Absolute Values'.B140:.M140];[.$I$3:.$I$14])" office:value-type="float" office:value="4175858.96361086" calcext:value-type="float">
            <text:p>4175859</text:p>
          </table:table-cell>
          <table:table-cell table:style-name="ce22" table:number-matrix-columns-spanned="1" table:number-matrix-rows-spanned="1" table:formula="of:=MMULT([$'Data-Input - Absolute Values'.B140:.M140];[.$K$3:.$K$14])" office:value-type="float" office:value="6169245.62010182" calcext:value-type="float">
            <text:p>6169246</text:p>
          </table:table-cell>
          <table:table-cell table:style-name="ce20"/>
          <table:table-cell table:style-name="ce24" table:formula="of:=LN([.B156]/[.B157])" office:value-type="float" office:value="0.0442332365611881" calcext:value-type="float">
            <text:p>0.04423</text:p>
          </table:table-cell>
          <table:table-cell table:style-name="ce24" table:formula="of:=LN([.C156]/[.C157])" office:value-type="float" office:value="0.0513045781226877" calcext:value-type="float">
            <text:p>0.05130</text:p>
          </table:table-cell>
          <table:table-cell table:style-name="ce24" table:formula="of:=LN([.D156]/[.D157])" office:value-type="float" office:value="0.0578796553419011" calcext:value-type="float">
            <text:p>0.0578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5-25" calcext:value-type="date">
            <text:p>2021-05-25</text:p>
          </table:table-cell>
          <table:table-cell table:style-name="ce22" table:number-matrix-columns-spanned="1" table:number-matrix-rows-spanned="1" table:formula="of:=MMULT([$'Data-Input - Absolute Values'.B141:.M141];[.$G$3:.$G$14])" office:value-type="float" office:value="2945011.06943671" calcext:value-type="float">
            <text:p>2945011</text:p>
          </table:table-cell>
          <table:table-cell table:style-name="ce22" table:number-matrix-columns-spanned="1" table:number-matrix-rows-spanned="1" table:formula="of:=MMULT([$'Data-Input - Absolute Values'.B141:.M141];[.$I$3:.$I$14])" office:value-type="float" office:value="3967021.25236067" calcext:value-type="float">
            <text:p>3967021</text:p>
          </table:table-cell>
          <table:table-cell table:style-name="ce22" table:number-matrix-columns-spanned="1" table:number-matrix-rows-spanned="1" table:formula="of:=MMULT([$'Data-Input - Absolute Values'.B141:.M141];[.$K$3:.$K$14])" office:value-type="float" office:value="5822308.94675324" calcext:value-type="float">
            <text:p>5822309</text:p>
          </table:table-cell>
          <table:table-cell table:style-name="ce20"/>
          <table:table-cell table:style-name="ce24" table:formula="of:=LN([.B157]/[.B158])" office:value-type="float" office:value="-0.161520916910019" calcext:value-type="float">
            <text:p>-0.16152</text:p>
          </table:table-cell>
          <table:table-cell table:style-name="ce24" table:formula="of:=LN([.C157]/[.C158])" office:value-type="float" office:value="-0.197152087633449" calcext:value-type="float">
            <text:p>-0.19715</text:p>
          </table:table-cell>
          <table:table-cell table:style-name="ce24" table:formula="of:=LN([.D157]/[.D158])" office:value-type="float" office:value="-0.221696188594195" calcext:value-type="float">
            <text:p>-0.2217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5-17" calcext:value-type="date">
            <text:p>2021-05-17</text:p>
          </table:table-cell>
          <table:table-cell table:style-name="ce22" table:number-matrix-columns-spanned="1" table:number-matrix-rows-spanned="1" table:formula="of:=MMULT([$'Data-Input - Absolute Values'.B142:.M142];[.$G$3:.$G$14])" office:value-type="float" office:value="3461262.79704581" calcext:value-type="float">
            <text:p>3461263</text:p>
          </table:table-cell>
          <table:table-cell table:style-name="ce22" table:number-matrix-columns-spanned="1" table:number-matrix-rows-spanned="1" table:formula="of:=MMULT([$'Data-Input - Absolute Values'.B142:.M142];[.$I$3:.$I$14])" office:value-type="float" office:value="4831551.25273619" calcext:value-type="float">
            <text:p>4831551</text:p>
          </table:table-cell>
          <table:table-cell table:style-name="ce22" table:number-matrix-columns-spanned="1" table:number-matrix-rows-spanned="1" table:formula="of:=MMULT([$'Data-Input - Absolute Values'.B142:.M142];[.$K$3:.$K$14])" office:value-type="float" office:value="7267360.06169479" calcext:value-type="float">
            <text:p>7267360</text:p>
          </table:table-cell>
          <table:table-cell table:style-name="ce20"/>
          <table:table-cell table:style-name="ce24" table:formula="of:=LN([.B158]/[.B159])" office:value-type="float" office:value="0.0185643966151799" calcext:value-type="float">
            <text:p>0.01856</text:p>
          </table:table-cell>
          <table:table-cell table:style-name="ce24" table:formula="of:=LN([.C158]/[.C159])" office:value-type="float" office:value="0.0231675755365563" calcext:value-type="float">
            <text:p>0.02317</text:p>
          </table:table-cell>
          <table:table-cell table:style-name="ce24" table:formula="of:=LN([.D158]/[.D159])" office:value-type="float" office:value="0.0271121823433322" calcext:value-type="float">
            <text:p>0.0271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5-10" calcext:value-type="date">
            <text:p>2021-05-10</text:p>
          </table:table-cell>
          <table:table-cell table:style-name="ce22" table:number-matrix-columns-spanned="1" table:number-matrix-rows-spanned="1" table:formula="of:=MMULT([$'Data-Input - Absolute Values'.B143:.M143];[.$G$3:.$G$14])" office:value-type="float" office:value="3397599.30721769" calcext:value-type="float">
            <text:p>3397599</text:p>
          </table:table-cell>
          <table:table-cell table:style-name="ce22" table:number-matrix-columns-spanned="1" table:number-matrix-rows-spanned="1" table:formula="of:=MMULT([$'Data-Input - Absolute Values'.B143:.M143];[.$I$3:.$I$14])" office:value-type="float" office:value="4720902.60365116" calcext:value-type="float">
            <text:p>4720903</text:p>
          </table:table-cell>
          <table:table-cell table:style-name="ce22" table:number-matrix-columns-spanned="1" table:number-matrix-rows-spanned="1" table:formula="of:=MMULT([$'Data-Input - Absolute Values'.B143:.M143];[.$K$3:.$K$14])" office:value-type="float" office:value="7072973.10505045" calcext:value-type="float">
            <text:p>7072973</text:p>
          </table:table-cell>
          <table:table-cell table:style-name="ce20"/>
          <table:table-cell table:style-name="ce24" table:formula="of:=LN([.B159]/[.B160])" office:value-type="float" office:value="0.0934822128924275" calcext:value-type="float">
            <text:p>0.09348</text:p>
          </table:table-cell>
          <table:table-cell table:style-name="ce24" table:formula="of:=LN([.C159]/[.C160])" office:value-type="float" office:value="0.113317310983919" calcext:value-type="float">
            <text:p>0.11332</text:p>
          </table:table-cell>
          <table:table-cell table:style-name="ce24" table:formula="of:=LN([.D159]/[.D160])" office:value-type="float" office:value="0.126702391192372" calcext:value-type="float">
            <text:p>0.1267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5-03" calcext:value-type="date">
            <text:p>2021-05-03</text:p>
          </table:table-cell>
          <table:table-cell table:style-name="ce22" table:number-matrix-columns-spanned="1" table:number-matrix-rows-spanned="1" table:formula="of:=MMULT([$'Data-Input - Absolute Values'.B144:.M144];[.$G$3:.$G$14])" office:value-type="float" office:value="3094377.89660708" calcext:value-type="float">
            <text:p>3094378</text:p>
          </table:table-cell>
          <table:table-cell table:style-name="ce22" table:number-matrix-columns-spanned="1" table:number-matrix-rows-spanned="1" table:formula="of:=MMULT([$'Data-Input - Absolute Values'.B144:.M144];[.$I$3:.$I$14])" office:value-type="float" office:value="4215139.5544893" calcext:value-type="float">
            <text:p>4215140</text:p>
          </table:table-cell>
          <table:table-cell table:style-name="ce22" table:number-matrix-columns-spanned="1" table:number-matrix-rows-spanned="1" table:formula="of:=MMULT([$'Data-Input - Absolute Values'.B144:.M144];[.$K$3:.$K$14])" office:value-type="float" office:value="6231259.78085831" calcext:value-type="float">
            <text:p>6231260</text:p>
          </table:table-cell>
          <table:table-cell table:style-name="ce20"/>
          <table:table-cell table:style-name="ce24" table:formula="of:=LN([.B160]/[.B161])" office:value-type="float" office:value="0.0970586246165796" calcext:value-type="float">
            <text:p>0.09706</text:p>
          </table:table-cell>
          <table:table-cell table:style-name="ce24" table:formula="of:=LN([.C160]/[.C161])" office:value-type="float" office:value="0.120490901211196" calcext:value-type="float">
            <text:p>0.12049</text:p>
          </table:table-cell>
          <table:table-cell table:style-name="ce24" table:formula="of:=LN([.D160]/[.D161])" office:value-type="float" office:value="0.13778861039262" calcext:value-type="float">
            <text:p>0.1377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4-26" calcext:value-type="date">
            <text:p>2021-04-26</text:p>
          </table:table-cell>
          <table:table-cell table:style-name="ce22" table:number-matrix-columns-spanned="1" table:number-matrix-rows-spanned="1" table:formula="of:=MMULT([$'Data-Input - Absolute Values'.B145:.M145];[.$G$3:.$G$14])" office:value-type="float" office:value="2808156.61338135" calcext:value-type="float">
            <text:p>2808157</text:p>
          </table:table-cell>
          <table:table-cell table:style-name="ce22" table:number-matrix-columns-spanned="1" table:number-matrix-rows-spanned="1" table:formula="of:=MMULT([$'Data-Input - Absolute Values'.B145:.M145];[.$I$3:.$I$14])" office:value-type="float" office:value="3736658.63393103" calcext:value-type="float">
            <text:p>3736659</text:p>
          </table:table-cell>
          <table:table-cell table:style-name="ce22" table:number-matrix-columns-spanned="1" table:number-matrix-rows-spanned="1" table:formula="of:=MMULT([$'Data-Input - Absolute Values'.B145:.M145];[.$K$3:.$K$14])" office:value-type="float" office:value="5429189.7960386" calcext:value-type="float">
            <text:p>5429190</text:p>
          </table:table-cell>
          <table:table-cell table:style-name="ce20"/>
          <table:table-cell table:style-name="ce24" table:formula="of:=LN([.B161]/[.B162])" office:value-type="float" office:value="0.0260221235870136" calcext:value-type="float">
            <text:p>0.02602</text:p>
          </table:table-cell>
          <table:table-cell table:style-name="ce24" table:formula="of:=LN([.C161]/[.C162])" office:value-type="float" office:value="0.0349750450120156" calcext:value-type="float">
            <text:p>0.03498</text:p>
          </table:table-cell>
          <table:table-cell table:style-name="ce24" table:formula="of:=LN([.D161]/[.D162])" office:value-type="float" office:value="0.0396378696790321" calcext:value-type="float">
            <text:p>0.0396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4-19" calcext:value-type="date">
            <text:p>2021-04-19</text:p>
          </table:table-cell>
          <table:table-cell table:style-name="ce22" table:number-matrix-columns-spanned="1" table:number-matrix-rows-spanned="1" table:formula="of:=MMULT([$'Data-Input - Absolute Values'.B146:.M146];[.$G$3:.$G$14])" office:value-type="float" office:value="2736024.99417771" calcext:value-type="float">
            <text:p>2736025</text:p>
          </table:table-cell>
          <table:table-cell table:style-name="ce22" table:number-matrix-columns-spanned="1" table:number-matrix-rows-spanned="1" table:formula="of:=MMULT([$'Data-Input - Absolute Values'.B146:.M146];[.$I$3:.$I$14])" office:value-type="float" office:value="3608227.85778874" calcext:value-type="float">
            <text:p>3608228</text:p>
          </table:table-cell>
          <table:table-cell table:style-name="ce22" table:number-matrix-columns-spanned="1" table:number-matrix-rows-spanned="1" table:formula="of:=MMULT([$'Data-Input - Absolute Values'.B146:.M146];[.$K$3:.$K$14])" office:value-type="float" office:value="5218197.54462749" calcext:value-type="float">
            <text:p>5218198</text:p>
          </table:table-cell>
          <table:table-cell table:style-name="ce20"/>
          <table:table-cell table:style-name="ce24" table:formula="of:=LN([.B162]/[.B163])" office:value-type="float" office:value="-0.0417754851228866" calcext:value-type="float">
            <text:p>-0.04178</text:p>
          </table:table-cell>
          <table:table-cell table:style-name="ce24" table:formula="of:=LN([.C162]/[.C163])" office:value-type="float" office:value="-0.0506894536236399" calcext:value-type="float">
            <text:p>-0.05069</text:p>
          </table:table-cell>
          <table:table-cell table:style-name="ce24" table:formula="of:=LN([.D162]/[.D163])" office:value-type="float" office:value="-0.0570543277713098" calcext:value-type="float">
            <text:p>-0.0570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4-12" calcext:value-type="date">
            <text:p>2021-04-12</text:p>
          </table:table-cell>
          <table:table-cell table:style-name="ce22" table:number-matrix-columns-spanned="1" table:number-matrix-rows-spanned="1" table:formula="of:=MMULT([$'Data-Input - Absolute Values'.B147:.M147];[.$G$3:.$G$14])" office:value-type="float" office:value="2852744.80459835" calcext:value-type="float">
            <text:p>2852745</text:p>
          </table:table-cell>
          <table:table-cell table:style-name="ce22" table:number-matrix-columns-spanned="1" table:number-matrix-rows-spanned="1" table:formula="of:=MMULT([$'Data-Input - Absolute Values'.B147:.M147];[.$I$3:.$I$14])" office:value-type="float" office:value="3795841.81096103" calcext:value-type="float">
            <text:p>3795842</text:p>
          </table:table-cell>
          <table:table-cell table:style-name="ce22" table:number-matrix-columns-spanned="1" table:number-matrix-rows-spanned="1" table:formula="of:=MMULT([$'Data-Input - Absolute Values'.B147:.M147];[.$K$3:.$K$14])" office:value-type="float" office:value="5524575.28012106" calcext:value-type="float">
            <text:p>5524575</text:p>
          </table:table-cell>
          <table:table-cell table:style-name="ce20"/>
          <table:table-cell table:style-name="ce24" table:formula="of:=LN([.B163]/[.B164])" office:value-type="float" office:value="0.0536139789664639" calcext:value-type="float">
            <text:p>0.05361</text:p>
          </table:table-cell>
          <table:table-cell table:style-name="ce24" table:formula="of:=LN([.C163]/[.C164])" office:value-type="float" office:value="0.0625451226698368" calcext:value-type="float">
            <text:p>0.06255</text:p>
          </table:table-cell>
          <table:table-cell table:style-name="ce24" table:formula="of:=LN([.D163]/[.D164])" office:value-type="float" office:value="0.0713815295397276" calcext:value-type="float">
            <text:p>0.0713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4-01" calcext:value-type="date">
            <text:p>2021-04-01</text:p>
          </table:table-cell>
          <table:table-cell table:style-name="ce22" table:number-matrix-columns-spanned="1" table:number-matrix-rows-spanned="1" table:formula="of:=MMULT([$'Data-Input - Absolute Values'.B148:.M148];[.$G$3:.$G$14])" office:value-type="float" office:value="2703825.55164099" calcext:value-type="float">
            <text:p>2703826</text:p>
          </table:table-cell>
          <table:table-cell table:style-name="ce22" table:number-matrix-columns-spanned="1" table:number-matrix-rows-spanned="1" table:formula="of:=MMULT([$'Data-Input - Absolute Values'.B148:.M148];[.$I$3:.$I$14])" office:value-type="float" office:value="3565702.48394439" calcext:value-type="float">
            <text:p>3565702</text:p>
          </table:table-cell>
          <table:table-cell table:style-name="ce22" table:number-matrix-columns-spanned="1" table:number-matrix-rows-spanned="1" table:formula="of:=MMULT([$'Data-Input - Absolute Values'.B148:.M148];[.$K$3:.$K$14])" office:value-type="float" office:value="5143968.39329146" calcext:value-type="float">
            <text:p>5143968</text:p>
          </table:table-cell>
          <table:table-cell table:style-name="ce20"/>
          <table:table-cell table:style-name="ce24" table:formula="of:=LN([.B164]/[.B165])" office:value-type="float" office:value="0.0687299488272647" calcext:value-type="float">
            <text:p>0.06873</text:p>
          </table:table-cell>
          <table:table-cell table:style-name="ce24" table:formula="of:=LN([.C164]/[.C165])" office:value-type="float" office:value="0.0841128602357783" calcext:value-type="float">
            <text:p>0.08411</text:p>
          </table:table-cell>
          <table:table-cell table:style-name="ce24" table:formula="of:=LN([.D164]/[.D165])" office:value-type="float" office:value="0.0991064284272514" calcext:value-type="float">
            <text:p>0.0991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3-25" calcext:value-type="date">
            <text:p>2021-03-25</text:p>
          </table:table-cell>
          <table:table-cell table:style-name="ce22" table:number-matrix-columns-spanned="1" table:number-matrix-rows-spanned="1" table:formula="of:=MMULT([$'Data-Input - Absolute Values'.B149:.M149];[.$G$3:.$G$14])" office:value-type="float" office:value="2524234.10596935" calcext:value-type="float">
            <text:p>2524234</text:p>
          </table:table-cell>
          <table:table-cell table:style-name="ce22" table:number-matrix-columns-spanned="1" table:number-matrix-rows-spanned="1" table:formula="of:=MMULT([$'Data-Input - Absolute Values'.B149:.M149];[.$I$3:.$I$14])" office:value-type="float" office:value="3278048.33148917" calcext:value-type="float">
            <text:p>3278048</text:p>
          </table:table-cell>
          <table:table-cell table:style-name="ce22" table:number-matrix-columns-spanned="1" table:number-matrix-rows-spanned="1" table:formula="of:=MMULT([$'Data-Input - Absolute Values'.B149:.M149];[.$K$3:.$K$14])" office:value-type="float" office:value="4658616.0269654" calcext:value-type="float">
            <text:p>4658616</text:p>
          </table:table-cell>
          <table:table-cell table:style-name="ce20"/>
          <table:table-cell table:style-name="ce24" table:formula="of:=LN([.B165]/[.B166])" office:value-type="float" office:value="-0.0574023890852202" calcext:value-type="float">
            <text:p>-0.05740</text:p>
          </table:table-cell>
          <table:table-cell table:style-name="ce24" table:formula="of:=LN([.C165]/[.C166])" office:value-type="float" office:value="-0.0720442754069943" calcext:value-type="float">
            <text:p>-0.07204</text:p>
          </table:table-cell>
          <table:table-cell table:style-name="ce24" table:formula="of:=LN([.D165]/[.D166])" office:value-type="float" office:value="-0.0857419922075276" calcext:value-type="float">
            <text:p>-0.0857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3-18" calcext:value-type="date">
            <text:p>2021-03-18</text:p>
          </table:table-cell>
          <table:table-cell table:style-name="ce22" table:number-matrix-columns-spanned="1" table:number-matrix-rows-spanned="1" table:formula="of:=MMULT([$'Data-Input - Absolute Values'.B150:.M150];[.$G$3:.$G$14])" office:value-type="float" office:value="2673370.6218389" calcext:value-type="float">
            <text:p>2673371</text:p>
          </table:table-cell>
          <table:table-cell table:style-name="ce22" table:number-matrix-columns-spanned="1" table:number-matrix-rows-spanned="1" table:formula="of:=MMULT([$'Data-Input - Absolute Values'.B150:.M150];[.$I$3:.$I$14])" office:value-type="float" office:value="3522928.13315824" calcext:value-type="float">
            <text:p>3522928</text:p>
          </table:table-cell>
          <table:table-cell table:style-name="ce22" table:number-matrix-columns-spanned="1" table:number-matrix-rows-spanned="1" table:formula="of:=MMULT([$'Data-Input - Absolute Values'.B150:.M150];[.$K$3:.$K$14])" office:value-type="float" office:value="5075679.49351567" calcext:value-type="float">
            <text:p>5075679</text:p>
          </table:table-cell>
          <table:table-cell table:style-name="ce20"/>
          <table:table-cell table:style-name="ce24" table:formula="of:=LN([.B166]/[.B167])" office:value-type="float" office:value="0.0294407126524255" calcext:value-type="float">
            <text:p>0.02944</text:p>
          </table:table-cell>
          <table:table-cell table:style-name="ce24" table:formula="of:=LN([.C166]/[.C167])" office:value-type="float" office:value="0.0356090766179398" calcext:value-type="float">
            <text:p>0.03561</text:p>
          </table:table-cell>
          <table:table-cell table:style-name="ce24" table:formula="of:=LN([.D166]/[.D167])" office:value-type="float" office:value="0.0444855821490432" calcext:value-type="float">
            <text:p>0.0444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3-11" calcext:value-type="date">
            <text:p>2021-03-11</text:p>
          </table:table-cell>
          <table:table-cell table:style-name="ce22" table:number-matrix-columns-spanned="1" table:number-matrix-rows-spanned="1" table:formula="of:=MMULT([$'Data-Input - Absolute Values'.B151:.M151];[.$G$3:.$G$14])" office:value-type="float" office:value="2595811.97836719" calcext:value-type="float">
            <text:p>2595812</text:p>
          </table:table-cell>
          <table:table-cell table:style-name="ce22" table:number-matrix-columns-spanned="1" table:number-matrix-rows-spanned="1" table:formula="of:=MMULT([$'Data-Input - Absolute Values'.B151:.M151];[.$I$3:.$I$14])" office:value-type="float" office:value="3399687.18576422" calcext:value-type="float">
            <text:p>3399687</text:p>
          </table:table-cell>
          <table:table-cell table:style-name="ce22" table:number-matrix-columns-spanned="1" table:number-matrix-rows-spanned="1" table:formula="of:=MMULT([$'Data-Input - Absolute Values'.B151:.M151];[.$K$3:.$K$14])" office:value-type="float" office:value="4854833.58520574" calcext:value-type="float">
            <text:p>4854834</text:p>
          </table:table-cell>
          <table:table-cell table:style-name="ce20"/>
          <table:table-cell table:style-name="ce24" table:formula="of:=LN([.B167]/[.B168])" office:value-type="float" office:value="0.0451035517231681" calcext:value-type="float">
            <text:p>0.04510</text:p>
          </table:table-cell>
          <table:table-cell table:style-name="ce24" table:formula="of:=LN([.C167]/[.C168])" office:value-type="float" office:value="0.0520464928114854" calcext:value-type="float">
            <text:p>0.05205</text:p>
          </table:table-cell>
          <table:table-cell table:style-name="ce24" table:formula="of:=LN([.D167]/[.D168])" office:value-type="float" office:value="0.0612892347109351" calcext:value-type="float">
            <text:p>0.0612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3-04" calcext:value-type="date">
            <text:p>2021-03-04</text:p>
          </table:table-cell>
          <table:table-cell table:style-name="ce22" table:number-matrix-columns-spanned="1" table:number-matrix-rows-spanned="1" table:formula="of:=MMULT([$'Data-Input - Absolute Values'.B152:.M152];[.$G$3:.$G$14])" office:value-type="float" office:value="2481332.75504462" calcext:value-type="float">
            <text:p>2481333</text:p>
          </table:table-cell>
          <table:table-cell table:style-name="ce22" table:number-matrix-columns-spanned="1" table:number-matrix-rows-spanned="1" table:formula="of:=MMULT([$'Data-Input - Absolute Values'.B152:.M152];[.$I$3:.$I$14])" office:value-type="float" office:value="3227271.13528527" calcext:value-type="float">
            <text:p>3227271</text:p>
          </table:table-cell>
          <table:table-cell table:style-name="ce22" table:number-matrix-columns-spanned="1" table:number-matrix-rows-spanned="1" table:formula="of:=MMULT([$'Data-Input - Absolute Values'.B152:.M152];[.$K$3:.$K$14])" office:value-type="float" office:value="4566219.36205352" calcext:value-type="float">
            <text:p>4566219</text:p>
          </table:table-cell>
          <table:table-cell table:style-name="ce20"/>
          <table:table-cell table:style-name="ce24" table:formula="of:=LN([.B168]/[.B169])" office:value-type="float" office:value="0.0278072884232803" calcext:value-type="float">
            <text:p>0.02781</text:p>
          </table:table-cell>
          <table:table-cell table:style-name="ce24" table:formula="of:=LN([.C168]/[.C169])" office:value-type="float" office:value="0.0323596838701344" calcext:value-type="float">
            <text:p>0.03236</text:p>
          </table:table-cell>
          <table:table-cell table:style-name="ce24" table:formula="of:=LN([.D168]/[.D169])" office:value-type="float" office:value="0.0377081055984954" calcext:value-type="float">
            <text:p>0.0377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2-25" calcext:value-type="date">
            <text:p>2021-02-25</text:p>
          </table:table-cell>
          <table:table-cell table:style-name="ce22" table:number-matrix-columns-spanned="1" table:number-matrix-rows-spanned="1" table:formula="of:=MMULT([$'Data-Input - Absolute Values'.B153:.M153];[.$G$3:.$G$14])" office:value-type="float" office:value="2413284.12814859" calcext:value-type="float">
            <text:p>2413284</text:p>
          </table:table-cell>
          <table:table-cell table:style-name="ce22" table:number-matrix-columns-spanned="1" table:number-matrix-rows-spanned="1" table:formula="of:=MMULT([$'Data-Input - Absolute Values'.B153:.M153];[.$I$3:.$I$14])" office:value-type="float" office:value="3124509.29894408" calcext:value-type="float">
            <text:p>3124509</text:p>
          </table:table-cell>
          <table:table-cell table:style-name="ce22" table:number-matrix-columns-spanned="1" table:number-matrix-rows-spanned="1" table:formula="of:=MMULT([$'Data-Input - Absolute Values'.B153:.M153];[.$K$3:.$K$14])" office:value-type="float" office:value="4397241.81375496" calcext:value-type="float">
            <text:p>4397242</text:p>
          </table:table-cell>
          <table:table-cell table:style-name="ce20"/>
          <table:table-cell table:style-name="ce24" table:formula="of:=LN([.B169]/[.B170])" office:value-type="float" office:value="-0.0075382529242036" calcext:value-type="float">
            <text:p>-0.00754</text:p>
          </table:table-cell>
          <table:table-cell table:style-name="ce24" table:formula="of:=LN([.C169]/[.C170])" office:value-type="float" office:value="-0.00738361732099812" calcext:value-type="float">
            <text:p>-0.00738</text:p>
          </table:table-cell>
          <table:table-cell table:style-name="ce24" table:formula="of:=LN([.D169]/[.D170])" office:value-type="float" office:value="-0.00610506523759705" calcext:value-type="float">
            <text:p>-0.0061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2-18" calcext:value-type="date">
            <text:p>2021-02-18</text:p>
          </table:table-cell>
          <table:table-cell table:style-name="ce22" table:number-matrix-columns-spanned="1" table:number-matrix-rows-spanned="1" table:formula="of:=MMULT([$'Data-Input - Absolute Values'.B154:.M154];[.$G$3:.$G$14])" office:value-type="float" office:value="2431544.81464897" calcext:value-type="float">
            <text:p>2431545</text:p>
          </table:table-cell>
          <table:table-cell table:style-name="ce22" table:number-matrix-columns-spanned="1" table:number-matrix-rows-spanned="1" table:formula="of:=MMULT([$'Data-Input - Absolute Values'.B154:.M154];[.$I$3:.$I$14])" office:value-type="float" office:value="3147664.86062744" calcext:value-type="float">
            <text:p>3147665</text:p>
          </table:table-cell>
          <table:table-cell table:style-name="ce22" table:number-matrix-columns-spanned="1" table:number-matrix-rows-spanned="1" table:formula="of:=MMULT([$'Data-Input - Absolute Values'.B154:.M154];[.$K$3:.$K$14])" office:value-type="float" office:value="4424169.37551749" calcext:value-type="float">
            <text:p>4424169</text:p>
          </table:table-cell>
          <table:table-cell table:style-name="ce20"/>
          <table:table-cell table:style-name="ce24" table:formula="of:=LN([.B170]/[.B171])" office:value-type="float" office:value="0.020409670587814" calcext:value-type="float">
            <text:p>0.02041</text:p>
          </table:table-cell>
          <table:table-cell table:style-name="ce24" table:formula="of:=LN([.C170]/[.C171])" office:value-type="float" office:value="0.0268625315352389" calcext:value-type="float">
            <text:p>0.02686</text:p>
          </table:table-cell>
          <table:table-cell table:style-name="ce24" table:formula="of:=LN([.D170]/[.D171])" office:value-type="float" office:value="0.0353097779134417" calcext:value-type="float">
            <text:p>0.0353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2-11" calcext:value-type="date">
            <text:p>2021-02-11</text:p>
          </table:table-cell>
          <table:table-cell table:style-name="ce22" table:number-matrix-columns-spanned="1" table:number-matrix-rows-spanned="1" table:formula="of:=MMULT([$'Data-Input - Absolute Values'.B155:.M155];[.$G$3:.$G$14])" office:value-type="float" office:value="2382420.79372972" calcext:value-type="float">
            <text:p>2382421</text:p>
          </table:table-cell>
          <table:table-cell table:style-name="ce22" table:number-matrix-columns-spanned="1" table:number-matrix-rows-spanned="1" table:formula="of:=MMULT([$'Data-Input - Absolute Values'.B155:.M155];[.$I$3:.$I$14])" office:value-type="float" office:value="3064236.18353467" calcext:value-type="float">
            <text:p>3064236</text:p>
          </table:table-cell>
          <table:table-cell table:style-name="ce22" table:number-matrix-columns-spanned="1" table:number-matrix-rows-spanned="1" table:formula="of:=MMULT([$'Data-Input - Absolute Values'.B155:.M155];[.$K$3:.$K$14])" office:value-type="float" office:value="4270678.74455672" calcext:value-type="float">
            <text:p>4270679</text:p>
          </table:table-cell>
          <table:table-cell table:style-name="ce20"/>
          <table:table-cell table:style-name="ce24" table:formula="of:=LN([.B171]/[.B172])" office:value-type="float" office:value="0.196023139381878" calcext:value-type="float">
            <text:p>0.19602</text:p>
          </table:table-cell>
          <table:table-cell table:style-name="ce24" table:formula="of:=LN([.C171]/[.C172])" office:value-type="float" office:value="0.25841470279488" calcext:value-type="float">
            <text:p>0.25841</text:p>
          </table:table-cell>
          <table:table-cell table:style-name="ce24" table:formula="of:=LN([.D171]/[.D172])" office:value-type="float" office:value="0.318666495539291" calcext:value-type="float">
            <text:p>0.3186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2-04" calcext:value-type="date">
            <text:p>2021-02-04</text:p>
          </table:table-cell>
          <table:table-cell table:style-name="ce22" table:number-matrix-columns-spanned="1" table:number-matrix-rows-spanned="1" table:formula="of:=MMULT([$'Data-Input - Absolute Values'.B156:.M156];[.$G$3:.$G$14])" office:value-type="float" office:value="1958333.72544135" calcext:value-type="float">
            <text:p>1958334</text:p>
          </table:table-cell>
          <table:table-cell table:style-name="ce22" table:number-matrix-columns-spanned="1" table:number-matrix-rows-spanned="1" table:formula="of:=MMULT([$'Data-Input - Absolute Values'.B156:.M156];[.$I$3:.$I$14])" office:value-type="float" office:value="2366432.69567983" calcext:value-type="float">
            <text:p>2366433</text:p>
          </table:table-cell>
          <table:table-cell table:style-name="ce22" table:number-matrix-columns-spanned="1" table:number-matrix-rows-spanned="1" table:formula="of:=MMULT([$'Data-Input - Absolute Values'.B156:.M156];[.$K$3:.$K$14])" office:value-type="float" office:value="3105287.4128906" calcext:value-type="float">
            <text:p>3105287</text:p>
          </table:table-cell>
          <table:table-cell table:style-name="ce20"/>
          <table:table-cell table:style-name="ce24" table:formula="of:=LN([.B172]/[.B173])" office:value-type="float" office:value="0.0827631503821326" calcext:value-type="float">
            <text:p>0.08276</text:p>
          </table:table-cell>
          <table:table-cell table:style-name="ce24" table:formula="of:=LN([.C172]/[.C173])" office:value-type="float" office:value="0.106491636069146" calcext:value-type="float">
            <text:p>0.10649</text:p>
          </table:table-cell>
          <table:table-cell table:style-name="ce24" table:formula="of:=LN([.D172]/[.D173])" office:value-type="float" office:value="0.141492261133435" calcext:value-type="float">
            <text:p>0.1414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1-28" calcext:value-type="date">
            <text:p>2021-01-28</text:p>
          </table:table-cell>
          <table:table-cell table:style-name="ce22" table:number-matrix-columns-spanned="1" table:number-matrix-rows-spanned="1" table:formula="of:=MMULT([$'Data-Input - Absolute Values'.B157:.M157];[.$G$3:.$G$14])" office:value-type="float" office:value="1802781.6284276" calcext:value-type="float">
            <text:p>1802782</text:p>
          </table:table-cell>
          <table:table-cell table:style-name="ce22" table:number-matrix-columns-spanned="1" table:number-matrix-rows-spanned="1" table:formula="of:=MMULT([$'Data-Input - Absolute Values'.B157:.M157];[.$I$3:.$I$14])" office:value-type="float" office:value="2127381.73976844" calcext:value-type="float">
            <text:p>2127382</text:p>
          </table:table-cell>
          <table:table-cell table:style-name="ce22" table:number-matrix-columns-spanned="1" table:number-matrix-rows-spanned="1" table:formula="of:=MMULT([$'Data-Input - Absolute Values'.B157:.M157];[.$K$3:.$K$14])" office:value-type="float" office:value="2695581.67110445" calcext:value-type="float">
            <text:p>2695582</text:p>
          </table:table-cell>
          <table:table-cell table:style-name="ce20"/>
          <table:table-cell table:style-name="ce24" table:formula="of:=LN([.B173]/[.B174])" office:value-type="float" office:value="0.0431073241907302" calcext:value-type="float">
            <text:p>0.04311</text:p>
          </table:table-cell>
          <table:table-cell table:style-name="ce24" table:formula="of:=LN([.C173]/[.C174])" office:value-type="float" office:value="0.0616757306000582" calcext:value-type="float">
            <text:p>0.06168</text:p>
          </table:table-cell>
          <table:table-cell table:style-name="ce24" table:formula="of:=LN([.D173]/[.D174])" office:value-type="float" office:value="0.0809603329324163" calcext:value-type="float">
            <text:p>0.0809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1-21" calcext:value-type="date">
            <text:p>2021-01-21</text:p>
          </table:table-cell>
          <table:table-cell table:style-name="ce22" table:number-matrix-columns-spanned="1" table:number-matrix-rows-spanned="1" table:formula="of:=MMULT([$'Data-Input - Absolute Values'.B158:.M158];[.$G$3:.$G$14])" office:value-type="float" office:value="1726719.72693213" calcext:value-type="float">
            <text:p>1726720</text:p>
          </table:table-cell>
          <table:table-cell table:style-name="ce22" table:number-matrix-columns-spanned="1" table:number-matrix-rows-spanned="1" table:formula="of:=MMULT([$'Data-Input - Absolute Values'.B158:.M158];[.$I$3:.$I$14])" office:value-type="float" office:value="2000138.16933764" calcext:value-type="float">
            <text:p>2000138</text:p>
          </table:table-cell>
          <table:table-cell table:style-name="ce22" table:number-matrix-columns-spanned="1" table:number-matrix-rows-spanned="1" table:formula="of:=MMULT([$'Data-Input - Absolute Values'.B158:.M158];[.$K$3:.$K$14])" office:value-type="float" office:value="2485947.02013893" calcext:value-type="float">
            <text:p>2485947</text:p>
          </table:table-cell>
          <table:table-cell table:style-name="ce20"/>
          <table:table-cell table:style-name="ce24" table:formula="of:=LN([.B174]/[.B175])" office:value-type="float" office:value="-0.0343072001235656" calcext:value-type="float">
            <text:p>-0.03431</text:p>
          </table:table-cell>
          <table:table-cell table:style-name="ce24" table:formula="of:=LN([.C174]/[.C175])" office:value-type="float" office:value="-0.0481865155787125" calcext:value-type="float">
            <text:p>-0.04819</text:p>
          </table:table-cell>
          <table:table-cell table:style-name="ce24" table:formula="of:=LN([.D174]/[.D175])" office:value-type="float" office:value="-0.0618010079069598" calcext:value-type="float">
            <text:p>-0.06180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1-14" calcext:value-type="date">
            <text:p>2021-01-14</text:p>
          </table:table-cell>
          <table:table-cell table:style-name="ce22" table:number-matrix-columns-spanned="1" table:number-matrix-rows-spanned="1" table:formula="of:=MMULT([$'Data-Input - Absolute Values'.B159:.M159];[.$G$3:.$G$14])" office:value-type="float" office:value="1786986.52778787" calcext:value-type="float">
            <text:p>1786987</text:p>
          </table:table-cell>
          <table:table-cell table:style-name="ce22" table:number-matrix-columns-spanned="1" table:number-matrix-rows-spanned="1" table:formula="of:=MMULT([$'Data-Input - Absolute Values'.B159:.M159];[.$I$3:.$I$14])" office:value-type="float" office:value="2098877.71074866" calcext:value-type="float">
            <text:p>2098878</text:p>
          </table:table-cell>
          <table:table-cell table:style-name="ce22" table:number-matrix-columns-spanned="1" table:number-matrix-rows-spanned="1" table:formula="of:=MMULT([$'Data-Input - Absolute Values'.B159:.M159];[.$K$3:.$K$14])" office:value-type="float" office:value="2644427.74784395" calcext:value-type="float">
            <text:p>2644428</text:p>
          </table:table-cell>
          <table:table-cell table:style-name="ce20"/>
          <table:table-cell table:style-name="ce24" table:formula="of:=LN([.B175]/[.B176])" office:value-type="float" office:value="0.0040286075234364" calcext:value-type="float">
            <text:p>0.00403</text:p>
          </table:table-cell>
          <table:table-cell table:style-name="ce24" table:formula="of:=LN([.C175]/[.C176])" office:value-type="float" office:value="0.00463366389754932" calcext:value-type="float">
            <text:p>0.00463</text:p>
          </table:table-cell>
          <table:table-cell table:style-name="ce24" table:formula="of:=LN([.D175]/[.D176])" office:value-type="float" office:value="0.00597011677002485" calcext:value-type="float">
            <text:p>0.0059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1-01-07" calcext:value-type="date">
            <text:p>2021-01-07</text:p>
          </table:table-cell>
          <table:table-cell table:style-name="ce22" table:number-matrix-columns-spanned="1" table:number-matrix-rows-spanned="1" table:formula="of:=MMULT([$'Data-Input - Absolute Values'.B160:.M160];[.$G$3:.$G$14])" office:value-type="float" office:value="1779801.94207273" calcext:value-type="float">
            <text:p>1779802</text:p>
          </table:table-cell>
          <table:table-cell table:style-name="ce22" table:number-matrix-columns-spanned="1" table:number-matrix-rows-spanned="1" table:formula="of:=MMULT([$'Data-Input - Absolute Values'.B160:.M160];[.$I$3:.$I$14])" office:value-type="float" office:value="2089174.71444777" calcext:value-type="float">
            <text:p>2089175</text:p>
          </table:table-cell>
          <table:table-cell table:style-name="ce22" table:number-matrix-columns-spanned="1" table:number-matrix-rows-spanned="1" table:formula="of:=MMULT([$'Data-Input - Absolute Values'.B160:.M160];[.$K$3:.$K$14])" office:value-type="float" office:value="2628687.23849115" calcext:value-type="float">
            <text:p>2628687</text:p>
          </table:table-cell>
          <table:table-cell table:style-name="ce20"/>
          <table:table-cell table:style-name="ce24" table:formula="of:=LN([.B176]/[.B177])" office:value-type="float" office:value="0.132726672525521" calcext:value-type="float">
            <text:p>0.13273</text:p>
          </table:table-cell>
          <table:table-cell table:style-name="ce24" table:formula="of:=LN([.C176]/[.C177])" office:value-type="float" office:value="0.190924536624164" calcext:value-type="float">
            <text:p>0.19092</text:p>
          </table:table-cell>
          <table:table-cell table:style-name="ce24" table:formula="of:=LN([.D176]/[.D177])" office:value-type="float" office:value="0.265117193853791" calcext:value-type="float">
            <text:p>0.2651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12-29" calcext:value-type="date">
            <text:p>2020-12-29</text:p>
          </table:table-cell>
          <table:table-cell table:style-name="ce22" table:number-matrix-columns-spanned="1" table:number-matrix-rows-spanned="1" table:formula="of:=MMULT([$'Data-Input - Absolute Values'.B161:.M161];[.$G$3:.$G$14])" office:value-type="float" office:value="1558580.41578706" calcext:value-type="float">
            <text:p>1558580</text:p>
          </table:table-cell>
          <table:table-cell table:style-name="ce22" table:number-matrix-columns-spanned="1" table:number-matrix-rows-spanned="1" table:formula="of:=MMULT([$'Data-Input - Absolute Values'.B161:.M161];[.$I$3:.$I$14])" office:value-type="float" office:value="1726065.56376652" calcext:value-type="float">
            <text:p>1726066</text:p>
          </table:table-cell>
          <table:table-cell table:style-name="ce22" table:number-matrix-columns-spanned="1" table:number-matrix-rows-spanned="1" table:formula="of:=MMULT([$'Data-Input - Absolute Values'.B161:.M161];[.$K$3:.$K$14])" office:value-type="float" office:value="2016508.15378596" calcext:value-type="float">
            <text:p>2016508</text:p>
          </table:table-cell>
          <table:table-cell table:style-name="ce20"/>
          <table:table-cell table:style-name="ce24" table:formula="of:=LN([.B177]/[.B178])" office:value-type="float" office:value="0.0440952220238873" calcext:value-type="float">
            <text:p>0.04410</text:p>
          </table:table-cell>
          <table:table-cell table:style-name="ce24" table:formula="of:=LN([.C177]/[.C178])" office:value-type="float" office:value="0.0587934627619823" calcext:value-type="float">
            <text:p>0.05879</text:p>
          </table:table-cell>
          <table:table-cell table:style-name="ce24" table:formula="of:=LN([.D177]/[.D178])" office:value-type="float" office:value="0.0847791251053217" calcext:value-type="float">
            <text:p>0.0847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12-18" calcext:value-type="date">
            <text:p>2020-12-18</text:p>
          </table:table-cell>
          <table:table-cell table:style-name="ce22" table:number-matrix-columns-spanned="1" table:number-matrix-rows-spanned="1" table:formula="of:=MMULT([$'Data-Input - Absolute Values'.B162:.M162];[.$G$3:.$G$14])" office:value-type="float" office:value="1491347.68102149" calcext:value-type="float">
            <text:p>1491348</text:p>
          </table:table-cell>
          <table:table-cell table:style-name="ce22" table:number-matrix-columns-spanned="1" table:number-matrix-rows-spanned="1" table:formula="of:=MMULT([$'Data-Input - Absolute Values'.B162:.M162];[.$I$3:.$I$14])" office:value-type="float" office:value="1627509.79763964" calcext:value-type="float">
            <text:p>1627510</text:p>
          </table:table-cell>
          <table:table-cell table:style-name="ce22" table:number-matrix-columns-spanned="1" table:number-matrix-rows-spanned="1" table:formula="of:=MMULT([$'Data-Input - Absolute Values'.B162:.M162];[.$K$3:.$K$14])" office:value-type="float" office:value="1852596.65775297" calcext:value-type="float">
            <text:p>1852597</text:p>
          </table:table-cell>
          <table:table-cell table:style-name="ce20"/>
          <table:table-cell table:style-name="ce24" table:formula="of:=LN([.B178]/[.B179])" office:value-type="float" office:value="0.0443730370683556" calcext:value-type="float">
            <text:p>0.04437</text:p>
          </table:table-cell>
          <table:table-cell table:style-name="ce24" table:formula="of:=LN([.C178]/[.C179])" office:value-type="float" office:value="0.0678765939846642" calcext:value-type="float">
            <text:p>0.06788</text:p>
          </table:table-cell>
          <table:table-cell table:style-name="ce24" table:formula="of:=LN([.D178]/[.D179])" office:value-type="float" office:value="0.105758368562658" calcext:value-type="float">
            <text:p>0.1057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12-11" calcext:value-type="date">
            <text:p>2020-12-11</text:p>
          </table:table-cell>
          <table:table-cell table:style-name="ce22" table:number-matrix-columns-spanned="1" table:number-matrix-rows-spanned="1" table:formula="of:=MMULT([$'Data-Input - Absolute Values'.B163:.M163];[.$G$3:.$G$14])" office:value-type="float" office:value="1426618.7843587" calcext:value-type="float">
            <text:p>1426619</text:p>
          </table:table-cell>
          <table:table-cell table:style-name="ce22" table:number-matrix-columns-spanned="1" table:number-matrix-rows-spanned="1" table:formula="of:=MMULT([$'Data-Input - Absolute Values'.B163:.M163];[.$I$3:.$I$14])" office:value-type="float" office:value="1520705.72694966" calcext:value-type="float">
            <text:p>1520706</text:p>
          </table:table-cell>
          <table:table-cell table:style-name="ce22" table:number-matrix-columns-spanned="1" table:number-matrix-rows-spanned="1" table:formula="of:=MMULT([$'Data-Input - Absolute Values'.B163:.M163];[.$K$3:.$K$14])" office:value-type="float" office:value="1666673.76905341" calcext:value-type="float">
            <text:p>1666674</text:p>
          </table:table-cell>
          <table:table-cell table:style-name="ce20"/>
          <table:table-cell table:style-name="ce24" table:formula="of:=LN([.B179]/[.B180])" office:value-type="float" office:value="-0.00368404674728921" calcext:value-type="float">
            <text:p>-0.00368</text:p>
          </table:table-cell>
          <table:table-cell table:style-name="ce24" table:formula="of:=LN([.C179]/[.C180])" office:value-type="float" office:value="-0.0106202432383781" calcext:value-type="float">
            <text:p>-0.01062</text:p>
          </table:table-cell>
          <table:table-cell table:style-name="ce24" table:formula="of:=LN([.D179]/[.D180])" office:value-type="float" office:value="-0.0219216482169294" calcext:value-type="float">
            <text:p>-0.0219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12-04" calcext:value-type="date">
            <text:p>2020-12-04</text:p>
          </table:table-cell>
          <table:table-cell table:style-name="ce22" table:number-matrix-columns-spanned="1" table:number-matrix-rows-spanned="1" table:formula="of:=MMULT([$'Data-Input - Absolute Values'.B164:.M164];[.$G$3:.$G$14])" office:value-type="float" office:value="1431884.20772847" calcext:value-type="float">
            <text:p>1431884</text:p>
          </table:table-cell>
          <table:table-cell table:style-name="ce22" table:number-matrix-columns-spanned="1" table:number-matrix-rows-spanned="1" table:formula="of:=MMULT([$'Data-Input - Absolute Values'.B164:.M164];[.$I$3:.$I$14])" office:value-type="float" office:value="1536942.05593835" calcext:value-type="float">
            <text:p>1536942</text:p>
          </table:table-cell>
          <table:table-cell table:style-name="ce22" table:number-matrix-columns-spanned="1" table:number-matrix-rows-spanned="1" table:formula="of:=MMULT([$'Data-Input - Absolute Values'.B164:.M164];[.$K$3:.$K$14])" office:value-type="float" office:value="1703613.41477668" calcext:value-type="float">
            <text:p>1703613</text:p>
          </table:table-cell>
          <table:table-cell table:style-name="ce20"/>
          <table:table-cell table:style-name="ce24" table:formula="of:=LN([.B180]/[.B181])" office:value-type="float" office:value="0.0079314607314707" calcext:value-type="float">
            <text:p>0.00793</text:p>
          </table:table-cell>
          <table:table-cell table:style-name="ce24" table:formula="of:=LN([.C180]/[.C181])" office:value-type="float" office:value="0.0188343298601903" calcext:value-type="float">
            <text:p>0.01883</text:p>
          </table:table-cell>
          <table:table-cell table:style-name="ce24" table:formula="of:=LN([.D180]/[.D181])" office:value-type="float" office:value="0.0310633683889015" calcext:value-type="float">
            <text:p>0.0310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11-27" calcext:value-type="date">
            <text:p>2020-11-27</text:p>
          </table:table-cell>
          <table:table-cell table:style-name="ce22" table:number-matrix-columns-spanned="1" table:number-matrix-rows-spanned="1" table:formula="of:=MMULT([$'Data-Input - Absolute Values'.B165:.M165];[.$G$3:.$G$14])" office:value-type="float" office:value="1420572.19406031" calcext:value-type="float">
            <text:p>1420572</text:p>
          </table:table-cell>
          <table:table-cell table:style-name="ce22" table:number-matrix-columns-spanned="1" table:number-matrix-rows-spanned="1" table:formula="of:=MMULT([$'Data-Input - Absolute Values'.B165:.M165];[.$I$3:.$I$14])" office:value-type="float" office:value="1508265.6801386" calcext:value-type="float">
            <text:p>1508266</text:p>
          </table:table-cell>
          <table:table-cell table:style-name="ce22" table:number-matrix-columns-spanned="1" table:number-matrix-rows-spanned="1" table:formula="of:=MMULT([$'Data-Input - Absolute Values'.B165:.M165];[.$K$3:.$K$14])" office:value-type="float" office:value="1651506.93494097" calcext:value-type="float">
            <text:p>1651507</text:p>
          </table:table-cell>
          <table:table-cell table:style-name="ce20"/>
          <table:table-cell table:style-name="ce24" table:formula="of:=LN([.B181]/[.B182])" office:value-type="float" office:value="0.00979836951231848" calcext:value-type="float">
            <text:p>0.00980</text:p>
          </table:table-cell>
          <table:table-cell table:style-name="ce24" table:formula="of:=LN([.C181]/[.C182])" office:value-type="float" office:value="0.00786842675329448" calcext:value-type="float">
            <text:p>0.00787</text:p>
          </table:table-cell>
          <table:table-cell table:style-name="ce24" table:formula="of:=LN([.D181]/[.D182])" office:value-type="float" office:value="0.0112651920269613" calcext:value-type="float">
            <text:p>0.0112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11-20" calcext:value-type="date">
            <text:p>2020-11-20</text:p>
          </table:table-cell>
          <table:table-cell table:style-name="ce22" table:number-matrix-columns-spanned="1" table:number-matrix-rows-spanned="1" table:formula="of:=MMULT([$'Data-Input - Absolute Values'.B166:.M166];[.$G$3:.$G$14])" office:value-type="float" office:value="1406720.87378082" calcext:value-type="float">
            <text:p>1406721</text:p>
          </table:table-cell>
          <table:table-cell table:style-name="ce22" table:number-matrix-columns-spanned="1" table:number-matrix-rows-spanned="1" table:formula="of:=MMULT([$'Data-Input - Absolute Values'.B166:.M166];[.$I$3:.$I$14])" office:value-type="float" office:value="1496444.56986919" calcext:value-type="float">
            <text:p>1496445</text:p>
          </table:table-cell>
          <table:table-cell table:style-name="ce22" table:number-matrix-columns-spanned="1" table:number-matrix-rows-spanned="1" table:formula="of:=MMULT([$'Data-Input - Absolute Values'.B166:.M166];[.$K$3:.$K$14])" office:value-type="float" office:value="1633006.79166389" calcext:value-type="float">
            <text:p>1633007</text:p>
          </table:table-cell>
          <table:table-cell table:style-name="ce20"/>
          <table:table-cell table:style-name="ce24" table:formula="of:=LN([.B182]/[.B183])" office:value-type="float" office:value="0.0248231698822478" calcext:value-type="float">
            <text:p>0.02482</text:p>
          </table:table-cell>
          <table:table-cell table:style-name="ce24" table:formula="of:=LN([.C182]/[.C183])" office:value-type="float" office:value="0.0373224244761943" calcext:value-type="float">
            <text:p>0.03732</text:p>
          </table:table-cell>
          <table:table-cell table:style-name="ce24" table:formula="of:=LN([.D182]/[.D183])" office:value-type="float" office:value="0.0541466530555629" calcext:value-type="float">
            <text:p>0.0541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11-13" calcext:value-type="date">
            <text:p>2020-11-13</text:p>
          </table:table-cell>
          <table:table-cell table:style-name="ce22" table:number-matrix-columns-spanned="1" table:number-matrix-rows-spanned="1" table:formula="of:=MMULT([$'Data-Input - Absolute Values'.B167:.M167];[.$G$3:.$G$14])" office:value-type="float" office:value="1372231.44205026" calcext:value-type="float">
            <text:p>1372231</text:p>
          </table:table-cell>
          <table:table-cell table:style-name="ce22" table:number-matrix-columns-spanned="1" table:number-matrix-rows-spanned="1" table:formula="of:=MMULT([$'Data-Input - Absolute Values'.B167:.M167];[.$I$3:.$I$14])" office:value-type="float" office:value="1441623.03036334" calcext:value-type="float">
            <text:p>1441623</text:p>
          </table:table-cell>
          <table:table-cell table:style-name="ce22" table:number-matrix-columns-spanned="1" table:number-matrix-rows-spanned="1" table:formula="of:=MMULT([$'Data-Input - Absolute Values'.B167:.M167];[.$K$3:.$K$14])" office:value-type="float" office:value="1546936.18500369" calcext:value-type="float">
            <text:p>1546936</text:p>
          </table:table-cell>
          <table:table-cell table:style-name="ce20"/>
          <table:table-cell table:style-name="ce24" table:formula="of:=LN([.B183]/[.B184])" office:value-type="float" office:value="0.0200124554184" calcext:value-type="float">
            <text:p>0.02001</text:p>
          </table:table-cell>
          <table:table-cell table:style-name="ce24" table:formula="of:=LN([.C183]/[.C184])" office:value-type="float" office:value="0.0140094838653637" calcext:value-type="float">
            <text:p>0.01401</text:p>
          </table:table-cell>
          <table:table-cell table:style-name="ce24" table:formula="of:=LN([.D183]/[.D184])" office:value-type="float" office:value="0.0232459113904588" calcext:value-type="float">
            <text:p>0.0232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11-06" calcext:value-type="date">
            <text:p>2020-11-06</text:p>
          </table:table-cell>
          <table:table-cell table:style-name="ce22" table:number-matrix-columns-spanned="1" table:number-matrix-rows-spanned="1" table:formula="of:=MMULT([$'Data-Input - Absolute Values'.B168:.M168];[.$G$3:.$G$14])" office:value-type="float" office:value="1345042.68579373" calcext:value-type="float">
            <text:p>1345043</text:p>
          </table:table-cell>
          <table:table-cell table:style-name="ce22" table:number-matrix-columns-spanned="1" table:number-matrix-rows-spanned="1" table:formula="of:=MMULT([$'Data-Input - Absolute Values'.B168:.M168];[.$I$3:.$I$14])" office:value-type="float" office:value="1421567.44797586" calcext:value-type="float">
            <text:p>1421567</text:p>
          </table:table-cell>
          <table:table-cell table:style-name="ce22" table:number-matrix-columns-spanned="1" table:number-matrix-rows-spanned="1" table:formula="of:=MMULT([$'Data-Input - Absolute Values'.B168:.M168];[.$K$3:.$K$14])" office:value-type="float" office:value="1511390.98443448" calcext:value-type="float">
            <text:p>1511391</text:p>
          </table:table-cell>
          <table:table-cell table:style-name="ce20"/>
          <table:table-cell table:style-name="ce24" table:formula="of:=LN([.B184]/[.B185])" office:value-type="float" office:value="0.0503131539484788" calcext:value-type="float">
            <text:p>0.05031</text:p>
          </table:table-cell>
          <table:table-cell table:style-name="ce24" table:formula="of:=LN([.C184]/[.C185])" office:value-type="float" office:value="0.052268849789645" calcext:value-type="float">
            <text:p>0.05227</text:p>
          </table:table-cell>
          <table:table-cell table:style-name="ce24" table:formula="of:=LN([.D184]/[.D185])" office:value-type="float" office:value="0.0808628478550596" calcext:value-type="float">
            <text:p>0.0808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10-30" calcext:value-type="date">
            <text:p>2020-10-30</text:p>
          </table:table-cell>
          <table:table-cell table:style-name="ce22" table:number-matrix-columns-spanned="1" table:number-matrix-rows-spanned="1" table:formula="of:=MMULT([$'Data-Input - Absolute Values'.B169:.M169];[.$G$3:.$G$14])" office:value-type="float" office:value="1279043.57966771" calcext:value-type="float">
            <text:p>1279044</text:p>
          </table:table-cell>
          <table:table-cell table:style-name="ce22" table:number-matrix-columns-spanned="1" table:number-matrix-rows-spanned="1" table:formula="of:=MMULT([$'Data-Input - Absolute Values'.B169:.M169];[.$I$3:.$I$14])" office:value-type="float" office:value="1349172.24109085" calcext:value-type="float">
            <text:p>1349172</text:p>
          </table:table-cell>
          <table:table-cell table:style-name="ce22" table:number-matrix-columns-spanned="1" table:number-matrix-rows-spanned="1" table:formula="of:=MMULT([$'Data-Input - Absolute Values'.B169:.M169];[.$K$3:.$K$14])" office:value-type="float" office:value="1393986.40626703" calcext:value-type="float">
            <text:p>1393986</text:p>
          </table:table-cell>
          <table:table-cell table:style-name="ce20"/>
          <table:table-cell table:style-name="ce24" table:formula="of:=LN([.B185]/[.B186])" office:value-type="float" office:value="-0.0201940398748616" calcext:value-type="float">
            <text:p>-0.02019</text:p>
          </table:table-cell>
          <table:table-cell table:style-name="ce24" table:formula="of:=LN([.C185]/[.C186])" office:value-type="float" office:value="-0.0174931158046144" calcext:value-type="float">
            <text:p>-0.01749</text:p>
          </table:table-cell>
          <table:table-cell table:style-name="ce24" table:formula="of:=LN([.D185]/[.D186])" office:value-type="float" office:value="-0.0304370188957118" calcext:value-type="float">
            <text:p>-0.0304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10-23" calcext:value-type="date">
            <text:p>2020-10-23</text:p>
          </table:table-cell>
          <table:table-cell table:style-name="ce22" table:number-matrix-columns-spanned="1" table:number-matrix-rows-spanned="1" table:formula="of:=MMULT([$'Data-Input - Absolute Values'.B170:.M170];[.$G$3:.$G$14])" office:value-type="float" office:value="1305135.1976315" calcext:value-type="float">
            <text:p>1305135</text:p>
          </table:table-cell>
          <table:table-cell table:style-name="ce22" table:number-matrix-columns-spanned="1" table:number-matrix-rows-spanned="1" table:formula="of:=MMULT([$'Data-Input - Absolute Values'.B170:.M170];[.$I$3:.$I$14])" office:value-type="float" office:value="1372981.10581754" calcext:value-type="float">
            <text:p>1372981</text:p>
          </table:table-cell>
          <table:table-cell table:style-name="ce22" table:number-matrix-columns-spanned="1" table:number-matrix-rows-spanned="1" table:formula="of:=MMULT([$'Data-Input - Absolute Values'.B170:.M170];[.$K$3:.$K$14])" office:value-type="float" office:value="1437067.50105025" calcext:value-type="float">
            <text:p>1437068</text:p>
          </table:table-cell>
          <table:table-cell table:style-name="ce20"/>
          <table:table-cell table:style-name="ce24" table:formula="of:=LN([.B186]/[.B187])" office:value-type="float" office:value="0.00565228296006314" calcext:value-type="float">
            <text:p>0.00565</text:p>
          </table:table-cell>
          <table:table-cell table:style-name="ce24" table:formula="of:=LN([.C186]/[.C187])" office:value-type="float" office:value="0.0151283400175457" calcext:value-type="float">
            <text:p>0.01513</text:p>
          </table:table-cell>
          <table:table-cell table:style-name="ce24" table:formula="of:=LN([.D186]/[.D187])" office:value-type="float" office:value="0.0289439475201103" calcext:value-type="float">
            <text:p>0.0289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10-16" calcext:value-type="date">
            <text:p>2020-10-16</text:p>
          </table:table-cell>
          <table:table-cell table:style-name="ce22" table:number-matrix-columns-spanned="1" table:number-matrix-rows-spanned="1" table:formula="of:=MMULT([$'Data-Input - Absolute Values'.B171:.M171];[.$G$3:.$G$14])" office:value-type="float" office:value="1297779.01339554" calcext:value-type="float">
            <text:p>1297779</text:p>
          </table:table-cell>
          <table:table-cell table:style-name="ce22" table:number-matrix-columns-spanned="1" table:number-matrix-rows-spanned="1" table:formula="of:=MMULT([$'Data-Input - Absolute Values'.B171:.M171];[.$I$3:.$I$14])" office:value-type="float" office:value="1352366.50631112" calcext:value-type="float">
            <text:p>1352367</text:p>
          </table:table-cell>
          <table:table-cell table:style-name="ce22" table:number-matrix-columns-spanned="1" table:number-matrix-rows-spanned="1" table:formula="of:=MMULT([$'Data-Input - Absolute Values'.B171:.M171];[.$K$3:.$K$14])" office:value-type="float" office:value="1396069.28202235" calcext:value-type="float">
            <text:p>1396069</text:p>
          </table:table-cell>
          <table:table-cell table:style-name="ce20"/>
          <table:table-cell table:style-name="ce24" table:formula="of:=LN([.B187]/[.B188])" office:value-type="float" office:value="0.00878709334615348" calcext:value-type="float">
            <text:p>0.00879</text:p>
          </table:table-cell>
          <table:table-cell table:style-name="ce24" table:formula="of:=LN([.C187]/[.C188])" office:value-type="float" office:value="0.011747692395096" calcext:value-type="float">
            <text:p>0.01175</text:p>
          </table:table-cell>
          <table:table-cell table:style-name="ce24" table:formula="of:=LN([.D187]/[.D188])" office:value-type="float" office:value="0.0120190757488064" calcext:value-type="float">
            <text:p>0.0120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10-09" calcext:value-type="date">
            <text:p>2020-10-09</text:p>
          </table:table-cell>
          <table:table-cell table:style-name="ce22" table:number-matrix-columns-spanned="1" table:number-matrix-rows-spanned="1" table:formula="of:=MMULT([$'Data-Input - Absolute Values'.B172:.M172];[.$G$3:.$G$14])" office:value-type="float" office:value="1286425.2643432" calcext:value-type="float">
            <text:p>1286425</text:p>
          </table:table-cell>
          <table:table-cell table:style-name="ce22" table:number-matrix-columns-spanned="1" table:number-matrix-rows-spanned="1" table:formula="of:=MMULT([$'Data-Input - Absolute Values'.B172:.M172];[.$I$3:.$I$14])" office:value-type="float" office:value="1336572.27511852" calcext:value-type="float">
            <text:p>1336572</text:p>
          </table:table-cell>
          <table:table-cell table:style-name="ce22" table:number-matrix-columns-spanned="1" table:number-matrix-rows-spanned="1" table:formula="of:=MMULT([$'Data-Input - Absolute Values'.B172:.M172];[.$K$3:.$K$14])" office:value-type="float" office:value="1379390.2536088" calcext:value-type="float">
            <text:p>1379390</text:p>
          </table:table-cell>
          <table:table-cell table:style-name="ce20"/>
          <table:table-cell table:style-name="ce24" table:formula="of:=LN([.B188]/[.B189])" office:value-type="float" office:value="0.0181736614893528" calcext:value-type="float">
            <text:p>0.01817</text:p>
          </table:table-cell>
          <table:table-cell table:style-name="ce24" table:formula="of:=LN([.C188]/[.C189])" office:value-type="float" office:value="0.0194826199214881" calcext:value-type="float">
            <text:p>0.01948</text:p>
          </table:table-cell>
          <table:table-cell table:style-name="ce24" table:formula="of:=LN([.D188]/[.D189])" office:value-type="float" office:value="0.0305423041732477" calcext:value-type="float">
            <text:p>0.0305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10-02" calcext:value-type="date">
            <text:p>2020-10-02</text:p>
          </table:table-cell>
          <table:table-cell table:style-name="ce22" table:number-matrix-columns-spanned="1" table:number-matrix-rows-spanned="1" table:formula="of:=MMULT([$'Data-Input - Absolute Values'.B173:.M173];[.$G$3:.$G$14])" office:value-type="float" office:value="1263257.36747329" calcext:value-type="float">
            <text:p>1263257</text:p>
          </table:table-cell>
          <table:table-cell table:style-name="ce22" table:number-matrix-columns-spanned="1" table:number-matrix-rows-spanned="1" table:formula="of:=MMULT([$'Data-Input - Absolute Values'.B173:.M173];[.$I$3:.$I$14])" office:value-type="float" office:value="1310784.36916306" calcext:value-type="float">
            <text:p>1310784</text:p>
          </table:table-cell>
          <table:table-cell table:style-name="ce22" table:number-matrix-columns-spanned="1" table:number-matrix-rows-spanned="1" table:formula="of:=MMULT([$'Data-Input - Absolute Values'.B173:.M173];[.$K$3:.$K$14])" office:value-type="float" office:value="1337897.36654051" calcext:value-type="float">
            <text:p>1337897</text:p>
          </table:table-cell>
          <table:table-cell table:style-name="ce20"/>
          <table:table-cell table:style-name="ce24" table:formula="of:=LN([.B189]/[.B190])" office:value-type="float" office:value="-0.00378190206434857" calcext:value-type="float">
            <text:p>-0.00378</text:p>
          </table:table-cell>
          <table:table-cell table:style-name="ce24" table:formula="of:=LN([.C189]/[.C190])" office:value-type="float" office:value="-0.00613740056528069" calcext:value-type="float">
            <text:p>-0.00614</text:p>
          </table:table-cell>
          <table:table-cell table:style-name="ce24" table:formula="of:=LN([.D189]/[.D190])" office:value-type="float" office:value="-0.012091516302014" calcext:value-type="float">
            <text:p>-0.0120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9-25" calcext:value-type="date">
            <text:p>2020-09-25</text:p>
          </table:table-cell>
          <table:table-cell table:style-name="ce22" table:number-matrix-columns-spanned="1" table:number-matrix-rows-spanned="1" table:formula="of:=MMULT([$'Data-Input - Absolute Values'.B174:.M174];[.$G$3:.$G$14])" office:value-type="float" office:value="1268043.92856669" calcext:value-type="float">
            <text:p>1268044</text:p>
          </table:table-cell>
          <table:table-cell table:style-name="ce22" table:number-matrix-columns-spanned="1" table:number-matrix-rows-spanned="1" table:formula="of:=MMULT([$'Data-Input - Absolute Values'.B174:.M174];[.$I$3:.$I$14])" office:value-type="float" office:value="1318853.91558062" calcext:value-type="float">
            <text:p>1318854</text:p>
          </table:table-cell>
          <table:table-cell table:style-name="ce22" table:number-matrix-columns-spanned="1" table:number-matrix-rows-spanned="1" table:formula="of:=MMULT([$'Data-Input - Absolute Values'.B174:.M174];[.$K$3:.$K$14])" office:value-type="float" office:value="1354172.77323646" calcext:value-type="float">
            <text:p>1354173</text:p>
          </table:table-cell>
          <table:table-cell table:style-name="ce20"/>
          <table:table-cell table:style-name="ce24" table:formula="of:=LN([.B190]/[.B191])" office:value-type="float" office:value="0.00417730842262575" calcext:value-type="float">
            <text:p>0.00418</text:p>
          </table:table-cell>
          <table:table-cell table:style-name="ce24" table:formula="of:=LN([.C190]/[.C191])" office:value-type="float" office:value="0.00264800685656925" calcext:value-type="float">
            <text:p>0.00265</text:p>
          </table:table-cell>
          <table:table-cell table:style-name="ce24" table:formula="of:=LN([.D190]/[.D191])" office:value-type="float" office:value="0.00308501076778983" calcext:value-type="float">
            <text:p>0.0030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9-18" calcext:value-type="date">
            <text:p>2020-09-18</text:p>
          </table:table-cell>
          <table:table-cell table:style-name="ce22" table:number-matrix-columns-spanned="1" table:number-matrix-rows-spanned="1" table:formula="of:=MMULT([$'Data-Input - Absolute Values'.B175:.M175];[.$G$3:.$G$14])" office:value-type="float" office:value="1262757.96621777" calcext:value-type="float">
            <text:p>1262758</text:p>
          </table:table-cell>
          <table:table-cell table:style-name="ce22" table:number-matrix-columns-spanned="1" table:number-matrix-rows-spanned="1" table:formula="of:=MMULT([$'Data-Input - Absolute Values'.B175:.M175];[.$I$3:.$I$14])" office:value-type="float" office:value="1315366.20115317" calcext:value-type="float">
            <text:p>1315366</text:p>
          </table:table-cell>
          <table:table-cell table:style-name="ce22" table:number-matrix-columns-spanned="1" table:number-matrix-rows-spanned="1" table:formula="of:=MMULT([$'Data-Input - Absolute Values'.B175:.M175];[.$K$3:.$K$14])" office:value-type="float" office:value="1350001.57305653" calcext:value-type="float">
            <text:p>1350002</text:p>
          </table:table-cell>
          <table:table-cell table:style-name="ce20"/>
          <table:table-cell table:style-name="ce24" table:formula="of:=LN([.B191]/[.B192])" office:value-type="float" office:value="-0.00639823623401482" calcext:value-type="float">
            <text:p>-0.00640</text:p>
          </table:table-cell>
          <table:table-cell table:style-name="ce24" table:formula="of:=LN([.C191]/[.C192])" office:value-type="float" office:value="-0.00342373442651489" calcext:value-type="float">
            <text:p>-0.00342</text:p>
          </table:table-cell>
          <table:table-cell table:style-name="ce24" table:formula="of:=LN([.D191]/[.D192])" office:value-type="float" office:value="-0.00696755781326086" calcext:value-type="float">
            <text:p>-0.0069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9-11" calcext:value-type="date">
            <text:p>2020-09-11</text:p>
          </table:table-cell>
          <table:table-cell table:style-name="ce22" table:number-matrix-columns-spanned="1" table:number-matrix-rows-spanned="1" table:formula="of:=MMULT([$'Data-Input - Absolute Values'.B176:.M176];[.$G$3:.$G$14])" office:value-type="float" office:value="1270863.29223641" calcext:value-type="float">
            <text:p>1270863</text:p>
          </table:table-cell>
          <table:table-cell table:style-name="ce22" table:number-matrix-columns-spanned="1" table:number-matrix-rows-spanned="1" table:formula="of:=MMULT([$'Data-Input - Absolute Values'.B176:.M176];[.$I$3:.$I$14])" office:value-type="float" office:value="1319877.38383861" calcext:value-type="float">
            <text:p>1319877</text:p>
          </table:table-cell>
          <table:table-cell table:style-name="ce22" table:number-matrix-columns-spanned="1" table:number-matrix-rows-spanned="1" table:formula="of:=MMULT([$'Data-Input - Absolute Values'.B176:.M176];[.$K$3:.$K$14])" office:value-type="float" office:value="1359440.63247453" calcext:value-type="float">
            <text:p>1359441</text:p>
          </table:table-cell>
          <table:table-cell table:style-name="ce20"/>
          <table:table-cell table:style-name="ce24" table:formula="of:=LN([.B192]/[.B193])" office:value-type="float" office:value="-0.0169398614961332" calcext:value-type="float">
            <text:p>-0.01694</text:p>
          </table:table-cell>
          <table:table-cell table:style-name="ce24" table:formula="of:=LN([.C192]/[.C193])" office:value-type="float" office:value="-0.0151548858825348" calcext:value-type="float">
            <text:p>-0.01515</text:p>
          </table:table-cell>
          <table:table-cell table:style-name="ce24" table:formula="of:=LN([.D192]/[.D193])" office:value-type="float" office:value="-0.0241088975247714" calcext:value-type="float">
            <text:p>-0.0241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9-04" calcext:value-type="date">
            <text:p>2020-09-04</text:p>
          </table:table-cell>
          <table:table-cell table:style-name="ce22" table:number-matrix-columns-spanned="1" table:number-matrix-rows-spanned="1" table:formula="of:=MMULT([$'Data-Input - Absolute Values'.B177:.M177];[.$G$3:.$G$14])" office:value-type="float" office:value="1292574.91715403" calcext:value-type="float">
            <text:p>1292575</text:p>
          </table:table-cell>
          <table:table-cell table:style-name="ce22" table:number-matrix-columns-spanned="1" table:number-matrix-rows-spanned="1" table:formula="of:=MMULT([$'Data-Input - Absolute Values'.B177:.M177];[.$I$3:.$I$14])" office:value-type="float" office:value="1340032.31204005" calcext:value-type="float">
            <text:p>1340032</text:p>
          </table:table-cell>
          <table:table-cell table:style-name="ce22" table:number-matrix-columns-spanned="1" table:number-matrix-rows-spanned="1" table:formula="of:=MMULT([$'Data-Input - Absolute Values'.B177:.M177];[.$K$3:.$K$14])" office:value-type="float" office:value="1392613.52149924" calcext:value-type="float">
            <text:p>1392614</text:p>
          </table:table-cell>
          <table:table-cell table:style-name="ce20"/>
          <table:table-cell table:style-name="ce24" table:formula="of:=LN([.B193]/[.B194])" office:value-type="float" office:value="-0.00836030618193632" calcext:value-type="float">
            <text:p>-0.00836</text:p>
          </table:table-cell>
          <table:table-cell table:style-name="ce24" table:formula="of:=LN([.C193]/[.C194])" office:value-type="float" office:value="-0.00846703908204482" calcext:value-type="float">
            <text:p>-0.00847</text:p>
          </table:table-cell>
          <table:table-cell table:style-name="ce24" table:formula="of:=LN([.D193]/[.D194])" office:value-type="float" office:value="-0.0237147509279443" calcext:value-type="float">
            <text:p>-0.0237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8-28" calcext:value-type="date">
            <text:p>2020-08-28</text:p>
          </table:table-cell>
          <table:table-cell table:style-name="ce22" table:number-matrix-columns-spanned="1" table:number-matrix-rows-spanned="1" table:formula="of:=MMULT([$'Data-Input - Absolute Values'.B178:.M178];[.$G$3:.$G$14])" office:value-type="float" office:value="1303426.53745283" calcext:value-type="float">
            <text:p>1303427</text:p>
          </table:table-cell>
          <table:table-cell table:style-name="ce22" table:number-matrix-columns-spanned="1" table:number-matrix-rows-spanned="1" table:formula="of:=MMULT([$'Data-Input - Absolute Values'.B178:.M178];[.$I$3:.$I$14])" office:value-type="float" office:value="1351426.58781451" calcext:value-type="float">
            <text:p>1351427</text:p>
          </table:table-cell>
          <table:table-cell table:style-name="ce22" table:number-matrix-columns-spanned="1" table:number-matrix-rows-spanned="1" table:formula="of:=MMULT([$'Data-Input - Absolute Values'.B178:.M178];[.$K$3:.$K$14])" office:value-type="float" office:value="1426033.71382007" calcext:value-type="float">
            <text:p>1426034</text:p>
          </table:table-cell>
          <table:table-cell table:style-name="ce20"/>
          <table:table-cell table:style-name="ce24" table:formula="of:=LN([.B194]/[.B195])" office:value-type="float" office:value="-0.00580370273817856" calcext:value-type="float">
            <text:p>-0.00580</text:p>
          </table:table-cell>
          <table:table-cell table:style-name="ce24" table:formula="of:=LN([.C194]/[.C195])" office:value-type="float" office:value="-0.0189022095194056" calcext:value-type="float">
            <text:p>-0.01890</text:p>
          </table:table-cell>
          <table:table-cell table:style-name="ce24" table:formula="of:=LN([.D194]/[.D195])" office:value-type="float" office:value="-0.0190540563491031" calcext:value-type="float">
            <text:p>-0.0190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8-21" calcext:value-type="date">
            <text:p>2020-08-21</text:p>
          </table:table-cell>
          <table:table-cell table:style-name="ce22" table:number-matrix-columns-spanned="1" table:number-matrix-rows-spanned="1" table:formula="of:=MMULT([$'Data-Input - Absolute Values'.B179:.M179];[.$G$3:.$G$14])" office:value-type="float" office:value="1311013.2317814" calcext:value-type="float">
            <text:p>1311013</text:p>
          </table:table-cell>
          <table:table-cell table:style-name="ce22" table:number-matrix-columns-spanned="1" table:number-matrix-rows-spanned="1" table:formula="of:=MMULT([$'Data-Input - Absolute Values'.B179:.M179];[.$I$3:.$I$14])" office:value-type="float" office:value="1377214.49270172" calcext:value-type="float">
            <text:p>1377214</text:p>
          </table:table-cell>
          <table:table-cell table:style-name="ce22" table:number-matrix-columns-spanned="1" table:number-matrix-rows-spanned="1" table:formula="of:=MMULT([$'Data-Input - Absolute Values'.B179:.M179];[.$K$3:.$K$14])" office:value-type="float" office:value="1453465.95837486" calcext:value-type="float">
            <text:p>1453466</text:p>
          </table:table-cell>
          <table:table-cell table:style-name="ce20"/>
          <table:table-cell table:style-name="ce24" table:formula="of:=LN([.B195]/[.B196])" office:value-type="float" office:value="-0.0110993565126765" calcext:value-type="float">
            <text:p>-0.01110</text:p>
          </table:table-cell>
          <table:table-cell table:style-name="ce24" table:formula="of:=LN([.C195]/[.C196])" office:value-type="float" office:value="-0.0183518534948981" calcext:value-type="float">
            <text:p>-0.01835</text:p>
          </table:table-cell>
          <table:table-cell table:style-name="ce24" table:formula="of:=LN([.D195]/[.D196])" office:value-type="float" office:value="-0.0335311085139948" calcext:value-type="float">
            <text:p>-0.0335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8-14" calcext:value-type="date">
            <text:p>2020-08-14</text:p>
          </table:table-cell>
          <table:table-cell table:style-name="ce22" table:number-matrix-columns-spanned="1" table:number-matrix-rows-spanned="1" table:formula="of:=MMULT([$'Data-Input - Absolute Values'.B180:.M180];[.$G$3:.$G$14])" office:value-type="float" office:value="1325645.69024933" calcext:value-type="float">
            <text:p>1325646</text:p>
          </table:table-cell>
          <table:table-cell table:style-name="ce22" table:number-matrix-columns-spanned="1" table:number-matrix-rows-spanned="1" table:formula="of:=MMULT([$'Data-Input - Absolute Values'.B180:.M180];[.$I$3:.$I$14])" office:value-type="float" office:value="1402722.2729315" calcext:value-type="float">
            <text:p>1402722</text:p>
          </table:table-cell>
          <table:table-cell table:style-name="ce22" table:number-matrix-columns-spanned="1" table:number-matrix-rows-spanned="1" table:formula="of:=MMULT([$'Data-Input - Absolute Values'.B180:.M180];[.$K$3:.$K$14])" office:value-type="float" office:value="1503028.58437834" calcext:value-type="float">
            <text:p>1503029</text:p>
          </table:table-cell>
          <table:table-cell table:style-name="ce20"/>
          <table:table-cell table:style-name="ce24" table:formula="of:=LN([.B196]/[.B197])" office:value-type="float" office:value="0.00220493135648933" calcext:value-type="float">
            <text:p>0.00220</text:p>
          </table:table-cell>
          <table:table-cell table:style-name="ce24" table:formula="of:=LN([.C196]/[.C197])" office:value-type="float" office:value="0.00347752783234301" calcext:value-type="float">
            <text:p>0.00348</text:p>
          </table:table-cell>
          <table:table-cell table:style-name="ce24" table:formula="of:=LN([.D196]/[.D197])" office:value-type="float" office:value="0.0147274742774625" calcext:value-type="float">
            <text:p>0.0147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8-07" calcext:value-type="date">
            <text:p>2020-08-07</text:p>
          </table:table-cell>
          <table:table-cell table:style-name="ce22" table:number-matrix-columns-spanned="1" table:number-matrix-rows-spanned="1" table:formula="of:=MMULT([$'Data-Input - Absolute Values'.B181:.M181];[.$G$3:.$G$14])" office:value-type="float" office:value="1322725.95259277" calcext:value-type="float">
            <text:p>1322726</text:p>
          </table:table-cell>
          <table:table-cell table:style-name="ce22" table:number-matrix-columns-spanned="1" table:number-matrix-rows-spanned="1" table:formula="of:=MMULT([$'Data-Input - Absolute Values'.B181:.M181];[.$I$3:.$I$14])" office:value-type="float" office:value="1397852.73906346" calcext:value-type="float">
            <text:p>1397853</text:p>
          </table:table-cell>
          <table:table-cell table:style-name="ce22" table:number-matrix-columns-spanned="1" table:number-matrix-rows-spanned="1" table:formula="of:=MMULT([$'Data-Input - Absolute Values'.B181:.M181];[.$K$3:.$K$14])" office:value-type="float" office:value="1481054.97461869" calcext:value-type="float">
            <text:p>1481055</text:p>
          </table:table-cell>
          <table:table-cell table:style-name="ce20"/>
          <table:table-cell table:style-name="ce24" table:formula="of:=LN([.B197]/[.B198])" office:value-type="float" office:value="0.0196286238494109" calcext:value-type="float">
            <text:p>0.01963</text:p>
          </table:table-cell>
          <table:table-cell table:style-name="ce24" table:formula="of:=LN([.C197]/[.C198])" office:value-type="float" office:value="0.0153445502422446" calcext:value-type="float">
            <text:p>0.01534</text:p>
          </table:table-cell>
          <table:table-cell table:style-name="ce24" table:formula="of:=LN([.D197]/[.D198])" office:value-type="float" office:value="0.0235305653809965" calcext:value-type="float">
            <text:p>0.0235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7-31" calcext:value-type="date">
            <text:p>2020-07-31</text:p>
          </table:table-cell>
          <table:table-cell table:style-name="ce22" table:number-matrix-columns-spanned="1" table:number-matrix-rows-spanned="1" table:formula="of:=MMULT([$'Data-Input - Absolute Values'.B182:.M182];[.$G$3:.$G$14])" office:value-type="float" office:value="1297015.81518925" calcext:value-type="float">
            <text:p>1297016</text:p>
          </table:table-cell>
          <table:table-cell table:style-name="ce22" table:number-matrix-columns-spanned="1" table:number-matrix-rows-spanned="1" table:formula="of:=MMULT([$'Data-Input - Absolute Values'.B182:.M182];[.$I$3:.$I$14])" office:value-type="float" office:value="1376567.04483063" calcext:value-type="float">
            <text:p>1376567</text:p>
          </table:table-cell>
          <table:table-cell table:style-name="ce22" table:number-matrix-columns-spanned="1" table:number-matrix-rows-spanned="1" table:formula="of:=MMULT([$'Data-Input - Absolute Values'.B182:.M182];[.$K$3:.$K$14])" office:value-type="float" office:value="1446611.7373467" calcext:value-type="float">
            <text:p>1446612</text:p>
          </table:table-cell>
          <table:table-cell table:style-name="ce20"/>
          <table:table-cell table:style-name="ce24" table:formula="of:=LN([.B198]/[.B199])" office:value-type="float" office:value="0.0204532623362109" calcext:value-type="float">
            <text:p>0.02045</text:p>
          </table:table-cell>
          <table:table-cell table:style-name="ce24" table:formula="of:=LN([.C198]/[.C199])" office:value-type="float" office:value="0.0426793688866561" calcext:value-type="float">
            <text:p>0.04268</text:p>
          </table:table-cell>
          <table:table-cell table:style-name="ce24" table:formula="of:=LN([.D198]/[.D199])" office:value-type="float" office:value="0.0645760523312934" calcext:value-type="float">
            <text:p>0.0645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7-24" calcext:value-type="date">
            <text:p>2020-07-24</text:p>
          </table:table-cell>
          <table:table-cell table:style-name="ce22" table:number-matrix-columns-spanned="1" table:number-matrix-rows-spanned="1" table:formula="of:=MMULT([$'Data-Input - Absolute Values'.B183:.M183];[.$G$3:.$G$14])" office:value-type="float" office:value="1270757.06443442" calcext:value-type="float">
            <text:p>1270757</text:p>
          </table:table-cell>
          <table:table-cell table:style-name="ce22" table:number-matrix-columns-spanned="1" table:number-matrix-rows-spanned="1" table:formula="of:=MMULT([$'Data-Input - Absolute Values'.B183:.M183];[.$I$3:.$I$14])" office:value-type="float" office:value="1319052.11278677" calcext:value-type="float">
            <text:p>1319052</text:p>
          </table:table-cell>
          <table:table-cell table:style-name="ce22" table:number-matrix-columns-spanned="1" table:number-matrix-rows-spanned="1" table:formula="of:=MMULT([$'Data-Input - Absolute Values'.B183:.M183];[.$K$3:.$K$14])" office:value-type="float" office:value="1356147.60496892" calcext:value-type="float">
            <text:p>1356148</text:p>
          </table:table-cell>
          <table:table-cell table:style-name="ce20"/>
          <table:table-cell table:style-name="ce24" table:formula="of:=LN([.B199]/[.B200])" office:value-type="float" office:value="0.000405806139024795" calcext:value-type="float">
            <text:p>0.00041</text:p>
          </table:table-cell>
          <table:table-cell table:style-name="ce24" table:formula="of:=LN([.C199]/[.C200])" office:value-type="float" office:value="0.00916919893058444" calcext:value-type="float">
            <text:p>0.00917</text:p>
          </table:table-cell>
          <table:table-cell table:style-name="ce24" table:formula="of:=LN([.D199]/[.D200])" office:value-type="float" office:value="0.0100936401445553" calcext:value-type="float">
            <text:p>0.0100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7-17" calcext:value-type="date">
            <text:p>2020-07-17</text:p>
          </table:table-cell>
          <table:table-cell table:style-name="ce22" table:number-matrix-columns-spanned="1" table:number-matrix-rows-spanned="1" table:formula="of:=MMULT([$'Data-Input - Absolute Values'.B184:.M184];[.$G$3:.$G$14])" office:value-type="float" office:value="1270241.48803558" calcext:value-type="float">
            <text:p>1270241</text:p>
          </table:table-cell>
          <table:table-cell table:style-name="ce22" table:number-matrix-columns-spanned="1" table:number-matrix-rows-spanned="1" table:formula="of:=MMULT([$'Data-Input - Absolute Values'.B184:.M184];[.$I$3:.$I$14])" office:value-type="float" office:value="1307012.74160942" calcext:value-type="float">
            <text:p>1307013</text:p>
          </table:table-cell>
          <table:table-cell table:style-name="ce22" table:number-matrix-columns-spanned="1" table:number-matrix-rows-spanned="1" table:formula="of:=MMULT([$'Data-Input - Absolute Values'.B184:.M184];[.$K$3:.$K$14])" office:value-type="float" office:value="1342527.99043757" calcext:value-type="float">
            <text:p>1342528</text:p>
          </table:table-cell>
          <table:table-cell table:style-name="ce20"/>
          <table:table-cell table:style-name="ce24" table:formula="of:=LN([.B200]/[.B201])" office:value-type="float" office:value="-0.0077562595318162" calcext:value-type="float">
            <text:p>-0.00776</text:p>
          </table:table-cell>
          <table:table-cell table:style-name="ce24" table:formula="of:=LN([.C200]/[.C201])" office:value-type="float" office:value="-0.00503501713449017" calcext:value-type="float">
            <text:p>-0.00504</text:p>
          </table:table-cell>
          <table:table-cell table:style-name="ce24" table:formula="of:=LN([.D200]/[.D201])" office:value-type="float" office:value="-0.00938603870736543" calcext:value-type="float">
            <text:p>-0.0093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7-10" calcext:value-type="date">
            <text:p>2020-07-10</text:p>
          </table:table-cell>
          <table:table-cell table:style-name="ce22" table:number-matrix-columns-spanned="1" table:number-matrix-rows-spanned="1" table:formula="of:=MMULT([$'Data-Input - Absolute Values'.B185:.M185];[.$G$3:.$G$14])" office:value-type="float" office:value="1280132.11824768" calcext:value-type="float">
            <text:p>1280132</text:p>
          </table:table-cell>
          <table:table-cell table:style-name="ce22" table:number-matrix-columns-spanned="1" table:number-matrix-rows-spanned="1" table:formula="of:=MMULT([$'Data-Input - Absolute Values'.B185:.M185];[.$I$3:.$I$14])" office:value-type="float" office:value="1313610.16829881" calcext:value-type="float">
            <text:p>1313610</text:p>
          </table:table-cell>
          <table:table-cell table:style-name="ce22" table:number-matrix-columns-spanned="1" table:number-matrix-rows-spanned="1" table:formula="of:=MMULT([$'Data-Input - Absolute Values'.B185:.M185];[.$K$3:.$K$14])" office:value-type="float" office:value="1355188.33240595" calcext:value-type="float">
            <text:p>1355188</text:p>
          </table:table-cell>
          <table:table-cell table:style-name="ce20"/>
          <table:table-cell table:style-name="ce24" table:formula="of:=LN([.B201]/[.B202])" office:value-type="float" office:value="0.0253119274838346" calcext:value-type="float">
            <text:p>0.02531</text:p>
          </table:table-cell>
          <table:table-cell table:style-name="ce24" table:formula="of:=LN([.C201]/[.C202])" office:value-type="float" office:value="0.0370421966032367" calcext:value-type="float">
            <text:p>0.03704</text:p>
          </table:table-cell>
          <table:table-cell table:style-name="ce24" table:formula="of:=LN([.D201]/[.D202])" office:value-type="float" office:value="0.0502914693193897" calcext:value-type="float">
            <text:p>0.05029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7-03" calcext:value-type="date">
            <text:p>2020-07-03</text:p>
          </table:table-cell>
          <table:table-cell table:style-name="ce22" table:number-matrix-columns-spanned="1" table:number-matrix-rows-spanned="1" table:formula="of:=MMULT([$'Data-Input - Absolute Values'.B186:.M186];[.$G$3:.$G$14])" office:value-type="float" office:value="1248136.15493513" calcext:value-type="float">
            <text:p>1248136</text:p>
          </table:table-cell>
          <table:table-cell table:style-name="ce22" table:number-matrix-columns-spanned="1" table:number-matrix-rows-spanned="1" table:formula="of:=MMULT([$'Data-Input - Absolute Values'.B186:.M186];[.$I$3:.$I$14])" office:value-type="float" office:value="1265841.35500903" calcext:value-type="float">
            <text:p>1265841</text:p>
          </table:table-cell>
          <table:table-cell table:style-name="ce22" table:number-matrix-columns-spanned="1" table:number-matrix-rows-spanned="1" table:formula="of:=MMULT([$'Data-Input - Absolute Values'.B186:.M186];[.$K$3:.$K$14])" office:value-type="float" office:value="1288719.34062901" calcext:value-type="float">
            <text:p>1288719</text:p>
          </table:table-cell>
          <table:table-cell table:style-name="ce20"/>
          <table:table-cell table:style-name="ce24" table:formula="of:=LN([.B202]/[.B203])" office:value-type="float" office:value="0.0145040887334974" calcext:value-type="float">
            <text:p>0.01450</text:p>
          </table:table-cell>
          <table:table-cell table:style-name="ce24" table:formula="of:=LN([.C202]/[.C203])" office:value-type="float" office:value="0.0151580323253225" calcext:value-type="float">
            <text:p>0.01516</text:p>
          </table:table-cell>
          <table:table-cell table:style-name="ce24" table:formula="of:=LN([.D202]/[.D203])" office:value-type="float" office:value="0.0266161185114352" calcext:value-type="float">
            <text:p>0.0266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6-26" calcext:value-type="date">
            <text:p>2020-06-26</text:p>
          </table:table-cell>
          <table:table-cell table:style-name="ce22" table:number-matrix-columns-spanned="1" table:number-matrix-rows-spanned="1" table:formula="of:=MMULT([$'Data-Input - Absolute Values'.B187:.M187];[.$G$3:.$G$14])" office:value-type="float" office:value="1230163.72928901" calcext:value-type="float">
            <text:p>1230164</text:p>
          </table:table-cell>
          <table:table-cell table:style-name="ce22" table:number-matrix-columns-spanned="1" table:number-matrix-rows-spanned="1" table:formula="of:=MMULT([$'Data-Input - Absolute Values'.B187:.M187];[.$I$3:.$I$14])" office:value-type="float" office:value="1246798.3824454" calcext:value-type="float">
            <text:p>1246798</text:p>
          </table:table-cell>
          <table:table-cell table:style-name="ce22" table:number-matrix-columns-spanned="1" table:number-matrix-rows-spanned="1" table:formula="of:=MMULT([$'Data-Input - Absolute Values'.B187:.M187];[.$K$3:.$K$14])" office:value-type="float" office:value="1254871.08670159" calcext:value-type="float">
            <text:p>1254871</text:p>
          </table:table-cell>
          <table:table-cell table:style-name="ce20"/>
          <table:table-cell table:style-name="ce24" table:formula="of:=LN([.B203]/[.B204])" office:value-type="float" office:value="-0.00729327414810301" calcext:value-type="float">
            <text:p>-0.00729</text:p>
          </table:table-cell>
          <table:table-cell table:style-name="ce24" table:formula="of:=LN([.C203]/[.C204])" office:value-type="float" office:value="-0.00352345402281941" calcext:value-type="float">
            <text:p>-0.00352</text:p>
          </table:table-cell>
          <table:table-cell table:style-name="ce24" table:formula="of:=LN([.D203]/[.D204])" office:value-type="float" office:value="-0.00563719340380519" calcext:value-type="float">
            <text:p>-0.0056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6-19" calcext:value-type="date">
            <text:p>2020-06-19</text:p>
          </table:table-cell>
          <table:table-cell table:style-name="ce22" table:number-matrix-columns-spanned="1" table:number-matrix-rows-spanned="1" table:formula="of:=MMULT([$'Data-Input - Absolute Values'.B188:.M188];[.$G$3:.$G$14])" office:value-type="float" office:value="1239168.44763878" calcext:value-type="float">
            <text:p>1239168</text:p>
          </table:table-cell>
          <table:table-cell table:style-name="ce22" table:number-matrix-columns-spanned="1" table:number-matrix-rows-spanned="1" table:formula="of:=MMULT([$'Data-Input - Absolute Values'.B188:.M188];[.$I$3:.$I$14])" office:value-type="float" office:value="1251199.16765096" calcext:value-type="float">
            <text:p>1251199</text:p>
          </table:table-cell>
          <table:table-cell table:style-name="ce22" table:number-matrix-columns-spanned="1" table:number-matrix-rows-spanned="1" table:formula="of:=MMULT([$'Data-Input - Absolute Values'.B188:.M188];[.$K$3:.$K$14])" office:value-type="float" office:value="1261965.01384797" calcext:value-type="float">
            <text:p>1261965</text:p>
          </table:table-cell>
          <table:table-cell table:style-name="ce20"/>
          <table:table-cell table:style-name="ce24" table:formula="of:=LN([.B204]/[.B205])" office:value-type="float" office:value="0.0128059254307123" calcext:value-type="float">
            <text:p>0.01281</text:p>
          </table:table-cell>
          <table:table-cell table:style-name="ce24" table:formula="of:=LN([.C204]/[.C205])" office:value-type="float" office:value="0.00566292845156468" calcext:value-type="float">
            <text:p>0.00566</text:p>
          </table:table-cell>
          <table:table-cell table:style-name="ce24" table:formula="of:=LN([.D204]/[.D205])" office:value-type="float" office:value="0.00678347796843876" calcext:value-type="float">
            <text:p>0.0067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6-12" calcext:value-type="date">
            <text:p>2020-06-12</text:p>
          </table:table-cell>
          <table:table-cell table:style-name="ce22" table:number-matrix-columns-spanned="1" table:number-matrix-rows-spanned="1" table:formula="of:=MMULT([$'Data-Input - Absolute Values'.B189:.M189];[.$G$3:.$G$14])" office:value-type="float" office:value="1223400.92325103" calcext:value-type="float">
            <text:p>1223401</text:p>
          </table:table-cell>
          <table:table-cell table:style-name="ce22" table:number-matrix-columns-spanned="1" table:number-matrix-rows-spanned="1" table:formula="of:=MMULT([$'Data-Input - Absolute Values'.B189:.M189];[.$I$3:.$I$14])" office:value-type="float" office:value="1244133.74067125" calcext:value-type="float">
            <text:p>1244134</text:p>
          </table:table-cell>
          <table:table-cell table:style-name="ce22" table:number-matrix-columns-spanned="1" table:number-matrix-rows-spanned="1" table:formula="of:=MMULT([$'Data-Input - Absolute Values'.B189:.M189];[.$K$3:.$K$14])" office:value-type="float" office:value="1253433.4714598" calcext:value-type="float">
            <text:p>1253433</text:p>
          </table:table-cell>
          <table:table-cell table:style-name="ce20"/>
          <table:table-cell table:style-name="ce24" table:formula="of:=LN([.B205]/[.B206])" office:value-type="float" office:value="-0.0157988410298892" calcext:value-type="float">
            <text:p>-0.01580</text:p>
          </table:table-cell>
          <table:table-cell table:style-name="ce24" table:formula="of:=LN([.C205]/[.C206])" office:value-type="float" office:value="-0.00719762810477616" calcext:value-type="float">
            <text:p>-0.00720</text:p>
          </table:table-cell>
          <table:table-cell table:style-name="ce24" table:formula="of:=LN([.D205]/[.D206])" office:value-type="float" office:value="-0.0236371404351937" calcext:value-type="float">
            <text:p>-0.0236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6-05" calcext:value-type="date">
            <text:p>2020-06-05</text:p>
          </table:table-cell>
          <table:table-cell table:style-name="ce22" table:number-matrix-columns-spanned="1" table:number-matrix-rows-spanned="1" table:formula="of:=MMULT([$'Data-Input - Absolute Values'.B190:.M190];[.$G$3:.$G$14])" office:value-type="float" office:value="1242882.72970953" calcext:value-type="float">
            <text:p>1242883</text:p>
          </table:table-cell>
          <table:table-cell table:style-name="ce22" table:number-matrix-columns-spanned="1" table:number-matrix-rows-spanned="1" table:formula="of:=MMULT([$'Data-Input - Absolute Values'.B190:.M190];[.$I$3:.$I$14])" office:value-type="float" office:value="1253120.85681032" calcext:value-type="float">
            <text:p>1253121</text:p>
          </table:table-cell>
          <table:table-cell table:style-name="ce22" table:number-matrix-columns-spanned="1" table:number-matrix-rows-spanned="1" table:formula="of:=MMULT([$'Data-Input - Absolute Values'.B190:.M190];[.$K$3:.$K$14])" office:value-type="float" office:value="1283413.9853942" calcext:value-type="float">
            <text:p>1283414</text:p>
          </table:table-cell>
          <table:table-cell table:style-name="ce20"/>
          <table:table-cell table:style-name="ce24" table:formula="of:=LN([.B206]/[.B207])" office:value-type="float" office:value="0.0360674394242212" calcext:value-type="float">
            <text:p>0.03607</text:p>
          </table:table-cell>
          <table:table-cell table:style-name="ce24" table:formula="of:=LN([.C206]/[.C207])" office:value-type="float" office:value="0.0317881570995974" calcext:value-type="float">
            <text:p>0.03179</text:p>
          </table:table-cell>
          <table:table-cell table:style-name="ce24" table:formula="of:=LN([.D206]/[.D207])" office:value-type="float" office:value="0.0600667445402163" calcext:value-type="float">
            <text:p>0.0600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5-29" calcext:value-type="date">
            <text:p>2020-05-29</text:p>
          </table:table-cell>
          <table:table-cell table:style-name="ce22" table:number-matrix-columns-spanned="1" table:number-matrix-rows-spanned="1" table:formula="of:=MMULT([$'Data-Input - Absolute Values'.B191:.M191];[.$G$3:.$G$14])" office:value-type="float" office:value="1198853.9084085" calcext:value-type="float">
            <text:p>1198854</text:p>
          </table:table-cell>
          <table:table-cell table:style-name="ce22" table:number-matrix-columns-spanned="1" table:number-matrix-rows-spanned="1" table:formula="of:=MMULT([$'Data-Input - Absolute Values'.B191:.M191];[.$I$3:.$I$14])" office:value-type="float" office:value="1213912.92956064" calcext:value-type="float">
            <text:p>1213913</text:p>
          </table:table-cell>
          <table:table-cell table:style-name="ce22" table:number-matrix-columns-spanned="1" table:number-matrix-rows-spanned="1" table:formula="of:=MMULT([$'Data-Input - Absolute Values'.B191:.M191];[.$K$3:.$K$14])" office:value-type="float" office:value="1208593.10366715" calcext:value-type="float">
            <text:p>1208593</text:p>
          </table:table-cell>
          <table:table-cell table:style-name="ce20"/>
          <table:table-cell table:style-name="ce24" table:formula="of:=LN([.B207]/[.B208])" office:value-type="float" office:value="0.0212955251649856" calcext:value-type="float">
            <text:p>0.02130</text:p>
          </table:table-cell>
          <table:table-cell table:style-name="ce24" table:formula="of:=LN([.C207]/[.C208])" office:value-type="float" office:value="0.019207710866276" calcext:value-type="float">
            <text:p>0.01921</text:p>
          </table:table-cell>
          <table:table-cell table:style-name="ce24" table:formula="of:=LN([.D207]/[.D208])" office:value-type="float" office:value="0.0303771023947914" calcext:value-type="float">
            <text:p>0.0303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5-22" calcext:value-type="date">
            <text:p>2020-05-22</text:p>
          </table:table-cell>
          <table:table-cell table:style-name="ce22" table:number-matrix-columns-spanned="1" table:number-matrix-rows-spanned="1" table:formula="of:=MMULT([$'Data-Input - Absolute Values'.B192:.M192];[.$G$3:.$G$14])" office:value-type="float" office:value="1173593.60516501" calcext:value-type="float">
            <text:p>1173594</text:p>
          </table:table-cell>
          <table:table-cell table:style-name="ce22" table:number-matrix-columns-spanned="1" table:number-matrix-rows-spanned="1" table:formula="of:=MMULT([$'Data-Input - Absolute Values'.B192:.M192];[.$I$3:.$I$14])" office:value-type="float" office:value="1190818.94232051" calcext:value-type="float">
            <text:p>1190819</text:p>
          </table:table-cell>
          <table:table-cell table:style-name="ce22" table:number-matrix-columns-spanned="1" table:number-matrix-rows-spanned="1" table:formula="of:=MMULT([$'Data-Input - Absolute Values'.B192:.M192];[.$K$3:.$K$14])" office:value-type="float" office:value="1172431.56920483" calcext:value-type="float">
            <text:p>1172432</text:p>
          </table:table-cell>
          <table:table-cell table:style-name="ce20"/>
          <table:table-cell table:style-name="ce24" table:formula="of:=LN([.B208]/[.B209])" office:value-type="float" office:value="0.00977842955713231" calcext:value-type="float">
            <text:p>0.00978</text:p>
          </table:table-cell>
          <table:table-cell table:style-name="ce24" table:formula="of:=LN([.C208]/[.C209])" office:value-type="float" office:value="0.0126457334645637" calcext:value-type="float">
            <text:p>0.01265</text:p>
          </table:table-cell>
          <table:table-cell table:style-name="ce24" table:formula="of:=LN([.D208]/[.D209])" office:value-type="float" office:value="0.018306120112332" calcext:value-type="float">
            <text:p>0.0183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5-15" calcext:value-type="date">
            <text:p>2020-05-15</text:p>
          </table:table-cell>
          <table:table-cell table:style-name="ce22" table:number-matrix-columns-spanned="1" table:number-matrix-rows-spanned="1" table:formula="of:=MMULT([$'Data-Input - Absolute Values'.B193:.M193];[.$G$3:.$G$14])" office:value-type="float" office:value="1162173.6284828" calcext:value-type="float">
            <text:p>1162174</text:p>
          </table:table-cell>
          <table:table-cell table:style-name="ce22" table:number-matrix-columns-spanned="1" table:number-matrix-rows-spanned="1" table:formula="of:=MMULT([$'Data-Input - Absolute Values'.B193:.M193];[.$I$3:.$I$14])" office:value-type="float" office:value="1175854.97793643" calcext:value-type="float">
            <text:p>1175855</text:p>
          </table:table-cell>
          <table:table-cell table:style-name="ce22" table:number-matrix-columns-spanned="1" table:number-matrix-rows-spanned="1" table:formula="of:=MMULT([$'Data-Input - Absolute Values'.B193:.M193];[.$K$3:.$K$14])" office:value-type="float" office:value="1151164.15193715" calcext:value-type="float">
            <text:p>1151164</text:p>
          </table:table-cell>
          <table:table-cell table:style-name="ce20"/>
          <table:table-cell table:style-name="ce24" table:formula="of:=LN([.B209]/[.B210])" office:value-type="float" office:value="-0.0243906180096748" calcext:value-type="float">
            <text:p>-0.02439</text:p>
          </table:table-cell>
          <table:table-cell table:style-name="ce24" table:formula="of:=LN([.C209]/[.C210])" office:value-type="float" office:value="-0.0208359475913381" calcext:value-type="float">
            <text:p>-0.02084</text:p>
          </table:table-cell>
          <table:table-cell table:style-name="ce24" table:formula="of:=LN([.D209]/[.D210])" office:value-type="float" office:value="-0.0330557547342016" calcext:value-type="float">
            <text:p>-0.0330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5-08" calcext:value-type="date">
            <text:p>2020-05-08</text:p>
          </table:table-cell>
          <table:table-cell table:style-name="ce22" table:number-matrix-columns-spanned="1" table:number-matrix-rows-spanned="1" table:formula="of:=MMULT([$'Data-Input - Absolute Values'.B194:.M194];[.$G$3:.$G$14])" office:value-type="float" office:value="1190868.27911876" calcext:value-type="float">
            <text:p>1190868</text:p>
          </table:table-cell>
          <table:table-cell table:style-name="ce22" table:number-matrix-columns-spanned="1" table:number-matrix-rows-spanned="1" table:formula="of:=MMULT([$'Data-Input - Absolute Values'.B194:.M194];[.$I$3:.$I$14])" office:value-type="float" office:value="1200612.05354015" calcext:value-type="float">
            <text:p>1200612</text:p>
          </table:table-cell>
          <table:table-cell table:style-name="ce22" table:number-matrix-columns-spanned="1" table:number-matrix-rows-spanned="1" table:formula="of:=MMULT([$'Data-Input - Absolute Values'.B194:.M194];[.$K$3:.$K$14])" office:value-type="float" office:value="1189852.6680598" calcext:value-type="float">
            <text:p>1189853</text:p>
          </table:table-cell>
          <table:table-cell table:style-name="ce20"/>
          <table:table-cell table:style-name="ce24" table:formula="of:=LN([.B210]/[.B211])" office:value-type="float" office:value="0.00676681549447288" calcext:value-type="float">
            <text:p>0.00677</text:p>
          </table:table-cell>
          <table:table-cell table:style-name="ce24" table:formula="of:=LN([.C210]/[.C211])" office:value-type="float" office:value="0.0083144385673385" calcext:value-type="float">
            <text:p>0.00831</text:p>
          </table:table-cell>
          <table:table-cell table:style-name="ce24" table:formula="of:=LN([.D210]/[.D211])" office:value-type="float" office:value="0.0221606416764569" calcext:value-type="float">
            <text:p>0.0221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4-30" calcext:value-type="date">
            <text:p>2020-04-30</text:p>
          </table:table-cell>
          <table:table-cell table:style-name="ce22" table:number-matrix-columns-spanned="1" table:number-matrix-rows-spanned="1" table:formula="of:=MMULT([$'Data-Input - Absolute Values'.B195:.M195];[.$G$3:.$G$14])" office:value-type="float" office:value="1182837.09660636" calcext:value-type="float">
            <text:p>1182837</text:p>
          </table:table-cell>
          <table:table-cell table:style-name="ce22" table:number-matrix-columns-spanned="1" table:number-matrix-rows-spanned="1" table:formula="of:=MMULT([$'Data-Input - Absolute Values'.B195:.M195];[.$I$3:.$I$14])" office:value-type="float" office:value="1190671.02269139" calcext:value-type="float">
            <text:p>1190671</text:p>
          </table:table-cell>
          <table:table-cell table:style-name="ce22" table:number-matrix-columns-spanned="1" table:number-matrix-rows-spanned="1" table:formula="of:=MMULT([$'Data-Input - Absolute Values'.B195:.M195];[.$K$3:.$K$14])" office:value-type="float" office:value="1163774.78792934" calcext:value-type="float">
            <text:p>1163775</text:p>
          </table:table-cell>
          <table:table-cell table:style-name="ce20"/>
          <table:table-cell table:style-name="ce24" table:formula="of:=LN([.B211]/[.B212])" office:value-type="float" office:value="0.0382831557092371" calcext:value-type="float">
            <text:p>0.03828</text:p>
          </table:table-cell>
          <table:table-cell table:style-name="ce24" table:formula="of:=LN([.C211]/[.C212])" office:value-type="float" office:value="0.0421382975614716" calcext:value-type="float">
            <text:p>0.04214</text:p>
          </table:table-cell>
          <table:table-cell table:style-name="ce24" table:formula="of:=LN([.D211]/[.D212])" office:value-type="float" office:value="0.0548266824253818" calcext:value-type="float">
            <text:p>0.0548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4-23" calcext:value-type="date">
            <text:p>2020-04-23</text:p>
          </table:table-cell>
          <table:table-cell table:style-name="ce22" table:number-matrix-columns-spanned="1" table:number-matrix-rows-spanned="1" table:formula="of:=MMULT([$'Data-Input - Absolute Values'.B196:.M196];[.$G$3:.$G$14])" office:value-type="float" office:value="1138410.1868837" calcext:value-type="float">
            <text:p>1138410</text:p>
          </table:table-cell>
          <table:table-cell table:style-name="ce22" table:number-matrix-columns-spanned="1" table:number-matrix-rows-spanned="1" table:formula="of:=MMULT([$'Data-Input - Absolute Values'.B196:.M196];[.$I$3:.$I$14])" office:value-type="float" office:value="1141540.57906653" calcext:value-type="float">
            <text:p>1141541</text:p>
          </table:table-cell>
          <table:table-cell table:style-name="ce22" table:number-matrix-columns-spanned="1" table:number-matrix-rows-spanned="1" table:formula="of:=MMULT([$'Data-Input - Absolute Values'.B196:.M196];[.$K$3:.$K$14])" office:value-type="float" office:value="1101686.47742027" calcext:value-type="float">
            <text:p>1101686</text:p>
          </table:table-cell>
          <table:table-cell table:style-name="ce20"/>
          <table:table-cell table:style-name="ce24" table:formula="of:=LN([.B212]/[.B213])" office:value-type="float" office:value="0.00946517714241187" calcext:value-type="float">
            <text:p>0.00947</text:p>
          </table:table-cell>
          <table:table-cell table:style-name="ce24" table:formula="of:=LN([.C212]/[.C213])" office:value-type="float" office:value="0.0148236632152654" calcext:value-type="float">
            <text:p>0.01482</text:p>
          </table:table-cell>
          <table:table-cell table:style-name="ce24" table:formula="of:=LN([.D212]/[.D213])" office:value-type="float" office:value="0.0262662668816961" calcext:value-type="float">
            <text:p>0.0262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4-16" calcext:value-type="date">
            <text:p>2020-04-16</text:p>
          </table:table-cell>
          <table:table-cell table:style-name="ce22" table:number-matrix-columns-spanned="1" table:number-matrix-rows-spanned="1" table:formula="of:=MMULT([$'Data-Input - Absolute Values'.B197:.M197];[.$G$3:.$G$14])" office:value-type="float" office:value="1127685.76713668" calcext:value-type="float">
            <text:p>1127686</text:p>
          </table:table-cell>
          <table:table-cell table:style-name="ce22" table:number-matrix-columns-spanned="1" table:number-matrix-rows-spanned="1" table:formula="of:=MMULT([$'Data-Input - Absolute Values'.B197:.M197];[.$I$3:.$I$14])" office:value-type="float" office:value="1124743.57015891" calcext:value-type="float">
            <text:p>1124744</text:p>
          </table:table-cell>
          <table:table-cell table:style-name="ce22" table:number-matrix-columns-spanned="1" table:number-matrix-rows-spanned="1" table:formula="of:=MMULT([$'Data-Input - Absolute Values'.B197:.M197];[.$K$3:.$K$14])" office:value-type="float" office:value="1073126.01673524" calcext:value-type="float">
            <text:p>1073126</text:p>
          </table:table-cell>
          <table:table-cell table:style-name="ce20"/>
          <table:table-cell table:style-name="ce24" table:formula="of:=LN([.B213]/[.B214])" office:value-type="float" office:value="0.0264870669727859" calcext:value-type="float">
            <text:p>0.02649</text:p>
          </table:table-cell>
          <table:table-cell table:style-name="ce24" table:formula="of:=LN([.C213]/[.C214])" office:value-type="float" office:value="0.0302072331682607" calcext:value-type="float">
            <text:p>0.03021</text:p>
          </table:table-cell>
          <table:table-cell table:style-name="ce24" table:formula="of:=LN([.D213]/[.D214])" office:value-type="float" office:value="0.0191708463048249" calcext:value-type="float">
            <text:p>0.0191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4-07" calcext:value-type="date">
            <text:p>2020-04-07</text:p>
          </table:table-cell>
          <table:table-cell table:style-name="ce22" table:number-matrix-columns-spanned="1" table:number-matrix-rows-spanned="1" table:formula="of:=MMULT([$'Data-Input - Absolute Values'.B198:.M198];[.$G$3:.$G$14])" office:value-type="float" office:value="1098208.78145944" calcext:value-type="float">
            <text:p>1098209</text:p>
          </table:table-cell>
          <table:table-cell table:style-name="ce22" table:number-matrix-columns-spanned="1" table:number-matrix-rows-spanned="1" table:formula="of:=MMULT([$'Data-Input - Absolute Values'.B198:.M198];[.$I$3:.$I$14])" office:value-type="float" office:value="1091276.20198897" calcext:value-type="float">
            <text:p>1091276</text:p>
          </table:table-cell>
          <table:table-cell table:style-name="ce22" table:number-matrix-columns-spanned="1" table:number-matrix-rows-spanned="1" table:formula="of:=MMULT([$'Data-Input - Absolute Values'.B198:.M198];[.$K$3:.$K$14])" office:value-type="float" office:value="1052749.22702616" calcext:value-type="float">
            <text:p>1052749</text:p>
          </table:table-cell>
          <table:table-cell table:style-name="ce20"/>
          <table:table-cell table:style-name="ce24" table:formula="of:=LN([.B214]/[.B215])" office:value-type="float" office:value="0.0292809534507146" calcext:value-type="float">
            <text:p>0.02928</text:p>
          </table:table-cell>
          <table:table-cell table:style-name="ce24" table:formula="of:=LN([.C214]/[.C215])" office:value-type="float" office:value="0.0343881895658824" calcext:value-type="float">
            <text:p>0.03439</text:p>
          </table:table-cell>
          <table:table-cell table:style-name="ce24" table:formula="of:=LN([.D214]/[.D215])" office:value-type="float" office:value="0.0573278557472549" calcext:value-type="float">
            <text:p>0.0573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3-31" calcext:value-type="date">
            <text:p>2020-03-31</text:p>
          </table:table-cell>
          <table:table-cell table:style-name="ce22" table:number-matrix-columns-spanned="1" table:number-matrix-rows-spanned="1" table:formula="of:=MMULT([$'Data-Input - Absolute Values'.B199:.M199];[.$G$3:.$G$14])" office:value-type="float" office:value="1066518.40760797" calcext:value-type="float">
            <text:p>1066518</text:p>
          </table:table-cell>
          <table:table-cell table:style-name="ce22" table:number-matrix-columns-spanned="1" table:number-matrix-rows-spanned="1" table:formula="of:=MMULT([$'Data-Input - Absolute Values'.B199:.M199];[.$I$3:.$I$14])" office:value-type="float" office:value="1054387.09900767" calcext:value-type="float">
            <text:p>1054387</text:p>
          </table:table-cell>
          <table:table-cell table:style-name="ce22" table:number-matrix-columns-spanned="1" table:number-matrix-rows-spanned="1" table:formula="of:=MMULT([$'Data-Input - Absolute Values'.B199:.M199];[.$K$3:.$K$14])" office:value-type="float" office:value="994094.703284158" calcext:value-type="float">
            <text:p>994095</text:p>
          </table:table-cell>
          <table:table-cell table:style-name="ce20"/>
          <table:table-cell table:style-name="ce24" table:formula="of:=LN([.B215]/[.B216])" office:value-type="float" office:value="0.021673364336356" calcext:value-type="float">
            <text:p>0.02167</text:p>
          </table:table-cell>
          <table:table-cell table:style-name="ce24" table:formula="of:=LN([.C215]/[.C216])" office:value-type="float" office:value="0.0205469299248785" calcext:value-type="float">
            <text:p>0.02055</text:p>
          </table:table-cell>
          <table:table-cell table:style-name="ce24" table:formula="of:=LN([.D215]/[.D216])" office:value-type="float" office:value="0.00731948739894515" calcext:value-type="float">
            <text:p>0.0073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3-24" calcext:value-type="date">
            <text:p>2020-03-24</text:p>
          </table:table-cell>
          <table:table-cell table:style-name="ce22" table:number-matrix-columns-spanned="1" table:number-matrix-rows-spanned="1" table:formula="of:=MMULT([$'Data-Input - Absolute Values'.B200:.M200];[.$G$3:.$G$14])" office:value-type="float" office:value="1043652.0560588" calcext:value-type="float">
            <text:p>1043652</text:p>
          </table:table-cell>
          <table:table-cell table:style-name="ce22" table:number-matrix-columns-spanned="1" table:number-matrix-rows-spanned="1" table:formula="of:=MMULT([$'Data-Input - Absolute Values'.B200:.M200];[.$I$3:.$I$14])" office:value-type="float" office:value="1032943.73323904" calcext:value-type="float">
            <text:p>1032944</text:p>
          </table:table-cell>
          <table:table-cell table:style-name="ce22" table:number-matrix-columns-spanned="1" table:number-matrix-rows-spanned="1" table:formula="of:=MMULT([$'Data-Input - Absolute Values'.B200:.M200];[.$K$3:.$K$14])" office:value-type="float" office:value="986845.004038045" calcext:value-type="float">
            <text:p>986845</text:p>
          </table:table-cell>
          <table:table-cell table:style-name="ce20"/>
          <table:table-cell table:style-name="ce24" table:formula="of:=LN([.B216]/[.B217])" office:value-type="float" office:value="0.00658648726170122" calcext:value-type="float">
            <text:p>0.00659</text:p>
          </table:table-cell>
          <table:table-cell table:style-name="ce24" table:formula="of:=LN([.C216]/[.C217])" office:value-type="float" office:value="0.00243303146479476" calcext:value-type="float">
            <text:p>0.00243</text:p>
          </table:table-cell>
          <table:table-cell table:style-name="ce24" table:formula="of:=LN([.D216]/[.D217])" office:value-type="float" office:value="0.0456060437545784" calcext:value-type="float">
            <text:p>0.0456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3-17" calcext:value-type="date">
            <text:p>2020-03-17</text:p>
          </table:table-cell>
          <table:table-cell table:style-name="ce22" table:number-matrix-columns-spanned="1" table:number-matrix-rows-spanned="1" table:formula="of:=MMULT([$'Data-Input - Absolute Values'.B201:.M201];[.$G$3:.$G$14])" office:value-type="float" office:value="1036800.64322647" calcext:value-type="float">
            <text:p>1036801</text:p>
          </table:table-cell>
          <table:table-cell table:style-name="ce22" table:number-matrix-columns-spanned="1" table:number-matrix-rows-spanned="1" table:formula="of:=MMULT([$'Data-Input - Absolute Values'.B201:.M201];[.$I$3:.$I$14])" office:value-type="float" office:value="1030433.6034853" calcext:value-type="float">
            <text:p>1030434</text:p>
          </table:table-cell>
          <table:table-cell table:style-name="ce22" table:number-matrix-columns-spanned="1" table:number-matrix-rows-spanned="1" table:formula="of:=MMULT([$'Data-Input - Absolute Values'.B201:.M201];[.$K$3:.$K$14])" office:value-type="float" office:value="942849.75742878" calcext:value-type="float">
            <text:p>942850</text:p>
          </table:table-cell>
          <table:table-cell table:style-name="ce20"/>
          <table:table-cell table:style-name="ce24" table:formula="of:=LN([.B217]/[.B218])" office:value-type="float" office:value="-0.126788898998799" calcext:value-type="float">
            <text:p>-0.12679</text:p>
          </table:table-cell>
          <table:table-cell table:style-name="ce24" table:formula="of:=LN([.C217]/[.C218])" office:value-type="float" office:value="-0.1424516524427" calcext:value-type="float">
            <text:p>-0.14245</text:p>
          </table:table-cell>
          <table:table-cell table:style-name="ce24" table:formula="of:=LN([.D217]/[.D218])" office:value-type="float" office:value="-0.185724879944893" calcext:value-type="float">
            <text:p>-0.1857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3-10" calcext:value-type="date">
            <text:p>2020-03-10</text:p>
          </table:table-cell>
          <table:table-cell table:style-name="ce22" table:number-matrix-columns-spanned="1" table:number-matrix-rows-spanned="1" table:formula="of:=MMULT([$'Data-Input - Absolute Values'.B202:.M202];[.$G$3:.$G$14])" office:value-type="float" office:value="1176952.61226482" calcext:value-type="float">
            <text:p>1176953</text:p>
          </table:table-cell>
          <table:table-cell table:style-name="ce22" table:number-matrix-columns-spanned="1" table:number-matrix-rows-spanned="1" table:formula="of:=MMULT([$'Data-Input - Absolute Values'.B202:.M202];[.$I$3:.$I$14])" office:value-type="float" office:value="1188190.23709679" calcext:value-type="float">
            <text:p>1188190</text:p>
          </table:table-cell>
          <table:table-cell table:style-name="ce22" table:number-matrix-columns-spanned="1" table:number-matrix-rows-spanned="1" table:formula="of:=MMULT([$'Data-Input - Absolute Values'.B202:.M202];[.$K$3:.$K$14])" office:value-type="float" office:value="1135276.8556387" calcext:value-type="float">
            <text:p>1135277</text:p>
          </table:table-cell>
          <table:table-cell table:style-name="ce20"/>
          <table:table-cell table:style-name="ce24" table:formula="of:=LN([.B218]/[.B219])" office:value-type="float" office:value="-0.0410978036008757" calcext:value-type="float">
            <text:p>-0.04110</text:p>
          </table:table-cell>
          <table:table-cell table:style-name="ce24" table:formula="of:=LN([.C218]/[.C219])" office:value-type="float" office:value="-0.0292981852697969" calcext:value-type="float">
            <text:p>-0.02930</text:p>
          </table:table-cell>
          <table:table-cell table:style-name="ce24" table:formula="of:=LN([.D218]/[.D219])" office:value-type="float" office:value="-0.0704721655769587" calcext:value-type="float">
            <text:p>-0.0704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3-03" calcext:value-type="date">
            <text:p>2020-03-03</text:p>
          </table:table-cell>
          <table:table-cell table:style-name="ce22" table:number-matrix-columns-spanned="1" table:number-matrix-rows-spanned="1" table:formula="of:=MMULT([$'Data-Input - Absolute Values'.B203:.M203];[.$G$3:.$G$14])" office:value-type="float" office:value="1226330.49088816" calcext:value-type="float">
            <text:p>1226330</text:p>
          </table:table-cell>
          <table:table-cell table:style-name="ce22" table:number-matrix-columns-spanned="1" table:number-matrix-rows-spanned="1" table:formula="of:=MMULT([$'Data-Input - Absolute Values'.B203:.M203];[.$I$3:.$I$14])" office:value-type="float" office:value="1223517.0333506" calcext:value-type="float">
            <text:p>1223517</text:p>
          </table:table-cell>
          <table:table-cell table:style-name="ce22" table:number-matrix-columns-spanned="1" table:number-matrix-rows-spanned="1" table:formula="of:=MMULT([$'Data-Input - Absolute Values'.B203:.M203];[.$K$3:.$K$14])" office:value-type="float" office:value="1218168.75724706" calcext:value-type="float">
            <text:p>1218169</text:p>
          </table:table-cell>
          <table:table-cell table:style-name="ce20"/>
          <table:table-cell table:style-name="ce24" table:formula="of:=LN([.B219]/[.B220])" office:value-type="float" office:value="-0.0441978703550215" calcext:value-type="float">
            <text:p>-0.04420</text:p>
          </table:table-cell>
          <table:table-cell table:style-name="ce24" table:formula="of:=LN([.C219]/[.C220])" office:value-type="float" office:value="-0.040578095463662" calcext:value-type="float">
            <text:p>-0.04058</text:p>
          </table:table-cell>
          <table:table-cell table:style-name="ce24" table:formula="of:=LN([.D219]/[.D220])" office:value-type="float" office:value="-0.0711566563170307" calcext:value-type="float">
            <text:p>-0.07116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2-25" calcext:value-type="date">
            <text:p>2020-02-25</text:p>
          </table:table-cell>
          <table:table-cell table:style-name="ce22" table:number-matrix-columns-spanned="1" table:number-matrix-rows-spanned="1" table:formula="of:=MMULT([$'Data-Input - Absolute Values'.B204:.M204];[.$G$3:.$G$14])" office:value-type="float" office:value="1281747.31894659" calcext:value-type="float">
            <text:p>1281747</text:p>
          </table:table-cell>
          <table:table-cell table:style-name="ce22" table:number-matrix-columns-spanned="1" table:number-matrix-rows-spanned="1" table:formula="of:=MMULT([$'Data-Input - Absolute Values'.B204:.M204];[.$I$3:.$I$14])" office:value-type="float" office:value="1274186.09905105" calcext:value-type="float">
            <text:p>1274186</text:p>
          </table:table-cell>
          <table:table-cell table:style-name="ce22" table:number-matrix-columns-spanned="1" table:number-matrix-rows-spanned="1" table:formula="of:=MMULT([$'Data-Input - Absolute Values'.B204:.M204];[.$K$3:.$K$14])" office:value-type="float" office:value="1308007.99938646" calcext:value-type="float">
            <text:p>1308008</text:p>
          </table:table-cell>
          <table:table-cell table:style-name="ce20"/>
          <table:table-cell table:style-name="ce24" table:formula="of:=LN([.B220]/[.B221])" office:value-type="float" office:value="-0.0437566821635776" calcext:value-type="float">
            <text:p>-0.04376</text:p>
          </table:table-cell>
          <table:table-cell table:style-name="ce24" table:formula="of:=LN([.C220]/[.C221])" office:value-type="float" office:value="-0.0341300223762193" calcext:value-type="float">
            <text:p>-0.03413</text:p>
          </table:table-cell>
          <table:table-cell table:style-name="ce24" table:formula="of:=LN([.D220]/[.D221])" office:value-type="float" office:value="-0.0645091961080074" calcext:value-type="float">
            <text:p>-0.0645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2-18" calcext:value-type="date">
            <text:p>2020-02-18</text:p>
          </table:table-cell>
          <table:table-cell table:style-name="ce22" table:number-matrix-columns-spanned="1" table:number-matrix-rows-spanned="1" table:formula="of:=MMULT([$'Data-Input - Absolute Values'.B205:.M205];[.$G$3:.$G$14])" office:value-type="float" office:value="1339077.4706495" calcext:value-type="float">
            <text:p>1339077</text:p>
          </table:table-cell>
          <table:table-cell table:style-name="ce22" table:number-matrix-columns-spanned="1" table:number-matrix-rows-spanned="1" table:formula="of:=MMULT([$'Data-Input - Absolute Values'.B205:.M205];[.$I$3:.$I$14])" office:value-type="float" office:value="1318424.73775839" calcext:value-type="float">
            <text:p>1318425</text:p>
          </table:table-cell>
          <table:table-cell table:style-name="ce22" table:number-matrix-columns-spanned="1" table:number-matrix-rows-spanned="1" table:formula="of:=MMULT([$'Data-Input - Absolute Values'.B205:.M205];[.$K$3:.$K$14])" office:value-type="float" office:value="1395167.61874732" calcext:value-type="float">
            <text:p>1395168</text:p>
          </table:table-cell>
          <table:table-cell table:style-name="ce20"/>
          <table:table-cell table:style-name="ce24" table:formula="of:=LN([.B221]/[.B222])" office:value-type="float" office:value="0.0131231552536839" calcext:value-type="float">
            <text:p>0.01312</text:p>
          </table:table-cell>
          <table:table-cell table:style-name="ce24" table:formula="of:=LN([.C221]/[.C222])" office:value-type="float" office:value="0.0183450600036181" calcext:value-type="float">
            <text:p>0.01835</text:p>
          </table:table-cell>
          <table:table-cell table:style-name="ce24" table:formula="of:=LN([.D221]/[.D222])" office:value-type="float" office:value="0.0264219653798284" calcext:value-type="float">
            <text:p>0.0264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2-11" calcext:value-type="date">
            <text:p>2020-02-11</text:p>
          </table:table-cell>
          <table:table-cell table:style-name="ce22" table:number-matrix-columns-spanned="1" table:number-matrix-rows-spanned="1" table:formula="of:=MMULT([$'Data-Input - Absolute Values'.B206:.M206];[.$G$3:.$G$14])" office:value-type="float" office:value="1321619.35245154" calcext:value-type="float">
            <text:p>1321619</text:p>
          </table:table-cell>
          <table:table-cell table:style-name="ce22" table:number-matrix-columns-spanned="1" table:number-matrix-rows-spanned="1" table:formula="of:=MMULT([$'Data-Input - Absolute Values'.B206:.M206];[.$I$3:.$I$14])" office:value-type="float" office:value="1294458.65854197" calcext:value-type="float">
            <text:p>1294459</text:p>
          </table:table-cell>
          <table:table-cell table:style-name="ce22" table:number-matrix-columns-spanned="1" table:number-matrix-rows-spanned="1" table:formula="of:=MMULT([$'Data-Input - Absolute Values'.B206:.M206];[.$K$3:.$K$14])" office:value-type="float" office:value="1358787.28465242" calcext:value-type="float">
            <text:p>1358787</text:p>
          </table:table-cell>
          <table:table-cell table:style-name="ce20"/>
          <table:table-cell table:style-name="ce24" table:formula="of:=LN([.B222]/[.B223])" office:value-type="float" office:value="0.0290042977861913" calcext:value-type="float">
            <text:p>0.02900</text:p>
          </table:table-cell>
          <table:table-cell table:style-name="ce24" table:formula="of:=LN([.C222]/[.C223])" office:value-type="float" office:value="0.0364096216132345" calcext:value-type="float">
            <text:p>0.03641</text:p>
          </table:table-cell>
          <table:table-cell table:style-name="ce24" table:formula="of:=LN([.D222]/[.D223])" office:value-type="float" office:value="0.0608805311270962" calcext:value-type="float">
            <text:p>0.0608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2-04" calcext:value-type="date">
            <text:p>2020-02-04</text:p>
          </table:table-cell>
          <table:table-cell table:style-name="ce22" table:number-matrix-columns-spanned="1" table:number-matrix-rows-spanned="1" table:formula="of:=MMULT([$'Data-Input - Absolute Values'.B207:.M207];[.$G$3:.$G$14])" office:value-type="float" office:value="1283837.28105912" calcext:value-type="float">
            <text:p>1283837</text:p>
          </table:table-cell>
          <table:table-cell table:style-name="ce22" table:number-matrix-columns-spanned="1" table:number-matrix-rows-spanned="1" table:formula="of:=MMULT([$'Data-Input - Absolute Values'.B207:.M207];[.$I$3:.$I$14])" office:value-type="float" office:value="1248175.59584661" calcext:value-type="float">
            <text:p>1248176</text:p>
          </table:table-cell>
          <table:table-cell table:style-name="ce22" table:number-matrix-columns-spanned="1" table:number-matrix-rows-spanned="1" table:formula="of:=MMULT([$'Data-Input - Absolute Values'.B207:.M207];[.$K$3:.$K$14])" office:value-type="float" office:value="1278531.39089362" calcext:value-type="float">
            <text:p>1278531</text:p>
          </table:table-cell>
          <table:table-cell table:style-name="ce20"/>
          <table:table-cell table:style-name="ce24" table:formula="of:=LN([.B223]/[.B224])" office:value-type="float" office:value="0.0208040702429007" calcext:value-type="float">
            <text:p>0.02080</text:p>
          </table:table-cell>
          <table:table-cell table:style-name="ce24" table:formula="of:=LN([.C223]/[.C224])" office:value-type="float" office:value="0.0205185968248653" calcext:value-type="float">
            <text:p>0.02052</text:p>
          </table:table-cell>
          <table:table-cell table:style-name="ce24" table:formula="of:=LN([.D223]/[.D224])" office:value-type="float" office:value="0.0297528067718529" calcext:value-type="float">
            <text:p>0.0297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1-28" calcext:value-type="date">
            <text:p>2020-01-28</text:p>
          </table:table-cell>
          <table:table-cell table:style-name="ce22" table:number-matrix-columns-spanned="1" table:number-matrix-rows-spanned="1" table:formula="of:=MMULT([$'Data-Input - Absolute Values'.B208:.M208];[.$G$3:.$G$14])" office:value-type="float" office:value="1257404.15179109" calcext:value-type="float">
            <text:p>1257404</text:p>
          </table:table-cell>
          <table:table-cell table:style-name="ce22" table:number-matrix-columns-spanned="1" table:number-matrix-rows-spanned="1" table:formula="of:=MMULT([$'Data-Input - Absolute Values'.B208:.M208];[.$I$3:.$I$14])" office:value-type="float" office:value="1222825.74509052" calcext:value-type="float">
            <text:p>1222826</text:p>
          </table:table-cell>
          <table:table-cell table:style-name="ce22" table:number-matrix-columns-spanned="1" table:number-matrix-rows-spanned="1" table:formula="of:=MMULT([$'Data-Input - Absolute Values'.B208:.M208];[.$K$3:.$K$14])" office:value-type="float" office:value="1241051.81948604" calcext:value-type="float">
            <text:p>1241052</text:p>
          </table:table-cell>
          <table:table-cell table:style-name="ce20"/>
          <table:table-cell table:style-name="ce24" table:formula="of:=LN([.B224]/[.B225])" office:value-type="float" office:value="0.0143334769481569" calcext:value-type="float">
            <text:p>0.01433</text:p>
          </table:table-cell>
          <table:table-cell table:style-name="ce24" table:formula="of:=LN([.C224]/[.C225])" office:value-type="float" office:value="0.0236770330344497" calcext:value-type="float">
            <text:p>0.02368</text:p>
          </table:table-cell>
          <table:table-cell table:style-name="ce24" table:formula="of:=LN([.D224]/[.D225])" office:value-type="float" office:value="0.0288124767867019" calcext:value-type="float">
            <text:p>0.0288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1-21" calcext:value-type="date">
            <text:p>2020-01-21</text:p>
          </table:table-cell>
          <table:table-cell table:style-name="ce22" table:number-matrix-columns-spanned="1" table:number-matrix-rows-spanned="1" table:formula="of:=MMULT([$'Data-Input - Absolute Values'.B209:.M209];[.$G$3:.$G$14])" office:value-type="float" office:value="1239509.72937669" calcext:value-type="float">
            <text:p>1239510</text:p>
          </table:table-cell>
          <table:table-cell table:style-name="ce22" table:number-matrix-columns-spanned="1" table:number-matrix-rows-spanned="1" table:formula="of:=MMULT([$'Data-Input - Absolute Values'.B209:.M209];[.$I$3:.$I$14])" office:value-type="float" office:value="1194212.92950593" calcext:value-type="float">
            <text:p>1194213</text:p>
          </table:table-cell>
          <table:table-cell table:style-name="ce22" table:number-matrix-columns-spanned="1" table:number-matrix-rows-spanned="1" table:formula="of:=MMULT([$'Data-Input - Absolute Values'.B209:.M209];[.$K$3:.$K$14])" office:value-type="float" office:value="1205804.26579581" calcext:value-type="float">
            <text:p>1205804</text:p>
          </table:table-cell>
          <table:table-cell table:style-name="ce20"/>
          <table:table-cell table:style-name="ce24" table:formula="of:=LN([.B225]/[.B226])" office:value-type="float" office:value="0.0109266672487319" calcext:value-type="float">
            <text:p>0.01093</text:p>
          </table:table-cell>
          <table:table-cell table:style-name="ce24" table:formula="of:=LN([.C225]/[.C226])" office:value-type="float" office:value="0.0142023847659141" calcext:value-type="float">
            <text:p>0.01420</text:p>
          </table:table-cell>
          <table:table-cell table:style-name="ce24" table:formula="of:=LN([.D225]/[.D226])" office:value-type="float" office:value="0.014438118696024" calcext:value-type="float">
            <text:p>0.0144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1-14" calcext:value-type="date">
            <text:p>2020-01-14</text:p>
          </table:table-cell>
          <table:table-cell table:style-name="ce22" table:number-matrix-columns-spanned="1" table:number-matrix-rows-spanned="1" table:formula="of:=MMULT([$'Data-Input - Absolute Values'.B210:.M210];[.$G$3:.$G$14])" office:value-type="float" office:value="1226039.74405313" calcext:value-type="float">
            <text:p>1226040</text:p>
          </table:table-cell>
          <table:table-cell table:style-name="ce22" table:number-matrix-columns-spanned="1" table:number-matrix-rows-spanned="1" table:formula="of:=MMULT([$'Data-Input - Absolute Values'.B210:.M210];[.$I$3:.$I$14])" office:value-type="float" office:value="1177372.1308157" calcext:value-type="float">
            <text:p>1177372</text:p>
          </table:table-cell>
          <table:table-cell table:style-name="ce22" table:number-matrix-columns-spanned="1" table:number-matrix-rows-spanned="1" table:formula="of:=MMULT([$'Data-Input - Absolute Values'.B210:.M210];[.$K$3:.$K$14])" office:value-type="float" office:value="1188519.79853494" calcext:value-type="float">
            <text:p>1188520</text:p>
          </table:table-cell>
          <table:table-cell table:style-name="ce20"/>
          <table:table-cell table:style-name="ce24" table:formula="of:=LN([.B226]/[.B227])" office:value-type="float" office:value="0.0119601848089557" calcext:value-type="float">
            <text:p>0.01196</text:p>
          </table:table-cell>
          <table:table-cell table:style-name="ce24" table:formula="of:=LN([.C226]/[.C227])" office:value-type="float" office:value="0.018520920532769" calcext:value-type="float">
            <text:p>0.01852</text:p>
          </table:table-cell>
          <table:table-cell table:style-name="ce24" table:formula="of:=LN([.D226]/[.D227])" office:value-type="float" office:value="0.0392189574211966" calcext:value-type="float">
            <text:p>0.0392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20-01-07" calcext:value-type="date">
            <text:p>2020-01-07</text:p>
          </table:table-cell>
          <table:table-cell table:style-name="ce22" table:number-matrix-columns-spanned="1" table:number-matrix-rows-spanned="1" table:formula="of:=MMULT([$'Data-Input - Absolute Values'.B211:.M211];[.$G$3:.$G$14])" office:value-type="float" office:value="1211463.42363081" calcext:value-type="float">
            <text:p>1211463</text:p>
          </table:table-cell>
          <table:table-cell table:style-name="ce22" table:number-matrix-columns-spanned="1" table:number-matrix-rows-spanned="1" table:formula="of:=MMULT([$'Data-Input - Absolute Values'.B211:.M211];[.$I$3:.$I$14])" office:value-type="float" office:value="1155766.80796984" calcext:value-type="float">
            <text:p>1155767</text:p>
          </table:table-cell>
          <table:table-cell table:style-name="ce22" table:number-matrix-columns-spanned="1" table:number-matrix-rows-spanned="1" table:formula="of:=MMULT([$'Data-Input - Absolute Values'.B211:.M211];[.$K$3:.$K$14])" office:value-type="float" office:value="1142809.50505684" calcext:value-type="float">
            <text:p>1142810</text:p>
          </table:table-cell>
          <table:table-cell table:style-name="ce20"/>
          <table:table-cell table:style-name="ce24" table:formula="of:=LN([.B227]/[.B228])" office:value-type="float" office:value="0.0104450436647838" calcext:value-type="float">
            <text:p>0.01045</text:p>
          </table:table-cell>
          <table:table-cell table:style-name="ce24" table:formula="of:=LN([.C227]/[.C228])" office:value-type="float" office:value="0.0194651295757628" calcext:value-type="float">
            <text:p>0.01947</text:p>
          </table:table-cell>
          <table:table-cell table:style-name="ce24" table:formula="of:=LN([.D227]/[.D228])" office:value-type="float" office:value="0.0301664055879059" calcext:value-type="float">
            <text:p>0.0301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12-27" calcext:value-type="date">
            <text:p>2019-12-27</text:p>
          </table:table-cell>
          <table:table-cell table:style-name="ce22" table:number-matrix-columns-spanned="1" table:number-matrix-rows-spanned="1" table:formula="of:=MMULT([$'Data-Input - Absolute Values'.B212:.M212];[.$G$3:.$G$14])" office:value-type="float" office:value="1198875.49047242" calcext:value-type="float">
            <text:p>1198875</text:p>
          </table:table-cell>
          <table:table-cell table:style-name="ce22" table:number-matrix-columns-spanned="1" table:number-matrix-rows-spanned="1" table:formula="of:=MMULT([$'Data-Input - Absolute Values'.B212:.M212];[.$I$3:.$I$14])" office:value-type="float" office:value="1133487.19849403" calcext:value-type="float">
            <text:p>1133487</text:p>
          </table:table-cell>
          <table:table-cell table:style-name="ce22" table:number-matrix-columns-spanned="1" table:number-matrix-rows-spanned="1" table:formula="of:=MMULT([$'Data-Input - Absolute Values'.B212:.M212];[.$K$3:.$K$14])" office:value-type="float" office:value="1108849.84571539" calcext:value-type="float">
            <text:p>1108850</text:p>
          </table:table-cell>
          <table:table-cell table:style-name="ce20"/>
          <table:table-cell table:style-name="ce24" table:formula="of:=LN([.B228]/[.B229])" office:value-type="float" office:value="0.004956231466004" calcext:value-type="float">
            <text:p>0.00496</text:p>
          </table:table-cell>
          <table:table-cell table:style-name="ce24" table:formula="of:=LN([.C228]/[.C229])" office:value-type="float" office:value="0.00602230605751939" calcext:value-type="float">
            <text:p>0.00602</text:p>
          </table:table-cell>
          <table:table-cell table:style-name="ce24" table:formula="of:=LN([.D228]/[.D229])" office:value-type="float" office:value="0.0161752356614291" calcext:value-type="float">
            <text:p>0.0161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12-17" calcext:value-type="date">
            <text:p>2019-12-17</text:p>
          </table:table-cell>
          <table:table-cell table:style-name="ce22" table:number-matrix-columns-spanned="1" table:number-matrix-rows-spanned="1" table:formula="of:=MMULT([$'Data-Input - Absolute Values'.B213:.M213];[.$G$3:.$G$14])" office:value-type="float" office:value="1192948.28647329" calcext:value-type="float">
            <text:p>1192948</text:p>
          </table:table-cell>
          <table:table-cell table:style-name="ce22" table:number-matrix-columns-spanned="1" table:number-matrix-rows-spanned="1" table:formula="of:=MMULT([$'Data-Input - Absolute Values'.B213:.M213];[.$I$3:.$I$14])" office:value-type="float" office:value="1126681.50522547" calcext:value-type="float">
            <text:p>1126682</text:p>
          </table:table-cell>
          <table:table-cell table:style-name="ce22" table:number-matrix-columns-spanned="1" table:number-matrix-rows-spanned="1" table:formula="of:=MMULT([$'Data-Input - Absolute Values'.B213:.M213];[.$K$3:.$K$14])" office:value-type="float" office:value="1091058.21794629" calcext:value-type="float">
            <text:p>1091058</text:p>
          </table:table-cell>
          <table:table-cell table:style-name="ce20"/>
          <table:table-cell table:style-name="ce24" table:formula="of:=LN([.B229]/[.B230])" office:value-type="float" office:value="-0.00480419970497023" calcext:value-type="float">
            <text:p>-0.00480</text:p>
          </table:table-cell>
          <table:table-cell table:style-name="ce24" table:formula="of:=LN([.C229]/[.C230])" office:value-type="float" office:value="-0.0171905815778711" calcext:value-type="float">
            <text:p>-0.01719</text:p>
          </table:table-cell>
          <table:table-cell table:style-name="ce24" table:formula="of:=LN([.D229]/[.D230])" office:value-type="float" office:value="-0.0309245281011336" calcext:value-type="float">
            <text:p>-0.0309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12-10" calcext:value-type="date">
            <text:p>2019-12-10</text:p>
          </table:table-cell>
          <table:table-cell table:style-name="ce22" table:number-matrix-columns-spanned="1" table:number-matrix-rows-spanned="1" table:formula="of:=MMULT([$'Data-Input - Absolute Values'.B214:.M214];[.$G$3:.$G$14])" office:value-type="float" office:value="1198693.23717484" calcext:value-type="float">
            <text:p>1198693</text:p>
          </table:table-cell>
          <table:table-cell table:style-name="ce22" table:number-matrix-columns-spanned="1" table:number-matrix-rows-spanned="1" table:formula="of:=MMULT([$'Data-Input - Absolute Values'.B214:.M214];[.$I$3:.$I$14])" office:value-type="float" office:value="1146217.24986777" calcext:value-type="float">
            <text:p>1146217</text:p>
          </table:table-cell>
          <table:table-cell table:style-name="ce22" table:number-matrix-columns-spanned="1" table:number-matrix-rows-spanned="1" table:formula="of:=MMULT([$'Data-Input - Absolute Values'.B214:.M214];[.$K$3:.$K$14])" office:value-type="float" office:value="1125325.80202772" calcext:value-type="float">
            <text:p>1125326</text:p>
          </table:table-cell>
          <table:table-cell table:style-name="ce20"/>
          <table:table-cell table:style-name="ce24" table:formula="of:=LN([.B230]/[.B231])" office:value-type="float" office:value="0.00257331745985875" calcext:value-type="float">
            <text:p>0.00257</text:p>
          </table:table-cell>
          <table:table-cell table:style-name="ce24" table:formula="of:=LN([.C230]/[.C231])" office:value-type="float" office:value="-0.00271020479860394" calcext:value-type="float">
            <text:p>-0.00271</text:p>
          </table:table-cell>
          <table:table-cell table:style-name="ce24" table:formula="of:=LN([.D230]/[.D231])" office:value-type="float" office:value="-0.00131573939647213" calcext:value-type="float">
            <text:p>-0.0013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12-03" calcext:value-type="date">
            <text:p>2019-12-03</text:p>
          </table:table-cell>
          <table:table-cell table:style-name="ce22" table:number-matrix-columns-spanned="1" table:number-matrix-rows-spanned="1" table:formula="of:=MMULT([$'Data-Input - Absolute Values'.B215:.M215];[.$G$3:.$G$14])" office:value-type="float" office:value="1195612.5843874" calcext:value-type="float">
            <text:p>1195613</text:p>
          </table:table-cell>
          <table:table-cell table:style-name="ce22" table:number-matrix-columns-spanned="1" table:number-matrix-rows-spanned="1" table:formula="of:=MMULT([$'Data-Input - Absolute Values'.B215:.M215];[.$I$3:.$I$14])" office:value-type="float" office:value="1149327.94676737" calcext:value-type="float">
            <text:p>1149328</text:p>
          </table:table-cell>
          <table:table-cell table:style-name="ce22" table:number-matrix-columns-spanned="1" table:number-matrix-rows-spanned="1" table:formula="of:=MMULT([$'Data-Input - Absolute Values'.B215:.M215];[.$K$3:.$K$14])" office:value-type="float" office:value="1126807.41201188" calcext:value-type="float">
            <text:p>1126807</text:p>
          </table:table-cell>
          <table:table-cell table:style-name="ce20"/>
          <table:table-cell table:style-name="ce24" table:formula="of:=LN([.B231]/[.B232])" office:value-type="float" office:value="-0.00880913184367718" calcext:value-type="float">
            <text:p>-0.00881</text:p>
          </table:table-cell>
          <table:table-cell table:style-name="ce24" table:formula="of:=LN([.C231]/[.C232])" office:value-type="float" office:value="-0.0044825812324706" calcext:value-type="float">
            <text:p>-0.00448</text:p>
          </table:table-cell>
          <table:table-cell table:style-name="ce24" table:formula="of:=LN([.D231]/[.D232])" office:value-type="float" office:value="-0.00798333127116174" calcext:value-type="float">
            <text:p>-0.0079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11-26" calcext:value-type="date">
            <text:p>2019-11-26</text:p>
          </table:table-cell>
          <table:table-cell table:style-name="ce22" table:number-matrix-columns-spanned="1" table:number-matrix-rows-spanned="1" table:formula="of:=MMULT([$'Data-Input - Absolute Values'.B216:.M216];[.$G$3:.$G$14])" office:value-type="float" office:value="1206191.42004584" calcext:value-type="float">
            <text:p>1206191</text:p>
          </table:table-cell>
          <table:table-cell table:style-name="ce22" table:number-matrix-columns-spanned="1" table:number-matrix-rows-spanned="1" table:formula="of:=MMULT([$'Data-Input - Absolute Values'.B216:.M216];[.$I$3:.$I$14])" office:value-type="float" office:value="1154491.46695474" calcext:value-type="float">
            <text:p>1154491</text:p>
          </table:table-cell>
          <table:table-cell table:style-name="ce22" table:number-matrix-columns-spanned="1" table:number-matrix-rows-spanned="1" table:formula="of:=MMULT([$'Data-Input - Absolute Values'.B216:.M216];[.$K$3:.$K$14])" office:value-type="float" office:value="1135839.09234038" calcext:value-type="float">
            <text:p>1135839</text:p>
          </table:table-cell>
          <table:table-cell table:style-name="ce20"/>
          <table:table-cell table:style-name="ce24" table:formula="of:=LN([.B232]/[.B233])" office:value-type="float" office:value="-0.0104295327250518" calcext:value-type="float">
            <text:p>-0.01043</text:p>
          </table:table-cell>
          <table:table-cell table:style-name="ce24" table:formula="of:=LN([.C232]/[.C233])" office:value-type="float" office:value="-0.020273808915546" calcext:value-type="float">
            <text:p>-0.02027</text:p>
          </table:table-cell>
          <table:table-cell table:style-name="ce24" table:formula="of:=LN([.D232]/[.D233])" office:value-type="float" office:value="-0.0388071184503823" calcext:value-type="float">
            <text:p>-0.0388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11-19" calcext:value-type="date">
            <text:p>2019-11-19</text:p>
          </table:table-cell>
          <table:table-cell table:style-name="ce22" table:number-matrix-columns-spanned="1" table:number-matrix-rows-spanned="1" table:formula="of:=MMULT([$'Data-Input - Absolute Values'.B217:.M217];[.$G$3:.$G$14])" office:value-type="float" office:value="1218837.2634233" calcext:value-type="float">
            <text:p>1218837</text:p>
          </table:table-cell>
          <table:table-cell table:style-name="ce22" table:number-matrix-columns-spanned="1" table:number-matrix-rows-spanned="1" table:formula="of:=MMULT([$'Data-Input - Absolute Values'.B217:.M217];[.$I$3:.$I$14])" office:value-type="float" office:value="1178136.28169515" calcext:value-type="float">
            <text:p>1178136</text:p>
          </table:table-cell>
          <table:table-cell table:style-name="ce22" table:number-matrix-columns-spanned="1" table:number-matrix-rows-spanned="1" table:formula="of:=MMULT([$'Data-Input - Absolute Values'.B217:.M217];[.$K$3:.$K$14])" office:value-type="float" office:value="1180784.18894145" calcext:value-type="float">
            <text:p>1180784</text:p>
          </table:table-cell>
          <table:table-cell table:style-name="ce20"/>
          <table:table-cell table:style-name="ce24" table:formula="of:=LN([.B233]/[.B234])" office:value-type="float" office:value="-0.000617427627522215" calcext:value-type="float">
            <text:p>-0.00062</text:p>
          </table:table-cell>
          <table:table-cell table:style-name="ce24" table:formula="of:=LN([.C233]/[.C234])" office:value-type="float" office:value="-0.00506370844217086" calcext:value-type="float">
            <text:p>-0.00506</text:p>
          </table:table-cell>
          <table:table-cell table:style-name="ce24" table:formula="of:=LN([.D233]/[.D234])" office:value-type="float" office:value="-0.0162378720023957" calcext:value-type="float">
            <text:p>-0.01624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11-12" calcext:value-type="date">
            <text:p>2019-11-12</text:p>
          </table:table-cell>
          <table:table-cell table:style-name="ce22" table:number-matrix-columns-spanned="1" table:number-matrix-rows-spanned="1" table:formula="of:=MMULT([$'Data-Input - Absolute Values'.B218:.M218];[.$G$3:.$G$14])" office:value-type="float" office:value="1219590.03959168" calcext:value-type="float">
            <text:p>1219590</text:p>
          </table:table-cell>
          <table:table-cell table:style-name="ce22" table:number-matrix-columns-spanned="1" table:number-matrix-rows-spanned="1" table:formula="of:=MMULT([$'Data-Input - Absolute Values'.B218:.M218];[.$I$3:.$I$14])" office:value-type="float" office:value="1184117.15023837" calcext:value-type="float">
            <text:p>1184117</text:p>
          </table:table-cell>
          <table:table-cell table:style-name="ce22" table:number-matrix-columns-spanned="1" table:number-matrix-rows-spanned="1" table:formula="of:=MMULT([$'Data-Input - Absolute Values'.B218:.M218];[.$K$3:.$K$14])" office:value-type="float" office:value="1200114.12525706" calcext:value-type="float">
            <text:p>1200114</text:p>
          </table:table-cell>
          <table:table-cell table:style-name="ce20"/>
          <table:table-cell table:style-name="ce24" table:formula="of:=LN([.B234]/[.B235])" office:value-type="float" office:value="0.00222627815462675" calcext:value-type="float">
            <text:p>0.00223</text:p>
          </table:table-cell>
          <table:table-cell table:style-name="ce24" table:formula="of:=LN([.C234]/[.C235])" office:value-type="float" office:value="-0.00593388874760627" calcext:value-type="float">
            <text:p>-0.00593</text:p>
          </table:table-cell>
          <table:table-cell table:style-name="ce24" table:formula="of:=LN([.D234]/[.D235])" office:value-type="float" office:value="-0.00193439978494451" calcext:value-type="float">
            <text:p>-0.0019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11-05" calcext:value-type="date">
            <text:p>2019-11-05</text:p>
          </table:table-cell>
          <table:table-cell table:style-name="ce22" table:number-matrix-columns-spanned="1" table:number-matrix-rows-spanned="1" table:formula="of:=MMULT([$'Data-Input - Absolute Values'.B219:.M219];[.$G$3:.$G$14])" office:value-type="float" office:value="1216877.91302318" calcext:value-type="float">
            <text:p>1216878</text:p>
          </table:table-cell>
          <table:table-cell table:style-name="ce22" table:number-matrix-columns-spanned="1" table:number-matrix-rows-spanned="1" table:formula="of:=MMULT([$'Data-Input - Absolute Values'.B219:.M219];[.$I$3:.$I$14])" office:value-type="float" office:value="1191164.45796345" calcext:value-type="float">
            <text:p>1191164</text:p>
          </table:table-cell>
          <table:table-cell table:style-name="ce22" table:number-matrix-columns-spanned="1" table:number-matrix-rows-spanned="1" table:formula="of:=MMULT([$'Data-Input - Absolute Values'.B219:.M219];[.$K$3:.$K$14])" office:value-type="float" office:value="1202437.87256641" calcext:value-type="float">
            <text:p>1202438</text:p>
          </table:table-cell>
          <table:table-cell table:style-name="ce20"/>
          <table:table-cell table:style-name="ce24" table:formula="of:=LN([.B235]/[.B236])" office:value-type="float" office:value="0.00648035506862462" calcext:value-type="float">
            <text:p>0.00648</text:p>
          </table:table-cell>
          <table:table-cell table:style-name="ce24" table:formula="of:=LN([.C235]/[.C236])" office:value-type="float" office:value="0.00423416016103287" calcext:value-type="float">
            <text:p>0.00423</text:p>
          </table:table-cell>
          <table:table-cell table:style-name="ce24" table:formula="of:=LN([.D235]/[.D236])" office:value-type="float" office:value="0.0094056716118737" calcext:value-type="float">
            <text:p>0.0094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10-29" calcext:value-type="date">
            <text:p>2019-10-29</text:p>
          </table:table-cell>
          <table:table-cell table:style-name="ce22" table:number-matrix-columns-spanned="1" table:number-matrix-rows-spanned="1" table:formula="of:=MMULT([$'Data-Input - Absolute Values'.B220:.M220];[.$G$3:.$G$14])" office:value-type="float" office:value="1209017.60836197" calcext:value-type="float">
            <text:p>1209018</text:p>
          </table:table-cell>
          <table:table-cell table:style-name="ce22" table:number-matrix-columns-spanned="1" table:number-matrix-rows-spanned="1" table:formula="of:=MMULT([$'Data-Input - Absolute Values'.B220:.M220];[.$I$3:.$I$14])" office:value-type="float" office:value="1186131.539481" calcext:value-type="float">
            <text:p>1186132</text:p>
          </table:table-cell>
          <table:table-cell table:style-name="ce22" table:number-matrix-columns-spanned="1" table:number-matrix-rows-spanned="1" table:formula="of:=MMULT([$'Data-Input - Absolute Values'.B220:.M220];[.$K$3:.$K$14])" office:value-type="float" office:value="1191181.1582693" calcext:value-type="float">
            <text:p>1191181</text:p>
          </table:table-cell>
          <table:table-cell table:style-name="ce20"/>
          <table:table-cell table:style-name="ce24" table:formula="of:=LN([.B236]/[.B237])" office:value-type="float" office:value="0.0213506867047058" calcext:value-type="float">
            <text:p>0.02135</text:p>
          </table:table-cell>
          <table:table-cell table:style-name="ce24" table:formula="of:=LN([.C236]/[.C237])" office:value-type="float" office:value="0.024539201100145" calcext:value-type="float">
            <text:p>0.02454</text:p>
          </table:table-cell>
          <table:table-cell table:style-name="ce24" table:formula="of:=LN([.D236]/[.D237])" office:value-type="float" office:value="0.0434265376550087" calcext:value-type="float">
            <text:p>0.0434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10-22" calcext:value-type="date">
            <text:p>2019-10-22</text:p>
          </table:table-cell>
          <table:table-cell table:style-name="ce22" table:number-matrix-columns-spanned="1" table:number-matrix-rows-spanned="1" table:formula="of:=MMULT([$'Data-Input - Absolute Values'.B221:.M221];[.$G$3:.$G$14])" office:value-type="float" office:value="1183477.86787163" calcext:value-type="float">
            <text:p>1183478</text:p>
          </table:table-cell>
          <table:table-cell table:style-name="ce22" table:number-matrix-columns-spanned="1" table:number-matrix-rows-spanned="1" table:formula="of:=MMULT([$'Data-Input - Absolute Values'.B221:.M221];[.$I$3:.$I$14])" office:value-type="float" office:value="1157379.0435577" calcext:value-type="float">
            <text:p>1157379</text:p>
          </table:table-cell>
          <table:table-cell table:style-name="ce22" table:number-matrix-columns-spanned="1" table:number-matrix-rows-spanned="1" table:formula="of:=MMULT([$'Data-Input - Absolute Values'.B221:.M221];[.$K$3:.$K$14])" office:value-type="float" office:value="1140559.40383766" calcext:value-type="float">
            <text:p>1140559</text:p>
          </table:table-cell>
          <table:table-cell table:style-name="ce20"/>
          <table:table-cell table:style-name="ce24" table:formula="of:=LN([.B237]/[.B238])" office:value-type="float" office:value="-0.0088858732179329" calcext:value-type="float">
            <text:p>-0.00889</text:p>
          </table:table-cell>
          <table:table-cell table:style-name="ce24" table:formula="of:=LN([.C237]/[.C238])" office:value-type="float" office:value="-0.00874480596856853" calcext:value-type="float">
            <text:p>-0.00874</text:p>
          </table:table-cell>
          <table:table-cell table:style-name="ce24" table:formula="of:=LN([.D237]/[.D238])" office:value-type="float" office:value="-0.0140316831151151" calcext:value-type="float">
            <text:p>-0.01403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10-15" calcext:value-type="date">
            <text:p>2019-10-15</text:p>
          </table:table-cell>
          <table:table-cell table:style-name="ce22" table:number-matrix-columns-spanned="1" table:number-matrix-rows-spanned="1" table:formula="of:=MMULT([$'Data-Input - Absolute Values'.B222:.M222];[.$G$3:.$G$14])" office:value-type="float" office:value="1194040.9638235" calcext:value-type="float">
            <text:p>1194041</text:p>
          </table:table-cell>
          <table:table-cell table:style-name="ce22" table:number-matrix-columns-spanned="1" table:number-matrix-rows-spanned="1" table:formula="of:=MMULT([$'Data-Input - Absolute Values'.B222:.M222];[.$I$3:.$I$14])" office:value-type="float" office:value="1167544.48133562" calcext:value-type="float">
            <text:p>1167544</text:p>
          </table:table-cell>
          <table:table-cell table:style-name="ce22" table:number-matrix-columns-spanned="1" table:number-matrix-rows-spanned="1" table:formula="of:=MMULT([$'Data-Input - Absolute Values'.B222:.M222];[.$K$3:.$K$14])" office:value-type="float" office:value="1156676.1802836" calcext:value-type="float">
            <text:p>1156676</text:p>
          </table:table-cell>
          <table:table-cell table:style-name="ce20"/>
          <table:table-cell table:style-name="ce24" table:formula="of:=LN([.B238]/[.B239])" office:value-type="float" office:value="0.00670385401912537" calcext:value-type="float">
            <text:p>0.00670</text:p>
          </table:table-cell>
          <table:table-cell table:style-name="ce24" table:formula="of:=LN([.C238]/[.C239])" office:value-type="float" office:value="-0.00921568365614728" calcext:value-type="float">
            <text:p>-0.00922</text:p>
          </table:table-cell>
          <table:table-cell table:style-name="ce24" table:formula="of:=LN([.D238]/[.D239])" office:value-type="float" office:value="0.00137973462593041" calcext:value-type="float">
            <text:p>0.00138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10-08" calcext:value-type="date">
            <text:p>2019-10-08</text:p>
          </table:table-cell>
          <table:table-cell table:style-name="ce22" table:number-matrix-columns-spanned="1" table:number-matrix-rows-spanned="1" table:formula="of:=MMULT([$'Data-Input - Absolute Values'.B223:.M223];[.$G$3:.$G$14])" office:value-type="float" office:value="1186063.05874302" calcext:value-type="float">
            <text:p>1186063</text:p>
          </table:table-cell>
          <table:table-cell table:style-name="ce22" table:number-matrix-columns-spanned="1" table:number-matrix-rows-spanned="1" table:formula="of:=MMULT([$'Data-Input - Absolute Values'.B223:.M223];[.$I$3:.$I$14])" office:value-type="float" office:value="1178353.93367398" calcext:value-type="float">
            <text:p>1178354</text:p>
          </table:table-cell>
          <table:table-cell table:style-name="ce22" table:number-matrix-columns-spanned="1" table:number-matrix-rows-spanned="1" table:formula="of:=MMULT([$'Data-Input - Absolute Values'.B223:.M223];[.$K$3:.$K$14])" office:value-type="float" office:value="1155081.37456401" calcext:value-type="float">
            <text:p>1155081</text:p>
          </table:table-cell>
          <table:table-cell table:style-name="ce20"/>
          <table:table-cell table:style-name="ce24" table:formula="of:=LN([.B239]/[.B240])" office:value-type="float" office:value="-0.00300018141119253" calcext:value-type="float">
            <text:p>-0.00300</text:p>
          </table:table-cell>
          <table:table-cell table:style-name="ce24" table:formula="of:=LN([.C239]/[.C240])" office:value-type="float" office:value="0.00419128276227566" calcext:value-type="float">
            <text:p>0.00419</text:p>
          </table:table-cell>
          <table:table-cell table:style-name="ce24" table:formula="of:=LN([.D239]/[.D240])" office:value-type="float" office:value="0.00186776795324505" calcext:value-type="float">
            <text:p>0.00187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10-01" calcext:value-type="date">
            <text:p>2019-10-01</text:p>
          </table:table-cell>
          <table:table-cell table:style-name="ce22" table:number-matrix-columns-spanned="1" table:number-matrix-rows-spanned="1" table:formula="of:=MMULT([$'Data-Input - Absolute Values'.B224:.M224];[.$G$3:.$G$14])" office:value-type="float" office:value="1189626.8063559" calcext:value-type="float">
            <text:p>1189627</text:p>
          </table:table-cell>
          <table:table-cell table:style-name="ce22" table:number-matrix-columns-spanned="1" table:number-matrix-rows-spanned="1" table:formula="of:=MMULT([$'Data-Input - Absolute Values'.B224:.M224];[.$I$3:.$I$14])" office:value-type="float" office:value="1173425.45468326" calcext:value-type="float">
            <text:p>1173425</text:p>
          </table:table-cell>
          <table:table-cell table:style-name="ce22" table:number-matrix-columns-spanned="1" table:number-matrix-rows-spanned="1" table:formula="of:=MMULT([$'Data-Input - Absolute Values'.B224:.M224];[.$K$3:.$K$14])" office:value-type="float" office:value="1152925.96411909" calcext:value-type="float">
            <text:p>1152926</text:p>
          </table:table-cell>
          <table:table-cell table:style-name="ce20"/>
          <table:table-cell table:style-name="ce24" table:formula="of:=LN([.B240]/[.B241])" office:value-type="float" office:value="0.000349155640722166" calcext:value-type="float">
            <text:p>0.00035</text:p>
          </table:table-cell>
          <table:table-cell table:style-name="ce24" table:formula="of:=LN([.C240]/[.C241])" office:value-type="float" office:value="0.0022816985789332" calcext:value-type="float">
            <text:p>0.00228</text:p>
          </table:table-cell>
          <table:table-cell table:style-name="ce24" table:formula="of:=LN([.D240]/[.D241])" office:value-type="float" office:value="0.00371203733281345" calcext:value-type="float">
            <text:p>0.00371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09-24" calcext:value-type="date">
            <text:p>2019-09-24</text:p>
          </table:table-cell>
          <table:table-cell table:style-name="ce22" table:number-matrix-columns-spanned="1" table:number-matrix-rows-spanned="1" table:formula="of:=MMULT([$'Data-Input - Absolute Values'.B225:.M225];[.$G$3:.$G$14])" office:value-type="float" office:value="1189211.51395117" calcext:value-type="float">
            <text:p>1189212</text:p>
          </table:table-cell>
          <table:table-cell table:style-name="ce22" table:number-matrix-columns-spanned="1" table:number-matrix-rows-spanned="1" table:formula="of:=MMULT([$'Data-Input - Absolute Values'.B225:.M225];[.$I$3:.$I$14])" office:value-type="float" office:value="1170751.10368252" calcext:value-type="float">
            <text:p>1170751</text:p>
          </table:table-cell>
          <table:table-cell table:style-name="ce22" table:number-matrix-columns-spanned="1" table:number-matrix-rows-spanned="1" table:formula="of:=MMULT([$'Data-Input - Absolute Values'.B225:.M225];[.$K$3:.$K$14])" office:value-type="float" office:value="1148654.19328985" calcext:value-type="float">
            <text:p>1148654</text:p>
          </table:table-cell>
          <table:table-cell table:style-name="ce20"/>
          <table:table-cell table:style-name="ce24" table:formula="of:=LN([.B241]/[.B242])" office:value-type="float" office:value="-0.0133427043239335" calcext:value-type="float">
            <text:p>-0.01334</text:p>
          </table:table-cell>
          <table:table-cell table:style-name="ce24" table:formula="of:=LN([.C241]/[.C242])" office:value-type="float" office:value="-0.0282444000117647" calcext:value-type="float">
            <text:p>-0.02824</text:p>
          </table:table-cell>
          <table:table-cell table:style-name="ce24" table:formula="of:=LN([.D241]/[.D242])" office:value-type="float" office:value="-0.064151513699336" calcext:value-type="float">
            <text:p>-0.06415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09-17" calcext:value-type="date">
            <text:p>2019-09-17</text:p>
          </table:table-cell>
          <table:table-cell table:style-name="ce22" table:number-matrix-columns-spanned="1" table:number-matrix-rows-spanned="1" table:formula="of:=MMULT([$'Data-Input - Absolute Values'.B226:.M226];[.$G$3:.$G$14])" office:value-type="float" office:value="1205185.14026854" calcext:value-type="float">
            <text:p>1205185</text:p>
          </table:table-cell>
          <table:table-cell table:style-name="ce22" table:number-matrix-columns-spanned="1" table:number-matrix-rows-spanned="1" table:formula="of:=MMULT([$'Data-Input - Absolute Values'.B226:.M226];[.$I$3:.$I$14])" office:value-type="float" office:value="1204289.67500546" calcext:value-type="float">
            <text:p>1204290</text:p>
          </table:table-cell>
          <table:table-cell table:style-name="ce22" table:number-matrix-columns-spanned="1" table:number-matrix-rows-spanned="1" table:formula="of:=MMULT([$'Data-Input - Absolute Values'.B226:.M226];[.$K$3:.$K$14])" office:value-type="float" office:value="1224757.05768714" calcext:value-type="float">
            <text:p>1224757</text:p>
          </table:table-cell>
          <table:table-cell table:style-name="ce20"/>
          <table:table-cell table:style-name="ce24" table:formula="of:=LN([.B242]/[.B243])" office:value-type="float" office:value="0.00431164170132545" calcext:value-type="float">
            <text:p>0.00431</text:p>
          </table:table-cell>
          <table:table-cell table:style-name="ce24" table:formula="of:=LN([.C242]/[.C243])" office:value-type="float" office:value="0.00356835503976158" calcext:value-type="float">
            <text:p>0.00357</text:p>
          </table:table-cell>
          <table:table-cell table:style-name="ce24" table:formula="of:=LN([.D242]/[.D243])" office:value-type="float" office:value="0.020420947220324" calcext:value-type="float">
            <text:p>0.02042</text:p>
          </table:table-cell>
          <table:table-cell table:style-name="ce20" table:number-columns-repeated="20"/>
          <table:table-cell table:number-columns-repeated="996"/>
        </table:table-row>
        <table:table-row table:style-name="ro1">
          <table:table-cell table:style-name="ce19" office:value-type="date" office:date-value="2019-09-10" calcext:value-type="date">
            <text:p>2019-09-10</text:p>
          </table:table-cell>
          <table:table-cell table:style-name="ce22" table:number-matrix-columns-spanned="1" table:number-matrix-rows-spanned="1" table:formula="of:=MMULT([$'Data-Input - Absolute Values'.B227:.M227];[.$G$3:.$G$14])" office:value-type="float" office:value="1200000.00002614" calcext:value-type="float">
            <text:p>1200000</text:p>
          </table:table-cell>
          <table:table-cell table:style-name="ce22" table:number-matrix-columns-spanned="1" table:number-matrix-rows-spanned="1" table:formula="of:=MMULT([$'Data-Input - Absolute Values'.B227:.M227];[.$I$3:.$I$14])" office:value-type="float" office:value="1199999.99996784" calcext:value-type="float">
            <text:p>1200000</text:p>
          </table:table-cell>
          <table:table-cell table:style-name="ce22" table:number-matrix-columns-spanned="1" table:number-matrix-rows-spanned="1" table:formula="of:=MMULT([$'Data-Input - Absolute Values'.B227:.M227];[.$K$3:.$K$14])" office:value-type="float" office:value="1200000.00007074" calcext:value-type="float">
            <text:p>1200000</text:p>
          </table:table-cell>
          <table:table-cell table:style-name="ce20"/>
          <table:table-cell table:style-name="ce24" table:formula="of:=LN([.B243]/[.B244])" office:value-type="string" office:string-value="" calcext:value-type="error">
            <text:p>#DIV/0!</text:p>
          </table:table-cell>
          <table:table-cell table:style-name="ce24" table:formula="of:=LN([.C243]/[.C244])" office:value-type="string" office:string-value="" calcext:value-type="error">
            <text:p>#DIV/0!</text:p>
          </table:table-cell>
          <table:table-cell table:style-name="ce24" table:formula="of:=LN([.D243]/[.D244])" office:value-type="string" office:string-value="" calcext:value-type="error">
            <text:p>#DIV/0!</text:p>
          </table:table-cell>
          <table:table-cell table:style-name="ce20" table:number-columns-repeated="20"/>
          <table:table-cell table:number-columns-repeated="996"/>
        </table:table-row>
        <table:table-row table:style-name="ro1" table:number-rows-repeated="773">
          <table:table-cell table:style-name="ce20" table:number-columns-repeated="28"/>
          <table:table-cell table:number-columns-repeated="996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_20_-_20_Returns" style:display-name="PageStyle_Summary - Retur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-Input_20_-_20_Absolute_20_Values" style:display-name="PageStyle_Data-Input - Absolute 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tfolios" style:display-name="PageStyle_Portfol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8048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29">
      <number:text>$</number:text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29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129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129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129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0.927cm" svg:height="6.773cm" xlink:href=".." xlink:type="simple" chart:class="chart:line" chart:style-name="ch1">
        <chart:legend chart:legend-position="end" svg:x="8.154cm" svg:y="2.589cm" style:legend-expansion="high" chart:style-name="ch2"/>
        <chart:plot-area chart:style-name="ch3" table:cell-range-address="Portfolios.A17:Portfolios.D243" chart:data-source-has-labels="both" svg:x="0.218cm" svg:y="0.135cm" svg:width="7.718cm" svg:height="5.473cm">
          <chartooo:coordinate-region svg:x="2.012cm" svg:y="0.135cm" svg:width="5.729cm" svg:height="3.696cm"/>
          <chart:axis chart:dimension="x" chart:name="primary-x" chart:style-name="ch4" chartooo:axis-type="text">
            <chart:title svg:x="3.656cm" svg:y="5.744cm" chart:style-name="ch5">
              <text:p>Date</text:p>
            </chart:title>
            <chart:categories table:cell-range-address="Portfolios.A18:Portfolios.A2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ortfolios.B18:Portfolios.B243" chart:label-cell-address="Portfolios.B17:Portfolios.B17" chart:class="chart:line">
            <chart:data-point chart:repeated="226"/>
          </chart:series>
          <chart:series chart:style-name="ch9" chart:values-cell-range-address="Portfolios.C18:Portfolios.C243" chart:label-cell-address="Portfolios.C17:Portfolios.C17" chart:class="chart:line">
            <chart:data-point chart:repeated="226"/>
          </chart:series>
          <chart:series chart:style-name="ch10" chart:values-cell-range-address="Portfolios.D18:Portfolios.D243" chart:label-cell-address="Portfolios.D17:Portfolios.D17" chart:class="chart:line">
            <chart:data-point chart:repeated="2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jamin</text:p>
                <draw:g>
                  <svg:desc>Portfolios.B17:Portfolios.B17</svg:desc>
                </draw:g>
              </table:table-cell>
              <table:table-cell office:value-type="string">
                <text:p>Suraj</text:p>
                <draw:g>
                  <svg:desc>Portfolios.C17:Portfolios.C17</svg:desc>
                </draw:g>
              </table:table-cell>
              <table:table-cell office:value-type="string">
                <text:p>Kristian</text:p>
                <draw:g>
                  <svg:desc>Portfolios.D17:Portfolios.D17</svg:desc>
                </draw:g>
              </table:table-cell>
            </table:table-row>
          </table:table-header-rows>
          <table:table-rows>
            <table:table-row>
              <table:table-cell office:value-type="float" office:value="45329">
                <text:p>45329</text:p>
                <draw:g>
                  <svg:desc>Portfolios.A18:Portfolios.A243</svg:desc>
                </draw:g>
              </table:table-cell>
              <table:table-cell office:value-type="float" office:value="2452332.759594">
                <text:p>2452332.759594</text:p>
                <draw:g>
                  <svg:desc>Portfolios.B18:Portfolios.B243</svg:desc>
                </draw:g>
              </table:table-cell>
              <table:table-cell office:value-type="float" office:value="2824872.0934044">
                <text:p>2824872.0934044</text:p>
                <draw:g>
                  <svg:desc>Portfolios.C18:Portfolios.C243</svg:desc>
                </draw:g>
              </table:table-cell>
              <table:table-cell office:value-type="float" office:value="4110286.60505837">
                <text:p>4110286.60505837</text:p>
                <draw:g>
                  <svg:desc>Portfolios.D18:Portfolios.D243</svg:desc>
                </draw:g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2382240.62078161">
                <text:p>2382240.62078161</text:p>
              </table:table-cell>
              <table:table-cell office:value-type="float" office:value="2745191.64719123">
                <text:p>2745191.64719123</text:p>
              </table:table-cell>
              <table:table-cell office:value-type="float" office:value="3969515.60808862">
                <text:p>3969515.60808862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2325722.06266762">
                <text:p>2325722.06266762</text:p>
              </table:table-cell>
              <table:table-cell office:value-type="float" office:value="2662072.00493368">
                <text:p>2662072.00493368</text:p>
              </table:table-cell>
              <table:table-cell office:value-type="float" office:value="3839519.27638643">
                <text:p>3839519.27638643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2409492.30847074">
                <text:p>2409492.30847074</text:p>
              </table:table-cell>
              <table:table-cell office:value-type="float" office:value="2832999.9654446">
                <text:p>2832999.9654446</text:p>
              </table:table-cell>
              <table:table-cell office:value-type="float" office:value="4122026.15576323">
                <text:p>4122026.15576323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2450553.83428764">
                <text:p>2450553.83428764</text:p>
              </table:table-cell>
              <table:table-cell office:value-type="float" office:value="2910939.41376818">
                <text:p>2910939.41376818</text:p>
              </table:table-cell>
              <table:table-cell office:value-type="float" office:value="4249456.82657157">
                <text:p>4249456.82657157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2347328.14516222">
                <text:p>2347328.14516222</text:p>
              </table:table-cell>
              <table:table-cell office:value-type="float" office:value="2753468.85759999">
                <text:p>2753468.85759999</text:p>
              </table:table-cell>
              <table:table-cell office:value-type="float" office:value="3979477.29822813">
                <text:p>3979477.29822813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2411001.62878835">
                <text:p>2411001.62878835</text:p>
              </table:table-cell>
              <table:table-cell office:value-type="float" office:value="2875631.14964923">
                <text:p>2875631.14964923</text:p>
              </table:table-cell>
              <table:table-cell office:value-type="float" office:value="4177319.32171639">
                <text:p>4177319.32171639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2376100.4731435">
                <text:p>2376100.4731435</text:p>
              </table:table-cell>
              <table:table-cell office:value-type="float" office:value="2813928.06340221">
                <text:p>2813928.06340221</text:p>
              </table:table-cell>
              <table:table-cell office:value-type="float" office:value="4077734.53006124">
                <text:p>4077734.53006124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2386982.00431678">
                <text:p>2386982.00431678</text:p>
              </table:table-cell>
              <table:table-cell office:value-type="float" office:value="2822166.9670887">
                <text:p>2822166.9670887</text:p>
              </table:table-cell>
              <table:table-cell office:value-type="float" office:value="4109379.1786978">
                <text:p>4109379.1786978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2152787.77590323">
                <text:p>2152787.77590323</text:p>
              </table:table-cell>
              <table:table-cell office:value-type="float" office:value="2443909.42591002">
                <text:p>2443909.42591002</text:p>
              </table:table-cell>
              <table:table-cell office:value-type="float" office:value="3489407.20698635">
                <text:p>3489407.20698635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2127076.74117047">
                <text:p>2127076.74117047</text:p>
              </table:table-cell>
              <table:table-cell office:value-type="float" office:value="2416615.79982941">
                <text:p>2416615.79982941</text:p>
              </table:table-cell>
              <table:table-cell office:value-type="float" office:value="3454485.36990061">
                <text:p>3454485.36990061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2081686.68494114">
                <text:p>2081686.68494114</text:p>
              </table:table-cell>
              <table:table-cell office:value-type="float" office:value="2343560.80957495">
                <text:p>2343560.80957495</text:p>
              </table:table-cell>
              <table:table-cell office:value-type="float" office:value="3332544.50607231">
                <text:p>3332544.50607231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2136168.16651295">
                <text:p>2136168.16651295</text:p>
              </table:table-cell>
              <table:table-cell office:value-type="float" office:value="2439868.71176199">
                <text:p>2439868.71176199</text:p>
              </table:table-cell>
              <table:table-cell office:value-type="float" office:value="3502531.02789153">
                <text:p>3502531.02789153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1996986.72533178">
                <text:p>1996986.72533178</text:p>
              </table:table-cell>
              <table:table-cell office:value-type="float" office:value="2236110.56218887">
                <text:p>2236110.56218887</text:p>
              </table:table-cell>
              <table:table-cell office:value-type="float" office:value="3171699.69764817">
                <text:p>3171699.69764817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1922942.78230355">
                <text:p>1922942.78230355</text:p>
              </table:table-cell>
              <table:table-cell office:value-type="float" office:value="2153566.23969589">
                <text:p>2153566.23969589</text:p>
              </table:table-cell>
              <table:table-cell office:value-type="float" office:value="3042639.5255768">
                <text:p>3042639.5255768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1836541.0148443">
                <text:p>1836541.0148443</text:p>
              </table:table-cell>
              <table:table-cell office:value-type="float" office:value="2006761.86405559">
                <text:p>2006761.86405559</text:p>
              </table:table-cell>
              <table:table-cell office:value-type="float" office:value="2801114.13731244">
                <text:p>2801114.13731244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1842809.96831365">
                <text:p>1842809.96831365</text:p>
              </table:table-cell>
              <table:table-cell office:value-type="float" office:value="1992353.11419162">
                <text:p>1992353.11419162</text:p>
              </table:table-cell>
              <table:table-cell office:value-type="float" office:value="2763274.03667573">
                <text:p>2763274.03667573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1853990.25548562">
                <text:p>1853990.25548562</text:p>
              </table:table-cell>
              <table:table-cell office:value-type="float" office:value="2032968.70959627">
                <text:p>2032968.70959627</text:p>
              </table:table-cell>
              <table:table-cell office:value-type="float" office:value="2844032.92612113">
                <text:p>2844032.92612113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1851962.00387635">
                <text:p>1851962.00387635</text:p>
              </table:table-cell>
              <table:table-cell office:value-type="float" office:value="2025549.66704433">
                <text:p>2025549.66704433</text:p>
              </table:table-cell>
              <table:table-cell office:value-type="float" office:value="2820488.65462412">
                <text:p>2820488.65462412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1838839.17246097">
                <text:p>1838839.17246097</text:p>
              </table:table-cell>
              <table:table-cell office:value-type="float" office:value="1993315.85091627">
                <text:p>1993315.85091627</text:p>
              </table:table-cell>
              <table:table-cell office:value-type="float" office:value="2757220.19541921">
                <text:p>2757220.19541921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1879179.35221391">
                <text:p>1879179.35221391</text:p>
              </table:table-cell>
              <table:table-cell office:value-type="float" office:value="2033484.93451592">
                <text:p>2033484.93451592</text:p>
              </table:table-cell>
              <table:table-cell office:value-type="float" office:value="2820404.75046377">
                <text:p>2820404.75046377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1850494.08125865">
                <text:p>1850494.08125865</text:p>
              </table:table-cell>
              <table:table-cell office:value-type="float" office:value="2014493.89078438">
                <text:p>2014493.89078438</text:p>
              </table:table-cell>
              <table:table-cell office:value-type="float" office:value="2786350.31125949">
                <text:p>2786350.31125949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1841261.35348024">
                <text:p>1841261.35348024</text:p>
              </table:table-cell>
              <table:table-cell office:value-type="float" office:value="2008119.37214509">
                <text:p>2008119.37214509</text:p>
              </table:table-cell>
              <table:table-cell office:value-type="float" office:value="2767039.94119129">
                <text:p>2767039.94119129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1833002.32982361">
                <text:p>1833002.32982361</text:p>
              </table:table-cell>
              <table:table-cell office:value-type="float" office:value="2013618.86007716">
                <text:p>2013618.86007716</text:p>
              </table:table-cell>
              <table:table-cell office:value-type="float" office:value="2781583.41584278">
                <text:p>2781583.41584278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1814264.69398166">
                <text:p>1814264.69398166</text:p>
              </table:table-cell>
              <table:table-cell office:value-type="float" office:value="1998944.60481246">
                <text:p>1998944.60481246</text:p>
              </table:table-cell>
              <table:table-cell office:value-type="float" office:value="2761672.03056031">
                <text:p>2761672.03056031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1912484.97037079">
                <text:p>1912484.97037079</text:p>
              </table:table-cell>
              <table:table-cell office:value-type="float" office:value="2142614.00492806">
                <text:p>2142614.00492806</text:p>
              </table:table-cell>
              <table:table-cell office:value-type="float" office:value="2995731.97015578">
                <text:p>2995731.97015578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1908014.38738644">
                <text:p>1908014.38738644</text:p>
              </table:table-cell>
              <table:table-cell office:value-type="float" office:value="2128848.54158378">
                <text:p>2128848.54158378</text:p>
              </table:table-cell>
              <table:table-cell office:value-type="float" office:value="2971278.48680819">
                <text:p>2971278.48680819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1950607.25151594">
                <text:p>1950607.25151594</text:p>
              </table:table-cell>
              <table:table-cell office:value-type="float" office:value="2186326.09811257">
                <text:p>2186326.09811257</text:p>
              </table:table-cell>
              <table:table-cell office:value-type="float" office:value="3060161.36180229">
                <text:p>3060161.36180229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1947572.66360406">
                <text:p>1947572.66360406</text:p>
              </table:table-cell>
              <table:table-cell office:value-type="float" office:value="2190467.53793148">
                <text:p>2190467.53793148</text:p>
              </table:table-cell>
              <table:table-cell office:value-type="float" office:value="3061065.46937691">
                <text:p>3061065.46937691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1943518.18407421">
                <text:p>1943518.18407421</text:p>
              </table:table-cell>
              <table:table-cell office:value-type="float" office:value="2205874.27241487">
                <text:p>2205874.27241487</text:p>
              </table:table-cell>
              <table:table-cell office:value-type="float" office:value="3087553.61597826">
                <text:p>3087553.61597826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1908941.11858169">
                <text:p>1908941.11858169</text:p>
              </table:table-cell>
              <table:table-cell office:value-type="float" office:value="2150866.9257057">
                <text:p>2150866.9257057</text:p>
              </table:table-cell>
              <table:table-cell office:value-type="float" office:value="3006776.71143545">
                <text:p>3006776.71143545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1957375.17959514">
                <text:p>1957375.17959514</text:p>
              </table:table-cell>
              <table:table-cell office:value-type="float" office:value="2211032.67797516">
                <text:p>2211032.67797516</text:p>
              </table:table-cell>
              <table:table-cell office:value-type="float" office:value="3093439.70710721">
                <text:p>3093439.70710721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1926956.03723465">
                <text:p>1926956.03723465</text:p>
              </table:table-cell>
              <table:table-cell office:value-type="float" office:value="2185169.04427173">
                <text:p>2185169.04427173</text:p>
              </table:table-cell>
              <table:table-cell office:value-type="float" office:value="3047983.04838591">
                <text:p>3047983.04838591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1853991.39710549">
                <text:p>1853991.39710549</text:p>
              </table:table-cell>
              <table:table-cell office:value-type="float" office:value="2043740.94474441">
                <text:p>2043740.94474441</text:p>
              </table:table-cell>
              <table:table-cell office:value-type="float" office:value="2819422.69200174">
                <text:p>2819422.69200174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1907152.91804652">
                <text:p>1907152.91804652</text:p>
              </table:table-cell>
              <table:table-cell office:value-type="float" office:value="2153990.12458409">
                <text:p>2153990.12458409</text:p>
              </table:table-cell>
              <table:table-cell office:value-type="float" office:value="3003353.82298718">
                <text:p>3003353.82298718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2004619.4088787">
                <text:p>2004619.4088787</text:p>
              </table:table-cell>
              <table:table-cell office:value-type="float" office:value="2308438.02560362">
                <text:p>2308438.02560362</text:p>
              </table:table-cell>
              <table:table-cell office:value-type="float" office:value="3256269.23605631">
                <text:p>3256269.23605631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1951147.50367866">
                <text:p>1951147.50367866</text:p>
              </table:table-cell>
              <table:table-cell office:value-type="float" office:value="2233628.84451359">
                <text:p>2233628.84451359</text:p>
              </table:table-cell>
              <table:table-cell office:value-type="float" office:value="3142887.64691119">
                <text:p>3142887.64691119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1941282.62823892">
                <text:p>1941282.62823892</text:p>
              </table:table-cell>
              <table:table-cell office:value-type="float" office:value="2227039.08227189">
                <text:p>2227039.08227189</text:p>
              </table:table-cell>
              <table:table-cell office:value-type="float" office:value="3128916.78657432">
                <text:p>3128916.78657432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1919158.43680472">
                <text:p>1919158.43680472</text:p>
              </table:table-cell>
              <table:table-cell office:value-type="float" office:value="2207270.67149977">
                <text:p>2207270.67149977</text:p>
              </table:table-cell>
              <table:table-cell office:value-type="float" office:value="3081594.39155904">
                <text:p>3081594.39155904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1966122.83637996">
                <text:p>1966122.83637996</text:p>
              </table:table-cell>
              <table:table-cell office:value-type="float" office:value="2289061.08547504">
                <text:p>2289061.08547504</text:p>
              </table:table-cell>
              <table:table-cell office:value-type="float" office:value="3217867.51388922">
                <text:p>3217867.51388922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1972447.2334841">
                <text:p>1972447.2334841</text:p>
              </table:table-cell>
              <table:table-cell office:value-type="float" office:value="2300556.28557659">
                <text:p>2300556.28557659</text:p>
              </table:table-cell>
              <table:table-cell office:value-type="float" office:value="3239802.99122515">
                <text:p>3239802.99122515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1958402.19572092">
                <text:p>1958402.19572092</text:p>
              </table:table-cell>
              <table:table-cell office:value-type="float" office:value="2294992.73278696">
                <text:p>2294992.73278696</text:p>
              </table:table-cell>
              <table:table-cell office:value-type="float" office:value="3231143.25147715">
                <text:p>3231143.25147715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1986757.47408171">
                <text:p>1986757.47408171</text:p>
              </table:table-cell>
              <table:table-cell office:value-type="float" office:value="2354489.36497411">
                <text:p>2354489.36497411</text:p>
              </table:table-cell>
              <table:table-cell office:value-type="float" office:value="3323319.53152247">
                <text:p>3323319.53152247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1933413.07517252">
                <text:p>1933413.07517252</text:p>
              </table:table-cell>
              <table:table-cell office:value-type="float" office:value="2259084.34123054">
                <text:p>2259084.34123054</text:p>
              </table:table-cell>
              <table:table-cell office:value-type="float" office:value="3166172.81398879">
                <text:p>3166172.81398879</text:p>
              </table:table-cell>
            </table:table-row>
            <table:table-row>
              <table:table-cell office:value-type="float" office:value="45013">
                <text:p>45013</text:p>
              </table:table-cell>
              <table:table-cell office:value-type="float" office:value="1878933.00403141">
                <text:p>1878933.00403141</text:p>
              </table:table-cell>
              <table:table-cell office:value-type="float" office:value="2190147.92173558">
                <text:p>2190147.92173558</text:p>
              </table:table-cell>
              <table:table-cell office:value-type="float" office:value="3057754.50259272">
                <text:p>3057754.50259272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1896577.89211972">
                <text:p>1896577.89211972</text:p>
              </table:table-cell>
              <table:table-cell office:value-type="float" office:value="2216776.67077734">
                <text:p>2216776.67077734</text:p>
              </table:table-cell>
              <table:table-cell office:value-type="float" office:value="3100322.5306711">
                <text:p>3100322.5306711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1836298.54511515">
                <text:p>1836298.54511515</text:p>
              </table:table-cell>
              <table:table-cell office:value-type="float" office:value="2123715.70617063">
                <text:p>2123715.70617063</text:p>
              </table:table-cell>
              <table:table-cell office:value-type="float" office:value="2953206.1976743">
                <text:p>2953206.1976743</text:p>
              </table:table-cell>
            </table:table-row>
            <table:table-row>
              <table:table-cell office:value-type="float" office:value="44992">
                <text:p>44992</text:p>
              </table:table-cell>
              <table:table-cell office:value-type="float" office:value="1818982.99446845">
                <text:p>1818982.99446845</text:p>
              </table:table-cell>
              <table:table-cell office:value-type="float" office:value="2068630.11183915">
                <text:p>2068630.11183915</text:p>
              </table:table-cell>
              <table:table-cell office:value-type="float" office:value="2866627.36053">
                <text:p>2866627.36053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1843486.41529462">
                <text:p>1843486.41529462</text:p>
              </table:table-cell>
              <table:table-cell office:value-type="float" office:value="2115855.79415077">
                <text:p>2115855.79415077</text:p>
              </table:table-cell>
              <table:table-cell office:value-type="float" office:value="2951279.09104658">
                <text:p>2951279.09104658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1876082.21376276">
                <text:p>1876082.21376276</text:p>
              </table:table-cell>
              <table:table-cell office:value-type="float" office:value="2185534.10748023">
                <text:p>2185534.10748023</text:p>
              </table:table-cell>
              <table:table-cell office:value-type="float" office:value="3058847.77628423">
                <text:p>3058847.77628423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1874134.80327992">
                <text:p>1874134.80327992</text:p>
              </table:table-cell>
              <table:table-cell office:value-type="float" office:value="2146797.23889647">
                <text:p>2146797.23889647</text:p>
              </table:table-cell>
              <table:table-cell office:value-type="float" office:value="2980845.26443764">
                <text:p>2980845.26443764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1917235.18770817">
                <text:p>1917235.18770817</text:p>
              </table:table-cell>
              <table:table-cell office:value-type="float" office:value="2219449.32925232">
                <text:p>2219449.32925232</text:p>
              </table:table-cell>
              <table:table-cell office:value-type="float" office:value="3095792.47518728">
                <text:p>3095792.47518728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1855839.59090417">
                <text:p>1855839.59090417</text:p>
              </table:table-cell>
              <table:table-cell office:value-type="float" office:value="2147024.4601823">
                <text:p>2147024.4601823</text:p>
              </table:table-cell>
              <table:table-cell office:value-type="float" office:value="2972525.66165188">
                <text:p>2972525.66165188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1811648.66221645">
                <text:p>1811648.66221645</text:p>
              </table:table-cell>
              <table:table-cell office:value-type="float" office:value="2082153.31583221">
                <text:p>2082153.31583221</text:p>
              </table:table-cell>
              <table:table-cell office:value-type="float" office:value="2858388.35794905">
                <text:p>2858388.35794905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1809793.99860367">
                <text:p>1809793.99860367</text:p>
              </table:table-cell>
              <table:table-cell office:value-type="float" office:value="2075976.2554263">
                <text:p>2075976.2554263</text:p>
              </table:table-cell>
              <table:table-cell office:value-type="float" office:value="2845214.22465472">
                <text:p>2845214.22465472</text:p>
              </table:table-cell>
            </table:table-row>
            <table:table-row>
              <table:table-cell office:value-type="float" office:value="44936">
                <text:p>44936</text:p>
              </table:table-cell>
              <table:table-cell office:value-type="float" office:value="1701649.44308216">
                <text:p>1701649.44308216</text:p>
              </table:table-cell>
              <table:table-cell office:value-type="float" office:value="1921058.78315161">
                <text:p>1921058.78315161</text:p>
              </table:table-cell>
              <table:table-cell office:value-type="float" office:value="2598893.33741005">
                <text:p>2598893.33741005</text:p>
              </table:table-cell>
            </table:table-row>
            <table:table-row>
              <table:table-cell office:value-type="float" office:value="44929">
                <text:p>44929</text:p>
              </table:table-cell>
              <table:table-cell office:value-type="float" office:value="1629575.54478614">
                <text:p>1629575.54478614</text:p>
              </table:table-cell>
              <table:table-cell office:value-type="float" office:value="1793118.75574356">
                <text:p>1793118.75574356</text:p>
              </table:table-cell>
              <table:table-cell office:value-type="float" office:value="2392037.24202456">
                <text:p>2392037.24202456</text:p>
              </table:table-cell>
            </table:table-row>
            <table:table-row>
              <table:table-cell office:value-type="float" office:value="44922">
                <text:p>44922</text:p>
              </table:table-cell>
              <table:table-cell office:value-type="float" office:value="1613456.37978654">
                <text:p>1613456.37978654</text:p>
              </table:table-cell>
              <table:table-cell office:value-type="float" office:value="1778604.55008627">
                <text:p>1778604.55008627</text:p>
              </table:table-cell>
              <table:table-cell office:value-type="float" office:value="2374136.26015112">
                <text:p>2374136.26015112</text:p>
              </table:table-cell>
            </table:table-row>
            <table:table-row>
              <table:table-cell office:value-type="float" office:value="44914">
                <text:p>44914</text:p>
              </table:table-cell>
              <table:table-cell office:value-type="float" office:value="1613070.6300569">
                <text:p>1613070.6300569</text:p>
              </table:table-cell>
              <table:table-cell office:value-type="float" office:value="1769260.11210062">
                <text:p>1769260.11210062</text:p>
              </table:table-cell>
              <table:table-cell office:value-type="float" office:value="2337064.34054242">
                <text:p>2337064.34054242</text:p>
              </table:table-cell>
            </table:table-row>
            <table:table-row>
              <table:table-cell office:value-type="float" office:value="44907">
                <text:p>44907</text:p>
              </table:table-cell>
              <table:table-cell office:value-type="float" office:value="1737237.25587339">
                <text:p>1737237.25587339</text:p>
              </table:table-cell>
              <table:table-cell office:value-type="float" office:value="1934972.98858989">
                <text:p>1934972.98858989</text:p>
              </table:table-cell>
              <table:table-cell office:value-type="float" office:value="2593452.93721748">
                <text:p>2593452.93721748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1745812.01025003">
                <text:p>1745812.01025003</text:p>
              </table:table-cell>
              <table:table-cell office:value-type="float" office:value="1952401.27558424">
                <text:p>1952401.27558424</text:p>
              </table:table-cell>
              <table:table-cell office:value-type="float" office:value="2621646.86891257">
                <text:p>2621646.86891257</text:p>
              </table:table-cell>
            </table:table-row>
            <table:table-row>
              <table:table-cell office:value-type="float" office:value="44893">
                <text:p>44893</text:p>
              </table:table-cell>
              <table:table-cell office:value-type="float" office:value="1711990.32111406">
                <text:p>1711990.32111406</text:p>
              </table:table-cell>
              <table:table-cell office:value-type="float" office:value="1896347.24440079">
                <text:p>1896347.24440079</text:p>
              </table:table-cell>
              <table:table-cell office:value-type="float" office:value="2542864.97845177">
                <text:p>2542864.97845177</text:p>
              </table:table-cell>
            </table:table-row>
            <table:table-row>
              <table:table-cell office:value-type="float" office:value="44886">
                <text:p>44886</text:p>
              </table:table-cell>
              <table:table-cell office:value-type="float" office:value="1686462.53248567">
                <text:p>1686462.53248567</text:p>
              </table:table-cell>
              <table:table-cell office:value-type="float" office:value="1857742.13121677">
                <text:p>1857742.13121677</text:p>
              </table:table-cell>
              <table:table-cell office:value-type="float" office:value="2488966.22961972">
                <text:p>2488966.22961972</text:p>
              </table:table-cell>
            </table:table-row>
            <table:table-row>
              <table:table-cell office:value-type="float" office:value="44879">
                <text:p>44879</text:p>
              </table:table-cell>
              <table:table-cell office:value-type="float" office:value="1727237.40985333">
                <text:p>1727237.40985333</text:p>
              </table:table-cell>
              <table:table-cell office:value-type="float" office:value="1929722.63877119">
                <text:p>1929722.63877119</text:p>
              </table:table-cell>
              <table:table-cell office:value-type="float" office:value="2615015.78747181">
                <text:p>2615015.78747181</text:p>
              </table:table-cell>
            </table:table-row>
            <table:table-row>
              <table:table-cell office:value-type="float" office:value="44872">
                <text:p>44872</text:p>
              </table:table-cell>
              <table:table-cell office:value-type="float" office:value="1878475.9935589">
                <text:p>1878475.9935589</text:p>
              </table:table-cell>
              <table:table-cell office:value-type="float" office:value="2199805.22815026">
                <text:p>2199805.22815026</text:p>
              </table:table-cell>
              <table:table-cell office:value-type="float" office:value="3083804.73389831">
                <text:p>3083804.73389831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1883770.16048577">
                <text:p>1883770.16048577</text:p>
              </table:table-cell>
              <table:table-cell office:value-type="float" office:value="2209728.38705302">
                <text:p>2209728.38705302</text:p>
              </table:table-cell>
              <table:table-cell office:value-type="float" office:value="3100152.45803074">
                <text:p>3100152.45803074</text:p>
              </table:table-cell>
            </table:table-row>
            <table:table-row>
              <table:table-cell office:value-type="float" office:value="44858">
                <text:p>44858</text:p>
              </table:table-cell>
              <table:table-cell office:value-type="float" office:value="1774355.2079248">
                <text:p>1774355.2079248</text:p>
              </table:table-cell>
              <table:table-cell office:value-type="float" office:value="2026963.56637655">
                <text:p>2026963.56637655</text:p>
              </table:table-cell>
              <table:table-cell office:value-type="float" office:value="2818055.71721995">
                <text:p>2818055.71721995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1775187.19739058">
                <text:p>1775187.19739058</text:p>
              </table:table-cell>
              <table:table-cell office:value-type="float" office:value="2048332.76502297">
                <text:p>2048332.76502297</text:p>
              </table:table-cell>
              <table:table-cell office:value-type="float" office:value="2845648.75598966">
                <text:p>2845648.75598966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1787641.29313306">
                <text:p>1787641.29313306</text:p>
              </table:table-cell>
              <table:table-cell office:value-type="float" office:value="2085479.20048809">
                <text:p>2085479.20048809</text:p>
              </table:table-cell>
              <table:table-cell office:value-type="float" office:value="2904613.38814685">
                <text:p>2904613.38814685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1828036.30217905">
                <text:p>1828036.30217905</text:p>
              </table:table-cell>
              <table:table-cell office:value-type="float" office:value="2144104.05121078">
                <text:p>2144104.05121078</text:p>
              </table:table-cell>
              <table:table-cell office:value-type="float" office:value="2981130.84563427">
                <text:p>2981130.84563427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1878552.18475997">
                <text:p>1878552.18475997</text:p>
              </table:table-cell>
              <table:table-cell office:value-type="float" office:value="2211128.38650087">
                <text:p>2211128.38650087</text:p>
              </table:table-cell>
              <table:table-cell office:value-type="float" office:value="3088082.89819616">
                <text:p>3088082.89819616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1884268.8807617">
                <text:p>1884268.8807617</text:p>
              </table:table-cell>
              <table:table-cell office:value-type="float" office:value="2204252.23962622">
                <text:p>2204252.23962622</text:p>
              </table:table-cell>
              <table:table-cell office:value-type="float" office:value="3062196.26558686">
                <text:p>3062196.26558686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2034899.41352482">
                <text:p>2034899.41352482</text:p>
              </table:table-cell>
              <table:table-cell office:value-type="float" office:value="2423469.51831051">
                <text:p>2423469.51831051</text:p>
              </table:table-cell>
              <table:table-cell office:value-type="float" office:value="3420341.22874508">
                <text:p>3420341.22874508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2003643.8729077">
                <text:p>2003643.8729077</text:p>
              </table:table-cell>
              <table:table-cell office:value-type="float" office:value="2390473.09718717">
                <text:p>2390473.09718717</text:p>
              </table:table-cell>
              <table:table-cell office:value-type="float" office:value="3364289.07096575">
                <text:p>3364289.07096575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1960552.00412192">
                <text:p>1960552.00412192</text:p>
              </table:table-cell>
              <table:table-cell office:value-type="float" office:value="2301754.86664146">
                <text:p>2301754.86664146</text:p>
              </table:table-cell>
              <table:table-cell office:value-type="float" office:value="3202398.99298483">
                <text:p>3202398.99298483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2024961.16222221">
                <text:p>2024961.16222221</text:p>
              </table:table-cell>
              <table:table-cell office:value-type="float" office:value="2379562.45686941">
                <text:p>2379562.45686941</text:p>
              </table:table-cell>
              <table:table-cell office:value-type="float" office:value="3322150.46908037">
                <text:p>3322150.46908037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2195592.79179816">
                <text:p>2195592.79179816</text:p>
              </table:table-cell>
              <table:table-cell office:value-type="float" office:value="2633553.15484216">
                <text:p>2633553.15484216</text:p>
              </table:table-cell>
              <table:table-cell office:value-type="float" office:value="3719284.59424938">
                <text:p>3719284.59424938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2123581.46638115">
                <text:p>2123581.46638115</text:p>
              </table:table-cell>
              <table:table-cell office:value-type="float" office:value="2547048.26221348">
                <text:p>2547048.26221348</text:p>
              </table:table-cell>
              <table:table-cell office:value-type="float" office:value="3571734.43717424">
                <text:p>3571734.43717424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2063009.78261521">
                <text:p>2063009.78261521</text:p>
              </table:table-cell>
              <table:table-cell office:value-type="float" office:value="2449419.58529046">
                <text:p>2449419.58529046</text:p>
              </table:table-cell>
              <table:table-cell office:value-type="float" office:value="3406063.08895943">
                <text:p>3406063.08895943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1943802.80604645">
                <text:p>1943802.80604645</text:p>
              </table:table-cell>
              <table:table-cell office:value-type="float" office:value="2291018.62713699">
                <text:p>2291018.62713699</text:p>
              </table:table-cell>
              <table:table-cell office:value-type="float" office:value="3159232.45846511">
                <text:p>3159232.45846511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1974065.56111376">
                <text:p>1974065.56111376</text:p>
              </table:table-cell>
              <table:table-cell office:value-type="float" office:value="2354973.84377225">
                <text:p>2354973.84377225</text:p>
              </table:table-cell>
              <table:table-cell office:value-type="float" office:value="3284043.42451013">
                <text:p>3284043.42451013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1828401.00769668">
                <text:p>1828401.00769668</text:p>
              </table:table-cell>
              <table:table-cell office:value-type="float" office:value="2094122.62071382">
                <text:p>2094122.62071382</text:p>
              </table:table-cell>
              <table:table-cell office:value-type="float" office:value="2857957.59657183">
                <text:p>2857957.59657183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1816751.20508633">
                <text:p>1816751.20508633</text:p>
              </table:table-cell>
              <table:table-cell office:value-type="float" office:value="2102983.40811951">
                <text:p>2102983.40811951</text:p>
              </table:table-cell>
              <table:table-cell office:value-type="float" office:value="2877707.14540464">
                <text:p>2877707.14540464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1826190.69384927">
                <text:p>1826190.69384927</text:p>
              </table:table-cell>
              <table:table-cell office:value-type="float" office:value="2119899.52160943">
                <text:p>2119899.52160943</text:p>
              </table:table-cell>
              <table:table-cell office:value-type="float" office:value="2918179.54897476">
                <text:p>2918179.54897476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1806759.90104563">
                <text:p>1806759.90104563</text:p>
              </table:table-cell>
              <table:table-cell office:value-type="float" office:value="2102136.42496882">
                <text:p>2102136.42496882</text:p>
              </table:table-cell>
              <table:table-cell office:value-type="float" office:value="2894801.18166982">
                <text:p>2894801.18166982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1809908.74425737">
                <text:p>1809908.74425737</text:p>
              </table:table-cell>
              <table:table-cell office:value-type="float" office:value="2106652.9637912">
                <text:p>2106652.9637912</text:p>
              </table:table-cell>
              <table:table-cell office:value-type="float" office:value="2890501.3395854">
                <text:p>2890501.3395854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2150519.85769032">
                <text:p>2150519.85769032</text:p>
              </table:table-cell>
              <table:table-cell office:value-type="float" office:value="2614875.65034583">
                <text:p>2614875.65034583</text:p>
              </table:table-cell>
              <table:table-cell office:value-type="float" office:value="3713592.39617826">
                <text:p>3713592.39617826</text:p>
              </table:table-cell>
            </table:table-row>
            <table:table-row>
              <table:table-cell office:value-type="float" office:value="44711">
                <text:p>44711</text:p>
              </table:table-cell>
              <table:table-cell office:value-type="float" office:value="2171759.60045606">
                <text:p>2171759.60045606</text:p>
              </table:table-cell>
              <table:table-cell office:value-type="float" office:value="2628845.49666218">
                <text:p>2628845.49666218</text:p>
              </table:table-cell>
              <table:table-cell office:value-type="float" office:value="3714838.69576245">
                <text:p>3714838.69576245</text:p>
              </table:table-cell>
            </table:table-row>
            <table:table-row>
              <table:table-cell office:value-type="float" office:value="44704">
                <text:p>44704</text:p>
              </table:table-cell>
              <table:table-cell office:value-type="float" office:value="2090645.71749548">
                <text:p>2090645.71749548</text:p>
              </table:table-cell>
              <table:table-cell office:value-type="float" office:value="2527815.03638479">
                <text:p>2527815.03638479</text:p>
              </table:table-cell>
              <table:table-cell office:value-type="float" office:value="3548928.36343563">
                <text:p>3548928.36343563</text:p>
              </table:table-cell>
            </table:table-row>
            <table:table-row>
              <table:table-cell office:value-type="float" office:value="44697">
                <text:p>44697</text:p>
              </table:table-cell>
              <table:table-cell office:value-type="float" office:value="2164815.47607715">
                <text:p>2164815.47607715</text:p>
              </table:table-cell>
              <table:table-cell office:value-type="float" office:value="2650320.95901781">
                <text:p>2650320.95901781</text:p>
              </table:table-cell>
              <table:table-cell office:value-type="float" office:value="3747974.89280099">
                <text:p>3747974.89280099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2252998.39345101">
                <text:p>2252998.39345101</text:p>
              </table:table-cell>
              <table:table-cell office:value-type="float" office:value="2795617.21991352">
                <text:p>2795617.21991352</text:p>
              </table:table-cell>
              <table:table-cell office:value-type="float" office:value="4002268.92258367">
                <text:p>4002268.92258367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2608860.47067766">
                <text:p>2608860.47067766</text:p>
              </table:table-cell>
              <table:table-cell office:value-type="float" office:value="3343311.04407835">
                <text:p>3343311.04407835</text:p>
              </table:table-cell>
              <table:table-cell office:value-type="float" office:value="4898940.9967834">
                <text:p>4898940.9967834</text:p>
              </table:table-cell>
            </table:table-row>
            <table:table-row>
              <table:table-cell office:value-type="float" office:value="44676">
                <text:p>44676</text:p>
              </table:table-cell>
              <table:table-cell office:value-type="float" office:value="2719580.29326126">
                <text:p>2719580.29326126</text:p>
              </table:table-cell>
              <table:table-cell office:value-type="float" office:value="3530148.61076817">
                <text:p>3530148.61076817</text:p>
              </table:table-cell>
              <table:table-cell office:value-type="float" office:value="5199306.45139224">
                <text:p>5199306.45139224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2738352.89154645">
                <text:p>2738352.89154645</text:p>
              </table:table-cell>
              <table:table-cell office:value-type="float" office:value="3557409.1820276">
                <text:p>3557409.1820276</text:p>
              </table:table-cell>
              <table:table-cell office:value-type="float" office:value="5237108.71625418">
                <text:p>5237108.71625418</text:p>
              </table:table-cell>
            </table:table-row>
            <table:table-row>
              <table:table-cell office:value-type="float" office:value="44658">
                <text:p>44658</text:p>
              </table:table-cell>
              <table:table-cell office:value-type="float" office:value="2950155.17889869">
                <text:p>2950155.17889869</text:p>
              </table:table-cell>
              <table:table-cell office:value-type="float" office:value="3883632.16701255">
                <text:p>3883632.16701255</text:p>
              </table:table-cell>
              <table:table-cell office:value-type="float" office:value="5762452.19289543">
                <text:p>5762452.19289543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3011353.90778437">
                <text:p>3011353.90778437</text:p>
              </table:table-cell>
              <table:table-cell office:value-type="float" office:value="3956843.56417305">
                <text:p>3956843.56417305</text:p>
              </table:table-cell>
              <table:table-cell office:value-type="float" office:value="5867910.42852113">
                <text:p>5867910.42852113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2957835.43772778">
                <text:p>2957835.43772778</text:p>
              </table:table-cell>
              <table:table-cell office:value-type="float" office:value="3880448.97324368">
                <text:p>3880448.97324368</text:p>
              </table:table-cell>
              <table:table-cell office:value-type="float" office:value="5745696.1492226">
                <text:p>5745696.1492226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2625972.65367985">
                <text:p>2625972.65367985</text:p>
              </table:table-cell>
              <table:table-cell office:value-type="float" office:value="3349976.85092861">
                <text:p>3349976.85092861</text:p>
              </table:table-cell>
              <table:table-cell office:value-type="float" office:value="4853671.84730359">
                <text:p>4853671.84730359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2544015.84949375">
                <text:p>2544015.84949375</text:p>
              </table:table-cell>
              <table:table-cell office:value-type="float" office:value="3242181.79385526">
                <text:p>3242181.79385526</text:p>
              </table:table-cell>
              <table:table-cell office:value-type="float" office:value="4662554.64527405">
                <text:p>4662554.64527405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2711090.87798616">
                <text:p>2711090.87798616</text:p>
              </table:table-cell>
              <table:table-cell office:value-type="float" office:value="3485055.35310635">
                <text:p>3485055.35310635</text:p>
              </table:table-cell>
              <table:table-cell office:value-type="float" office:value="5047330.40756697">
                <text:p>5047330.40756697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583525.393195">
                <text:p>2583525.393195</text:p>
              </table:table-cell>
              <table:table-cell office:value-type="float" office:value="3271901.51449867">
                <text:p>3271901.51449867</text:p>
              </table:table-cell>
              <table:table-cell office:value-type="float" office:value="4705991.77200343">
                <text:p>4705991.77200343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2774108.28105169">
                <text:p>2774108.28105169</text:p>
              </table:table-cell>
              <table:table-cell office:value-type="float" office:value="3571070.66025921">
                <text:p>3571070.66025921</text:p>
              </table:table-cell>
              <table:table-cell office:value-type="float" office:value="5205356.41741361">
                <text:p>5205356.41741361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955081.05657998">
                <text:p>2955081.05657998</text:p>
              </table:table-cell>
              <table:table-cell office:value-type="float" office:value="3840845.8522135">
                <text:p>3840845.8522135</text:p>
              </table:table-cell>
              <table:table-cell office:value-type="float" office:value="5647692.10419123">
                <text:p>5647692.10419123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775504.92785094">
                <text:p>2775504.92785094</text:p>
              </table:table-cell>
              <table:table-cell office:value-type="float" office:value="3537959.16265895">
                <text:p>3537959.16265895</text:p>
              </table:table-cell>
              <table:table-cell office:value-type="float" office:value="5124294.18587471">
                <text:p>5124294.18587471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766145.12248468">
                <text:p>2766145.12248468</text:p>
              </table:table-cell>
              <table:table-cell office:value-type="float" office:value="3521071.62629878">
                <text:p>3521071.62629878</text:p>
              </table:table-cell>
              <table:table-cell office:value-type="float" office:value="5085026.61001865">
                <text:p>5085026.61001865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3050733.51013402">
                <text:p>3050733.51013402</text:p>
              </table:table-cell>
              <table:table-cell office:value-type="float" office:value="3986556.34731838">
                <text:p>3986556.34731838</text:p>
              </table:table-cell>
              <table:table-cell office:value-type="float" office:value="5860777.5724623">
                <text:p>5860777.5724623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3096498.46687201">
                <text:p>3096498.46687201</text:p>
              </table:table-cell>
              <table:table-cell office:value-type="float" office:value="4034986.70915222">
                <text:p>4034986.70915222</text:p>
              </table:table-cell>
              <table:table-cell office:value-type="float" office:value="5931993.5588087">
                <text:p>5931993.5588087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3179770.86126908">
                <text:p>3179770.86126908</text:p>
              </table:table-cell>
              <table:table-cell office:value-type="float" office:value="4180927.47707107">
                <text:p>4180927.47707107</text:p>
              </table:table-cell>
              <table:table-cell office:value-type="float" office:value="6176666.38120424">
                <text:p>6176666.38120424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3278976.77920058">
                <text:p>3278976.77920058</text:p>
              </table:table-cell>
              <table:table-cell office:value-type="float" office:value="4341716.23319427">
                <text:p>4341716.23319427</text:p>
              </table:table-cell>
              <table:table-cell office:value-type="float" office:value="6432867.59075086">
                <text:p>6432867.59075086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3327329.52245941">
                <text:p>3327329.52245941</text:p>
              </table:table-cell>
              <table:table-cell office:value-type="float" office:value="4444083.79018041">
                <text:p>4444083.79018041</text:p>
              </table:table-cell>
              <table:table-cell office:value-type="float" office:value="6595154.26802765">
                <text:p>6595154.26802765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3301104.35787484">
                <text:p>3301104.35787484</text:p>
              </table:table-cell>
              <table:table-cell office:value-type="float" office:value="4390077.19573229">
                <text:p>4390077.19573229</text:p>
              </table:table-cell>
              <table:table-cell office:value-type="float" office:value="6493494.20731428">
                <text:p>6493494.20731428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3505578.57609575">
                <text:p>3505578.57609575</text:p>
              </table:table-cell>
              <table:table-cell office:value-type="float" office:value="4712481.25134092">
                <text:p>4712481.25134092</text:p>
              </table:table-cell>
              <table:table-cell office:value-type="float" office:value="7025861.87783002">
                <text:p>7025861.87783002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3700889.6372871">
                <text:p>3700889.6372871</text:p>
              </table:table-cell>
              <table:table-cell office:value-type="float" office:value="5073580.62846332">
                <text:p>5073580.62846332</text:p>
              </table:table-cell>
              <table:table-cell office:value-type="float" office:value="7636822.63474495">
                <text:p>7636822.63474495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3843664.16608143">
                <text:p>3843664.16608143</text:p>
              </table:table-cell>
              <table:table-cell office:value-type="float" office:value="5272694.89073467">
                <text:p>5272694.89073467</text:p>
              </table:table-cell>
              <table:table-cell office:value-type="float" office:value="7979968.01580541">
                <text:p>7979968.01580541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3920346.9318481">
                <text:p>3920346.9318481</text:p>
              </table:table-cell>
              <table:table-cell office:value-type="float" office:value="5400527.16722303">
                <text:p>5400527.16722303</text:p>
              </table:table-cell>
              <table:table-cell office:value-type="float" office:value="8188457.26337874">
                <text:p>8188457.26337874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4268606.83737769">
                <text:p>4268606.83737769</text:p>
              </table:table-cell>
              <table:table-cell office:value-type="float" office:value="6006582.23548991">
                <text:p>6006582.23548991</text:p>
              </table:table-cell>
              <table:table-cell office:value-type="float" office:value="9183775.26505707">
                <text:p>9183775.26505707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3969831.13542868">
                <text:p>3969831.13542868</text:p>
              </table:table-cell>
              <table:table-cell office:value-type="float" office:value="5509758.3982003">
                <text:p>5509758.3982003</text:p>
              </table:table-cell>
              <table:table-cell office:value-type="float" office:value="8372996.76046697">
                <text:p>8372996.7604669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960029.23979107">
                <text:p>3960029.23979107</text:p>
              </table:table-cell>
              <table:table-cell office:value-type="float" office:value="5529507.04609868">
                <text:p>5529507.04609868</text:p>
              </table:table-cell>
              <table:table-cell office:value-type="float" office:value="8413420.10355991">
                <text:p>8413420.1035599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880060.51419517">
                <text:p>3880060.51419517</text:p>
              </table:table-cell>
              <table:table-cell office:value-type="float" office:value="5406535.1360459">
                <text:p>5406535.1360459</text:p>
              </table:table-cell>
              <table:table-cell office:value-type="float" office:value="8210450.95513197">
                <text:p>8210450.9551319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774780.24265458">
                <text:p>3774780.24265458</text:p>
              </table:table-cell>
              <table:table-cell office:value-type="float" office:value="5246693.97188456">
                <text:p>5246693.97188456</text:p>
              </table:table-cell>
              <table:table-cell office:value-type="float" office:value="7954096.02556413">
                <text:p>7954096.0255641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3844402.14008462">
                <text:p>3844402.14008462</text:p>
              </table:table-cell>
              <table:table-cell office:value-type="float" office:value="5364318.11137367">
                <text:p>5364318.11137367</text:p>
              </table:table-cell>
              <table:table-cell office:value-type="float" office:value="8140161.41096836">
                <text:p>8140161.4109683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3494890.46875994">
                <text:p>3494890.46875994</text:p>
              </table:table-cell>
              <table:table-cell office:value-type="float" office:value="4785734.91539158">
                <text:p>4785734.91539158</text:p>
              </table:table-cell>
              <table:table-cell office:value-type="float" office:value="7171706.18261559">
                <text:p>7171706.1826155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3436341.76872014">
                <text:p>3436341.76872014</text:p>
              </table:table-cell>
              <table:table-cell office:value-type="float" office:value="4698791.82532437">
                <text:p>4698791.82532437</text:p>
              </table:table-cell>
              <table:table-cell office:value-type="float" office:value="7013106.92193608">
                <text:p>7013106.92193608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3888902.4387934">
                <text:p>3888902.4387934</text:p>
              </table:table-cell>
              <table:table-cell office:value-type="float" office:value="5447216.98410642">
                <text:p>5447216.98410642</text:p>
              </table:table-cell>
              <table:table-cell office:value-type="float" office:value="8260921.94422143">
                <text:p>8260921.94422143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3955716.77309906">
                <text:p>3955716.77309906</text:p>
              </table:table-cell>
              <table:table-cell office:value-type="float" office:value="5560418.22835228">
                <text:p>5560418.22835228</text:p>
              </table:table-cell>
              <table:table-cell office:value-type="float" office:value="8451801.84543039">
                <text:p>8451801.84543039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172827.74884609">
                <text:p>4172827.74884609</text:p>
              </table:table-cell>
              <table:table-cell office:value-type="float" office:value="5916929.02713469">
                <text:p>5916929.02713469</text:p>
              </table:table-cell>
              <table:table-cell office:value-type="float" office:value="9037927.72009001">
                <text:p>9037927.72009001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097734.87684854">
                <text:p>4097734.87684854</text:p>
              </table:table-cell>
              <table:table-cell office:value-type="float" office:value="5788593.10664784">
                <text:p>5788593.10664784</text:p>
              </table:table-cell>
              <table:table-cell office:value-type="float" office:value="8814653.20460094">
                <text:p>8814653.20460094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3478634.48226452">
                <text:p>3478634.48226452</text:p>
              </table:table-cell>
              <table:table-cell office:value-type="float" office:value="4756872.26737489">
                <text:p>4756872.26737489</text:p>
              </table:table-cell>
              <table:table-cell office:value-type="float" office:value="7095246.87922478">
                <text:p>7095246.87922478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3316816.96898853">
                <text:p>3316816.96898853</text:p>
              </table:table-cell>
              <table:table-cell office:value-type="float" office:value="4495590.595282">
                <text:p>4495590.595282</text:p>
              </table:table-cell>
              <table:table-cell office:value-type="float" office:value="6663380.15845521">
                <text:p>6663380.15845521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2906874.6769666">
                <text:p>2906874.6769666</text:p>
              </table:table-cell>
              <table:table-cell office:value-type="float" office:value="3822223.15904639">
                <text:p>3822223.15904639</text:p>
              </table:table-cell>
              <table:table-cell office:value-type="float" office:value="5536651.58976834">
                <text:p>5536651.58976834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2793085.3137964">
                <text:p>2793085.3137964</text:p>
              </table:table-cell>
              <table:table-cell office:value-type="float" office:value="3651382.28608846">
                <text:p>3651382.28608846</text:p>
              </table:table-cell>
              <table:table-cell office:value-type="float" office:value="5257478.46943023">
                <text:p>5257478.46943023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2491724.15206018">
                <text:p>2491724.15206018</text:p>
              </table:table-cell>
              <table:table-cell office:value-type="float" office:value="3156491.11937847">
                <text:p>3156491.11937847</text:p>
              </table:table-cell>
              <table:table-cell office:value-type="float" office:value="4432240.47704784">
                <text:p>4432240.47704784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2689012.2211192">
                <text:p>2689012.2211192</text:p>
              </table:table-cell>
              <table:table-cell office:value-type="float" office:value="3480711.92948555">
                <text:p>3480711.92948555</text:p>
              </table:table-cell>
              <table:table-cell office:value-type="float" office:value="4988246.36598104">
                <text:p>4988246.36598104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2860068.86390467">
                <text:p>2860068.86390467</text:p>
              </table:table-cell>
              <table:table-cell office:value-type="float" office:value="3780543.22562995">
                <text:p>3780543.22562995</text:p>
              </table:table-cell>
              <table:table-cell office:value-type="float" office:value="5491265.43688461">
                <text:p>5491265.43688461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2782060.0454534">
                <text:p>2782060.0454534</text:p>
              </table:table-cell>
              <table:table-cell office:value-type="float" office:value="3658327.19553976">
                <text:p>3658327.19553976</text:p>
              </table:table-cell>
              <table:table-cell office:value-type="float" office:value="5297816.09803935">
                <text:p>5297816.09803935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2535212.66206867">
                <text:p>2535212.66206867</text:p>
              </table:table-cell>
              <table:table-cell office:value-type="float" office:value="3253322.55520697">
                <text:p>3253322.55520697</text:p>
              </table:table-cell>
              <table:table-cell office:value-type="float" office:value="4622348.30207855">
                <text:p>4622348.30207855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2981052.21126854">
                <text:p>2981052.21126854</text:p>
              </table:table-cell>
              <table:table-cell office:value-type="float" office:value="3997271.26708057">
                <text:p>3997271.26708057</text:p>
              </table:table-cell>
              <table:table-cell office:value-type="float" office:value="5862003.76901666">
                <text:p>5862003.76901666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2952017.38012473">
                <text:p>2952017.38012473</text:p>
              </table:table-cell>
              <table:table-cell office:value-type="float" office:value="3950433.77246199">
                <text:p>3950433.77246199</text:p>
              </table:table-cell>
              <table:table-cell office:value-type="float" office:value="5787656.72805533">
                <text:p>5787656.72805533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3078202.46815131">
                <text:p>3078202.46815131</text:p>
              </table:table-cell>
              <table:table-cell office:value-type="float" office:value="4175858.96361086">
                <text:p>4175858.96361086</text:p>
              </table:table-cell>
              <table:table-cell office:value-type="float" office:value="6169245.62010182">
                <text:p>6169245.62010182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2945011.06943671">
                <text:p>2945011.06943671</text:p>
              </table:table-cell>
              <table:table-cell office:value-type="float" office:value="3967021.25236067">
                <text:p>3967021.25236067</text:p>
              </table:table-cell>
              <table:table-cell office:value-type="float" office:value="5822308.94675324">
                <text:p>5822308.94675324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3461262.79704581">
                <text:p>3461262.79704581</text:p>
              </table:table-cell>
              <table:table-cell office:value-type="float" office:value="4831551.25273619">
                <text:p>4831551.25273619</text:p>
              </table:table-cell>
              <table:table-cell office:value-type="float" office:value="7267360.06169479">
                <text:p>7267360.06169479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3397599.30721769">
                <text:p>3397599.30721769</text:p>
              </table:table-cell>
              <table:table-cell office:value-type="float" office:value="4720902.60365116">
                <text:p>4720902.60365116</text:p>
              </table:table-cell>
              <table:table-cell office:value-type="float" office:value="7072973.10505045">
                <text:p>7072973.10505045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3094377.89660708">
                <text:p>3094377.89660708</text:p>
              </table:table-cell>
              <table:table-cell office:value-type="float" office:value="4215139.5544893">
                <text:p>4215139.5544893</text:p>
              </table:table-cell>
              <table:table-cell office:value-type="float" office:value="6231259.78085831">
                <text:p>6231259.78085831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2808156.61338135">
                <text:p>2808156.61338135</text:p>
              </table:table-cell>
              <table:table-cell office:value-type="float" office:value="3736658.63393103">
                <text:p>3736658.63393103</text:p>
              </table:table-cell>
              <table:table-cell office:value-type="float" office:value="5429189.7960386">
                <text:p>5429189.7960386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2736024.99417771">
                <text:p>2736024.99417771</text:p>
              </table:table-cell>
              <table:table-cell office:value-type="float" office:value="3608227.85778874">
                <text:p>3608227.85778874</text:p>
              </table:table-cell>
              <table:table-cell office:value-type="float" office:value="5218197.54462749">
                <text:p>5218197.54462749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2852744.80459835">
                <text:p>2852744.80459835</text:p>
              </table:table-cell>
              <table:table-cell office:value-type="float" office:value="3795841.81096103">
                <text:p>3795841.81096103</text:p>
              </table:table-cell>
              <table:table-cell office:value-type="float" office:value="5524575.28012106">
                <text:p>5524575.28012106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2703825.55164099">
                <text:p>2703825.55164099</text:p>
              </table:table-cell>
              <table:table-cell office:value-type="float" office:value="3565702.48394439">
                <text:p>3565702.48394439</text:p>
              </table:table-cell>
              <table:table-cell office:value-type="float" office:value="5143968.39329146">
                <text:p>5143968.3932914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524234.10596935">
                <text:p>2524234.10596935</text:p>
              </table:table-cell>
              <table:table-cell office:value-type="float" office:value="3278048.33148917">
                <text:p>3278048.33148917</text:p>
              </table:table-cell>
              <table:table-cell office:value-type="float" office:value="4658616.0269654">
                <text:p>4658616.026965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2673370.6218389">
                <text:p>2673370.6218389</text:p>
              </table:table-cell>
              <table:table-cell office:value-type="float" office:value="3522928.13315824">
                <text:p>3522928.13315824</text:p>
              </table:table-cell>
              <table:table-cell office:value-type="float" office:value="5075679.49351567">
                <text:p>5075679.49351567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2595811.97836719">
                <text:p>2595811.97836719</text:p>
              </table:table-cell>
              <table:table-cell office:value-type="float" office:value="3399687.18576422">
                <text:p>3399687.18576422</text:p>
              </table:table-cell>
              <table:table-cell office:value-type="float" office:value="4854833.58520574">
                <text:p>4854833.58520574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2481332.75504462">
                <text:p>2481332.75504462</text:p>
              </table:table-cell>
              <table:table-cell office:value-type="float" office:value="3227271.13528527">
                <text:p>3227271.13528527</text:p>
              </table:table-cell>
              <table:table-cell office:value-type="float" office:value="4566219.36205352">
                <text:p>4566219.36205352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2413284.12814859">
                <text:p>2413284.12814859</text:p>
              </table:table-cell>
              <table:table-cell office:value-type="float" office:value="3124509.29894408">
                <text:p>3124509.29894408</text:p>
              </table:table-cell>
              <table:table-cell office:value-type="float" office:value="4397241.81375496">
                <text:p>4397241.81375496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2431544.81464897">
                <text:p>2431544.81464897</text:p>
              </table:table-cell>
              <table:table-cell office:value-type="float" office:value="3147664.86062744">
                <text:p>3147664.86062744</text:p>
              </table:table-cell>
              <table:table-cell office:value-type="float" office:value="4424169.37551749">
                <text:p>4424169.3755174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2382420.79372972">
                <text:p>2382420.79372972</text:p>
              </table:table-cell>
              <table:table-cell office:value-type="float" office:value="3064236.18353467">
                <text:p>3064236.18353467</text:p>
              </table:table-cell>
              <table:table-cell office:value-type="float" office:value="4270678.74455672">
                <text:p>4270678.74455672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958333.72544135">
                <text:p>1958333.72544135</text:p>
              </table:table-cell>
              <table:table-cell office:value-type="float" office:value="2366432.69567983">
                <text:p>2366432.69567983</text:p>
              </table:table-cell>
              <table:table-cell office:value-type="float" office:value="3105287.4128906">
                <text:p>3105287.4128906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802781.6284276">
                <text:p>1802781.6284276</text:p>
              </table:table-cell>
              <table:table-cell office:value-type="float" office:value="2127381.73976844">
                <text:p>2127381.73976844</text:p>
              </table:table-cell>
              <table:table-cell office:value-type="float" office:value="2695581.67110445">
                <text:p>2695581.67110445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726719.72693213">
                <text:p>1726719.72693213</text:p>
              </table:table-cell>
              <table:table-cell office:value-type="float" office:value="2000138.16933764">
                <text:p>2000138.16933764</text:p>
              </table:table-cell>
              <table:table-cell office:value-type="float" office:value="2485947.02013893">
                <text:p>2485947.0201389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786986.52778787">
                <text:p>1786986.52778787</text:p>
              </table:table-cell>
              <table:table-cell office:value-type="float" office:value="2098877.71074866">
                <text:p>2098877.71074866</text:p>
              </table:table-cell>
              <table:table-cell office:value-type="float" office:value="2644427.74784395">
                <text:p>2644427.7478439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779801.94207273">
                <text:p>1779801.94207273</text:p>
              </table:table-cell>
              <table:table-cell office:value-type="float" office:value="2089174.71444777">
                <text:p>2089174.71444777</text:p>
              </table:table-cell>
              <table:table-cell office:value-type="float" office:value="2628687.23849115">
                <text:p>2628687.23849115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558580.41578706">
                <text:p>1558580.41578706</text:p>
              </table:table-cell>
              <table:table-cell office:value-type="float" office:value="1726065.56376652">
                <text:p>1726065.56376652</text:p>
              </table:table-cell>
              <table:table-cell office:value-type="float" office:value="2016508.15378596">
                <text:p>2016508.1537859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491347.68102149">
                <text:p>1491347.68102149</text:p>
              </table:table-cell>
              <table:table-cell office:value-type="float" office:value="1627509.79763964">
                <text:p>1627509.79763964</text:p>
              </table:table-cell>
              <table:table-cell office:value-type="float" office:value="1852596.65775297">
                <text:p>1852596.6577529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426618.7843587">
                <text:p>1426618.7843587</text:p>
              </table:table-cell>
              <table:table-cell office:value-type="float" office:value="1520705.72694966">
                <text:p>1520705.72694966</text:p>
              </table:table-cell>
              <table:table-cell office:value-type="float" office:value="1666673.76905341">
                <text:p>1666673.76905341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431884.20772847">
                <text:p>1431884.20772847</text:p>
              </table:table-cell>
              <table:table-cell office:value-type="float" office:value="1536942.05593835">
                <text:p>1536942.05593835</text:p>
              </table:table-cell>
              <table:table-cell office:value-type="float" office:value="1703613.41477668">
                <text:p>1703613.4147766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420572.19406031">
                <text:p>1420572.19406031</text:p>
              </table:table-cell>
              <table:table-cell office:value-type="float" office:value="1508265.6801386">
                <text:p>1508265.6801386</text:p>
              </table:table-cell>
              <table:table-cell office:value-type="float" office:value="1651506.93494097">
                <text:p>1651506.9349409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406720.87378082">
                <text:p>1406720.87378082</text:p>
              </table:table-cell>
              <table:table-cell office:value-type="float" office:value="1496444.56986919">
                <text:p>1496444.56986919</text:p>
              </table:table-cell>
              <table:table-cell office:value-type="float" office:value="1633006.79166389">
                <text:p>1633006.79166389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372231.44205026">
                <text:p>1372231.44205026</text:p>
              </table:table-cell>
              <table:table-cell office:value-type="float" office:value="1441623.03036334">
                <text:p>1441623.03036334</text:p>
              </table:table-cell>
              <table:table-cell office:value-type="float" office:value="1546936.18500369">
                <text:p>1546936.18500369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345042.68579373">
                <text:p>1345042.68579373</text:p>
              </table:table-cell>
              <table:table-cell office:value-type="float" office:value="1421567.44797586">
                <text:p>1421567.44797586</text:p>
              </table:table-cell>
              <table:table-cell office:value-type="float" office:value="1511390.98443448">
                <text:p>1511390.9844344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279043.57966771">
                <text:p>1279043.57966771</text:p>
              </table:table-cell>
              <table:table-cell office:value-type="float" office:value="1349172.24109085">
                <text:p>1349172.24109085</text:p>
              </table:table-cell>
              <table:table-cell office:value-type="float" office:value="1393986.40626703">
                <text:p>1393986.4062670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305135.1976315">
                <text:p>1305135.1976315</text:p>
              </table:table-cell>
              <table:table-cell office:value-type="float" office:value="1372981.10581754">
                <text:p>1372981.10581754</text:p>
              </table:table-cell>
              <table:table-cell office:value-type="float" office:value="1437067.50105025">
                <text:p>1437067.5010502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97779.01339554">
                <text:p>1297779.01339554</text:p>
              </table:table-cell>
              <table:table-cell office:value-type="float" office:value="1352366.50631112">
                <text:p>1352366.50631112</text:p>
              </table:table-cell>
              <table:table-cell office:value-type="float" office:value="1396069.28202235">
                <text:p>1396069.2820223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286425.2643432">
                <text:p>1286425.2643432</text:p>
              </table:table-cell>
              <table:table-cell office:value-type="float" office:value="1336572.27511852">
                <text:p>1336572.27511852</text:p>
              </table:table-cell>
              <table:table-cell office:value-type="float" office:value="1379390.2536088">
                <text:p>1379390.2536088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263257.36747329">
                <text:p>1263257.36747329</text:p>
              </table:table-cell>
              <table:table-cell office:value-type="float" office:value="1310784.36916306">
                <text:p>1310784.36916306</text:p>
              </table:table-cell>
              <table:table-cell office:value-type="float" office:value="1337897.36654051">
                <text:p>1337897.3665405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268043.92856669">
                <text:p>1268043.92856669</text:p>
              </table:table-cell>
              <table:table-cell office:value-type="float" office:value="1318853.91558062">
                <text:p>1318853.91558062</text:p>
              </table:table-cell>
              <table:table-cell office:value-type="float" office:value="1354172.77323646">
                <text:p>1354172.7732364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262757.96621777">
                <text:p>1262757.96621777</text:p>
              </table:table-cell>
              <table:table-cell office:value-type="float" office:value="1315366.20115317">
                <text:p>1315366.20115317</text:p>
              </table:table-cell>
              <table:table-cell office:value-type="float" office:value="1350001.57305653">
                <text:p>1350001.57305653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270863.29223641">
                <text:p>1270863.29223641</text:p>
              </table:table-cell>
              <table:table-cell office:value-type="float" office:value="1319877.38383861">
                <text:p>1319877.38383861</text:p>
              </table:table-cell>
              <table:table-cell office:value-type="float" office:value="1359440.63247453">
                <text:p>1359440.632474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292574.91715403">
                <text:p>1292574.91715403</text:p>
              </table:table-cell>
              <table:table-cell office:value-type="float" office:value="1340032.31204005">
                <text:p>1340032.31204005</text:p>
              </table:table-cell>
              <table:table-cell office:value-type="float" office:value="1392613.52149924">
                <text:p>1392613.5214992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303426.53745283">
                <text:p>1303426.53745283</text:p>
              </table:table-cell>
              <table:table-cell office:value-type="float" office:value="1351426.58781451">
                <text:p>1351426.58781451</text:p>
              </table:table-cell>
              <table:table-cell office:value-type="float" office:value="1426033.71382007">
                <text:p>1426033.7138200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311013.2317814">
                <text:p>1311013.2317814</text:p>
              </table:table-cell>
              <table:table-cell office:value-type="float" office:value="1377214.49270172">
                <text:p>1377214.49270172</text:p>
              </table:table-cell>
              <table:table-cell office:value-type="float" office:value="1453465.95837486">
                <text:p>1453465.95837486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325645.69024933">
                <text:p>1325645.69024933</text:p>
              </table:table-cell>
              <table:table-cell office:value-type="float" office:value="1402722.2729315">
                <text:p>1402722.2729315</text:p>
              </table:table-cell>
              <table:table-cell office:value-type="float" office:value="1503028.58437834">
                <text:p>1503028.5843783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322725.95259277">
                <text:p>1322725.95259277</text:p>
              </table:table-cell>
              <table:table-cell office:value-type="float" office:value="1397852.73906346">
                <text:p>1397852.73906346</text:p>
              </table:table-cell>
              <table:table-cell office:value-type="float" office:value="1481054.97461869">
                <text:p>1481054.97461869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297015.81518925">
                <text:p>1297015.81518925</text:p>
              </table:table-cell>
              <table:table-cell office:value-type="float" office:value="1376567.04483063">
                <text:p>1376567.04483063</text:p>
              </table:table-cell>
              <table:table-cell office:value-type="float" office:value="1446611.7373467">
                <text:p>1446611.7373467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270757.06443442">
                <text:p>1270757.06443442</text:p>
              </table:table-cell>
              <table:table-cell office:value-type="float" office:value="1319052.11278677">
                <text:p>1319052.11278677</text:p>
              </table:table-cell>
              <table:table-cell office:value-type="float" office:value="1356147.60496892">
                <text:p>1356147.6049689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270241.48803558">
                <text:p>1270241.48803558</text:p>
              </table:table-cell>
              <table:table-cell office:value-type="float" office:value="1307012.74160942">
                <text:p>1307012.74160942</text:p>
              </table:table-cell>
              <table:table-cell office:value-type="float" office:value="1342527.99043757">
                <text:p>1342527.99043757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80132.11824768">
                <text:p>1280132.11824768</text:p>
              </table:table-cell>
              <table:table-cell office:value-type="float" office:value="1313610.16829881">
                <text:p>1313610.16829881</text:p>
              </table:table-cell>
              <table:table-cell office:value-type="float" office:value="1355188.33240595">
                <text:p>1355188.3324059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248136.15493513">
                <text:p>1248136.15493513</text:p>
              </table:table-cell>
              <table:table-cell office:value-type="float" office:value="1265841.35500903">
                <text:p>1265841.35500903</text:p>
              </table:table-cell>
              <table:table-cell office:value-type="float" office:value="1288719.34062901">
                <text:p>1288719.340629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30163.72928901">
                <text:p>1230163.72928901</text:p>
              </table:table-cell>
              <table:table-cell office:value-type="float" office:value="1246798.3824454">
                <text:p>1246798.3824454</text:p>
              </table:table-cell>
              <table:table-cell office:value-type="float" office:value="1254871.08670159">
                <text:p>1254871.08670159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39168.44763878">
                <text:p>1239168.44763878</text:p>
              </table:table-cell>
              <table:table-cell office:value-type="float" office:value="1251199.16765096">
                <text:p>1251199.16765096</text:p>
              </table:table-cell>
              <table:table-cell office:value-type="float" office:value="1261965.01384797">
                <text:p>1261965.0138479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23400.92325103">
                <text:p>1223400.92325103</text:p>
              </table:table-cell>
              <table:table-cell office:value-type="float" office:value="1244133.74067125">
                <text:p>1244133.74067125</text:p>
              </table:table-cell>
              <table:table-cell office:value-type="float" office:value="1253433.4714598">
                <text:p>1253433.471459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242882.72970953">
                <text:p>1242882.72970953</text:p>
              </table:table-cell>
              <table:table-cell office:value-type="float" office:value="1253120.85681032">
                <text:p>1253120.85681032</text:p>
              </table:table-cell>
              <table:table-cell office:value-type="float" office:value="1283413.9853942">
                <text:p>1283413.985394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98853.9084085">
                <text:p>1198853.9084085</text:p>
              </table:table-cell>
              <table:table-cell office:value-type="float" office:value="1213912.92956064">
                <text:p>1213912.92956064</text:p>
              </table:table-cell>
              <table:table-cell office:value-type="float" office:value="1208593.10366715">
                <text:p>1208593.1036671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73593.60516501">
                <text:p>1173593.60516501</text:p>
              </table:table-cell>
              <table:table-cell office:value-type="float" office:value="1190818.94232051">
                <text:p>1190818.94232051</text:p>
              </table:table-cell>
              <table:table-cell office:value-type="float" office:value="1172431.56920483">
                <text:p>1172431.5692048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162173.6284828">
                <text:p>1162173.6284828</text:p>
              </table:table-cell>
              <table:table-cell office:value-type="float" office:value="1175854.97793643">
                <text:p>1175854.97793643</text:p>
              </table:table-cell>
              <table:table-cell office:value-type="float" office:value="1151164.15193715">
                <text:p>1151164.1519371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190868.27911876">
                <text:p>1190868.27911876</text:p>
              </table:table-cell>
              <table:table-cell office:value-type="float" office:value="1200612.05354015">
                <text:p>1200612.05354015</text:p>
              </table:table-cell>
              <table:table-cell office:value-type="float" office:value="1189852.6680598">
                <text:p>1189852.668059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182837.09660636">
                <text:p>1182837.09660636</text:p>
              </table:table-cell>
              <table:table-cell office:value-type="float" office:value="1190671.02269139">
                <text:p>1190671.02269139</text:p>
              </table:table-cell>
              <table:table-cell office:value-type="float" office:value="1163774.78792934">
                <text:p>1163774.7879293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138410.1868837">
                <text:p>1138410.1868837</text:p>
              </table:table-cell>
              <table:table-cell office:value-type="float" office:value="1141540.57906653">
                <text:p>1141540.57906653</text:p>
              </table:table-cell>
              <table:table-cell office:value-type="float" office:value="1101686.47742027">
                <text:p>1101686.4774202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127685.76713668">
                <text:p>1127685.76713668</text:p>
              </table:table-cell>
              <table:table-cell office:value-type="float" office:value="1124743.57015891">
                <text:p>1124743.57015891</text:p>
              </table:table-cell>
              <table:table-cell office:value-type="float" office:value="1073126.01673524">
                <text:p>1073126.016735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098208.78145944">
                <text:p>1098208.78145944</text:p>
              </table:table-cell>
              <table:table-cell office:value-type="float" office:value="1091276.20198897">
                <text:p>1091276.20198897</text:p>
              </table:table-cell>
              <table:table-cell office:value-type="float" office:value="1052749.22702616">
                <text:p>1052749.2270261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066518.40760797">
                <text:p>1066518.40760797</text:p>
              </table:table-cell>
              <table:table-cell office:value-type="float" office:value="1054387.09900767">
                <text:p>1054387.09900767</text:p>
              </table:table-cell>
              <table:table-cell office:value-type="float" office:value="994094.703284158">
                <text:p>994094.70328415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043652.0560588">
                <text:p>1043652.0560588</text:p>
              </table:table-cell>
              <table:table-cell office:value-type="float" office:value="1032943.73323904">
                <text:p>1032943.73323904</text:p>
              </table:table-cell>
              <table:table-cell office:value-type="float" office:value="986845.004038045">
                <text:p>986845.00403804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036800.64322647">
                <text:p>1036800.64322647</text:p>
              </table:table-cell>
              <table:table-cell office:value-type="float" office:value="1030433.6034853">
                <text:p>1030433.6034853</text:p>
              </table:table-cell>
              <table:table-cell office:value-type="float" office:value="942849.75742878">
                <text:p>942849.7574287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176952.61226482">
                <text:p>1176952.61226482</text:p>
              </table:table-cell>
              <table:table-cell office:value-type="float" office:value="1188190.23709679">
                <text:p>1188190.23709679</text:p>
              </table:table-cell>
              <table:table-cell office:value-type="float" office:value="1135276.8556387">
                <text:p>1135276.8556387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226330.49088816">
                <text:p>1226330.49088816</text:p>
              </table:table-cell>
              <table:table-cell office:value-type="float" office:value="1223517.0333506">
                <text:p>1223517.0333506</text:p>
              </table:table-cell>
              <table:table-cell office:value-type="float" office:value="1218168.75724706">
                <text:p>1218168.7572470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281747.31894659">
                <text:p>1281747.31894659</text:p>
              </table:table-cell>
              <table:table-cell office:value-type="float" office:value="1274186.09905105">
                <text:p>1274186.09905105</text:p>
              </table:table-cell>
              <table:table-cell office:value-type="float" office:value="1308007.99938646">
                <text:p>1308007.99938646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339077.4706495">
                <text:p>1339077.4706495</text:p>
              </table:table-cell>
              <table:table-cell office:value-type="float" office:value="1318424.73775839">
                <text:p>1318424.73775839</text:p>
              </table:table-cell>
              <table:table-cell office:value-type="float" office:value="1395167.61874732">
                <text:p>1395167.618747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321619.35245154">
                <text:p>1321619.35245154</text:p>
              </table:table-cell>
              <table:table-cell office:value-type="float" office:value="1294458.65854197">
                <text:p>1294458.65854197</text:p>
              </table:table-cell>
              <table:table-cell office:value-type="float" office:value="1358787.28465242">
                <text:p>1358787.28465242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283837.28105912">
                <text:p>1283837.28105912</text:p>
              </table:table-cell>
              <table:table-cell office:value-type="float" office:value="1248175.59584661">
                <text:p>1248175.59584661</text:p>
              </table:table-cell>
              <table:table-cell office:value-type="float" office:value="1278531.39089362">
                <text:p>1278531.39089362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1257404.15179109">
                <text:p>1257404.15179109</text:p>
              </table:table-cell>
              <table:table-cell office:value-type="float" office:value="1222825.74509052">
                <text:p>1222825.74509052</text:p>
              </table:table-cell>
              <table:table-cell office:value-type="float" office:value="1241051.81948604">
                <text:p>1241051.81948604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1239509.72937669">
                <text:p>1239509.72937669</text:p>
              </table:table-cell>
              <table:table-cell office:value-type="float" office:value="1194212.92950593">
                <text:p>1194212.92950593</text:p>
              </table:table-cell>
              <table:table-cell office:value-type="float" office:value="1205804.26579581">
                <text:p>1205804.26579581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1226039.74405313">
                <text:p>1226039.74405313</text:p>
              </table:table-cell>
              <table:table-cell office:value-type="float" office:value="1177372.1308157">
                <text:p>1177372.1308157</text:p>
              </table:table-cell>
              <table:table-cell office:value-type="float" office:value="1188519.79853494">
                <text:p>1188519.79853494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1211463.42363081">
                <text:p>1211463.42363081</text:p>
              </table:table-cell>
              <table:table-cell office:value-type="float" office:value="1155766.80796984">
                <text:p>1155766.80796984</text:p>
              </table:table-cell>
              <table:table-cell office:value-type="float" office:value="1142809.50505684">
                <text:p>1142809.50505684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1198875.49047242">
                <text:p>1198875.49047242</text:p>
              </table:table-cell>
              <table:table-cell office:value-type="float" office:value="1133487.19849403">
                <text:p>1133487.19849403</text:p>
              </table:table-cell>
              <table:table-cell office:value-type="float" office:value="1108849.84571539">
                <text:p>1108849.84571539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1192948.28647329">
                <text:p>1192948.28647329</text:p>
              </table:table-cell>
              <table:table-cell office:value-type="float" office:value="1126681.50522547">
                <text:p>1126681.50522547</text:p>
              </table:table-cell>
              <table:table-cell office:value-type="float" office:value="1091058.21794629">
                <text:p>1091058.21794629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1198693.23717484">
                <text:p>1198693.23717484</text:p>
              </table:table-cell>
              <table:table-cell office:value-type="float" office:value="1146217.24986777">
                <text:p>1146217.24986777</text:p>
              </table:table-cell>
              <table:table-cell office:value-type="float" office:value="1125325.80202772">
                <text:p>1125325.80202772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1195612.5843874">
                <text:p>1195612.5843874</text:p>
              </table:table-cell>
              <table:table-cell office:value-type="float" office:value="1149327.94676737">
                <text:p>1149327.94676737</text:p>
              </table:table-cell>
              <table:table-cell office:value-type="float" office:value="1126807.41201188">
                <text:p>1126807.41201188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1206191.42004584">
                <text:p>1206191.42004584</text:p>
              </table:table-cell>
              <table:table-cell office:value-type="float" office:value="1154491.46695474">
                <text:p>1154491.46695474</text:p>
              </table:table-cell>
              <table:table-cell office:value-type="float" office:value="1135839.09234038">
                <text:p>1135839.09234038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1218837.2634233">
                <text:p>1218837.2634233</text:p>
              </table:table-cell>
              <table:table-cell office:value-type="float" office:value="1178136.28169515">
                <text:p>1178136.28169515</text:p>
              </table:table-cell>
              <table:table-cell office:value-type="float" office:value="1180784.18894145">
                <text:p>1180784.18894145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1219590.03959168">
                <text:p>1219590.03959168</text:p>
              </table:table-cell>
              <table:table-cell office:value-type="float" office:value="1184117.15023837">
                <text:p>1184117.15023837</text:p>
              </table:table-cell>
              <table:table-cell office:value-type="float" office:value="1200114.12525706">
                <text:p>1200114.12525706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1216877.91302318">
                <text:p>1216877.91302318</text:p>
              </table:table-cell>
              <table:table-cell office:value-type="float" office:value="1191164.45796345">
                <text:p>1191164.45796345</text:p>
              </table:table-cell>
              <table:table-cell office:value-type="float" office:value="1202437.87256641">
                <text:p>1202437.87256641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209017.60836197">
                <text:p>1209017.60836197</text:p>
              </table:table-cell>
              <table:table-cell office:value-type="float" office:value="1186131.539481">
                <text:p>1186131.539481</text:p>
              </table:table-cell>
              <table:table-cell office:value-type="float" office:value="1191181.1582693">
                <text:p>1191181.1582693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183477.86787163">
                <text:p>1183477.86787163</text:p>
              </table:table-cell>
              <table:table-cell office:value-type="float" office:value="1157379.0435577">
                <text:p>1157379.0435577</text:p>
              </table:table-cell>
              <table:table-cell office:value-type="float" office:value="1140559.40383766">
                <text:p>1140559.40383766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194040.9638235">
                <text:p>1194040.9638235</text:p>
              </table:table-cell>
              <table:table-cell office:value-type="float" office:value="1167544.48133562">
                <text:p>1167544.48133562</text:p>
              </table:table-cell>
              <table:table-cell office:value-type="float" office:value="1156676.1802836">
                <text:p>1156676.1802836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186063.05874302">
                <text:p>1186063.05874302</text:p>
              </table:table-cell>
              <table:table-cell office:value-type="float" office:value="1178353.93367398">
                <text:p>1178353.93367398</text:p>
              </table:table-cell>
              <table:table-cell office:value-type="float" office:value="1155081.37456401">
                <text:p>1155081.37456401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189626.8063559">
                <text:p>1189626.8063559</text:p>
              </table:table-cell>
              <table:table-cell office:value-type="float" office:value="1173425.45468326">
                <text:p>1173425.45468326</text:p>
              </table:table-cell>
              <table:table-cell office:value-type="float" office:value="1152925.96411909">
                <text:p>1152925.9641190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189211.51395117">
                <text:p>1189211.51395117</text:p>
              </table:table-cell>
              <table:table-cell office:value-type="float" office:value="1170751.10368252">
                <text:p>1170751.10368252</text:p>
              </table:table-cell>
              <table:table-cell office:value-type="float" office:value="1148654.19328985">
                <text:p>1148654.19328985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205185.14026854">
                <text:p>1205185.14026854</text:p>
              </table:table-cell>
              <table:table-cell office:value-type="float" office:value="1204289.67500546">
                <text:p>1204289.67500546</text:p>
              </table:table-cell>
              <table:table-cell office:value-type="float" office:value="1224757.05768714">
                <text:p>1224757.05768714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1200000.00002614">
                <text:p>1200000.00002614</text:p>
              </table:table-cell>
              <table:table-cell office:value-type="float" office:value="1199999.99996784">
                <text:p>1199999.99996784</text:p>
              </table:table-cell>
              <table:table-cell office:value-type="float" office:value="1200000.00007074">
                <text:p>1200000.00007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